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2.2335in"/>
    </style:style>
    <style:style style:name="co4" style:family="table-column">
      <style:table-column-properties fo:break-before="auto" style:column-width="1.4827in"/>
    </style:style>
    <style:style style:name="co5" style:family="table-column">
      <style:table-column-properties fo:break-before="auto" style:column-width="1.4398in"/>
    </style:style>
    <style:style style:name="co6" style:family="table-column">
      <style:table-column-properties fo:break-before="auto" style:column-width="1.4508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2.1799in"/>
    </style:style>
    <style:style style:name="co9" style:family="table-column">
      <style:table-column-properties fo:break-before="auto" style:column-width="2.0291in"/>
    </style:style>
    <style:style style:name="co10" style:family="table-column">
      <style:table-column-properties fo:break-before="auto" style:column-width="1.5146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2.0937in"/>
    </style:style>
    <style:style style:name="co13" style:family="table-column">
      <style:table-column-properties fo:break-before="auto" style:column-width="1.9437in"/>
    </style:style>
    <style:style style:name="co14" style:family="table-column">
      <style:table-column-properties fo:break-before="auto" style:column-width="1.8791in"/>
    </style:style>
    <style:style style:name="co15" style:family="table-column">
      <style:table-column-properties fo:break-before="auto" style:column-width="2.6083in"/>
    </style:style>
    <style:style style:name="co16" style:family="table-column">
      <style:table-column-properties fo:break-before="auto" style:column-width="2.4583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622in"/>
    </style:style>
    <style:style style:name="co19" style:family="table-column">
      <style:table-column-properties fo:break-before="auto" style:column-width="1.6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AccuracyPerMeasure_Bagging_N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std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std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std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std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std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std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std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std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std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std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std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std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std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std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std_split4_classic</text:p>
          </table:table-cell>
          <table:table-cell office:value-type="string" calcext:value-type="string">
            <text:p>accuracy_mean_split4_classic_extreme</text:p>
          </table:table-cell>
          <table:table-cell office:value-type="string" calcext:value-type="string">
            <text:p>accuracy_std_split4_classic_extre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ineQualityRed_5vs6</text:p>
          </table:table-cell>
          <table:table-cell office:value-type="float" office:value="0.758917418459403" calcext:value-type="float">
            <text:p>0.758917418459403</text:p>
          </table:table-cell>
          <table:table-cell office:value-type="float" office:value="0.0326161339085321" calcext:value-type="float">
            <text:p>0.0326161339085321</text:p>
          </table:table-cell>
          <table:table-cell office:value-type="float" office:value="0.772530650011566" calcext:value-type="float">
            <text:p>0.772530650011566</text:p>
          </table:table-cell>
          <table:table-cell office:value-type="float" office:value="0.0485831916225754" calcext:value-type="float">
            <text:p>0.0485831916225754</text:p>
          </table:table-cell>
          <table:table-cell office:value-type="float" office:value="0.77707032153597" calcext:value-type="float">
            <text:p>0.77707032153597</text:p>
          </table:table-cell>
          <table:table-cell office:value-type="float" office:value="0.0340166241648128" calcext:value-type="float">
            <text:p>0.0340166241648128</text:p>
          </table:table-cell>
          <table:table-cell office:value-type="float" office:value="0.764191533657182" calcext:value-type="float">
            <text:p>0.764191533657182</text:p>
          </table:table-cell>
          <table:table-cell office:value-type="float" office:value="0.0349040888165749" calcext:value-type="float">
            <text:p>0.0349040888165749</text:p>
          </table:table-cell>
          <table:table-cell office:value-type="float" office:value="0.779389312977099" calcext:value-type="float">
            <text:p>0.779389312977099</text:p>
          </table:table-cell>
          <table:table-cell office:value-type="float" office:value="0.0262520111587878" calcext:value-type="float">
            <text:p>0.0262520111587878</text:p>
          </table:table-cell>
          <table:table-cell office:value-type="float" office:value="0.777105019662272" calcext:value-type="float">
            <text:p>0.777105019662272</text:p>
          </table:table-cell>
          <table:table-cell office:value-type="float" office:value="0.0250327566474658" calcext:value-type="float">
            <text:p>0.0250327566474658</text:p>
          </table:table-cell>
          <table:table-cell office:value-type="float" office:value="0.787711080268332" calcext:value-type="float">
            <text:p>0.787711080268332</text:p>
          </table:table-cell>
          <table:table-cell office:value-type="float" office:value="0.0444965584840294" calcext:value-type="float">
            <text:p>0.0444965584840294</text:p>
          </table:table-cell>
          <table:table-cell office:value-type="float" office:value="0.78089289845015" calcext:value-type="float">
            <text:p>0.78089289845015</text:p>
          </table:table-cell>
          <table:table-cell office:value-type="float" office:value="0.0334048418614794" calcext:value-type="float">
            <text:p>0.0334048418614794</text:p>
          </table:table-cell>
          <table:table-cell office:value-type="float" office:value="0.786965070552857" calcext:value-type="float">
            <text:p>0.786965070552857</text:p>
          </table:table-cell>
          <table:table-cell office:value-type="float" office:value="0.0272545764660429" calcext:value-type="float">
            <text:p>0.0272545764660429</text:p>
          </table:table-cell>
          <table:table-cell office:value-type="float" office:value="0.78999537358316" calcext:value-type="float">
            <text:p>0.78999537358316</text:p>
          </table:table-cell>
          <table:table-cell office:value-type="float" office:value="0.0281029727785774" calcext:value-type="float">
            <text:p>0.0281029727785774</text:p>
          </table:table-cell>
          <table:table-cell office:value-type="float" office:value="0.77940666204025" calcext:value-type="float">
            <text:p>0.77940666204025</text:p>
          </table:table-cell>
          <table:table-cell office:value-type="float" office:value="0.0322463481269939" calcext:value-type="float">
            <text:p>0.0322463481269939</text:p>
          </table:table-cell>
          <table:table-cell office:value-type="float" office:value="0.787711080268332" calcext:value-type="float">
            <text:p>0.787711080268332</text:p>
          </table:table-cell>
          <table:table-cell office:value-type="float" office:value="0.0172174920769828" calcext:value-type="float">
            <text:p>0.0172174920769828</text:p>
          </table:table-cell>
          <table:table-cell office:value-type="float" office:value="0.790018505667361" calcext:value-type="float">
            <text:p>0.790018505667361</text:p>
          </table:table-cell>
          <table:table-cell office:value-type="float" office:value="0.0335466621604513" calcext:value-type="float">
            <text:p>0.0335466621604513</text:p>
          </table:table-cell>
          <table:table-cell office:value-type="float" office:value="0.780146888734675" calcext:value-type="float">
            <text:p>0.780146888734675</text:p>
          </table:table-cell>
          <table:table-cell office:value-type="float" office:value="0.0345520443605467" calcext:value-type="float">
            <text:p>0.0345520443605467</text:p>
          </table:table-cell>
          <table:table-cell office:value-type="float" office:value="0.78998959056211" calcext:value-type="float">
            <text:p>0.78998959056211</text:p>
          </table:table-cell>
          <table:table-cell office:value-type="float" office:value="0.0344647812345515" calcext:value-type="float">
            <text:p>0.0344647812345515</text:p>
          </table:table-cell>
          <table:table-cell office:value-type="float" office:value="0.769511913023363" calcext:value-type="float">
            <text:p>0.769511913023363</text:p>
          </table:table-cell>
          <table:table-cell office:value-type="float" office:value="0.0249010108581996" calcext:value-type="float">
            <text:p>0.02490101085819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ineQualityRed_5vs6</text:p>
          </table:table-cell>
          <table:table-cell office:value-type="float" office:value="0.77028683784409" calcext:value-type="float">
            <text:p>0.77028683784409</text:p>
          </table:table-cell>
          <table:table-cell office:value-type="float" office:value="0.0354947156983253" calcext:value-type="float">
            <text:p>0.0354947156983253</text:p>
          </table:table-cell>
          <table:table-cell office:value-type="float" office:value="0.786953504510756" calcext:value-type="float">
            <text:p>0.786953504510756</text:p>
          </table:table-cell>
          <table:table-cell office:value-type="float" office:value="0.0360096564410575" calcext:value-type="float">
            <text:p>0.0360096564410575</text:p>
          </table:table-cell>
          <table:table-cell office:value-type="float" office:value="0.797553782095767" calcext:value-type="float">
            <text:p>0.797553782095767</text:p>
          </table:table-cell>
          <table:table-cell office:value-type="float" office:value="0.0323053385631616" calcext:value-type="float">
            <text:p>0.0323053385631616</text:p>
          </table:table-cell>
          <table:table-cell office:value-type="float" office:value="0.793037242655563" calcext:value-type="float">
            <text:p>0.793037242655563</text:p>
          </table:table-cell>
          <table:table-cell office:value-type="float" office:value="0.0287096797215748" calcext:value-type="float">
            <text:p>0.0287096797215748</text:p>
          </table:table-cell>
          <table:table-cell office:value-type="float" office:value="0.798334489937543" calcext:value-type="float">
            <text:p>0.798334489937543</text:p>
          </table:table-cell>
          <table:table-cell office:value-type="float" office:value="0.0335200316156873" calcext:value-type="float">
            <text:p>0.0335200316156873</text:p>
          </table:table-cell>
          <table:table-cell office:value-type="float" office:value="0.79529262086514" calcext:value-type="float">
            <text:p>0.79529262086514</text:p>
          </table:table-cell>
          <table:table-cell office:value-type="float" office:value="0.0339238891615945" calcext:value-type="float">
            <text:p>0.0339238891615945</text:p>
          </table:table-cell>
          <table:table-cell office:value-type="float" office:value="0.796073328706916" calcext:value-type="float">
            <text:p>0.796073328706916</text:p>
          </table:table-cell>
          <table:table-cell office:value-type="float" office:value="0.0408644547459017" calcext:value-type="float">
            <text:p>0.0408644547459017</text:p>
          </table:table-cell>
          <table:table-cell office:value-type="float" office:value="0.797576914179968" calcext:value-type="float">
            <text:p>0.797576914179968</text:p>
          </table:table-cell>
          <table:table-cell office:value-type="float" office:value="0.0317276238451759" calcext:value-type="float">
            <text:p>0.0317276238451759</text:p>
          </table:table-cell>
          <table:table-cell office:value-type="float" office:value="0.79530996992829" calcext:value-type="float">
            <text:p>0.79530996992829</text:p>
          </table:table-cell>
          <table:table-cell office:value-type="float" office:value="0.0293700459823792" calcext:value-type="float">
            <text:p>0.0293700459823792</text:p>
          </table:table-cell>
          <table:table-cell office:value-type="float" office:value="0.802139717788573" calcext:value-type="float">
            <text:p>0.802139717788573</text:p>
          </table:table-cell>
          <table:table-cell office:value-type="float" office:value="0.0321252611561013" calcext:value-type="float">
            <text:p>0.0321252611561013</text:p>
          </table:table-cell>
          <table:table-cell office:value-type="float" office:value="0.78999537358316" calcext:value-type="float">
            <text:p>0.78999537358316</text:p>
          </table:table-cell>
          <table:table-cell office:value-type="float" office:value="0.0262249246697251" calcext:value-type="float">
            <text:p>0.0262249246697251</text:p>
          </table:table-cell>
          <table:table-cell office:value-type="float" office:value="0.789983807541059" calcext:value-type="float">
            <text:p>0.789983807541059</text:p>
          </table:table-cell>
          <table:table-cell office:value-type="float" office:value="0.0275147879213959" calcext:value-type="float">
            <text:p>0.0275147879213959</text:p>
          </table:table-cell>
          <table:table-cell office:value-type="float" office:value="0.80060143418922" calcext:value-type="float">
            <text:p>0.80060143418922</text:p>
          </table:table-cell>
          <table:table-cell office:value-type="float" office:value="0.0315835082506607" calcext:value-type="float">
            <text:p>0.0315835082506607</text:p>
          </table:table-cell>
          <table:table-cell office:value-type="float" office:value="0.790781864445987" calcext:value-type="float">
            <text:p>0.790781864445987</text:p>
          </table:table-cell>
          <table:table-cell office:value-type="float" office:value="0.034490222836174" calcext:value-type="float">
            <text:p>0.034490222836174</text:p>
          </table:table-cell>
          <table:table-cell office:value-type="float" office:value="0.793789035392089" calcext:value-type="float">
            <text:p>0.793789035392089</text:p>
          </table:table-cell>
          <table:table-cell office:value-type="float" office:value="0.0275656635752899" calcext:value-type="float">
            <text:p>0.0275656635752899</text:p>
          </table:table-cell>
          <table:table-cell office:value-type="float" office:value="0.786953504510756" calcext:value-type="float">
            <text:p>0.786953504510756</text:p>
          </table:table-cell>
          <table:table-cell office:value-type="float" office:value="0.0261631979436526" calcext:value-type="float">
            <text:p>0.02616319794365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ineQualityRed_5vs6</text:p>
          </table:table-cell>
          <table:table-cell office:value-type="float" office:value="0.77558986814712" calcext:value-type="float">
            <text:p>0.77558986814712</text:p>
          </table:table-cell>
          <table:table-cell office:value-type="float" office:value="0.0329425417364136" calcext:value-type="float">
            <text:p>0.0329425417364136</text:p>
          </table:table-cell>
          <table:table-cell office:value-type="float" office:value="0.796801989359241" calcext:value-type="float">
            <text:p>0.796801989359241</text:p>
          </table:table-cell>
          <table:table-cell office:value-type="float" office:value="0.0277339129809459" calcext:value-type="float">
            <text:p>0.0277339129809459</text:p>
          </table:table-cell>
          <table:table-cell office:value-type="float" office:value="0.794535045107564" calcext:value-type="float">
            <text:p>0.794535045107564</text:p>
          </table:table-cell>
          <table:table-cell office:value-type="float" office:value="0.0254193792314134" calcext:value-type="float">
            <text:p>0.0254193792314134</text:p>
          </table:table-cell>
          <table:table-cell office:value-type="float" office:value="0.791522091140412" calcext:value-type="float">
            <text:p>0.791522091140412</text:p>
          </table:table-cell>
          <table:table-cell office:value-type="float" office:value="0.0213646779805633" calcext:value-type="float">
            <text:p>0.0213646779805633</text:p>
          </table:table-cell>
          <table:table-cell office:value-type="float" office:value="0.798340272958594" calcext:value-type="float">
            <text:p>0.798340272958594</text:p>
          </table:table-cell>
          <table:table-cell office:value-type="float" office:value="0.0285501091271226" calcext:value-type="float">
            <text:p>0.0285501091271226</text:p>
          </table:table-cell>
          <table:table-cell office:value-type="float" office:value="0.796061762664816" calcext:value-type="float">
            <text:p>0.796061762664816</text:p>
          </table:table-cell>
          <table:table-cell office:value-type="float" office:value="0.0301530590872348" calcext:value-type="float">
            <text:p>0.0301530590872348</text:p>
          </table:table-cell>
          <table:table-cell office:value-type="float" office:value="0.802903076567199" calcext:value-type="float">
            <text:p>0.802903076567199</text:p>
          </table:table-cell>
          <table:table-cell office:value-type="float" office:value="0.0423069771589892" calcext:value-type="float">
            <text:p>0.0423069771589892</text:p>
          </table:table-cell>
          <table:table-cell office:value-type="float" office:value="0.801370575988897" calcext:value-type="float">
            <text:p>0.801370575988897</text:p>
          </table:table-cell>
          <table:table-cell office:value-type="float" office:value="0.0302160750023171" calcext:value-type="float">
            <text:p>0.0302160750023171</text:p>
          </table:table-cell>
          <table:table-cell office:value-type="float" office:value="0.801382142030997" calcext:value-type="float">
            <text:p>0.801382142030997</text:p>
          </table:table-cell>
          <table:table-cell office:value-type="float" office:value="0.0297191302915742" calcext:value-type="float">
            <text:p>0.0297191302915742</text:p>
          </table:table-cell>
          <table:table-cell office:value-type="float" office:value="0.80440666204025" calcext:value-type="float">
            <text:p>0.80440666204025</text:p>
          </table:table-cell>
          <table:table-cell office:value-type="float" office:value="0.0316383673717834" calcext:value-type="float">
            <text:p>0.0316383673717834</text:p>
          </table:table-cell>
          <table:table-cell office:value-type="float" office:value="0.798322923895443" calcext:value-type="float">
            <text:p>0.798322923895443</text:p>
          </table:table-cell>
          <table:table-cell office:value-type="float" office:value="0.0289072032793803" calcext:value-type="float">
            <text:p>0.0289072032793803</text:p>
          </table:table-cell>
          <table:table-cell office:value-type="float" office:value="0.796055979643766" calcext:value-type="float">
            <text:p>0.796055979643766</text:p>
          </table:table-cell>
          <table:table-cell office:value-type="float" office:value="0.0284558485486659" calcext:value-type="float">
            <text:p>0.0284558485486659</text:p>
          </table:table-cell>
          <table:table-cell office:value-type="float" office:value="0.803631737219524" calcext:value-type="float">
            <text:p>0.803631737219524</text:p>
          </table:table-cell>
          <table:table-cell office:value-type="float" office:value="0.0363664129088925" calcext:value-type="float">
            <text:p>0.0363664129088925</text:p>
          </table:table-cell>
          <table:table-cell office:value-type="float" office:value="0.789255146888735" calcext:value-type="float">
            <text:p>0.789255146888735</text:p>
          </table:table-cell>
          <table:table-cell office:value-type="float" office:value="0.0360888397819972" calcext:value-type="float">
            <text:p>0.0360888397819972</text:p>
          </table:table-cell>
          <table:table-cell office:value-type="float" office:value="0.798334489937543" calcext:value-type="float">
            <text:p>0.798334489937543</text:p>
          </table:table-cell>
          <table:table-cell office:value-type="float" office:value="0.0255284526775695" calcext:value-type="float">
            <text:p>0.0255284526775695</text:p>
          </table:table-cell>
          <table:table-cell office:value-type="float" office:value="0.786207494795281" calcext:value-type="float">
            <text:p>0.786207494795281</text:p>
          </table:table-cell>
          <table:table-cell office:value-type="float" office:value="0.0282493912589626" calcext:value-type="float">
            <text:p>0.02824939125896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ineQualityRed_5vs6</text:p>
          </table:table-cell>
          <table:table-cell office:value-type="float" office:value="0.774068933610918" calcext:value-type="float">
            <text:p>0.774068933610918</text:p>
          </table:table-cell>
          <table:table-cell office:value-type="float" office:value="0.034229870458479" calcext:value-type="float">
            <text:p>0.034229870458479</text:p>
          </table:table-cell>
          <table:table-cell office:value-type="float" office:value="0.798334489937543" calcext:value-type="float">
            <text:p>0.798334489937543</text:p>
          </table:table-cell>
          <table:table-cell office:value-type="float" office:value="0.0321607822524353" calcext:value-type="float">
            <text:p>0.0321607822524353</text:p>
          </table:table-cell>
          <table:table-cell office:value-type="float" office:value="0.796055979643766" calcext:value-type="float">
            <text:p>0.796055979643766</text:p>
          </table:table-cell>
          <table:table-cell office:value-type="float" office:value="0.0263619254025824" calcext:value-type="float">
            <text:p>0.0263619254025824</text:p>
          </table:table-cell>
          <table:table-cell office:value-type="float" office:value="0.791516308119361" calcext:value-type="float">
            <text:p>0.791516308119361</text:p>
          </table:table-cell>
          <table:table-cell office:value-type="float" office:value="0.0267176052350847" calcext:value-type="float">
            <text:p>0.0267176052350847</text:p>
          </table:table-cell>
          <table:table-cell office:value-type="float" office:value="0.798340272958594" calcext:value-type="float">
            <text:p>0.798340272958594</text:p>
          </table:table-cell>
          <table:table-cell office:value-type="float" office:value="0.0300730001097118" calcext:value-type="float">
            <text:p>0.0300730001097118</text:p>
          </table:table-cell>
          <table:table-cell office:value-type="float" office:value="0.799086282674069" calcext:value-type="float">
            <text:p>0.799086282674069</text:p>
          </table:table-cell>
          <table:table-cell office:value-type="float" office:value="0.0297448956741554" calcext:value-type="float">
            <text:p>0.0297448956741554</text:p>
          </table:table-cell>
          <table:table-cell office:value-type="float" office:value="0.802128151746472" calcext:value-type="float">
            <text:p>0.802128151746472</text:p>
          </table:table-cell>
          <table:table-cell office:value-type="float" office:value="0.0388358002518005" calcext:value-type="float">
            <text:p>0.0388358002518005</text:p>
          </table:table-cell>
          <table:table-cell office:value-type="float" office:value="0.796061762664816" calcext:value-type="float">
            <text:p>0.796061762664816</text:p>
          </table:table-cell>
          <table:table-cell office:value-type="float" office:value="0.0319998621561338" calcext:value-type="float">
            <text:p>0.0319998621561338</text:p>
          </table:table-cell>
          <table:table-cell office:value-type="float" office:value="0.799861207494795" calcext:value-type="float">
            <text:p>0.799861207494795</text:p>
          </table:table-cell>
          <table:table-cell office:value-type="float" office:value="0.0379251247488516" calcext:value-type="float">
            <text:p>0.0379251247488516</text:p>
          </table:table-cell>
          <table:table-cell office:value-type="float" office:value="0.806685172334027" calcext:value-type="float">
            <text:p>0.806685172334027</text:p>
          </table:table-cell>
          <table:table-cell office:value-type="float" office:value="0.0283064791695749" calcext:value-type="float">
            <text:p>0.0283064791695749</text:p>
          </table:table-cell>
          <table:table-cell office:value-type="float" office:value="0.804395095998149" calcext:value-type="float">
            <text:p>0.804395095998149</text:p>
          </table:table-cell>
          <table:table-cell office:value-type="float" office:value="0.0271643518462364" calcext:value-type="float">
            <text:p>0.0271643518462364</text:p>
          </table:table-cell>
          <table:table-cell office:value-type="float" office:value="0.794540828128614" calcext:value-type="float">
            <text:p>0.794540828128614</text:p>
          </table:table-cell>
          <table:table-cell office:value-type="float" office:value="0.0286699038727167" calcext:value-type="float">
            <text:p>0.0286699038727167</text:p>
          </table:table-cell>
          <table:table-cell office:value-type="float" office:value="0.805152671755725" calcext:value-type="float">
            <text:p>0.805152671755725</text:p>
          </table:table-cell>
          <table:table-cell office:value-type="float" office:value="0.035913187236071" calcext:value-type="float">
            <text:p>0.035913187236071</text:p>
          </table:table-cell>
          <table:table-cell office:value-type="float" office:value="0.795333102012491" calcext:value-type="float">
            <text:p>0.795333102012491</text:p>
          </table:table-cell>
          <table:table-cell office:value-type="float" office:value="0.0337004826030762" calcext:value-type="float">
            <text:p>0.0337004826030762</text:p>
          </table:table-cell>
          <table:table-cell office:value-type="float" office:value="0.802128151746472" calcext:value-type="float">
            <text:p>0.802128151746472</text:p>
          </table:table-cell>
          <table:table-cell office:value-type="float" office:value="0.0309807352074874" calcext:value-type="float">
            <text:p>0.0309807352074874</text:p>
          </table:table-cell>
          <table:table-cell office:value-type="float" office:value="0.797582697201018" calcext:value-type="float">
            <text:p>0.797582697201018</text:p>
          </table:table-cell>
          <table:table-cell office:value-type="float" office:value="0.0291755663155258" calcext:value-type="float">
            <text:p>0.029175566315525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ineQualityRed_5vs6</text:p>
          </table:table-cell>
          <table:table-cell office:value-type="float" office:value="0.773317140874393" calcext:value-type="float">
            <text:p>0.773317140874393</text:p>
          </table:table-cell>
          <table:table-cell office:value-type="float" office:value="0.0401305161194821" calcext:value-type="float">
            <text:p>0.0401305161194821</text:p>
          </table:table-cell>
          <table:table-cell office:value-type="float" office:value="0.798328706916493" calcext:value-type="float">
            <text:p>0.798328706916493</text:p>
          </table:table-cell>
          <table:table-cell office:value-type="float" office:value="0.0337481003419946" calcext:value-type="float">
            <text:p>0.0337481003419946</text:p>
          </table:table-cell>
          <table:table-cell office:value-type="float" office:value="0.796067545685866" calcext:value-type="float">
            <text:p>0.796067545685866</text:p>
          </table:table-cell>
          <table:table-cell office:value-type="float" office:value="0.0255297393970165" calcext:value-type="float">
            <text:p>0.0255297393970165</text:p>
          </table:table-cell>
          <table:table-cell office:value-type="float" office:value="0.796061762664816" calcext:value-type="float">
            <text:p>0.796061762664816</text:p>
          </table:table-cell>
          <table:table-cell office:value-type="float" office:value="0.0267936552719005" calcext:value-type="float">
            <text:p>0.0267936552719005</text:p>
          </table:table-cell>
          <table:table-cell office:value-type="float" office:value="0.802891510525098" calcext:value-type="float">
            <text:p>0.802891510525098</text:p>
          </table:table-cell>
          <table:table-cell office:value-type="float" office:value="0.0289356238402157" calcext:value-type="float">
            <text:p>0.0289356238402157</text:p>
          </table:table-cell>
          <table:table-cell office:value-type="float" office:value="0.793025676613463" calcext:value-type="float">
            <text:p>0.793025676613463</text:p>
          </table:table-cell>
          <table:table-cell office:value-type="float" office:value="0.0327324327125738" calcext:value-type="float">
            <text:p>0.0327324327125738</text:p>
          </table:table-cell>
          <table:table-cell office:value-type="float" office:value="0.803660652324774" calcext:value-type="float">
            <text:p>0.803660652324774</text:p>
          </table:table-cell>
          <table:table-cell office:value-type="float" office:value="0.0330813342806537" calcext:value-type="float">
            <text:p>0.0330813342806537</text:p>
          </table:table-cell>
          <table:table-cell office:value-type="float" office:value="0.799849641452695" calcext:value-type="float">
            <text:p>0.799849641452695</text:p>
          </table:table-cell>
          <table:table-cell office:value-type="float" office:value="0.0348335381734304" calcext:value-type="float">
            <text:p>0.0348335381734304</text:p>
          </table:table-cell>
          <table:table-cell office:value-type="float" office:value="0.796825121443442" calcext:value-type="float">
            <text:p>0.796825121443442</text:p>
          </table:table-cell>
          <table:table-cell office:value-type="float" office:value="0.0341559195798673" calcext:value-type="float">
            <text:p>0.0341559195798673</text:p>
          </table:table-cell>
          <table:table-cell office:value-type="float" office:value="0.803649086282674" calcext:value-type="float">
            <text:p>0.803649086282674</text:p>
          </table:table-cell>
          <table:table-cell office:value-type="float" office:value="0.0239877756667627" calcext:value-type="float">
            <text:p>0.0239877756667627</text:p>
          </table:table-cell>
          <table:table-cell office:value-type="float" office:value="0.796813555401342" calcext:value-type="float">
            <text:p>0.796813555401342</text:p>
          </table:table-cell>
          <table:table-cell office:value-type="float" office:value="0.0287613597048506" calcext:value-type="float">
            <text:p>0.0287613597048506</text:p>
          </table:table-cell>
          <table:table-cell office:value-type="float" office:value="0.794535045107564" calcext:value-type="float">
            <text:p>0.794535045107564</text:p>
          </table:table-cell>
          <table:table-cell office:value-type="float" office:value="0.0268824783884585" calcext:value-type="float">
            <text:p>0.0268824783884585</text:p>
          </table:table-cell>
          <table:table-cell office:value-type="float" office:value="0.802874161461948" calcext:value-type="float">
            <text:p>0.802874161461948</text:p>
          </table:table-cell>
          <table:table-cell office:value-type="float" office:value="0.0317871467388956" calcext:value-type="float">
            <text:p>0.0317871467388956</text:p>
          </table:table-cell>
          <table:table-cell office:value-type="float" office:value="0.795321535970391" calcext:value-type="float">
            <text:p>0.795321535970391</text:p>
          </table:table-cell>
          <table:table-cell office:value-type="float" office:value="0.0295166443088899" calcext:value-type="float">
            <text:p>0.0295166443088899</text:p>
          </table:table-cell>
          <table:table-cell office:value-type="float" office:value="0.800607217210271" calcext:value-type="float">
            <text:p>0.800607217210271</text:p>
          </table:table-cell>
          <table:table-cell office:value-type="float" office:value="0.0315420485970467" calcext:value-type="float">
            <text:p>0.0315420485970467</text:p>
          </table:table-cell>
          <table:table-cell office:value-type="float" office:value="0.794546611149664" calcext:value-type="float">
            <text:p>0.794546611149664</text:p>
          </table:table-cell>
          <table:table-cell office:value-type="float" office:value="0.0220867673892722" calcext:value-type="float">
            <text:p>0.022086767389272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ineQualityRed_5vs6</text:p>
          </table:table-cell>
          <table:table-cell office:value-type="float" office:value="0.770436039787185" calcext:value-type="float">
            <text:p>0.770436039787185</text:p>
          </table:table-cell>
          <table:table-cell office:value-type="float" office:value="0.0350827555842464" calcext:value-type="float">
            <text:p>0.0350827555842464</text:p>
          </table:table-cell>
          <table:table-cell office:value-type="float" office:value="0.79058986814712" calcext:value-type="float">
            <text:p>0.79058986814712</text:p>
          </table:table-cell>
          <table:table-cell office:value-type="float" office:value="0.0356471287278017" calcext:value-type="float">
            <text:p>0.0356471287278017</text:p>
          </table:table-cell>
          <table:table-cell office:value-type="float" office:value="0.792256534813787" calcext:value-type="float">
            <text:p>0.792256534813787</text:p>
          </table:table-cell>
          <table:table-cell office:value-type="float" office:value="0.0287266013517973" calcext:value-type="float">
            <text:p>0.0287266013517973</text:p>
          </table:table-cell>
          <table:table-cell office:value-type="float" office:value="0.787265787647467" calcext:value-type="float">
            <text:p>0.787265787647467</text:p>
          </table:table-cell>
          <table:table-cell office:value-type="float" office:value="0.0276979414051396" calcext:value-type="float">
            <text:p>0.0276979414051396</text:p>
          </table:table-cell>
          <table:table-cell office:value-type="float" office:value="0.795459171871385" calcext:value-type="float">
            <text:p>0.795459171871385</text:p>
          </table:table-cell>
          <table:table-cell office:value-type="float" office:value="0.029466155170305" calcext:value-type="float">
            <text:p>0.029466155170305</text:p>
          </table:table-cell>
          <table:table-cell office:value-type="float" office:value="0.792114272495952" calcext:value-type="float">
            <text:p>0.792114272495952</text:p>
          </table:table-cell>
          <table:table-cell office:value-type="float" office:value="0.0303174066566049" calcext:value-type="float">
            <text:p>0.0303174066566049</text:p>
          </table:table-cell>
          <table:table-cell office:value-type="float" office:value="0.798495257922739" calcext:value-type="float">
            <text:p>0.798495257922739</text:p>
          </table:table-cell>
          <table:table-cell office:value-type="float" office:value="0.0399170249842749" calcext:value-type="float">
            <text:p>0.0399170249842749</text:p>
          </table:table-cell>
          <table:table-cell office:value-type="float" office:value="0.795150358547305" calcext:value-type="float">
            <text:p>0.795150358547305</text:p>
          </table:table-cell>
          <table:table-cell office:value-type="float" office:value="0.0324363882077073" calcext:value-type="float">
            <text:p>0.0324363882077073</text:p>
          </table:table-cell>
          <table:table-cell office:value-type="float" office:value="0.796068702290076" calcext:value-type="float">
            <text:p>0.796068702290076</text:p>
          </table:table-cell>
          <table:table-cell office:value-type="float" office:value="0.031684959413743" calcext:value-type="float">
            <text:p>0.031684959413743</text:p>
          </table:table-cell>
          <table:table-cell office:value-type="float" office:value="0.801375202405737" calcext:value-type="float">
            <text:p>0.801375202405737</text:p>
          </table:table-cell>
          <table:table-cell office:value-type="float" office:value="0.0288321712285599" calcext:value-type="float">
            <text:p>0.0288321712285599</text:p>
          </table:table-cell>
          <table:table-cell office:value-type="float" office:value="0.793786722183669" calcext:value-type="float">
            <text:p>0.793786722183669</text:p>
          </table:table-cell>
          <table:table-cell office:value-type="float" office:value="0.0286608375254373" calcext:value-type="float">
            <text:p>0.0286608375254373</text:p>
          </table:table-cell>
          <table:table-cell office:value-type="float" office:value="0.792565348137867" calcext:value-type="float">
            <text:p>0.792565348137867</text:p>
          </table:table-cell>
          <table:table-cell office:value-type="float" office:value="0.025748102161644" calcext:value-type="float">
            <text:p>0.025748102161644</text:p>
          </table:table-cell>
          <table:table-cell office:value-type="float" office:value="0.800455702058756" calcext:value-type="float">
            <text:p>0.800455702058756</text:p>
          </table:table-cell>
          <table:table-cell office:value-type="float" office:value="0.0338393834589942" calcext:value-type="float">
            <text:p>0.0338393834589942</text:p>
          </table:table-cell>
          <table:table-cell office:value-type="float" office:value="0.790167707610456" calcext:value-type="float">
            <text:p>0.790167707610456</text:p>
          </table:table-cell>
          <table:table-cell office:value-type="float" office:value="0.0336696467781368" calcext:value-type="float">
            <text:p>0.0336696467781368</text:p>
          </table:table-cell>
          <table:table-cell office:value-type="float" office:value="0.796969696969697" calcext:value-type="float">
            <text:p>0.796969696969697</text:p>
          </table:table-cell>
          <table:table-cell office:value-type="float" office:value="0.030016336258389" calcext:value-type="float">
            <text:p>0.030016336258389</text:p>
          </table:table-cell>
          <table:table-cell office:value-type="float" office:value="0.786960444136017" calcext:value-type="float">
            <text:p>0.786960444136017</text:p>
          </table:table-cell>
          <table:table-cell office:value-type="float" office:value="0.0261151867531226" calcext:value-type="float">
            <text:p>0.02611518675312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76347443904696" calcext:value-type="float">
            <text:p>0.776347443904696</text:p>
          </table:table-cell>
          <table:table-cell office:value-type="float" office:value="0.0276999289947973" calcext:value-type="float">
            <text:p>0.0276999289947973</text:p>
          </table:table-cell>
          <table:table-cell office:value-type="float" office:value="0.78469234328013" calcext:value-type="float">
            <text:p>0.78469234328013</text:p>
          </table:table-cell>
          <table:table-cell office:value-type="float" office:value="0.0397565810420929" calcext:value-type="float">
            <text:p>0.0397565810420929</text:p>
          </table:table-cell>
          <table:table-cell office:value-type="float" office:value="0.786224843858432" calcext:value-type="float">
            <text:p>0.786224843858432</text:p>
          </table:table-cell>
          <table:table-cell office:value-type="float" office:value="0.0374633171543404" calcext:value-type="float">
            <text:p>0.0374633171543404</text:p>
          </table:table-cell>
          <table:table-cell office:value-type="float" office:value="0.780904464492251" calcext:value-type="float">
            <text:p>0.780904464492251</text:p>
          </table:table-cell>
          <table:table-cell office:value-type="float" office:value="0.0311492766045128" calcext:value-type="float">
            <text:p>0.0311492766045128</text:p>
          </table:table-cell>
          <table:table-cell office:value-type="float" office:value="0.783963682627805" calcext:value-type="float">
            <text:p>0.783963682627805</text:p>
          </table:table-cell>
          <table:table-cell office:value-type="float" office:value="0.0362742814396517" calcext:value-type="float">
            <text:p>0.0362742814396517</text:p>
          </table:table-cell>
          <table:table-cell office:value-type="float" office:value="0.769511913023363" calcext:value-type="float">
            <text:p>0.769511913023363</text:p>
          </table:table-cell>
          <table:table-cell office:value-type="float" office:value="0.0221928442394005" calcext:value-type="float">
            <text:p>0.0221928442394005</text:p>
          </table:table-cell>
          <table:table-cell office:value-type="float" office:value="0.784727041406431" calcext:value-type="float">
            <text:p>0.784727041406431</text:p>
          </table:table-cell>
          <table:table-cell office:value-type="float" office:value="0.0327359432626545" calcext:value-type="float">
            <text:p>0.0327359432626545</text:p>
          </table:table-cell>
          <table:table-cell office:value-type="float" office:value="0.790718251214434" calcext:value-type="float">
            <text:p>0.790718251214434</text:p>
          </table:table-cell>
          <table:table-cell office:value-type="float" office:value="0.0324549206193351" calcext:value-type="float">
            <text:p>0.0324549206193351</text:p>
          </table:table-cell>
          <table:table-cell office:value-type="float" office:value="0.778631737219524" calcext:value-type="float">
            <text:p>0.778631737219524</text:p>
          </table:table-cell>
          <table:table-cell office:value-type="float" office:value="0.0352389341880631" calcext:value-type="float">
            <text:p>0.0352389341880631</text:p>
          </table:table-cell>
          <table:table-cell office:value-type="float" office:value="0.771807772380291" calcext:value-type="float">
            <text:p>0.771807772380291</text:p>
          </table:table-cell>
          <table:table-cell office:value-type="float" office:value="0.0283507714034049" calcext:value-type="float">
            <text:p>0.0283507714034049</text:p>
          </table:table-cell>
          <table:table-cell office:value-type="float" office:value="0.789249363867685" calcext:value-type="float">
            <text:p>0.789249363867685</text:p>
          </table:table-cell>
          <table:table-cell office:value-type="float" office:value="0.0337444115323227" calcext:value-type="float">
            <text:p>0.0337444115323227</text:p>
          </table:table-cell>
          <table:table-cell office:value-type="float" office:value="0.788457089983807" calcext:value-type="float">
            <text:p>0.788457089983807</text:p>
          </table:table-cell>
          <table:table-cell office:value-type="float" office:value="0.0376607846793832" calcext:value-type="float">
            <text:p>0.0376607846793832</text:p>
          </table:table-cell>
          <table:table-cell office:value-type="float" office:value="0.779389312977099" calcext:value-type="float">
            <text:p>0.779389312977099</text:p>
          </table:table-cell>
          <table:table-cell office:value-type="float" office:value="0.0427113140301431" calcext:value-type="float">
            <text:p>0.0427113140301431</text:p>
          </table:table-cell>
          <table:table-cell office:value-type="float" office:value="0.775613000231321" calcext:value-type="float">
            <text:p>0.775613000231321</text:p>
          </table:table-cell>
          <table:table-cell office:value-type="float" office:value="0.0459205248384569" calcext:value-type="float">
            <text:p>0.0459205248384569</text:p>
          </table:table-cell>
          <table:table-cell office:value-type="float" office:value="0.766504742077261" calcext:value-type="float">
            <text:p>0.766504742077261</text:p>
          </table:table-cell>
          <table:table-cell office:value-type="float" office:value="0.037322870954102" calcext:value-type="float">
            <text:p>0.037322870954102</text:p>
          </table:table-cell>
          <table:table-cell office:value-type="float" office:value="0.788468656025908" calcext:value-type="float">
            <text:p>0.788468656025908</text:p>
          </table:table-cell>
          <table:table-cell office:value-type="float" office:value="0.020736479596982" calcext:value-type="float">
            <text:p>0.0207364795969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8351839000694" calcext:value-type="float">
            <text:p>0.798351839000694</text:p>
          </table:table-cell>
          <table:table-cell office:value-type="float" office:value="0.025896291781346" calcext:value-type="float">
            <text:p>0.025896291781346</text:p>
          </table:table-cell>
          <table:table-cell office:value-type="float" office:value="0.79912098080037" calcext:value-type="float">
            <text:p>0.79912098080037</text:p>
          </table:table-cell>
          <table:table-cell office:value-type="float" office:value="0.0307997762905074" calcext:value-type="float">
            <text:p>0.0307997762905074</text:p>
          </table:table-cell>
          <table:table-cell office:value-type="float" office:value="0.797594263243118" calcext:value-type="float">
            <text:p>0.797594263243118</text:p>
          </table:table-cell>
          <table:table-cell office:value-type="float" office:value="0.0361409873670967" calcext:value-type="float">
            <text:p>0.0361409873670967</text:p>
          </table:table-cell>
          <table:table-cell office:value-type="float" office:value="0.794569743233865" calcext:value-type="float">
            <text:p>0.794569743233865</text:p>
          </table:table-cell>
          <table:table-cell office:value-type="float" office:value="0.0306391716372918" calcext:value-type="float">
            <text:p>0.0306391716372918</text:p>
          </table:table-cell>
          <table:table-cell office:value-type="float" office:value="0.80440666204025" calcext:value-type="float">
            <text:p>0.80440666204025</text:p>
          </table:table-cell>
          <table:table-cell office:value-type="float" office:value="0.0299825930314779" calcext:value-type="float">
            <text:p>0.0299825930314779</text:p>
          </table:table-cell>
          <table:table-cell office:value-type="float" office:value="0.790770298403886" calcext:value-type="float">
            <text:p>0.790770298403886</text:p>
          </table:table-cell>
          <table:table-cell office:value-type="float" office:value="0.0293528562452692" calcext:value-type="float">
            <text:p>0.0293528562452692</text:p>
          </table:table-cell>
          <table:table-cell office:value-type="float" office:value="0.79001272264631" calcext:value-type="float">
            <text:p>0.79001272264631</text:p>
          </table:table-cell>
          <table:table-cell office:value-type="float" office:value="0.0368353317741993" calcext:value-type="float">
            <text:p>0.0368353317741993</text:p>
          </table:table-cell>
          <table:table-cell office:value-type="float" office:value="0.794535045107564" calcext:value-type="float">
            <text:p>0.794535045107564</text:p>
          </table:table-cell>
          <table:table-cell office:value-type="float" office:value="0.0287175564658041" calcext:value-type="float">
            <text:p>0.0287175564658041</text:p>
          </table:table-cell>
          <table:table-cell office:value-type="float" office:value="0.78999537358316" calcext:value-type="float">
            <text:p>0.78999537358316</text:p>
          </table:table-cell>
          <table:table-cell office:value-type="float" office:value="0.0353399759729212" calcext:value-type="float">
            <text:p>0.0353399759729212</text:p>
          </table:table-cell>
          <table:table-cell office:value-type="float" office:value="0.780135322692575" calcext:value-type="float">
            <text:p>0.780135322692575</text:p>
          </table:table-cell>
          <table:table-cell office:value-type="float" office:value="0.041189036679198" calcext:value-type="float">
            <text:p>0.041189036679198</text:p>
          </table:table-cell>
          <table:table-cell office:value-type="float" office:value="0.796061762664816" calcext:value-type="float">
            <text:p>0.796061762664816</text:p>
          </table:table-cell>
          <table:table-cell office:value-type="float" office:value="0.0232238402072784" calcext:value-type="float">
            <text:p>0.0232238402072784</text:p>
          </table:table-cell>
          <table:table-cell office:value-type="float" office:value="0.796061762664816" calcext:value-type="float">
            <text:p>0.796061762664816</text:p>
          </table:table-cell>
          <table:table-cell office:value-type="float" office:value="0.0355852973857286" calcext:value-type="float">
            <text:p>0.0355852973857286</text:p>
          </table:table-cell>
          <table:table-cell office:value-type="float" office:value="0.793794818413139" calcext:value-type="float">
            <text:p>0.793794818413139</text:p>
          </table:table-cell>
          <table:table-cell office:value-type="float" office:value="0.0324171106683753" calcext:value-type="float">
            <text:p>0.0324171106683753</text:p>
          </table:table-cell>
          <table:table-cell office:value-type="float" office:value="0.790770298403886" calcext:value-type="float">
            <text:p>0.790770298403886</text:p>
          </table:table-cell>
          <table:table-cell office:value-type="float" office:value="0.0396963852911118" calcext:value-type="float">
            <text:p>0.0396963852911118</text:p>
          </table:table-cell>
          <table:table-cell office:value-type="float" office:value="0.787734212352533" calcext:value-type="float">
            <text:p>0.787734212352533</text:p>
          </table:table-cell>
          <table:table-cell office:value-type="float" office:value="0.039193329829396" calcext:value-type="float">
            <text:p>0.039193329829396</text:p>
          </table:table-cell>
          <table:table-cell office:value-type="float" office:value="0.783159842701827" calcext:value-type="float">
            <text:p>0.783159842701827</text:p>
          </table:table-cell>
          <table:table-cell office:value-type="float" office:value="0.0328368696443361" calcext:value-type="float">
            <text:p>0.03283686964433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5315752949341" calcext:value-type="float">
            <text:p>0.795315752949341</text:p>
          </table:table-cell>
          <table:table-cell office:value-type="float" office:value="0.0279985455038366" calcext:value-type="float">
            <text:p>0.0279985455038366</text:p>
          </table:table-cell>
          <table:table-cell office:value-type="float" office:value="0.79381795049734" calcext:value-type="float">
            <text:p>0.79381795049734</text:p>
          </table:table-cell>
          <table:table-cell office:value-type="float" office:value="0.0345909217893708" calcext:value-type="float">
            <text:p>0.0345909217893708</text:p>
          </table:table-cell>
          <table:table-cell office:value-type="float" office:value="0.798351839000694" calcext:value-type="float">
            <text:p>0.798351839000694</text:p>
          </table:table-cell>
          <table:table-cell office:value-type="float" office:value="0.0433846630518264" calcext:value-type="float">
            <text:p>0.0433846630518264</text:p>
          </table:table-cell>
          <table:table-cell office:value-type="float" office:value="0.792268100855887" calcext:value-type="float">
            <text:p>0.792268100855887</text:p>
          </table:table-cell>
          <table:table-cell office:value-type="float" office:value="0.0369648450738591" calcext:value-type="float">
            <text:p>0.0369648450738591</text:p>
          </table:table-cell>
          <table:table-cell office:value-type="float" office:value="0.800607217210271" calcext:value-type="float">
            <text:p>0.800607217210271</text:p>
          </table:table-cell>
          <table:table-cell office:value-type="float" office:value="0.0257546503228283" calcext:value-type="float">
            <text:p>0.0257546503228283</text:p>
          </table:table-cell>
          <table:table-cell office:value-type="float" office:value="0.793789035392089" calcext:value-type="float">
            <text:p>0.793789035392089</text:p>
          </table:table-cell>
          <table:table-cell office:value-type="float" office:value="0.035096387730817" calcext:value-type="float">
            <text:p>0.035096387730817</text:p>
          </table:table-cell>
          <table:table-cell office:value-type="float" office:value="0.79911519777932" calcext:value-type="float">
            <text:p>0.79911519777932</text:p>
          </table:table-cell>
          <table:table-cell office:value-type="float" office:value="0.0361573424441967" calcext:value-type="float">
            <text:p>0.0361573424441967</text:p>
          </table:table-cell>
          <table:table-cell office:value-type="float" office:value="0.794517696044414" calcext:value-type="float">
            <text:p>0.794517696044414</text:p>
          </table:table-cell>
          <table:table-cell office:value-type="float" office:value="0.0326135362222723" calcext:value-type="float">
            <text:p>0.0326135362222723</text:p>
          </table:table-cell>
          <table:table-cell office:value-type="float" office:value="0.79000115660421" calcext:value-type="float">
            <text:p>0.79000115660421</text:p>
          </table:table-cell>
          <table:table-cell office:value-type="float" office:value="0.0377489900137901" calcext:value-type="float">
            <text:p>0.0377489900137901</text:p>
          </table:table-cell>
          <table:table-cell office:value-type="float" office:value="0.785444136016655" calcext:value-type="float">
            <text:p>0.785444136016655</text:p>
          </table:table-cell>
          <table:table-cell office:value-type="float" office:value="0.0369423706939409" calcext:value-type="float">
            <text:p>0.0369423706939409</text:p>
          </table:table-cell>
          <table:table-cell office:value-type="float" office:value="0.794535045107564" calcext:value-type="float">
            <text:p>0.794535045107564</text:p>
          </table:table-cell>
          <table:table-cell office:value-type="float" office:value="0.0373981159663576" calcext:value-type="float">
            <text:p>0.0373981159663576</text:p>
          </table:table-cell>
          <table:table-cell office:value-type="float" office:value="0.786207494795281" calcext:value-type="float">
            <text:p>0.786207494795281</text:p>
          </table:table-cell>
          <table:table-cell office:value-type="float" office:value="0.0453944310365072" calcext:value-type="float">
            <text:p>0.0453944310365072</text:p>
          </table:table-cell>
          <table:table-cell office:value-type="float" office:value="0.796055979643766" calcext:value-type="float">
            <text:p>0.796055979643766</text:p>
          </table:table-cell>
          <table:table-cell office:value-type="float" office:value="0.0248682188171125" calcext:value-type="float">
            <text:p>0.0248682188171125</text:p>
          </table:table-cell>
          <table:table-cell office:value-type="float" office:value="0.797588480222068" calcext:value-type="float">
            <text:p>0.797588480222068</text:p>
          </table:table-cell>
          <table:table-cell office:value-type="float" office:value="0.0365194556341117" calcext:value-type="float">
            <text:p>0.0365194556341117</text:p>
          </table:table-cell>
          <table:table-cell office:value-type="float" office:value="0.794563960212815" calcext:value-type="float">
            <text:p>0.794563960212815</text:p>
          </table:table-cell>
          <table:table-cell office:value-type="float" office:value="0.032875650411408" calcext:value-type="float">
            <text:p>0.032875650411408</text:p>
          </table:table-cell>
          <table:table-cell office:value-type="float" office:value="0.797571131158917" calcext:value-type="float">
            <text:p>0.797571131158917</text:p>
          </table:table-cell>
          <table:table-cell office:value-type="float" office:value="0.0319683302083791" calcext:value-type="float">
            <text:p>0.03196833020837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800613000231321" calcext:value-type="float">
            <text:p>0.800613000231321</text:p>
          </table:table-cell>
          <table:table-cell office:value-type="float" office:value="0.032499970038762" calcext:value-type="float">
            <text:p>0.032499970038762</text:p>
          </table:table-cell>
          <table:table-cell office:value-type="float" office:value="0.796073328706916" calcext:value-type="float">
            <text:p>0.796073328706916</text:p>
          </table:table-cell>
          <table:table-cell office:value-type="float" office:value="0.0344275941308929" calcext:value-type="float">
            <text:p>0.0344275941308929</text:p>
          </table:table-cell>
          <table:table-cell office:value-type="float" office:value="0.799086282674069" calcext:value-type="float">
            <text:p>0.799086282674069</text:p>
          </table:table-cell>
          <table:table-cell office:value-type="float" office:value="0.0363096136054131" calcext:value-type="float">
            <text:p>0.0363096136054131</text:p>
          </table:table-cell>
          <table:table-cell office:value-type="float" office:value="0.79529840388619" calcext:value-type="float">
            <text:p>0.79529840388619</text:p>
          </table:table-cell>
          <table:table-cell office:value-type="float" office:value="0.0315442586096993" calcext:value-type="float">
            <text:p>0.0315442586096993</text:p>
          </table:table-cell>
          <table:table-cell office:value-type="float" office:value="0.802110802683322" calcext:value-type="float">
            <text:p>0.802110802683322</text:p>
          </table:table-cell>
          <table:table-cell office:value-type="float" office:value="0.0198442644370429" calcext:value-type="float">
            <text:p>0.0198442644370429</text:p>
          </table:table-cell>
          <table:table-cell office:value-type="float" office:value="0.793789035392089" calcext:value-type="float">
            <text:p>0.793789035392089</text:p>
          </table:table-cell>
          <table:table-cell office:value-type="float" office:value="0.0343619153893011" calcext:value-type="float">
            <text:p>0.0343619153893011</text:p>
          </table:table-cell>
          <table:table-cell office:value-type="float" office:value="0.800630349294471" calcext:value-type="float">
            <text:p>0.800630349294471</text:p>
          </table:table-cell>
          <table:table-cell office:value-type="float" office:value="0.030583832429651" calcext:value-type="float">
            <text:p>0.030583832429651</text:p>
          </table:table-cell>
          <table:table-cell office:value-type="float" office:value="0.80058986814712" calcext:value-type="float">
            <text:p>0.80058986814712</text:p>
          </table:table-cell>
          <table:table-cell office:value-type="float" office:value="0.0308597353921215" calcext:value-type="float">
            <text:p>0.0308597353921215</text:p>
          </table:table-cell>
          <table:table-cell office:value-type="float" office:value="0.793037242655563" calcext:value-type="float">
            <text:p>0.793037242655563</text:p>
          </table:table-cell>
          <table:table-cell office:value-type="float" office:value="0.0318677379053524" calcext:value-type="float">
            <text:p>0.0318677379053524</text:p>
          </table:table-cell>
          <table:table-cell office:value-type="float" office:value="0.788491788110109" calcext:value-type="float">
            <text:p>0.788491788110109</text:p>
          </table:table-cell>
          <table:table-cell office:value-type="float" office:value="0.0340512215282312" calcext:value-type="float">
            <text:p>0.0340512215282312</text:p>
          </table:table-cell>
          <table:table-cell office:value-type="float" office:value="0.79529840388619" calcext:value-type="float">
            <text:p>0.79529840388619</text:p>
          </table:table-cell>
          <table:table-cell office:value-type="float" office:value="0.0364230568140963" calcext:value-type="float">
            <text:p>0.0364230568140963</text:p>
          </table:table-cell>
          <table:table-cell office:value-type="float" office:value="0.791527874161462" calcext:value-type="float">
            <text:p>0.791527874161462</text:p>
          </table:table-cell>
          <table:table-cell office:value-type="float" office:value="0.0449784100960538" calcext:value-type="float">
            <text:p>0.0449784100960538</text:p>
          </table:table-cell>
          <table:table-cell office:value-type="float" office:value="0.799097848716169" calcext:value-type="float">
            <text:p>0.799097848716169</text:p>
          </table:table-cell>
          <table:table-cell office:value-type="float" office:value="0.0298749496759344" calcext:value-type="float">
            <text:p>0.0298749496759344</text:p>
          </table:table-cell>
          <table:table-cell office:value-type="float" office:value="0.793794818413139" calcext:value-type="float">
            <text:p>0.793794818413139</text:p>
          </table:table-cell>
          <table:table-cell office:value-type="float" office:value="0.034880775110501" calcext:value-type="float">
            <text:p>0.034880775110501</text:p>
          </table:table-cell>
          <table:table-cell office:value-type="float" office:value="0.793783252371039" calcext:value-type="float">
            <text:p>0.793783252371039</text:p>
          </table:table-cell>
          <table:table-cell office:value-type="float" office:value="0.0294011182711951" calcext:value-type="float">
            <text:p>0.0294011182711951</text:p>
          </table:table-cell>
          <table:table-cell office:value-type="float" office:value="0.800624566273421" calcext:value-type="float">
            <text:p>0.800624566273421</text:p>
          </table:table-cell>
          <table:table-cell office:value-type="float" office:value="0.0328252683651488" calcext:value-type="float">
            <text:p>0.032825268365148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8346055979644" calcext:value-type="float">
            <text:p>0.798346055979644</text:p>
          </table:table-cell>
          <table:table-cell office:value-type="float" office:value="0.0334514985698534" calcext:value-type="float">
            <text:p>0.0334514985698534</text:p>
          </table:table-cell>
          <table:table-cell office:value-type="float" office:value="0.796073328706916" calcext:value-type="float">
            <text:p>0.796073328706916</text:p>
          </table:table-cell>
          <table:table-cell office:value-type="float" office:value="0.0340551264331277" calcext:value-type="float">
            <text:p>0.0340551264331277</text:p>
          </table:table-cell>
          <table:table-cell office:value-type="float" office:value="0.797576914179968" calcext:value-type="float">
            <text:p>0.797576914179968</text:p>
          </table:table-cell>
          <table:table-cell office:value-type="float" office:value="0.03232496738991" calcext:value-type="float">
            <text:p>0.03232496738991</text:p>
          </table:table-cell>
          <table:table-cell office:value-type="float" office:value="0.796050196622716" calcext:value-type="float">
            <text:p>0.796050196622716</text:p>
          </table:table-cell>
          <table:table-cell office:value-type="float" office:value="0.0316827470220089" calcext:value-type="float">
            <text:p>0.0316827470220089</text:p>
          </table:table-cell>
          <table:table-cell office:value-type="float" office:value="0.800607217210271" calcext:value-type="float">
            <text:p>0.800607217210271</text:p>
          </table:table-cell>
          <table:table-cell office:value-type="float" office:value="0.0244853631806476" calcext:value-type="float">
            <text:p>0.0244853631806476</text:p>
          </table:table-cell>
          <table:table-cell office:value-type="float" office:value="0.797576914179968" calcext:value-type="float">
            <text:p>0.797576914179968</text:p>
          </table:table-cell>
          <table:table-cell office:value-type="float" office:value="0.0376133451730075" calcext:value-type="float">
            <text:p>0.0376133451730075</text:p>
          </table:table-cell>
          <table:table-cell office:value-type="float" office:value="0.79911519777932" calcext:value-type="float">
            <text:p>0.79911519777932</text:p>
          </table:table-cell>
          <table:table-cell office:value-type="float" office:value="0.0350831955333516" calcext:value-type="float">
            <text:p>0.0350831955333516</text:p>
          </table:table-cell>
          <table:table-cell office:value-type="float" office:value="0.799838075410595" calcext:value-type="float">
            <text:p>0.799838075410595</text:p>
          </table:table-cell>
          <table:table-cell office:value-type="float" office:value="0.0336081688971994" calcext:value-type="float">
            <text:p>0.0336081688971994</text:p>
          </table:table-cell>
          <table:table-cell office:value-type="float" office:value="0.794552394170715" calcext:value-type="float">
            <text:p>0.794552394170715</text:p>
          </table:table-cell>
          <table:table-cell office:value-type="float" office:value="0.0331310100892877" calcext:value-type="float">
            <text:p>0.0331310100892877</text:p>
          </table:table-cell>
          <table:table-cell office:value-type="float" office:value="0.793031459634513" calcext:value-type="float">
            <text:p>0.793031459634513</text:p>
          </table:table-cell>
          <table:table-cell office:value-type="float" office:value="0.0360341609615849" calcext:value-type="float">
            <text:p>0.0360341609615849</text:p>
          </table:table-cell>
          <table:table-cell office:value-type="float" office:value="0.794540828128614" calcext:value-type="float">
            <text:p>0.794540828128614</text:p>
          </table:table-cell>
          <table:table-cell office:value-type="float" office:value="0.0352539190579749" calcext:value-type="float">
            <text:p>0.0352539190579749</text:p>
          </table:table-cell>
          <table:table-cell office:value-type="float" office:value="0.793783252371039" calcext:value-type="float">
            <text:p>0.793783252371039</text:p>
          </table:table-cell>
          <table:table-cell office:value-type="float" office:value="0.0461199741784735" calcext:value-type="float">
            <text:p>0.0461199741784735</text:p>
          </table:table-cell>
          <table:table-cell office:value-type="float" office:value="0.798340272958594" calcext:value-type="float">
            <text:p>0.798340272958594</text:p>
          </table:table-cell>
          <table:table-cell office:value-type="float" office:value="0.0319244348625316" calcext:value-type="float">
            <text:p>0.0319244348625316</text:p>
          </table:table-cell>
          <table:table-cell office:value-type="float" office:value="0.793783252371039" calcext:value-type="float">
            <text:p>0.793783252371039</text:p>
          </table:table-cell>
          <table:table-cell office:value-type="float" office:value="0.0369028993477173" calcext:value-type="float">
            <text:p>0.0369028993477173</text:p>
          </table:table-cell>
          <table:table-cell office:value-type="float" office:value="0.793043025676613" calcext:value-type="float">
            <text:p>0.793043025676613</text:p>
          </table:table-cell>
          <table:table-cell office:value-type="float" office:value="0.0297638316279043" calcext:value-type="float">
            <text:p>0.0297638316279043</text:p>
          </table:table-cell>
          <table:table-cell office:value-type="float" office:value="0.797588480222068" calcext:value-type="float">
            <text:p>0.797588480222068</text:p>
          </table:table-cell>
          <table:table-cell office:value-type="float" office:value="0.0370396009928511" calcext:value-type="float">
            <text:p>0.037039600992851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3794818413139" calcext:value-type="float">
            <text:p>0.793794818413139</text:p>
          </table:table-cell>
          <table:table-cell office:value-type="float" office:value="0.0295092469777191" calcext:value-type="float">
            <text:p>0.0295092469777191</text:p>
          </table:table-cell>
          <table:table-cell office:value-type="float" office:value="0.793955586398335" calcext:value-type="float">
            <text:p>0.793955586398335</text:p>
          </table:table-cell>
          <table:table-cell office:value-type="float" office:value="0.0347259999371983" calcext:value-type="float">
            <text:p>0.0347259999371983</text:p>
          </table:table-cell>
          <table:table-cell office:value-type="float" office:value="0.795766828591256" calcext:value-type="float">
            <text:p>0.795766828591256</text:p>
          </table:table-cell>
          <table:table-cell office:value-type="float" office:value="0.0371247097137173" calcext:value-type="float">
            <text:p>0.0371247097137173</text:p>
          </table:table-cell>
          <table:table-cell office:value-type="float" office:value="0.791818181818182" calcext:value-type="float">
            <text:p>0.791818181818182</text:p>
          </table:table-cell>
          <table:table-cell office:value-type="float" office:value="0.0323960597894744" calcext:value-type="float">
            <text:p>0.0323960597894744</text:p>
          </table:table-cell>
          <table:table-cell office:value-type="float" office:value="0.798339116354384" calcext:value-type="float">
            <text:p>0.798339116354384</text:p>
          </table:table-cell>
          <table:table-cell office:value-type="float" office:value="0.0272682304823297" calcext:value-type="float">
            <text:p>0.0272682304823297</text:p>
          </table:table-cell>
          <table:table-cell office:value-type="float" office:value="0.789087439278279" calcext:value-type="float">
            <text:p>0.789087439278279</text:p>
          </table:table-cell>
          <table:table-cell office:value-type="float" office:value="0.0317234697555591" calcext:value-type="float">
            <text:p>0.0317234697555591</text:p>
          </table:table-cell>
          <table:table-cell office:value-type="float" office:value="0.794720101781171" calcext:value-type="float">
            <text:p>0.794720101781171</text:p>
          </table:table-cell>
          <table:table-cell office:value-type="float" office:value="0.0342791290888106" calcext:value-type="float">
            <text:p>0.0342791290888106</text:p>
          </table:table-cell>
          <table:table-cell office:value-type="float" office:value="0.796039787184825" calcext:value-type="float">
            <text:p>0.796039787184825</text:p>
          </table:table-cell>
          <table:table-cell office:value-type="float" office:value="0.0316507835193465" calcext:value-type="float">
            <text:p>0.0316507835193465</text:p>
          </table:table-cell>
          <table:table-cell office:value-type="float" office:value="0.789243580846634" calcext:value-type="float">
            <text:p>0.789243580846634</text:p>
          </table:table-cell>
          <table:table-cell office:value-type="float" office:value="0.0346653296338829" calcext:value-type="float">
            <text:p>0.0346653296338829</text:p>
          </table:table-cell>
          <table:table-cell office:value-type="float" office:value="0.783782095766829" calcext:value-type="float">
            <text:p>0.783782095766829</text:p>
          </table:table-cell>
          <table:table-cell office:value-type="float" office:value="0.035313512253272" calcext:value-type="float">
            <text:p>0.035313512253272</text:p>
          </table:table-cell>
          <table:table-cell office:value-type="float" office:value="0.793937080730974" calcext:value-type="float">
            <text:p>0.793937080730974</text:p>
          </table:table-cell>
          <table:table-cell office:value-type="float" office:value="0.033208668715606" calcext:value-type="float">
            <text:p>0.033208668715606</text:p>
          </table:table-cell>
          <table:table-cell office:value-type="float" office:value="0.791207494795281" calcext:value-type="float">
            <text:p>0.791207494795281</text:p>
          </table:table-cell>
          <table:table-cell office:value-type="float" office:value="0.0419477794752293" calcext:value-type="float">
            <text:p>0.0419477794752293</text:p>
          </table:table-cell>
          <table:table-cell office:value-type="float" office:value="0.793335646541753" calcext:value-type="float">
            <text:p>0.793335646541753</text:p>
          </table:table-cell>
          <table:table-cell office:value-type="float" office:value="0.0323592056108194" calcext:value-type="float">
            <text:p>0.0323592056108194</text:p>
          </table:table-cell>
          <table:table-cell office:value-type="float" office:value="0.79030996992829" calcext:value-type="float">
            <text:p>0.79030996992829</text:p>
          </table:table-cell>
          <table:table-cell office:value-type="float" office:value="0.0387840080443797" calcext:value-type="float">
            <text:p>0.0387840080443797</text:p>
          </table:table-cell>
          <table:table-cell office:value-type="float" office:value="0.787125838538052" calcext:value-type="float">
            <text:p>0.787125838538052</text:p>
          </table:table-cell>
          <table:table-cell office:value-type="float" office:value="0.0337113602188011" calcext:value-type="float">
            <text:p>0.0337113602188011</text:p>
          </table:table-cell>
          <table:table-cell office:value-type="float" office:value="0.793482535276428" calcext:value-type="float">
            <text:p>0.793482535276428</text:p>
          </table:table-cell>
          <table:table-cell office:value-type="float" office:value="0.0310813097615394" calcext:value-type="float">
            <text:p>0.03108130976153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Yeast_CYTvsNUC</text:p>
          </table:table-cell>
          <table:table-cell office:value-type="float" office:value="0.666966292134832" calcext:value-type="float">
            <text:p>0.666966292134832</text:p>
          </table:table-cell>
          <table:table-cell office:value-type="float" office:value="0.0341845630672032" calcext:value-type="float">
            <text:p>0.0341845630672032</text:p>
          </table:table-cell>
          <table:table-cell office:value-type="float" office:value="0.666941323345818" calcext:value-type="float">
            <text:p>0.666941323345818</text:p>
          </table:table-cell>
          <table:table-cell office:value-type="float" office:value="0.0371729377426854" calcext:value-type="float">
            <text:p>0.0371729377426854</text:p>
          </table:table-cell>
          <table:table-cell office:value-type="float" office:value="0.684918851435705" calcext:value-type="float">
            <text:p>0.684918851435705</text:p>
          </table:table-cell>
          <table:table-cell office:value-type="float" office:value="0.0573844665006816" calcext:value-type="float">
            <text:p>0.0573844665006816</text:p>
          </table:table-cell>
          <table:table-cell office:value-type="float" office:value="0.669213483146067" calcext:value-type="float">
            <text:p>0.669213483146067</text:p>
          </table:table-cell>
          <table:table-cell office:value-type="float" office:value="0.0454816770728019" calcext:value-type="float">
            <text:p>0.0454816770728019</text:p>
          </table:table-cell>
          <table:table-cell office:value-type="float" office:value="0.668077403245943" calcext:value-type="float">
            <text:p>0.668077403245943</text:p>
          </table:table-cell>
          <table:table-cell office:value-type="float" office:value="0.0270542618849453" calcext:value-type="float">
            <text:p>0.0270542618849453</text:p>
          </table:table-cell>
          <table:table-cell office:value-type="float" office:value="0.65585518102372" calcext:value-type="float">
            <text:p>0.65585518102372</text:p>
          </table:table-cell>
          <table:table-cell office:value-type="float" office:value="0.0513909804784179" calcext:value-type="float">
            <text:p>0.0513909804784179</text:p>
          </table:table-cell>
          <table:table-cell office:value-type="float" office:value="0.671460674157303" calcext:value-type="float">
            <text:p>0.671460674157303</text:p>
          </table:table-cell>
          <table:table-cell office:value-type="float" office:value="0.0551219030148836" calcext:value-type="float">
            <text:p>0.0551219030148836</text:p>
          </table:table-cell>
          <table:table-cell office:value-type="float" office:value="0.654769038701623" calcext:value-type="float">
            <text:p>0.654769038701623</text:p>
          </table:table-cell>
          <table:table-cell office:value-type="float" office:value="0.03303333197864" calcext:value-type="float">
            <text:p>0.03303333197864</text:p>
          </table:table-cell>
          <table:table-cell office:value-type="float" office:value="0.681548064918851" calcext:value-type="float">
            <text:p>0.681548064918851</text:p>
          </table:table-cell>
          <table:table-cell office:value-type="float" office:value="0.045456943527301" calcext:value-type="float">
            <text:p>0.045456943527301</text:p>
          </table:table-cell>
          <table:table-cell office:value-type="float" office:value="0.660299625468165" calcext:value-type="float">
            <text:p>0.660299625468165</text:p>
          </table:table-cell>
          <table:table-cell office:value-type="float" office:value="0.0634140883412004" calcext:value-type="float">
            <text:p>0.0634140883412004</text:p>
          </table:table-cell>
          <table:table-cell office:value-type="float" office:value="0.672571785268415" calcext:value-type="float">
            <text:p>0.672571785268415</text:p>
          </table:table-cell>
          <table:table-cell office:value-type="float" office:value="0.0551602454369406" calcext:value-type="float">
            <text:p>0.0551602454369406</text:p>
          </table:table-cell>
          <table:table-cell office:value-type="float" office:value="0.678189762796504" calcext:value-type="float">
            <text:p>0.678189762796504</text:p>
          </table:table-cell>
          <table:table-cell office:value-type="float" office:value="0.0427940265995234" calcext:value-type="float">
            <text:p>0.0427940265995234</text:p>
          </table:table-cell>
          <table:table-cell office:value-type="float" office:value="0.662534332084894" calcext:value-type="float">
            <text:p>0.662534332084894</text:p>
          </table:table-cell>
          <table:table-cell office:value-type="float" office:value="0.0501533157218571" calcext:value-type="float">
            <text:p>0.0501533157218571</text:p>
          </table:table-cell>
          <table:table-cell office:value-type="float" office:value="0.679325842696629" calcext:value-type="float">
            <text:p>0.679325842696629</text:p>
          </table:table-cell>
          <table:table-cell office:value-type="float" office:value="0.0532920767920238" calcext:value-type="float">
            <text:p>0.0532920767920238</text:p>
          </table:table-cell>
          <table:table-cell office:value-type="float" office:value="0.669225967540574" calcext:value-type="float">
            <text:p>0.669225967540574</text:p>
          </table:table-cell>
          <table:table-cell office:value-type="float" office:value="0.0625585203694641" calcext:value-type="float">
            <text:p>0.0625585203694641</text:p>
          </table:table-cell>
          <table:table-cell office:value-type="float" office:value="0.674794007490637" calcext:value-type="float">
            <text:p>0.674794007490637</text:p>
          </table:table-cell>
          <table:table-cell office:value-type="float" office:value="0.0532304043318337" calcext:value-type="float">
            <text:p>0.05323040433183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Yeast_CYTvsNUC</text:p>
          </table:table-cell>
          <table:table-cell office:value-type="float" office:value="0.665830212234707" calcext:value-type="float">
            <text:p>0.665830212234707</text:p>
          </table:table-cell>
          <table:table-cell office:value-type="float" office:value="0.0493116568130952" calcext:value-type="float">
            <text:p>0.0493116568130952</text:p>
          </table:table-cell>
          <table:table-cell office:value-type="float" office:value="0.664731585518102" calcext:value-type="float">
            <text:p>0.664731585518102</text:p>
          </table:table-cell>
          <table:table-cell office:value-type="float" office:value="0.0396317098704584" calcext:value-type="float">
            <text:p>0.0396317098704584</text:p>
          </table:table-cell>
          <table:table-cell office:value-type="float" office:value="0.672546816479401" calcext:value-type="float">
            <text:p>0.672546816479401</text:p>
          </table:table-cell>
          <table:table-cell office:value-type="float" office:value="0.0473224409636541" calcext:value-type="float">
            <text:p>0.0473224409636541</text:p>
          </table:table-cell>
          <table:table-cell office:value-type="float" office:value="0.680486891385768" calcext:value-type="float">
            <text:p>0.680486891385768</text:p>
          </table:table-cell>
          <table:table-cell office:value-type="float" office:value="0.0356417765691766" calcext:value-type="float">
            <text:p>0.0356417765691766</text:p>
          </table:table-cell>
          <table:table-cell office:value-type="float" office:value="0.688302122347066" calcext:value-type="float">
            <text:p>0.688302122347066</text:p>
          </table:table-cell>
          <table:table-cell office:value-type="float" office:value="0.0345288275666235" calcext:value-type="float">
            <text:p>0.0345288275666235</text:p>
          </table:table-cell>
          <table:table-cell office:value-type="float" office:value="0.671498127340824" calcext:value-type="float">
            <text:p>0.671498127340824</text:p>
          </table:table-cell>
          <table:table-cell office:value-type="float" office:value="0.0481477722840403" calcext:value-type="float">
            <text:p>0.0481477722840403</text:p>
          </table:table-cell>
          <table:table-cell office:value-type="float" office:value="0.688202247191011" calcext:value-type="float">
            <text:p>0.688202247191011</text:p>
          </table:table-cell>
          <table:table-cell office:value-type="float" office:value="0.0634484952462131" calcext:value-type="float">
            <text:p>0.0634484952462131</text:p>
          </table:table-cell>
          <table:table-cell office:value-type="float" office:value="0.677103620474407" calcext:value-type="float">
            <text:p>0.677103620474407</text:p>
          </table:table-cell>
          <table:table-cell office:value-type="float" office:value="0.0440888767921318" calcext:value-type="float">
            <text:p>0.0440888767921318</text:p>
          </table:table-cell>
          <table:table-cell office:value-type="float" office:value="0.677116104868914" calcext:value-type="float">
            <text:p>0.677116104868914</text:p>
          </table:table-cell>
          <table:table-cell office:value-type="float" office:value="0.0430515172696413" calcext:value-type="float">
            <text:p>0.0430515172696413</text:p>
          </table:table-cell>
          <table:table-cell office:value-type="float" office:value="0.67812734082397" calcext:value-type="float">
            <text:p>0.67812734082397</text:p>
          </table:table-cell>
          <table:table-cell office:value-type="float" office:value="0.056186057200301" calcext:value-type="float">
            <text:p>0.056186057200301</text:p>
          </table:table-cell>
          <table:table-cell office:value-type="float" office:value="0.686079900124844" calcext:value-type="float">
            <text:p>0.686079900124844</text:p>
          </table:table-cell>
          <table:table-cell office:value-type="float" office:value="0.0500367045710976" calcext:value-type="float">
            <text:p>0.0500367045710976</text:p>
          </table:table-cell>
          <table:table-cell office:value-type="float" office:value="0.671523096129838" calcext:value-type="float">
            <text:p>0.671523096129838</text:p>
          </table:table-cell>
          <table:table-cell office:value-type="float" office:value="0.0270075188472389" calcext:value-type="float">
            <text:p>0.0270075188472389</text:p>
          </table:table-cell>
          <table:table-cell office:value-type="float" office:value="0.675967540574282" calcext:value-type="float">
            <text:p>0.675967540574282</text:p>
          </table:table-cell>
          <table:table-cell office:value-type="float" office:value="0.0483510371874643" calcext:value-type="float">
            <text:p>0.0483510371874643</text:p>
          </table:table-cell>
          <table:table-cell office:value-type="float" office:value="0.679350811485643" calcext:value-type="float">
            <text:p>0.679350811485643</text:p>
          </table:table-cell>
          <table:table-cell office:value-type="float" office:value="0.0438789793584991" calcext:value-type="float">
            <text:p>0.0438789793584991</text:p>
          </table:table-cell>
          <table:table-cell office:value-type="float" office:value="0.691610486891386" calcext:value-type="float">
            <text:p>0.691610486891386</text:p>
          </table:table-cell>
          <table:table-cell office:value-type="float" office:value="0.0545772837000201" calcext:value-type="float">
            <text:p>0.0545772837000201</text:p>
          </table:table-cell>
          <table:table-cell office:value-type="float" office:value="0.690549313358302" calcext:value-type="float">
            <text:p>0.690549313358302</text:p>
          </table:table-cell>
          <table:table-cell office:value-type="float" office:value="0.0594342281383049" calcext:value-type="float">
            <text:p>0.05943422813830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Yeast_CYTvsNUC</text:p>
          </table:table-cell>
          <table:table-cell office:value-type="float" office:value="0.673695380774032" calcext:value-type="float">
            <text:p>0.673695380774032</text:p>
          </table:table-cell>
          <table:table-cell office:value-type="float" office:value="0.0606234464443743" calcext:value-type="float">
            <text:p>0.0606234464443743</text:p>
          </table:table-cell>
          <table:table-cell office:value-type="float" office:value="0.671485642946317" calcext:value-type="float">
            <text:p>0.671485642946317</text:p>
          </table:table-cell>
          <table:table-cell office:value-type="float" office:value="0.0317128850399245" calcext:value-type="float">
            <text:p>0.0317128850399245</text:p>
          </table:table-cell>
          <table:table-cell office:value-type="float" office:value="0.678139825218477" calcext:value-type="float">
            <text:p>0.678139825218477</text:p>
          </table:table-cell>
          <table:table-cell office:value-type="float" office:value="0.0607135457126233" calcext:value-type="float">
            <text:p>0.0607135457126233</text:p>
          </table:table-cell>
          <table:table-cell office:value-type="float" office:value="0.676004993757803" calcext:value-type="float">
            <text:p>0.676004993757803</text:p>
          </table:table-cell>
          <table:table-cell office:value-type="float" office:value="0.0574015751779166" calcext:value-type="float">
            <text:p>0.0574015751779166</text:p>
          </table:table-cell>
          <table:table-cell office:value-type="float" office:value="0.683782771535581" calcext:value-type="float">
            <text:p>0.683782771535581</text:p>
          </table:table-cell>
          <table:table-cell office:value-type="float" office:value="0.046279921543189" calcext:value-type="float">
            <text:p>0.046279921543189</text:p>
          </table:table-cell>
          <table:table-cell office:value-type="float" office:value="0.669238451935081" calcext:value-type="float">
            <text:p>0.669238451935081</text:p>
          </table:table-cell>
          <table:table-cell office:value-type="float" office:value="0.0421206523513747" calcext:value-type="float">
            <text:p>0.0421206523513747</text:p>
          </table:table-cell>
          <table:table-cell office:value-type="float" office:value="0.698339575530587" calcext:value-type="float">
            <text:p>0.698339575530587</text:p>
          </table:table-cell>
          <table:table-cell office:value-type="float" office:value="0.0514281646856884" calcext:value-type="float">
            <text:p>0.0514281646856884</text:p>
          </table:table-cell>
          <table:table-cell office:value-type="float" office:value="0.675955056179775" calcext:value-type="float">
            <text:p>0.675955056179775</text:p>
          </table:table-cell>
          <table:table-cell office:value-type="float" office:value="0.0487294276508433" calcext:value-type="float">
            <text:p>0.0487294276508433</text:p>
          </table:table-cell>
          <table:table-cell office:value-type="float" office:value="0.678264669163546" calcext:value-type="float">
            <text:p>0.678264669163546</text:p>
          </table:table-cell>
          <table:table-cell office:value-type="float" office:value="0.043465317889753" calcext:value-type="float">
            <text:p>0.043465317889753</text:p>
          </table:table-cell>
          <table:table-cell office:value-type="float" office:value="0.677066167290886" calcext:value-type="float">
            <text:p>0.677066167290886</text:p>
          </table:table-cell>
          <table:table-cell office:value-type="float" office:value="0.0459372961471857" calcext:value-type="float">
            <text:p>0.0459372961471857</text:p>
          </table:table-cell>
          <table:table-cell office:value-type="float" office:value="0.684893882646692" calcext:value-type="float">
            <text:p>0.684893882646692</text:p>
          </table:table-cell>
          <table:table-cell office:value-type="float" office:value="0.0535493698867847" calcext:value-type="float">
            <text:p>0.0535493698867847</text:p>
          </table:table-cell>
          <table:table-cell office:value-type="float" office:value="0.682771535580524" calcext:value-type="float">
            <text:p>0.682771535580524</text:p>
          </table:table-cell>
          <table:table-cell office:value-type="float" office:value="0.0433569918342509" calcext:value-type="float">
            <text:p>0.0433569918342509</text:p>
          </table:table-cell>
          <table:table-cell office:value-type="float" office:value="0.681535580524345" calcext:value-type="float">
            <text:p>0.681535580524345</text:p>
          </table:table-cell>
          <table:table-cell office:value-type="float" office:value="0.0504876230326666" calcext:value-type="float">
            <text:p>0.0504876230326666</text:p>
          </table:table-cell>
          <table:table-cell office:value-type="float" office:value="0.67481897627965" calcext:value-type="float">
            <text:p>0.67481897627965</text:p>
          </table:table-cell>
          <table:table-cell office:value-type="float" office:value="0.0441540655767501" calcext:value-type="float">
            <text:p>0.0441540655767501</text:p>
          </table:table-cell>
          <table:table-cell office:value-type="float" office:value="0.684893882646692" calcext:value-type="float">
            <text:p>0.684893882646692</text:p>
          </table:table-cell>
          <table:table-cell office:value-type="float" office:value="0.0540764702099878" calcext:value-type="float">
            <text:p>0.0540764702099878</text:p>
          </table:table-cell>
          <table:table-cell office:value-type="float" office:value="0.684943820224719" calcext:value-type="float">
            <text:p>0.684943820224719</text:p>
          </table:table-cell>
          <table:table-cell office:value-type="float" office:value="0.047723645350288" calcext:value-type="float">
            <text:p>0.0477236453502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Yeast_CYTvsNUC</text:p>
          </table:table-cell>
          <table:table-cell office:value-type="float" office:value="0.672546816479401" calcext:value-type="float">
            <text:p>0.672546816479401</text:p>
          </table:table-cell>
          <table:table-cell office:value-type="float" office:value="0.0622018716357171" calcext:value-type="float">
            <text:p>0.0622018716357171</text:p>
          </table:table-cell>
          <table:table-cell office:value-type="float" office:value="0.671498127340824" calcext:value-type="float">
            <text:p>0.671498127340824</text:p>
          </table:table-cell>
          <table:table-cell office:value-type="float" office:value="0.0283197420519345" calcext:value-type="float">
            <text:p>0.0283197420519345</text:p>
          </table:table-cell>
          <table:table-cell office:value-type="float" office:value="0.690499375780275" calcext:value-type="float">
            <text:p>0.690499375780275</text:p>
          </table:table-cell>
          <table:table-cell office:value-type="float" office:value="0.0505108737971879" calcext:value-type="float">
            <text:p>0.0505108737971879</text:p>
          </table:table-cell>
          <table:table-cell office:value-type="float" office:value="0.672621722846442" calcext:value-type="float">
            <text:p>0.672621722846442</text:p>
          </table:table-cell>
          <table:table-cell office:value-type="float" office:value="0.0503374216548521" calcext:value-type="float">
            <text:p>0.0503374216548521</text:p>
          </table:table-cell>
          <table:table-cell office:value-type="float" office:value="0.68043695380774" calcext:value-type="float">
            <text:p>0.68043695380774</text:p>
          </table:table-cell>
          <table:table-cell office:value-type="float" office:value="0.0441539871341209" calcext:value-type="float">
            <text:p>0.0441539871341209</text:p>
          </table:table-cell>
          <table:table-cell office:value-type="float" office:value="0.673732833957553" calcext:value-type="float">
            <text:p>0.673732833957553</text:p>
          </table:table-cell>
          <table:table-cell office:value-type="float" office:value="0.0471344342432965" calcext:value-type="float">
            <text:p>0.0471344342432965</text:p>
          </table:table-cell>
          <table:table-cell office:value-type="float" office:value="0.691622971285893" calcext:value-type="float">
            <text:p>0.691622971285893</text:p>
          </table:table-cell>
          <table:table-cell office:value-type="float" office:value="0.0502311543223319" calcext:value-type="float">
            <text:p>0.0502311543223319</text:p>
          </table:table-cell>
          <table:table-cell office:value-type="float" office:value="0.67705368289638" calcext:value-type="float">
            <text:p>0.67705368289638</text:p>
          </table:table-cell>
          <table:table-cell office:value-type="float" office:value="0.0486783175657382" calcext:value-type="float">
            <text:p>0.0486783175657382</text:p>
          </table:table-cell>
          <table:table-cell office:value-type="float" office:value="0.687141073657928" calcext:value-type="float">
            <text:p>0.687141073657928</text:p>
          </table:table-cell>
          <table:table-cell office:value-type="float" office:value="0.0461858483251801" calcext:value-type="float">
            <text:p>0.0461858483251801</text:p>
          </table:table-cell>
          <table:table-cell office:value-type="float" office:value="0.673707865168539" calcext:value-type="float">
            <text:p>0.673707865168539</text:p>
          </table:table-cell>
          <table:table-cell office:value-type="float" office:value="0.0481852058129842" calcext:value-type="float">
            <text:p>0.0481852058129842</text:p>
          </table:table-cell>
          <table:table-cell office:value-type="float" office:value="0.68832709113608" calcext:value-type="float">
            <text:p>0.68832709113608</text:p>
          </table:table-cell>
          <table:table-cell office:value-type="float" office:value="0.0497020820515634" calcext:value-type="float">
            <text:p>0.0497020820515634</text:p>
          </table:table-cell>
          <table:table-cell office:value-type="float" office:value="0.681610486891386" calcext:value-type="float">
            <text:p>0.681610486891386</text:p>
          </table:table-cell>
          <table:table-cell office:value-type="float" office:value="0.0427580761163507" calcext:value-type="float">
            <text:p>0.0427580761163507</text:p>
          </table:table-cell>
          <table:table-cell office:value-type="float" office:value="0.681548064918851" calcext:value-type="float">
            <text:p>0.681548064918851</text:p>
          </table:table-cell>
          <table:table-cell office:value-type="float" office:value="0.0438868957578622" calcext:value-type="float">
            <text:p>0.0438868957578622</text:p>
          </table:table-cell>
          <table:table-cell office:value-type="float" office:value="0.673757802746567" calcext:value-type="float">
            <text:p>0.673757802746567</text:p>
          </table:table-cell>
          <table:table-cell office:value-type="float" office:value="0.0466315782716721" calcext:value-type="float">
            <text:p>0.0466315782716721</text:p>
          </table:table-cell>
          <table:table-cell office:value-type="float" office:value="0.684906367041198" calcext:value-type="float">
            <text:p>0.684906367041198</text:p>
          </table:table-cell>
          <table:table-cell office:value-type="float" office:value="0.0458515796800188" calcext:value-type="float">
            <text:p>0.0458515796800188</text:p>
          </table:table-cell>
          <table:table-cell office:value-type="float" office:value="0.688289637952559" calcext:value-type="float">
            <text:p>0.688289637952559</text:p>
          </table:table-cell>
          <table:table-cell office:value-type="float" office:value="0.0476426769766663" calcext:value-type="float">
            <text:p>0.047642676976666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Yeast_CYTvsNUC</text:p>
          </table:table-cell>
          <table:table-cell office:value-type="float" office:value="0.673707865168539" calcext:value-type="float">
            <text:p>0.673707865168539</text:p>
          </table:table-cell>
          <table:table-cell office:value-type="float" office:value="0.0598533289707755" calcext:value-type="float">
            <text:p>0.0598533289707755</text:p>
          </table:table-cell>
          <table:table-cell office:value-type="float" office:value="0.664744069912609" calcext:value-type="float">
            <text:p>0.664744069912609</text:p>
          </table:table-cell>
          <table:table-cell office:value-type="float" office:value="0.0395259952202869" calcext:value-type="float">
            <text:p>0.0395259952202869</text:p>
          </table:table-cell>
          <table:table-cell office:value-type="float" office:value="0.681548064918851" calcext:value-type="float">
            <text:p>0.681548064918851</text:p>
          </table:table-cell>
          <table:table-cell office:value-type="float" office:value="0.0493056423075436" calcext:value-type="float">
            <text:p>0.0493056423075436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538133304939297" calcext:value-type="float">
            <text:p>0.0538133304939297</text:p>
          </table:table-cell>
          <table:table-cell office:value-type="float" office:value="0.687153558052435" calcext:value-type="float">
            <text:p>0.687153558052435</text:p>
          </table:table-cell>
          <table:table-cell office:value-type="float" office:value="0.0442736227469314" calcext:value-type="float">
            <text:p>0.0442736227469314</text:p>
          </table:table-cell>
          <table:table-cell office:value-type="float" office:value="0.673707865168539" calcext:value-type="float">
            <text:p>0.673707865168539</text:p>
          </table:table-cell>
          <table:table-cell office:value-type="float" office:value="0.0507437425517229" calcext:value-type="float">
            <text:p>0.0507437425517229</text:p>
          </table:table-cell>
          <table:table-cell office:value-type="float" office:value="0.693870162297129" calcext:value-type="float">
            <text:p>0.693870162297129</text:p>
          </table:table-cell>
          <table:table-cell office:value-type="float" office:value="0.0466673891839943" calcext:value-type="float">
            <text:p>0.0466673891839943</text:p>
          </table:table-cell>
          <table:table-cell office:value-type="float" office:value="0.684931335830212" calcext:value-type="float">
            <text:p>0.684931335830212</text:p>
          </table:table-cell>
          <table:table-cell office:value-type="float" office:value="0.0472004800038322" calcext:value-type="float">
            <text:p>0.0472004800038322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459316843444534" calcext:value-type="float">
            <text:p>0.0459316843444534</text:p>
          </table:table-cell>
          <table:table-cell office:value-type="float" office:value="0.681548064918851" calcext:value-type="float">
            <text:p>0.681548064918851</text:p>
          </table:table-cell>
          <table:table-cell office:value-type="float" office:value="0.0472722183691812" calcext:value-type="float">
            <text:p>0.0472722183691812</text:p>
          </table:table-cell>
          <table:table-cell office:value-type="float" office:value="0.690536828963795" calcext:value-type="float">
            <text:p>0.690536828963795</text:p>
          </table:table-cell>
          <table:table-cell office:value-type="float" office:value="0.0556003099030988" calcext:value-type="float">
            <text:p>0.0556003099030988</text:p>
          </table:table-cell>
          <table:table-cell office:value-type="float" office:value="0.683845193508115" calcext:value-type="float">
            <text:p>0.683845193508115</text:p>
          </table:table-cell>
          <table:table-cell office:value-type="float" office:value="0.0399586965284942" calcext:value-type="float">
            <text:p>0.0399586965284942</text:p>
          </table:table-cell>
          <table:table-cell office:value-type="float" office:value="0.684931335830212" calcext:value-type="float">
            <text:p>0.684931335830212</text:p>
          </table:table-cell>
          <table:table-cell office:value-type="float" office:value="0.0444453815434537" calcext:value-type="float">
            <text:p>0.0444453815434537</text:p>
          </table:table-cell>
          <table:table-cell office:value-type="float" office:value="0.674881398252185" calcext:value-type="float">
            <text:p>0.674881398252185</text:p>
          </table:table-cell>
          <table:table-cell office:value-type="float" office:value="0.0470960828000215" calcext:value-type="float">
            <text:p>0.0470960828000215</text:p>
          </table:table-cell>
          <table:table-cell office:value-type="float" office:value="0.686029962546817" calcext:value-type="float">
            <text:p>0.686029962546817</text:p>
          </table:table-cell>
          <table:table-cell office:value-type="float" office:value="0.046015733073784" calcext:value-type="float">
            <text:p>0.046015733073784</text:p>
          </table:table-cell>
          <table:table-cell office:value-type="float" office:value="0.688289637952559" calcext:value-type="float">
            <text:p>0.688289637952559</text:p>
          </table:table-cell>
          <table:table-cell office:value-type="float" office:value="0.0479297351521227" calcext:value-type="float">
            <text:p>0.047929735152122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Yeast_CYTvsNUC</text:p>
          </table:table-cell>
          <table:table-cell office:value-type="float" office:value="0.670549313358302" calcext:value-type="float">
            <text:p>0.670549313358302</text:p>
          </table:table-cell>
          <table:table-cell office:value-type="float" office:value="0.0532349733862331" calcext:value-type="float">
            <text:p>0.0532349733862331</text:p>
          </table:table-cell>
          <table:table-cell office:value-type="float" office:value="0.667880149812734" calcext:value-type="float">
            <text:p>0.667880149812734</text:p>
          </table:table-cell>
          <table:table-cell office:value-type="float" office:value="0.0352726539850579" calcext:value-type="float">
            <text:p>0.0352726539850579</text:p>
          </table:table-cell>
          <table:table-cell office:value-type="float" office:value="0.681530586766542" calcext:value-type="float">
            <text:p>0.681530586766542</text:p>
          </table:table-cell>
          <table:table-cell office:value-type="float" office:value="0.0530473938563381" calcext:value-type="float">
            <text:p>0.0530473938563381</text:p>
          </table:table-cell>
          <table:table-cell office:value-type="float" office:value="0.675755305867665" calcext:value-type="float">
            <text:p>0.675755305867665</text:p>
          </table:table-cell>
          <table:table-cell office:value-type="float" office:value="0.0485351561937354" calcext:value-type="float">
            <text:p>0.0485351561937354</text:p>
          </table:table-cell>
          <table:table-cell office:value-type="float" office:value="0.681550561797753" calcext:value-type="float">
            <text:p>0.681550561797753</text:p>
          </table:table-cell>
          <table:table-cell office:value-type="float" office:value="0.039258124175162" calcext:value-type="float">
            <text:p>0.039258124175162</text:p>
          </table:table-cell>
          <table:table-cell office:value-type="float" office:value="0.668806491885144" calcext:value-type="float">
            <text:p>0.668806491885144</text:p>
          </table:table-cell>
          <table:table-cell office:value-type="float" office:value="0.0479075163817705" calcext:value-type="float">
            <text:p>0.0479075163817705</text:p>
          </table:table-cell>
          <table:table-cell office:value-type="float" office:value="0.688699126092384" calcext:value-type="float">
            <text:p>0.688699126092384</text:p>
          </table:table-cell>
          <table:table-cell office:value-type="float" office:value="0.0533794212906223" calcext:value-type="float">
            <text:p>0.0533794212906223</text:p>
          </table:table-cell>
          <table:table-cell office:value-type="float" office:value="0.673962546816479" calcext:value-type="float">
            <text:p>0.673962546816479</text:p>
          </table:table-cell>
          <table:table-cell office:value-type="float" office:value="0.0443460867982371" calcext:value-type="float">
            <text:p>0.0443460867982371</text:p>
          </table:table-cell>
          <table:table-cell office:value-type="float" office:value="0.680903870162297" calcext:value-type="float">
            <text:p>0.680903870162297</text:p>
          </table:table-cell>
          <table:table-cell office:value-type="float" office:value="0.0448182622712658" calcext:value-type="float">
            <text:p>0.0448182622712658</text:p>
          </table:table-cell>
          <table:table-cell office:value-type="float" office:value="0.674149812734082" calcext:value-type="float">
            <text:p>0.674149812734082</text:p>
          </table:table-cell>
          <table:table-cell office:value-type="float" office:value="0.0521989731741705" calcext:value-type="float">
            <text:p>0.0521989731741705</text:p>
          </table:table-cell>
          <table:table-cell office:value-type="float" office:value="0.684481897627965" calcext:value-type="float">
            <text:p>0.684481897627965</text:p>
          </table:table-cell>
          <table:table-cell office:value-type="float" office:value="0.052809742369897" calcext:value-type="float">
            <text:p>0.052809742369897</text:p>
          </table:table-cell>
          <table:table-cell office:value-type="float" office:value="0.679588014981273" calcext:value-type="float">
            <text:p>0.679588014981273</text:p>
          </table:table-cell>
          <table:table-cell office:value-type="float" office:value="0.0391750619851716" calcext:value-type="float">
            <text:p>0.0391750619851716</text:p>
          </table:table-cell>
          <table:table-cell office:value-type="float" office:value="0.677303370786517" calcext:value-type="float">
            <text:p>0.677303370786517</text:p>
          </table:table-cell>
          <table:table-cell office:value-type="float" office:value="0.0474648506486608" calcext:value-type="float">
            <text:p>0.0474648506486608</text:p>
          </table:table-cell>
          <table:table-cell office:value-type="float" office:value="0.676426966292135" calcext:value-type="float">
            <text:p>0.676426966292135</text:p>
          </table:table-cell>
          <table:table-cell office:value-type="float" office:value="0.0470105565597933" calcext:value-type="float">
            <text:p>0.0470105565597933</text:p>
          </table:table-cell>
          <table:table-cell office:value-type="float" office:value="0.683333333333333" calcext:value-type="float">
            <text:p>0.683333333333333</text:p>
          </table:table-cell>
          <table:table-cell office:value-type="float" office:value="0.052615917406655" calcext:value-type="float">
            <text:p>0.052615917406655</text:p>
          </table:table-cell>
          <table:table-cell office:value-type="float" office:value="0.685373283395755" calcext:value-type="float">
            <text:p>0.685373283395755</text:p>
          </table:table-cell>
          <table:table-cell office:value-type="float" office:value="0.0511921379898431" calcext:value-type="float">
            <text:p>0.05119213798984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63595505617977" calcext:value-type="float">
            <text:p>0.663595505617977</text:p>
          </table:table-cell>
          <table:table-cell office:value-type="float" office:value="0.038139737811723" calcext:value-type="float">
            <text:p>0.038139737811723</text:p>
          </table:table-cell>
          <table:table-cell office:value-type="float" office:value="0.668152309612984" calcext:value-type="float">
            <text:p>0.668152309612984</text:p>
          </table:table-cell>
          <table:table-cell office:value-type="float" office:value="0.0538110858065909" calcext:value-type="float">
            <text:p>0.0538110858065909</text:p>
          </table:table-cell>
          <table:table-cell office:value-type="float" office:value="0.666991260923845" calcext:value-type="float">
            <text:p>0.666991260923845</text:p>
          </table:table-cell>
          <table:table-cell office:value-type="float" office:value="0.0497145874404501" calcext:value-type="float">
            <text:p>0.0497145874404501</text:p>
          </table:table-cell>
          <table:table-cell office:value-type="float" office:value="0.663632958801498" calcext:value-type="float">
            <text:p>0.663632958801498</text:p>
          </table:table-cell>
          <table:table-cell office:value-type="float" office:value="0.0562445350458942" calcext:value-type="float">
            <text:p>0.0562445350458942</text:p>
          </table:table-cell>
          <table:table-cell office:value-type="float" office:value="0.667041198501873" calcext:value-type="float">
            <text:p>0.667041198501873</text:p>
          </table:table-cell>
          <table:table-cell office:value-type="float" office:value="0.0321918288723125" calcext:value-type="float">
            <text:p>0.0321918288723125</text:p>
          </table:table-cell>
          <table:table-cell office:value-type="float" office:value="0.664769038701623" calcext:value-type="float">
            <text:p>0.664769038701623</text:p>
          </table:table-cell>
          <table:table-cell office:value-type="float" office:value="0.0443439881791319" calcext:value-type="float">
            <text:p>0.0443439881791319</text:p>
          </table:table-cell>
          <table:table-cell office:value-type="float" office:value="0.669225967540574" calcext:value-type="float">
            <text:p>0.669225967540574</text:p>
          </table:table-cell>
          <table:table-cell office:value-type="float" office:value="0.0337250846108892" calcext:value-type="float">
            <text:p>0.0337250846108892</text:p>
          </table:table-cell>
          <table:table-cell office:value-type="float" office:value="0.659088639200999" calcext:value-type="float">
            <text:p>0.659088639200999</text:p>
          </table:table-cell>
          <table:table-cell office:value-type="float" office:value="0.05766240914265" calcext:value-type="float">
            <text:p>0.05766240914265</text:p>
          </table:table-cell>
          <table:table-cell office:value-type="float" office:value="0.656916354556804" calcext:value-type="float">
            <text:p>0.656916354556804</text:p>
          </table:table-cell>
          <table:table-cell office:value-type="float" office:value="0.0289904767304518" calcext:value-type="float">
            <text:p>0.0289904767304518</text:p>
          </table:table-cell>
          <table:table-cell office:value-type="float" office:value="0.648014981273408" calcext:value-type="float">
            <text:p>0.648014981273408</text:p>
          </table:table-cell>
          <table:table-cell office:value-type="float" office:value="0.043334266685533" calcext:value-type="float">
            <text:p>0.043334266685533</text:p>
          </table:table-cell>
          <table:table-cell office:value-type="float" office:value="0.668164794007491" calcext:value-type="float">
            <text:p>0.668164794007491</text:p>
          </table:table-cell>
          <table:table-cell office:value-type="float" office:value="0.0496685777450286" calcext:value-type="float">
            <text:p>0.0496685777450286</text:p>
          </table:table-cell>
          <table:table-cell office:value-type="float" office:value="0.649088639200999" calcext:value-type="float">
            <text:p>0.649088639200999</text:p>
          </table:table-cell>
          <table:table-cell office:value-type="float" office:value="0.0611599091388048" calcext:value-type="float">
            <text:p>0.0611599091388048</text:p>
          </table:table-cell>
          <table:table-cell office:value-type="float" office:value="0.684968789013733" calcext:value-type="float">
            <text:p>0.684968789013733</text:p>
          </table:table-cell>
          <table:table-cell office:value-type="float" office:value="0.0333175721503728" calcext:value-type="float">
            <text:p>0.0333175721503728</text:p>
          </table:table-cell>
          <table:table-cell office:value-type="float" office:value="0.67147315855181" calcext:value-type="float">
            <text:p>0.67147315855181</text:p>
          </table:table-cell>
          <table:table-cell office:value-type="float" office:value="0.0488578391345278" calcext:value-type="float">
            <text:p>0.0488578391345278</text:p>
          </table:table-cell>
          <table:table-cell office:value-type="float" office:value="0.678152309612984" calcext:value-type="float">
            <text:p>0.678152309612984</text:p>
          </table:table-cell>
          <table:table-cell office:value-type="float" office:value="0.045306676290411" calcext:value-type="float">
            <text:p>0.045306676290411</text:p>
          </table:table-cell>
          <table:table-cell office:value-type="float" office:value="0.661360799001248" calcext:value-type="float">
            <text:p>0.661360799001248</text:p>
          </table:table-cell>
          <table:table-cell office:value-type="float" office:value="0.0495513308606827" calcext:value-type="float">
            <text:p>0.04955133086068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1560549313358" calcext:value-type="float">
            <text:p>0.681560549313358</text:p>
          </table:table-cell>
          <table:table-cell office:value-type="float" office:value="0.0421538948772877" calcext:value-type="float">
            <text:p>0.0421538948772877</text:p>
          </table:table-cell>
          <table:table-cell office:value-type="float" office:value="0.683832709113608" calcext:value-type="float">
            <text:p>0.683832709113608</text:p>
          </table:table-cell>
          <table:table-cell office:value-type="float" office:value="0.044395136074817" calcext:value-type="float">
            <text:p>0.044395136074817</text:p>
          </table:table-cell>
          <table:table-cell office:value-type="float" office:value="0.681560549313358" calcext:value-type="float">
            <text:p>0.681560549313358</text:p>
          </table:table-cell>
          <table:table-cell office:value-type="float" office:value="0.0447507470327775" calcext:value-type="float">
            <text:p>0.0447507470327775</text:p>
          </table:table-cell>
          <table:table-cell office:value-type="float" office:value="0.679388264669164" calcext:value-type="float">
            <text:p>0.679388264669164</text:p>
          </table:table-cell>
          <table:table-cell office:value-type="float" office:value="0.0498693683836898" calcext:value-type="float">
            <text:p>0.0498693683836898</text:p>
          </table:table-cell>
          <table:table-cell office:value-type="float" office:value="0.675942571785268" calcext:value-type="float">
            <text:p>0.675942571785268</text:p>
          </table:table-cell>
          <table:table-cell office:value-type="float" office:value="0.0455413360435621" calcext:value-type="float">
            <text:p>0.0455413360435621</text:p>
          </table:table-cell>
          <table:table-cell office:value-type="float" office:value="0.68498127340824" calcext:value-type="float">
            <text:p>0.68498127340824</text:p>
          </table:table-cell>
          <table:table-cell office:value-type="float" office:value="0.0424485752788251" calcext:value-type="float">
            <text:p>0.0424485752788251</text:p>
          </table:table-cell>
          <table:table-cell office:value-type="float" office:value="0.691647940074906" calcext:value-type="float">
            <text:p>0.691647940074906</text:p>
          </table:table-cell>
          <table:table-cell office:value-type="float" office:value="0.0390338502716747" calcext:value-type="float">
            <text:p>0.0390338502716747</text:p>
          </table:table-cell>
          <table:table-cell office:value-type="float" office:value="0.670362047440699" calcext:value-type="float">
            <text:p>0.670362047440699</text:p>
          </table:table-cell>
          <table:table-cell office:value-type="float" office:value="0.0532468231558317" calcext:value-type="float">
            <text:p>0.0532468231558317</text:p>
          </table:table-cell>
          <table:table-cell office:value-type="float" office:value="0.689425717852684" calcext:value-type="float">
            <text:p>0.689425717852684</text:p>
          </table:table-cell>
          <table:table-cell office:value-type="float" office:value="0.0470244071751715" calcext:value-type="float">
            <text:p>0.0470244071751715</text:p>
          </table:table-cell>
          <table:table-cell office:value-type="float" office:value="0.662496878901373" calcext:value-type="float">
            <text:p>0.662496878901373</text:p>
          </table:table-cell>
          <table:table-cell office:value-type="float" office:value="0.0448851052176326" calcext:value-type="float">
            <text:p>0.0448851052176326</text:p>
          </table:table-cell>
          <table:table-cell office:value-type="float" office:value="0.669188514357054" calcext:value-type="float">
            <text:p>0.669188514357054</text:p>
          </table:table-cell>
          <table:table-cell office:value-type="float" office:value="0.0637772638120722" calcext:value-type="float">
            <text:p>0.0637772638120722</text:p>
          </table:table-cell>
          <table:table-cell office:value-type="float" office:value="0.678202247191011" calcext:value-type="float">
            <text:p>0.678202247191011</text:p>
          </table:table-cell>
          <table:table-cell office:value-type="float" office:value="0.0452714664259441" calcext:value-type="float">
            <text:p>0.0452714664259441</text:p>
          </table:table-cell>
          <table:table-cell office:value-type="float" office:value="0.686029962546817" calcext:value-type="float">
            <text:p>0.686029962546817</text:p>
          </table:table-cell>
          <table:table-cell office:value-type="float" office:value="0.0468816839124409" calcext:value-type="float">
            <text:p>0.0468816839124409</text:p>
          </table:table-cell>
          <table:table-cell office:value-type="float" office:value="0.679288389513109" calcext:value-type="float">
            <text:p>0.679288389513109</text:p>
          </table:table-cell>
          <table:table-cell office:value-type="float" office:value="0.0488246936596213" calcext:value-type="float">
            <text:p>0.0488246936596213</text:p>
          </table:table-cell>
          <table:table-cell office:value-type="float" office:value="0.686004993757803" calcext:value-type="float">
            <text:p>0.686004993757803</text:p>
          </table:table-cell>
          <table:table-cell office:value-type="float" office:value="0.0439704576937439" calcext:value-type="float">
            <text:p>0.0439704576937439</text:p>
          </table:table-cell>
          <table:table-cell office:value-type="float" office:value="0.665917602996255" calcext:value-type="float">
            <text:p>0.665917602996255</text:p>
          </table:table-cell>
          <table:table-cell office:value-type="float" office:value="0.0539522320525171" calcext:value-type="float">
            <text:p>0.05395223205251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2684144818976" calcext:value-type="float">
            <text:p>0.682684144818976</text:p>
          </table:table-cell>
          <table:table-cell office:value-type="float" office:value="0.0468178683846295" calcext:value-type="float">
            <text:p>0.0468178683846295</text:p>
          </table:table-cell>
          <table:table-cell office:value-type="float" office:value="0.682734082397004" calcext:value-type="float">
            <text:p>0.682734082397004</text:p>
          </table:table-cell>
          <table:table-cell office:value-type="float" office:value="0.0445883062284853" calcext:value-type="float">
            <text:p>0.0445883062284853</text:p>
          </table:table-cell>
          <table:table-cell office:value-type="float" office:value="0.683832709113608" calcext:value-type="float">
            <text:p>0.683832709113608</text:p>
          </table:table-cell>
          <table:table-cell office:value-type="float" office:value="0.0434511634307489" calcext:value-type="float">
            <text:p>0.0434511634307489</text:p>
          </table:table-cell>
          <table:table-cell office:value-type="float" office:value="0.687215980024969" calcext:value-type="float">
            <text:p>0.687215980024969</text:p>
          </table:table-cell>
          <table:table-cell office:value-type="float" office:value="0.0415258394863659" calcext:value-type="float">
            <text:p>0.0415258394863659</text:p>
          </table:table-cell>
          <table:table-cell office:value-type="float" office:value="0.687215980024969" calcext:value-type="float">
            <text:p>0.687215980024969</text:p>
          </table:table-cell>
          <table:table-cell office:value-type="float" office:value="0.0564202617780902" calcext:value-type="float">
            <text:p>0.0564202617780902</text:p>
          </table:table-cell>
          <table:table-cell office:value-type="float" office:value="0.689463171036205" calcext:value-type="float">
            <text:p>0.689463171036205</text:p>
          </table:table-cell>
          <table:table-cell office:value-type="float" office:value="0.0410000896954922" calcext:value-type="float">
            <text:p>0.0410000896954922</text:p>
          </table:table-cell>
          <table:table-cell office:value-type="float" office:value="0.689413233458177" calcext:value-type="float">
            <text:p>0.689413233458177</text:p>
          </table:table-cell>
          <table:table-cell office:value-type="float" office:value="0.0396013530003923" calcext:value-type="float">
            <text:p>0.0396013530003923</text:p>
          </table:table-cell>
          <table:table-cell office:value-type="float" office:value="0.683807740324594" calcext:value-type="float">
            <text:p>0.683807740324594</text:p>
          </table:table-cell>
          <table:table-cell office:value-type="float" office:value="0.0496491200634506" calcext:value-type="float">
            <text:p>0.0496491200634506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393525506719378" calcext:value-type="float">
            <text:p>0.0393525506719378</text:p>
          </table:table-cell>
          <table:table-cell office:value-type="float" office:value="0.675942571785268" calcext:value-type="float">
            <text:p>0.675942571785268</text:p>
          </table:table-cell>
          <table:table-cell office:value-type="float" office:value="0.0416815961694608" calcext:value-type="float">
            <text:p>0.0416815961694608</text:p>
          </table:table-cell>
          <table:table-cell office:value-type="float" office:value="0.684943820224719" calcext:value-type="float">
            <text:p>0.684943820224719</text:p>
          </table:table-cell>
          <table:table-cell office:value-type="float" office:value="0.0386185371730942" calcext:value-type="float">
            <text:p>0.0386185371730942</text:p>
          </table:table-cell>
          <table:table-cell office:value-type="float" office:value="0.678202247191011" calcext:value-type="float">
            <text:p>0.678202247191011</text:p>
          </table:table-cell>
          <table:table-cell office:value-type="float" office:value="0.0479468368098447" calcext:value-type="float">
            <text:p>0.0479468368098447</text:p>
          </table:table-cell>
          <table:table-cell office:value-type="float" office:value="0.686042446941323" calcext:value-type="float">
            <text:p>0.686042446941323</text:p>
          </table:table-cell>
          <table:table-cell office:value-type="float" office:value="0.0424469739622731" calcext:value-type="float">
            <text:p>0.0424469739622731</text:p>
          </table:table-cell>
          <table:table-cell office:value-type="float" office:value="0.683770287141074" calcext:value-type="float">
            <text:p>0.683770287141074</text:p>
          </table:table-cell>
          <table:table-cell office:value-type="float" office:value="0.048150144315052" calcext:value-type="float">
            <text:p>0.048150144315052</text:p>
          </table:table-cell>
          <table:table-cell office:value-type="float" office:value="0.693870162297129" calcext:value-type="float">
            <text:p>0.693870162297129</text:p>
          </table:table-cell>
          <table:table-cell office:value-type="float" office:value="0.0484245203818884" calcext:value-type="float">
            <text:p>0.0484245203818884</text:p>
          </table:table-cell>
          <table:table-cell office:value-type="float" office:value="0.677128589263421" calcext:value-type="float">
            <text:p>0.677128589263421</text:p>
          </table:table-cell>
          <table:table-cell office:value-type="float" office:value="0.0559932415969323" calcext:value-type="float">
            <text:p>0.0559932415969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8252184769039" calcext:value-type="float">
            <text:p>0.688252184769039</text:p>
          </table:table-cell>
          <table:table-cell office:value-type="float" office:value="0.0402165671253046" calcext:value-type="float">
            <text:p>0.0402165671253046</text:p>
          </table:table-cell>
          <table:table-cell office:value-type="float" office:value="0.678189762796504" calcext:value-type="float">
            <text:p>0.678189762796504</text:p>
          </table:table-cell>
          <table:table-cell office:value-type="float" office:value="0.0411224344733862" calcext:value-type="float">
            <text:p>0.0411224344733862</text:p>
          </table:table-cell>
          <table:table-cell office:value-type="float" office:value="0.680461922596754" calcext:value-type="float">
            <text:p>0.680461922596754</text:p>
          </table:table-cell>
          <table:table-cell office:value-type="float" office:value="0.0482347793852227" calcext:value-type="float">
            <text:p>0.0482347793852227</text:p>
          </table:table-cell>
          <table:table-cell office:value-type="float" office:value="0.685006242197253" calcext:value-type="float">
            <text:p>0.685006242197253</text:p>
          </table:table-cell>
          <table:table-cell office:value-type="float" office:value="0.0435529633180968" calcext:value-type="float">
            <text:p>0.0435529633180968</text:p>
          </table:table-cell>
          <table:table-cell office:value-type="float" office:value="0.680461922596754" calcext:value-type="float">
            <text:p>0.680461922596754</text:p>
          </table:table-cell>
          <table:table-cell office:value-type="float" office:value="0.0470439657356935" calcext:value-type="float">
            <text:p>0.0470439657356935</text:p>
          </table:table-cell>
          <table:table-cell office:value-type="float" office:value="0.688339575530587" calcext:value-type="float">
            <text:p>0.688339575530587</text:p>
          </table:table-cell>
          <table:table-cell office:value-type="float" office:value="0.0536678355708507" calcext:value-type="float">
            <text:p>0.0536678355708507</text:p>
          </table:table-cell>
          <table:table-cell office:value-type="float" office:value="0.692771535580524" calcext:value-type="float">
            <text:p>0.692771535580524</text:p>
          </table:table-cell>
          <table:table-cell office:value-type="float" office:value="0.0444212327615821" calcext:value-type="float">
            <text:p>0.0444212327615821</text:p>
          </table:table-cell>
          <table:table-cell office:value-type="float" office:value="0.693882646691635" calcext:value-type="float">
            <text:p>0.693882646691635</text:p>
          </table:table-cell>
          <table:table-cell office:value-type="float" office:value="0.0486572947358801" calcext:value-type="float">
            <text:p>0.0486572947358801</text:p>
          </table:table-cell>
          <table:table-cell office:value-type="float" office:value="0.681573033707865" calcext:value-type="float">
            <text:p>0.681573033707865</text:p>
          </table:table-cell>
          <table:table-cell office:value-type="float" office:value="0.0433842718468715" calcext:value-type="float">
            <text:p>0.0433842718468715</text:p>
          </table:table-cell>
          <table:table-cell office:value-type="float" office:value="0.674831460674157" calcext:value-type="float">
            <text:p>0.674831460674157</text:p>
          </table:table-cell>
          <table:table-cell office:value-type="float" office:value="0.0468538880459669" calcext:value-type="float">
            <text:p>0.0468538880459669</text:p>
          </table:table-cell>
          <table:table-cell office:value-type="float" office:value="0.693895131086142" calcext:value-type="float">
            <text:p>0.693895131086142</text:p>
          </table:table-cell>
          <table:table-cell office:value-type="float" office:value="0.0494406699902956" calcext:value-type="float">
            <text:p>0.0494406699902956</text:p>
          </table:table-cell>
          <table:table-cell office:value-type="float" office:value="0.6770911360799" calcext:value-type="float">
            <text:p>0.6770911360799</text:p>
          </table:table-cell>
          <table:table-cell office:value-type="float" office:value="0.0498369512584919" calcext:value-type="float">
            <text:p>0.0498369512584919</text:p>
          </table:table-cell>
          <table:table-cell office:value-type="float" office:value="0.690511860174782" calcext:value-type="float">
            <text:p>0.690511860174782</text:p>
          </table:table-cell>
          <table:table-cell office:value-type="float" office:value="0.047557514370855" calcext:value-type="float">
            <text:p>0.047557514370855</text:p>
          </table:table-cell>
          <table:table-cell office:value-type="float" office:value="0.683770287141074" calcext:value-type="float">
            <text:p>0.683770287141074</text:p>
          </table:table-cell>
          <table:table-cell office:value-type="float" office:value="0.0539220511387314" calcext:value-type="float">
            <text:p>0.0539220511387314</text:p>
          </table:table-cell>
          <table:table-cell office:value-type="float" office:value="0.688214731585518" calcext:value-type="float">
            <text:p>0.688214731585518</text:p>
          </table:table-cell>
          <table:table-cell office:value-type="float" office:value="0.0563750617015753" calcext:value-type="float">
            <text:p>0.0563750617015753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57096122552212" calcext:value-type="float">
            <text:p>0.05709612255221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91622971285893" calcext:value-type="float">
            <text:p>0.691622971285893</text:p>
          </table:table-cell>
          <table:table-cell office:value-type="float" office:value="0.044295287359073" calcext:value-type="float">
            <text:p>0.044295287359073</text:p>
          </table:table-cell>
          <table:table-cell office:value-type="float" office:value="0.686029962546817" calcext:value-type="float">
            <text:p>0.686029962546817</text:p>
          </table:table-cell>
          <table:table-cell office:value-type="float" office:value="0.0492423673970499" calcext:value-type="float">
            <text:p>0.0492423673970499</text:p>
          </table:table-cell>
          <table:table-cell office:value-type="float" office:value="0.675980024968789" calcext:value-type="float">
            <text:p>0.675980024968789</text:p>
          </table:table-cell>
          <table:table-cell office:value-type="float" office:value="0.0519202804971718" calcext:value-type="float">
            <text:p>0.0519202804971718</text:p>
          </table:table-cell>
          <table:table-cell office:value-type="float" office:value="0.686104868913858" calcext:value-type="float">
            <text:p>0.686104868913858</text:p>
          </table:table-cell>
          <table:table-cell office:value-type="float" office:value="0.0333791014047956" calcext:value-type="float">
            <text:p>0.0333791014047956</text:p>
          </table:table-cell>
          <table:table-cell office:value-type="float" office:value="0.682659176029962" calcext:value-type="float">
            <text:p>0.682659176029962</text:p>
          </table:table-cell>
          <table:table-cell office:value-type="float" office:value="0.0435795961155098" calcext:value-type="float">
            <text:p>0.0435795961155098</text:p>
          </table:table-cell>
          <table:table-cell office:value-type="float" office:value="0.689463171036205" calcext:value-type="float">
            <text:p>0.689463171036205</text:p>
          </table:table-cell>
          <table:table-cell office:value-type="float" office:value="0.0537168934921737" calcext:value-type="float">
            <text:p>0.0537168934921737</text:p>
          </table:table-cell>
          <table:table-cell office:value-type="float" office:value="0.683820224719101" calcext:value-type="float">
            <text:p>0.683820224719101</text:p>
          </table:table-cell>
          <table:table-cell office:value-type="float" office:value="0.0454379824422852" calcext:value-type="float">
            <text:p>0.0454379824422852</text:p>
          </table:table-cell>
          <table:table-cell office:value-type="float" office:value="0.68605493133583" calcext:value-type="float">
            <text:p>0.68605493133583</text:p>
          </table:table-cell>
          <table:table-cell office:value-type="float" office:value="0.0518704198155883" calcext:value-type="float">
            <text:p>0.0518704198155883</text:p>
          </table:table-cell>
          <table:table-cell office:value-type="float" office:value="0.683807740324594" calcext:value-type="float">
            <text:p>0.683807740324594</text:p>
          </table:table-cell>
          <table:table-cell office:value-type="float" office:value="0.0445742441815867" calcext:value-type="float">
            <text:p>0.0445742441815867</text:p>
          </table:table-cell>
          <table:table-cell office:value-type="float" office:value="0.663607990012484" calcext:value-type="float">
            <text:p>0.663607990012484</text:p>
          </table:table-cell>
          <table:table-cell office:value-type="float" office:value="0.0428988392731961" calcext:value-type="float">
            <text:p>0.0428988392731961</text:p>
          </table:table-cell>
          <table:table-cell office:value-type="float" office:value="0.682671660424469" calcext:value-type="float">
            <text:p>0.682671660424469</text:p>
          </table:table-cell>
          <table:table-cell office:value-type="float" office:value="0.0566580281494515" calcext:value-type="float">
            <text:p>0.0566580281494515</text:p>
          </table:table-cell>
          <table:table-cell office:value-type="float" office:value="0.683807740324594" calcext:value-type="float">
            <text:p>0.683807740324594</text:p>
          </table:table-cell>
          <table:table-cell office:value-type="float" office:value="0.0487814586906898" calcext:value-type="float">
            <text:p>0.0487814586906898</text:p>
          </table:table-cell>
          <table:table-cell office:value-type="float" office:value="0.690499375780275" calcext:value-type="float">
            <text:p>0.690499375780275</text:p>
          </table:table-cell>
          <table:table-cell office:value-type="float" office:value="0.0482380536384193" calcext:value-type="float">
            <text:p>0.0482380536384193</text:p>
          </table:table-cell>
          <table:table-cell office:value-type="float" office:value="0.688277153558052" calcext:value-type="float">
            <text:p>0.688277153558052</text:p>
          </table:table-cell>
          <table:table-cell office:value-type="float" office:value="0.0430832195672387" calcext:value-type="float">
            <text:p>0.0430832195672387</text:p>
          </table:table-cell>
          <table:table-cell office:value-type="float" office:value="0.684868913857678" calcext:value-type="float">
            <text:p>0.684868913857678</text:p>
          </table:table-cell>
          <table:table-cell office:value-type="float" office:value="0.0584249151637766" calcext:value-type="float">
            <text:p>0.0584249151637766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535288689611948" calcext:value-type="float">
            <text:p>0.053528868961194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1543071161049" calcext:value-type="float">
            <text:p>0.681543071161049</text:p>
          </table:table-cell>
          <table:table-cell office:value-type="float" office:value="0.0423246711116036" calcext:value-type="float">
            <text:p>0.0423246711116036</text:p>
          </table:table-cell>
          <table:table-cell office:value-type="float" office:value="0.679787765293383" calcext:value-type="float">
            <text:p>0.679787765293383</text:p>
          </table:table-cell>
          <table:table-cell office:value-type="float" office:value="0.0466318659960659" calcext:value-type="float">
            <text:p>0.0466318659960659</text:p>
          </table:table-cell>
          <table:table-cell office:value-type="float" office:value="0.677765293383271" calcext:value-type="float">
            <text:p>0.677765293383271</text:p>
          </table:table-cell>
          <table:table-cell office:value-type="float" office:value="0.0476143115572742" calcext:value-type="float">
            <text:p>0.0476143115572742</text:p>
          </table:table-cell>
          <table:table-cell office:value-type="float" office:value="0.680269662921348" calcext:value-type="float">
            <text:p>0.680269662921348</text:p>
          </table:table-cell>
          <table:table-cell office:value-type="float" office:value="0.0449143615277685" calcext:value-type="float">
            <text:p>0.0449143615277685</text:p>
          </table:table-cell>
          <table:table-cell office:value-type="float" office:value="0.678664169787765" calcext:value-type="float">
            <text:p>0.678664169787765</text:p>
          </table:table-cell>
          <table:table-cell office:value-type="float" office:value="0.0449553977090336" calcext:value-type="float">
            <text:p>0.0449553977090336</text:p>
          </table:table-cell>
          <table:table-cell office:value-type="float" office:value="0.683403245942572" calcext:value-type="float">
            <text:p>0.683403245942572</text:p>
          </table:table-cell>
          <table:table-cell office:value-type="float" office:value="0.0470354764432947" calcext:value-type="float">
            <text:p>0.0470354764432947</text:p>
          </table:table-cell>
          <table:table-cell office:value-type="float" office:value="0.685375780274657" calcext:value-type="float">
            <text:p>0.685375780274657</text:p>
          </table:table-cell>
          <table:table-cell office:value-type="float" office:value="0.0404439006173647" calcext:value-type="float">
            <text:p>0.0404439006173647</text:p>
          </table:table-cell>
          <table:table-cell office:value-type="float" office:value="0.678639200998752" calcext:value-type="float">
            <text:p>0.678639200998752</text:p>
          </table:table-cell>
          <table:table-cell office:value-type="float" office:value="0.0522172133826801" calcext:value-type="float">
            <text:p>0.0522172133826801</text:p>
          </table:table-cell>
          <table:table-cell office:value-type="float" office:value="0.678434456928839" calcext:value-type="float">
            <text:p>0.678434456928839</text:p>
          </table:table-cell>
          <table:table-cell office:value-type="float" office:value="0.0406651901212039" calcext:value-type="float">
            <text:p>0.0406651901212039</text:p>
          </table:table-cell>
          <table:table-cell office:value-type="float" office:value="0.664978776529338" calcext:value-type="float">
            <text:p>0.664978776529338</text:p>
          </table:table-cell>
          <table:table-cell office:value-type="float" office:value="0.0439307390783579" calcext:value-type="float">
            <text:p>0.0439307390783579</text:p>
          </table:table-cell>
          <table:table-cell office:value-type="float" office:value="0.679772784019975" calcext:value-type="float">
            <text:p>0.679772784019975</text:p>
          </table:table-cell>
          <table:table-cell office:value-type="float" office:value="0.0516326153739884" calcext:value-type="float">
            <text:p>0.0516326153739884</text:p>
          </table:table-cell>
          <table:table-cell office:value-type="float" office:value="0.673278401997503" calcext:value-type="float">
            <text:p>0.673278401997503</text:p>
          </table:table-cell>
          <table:table-cell office:value-type="float" office:value="0.0505993244647551" calcext:value-type="float">
            <text:p>0.0505993244647551</text:p>
          </table:table-cell>
          <table:table-cell office:value-type="float" office:value="0.687610486891386" calcext:value-type="float">
            <text:p>0.687610486891386</text:p>
          </table:table-cell>
          <table:table-cell office:value-type="float" office:value="0.0436883596068722" calcext:value-type="float">
            <text:p>0.0436883596068722</text:p>
          </table:table-cell>
          <table:table-cell office:value-type="float" office:value="0.681315855181024" calcext:value-type="float">
            <text:p>0.681315855181024</text:p>
          </table:table-cell>
          <table:table-cell office:value-type="float" office:value="0.0485675895630342" calcext:value-type="float">
            <text:p>0.0485675895630342</text:p>
          </table:table-cell>
          <table:table-cell office:value-type="float" office:value="0.686222222222222" calcext:value-type="float">
            <text:p>0.686222222222222</text:p>
          </table:table-cell>
          <table:table-cell office:value-type="float" office:value="0.050500326246279" calcext:value-type="float">
            <text:p>0.050500326246279</text:p>
          </table:table-cell>
          <table:table-cell office:value-type="float" office:value="0.673061173533084" calcext:value-type="float">
            <text:p>0.673061173533084</text:p>
          </table:table-cell>
          <table:table-cell office:value-type="float" office:value="0.0540243592047078" calcext:value-type="float">
            <text:p>0.05402435920470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office:value-type="float" office:value="0.800966183574879" calcext:value-type="float">
            <text:p>0.800966183574879</text:p>
          </table:table-cell>
          <table:table-cell office:value-type="float" office:value="0.0536369685330232" calcext:value-type="float">
            <text:p>0.0536369685330232</text:p>
          </table:table-cell>
          <table:table-cell office:value-type="float" office:value="0.818647342995169" calcext:value-type="float">
            <text:p>0.818647342995169</text:p>
          </table:table-cell>
          <table:table-cell office:value-type="float" office:value="0.0352853275187012" calcext:value-type="float">
            <text:p>0.0352853275187012</text:p>
          </table:table-cell>
          <table:table-cell office:value-type="float" office:value="0.843091787439614" calcext:value-type="float">
            <text:p>0.843091787439614</text:p>
          </table:table-cell>
          <table:table-cell office:value-type="float" office:value="0.0460810933297439" calcext:value-type="float">
            <text:p>0.0460810933297439</text:p>
          </table:table-cell>
          <table:table-cell office:value-type="float" office:value="0.814347826086956" calcext:value-type="float">
            <text:p>0.814347826086956</text:p>
          </table:table-cell>
          <table:table-cell office:value-type="float" office:value="0.0394561436415544" calcext:value-type="float">
            <text:p>0.0394561436415544</text:p>
          </table:table-cell>
          <table:table-cell office:value-type="float" office:value="0.836328502415459" calcext:value-type="float">
            <text:p>0.836328502415459</text:p>
          </table:table-cell>
          <table:table-cell office:value-type="float" office:value="0.0360512944441222" calcext:value-type="float">
            <text:p>0.0360512944441222</text:p>
          </table:table-cell>
          <table:table-cell office:value-type="float" office:value="0.834251207729469" calcext:value-type="float">
            <text:p>0.834251207729469</text:p>
          </table:table-cell>
          <table:table-cell office:value-type="float" office:value="0.0517048405547738" calcext:value-type="float">
            <text:p>0.0517048405547738</text:p>
          </table:table-cell>
          <table:table-cell office:value-type="float" office:value="0.840628019323671" calcext:value-type="float">
            <text:p>0.840628019323671</text:p>
          </table:table-cell>
          <table:table-cell office:value-type="float" office:value="0.039200582571969" calcext:value-type="float">
            <text:p>0.039200582571969</text:p>
          </table:table-cell>
          <table:table-cell office:value-type="float" office:value="0.82536231884058" calcext:value-type="float">
            <text:p>0.82536231884058</text:p>
          </table:table-cell>
          <table:table-cell office:value-type="float" office:value="0.0441054835578667" calcext:value-type="float">
            <text:p>0.0441054835578667</text:p>
          </table:table-cell>
          <table:table-cell office:value-type="float" office:value="0.823091787439613" calcext:value-type="float">
            <text:p>0.823091787439613</text:p>
          </table:table-cell>
          <table:table-cell office:value-type="float" office:value="0.0613092352292032" calcext:value-type="float">
            <text:p>0.0613092352292032</text:p>
          </table:table-cell>
          <table:table-cell office:value-type="float" office:value="0.829565217391304" calcext:value-type="float">
            <text:p>0.829565217391304</text:p>
          </table:table-cell>
          <table:table-cell office:value-type="float" office:value="0.0422138566462811" calcext:value-type="float">
            <text:p>0.0422138566462811</text:p>
          </table:table-cell>
          <table:table-cell office:value-type="float" office:value="0.834057971014493" calcext:value-type="float">
            <text:p>0.834057971014493</text:p>
          </table:table-cell>
          <table:table-cell office:value-type="float" office:value="0.0422423800131665" calcext:value-type="float">
            <text:p>0.0422423800131665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384361176254924" calcext:value-type="float">
            <text:p>0.0384361176254924</text:p>
          </table:table-cell>
          <table:table-cell office:value-type="float" office:value="0.82975845410628" calcext:value-type="float">
            <text:p>0.82975845410628</text:p>
          </table:table-cell>
          <table:table-cell office:value-type="float" office:value="0.0587009864841794" calcext:value-type="float">
            <text:p>0.0587009864841794</text:p>
          </table:table-cell>
          <table:table-cell office:value-type="float" office:value="0.842995169082126" calcext:value-type="float">
            <text:p>0.842995169082126</text:p>
          </table:table-cell>
          <table:table-cell office:value-type="float" office:value="0.0441646775909212" calcext:value-type="float">
            <text:p>0.0441646775909212</text:p>
          </table:table-cell>
          <table:table-cell office:value-type="float" office:value="0.838647342995169" calcext:value-type="float">
            <text:p>0.838647342995169</text:p>
          </table:table-cell>
          <table:table-cell office:value-type="float" office:value="0.04954930011578" calcext:value-type="float">
            <text:p>0.04954930011578</text:p>
          </table:table-cell>
          <table:table-cell office:value-type="float" office:value="0.82536231884058" calcext:value-type="float">
            <text:p>0.82536231884058</text:p>
          </table:table-cell>
          <table:table-cell office:value-type="float" office:value="0.0343091547095356" calcext:value-type="float">
            <text:p>0.03430915470953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office:value-type="float" office:value="0.825458937198068" calcext:value-type="float">
            <text:p>0.825458937198068</text:p>
          </table:table-cell>
          <table:table-cell office:value-type="float" office:value="0.0408523228044391" calcext:value-type="float">
            <text:p>0.0408523228044391</text:p>
          </table:table-cell>
          <table:table-cell office:value-type="float" office:value="0.827536231884058" calcext:value-type="float">
            <text:p>0.827536231884058</text:p>
          </table:table-cell>
          <table:table-cell office:value-type="float" office:value="0.036573448158656" calcext:value-type="float">
            <text:p>0.036573448158656</text:p>
          </table:table-cell>
          <table:table-cell office:value-type="float" office:value="0.843043478260869" calcext:value-type="float">
            <text:p>0.843043478260869</text:p>
          </table:table-cell>
          <table:table-cell office:value-type="float" office:value="0.0522347362213709" calcext:value-type="float">
            <text:p>0.0522347362213709</text:p>
          </table:table-cell>
          <table:table-cell office:value-type="float" office:value="0.834251207729469" calcext:value-type="float">
            <text:p>0.834251207729469</text:p>
          </table:table-cell>
          <table:table-cell office:value-type="float" office:value="0.064517808012217" calcext:value-type="float">
            <text:p>0.064517808012217</text:p>
          </table:table-cell>
          <table:table-cell office:value-type="float" office:value="0.856328502415459" calcext:value-type="float">
            <text:p>0.856328502415459</text:p>
          </table:table-cell>
          <table:table-cell office:value-type="float" office:value="0.0463545527188243" calcext:value-type="float">
            <text:p>0.0463545527188243</text:p>
          </table:table-cell>
          <table:table-cell office:value-type="float" office:value="0.845169082125604" calcext:value-type="float">
            <text:p>0.845169082125604</text:p>
          </table:table-cell>
          <table:table-cell office:value-type="float" office:value="0.0499782781924208" calcext:value-type="float">
            <text:p>0.0499782781924208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271412280320092" calcext:value-type="float">
            <text:p>0.0271412280320092</text:p>
          </table:table-cell>
          <table:table-cell office:value-type="float" office:value="0.845169082125604" calcext:value-type="float">
            <text:p>0.845169082125604</text:p>
          </table:table-cell>
          <table:table-cell office:value-type="float" office:value="0.0486745442839555" calcext:value-type="float">
            <text:p>0.0486745442839555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75768703747051" calcext:value-type="float">
            <text:p>0.0475768703747051</text:p>
          </table:table-cell>
          <table:table-cell office:value-type="float" office:value="0.858454106280193" calcext:value-type="float">
            <text:p>0.858454106280193</text:p>
          </table:table-cell>
          <table:table-cell office:value-type="float" office:value="0.0456538069101613" calcext:value-type="float">
            <text:p>0.0456538069101613</text:p>
          </table:table-cell>
          <table:table-cell office:value-type="float" office:value="0.851884057971014" calcext:value-type="float">
            <text:p>0.851884057971014</text:p>
          </table:table-cell>
          <table:table-cell office:value-type="float" office:value="0.0507285738318931" calcext:value-type="float">
            <text:p>0.0507285738318931</text:p>
          </table:table-cell>
          <table:table-cell office:value-type="float" office:value="0.86304347826087" calcext:value-type="float">
            <text:p>0.86304347826087</text:p>
          </table:table-cell>
          <table:table-cell office:value-type="float" office:value="0.058988762497972" calcext:value-type="float">
            <text:p>0.058988762497972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54351965012076" calcext:value-type="float">
            <text:p>0.054351965012076</text:p>
          </table:table-cell>
          <table:table-cell office:value-type="float" office:value="0.858502415458937" calcext:value-type="float">
            <text:p>0.858502415458937</text:p>
          </table:table-cell>
          <table:table-cell office:value-type="float" office:value="0.0345090107247597" calcext:value-type="float">
            <text:p>0.0345090107247597</text:p>
          </table:table-cell>
          <table:table-cell office:value-type="float" office:value="0.845169082125604" calcext:value-type="float">
            <text:p>0.845169082125604</text:p>
          </table:table-cell>
          <table:table-cell office:value-type="float" office:value="0.0581011466588055" calcext:value-type="float">
            <text:p>0.0581011466588055</text:p>
          </table:table-cell>
          <table:table-cell office:value-type="float" office:value="0.842946859903381" calcext:value-type="float">
            <text:p>0.842946859903381</text:p>
          </table:table-cell>
          <table:table-cell office:value-type="float" office:value="0.0318502480183802" calcext:value-type="float">
            <text:p>0.03185024801838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office:value-type="float" office:value="0.836425120772947" calcext:value-type="float">
            <text:p>0.836425120772947</text:p>
          </table:table-cell>
          <table:table-cell office:value-type="float" office:value="0.046179127795109" calcext:value-type="float">
            <text:p>0.046179127795109</text:p>
          </table:table-cell>
          <table:table-cell office:value-type="float" office:value="0.836425120772947" calcext:value-type="float">
            <text:p>0.836425120772947</text:p>
          </table:table-cell>
          <table:table-cell office:value-type="float" office:value="0.0424652061919063" calcext:value-type="float">
            <text:p>0.0424652061919063</text:p>
          </table:table-cell>
          <table:table-cell office:value-type="float" office:value="0.851884057971014" calcext:value-type="float">
            <text:p>0.851884057971014</text:p>
          </table:table-cell>
          <table:table-cell office:value-type="float" office:value="0.0509142992080561" calcext:value-type="float">
            <text:p>0.0509142992080561</text:p>
          </table:table-cell>
          <table:table-cell office:value-type="float" office:value="0.834202898550725" calcext:value-type="float">
            <text:p>0.834202898550725</text:p>
          </table:table-cell>
          <table:table-cell office:value-type="float" office:value="0.0576700003861322" calcext:value-type="float">
            <text:p>0.0576700003861322</text:p>
          </table:table-cell>
          <table:table-cell office:value-type="float" office:value="0.856231884057971" calcext:value-type="float">
            <text:p>0.856231884057971</text:p>
          </table:table-cell>
          <table:table-cell office:value-type="float" office:value="0.0503195232854389" calcext:value-type="float">
            <text:p>0.0503195232854389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456705311182113" calcext:value-type="float">
            <text:p>0.0456705311182113</text:p>
          </table:table-cell>
          <table:table-cell office:value-type="float" office:value="0.836280193236715" calcext:value-type="float">
            <text:p>0.836280193236715</text:p>
          </table:table-cell>
          <table:table-cell office:value-type="float" office:value="0.0446635419670155" calcext:value-type="float">
            <text:p>0.0446635419670155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475295108908374" calcext:value-type="float">
            <text:p>0.0475295108908374</text:p>
          </table:table-cell>
          <table:table-cell office:value-type="float" office:value="0.838502415458937" calcext:value-type="float">
            <text:p>0.838502415458937</text:p>
          </table:table-cell>
          <table:table-cell office:value-type="float" office:value="0.0390691222270925" calcext:value-type="float">
            <text:p>0.0390691222270925</text:p>
          </table:table-cell>
          <table:table-cell office:value-type="float" office:value="0.842946859903381" calcext:value-type="float">
            <text:p>0.842946859903381</text:p>
          </table:table-cell>
          <table:table-cell office:value-type="float" office:value="0.0494069842817237" calcext:value-type="float">
            <text:p>0.0494069842817237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570194082364869" calcext:value-type="float">
            <text:p>0.0570194082364869</text:p>
          </table:table-cell>
          <table:table-cell office:value-type="float" office:value="0.851884057971014" calcext:value-type="float">
            <text:p>0.851884057971014</text:p>
          </table:table-cell>
          <table:table-cell office:value-type="float" office:value="0.0587477927671062" calcext:value-type="float">
            <text:p>0.0587477927671062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525653049781023" calcext:value-type="float">
            <text:p>0.0525653049781023</text:p>
          </table:table-cell>
          <table:table-cell office:value-type="float" office:value="0.858454106280193" calcext:value-type="float">
            <text:p>0.858454106280193</text:p>
          </table:table-cell>
          <table:table-cell office:value-type="float" office:value="0.0532755799851908" calcext:value-type="float">
            <text:p>0.0532755799851908</text:p>
          </table:table-cell>
          <table:table-cell office:value-type="float" office:value="0.840628019323671" calcext:value-type="float">
            <text:p>0.840628019323671</text:p>
          </table:table-cell>
          <table:table-cell office:value-type="float" office:value="0.0419066153725043" calcext:value-type="float">
            <text:p>0.0419066153725043</text:p>
          </table:table-cell>
          <table:table-cell office:value-type="float" office:value="0.847487922705314" calcext:value-type="float">
            <text:p>0.847487922705314</text:p>
          </table:table-cell>
          <table:table-cell office:value-type="float" office:value="0.051094198578366" calcext:value-type="float">
            <text:p>0.0510941985783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office:value-type="float" office:value="0.834154589371981" calcext:value-type="float">
            <text:p>0.834154589371981</text:p>
          </table:table-cell>
          <table:table-cell office:value-type="float" office:value="0.0475910390619544" calcext:value-type="float">
            <text:p>0.0475910390619544</text:p>
          </table:table-cell>
          <table:table-cell office:value-type="float" office:value="0.82975845410628" calcext:value-type="float">
            <text:p>0.82975845410628</text:p>
          </table:table-cell>
          <table:table-cell office:value-type="float" office:value="0.0385312265294361" calcext:value-type="float">
            <text:p>0.0385312265294361</text:p>
          </table:table-cell>
          <table:table-cell office:value-type="float" office:value="0.860724637681159" calcext:value-type="float">
            <text:p>0.860724637681159</text:p>
          </table:table-cell>
          <table:table-cell office:value-type="float" office:value="0.0540113278093613" calcext:value-type="float">
            <text:p>0.0540113278093613</text:p>
          </table:table-cell>
          <table:table-cell office:value-type="float" office:value="0.838599033816425" calcext:value-type="float">
            <text:p>0.838599033816425</text:p>
          </table:table-cell>
          <table:table-cell office:value-type="float" office:value="0.0584265737672948" calcext:value-type="float">
            <text:p>0.0584265737672948</text:p>
          </table:table-cell>
          <table:table-cell office:value-type="float" office:value="0.854057971014493" calcext:value-type="float">
            <text:p>0.854057971014493</text:p>
          </table:table-cell>
          <table:table-cell office:value-type="float" office:value="0.0522009681149405" calcext:value-type="float">
            <text:p>0.0522009681149405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408132037146635" calcext:value-type="float">
            <text:p>0.0408132037146635</text:p>
          </table:table-cell>
          <table:table-cell office:value-type="float" office:value="0.84512077294686" calcext:value-type="float">
            <text:p>0.84512077294686</text:p>
          </table:table-cell>
          <table:table-cell office:value-type="float" office:value="0.0533904219651381" calcext:value-type="float">
            <text:p>0.0533904219651381</text:p>
          </table:table-cell>
          <table:table-cell office:value-type="float" office:value="0.851835748792271" calcext:value-type="float">
            <text:p>0.851835748792271</text:p>
          </table:table-cell>
          <table:table-cell office:value-type="float" office:value="0.0415259473520391" calcext:value-type="float">
            <text:p>0.0415259473520391</text:p>
          </table:table-cell>
          <table:table-cell office:value-type="float" office:value="0.836376811594203" calcext:value-type="float">
            <text:p>0.836376811594203</text:p>
          </table:table-cell>
          <table:table-cell office:value-type="float" office:value="0.0465242166726266" calcext:value-type="float">
            <text:p>0.0465242166726266</text:p>
          </table:table-cell>
          <table:table-cell office:value-type="float" office:value="0.851884057971014" calcext:value-type="float">
            <text:p>0.851884057971014</text:p>
          </table:table-cell>
          <table:table-cell office:value-type="float" office:value="0.0461998996430005" calcext:value-type="float">
            <text:p>0.0461998996430005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56134905389904" calcext:value-type="float">
            <text:p>0.056134905389904</text:p>
          </table:table-cell>
          <table:table-cell office:value-type="float" office:value="0.858502415458937" calcext:value-type="float">
            <text:p>0.858502415458937</text:p>
          </table:table-cell>
          <table:table-cell office:value-type="float" office:value="0.0624983164167071" calcext:value-type="float">
            <text:p>0.0624983164167071</text:p>
          </table:table-cell>
          <table:table-cell office:value-type="float" office:value="0.854106280193237" calcext:value-type="float">
            <text:p>0.854106280193237</text:p>
          </table:table-cell>
          <table:table-cell office:value-type="float" office:value="0.0499044182759486" calcext:value-type="float">
            <text:p>0.0499044182759486</text:p>
          </table:table-cell>
          <table:table-cell office:value-type="float" office:value="0.862898550724638" calcext:value-type="float">
            <text:p>0.862898550724638</text:p>
          </table:table-cell>
          <table:table-cell office:value-type="float" office:value="0.0508172352170581" calcext:value-type="float">
            <text:p>0.0508172352170581</text:p>
          </table:table-cell>
          <table:table-cell office:value-type="float" office:value="0.845024154589372" calcext:value-type="float">
            <text:p>0.845024154589372</text:p>
          </table:table-cell>
          <table:table-cell office:value-type="float" office:value="0.0435395286099329" calcext:value-type="float">
            <text:p>0.0435395286099329</text:p>
          </table:table-cell>
          <table:table-cell office:value-type="float" office:value="0.849710144927536" calcext:value-type="float">
            <text:p>0.849710144927536</text:p>
          </table:table-cell>
          <table:table-cell office:value-type="float" office:value="0.0514292749524916" calcext:value-type="float">
            <text:p>0.05142927495249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office:value-type="float" office:value="0.834106280193237" calcext:value-type="float">
            <text:p>0.834106280193237</text:p>
          </table:table-cell>
          <table:table-cell office:value-type="float" office:value="0.0520770058857288" calcext:value-type="float">
            <text:p>0.0520770058857288</text:p>
          </table:table-cell>
          <table:table-cell office:value-type="float" office:value="0.838647342995169" calcext:value-type="float">
            <text:p>0.838647342995169</text:p>
          </table:table-cell>
          <table:table-cell office:value-type="float" office:value="0.0353270446397477" calcext:value-type="float">
            <text:p>0.0353270446397477</text:p>
          </table:table-cell>
          <table:table-cell office:value-type="float" office:value="0.858502415458937" calcext:value-type="float">
            <text:p>0.858502415458937</text:p>
          </table:table-cell>
          <table:table-cell office:value-type="float" office:value="0.0560166401342712" calcext:value-type="float">
            <text:p>0.0560166401342712</text:p>
          </table:table-cell>
          <table:table-cell office:value-type="float" office:value="0.836376811594203" calcext:value-type="float">
            <text:p>0.836376811594203</text:p>
          </table:table-cell>
          <table:table-cell office:value-type="float" office:value="0.0595308355552784" calcext:value-type="float">
            <text:p>0.0595308355552784</text:p>
          </table:table-cell>
          <table:table-cell office:value-type="float" office:value="0.851835748792271" calcext:value-type="float">
            <text:p>0.851835748792271</text:p>
          </table:table-cell>
          <table:table-cell office:value-type="float" office:value="0.0499257437248031" calcext:value-type="float">
            <text:p>0.0499257437248031</text:p>
          </table:table-cell>
          <table:table-cell office:value-type="float" office:value="0.853961352657005" calcext:value-type="float">
            <text:p>0.853961352657005</text:p>
          </table:table-cell>
          <table:table-cell office:value-type="float" office:value="0.039402215815938" calcext:value-type="float">
            <text:p>0.039402215815938</text:p>
          </table:table-cell>
          <table:table-cell office:value-type="float" office:value="0.84951690821256" calcext:value-type="float">
            <text:p>0.84951690821256</text:p>
          </table:table-cell>
          <table:table-cell office:value-type="float" office:value="0.0572722468389887" calcext:value-type="float">
            <text:p>0.0572722468389887</text:p>
          </table:table-cell>
          <table:table-cell office:value-type="float" office:value="0.849613526570048" calcext:value-type="float">
            <text:p>0.849613526570048</text:p>
          </table:table-cell>
          <table:table-cell office:value-type="float" office:value="0.0425474709932098" calcext:value-type="float">
            <text:p>0.0425474709932098</text:p>
          </table:table-cell>
          <table:table-cell office:value-type="float" office:value="0.842946859903381" calcext:value-type="float">
            <text:p>0.842946859903381</text:p>
          </table:table-cell>
          <table:table-cell office:value-type="float" office:value="0.0482836486485422" calcext:value-type="float">
            <text:p>0.0482836486485422</text:p>
          </table:table-cell>
          <table:table-cell office:value-type="float" office:value="0.858454106280193" calcext:value-type="float">
            <text:p>0.858454106280193</text:p>
          </table:table-cell>
          <table:table-cell office:value-type="float" office:value="0.0444356919198032" calcext:value-type="float">
            <text:p>0.0444356919198032</text:p>
          </table:table-cell>
          <table:table-cell office:value-type="float" office:value="0.856183574879227" calcext:value-type="float">
            <text:p>0.856183574879227</text:p>
          </table:table-cell>
          <table:table-cell office:value-type="float" office:value="0.0576210810732939" calcext:value-type="float">
            <text:p>0.0576210810732939</text:p>
          </table:table-cell>
          <table:table-cell office:value-type="float" office:value="0.854057971014493" calcext:value-type="float">
            <text:p>0.854057971014493</text:p>
          </table:table-cell>
          <table:table-cell office:value-type="float" office:value="0.0520198367097341" calcext:value-type="float">
            <text:p>0.0520198367097341</text:p>
          </table:table-cell>
          <table:table-cell office:value-type="float" office:value="0.851884057971014" calcext:value-type="float">
            <text:p>0.851884057971014</text:p>
          </table:table-cell>
          <table:table-cell office:value-type="float" office:value="0.0497775760723784" calcext:value-type="float">
            <text:p>0.0497775760723784</text:p>
          </table:table-cell>
          <table:table-cell office:value-type="float" office:value="0.862995169082125" calcext:value-type="float">
            <text:p>0.862995169082125</text:p>
          </table:table-cell>
          <table:table-cell office:value-type="float" office:value="0.0575256645483462" calcext:value-type="float">
            <text:p>0.0575256645483462</text:p>
          </table:table-cell>
          <table:table-cell office:value-type="float" office:value="0.847294685990338" calcext:value-type="float">
            <text:p>0.847294685990338</text:p>
          </table:table-cell>
          <table:table-cell office:value-type="float" office:value="0.048650671699792" calcext:value-type="float">
            <text:p>0.048650671699792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445043820910762" calcext:value-type="float">
            <text:p>0.044504382091076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office:value-type="float" office:value="0.826222222222222" calcext:value-type="float">
            <text:p>0.826222222222222</text:p>
          </table:table-cell>
          <table:table-cell office:value-type="float" office:value="0.0480672928160509" calcext:value-type="float">
            <text:p>0.0480672928160509</text:p>
          </table:table-cell>
          <table:table-cell office:value-type="float" office:value="0.830202898550725" calcext:value-type="float">
            <text:p>0.830202898550725</text:p>
          </table:table-cell>
          <table:table-cell office:value-type="float" office:value="0.0376364506076895" calcext:value-type="float">
            <text:p>0.0376364506076895</text:p>
          </table:table-cell>
          <table:table-cell office:value-type="float" office:value="0.851449275362319" calcext:value-type="float">
            <text:p>0.851449275362319</text:p>
          </table:table-cell>
          <table:table-cell office:value-type="float" office:value="0.0518516193405607" calcext:value-type="float">
            <text:p>0.0518516193405607</text:p>
          </table:table-cell>
          <table:table-cell office:value-type="float" office:value="0.831555555555556" calcext:value-type="float">
            <text:p>0.831555555555556</text:p>
          </table:table-cell>
          <table:table-cell office:value-type="float" office:value="0.0559202722724954" calcext:value-type="float">
            <text:p>0.0559202722724954</text:p>
          </table:table-cell>
          <table:table-cell office:value-type="float" office:value="0.85095652173913" calcext:value-type="float">
            <text:p>0.85095652173913</text:p>
          </table:table-cell>
          <table:table-cell office:value-type="float" office:value="0.0469704164576258" calcext:value-type="float">
            <text:p>0.0469704164576258</text:p>
          </table:table-cell>
          <table:table-cell office:value-type="float" office:value="0.845632850241546" calcext:value-type="float">
            <text:p>0.845632850241546</text:p>
          </table:table-cell>
          <table:table-cell office:value-type="float" office:value="0.0455138138792015" calcext:value-type="float">
            <text:p>0.0455138138792015</text:p>
          </table:table-cell>
          <table:table-cell office:value-type="float" office:value="0.842454106280193" calcext:value-type="float">
            <text:p>0.842454106280193</text:p>
          </table:table-cell>
          <table:table-cell office:value-type="float" office:value="0.0443336042750241" calcext:value-type="float">
            <text:p>0.0443336042750241</text:p>
          </table:table-cell>
          <table:table-cell office:value-type="float" office:value="0.844309178743961" calcext:value-type="float">
            <text:p>0.844309178743961</text:p>
          </table:table-cell>
          <table:table-cell office:value-type="float" office:value="0.0448765914155817" calcext:value-type="float">
            <text:p>0.0448765914155817</text:p>
          </table:table-cell>
          <table:table-cell office:value-type="float" office:value="0.836328502415459" calcext:value-type="float">
            <text:p>0.836328502415459</text:p>
          </table:table-cell>
          <table:table-cell office:value-type="float" office:value="0.0485526186304339" calcext:value-type="float">
            <text:p>0.0485526186304339</text:p>
          </table:table-cell>
          <table:table-cell office:value-type="float" office:value="0.848260869565218" calcext:value-type="float">
            <text:p>0.848260869565218</text:p>
          </table:table-cell>
          <table:table-cell office:value-type="float" office:value="0.045582047880194" calcext:value-type="float">
            <text:p>0.045582047880194</text:p>
          </table:table-cell>
          <table:table-cell office:value-type="float" office:value="0.84648309178744" calcext:value-type="float">
            <text:p>0.84648309178744</text:p>
          </table:table-cell>
          <table:table-cell office:value-type="float" office:value="0.0527492697089489" calcext:value-type="float">
            <text:p>0.0527492697089489</text:p>
          </table:table-cell>
          <table:table-cell office:value-type="float" office:value="0.854550724637681" calcext:value-type="float">
            <text:p>0.854550724637681</text:p>
          </table:table-cell>
          <table:table-cell office:value-type="float" office:value="0.0541381652034024" calcext:value-type="float">
            <text:p>0.0541381652034024</text:p>
          </table:table-cell>
          <table:table-cell office:value-type="float" office:value="0.846115942028985" calcext:value-type="float">
            <text:p>0.846115942028985</text:p>
          </table:table-cell>
          <table:table-cell office:value-type="float" office:value="0.0530600501645369" calcext:value-type="float">
            <text:p>0.0530600501645369</text:p>
          </table:table-cell>
          <table:table-cell office:value-type="float" office:value="0.857169082125604" calcext:value-type="float">
            <text:p>0.857169082125604</text:p>
          </table:table-cell>
          <table:table-cell office:value-type="float" office:value="0.0480584336132552" calcext:value-type="float">
            <text:p>0.0480584336132552</text:p>
          </table:table-cell>
          <table:table-cell office:value-type="float" office:value="0.843352657004831" calcext:value-type="float">
            <text:p>0.843352657004831</text:p>
          </table:table-cell>
          <table:table-cell office:value-type="float" office:value="0.0483494524913629" calcext:value-type="float">
            <text:p>0.0483494524913629</text:p>
          </table:table-cell>
          <table:table-cell office:value-type="float" office:value="0.842589371980676" calcext:value-type="float">
            <text:p>0.842589371980676</text:p>
          </table:table-cell>
          <table:table-cell office:value-type="float" office:value="0.0426374516699699" calcext:value-type="float">
            <text:p>0.04263745166996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42946859903381" calcext:value-type="float">
            <text:p>0.842946859903381</text:p>
          </table:table-cell>
          <table:table-cell office:value-type="float" office:value="0.0534895308539846" calcext:value-type="float">
            <text:p>0.0534895308539846</text:p>
          </table:table-cell>
          <table:table-cell office:value-type="float" office:value="0.842995169082126" calcext:value-type="float">
            <text:p>0.842995169082126</text:p>
          </table:table-cell>
          <table:table-cell office:value-type="float" office:value="0.0629569909568794" calcext:value-type="float">
            <text:p>0.0629569909568794</text:p>
          </table:table-cell>
          <table:table-cell office:value-type="float" office:value="0.829710144927536" calcext:value-type="float">
            <text:p>0.829710144927536</text:p>
          </table:table-cell>
          <table:table-cell office:value-type="float" office:value="0.064381333165522" calcext:value-type="float">
            <text:p>0.064381333165522</text:p>
          </table:table-cell>
          <table:table-cell office:value-type="float" office:value="0.834251207729469" calcext:value-type="float">
            <text:p>0.834251207729469</text:p>
          </table:table-cell>
          <table:table-cell office:value-type="float" office:value="0.0565969055775851" calcext:value-type="float">
            <text:p>0.0565969055775851</text:p>
          </table:table-cell>
          <table:table-cell office:value-type="float" office:value="0.82975845410628" calcext:value-type="float">
            <text:p>0.82975845410628</text:p>
          </table:table-cell>
          <table:table-cell office:value-type="float" office:value="0.0556146620162604" calcext:value-type="float">
            <text:p>0.0556146620162604</text:p>
          </table:table-cell>
          <table:table-cell office:value-type="float" office:value="0.825217391304348" calcext:value-type="float">
            <text:p>0.825217391304348</text:p>
          </table:table-cell>
          <table:table-cell office:value-type="float" office:value="0.0506705741590276" calcext:value-type="float">
            <text:p>0.0506705741590276</text:p>
          </table:table-cell>
          <table:table-cell office:value-type="float" office:value="0.831787439613527" calcext:value-type="float">
            <text:p>0.831787439613527</text:p>
          </table:table-cell>
          <table:table-cell office:value-type="float" office:value="0.0484130927483115" calcext:value-type="float">
            <text:p>0.0484130927483115</text:p>
          </table:table-cell>
          <table:table-cell office:value-type="float" office:value="0.854057971014493" calcext:value-type="float">
            <text:p>0.854057971014493</text:p>
          </table:table-cell>
          <table:table-cell office:value-type="float" office:value="0.0467512893678742" calcext:value-type="float">
            <text:p>0.0467512893678742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45250342398782" calcext:value-type="float">
            <text:p>0.045250342398782</text:p>
          </table:table-cell>
          <table:table-cell office:value-type="float" office:value="0.827391304347826" calcext:value-type="float">
            <text:p>0.827391304347826</text:p>
          </table:table-cell>
          <table:table-cell office:value-type="float" office:value="0.0511297119858484" calcext:value-type="float">
            <text:p>0.0511297119858484</text:p>
          </table:table-cell>
          <table:table-cell office:value-type="float" office:value="0.831980676328502" calcext:value-type="float">
            <text:p>0.831980676328502</text:p>
          </table:table-cell>
          <table:table-cell office:value-type="float" office:value="0.0557239390864554" calcext:value-type="float">
            <text:p>0.0557239390864554</text:p>
          </table:table-cell>
          <table:table-cell office:value-type="float" office:value="0.805314009661836" calcext:value-type="float">
            <text:p>0.805314009661836</text:p>
          </table:table-cell>
          <table:table-cell office:value-type="float" office:value="0.0520729226761521" calcext:value-type="float">
            <text:p>0.0520729226761521</text:p>
          </table:table-cell>
          <table:table-cell office:value-type="float" office:value="0.832173913043478" calcext:value-type="float">
            <text:p>0.832173913043478</text:p>
          </table:table-cell>
          <table:table-cell office:value-type="float" office:value="0.054882477809265" calcext:value-type="float">
            <text:p>0.054882477809265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462069711679263" calcext:value-type="float">
            <text:p>0.0462069711679263</text:p>
          </table:table-cell>
          <table:table-cell office:value-type="float" office:value="0.822946859903382" calcext:value-type="float">
            <text:p>0.822946859903382</text:p>
          </table:table-cell>
          <table:table-cell office:value-type="float" office:value="0.0563309099969858" calcext:value-type="float">
            <text:p>0.0563309099969858</text:p>
          </table:table-cell>
          <table:table-cell office:value-type="float" office:value="0.831884057971014" calcext:value-type="float">
            <text:p>0.831884057971014</text:p>
          </table:table-cell>
          <table:table-cell office:value-type="float" office:value="0.0432456352106537" calcext:value-type="float">
            <text:p>0.04324563521065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34106280193237" calcext:value-type="float">
            <text:p>0.834106280193237</text:p>
          </table:table-cell>
          <table:table-cell office:value-type="float" office:value="0.0443557891945221" calcext:value-type="float">
            <text:p>0.0443557891945221</text:p>
          </table:table-cell>
          <table:table-cell office:value-type="float" office:value="0.847294685990338" calcext:value-type="float">
            <text:p>0.847294685990338</text:p>
          </table:table-cell>
          <table:table-cell office:value-type="float" office:value="0.0508563328882274" calcext:value-type="float">
            <text:p>0.0508563328882274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88132850161197" calcext:value-type="float">
            <text:p>0.0488132850161197</text:p>
          </table:table-cell>
          <table:table-cell office:value-type="float" office:value="0.84975845410628" calcext:value-type="float">
            <text:p>0.84975845410628</text:p>
          </table:table-cell>
          <table:table-cell office:value-type="float" office:value="0.0542288313812539" calcext:value-type="float">
            <text:p>0.0542288313812539</text:p>
          </table:table-cell>
          <table:table-cell office:value-type="float" office:value="0.838502415458937" calcext:value-type="float">
            <text:p>0.838502415458937</text:p>
          </table:table-cell>
          <table:table-cell office:value-type="float" office:value="0.0404491740409384" calcext:value-type="float">
            <text:p>0.0404491740409384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384885357701382" calcext:value-type="float">
            <text:p>0.0384885357701382</text:p>
          </table:table-cell>
          <table:table-cell office:value-type="float" office:value="0.838454106280193" calcext:value-type="float">
            <text:p>0.838454106280193</text:p>
          </table:table-cell>
          <table:table-cell office:value-type="float" office:value="0.0445884385866299" calcext:value-type="float">
            <text:p>0.0445884385866299</text:p>
          </table:table-cell>
          <table:table-cell office:value-type="float" office:value="0.865169082125604" calcext:value-type="float">
            <text:p>0.865169082125604</text:p>
          </table:table-cell>
          <table:table-cell office:value-type="float" office:value="0.0490435063894" calcext:value-type="float">
            <text:p>0.0490435063894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52115013758031" calcext:value-type="float">
            <text:p>0.0452115013758031</text:p>
          </table:table-cell>
          <table:table-cell office:value-type="float" office:value="0.840772946859903" calcext:value-type="float">
            <text:p>0.840772946859903</text:p>
          </table:table-cell>
          <table:table-cell office:value-type="float" office:value="0.0569002014762171" calcext:value-type="float">
            <text:p>0.0569002014762171</text:p>
          </table:table-cell>
          <table:table-cell office:value-type="float" office:value="0.827584541062802" calcext:value-type="float">
            <text:p>0.827584541062802</text:p>
          </table:table-cell>
          <table:table-cell office:value-type="float" office:value="0.0618535476597946" calcext:value-type="float">
            <text:p>0.0618535476597946</text:p>
          </table:table-cell>
          <table:table-cell office:value-type="float" office:value="0.845314009661836" calcext:value-type="float">
            <text:p>0.845314009661836</text:p>
          </table:table-cell>
          <table:table-cell office:value-type="float" office:value="0.0545096535048569" calcext:value-type="float">
            <text:p>0.0545096535048569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388980062192922" calcext:value-type="float">
            <text:p>0.0388980062192922</text:p>
          </table:table-cell>
          <table:table-cell office:value-type="float" office:value="0.836280193236715" calcext:value-type="float">
            <text:p>0.836280193236715</text:p>
          </table:table-cell>
          <table:table-cell office:value-type="float" office:value="0.0434176532304629" calcext:value-type="float">
            <text:p>0.0434176532304629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484335757475627" calcext:value-type="float">
            <text:p>0.0484335757475627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510602602162166" calcext:value-type="float">
            <text:p>0.05106026021621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463607057379803" calcext:value-type="float">
            <text:p>0.0463607057379803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01816028932961" calcext:value-type="float">
            <text:p>0.0401816028932961</text:p>
          </table:table-cell>
          <table:table-cell office:value-type="float" office:value="0.851739130434783" calcext:value-type="float">
            <text:p>0.851739130434783</text:p>
          </table:table-cell>
          <table:table-cell office:value-type="float" office:value="0.0457964050036392" calcext:value-type="float">
            <text:p>0.0457964050036392</text:p>
          </table:table-cell>
          <table:table-cell office:value-type="float" office:value="0.847487922705314" calcext:value-type="float">
            <text:p>0.847487922705314</text:p>
          </table:table-cell>
          <table:table-cell office:value-type="float" office:value="0.0581273834896763" calcext:value-type="float">
            <text:p>0.0581273834896763</text:p>
          </table:table-cell>
          <table:table-cell office:value-type="float" office:value="0.843043478260869" calcext:value-type="float">
            <text:p>0.843043478260869</text:p>
          </table:table-cell>
          <table:table-cell office:value-type="float" office:value="0.0532748255474837" calcext:value-type="float">
            <text:p>0.0532748255474837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453181411042774" calcext:value-type="float">
            <text:p>0.0453181411042774</text:p>
          </table:table-cell>
          <table:table-cell office:value-type="float" office:value="0.838454106280193" calcext:value-type="float">
            <text:p>0.838454106280193</text:p>
          </table:table-cell>
          <table:table-cell office:value-type="float" office:value="0.0481388300916168" calcext:value-type="float">
            <text:p>0.0481388300916168</text:p>
          </table:table-cell>
          <table:table-cell office:value-type="float" office:value="0.856280193236715" calcext:value-type="float">
            <text:p>0.856280193236715</text:p>
          </table:table-cell>
          <table:table-cell office:value-type="float" office:value="0.0429992398876213" calcext:value-type="float">
            <text:p>0.0429992398876213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366870320532141" calcext:value-type="float">
            <text:p>0.0366870320532141</text:p>
          </table:table-cell>
          <table:table-cell office:value-type="float" office:value="0.842946859903381" calcext:value-type="float">
            <text:p>0.842946859903381</text:p>
          </table:table-cell>
          <table:table-cell office:value-type="float" office:value="0.039655692835207" calcext:value-type="float">
            <text:p>0.039655692835207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514178534607162" calcext:value-type="float">
            <text:p>0.0514178534607162</text:p>
          </table:table-cell>
          <table:table-cell office:value-type="float" office:value="0.834106280193237" calcext:value-type="float">
            <text:p>0.834106280193237</text:p>
          </table:table-cell>
          <table:table-cell office:value-type="float" office:value="0.0503019992215443" calcext:value-type="float">
            <text:p>0.0503019992215443</text:p>
          </table:table-cell>
          <table:table-cell office:value-type="float" office:value="0.842850241545894" calcext:value-type="float">
            <text:p>0.842850241545894</text:p>
          </table:table-cell>
          <table:table-cell office:value-type="float" office:value="0.045209207135626" calcext:value-type="float">
            <text:p>0.045209207135626</text:p>
          </table:table-cell>
          <table:table-cell office:value-type="float" office:value="0.845169082125604" calcext:value-type="float">
            <text:p>0.845169082125604</text:p>
          </table:table-cell>
          <table:table-cell office:value-type="float" office:value="0.0429980337632089" calcext:value-type="float">
            <text:p>0.0429980337632089</text:p>
          </table:table-cell>
          <table:table-cell office:value-type="float" office:value="0.838502415458937" calcext:value-type="float">
            <text:p>0.838502415458937</text:p>
          </table:table-cell>
          <table:table-cell office:value-type="float" office:value="0.0491299307347297" calcext:value-type="float">
            <text:p>0.0491299307347297</text:p>
          </table:table-cell>
          <table:table-cell office:value-type="float" office:value="0.853913043478261" calcext:value-type="float">
            <text:p>0.853913043478261</text:p>
          </table:table-cell>
          <table:table-cell office:value-type="float" office:value="0.0461049465760561" calcext:value-type="float">
            <text:p>0.04610494657605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467714467443161" calcext:value-type="float">
            <text:p>0.0467714467443161</text:p>
          </table:table-cell>
          <table:table-cell office:value-type="float" office:value="0.845169082125604" calcext:value-type="float">
            <text:p>0.845169082125604</text:p>
          </table:table-cell>
          <table:table-cell office:value-type="float" office:value="0.0417024164588027" calcext:value-type="float">
            <text:p>0.0417024164588027</text:p>
          </table:table-cell>
          <table:table-cell office:value-type="float" office:value="0.851739130434783" calcext:value-type="float">
            <text:p>0.851739130434783</text:p>
          </table:table-cell>
          <table:table-cell office:value-type="float" office:value="0.0407228834350276" calcext:value-type="float">
            <text:p>0.0407228834350276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469557044299537" calcext:value-type="float">
            <text:p>0.0469557044299537</text:p>
          </table:table-cell>
          <table:table-cell office:value-type="float" office:value="0.840821256038647" calcext:value-type="float">
            <text:p>0.840821256038647</text:p>
          </table:table-cell>
          <table:table-cell office:value-type="float" office:value="0.0515867489152313" calcext:value-type="float">
            <text:p>0.0515867489152313</text:p>
          </table:table-cell>
          <table:table-cell office:value-type="float" office:value="0.851690821256038" calcext:value-type="float">
            <text:p>0.851690821256038</text:p>
          </table:table-cell>
          <table:table-cell office:value-type="float" office:value="0.0526355789706046" calcext:value-type="float">
            <text:p>0.0526355789706046</text:p>
          </table:table-cell>
          <table:table-cell office:value-type="float" office:value="0.840676328502415" calcext:value-type="float">
            <text:p>0.840676328502415</text:p>
          </table:table-cell>
          <table:table-cell office:value-type="float" office:value="0.0522066059277494" calcext:value-type="float">
            <text:p>0.0522066059277494</text:p>
          </table:table-cell>
          <table:table-cell office:value-type="float" office:value="0.854057971014493" calcext:value-type="float">
            <text:p>0.854057971014493</text:p>
          </table:table-cell>
          <table:table-cell office:value-type="float" office:value="0.048946123085911" calcext:value-type="float">
            <text:p>0.048946123085911</text:p>
          </table:table-cell>
          <table:table-cell office:value-type="float" office:value="0.854009661835749" calcext:value-type="float">
            <text:p>0.854009661835749</text:p>
          </table:table-cell>
          <table:table-cell office:value-type="float" office:value="0.044563773620254" calcext:value-type="float">
            <text:p>0.044563773620254</text:p>
          </table:table-cell>
          <table:table-cell office:value-type="float" office:value="0.84512077294686" calcext:value-type="float">
            <text:p>0.84512077294686</text:p>
          </table:table-cell>
          <table:table-cell office:value-type="float" office:value="0.0502597101645744" calcext:value-type="float">
            <text:p>0.0502597101645744</text:p>
          </table:table-cell>
          <table:table-cell office:value-type="float" office:value="0.849613526570048" calcext:value-type="float">
            <text:p>0.849613526570048</text:p>
          </table:table-cell>
          <table:table-cell office:value-type="float" office:value="0.0569766435946785" calcext:value-type="float">
            <text:p>0.0569766435946785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477622284951874" calcext:value-type="float">
            <text:p>0.0477622284951874</text:p>
          </table:table-cell>
          <table:table-cell office:value-type="float" office:value="0.845024154589372" calcext:value-type="float">
            <text:p>0.845024154589372</text:p>
          </table:table-cell>
          <table:table-cell office:value-type="float" office:value="0.0471188841481167" calcext:value-type="float">
            <text:p>0.0471188841481167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450038311204162" calcext:value-type="float">
            <text:p>0.0450038311204162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583716696890767" calcext:value-type="float">
            <text:p>0.0583716696890767</text:p>
          </table:table-cell>
          <table:table-cell office:value-type="float" office:value="0.851739130434783" calcext:value-type="float">
            <text:p>0.851739130434783</text:p>
          </table:table-cell>
          <table:table-cell office:value-type="float" office:value="0.0469792515931872" calcext:value-type="float">
            <text:p>0.04697925159318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3961352657005" calcext:value-type="float">
            <text:p>0.853961352657005</text:p>
          </table:table-cell>
          <table:table-cell office:value-type="float" office:value="0.0471212229851087" calcext:value-type="float">
            <text:p>0.0471212229851087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471577488103767" calcext:value-type="float">
            <text:p>0.0471577488103767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444163135319282" calcext:value-type="float">
            <text:p>0.0444163135319282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54525349714638" calcext:value-type="float">
            <text:p>0.054525349714638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538006329394742" calcext:value-type="float">
            <text:p>0.0538006329394742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521237905600348" calcext:value-type="float">
            <text:p>0.0521237905600348</text:p>
          </table:table-cell>
          <table:table-cell office:value-type="float" office:value="0.84951690821256" calcext:value-type="float">
            <text:p>0.84951690821256</text:p>
          </table:table-cell>
          <table:table-cell office:value-type="float" office:value="0.0543221147507179" calcext:value-type="float">
            <text:p>0.0543221147507179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46771446744316" calcext:value-type="float">
            <text:p>0.046771446744316</text:p>
          </table:table-cell>
          <table:table-cell office:value-type="float" office:value="0.851835748792271" calcext:value-type="float">
            <text:p>0.851835748792271</text:p>
          </table:table-cell>
          <table:table-cell office:value-type="float" office:value="0.0511053625942343" calcext:value-type="float">
            <text:p>0.0511053625942343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549337651332039" calcext:value-type="float">
            <text:p>0.0549337651332039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485309189085649" calcext:value-type="float">
            <text:p>0.0485309189085649</text:p>
          </table:table-cell>
          <table:table-cell office:value-type="float" office:value="0.847342995169082" calcext:value-type="float">
            <text:p>0.847342995169082</text:p>
          </table:table-cell>
          <table:table-cell office:value-type="float" office:value="0.0484549598579201" calcext:value-type="float">
            <text:p>0.0484549598579201</text:p>
          </table:table-cell>
          <table:table-cell office:value-type="float" office:value="0.845024154589372" calcext:value-type="float">
            <text:p>0.845024154589372</text:p>
          </table:table-cell>
          <table:table-cell office:value-type="float" office:value="0.0434852979335287" calcext:value-type="float">
            <text:p>0.0434852979335287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422480271358092" calcext:value-type="float">
            <text:p>0.0422480271358092</text:p>
          </table:table-cell>
          <table:table-cell office:value-type="float" office:value="0.838599033816425" calcext:value-type="float">
            <text:p>0.838599033816425</text:p>
          </table:table-cell>
          <table:table-cell office:value-type="float" office:value="0.0486154809116698" calcext:value-type="float">
            <text:p>0.0486154809116698</text:p>
          </table:table-cell>
          <table:table-cell office:value-type="float" office:value="0.847294685990338" calcext:value-type="float">
            <text:p>0.847294685990338</text:p>
          </table:table-cell>
          <table:table-cell office:value-type="float" office:value="0.0497657234031574" calcext:value-type="float">
            <text:p>0.049765723403157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46473429951691" calcext:value-type="float">
            <text:p>0.846473429951691</text:p>
          </table:table-cell>
          <table:table-cell office:value-type="float" office:value="0.0476197391031824" calcext:value-type="float">
            <text:p>0.0476197391031824</text:p>
          </table:table-cell>
          <table:table-cell office:value-type="float" office:value="0.844714975845411" calcext:value-type="float">
            <text:p>0.844714975845411</text:p>
          </table:table-cell>
          <table:table-cell office:value-type="float" office:value="0.0485710184015165" calcext:value-type="float">
            <text:p>0.0485710184015165</text:p>
          </table:table-cell>
          <table:table-cell office:value-type="float" office:value="0.845140096618358" calcext:value-type="float">
            <text:p>0.845140096618358</text:p>
          </table:table-cell>
          <table:table-cell office:value-type="float" office:value="0.0488260440304473" calcext:value-type="float">
            <text:p>0.0488260440304473</text:p>
          </table:table-cell>
          <table:table-cell office:value-type="float" office:value="0.84527536231884" calcext:value-type="float">
            <text:p>0.84527536231884</text:p>
          </table:table-cell>
          <table:table-cell office:value-type="float" office:value="0.0540868349186214" calcext:value-type="float">
            <text:p>0.0540868349186214</text:p>
          </table:table-cell>
          <table:table-cell office:value-type="float" office:value="0.839478260869565" calcext:value-type="float">
            <text:p>0.839478260869565</text:p>
          </table:table-cell>
          <table:table-cell office:value-type="float" office:value="0.0509452086918776" calcext:value-type="float">
            <text:p>0.0509452086918776</text:p>
          </table:table-cell>
          <table:table-cell office:value-type="float" office:value="0.843787439613526" calcext:value-type="float">
            <text:p>0.843787439613526</text:p>
          </table:table-cell>
          <table:table-cell office:value-type="float" office:value="0.0478473241128165" calcext:value-type="float">
            <text:p>0.0478473241128165</text:p>
          </table:table-cell>
          <table:table-cell office:value-type="float" office:value="0.839777777777778" calcext:value-type="float">
            <text:p>0.839777777777778</text:p>
          </table:table-cell>
          <table:table-cell office:value-type="float" office:value="0.0495338164210051" calcext:value-type="float">
            <text:p>0.0495338164210051</text:p>
          </table:table-cell>
          <table:table-cell office:value-type="float" office:value="0.856270531400966" calcext:value-type="float">
            <text:p>0.856270531400966</text:p>
          </table:table-cell>
          <table:table-cell office:value-type="float" office:value="0.0469023210950245" calcext:value-type="float">
            <text:p>0.0469023210950245</text:p>
          </table:table-cell>
          <table:table-cell office:value-type="float" office:value="0.846502415458937" calcext:value-type="float">
            <text:p>0.846502415458937</text:p>
          </table:table-cell>
          <table:table-cell office:value-type="float" office:value="0.0445636024084575" calcext:value-type="float">
            <text:p>0.0445636024084575</text:p>
          </table:table-cell>
          <table:table-cell office:value-type="float" office:value="0.839826086956522" calcext:value-type="float">
            <text:p>0.839826086956522</text:p>
          </table:table-cell>
          <table:table-cell office:value-type="float" office:value="0.0505758163190102" calcext:value-type="float">
            <text:p>0.0505758163190102</text:p>
          </table:table-cell>
          <table:table-cell office:value-type="float" office:value="0.840376811594203" calcext:value-type="float">
            <text:p>0.840376811594203</text:p>
          </table:table-cell>
          <table:table-cell office:value-type="float" office:value="0.0549005805420419" calcext:value-type="float">
            <text:p>0.0549005805420419</text:p>
          </table:table-cell>
          <table:table-cell office:value-type="float" office:value="0.834125603864734" calcext:value-type="float">
            <text:p>0.834125603864734</text:p>
          </table:table-cell>
          <table:table-cell office:value-type="float" office:value="0.0506203527511322" calcext:value-type="float">
            <text:p>0.0506203527511322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59187746491657" calcext:value-type="float">
            <text:p>0.0459187746491657</text:p>
          </table:table-cell>
          <table:table-cell office:value-type="float" office:value="0.842927536231884" calcext:value-type="float">
            <text:p>0.842927536231884</text:p>
          </table:table-cell>
          <table:table-cell office:value-type="float" office:value="0.0439749032835647" calcext:value-type="float">
            <text:p>0.0439749032835647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521763134160049" calcext:value-type="float">
            <text:p>0.0521763134160049</text:p>
          </table:table-cell>
          <table:table-cell office:value-type="float" office:value="0.84687922705314" calcext:value-type="float">
            <text:p>0.84687922705314</text:p>
          </table:table-cell>
          <table:table-cell office:value-type="float" office:value="0.0474311633998542" calcext:value-type="float">
            <text:p>0.04743116339985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ds</text:p>
          </table:table-cell>
          <table:table-cell office:value-type="float" office:value="0.690465465465466" calcext:value-type="float">
            <text:p>0.690465465465466</text:p>
          </table:table-cell>
          <table:table-cell office:value-type="float" office:value="0.0772070083175391" calcext:value-type="float">
            <text:p>0.0772070083175391</text:p>
          </table:table-cell>
          <table:table-cell office:value-type="float" office:value="0.717492492492492" calcext:value-type="float">
            <text:p>0.717492492492492</text:p>
          </table:table-cell>
          <table:table-cell office:value-type="float" office:value="0.0503706573218471" calcext:value-type="float">
            <text:p>0.0503706573218471</text:p>
          </table:table-cell>
          <table:table-cell office:value-type="float" office:value="0.693243243243243" calcext:value-type="float">
            <text:p>0.693243243243243</text:p>
          </table:table-cell>
          <table:table-cell office:value-type="float" office:value="0.0472081029205552" calcext:value-type="float">
            <text:p>0.0472081029205552</text:p>
          </table:table-cell>
          <table:table-cell office:value-type="float" office:value="0.704354354354354" calcext:value-type="float">
            <text:p>0.704354354354354</text:p>
          </table:table-cell>
          <table:table-cell office:value-type="float" office:value="0.064359382518061" calcext:value-type="float">
            <text:p>0.064359382518061</text:p>
          </table:table-cell>
          <table:table-cell office:value-type="float" office:value="0.695570570570571" calcext:value-type="float">
            <text:p>0.695570570570571</text:p>
          </table:table-cell>
          <table:table-cell office:value-type="float" office:value="0.0708647999215122" calcext:value-type="float">
            <text:p>0.0708647999215122</text:p>
          </table:table-cell>
          <table:table-cell office:value-type="float" office:value="0.720495495495496" calcext:value-type="float">
            <text:p>0.720495495495496</text:p>
          </table:table-cell>
          <table:table-cell office:value-type="float" office:value="0.0664008281642014" calcext:value-type="float">
            <text:p>0.0664008281642014</text:p>
          </table:table-cell>
          <table:table-cell office:value-type="float" office:value="0.709534534534535" calcext:value-type="float">
            <text:p>0.709534534534535</text:p>
          </table:table-cell>
          <table:table-cell office:value-type="float" office:value="0.0536568867334507" calcext:value-type="float">
            <text:p>0.0536568867334507</text:p>
          </table:table-cell>
          <table:table-cell office:value-type="float" office:value="0.71006006006006" calcext:value-type="float">
            <text:p>0.71006006006006</text:p>
          </table:table-cell>
          <table:table-cell office:value-type="float" office:value="0.0852202600497862" calcext:value-type="float">
            <text:p>0.0852202600497862</text:p>
          </table:table-cell>
          <table:table-cell office:value-type="float" office:value="0.706456456456457" calcext:value-type="float">
            <text:p>0.706456456456457</text:p>
          </table:table-cell>
          <table:table-cell office:value-type="float" office:value="0.0511441965618296" calcext:value-type="float">
            <text:p>0.0511441965618296</text:p>
          </table:table-cell>
          <table:table-cell office:value-type="float" office:value="0.726051051051051" calcext:value-type="float">
            <text:p>0.726051051051051</text:p>
          </table:table-cell>
          <table:table-cell office:value-type="float" office:value="0.0253394906713845" calcext:value-type="float">
            <text:p>0.0253394906713845</text:p>
          </table:table-cell>
          <table:table-cell office:value-type="float" office:value="0.731681681681682" calcext:value-type="float">
            <text:p>0.731681681681682</text:p>
          </table:table-cell>
          <table:table-cell office:value-type="float" office:value="0.0664565914007231" calcext:value-type="float">
            <text:p>0.0664565914007231</text:p>
          </table:table-cell>
          <table:table-cell office:value-type="float" office:value="0.703903903903904" calcext:value-type="float">
            <text:p>0.703903903903904</text:p>
          </table:table-cell>
          <table:table-cell office:value-type="float" office:value="0.0436443897962683" calcext:value-type="float">
            <text:p>0.0436443897962683</text:p>
          </table:table-cell>
          <table:table-cell office:value-type="float" office:value="0.726201201201201" calcext:value-type="float">
            <text:p>0.726201201201201</text:p>
          </table:table-cell>
          <table:table-cell office:value-type="float" office:value="0.0654700283557384" calcext:value-type="float">
            <text:p>0.0654700283557384</text:p>
          </table:table-cell>
          <table:table-cell office:value-type="float" office:value="0.715165165165165" calcext:value-type="float">
            <text:p>0.715165165165165</text:p>
          </table:table-cell>
          <table:table-cell office:value-type="float" office:value="0.0523043377910452" calcext:value-type="float">
            <text:p>0.0523043377910452</text:p>
          </table:table-cell>
          <table:table-cell office:value-type="float" office:value="0.717867867867868" calcext:value-type="float">
            <text:p>0.717867867867868</text:p>
          </table:table-cell>
          <table:table-cell office:value-type="float" office:value="0.0768287016429595" calcext:value-type="float">
            <text:p>0.0768287016429595</text:p>
          </table:table-cell>
          <table:table-cell office:value-type="float" office:value="0.709234234234234" calcext:value-type="float">
            <text:p>0.709234234234234</text:p>
          </table:table-cell>
          <table:table-cell office:value-type="float" office:value="0.0958971562816188" calcext:value-type="float">
            <text:p>0.09589715628161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ds</text:p>
          </table:table-cell>
          <table:table-cell office:value-type="float" office:value="0.723048048048048" calcext:value-type="float">
            <text:p>0.723048048048048</text:p>
          </table:table-cell>
          <table:table-cell office:value-type="float" office:value="0.0826837203361074" calcext:value-type="float">
            <text:p>0.0826837203361074</text:p>
          </table:table-cell>
          <table:table-cell office:value-type="float" office:value="0.728603603603604" calcext:value-type="float">
            <text:p>0.728603603603604</text:p>
          </table:table-cell>
          <table:table-cell office:value-type="float" office:value="0.0531335560298572" calcext:value-type="float">
            <text:p>0.0531335560298572</text:p>
          </table:table-cell>
          <table:table-cell office:value-type="float" office:value="0.70960960960961" calcext:value-type="float">
            <text:p>0.70960960960961</text:p>
          </table:table-cell>
          <table:table-cell office:value-type="float" office:value="0.0721431150802202" calcext:value-type="float">
            <text:p>0.0721431150802202</text:p>
          </table:table-cell>
          <table:table-cell office:value-type="float" office:value="0.717867867867868" calcext:value-type="float">
            <text:p>0.717867867867868</text:p>
          </table:table-cell>
          <table:table-cell office:value-type="float" office:value="0.0476906334476777" calcext:value-type="float">
            <text:p>0.0476906334476777</text:p>
          </table:table-cell>
          <table:table-cell office:value-type="float" office:value="0.712462462462463" calcext:value-type="float">
            <text:p>0.712462462462463</text:p>
          </table:table-cell>
          <table:table-cell office:value-type="float" office:value="0.0669455669642389" calcext:value-type="float">
            <text:p>0.0669455669642389</text:p>
          </table:table-cell>
          <table:table-cell office:value-type="float" office:value="0.750525525525526" calcext:value-type="float">
            <text:p>0.750525525525526</text:p>
          </table:table-cell>
          <table:table-cell office:value-type="float" office:value="0.053420134948585" calcext:value-type="float">
            <text:p>0.053420134948585</text:p>
          </table:table-cell>
          <table:table-cell office:value-type="float" office:value="0.723198198198198" calcext:value-type="float">
            <text:p>0.723198198198198</text:p>
          </table:table-cell>
          <table:table-cell office:value-type="float" office:value="0.0307554401415343" calcext:value-type="float">
            <text:p>0.0307554401415343</text:p>
          </table:table-cell>
          <table:table-cell office:value-type="float" office:value="0.726276276276276" calcext:value-type="float">
            <text:p>0.726276276276276</text:p>
          </table:table-cell>
          <table:table-cell office:value-type="float" office:value="0.0532618137579708" calcext:value-type="float">
            <text:p>0.0532618137579708</text:p>
          </table:table-cell>
          <table:table-cell office:value-type="float" office:value="0.72027027027027" calcext:value-type="float">
            <text:p>0.72027027027027</text:p>
          </table:table-cell>
          <table:table-cell office:value-type="float" office:value="0.0730843848800774" calcext:value-type="float">
            <text:p>0.0730843848800774</text:p>
          </table:table-cell>
          <table:table-cell office:value-type="float" office:value="0.731306306306306" calcext:value-type="float">
            <text:p>0.731306306306306</text:p>
          </table:table-cell>
          <table:table-cell office:value-type="float" office:value="0.0494311712175139" calcext:value-type="float">
            <text:p>0.0494311712175139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534381855390669" calcext:value-type="float">
            <text:p>0.0534381855390669</text:p>
          </table:table-cell>
          <table:table-cell office:value-type="float" office:value="0.731531531531531" calcext:value-type="float">
            <text:p>0.731531531531531</text:p>
          </table:table-cell>
          <table:table-cell office:value-type="float" office:value="0.0493344742224264" calcext:value-type="float">
            <text:p>0.0493344742224264</text:p>
          </table:table-cell>
          <table:table-cell office:value-type="float" office:value="0.720195195195195" calcext:value-type="float">
            <text:p>0.720195195195195</text:p>
          </table:table-cell>
          <table:table-cell office:value-type="float" office:value="0.060780474561406" calcext:value-type="float">
            <text:p>0.060780474561406</text:p>
          </table:table-cell>
          <table:table-cell office:value-type="float" office:value="0.717942942942943" calcext:value-type="float">
            <text:p>0.717942942942943</text:p>
          </table:table-cell>
          <table:table-cell office:value-type="float" office:value="0.0664677572778888" calcext:value-type="float">
            <text:p>0.0664677572778888</text:p>
          </table:table-cell>
          <table:table-cell office:value-type="float" office:value="0.720195195195195" calcext:value-type="float">
            <text:p>0.720195195195195</text:p>
          </table:table-cell>
          <table:table-cell office:value-type="float" office:value="0.0580484032046714" calcext:value-type="float">
            <text:p>0.0580484032046714</text:p>
          </table:table-cell>
          <table:table-cell office:value-type="float" office:value="0.747747747747748" calcext:value-type="float">
            <text:p>0.747747747747748</text:p>
          </table:table-cell>
          <table:table-cell office:value-type="float" office:value="0.0413087292932199" calcext:value-type="float">
            <text:p>0.04130872929321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ds</text:p>
          </table:table-cell>
          <table:table-cell office:value-type="float" office:value="0.712012012012012" calcext:value-type="float">
            <text:p>0.712012012012012</text:p>
          </table:table-cell>
          <table:table-cell office:value-type="float" office:value="0.0746469273001035" calcext:value-type="float">
            <text:p>0.0746469273001035</text:p>
          </table:table-cell>
          <table:table-cell office:value-type="float" office:value="0.715015015015015" calcext:value-type="float">
            <text:p>0.715015015015015</text:p>
          </table:table-cell>
          <table:table-cell office:value-type="float" office:value="0.0570781268720503" calcext:value-type="float">
            <text:p>0.0570781268720503</text:p>
          </table:table-cell>
          <table:table-cell office:value-type="float" office:value="0.728753753753754" calcext:value-type="float">
            <text:p>0.728753753753754</text:p>
          </table:table-cell>
          <table:table-cell office:value-type="float" office:value="0.0596720134370046" calcext:value-type="float">
            <text:p>0.0596720134370046</text:p>
          </table:table-cell>
          <table:table-cell office:value-type="float" office:value="0.723273273273273" calcext:value-type="float">
            <text:p>0.723273273273273</text:p>
          </table:table-cell>
          <table:table-cell office:value-type="float" office:value="0.0568560638047583" calcext:value-type="float">
            <text:p>0.0568560638047583</text:p>
          </table:table-cell>
          <table:table-cell office:value-type="float" office:value="0.734534534534535" calcext:value-type="float">
            <text:p>0.734534534534535</text:p>
          </table:table-cell>
          <table:table-cell office:value-type="float" office:value="0.0546293487708622" calcext:value-type="float">
            <text:p>0.0546293487708622</text:p>
          </table:table-cell>
          <table:table-cell office:value-type="float" office:value="0.717792792792793" calcext:value-type="float">
            <text:p>0.717792792792793</text:p>
          </table:table-cell>
          <table:table-cell office:value-type="float" office:value="0.0598202272707305" calcext:value-type="float">
            <text:p>0.0598202272707305</text:p>
          </table:table-cell>
          <table:table-cell office:value-type="float" office:value="0.725975975975976" calcext:value-type="float">
            <text:p>0.725975975975976</text:p>
          </table:table-cell>
          <table:table-cell office:value-type="float" office:value="0.0390165742196134" calcext:value-type="float">
            <text:p>0.0390165742196134</text:p>
          </table:table-cell>
          <table:table-cell office:value-type="float" office:value="0.723573573573574" calcext:value-type="float">
            <text:p>0.723573573573574</text:p>
          </table:table-cell>
          <table:table-cell office:value-type="float" office:value="0.0593307403743623" calcext:value-type="float">
            <text:p>0.0593307403743623</text:p>
          </table:table-cell>
          <table:table-cell office:value-type="float" office:value="0.728378378378378" calcext:value-type="float">
            <text:p>0.728378378378378</text:p>
          </table:table-cell>
          <table:table-cell office:value-type="float" office:value="0.0634223206696782" calcext:value-type="float">
            <text:p>0.0634223206696782</text:p>
          </table:table-cell>
          <table:table-cell office:value-type="float" office:value="0.742417417417417" calcext:value-type="float">
            <text:p>0.742417417417417</text:p>
          </table:table-cell>
          <table:table-cell office:value-type="float" office:value="0.0453270148146306" calcext:value-type="float">
            <text:p>0.0453270148146306</text:p>
          </table:table-cell>
          <table:table-cell office:value-type="float" office:value="0.734459459459459" calcext:value-type="float">
            <text:p>0.734459459459459</text:p>
          </table:table-cell>
          <table:table-cell office:value-type="float" office:value="0.0505790982730915" calcext:value-type="float">
            <text:p>0.0505790982730915</text:p>
          </table:table-cell>
          <table:table-cell office:value-type="float" office:value="0.748123123123123" calcext:value-type="float">
            <text:p>0.748123123123123</text:p>
          </table:table-cell>
          <table:table-cell office:value-type="float" office:value="0.0500203240052918" calcext:value-type="float">
            <text:p>0.0500203240052918</text:p>
          </table:table-cell>
          <table:table-cell office:value-type="float" office:value="0.750825825825826" calcext:value-type="float">
            <text:p>0.750825825825826</text:p>
          </table:table-cell>
          <table:table-cell office:value-type="float" office:value="0.0388451752000813" calcext:value-type="float">
            <text:p>0.0388451752000813</text:p>
          </table:table-cell>
          <table:table-cell office:value-type="float" office:value="0.737087087087087" calcext:value-type="float">
            <text:p>0.737087087087087</text:p>
          </table:table-cell>
          <table:table-cell office:value-type="float" office:value="0.0497435560481482" calcext:value-type="float">
            <text:p>0.0497435560481482</text:p>
          </table:table-cell>
          <table:table-cell office:value-type="float" office:value="0.728528528528529" calcext:value-type="float">
            <text:p>0.728528528528529</text:p>
          </table:table-cell>
          <table:table-cell office:value-type="float" office:value="0.0541179691082937" calcext:value-type="float">
            <text:p>0.0541179691082937</text:p>
          </table:table-cell>
          <table:table-cell office:value-type="float" office:value="0.745045045045045" calcext:value-type="float">
            <text:p>0.745045045045045</text:p>
          </table:table-cell>
          <table:table-cell office:value-type="float" office:value="0.0455788084325213" calcext:value-type="float">
            <text:p>0.04557880843252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ds</text:p>
          </table:table-cell>
          <table:table-cell office:value-type="float" office:value="0.723048048048048" calcext:value-type="float">
            <text:p>0.723048048048048</text:p>
          </table:table-cell>
          <table:table-cell office:value-type="float" office:value="0.0774438205613652" calcext:value-type="float">
            <text:p>0.0774438205613652</text:p>
          </table:table-cell>
          <table:table-cell office:value-type="float" office:value="0.720495495495496" calcext:value-type="float">
            <text:p>0.720495495495496</text:p>
          </table:table-cell>
          <table:table-cell office:value-type="float" office:value="0.0624072647110153" calcext:value-type="float">
            <text:p>0.0624072647110153</text:p>
          </table:table-cell>
          <table:table-cell office:value-type="float" office:value="0.731606606606607" calcext:value-type="float">
            <text:p>0.731606606606607</text:p>
          </table:table-cell>
          <table:table-cell office:value-type="float" office:value="0.0536543189603619" calcext:value-type="float">
            <text:p>0.0536543189603619</text:p>
          </table:table-cell>
          <table:table-cell office:value-type="float" office:value="0.736861861861862" calcext:value-type="float">
            <text:p>0.736861861861862</text:p>
          </table:table-cell>
          <table:table-cell office:value-type="float" office:value="0.0458050254077525" calcext:value-type="float">
            <text:p>0.0458050254077525</text:p>
          </table:table-cell>
          <table:table-cell office:value-type="float" office:value="0.737237237237237" calcext:value-type="float">
            <text:p>0.737237237237237</text:p>
          </table:table-cell>
          <table:table-cell office:value-type="float" office:value="0.0486838048595047" calcext:value-type="float">
            <text:p>0.0486838048595047</text:p>
          </table:table-cell>
          <table:table-cell office:value-type="float" office:value="0.739714714714715" calcext:value-type="float">
            <text:p>0.739714714714715</text:p>
          </table:table-cell>
          <table:table-cell office:value-type="float" office:value="0.0417641352327627" calcext:value-type="float">
            <text:p>0.0417641352327627</text:p>
          </table:table-cell>
          <table:table-cell office:value-type="float" office:value="0.728678678678679" calcext:value-type="float">
            <text:p>0.728678678678679</text:p>
          </table:table-cell>
          <table:table-cell office:value-type="float" office:value="0.0496596384733811" calcext:value-type="float">
            <text:p>0.0496596384733811</text:p>
          </table:table-cell>
          <table:table-cell office:value-type="float" office:value="0.731531531531531" calcext:value-type="float">
            <text:p>0.731531531531531</text:p>
          </table:table-cell>
          <table:table-cell office:value-type="float" office:value="0.0636238315089544" calcext:value-type="float">
            <text:p>0.0636238315089544</text:p>
          </table:table-cell>
          <table:table-cell office:value-type="float" office:value="0.725750750750751" calcext:value-type="float">
            <text:p>0.725750750750751</text:p>
          </table:table-cell>
          <table:table-cell office:value-type="float" office:value="0.0618052765913789" calcext:value-type="float">
            <text:p>0.0618052765913789</text:p>
          </table:table-cell>
          <table:table-cell office:value-type="float" office:value="0.734084084084084" calcext:value-type="float">
            <text:p>0.734084084084084</text:p>
          </table:table-cell>
          <table:table-cell office:value-type="float" office:value="0.0475024811451378" calcext:value-type="float">
            <text:p>0.0475024811451378</text:p>
          </table:table-cell>
          <table:table-cell office:value-type="float" office:value="0.731531531531531" calcext:value-type="float">
            <text:p>0.731531531531531</text:p>
          </table:table-cell>
          <table:table-cell office:value-type="float" office:value="0.0442273689503272" calcext:value-type="float">
            <text:p>0.0442273689503272</text:p>
          </table:table-cell>
          <table:table-cell office:value-type="float" office:value="0.74512012012012" calcext:value-type="float">
            <text:p>0.74512012012012</text:p>
          </table:table-cell>
          <table:table-cell office:value-type="float" office:value="0.045089859255935" calcext:value-type="float">
            <text:p>0.045089859255935</text:p>
          </table:table-cell>
          <table:table-cell office:value-type="float" office:value="0.742642642642643" calcext:value-type="float">
            <text:p>0.742642642642643</text:p>
          </table:table-cell>
          <table:table-cell office:value-type="float" office:value="0.0457633748610268" calcext:value-type="float">
            <text:p>0.0457633748610268</text:p>
          </table:table-cell>
          <table:table-cell office:value-type="float" office:value="0.73963963963964" calcext:value-type="float">
            <text:p>0.73963963963964</text:p>
          </table:table-cell>
          <table:table-cell office:value-type="float" office:value="0.0653319006782691" calcext:value-type="float">
            <text:p>0.0653319006782691</text:p>
          </table:table-cell>
          <table:table-cell office:value-type="float" office:value="0.723048048048048" calcext:value-type="float">
            <text:p>0.723048048048048</text:p>
          </table:table-cell>
          <table:table-cell office:value-type="float" office:value="0.0627139809274146" calcext:value-type="float">
            <text:p>0.0627139809274146</text:p>
          </table:table-cell>
          <table:table-cell office:value-type="float" office:value="0.756006006006006" calcext:value-type="float">
            <text:p>0.756006006006006</text:p>
          </table:table-cell>
          <table:table-cell office:value-type="float" office:value="0.046421252788871" calcext:value-type="float">
            <text:p>0.04642125278887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ds</text:p>
          </table:table-cell>
          <table:table-cell office:value-type="float" office:value="0.731381381381381" calcext:value-type="float">
            <text:p>0.731381381381381</text:p>
          </table:table-cell>
          <table:table-cell office:value-type="float" office:value="0.0714566792396547" calcext:value-type="float">
            <text:p>0.0714566792396547</text:p>
          </table:table-cell>
          <table:table-cell office:value-type="float" office:value="0.725975975975976" calcext:value-type="float">
            <text:p>0.725975975975976</text:p>
          </table:table-cell>
          <table:table-cell office:value-type="float" office:value="0.0537962375665572" calcext:value-type="float">
            <text:p>0.0537962375665572</text:p>
          </table:table-cell>
          <table:table-cell office:value-type="float" office:value="0.728753753753754" calcext:value-type="float">
            <text:p>0.728753753753754</text:p>
          </table:table-cell>
          <table:table-cell office:value-type="float" office:value="0.049052943094796" calcext:value-type="float">
            <text:p>0.049052943094796</text:p>
          </table:table-cell>
          <table:table-cell office:value-type="float" office:value="0.742342342342342" calcext:value-type="float">
            <text:p>0.742342342342342</text:p>
          </table:table-cell>
          <table:table-cell office:value-type="float" office:value="0.043897061143111" calcext:value-type="float">
            <text:p>0.043897061143111</text:p>
          </table:table-cell>
          <table:table-cell office:value-type="float" office:value="0.737312312312312" calcext:value-type="float">
            <text:p>0.737312312312312</text:p>
          </table:table-cell>
          <table:table-cell office:value-type="float" office:value="0.0601376396682979" calcext:value-type="float">
            <text:p>0.0601376396682979</text:p>
          </table:table-cell>
          <table:table-cell office:value-type="float" office:value="0.747972972972973" calcext:value-type="float">
            <text:p>0.747972972972973</text:p>
          </table:table-cell>
          <table:table-cell office:value-type="float" office:value="0.0403346425532247" calcext:value-type="float">
            <text:p>0.0403346425532247</text:p>
          </table:table-cell>
          <table:table-cell office:value-type="float" office:value="0.725900900900901" calcext:value-type="float">
            <text:p>0.725900900900901</text:p>
          </table:table-cell>
          <table:table-cell office:value-type="float" office:value="0.0540927942034712" calcext:value-type="float">
            <text:p>0.0540927942034712</text:p>
          </table:table-cell>
          <table:table-cell office:value-type="float" office:value="0.712387387387387" calcext:value-type="float">
            <text:p>0.712387387387387</text:p>
          </table:table-cell>
          <table:table-cell office:value-type="float" office:value="0.0654608448562679" calcext:value-type="float">
            <text:p>0.0654608448562679</text:p>
          </table:table-cell>
          <table:table-cell office:value-type="float" office:value="0.733933933933934" calcext:value-type="float">
            <text:p>0.733933933933934</text:p>
          </table:table-cell>
          <table:table-cell office:value-type="float" office:value="0.0504019162927243" calcext:value-type="float">
            <text:p>0.0504019162927243</text:p>
          </table:table-cell>
          <table:table-cell office:value-type="float" office:value="0.750675675675676" calcext:value-type="float">
            <text:p>0.750675675675676</text:p>
          </table:table-cell>
          <table:table-cell office:value-type="float" office:value="0.0491032187443554" calcext:value-type="float">
            <text:p>0.0491032187443554</text:p>
          </table:table-cell>
          <table:table-cell office:value-type="float" office:value="0.729129129129129" calcext:value-type="float">
            <text:p>0.729129129129129</text:p>
          </table:table-cell>
          <table:table-cell office:value-type="float" office:value="0.058899574281494" calcext:value-type="float">
            <text:p>0.058899574281494</text:p>
          </table:table-cell>
          <table:table-cell office:value-type="float" office:value="0.747822822822823" calcext:value-type="float">
            <text:p>0.747822822822823</text:p>
          </table:table-cell>
          <table:table-cell office:value-type="float" office:value="0.043133808553793" calcext:value-type="float">
            <text:p>0.043133808553793</text:p>
          </table:table-cell>
          <table:table-cell office:value-type="float" office:value="0.745495495495496" calcext:value-type="float">
            <text:p>0.745495495495496</text:p>
          </table:table-cell>
          <table:table-cell office:value-type="float" office:value="0.0602017015165361" calcext:value-type="float">
            <text:p>0.0602017015165361</text:p>
          </table:table-cell>
          <table:table-cell office:value-type="float" office:value="0.731456456456457" calcext:value-type="float">
            <text:p>0.731456456456457</text:p>
          </table:table-cell>
          <table:table-cell office:value-type="float" office:value="0.0547677117926955" calcext:value-type="float">
            <text:p>0.0547677117926955</text:p>
          </table:table-cell>
          <table:table-cell office:value-type="float" office:value="0.734159159159159" calcext:value-type="float">
            <text:p>0.734159159159159</text:p>
          </table:table-cell>
          <table:table-cell office:value-type="float" office:value="0.0523213968621887" calcext:value-type="float">
            <text:p>0.0523213968621887</text:p>
          </table:table-cell>
          <table:table-cell office:value-type="float" office:value="0.747822822822823" calcext:value-type="float">
            <text:p>0.747822822822823</text:p>
          </table:table-cell>
          <table:table-cell office:value-type="float" office:value="0.0369379033378627" calcext:value-type="float">
            <text:p>0.036937903337862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ds</text:p>
          </table:table-cell>
          <table:table-cell office:value-type="float" office:value="0.715990990990991" calcext:value-type="float">
            <text:p>0.715990990990991</text:p>
          </table:table-cell>
          <table:table-cell office:value-type="float" office:value="0.076687631150954" calcext:value-type="float">
            <text:p>0.076687631150954</text:p>
          </table:table-cell>
          <table:table-cell office:value-type="float" office:value="0.721516516516517" calcext:value-type="float">
            <text:p>0.721516516516517</text:p>
          </table:table-cell>
          <table:table-cell office:value-type="float" office:value="0.0553571685002654" calcext:value-type="float">
            <text:p>0.0553571685002654</text:p>
          </table:table-cell>
          <table:table-cell office:value-type="float" office:value="0.718393393393393" calcext:value-type="float">
            <text:p>0.718393393393393</text:p>
          </table:table-cell>
          <table:table-cell office:value-type="float" office:value="0.0563460986985876" calcext:value-type="float">
            <text:p>0.0563460986985876</text:p>
          </table:table-cell>
          <table:table-cell office:value-type="float" office:value="0.72493993993994" calcext:value-type="float">
            <text:p>0.72493993993994</text:p>
          </table:table-cell>
          <table:table-cell office:value-type="float" office:value="0.0517216332642721" calcext:value-type="float">
            <text:p>0.0517216332642721</text:p>
          </table:table-cell>
          <table:table-cell office:value-type="float" office:value="0.723423423423423" calcext:value-type="float">
            <text:p>0.723423423423423</text:p>
          </table:table-cell>
          <table:table-cell office:value-type="float" office:value="0.0602522320368832" calcext:value-type="float">
            <text:p>0.0602522320368832</text:p>
          </table:table-cell>
          <table:table-cell office:value-type="float" office:value="0.7353003003003" calcext:value-type="float">
            <text:p>0.7353003003003</text:p>
          </table:table-cell>
          <table:table-cell office:value-type="float" office:value="0.0523479936339009" calcext:value-type="float">
            <text:p>0.0523479936339009</text:p>
          </table:table-cell>
          <table:table-cell office:value-type="float" office:value="0.722657657657658" calcext:value-type="float">
            <text:p>0.722657657657658</text:p>
          </table:table-cell>
          <table:table-cell office:value-type="float" office:value="0.0454362667542901" calcext:value-type="float">
            <text:p>0.0454362667542901</text:p>
          </table:table-cell>
          <table:table-cell office:value-type="float" office:value="0.720765765765766" calcext:value-type="float">
            <text:p>0.720765765765766</text:p>
          </table:table-cell>
          <table:table-cell office:value-type="float" office:value="0.0653794981094683" calcext:value-type="float">
            <text:p>0.0653794981094683</text:p>
          </table:table-cell>
          <table:table-cell office:value-type="float" office:value="0.722957957957958" calcext:value-type="float">
            <text:p>0.722957957957958</text:p>
          </table:table-cell>
          <table:table-cell office:value-type="float" office:value="0.0599716189991377" calcext:value-type="float">
            <text:p>0.0599716189991377</text:p>
          </table:table-cell>
          <table:table-cell office:value-type="float" office:value="0.736906906906907" calcext:value-type="float">
            <text:p>0.736906906906907</text:p>
          </table:table-cell>
          <table:table-cell office:value-type="float" office:value="0.0433406753186044" calcext:value-type="float">
            <text:p>0.0433406753186044</text:p>
          </table:table-cell>
          <table:table-cell office:value-type="float" office:value="0.731141141141141" calcext:value-type="float">
            <text:p>0.731141141141141</text:p>
          </table:table-cell>
          <table:table-cell office:value-type="float" office:value="0.0547201636889405" calcext:value-type="float">
            <text:p>0.0547201636889405</text:p>
          </table:table-cell>
          <table:table-cell office:value-type="float" office:value="0.7353003003003" calcext:value-type="float">
            <text:p>0.7353003003003</text:p>
          </table:table-cell>
          <table:table-cell office:value-type="float" office:value="0.0462445711667429" calcext:value-type="float">
            <text:p>0.0462445711667429</text:p>
          </table:table-cell>
          <table:table-cell office:value-type="float" office:value="0.737072072072072" calcext:value-type="float">
            <text:p>0.737072072072072</text:p>
          </table:table-cell>
          <table:table-cell office:value-type="float" office:value="0.0542121508989577" calcext:value-type="float">
            <text:p>0.0542121508989577</text:p>
          </table:table-cell>
          <table:table-cell office:value-type="float" office:value="0.728258258258258" calcext:value-type="float">
            <text:p>0.728258258258258</text:p>
          </table:table-cell>
          <table:table-cell office:value-type="float" office:value="0.0577230527176094" calcext:value-type="float">
            <text:p>0.0577230527176094</text:p>
          </table:table-cell>
          <table:table-cell office:value-type="float" office:value="0.72475975975976" calcext:value-type="float">
            <text:p>0.72475975975976</text:p>
          </table:table-cell>
          <table:table-cell office:value-type="float" office:value="0.0608060903491056" calcext:value-type="float">
            <text:p>0.0608060903491056</text:p>
          </table:table-cell>
          <table:table-cell office:value-type="float" office:value="0.741171171171171" calcext:value-type="float">
            <text:p>0.741171171171171</text:p>
          </table:table-cell>
          <table:table-cell office:value-type="float" office:value="0.0532287700268187" calcext:value-type="float">
            <text:p>0.05322877002681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03978978978979" calcext:value-type="float">
            <text:p>0.703978978978979</text:p>
          </table:table-cell>
          <table:table-cell office:value-type="float" office:value="0.039277412561929" calcext:value-type="float">
            <text:p>0.039277412561929</text:p>
          </table:table-cell>
          <table:table-cell office:value-type="float" office:value="0.720495495495496" calcext:value-type="float">
            <text:p>0.720495495495496</text:p>
          </table:table-cell>
          <table:table-cell office:value-type="float" office:value="0.0793857931635646" calcext:value-type="float">
            <text:p>0.0793857931635646</text:p>
          </table:table-cell>
          <table:table-cell office:value-type="float" office:value="0.693093093093093" calcext:value-type="float">
            <text:p>0.693093093093093</text:p>
          </table:table-cell>
          <table:table-cell office:value-type="float" office:value="0.0561897358558008" calcext:value-type="float">
            <text:p>0.0561897358558008</text:p>
          </table:table-cell>
          <table:table-cell office:value-type="float" office:value="0.706756756756757" calcext:value-type="float">
            <text:p>0.706756756756757</text:p>
          </table:table-cell>
          <table:table-cell office:value-type="float" office:value="0.0676335272903421" calcext:value-type="float">
            <text:p>0.0676335272903421</text:p>
          </table:table-cell>
          <table:table-cell office:value-type="float" office:value="0.712387387387387" calcext:value-type="float">
            <text:p>0.712387387387387</text:p>
          </table:table-cell>
          <table:table-cell office:value-type="float" office:value="0.0707641602450279" calcext:value-type="float">
            <text:p>0.0707641602450279</text:p>
          </table:table-cell>
          <table:table-cell office:value-type="float" office:value="0.70960960960961" calcext:value-type="float">
            <text:p>0.70960960960961</text:p>
          </table:table-cell>
          <table:table-cell office:value-type="float" office:value="0.0680835229466539" calcext:value-type="float">
            <text:p>0.0680835229466539</text:p>
          </table:table-cell>
          <table:table-cell office:value-type="float" office:value="0.712087087087087" calcext:value-type="float">
            <text:p>0.712087087087087</text:p>
          </table:table-cell>
          <table:table-cell office:value-type="float" office:value="0.0444773621435754" calcext:value-type="float">
            <text:p>0.0444773621435754</text:p>
          </table:table-cell>
          <table:table-cell office:value-type="float" office:value="0.714864864864865" calcext:value-type="float">
            <text:p>0.714864864864865</text:p>
          </table:table-cell>
          <table:table-cell office:value-type="float" office:value="0.0644060721992121" calcext:value-type="float">
            <text:p>0.0644060721992121</text:p>
          </table:table-cell>
          <table:table-cell office:value-type="float" office:value="0.703978978978979" calcext:value-type="float">
            <text:p>0.703978978978979</text:p>
          </table:table-cell>
          <table:table-cell office:value-type="float" office:value="0.0519352779806246" calcext:value-type="float">
            <text:p>0.0519352779806246</text:p>
          </table:table-cell>
          <table:table-cell office:value-type="float" office:value="0.687537537537538" calcext:value-type="float">
            <text:p>0.687537537537538</text:p>
          </table:table-cell>
          <table:table-cell office:value-type="float" office:value="0.0380327692468169" calcext:value-type="float">
            <text:p>0.0380327692468169</text:p>
          </table:table-cell>
          <table:table-cell office:value-type="float" office:value="0.720345345345345" calcext:value-type="float">
            <text:p>0.720345345345345</text:p>
          </table:table-cell>
          <table:table-cell office:value-type="float" office:value="0.0811823923093012" calcext:value-type="float">
            <text:p>0.0811823923093012</text:p>
          </table:table-cell>
          <table:table-cell office:value-type="float" office:value="0.684984984984985" calcext:value-type="float">
            <text:p>0.684984984984985</text:p>
          </table:table-cell>
          <table:table-cell office:value-type="float" office:value="0.0809157783067975" calcext:value-type="float">
            <text:p>0.0809157783067975</text:p>
          </table:table-cell>
          <table:table-cell office:value-type="float" office:value="0.704129129129129" calcext:value-type="float">
            <text:p>0.704129129129129</text:p>
          </table:table-cell>
          <table:table-cell office:value-type="float" office:value="0.0846063861236564" calcext:value-type="float">
            <text:p>0.0846063861236564</text:p>
          </table:table-cell>
          <table:table-cell office:value-type="float" office:value="0.741816816816817" calcext:value-type="float">
            <text:p>0.741816816816817</text:p>
          </table:table-cell>
          <table:table-cell office:value-type="float" office:value="0.0711788876821582" calcext:value-type="float">
            <text:p>0.0711788876821582</text:p>
          </table:table-cell>
          <table:table-cell office:value-type="float" office:value="0.704054054054054" calcext:value-type="float">
            <text:p>0.704054054054054</text:p>
          </table:table-cell>
          <table:table-cell office:value-type="float" office:value="0.0565020510341027" calcext:value-type="float">
            <text:p>0.0565020510341027</text:p>
          </table:table-cell>
          <table:table-cell office:value-type="float" office:value="0.693018018018018" calcext:value-type="float">
            <text:p>0.693018018018018</text:p>
          </table:table-cell>
          <table:table-cell office:value-type="float" office:value="0.0434188871843681" calcext:value-type="float">
            <text:p>0.04341888718436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20495495495496" calcext:value-type="float">
            <text:p>0.720495495495496</text:p>
          </table:table-cell>
          <table:table-cell office:value-type="float" office:value="0.0519955345938455" calcext:value-type="float">
            <text:p>0.0519955345938455</text:p>
          </table:table-cell>
          <table:table-cell office:value-type="float" office:value="0.734159159159159" calcext:value-type="float">
            <text:p>0.734159159159159</text:p>
          </table:table-cell>
          <table:table-cell office:value-type="float" office:value="0.0673897950551169" calcext:value-type="float">
            <text:p>0.0673897950551169</text:p>
          </table:table-cell>
          <table:table-cell office:value-type="float" office:value="0.720720720720721" calcext:value-type="float">
            <text:p>0.720720720720721</text:p>
          </table:table-cell>
          <table:table-cell office:value-type="float" office:value="0.0635182264836335" calcext:value-type="float">
            <text:p>0.0635182264836335</text:p>
          </table:table-cell>
          <table:table-cell office:value-type="float" office:value="0.728603603603604" calcext:value-type="float">
            <text:p>0.728603603603604</text:p>
          </table:table-cell>
          <table:table-cell office:value-type="float" office:value="0.0527882720566964" calcext:value-type="float">
            <text:p>0.0527882720566964</text:p>
          </table:table-cell>
          <table:table-cell office:value-type="float" office:value="0.750675675675676" calcext:value-type="float">
            <text:p>0.750675675675676</text:p>
          </table:table-cell>
          <table:table-cell office:value-type="float" office:value="0.059866272702114" calcext:value-type="float">
            <text:p>0.059866272702114</text:p>
          </table:table-cell>
          <table:table-cell office:value-type="float" office:value="0.728603603603604" calcext:value-type="float">
            <text:p>0.728603603603604</text:p>
          </table:table-cell>
          <table:table-cell office:value-type="float" office:value="0.0514947280050844" calcext:value-type="float">
            <text:p>0.0514947280050844</text:p>
          </table:table-cell>
          <table:table-cell office:value-type="float" office:value="0.723498498498498" calcext:value-type="float">
            <text:p>0.723498498498498</text:p>
          </table:table-cell>
          <table:table-cell office:value-type="float" office:value="0.0355091789919673" calcext:value-type="float">
            <text:p>0.0355091789919673</text:p>
          </table:table-cell>
          <table:table-cell office:value-type="float" office:value="0.720495495495496" calcext:value-type="float">
            <text:p>0.720495495495496</text:p>
          </table:table-cell>
          <table:table-cell office:value-type="float" office:value="0.0498633278731143" calcext:value-type="float">
            <text:p>0.0498633278731143</text:p>
          </table:table-cell>
          <table:table-cell office:value-type="float" office:value="0.720345345345345" calcext:value-type="float">
            <text:p>0.720345345345345</text:p>
          </table:table-cell>
          <table:table-cell office:value-type="float" office:value="0.0524156302947899" calcext:value-type="float">
            <text:p>0.0524156302947899</text:p>
          </table:table-cell>
          <table:table-cell office:value-type="float" office:value="0.715315315315315" calcext:value-type="float">
            <text:p>0.715315315315315</text:p>
          </table:table-cell>
          <table:table-cell office:value-type="float" office:value="0.0430645708206022" calcext:value-type="float">
            <text:p>0.0430645708206022</text:p>
          </table:table-cell>
          <table:table-cell office:value-type="float" office:value="0.70975975975976" calcext:value-type="float">
            <text:p>0.70975975975976</text:p>
          </table:table-cell>
          <table:table-cell office:value-type="float" office:value="0.0612864855460636" calcext:value-type="float">
            <text:p>0.0612864855460636</text:p>
          </table:table-cell>
          <table:table-cell office:value-type="float" office:value="0.704279279279279" calcext:value-type="float">
            <text:p>0.704279279279279</text:p>
          </table:table-cell>
          <table:table-cell office:value-type="float" office:value="0.0486483525697767" calcext:value-type="float">
            <text:p>0.0486483525697767</text:p>
          </table:table-cell>
          <table:table-cell office:value-type="float" office:value="0.720645645645646" calcext:value-type="float">
            <text:p>0.720645645645646</text:p>
          </table:table-cell>
          <table:table-cell office:value-type="float" office:value="0.0635472557958614" calcext:value-type="float">
            <text:p>0.0635472557958614</text:p>
          </table:table-cell>
          <table:table-cell office:value-type="float" office:value="0.742567567567568" calcext:value-type="float">
            <text:p>0.742567567567568</text:p>
          </table:table-cell>
          <table:table-cell office:value-type="float" office:value="0.0572230454395939" calcext:value-type="float">
            <text:p>0.0572230454395939</text:p>
          </table:table-cell>
          <table:table-cell office:value-type="float" office:value="0.717942942942943" calcext:value-type="float">
            <text:p>0.717942942942943</text:p>
          </table:table-cell>
          <table:table-cell office:value-type="float" office:value="0.0511283370509186" calcext:value-type="float">
            <text:p>0.0511283370509186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592796836843326" calcext:value-type="float">
            <text:p>0.05927968368433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508706502641113" calcext:value-type="float">
            <text:p>0.0508706502641113</text:p>
          </table:table-cell>
          <table:table-cell office:value-type="float" office:value="0.734159159159159" calcext:value-type="float">
            <text:p>0.734159159159159</text:p>
          </table:table-cell>
          <table:table-cell office:value-type="float" office:value="0.0488410663691774" calcext:value-type="float">
            <text:p>0.0488410663691774</text:p>
          </table:table-cell>
          <table:table-cell office:value-type="float" office:value="0.720795795795796" calcext:value-type="float">
            <text:p>0.720795795795796</text:p>
          </table:table-cell>
          <table:table-cell office:value-type="float" office:value="0.0713081051274529" calcext:value-type="float">
            <text:p>0.0713081051274529</text:p>
          </table:table-cell>
          <table:table-cell office:value-type="float" office:value="0.737312312312312" calcext:value-type="float">
            <text:p>0.737312312312312</text:p>
          </table:table-cell>
          <table:table-cell office:value-type="float" office:value="0.0481449873993498" calcext:value-type="float">
            <text:p>0.0481449873993498</text:p>
          </table:table-cell>
          <table:table-cell office:value-type="float" office:value="0.742642642642643" calcext:value-type="float">
            <text:p>0.742642642642643</text:p>
          </table:table-cell>
          <table:table-cell office:value-type="float" office:value="0.0455631421639001" calcext:value-type="float">
            <text:p>0.0455631421639001</text:p>
          </table:table-cell>
          <table:table-cell office:value-type="float" office:value="0.734009009009009" calcext:value-type="float">
            <text:p>0.734009009009009</text:p>
          </table:table-cell>
          <table:table-cell office:value-type="float" office:value="0.0464213202419646" calcext:value-type="float">
            <text:p>0.0464213202419646</text:p>
          </table:table-cell>
          <table:table-cell office:value-type="float" office:value="0.720645645645646" calcext:value-type="float">
            <text:p>0.720645645645646</text:p>
          </table:table-cell>
          <table:table-cell office:value-type="float" office:value="0.0349839646364672" calcext:value-type="float">
            <text:p>0.0349839646364672</text:p>
          </table:table-cell>
          <table:table-cell office:value-type="float" office:value="0.723123123123123" calcext:value-type="float">
            <text:p>0.723123123123123</text:p>
          </table:table-cell>
          <table:table-cell office:value-type="float" office:value="0.0564643538729819" calcext:value-type="float">
            <text:p>0.0564643538729819</text:p>
          </table:table-cell>
          <table:table-cell office:value-type="float" office:value="0.750675675675676" calcext:value-type="float">
            <text:p>0.750675675675676</text:p>
          </table:table-cell>
          <table:table-cell office:value-type="float" office:value="0.0351892252666659" calcext:value-type="float">
            <text:p>0.0351892252666659</text:p>
          </table:table-cell>
          <table:table-cell office:value-type="float" office:value="0.720795795795796" calcext:value-type="float">
            <text:p>0.720795795795796</text:p>
          </table:table-cell>
          <table:table-cell office:value-type="float" office:value="0.046311106036956" calcext:value-type="float">
            <text:p>0.046311106036956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48403858566386" calcext:value-type="float">
            <text:p>0.048403858566386</text:p>
          </table:table-cell>
          <table:table-cell office:value-type="float" office:value="0.725900900900901" calcext:value-type="float">
            <text:p>0.725900900900901</text:p>
          </table:table-cell>
          <table:table-cell office:value-type="float" office:value="0.0570147293077562" calcext:value-type="float">
            <text:p>0.0570147293077562</text:p>
          </table:table-cell>
          <table:table-cell office:value-type="float" office:value="0.73978978978979" calcext:value-type="float">
            <text:p>0.73978978978979</text:p>
          </table:table-cell>
          <table:table-cell office:value-type="float" office:value="0.0467736395734235" calcext:value-type="float">
            <text:p>0.0467736395734235</text:p>
          </table:table-cell>
          <table:table-cell office:value-type="float" office:value="0.745195195195195" calcext:value-type="float">
            <text:p>0.745195195195195</text:p>
          </table:table-cell>
          <table:table-cell office:value-type="float" office:value="0.038870558649692" calcext:value-type="float">
            <text:p>0.038870558649692</text:p>
          </table:table-cell>
          <table:table-cell office:value-type="float" office:value="0.726201201201201" calcext:value-type="float">
            <text:p>0.726201201201201</text:p>
          </table:table-cell>
          <table:table-cell office:value-type="float" office:value="0.0597747749843119" calcext:value-type="float">
            <text:p>0.0597747749843119</text:p>
          </table:table-cell>
          <table:table-cell office:value-type="float" office:value="0.720645645645646" calcext:value-type="float">
            <text:p>0.720645645645646</text:p>
          </table:table-cell>
          <table:table-cell office:value-type="float" office:value="0.0707968971006323" calcext:value-type="float">
            <text:p>0.0707968971006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37087087087087" calcext:value-type="float">
            <text:p>0.737087087087087</text:p>
          </table:table-cell>
          <table:table-cell office:value-type="float" office:value="0.0542504218733698" calcext:value-type="float">
            <text:p>0.0542504218733698</text:p>
          </table:table-cell>
          <table:table-cell office:value-type="float" office:value="0.734309309309309" calcext:value-type="float">
            <text:p>0.734309309309309</text:p>
          </table:table-cell>
          <table:table-cell office:value-type="float" office:value="0.0445522060422084" calcext:value-type="float">
            <text:p>0.0445522060422084</text:p>
          </table:table-cell>
          <table:table-cell office:value-type="float" office:value="0.723423423423423" calcext:value-type="float">
            <text:p>0.723423423423423</text:p>
          </table:table-cell>
          <table:table-cell office:value-type="float" office:value="0.057563215111251" calcext:value-type="float">
            <text:p>0.057563215111251</text:p>
          </table:table-cell>
          <table:table-cell office:value-type="float" office:value="0.726276276276276" calcext:value-type="float">
            <text:p>0.726276276276276</text:p>
          </table:table-cell>
          <table:table-cell office:value-type="float" office:value="0.0405671016191423" calcext:value-type="float">
            <text:p>0.0405671016191423</text:p>
          </table:table-cell>
          <table:table-cell office:value-type="float" office:value="0.742417417417417" calcext:value-type="float">
            <text:p>0.742417417417417</text:p>
          </table:table-cell>
          <table:table-cell office:value-type="float" office:value="0.0413715209278681" calcext:value-type="float">
            <text:p>0.0413715209278681</text:p>
          </table:table-cell>
          <table:table-cell office:value-type="float" office:value="0.736786786786787" calcext:value-type="float">
            <text:p>0.736786786786787</text:p>
          </table:table-cell>
          <table:table-cell office:value-type="float" office:value="0.0500227653356609" calcext:value-type="float">
            <text:p>0.0500227653356609</text:p>
          </table:table-cell>
          <table:table-cell office:value-type="float" office:value="0.736861861861862" calcext:value-type="float">
            <text:p>0.736861861861862</text:p>
          </table:table-cell>
          <table:table-cell office:value-type="float" office:value="0.0307171351405056" calcext:value-type="float">
            <text:p>0.0307171351405056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48403858566386" calcext:value-type="float">
            <text:p>0.048403858566386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387799079245427" calcext:value-type="float">
            <text:p>0.0387799079245427</text:p>
          </table:table-cell>
          <table:table-cell office:value-type="float" office:value="0.747972972972973" calcext:value-type="float">
            <text:p>0.747972972972973</text:p>
          </table:table-cell>
          <table:table-cell office:value-type="float" office:value="0.0334906460840468" calcext:value-type="float">
            <text:p>0.0334906460840468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497607378958637" calcext:value-type="float">
            <text:p>0.0497607378958637</text:p>
          </table:table-cell>
          <table:table-cell office:value-type="float" office:value="0.731456456456457" calcext:value-type="float">
            <text:p>0.731456456456457</text:p>
          </table:table-cell>
          <table:table-cell office:value-type="float" office:value="0.0547677117926955" calcext:value-type="float">
            <text:p>0.0547677117926955</text:p>
          </table:table-cell>
          <table:table-cell office:value-type="float" office:value="0.737012012012012" calcext:value-type="float">
            <text:p>0.737012012012012</text:p>
          </table:table-cell>
          <table:table-cell office:value-type="float" office:value="0.041079247457064" calcext:value-type="float">
            <text:p>0.041079247457064</text:p>
          </table:table-cell>
          <table:table-cell office:value-type="float" office:value="0.74527027027027" calcext:value-type="float">
            <text:p>0.74527027027027</text:p>
          </table:table-cell>
          <table:table-cell office:value-type="float" office:value="0.0279408634980054" calcext:value-type="float">
            <text:p>0.0279408634980054</text:p>
          </table:table-cell>
          <table:table-cell office:value-type="float" office:value="0.731831831831832" calcext:value-type="float">
            <text:p>0.731831831831832</text:p>
          </table:table-cell>
          <table:table-cell office:value-type="float" office:value="0.0439512399287102" calcext:value-type="float">
            <text:p>0.0439512399287102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443944931401555" calcext:value-type="float">
            <text:p>0.044394493140155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50750750750751" calcext:value-type="float">
            <text:p>0.750750750750751</text:p>
          </table:table-cell>
          <table:table-cell office:value-type="float" office:value="0.0409875991806045" calcext:value-type="float">
            <text:p>0.0409875991806045</text:p>
          </table:table-cell>
          <table:table-cell office:value-type="float" office:value="0.731681681681682" calcext:value-type="float">
            <text:p>0.731681681681682</text:p>
          </table:table-cell>
          <table:table-cell office:value-type="float" office:value="0.0412361994838466" calcext:value-type="float">
            <text:p>0.0412361994838466</text:p>
          </table:table-cell>
          <table:table-cell office:value-type="float" office:value="0.728978978978979" calcext:value-type="float">
            <text:p>0.728978978978979</text:p>
          </table:table-cell>
          <table:table-cell office:value-type="float" office:value="0.0492478250402402" calcext:value-type="float">
            <text:p>0.0492478250402402</text:p>
          </table:table-cell>
          <table:table-cell office:value-type="float" office:value="0.737312312312312" calcext:value-type="float">
            <text:p>0.737312312312312</text:p>
          </table:table-cell>
          <table:table-cell office:value-type="float" office:value="0.0463300339695882" calcext:value-type="float">
            <text:p>0.0463300339695882</text:p>
          </table:table-cell>
          <table:table-cell office:value-type="float" office:value="0.737087087087087" calcext:value-type="float">
            <text:p>0.737087087087087</text:p>
          </table:table-cell>
          <table:table-cell office:value-type="float" office:value="0.0461680175034032" calcext:value-type="float">
            <text:p>0.0461680175034032</text:p>
          </table:table-cell>
          <table:table-cell office:value-type="float" office:value="0.736861861861862" calcext:value-type="float">
            <text:p>0.736861861861862</text:p>
          </table:table-cell>
          <table:table-cell office:value-type="float" office:value="0.0478315238256979" calcext:value-type="float">
            <text:p>0.0478315238256979</text:p>
          </table:table-cell>
          <table:table-cell office:value-type="float" office:value="0.734084084084084" calcext:value-type="float">
            <text:p>0.734084084084084</text:p>
          </table:table-cell>
          <table:table-cell office:value-type="float" office:value="0.039746168823099" calcext:value-type="float">
            <text:p>0.039746168823099</text:p>
          </table:table-cell>
          <table:table-cell office:value-type="float" office:value="0.737012012012012" calcext:value-type="float">
            <text:p>0.737012012012012</text:p>
          </table:table-cell>
          <table:table-cell office:value-type="float" office:value="0.0464348088911976" calcext:value-type="float">
            <text:p>0.0464348088911976</text:p>
          </table:table-cell>
          <table:table-cell office:value-type="float" office:value="0.734084084084084" calcext:value-type="float">
            <text:p>0.734084084084084</text:p>
          </table:table-cell>
          <table:table-cell office:value-type="float" office:value="0.0400897464241036" calcext:value-type="float">
            <text:p>0.0400897464241036</text:p>
          </table:table-cell>
          <table:table-cell office:value-type="float" office:value="0.742642642642643" calcext:value-type="float">
            <text:p>0.742642642642643</text:p>
          </table:table-cell>
          <table:table-cell office:value-type="float" office:value="0.0397477444201528" calcext:value-type="float">
            <text:p>0.0397477444201528</text:p>
          </table:table-cell>
          <table:table-cell office:value-type="float" office:value="0.728828828828829" calcext:value-type="float">
            <text:p>0.728828828828829</text:p>
          </table:table-cell>
          <table:table-cell office:value-type="float" office:value="0.0431197956190853" calcext:value-type="float">
            <text:p>0.0431197956190853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53882545914049" calcext:value-type="float">
            <text:p>0.053882545914049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372498148971378" calcext:value-type="float">
            <text:p>0.0372498148971378</text:p>
          </table:table-cell>
          <table:table-cell office:value-type="float" office:value="0.748048048048048" calcext:value-type="float">
            <text:p>0.748048048048048</text:p>
          </table:table-cell>
          <table:table-cell office:value-type="float" office:value="0.0373136466207747" calcext:value-type="float">
            <text:p>0.0373136466207747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501268804693353" calcext:value-type="float">
            <text:p>0.0501268804693353</text:p>
          </table:table-cell>
          <table:table-cell office:value-type="float" office:value="0.723498498498498" calcext:value-type="float">
            <text:p>0.723498498498498</text:p>
          </table:table-cell>
          <table:table-cell office:value-type="float" office:value="0.0507718843524361" calcext:value-type="float">
            <text:p>0.050771884352436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2984984984985" calcext:value-type="float">
            <text:p>0.72984984984985</text:p>
          </table:table-cell>
          <table:table-cell office:value-type="float" office:value="0.047476323694772" calcext:value-type="float">
            <text:p>0.047476323694772</text:p>
          </table:table-cell>
          <table:table-cell office:value-type="float" office:value="0.730960960960961" calcext:value-type="float">
            <text:p>0.730960960960961</text:p>
          </table:table-cell>
          <table:table-cell office:value-type="float" office:value="0.0562810120227828" calcext:value-type="float">
            <text:p>0.0562810120227828</text:p>
          </table:table-cell>
          <table:table-cell office:value-type="float" office:value="0.717402402402402" calcext:value-type="float">
            <text:p>0.717402402402402</text:p>
          </table:table-cell>
          <table:table-cell office:value-type="float" office:value="0.0595654215236757" calcext:value-type="float">
            <text:p>0.0595654215236757</text:p>
          </table:table-cell>
          <table:table-cell office:value-type="float" office:value="0.727252252252252" calcext:value-type="float">
            <text:p>0.727252252252252</text:p>
          </table:table-cell>
          <table:table-cell office:value-type="float" office:value="0.0510927844670238" calcext:value-type="float">
            <text:p>0.0510927844670238</text:p>
          </table:table-cell>
          <table:table-cell office:value-type="float" office:value="0.737042042042042" calcext:value-type="float">
            <text:p>0.737042042042042</text:p>
          </table:table-cell>
          <table:table-cell office:value-type="float" office:value="0.0527466227084627" calcext:value-type="float">
            <text:p>0.0527466227084627</text:p>
          </table:table-cell>
          <table:table-cell office:value-type="float" office:value="0.729174174174174" calcext:value-type="float">
            <text:p>0.729174174174174</text:p>
          </table:table-cell>
          <table:table-cell office:value-type="float" office:value="0.0527707720710123" calcext:value-type="float">
            <text:p>0.0527707720710123</text:p>
          </table:table-cell>
          <table:table-cell office:value-type="float" office:value="0.725435435435435" calcext:value-type="float">
            <text:p>0.725435435435435</text:p>
          </table:table-cell>
          <table:table-cell office:value-type="float" office:value="0.0370867619471229" calcext:value-type="float">
            <text:p>0.0370867619471229</text:p>
          </table:table-cell>
          <table:table-cell office:value-type="float" office:value="0.725945945945946" calcext:value-type="float">
            <text:p>0.725945945945946</text:p>
          </table:table-cell>
          <table:table-cell office:value-type="float" office:value="0.0531144842805784" calcext:value-type="float">
            <text:p>0.0531144842805784</text:p>
          </table:table-cell>
          <table:table-cell office:value-type="float" office:value="0.728663663663664" calcext:value-type="float">
            <text:p>0.728663663663664</text:p>
          </table:table-cell>
          <table:table-cell office:value-type="float" office:value="0.0436819575781454" calcext:value-type="float">
            <text:p>0.0436819575781454</text:p>
          </table:table-cell>
          <table:table-cell office:value-type="float" office:value="0.722852852852853" calcext:value-type="float">
            <text:p>0.722852852852853</text:p>
          </table:table-cell>
          <table:table-cell office:value-type="float" office:value="0.040129367321715" calcext:value-type="float">
            <text:p>0.040129367321715</text:p>
          </table:table-cell>
          <table:table-cell office:value-type="float" office:value="0.724414414414414" calcext:value-type="float">
            <text:p>0.724414414414414</text:p>
          </table:table-cell>
          <table:table-cell office:value-type="float" office:value="0.05675065398734" calcext:value-type="float">
            <text:p>0.05675065398734</text:p>
          </table:table-cell>
          <table:table-cell office:value-type="float" office:value="0.716711711711712" calcext:value-type="float">
            <text:p>0.716711711711712</text:p>
          </table:table-cell>
          <table:table-cell office:value-type="float" office:value="0.059045823578215" calcext:value-type="float">
            <text:p>0.059045823578215</text:p>
          </table:table-cell>
          <table:table-cell office:value-type="float" office:value="0.727702702702703" calcext:value-type="float">
            <text:p>0.727702702702703</text:p>
          </table:table-cell>
          <table:table-cell office:value-type="float" office:value="0.0546512687694286" calcext:value-type="float">
            <text:p>0.0546512687694286</text:p>
          </table:table-cell>
          <table:table-cell office:value-type="float" office:value="0.74457957957958" calcext:value-type="float">
            <text:p>0.74457957957958</text:p>
          </table:table-cell>
          <table:table-cell office:value-type="float" office:value="0.0465054003780448" calcext:value-type="float">
            <text:p>0.0465054003780448</text:p>
          </table:table-cell>
          <table:table-cell office:value-type="float" office:value="0.721786786786787" calcext:value-type="float">
            <text:p>0.721786786786787</text:p>
          </table:table-cell>
          <table:table-cell office:value-type="float" office:value="0.0522966566934757" calcext:value-type="float">
            <text:p>0.0522966566934757</text:p>
          </table:table-cell>
          <table:table-cell office:value-type="float" office:value="0.718993993993994" calcext:value-type="float">
            <text:p>0.718993993993994</text:p>
          </table:table-cell>
          <table:table-cell office:value-type="float" office:value="0.0537323690923849" calcext:value-type="float">
            <text:p>0.05373236909238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04360324511349" calcext:value-type="float">
            <text:p>0.0104360324511349</text:p>
          </table:table-cell>
          <table:table-cell office:value-type="float" office:value="0.988342325187771" calcext:value-type="float">
            <text:p>0.988342325187771</text:p>
          </table:table-cell>
          <table:table-cell office:value-type="float" office:value="0.0129611204951942" calcext:value-type="float">
            <text:p>0.0129611204951942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34126158919445" calcext:value-type="float">
            <text:p>0.0134126158919445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37854819627572" calcext:value-type="float">
            <text:p>0.0137854819627572</text:p>
          </table:table-cell>
          <table:table-cell office:value-type="float" office:value="0.987601819528192" calcext:value-type="float">
            <text:p>0.987601819528192</text:p>
          </table:table-cell>
          <table:table-cell office:value-type="float" office:value="0.0154113492983964" calcext:value-type="float">
            <text:p>0.0154113492983964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90526816883529" calcext:value-type="float">
            <text:p>0.990526816883529</text:p>
          </table:table-cell>
          <table:table-cell office:value-type="float" office:value="0.0114340407130282" calcext:value-type="float">
            <text:p>0.0114340407130282</text:p>
          </table:table-cell>
          <table:table-cell office:value-type="float" office:value="0.98978631122395" calcext:value-type="float">
            <text:p>0.98978631122395</text:p>
          </table:table-cell>
          <table:table-cell office:value-type="float" office:value="0.0162135548211988" calcext:value-type="float">
            <text:p>0.0162135548211988</text:p>
          </table:table-cell>
          <table:table-cell office:value-type="float" office:value="0.98978631122395" calcext:value-type="float">
            <text:p>0.98978631122395</text:p>
          </table:table-cell>
          <table:table-cell office:value-type="float" office:value="0.0146805975153613" calcext:value-type="float">
            <text:p>0.014680597515361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2941868326608" calcext:value-type="float">
            <text:p>0.0142941868326608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9066962868931" calcext:value-type="float">
            <text:p>0.989066962868931</text:p>
          </table:table-cell>
          <table:table-cell office:value-type="float" office:value="0.0162294525768252" calcext:value-type="float">
            <text:p>0.0162294525768252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78631122395" calcext:value-type="float">
            <text:p>0.98978631122395</text:p>
          </table:table-cell>
          <table:table-cell office:value-type="float" office:value="0.0129676723769551" calcext:value-type="float">
            <text:p>0.0129676723769551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04692379924729" calcext:value-type="float">
            <text:p>0.0104692379924729</text:p>
          </table:table-cell>
          <table:table-cell office:value-type="float" office:value="0.989056384216651" calcext:value-type="float">
            <text:p>0.989056384216651</text:p>
          </table:table-cell>
          <table:table-cell office:value-type="float" office:value="0.012526821027465" calcext:value-type="float">
            <text:p>0.012526821027465</text:p>
          </table:table-cell>
          <table:table-cell office:value-type="float" office:value="0.987601819528192" calcext:value-type="float">
            <text:p>0.987601819528192</text:p>
          </table:table-cell>
          <table:table-cell office:value-type="float" office:value="0.013353292348039" calcext:value-type="float">
            <text:p>0.013353292348039</text:p>
          </table:table-cell>
          <table:table-cell office:value-type="float" office:value="0.987601819528192" calcext:value-type="float">
            <text:p>0.987601819528192</text:p>
          </table:table-cell>
          <table:table-cell office:value-type="float" office:value="0.0137894985646757" calcext:value-type="float">
            <text:p>0.0137894985646757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6966887754213" calcext:value-type="float">
            <text:p>0.014696688775421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9066962868931" calcext:value-type="float">
            <text:p>0.989066962868931</text:p>
          </table:table-cell>
          <table:table-cell office:value-type="float" office:value="0.0146981534354296" calcext:value-type="float">
            <text:p>0.0146981534354296</text:p>
          </table:table-cell>
          <table:table-cell office:value-type="float" office:value="0.988326457209352" calcext:value-type="float">
            <text:p>0.988326457209352</text:p>
          </table:table-cell>
          <table:table-cell office:value-type="float" office:value="0.0142722544989894" calcext:value-type="float">
            <text:p>0.01427225449898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1440382999037" calcext:value-type="float">
            <text:p>0.011440382999037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09925268414726" calcext:value-type="float">
            <text:p>0.0109925268414726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29690039283086" calcext:value-type="float">
            <text:p>0.0129690039283086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19448774130802" calcext:value-type="float">
            <text:p>0.0119448774130802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29690039283086" calcext:value-type="float">
            <text:p>0.0129690039283086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09925268414726" calcext:value-type="float">
            <text:p>0.0109925268414726</text:p>
          </table:table-cell>
          <table:table-cell office:value-type="float" office:value="0.987601819528192" calcext:value-type="float">
            <text:p>0.987601819528192</text:p>
          </table:table-cell>
          <table:table-cell office:value-type="float" office:value="0.0137894985646757" calcext:value-type="float">
            <text:p>0.0137894985646757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1440382999037" calcext:value-type="float">
            <text:p>0.011440382999037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29690039283086" calcext:value-type="float">
            <text:p>0.0129690039283086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6962868931" calcext:value-type="float">
            <text:p>0.989066962868931</text:p>
          </table:table-cell>
          <table:table-cell office:value-type="float" office:value="0.012987543951011" calcext:value-type="float">
            <text:p>0.0129875439510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09925268414726" calcext:value-type="float">
            <text:p>0.0109925268414726</text:p>
          </table:table-cell>
          <table:table-cell office:value-type="float" office:value="0.987601819528192" calcext:value-type="float">
            <text:p>0.987601819528192</text:p>
          </table:table-cell>
          <table:table-cell office:value-type="float" office:value="0.0137894985646757" calcext:value-type="float">
            <text:p>0.0137894985646757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1440382999037" calcext:value-type="float">
            <text:p>0.011440382999037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29690039283086" calcext:value-type="float">
            <text:p>0.0129690039283086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64561514863" calcext:value-type="float">
            <text:p>0.98964561514863</text:p>
          </table:table-cell>
          <table:table-cell office:value-type="float" office:value="0.0117787833253952" calcext:value-type="float">
            <text:p>0.0117787833253952</text:p>
          </table:table-cell>
          <table:table-cell office:value-type="float" office:value="0.98818681899926" calcext:value-type="float">
            <text:p>0.98818681899926</text:p>
          </table:table-cell>
          <table:table-cell office:value-type="float" office:value="0.0133983198515691" calcext:value-type="float">
            <text:p>0.0133983198515691</text:p>
          </table:table-cell>
          <table:table-cell office:value-type="float" office:value="0.988771818470327" calcext:value-type="float">
            <text:p>0.988771818470327</text:p>
          </table:table-cell>
          <table:table-cell office:value-type="float" office:value="0.0125139254497385" calcext:value-type="float">
            <text:p>0.0125139254497385</text:p>
          </table:table-cell>
          <table:table-cell office:value-type="float" office:value="0.988915688141331" calcext:value-type="float">
            <text:p>0.988915688141331</text:p>
          </table:table-cell>
          <table:table-cell office:value-type="float" office:value="0.0122934958818029" calcext:value-type="float">
            <text:p>0.0122934958818029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5607781265126" calcext:value-type="float">
            <text:p>0.0125607781265126</text:p>
          </table:table-cell>
          <table:table-cell office:value-type="float" office:value="0.988332804400719" calcext:value-type="float">
            <text:p>0.988332804400719</text:p>
          </table:table-cell>
          <table:table-cell office:value-type="float" office:value="0.0128437478445524" calcext:value-type="float">
            <text:p>0.0128437478445524</text:p>
          </table:table-cell>
          <table:table-cell office:value-type="float" office:value="0.988042949328256" calcext:value-type="float">
            <text:p>0.988042949328256</text:p>
          </table:table-cell>
          <table:table-cell office:value-type="float" office:value="0.0133406541134375" calcext:value-type="float">
            <text:p>0.0133406541134375</text:p>
          </table:table-cell>
          <table:table-cell office:value-type="float" office:value="0.988479847667407" calcext:value-type="float">
            <text:p>0.988479847667407</text:p>
          </table:table-cell>
          <table:table-cell office:value-type="float" office:value="0.0132080765185637" calcext:value-type="float">
            <text:p>0.0132080765185637</text:p>
          </table:table-cell>
          <table:table-cell office:value-type="float" office:value="0.988481963397863" calcext:value-type="float">
            <text:p>0.988481963397863</text:p>
          </table:table-cell>
          <table:table-cell office:value-type="float" office:value="0.0125063544227373" calcext:value-type="float">
            <text:p>0.0125063544227373</text:p>
          </table:table-cell>
          <table:table-cell office:value-type="float" office:value="0.990084629218238" calcext:value-type="float">
            <text:p>0.990084629218238</text:p>
          </table:table-cell>
          <table:table-cell office:value-type="float" office:value="0.0115671750788214" calcext:value-type="float">
            <text:p>0.0115671750788214</text:p>
          </table:table-cell>
          <table:table-cell office:value-type="float" office:value="0.989498571881942" calcext:value-type="float">
            <text:p>0.989498571881942</text:p>
          </table:table-cell>
          <table:table-cell office:value-type="float" office:value="0.0138753586589539" calcext:value-type="float">
            <text:p>0.0138753586589539</text:p>
          </table:table-cell>
          <table:table-cell office:value-type="float" office:value="0.98920765894425" calcext:value-type="float">
            <text:p>0.98920765894425</text:p>
          </table:table-cell>
          <table:table-cell office:value-type="float" office:value="0.0130414985389546" calcext:value-type="float">
            <text:p>0.0130414985389546</text:p>
          </table:table-cell>
          <table:table-cell office:value-type="float" office:value="0.988480905532635" calcext:value-type="float">
            <text:p>0.988480905532635</text:p>
          </table:table-cell>
          <table:table-cell office:value-type="float" office:value="0.0127538442446701" calcext:value-type="float">
            <text:p>0.0127538442446701</text:p>
          </table:table-cell>
          <table:table-cell office:value-type="float" office:value="0.988041891463027" calcext:value-type="float">
            <text:p>0.988041891463027</text:p>
          </table:table-cell>
          <table:table-cell office:value-type="float" office:value="0.0142478096213504" calcext:value-type="float">
            <text:p>0.0142478096213504</text:p>
          </table:table-cell>
          <table:table-cell office:value-type="float" office:value="0.989210832539934" calcext:value-type="float">
            <text:p>0.989210832539934</text:p>
          </table:table-cell>
          <table:table-cell office:value-type="float" office:value="0.0138825391466213" calcext:value-type="float">
            <text:p>0.0138825391466213</text:p>
          </table:table-cell>
          <table:table-cell office:value-type="float" office:value="0.988769702739871" calcext:value-type="float">
            <text:p>0.988769702739871</text:p>
          </table:table-cell>
          <table:table-cell office:value-type="float" office:value="0.012871737518325" calcext:value-type="float">
            <text:p>0.0128717375183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15184851648771" calcext:value-type="float">
            <text:p>0.011518485164877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2941868326608" calcext:value-type="float">
            <text:p>0.0142941868326608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9858863551783" calcext:value-type="float">
            <text:p>0.0129858863551783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5422617158574" calcext:value-type="float">
            <text:p>0.985422617158574</text:p>
          </table:table-cell>
          <table:table-cell office:value-type="float" office:value="0.0124064536916258" calcext:value-type="float">
            <text:p>0.0124064536916258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8342325187771" calcext:value-type="float">
            <text:p>0.988342325187771</text:p>
          </table:table-cell>
          <table:table-cell office:value-type="float" office:value="0.0134100894338532" calcext:value-type="float">
            <text:p>0.0134100894338532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38531256247915" calcext:value-type="float">
            <text:p>0.013853125624791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098480946236358" calcext:value-type="float">
            <text:p>0.0098480946236358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21414596869555" calcext:value-type="float">
            <text:p>0.0121414596869555</text:p>
          </table:table-cell>
          <table:table-cell office:value-type="float" office:value="0.986877181847033" calcext:value-type="float">
            <text:p>0.986877181847033</text:p>
          </table:table-cell>
          <table:table-cell office:value-type="float" office:value="0.0136786435082426" calcext:value-type="float">
            <text:p>0.01367864350824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46788780401675" calcext:value-type="float">
            <text:p>0.014678878040167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04692379924729" calcext:value-type="float">
            <text:p>0.0104692379924729</text:p>
          </table:table-cell>
          <table:table-cell office:value-type="float" office:value="0.989056384216651" calcext:value-type="float">
            <text:p>0.989056384216651</text:p>
          </table:table-cell>
          <table:table-cell office:value-type="float" office:value="0.012526821027465" calcext:value-type="float">
            <text:p>0.01252682102746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6877181847033" calcext:value-type="float">
            <text:p>0.986877181847033</text:p>
          </table:table-cell>
          <table:table-cell office:value-type="float" office:value="0.0132387852196714" calcext:value-type="float">
            <text:p>0.0132387852196714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6962868931" calcext:value-type="float">
            <text:p>0.989066962868931</text:p>
          </table:table-cell>
          <table:table-cell office:value-type="float" office:value="0.012987543951011" calcext:value-type="float">
            <text:p>0.012987543951011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5846398967628" calcext:value-type="float">
            <text:p>0.015846398967628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28996870335542" calcext:value-type="float">
            <text:p>0.0128996870335542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33491444974016" calcext:value-type="float">
            <text:p>0.01334914449740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46788780401675" calcext:value-type="float">
            <text:p>0.014678878040167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37854819627572" calcext:value-type="float">
            <text:p>0.0137854819627572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38531256247915" calcext:value-type="float">
            <text:p>0.0138531256247915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19448774130802" calcext:value-type="float">
            <text:p>0.01194487741308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09925268414726" calcext:value-type="float">
            <text:p>0.0109925268414726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6962868931" calcext:value-type="float">
            <text:p>0.989066962868931</text:p>
          </table:table-cell>
          <table:table-cell office:value-type="float" office:value="0.012987543951011" calcext:value-type="float">
            <text:p>0.0129875439510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09925268414726" calcext:value-type="float">
            <text:p>0.0109925268414726</text:p>
          </table:table-cell>
          <table:table-cell office:value-type="float" office:value="0.986877181847033" calcext:value-type="float">
            <text:p>0.986877181847033</text:p>
          </table:table-cell>
          <table:table-cell office:value-type="float" office:value="0.0136786435082426" calcext:value-type="float">
            <text:p>0.0136786435082426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46788780401675" calcext:value-type="float">
            <text:p>0.014678878040167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8916746006559" calcext:value-type="float">
            <text:p>0.988916746006559</text:p>
          </table:table-cell>
          <table:table-cell office:value-type="float" office:value="0.0125229949868335" calcext:value-type="float">
            <text:p>0.012522994986833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33720357568901" calcext:value-type="float">
            <text:p>0.0133720357568901</text:p>
          </table:table-cell>
          <table:table-cell office:value-type="float" office:value="0.988915688141331" calcext:value-type="float">
            <text:p>0.988915688141331</text:p>
          </table:table-cell>
          <table:table-cell office:value-type="float" office:value="0.011712405491337" calcext:value-type="float">
            <text:p>0.011712405491337</text:p>
          </table:table-cell>
          <table:table-cell office:value-type="float" office:value="0.989060615677563" calcext:value-type="float">
            <text:p>0.989060615677563</text:p>
          </table:table-cell>
          <table:table-cell office:value-type="float" office:value="0.0128813266769445" calcext:value-type="float">
            <text:p>0.012881326676944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6200107442615" calcext:value-type="float">
            <text:p>0.0126200107442615</text:p>
          </table:table-cell>
          <table:table-cell office:value-type="float" office:value="0.988625833068867" calcext:value-type="float">
            <text:p>0.988625833068867</text:p>
          </table:table-cell>
          <table:table-cell office:value-type="float" office:value="0.0141633492497095" calcext:value-type="float">
            <text:p>0.0141633492497095</text:p>
          </table:table-cell>
          <table:table-cell office:value-type="float" office:value="0.988770760605099" calcext:value-type="float">
            <text:p>0.988770760605099</text:p>
          </table:table-cell>
          <table:table-cell office:value-type="float" office:value="0.0129483220895963" calcext:value-type="float">
            <text:p>0.0129483220895963</text:p>
          </table:table-cell>
          <table:table-cell office:value-type="float" office:value="0.986878239712261" calcext:value-type="float">
            <text:p>0.986878239712261</text:p>
          </table:table-cell>
          <table:table-cell office:value-type="float" office:value="0.0134635580601383" calcext:value-type="float">
            <text:p>0.0134635580601383</text:p>
          </table:table-cell>
          <table:table-cell office:value-type="float" office:value="0.988480905532635" calcext:value-type="float">
            <text:p>0.988480905532635</text:p>
          </table:table-cell>
          <table:table-cell office:value-type="float" office:value="0.0128534249475072" calcext:value-type="float">
            <text:p>0.0128534249475072</text:p>
          </table:table-cell>
          <table:table-cell office:value-type="float" office:value="0.988484079128319" calcext:value-type="float">
            <text:p>0.988484079128319</text:p>
          </table:table-cell>
          <table:table-cell office:value-type="float" office:value="0.0127800112177959" calcext:value-type="float">
            <text:p>0.0127800112177959</text:p>
          </table:table-cell>
          <table:table-cell office:value-type="float" office:value="0.988771818470327" calcext:value-type="float">
            <text:p>0.988771818470327</text:p>
          </table:table-cell>
          <table:table-cell office:value-type="float" office:value="0.0125174481321348" calcext:value-type="float">
            <text:p>0.0125174481321348</text:p>
          </table:table-cell>
          <table:table-cell office:value-type="float" office:value="0.988769702739871" calcext:value-type="float">
            <text:p>0.988769702739871</text:p>
          </table:table-cell>
          <table:table-cell office:value-type="float" office:value="0.0126923264756579" calcext:value-type="float">
            <text:p>0.0126923264756579</text:p>
          </table:table-cell>
          <table:table-cell office:value-type="float" office:value="0.988477731936951" calcext:value-type="float">
            <text:p>0.988477731936951</text:p>
          </table:table-cell>
          <table:table-cell office:value-type="float" office:value="0.0146742198983259" calcext:value-type="float">
            <text:p>0.0146742198983259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18913202754268" calcext:value-type="float">
            <text:p>0.0118913202754268</text:p>
          </table:table-cell>
          <table:table-cell office:value-type="float" office:value="0.989790542684862" calcext:value-type="float">
            <text:p>0.989790542684862</text:p>
          </table:table-cell>
          <table:table-cell office:value-type="float" office:value="0.0127902712056732" calcext:value-type="float">
            <text:p>0.0127902712056732</text:p>
          </table:table-cell>
          <table:table-cell office:value-type="float" office:value="0.987899079657252" calcext:value-type="float">
            <text:p>0.987899079657252</text:p>
          </table:table-cell>
          <table:table-cell office:value-type="float" office:value="0.0133278174819806" calcext:value-type="float">
            <text:p>0.01332781748198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0.949958592132505" calcext:value-type="float">
            <text:p>0.949958592132505</text:p>
          </table:table-cell>
          <table:table-cell office:value-type="float" office:value="0.0120597526156343" calcext:value-type="float">
            <text:p>0.0120597526156343</text:p>
          </table:table-cell>
          <table:table-cell office:value-type="float" office:value="0.959979296066253" calcext:value-type="float">
            <text:p>0.959979296066253</text:p>
          </table:table-cell>
          <table:table-cell office:value-type="float" office:value="0.0147142203133647" calcext:value-type="float">
            <text:p>0.0147142203133647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206674281337254" calcext:value-type="float">
            <text:p>0.0206674281337254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37741078821501" calcext:value-type="float">
            <text:p>0.0137741078821501</text:p>
          </table:table-cell>
          <table:table-cell office:value-type="float" office:value="0.96" calcext:value-type="float">
            <text:p>0.96</text:p>
          </table:table-cell>
          <table:table-cell office:value-type="float" office:value="0.0240935440774733" calcext:value-type="float">
            <text:p>0.0240935440774733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34701326812376" calcext:value-type="float">
            <text:p>0.0134701326812376</text:p>
          </table:table-cell>
          <table:table-cell office:value-type="float" office:value="0.961345755693582" calcext:value-type="float">
            <text:p>0.961345755693582</text:p>
          </table:table-cell>
          <table:table-cell office:value-type="float" office:value="0.0166692169561394" calcext:value-type="float">
            <text:p>0.0166692169561394</text:p>
          </table:table-cell>
          <table:table-cell office:value-type="float" office:value="0.951345755693582" calcext:value-type="float">
            <text:p>0.951345755693582</text:p>
          </table:table-cell>
          <table:table-cell office:value-type="float" office:value="0.0100707134633667" calcext:value-type="float">
            <text:p>0.0100707134633667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217751845359407" calcext:value-type="float">
            <text:p>0.0217751845359407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  <table:table-cell office:value-type="float" office:value="0.948488612836439" calcext:value-type="float">
            <text:p>0.948488612836439</text:p>
          </table:table-cell>
          <table:table-cell office:value-type="float" office:value="0.0120931769768629" calcext:value-type="float">
            <text:p>0.0120931769768629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204079253615751" calcext:value-type="float">
            <text:p>0.0204079253615751</text:p>
          </table:table-cell>
          <table:table-cell office:value-type="float" office:value="0.964265010351967" calcext:value-type="float">
            <text:p>0.964265010351967</text:p>
          </table:table-cell>
          <table:table-cell office:value-type="float" office:value="0.015398494180177" calcext:value-type="float">
            <text:p>0.015398494180177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34701326812375" calcext:value-type="float">
            <text:p>0.0134701326812375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4265010351967" calcext:value-type="float">
            <text:p>0.954265010351967</text:p>
          </table:table-cell>
          <table:table-cell office:value-type="float" office:value="0.0175199406443296" calcext:value-type="float">
            <text:p>0.01751994064432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31141076334898" calcext:value-type="float">
            <text:p>0.0131141076334898</text:p>
          </table:table-cell>
          <table:table-cell office:value-type="float" office:value="0.959979296066253" calcext:value-type="float">
            <text:p>0.959979296066253</text:p>
          </table:table-cell>
          <table:table-cell office:value-type="float" office:value="0.0147142203133647" calcext:value-type="float">
            <text:p>0.0147142203133647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53322379929354" calcext:value-type="float">
            <text:p>0.0153322379929354</text:p>
          </table:table-cell>
          <table:table-cell office:value-type="float" office:value="0.954244306418219" calcext:value-type="float">
            <text:p>0.954244306418219</text:p>
          </table:table-cell>
          <table:table-cell office:value-type="float" office:value="0.011199278125299" calcext:value-type="float">
            <text:p>0.011199278125299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141622574748314" calcext:value-type="float">
            <text:p>0.0141622574748314</text:p>
          </table:table-cell>
          <table:table-cell office:value-type="float" office:value="0.952815734989648" calcext:value-type="float">
            <text:p>0.952815734989648</text:p>
          </table:table-cell>
          <table:table-cell office:value-type="float" office:value="0.0178335678189344" calcext:value-type="float">
            <text:p>0.0178335678189344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3088205325449" calcext:value-type="float">
            <text:p>0.013088205325449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21490344145372" calcext:value-type="float">
            <text:p>0.021490344145372</text:p>
          </table:table-cell>
          <table:table-cell office:value-type="float" office:value="0.952795031055901" calcext:value-type="float">
            <text:p>0.952795031055901</text:p>
          </table:table-cell>
          <table:table-cell office:value-type="float" office:value="0.0151152896467445" calcext:value-type="float">
            <text:p>0.0151152896467445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75509042727565" calcext:value-type="float">
            <text:p>0.0175509042727565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095258346933137" calcext:value-type="float">
            <text:p>0.0095258346933137</text:p>
          </table:table-cell>
          <table:table-cell office:value-type="float" office:value="0.951387163561077" calcext:value-type="float">
            <text:p>0.951387163561077</text:p>
          </table:table-cell>
          <table:table-cell office:value-type="float" office:value="0.0192369145815088" calcext:value-type="float">
            <text:p>0.0192369145815088</text:p>
          </table:table-cell>
          <table:table-cell office:value-type="float" office:value="0.962836438923395" calcext:value-type="float">
            <text:p>0.962836438923395</text:p>
          </table:table-cell>
          <table:table-cell office:value-type="float" office:value="0.0204006425937667" calcext:value-type="float">
            <text:p>0.0204006425937667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34204510479524" calcext:value-type="float">
            <text:p>0.0134204510479524</text:p>
          </table:table-cell>
          <table:table-cell office:value-type="float" office:value="0.954202898550725" calcext:value-type="float">
            <text:p>0.954202898550725</text:p>
          </table:table-cell>
          <table:table-cell office:value-type="float" office:value="0.0188656655811529" calcext:value-type="float">
            <text:p>0.0188656655811529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50153248467487" calcext:value-type="float">
            <text:p>0.01501532484674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42005442640079" calcext:value-type="float">
            <text:p>0.0142005442640079</text:p>
          </table:table-cell>
          <table:table-cell office:value-type="float" office:value="0.955693581780538" calcext:value-type="float">
            <text:p>0.955693581780538</text:p>
          </table:table-cell>
          <table:table-cell office:value-type="float" office:value="0.0156776770332443" calcext:value-type="float">
            <text:p>0.0156776770332443</text:p>
          </table:table-cell>
          <table:table-cell office:value-type="float" office:value="0.94991718426501" calcext:value-type="float">
            <text:p>0.94991718426501</text:p>
          </table:table-cell>
          <table:table-cell office:value-type="float" office:value="0.0101697559588308" calcext:value-type="float">
            <text:p>0.0101697559588308</text:p>
          </table:table-cell>
          <table:table-cell office:value-type="float" office:value="0.954244306418219" calcext:value-type="float">
            <text:p>0.954244306418219</text:p>
          </table:table-cell>
          <table:table-cell office:value-type="float" office:value="0.011199278125299" calcext:value-type="float">
            <text:p>0.011199278125299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24618076225118" calcext:value-type="float">
            <text:p>0.0124618076225118</text:p>
          </table:table-cell>
          <table:table-cell office:value-type="float" office:value="0.949937888198758" calcext:value-type="float">
            <text:p>0.949937888198758</text:p>
          </table:table-cell>
          <table:table-cell office:value-type="float" office:value="0.0153996076328831" calcext:value-type="float">
            <text:p>0.0153996076328831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24618076225118" calcext:value-type="float">
            <text:p>0.0124618076225118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64563499651743" calcext:value-type="float">
            <text:p>0.0164563499651743</text:p>
          </table:table-cell>
          <table:table-cell office:value-type="float" office:value="0.949937888198758" calcext:value-type="float">
            <text:p>0.949937888198758</text:p>
          </table:table-cell>
          <table:table-cell office:value-type="float" office:value="0.016807718142855" calcext:value-type="float">
            <text:p>0.016807718142855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7069009080471" calcext:value-type="float">
            <text:p>0.017069009080471</text:p>
          </table:table-cell>
          <table:table-cell office:value-type="float" office:value="0.954244306418219" calcext:value-type="float">
            <text:p>0.954244306418219</text:p>
          </table:table-cell>
          <table:table-cell office:value-type="float" office:value="0.0175165557750206" calcext:value-type="float">
            <text:p>0.0175165557750206</text:p>
          </table:table-cell>
          <table:table-cell office:value-type="float" office:value="0.954244306418219" calcext:value-type="float">
            <text:p>0.954244306418219</text:p>
          </table:table-cell>
          <table:table-cell office:value-type="float" office:value="0.0210448128522949" calcext:value-type="float">
            <text:p>0.0210448128522949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195441917836227" calcext:value-type="float">
            <text:p>0.0195441917836227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90135320764475" calcext:value-type="float">
            <text:p>0.0190135320764475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61865396699516" calcext:value-type="float">
            <text:p>0.0161865396699516</text:p>
          </table:table-cell>
          <table:table-cell office:value-type="float" office:value="0.964265010351967" calcext:value-type="float">
            <text:p>0.964265010351967</text:p>
          </table:table-cell>
          <table:table-cell office:value-type="float" office:value="0.0138478210955385" calcext:value-type="float">
            <text:p>0.01384782109553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25021591523682" calcext:value-type="float">
            <text:p>0.0125021591523682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183473147504512" calcext:value-type="float">
            <text:p>0.0183473147504512</text:p>
          </table:table-cell>
          <table:table-cell office:value-type="float" office:value="0.951387163561077" calcext:value-type="float">
            <text:p>0.951387163561077</text:p>
          </table:table-cell>
          <table:table-cell office:value-type="float" office:value="0.0137351005429395" calcext:value-type="float">
            <text:p>0.0137351005429395</text:p>
          </table:table-cell>
          <table:table-cell office:value-type="float" office:value="0.95712215320911" calcext:value-type="float">
            <text:p>0.95712215320911</text:p>
          </table:table-cell>
          <table:table-cell office:value-type="float" office:value="0.0150148966252589" calcext:value-type="float">
            <text:p>0.0150148966252589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24618076225118" calcext:value-type="float">
            <text:p>0.0124618076225118</text:p>
          </table:table-cell>
          <table:table-cell office:value-type="float" office:value="0.952815734989648" calcext:value-type="float">
            <text:p>0.952815734989648</text:p>
          </table:table-cell>
          <table:table-cell office:value-type="float" office:value="0.0116888941076956" calcext:value-type="float">
            <text:p>0.0116888941076956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24618076225118" calcext:value-type="float">
            <text:p>0.0124618076225118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77809709549055" calcext:value-type="float">
            <text:p>0.0177809709549055</text:p>
          </table:table-cell>
          <table:table-cell office:value-type="float" office:value="0.954244306418219" calcext:value-type="float">
            <text:p>0.954244306418219</text:p>
          </table:table-cell>
          <table:table-cell office:value-type="float" office:value="0.0175165557750206" calcext:value-type="float">
            <text:p>0.0175165557750206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50153248467487" calcext:value-type="float">
            <text:p>0.0150153248467487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04729302586423" calcext:value-type="float">
            <text:p>0.0104729302586423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34204510479524" calcext:value-type="float">
            <text:p>0.0134204510479524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41557485159984" calcext:value-type="float">
            <text:p>0.0141557485159984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9979296066253" calcext:value-type="float">
            <text:p>0.959979296066253</text:p>
          </table:table-cell>
          <table:table-cell office:value-type="float" office:value="0.0147142203133647" calcext:value-type="float">
            <text:p>0.014714220313364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31141076334898" calcext:value-type="float">
            <text:p>0.0131141076334898</text:p>
          </table:table-cell>
          <table:table-cell office:value-type="float" office:value="0.95712215320911" calcext:value-type="float">
            <text:p>0.95712215320911</text:p>
          </table:table-cell>
          <table:table-cell office:value-type="float" office:value="0.0177806093403183" calcext:value-type="float">
            <text:p>0.0177806093403183</text:p>
          </table:table-cell>
          <table:table-cell office:value-type="float" office:value="0.954244306418219" calcext:value-type="float">
            <text:p>0.954244306418219</text:p>
          </table:table-cell>
          <table:table-cell office:value-type="float" office:value="0.0147012509118647" calcext:value-type="float">
            <text:p>0.0147012509118647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141622574748314" calcext:value-type="float">
            <text:p>0.0141622574748314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24618076225118" calcext:value-type="float">
            <text:p>0.0124618076225118</text:p>
          </table:table-cell>
          <table:table-cell office:value-type="float" office:value="0.952815734989648" calcext:value-type="float">
            <text:p>0.952815734989648</text:p>
          </table:table-cell>
          <table:table-cell office:value-type="float" office:value="0.0116888941076956" calcext:value-type="float">
            <text:p>0.0116888941076956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160848966953" calcext:value-type="float">
            <text:p>0.01160848966953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95462021588596" calcext:value-type="float">
            <text:p>0.0195462021588596</text:p>
          </table:table-cell>
          <table:table-cell office:value-type="float" office:value="0.954244306418219" calcext:value-type="float">
            <text:p>0.954244306418219</text:p>
          </table:table-cell>
          <table:table-cell office:value-type="float" office:value="0.0175165557750206" calcext:value-type="float">
            <text:p>0.0175165557750206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95462021588595" calcext:value-type="float">
            <text:p>0.0195462021588595</text:p>
          </table:table-cell>
          <table:table-cell office:value-type="float" office:value="0.952815734989648" calcext:value-type="float">
            <text:p>0.952815734989648</text:p>
          </table:table-cell>
          <table:table-cell office:value-type="float" office:value="0.0150775725269927" calcext:value-type="float">
            <text:p>0.0150775725269927</text:p>
          </table:table-cell>
          <table:table-cell office:value-type="float" office:value="0.954244306418219" calcext:value-type="float">
            <text:p>0.954244306418219</text:p>
          </table:table-cell>
          <table:table-cell office:value-type="float" office:value="0.0147012509118647" calcext:value-type="float">
            <text:p>0.0147012509118647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41557485159984" calcext:value-type="float">
            <text:p>0.0141557485159984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12227289336511" calcext:value-type="float">
            <text:p>0.0112227289336511</text:p>
          </table:table-cell>
          <table:table-cell office:value-type="float" office:value="0.959979296066253" calcext:value-type="float">
            <text:p>0.959979296066253</text:p>
          </table:table-cell>
          <table:table-cell office:value-type="float" office:value="0.0147142203133647" calcext:value-type="float">
            <text:p>0.014714220313364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0.953942028985507" calcext:value-type="float">
            <text:p>0.953942028985507</text:p>
          </table:table-cell>
          <table:table-cell office:value-type="float" office:value="0.012998134259798" calcext:value-type="float">
            <text:p>0.012998134259798</text:p>
          </table:table-cell>
          <table:table-cell office:value-type="float" office:value="0.958265010351967" calcext:value-type="float">
            <text:p>0.958265010351967</text:p>
          </table:table-cell>
          <table:table-cell office:value-type="float" office:value="0.0162468083501486" calcext:value-type="float">
            <text:p>0.0162468083501486</text:p>
          </table:table-cell>
          <table:table-cell office:value-type="float" office:value="0.952517598343685" calcext:value-type="float">
            <text:p>0.952517598343685</text:p>
          </table:table-cell>
          <table:table-cell office:value-type="float" office:value="0.0149211547080592" calcext:value-type="float">
            <text:p>0.0149211547080592</text:p>
          </table:table-cell>
          <table:table-cell office:value-type="float" office:value="0.955105590062112" calcext:value-type="float">
            <text:p>0.955105590062112</text:p>
          </table:table-cell>
          <table:table-cell office:value-type="float" office:value="0.0130699636465677" calcext:value-type="float">
            <text:p>0.0130699636465677</text:p>
          </table:table-cell>
          <table:table-cell office:value-type="float" office:value="0.958828157349896" calcext:value-type="float">
            <text:p>0.958828157349896</text:p>
          </table:table-cell>
          <table:table-cell office:value-type="float" office:value="0.015128244883968" calcext:value-type="float">
            <text:p>0.015128244883968</text:p>
          </table:table-cell>
          <table:table-cell office:value-type="float" office:value="0.953093167701863" calcext:value-type="float">
            <text:p>0.953093167701863</text:p>
          </table:table-cell>
          <table:table-cell office:value-type="float" office:value="0.0140162192696893" calcext:value-type="float">
            <text:p>0.0140162192696893</text:p>
          </table:table-cell>
          <table:table-cell office:value-type="float" office:value="0.959093167701863" calcext:value-type="float">
            <text:p>0.959093167701863</text:p>
          </table:table-cell>
          <table:table-cell office:value-type="float" office:value="0.0132579054392284" calcext:value-type="float">
            <text:p>0.0132579054392284</text:p>
          </table:table-cell>
          <table:table-cell office:value-type="float" office:value="0.955089026915114" calcext:value-type="float">
            <text:p>0.955089026915114</text:p>
          </table:table-cell>
          <table:table-cell office:value-type="float" office:value="0.0170689161375356" calcext:value-type="float">
            <text:p>0.0170689161375356</text:p>
          </table:table-cell>
          <table:table-cell office:value-type="float" office:value="0.953946169772257" calcext:value-type="float">
            <text:p>0.953946169772257</text:p>
          </table:table-cell>
          <table:table-cell office:value-type="float" office:value="0.0177462607751163" calcext:value-type="float">
            <text:p>0.0177462607751163</text:p>
          </table:table-cell>
          <table:table-cell office:value-type="float" office:value="0.957668737060041" calcext:value-type="float">
            <text:p>0.957668737060041</text:p>
          </table:table-cell>
          <table:table-cell office:value-type="float" office:value="0.0173425997544891" calcext:value-type="float">
            <text:p>0.0173425997544891</text:p>
          </table:table-cell>
          <table:table-cell office:value-type="float" office:value="0.953660455486542" calcext:value-type="float">
            <text:p>0.953660455486542</text:p>
          </table:table-cell>
          <table:table-cell office:value-type="float" office:value="0.0129372140461664" calcext:value-type="float">
            <text:p>0.0129372140461664</text:p>
          </table:table-cell>
          <table:table-cell office:value-type="float" office:value="0.953668737060041" calcext:value-type="float">
            <text:p>0.953668737060041</text:p>
          </table:table-cell>
          <table:table-cell office:value-type="float" office:value="0.0177622709510392" calcext:value-type="float">
            <text:p>0.0177622709510392</text:p>
          </table:table-cell>
          <table:table-cell office:value-type="float" office:value="0.961113871635611" calcext:value-type="float">
            <text:p>0.961113871635611</text:p>
          </table:table-cell>
          <table:table-cell office:value-type="float" office:value="0.0180812890769573" calcext:value-type="float">
            <text:p>0.0180812890769573</text:p>
          </table:table-cell>
          <table:table-cell office:value-type="float" office:value="0.956525879917184" calcext:value-type="float">
            <text:p>0.956525879917184</text:p>
          </table:table-cell>
          <table:table-cell office:value-type="float" office:value="0.0148431225675268" calcext:value-type="float">
            <text:p>0.0148431225675268</text:p>
          </table:table-cell>
          <table:table-cell office:value-type="float" office:value="0.95823602484472" calcext:value-type="float">
            <text:p>0.95823602484472</text:p>
          </table:table-cell>
          <table:table-cell office:value-type="float" office:value="0.0155287365554694" calcext:value-type="float">
            <text:p>0.0155287365554694</text:p>
          </table:table-cell>
          <table:table-cell office:value-type="float" office:value="0.95911801242236" calcext:value-type="float">
            <text:p>0.95911801242236</text:p>
          </table:table-cell>
          <table:table-cell office:value-type="float" office:value="0.0151623054426692" calcext:value-type="float">
            <text:p>0.01516230544266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926478506604" calcext:value-type="float">
            <text:p>0.01926478506604</text:p>
          </table:table-cell>
          <table:table-cell office:value-type="float" office:value="0.955631469979296" calcext:value-type="float">
            <text:p>0.955631469979296</text:p>
          </table:table-cell>
          <table:table-cell office:value-type="float" office:value="0.0171741595171113" calcext:value-type="float">
            <text:p>0.0171741595171113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206718868610954" calcext:value-type="float">
            <text:p>0.0206718868610954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183473147504512" calcext:value-type="float">
            <text:p>0.0183473147504512</text:p>
          </table:table-cell>
          <table:table-cell office:value-type="float" office:value="0.952795031055901" calcext:value-type="float">
            <text:p>0.952795031055901</text:p>
          </table:table-cell>
          <table:table-cell office:value-type="float" office:value="0.0165476117620604" calcext:value-type="float">
            <text:p>0.0165476117620604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15681868852478" calcext:value-type="float">
            <text:p>0.015681868852478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9968404759451" calcext:value-type="float">
            <text:p>0.019968404759451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62074910726047" calcext:value-type="float">
            <text:p>0.0162074910726047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8798556186962" calcext:value-type="float">
            <text:p>0.018798556186962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206737875764918" calcext:value-type="float">
            <text:p>0.0206737875764918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195441917836227" calcext:value-type="float">
            <text:p>0.0195441917836227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61865396699516" calcext:value-type="float">
            <text:p>0.0161865396699516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67460143256511" calcext:value-type="float">
            <text:p>0.0167460143256511</text:p>
          </table:table-cell>
          <table:table-cell office:value-type="float" office:value="0.967101449275362" calcext:value-type="float">
            <text:p>0.967101449275362</text:p>
          </table:table-cell>
          <table:table-cell office:value-type="float" office:value="0.0223775908515677" calcext:value-type="float">
            <text:p>0.0223775908515677</text:p>
          </table:table-cell>
          <table:table-cell office:value-type="float" office:value="0.948530020703934" calcext:value-type="float">
            <text:p>0.948530020703934</text:p>
          </table:table-cell>
          <table:table-cell office:value-type="float" office:value="0.0244244415521742" calcext:value-type="float">
            <text:p>0.02442444155217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41557485159984" calcext:value-type="float">
            <text:p>0.0141557485159984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51543743860776" calcext:value-type="float">
            <text:p>0.0151543743860776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83422909642416" calcext:value-type="float">
            <text:p>0.0183422909642416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57164541585228" calcext:value-type="float">
            <text:p>0.0157164541585228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64563499651743" calcext:value-type="float">
            <text:p>0.0164563499651743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095258346933137" calcext:value-type="float">
            <text:p>0.0095258346933137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7069009080471" calcext:value-type="float">
            <text:p>0.017069009080471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255766077182339" calcext:value-type="float">
            <text:p>0.0255766077182339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67460143256512" calcext:value-type="float">
            <text:p>0.0167460143256512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70984913147287" calcext:value-type="float">
            <text:p>0.0170984913147287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47191233626196" calcext:value-type="float">
            <text:p>0.0147191233626196</text:p>
          </table:table-cell>
          <table:table-cell office:value-type="float" office:value="0.954244306418219" calcext:value-type="float">
            <text:p>0.954244306418219</text:p>
          </table:table-cell>
          <table:table-cell office:value-type="float" office:value="0.0161702891840717" calcext:value-type="float">
            <text:p>0.0161702891840717</text:p>
          </table:table-cell>
          <table:table-cell office:value-type="float" office:value="0.952815734989648" calcext:value-type="float">
            <text:p>0.952815734989648</text:p>
          </table:table-cell>
          <table:table-cell office:value-type="float" office:value="0.0190627284268395" calcext:value-type="float">
            <text:p>0.0190627284268395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64563499651743" calcext:value-type="float">
            <text:p>0.0164563499651743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221079496132371" calcext:value-type="float">
            <text:p>0.0221079496132371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83876110412843" calcext:value-type="float">
            <text:p>0.01838761104128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160848966953" calcext:value-type="float">
            <text:p>0.01160848966953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62318048335414" calcext:value-type="float">
            <text:p>0.0162318048335414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75733594419815" calcext:value-type="float">
            <text:p>0.0175733594419815</text:p>
          </table:table-cell>
          <table:table-cell office:value-type="float" office:value="0.954244306418219" calcext:value-type="float">
            <text:p>0.954244306418219</text:p>
          </table:table-cell>
          <table:table-cell office:value-type="float" office:value="0.0199382214368588" calcext:value-type="float">
            <text:p>0.0199382214368588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70984913147287" calcext:value-type="float">
            <text:p>0.0170984913147287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34701326812376" calcext:value-type="float">
            <text:p>0.0134701326812376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64968912918752" calcext:value-type="float">
            <text:p>0.0164968912918752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99514031650815" calcext:value-type="float">
            <text:p>0.0199514031650815</text:p>
          </table:table-cell>
          <table:table-cell office:value-type="float" office:value="0.952815734989648" calcext:value-type="float">
            <text:p>0.952815734989648</text:p>
          </table:table-cell>
          <table:table-cell office:value-type="float" office:value="0.0178335678189344" calcext:value-type="float">
            <text:p>0.0178335678189344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65370308252493" calcext:value-type="float">
            <text:p>0.0165370308252493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5103705326586" calcext:value-type="float">
            <text:p>0.015103705326586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41557485159984" calcext:value-type="float">
            <text:p>0.0141557485159984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83422909642416" calcext:value-type="float">
            <text:p>0.0183422909642416</text:p>
          </table:table-cell>
          <table:table-cell office:value-type="float" office:value="0.962836438923395" calcext:value-type="float">
            <text:p>0.962836438923395</text:p>
          </table:table-cell>
          <table:table-cell office:value-type="float" office:value="0.0153225429530152" calcext:value-type="float">
            <text:p>0.0153225429530152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90834047371283" calcext:value-type="float">
            <text:p>0.0190834047371283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5103705326586" calcext:value-type="float">
            <text:p>0.0151037053265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83876110412843" calcext:value-type="float">
            <text:p>0.0183876110412843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75733594419815" calcext:value-type="float">
            <text:p>0.0175733594419815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95719532261258" calcext:value-type="float">
            <text:p>0.0195719532261258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71100194588627" calcext:value-type="float">
            <text:p>0.0171100194588627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34701326812376" calcext:value-type="float">
            <text:p>0.0134701326812376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77809709549055" calcext:value-type="float">
            <text:p>0.0177809709549055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67460143256512" calcext:value-type="float">
            <text:p>0.0167460143256512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87804955827242" calcext:value-type="float">
            <text:p>0.0187804955827242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78556675158939" calcext:value-type="float">
            <text:p>0.0178556675158939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41557485159984" calcext:value-type="float">
            <text:p>0.0141557485159984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20147052141355" calcext:value-type="float">
            <text:p>0.0120147052141355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83422909642416" calcext:value-type="float">
            <text:p>0.0183422909642416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64968912918752" calcext:value-type="float">
            <text:p>0.0164968912918752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87804955827242" calcext:value-type="float">
            <text:p>0.0187804955827242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51543743860776" calcext:value-type="float">
            <text:p>0.0151543743860776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83494562565789" calcext:value-type="float">
            <text:p>0.0183494562565789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202367934783145" calcext:value-type="float">
            <text:p>0.0202367934783145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71100194588627" calcext:value-type="float">
            <text:p>0.0171100194588627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62074910726047" calcext:value-type="float">
            <text:p>0.0162074910726047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90135320764475" calcext:value-type="float">
            <text:p>0.0190135320764475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83494562565789" calcext:value-type="float">
            <text:p>0.0183494562565789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90135320764475" calcext:value-type="float">
            <text:p>0.0190135320764475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50153248467487" calcext:value-type="float">
            <text:p>0.0150153248467487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17225836207953" calcext:value-type="float">
            <text:p>0.0117225836207953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7069009080471" calcext:value-type="float">
            <text:p>0.017069009080471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78556675158939" calcext:value-type="float">
            <text:p>0.017855667515893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950310559006" calcext:value-type="float">
            <text:p>0.955950310559006</text:p>
          </table:table-cell>
          <table:table-cell office:value-type="float" office:value="0.0154420577679478" calcext:value-type="float">
            <text:p>0.0154420577679478</text:p>
          </table:table-cell>
          <table:table-cell office:value-type="float" office:value="0.959080745341615" calcext:value-type="float">
            <text:p>0.959080745341615</text:p>
          </table:table-cell>
          <table:table-cell office:value-type="float" office:value="0.0171456890721478" calcext:value-type="float">
            <text:p>0.0171456890721478</text:p>
          </table:table-cell>
          <table:table-cell office:value-type="float" office:value="0.959093167701863" calcext:value-type="float">
            <text:p>0.959093167701863</text:p>
          </table:table-cell>
          <table:table-cell office:value-type="float" office:value="0.0178630542190755" calcext:value-type="float">
            <text:p>0.0178630542190755</text:p>
          </table:table-cell>
          <table:table-cell office:value-type="float" office:value="0.956521739130435" calcext:value-type="float">
            <text:p>0.956521739130435</text:p>
          </table:table-cell>
          <table:table-cell office:value-type="float" office:value="0.0178520918748764" calcext:value-type="float">
            <text:p>0.0178520918748764</text:p>
          </table:table-cell>
          <table:table-cell office:value-type="float" office:value="0.95824016563147" calcext:value-type="float">
            <text:p>0.95824016563147</text:p>
          </table:table-cell>
          <table:table-cell office:value-type="float" office:value="0.0178497937935063" calcext:value-type="float">
            <text:p>0.0178497937935063</text:p>
          </table:table-cell>
          <table:table-cell office:value-type="float" office:value="0.956509316770186" calcext:value-type="float">
            <text:p>0.956509316770186</text:p>
          </table:table-cell>
          <table:table-cell office:value-type="float" office:value="0.0140247462553424" calcext:value-type="float">
            <text:p>0.0140247462553424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6492740386946" calcext:value-type="float">
            <text:p>0.016492740386946</text:p>
          </table:table-cell>
          <table:table-cell office:value-type="float" office:value="0.956807453416149" calcext:value-type="float">
            <text:p>0.956807453416149</text:p>
          </table:table-cell>
          <table:table-cell office:value-type="float" office:value="0.0198969755340553" calcext:value-type="float">
            <text:p>0.0198969755340553</text:p>
          </table:table-cell>
          <table:table-cell office:value-type="float" office:value="0.953374741200828" calcext:value-type="float">
            <text:p>0.953374741200828</text:p>
          </table:table-cell>
          <table:table-cell office:value-type="float" office:value="0.0173093239238578" calcext:value-type="float">
            <text:p>0.0173093239238578</text:p>
          </table:table-cell>
          <table:table-cell office:value-type="float" office:value="0.958236024844721" calcext:value-type="float">
            <text:p>0.958236024844721</text:p>
          </table:table-cell>
          <table:table-cell office:value-type="float" office:value="0.0177492264646548" calcext:value-type="float">
            <text:p>0.0177492264646548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340348007634" calcext:value-type="float">
            <text:p>0.017340348007634</text:p>
          </table:table-cell>
          <table:table-cell office:value-type="float" office:value="0.956819875776398" calcext:value-type="float">
            <text:p>0.956819875776398</text:p>
          </table:table-cell>
          <table:table-cell office:value-type="float" office:value="0.0169136271712872" calcext:value-type="float">
            <text:p>0.0169136271712872</text:p>
          </table:table-cell>
          <table:table-cell office:value-type="float" office:value="0.956244306418219" calcext:value-type="float">
            <text:p>0.956244306418219</text:p>
          </table:table-cell>
          <table:table-cell office:value-type="float" office:value="0.016552526484756" calcext:value-type="float">
            <text:p>0.016552526484756</text:p>
          </table:table-cell>
          <table:table-cell office:value-type="float" office:value="0.959101449275362" calcext:value-type="float">
            <text:p>0.959101449275362</text:p>
          </table:table-cell>
          <table:table-cell office:value-type="float" office:value="0.0144524392157543" calcext:value-type="float">
            <text:p>0.0144524392157543</text:p>
          </table:table-cell>
          <table:table-cell office:value-type="float" office:value="0.960530020703934" calcext:value-type="float">
            <text:p>0.960530020703934</text:p>
          </table:table-cell>
          <table:table-cell office:value-type="float" office:value="0.0197960490493291" calcext:value-type="float">
            <text:p>0.0197960490493291</text:p>
          </table:table-cell>
          <table:table-cell office:value-type="float" office:value="0.957954451345756" calcext:value-type="float">
            <text:p>0.957954451345756</text:p>
          </table:table-cell>
          <table:table-cell office:value-type="float" office:value="0.0186605967699097" calcext:value-type="float">
            <text:p>0.01866059676990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upa</text:p>
          </table:table-cell>
          <table:table-cell office:value-type="float" office:value="0.719579831932773" calcext:value-type="float">
            <text:p>0.719579831932773</text:p>
          </table:table-cell>
          <table:table-cell office:value-type="float" office:value="0.0897242648724107" calcext:value-type="float">
            <text:p>0.0897242648724107</text:p>
          </table:table-cell>
          <table:table-cell office:value-type="float" office:value="0.690168067226891" calcext:value-type="float">
            <text:p>0.690168067226891</text:p>
          </table:table-cell>
          <table:table-cell office:value-type="float" office:value="0.0963545126510213" calcext:value-type="float">
            <text:p>0.0963545126510213</text:p>
          </table:table-cell>
          <table:table-cell office:value-type="float" office:value="0.701932773109244" calcext:value-type="float">
            <text:p>0.701932773109244</text:p>
          </table:table-cell>
          <table:table-cell office:value-type="float" office:value="0.0804921834505603" calcext:value-type="float">
            <text:p>0.0804921834505603</text:p>
          </table:table-cell>
          <table:table-cell office:value-type="float" office:value="0.707226890756303" calcext:value-type="float">
            <text:p>0.707226890756303</text:p>
          </table:table-cell>
          <table:table-cell office:value-type="float" office:value="0.0735604309654391" calcext:value-type="float">
            <text:p>0.0735604309654391</text:p>
          </table:table-cell>
          <table:table-cell office:value-type="float" office:value="0.684537815126051" calcext:value-type="float">
            <text:p>0.684537815126051</text:p>
          </table:table-cell>
          <table:table-cell office:value-type="float" office:value="0.0862301169937749" calcext:value-type="float">
            <text:p>0.0862301169937749</text:p>
          </table:table-cell>
          <table:table-cell office:value-type="float" office:value="0.687394957983193" calcext:value-type="float">
            <text:p>0.687394957983193</text:p>
          </table:table-cell>
          <table:table-cell office:value-type="float" office:value="0.0794975551689766" calcext:value-type="float">
            <text:p>0.0794975551689766</text:p>
          </table:table-cell>
          <table:table-cell office:value-type="float" office:value="0.707647058823529" calcext:value-type="float">
            <text:p>0.707647058823529</text:p>
          </table:table-cell>
          <table:table-cell office:value-type="float" office:value="0.0695676182462947" calcext:value-type="float">
            <text:p>0.0695676182462947</text:p>
          </table:table-cell>
          <table:table-cell office:value-type="float" office:value="0.707563025210084" calcext:value-type="float">
            <text:p>0.707563025210084</text:p>
          </table:table-cell>
          <table:table-cell office:value-type="float" office:value="0.0788842467408493" calcext:value-type="float">
            <text:p>0.0788842467408493</text:p>
          </table:table-cell>
          <table:table-cell office:value-type="float" office:value="0.716470588235294" calcext:value-type="float">
            <text:p>0.716470588235294</text:p>
          </table:table-cell>
          <table:table-cell office:value-type="float" office:value="0.0717285949246552" calcext:value-type="float">
            <text:p>0.0717285949246552</text:p>
          </table:table-cell>
          <table:table-cell office:value-type="float" office:value="0.701764705882353" calcext:value-type="float">
            <text:p>0.701764705882353</text:p>
          </table:table-cell>
          <table:table-cell office:value-type="float" office:value="0.0863167436369841" calcext:value-type="float">
            <text:p>0.0863167436369841</text:p>
          </table:table-cell>
          <table:table-cell office:value-type="float" office:value="0.68436974789916" calcext:value-type="float">
            <text:p>0.68436974789916</text:p>
          </table:table-cell>
          <table:table-cell office:value-type="float" office:value="0.0901214089724811" calcext:value-type="float">
            <text:p>0.0901214089724811</text:p>
          </table:table-cell>
          <table:table-cell office:value-type="float" office:value="0.701344537815126" calcext:value-type="float">
            <text:p>0.701344537815126</text:p>
          </table:table-cell>
          <table:table-cell office:value-type="float" office:value="0.0760628771697262" calcext:value-type="float">
            <text:p>0.0760628771697262</text:p>
          </table:table-cell>
          <table:table-cell office:value-type="float" office:value="0.718823529411765" calcext:value-type="float">
            <text:p>0.718823529411765</text:p>
          </table:table-cell>
          <table:table-cell office:value-type="float" office:value="0.0690499769485072" calcext:value-type="float">
            <text:p>0.0690499769485072</text:p>
          </table:table-cell>
          <table:table-cell office:value-type="float" office:value="0.68436974789916" calcext:value-type="float">
            <text:p>0.68436974789916</text:p>
          </table:table-cell>
          <table:table-cell office:value-type="float" office:value="0.0770335624668228" calcext:value-type="float">
            <text:p>0.0770335624668228</text:p>
          </table:table-cell>
          <table:table-cell office:value-type="float" office:value="0.719327731092437" calcext:value-type="float">
            <text:p>0.719327731092437</text:p>
          </table:table-cell>
          <table:table-cell office:value-type="float" office:value="0.094097636928469" calcext:value-type="float">
            <text:p>0.094097636928469</text:p>
          </table:table-cell>
          <table:table-cell office:value-type="float" office:value="0.716386554621849" calcext:value-type="float">
            <text:p>0.716386554621849</text:p>
          </table:table-cell>
          <table:table-cell office:value-type="float" office:value="0.0877768089063536" calcext:value-type="float">
            <text:p>0.08777680890635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upa</text:p>
          </table:table-cell>
          <table:table-cell office:value-type="float" office:value="0.731008403361345" calcext:value-type="float">
            <text:p>0.731008403361345</text:p>
          </table:table-cell>
          <table:table-cell office:value-type="float" office:value="0.0984540642701183" calcext:value-type="float">
            <text:p>0.0984540642701183</text:p>
          </table:table-cell>
          <table:table-cell office:value-type="float" office:value="0.69327731092437" calcext:value-type="float">
            <text:p>0.69327731092437</text:p>
          </table:table-cell>
          <table:table-cell office:value-type="float" office:value="0.0710645969067475" calcext:value-type="float">
            <text:p>0.0710645969067475</text:p>
          </table:table-cell>
          <table:table-cell office:value-type="float" office:value="0.728235294117647" calcext:value-type="float">
            <text:p>0.728235294117647</text:p>
          </table:table-cell>
          <table:table-cell office:value-type="float" office:value="0.089993334777835" calcext:value-type="float">
            <text:p>0.089993334777835</text:p>
          </table:table-cell>
          <table:table-cell office:value-type="float" office:value="0.710504201680672" calcext:value-type="float">
            <text:p>0.710504201680672</text:p>
          </table:table-cell>
          <table:table-cell office:value-type="float" office:value="0.0846923295517451" calcext:value-type="float">
            <text:p>0.0846923295517451</text:p>
          </table:table-cell>
          <table:table-cell office:value-type="float" office:value="0.716386554621849" calcext:value-type="float">
            <text:p>0.716386554621849</text:p>
          </table:table-cell>
          <table:table-cell office:value-type="float" office:value="0.0757569744451466" calcext:value-type="float">
            <text:p>0.0757569744451466</text:p>
          </table:table-cell>
          <table:table-cell office:value-type="float" office:value="0.710336134453782" calcext:value-type="float">
            <text:p>0.710336134453782</text:p>
          </table:table-cell>
          <table:table-cell office:value-type="float" office:value="0.076637191412294" calcext:value-type="float">
            <text:p>0.076637191412294</text:p>
          </table:table-cell>
          <table:table-cell office:value-type="float" office:value="0.704873949579832" calcext:value-type="float">
            <text:p>0.704873949579832</text:p>
          </table:table-cell>
          <table:table-cell office:value-type="float" office:value="0.0719204244311216" calcext:value-type="float">
            <text:p>0.0719204244311216</text:p>
          </table:table-cell>
          <table:table-cell office:value-type="float" office:value="0.727647058823529" calcext:value-type="float">
            <text:p>0.727647058823529</text:p>
          </table:table-cell>
          <table:table-cell office:value-type="float" office:value="0.0663876774243477" calcext:value-type="float">
            <text:p>0.0663876774243477</text:p>
          </table:table-cell>
          <table:table-cell office:value-type="float" office:value="0.722352941176471" calcext:value-type="float">
            <text:p>0.722352941176471</text:p>
          </table:table-cell>
          <table:table-cell office:value-type="float" office:value="0.0883034728368681" calcext:value-type="float">
            <text:p>0.0883034728368681</text:p>
          </table:table-cell>
          <table:table-cell office:value-type="float" office:value="0.705042016806723" calcext:value-type="float">
            <text:p>0.705042016806723</text:p>
          </table:table-cell>
          <table:table-cell office:value-type="float" office:value="0.0993446501252548" calcext:value-type="float">
            <text:p>0.0993446501252548</text:p>
          </table:table-cell>
          <table:table-cell office:value-type="float" office:value="0.722436974789916" calcext:value-type="float">
            <text:p>0.722436974789916</text:p>
          </table:table-cell>
          <table:table-cell office:value-type="float" office:value="0.0917494592013319" calcext:value-type="float">
            <text:p>0.0917494592013319</text:p>
          </table:table-cell>
          <table:table-cell office:value-type="float" office:value="0.712941176470588" calcext:value-type="float">
            <text:p>0.712941176470588</text:p>
          </table:table-cell>
          <table:table-cell office:value-type="float" office:value="0.0661517672090088" calcext:value-type="float">
            <text:p>0.0661517672090088</text:p>
          </table:table-cell>
          <table:table-cell office:value-type="float" office:value="0.730840336134454" calcext:value-type="float">
            <text:p>0.730840336134454</text:p>
          </table:table-cell>
          <table:table-cell office:value-type="float" office:value="0.085815880546579" calcext:value-type="float">
            <text:p>0.085815880546579</text:p>
          </table:table-cell>
          <table:table-cell office:value-type="float" office:value="0.719159663865546" calcext:value-type="float">
            <text:p>0.719159663865546</text:p>
          </table:table-cell>
          <table:table-cell office:value-type="float" office:value="0.0775731354933239" calcext:value-type="float">
            <text:p>0.0775731354933239</text:p>
          </table:table-cell>
          <table:table-cell office:value-type="float" office:value="0.727983193277311" calcext:value-type="float">
            <text:p>0.727983193277311</text:p>
          </table:table-cell>
          <table:table-cell office:value-type="float" office:value="0.084975164062692" calcext:value-type="float">
            <text:p>0.084975164062692</text:p>
          </table:table-cell>
          <table:table-cell office:value-type="float" office:value="0.728067226890756" calcext:value-type="float">
            <text:p>0.728067226890756</text:p>
          </table:table-cell>
          <table:table-cell office:value-type="float" office:value="0.088850021710713" calcext:value-type="float">
            <text:p>0.0888500217107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upa</text:p>
          </table:table-cell>
          <table:table-cell office:value-type="float" office:value="0.716386554621849" calcext:value-type="float">
            <text:p>0.716386554621849</text:p>
          </table:table-cell>
          <table:table-cell office:value-type="float" office:value="0.0894573239585771" calcext:value-type="float">
            <text:p>0.0894573239585771</text:p>
          </table:table-cell>
          <table:table-cell office:value-type="float" office:value="0.696050420168067" calcext:value-type="float">
            <text:p>0.696050420168067</text:p>
          </table:table-cell>
          <table:table-cell office:value-type="float" office:value="0.0555004395134051" calcext:value-type="float">
            <text:p>0.0555004395134051</text:p>
          </table:table-cell>
          <table:table-cell office:value-type="float" office:value="0.733697478991597" calcext:value-type="float">
            <text:p>0.733697478991597</text:p>
          </table:table-cell>
          <table:table-cell office:value-type="float" office:value="0.0799409055253518" calcext:value-type="float">
            <text:p>0.0799409055253518</text:p>
          </table:table-cell>
          <table:table-cell office:value-type="float" office:value="0.719075630252101" calcext:value-type="float">
            <text:p>0.719075630252101</text:p>
          </table:table-cell>
          <table:table-cell office:value-type="float" office:value="0.0622051219968723" calcext:value-type="float">
            <text:p>0.0622051219968723</text:p>
          </table:table-cell>
          <table:table-cell office:value-type="float" office:value="0.713697478991597" calcext:value-type="float">
            <text:p>0.713697478991597</text:p>
          </table:table-cell>
          <table:table-cell office:value-type="float" office:value="0.0794482400582607" calcext:value-type="float">
            <text:p>0.0794482400582607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815135194920165" calcext:value-type="float">
            <text:p>0.0815135194920165</text:p>
          </table:table-cell>
          <table:table-cell office:value-type="float" office:value="0.719411764705882" calcext:value-type="float">
            <text:p>0.719411764705882</text:p>
          </table:table-cell>
          <table:table-cell office:value-type="float" office:value="0.0818545198379926" calcext:value-type="float">
            <text:p>0.0818545198379926</text:p>
          </table:table-cell>
          <table:table-cell office:value-type="float" office:value="0.724705882352941" calcext:value-type="float">
            <text:p>0.724705882352941</text:p>
          </table:table-cell>
          <table:table-cell office:value-type="float" office:value="0.0718990383124331" calcext:value-type="float">
            <text:p>0.0718990383124331</text:p>
          </table:table-cell>
          <table:table-cell office:value-type="float" office:value="0.736890756302521" calcext:value-type="float">
            <text:p>0.736890756302521</text:p>
          </table:table-cell>
          <table:table-cell office:value-type="float" office:value="0.0772240509755258" calcext:value-type="float">
            <text:p>0.0772240509755258</text:p>
          </table:table-cell>
          <table:table-cell office:value-type="float" office:value="0.710420168067227" calcext:value-type="float">
            <text:p>0.710420168067227</text:p>
          </table:table-cell>
          <table:table-cell office:value-type="float" office:value="0.0862292070660794" calcext:value-type="float">
            <text:p>0.0862292070660794</text:p>
          </table:table-cell>
          <table:table-cell office:value-type="float" office:value="0.728151260504202" calcext:value-type="float">
            <text:p>0.728151260504202</text:p>
          </table:table-cell>
          <table:table-cell office:value-type="float" office:value="0.0805342832519157" calcext:value-type="float">
            <text:p>0.0805342832519157</text:p>
          </table:table-cell>
          <table:table-cell office:value-type="float" office:value="0.716386554621849" calcext:value-type="float">
            <text:p>0.716386554621849</text:p>
          </table:table-cell>
          <table:table-cell office:value-type="float" office:value="0.0683545135601513" calcext:value-type="float">
            <text:p>0.0683545135601513</text:p>
          </table:table-cell>
          <table:table-cell office:value-type="float" office:value="0.730672268907563" calcext:value-type="float">
            <text:p>0.730672268907563</text:p>
          </table:table-cell>
          <table:table-cell office:value-type="float" office:value="0.0764703317220023" calcext:value-type="float">
            <text:p>0.0764703317220023</text:p>
          </table:table-cell>
          <table:table-cell office:value-type="float" office:value="0.713361344537815" calcext:value-type="float">
            <text:p>0.713361344537815</text:p>
          </table:table-cell>
          <table:table-cell office:value-type="float" office:value="0.0808155531932174" calcext:value-type="float">
            <text:p>0.0808155531932174</text:p>
          </table:table-cell>
          <table:table-cell office:value-type="float" office:value="0.713529411764706" calcext:value-type="float">
            <text:p>0.713529411764706</text:p>
          </table:table-cell>
          <table:table-cell office:value-type="float" office:value="0.0892766348983888" calcext:value-type="float">
            <text:p>0.0892766348983888</text:p>
          </table:table-cell>
          <table:table-cell office:value-type="float" office:value="0.722100840336134" calcext:value-type="float">
            <text:p>0.722100840336134</text:p>
          </table:table-cell>
          <table:table-cell office:value-type="float" office:value="0.0849991680599247" calcext:value-type="float">
            <text:p>0.08499916805992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upa</text:p>
          </table:table-cell>
          <table:table-cell office:value-type="float" office:value="0.72781512605042" calcext:value-type="float">
            <text:p>0.72781512605042</text:p>
          </table:table-cell>
          <table:table-cell office:value-type="float" office:value="0.0806337929565754" calcext:value-type="float">
            <text:p>0.0806337929565754</text:p>
          </table:table-cell>
          <table:table-cell office:value-type="float" office:value="0.684453781512605" calcext:value-type="float">
            <text:p>0.684453781512605</text:p>
          </table:table-cell>
          <table:table-cell office:value-type="float" office:value="0.060401991164905" calcext:value-type="float">
            <text:p>0.060401991164905</text:p>
          </table:table-cell>
          <table:table-cell office:value-type="float" office:value="0.731008403361345" calcext:value-type="float">
            <text:p>0.731008403361345</text:p>
          </table:table-cell>
          <table:table-cell office:value-type="float" office:value="0.0827828959979934" calcext:value-type="float">
            <text:p>0.0827828959979934</text:p>
          </table:table-cell>
          <table:table-cell office:value-type="float" office:value="0.71344537815126" calcext:value-type="float">
            <text:p>0.71344537815126</text:p>
          </table:table-cell>
          <table:table-cell office:value-type="float" office:value="0.079101776666032" calcext:value-type="float">
            <text:p>0.079101776666032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718210778842813" calcext:value-type="float">
            <text:p>0.0718210778842813</text:p>
          </table:table-cell>
          <table:table-cell office:value-type="float" office:value="0.713025210084034" calcext:value-type="float">
            <text:p>0.713025210084034</text:p>
          </table:table-cell>
          <table:table-cell office:value-type="float" office:value="0.0859750067098032" calcext:value-type="float">
            <text:p>0.0859750067098032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740748874668625" calcext:value-type="float">
            <text:p>0.0740748874668625</text:p>
          </table:table-cell>
          <table:table-cell office:value-type="float" office:value="0.728067226890756" calcext:value-type="float">
            <text:p>0.728067226890756</text:p>
          </table:table-cell>
          <table:table-cell office:value-type="float" office:value="0.080990850871052" calcext:value-type="float">
            <text:p>0.080990850871052</text:p>
          </table:table-cell>
          <table:table-cell office:value-type="float" office:value="0.713529411764706" calcext:value-type="float">
            <text:p>0.713529411764706</text:p>
          </table:table-cell>
          <table:table-cell office:value-type="float" office:value="0.0766642155191626" calcext:value-type="float">
            <text:p>0.0766642155191626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834049312272434" calcext:value-type="float">
            <text:p>0.0834049312272434</text:p>
          </table:table-cell>
          <table:table-cell office:value-type="float" office:value="0.725126050420168" calcext:value-type="float">
            <text:p>0.725126050420168</text:p>
          </table:table-cell>
          <table:table-cell office:value-type="float" office:value="0.0832413163323185" calcext:value-type="float">
            <text:p>0.0832413163323185</text:p>
          </table:table-cell>
          <table:table-cell office:value-type="float" office:value="0.716302521008403" calcext:value-type="float">
            <text:p>0.716302521008403</text:p>
          </table:table-cell>
          <table:table-cell office:value-type="float" office:value="0.0725703222998954" calcext:value-type="float">
            <text:p>0.0725703222998954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828002865515598" calcext:value-type="float">
            <text:p>0.0828002865515598</text:p>
          </table:table-cell>
          <table:table-cell office:value-type="float" office:value="0.710336134453782" calcext:value-type="float">
            <text:p>0.710336134453782</text:p>
          </table:table-cell>
          <table:table-cell office:value-type="float" office:value="0.0774630602318051" calcext:value-type="float">
            <text:p>0.0774630602318051</text:p>
          </table:table-cell>
          <table:table-cell office:value-type="float" office:value="0.719159663865546" calcext:value-type="float">
            <text:p>0.719159663865546</text:p>
          </table:table-cell>
          <table:table-cell office:value-type="float" office:value="0.0875427895706222" calcext:value-type="float">
            <text:p>0.0875427895706222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834914348926235" calcext:value-type="float">
            <text:p>0.083491434892623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upa</text:p>
          </table:table-cell>
          <table:table-cell office:value-type="float" office:value="0.719075630252101" calcext:value-type="float">
            <text:p>0.719075630252101</text:p>
          </table:table-cell>
          <table:table-cell office:value-type="float" office:value="0.0758902575002468" calcext:value-type="float">
            <text:p>0.0758902575002468</text:p>
          </table:table-cell>
          <table:table-cell office:value-type="float" office:value="0.675714285714286" calcext:value-type="float">
            <text:p>0.675714285714286</text:p>
          </table:table-cell>
          <table:table-cell office:value-type="float" office:value="0.0624460787101558" calcext:value-type="float">
            <text:p>0.0624460787101558</text:p>
          </table:table-cell>
          <table:table-cell office:value-type="float" office:value="0.733865546218487" calcext:value-type="float">
            <text:p>0.733865546218487</text:p>
          </table:table-cell>
          <table:table-cell office:value-type="float" office:value="0.075762981363403" calcext:value-type="float">
            <text:p>0.075762981363403</text:p>
          </table:table-cell>
          <table:table-cell office:value-type="float" office:value="0.733781512605042" calcext:value-type="float">
            <text:p>0.733781512605042</text:p>
          </table:table-cell>
          <table:table-cell office:value-type="float" office:value="0.0783911461467931" calcext:value-type="float">
            <text:p>0.0783911461467931</text:p>
          </table:table-cell>
          <table:table-cell office:value-type="float" office:value="0.730756302521008" calcext:value-type="float">
            <text:p>0.730756302521008</text:p>
          </table:table-cell>
          <table:table-cell office:value-type="float" office:value="0.0754829980509951" calcext:value-type="float">
            <text:p>0.0754829980509951</text:p>
          </table:table-cell>
          <table:table-cell office:value-type="float" office:value="0.710168067226891" calcext:value-type="float">
            <text:p>0.710168067226891</text:p>
          </table:table-cell>
          <table:table-cell office:value-type="float" office:value="0.0829977708242133" calcext:value-type="float">
            <text:p>0.0829977708242133</text:p>
          </table:table-cell>
          <table:table-cell office:value-type="float" office:value="0.722100840336134" calcext:value-type="float">
            <text:p>0.722100840336134</text:p>
          </table:table-cell>
          <table:table-cell office:value-type="float" office:value="0.074781050471726" calcext:value-type="float">
            <text:p>0.074781050471726</text:p>
          </table:table-cell>
          <table:table-cell office:value-type="float" office:value="0.713361344537815" calcext:value-type="float">
            <text:p>0.713361344537815</text:p>
          </table:table-cell>
          <table:table-cell office:value-type="float" office:value="0.082194105481119" calcext:value-type="float">
            <text:p>0.082194105481119</text:p>
          </table:table-cell>
          <table:table-cell office:value-type="float" office:value="0.722100840336134" calcext:value-type="float">
            <text:p>0.722100840336134</text:p>
          </table:table-cell>
          <table:table-cell office:value-type="float" office:value="0.0721646589208294" calcext:value-type="float">
            <text:p>0.0721646589208294</text:p>
          </table:table-cell>
          <table:table-cell office:value-type="float" office:value="0.718991596638656" calcext:value-type="float">
            <text:p>0.718991596638656</text:p>
          </table:table-cell>
          <table:table-cell office:value-type="float" office:value="0.0799828540500555" calcext:value-type="float">
            <text:p>0.0799828540500555</text:p>
          </table:table-cell>
          <table:table-cell office:value-type="float" office:value="0.731008403361345" calcext:value-type="float">
            <text:p>0.731008403361345</text:p>
          </table:table-cell>
          <table:table-cell office:value-type="float" office:value="0.0849459808419316" calcext:value-type="float">
            <text:p>0.0849459808419316</text:p>
          </table:table-cell>
          <table:table-cell office:value-type="float" office:value="0.722100840336134" calcext:value-type="float">
            <text:p>0.722100840336134</text:p>
          </table:table-cell>
          <table:table-cell office:value-type="float" office:value="0.0680517209805664" calcext:value-type="float">
            <text:p>0.0680517209805664</text:p>
          </table:table-cell>
          <table:table-cell office:value-type="float" office:value="0.719243697478992" calcext:value-type="float">
            <text:p>0.719243697478992</text:p>
          </table:table-cell>
          <table:table-cell office:value-type="float" office:value="0.0717409000634397" calcext:value-type="float">
            <text:p>0.0717409000634397</text:p>
          </table:table-cell>
          <table:table-cell office:value-type="float" office:value="0.701596638655462" calcext:value-type="float">
            <text:p>0.701596638655462</text:p>
          </table:table-cell>
          <table:table-cell office:value-type="float" office:value="0.0765382264152117" calcext:value-type="float">
            <text:p>0.0765382264152117</text:p>
          </table:table-cell>
          <table:table-cell office:value-type="float" office:value="0.730840336134454" calcext:value-type="float">
            <text:p>0.730840336134454</text:p>
          </table:table-cell>
          <table:table-cell office:value-type="float" office:value="0.0779286106833137" calcext:value-type="float">
            <text:p>0.0779286106833137</text:p>
          </table:table-cell>
          <table:table-cell office:value-type="float" office:value="0.71344537815126" calcext:value-type="float">
            <text:p>0.71344537815126</text:p>
          </table:table-cell>
          <table:table-cell office:value-type="float" office:value="0.0782931956099068" calcext:value-type="float">
            <text:p>0.078293195609906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upa</text:p>
          </table:table-cell>
          <table:table-cell office:value-type="float" office:value="0.722773109243698" calcext:value-type="float">
            <text:p>0.722773109243698</text:p>
          </table:table-cell>
          <table:table-cell office:value-type="float" office:value="0.0868319407115857" calcext:value-type="float">
            <text:p>0.0868319407115857</text:p>
          </table:table-cell>
          <table:table-cell office:value-type="float" office:value="0.687932773109244" calcext:value-type="float">
            <text:p>0.687932773109244</text:p>
          </table:table-cell>
          <table:table-cell office:value-type="float" office:value="0.0691535237892469" calcext:value-type="float">
            <text:p>0.0691535237892469</text:p>
          </table:table-cell>
          <table:table-cell office:value-type="float" office:value="0.725747899159664" calcext:value-type="float">
            <text:p>0.725747899159664</text:p>
          </table:table-cell>
          <table:table-cell office:value-type="float" office:value="0.0817944602230287" calcext:value-type="float">
            <text:p>0.0817944602230287</text:p>
          </table:table-cell>
          <table:table-cell office:value-type="float" office:value="0.716806722689076" calcext:value-type="float">
            <text:p>0.716806722689076</text:p>
          </table:table-cell>
          <table:table-cell office:value-type="float" office:value="0.0755901610653763" calcext:value-type="float">
            <text:p>0.0755901610653763</text:p>
          </table:table-cell>
          <table:table-cell office:value-type="float" office:value="0.714655462184874" calcext:value-type="float">
            <text:p>0.714655462184874</text:p>
          </table:table-cell>
          <table:table-cell office:value-type="float" office:value="0.0777478814864917" calcext:value-type="float">
            <text:p>0.0777478814864917</text:p>
          </table:table-cell>
          <table:table-cell office:value-type="float" office:value="0.708571428571428" calcext:value-type="float">
            <text:p>0.708571428571428</text:p>
          </table:table-cell>
          <table:table-cell office:value-type="float" office:value="0.0813242087214607" calcext:value-type="float">
            <text:p>0.0813242087214607</text:p>
          </table:table-cell>
          <table:table-cell office:value-type="float" office:value="0.715243697478992" calcext:value-type="float">
            <text:p>0.715243697478992</text:p>
          </table:table-cell>
          <table:table-cell office:value-type="float" office:value="0.0744397000907995" calcext:value-type="float">
            <text:p>0.0744397000907995</text:p>
          </table:table-cell>
          <table:table-cell office:value-type="float" office:value="0.720268907563025" calcext:value-type="float">
            <text:p>0.720268907563025</text:p>
          </table:table-cell>
          <table:table-cell office:value-type="float" office:value="0.0760711837659602" calcext:value-type="float">
            <text:p>0.0760711837659602</text:p>
          </table:table-cell>
          <table:table-cell office:value-type="float" office:value="0.722268907563025" calcext:value-type="float">
            <text:p>0.722268907563025</text:p>
          </table:table-cell>
          <table:table-cell office:value-type="float" office:value="0.0772169986354082" calcext:value-type="float">
            <text:p>0.0772169986354082</text:p>
          </table:table-cell>
          <table:table-cell office:value-type="float" office:value="0.712218487394958" calcext:value-type="float">
            <text:p>0.712218487394958</text:p>
          </table:table-cell>
          <table:table-cell office:value-type="float" office:value="0.0870556772211234" calcext:value-type="float">
            <text:p>0.0870556772211234</text:p>
          </table:table-cell>
          <table:table-cell office:value-type="float" office:value="0.718218487394958" calcext:value-type="float">
            <text:p>0.718218487394958</text:p>
          </table:table-cell>
          <table:table-cell office:value-type="float" office:value="0.0861184897199958" calcext:value-type="float">
            <text:p>0.0861184897199958</text:p>
          </table:table-cell>
          <table:table-cell office:value-type="float" office:value="0.71381512605042" calcext:value-type="float">
            <text:p>0.71381512605042</text:p>
          </table:table-cell>
          <table:table-cell office:value-type="float" office:value="0.0702382402438696" calcext:value-type="float">
            <text:p>0.0702382402438696</text:p>
          </table:table-cell>
          <table:table-cell office:value-type="float" office:value="0.725495798319328" calcext:value-type="float">
            <text:p>0.725495798319328</text:p>
          </table:table-cell>
          <table:table-cell office:value-type="float" office:value="0.0771754751664176" calcext:value-type="float">
            <text:p>0.0771754751664176</text:p>
          </table:table-cell>
          <table:table-cell office:value-type="float" office:value="0.705764705882353" calcext:value-type="float">
            <text:p>0.705764705882353</text:p>
          </table:table-cell>
          <table:table-cell office:value-type="float" office:value="0.0778847075600762" calcext:value-type="float">
            <text:p>0.0778847075600762</text:p>
          </table:table-cell>
          <table:table-cell office:value-type="float" office:value="0.722168067226891" calcext:value-type="float">
            <text:p>0.722168067226891</text:p>
          </table:table-cell>
          <table:table-cell office:value-type="float" office:value="0.0867641672286971" calcext:value-type="float">
            <text:p>0.0867641672286971</text:p>
          </table:table-cell>
          <table:table-cell office:value-type="float" office:value="0.720436974789916" calcext:value-type="float">
            <text:p>0.720436974789916</text:p>
          </table:table-cell>
          <table:table-cell office:value-type="float" office:value="0.0846821258359043" calcext:value-type="float">
            <text:p>0.0846821258359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687226890756303" calcext:value-type="float">
            <text:p>0.687226890756303</text:p>
          </table:table-cell>
          <table:table-cell office:value-type="float" office:value="0.0711559580512109" calcext:value-type="float">
            <text:p>0.0711559580512109</text:p>
          </table:table-cell>
          <table:table-cell office:value-type="float" office:value="0.698739495798319" calcext:value-type="float">
            <text:p>0.698739495798319</text:p>
          </table:table-cell>
          <table:table-cell office:value-type="float" office:value="0.0580599364934849" calcext:value-type="float">
            <text:p>0.0580599364934849</text:p>
          </table:table-cell>
          <table:table-cell office:value-type="float" office:value="0.704705882352941" calcext:value-type="float">
            <text:p>0.704705882352941</text:p>
          </table:table-cell>
          <table:table-cell office:value-type="float" office:value="0.0724317969730958" calcext:value-type="float">
            <text:p>0.0724317969730958</text:p>
          </table:table-cell>
          <table:table-cell office:value-type="float" office:value="0.69890756302521" calcext:value-type="float">
            <text:p>0.69890756302521</text:p>
          </table:table-cell>
          <table:table-cell office:value-type="float" office:value="0.101026167086271" calcext:value-type="float">
            <text:p>0.101026167086271</text:p>
          </table:table-cell>
          <table:table-cell office:value-type="float" office:value="0.742268907563025" calcext:value-type="float">
            <text:p>0.742268907563025</text:p>
          </table:table-cell>
          <table:table-cell office:value-type="float" office:value="0.0904714640039912" calcext:value-type="float">
            <text:p>0.0904714640039912</text:p>
          </table:table-cell>
          <table:table-cell office:value-type="float" office:value="0.675378151260504" calcext:value-type="float">
            <text:p>0.675378151260504</text:p>
          </table:table-cell>
          <table:table-cell office:value-type="float" office:value="0.0629524011437772" calcext:value-type="float">
            <text:p>0.0629524011437772</text:p>
          </table:table-cell>
          <table:table-cell office:value-type="float" office:value="0.716302521008403" calcext:value-type="float">
            <text:p>0.716302521008403</text:p>
          </table:table-cell>
          <table:table-cell office:value-type="float" office:value="0.0901423017653338" calcext:value-type="float">
            <text:p>0.0901423017653338</text:p>
          </table:table-cell>
          <table:table-cell office:value-type="float" office:value="0.708151260504202" calcext:value-type="float">
            <text:p>0.708151260504202</text:p>
          </table:table-cell>
          <table:table-cell office:value-type="float" office:value="0.0906707156007133" calcext:value-type="float">
            <text:p>0.0906707156007133</text:p>
          </table:table-cell>
          <table:table-cell office:value-type="float" office:value="0.690168067226891" calcext:value-type="float">
            <text:p>0.690168067226891</text:p>
          </table:table-cell>
          <table:table-cell office:value-type="float" office:value="0.0586164823565895" calcext:value-type="float">
            <text:p>0.0586164823565895</text:p>
          </table:table-cell>
          <table:table-cell office:value-type="float" office:value="0.686974789915966" calcext:value-type="float">
            <text:p>0.686974789915966</text:p>
          </table:table-cell>
          <table:table-cell office:value-type="float" office:value="0.0994143258551547" calcext:value-type="float">
            <text:p>0.0994143258551547</text:p>
          </table:table-cell>
          <table:table-cell office:value-type="float" office:value="0.70453781512605" calcext:value-type="float">
            <text:p>0.70453781512605</text:p>
          </table:table-cell>
          <table:table-cell office:value-type="float" office:value="0.0757434571372859" calcext:value-type="float">
            <text:p>0.0757434571372859</text:p>
          </table:table-cell>
          <table:table-cell office:value-type="float" office:value="0.710336134453782" calcext:value-type="float">
            <text:p>0.710336134453782</text:p>
          </table:table-cell>
          <table:table-cell office:value-type="float" office:value="0.0812837180321302" calcext:value-type="float">
            <text:p>0.0812837180321302</text:p>
          </table:table-cell>
          <table:table-cell office:value-type="float" office:value="0.698739495798319" calcext:value-type="float">
            <text:p>0.698739495798319</text:p>
          </table:table-cell>
          <table:table-cell office:value-type="float" office:value="0.0883203982447886" calcext:value-type="float">
            <text:p>0.0883203982447886</text:p>
          </table:table-cell>
          <table:table-cell office:value-type="float" office:value="0.710252100840336" calcext:value-type="float">
            <text:p>0.710252100840336</text:p>
          </table:table-cell>
          <table:table-cell office:value-type="float" office:value="0.0747052049135407" calcext:value-type="float">
            <text:p>0.0747052049135407</text:p>
          </table:table-cell>
          <table:table-cell office:value-type="float" office:value="0.698823529411765" calcext:value-type="float">
            <text:p>0.698823529411765</text:p>
          </table:table-cell>
          <table:table-cell office:value-type="float" office:value="0.0694962442842721" calcext:value-type="float">
            <text:p>0.0694962442842721</text:p>
          </table:table-cell>
          <table:table-cell office:value-type="float" office:value="0.730840336134454" calcext:value-type="float">
            <text:p>0.730840336134454</text:p>
          </table:table-cell>
          <table:table-cell office:value-type="float" office:value="0.0823215416806922" calcext:value-type="float">
            <text:p>0.08232154168069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01428571428571" calcext:value-type="float">
            <text:p>0.701428571428571</text:p>
          </table:table-cell>
          <table:table-cell office:value-type="float" office:value="0.0862954701883866" calcext:value-type="float">
            <text:p>0.0862954701883866</text:p>
          </table:table-cell>
          <table:table-cell office:value-type="float" office:value="0.707394957983193" calcext:value-type="float">
            <text:p>0.707394957983193</text:p>
          </table:table-cell>
          <table:table-cell office:value-type="float" office:value="0.0648431250940038" calcext:value-type="float">
            <text:p>0.0648431250940038</text:p>
          </table:table-cell>
          <table:table-cell office:value-type="float" office:value="0.707563025210084" calcext:value-type="float">
            <text:p>0.707563025210084</text:p>
          </table:table-cell>
          <table:table-cell office:value-type="float" office:value="0.0623172185453753" calcext:value-type="float">
            <text:p>0.0623172185453753</text:p>
          </table:table-cell>
          <table:table-cell office:value-type="float" office:value="0.716386554621849" calcext:value-type="float">
            <text:p>0.716386554621849</text:p>
          </table:table-cell>
          <table:table-cell office:value-type="float" office:value="0.0772959531641478" calcext:value-type="float">
            <text:p>0.0772959531641478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810001506774148" calcext:value-type="float">
            <text:p>0.0810001506774148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675146153756038" calcext:value-type="float">
            <text:p>0.0675146153756038</text:p>
          </table:table-cell>
          <table:table-cell office:value-type="float" office:value="0.707478991596639" calcext:value-type="float">
            <text:p>0.707478991596639</text:p>
          </table:table-cell>
          <table:table-cell office:value-type="float" office:value="0.0879992842027497" calcext:value-type="float">
            <text:p>0.0879992842027497</text:p>
          </table:table-cell>
          <table:table-cell office:value-type="float" office:value="0.719327731092437" calcext:value-type="float">
            <text:p>0.719327731092437</text:p>
          </table:table-cell>
          <table:table-cell office:value-type="float" office:value="0.071312587770056" calcext:value-type="float">
            <text:p>0.071312587770056</text:p>
          </table:table-cell>
          <table:table-cell office:value-type="float" office:value="0.695966386554622" calcext:value-type="float">
            <text:p>0.695966386554622</text:p>
          </table:table-cell>
          <table:table-cell office:value-type="float" office:value="0.0649217300327971" calcext:value-type="float">
            <text:p>0.0649217300327971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905392154154569" calcext:value-type="float">
            <text:p>0.0905392154154569</text:p>
          </table:table-cell>
          <table:table-cell office:value-type="float" office:value="0.727731092436975" calcext:value-type="float">
            <text:p>0.727731092436975</text:p>
          </table:table-cell>
          <table:table-cell office:value-type="float" office:value="0.0791632519144562" calcext:value-type="float">
            <text:p>0.0791632519144562</text:p>
          </table:table-cell>
          <table:table-cell office:value-type="float" office:value="0.727731092436975" calcext:value-type="float">
            <text:p>0.727731092436975</text:p>
          </table:table-cell>
          <table:table-cell office:value-type="float" office:value="0.0698417691479428" calcext:value-type="float">
            <text:p>0.0698417691479428</text:p>
          </table:table-cell>
          <table:table-cell office:value-type="float" office:value="0.733613445378151" calcext:value-type="float">
            <text:p>0.733613445378151</text:p>
          </table:table-cell>
          <table:table-cell office:value-type="float" office:value="0.0759036452937338" calcext:value-type="float">
            <text:p>0.0759036452937338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857415602602744" calcext:value-type="float">
            <text:p>0.0857415602602744</text:p>
          </table:table-cell>
          <table:table-cell office:value-type="float" office:value="0.710336134453782" calcext:value-type="float">
            <text:p>0.710336134453782</text:p>
          </table:table-cell>
          <table:table-cell office:value-type="float" office:value="0.0545795282436066" calcext:value-type="float">
            <text:p>0.0545795282436066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865643209780568" calcext:value-type="float">
            <text:p>0.08656432097805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07478991596639" calcext:value-type="float">
            <text:p>0.707478991596639</text:p>
          </table:table-cell>
          <table:table-cell office:value-type="float" office:value="0.0889632061884683" calcext:value-type="float">
            <text:p>0.0889632061884683</text:p>
          </table:table-cell>
          <table:table-cell office:value-type="float" office:value="0.725042016806723" calcext:value-type="float">
            <text:p>0.725042016806723</text:p>
          </table:table-cell>
          <table:table-cell office:value-type="float" office:value="0.0679083112228563" calcext:value-type="float">
            <text:p>0.0679083112228563</text:p>
          </table:table-cell>
          <table:table-cell office:value-type="float" office:value="0.69890756302521" calcext:value-type="float">
            <text:p>0.69890756302521</text:p>
          </table:table-cell>
          <table:table-cell office:value-type="float" office:value="0.0619092612786212" calcext:value-type="float">
            <text:p>0.0619092612786212</text:p>
          </table:table-cell>
          <table:table-cell office:value-type="float" office:value="0.710420168067227" calcext:value-type="float">
            <text:p>0.710420168067227</text:p>
          </table:table-cell>
          <table:table-cell office:value-type="float" office:value="0.0809995694707985" calcext:value-type="float">
            <text:p>0.0809995694707985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643007555803243" calcext:value-type="float">
            <text:p>0.0643007555803243</text:p>
          </table:table-cell>
          <table:table-cell office:value-type="float" office:value="0.719327731092437" calcext:value-type="float">
            <text:p>0.719327731092437</text:p>
          </table:table-cell>
          <table:table-cell office:value-type="float" office:value="0.0831286472398897" calcext:value-type="float">
            <text:p>0.0831286472398897</text:p>
          </table:table-cell>
          <table:table-cell office:value-type="float" office:value="0.710420168067227" calcext:value-type="float">
            <text:p>0.710420168067227</text:p>
          </table:table-cell>
          <table:table-cell office:value-type="float" office:value="0.0804630807886873" calcext:value-type="float">
            <text:p>0.0804630807886873</text:p>
          </table:table-cell>
          <table:table-cell office:value-type="float" office:value="0.728067226890756" calcext:value-type="float">
            <text:p>0.728067226890756</text:p>
          </table:table-cell>
          <table:table-cell office:value-type="float" office:value="0.0901057361987001" calcext:value-type="float">
            <text:p>0.0901057361987001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732834889762357" calcext:value-type="float">
            <text:p>0.0732834889762357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794651755232598" calcext:value-type="float">
            <text:p>0.0794651755232598</text:p>
          </table:table-cell>
          <table:table-cell office:value-type="float" office:value="0.730756302521008" calcext:value-type="float">
            <text:p>0.730756302521008</text:p>
          </table:table-cell>
          <table:table-cell office:value-type="float" office:value="0.0734835925000896" calcext:value-type="float">
            <text:p>0.0734835925000896</text:p>
          </table:table-cell>
          <table:table-cell office:value-type="float" office:value="0.733781512605042" calcext:value-type="float">
            <text:p>0.733781512605042</text:p>
          </table:table-cell>
          <table:table-cell office:value-type="float" office:value="0.094905333974492" calcext:value-type="float">
            <text:p>0.094905333974492</text:p>
          </table:table-cell>
          <table:table-cell office:value-type="float" office:value="0.719243697478992" calcext:value-type="float">
            <text:p>0.719243697478992</text:p>
          </table:table-cell>
          <table:table-cell office:value-type="float" office:value="0.090139037585666" calcext:value-type="float">
            <text:p>0.090139037585666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716117276087273" calcext:value-type="float">
            <text:p>0.0716117276087273</text:p>
          </table:table-cell>
          <table:table-cell office:value-type="float" office:value="0.713361344537815" calcext:value-type="float">
            <text:p>0.713361344537815</text:p>
          </table:table-cell>
          <table:table-cell office:value-type="float" office:value="0.0854405563120708" calcext:value-type="float">
            <text:p>0.0854405563120708</text:p>
          </table:table-cell>
          <table:table-cell office:value-type="float" office:value="0.73109243697479" calcext:value-type="float">
            <text:p>0.73109243697479</text:p>
          </table:table-cell>
          <table:table-cell office:value-type="float" office:value="0.092184529234933" calcext:value-type="float">
            <text:p>0.0921845292349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903734098935971" calcext:value-type="float">
            <text:p>0.0903734098935971</text:p>
          </table:table-cell>
          <table:table-cell office:value-type="float" office:value="0.722268907563025" calcext:value-type="float">
            <text:p>0.722268907563025</text:p>
          </table:table-cell>
          <table:table-cell office:value-type="float" office:value="0.0835102751582764" calcext:value-type="float">
            <text:p>0.0835102751582764</text:p>
          </table:table-cell>
          <table:table-cell office:value-type="float" office:value="0.701848739495798" calcext:value-type="float">
            <text:p>0.701848739495798</text:p>
          </table:table-cell>
          <table:table-cell office:value-type="float" office:value="0.0764452405635817" calcext:value-type="float">
            <text:p>0.0764452405635817</text:p>
          </table:table-cell>
          <table:table-cell office:value-type="float" office:value="0.716386554621849" calcext:value-type="float">
            <text:p>0.716386554621849</text:p>
          </table:table-cell>
          <table:table-cell office:value-type="float" office:value="0.0884987840294667" calcext:value-type="float">
            <text:p>0.0884987840294667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740285314046806" calcext:value-type="float">
            <text:p>0.0740285314046806</text:p>
          </table:table-cell>
          <table:table-cell office:value-type="float" office:value="0.736470588235294" calcext:value-type="float">
            <text:p>0.736470588235294</text:p>
          </table:table-cell>
          <table:table-cell office:value-type="float" office:value="0.0674182616979463" calcext:value-type="float">
            <text:p>0.0674182616979463</text:p>
          </table:table-cell>
          <table:table-cell office:value-type="float" office:value="0.71327731092437" calcext:value-type="float">
            <text:p>0.71327731092437</text:p>
          </table:table-cell>
          <table:table-cell office:value-type="float" office:value="0.0778326487259605" calcext:value-type="float">
            <text:p>0.0778326487259605</text:p>
          </table:table-cell>
          <table:table-cell office:value-type="float" office:value="0.719243697478992" calcext:value-type="float">
            <text:p>0.719243697478992</text:p>
          </table:table-cell>
          <table:table-cell office:value-type="float" office:value="0.090139037585666" calcext:value-type="float">
            <text:p>0.090139037585666</text:p>
          </table:table-cell>
          <table:table-cell office:value-type="float" office:value="0.710588235294118" calcext:value-type="float">
            <text:p>0.710588235294118</text:p>
          </table:table-cell>
          <table:table-cell office:value-type="float" office:value="0.0842110172227962" calcext:value-type="float">
            <text:p>0.0842110172227962</text:p>
          </table:table-cell>
          <table:table-cell office:value-type="float" office:value="0.736470588235294" calcext:value-type="float">
            <text:p>0.736470588235294</text:p>
          </table:table-cell>
          <table:table-cell office:value-type="float" office:value="0.0763984227672667" calcext:value-type="float">
            <text:p>0.0763984227672667</text:p>
          </table:table-cell>
          <table:table-cell office:value-type="float" office:value="0.719075630252101" calcext:value-type="float">
            <text:p>0.719075630252101</text:p>
          </table:table-cell>
          <table:table-cell office:value-type="float" office:value="0.0761039733858997" calcext:value-type="float">
            <text:p>0.0761039733858997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962079469393686" calcext:value-type="float">
            <text:p>0.0962079469393686</text:p>
          </table:table-cell>
          <table:table-cell office:value-type="float" office:value="0.725126050420168" calcext:value-type="float">
            <text:p>0.725126050420168</text:p>
          </table:table-cell>
          <table:table-cell office:value-type="float" office:value="0.0836953509379644" calcext:value-type="float">
            <text:p>0.0836953509379644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687413449238662" calcext:value-type="float">
            <text:p>0.0687413449238662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746877679250094" calcext:value-type="float">
            <text:p>0.0746877679250094</text:p>
          </table:table-cell>
          <table:table-cell office:value-type="float" office:value="0.731008403361345" calcext:value-type="float">
            <text:p>0.731008403361345</text:p>
          </table:table-cell>
          <table:table-cell office:value-type="float" office:value="0.0914834531414473" calcext:value-type="float">
            <text:p>0.091483453141447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814216381916708" calcext:value-type="float">
            <text:p>0.0814216381916708</text:p>
          </table:table-cell>
          <table:table-cell office:value-type="float" office:value="0.719495798319328" calcext:value-type="float">
            <text:p>0.719495798319328</text:p>
          </table:table-cell>
          <table:table-cell office:value-type="float" office:value="0.0870538484242987" calcext:value-type="float">
            <text:p>0.0870538484242987</text:p>
          </table:table-cell>
          <table:table-cell office:value-type="float" office:value="0.710588235294118" calcext:value-type="float">
            <text:p>0.710588235294118</text:p>
          </table:table-cell>
          <table:table-cell office:value-type="float" office:value="0.0845318562701543" calcext:value-type="float">
            <text:p>0.0845318562701543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796009238127821" calcext:value-type="float">
            <text:p>0.0796009238127821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822440637770744" calcext:value-type="float">
            <text:p>0.0822440637770744</text:p>
          </table:table-cell>
          <table:table-cell office:value-type="float" office:value="0.722100840336134" calcext:value-type="float">
            <text:p>0.722100840336134</text:p>
          </table:table-cell>
          <table:table-cell office:value-type="float" office:value="0.0767466620622821" calcext:value-type="float">
            <text:p>0.0767466620622821</text:p>
          </table:table-cell>
          <table:table-cell office:value-type="float" office:value="0.724957983193277" calcext:value-type="float">
            <text:p>0.724957983193277</text:p>
          </table:table-cell>
          <table:table-cell office:value-type="float" office:value="0.0785393914023512" calcext:value-type="float">
            <text:p>0.0785393914023512</text:p>
          </table:table-cell>
          <table:table-cell office:value-type="float" office:value="0.730756302521008" calcext:value-type="float">
            <text:p>0.730756302521008</text:p>
          </table:table-cell>
          <table:table-cell office:value-type="float" office:value="0.0853162615623262" calcext:value-type="float">
            <text:p>0.0853162615623262</text:p>
          </table:table-cell>
          <table:table-cell office:value-type="float" office:value="0.707647058823529" calcext:value-type="float">
            <text:p>0.707647058823529</text:p>
          </table:table-cell>
          <table:table-cell office:value-type="float" office:value="0.0893179323428364" calcext:value-type="float">
            <text:p>0.0893179323428364</text:p>
          </table:table-cell>
          <table:table-cell office:value-type="float" office:value="0.721764705882353" calcext:value-type="float">
            <text:p>0.721764705882353</text:p>
          </table:table-cell>
          <table:table-cell office:value-type="float" office:value="0.0794209777334215" calcext:value-type="float">
            <text:p>0.0794209777334215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797181360053629" calcext:value-type="float">
            <text:p>0.0797181360053629</text:p>
          </table:table-cell>
          <table:table-cell office:value-type="float" office:value="0.719243697478992" calcext:value-type="float">
            <text:p>0.719243697478992</text:p>
          </table:table-cell>
          <table:table-cell office:value-type="float" office:value="0.0952079784314115" calcext:value-type="float">
            <text:p>0.0952079784314115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864006499016713" calcext:value-type="float">
            <text:p>0.0864006499016713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782960016236715" calcext:value-type="float">
            <text:p>0.0782960016236715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779495001104821" calcext:value-type="float">
            <text:p>0.0779495001104821</text:p>
          </table:table-cell>
          <table:table-cell office:value-type="float" office:value="0.736806722689076" calcext:value-type="float">
            <text:p>0.736806722689076</text:p>
          </table:table-cell>
          <table:table-cell office:value-type="float" office:value="0.0897555223597225" calcext:value-type="float">
            <text:p>0.089755522359722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05714285714286" calcext:value-type="float">
            <text:p>0.705714285714286</text:p>
          </table:table-cell>
          <table:table-cell office:value-type="float" office:value="0.0836419365026667" calcext:value-type="float">
            <text:p>0.0836419365026667</text:p>
          </table:table-cell>
          <table:table-cell office:value-type="float" office:value="0.714588235294118" calcext:value-type="float">
            <text:p>0.714588235294118</text:p>
          </table:table-cell>
          <table:table-cell office:value-type="float" office:value="0.072275099278584" calcext:value-type="float">
            <text:p>0.072275099278584</text:p>
          </table:table-cell>
          <table:table-cell office:value-type="float" office:value="0.70472268907563" calcext:value-type="float">
            <text:p>0.70472268907563</text:p>
          </table:table-cell>
          <table:table-cell office:value-type="float" office:value="0.0715270747261657" calcext:value-type="float">
            <text:p>0.0715270747261657</text:p>
          </table:table-cell>
          <table:table-cell office:value-type="float" office:value="0.712823529411765" calcext:value-type="float">
            <text:p>0.712823529411765</text:p>
          </table:table-cell>
          <table:table-cell office:value-type="float" office:value="0.0854842795126932" calcext:value-type="float">
            <text:p>0.0854842795126932</text:p>
          </table:table-cell>
          <table:table-cell office:value-type="float" office:value="0.726033613445378" calcext:value-type="float">
            <text:p>0.726033613445378</text:p>
          </table:table-cell>
          <table:table-cell office:value-type="float" office:value="0.0784089930886971" calcext:value-type="float">
            <text:p>0.0784089930886971</text:p>
          </table:table-cell>
          <table:table-cell office:value-type="float" office:value="0.713899159663866" calcext:value-type="float">
            <text:p>0.713899159663866</text:p>
          </table:table-cell>
          <table:table-cell office:value-type="float" office:value="0.0715521175038998" calcext:value-type="float">
            <text:p>0.0715521175038998</text:p>
          </table:table-cell>
          <table:table-cell office:value-type="float" office:value="0.714487394957983" calcext:value-type="float">
            <text:p>0.714487394957983</text:p>
          </table:table-cell>
          <table:table-cell office:value-type="float" office:value="0.0829953413770165" calcext:value-type="float">
            <text:p>0.0829953413770165</text:p>
          </table:table-cell>
          <table:table-cell office:value-type="float" office:value="0.721109243697479" calcext:value-type="float">
            <text:p>0.721109243697479</text:p>
          </table:table-cell>
          <table:table-cell office:value-type="float" office:value="0.0855088677434923" calcext:value-type="float">
            <text:p>0.0855088677434923</text:p>
          </table:table-cell>
          <table:table-cell office:value-type="float" office:value="0.704117647058824" calcext:value-type="float">
            <text:p>0.704117647058824</text:p>
          </table:table-cell>
          <table:table-cell office:value-type="float" office:value="0.074070130186251" calcext:value-type="float">
            <text:p>0.074070130186251</text:p>
          </table:table-cell>
          <table:table-cell office:value-type="float" office:value="0.718453781512605" calcext:value-type="float">
            <text:p>0.718453781512605</text:p>
          </table:table-cell>
          <table:table-cell office:value-type="float" office:value="0.0850476234589119" calcext:value-type="float">
            <text:p>0.0850476234589119</text:p>
          </table:table-cell>
          <table:table-cell office:value-type="float" office:value="0.722" calcext:value-type="float">
            <text:p>0.722</text:p>
          </table:table-cell>
          <table:table-cell office:value-type="float" office:value="0.0768424821886189" calcext:value-type="float">
            <text:p>0.0768424821886189</text:p>
          </table:table-cell>
          <table:table-cell office:value-type="float" office:value="0.722655462184874" calcext:value-type="float">
            <text:p>0.722655462184874</text:p>
          </table:table-cell>
          <table:table-cell office:value-type="float" office:value="0.087489349305069" calcext:value-type="float">
            <text:p>0.087489349305069</text:p>
          </table:table-cell>
          <table:table-cell office:value-type="float" office:value="0.720924369747899" calcext:value-type="float">
            <text:p>0.720924369747899</text:p>
          </table:table-cell>
          <table:table-cell office:value-type="float" office:value="0.0848918163927648" calcext:value-type="float">
            <text:p>0.0848918163927648</text:p>
          </table:table-cell>
          <table:table-cell office:value-type="float" office:value="0.721394957983193" calcext:value-type="float">
            <text:p>0.721394957983193</text:p>
          </table:table-cell>
          <table:table-cell office:value-type="float" office:value="0.075819167866016" calcext:value-type="float">
            <text:p>0.075819167866016</text:p>
          </table:table-cell>
          <table:table-cell office:value-type="float" office:value="0.715058823529412" calcext:value-type="float">
            <text:p>0.715058823529412</text:p>
          </table:table-cell>
          <table:table-cell office:value-type="float" office:value="0.0724307193750882" calcext:value-type="float">
            <text:p>0.0724307193750882</text:p>
          </table:table-cell>
          <table:table-cell office:value-type="float" office:value="0.730386554621849" calcext:value-type="float">
            <text:p>0.730386554621849</text:p>
          </table:table-cell>
          <table:table-cell office:value-type="float" office:value="0.0884618734789704" calcext:value-type="float">
            <text:p>0.08846187347897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LS</text:p>
          </table:table-cell>
          <table:table-cell office:value-type="float" office:value="0.632619047619048" calcext:value-type="float">
            <text:p>0.632619047619048</text:p>
          </table:table-cell>
          <table:table-cell office:value-type="float" office:value="0.0560487974731874" calcext:value-type="float">
            <text:p>0.0560487974731874</text:p>
          </table:table-cell>
          <table:table-cell office:value-type="float" office:value="0.608935574229692" calcext:value-type="float">
            <text:p>0.608935574229692</text:p>
          </table:table-cell>
          <table:table-cell office:value-type="float" office:value="0.0553639250057153" calcext:value-type="float">
            <text:p>0.0553639250057153</text:p>
          </table:table-cell>
          <table:table-cell office:value-type="float" office:value="0.626694677871148" calcext:value-type="float">
            <text:p>0.626694677871148</text:p>
          </table:table-cell>
          <table:table-cell office:value-type="float" office:value="0.0597801076679189" calcext:value-type="float">
            <text:p>0.0597801076679189</text:p>
          </table:table-cell>
          <table:table-cell office:value-type="float" office:value="0.631372549019608" calcext:value-type="float">
            <text:p>0.631372549019608</text:p>
          </table:table-cell>
          <table:table-cell office:value-type="float" office:value="0.045804576925018" calcext:value-type="float">
            <text:p>0.045804576925018</text:p>
          </table:table-cell>
          <table:table-cell office:value-type="float" office:value="0.624341736694678" calcext:value-type="float">
            <text:p>0.624341736694678</text:p>
          </table:table-cell>
          <table:table-cell office:value-type="float" office:value="0.0720996650312622" calcext:value-type="float">
            <text:p>0.0720996650312622</text:p>
          </table:table-cell>
          <table:table-cell office:value-type="float" office:value="0.621988795518207" calcext:value-type="float">
            <text:p>0.621988795518207</text:p>
          </table:table-cell>
          <table:table-cell office:value-type="float" office:value="0.0578799952503128" calcext:value-type="float">
            <text:p>0.0578799952503128</text:p>
          </table:table-cell>
          <table:table-cell office:value-type="float" office:value="0.631302521008403" calcext:value-type="float">
            <text:p>0.631302521008403</text:p>
          </table:table-cell>
          <table:table-cell office:value-type="float" office:value="0.0712298747392145" calcext:value-type="float">
            <text:p>0.0712298747392145</text:p>
          </table:table-cell>
          <table:table-cell office:value-type="float" office:value="0.632647058823529" calcext:value-type="float">
            <text:p>0.632647058823529</text:p>
          </table:table-cell>
          <table:table-cell office:value-type="float" office:value="0.0549389254328724" calcext:value-type="float">
            <text:p>0.0549389254328724</text:p>
          </table:table-cell>
          <table:table-cell office:value-type="float" office:value="0.598207282913165" calcext:value-type="float">
            <text:p>0.598207282913165</text:p>
          </table:table-cell>
          <table:table-cell office:value-type="float" office:value="0.0464053602659858" calcext:value-type="float">
            <text:p>0.0464053602659858</text:p>
          </table:table-cell>
          <table:table-cell office:value-type="float" office:value="0.613725490196078" calcext:value-type="float">
            <text:p>0.613725490196078</text:p>
          </table:table-cell>
          <table:table-cell office:value-type="float" office:value="0.0530688103573356" calcext:value-type="float">
            <text:p>0.0530688103573356</text:p>
          </table:table-cell>
          <table:table-cell office:value-type="float" office:value="0.630238095238095" calcext:value-type="float">
            <text:p>0.630238095238095</text:p>
          </table:table-cell>
          <table:table-cell office:value-type="float" office:value="0.0785645752639593" calcext:value-type="float">
            <text:p>0.0785645752639593</text:p>
          </table:table-cell>
          <table:table-cell office:value-type="float" office:value="0.614831932773109" calcext:value-type="float">
            <text:p>0.614831932773109</text:p>
          </table:table-cell>
          <table:table-cell office:value-type="float" office:value="0.0615930035739245" calcext:value-type="float">
            <text:p>0.0615930035739245</text:p>
          </table:table-cell>
          <table:table-cell office:value-type="float" office:value="0.606540616246499" calcext:value-type="float">
            <text:p>0.606540616246499</text:p>
          </table:table-cell>
          <table:table-cell office:value-type="float" office:value="0.0438757292578004" calcext:value-type="float">
            <text:p>0.0438757292578004</text:p>
          </table:table-cell>
          <table:table-cell office:value-type="float" office:value="0.62796918767507" calcext:value-type="float">
            <text:p>0.62796918767507</text:p>
          </table:table-cell>
          <table:table-cell office:value-type="float" office:value="0.0545551736994685" calcext:value-type="float">
            <text:p>0.0545551736994685</text:p>
          </table:table-cell>
          <table:table-cell office:value-type="float" office:value="0.605420168067227" calcext:value-type="float">
            <text:p>0.605420168067227</text:p>
          </table:table-cell>
          <table:table-cell office:value-type="float" office:value="0.0519087689295059" calcext:value-type="float">
            <text:p>0.0519087689295059</text:p>
          </table:table-cell>
          <table:table-cell office:value-type="float" office:value="0.626694677871148" calcext:value-type="float">
            <text:p>0.626694677871148</text:p>
          </table:table-cell>
          <table:table-cell office:value-type="float" office:value="0.0507123669934269" calcext:value-type="float">
            <text:p>0.05071236699342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LS</text:p>
          </table:table-cell>
          <table:table-cell office:value-type="float" office:value="0.63733893557423" calcext:value-type="float">
            <text:p>0.63733893557423</text:p>
          </table:table-cell>
          <table:table-cell office:value-type="float" office:value="0.0535715943600729" calcext:value-type="float">
            <text:p>0.0535715943600729</text:p>
          </table:table-cell>
          <table:table-cell office:value-type="float" office:value="0.60656862745098" calcext:value-type="float">
            <text:p>0.60656862745098</text:p>
          </table:table-cell>
          <table:table-cell office:value-type="float" office:value="0.0616918277562273" calcext:value-type="float">
            <text:p>0.0616918277562273</text:p>
          </table:table-cell>
          <table:table-cell office:value-type="float" office:value="0.616078431372549" calcext:value-type="float">
            <text:p>0.616078431372549</text:p>
          </table:table-cell>
          <table:table-cell office:value-type="float" office:value="0.069340817471732" calcext:value-type="float">
            <text:p>0.069340817471732</text:p>
          </table:table-cell>
          <table:table-cell office:value-type="float" office:value="0.638501400560224" calcext:value-type="float">
            <text:p>0.638501400560224</text:p>
          </table:table-cell>
          <table:table-cell office:value-type="float" office:value="0.0554651497854101" calcext:value-type="float">
            <text:p>0.0554651497854101</text:p>
          </table:table-cell>
          <table:table-cell office:value-type="float" office:value="0.621974789915966" calcext:value-type="float">
            <text:p>0.621974789915966</text:p>
          </table:table-cell>
          <table:table-cell office:value-type="float" office:value="0.0631995186148022" calcext:value-type="float">
            <text:p>0.0631995186148022</text:p>
          </table:table-cell>
          <table:table-cell office:value-type="float" office:value="0.627941176470588" calcext:value-type="float">
            <text:p>0.627941176470588</text:p>
          </table:table-cell>
          <table:table-cell office:value-type="float" office:value="0.0622605776382294" calcext:value-type="float">
            <text:p>0.0622605776382294</text:p>
          </table:table-cell>
          <table:table-cell office:value-type="float" office:value="0.61953781512605" calcext:value-type="float">
            <text:p>0.61953781512605</text:p>
          </table:table-cell>
          <table:table-cell office:value-type="float" office:value="0.0641464142623677" calcext:value-type="float">
            <text:p>0.0641464142623677</text:p>
          </table:table-cell>
          <table:table-cell office:value-type="float" office:value="0.643319327731092" calcext:value-type="float">
            <text:p>0.643319327731092</text:p>
          </table:table-cell>
          <table:table-cell office:value-type="float" office:value="0.0499744298593317" calcext:value-type="float">
            <text:p>0.0499744298593317</text:p>
          </table:table-cell>
          <table:table-cell office:value-type="float" office:value="0.612450980392157" calcext:value-type="float">
            <text:p>0.612450980392157</text:p>
          </table:table-cell>
          <table:table-cell office:value-type="float" office:value="0.0679681629884084" calcext:value-type="float">
            <text:p>0.0679681629884084</text:p>
          </table:table-cell>
          <table:table-cell office:value-type="float" office:value="0.622058823529412" calcext:value-type="float">
            <text:p>0.622058823529412</text:p>
          </table:table-cell>
          <table:table-cell office:value-type="float" office:value="0.0589822399858544" calcext:value-type="float">
            <text:p>0.0589822399858544</text:p>
          </table:table-cell>
          <table:table-cell office:value-type="float" office:value="0.61953781512605" calcext:value-type="float">
            <text:p>0.61953781512605</text:p>
          </table:table-cell>
          <table:table-cell office:value-type="float" office:value="0.0575062307709405" calcext:value-type="float">
            <text:p>0.0575062307709405</text:p>
          </table:table-cell>
          <table:table-cell office:value-type="float" office:value="0.610028011204482" calcext:value-type="float">
            <text:p>0.610028011204482</text:p>
          </table:table-cell>
          <table:table-cell office:value-type="float" office:value="0.0675912550401347" calcext:value-type="float">
            <text:p>0.0675912550401347</text:p>
          </table:table-cell>
          <table:table-cell office:value-type="float" office:value="0.619607843137255" calcext:value-type="float">
            <text:p>0.619607843137255</text:p>
          </table:table-cell>
          <table:table-cell office:value-type="float" office:value="0.048416727500587" calcext:value-type="float">
            <text:p>0.048416727500587</text:p>
          </table:table-cell>
          <table:table-cell office:value-type="float" office:value="0.624327731092437" calcext:value-type="float">
            <text:p>0.624327731092437</text:p>
          </table:table-cell>
          <table:table-cell office:value-type="float" office:value="0.0505522722998715" calcext:value-type="float">
            <text:p>0.0505522722998715</text:p>
          </table:table-cell>
          <table:table-cell office:value-type="float" office:value="0.619593837535014" calcext:value-type="float">
            <text:p>0.619593837535014</text:p>
          </table:table-cell>
          <table:table-cell office:value-type="float" office:value="0.0639295171206289" calcext:value-type="float">
            <text:p>0.0639295171206289</text:p>
          </table:table-cell>
          <table:table-cell office:value-type="float" office:value="0.623081232492997" calcext:value-type="float">
            <text:p>0.623081232492997</text:p>
          </table:table-cell>
          <table:table-cell office:value-type="float" office:value="0.0633490590342737" calcext:value-type="float">
            <text:p>0.06334905903427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LS</text:p>
          </table:table-cell>
          <table:table-cell office:value-type="float" office:value="0.625448179271709" calcext:value-type="float">
            <text:p>0.625448179271709</text:p>
          </table:table-cell>
          <table:table-cell office:value-type="float" office:value="0.0529172540915224" calcext:value-type="float">
            <text:p>0.0529172540915224</text:p>
          </table:table-cell>
          <table:table-cell office:value-type="float" office:value="0.607843137254902" calcext:value-type="float">
            <text:p>0.607843137254902</text:p>
          </table:table-cell>
          <table:table-cell office:value-type="float" office:value="0.0651743744092097" calcext:value-type="float">
            <text:p>0.0651743744092097</text:p>
          </table:table-cell>
          <table:table-cell office:value-type="float" office:value="0.627885154061625" calcext:value-type="float">
            <text:p>0.627885154061625</text:p>
          </table:table-cell>
          <table:table-cell office:value-type="float" office:value="0.0661635036377313" calcext:value-type="float">
            <text:p>0.0661635036377313</text:p>
          </table:table-cell>
          <table:table-cell office:value-type="float" office:value="0.62906162464986" calcext:value-type="float">
            <text:p>0.62906162464986</text:p>
          </table:table-cell>
          <table:table-cell office:value-type="float" office:value="0.0628505811160743" calcext:value-type="float">
            <text:p>0.0628505811160743</text:p>
          </table:table-cell>
          <table:table-cell office:value-type="float" office:value="0.625546218487395" calcext:value-type="float">
            <text:p>0.625546218487395</text:p>
          </table:table-cell>
          <table:table-cell office:value-type="float" office:value="0.0664170867737623" calcext:value-type="float">
            <text:p>0.0664170867737623</text:p>
          </table:table-cell>
          <table:table-cell office:value-type="float" office:value="0.635070028011204" calcext:value-type="float">
            <text:p>0.635070028011204</text:p>
          </table:table-cell>
          <table:table-cell office:value-type="float" office:value="0.0615869788375867" calcext:value-type="float">
            <text:p>0.0615869788375867</text:p>
          </table:table-cell>
          <table:table-cell office:value-type="float" office:value="0.624313725490196" calcext:value-type="float">
            <text:p>0.624313725490196</text:p>
          </table:table-cell>
          <table:table-cell office:value-type="float" office:value="0.0619385590622012" calcext:value-type="float">
            <text:p>0.0619385590622012</text:p>
          </table:table-cell>
          <table:table-cell office:value-type="float" office:value="0.631470588235294" calcext:value-type="float">
            <text:p>0.631470588235294</text:p>
          </table:table-cell>
          <table:table-cell office:value-type="float" office:value="0.0552074259922939" calcext:value-type="float">
            <text:p>0.0552074259922939</text:p>
          </table:table-cell>
          <table:table-cell office:value-type="float" office:value="0.624271708683473" calcext:value-type="float">
            <text:p>0.624271708683473</text:p>
          </table:table-cell>
          <table:table-cell office:value-type="float" office:value="0.0624044209588004" calcext:value-type="float">
            <text:p>0.0624044209588004</text:p>
          </table:table-cell>
          <table:table-cell office:value-type="float" office:value="0.62078431372549" calcext:value-type="float">
            <text:p>0.62078431372549</text:p>
          </table:table-cell>
          <table:table-cell office:value-type="float" office:value="0.0615922870062082" calcext:value-type="float">
            <text:p>0.0615922870062082</text:p>
          </table:table-cell>
          <table:table-cell office:value-type="float" office:value="0.623137254901961" calcext:value-type="float">
            <text:p>0.623137254901961</text:p>
          </table:table-cell>
          <table:table-cell office:value-type="float" office:value="0.0615512110864751" calcext:value-type="float">
            <text:p>0.0615512110864751</text:p>
          </table:table-cell>
          <table:table-cell office:value-type="float" office:value="0.620756302521008" calcext:value-type="float">
            <text:p>0.620756302521008</text:p>
          </table:table-cell>
          <table:table-cell office:value-type="float" office:value="0.0546894726917311" calcext:value-type="float">
            <text:p>0.0546894726917311</text:p>
          </table:table-cell>
          <table:table-cell office:value-type="float" office:value="0.621974789915966" calcext:value-type="float">
            <text:p>0.621974789915966</text:p>
          </table:table-cell>
          <table:table-cell office:value-type="float" office:value="0.0573302619054856" calcext:value-type="float">
            <text:p>0.0573302619054856</text:p>
          </table:table-cell>
          <table:table-cell office:value-type="float" office:value="0.629089635854342" calcext:value-type="float">
            <text:p>0.629089635854342</text:p>
          </table:table-cell>
          <table:table-cell office:value-type="float" office:value="0.0531883549223926" calcext:value-type="float">
            <text:p>0.0531883549223926</text:p>
          </table:table-cell>
          <table:table-cell office:value-type="float" office:value="0.620728291316527" calcext:value-type="float">
            <text:p>0.620728291316527</text:p>
          </table:table-cell>
          <table:table-cell office:value-type="float" office:value="0.0596055717175907" calcext:value-type="float">
            <text:p>0.0596055717175907</text:p>
          </table:table-cell>
          <table:table-cell office:value-type="float" office:value="0.630266106442577" calcext:value-type="float">
            <text:p>0.630266106442577</text:p>
          </table:table-cell>
          <table:table-cell office:value-type="float" office:value="0.0557962854003537" calcext:value-type="float">
            <text:p>0.05579628540035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LS</text:p>
          </table:table-cell>
          <table:table-cell office:value-type="float" office:value="0.618361344537815" calcext:value-type="float">
            <text:p>0.618361344537815</text:p>
          </table:table-cell>
          <table:table-cell office:value-type="float" office:value="0.0561375819693911" calcext:value-type="float">
            <text:p>0.0561375819693911</text:p>
          </table:table-cell>
          <table:table-cell office:value-type="float" office:value="0.603039215686275" calcext:value-type="float">
            <text:p>0.603039215686275</text:p>
          </table:table-cell>
          <table:table-cell office:value-type="float" office:value="0.062841071738845" calcext:value-type="float">
            <text:p>0.062841071738845</text:p>
          </table:table-cell>
          <table:table-cell office:value-type="float" office:value="0.625546218487395" calcext:value-type="float">
            <text:p>0.625546218487395</text:p>
          </table:table-cell>
          <table:table-cell office:value-type="float" office:value="0.0560344758246214" calcext:value-type="float">
            <text:p>0.0560344758246214</text:p>
          </table:table-cell>
          <table:table-cell office:value-type="float" office:value="0.633781512605042" calcext:value-type="float">
            <text:p>0.633781512605042</text:p>
          </table:table-cell>
          <table:table-cell office:value-type="float" office:value="0.0642692451681246" calcext:value-type="float">
            <text:p>0.0642692451681246</text:p>
          </table:table-cell>
          <table:table-cell office:value-type="float" office:value="0.621960784313725" calcext:value-type="float">
            <text:p>0.621960784313725</text:p>
          </table:table-cell>
          <table:table-cell office:value-type="float" office:value="0.0616432787393292" calcext:value-type="float">
            <text:p>0.0616432787393292</text:p>
          </table:table-cell>
          <table:table-cell office:value-type="float" office:value="0.63624649859944" calcext:value-type="float">
            <text:p>0.63624649859944</text:p>
          </table:table-cell>
          <table:table-cell office:value-type="float" office:value="0.0593441311478199" calcext:value-type="float">
            <text:p>0.0593441311478199</text:p>
          </table:table-cell>
          <table:table-cell office:value-type="float" office:value="0.621918767507003" calcext:value-type="float">
            <text:p>0.621918767507003</text:p>
          </table:table-cell>
          <table:table-cell office:value-type="float" office:value="0.0693898168021655" calcext:value-type="float">
            <text:p>0.0693898168021655</text:p>
          </table:table-cell>
          <table:table-cell office:value-type="float" office:value="0.62672268907563" calcext:value-type="float">
            <text:p>0.62672268907563</text:p>
          </table:table-cell>
          <table:table-cell office:value-type="float" office:value="0.0572610425962474" calcext:value-type="float">
            <text:p>0.0572610425962474</text:p>
          </table:table-cell>
          <table:table-cell office:value-type="float" office:value="0.619579831932773" calcext:value-type="float">
            <text:p>0.619579831932773</text:p>
          </table:table-cell>
          <table:table-cell office:value-type="float" office:value="0.0590794751927413" calcext:value-type="float">
            <text:p>0.0590794751927413</text:p>
          </table:table-cell>
          <table:table-cell office:value-type="float" office:value="0.625504201680672" calcext:value-type="float">
            <text:p>0.625504201680672</text:p>
          </table:table-cell>
          <table:table-cell office:value-type="float" office:value="0.0609030070119516" calcext:value-type="float">
            <text:p>0.0609030070119516</text:p>
          </table:table-cell>
          <table:table-cell office:value-type="float" office:value="0.625476190476191" calcext:value-type="float">
            <text:p>0.625476190476191</text:p>
          </table:table-cell>
          <table:table-cell office:value-type="float" office:value="0.063387156218755" calcext:value-type="float">
            <text:p>0.063387156218755</text:p>
          </table:table-cell>
          <table:table-cell office:value-type="float" office:value="0.625476190476191" calcext:value-type="float">
            <text:p>0.625476190476191</text:p>
          </table:table-cell>
          <table:table-cell office:value-type="float" office:value="0.0519151254525069" calcext:value-type="float">
            <text:p>0.0519151254525069</text:p>
          </table:table-cell>
          <table:table-cell office:value-type="float" office:value="0.611288515406162" calcext:value-type="float">
            <text:p>0.611288515406162</text:p>
          </table:table-cell>
          <table:table-cell office:value-type="float" office:value="0.0559412811273782" calcext:value-type="float">
            <text:p>0.0559412811273782</text:p>
          </table:table-cell>
          <table:table-cell office:value-type="float" office:value="0.630266106442577" calcext:value-type="float">
            <text:p>0.630266106442577</text:p>
          </table:table-cell>
          <table:table-cell office:value-type="float" office:value="0.0547230840611193" calcext:value-type="float">
            <text:p>0.0547230840611193</text:p>
          </table:table-cell>
          <table:table-cell office:value-type="float" office:value="0.627801120448179" calcext:value-type="float">
            <text:p>0.627801120448179</text:p>
          </table:table-cell>
          <table:table-cell office:value-type="float" office:value="0.0625632079309667" calcext:value-type="float">
            <text:p>0.0625632079309667</text:p>
          </table:table-cell>
          <table:table-cell office:value-type="float" office:value="0.621960784313725" calcext:value-type="float">
            <text:p>0.621960784313725</text:p>
          </table:table-cell>
          <table:table-cell office:value-type="float" office:value="0.058013850149533" calcext:value-type="float">
            <text:p>0.0580138501495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LS</text:p>
          </table:table-cell>
          <table:table-cell office:value-type="float" office:value="0.61953781512605" calcext:value-type="float">
            <text:p>0.61953781512605</text:p>
          </table:table-cell>
          <table:table-cell office:value-type="float" office:value="0.0555298236196976" calcext:value-type="float">
            <text:p>0.0555298236196976</text:p>
          </table:table-cell>
          <table:table-cell office:value-type="float" office:value="0.601848739495798" calcext:value-type="float">
            <text:p>0.601848739495798</text:p>
          </table:table-cell>
          <table:table-cell office:value-type="float" office:value="0.06861613758638" calcext:value-type="float">
            <text:p>0.06861613758638</text:p>
          </table:table-cell>
          <table:table-cell office:value-type="float" office:value="0.623179271708684" calcext:value-type="float">
            <text:p>0.623179271708684</text:p>
          </table:table-cell>
          <table:table-cell office:value-type="float" office:value="0.0604523158378884" calcext:value-type="float">
            <text:p>0.0604523158378884</text:p>
          </table:table-cell>
          <table:table-cell office:value-type="float" office:value="0.630266106442577" calcext:value-type="float">
            <text:p>0.630266106442577</text:p>
          </table:table-cell>
          <table:table-cell office:value-type="float" office:value="0.0590485761484066" calcext:value-type="float">
            <text:p>0.0590485761484066</text:p>
          </table:table-cell>
          <table:table-cell office:value-type="float" office:value="0.623165266106443" calcext:value-type="float">
            <text:p>0.623165266106443</text:p>
          </table:table-cell>
          <table:table-cell office:value-type="float" office:value="0.0603048554037465" calcext:value-type="float">
            <text:p>0.0603048554037465</text:p>
          </table:table-cell>
          <table:table-cell office:value-type="float" office:value="0.639761904761905" calcext:value-type="float">
            <text:p>0.639761904761905</text:p>
          </table:table-cell>
          <table:table-cell office:value-type="float" office:value="0.0616993877353062" calcext:value-type="float">
            <text:p>0.0616993877353062</text:p>
          </table:table-cell>
          <table:table-cell office:value-type="float" office:value="0.616036414565826" calcext:value-type="float">
            <text:p>0.616036414565826</text:p>
          </table:table-cell>
          <table:table-cell office:value-type="float" office:value="0.0651762889001177" calcext:value-type="float">
            <text:p>0.0651762889001177</text:p>
          </table:table-cell>
          <table:table-cell office:value-type="float" office:value="0.624383753501401" calcext:value-type="float">
            <text:p>0.624383753501401</text:p>
          </table:table-cell>
          <table:table-cell office:value-type="float" office:value="0.0599153723586642" calcext:value-type="float">
            <text:p>0.0599153723586642</text:p>
          </table:table-cell>
          <table:table-cell office:value-type="float" office:value="0.62312324929972" calcext:value-type="float">
            <text:p>0.62312324929972</text:p>
          </table:table-cell>
          <table:table-cell office:value-type="float" office:value="0.0620701384162453" calcext:value-type="float">
            <text:p>0.0620701384162453</text:p>
          </table:table-cell>
          <table:table-cell office:value-type="float" office:value="0.633809523809524" calcext:value-type="float">
            <text:p>0.633809523809524</text:p>
          </table:table-cell>
          <table:table-cell office:value-type="float" office:value="0.0587364004289458" calcext:value-type="float">
            <text:p>0.0587364004289458</text:p>
          </table:table-cell>
          <table:table-cell office:value-type="float" office:value="0.612436974789916" calcext:value-type="float">
            <text:p>0.612436974789916</text:p>
          </table:table-cell>
          <table:table-cell office:value-type="float" office:value="0.0655057985986536" calcext:value-type="float">
            <text:p>0.0655057985986536</text:p>
          </table:table-cell>
          <table:table-cell office:value-type="float" office:value="0.626694677871148" calcext:value-type="float">
            <text:p>0.626694677871148</text:p>
          </table:table-cell>
          <table:table-cell office:value-type="float" office:value="0.0546000658840872" calcext:value-type="float">
            <text:p>0.0546000658840872</text:p>
          </table:table-cell>
          <table:table-cell office:value-type="float" office:value="0.619593837535014" calcext:value-type="float">
            <text:p>0.619593837535014</text:p>
          </table:table-cell>
          <table:table-cell office:value-type="float" office:value="0.0640949588095721" calcext:value-type="float">
            <text:p>0.0640949588095721</text:p>
          </table:table-cell>
          <table:table-cell office:value-type="float" office:value="0.625588235294118" calcext:value-type="float">
            <text:p>0.625588235294118</text:p>
          </table:table-cell>
          <table:table-cell office:value-type="float" office:value="0.0616404943131535" calcext:value-type="float">
            <text:p>0.0616404943131535</text:p>
          </table:table-cell>
          <table:table-cell office:value-type="float" office:value="0.626638655462185" calcext:value-type="float">
            <text:p>0.626638655462185</text:p>
          </table:table-cell>
          <table:table-cell office:value-type="float" office:value="0.0624245262191673" calcext:value-type="float">
            <text:p>0.0624245262191673</text:p>
          </table:table-cell>
          <table:table-cell office:value-type="float" office:value="0.626708683473389" calcext:value-type="float">
            <text:p>0.626708683473389</text:p>
          </table:table-cell>
          <table:table-cell office:value-type="float" office:value="0.0657894039899732" calcext:value-type="float">
            <text:p>0.065789403989973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LS</text:p>
          </table:table-cell>
          <table:table-cell office:value-type="float" office:value="0.62666106442577" calcext:value-type="float">
            <text:p>0.62666106442577</text:p>
          </table:table-cell>
          <table:table-cell office:value-type="float" office:value="0.0548410103027743" calcext:value-type="float">
            <text:p>0.0548410103027743</text:p>
          </table:table-cell>
          <table:table-cell office:value-type="float" office:value="0.605647058823529" calcext:value-type="float">
            <text:p>0.605647058823529</text:p>
          </table:table-cell>
          <table:table-cell office:value-type="float" office:value="0.0627374672992755" calcext:value-type="float">
            <text:p>0.0627374672992755</text:p>
          </table:table-cell>
          <table:table-cell office:value-type="float" office:value="0.62387675070028" calcext:value-type="float">
            <text:p>0.62387675070028</text:p>
          </table:table-cell>
          <table:table-cell office:value-type="float" office:value="0.0623542440879784" calcext:value-type="float">
            <text:p>0.0623542440879784</text:p>
          </table:table-cell>
          <table:table-cell office:value-type="float" office:value="0.632596638655462" calcext:value-type="float">
            <text:p>0.632596638655462</text:p>
          </table:table-cell>
          <table:table-cell office:value-type="float" office:value="0.0574876258286067" calcext:value-type="float">
            <text:p>0.0574876258286067</text:p>
          </table:table-cell>
          <table:table-cell office:value-type="float" office:value="0.623397759103642" calcext:value-type="float">
            <text:p>0.623397759103642</text:p>
          </table:table-cell>
          <table:table-cell office:value-type="float" office:value="0.0647328809125805" calcext:value-type="float">
            <text:p>0.0647328809125805</text:p>
          </table:table-cell>
          <table:table-cell office:value-type="float" office:value="0.632201680672269" calcext:value-type="float">
            <text:p>0.632201680672269</text:p>
          </table:table-cell>
          <table:table-cell office:value-type="float" office:value="0.060554214121851" calcext:value-type="float">
            <text:p>0.060554214121851</text:p>
          </table:table-cell>
          <table:table-cell office:value-type="float" office:value="0.622621848739496" calcext:value-type="float">
            <text:p>0.622621848739496</text:p>
          </table:table-cell>
          <table:table-cell office:value-type="float" office:value="0.0663761907532133" calcext:value-type="float">
            <text:p>0.0663761907532133</text:p>
          </table:table-cell>
          <table:table-cell office:value-type="float" office:value="0.631708683473389" calcext:value-type="float">
            <text:p>0.631708683473389</text:p>
          </table:table-cell>
          <table:table-cell office:value-type="float" office:value="0.0554594392478819" calcext:value-type="float">
            <text:p>0.0554594392478819</text:p>
          </table:table-cell>
          <table:table-cell office:value-type="float" office:value="0.615526610644258" calcext:value-type="float">
            <text:p>0.615526610644258</text:p>
          </table:table-cell>
          <table:table-cell office:value-type="float" office:value="0.0595855115644362" calcext:value-type="float">
            <text:p>0.0595855115644362</text:p>
          </table:table-cell>
          <table:table-cell office:value-type="float" office:value="0.623176470588235" calcext:value-type="float">
            <text:p>0.623176470588235</text:p>
          </table:table-cell>
          <table:table-cell office:value-type="float" office:value="0.0586565489580591" calcext:value-type="float">
            <text:p>0.0586565489580591</text:p>
          </table:table-cell>
          <table:table-cell office:value-type="float" office:value="0.622165266106443" calcext:value-type="float">
            <text:p>0.622165266106443</text:p>
          </table:table-cell>
          <table:table-cell office:value-type="float" office:value="0.0653029943877567" calcext:value-type="float">
            <text:p>0.0653029943877567</text:p>
          </table:table-cell>
          <table:table-cell office:value-type="float" office:value="0.619557422969188" calcext:value-type="float">
            <text:p>0.619557422969188</text:p>
          </table:table-cell>
          <table:table-cell office:value-type="float" office:value="0.0580777845284769" calcext:value-type="float">
            <text:p>0.0580777845284769</text:p>
          </table:table-cell>
          <table:table-cell office:value-type="float" office:value="0.615801120448179" calcext:value-type="float">
            <text:p>0.615801120448179</text:p>
          </table:table-cell>
          <table:table-cell office:value-type="float" office:value="0.0539317917201647" calcext:value-type="float">
            <text:p>0.0539317917201647</text:p>
          </table:table-cell>
          <table:table-cell office:value-type="float" office:value="0.627448179271709" calcext:value-type="float">
            <text:p>0.627448179271709</text:p>
          </table:table-cell>
          <table:table-cell office:value-type="float" office:value="0.0549318758592011" calcext:value-type="float">
            <text:p>0.0549318758592011</text:p>
          </table:table-cell>
          <table:table-cell office:value-type="float" office:value="0.620036414565826" calcext:value-type="float">
            <text:p>0.620036414565826</text:p>
          </table:table-cell>
          <table:table-cell office:value-type="float" office:value="0.0600863183835719" calcext:value-type="float">
            <text:p>0.0600863183835719</text:p>
          </table:table-cell>
          <table:table-cell office:value-type="float" office:value="0.625742296918767" calcext:value-type="float">
            <text:p>0.625742296918767</text:p>
          </table:table-cell>
          <table:table-cell office:value-type="float" office:value="0.0587321931135121" calcext:value-type="float">
            <text:p>0.05873219311351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32675070028011" calcext:value-type="float">
            <text:p>0.632675070028011</text:p>
          </table:table-cell>
          <table:table-cell office:value-type="float" office:value="0.0536827850207774" calcext:value-type="float">
            <text:p>0.0536827850207774</text:p>
          </table:table-cell>
          <table:table-cell office:value-type="float" office:value="0.639761904761905" calcext:value-type="float">
            <text:p>0.639761904761905</text:p>
          </table:table-cell>
          <table:table-cell office:value-type="float" office:value="0.0656616812976579" calcext:value-type="float">
            <text:p>0.0656616812976579</text:p>
          </table:table-cell>
          <table:table-cell office:value-type="float" office:value="0.597016806722689" calcext:value-type="float">
            <text:p>0.597016806722689</text:p>
          </table:table-cell>
          <table:table-cell office:value-type="float" office:value="0.0580394383725195" calcext:value-type="float">
            <text:p>0.0580394383725195</text:p>
          </table:table-cell>
          <table:table-cell office:value-type="float" office:value="0.608949579831933" calcext:value-type="float">
            <text:p>0.608949579831933</text:p>
          </table:table-cell>
          <table:table-cell office:value-type="float" office:value="0.0738869657888683" calcext:value-type="float">
            <text:p>0.0738869657888683</text:p>
          </table:table-cell>
          <table:table-cell office:value-type="float" office:value="0.618403361344538" calcext:value-type="float">
            <text:p>0.618403361344538</text:p>
          </table:table-cell>
          <table:table-cell office:value-type="float" office:value="0.0573426065772291" calcext:value-type="float">
            <text:p>0.0573426065772291</text:p>
          </table:table-cell>
          <table:table-cell office:value-type="float" office:value="0.607703081232493" calcext:value-type="float">
            <text:p>0.607703081232493</text:p>
          </table:table-cell>
          <table:table-cell office:value-type="float" office:value="0.0508753273810811" calcext:value-type="float">
            <text:p>0.0508753273810811</text:p>
          </table:table-cell>
          <table:table-cell office:value-type="float" office:value="0.620910364145658" calcext:value-type="float">
            <text:p>0.620910364145658</text:p>
          </table:table-cell>
          <table:table-cell office:value-type="float" office:value="0.0593129510706916" calcext:value-type="float">
            <text:p>0.0593129510706916</text:p>
          </table:table-cell>
          <table:table-cell office:value-type="float" office:value="0.61140056022409" calcext:value-type="float">
            <text:p>0.61140056022409</text:p>
          </table:table-cell>
          <table:table-cell office:value-type="float" office:value="0.053639453423123" calcext:value-type="float">
            <text:p>0.053639453423123</text:p>
          </table:table-cell>
          <table:table-cell office:value-type="float" office:value="0.60656862745098" calcext:value-type="float">
            <text:p>0.60656862745098</text:p>
          </table:table-cell>
          <table:table-cell office:value-type="float" office:value="0.0687541292262905" calcext:value-type="float">
            <text:p>0.0687541292262905</text:p>
          </table:table-cell>
          <table:table-cell office:value-type="float" office:value="0.613711484593838" calcext:value-type="float">
            <text:p>0.613711484593838</text:p>
          </table:table-cell>
          <table:table-cell office:value-type="float" office:value="0.0675947455369644" calcext:value-type="float">
            <text:p>0.0675947455369644</text:p>
          </table:table-cell>
          <table:table-cell office:value-type="float" office:value="0.604187675070028" calcext:value-type="float">
            <text:p>0.604187675070028</text:p>
          </table:table-cell>
          <table:table-cell office:value-type="float" office:value="0.0626006187639417" calcext:value-type="float">
            <text:p>0.0626006187639417</text:p>
          </table:table-cell>
          <table:table-cell office:value-type="float" office:value="0.621974789915966" calcext:value-type="float">
            <text:p>0.621974789915966</text:p>
          </table:table-cell>
          <table:table-cell office:value-type="float" office:value="0.0705591883803824" calcext:value-type="float">
            <text:p>0.0705591883803824</text:p>
          </table:table-cell>
          <table:table-cell office:value-type="float" office:value="0.60296918767507" calcext:value-type="float">
            <text:p>0.60296918767507</text:p>
          </table:table-cell>
          <table:table-cell office:value-type="float" office:value="0.0588086252664303" calcext:value-type="float">
            <text:p>0.0588086252664303</text:p>
          </table:table-cell>
          <table:table-cell office:value-type="float" office:value="0.612450980392157" calcext:value-type="float">
            <text:p>0.612450980392157</text:p>
          </table:table-cell>
          <table:table-cell office:value-type="float" office:value="0.068231849805007" calcext:value-type="float">
            <text:p>0.068231849805007</text:p>
          </table:table-cell>
          <table:table-cell office:value-type="float" office:value="0.614817927170868" calcext:value-type="float">
            <text:p>0.614817927170868</text:p>
          </table:table-cell>
          <table:table-cell office:value-type="float" office:value="0.0686411947847897" calcext:value-type="float">
            <text:p>0.0686411947847897</text:p>
          </table:table-cell>
          <table:table-cell office:value-type="float" office:value="0.611302521008403" calcext:value-type="float">
            <text:p>0.611302521008403</text:p>
          </table:table-cell>
          <table:table-cell office:value-type="float" office:value="0.0630849407451832" calcext:value-type="float">
            <text:p>0.06308494074518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23137254901961" calcext:value-type="float">
            <text:p>0.623137254901961</text:p>
          </table:table-cell>
          <table:table-cell office:value-type="float" office:value="0.0568941589514373" calcext:value-type="float">
            <text:p>0.0568941589514373</text:p>
          </table:table-cell>
          <table:table-cell office:value-type="float" office:value="0.607759103641457" calcext:value-type="float">
            <text:p>0.607759103641457</text:p>
          </table:table-cell>
          <table:table-cell office:value-type="float" office:value="0.0548374606032562" calcext:value-type="float">
            <text:p>0.0548374606032562</text:p>
          </table:table-cell>
          <table:table-cell office:value-type="float" office:value="0.616008403361345" calcext:value-type="float">
            <text:p>0.616008403361345</text:p>
          </table:table-cell>
          <table:table-cell office:value-type="float" office:value="0.0683652278584651" calcext:value-type="float">
            <text:p>0.0683652278584651</text:p>
          </table:table-cell>
          <table:table-cell office:value-type="float" office:value="0.624355742296919" calcext:value-type="float">
            <text:p>0.624355742296919</text:p>
          </table:table-cell>
          <table:table-cell office:value-type="float" office:value="0.0663231429129336" calcext:value-type="float">
            <text:p>0.0663231429129336</text:p>
          </table:table-cell>
          <table:table-cell office:value-type="float" office:value="0.625476190476191" calcext:value-type="float">
            <text:p>0.625476190476191</text:p>
          </table:table-cell>
          <table:table-cell office:value-type="float" office:value="0.0574906211824786" calcext:value-type="float">
            <text:p>0.0574906211824786</text:p>
          </table:table-cell>
          <table:table-cell office:value-type="float" office:value="0.604145658263305" calcext:value-type="float">
            <text:p>0.604145658263305</text:p>
          </table:table-cell>
          <table:table-cell office:value-type="float" office:value="0.0619459833773196" calcext:value-type="float">
            <text:p>0.0619459833773196</text:p>
          </table:table-cell>
          <table:table-cell office:value-type="float" office:value="0.618445378151261" calcext:value-type="float">
            <text:p>0.618445378151261</text:p>
          </table:table-cell>
          <table:table-cell office:value-type="float" office:value="0.068891305056518" calcext:value-type="float">
            <text:p>0.068891305056518</text:p>
          </table:table-cell>
          <table:table-cell office:value-type="float" office:value="0.621932773109244" calcext:value-type="float">
            <text:p>0.621932773109244</text:p>
          </table:table-cell>
          <table:table-cell office:value-type="float" office:value="0.0596761456686714" calcext:value-type="float">
            <text:p>0.0596761456686714</text:p>
          </table:table-cell>
          <table:table-cell office:value-type="float" office:value="0.605392156862745" calcext:value-type="float">
            <text:p>0.605392156862745</text:p>
          </table:table-cell>
          <table:table-cell office:value-type="float" office:value="0.0621726844461272" calcext:value-type="float">
            <text:p>0.0621726844461272</text:p>
          </table:table-cell>
          <table:table-cell office:value-type="float" office:value="0.616078431372549" calcext:value-type="float">
            <text:p>0.616078431372549</text:p>
          </table:table-cell>
          <table:table-cell office:value-type="float" office:value="0.0517580142211549" calcext:value-type="float">
            <text:p>0.0517580142211549</text:p>
          </table:table-cell>
          <table:table-cell office:value-type="float" office:value="0.614775910364146" calcext:value-type="float">
            <text:p>0.614775910364146</text:p>
          </table:table-cell>
          <table:table-cell office:value-type="float" office:value="0.0671680301119793" calcext:value-type="float">
            <text:p>0.0671680301119793</text:p>
          </table:table-cell>
          <table:table-cell office:value-type="float" office:value="0.602997198879552" calcext:value-type="float">
            <text:p>0.602997198879552</text:p>
          </table:table-cell>
          <table:table-cell office:value-type="float" office:value="0.0589528168817382" calcext:value-type="float">
            <text:p>0.0589528168817382</text:p>
          </table:table-cell>
          <table:table-cell office:value-type="float" office:value="0.613711484593838" calcext:value-type="float">
            <text:p>0.613711484593838</text:p>
          </table:table-cell>
          <table:table-cell office:value-type="float" office:value="0.0605842792496249" calcext:value-type="float">
            <text:p>0.0605842792496249</text:p>
          </table:table-cell>
          <table:table-cell office:value-type="float" office:value="0.611204481792717" calcext:value-type="float">
            <text:p>0.611204481792717</text:p>
          </table:table-cell>
          <table:table-cell office:value-type="float" office:value="0.0618244363542118" calcext:value-type="float">
            <text:p>0.0618244363542118</text:p>
          </table:table-cell>
          <table:table-cell office:value-type="float" office:value="0.619579831932773" calcext:value-type="float">
            <text:p>0.619579831932773</text:p>
          </table:table-cell>
          <table:table-cell office:value-type="float" office:value="0.0627353294827928" calcext:value-type="float">
            <text:p>0.0627353294827928</text:p>
          </table:table-cell>
          <table:table-cell office:value-type="float" office:value="0.614831932773109" calcext:value-type="float">
            <text:p>0.614831932773109</text:p>
          </table:table-cell>
          <table:table-cell office:value-type="float" office:value="0.0612707152797789" calcext:value-type="float">
            <text:p>0.06127071527977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24299719887955" calcext:value-type="float">
            <text:p>0.624299719887955</text:p>
          </table:table-cell>
          <table:table-cell office:value-type="float" office:value="0.0690963310702841" calcext:value-type="float">
            <text:p>0.0690963310702841</text:p>
          </table:table-cell>
          <table:table-cell office:value-type="float" office:value="0.61843137254902" calcext:value-type="float">
            <text:p>0.61843137254902</text:p>
          </table:table-cell>
          <table:table-cell office:value-type="float" office:value="0.063391067308721" calcext:value-type="float">
            <text:p>0.063391067308721</text:p>
          </table:table-cell>
          <table:table-cell office:value-type="float" office:value="0.607759103641457" calcext:value-type="float">
            <text:p>0.607759103641457</text:p>
          </table:table-cell>
          <table:table-cell office:value-type="float" office:value="0.0640876729179066" calcext:value-type="float">
            <text:p>0.0640876729179066</text:p>
          </table:table-cell>
          <table:table-cell office:value-type="float" office:value="0.618417366946779" calcext:value-type="float">
            <text:p>0.618417366946779</text:p>
          </table:table-cell>
          <table:table-cell office:value-type="float" office:value="0.0680467069032542" calcext:value-type="float">
            <text:p>0.0680467069032542</text:p>
          </table:table-cell>
          <table:table-cell office:value-type="float" office:value="0.625434173669468" calcext:value-type="float">
            <text:p>0.625434173669468</text:p>
          </table:table-cell>
          <table:table-cell office:value-type="float" office:value="0.0669015170466658" calcext:value-type="float">
            <text:p>0.0669015170466658</text:p>
          </table:table-cell>
          <table:table-cell office:value-type="float" office:value="0.608865546218487" calcext:value-type="float">
            <text:p>0.608865546218487</text:p>
          </table:table-cell>
          <table:table-cell office:value-type="float" office:value="0.0674911824945867" calcext:value-type="float">
            <text:p>0.0674911824945867</text:p>
          </table:table-cell>
          <table:table-cell office:value-type="float" office:value="0.614873949579832" calcext:value-type="float">
            <text:p>0.614873949579832</text:p>
          </table:table-cell>
          <table:table-cell office:value-type="float" office:value="0.0605606156521288" calcext:value-type="float">
            <text:p>0.0605606156521288</text:p>
          </table:table-cell>
          <table:table-cell office:value-type="float" office:value="0.626624649859944" calcext:value-type="float">
            <text:p>0.626624649859944</text:p>
          </table:table-cell>
          <table:table-cell office:value-type="float" office:value="0.0737402147697525" calcext:value-type="float">
            <text:p>0.0737402147697525</text:p>
          </table:table-cell>
          <table:table-cell office:value-type="float" office:value="0.601764705882353" calcext:value-type="float">
            <text:p>0.601764705882353</text:p>
          </table:table-cell>
          <table:table-cell office:value-type="float" office:value="0.0611646099938657" calcext:value-type="float">
            <text:p>0.0611646099938657</text:p>
          </table:table-cell>
          <table:table-cell office:value-type="float" office:value="0.618389355742297" calcext:value-type="float">
            <text:p>0.618389355742297</text:p>
          </table:table-cell>
          <table:table-cell office:value-type="float" office:value="0.0573386098174252" calcext:value-type="float">
            <text:p>0.0573386098174252</text:p>
          </table:table-cell>
          <table:table-cell office:value-type="float" office:value="0.621904761904762" calcext:value-type="float">
            <text:p>0.621904761904762</text:p>
          </table:table-cell>
          <table:table-cell office:value-type="float" office:value="0.0676876329383519" calcext:value-type="float">
            <text:p>0.0676876329383519</text:p>
          </table:table-cell>
          <table:table-cell office:value-type="float" office:value="0.611274509803922" calcext:value-type="float">
            <text:p>0.611274509803922</text:p>
          </table:table-cell>
          <table:table-cell office:value-type="float" office:value="0.0546174294141411" calcext:value-type="float">
            <text:p>0.0546174294141411</text:p>
          </table:table-cell>
          <table:table-cell office:value-type="float" office:value="0.617282913165266" calcext:value-type="float">
            <text:p>0.617282913165266</text:p>
          </table:table-cell>
          <table:table-cell office:value-type="float" office:value="0.0575527898738137" calcext:value-type="float">
            <text:p>0.0575527898738137</text:p>
          </table:table-cell>
          <table:table-cell office:value-type="float" office:value="0.610070028011204" calcext:value-type="float">
            <text:p>0.610070028011204</text:p>
          </table:table-cell>
          <table:table-cell office:value-type="float" office:value="0.0561478307371027" calcext:value-type="float">
            <text:p>0.0561478307371027</text:p>
          </table:table-cell>
          <table:table-cell office:value-type="float" office:value="0.613655462184874" calcext:value-type="float">
            <text:p>0.613655462184874</text:p>
          </table:table-cell>
          <table:table-cell office:value-type="float" office:value="0.0568806134237305" calcext:value-type="float">
            <text:p>0.0568806134237305</text:p>
          </table:table-cell>
          <table:table-cell office:value-type="float" office:value="0.617226890756303" calcext:value-type="float">
            <text:p>0.617226890756303</text:p>
          </table:table-cell>
          <table:table-cell office:value-type="float" office:value="0.064720027879716" calcext:value-type="float">
            <text:p>0.0647200278797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1484593837535" calcext:value-type="float">
            <text:p>0.61484593837535</text:p>
          </table:table-cell>
          <table:table-cell office:value-type="float" office:value="0.0690360809016602" calcext:value-type="float">
            <text:p>0.0690360809016602</text:p>
          </table:table-cell>
          <table:table-cell office:value-type="float" office:value="0.620756302521008" calcext:value-type="float">
            <text:p>0.620756302521008</text:p>
          </table:table-cell>
          <table:table-cell office:value-type="float" office:value="0.0684523576694065" calcext:value-type="float">
            <text:p>0.0684523576694065</text:p>
          </table:table-cell>
          <table:table-cell office:value-type="float" office:value="0.607717086834734" calcext:value-type="float">
            <text:p>0.607717086834734</text:p>
          </table:table-cell>
          <table:table-cell office:value-type="float" office:value="0.06578534227923" calcext:value-type="float">
            <text:p>0.06578534227923</text:p>
          </table:table-cell>
          <table:table-cell office:value-type="float" office:value="0.618417366946779" calcext:value-type="float">
            <text:p>0.618417366946779</text:p>
          </table:table-cell>
          <table:table-cell office:value-type="float" office:value="0.0632026843829181" calcext:value-type="float">
            <text:p>0.0632026843829181</text:p>
          </table:table-cell>
          <table:table-cell office:value-type="float" office:value="0.626624649859944" calcext:value-type="float">
            <text:p>0.626624649859944</text:p>
          </table:table-cell>
          <table:table-cell office:value-type="float" office:value="0.0639243348411137" calcext:value-type="float">
            <text:p>0.0639243348411137</text:p>
          </table:table-cell>
          <table:table-cell office:value-type="float" office:value="0.613627450980392" calcext:value-type="float">
            <text:p>0.613627450980392</text:p>
          </table:table-cell>
          <table:table-cell office:value-type="float" office:value="0.0599858870311892" calcext:value-type="float">
            <text:p>0.0599858870311892</text:p>
          </table:table-cell>
          <table:table-cell office:value-type="float" office:value="0.620756302521008" calcext:value-type="float">
            <text:p>0.620756302521008</text:p>
          </table:table-cell>
          <table:table-cell office:value-type="float" office:value="0.0642684651793739" calcext:value-type="float">
            <text:p>0.0642684651793739</text:p>
          </table:table-cell>
          <table:table-cell office:value-type="float" office:value="0.627899159663866" calcext:value-type="float">
            <text:p>0.627899159663866</text:p>
          </table:table-cell>
          <table:table-cell office:value-type="float" office:value="0.0666003260898465" calcext:value-type="float">
            <text:p>0.0666003260898465</text:p>
          </table:table-cell>
          <table:table-cell office:value-type="float" office:value="0.607717086834734" calcext:value-type="float">
            <text:p>0.607717086834734</text:p>
          </table:table-cell>
          <table:table-cell office:value-type="float" office:value="0.0539761466868356" calcext:value-type="float">
            <text:p>0.0539761466868356</text:p>
          </table:table-cell>
          <table:table-cell office:value-type="float" office:value="0.618389355742297" calcext:value-type="float">
            <text:p>0.618389355742297</text:p>
          </table:table-cell>
          <table:table-cell office:value-type="float" office:value="0.0570633165587298" calcext:value-type="float">
            <text:p>0.0570633165587298</text:p>
          </table:table-cell>
          <table:table-cell office:value-type="float" office:value="0.61124649859944" calcext:value-type="float">
            <text:p>0.61124649859944</text:p>
          </table:table-cell>
          <table:table-cell office:value-type="float" office:value="0.0758108715153354" calcext:value-type="float">
            <text:p>0.0758108715153354</text:p>
          </table:table-cell>
          <table:table-cell office:value-type="float" office:value="0.606526610644258" calcext:value-type="float">
            <text:p>0.606526610644258</text:p>
          </table:table-cell>
          <table:table-cell office:value-type="float" office:value="0.0535293474328701" calcext:value-type="float">
            <text:p>0.0535293474328701</text:p>
          </table:table-cell>
          <table:table-cell office:value-type="float" office:value="0.617226890756302" calcext:value-type="float">
            <text:p>0.617226890756302</text:p>
          </table:table-cell>
          <table:table-cell office:value-type="float" office:value="0.0648053406784802" calcext:value-type="float">
            <text:p>0.0648053406784802</text:p>
          </table:table-cell>
          <table:table-cell office:value-type="float" office:value="0.610070028011204" calcext:value-type="float">
            <text:p>0.610070028011204</text:p>
          </table:table-cell>
          <table:table-cell office:value-type="float" office:value="0.0599088969635149" calcext:value-type="float">
            <text:p>0.0599088969635149</text:p>
          </table:table-cell>
          <table:table-cell office:value-type="float" office:value="0.608879551820728" calcext:value-type="float">
            <text:p>0.608879551820728</text:p>
          </table:table-cell>
          <table:table-cell office:value-type="float" office:value="0.0579889891869529" calcext:value-type="float">
            <text:p>0.0579889891869529</text:p>
          </table:table-cell>
          <table:table-cell office:value-type="float" office:value="0.623151260504202" calcext:value-type="float">
            <text:p>0.623151260504202</text:p>
          </table:table-cell>
          <table:table-cell office:value-type="float" office:value="0.0591256174637278" calcext:value-type="float">
            <text:p>0.059125617463727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13655462184874" calcext:value-type="float">
            <text:p>0.613655462184874</text:p>
          </table:table-cell>
          <table:table-cell office:value-type="float" office:value="0.0641370018636658" calcext:value-type="float">
            <text:p>0.0641370018636658</text:p>
          </table:table-cell>
          <table:table-cell office:value-type="float" office:value="0.618417366946779" calcext:value-type="float">
            <text:p>0.618417366946779</text:p>
          </table:table-cell>
          <table:table-cell office:value-type="float" office:value="0.0671036857981575" calcext:value-type="float">
            <text:p>0.0671036857981575</text:p>
          </table:table-cell>
          <table:table-cell office:value-type="float" office:value="0.60890756302521" calcext:value-type="float">
            <text:p>0.60890756302521</text:p>
          </table:table-cell>
          <table:table-cell office:value-type="float" office:value="0.0670549141194438" calcext:value-type="float">
            <text:p>0.0670549141194438</text:p>
          </table:table-cell>
          <table:table-cell office:value-type="float" office:value="0.619621848739496" calcext:value-type="float">
            <text:p>0.619621848739496</text:p>
          </table:table-cell>
          <table:table-cell office:value-type="float" office:value="0.0630177901362447" calcext:value-type="float">
            <text:p>0.0630177901362447</text:p>
          </table:table-cell>
          <table:table-cell office:value-type="float" office:value="0.617156862745098" calcext:value-type="float">
            <text:p>0.617156862745098</text:p>
          </table:table-cell>
          <table:table-cell office:value-type="float" office:value="0.0624218883730497" calcext:value-type="float">
            <text:p>0.0624218883730497</text:p>
          </table:table-cell>
          <table:table-cell office:value-type="float" office:value="0.614803921568628" calcext:value-type="float">
            <text:p>0.614803921568628</text:p>
          </table:table-cell>
          <table:table-cell office:value-type="float" office:value="0.0650198609528687" calcext:value-type="float">
            <text:p>0.0650198609528687</text:p>
          </table:table-cell>
          <table:table-cell office:value-type="float" office:value="0.617212885154062" calcext:value-type="float">
            <text:p>0.617212885154062</text:p>
          </table:table-cell>
          <table:table-cell office:value-type="float" office:value="0.0617093838554853" calcext:value-type="float">
            <text:p>0.0617093838554853</text:p>
          </table:table-cell>
          <table:table-cell office:value-type="float" office:value="0.624313725490196" calcext:value-type="float">
            <text:p>0.624313725490196</text:p>
          </table:table-cell>
          <table:table-cell office:value-type="float" office:value="0.0631619776890049" calcext:value-type="float">
            <text:p>0.0631619776890049</text:p>
          </table:table-cell>
          <table:table-cell office:value-type="float" office:value="0.612450980392157" calcext:value-type="float">
            <text:p>0.612450980392157</text:p>
          </table:table-cell>
          <table:table-cell office:value-type="float" office:value="0.0567460826370632" calcext:value-type="float">
            <text:p>0.0567460826370632</text:p>
          </table:table-cell>
          <table:table-cell office:value-type="float" office:value="0.613655462184874" calcext:value-type="float">
            <text:p>0.613655462184874</text:p>
          </table:table-cell>
          <table:table-cell office:value-type="float" office:value="0.0587928517369694" calcext:value-type="float">
            <text:p>0.0587928517369694</text:p>
          </table:table-cell>
          <table:table-cell office:value-type="float" office:value="0.614775910364146" calcext:value-type="float">
            <text:p>0.614775910364146</text:p>
          </table:table-cell>
          <table:table-cell office:value-type="float" office:value="0.0772445398172669" calcext:value-type="float">
            <text:p>0.0772445398172669</text:p>
          </table:table-cell>
          <table:table-cell office:value-type="float" office:value="0.607759103641457" calcext:value-type="float">
            <text:p>0.607759103641457</text:p>
          </table:table-cell>
          <table:table-cell office:value-type="float" office:value="0.0474865515411068" calcext:value-type="float">
            <text:p>0.0474865515411068</text:p>
          </table:table-cell>
          <table:table-cell office:value-type="float" office:value="0.619579831932773" calcext:value-type="float">
            <text:p>0.619579831932773</text:p>
          </table:table-cell>
          <table:table-cell office:value-type="float" office:value="0.0654606992630923" calcext:value-type="float">
            <text:p>0.0654606992630923</text:p>
          </table:table-cell>
          <table:table-cell office:value-type="float" office:value="0.608921568627451" calcext:value-type="float">
            <text:p>0.608921568627451</text:p>
          </table:table-cell>
          <table:table-cell office:value-type="float" office:value="0.0680785946865267" calcext:value-type="float">
            <text:p>0.0680785946865267</text:p>
          </table:table-cell>
          <table:table-cell office:value-type="float" office:value="0.614817927170868" calcext:value-type="float">
            <text:p>0.614817927170868</text:p>
          </table:table-cell>
          <table:table-cell office:value-type="float" office:value="0.0594892083756596" calcext:value-type="float">
            <text:p>0.0594892083756596</text:p>
          </table:table-cell>
          <table:table-cell office:value-type="float" office:value="0.618375350140056" calcext:value-type="float">
            <text:p>0.618375350140056</text:p>
          </table:table-cell>
          <table:table-cell office:value-type="float" office:value="0.0646881893560645" calcext:value-type="float">
            <text:p>0.064688189356064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2172268907563" calcext:value-type="float">
            <text:p>0.62172268907563</text:p>
          </table:table-cell>
          <table:table-cell office:value-type="float" office:value="0.062569271561565" calcext:value-type="float">
            <text:p>0.062569271561565</text:p>
          </table:table-cell>
          <table:table-cell office:value-type="float" office:value="0.621025210084034" calcext:value-type="float">
            <text:p>0.621025210084034</text:p>
          </table:table-cell>
          <table:table-cell office:value-type="float" office:value="0.0638892505354398" calcext:value-type="float">
            <text:p>0.0638892505354398</text:p>
          </table:table-cell>
          <table:table-cell office:value-type="float" office:value="0.607481792717087" calcext:value-type="float">
            <text:p>0.607481792717087</text:p>
          </table:table-cell>
          <table:table-cell office:value-type="float" office:value="0.064666519109513" calcext:value-type="float">
            <text:p>0.064666519109513</text:p>
          </table:table-cell>
          <table:table-cell office:value-type="float" office:value="0.617952380952381" calcext:value-type="float">
            <text:p>0.617952380952381</text:p>
          </table:table-cell>
          <table:table-cell office:value-type="float" office:value="0.0668954580248438" calcext:value-type="float">
            <text:p>0.0668954580248438</text:p>
          </table:table-cell>
          <table:table-cell office:value-type="float" office:value="0.622619047619048" calcext:value-type="float">
            <text:p>0.622619047619048</text:p>
          </table:table-cell>
          <table:table-cell office:value-type="float" office:value="0.0616161936041074" calcext:value-type="float">
            <text:p>0.0616161936041074</text:p>
          </table:table-cell>
          <table:table-cell office:value-type="float" office:value="0.609829131652661" calcext:value-type="float">
            <text:p>0.609829131652661</text:p>
          </table:table-cell>
          <table:table-cell office:value-type="float" office:value="0.0610636482474091" calcext:value-type="float">
            <text:p>0.0610636482474091</text:p>
          </table:table-cell>
          <table:table-cell office:value-type="float" office:value="0.618439775910364" calcext:value-type="float">
            <text:p>0.618439775910364</text:p>
          </table:table-cell>
          <table:table-cell office:value-type="float" office:value="0.0629485441628395" calcext:value-type="float">
            <text:p>0.0629485441628395</text:p>
          </table:table-cell>
          <table:table-cell office:value-type="float" office:value="0.622434173669468" calcext:value-type="float">
            <text:p>0.622434173669468</text:p>
          </table:table-cell>
          <table:table-cell office:value-type="float" office:value="0.0633636235280797" calcext:value-type="float">
            <text:p>0.0633636235280797</text:p>
          </table:table-cell>
          <table:table-cell office:value-type="float" office:value="0.606778711484594" calcext:value-type="float">
            <text:p>0.606778711484594</text:p>
          </table:table-cell>
          <table:table-cell office:value-type="float" office:value="0.0605627305980364" calcext:value-type="float">
            <text:p>0.0605627305980364</text:p>
          </table:table-cell>
          <table:table-cell office:value-type="float" office:value="0.616044817927171" calcext:value-type="float">
            <text:p>0.616044817927171</text:p>
          </table:table-cell>
          <table:table-cell office:value-type="float" office:value="0.0585095075742487" calcext:value-type="float">
            <text:p>0.0585095075742487</text:p>
          </table:table-cell>
          <table:table-cell office:value-type="float" office:value="0.613378151260504" calcext:value-type="float">
            <text:p>0.613378151260504</text:p>
          </table:table-cell>
          <table:table-cell office:value-type="float" office:value="0.070102338629375" calcext:value-type="float">
            <text:p>0.070102338629375</text:p>
          </table:table-cell>
          <table:table-cell office:value-type="float" office:value="0.610106442577031" calcext:value-type="float">
            <text:p>0.610106442577031</text:p>
          </table:table-cell>
          <table:table-cell office:value-type="float" office:value="0.0570290667300477" calcext:value-type="float">
            <text:p>0.0570290667300477</text:p>
          </table:table-cell>
          <table:table-cell office:value-type="float" office:value="0.61415406162465" calcext:value-type="float">
            <text:p>0.61415406162465</text:p>
          </table:table-cell>
          <table:table-cell office:value-type="float" office:value="0.0614423468662883" calcext:value-type="float">
            <text:p>0.0614423468662883</text:p>
          </table:table-cell>
          <table:table-cell office:value-type="float" office:value="0.610543417366947" calcext:value-type="float">
            <text:p>0.610543417366947</text:p>
          </table:table-cell>
          <table:table-cell office:value-type="float" office:value="0.0628383217092726" calcext:value-type="float">
            <text:p>0.0628383217092726</text:p>
          </table:table-cell>
          <table:table-cell office:value-type="float" office:value="0.614350140056022" calcext:value-type="float">
            <text:p>0.614350140056022</text:p>
          </table:table-cell>
          <table:table-cell office:value-type="float" office:value="0.0611470670507851" calcext:value-type="float">
            <text:p>0.0611470670507851</text:p>
          </table:table-cell>
          <table:table-cell office:value-type="float" office:value="0.616977591036415" calcext:value-type="float">
            <text:p>0.616977591036415</text:p>
          </table:table-cell>
          <table:table-cell office:value-type="float" office:value="0.0625778981448941" calcext:value-type="float">
            <text:p>0.06257789814489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L</text:p>
          </table:table-cell>
          <table:table-cell office:value-type="float" office:value="0.739078608247423" calcext:value-type="float">
            <text:p>0.739078608247423</text:p>
          </table:table-cell>
          <table:table-cell office:value-type="float" office:value="0.0361599864869459" calcext:value-type="float">
            <text:p>0.0361599864869459</text:p>
          </table:table-cell>
          <table:table-cell office:value-type="float" office:value="0.723518041237113" calcext:value-type="float">
            <text:p>0.723518041237113</text:p>
          </table:table-cell>
          <table:table-cell office:value-type="float" office:value="0.0334033558794551" calcext:value-type="float">
            <text:p>0.0334033558794551</text:p>
          </table:table-cell>
          <table:table-cell office:value-type="float" office:value="0.742235824742268" calcext:value-type="float">
            <text:p>0.742235824742268</text:p>
          </table:table-cell>
          <table:table-cell office:value-type="float" office:value="0.0285494553310403" calcext:value-type="float">
            <text:p>0.0285494553310403</text:p>
          </table:table-cell>
          <table:table-cell office:value-type="float" office:value="0.731797680412371" calcext:value-type="float">
            <text:p>0.731797680412371</text:p>
          </table:table-cell>
          <table:table-cell office:value-type="float" office:value="0.0286360005769998" calcext:value-type="float">
            <text:p>0.0286360005769998</text:p>
          </table:table-cell>
          <table:table-cell office:value-type="float" office:value="0.732850085910653" calcext:value-type="float">
            <text:p>0.732850085910653</text:p>
          </table:table-cell>
          <table:table-cell office:value-type="float" office:value="0.0263818535210746" calcext:value-type="float">
            <text:p>0.0263818535210746</text:p>
          </table:table-cell>
          <table:table-cell office:value-type="float" office:value="0.717300257731959" calcext:value-type="float">
            <text:p>0.717300257731959</text:p>
          </table:table-cell>
          <table:table-cell office:value-type="float" office:value="0.0375481608961114" calcext:value-type="float">
            <text:p>0.0375481608961114</text:p>
          </table:table-cell>
          <table:table-cell office:value-type="float" office:value="0.731851374570447" calcext:value-type="float">
            <text:p>0.731851374570447</text:p>
          </table:table-cell>
          <table:table-cell office:value-type="float" office:value="0.0362831626753059" calcext:value-type="float">
            <text:p>0.0362831626753059</text:p>
          </table:table-cell>
          <table:table-cell office:value-type="float" office:value="0.724495274914089" calcext:value-type="float">
            <text:p>0.724495274914089</text:p>
          </table:table-cell>
          <table:table-cell office:value-type="float" office:value="0.0343928209315207" calcext:value-type="float">
            <text:p>0.0343928209315207</text:p>
          </table:table-cell>
          <table:table-cell office:value-type="float" office:value="0.725504725085911" calcext:value-type="float">
            <text:p>0.725504725085911</text:p>
          </table:table-cell>
          <table:table-cell office:value-type="float" office:value="0.0390993913165005" calcext:value-type="float">
            <text:p>0.0390993913165005</text:p>
          </table:table-cell>
          <table:table-cell office:value-type="float" office:value="0.735964347079038" calcext:value-type="float">
            <text:p>0.735964347079038</text:p>
          </table:table-cell>
          <table:table-cell office:value-type="float" office:value="0.0231353111929171" calcext:value-type="float">
            <text:p>0.0231353111929171</text:p>
          </table:table-cell>
          <table:table-cell office:value-type="float" office:value="0.725558419243986" calcext:value-type="float">
            <text:p>0.725558419243986</text:p>
          </table:table-cell>
          <table:table-cell office:value-type="float" office:value="0.02882212069152" calcext:value-type="float">
            <text:p>0.02882212069152</text:p>
          </table:table-cell>
          <table:table-cell office:value-type="float" office:value="0.720360824742268" calcext:value-type="float">
            <text:p>0.720360824742268</text:p>
          </table:table-cell>
          <table:table-cell office:value-type="float" office:value="0.0342615667952507" calcext:value-type="float">
            <text:p>0.0342615667952507</text:p>
          </table:table-cell>
          <table:table-cell office:value-type="float" office:value="0.724506013745704" calcext:value-type="float">
            <text:p>0.724506013745704</text:p>
          </table:table-cell>
          <table:table-cell office:value-type="float" office:value="0.0328766211437039" calcext:value-type="float">
            <text:p>0.0328766211437039</text:p>
          </table:table-cell>
          <table:table-cell office:value-type="float" office:value="0.715195446735395" calcext:value-type="float">
            <text:p>0.715195446735395</text:p>
          </table:table-cell>
          <table:table-cell office:value-type="float" office:value="0.0345462443572679" calcext:value-type="float">
            <text:p>0.0345462443572679</text:p>
          </table:table-cell>
          <table:table-cell office:value-type="float" office:value="0.724484536082474" calcext:value-type="float">
            <text:p>0.724484536082474</text:p>
          </table:table-cell>
          <table:table-cell office:value-type="float" office:value="0.0344804840058907" calcext:value-type="float">
            <text:p>0.0344804840058907</text:p>
          </table:table-cell>
          <table:table-cell office:value-type="float" office:value="0.725558419243986" calcext:value-type="float">
            <text:p>0.725558419243986</text:p>
          </table:table-cell>
          <table:table-cell office:value-type="float" office:value="0.0355423494258652" calcext:value-type="float">
            <text:p>0.03554234942586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L</text:p>
          </table:table-cell>
          <table:table-cell office:value-type="float" office:value="0.732807130584192" calcext:value-type="float">
            <text:p>0.732807130584192</text:p>
          </table:table-cell>
          <table:table-cell office:value-type="float" office:value="0.0276714985166631" calcext:value-type="float">
            <text:p>0.0276714985166631</text:p>
          </table:table-cell>
          <table:table-cell office:value-type="float" office:value="0.714132302405498" calcext:value-type="float">
            <text:p>0.714132302405498</text:p>
          </table:table-cell>
          <table:table-cell office:value-type="float" office:value="0.0344384579868636" calcext:value-type="float">
            <text:p>0.0344384579868636</text:p>
          </table:table-cell>
          <table:table-cell office:value-type="float" office:value="0.748485824742268" calcext:value-type="float">
            <text:p>0.748485824742268</text:p>
          </table:table-cell>
          <table:table-cell office:value-type="float" office:value="0.0292977706919289" calcext:value-type="float">
            <text:p>0.0292977706919289</text:p>
          </table:table-cell>
          <table:table-cell office:value-type="float" office:value="0.734890463917526" calcext:value-type="float">
            <text:p>0.734890463917526</text:p>
          </table:table-cell>
          <table:table-cell office:value-type="float" office:value="0.0282173253796556" calcext:value-type="float">
            <text:p>0.0282173253796556</text:p>
          </table:table-cell>
          <table:table-cell office:value-type="float" office:value="0.746381013745704" calcext:value-type="float">
            <text:p>0.746381013745704</text:p>
          </table:table-cell>
          <table:table-cell office:value-type="float" office:value="0.0233811353657323" calcext:value-type="float">
            <text:p>0.0233811353657323</text:p>
          </table:table-cell>
          <table:table-cell office:value-type="float" office:value="0.729735824742268" calcext:value-type="float">
            <text:p>0.729735824742268</text:p>
          </table:table-cell>
          <table:table-cell office:value-type="float" office:value="0.032845225557905" calcext:value-type="float">
            <text:p>0.032845225557905</text:p>
          </table:table-cell>
          <table:table-cell office:value-type="float" office:value="0.738058419243986" calcext:value-type="float">
            <text:p>0.738058419243986</text:p>
          </table:table-cell>
          <table:table-cell office:value-type="float" office:value="0.0227201690554893" calcext:value-type="float">
            <text:p>0.0227201690554893</text:p>
          </table:table-cell>
          <table:table-cell office:value-type="float" office:value="0.722444158075601" calcext:value-type="float">
            <text:p>0.722444158075601</text:p>
          </table:table-cell>
          <table:table-cell office:value-type="float" office:value="0.0131888320218966" calcext:value-type="float">
            <text:p>0.0131888320218966</text:p>
          </table:table-cell>
          <table:table-cell office:value-type="float" office:value="0.733859536082474" calcext:value-type="float">
            <text:p>0.733859536082474</text:p>
          </table:table-cell>
          <table:table-cell office:value-type="float" office:value="0.0248832655706581" calcext:value-type="float">
            <text:p>0.0248832655706581</text:p>
          </table:table-cell>
          <table:table-cell office:value-type="float" office:value="0.734944158075601" calcext:value-type="float">
            <text:p>0.734944158075601</text:p>
          </table:table-cell>
          <table:table-cell office:value-type="float" office:value="0.0206929232336174" calcext:value-type="float">
            <text:p>0.0206929232336174</text:p>
          </table:table-cell>
          <table:table-cell office:value-type="float" office:value="0.722465635738832" calcext:value-type="float">
            <text:p>0.722465635738832</text:p>
          </table:table-cell>
          <table:table-cell office:value-type="float" office:value="0.0174688075057805" calcext:value-type="float">
            <text:p>0.0174688075057805</text:p>
          </table:table-cell>
          <table:table-cell office:value-type="float" office:value="0.73389175257732" calcext:value-type="float">
            <text:p>0.73389175257732</text:p>
          </table:table-cell>
          <table:table-cell office:value-type="float" office:value="0.0250592680436959" calcext:value-type="float">
            <text:p>0.0250592680436959</text:p>
          </table:table-cell>
          <table:table-cell office:value-type="float" office:value="0.72764175257732" calcext:value-type="float">
            <text:p>0.72764175257732</text:p>
          </table:table-cell>
          <table:table-cell office:value-type="float" office:value="0.0263900969555148" calcext:value-type="float">
            <text:p>0.0263900969555148</text:p>
          </table:table-cell>
          <table:table-cell office:value-type="float" office:value="0.724591924398625" calcext:value-type="float">
            <text:p>0.724591924398625</text:p>
          </table:table-cell>
          <table:table-cell office:value-type="float" office:value="0.0296142285350071" calcext:value-type="float">
            <text:p>0.0296142285350071</text:p>
          </table:table-cell>
          <table:table-cell office:value-type="float" office:value="0.73078823024055" calcext:value-type="float">
            <text:p>0.73078823024055</text:p>
          </table:table-cell>
          <table:table-cell office:value-type="float" office:value="0.025458327554851" calcext:value-type="float">
            <text:p>0.025458327554851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335303936253597" calcext:value-type="float">
            <text:p>0.03353039362535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L</text:p>
          </table:table-cell>
          <table:table-cell office:value-type="float" office:value="0.732817869415807" calcext:value-type="float">
            <text:p>0.732817869415807</text:p>
          </table:table-cell>
          <table:table-cell office:value-type="float" office:value="0.0296987755094705" calcext:value-type="float">
            <text:p>0.0296987755094705</text:p>
          </table:table-cell>
          <table:table-cell office:value-type="float" office:value="0.714121563573883" calcext:value-type="float">
            <text:p>0.714121563573883</text:p>
          </table:table-cell>
          <table:table-cell office:value-type="float" office:value="0.0320154271070513" calcext:value-type="float">
            <text:p>0.0320154271070513</text:p>
          </table:table-cell>
          <table:table-cell office:value-type="float" office:value="0.745360824742268" calcext:value-type="float">
            <text:p>0.745360824742268</text:p>
          </table:table-cell>
          <table:table-cell office:value-type="float" office:value="0.0351404661809178" calcext:value-type="float">
            <text:p>0.0351404661809178</text:p>
          </table:table-cell>
          <table:table-cell office:value-type="float" office:value="0.744276202749141" calcext:value-type="float">
            <text:p>0.744276202749141</text:p>
          </table:table-cell>
          <table:table-cell office:value-type="float" office:value="0.0323108603490011" calcext:value-type="float">
            <text:p>0.0323108603490011</text:p>
          </table:table-cell>
          <table:table-cell office:value-type="float" office:value="0.735985824742268" calcext:value-type="float">
            <text:p>0.735985824742268</text:p>
          </table:table-cell>
          <table:table-cell office:value-type="float" office:value="0.0280423705789963" calcext:value-type="float">
            <text:p>0.0280423705789963</text:p>
          </table:table-cell>
          <table:table-cell office:value-type="float" office:value="0.724570446735395" calcext:value-type="float">
            <text:p>0.724570446735395</text:p>
          </table:table-cell>
          <table:table-cell office:value-type="float" office:value="0.0291081902790156" calcext:value-type="float">
            <text:p>0.0291081902790156</text:p>
          </table:table-cell>
          <table:table-cell office:value-type="float" office:value="0.733881013745704" calcext:value-type="float">
            <text:p>0.733881013745704</text:p>
          </table:table-cell>
          <table:table-cell office:value-type="float" office:value="0.0283375612745462" calcext:value-type="float">
            <text:p>0.0283375612745462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153169857638932" calcext:value-type="float">
            <text:p>0.0153169857638932</text:p>
          </table:table-cell>
          <table:table-cell office:value-type="float" office:value="0.72766323024055" calcext:value-type="float">
            <text:p>0.72766323024055</text:p>
          </table:table-cell>
          <table:table-cell office:value-type="float" office:value="0.0247460628002946" calcext:value-type="float">
            <text:p>0.0247460628002946</text:p>
          </table:table-cell>
          <table:table-cell office:value-type="float" office:value="0.731840635738832" calcext:value-type="float">
            <text:p>0.731840635738832</text:p>
          </table:table-cell>
          <table:table-cell office:value-type="float" office:value="0.0281460954804184" calcext:value-type="float">
            <text:p>0.0281460954804184</text:p>
          </table:table-cell>
          <table:table-cell office:value-type="float" office:value="0.72453823024055" calcext:value-type="float">
            <text:p>0.72453823024055</text:p>
          </table:table-cell>
          <table:table-cell office:value-type="float" office:value="0.0196499067989231" calcext:value-type="float">
            <text:p>0.0196499067989231</text:p>
          </table:table-cell>
          <table:table-cell office:value-type="float" office:value="0.728694158075601" calcext:value-type="float">
            <text:p>0.728694158075601</text:p>
          </table:table-cell>
          <table:table-cell office:value-type="float" office:value="0.0283304498888323" calcext:value-type="float">
            <text:p>0.0283304498888323</text:p>
          </table:table-cell>
          <table:table-cell office:value-type="float" office:value="0.730777491408935" calcext:value-type="float">
            <text:p>0.730777491408935</text:p>
          </table:table-cell>
          <table:table-cell office:value-type="float" office:value="0.0318748188682816" calcext:value-type="float">
            <text:p>0.0318748188682816</text:p>
          </table:table-cell>
          <table:table-cell office:value-type="float" office:value="0.726643041237113" calcext:value-type="float">
            <text:p>0.726643041237113</text:p>
          </table:table-cell>
          <table:table-cell office:value-type="float" office:value="0.0260463959975446" calcext:value-type="float">
            <text:p>0.0260463959975446</text:p>
          </table:table-cell>
          <table:table-cell office:value-type="float" office:value="0.739100085910653" calcext:value-type="float">
            <text:p>0.739100085910653</text:p>
          </table:table-cell>
          <table:table-cell office:value-type="float" office:value="0.0377194231127193" calcext:value-type="float">
            <text:p>0.0377194231127193</text:p>
          </table:table-cell>
          <table:table-cell office:value-type="float" office:value="0.738069158075601" calcext:value-type="float">
            <text:p>0.738069158075601</text:p>
          </table:table-cell>
          <table:table-cell office:value-type="float" office:value="0.0264906876450509" calcext:value-type="float">
            <text:p>0.02649068764505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L</text:p>
          </table:table-cell>
          <table:table-cell office:value-type="float" office:value="0.738015463917526" calcext:value-type="float">
            <text:p>0.738015463917526</text:p>
          </table:table-cell>
          <table:table-cell office:value-type="float" office:value="0.0300144398911499" calcext:value-type="float">
            <text:p>0.0300144398911499</text:p>
          </table:table-cell>
          <table:table-cell office:value-type="float" office:value="0.71826675257732" calcext:value-type="float">
            <text:p>0.71826675257732</text:p>
          </table:table-cell>
          <table:table-cell office:value-type="float" office:value="0.0333321235783089" calcext:value-type="float">
            <text:p>0.0333321235783089</text:p>
          </table:table-cell>
          <table:table-cell office:value-type="float" office:value="0.745350085910653" calcext:value-type="float">
            <text:p>0.745350085910653</text:p>
          </table:table-cell>
          <table:table-cell office:value-type="float" office:value="0.0345493450412323" calcext:value-type="float">
            <text:p>0.0345493450412323</text:p>
          </table:table-cell>
          <table:table-cell office:value-type="float" office:value="0.746359536082474" calcext:value-type="float">
            <text:p>0.746359536082474</text:p>
          </table:table-cell>
          <table:table-cell office:value-type="float" office:value="0.0322731401114616" calcext:value-type="float">
            <text:p>0.0322731401114616</text:p>
          </table:table-cell>
          <table:table-cell office:value-type="float" office:value="0.731819158075601" calcext:value-type="float">
            <text:p>0.731819158075601</text:p>
          </table:table-cell>
          <table:table-cell office:value-type="float" office:value="0.0279642533986312" calcext:value-type="float">
            <text:p>0.0279642533986312</text:p>
          </table:table-cell>
          <table:table-cell office:value-type="float" office:value="0.734965635738832" calcext:value-type="float">
            <text:p>0.734965635738832</text:p>
          </table:table-cell>
          <table:table-cell office:value-type="float" office:value="0.0241438826639209" calcext:value-type="float">
            <text:p>0.0241438826639209</text:p>
          </table:table-cell>
          <table:table-cell office:value-type="float" office:value="0.730756013745704" calcext:value-type="float">
            <text:p>0.730756013745704</text:p>
          </table:table-cell>
          <table:table-cell office:value-type="float" office:value="0.0301545932827799" calcext:value-type="float">
            <text:p>0.0301545932827799</text:p>
          </table:table-cell>
          <table:table-cell office:value-type="float" office:value="0.732850085910653" calcext:value-type="float">
            <text:p>0.732850085910653</text:p>
          </table:table-cell>
          <table:table-cell office:value-type="float" office:value="0.0169579152013056" calcext:value-type="float">
            <text:p>0.0169579152013056</text:p>
          </table:table-cell>
          <table:table-cell office:value-type="float" office:value="0.726589347079038" calcext:value-type="float">
            <text:p>0.726589347079038</text:p>
          </table:table-cell>
          <table:table-cell office:value-type="float" office:value="0.0271281582309587" calcext:value-type="float">
            <text:p>0.0271281582309587</text:p>
          </table:table-cell>
          <table:table-cell office:value-type="float" office:value="0.732871563573883" calcext:value-type="float">
            <text:p>0.732871563573883</text:p>
          </table:table-cell>
          <table:table-cell office:value-type="float" office:value="0.0287871135549539" calcext:value-type="float">
            <text:p>0.0287871135549539</text:p>
          </table:table-cell>
          <table:table-cell office:value-type="float" office:value="0.72766323024055" calcext:value-type="float">
            <text:p>0.72766323024055</text:p>
          </table:table-cell>
          <table:table-cell office:value-type="float" office:value="0.0266236406488684" calcext:value-type="float">
            <text:p>0.0266236406488684</text:p>
          </table:table-cell>
          <table:table-cell office:value-type="float" office:value="0.73391323024055" calcext:value-type="float">
            <text:p>0.73391323024055</text:p>
          </table:table-cell>
          <table:table-cell office:value-type="float" office:value="0.0300551229241377" calcext:value-type="float">
            <text:p>0.0300551229241377</text:p>
          </table:table-cell>
          <table:table-cell office:value-type="float" office:value="0.726600085910653" calcext:value-type="float">
            <text:p>0.726600085910653</text:p>
          </table:table-cell>
          <table:table-cell office:value-type="float" office:value="0.0307389746291325" calcext:value-type="float">
            <text:p>0.0307389746291325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276691715336951" calcext:value-type="float">
            <text:p>0.0276691715336951</text:p>
          </table:table-cell>
          <table:table-cell office:value-type="float" office:value="0.735975085910653" calcext:value-type="float">
            <text:p>0.735975085910653</text:p>
          </table:table-cell>
          <table:table-cell office:value-type="float" office:value="0.0332811467204457" calcext:value-type="float">
            <text:p>0.0332811467204457</text:p>
          </table:table-cell>
          <table:table-cell office:value-type="float" office:value="0.743277491408935" calcext:value-type="float">
            <text:p>0.743277491408935</text:p>
          </table:table-cell>
          <table:table-cell office:value-type="float" office:value="0.0282426598436652" calcext:value-type="float">
            <text:p>0.02824265984366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L</text:p>
          </table:table-cell>
          <table:table-cell office:value-type="float" office:value="0.736973797250859" calcext:value-type="float">
            <text:p>0.736973797250859</text:p>
          </table:table-cell>
          <table:table-cell office:value-type="float" office:value="0.0316554191145276" calcext:value-type="float">
            <text:p>0.0316554191145276</text:p>
          </table:table-cell>
          <table:table-cell office:value-type="float" office:value="0.715173969072165" calcext:value-type="float">
            <text:p>0.715173969072165</text:p>
          </table:table-cell>
          <table:table-cell office:value-type="float" office:value="0.0315041541784991" calcext:value-type="float">
            <text:p>0.0315041541784991</text:p>
          </table:table-cell>
          <table:table-cell office:value-type="float" office:value="0.739100085910653" calcext:value-type="float">
            <text:p>0.739100085910653</text:p>
          </table:table-cell>
          <table:table-cell office:value-type="float" office:value="0.031066204358846" calcext:value-type="float">
            <text:p>0.031066204358846</text:p>
          </table:table-cell>
          <table:table-cell office:value-type="float" office:value="0.746359536082474" calcext:value-type="float">
            <text:p>0.746359536082474</text:p>
          </table:table-cell>
          <table:table-cell office:value-type="float" office:value="0.0303478549661932" calcext:value-type="float">
            <text:p>0.0303478549661932</text:p>
          </table:table-cell>
          <table:table-cell office:value-type="float" office:value="0.73389175257732" calcext:value-type="float">
            <text:p>0.73389175257732</text:p>
          </table:table-cell>
          <table:table-cell office:value-type="float" office:value="0.0264258671800327" calcext:value-type="float">
            <text:p>0.0264258671800327</text:p>
          </table:table-cell>
          <table:table-cell office:value-type="float" office:value="0.732871563573883" calcext:value-type="float">
            <text:p>0.732871563573883</text:p>
          </table:table-cell>
          <table:table-cell office:value-type="float" office:value="0.0221724006760656" calcext:value-type="float">
            <text:p>0.0221724006760656</text:p>
          </table:table-cell>
          <table:table-cell office:value-type="float" office:value="0.731819158075601" calcext:value-type="float">
            <text:p>0.731819158075601</text:p>
          </table:table-cell>
          <table:table-cell office:value-type="float" office:value="0.0341875876319853" calcext:value-type="float">
            <text:p>0.0341875876319853</text:p>
          </table:table-cell>
          <table:table-cell office:value-type="float" office:value="0.738047680412371" calcext:value-type="float">
            <text:p>0.738047680412371</text:p>
          </table:table-cell>
          <table:table-cell office:value-type="float" office:value="0.0228489123151195" calcext:value-type="float">
            <text:p>0.0228489123151195</text:p>
          </table:table-cell>
          <table:table-cell office:value-type="float" office:value="0.726610824742268" calcext:value-type="float">
            <text:p>0.726610824742268</text:p>
          </table:table-cell>
          <table:table-cell office:value-type="float" office:value="0.0332878298424936" calcext:value-type="float">
            <text:p>0.0332878298424936</text:p>
          </table:table-cell>
          <table:table-cell office:value-type="float" office:value="0.737048969072165" calcext:value-type="float">
            <text:p>0.737048969072165</text:p>
          </table:table-cell>
          <table:table-cell office:value-type="float" office:value="0.0313892535426531" calcext:value-type="float">
            <text:p>0.0313892535426531</text:p>
          </table:table-cell>
          <table:table-cell office:value-type="float" office:value="0.729735824742268" calcext:value-type="float">
            <text:p>0.729735824742268</text:p>
          </table:table-cell>
          <table:table-cell office:value-type="float" office:value="0.0258629796909185" calcext:value-type="float">
            <text:p>0.0258629796909185</text:p>
          </table:table-cell>
          <table:table-cell office:value-type="float" office:value="0.732882302405498" calcext:value-type="float">
            <text:p>0.732882302405498</text:p>
          </table:table-cell>
          <table:table-cell office:value-type="float" office:value="0.0310749452495348" calcext:value-type="float">
            <text:p>0.0310749452495348</text:p>
          </table:table-cell>
          <table:table-cell office:value-type="float" office:value="0.724527491408935" calcext:value-type="float">
            <text:p>0.724527491408935</text:p>
          </table:table-cell>
          <table:table-cell office:value-type="float" office:value="0.0215750940143284" calcext:value-type="float">
            <text:p>0.0215750940143284</text:p>
          </table:table-cell>
          <table:table-cell office:value-type="float" office:value="0.731819158075601" calcext:value-type="float">
            <text:p>0.731819158075601</text:p>
          </table:table-cell>
          <table:table-cell office:value-type="float" office:value="0.0327466109820654" calcext:value-type="float">
            <text:p>0.0327466109820654</text:p>
          </table:table-cell>
          <table:table-cell office:value-type="float" office:value="0.731829896907217" calcext:value-type="float">
            <text:p>0.731829896907217</text:p>
          </table:table-cell>
          <table:table-cell office:value-type="float" office:value="0.0241532639491143" calcext:value-type="float">
            <text:p>0.0241532639491143</text:p>
          </table:table-cell>
          <table:table-cell office:value-type="float" office:value="0.735996563573883" calcext:value-type="float">
            <text:p>0.735996563573883</text:p>
          </table:table-cell>
          <table:table-cell office:value-type="float" office:value="0.0283318067297741" calcext:value-type="float">
            <text:p>0.028331806729774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L</text:p>
          </table:table-cell>
          <table:table-cell office:value-type="float" office:value="0.735938573883162" calcext:value-type="float">
            <text:p>0.735938573883162</text:p>
          </table:table-cell>
          <table:table-cell office:value-type="float" office:value="0.0310400239037514" calcext:value-type="float">
            <text:p>0.0310400239037514</text:p>
          </table:table-cell>
          <table:table-cell office:value-type="float" office:value="0.717042525773196" calcext:value-type="float">
            <text:p>0.717042525773196</text:p>
          </table:table-cell>
          <table:table-cell office:value-type="float" office:value="0.0329387037460356" calcext:value-type="float">
            <text:p>0.0329387037460356</text:p>
          </table:table-cell>
          <table:table-cell office:value-type="float" office:value="0.744106529209622" calcext:value-type="float">
            <text:p>0.744106529209622</text:p>
          </table:table-cell>
          <table:table-cell office:value-type="float" office:value="0.0317206483207931" calcext:value-type="float">
            <text:p>0.0317206483207931</text:p>
          </table:table-cell>
          <table:table-cell office:value-type="float" office:value="0.740736683848797" calcext:value-type="float">
            <text:p>0.740736683848797</text:p>
          </table:table-cell>
          <table:table-cell office:value-type="float" office:value="0.0303570362766623" calcext:value-type="float">
            <text:p>0.0303570362766623</text:p>
          </table:table-cell>
          <table:table-cell office:value-type="float" office:value="0.736185567010309" calcext:value-type="float">
            <text:p>0.736185567010309</text:p>
          </table:table-cell>
          <table:table-cell office:value-type="float" office:value="0.0264390960088934" calcext:value-type="float">
            <text:p>0.0264390960088934</text:p>
          </table:table-cell>
          <table:table-cell office:value-type="float" office:value="0.727888745704467" calcext:value-type="float">
            <text:p>0.727888745704467</text:p>
          </table:table-cell>
          <table:table-cell office:value-type="float" office:value="0.0291635720146037" calcext:value-type="float">
            <text:p>0.0291635720146037</text:p>
          </table:table-cell>
          <table:table-cell office:value-type="float" office:value="0.733273195876289" calcext:value-type="float">
            <text:p>0.733273195876289</text:p>
          </table:table-cell>
          <table:table-cell office:value-type="float" office:value="0.0303366147840213" calcext:value-type="float">
            <text:p>0.0303366147840213</text:p>
          </table:table-cell>
          <table:table-cell office:value-type="float" office:value="0.72992912371134" calcext:value-type="float">
            <text:p>0.72992912371134</text:p>
          </table:table-cell>
          <table:table-cell office:value-type="float" office:value="0.0205410932467471" calcext:value-type="float">
            <text:p>0.0205410932467471</text:p>
          </table:table-cell>
          <table:table-cell office:value-type="float" office:value="0.728045532646048" calcext:value-type="float">
            <text:p>0.728045532646048</text:p>
          </table:table-cell>
          <table:table-cell office:value-type="float" office:value="0.0298289415521811" calcext:value-type="float">
            <text:p>0.0298289415521811</text:p>
          </table:table-cell>
          <table:table-cell office:value-type="float" office:value="0.734533934707904" calcext:value-type="float">
            <text:p>0.734533934707904</text:p>
          </table:table-cell>
          <table:table-cell office:value-type="float" office:value="0.026430139400912" calcext:value-type="float">
            <text:p>0.026430139400912</text:p>
          </table:table-cell>
          <table:table-cell office:value-type="float" office:value="0.725992268041237" calcext:value-type="float">
            <text:p>0.725992268041237</text:p>
          </table:table-cell>
          <table:table-cell office:value-type="float" office:value="0.0236854910672021" calcext:value-type="float">
            <text:p>0.0236854910672021</text:p>
          </table:table-cell>
          <table:table-cell office:value-type="float" office:value="0.729948453608247" calcext:value-type="float">
            <text:p>0.729948453608247</text:p>
          </table:table-cell>
          <table:table-cell office:value-type="float" office:value="0.0297562705802903" calcext:value-type="float">
            <text:p>0.0297562705802903</text:p>
          </table:table-cell>
          <table:table-cell office:value-type="float" office:value="0.726810567010309" calcext:value-type="float">
            <text:p>0.726810567010309</text:p>
          </table:table-cell>
          <table:table-cell office:value-type="float" office:value="0.0286911211221922" calcext:value-type="float">
            <text:p>0.0286911211221922</text:p>
          </table:table-cell>
          <table:table-cell office:value-type="float" office:value="0.726011597938144" calcext:value-type="float">
            <text:p>0.726011597938144</text:p>
          </table:table-cell>
          <table:table-cell office:value-type="float" office:value="0.030124530281116" calcext:value-type="float">
            <text:p>0.030124530281116</text:p>
          </table:table-cell>
          <table:table-cell office:value-type="float" office:value="0.732435567010309" calcext:value-type="float">
            <text:p>0.732435567010309</text:p>
          </table:table-cell>
          <table:table-cell office:value-type="float" office:value="0.0310185290686042" calcext:value-type="float">
            <text:p>0.0310185290686042</text:p>
          </table:table-cell>
          <table:table-cell office:value-type="float" office:value="0.735152491408935" calcext:value-type="float">
            <text:p>0.735152491408935</text:p>
          </table:table-cell>
          <table:table-cell office:value-type="float" office:value="0.030427579453943" calcext:value-type="float">
            <text:p>0.0304275794539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4506013745704" calcext:value-type="float">
            <text:p>0.724506013745704</text:p>
          </table:table-cell>
          <table:table-cell office:value-type="float" office:value="0.0317574283414711" calcext:value-type="float">
            <text:p>0.0317574283414711</text:p>
          </table:table-cell>
          <table:table-cell office:value-type="float" office:value="0.73078823024055" calcext:value-type="float">
            <text:p>0.73078823024055</text:p>
          </table:table-cell>
          <table:table-cell office:value-type="float" office:value="0.0321547649816615" calcext:value-type="float">
            <text:p>0.0321547649816615</text:p>
          </table:table-cell>
          <table:table-cell office:value-type="float" office:value="0.723475085910653" calcext:value-type="float">
            <text:p>0.723475085910653</text:p>
          </table:table-cell>
          <table:table-cell office:value-type="float" office:value="0.0308606443681135" calcext:value-type="float">
            <text:p>0.0308606443681135</text:p>
          </table:table-cell>
          <table:table-cell office:value-type="float" office:value="0.722454896907217" calcext:value-type="float">
            <text:p>0.722454896907217</text:p>
          </table:table-cell>
          <table:table-cell office:value-type="float" office:value="0.0245252830471504" calcext:value-type="float">
            <text:p>0.0245252830471504</text:p>
          </table:table-cell>
          <table:table-cell office:value-type="float" office:value="0.719340635738832" calcext:value-type="float">
            <text:p>0.719340635738832</text:p>
          </table:table-cell>
          <table:table-cell office:value-type="float" office:value="0.0356729787496459" calcext:value-type="float">
            <text:p>0.0356729787496459</text:p>
          </table:table-cell>
          <table:table-cell office:value-type="float" office:value="0.727652491408935" calcext:value-type="float">
            <text:p>0.727652491408935</text:p>
          </table:table-cell>
          <table:table-cell office:value-type="float" office:value="0.0346146469662361" calcext:value-type="float">
            <text:p>0.0346146469662361</text:p>
          </table:table-cell>
          <table:table-cell office:value-type="float" office:value="0.735975085910653" calcext:value-type="float">
            <text:p>0.735975085910653</text:p>
          </table:table-cell>
          <table:table-cell office:value-type="float" office:value="0.0395636266502275" calcext:value-type="float">
            <text:p>0.0395636266502275</text:p>
          </table:table-cell>
          <table:table-cell office:value-type="float" office:value="0.721466924398625" calcext:value-type="float">
            <text:p>0.721466924398625</text:p>
          </table:table-cell>
          <table:table-cell office:value-type="float" office:value="0.0354032005886524" calcext:value-type="float">
            <text:p>0.0354032005886524</text:p>
          </table:table-cell>
          <table:table-cell office:value-type="float" office:value="0.730723797250859" calcext:value-type="float">
            <text:p>0.730723797250859</text:p>
          </table:table-cell>
          <table:table-cell office:value-type="float" office:value="0.0355312455786658" calcext:value-type="float">
            <text:p>0.0355312455786658</text:p>
          </table:table-cell>
          <table:table-cell office:value-type="float" office:value="0.729714347079038" calcext:value-type="float">
            <text:p>0.729714347079038</text:p>
          </table:table-cell>
          <table:table-cell office:value-type="float" office:value="0.0242126428579149" calcext:value-type="float">
            <text:p>0.0242126428579149</text:p>
          </table:table-cell>
          <table:table-cell office:value-type="float" office:value="0.727609536082474" calcext:value-type="float">
            <text:p>0.727609536082474</text:p>
          </table:table-cell>
          <table:table-cell office:value-type="float" office:value="0.0297497402547697" calcext:value-type="float">
            <text:p>0.0297497402547697</text:p>
          </table:table-cell>
          <table:table-cell office:value-type="float" office:value="0.740120274914089" calcext:value-type="float">
            <text:p>0.740120274914089</text:p>
          </table:table-cell>
          <table:table-cell office:value-type="float" office:value="0.0336761266899721" calcext:value-type="float">
            <text:p>0.0336761266899721</text:p>
          </table:table-cell>
          <table:table-cell office:value-type="float" office:value="0.711018041237113" calcext:value-type="float">
            <text:p>0.711018041237113</text:p>
          </table:table-cell>
          <table:table-cell office:value-type="float" office:value="0.0324801086385086" calcext:value-type="float">
            <text:p>0.0324801086385086</text:p>
          </table:table-cell>
          <table:table-cell office:value-type="float" office:value="0.718320446735395" calcext:value-type="float">
            <text:p>0.718320446735395</text:p>
          </table:table-cell>
          <table:table-cell office:value-type="float" office:value="0.0356444381449477" calcext:value-type="float">
            <text:p>0.0356444381449477</text:p>
          </table:table-cell>
          <table:table-cell office:value-type="float" office:value="0.733870274914089" calcext:value-type="float">
            <text:p>0.733870274914089</text:p>
          </table:table-cell>
          <table:table-cell office:value-type="float" office:value="0.0292747281764723" calcext:value-type="float">
            <text:p>0.0292747281764723</text:p>
          </table:table-cell>
          <table:table-cell office:value-type="float" office:value="0.726578608247423" calcext:value-type="float">
            <text:p>0.726578608247423</text:p>
          </table:table-cell>
          <table:table-cell office:value-type="float" office:value="0.0249291258598671" calcext:value-type="float">
            <text:p>0.02492912585986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0371563573883" calcext:value-type="float">
            <text:p>0.720371563573883</text:p>
          </table:table-cell>
          <table:table-cell office:value-type="float" office:value="0.0193052514867106" calcext:value-type="float">
            <text:p>0.0193052514867106</text:p>
          </table:table-cell>
          <table:table-cell office:value-type="float" office:value="0.726600085910653" calcext:value-type="float">
            <text:p>0.726600085910653</text:p>
          </table:table-cell>
          <table:table-cell office:value-type="float" office:value="0.0261079257190537" calcext:value-type="float">
            <text:p>0.0261079257190537</text:p>
          </table:table-cell>
          <table:table-cell office:value-type="float" office:value="0.734879725085911" calcext:value-type="float">
            <text:p>0.734879725085911</text:p>
          </table:table-cell>
          <table:table-cell office:value-type="float" office:value="0.0396687975822117" calcext:value-type="float">
            <text:p>0.0396687975822117</text:p>
          </table:table-cell>
          <table:table-cell office:value-type="float" office:value="0.724527491408935" calcext:value-type="float">
            <text:p>0.724527491408935</text:p>
          </table:table-cell>
          <table:table-cell office:value-type="float" office:value="0.0393770761506178" calcext:value-type="float">
            <text:p>0.0393770761506178</text:p>
          </table:table-cell>
          <table:table-cell office:value-type="float" office:value="0.728672680412371" calcext:value-type="float">
            <text:p>0.728672680412371</text:p>
          </table:table-cell>
          <table:table-cell office:value-type="float" office:value="0.0389058119144587" calcext:value-type="float">
            <text:p>0.0389058119144587</text:p>
          </table:table-cell>
          <table:table-cell office:value-type="float" office:value="0.728704896907217" calcext:value-type="float">
            <text:p>0.728704896907217</text:p>
          </table:table-cell>
          <table:table-cell office:value-type="float" office:value="0.0318198203107541" calcext:value-type="float">
            <text:p>0.0318198203107541</text:p>
          </table:table-cell>
          <table:table-cell office:value-type="float" office:value="0.739089347079038" calcext:value-type="float">
            <text:p>0.739089347079038</text:p>
          </table:table-cell>
          <table:table-cell office:value-type="float" office:value="0.0172145551254299" calcext:value-type="float">
            <text:p>0.0172145551254299</text:p>
          </table:table-cell>
          <table:table-cell office:value-type="float" office:value="0.72766323024055" calcext:value-type="float">
            <text:p>0.72766323024055</text:p>
          </table:table-cell>
          <table:table-cell office:value-type="float" office:value="0.0288075705052165" calcext:value-type="float">
            <text:p>0.0288075705052165</text:p>
          </table:table-cell>
          <table:table-cell office:value-type="float" office:value="0.735953608247423" calcext:value-type="float">
            <text:p>0.735953608247423</text:p>
          </table:table-cell>
          <table:table-cell office:value-type="float" office:value="0.0375381794781981" calcext:value-type="float">
            <text:p>0.0375381794781981</text:p>
          </table:table-cell>
          <table:table-cell office:value-type="float" office:value="0.741172680412371" calcext:value-type="float">
            <text:p>0.741172680412371</text:p>
          </table:table-cell>
          <table:table-cell office:value-type="float" office:value="0.0255833139897977" calcext:value-type="float">
            <text:p>0.0255833139897977</text:p>
          </table:table-cell>
          <table:table-cell office:value-type="float" office:value="0.72766323024055" calcext:value-type="float">
            <text:p>0.72766323024055</text:p>
          </table:table-cell>
          <table:table-cell office:value-type="float" office:value="0.0275144243996135" calcext:value-type="float">
            <text:p>0.0275144243996135</text:p>
          </table:table-cell>
          <table:table-cell office:value-type="float" office:value="0.727631013745704" calcext:value-type="float">
            <text:p>0.727631013745704</text:p>
          </table:table-cell>
          <table:table-cell office:value-type="float" office:value="0.0326378457678989" calcext:value-type="float">
            <text:p>0.0326378457678989</text:p>
          </table:table-cell>
          <table:table-cell office:value-type="float" office:value="0.719319158075601" calcext:value-type="float">
            <text:p>0.719319158075601</text:p>
          </table:table-cell>
          <table:table-cell office:value-type="float" office:value="0.0295798902721849" calcext:value-type="float">
            <text:p>0.0295798902721849</text:p>
          </table:table-cell>
          <table:table-cell office:value-type="float" office:value="0.72453823024055" calcext:value-type="float">
            <text:p>0.72453823024055</text:p>
          </table:table-cell>
          <table:table-cell office:value-type="float" office:value="0.0386691212205785" calcext:value-type="float">
            <text:p>0.0386691212205785</text:p>
          </table:table-cell>
          <table:table-cell office:value-type="float" office:value="0.739078608247423" calcext:value-type="float">
            <text:p>0.739078608247423</text:p>
          </table:table-cell>
          <table:table-cell office:value-type="float" office:value="0.0296805647870531" calcext:value-type="float">
            <text:p>0.0296805647870531</text:p>
          </table:table-cell>
          <table:table-cell office:value-type="float" office:value="0.72764175257732" calcext:value-type="float">
            <text:p>0.72764175257732</text:p>
          </table:table-cell>
          <table:table-cell office:value-type="float" office:value="0.025489129543857" calcext:value-type="float">
            <text:p>0.0254891295438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8694158075601" calcext:value-type="float">
            <text:p>0.728694158075601</text:p>
          </table:table-cell>
          <table:table-cell office:value-type="float" office:value="0.01919860966648" calcext:value-type="float">
            <text:p>0.01919860966648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30567493086741" calcext:value-type="float">
            <text:p>0.030567493086741</text:p>
          </table:table-cell>
          <table:table-cell office:value-type="float" office:value="0.724548969072165" calcext:value-type="float">
            <text:p>0.724548969072165</text:p>
          </table:table-cell>
          <table:table-cell office:value-type="float" office:value="0.0324767551607609" calcext:value-type="float">
            <text:p>0.0324767551607609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352964556165702" calcext:value-type="float">
            <text:p>0.0352964556165702</text:p>
          </table:table-cell>
          <table:table-cell office:value-type="float" office:value="0.727652491408935" calcext:value-type="float">
            <text:p>0.727652491408935</text:p>
          </table:table-cell>
          <table:table-cell office:value-type="float" office:value="0.0356442386306696" calcext:value-type="float">
            <text:p>0.0356442386306696</text:p>
          </table:table-cell>
          <table:table-cell office:value-type="float" office:value="0.733923969072165" calcext:value-type="float">
            <text:p>0.733923969072165</text:p>
          </table:table-cell>
          <table:table-cell office:value-type="float" office:value="0.0307372488122531" calcext:value-type="float">
            <text:p>0.0307372488122531</text:p>
          </table:table-cell>
          <table:table-cell office:value-type="float" office:value="0.743234536082474" calcext:value-type="float">
            <text:p>0.743234536082474</text:p>
          </table:table-cell>
          <table:table-cell office:value-type="float" office:value="0.0256084046970523" calcext:value-type="float">
            <text:p>0.0256084046970523</text:p>
          </table:table-cell>
          <table:table-cell office:value-type="float" office:value="0.730756013745704" calcext:value-type="float">
            <text:p>0.730756013745704</text:p>
          </table:table-cell>
          <table:table-cell office:value-type="float" office:value="0.0401069379454293" calcext:value-type="float">
            <text:p>0.0401069379454293</text:p>
          </table:table-cell>
          <table:table-cell office:value-type="float" office:value="0.733902491408935" calcext:value-type="float">
            <text:p>0.733902491408935</text:p>
          </table:table-cell>
          <table:table-cell office:value-type="float" office:value="0.035329013313356" calcext:value-type="float">
            <text:p>0.035329013313356</text:p>
          </table:table-cell>
          <table:table-cell office:value-type="float" office:value="0.733881013745704" calcext:value-type="float">
            <text:p>0.733881013745704</text:p>
          </table:table-cell>
          <table:table-cell office:value-type="float" office:value="0.0303904697330199" calcext:value-type="float">
            <text:p>0.0303904697330199</text:p>
          </table:table-cell>
          <table:table-cell office:value-type="float" office:value="0.73076675257732" calcext:value-type="float">
            <text:p>0.73076675257732</text:p>
          </table:table-cell>
          <table:table-cell office:value-type="float" office:value="0.0319871982769734" calcext:value-type="float">
            <text:p>0.0319871982769734</text:p>
          </table:table-cell>
          <table:table-cell office:value-type="float" office:value="0.725579896907216" calcext:value-type="float">
            <text:p>0.725579896907216</text:p>
          </table:table-cell>
          <table:table-cell office:value-type="float" office:value="0.0302332473545293" calcext:value-type="float">
            <text:p>0.0302332473545293</text:p>
          </table:table-cell>
          <table:table-cell office:value-type="float" office:value="0.721370274914089" calcext:value-type="float">
            <text:p>0.721370274914089</text:p>
          </table:table-cell>
          <table:table-cell office:value-type="float" office:value="0.0328526038675281" calcext:value-type="float">
            <text:p>0.0328526038675281</text:p>
          </table:table-cell>
          <table:table-cell office:value-type="float" office:value="0.730777491408935" calcext:value-type="float">
            <text:p>0.730777491408935</text:p>
          </table:table-cell>
          <table:table-cell office:value-type="float" office:value="0.0337276824034311" calcext:value-type="float">
            <text:p>0.0337276824034311</text:p>
          </table:table-cell>
          <table:table-cell office:value-type="float" office:value="0.729714347079038" calcext:value-type="float">
            <text:p>0.729714347079038</text:p>
          </table:table-cell>
          <table:table-cell office:value-type="float" office:value="0.0231954039741273" calcext:value-type="float">
            <text:p>0.0231954039741273</text:p>
          </table:table-cell>
          <table:table-cell office:value-type="float" office:value="0.726610824742268" calcext:value-type="float">
            <text:p>0.726610824742268</text:p>
          </table:table-cell>
          <table:table-cell office:value-type="float" office:value="0.0281889182029033" calcext:value-type="float">
            <text:p>0.02818891820290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32850085910653" calcext:value-type="float">
            <text:p>0.732850085910653</text:p>
          </table:table-cell>
          <table:table-cell office:value-type="float" office:value="0.0230041743297289" calcext:value-type="float">
            <text:p>0.0230041743297289</text:p>
          </table:table-cell>
          <table:table-cell office:value-type="float" office:value="0.73076675257732" calcext:value-type="float">
            <text:p>0.73076675257732</text:p>
          </table:table-cell>
          <table:table-cell office:value-type="float" office:value="0.0296395837974234" calcext:value-type="float">
            <text:p>0.0296395837974234</text:p>
          </table:table-cell>
          <table:table-cell office:value-type="float" office:value="0.726632302405498" calcext:value-type="float">
            <text:p>0.726632302405498</text:p>
          </table:table-cell>
          <table:table-cell office:value-type="float" office:value="0.0330969481800509" calcext:value-type="float">
            <text:p>0.0330969481800509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305186182862798" calcext:value-type="float">
            <text:p>0.0305186182862798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276691715336951" calcext:value-type="float">
            <text:p>0.0276691715336951</text:p>
          </table:table-cell>
          <table:table-cell office:value-type="float" office:value="0.734933419243986" calcext:value-type="float">
            <text:p>0.734933419243986</text:p>
          </table:table-cell>
          <table:table-cell office:value-type="float" office:value="0.0269041989722595" calcext:value-type="float">
            <text:p>0.0269041989722595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263201535897888" calcext:value-type="float">
            <text:p>0.0263201535897888</text:p>
          </table:table-cell>
          <table:table-cell office:value-type="float" office:value="0.738036941580756" calcext:value-type="float">
            <text:p>0.738036941580756</text:p>
          </table:table-cell>
          <table:table-cell office:value-type="float" office:value="0.0386449819956138" calcext:value-type="float">
            <text:p>0.0386449819956138</text:p>
          </table:table-cell>
          <table:table-cell office:value-type="float" office:value="0.73391323024055" calcext:value-type="float">
            <text:p>0.73391323024055</text:p>
          </table:table-cell>
          <table:table-cell office:value-type="float" office:value="0.0334786336083468" calcext:value-type="float">
            <text:p>0.0334786336083468</text:p>
          </table:table-cell>
          <table:table-cell office:value-type="float" office:value="0.733881013745704" calcext:value-type="float">
            <text:p>0.733881013745704</text:p>
          </table:table-cell>
          <table:table-cell office:value-type="float" office:value="0.0274734794000812" calcext:value-type="float">
            <text:p>0.0274734794000812</text:p>
          </table:table-cell>
          <table:table-cell office:value-type="float" office:value="0.731819158075601" calcext:value-type="float">
            <text:p>0.731819158075601</text:p>
          </table:table-cell>
          <table:table-cell office:value-type="float" office:value="0.031223399922346" calcext:value-type="float">
            <text:p>0.031223399922346</text:p>
          </table:table-cell>
          <table:table-cell office:value-type="float" office:value="0.732850085910653" calcext:value-type="float">
            <text:p>0.732850085910653</text:p>
          </table:table-cell>
          <table:table-cell office:value-type="float" office:value="0.0353847009428393" calcext:value-type="float">
            <text:p>0.0353847009428393</text:p>
          </table:table-cell>
          <table:table-cell office:value-type="float" office:value="0.723464347079038" calcext:value-type="float">
            <text:p>0.723464347079038</text:p>
          </table:table-cell>
          <table:table-cell office:value-type="float" office:value="0.0342986263618656" calcext:value-type="float">
            <text:p>0.0342986263618656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324721465229031" calcext:value-type="float">
            <text:p>0.0324721465229031</text:p>
          </table:table-cell>
          <table:table-cell office:value-type="float" office:value="0.73078823024055" calcext:value-type="float">
            <text:p>0.73078823024055</text:p>
          </table:table-cell>
          <table:table-cell office:value-type="float" office:value="0.0294216745986183" calcext:value-type="float">
            <text:p>0.0294216745986183</text:p>
          </table:table-cell>
          <table:table-cell office:value-type="float" office:value="0.734901202749141" calcext:value-type="float">
            <text:p>0.734901202749141</text:p>
          </table:table-cell>
          <table:table-cell office:value-type="float" office:value="0.0313659357188576" calcext:value-type="float">
            <text:p>0.031365935718857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34922680412371" calcext:value-type="float">
            <text:p>0.734922680412371</text:p>
          </table:table-cell>
          <table:table-cell office:value-type="float" office:value="0.0265801545459844" calcext:value-type="float">
            <text:p>0.0265801545459844</text:p>
          </table:table-cell>
          <table:table-cell office:value-type="float" office:value="0.72764175257732" calcext:value-type="float">
            <text:p>0.72764175257732</text:p>
          </table:table-cell>
          <table:table-cell office:value-type="float" office:value="0.0336444469611744" calcext:value-type="float">
            <text:p>0.0336444469611744</text:p>
          </table:table-cell>
          <table:table-cell office:value-type="float" office:value="0.728704896907217" calcext:value-type="float">
            <text:p>0.728704896907217</text:p>
          </table:table-cell>
          <table:table-cell office:value-type="float" office:value="0.0306701419470749" calcext:value-type="float">
            <text:p>0.0306701419470749</text:p>
          </table:table-cell>
          <table:table-cell office:value-type="float" office:value="0.732839347079038" calcext:value-type="float">
            <text:p>0.732839347079038</text:p>
          </table:table-cell>
          <table:table-cell office:value-type="float" office:value="0.0361529251971897" calcext:value-type="float">
            <text:p>0.0361529251971897</text:p>
          </table:table-cell>
          <table:table-cell office:value-type="float" office:value="0.732871563573883" calcext:value-type="float">
            <text:p>0.732871563573883</text:p>
          </table:table-cell>
          <table:table-cell office:value-type="float" office:value="0.028795703016836" calcext:value-type="float">
            <text:p>0.028795703016836</text:p>
          </table:table-cell>
          <table:table-cell office:value-type="float" office:value="0.733902491408935" calcext:value-type="float">
            <text:p>0.733902491408935</text:p>
          </table:table-cell>
          <table:table-cell office:value-type="float" office:value="0.0346254915089634" calcext:value-type="float">
            <text:p>0.0346254915089634</text:p>
          </table:table-cell>
          <table:table-cell office:value-type="float" office:value="0.733902491408935" calcext:value-type="float">
            <text:p>0.733902491408935</text:p>
          </table:table-cell>
          <table:table-cell office:value-type="float" office:value="0.0293487223187564" calcext:value-type="float">
            <text:p>0.0293487223187564</text:p>
          </table:table-cell>
          <table:table-cell office:value-type="float" office:value="0.739067869415807" calcext:value-type="float">
            <text:p>0.739067869415807</text:p>
          </table:table-cell>
          <table:table-cell office:value-type="float" office:value="0.0413176939861859" calcext:value-type="float">
            <text:p>0.0413176939861859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346065668688839" calcext:value-type="float">
            <text:p>0.0346065668688839</text:p>
          </table:table-cell>
          <table:table-cell office:value-type="float" office:value="0.738047680412371" calcext:value-type="float">
            <text:p>0.738047680412371</text:p>
          </table:table-cell>
          <table:table-cell office:value-type="float" office:value="0.0267574894070415" calcext:value-type="float">
            <text:p>0.0267574894070415</text:p>
          </table:table-cell>
          <table:table-cell office:value-type="float" office:value="0.73076675257732" calcext:value-type="float">
            <text:p>0.73076675257732</text:p>
          </table:table-cell>
          <table:table-cell office:value-type="float" office:value="0.0266405020117409" calcext:value-type="float">
            <text:p>0.0266405020117409</text:p>
          </table:table-cell>
          <table:table-cell office:value-type="float" office:value="0.735985824742268" calcext:value-type="float">
            <text:p>0.735985824742268</text:p>
          </table:table-cell>
          <table:table-cell office:value-type="float" office:value="0.0338830984785124" calcext:value-type="float">
            <text:p>0.0338830984785124</text:p>
          </table:table-cell>
          <table:table-cell office:value-type="float" office:value="0.722454896907217" calcext:value-type="float">
            <text:p>0.722454896907217</text:p>
          </table:table-cell>
          <table:table-cell office:value-type="float" office:value="0.0289937515703071" calcext:value-type="float">
            <text:p>0.0289937515703071</text:p>
          </table:table-cell>
          <table:table-cell office:value-type="float" office:value="0.725569158075601" calcext:value-type="float">
            <text:p>0.725569158075601</text:p>
          </table:table-cell>
          <table:table-cell office:value-type="float" office:value="0.0311181311037538" calcext:value-type="float">
            <text:p>0.0311181311037538</text:p>
          </table:table-cell>
          <table:table-cell office:value-type="float" office:value="0.731819158075601" calcext:value-type="float">
            <text:p>0.731819158075601</text:p>
          </table:table-cell>
          <table:table-cell office:value-type="float" office:value="0.03347485383766" calcext:value-type="float">
            <text:p>0.03347485383766</text:p>
          </table:table-cell>
          <table:table-cell office:value-type="float" office:value="0.731786941580756" calcext:value-type="float">
            <text:p>0.731786941580756</text:p>
          </table:table-cell>
          <table:table-cell office:value-type="float" office:value="0.0287356544106552" calcext:value-type="float">
            <text:p>0.028735654410655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8268900343643" calcext:value-type="float">
            <text:p>0.728268900343643</text:p>
          </table:table-cell>
          <table:table-cell office:value-type="float" office:value="0.023969123674075" calcext:value-type="float">
            <text:p>0.023969123674075</text:p>
          </table:table-cell>
          <table:table-cell office:value-type="float" office:value="0.729521048109966" calcext:value-type="float">
            <text:p>0.729521048109966</text:p>
          </table:table-cell>
          <table:table-cell office:value-type="float" office:value="0.0304228429092108" calcext:value-type="float">
            <text:p>0.0304228429092108</text:p>
          </table:table-cell>
          <table:table-cell office:value-type="float" office:value="0.727648195876289" calcext:value-type="float">
            <text:p>0.727648195876289</text:p>
          </table:table-cell>
          <table:table-cell office:value-type="float" office:value="0.0333546574476424" calcext:value-type="float">
            <text:p>0.0333546574476424</text:p>
          </table:table-cell>
          <table:table-cell office:value-type="float" office:value="0.729108676975945" calcext:value-type="float">
            <text:p>0.729108676975945</text:p>
          </table:table-cell>
          <table:table-cell office:value-type="float" office:value="0.0331740716595616" calcext:value-type="float">
            <text:p>0.0331740716595616</text:p>
          </table:table-cell>
          <table:table-cell office:value-type="float" office:value="0.728069158075601" calcext:value-type="float">
            <text:p>0.728069158075601</text:p>
          </table:table-cell>
          <table:table-cell office:value-type="float" office:value="0.0333375807690611" calcext:value-type="float">
            <text:p>0.0333375807690611</text:p>
          </table:table-cell>
          <table:table-cell office:value-type="float" office:value="0.731823453608247" calcext:value-type="float">
            <text:p>0.731823453608247</text:p>
          </table:table-cell>
          <table:table-cell office:value-type="float" office:value="0.0317402813140932" calcext:value-type="float">
            <text:p>0.0317402813140932</text:p>
          </table:table-cell>
          <table:table-cell office:value-type="float" office:value="0.736801975945017" calcext:value-type="float">
            <text:p>0.736801975945017</text:p>
          </table:table-cell>
          <table:table-cell office:value-type="float" office:value="0.027611092476251" calcext:value-type="float">
            <text:p>0.027611092476251</text:p>
          </table:table-cell>
          <table:table-cell office:value-type="float" office:value="0.731398195876289" calcext:value-type="float">
            <text:p>0.731398195876289</text:p>
          </table:table-cell>
          <table:table-cell office:value-type="float" office:value="0.0368560770042196" calcext:value-type="float">
            <text:p>0.0368560770042196</text:p>
          </table:table-cell>
          <table:table-cell office:value-type="float" office:value="0.733470790378007" calcext:value-type="float">
            <text:p>0.733470790378007</text:p>
          </table:table-cell>
          <table:table-cell office:value-type="float" office:value="0.0352967277694901" calcext:value-type="float">
            <text:p>0.0352967277694901</text:p>
          </table:table-cell>
          <table:table-cell office:value-type="float" office:value="0.735339347079038" calcext:value-type="float">
            <text:p>0.735339347079038</text:p>
          </table:table-cell>
          <table:table-cell office:value-type="float" office:value="0.026883479077571" calcext:value-type="float">
            <text:p>0.026883479077571</text:p>
          </table:table-cell>
          <table:table-cell office:value-type="float" office:value="0.729725085910653" calcext:value-type="float">
            <text:p>0.729725085910653</text:p>
          </table:table-cell>
          <table:table-cell office:value-type="float" office:value="0.0294230529730887" calcext:value-type="float">
            <text:p>0.0294230529730887</text:p>
          </table:table-cell>
          <table:table-cell office:value-type="float" office:value="0.732433419243986" calcext:value-type="float">
            <text:p>0.732433419243986</text:p>
          </table:table-cell>
          <table:table-cell office:value-type="float" office:value="0.0331630038467504" calcext:value-type="float">
            <text:p>0.0331630038467504</text:p>
          </table:table-cell>
          <table:table-cell office:value-type="float" office:value="0.719525343642612" calcext:value-type="float">
            <text:p>0.719525343642612</text:p>
          </table:table-cell>
          <table:table-cell office:value-type="float" office:value="0.0316409961420789" calcext:value-type="float">
            <text:p>0.0316409961420789</text:p>
          </table:table-cell>
          <table:table-cell office:value-type="float" office:value="0.726202749140893" calcext:value-type="float">
            <text:p>0.726202749140893</text:p>
          </table:table-cell>
          <table:table-cell office:value-type="float" office:value="0.0343263038791228" calcext:value-type="float">
            <text:p>0.0343263038791228</text:p>
          </table:table-cell>
          <table:table-cell office:value-type="float" office:value="0.73305412371134" calcext:value-type="float">
            <text:p>0.73305412371134</text:p>
          </table:table-cell>
          <table:table-cell office:value-type="float" office:value="0.0290094450747862" calcext:value-type="float">
            <text:p>0.0290094450747862</text:p>
          </table:table-cell>
          <table:table-cell office:value-type="float" office:value="0.729503865979381" calcext:value-type="float">
            <text:p>0.729503865979381</text:p>
          </table:table-cell>
          <table:table-cell office:value-type="float" office:value="0.027741752747228" calcext:value-type="float">
            <text:p>0.0277417527472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S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331326677759421" calcext:value-type="float">
            <text:p>0.0331326677759421</text:p>
          </table:table-cell>
          <table:table-cell office:value-type="float" office:value="0.636842105263158" calcext:value-type="float">
            <text:p>0.636842105263158</text:p>
          </table:table-cell>
          <table:table-cell office:value-type="float" office:value="0.0434089907833816" calcext:value-type="float">
            <text:p>0.0434089907833816</text:p>
          </table:table-cell>
          <table:table-cell office:value-type="float" office:value="0.634210526315789" calcext:value-type="float">
            <text:p>0.634210526315789</text:p>
          </table:table-cell>
          <table:table-cell office:value-type="float" office:value="0.0537646074596175" calcext:value-type="float">
            <text:p>0.0537646074596175</text:p>
          </table:table-cell>
          <table:table-cell office:value-type="float" office:value="0.637719298245614" calcext:value-type="float">
            <text:p>0.637719298245614</text:p>
          </table:table-cell>
          <table:table-cell office:value-type="float" office:value="0.0433794373991887" calcext:value-type="float">
            <text:p>0.0433794373991887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431719972521444" calcext:value-type="float">
            <text:p>0.0431719972521444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341492428553366" calcext:value-type="float">
            <text:p>0.0341492428553366</text:p>
          </table:table-cell>
          <table:table-cell office:value-type="float" office:value="0.66140350877193" calcext:value-type="float">
            <text:p>0.66140350877193</text:p>
          </table:table-cell>
          <table:table-cell office:value-type="float" office:value="0.0438011305522199" calcext:value-type="float">
            <text:p>0.0438011305522199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515234215985558" calcext:value-type="float">
            <text:p>0.0515234215985558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41994633269911" calcext:value-type="float">
            <text:p>0.0441994633269911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628756961670905" calcext:value-type="float">
            <text:p>0.0628756961670905</text:p>
          </table:table-cell>
          <table:table-cell office:value-type="float" office:value="0.626315789473684" calcext:value-type="float">
            <text:p>0.626315789473684</text:p>
          </table:table-cell>
          <table:table-cell office:value-type="float" office:value="0.0368003104621105" calcext:value-type="float">
            <text:p>0.0368003104621105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26138870227758" calcext:value-type="float">
            <text:p>0.0426138870227758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340489511766307" calcext:value-type="float">
            <text:p>0.0340489511766307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06842739904704" calcext:value-type="float">
            <text:p>0.0406842739904704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13099017835072" calcext:value-type="float">
            <text:p>0.0413099017835072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663719774825" calcext:value-type="float">
            <text:p>0.046637197748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S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268624188955692" calcext:value-type="float">
            <text:p>0.0268624188955692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431719972521444" calcext:value-type="float">
            <text:p>0.0431719972521444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443924750020146" calcext:value-type="float">
            <text:p>0.0443924750020146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467836257309941" calcext:value-type="float">
            <text:p>0.0467836257309941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548664557280668" calcext:value-type="float">
            <text:p>0.0548664557280668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44982745725071" calcext:value-type="float">
            <text:p>0.0444982745725071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388019518070962" calcext:value-type="float">
            <text:p>0.0388019518070962</text:p>
          </table:table-cell>
          <table:table-cell office:value-type="float" office:value="0.636842105263158" calcext:value-type="float">
            <text:p>0.636842105263158</text:p>
          </table:table-cell>
          <table:table-cell office:value-type="float" office:value="0.0477244579253875" calcext:value-type="float">
            <text:p>0.0477244579253875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387468275402981" calcext:value-type="float">
            <text:p>0.0387468275402981</text:p>
          </table:table-cell>
          <table:table-cell office:value-type="float" office:value="0.65" calcext:value-type="float">
            <text:p>0.65</text:p>
          </table:table-cell>
          <table:table-cell office:value-type="float" office:value="0.0426640151274175" calcext:value-type="float">
            <text:p>0.0426640151274175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33301369657139" calcext:value-type="float">
            <text:p>0.0433301369657139</text:p>
          </table:table-cell>
          <table:table-cell office:value-type="float" office:value="0.659649122807018" calcext:value-type="float">
            <text:p>0.659649122807018</text:p>
          </table:table-cell>
          <table:table-cell office:value-type="float" office:value="0.051282248581038" calcext:value-type="float">
            <text:p>0.051282248581038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432214780675277" calcext:value-type="float">
            <text:p>0.0432214780675277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484445658648564" calcext:value-type="float">
            <text:p>0.0484445658648564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453452117522538" calcext:value-type="float">
            <text:p>0.0453452117522538</text:p>
          </table:table-cell>
          <table:table-cell office:value-type="float" office:value="0.646491228070175" calcext:value-type="float">
            <text:p>0.646491228070175</text:p>
          </table:table-cell>
          <table:table-cell office:value-type="float" office:value="0.0469751197855706" calcext:value-type="float">
            <text:p>0.04697511978557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S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307226328340671" calcext:value-type="float">
            <text:p>0.0307226328340671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35270036629904" calcext:value-type="float">
            <text:p>0.0435270036629904</text:p>
          </table:table-cell>
          <table:table-cell office:value-type="float" office:value="0.646491228070175" calcext:value-type="float">
            <text:p>0.646491228070175</text:p>
          </table:table-cell>
          <table:table-cell office:value-type="float" office:value="0.0454957981750524" calcext:value-type="float">
            <text:p>0.0454957981750524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60096801468326" calcext:value-type="float">
            <text:p>0.0460096801468326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515565983061782" calcext:value-type="float">
            <text:p>0.0515565983061782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59445961977052" calcext:value-type="float">
            <text:p>0.0459445961977052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362973745817139" calcext:value-type="float">
            <text:p>0.0362973745817139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583404779514214" calcext:value-type="float">
            <text:p>0.0583404779514214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52602867155306" calcext:value-type="float">
            <text:p>0.0452602867155306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405263579824763" calcext:value-type="float">
            <text:p>0.0405263579824763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377747903151313" calcext:value-type="float">
            <text:p>0.0377747903151313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506869468519289" calcext:value-type="float">
            <text:p>0.0506869468519289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34188374412792" calcext:value-type="float">
            <text:p>0.0434188374412792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2933695539129" calcext:value-type="float">
            <text:p>0.042933695539129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83650833406674" calcext:value-type="float">
            <text:p>0.0483650833406674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67927622657421" calcext:value-type="float">
            <text:p>0.04679276226574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S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292981872511703" calcext:value-type="float">
            <text:p>0.0292981872511703</text:p>
          </table:table-cell>
          <table:table-cell office:value-type="float" office:value="0.641228070175439" calcext:value-type="float">
            <text:p>0.641228070175439</text:p>
          </table:table-cell>
          <table:table-cell office:value-type="float" office:value="0.0414442096839813" calcext:value-type="float">
            <text:p>0.0414442096839813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460561123719366" calcext:value-type="float">
            <text:p>0.0460561123719366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418138878540207" calcext:value-type="float">
            <text:p>0.0418138878540207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91106222704836" calcext:value-type="float">
            <text:p>0.0491106222704836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524362848455201" calcext:value-type="float">
            <text:p>0.0524362848455201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300473276693921" calcext:value-type="float">
            <text:p>0.0300473276693921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556017044397881" calcext:value-type="float">
            <text:p>0.0556017044397881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84357409142658" calcext:value-type="float">
            <text:p>0.0484357409142658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508132958976104" calcext:value-type="float">
            <text:p>0.0508132958976104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11439978931879" calcext:value-type="float">
            <text:p>0.0411439978931879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515151240831467" calcext:value-type="float">
            <text:p>0.0515151240831467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57207478687482" calcext:value-type="float">
            <text:p>0.0457207478687482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93104186756322" calcext:value-type="float">
            <text:p>0.0493104186756322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50709915040881" calcext:value-type="float">
            <text:p>0.0450709915040881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487962551704054" calcext:value-type="float">
            <text:p>0.048796255170405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S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336574983427525" calcext:value-type="float">
            <text:p>0.0336574983427525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60096801468326" calcext:value-type="float">
            <text:p>0.0460096801468326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65638110816243" calcext:value-type="float">
            <text:p>0.0465638110816243</text:p>
          </table:table-cell>
          <table:table-cell office:value-type="float" office:value="0.646491228070175" calcext:value-type="float">
            <text:p>0.646491228070175</text:p>
          </table:table-cell>
          <table:table-cell office:value-type="float" office:value="0.0439667308803087" calcext:value-type="float">
            <text:p>0.0439667308803087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96559759423479" calcext:value-type="float">
            <text:p>0.0496559759423479</text:p>
          </table:table-cell>
          <table:table-cell office:value-type="float" office:value="0.646491228070175" calcext:value-type="float">
            <text:p>0.646491228070175</text:p>
          </table:table-cell>
          <table:table-cell office:value-type="float" office:value="0.0473377274030937" calcext:value-type="float">
            <text:p>0.0473377274030937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317086355829846" calcext:value-type="float">
            <text:p>0.0317086355829846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70024123916026" calcext:value-type="float">
            <text:p>0.0470024123916026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44982745725071" calcext:value-type="float">
            <text:p>0.0444982745725071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524362848455201" calcext:value-type="float">
            <text:p>0.0524362848455201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424127821391081" calcext:value-type="float">
            <text:p>0.0424127821391081</text:p>
          </table:table-cell>
          <table:table-cell office:value-type="float" office:value="0.658771929824561" calcext:value-type="float">
            <text:p>0.658771929824561</text:p>
          </table:table-cell>
          <table:table-cell office:value-type="float" office:value="0.0464995027392932" calcext:value-type="float">
            <text:p>0.0464995027392932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14029305804277" calcext:value-type="float">
            <text:p>0.0414029305804277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9655975942348" calcext:value-type="float">
            <text:p>0.049655975942348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20076842013286" calcext:value-type="float">
            <text:p>0.0420076842013286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55709047852825" calcext:value-type="float">
            <text:p>0.045570904785282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S</text:p>
          </table:table-cell>
          <table:table-cell office:value-type="float" office:value="0.650350877192982" calcext:value-type="float">
            <text:p>0.650350877192982</text:p>
          </table:table-cell>
          <table:table-cell office:value-type="float" office:value="0.0307346810199002" calcext:value-type="float">
            <text:p>0.0307346810199002</text:p>
          </table:table-cell>
          <table:table-cell office:value-type="float" office:value="0.640526315789474" calcext:value-type="float">
            <text:p>0.640526315789474</text:p>
          </table:table-cell>
          <table:table-cell office:value-type="float" office:value="0.0435123763058661" calcext:value-type="float">
            <text:p>0.0435123763058661</text:p>
          </table:table-cell>
          <table:table-cell office:value-type="float" office:value="0.643157894736842" calcext:value-type="float">
            <text:p>0.643157894736842</text:p>
          </table:table-cell>
          <table:table-cell office:value-type="float" office:value="0.0472545608180491" calcext:value-type="float">
            <text:p>0.0472545608180491</text:p>
          </table:table-cell>
          <table:table-cell office:value-type="float" office:value="0.642280701754386" calcext:value-type="float">
            <text:p>0.642280701754386</text:p>
          </table:table-cell>
          <table:table-cell office:value-type="float" office:value="0.044390672402269" calcext:value-type="float">
            <text:p>0.044390672402269</text:p>
          </table:table-cell>
          <table:table-cell office:value-type="float" office:value="0.648947368421053" calcext:value-type="float">
            <text:p>0.648947368421053</text:p>
          </table:table-cell>
          <table:table-cell office:value-type="float" office:value="0.0496723298998442" calcext:value-type="float">
            <text:p>0.0496723298998442</text:p>
          </table:table-cell>
          <table:table-cell office:value-type="float" office:value="0.647719298245614" calcext:value-type="float">
            <text:p>0.647719298245614</text:p>
          </table:table-cell>
          <table:table-cell office:value-type="float" office:value="0.0448732251748325" calcext:value-type="float">
            <text:p>0.0448732251748325</text:p>
          </table:table-cell>
          <table:table-cell office:value-type="float" office:value="0.655087719298246" calcext:value-type="float">
            <text:p>0.655087719298246</text:p>
          </table:table-cell>
          <table:table-cell office:value-type="float" office:value="0.0361312840386813" calcext:value-type="float">
            <text:p>0.0361312840386813</text:p>
          </table:table-cell>
          <table:table-cell office:value-type="float" office:value="0.645263157894737" calcext:value-type="float">
            <text:p>0.645263157894737</text:p>
          </table:table-cell>
          <table:table-cell office:value-type="float" office:value="0.0520384948613511" calcext:value-type="float">
            <text:p>0.0520384948613511</text:p>
          </table:table-cell>
          <table:table-cell office:value-type="float" office:value="0.65" calcext:value-type="float">
            <text:p>0.65</text:p>
          </table:table-cell>
          <table:table-cell office:value-type="float" office:value="0.0442281186139185" calcext:value-type="float">
            <text:p>0.0442281186139185</text:p>
          </table:table-cell>
          <table:table-cell office:value-type="float" office:value="0.647017543859649" calcext:value-type="float">
            <text:p>0.647017543859649</text:p>
          </table:table-cell>
          <table:table-cell office:value-type="float" office:value="0.049863130004023" calcext:value-type="float">
            <text:p>0.049863130004023</text:p>
          </table:table-cell>
          <table:table-cell office:value-type="float" office:value="0.641929824561404" calcext:value-type="float">
            <text:p>0.641929824561404</text:p>
          </table:table-cell>
          <table:table-cell office:value-type="float" office:value="0.0402924035550503" calcext:value-type="float">
            <text:p>0.0402924035550503</text:p>
          </table:table-cell>
          <table:table-cell office:value-type="float" office:value="0.655438596491228" calcext:value-type="float">
            <text:p>0.655438596491228</text:p>
          </table:table-cell>
          <table:table-cell office:value-type="float" office:value="0.0485195418556365" calcext:value-type="float">
            <text:p>0.0485195418556365</text:p>
          </table:table-cell>
          <table:table-cell office:value-type="float" office:value="0.650526315789474" calcext:value-type="float">
            <text:p>0.650526315789474</text:p>
          </table:table-cell>
          <table:table-cell office:value-type="float" office:value="0.0415625890269227" calcext:value-type="float">
            <text:p>0.0415625890269227</text:p>
          </table:table-cell>
          <table:table-cell office:value-type="float" office:value="0.64859649122807" calcext:value-type="float">
            <text:p>0.64859649122807</text:p>
          </table:table-cell>
          <table:table-cell office:value-type="float" office:value="0.0462057860024872" calcext:value-type="float">
            <text:p>0.0462057860024872</text:p>
          </table:table-cell>
          <table:table-cell office:value-type="float" office:value="0.649298245614035" calcext:value-type="float">
            <text:p>0.649298245614035</text:p>
          </table:table-cell>
          <table:table-cell office:value-type="float" office:value="0.044419774516369" calcext:value-type="float">
            <text:p>0.044419774516369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69544479510501" calcext:value-type="float">
            <text:p>0.04695444795105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530844711949015" calcext:value-type="float">
            <text:p>0.0530844711949015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73377274030937" calcext:value-type="float">
            <text:p>0.0473377274030937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458980511587101" calcext:value-type="float">
            <text:p>0.0458980511587101</text:p>
          </table:table-cell>
          <table:table-cell office:value-type="float" office:value="0.641228070175439" calcext:value-type="float">
            <text:p>0.641228070175439</text:p>
          </table:table-cell>
          <table:table-cell office:value-type="float" office:value="0.0347079841537401" calcext:value-type="float">
            <text:p>0.0347079841537401</text:p>
          </table:table-cell>
          <table:table-cell office:value-type="float" office:value="0.63859649122807" calcext:value-type="float">
            <text:p>0.63859649122807</text:p>
          </table:table-cell>
          <table:table-cell office:value-type="float" office:value="0.0537248377911385" calcext:value-type="float">
            <text:p>0.0537248377911385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427840829496062" calcext:value-type="float">
            <text:p>0.0427840829496062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53074869439329" calcext:value-type="float">
            <text:p>0.0453074869439329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383475937093683" calcext:value-type="float">
            <text:p>0.0383475937093683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67085990174035" calcext:value-type="float">
            <text:p>0.067085990174035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604916984373602" calcext:value-type="float">
            <text:p>0.0604916984373602</text:p>
          </table:table-cell>
          <table:table-cell office:value-type="float" office:value="0.63859649122807" calcext:value-type="float">
            <text:p>0.63859649122807</text:p>
          </table:table-cell>
          <table:table-cell office:value-type="float" office:value="0.0332871332649302" calcext:value-type="float">
            <text:p>0.0332871332649302</text:p>
          </table:table-cell>
          <table:table-cell office:value-type="float" office:value="0.635087719298246" calcext:value-type="float">
            <text:p>0.635087719298246</text:p>
          </table:table-cell>
          <table:table-cell office:value-type="float" office:value="0.0471839596583492" calcext:value-type="float">
            <text:p>0.0471839596583492</text:p>
          </table:table-cell>
          <table:table-cell office:value-type="float" office:value="0.637719298245614" calcext:value-type="float">
            <text:p>0.637719298245614</text:p>
          </table:table-cell>
          <table:table-cell office:value-type="float" office:value="0.0604987648118294" calcext:value-type="float">
            <text:p>0.0604987648118294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91106222704836" calcext:value-type="float">
            <text:p>0.0491106222704836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82677602901145" calcext:value-type="float">
            <text:p>0.0482677602901145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5379640202624" calcext:value-type="float">
            <text:p>0.053796402026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605552661221237" calcext:value-type="float">
            <text:p>0.0605552661221237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505179898923128" calcext:value-type="float">
            <text:p>0.0505179898923128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50709915040881" calcext:value-type="float">
            <text:p>0.0450709915040881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4663719774825" calcext:value-type="float">
            <text:p>0.04663719774825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93104186756322" calcext:value-type="float">
            <text:p>0.0493104186756322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51390500586141" calcext:value-type="float">
            <text:p>0.051390500586141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573651124821638" calcext:value-type="float">
            <text:p>0.0573651124821638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84445658648564" calcext:value-type="float">
            <text:p>0.0484445658648564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532452848659182" calcext:value-type="float">
            <text:p>0.0532452848659182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545539128508579" calcext:value-type="float">
            <text:p>0.0545539128508579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44309767221764" calcext:value-type="float">
            <text:p>0.0444309767221764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462413750360746" calcext:value-type="float">
            <text:p>0.0462413750360746</text:p>
          </table:table-cell>
          <table:table-cell office:value-type="float" office:value="0.639473684210526" calcext:value-type="float">
            <text:p>0.639473684210526</text:p>
          </table:table-cell>
          <table:table-cell office:value-type="float" office:value="0.0455709047852824" calcext:value-type="float">
            <text:p>0.0455709047852824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56739747129043" calcext:value-type="float">
            <text:p>0.0456739747129043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45462822189781" calcext:value-type="float">
            <text:p>0.0445462822189781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55239776749206" calcext:value-type="float">
            <text:p>0.04552397767492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8771929824561" calcext:value-type="float">
            <text:p>0.658771929824561</text:p>
          </table:table-cell>
          <table:table-cell office:value-type="float" office:value="0.0459445961977051" calcext:value-type="float">
            <text:p>0.0459445961977051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04735823929784" calcext:value-type="float">
            <text:p>0.0404735823929784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19261949214852" calcext:value-type="float">
            <text:p>0.0419261949214852</text:p>
          </table:table-cell>
          <table:table-cell office:value-type="float" office:value="0.63859649122807" calcext:value-type="float">
            <text:p>0.63859649122807</text:p>
          </table:table-cell>
          <table:table-cell office:value-type="float" office:value="0.039403229305083" calcext:value-type="float">
            <text:p>0.039403229305083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06842739904703" calcext:value-type="float">
            <text:p>0.0406842739904703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29834506787116" calcext:value-type="float">
            <text:p>0.0429834506787116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6195129024869" calcext:value-type="float">
            <text:p>0.046195129024869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79032688099939" calcext:value-type="float">
            <text:p>0.0479032688099939</text:p>
          </table:table-cell>
          <table:table-cell office:value-type="float" office:value="0.65" calcext:value-type="float">
            <text:p>0.65</text:p>
          </table:table-cell>
          <table:table-cell office:value-type="float" office:value="0.0448141746471747" calcext:value-type="float">
            <text:p>0.0448141746471747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509896585820015" calcext:value-type="float">
            <text:p>0.0509896585820015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41195914630425" calcext:value-type="float">
            <text:p>0.041195914630425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87173464319497" calcext:value-type="float">
            <text:p>0.0487173464319497</text:p>
          </table:table-cell>
          <table:table-cell office:value-type="float" office:value="0.639473684210526" calcext:value-type="float">
            <text:p>0.639473684210526</text:p>
          </table:table-cell>
          <table:table-cell office:value-type="float" office:value="0.03888998811268" calcext:value-type="float">
            <text:p>0.03888998811268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524770310517196" calcext:value-type="float">
            <text:p>0.0524770310517196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60468296725837" calcext:value-type="float">
            <text:p>0.0460468296725837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503484659582531" calcext:value-type="float">
            <text:p>0.05034846595825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369972598547055" calcext:value-type="float">
            <text:p>0.0369972598547055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2973504259354" calcext:value-type="float">
            <text:p>0.042973504259354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391856504508794" calcext:value-type="float">
            <text:p>0.0391856504508794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391856504508794" calcext:value-type="float">
            <text:p>0.0391856504508794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64166896677998" calcext:value-type="float">
            <text:p>0.0464166896677998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43369581795881" calcext:value-type="float">
            <text:p>0.043369581795881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1977144259668" calcext:value-type="float">
            <text:p>0.041977144259668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515234215985558" calcext:value-type="float">
            <text:p>0.0515234215985558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17627393482038" calcext:value-type="float">
            <text:p>0.0417627393482038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90670806161474" calcext:value-type="float">
            <text:p>0.0490670806161474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04735823929784" calcext:value-type="float">
            <text:p>0.0404735823929784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61303067210769" calcext:value-type="float">
            <text:p>0.0461303067210769</text:p>
          </table:table-cell>
          <table:table-cell office:value-type="float" office:value="0.641228070175439" calcext:value-type="float">
            <text:p>0.641228070175439</text:p>
          </table:table-cell>
          <table:table-cell office:value-type="float" office:value="0.0455709047852825" calcext:value-type="float">
            <text:p>0.0455709047852825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521501700014702" calcext:value-type="float">
            <text:p>0.0521501700014702</text:p>
          </table:table-cell>
          <table:table-cell office:value-type="float" office:value="0.66140350877193" calcext:value-type="float">
            <text:p>0.66140350877193</text:p>
          </table:table-cell>
          <table:table-cell office:value-type="float" office:value="0.0432115864372191" calcext:value-type="float">
            <text:p>0.043211586437219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56739747129044" calcext:value-type="float">
            <text:p>0.045673974712904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20076842013285" calcext:value-type="float">
            <text:p>0.0420076842013285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33794373991888" calcext:value-type="float">
            <text:p>0.0433794373991888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19261949214851" calcext:value-type="float">
            <text:p>0.0419261949214851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357634733366564" calcext:value-type="float">
            <text:p>0.0357634733366564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38011305522198" calcext:value-type="float">
            <text:p>0.0438011305522198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43828443532404" calcext:value-type="float">
            <text:p>0.0443828443532404</text:p>
          </table:table-cell>
          <table:table-cell office:value-type="float" office:value="0.65" calcext:value-type="float">
            <text:p>0.65</text:p>
          </table:table-cell>
          <table:table-cell office:value-type="float" office:value="0.039544013587846" calcext:value-type="float">
            <text:p>0.039544013587846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58234807582683" calcext:value-type="float">
            <text:p>0.0458234807582683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24127821391081" calcext:value-type="float">
            <text:p>0.042412782139108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03042361172228" calcext:value-type="float">
            <text:p>0.0403042361172228</text:p>
          </table:table-cell>
          <table:table-cell office:value-type="float" office:value="0.646491228070175" calcext:value-type="float">
            <text:p>0.646491228070175</text:p>
          </table:table-cell>
          <table:table-cell office:value-type="float" office:value="0.0469751197855706" calcext:value-type="float">
            <text:p>0.0469751197855706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407367766242529" calcext:value-type="float">
            <text:p>0.0407367766242529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482589030076672" calcext:value-type="float">
            <text:p>0.0482589030076672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56365216728109" calcext:value-type="float">
            <text:p>0.0456365216728109</text:p>
          </table:table-cell>
          <table:table-cell office:value-type="float" office:value="0.659649122807018" calcext:value-type="float">
            <text:p>0.659649122807018</text:p>
          </table:table-cell>
          <table:table-cell office:value-type="float" office:value="0.0396196133004779" calcext:value-type="float">
            <text:p>0.0396196133004779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381688160750426" calcext:value-type="float">
            <text:p>0.038168816075042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2105263157895" calcext:value-type="float">
            <text:p>0.652105263157895</text:p>
          </table:table-cell>
          <table:table-cell office:value-type="float" office:value="0.0477178555141529" calcext:value-type="float">
            <text:p>0.0477178555141529</text:p>
          </table:table-cell>
          <table:table-cell office:value-type="float" office:value="0.650350877192982" calcext:value-type="float">
            <text:p>0.650350877192982</text:p>
          </table:table-cell>
          <table:table-cell office:value-type="float" office:value="0.0449364482693856" calcext:value-type="float">
            <text:p>0.0449364482693856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28014165913296" calcext:value-type="float">
            <text:p>0.0428014165913296</text:p>
          </table:table-cell>
          <table:table-cell office:value-type="float" office:value="0.641578947368421" calcext:value-type="float">
            <text:p>0.641578947368421</text:p>
          </table:table-cell>
          <table:table-cell office:value-type="float" office:value="0.0391395069989218" calcext:value-type="float">
            <text:p>0.0391395069989218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67874701354521" calcext:value-type="float">
            <text:p>0.0467874701354521</text:p>
          </table:table-cell>
          <table:table-cell office:value-type="float" office:value="0.647543859649123" calcext:value-type="float">
            <text:p>0.647543859649123</text:p>
          </table:table-cell>
          <table:table-cell office:value-type="float" office:value="0.044982092072716" calcext:value-type="float">
            <text:p>0.044982092072716</text:p>
          </table:table-cell>
          <table:table-cell office:value-type="float" office:value="0.654035087719298" calcext:value-type="float">
            <text:p>0.654035087719298</text:p>
          </table:table-cell>
          <table:table-cell office:value-type="float" office:value="0.0460777772596959" calcext:value-type="float">
            <text:p>0.0460777772596959</text:p>
          </table:table-cell>
          <table:table-cell office:value-type="float" office:value="0.650526315789474" calcext:value-type="float">
            <text:p>0.650526315789474</text:p>
          </table:table-cell>
          <table:table-cell office:value-type="float" office:value="0.0464084661482085" calcext:value-type="float">
            <text:p>0.0464084661482085</text:p>
          </table:table-cell>
          <table:table-cell office:value-type="float" office:value="0.650350877192982" calcext:value-type="float">
            <text:p>0.650350877192982</text:p>
          </table:table-cell>
          <table:table-cell office:value-type="float" office:value="0.049864194234888" calcext:value-type="float">
            <text:p>0.049864194234888</text:p>
          </table:table-cell>
          <table:table-cell office:value-type="float" office:value="0.652280701754386" calcext:value-type="float">
            <text:p>0.652280701754386</text:p>
          </table:table-cell>
          <table:table-cell office:value-type="float" office:value="0.051081317320718" calcext:value-type="float">
            <text:p>0.051081317320718</text:p>
          </table:table-cell>
          <table:table-cell office:value-type="float" office:value="0.645087719298246" calcext:value-type="float">
            <text:p>0.645087719298246</text:p>
          </table:table-cell>
          <table:table-cell office:value-type="float" office:value="0.0412725453592161" calcext:value-type="float">
            <text:p>0.0412725453592161</text:p>
          </table:table-cell>
          <table:table-cell office:value-type="float" office:value="0.644035087719298" calcext:value-type="float">
            <text:p>0.644035087719298</text:p>
          </table:table-cell>
          <table:table-cell office:value-type="float" office:value="0.0458019528943407" calcext:value-type="float">
            <text:p>0.0458019528943407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477578931005483" calcext:value-type="float">
            <text:p>0.0477578931005483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90096639418777" calcext:value-type="float">
            <text:p>0.0490096639418777</text:p>
          </table:table-cell>
          <table:table-cell office:value-type="float" office:value="0.656842105263158" calcext:value-type="float">
            <text:p>0.656842105263158</text:p>
          </table:table-cell>
          <table:table-cell office:value-type="float" office:value="0.0443384143838747" calcext:value-type="float">
            <text:p>0.0443384143838747</text:p>
          </table:table-cell>
          <table:table-cell office:value-type="float" office:value="0.651228070175439" calcext:value-type="float">
            <text:p>0.651228070175439</text:p>
          </table:table-cell>
          <table:table-cell office:value-type="float" office:value="0.0467023272894721" calcext:value-type="float">
            <text:p>0.04670232728947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redit-g</text:p>
          </table:table-cell>
          <table:table-cell office:value-type="float" office:value="0.756" calcext:value-type="float">
            <text:p>0.756</text:p>
          </table:table-cell>
          <table:table-cell office:value-type="float" office:value="0.040879225911349" calcext:value-type="float">
            <text:p>0.040879225911349</text:p>
          </table:table-cell>
          <table:table-cell office:value-type="float" office:value="0.721" calcext:value-type="float">
            <text:p>0.721</text:p>
          </table:table-cell>
          <table:table-cell office:value-type="float" office:value="0.0546605687655898" calcext:value-type="float">
            <text:p>0.0546605687655898</text:p>
          </table:table-cell>
          <table:table-cell office:value-type="float" office:value="0.752" calcext:value-type="float">
            <text:p>0.752</text:p>
          </table:table-cell>
          <table:table-cell office:value-type="float" office:value="0.0361478445646025" calcext:value-type="float">
            <text:p>0.0361478445646025</text:p>
          </table:table-cell>
          <table:table-cell office:value-type="float" office:value="0.754" calcext:value-type="float">
            <text:p>0.754</text:p>
          </table:table-cell>
          <table:table-cell office:value-type="float" office:value="0.0452646538580478" calcext:value-type="float">
            <text:p>0.0452646538580478</text:p>
          </table:table-cell>
          <table:table-cell office:value-type="float" office:value="0.745" calcext:value-type="float">
            <text:p>0.745</text:p>
          </table:table-cell>
          <table:table-cell office:value-type="float" office:value="0.0457651007258199" calcext:value-type="float">
            <text:p>0.0457651007258199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43349514181815" calcext:value-type="float">
            <text:p>0.0343349514181815</text:p>
          </table:table-cell>
          <table:table-cell office:value-type="float" office:value="0.738" calcext:value-type="float">
            <text:p>0.738</text:p>
          </table:table-cell>
          <table:table-cell office:value-type="float" office:value="0.0239443799947573" calcext:value-type="float">
            <text:p>0.0239443799947573</text:p>
          </table:table-cell>
          <table:table-cell office:value-type="float" office:value="0.747" calcext:value-type="float">
            <text:p>0.747</text:p>
          </table:table-cell>
          <table:table-cell office:value-type="float" office:value="0.05056349144063" calcext:value-type="float">
            <text:p>0.05056349144063</text:p>
          </table:table-cell>
          <table:table-cell office:value-type="float" office:value="0.747" calcext:value-type="float">
            <text:p>0.747</text:p>
          </table:table-cell>
          <table:table-cell office:value-type="float" office:value="0.0388873015549063" calcext:value-type="float">
            <text:p>0.0388873015549063</text:p>
          </table:table-cell>
          <table:table-cell office:value-type="float" office:value="0.744" calcext:value-type="float">
            <text:p>0.744</text:p>
          </table:table-cell>
          <table:table-cell office:value-type="float" office:value="0.0353396220818628" calcext:value-type="float">
            <text:p>0.0353396220818628</text:p>
          </table:table-cell>
          <table:table-cell office:value-type="float" office:value="0.742" calcext:value-type="float">
            <text:p>0.742</text:p>
          </table:table-cell>
          <table:table-cell office:value-type="float" office:value="0.0468567557088149" calcext:value-type="float">
            <text:p>0.0468567557088149</text:p>
          </table:table-cell>
          <table:table-cell office:value-type="float" office:value="0.74" calcext:value-type="float">
            <text:p>0.74</text:p>
          </table:table-cell>
          <table:table-cell office:value-type="float" office:value="0.0397212509593765" calcext:value-type="float">
            <text:p>0.0397212509593765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67574633389072" calcext:value-type="float">
            <text:p>0.0367574633389072</text:p>
          </table:table-cell>
          <table:table-cell office:value-type="float" office:value="0.745" calcext:value-type="float">
            <text:p>0.745</text:p>
          </table:table-cell>
          <table:table-cell office:value-type="float" office:value="0.0299072640748773" calcext:value-type="float">
            <text:p>0.0299072640748773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39280283999985" calcext:value-type="float">
            <text:p>0.0339280283999985</text:p>
          </table:table-cell>
          <table:table-cell office:value-type="float" office:value="0.745" calcext:value-type="float">
            <text:p>0.745</text:p>
          </table:table-cell>
          <table:table-cell office:value-type="float" office:value="0.0330823887354653" calcext:value-type="float">
            <text:p>0.03308238873546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redit-g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87154864219589" calcext:value-type="float">
            <text:p>0.0387154864219589</text:p>
          </table:table-cell>
          <table:table-cell office:value-type="float" office:value="0.75" calcext:value-type="float">
            <text:p>0.75</text:p>
          </table:table-cell>
          <table:table-cell office:value-type="float" office:value="0.0319722101554181" calcext:value-type="float">
            <text:p>0.0319722101554181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39280283999985" calcext:value-type="float">
            <text:p>0.0339280283999985</text:p>
          </table:table-cell>
          <table:table-cell office:value-type="float" office:value="0.767" calcext:value-type="float">
            <text:p>0.767</text:p>
          </table:table-cell>
          <table:table-cell office:value-type="float" office:value="0.0429599296502631" calcext:value-type="float">
            <text:p>0.0429599296502631</text:p>
          </table:table-cell>
          <table:table-cell office:value-type="float" office:value="0.745" calcext:value-type="float">
            <text:p>0.745</text:p>
          </table:table-cell>
          <table:table-cell office:value-type="float" office:value="0.0337474278855276" calcext:value-type="float">
            <text:p>0.0337474278855276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66515120197425" calcext:value-type="float">
            <text:p>0.0366515120197425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65756445982539" calcext:value-type="float">
            <text:p>0.0365756445982539</text:p>
          </table:table-cell>
          <table:table-cell office:value-type="float" office:value="0.763" calcext:value-type="float">
            <text:p>0.763</text:p>
          </table:table-cell>
          <table:table-cell office:value-type="float" office:value="0.0419126074906664" calcext:value-type="float">
            <text:p>0.0419126074906664</text:p>
          </table:table-cell>
          <table:table-cell office:value-type="float" office:value="0.767" calcext:value-type="float">
            <text:p>0.767</text:p>
          </table:table-cell>
          <table:table-cell office:value-type="float" office:value="0.0400138864784603" calcext:value-type="float">
            <text:p>0.0400138864784603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5103022978402" calcext:value-type="float">
            <text:p>0.035103022978402</text:p>
          </table:table-cell>
          <table:table-cell office:value-type="float" office:value="0.757" calcext:value-type="float">
            <text:p>0.757</text:p>
          </table:table-cell>
          <table:table-cell office:value-type="float" office:value="0.0466785699104941" calcext:value-type="float">
            <text:p>0.0466785699104941</text:p>
          </table:table-cell>
          <table:table-cell office:value-type="float" office:value="0.762" calcext:value-type="float">
            <text:p>0.762</text:p>
          </table:table-cell>
          <table:table-cell office:value-type="float" office:value="0.0436653943835008" calcext:value-type="float">
            <text:p>0.0436653943835008</text:p>
          </table:table-cell>
          <table:table-cell office:value-type="float" office:value="0.762" calcext:value-type="float">
            <text:p>0.762</text:p>
          </table:table-cell>
          <table:table-cell office:value-type="float" office:value="0.0421109645262767" calcext:value-type="float">
            <text:p>0.0421109645262767</text:p>
          </table:table-cell>
          <table:table-cell office:value-type="float" office:value="0.755" calcext:value-type="float">
            <text:p>0.755</text:p>
          </table:table-cell>
          <table:table-cell office:value-type="float" office:value="0.0334165627596057" calcext:value-type="float">
            <text:p>0.0334165627596057</text:p>
          </table:table-cell>
          <table:table-cell office:value-type="float" office:value="0.765" calcext:value-type="float">
            <text:p>0.765</text:p>
          </table:table-cell>
          <table:table-cell office:value-type="float" office:value="0.0386580450158106" calcext:value-type="float">
            <text:p>0.0386580450158106</text:p>
          </table:table-cell>
          <table:table-cell office:value-type="float" office:value="0.748" calcext:value-type="float">
            <text:p>0.748</text:p>
          </table:table-cell>
          <table:table-cell office:value-type="float" office:value="0.0370585122924994" calcext:value-type="float">
            <text:p>0.03705851229249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redit-g</text:p>
          </table:table-cell>
          <table:table-cell office:value-type="float" office:value="0.757" calcext:value-type="float">
            <text:p>0.757</text:p>
          </table:table-cell>
          <table:table-cell office:value-type="float" office:value="0.045227818381562" calcext:value-type="float">
            <text:p>0.045227818381562</text:p>
          </table:table-cell>
          <table:table-cell office:value-type="float" office:value="0.751" calcext:value-type="float">
            <text:p>0.751</text:p>
          </table:table-cell>
          <table:table-cell office:value-type="float" office:value="0.0246981780704569" calcext:value-type="float">
            <text:p>0.0246981780704569</text:p>
          </table:table-cell>
          <table:table-cell office:value-type="float" office:value="0.764" calcext:value-type="float">
            <text:p>0.764</text:p>
          </table:table-cell>
          <table:table-cell office:value-type="float" office:value="0.0427395211328656" calcext:value-type="float">
            <text:p>0.0427395211328656</text:p>
          </table:table-cell>
          <table:table-cell office:value-type="float" office:value="0.768" calcext:value-type="float">
            <text:p>0.768</text:p>
          </table:table-cell>
          <table:table-cell office:value-type="float" office:value="0.0319026296373477" calcext:value-type="float">
            <text:p>0.0319026296373477</text:p>
          </table:table-cell>
          <table:table-cell office:value-type="float" office:value="0.759" calcext:value-type="float">
            <text:p>0.759</text:p>
          </table:table-cell>
          <table:table-cell office:value-type="float" office:value="0.041217579852399" calcext:value-type="float">
            <text:p>0.041217579852399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28125992061992" calcext:value-type="float">
            <text:p>0.0328125992061992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02581485810939" calcext:value-type="float">
            <text:p>0.0302581485810939</text:p>
          </table:table-cell>
          <table:table-cell office:value-type="float" office:value="0.777" calcext:value-type="float">
            <text:p>0.777</text:p>
          </table:table-cell>
          <table:table-cell office:value-type="float" office:value="0.0476211904279783" calcext:value-type="float">
            <text:p>0.0476211904279783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65300485141266" calcext:value-type="float">
            <text:p>0.0365300485141266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33999334663342" calcext:value-type="float">
            <text:p>0.0333999334663342</text:p>
          </table:table-cell>
          <table:table-cell office:value-type="float" office:value="0.767" calcext:value-type="float">
            <text:p>0.767</text:p>
          </table:table-cell>
          <table:table-cell office:value-type="float" office:value="0.043728963196287" calcext:value-type="float">
            <text:p>0.043728963196287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45768066130398" calcext:value-type="float">
            <text:p>0.0345768066130398</text:p>
          </table:table-cell>
          <table:table-cell office:value-type="float" office:value="0.771" calcext:value-type="float">
            <text:p>0.771</text:p>
          </table:table-cell>
          <table:table-cell office:value-type="float" office:value="0.0387154864219589" calcext:value-type="float">
            <text:p>0.0387154864219589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52924291535104" calcext:value-type="float">
            <text:p>0.0352924291535104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11982905514602" calcext:value-type="float">
            <text:p>0.0311982905514602</text:p>
          </table:table-cell>
          <table:table-cell office:value-type="float" office:value="0.749" calcext:value-type="float">
            <text:p>0.749</text:p>
          </table:table-cell>
          <table:table-cell office:value-type="float" office:value="0.0296085573216033" calcext:value-type="float">
            <text:p>0.02960855732160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redit-g</text:p>
          </table:table-cell>
          <table:table-cell office:value-type="float" office:value="0.759" calcext:value-type="float">
            <text:p>0.759</text:p>
          </table:table-cell>
          <table:table-cell office:value-type="float" office:value="0.0477144282860715" calcext:value-type="float">
            <text:p>0.0477144282860715</text:p>
          </table:table-cell>
          <table:table-cell office:value-type="float" office:value="0.751" calcext:value-type="float">
            <text:p>0.751</text:p>
          </table:table-cell>
          <table:table-cell office:value-type="float" office:value="0.0292308816911917" calcext:value-type="float">
            <text:p>0.0292308816911917</text:p>
          </table:table-cell>
          <table:table-cell office:value-type="float" office:value="0.763" calcext:value-type="float">
            <text:p>0.763</text:p>
          </table:table-cell>
          <table:table-cell office:value-type="float" office:value="0.0449814776695178" calcext:value-type="float">
            <text:p>0.0449814776695178</text:p>
          </table:table-cell>
          <table:table-cell office:value-type="float" office:value="0.772" calcext:value-type="float">
            <text:p>0.772</text:p>
          </table:table-cell>
          <table:table-cell office:value-type="float" office:value="0.0421109645262766" calcext:value-type="float">
            <text:p>0.0421109645262766</text:p>
          </table:table-cell>
          <table:table-cell office:value-type="float" office:value="0.763" calcext:value-type="float">
            <text:p>0.763</text:p>
          </table:table-cell>
          <table:table-cell office:value-type="float" office:value="0.0413790070231539" calcext:value-type="float">
            <text:p>0.0413790070231539</text:p>
          </table:table-cell>
          <table:table-cell office:value-type="float" office:value="0.764" calcext:value-type="float">
            <text:p>0.764</text:p>
          </table:table-cell>
          <table:table-cell office:value-type="float" office:value="0.0287518115371304" calcext:value-type="float">
            <text:p>0.0287518115371304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33999334663342" calcext:value-type="float">
            <text:p>0.0333999334663342</text:p>
          </table:table-cell>
          <table:table-cell office:value-type="float" office:value="0.777" calcext:value-type="float">
            <text:p>0.777</text:p>
          </table:table-cell>
          <table:table-cell office:value-type="float" office:value="0.0478539444560216" calcext:value-type="float">
            <text:p>0.0478539444560216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59165699921359" calcext:value-type="float">
            <text:p>0.0359165699921359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78447119452932" calcext:value-type="float">
            <text:p>0.0378447119452932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62705880232945" calcext:value-type="float">
            <text:p>0.0362705880232945</text:p>
          </table:table-cell>
          <table:table-cell office:value-type="float" office:value="0.765" calcext:value-type="float">
            <text:p>0.765</text:p>
          </table:table-cell>
          <table:table-cell office:value-type="float" office:value="0.0317104959840674" calcext:value-type="float">
            <text:p>0.0317104959840674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71782493162631" calcext:value-type="float">
            <text:p>0.0371782493162631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07137319994385" calcext:value-type="float">
            <text:p>0.0307137319994385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71333931776897" calcext:value-type="float">
            <text:p>0.0371333931776897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97396106975939" calcext:value-type="float">
            <text:p>0.029739610697593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redit-g</text:p>
          </table:table-cell>
          <table:table-cell office:value-type="float" office:value="0.755" calcext:value-type="float">
            <text:p>0.755</text:p>
          </table:table-cell>
          <table:table-cell office:value-type="float" office:value="0.0469633426786845" calcext:value-type="float">
            <text:p>0.0469633426786845</text:p>
          </table:table-cell>
          <table:table-cell office:value-type="float" office:value="0.75" calcext:value-type="float">
            <text:p>0.75</text:p>
          </table:table-cell>
          <table:table-cell office:value-type="float" office:value="0.0305505046330389" calcext:value-type="float">
            <text:p>0.0305505046330389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97771570404701" calcext:value-type="float">
            <text:p>0.0397771570404701</text:p>
          </table:table-cell>
          <table:table-cell office:value-type="float" office:value="0.765" calcext:value-type="float">
            <text:p>0.765</text:p>
          </table:table-cell>
          <table:table-cell office:value-type="float" office:value="0.0414326763155201" calcext:value-type="float">
            <text:p>0.0414326763155201</text:p>
          </table:table-cell>
          <table:table-cell office:value-type="float" office:value="0.771" calcext:value-type="float">
            <text:p>0.771</text:p>
          </table:table-cell>
          <table:table-cell office:value-type="float" office:value="0.0363470921960905" calcext:value-type="float">
            <text:p>0.0363470921960905</text:p>
          </table:table-cell>
          <table:table-cell office:value-type="float" office:value="0.769" calcext:value-type="float">
            <text:p>0.769</text:p>
          </table:table-cell>
          <table:table-cell office:value-type="float" office:value="0.0344641520681675" calcext:value-type="float">
            <text:p>0.0344641520681675</text:p>
          </table:table-cell>
          <table:table-cell office:value-type="float" office:value="0.775" calcext:value-type="float">
            <text:p>0.775</text:p>
          </table:table-cell>
          <table:table-cell office:value-type="float" office:value="0.0310017920628971" calcext:value-type="float">
            <text:p>0.0310017920628971</text:p>
          </table:table-cell>
          <table:table-cell office:value-type="float" office:value="0.77" calcext:value-type="float">
            <text:p>0.77</text:p>
          </table:table-cell>
          <table:table-cell office:value-type="float" office:value="0.0434613493680176" calcext:value-type="float">
            <text:p>0.0434613493680176</text:p>
          </table:table-cell>
          <table:table-cell office:value-type="float" office:value="0.768" calcext:value-type="float">
            <text:p>0.768</text:p>
          </table:table-cell>
          <table:table-cell office:value-type="float" office:value="0.038528488738133" calcext:value-type="float">
            <text:p>0.038528488738133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14289321768617" calcext:value-type="float">
            <text:p>0.0314289321768617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69534241384415" calcext:value-type="float">
            <text:p>0.0369534241384415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33499958354153" calcext:value-type="float">
            <text:p>0.0333499958354153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64539283053128" calcext:value-type="float">
            <text:p>0.0364539283053128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23350515007407" calcext:value-type="float">
            <text:p>0.0323350515007407</text:p>
          </table:table-cell>
          <table:table-cell office:value-type="float" office:value="0.764" calcext:value-type="float">
            <text:p>0.764</text:p>
          </table:table-cell>
          <table:table-cell office:value-type="float" office:value="0.0400555170287994" calcext:value-type="float">
            <text:p>0.0400555170287994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76686746259295" calcext:value-type="float">
            <text:p>0.027668674625929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redit-g</text:p>
          </table:table-cell>
          <table:table-cell office:value-type="float" office:value="0.7572" calcext:value-type="float">
            <text:p>0.7572</text:p>
          </table:table-cell>
          <table:table-cell office:value-type="float" office:value="0.0439000603359252" calcext:value-type="float">
            <text:p>0.043900060335925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0342224686631391" calcext:value-type="float">
            <text:p>0.0342224686631391</text:p>
          </table:table-cell>
          <table:table-cell office:value-type="float" office:value="0.7606" calcext:value-type="float">
            <text:p>0.7606</text:p>
          </table:table-cell>
          <table:table-cell office:value-type="float" office:value="0.0395148057614909" calcext:value-type="float">
            <text:p>0.0395148057614909</text:p>
          </table:table-cell>
          <table:table-cell office:value-type="float" office:value="0.7652" calcext:value-type="float">
            <text:p>0.7652</text:p>
          </table:table-cell>
          <table:table-cell office:value-type="float" office:value="0.0407341707974911" calcext:value-type="float">
            <text:p>0.0407341707974911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0396912415365982" calcext:value-type="float">
            <text:p>0.0396912415365982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34030052498842" calcext:value-type="float">
            <text:p>0.0334030052498842</text:p>
          </table:table-cell>
          <table:table-cell office:value-type="float" office:value="0.7614" calcext:value-type="float">
            <text:p>0.7614</text:p>
          </table:table-cell>
          <table:table-cell office:value-type="float" office:value="0.0310359797406673" calcext:value-type="float">
            <text:p>0.0310359797406673</text:p>
          </table:table-cell>
          <table:table-cell office:value-type="float" office:value="0.7668" calcext:value-type="float">
            <text:p>0.7668</text:p>
          </table:table-cell>
          <table:table-cell office:value-type="float" office:value="0.0462825166366628" calcext:value-type="float">
            <text:p>0.0462825166366628</text:p>
          </table:table-cell>
          <table:table-cell office:value-type="float" office:value="0.7624" calcext:value-type="float">
            <text:p>0.7624</text:p>
          </table:table-cell>
          <table:table-cell office:value-type="float" office:value="0.0379752590555524" calcext:value-type="float">
            <text:p>0.0379752590555524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0346232445297508" calcext:value-type="float">
            <text:p>0.0346232445297508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0420976601954664" calcext:value-type="float">
            <text:p>0.0420976601954664</text:p>
          </table:table-cell>
          <table:table-cell office:value-type="float" office:value="0.7584" calcext:value-type="float">
            <text:p>0.7584</text:p>
          </table:table-cell>
          <table:table-cell office:value-type="float" office:value="0.03660478875508" calcext:value-type="float">
            <text:p>0.03660478875508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0382432183817437" calcext:value-type="float">
            <text:p>0.0382432183817437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0323330078976345" calcext:value-type="float">
            <text:p>0.0323330078976345</text:p>
          </table:table-cell>
          <table:table-cell office:value-type="float" office:value="0.7624" calcext:value-type="float">
            <text:p>0.7624</text:p>
          </table:table-cell>
          <table:table-cell office:value-type="float" office:value="0.0361946548347517" calcext:value-type="float">
            <text:p>0.0361946548347517</text:p>
          </table:table-cell>
          <table:table-cell office:value-type="float" office:value="0.7518" calcext:value-type="float">
            <text:p>0.7518</text:p>
          </table:table-cell>
          <table:table-cell office:value-type="float" office:value="0.0314315487346183" calcext:value-type="float">
            <text:p>0.03143154873461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46" calcext:value-type="float">
            <text:p>0.746</text:p>
          </table:table-cell>
          <table:table-cell office:value-type="float" office:value="0.0350238014308365" calcext:value-type="float">
            <text:p>0.0350238014308365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87154864219589" calcext:value-type="float">
            <text:p>0.0387154864219589</text:p>
          </table:table-cell>
          <table:table-cell office:value-type="float" office:value="0.729" calcext:value-type="float">
            <text:p>0.729</text:p>
          </table:table-cell>
          <table:table-cell office:value-type="float" office:value="0.0425440947723652" calcext:value-type="float">
            <text:p>0.0425440947723652</text:p>
          </table:table-cell>
          <table:table-cell office:value-type="float" office:value="0.744" calcext:value-type="float">
            <text:p>0.744</text:p>
          </table:table-cell>
          <table:table-cell office:value-type="float" office:value="0.0467142614436129" calcext:value-type="float">
            <text:p>0.0467142614436129</text:p>
          </table:table-cell>
          <table:table-cell office:value-type="float" office:value="0.752" calcext:value-type="float">
            <text:p>0.752</text:p>
          </table:table-cell>
          <table:table-cell office:value-type="float" office:value="0.0322490309931942" calcext:value-type="float">
            <text:p>0.0322490309931942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80642731296538" calcext:value-type="float">
            <text:p>0.0380642731296538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09300285590988" calcext:value-type="float">
            <text:p>0.0309300285590988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23350515007407" calcext:value-type="float">
            <text:p>0.0323350515007407</text:p>
          </table:table-cell>
          <table:table-cell office:value-type="float" office:value="0.731" calcext:value-type="float">
            <text:p>0.731</text:p>
          </table:table-cell>
          <table:table-cell office:value-type="float" office:value="0.0433205109234259" calcext:value-type="float">
            <text:p>0.0433205109234259</text:p>
          </table:table-cell>
          <table:table-cell office:value-type="float" office:value="0.75" calcext:value-type="float">
            <text:p>0.75</text:p>
          </table:table-cell>
          <table:table-cell office:value-type="float" office:value="0.0362092683040007" calcext:value-type="float">
            <text:p>0.0362092683040007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26768691550732" calcext:value-type="float">
            <text:p>0.0326768691550732</text:p>
          </table:table-cell>
          <table:table-cell office:value-type="float" office:value="0.754" calcext:value-type="float">
            <text:p>0.754</text:p>
          </table:table-cell>
          <table:table-cell office:value-type="float" office:value="0.0414192655120242" calcext:value-type="float">
            <text:p>0.0414192655120242</text:p>
          </table:table-cell>
          <table:table-cell office:value-type="float" office:value="0.744" calcext:value-type="float">
            <text:p>0.744</text:p>
          </table:table-cell>
          <table:table-cell office:value-type="float" office:value="0.0469515116310907" calcext:value-type="float">
            <text:p>0.0469515116310907</text:p>
          </table:table-cell>
          <table:table-cell office:value-type="float" office:value="0.741" calcext:value-type="float">
            <text:p>0.741</text:p>
          </table:table-cell>
          <table:table-cell office:value-type="float" office:value="0.0392852813828962" calcext:value-type="float">
            <text:p>0.0392852813828962</text:p>
          </table:table-cell>
          <table:table-cell office:value-type="float" office:value="0.73" calcext:value-type="float">
            <text:p>0.73</text:p>
          </table:table-cell>
          <table:table-cell office:value-type="float" office:value="0.0309120616516523" calcext:value-type="float">
            <text:p>0.0309120616516523</text:p>
          </table:table-cell>
          <table:table-cell office:value-type="float" office:value="0.747" calcext:value-type="float">
            <text:p>0.747</text:p>
          </table:table-cell>
          <table:table-cell office:value-type="float" office:value="0.0359165699921359" calcext:value-type="float">
            <text:p>0.03591656999213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5298221281347" calcext:value-type="float">
            <text:p>0.025298221281347</text:p>
          </table:table-cell>
          <table:table-cell office:value-type="float" office:value="0.757" calcext:value-type="float">
            <text:p>0.757</text:p>
          </table:table-cell>
          <table:table-cell office:value-type="float" office:value="0.0471522357193519" calcext:value-type="float">
            <text:p>0.0471522357193519</text:p>
          </table:table-cell>
          <table:table-cell office:value-type="float" office:value="0.744" calcext:value-type="float">
            <text:p>0.744</text:p>
          </table:table-cell>
          <table:table-cell office:value-type="float" office:value="0.0356526452189892" calcext:value-type="float">
            <text:p>0.0356526452189892</text:p>
          </table:table-cell>
          <table:table-cell office:value-type="float" office:value="0.76" calcext:value-type="float">
            <text:p>0.76</text:p>
          </table:table-cell>
          <table:table-cell office:value-type="float" office:value="0.0447213595499958" calcext:value-type="float">
            <text:p>0.0447213595499958</text:p>
          </table:table-cell>
          <table:table-cell office:value-type="float" office:value="0.756" calcext:value-type="float">
            <text:p>0.756</text:p>
          </table:table-cell>
          <table:table-cell office:value-type="float" office:value="0.0241292814278051" calcext:value-type="float">
            <text:p>0.0241292814278051</text:p>
          </table:table-cell>
          <table:table-cell office:value-type="float" office:value="0.76" calcext:value-type="float">
            <text:p>0.76</text:p>
          </table:table-cell>
          <table:table-cell office:value-type="float" office:value="0.0346410161513775" calcext:value-type="float">
            <text:p>0.0346410161513775</text:p>
          </table:table-cell>
          <table:table-cell office:value-type="float" office:value="0.755" calcext:value-type="float">
            <text:p>0.755</text:p>
          </table:table-cell>
          <table:table-cell office:value-type="float" office:value="0.0380788655293195" calcext:value-type="float">
            <text:p>0.0380788655293195</text:p>
          </table:table-cell>
          <table:table-cell office:value-type="float" office:value="0.748" calcext:value-type="float">
            <text:p>0.748</text:p>
          </table:table-cell>
          <table:table-cell office:value-type="float" office:value="0.0239443799947573" calcext:value-type="float">
            <text:p>0.0239443799947573</text:p>
          </table:table-cell>
          <table:table-cell office:value-type="float" office:value="0.756" calcext:value-type="float">
            <text:p>0.756</text:p>
          </table:table-cell>
          <table:table-cell office:value-type="float" office:value="0.050155314330144" calcext:value-type="float">
            <text:p>0.050155314330144</text:p>
          </table:table-cell>
          <table:table-cell office:value-type="float" office:value="0.76" calcext:value-type="float">
            <text:p>0.76</text:p>
          </table:table-cell>
          <table:table-cell office:value-type="float" office:value="0.0316227766016838" calcext:value-type="float">
            <text:p>0.0316227766016838</text:p>
          </table:table-cell>
          <table:table-cell office:value-type="float" office:value="0.746" calcext:value-type="float">
            <text:p>0.746</text:p>
          </table:table-cell>
          <table:table-cell office:value-type="float" office:value="0.0362705880232945" calcext:value-type="float">
            <text:p>0.0362705880232945</text:p>
          </table:table-cell>
          <table:table-cell office:value-type="float" office:value="0.749" calcext:value-type="float">
            <text:p>0.749</text:p>
          </table:table-cell>
          <table:table-cell office:value-type="float" office:value="0.0310733898304571" calcext:value-type="float">
            <text:p>0.0310733898304571</text:p>
          </table:table-cell>
          <table:table-cell office:value-type="float" office:value="0.746" calcext:value-type="float">
            <text:p>0.746</text:p>
          </table:table-cell>
          <table:table-cell office:value-type="float" office:value="0.044522154285504" calcext:value-type="float">
            <text:p>0.044522154285504</text:p>
          </table:table-cell>
          <table:table-cell office:value-type="float" office:value="0.759" calcext:value-type="float">
            <text:p>0.759</text:p>
          </table:table-cell>
          <table:table-cell office:value-type="float" office:value="0.0450801754901444" calcext:value-type="float">
            <text:p>0.0450801754901444</text:p>
          </table:table-cell>
          <table:table-cell office:value-type="float" office:value="0.755" calcext:value-type="float">
            <text:p>0.755</text:p>
          </table:table-cell>
          <table:table-cell office:value-type="float" office:value="0.0275882422620781" calcext:value-type="float">
            <text:p>0.0275882422620781</text:p>
          </table:table-cell>
          <table:table-cell office:value-type="float" office:value="0.754" calcext:value-type="float">
            <text:p>0.754</text:p>
          </table:table-cell>
          <table:table-cell office:value-type="float" office:value="0.0427395211328656" calcext:value-type="float">
            <text:p>0.04273952113286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62" calcext:value-type="float">
            <text:p>0.762</text:p>
          </table:table-cell>
          <table:table-cell office:value-type="float" office:value="0.0261618891604648" calcext:value-type="float">
            <text:p>0.0261618891604648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80642731296538" calcext:value-type="float">
            <text:p>0.0380642731296538</text:p>
          </table:table-cell>
          <table:table-cell office:value-type="float" office:value="0.758" calcext:value-type="float">
            <text:p>0.758</text:p>
          </table:table-cell>
          <table:table-cell office:value-type="float" office:value="0.0454116969758037" calcext:value-type="float">
            <text:p>0.0454116969758037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21282153600573" calcext:value-type="float">
            <text:p>0.0321282153600573</text:p>
          </table:table-cell>
          <table:table-cell office:value-type="float" office:value="0.76" calcext:value-type="float">
            <text:p>0.76</text:p>
          </table:table-cell>
          <table:table-cell office:value-type="float" office:value="0.0323178657161088" calcext:value-type="float">
            <text:p>0.0323178657161088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19895816373602" calcext:value-type="float">
            <text:p>0.0319895816373602</text:p>
          </table:table-cell>
          <table:table-cell office:value-type="float" office:value="0.749" calcext:value-type="float">
            <text:p>0.749</text:p>
          </table:table-cell>
          <table:table-cell office:value-type="float" office:value="0.0406748625620842" calcext:value-type="float">
            <text:p>0.0406748625620842</text:p>
          </table:table-cell>
          <table:table-cell office:value-type="float" office:value="0.76" calcext:value-type="float">
            <text:p>0.76</text:p>
          </table:table-cell>
          <table:table-cell office:value-type="float" office:value="0.0346410161513775" calcext:value-type="float">
            <text:p>0.0346410161513775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4253953543107" calcext:value-type="float">
            <text:p>0.034253953543107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70585122924994" calcext:value-type="float">
            <text:p>0.0370585122924994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83550663030467" calcext:value-type="float">
            <text:p>0.0383550663030467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4253953543107" calcext:value-type="float">
            <text:p>0.034253953543107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33499958354153" calcext:value-type="float">
            <text:p>0.0333499958354153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86005181312375" calcext:value-type="float">
            <text:p>0.0386005181312375</text:p>
          </table:table-cell>
          <table:table-cell office:value-type="float" office:value="0.76" calcext:value-type="float">
            <text:p>0.76</text:p>
          </table:table-cell>
          <table:table-cell office:value-type="float" office:value="0.032659863237109" calcext:value-type="float">
            <text:p>0.032659863237109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43834585552736" calcext:value-type="float">
            <text:p>0.03438345855527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64365067451978" calcext:value-type="float">
            <text:p>0.0264365067451978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21282153600573" calcext:value-type="float">
            <text:p>0.0321282153600573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46570499481867" calcext:value-type="float">
            <text:p>0.0346570499481867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14289321768617" calcext:value-type="float">
            <text:p>0.0314289321768617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82390143991999" calcext:value-type="float">
            <text:p>0.0382390143991999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43349514181816" calcext:value-type="float">
            <text:p>0.0343349514181816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97352348538282" calcext:value-type="float">
            <text:p>0.0397352348538282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5213633723318" calcext:value-type="float">
            <text:p>0.035213633723318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59629438913631" calcext:value-type="float">
            <text:p>0.0359629438913631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72528895225293" calcext:value-type="float">
            <text:p>0.0372528895225293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71333931776896" calcext:value-type="float">
            <text:p>0.0371333931776896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29309040939426" calcext:value-type="float">
            <text:p>0.0329309040939426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61478445646025" calcext:value-type="float">
            <text:p>0.0361478445646025</text:p>
          </table:table-cell>
          <table:table-cell office:value-type="float" office:value="0.76" calcext:value-type="float">
            <text:p>0.76</text:p>
          </table:table-cell>
          <table:table-cell office:value-type="float" office:value="0.0346410161513775" calcext:value-type="float">
            <text:p>0.0346410161513775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10733898304571" calcext:value-type="float">
            <text:p>0.0310733898304571</text:p>
          </table:table-cell>
          <table:table-cell office:value-type="float" office:value="0.768" calcext:value-type="float">
            <text:p>0.768</text:p>
          </table:table-cell>
          <table:table-cell office:value-type="float" office:value="0.034253953543107" calcext:value-type="float">
            <text:p>0.0342539535431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92308816911916" calcext:value-type="float">
            <text:p>0.0292308816911916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39280283999985" calcext:value-type="float">
            <text:p>0.03392802839999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78447119452932" calcext:value-type="float">
            <text:p>0.0378447119452932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74064063881259" calcext:value-type="float">
            <text:p>0.0274064063881259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77270901784557" calcext:value-type="float">
            <text:p>0.0377270901784557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57304725222976" calcext:value-type="float">
            <text:p>0.0357304725222976</text:p>
          </table:table-cell>
          <table:table-cell office:value-type="float" office:value="0.752" calcext:value-type="float">
            <text:p>0.752</text:p>
          </table:table-cell>
          <table:table-cell office:value-type="float" office:value="0.0339280283999986" calcext:value-type="float">
            <text:p>0.0339280283999986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41402336775183" calcext:value-type="float">
            <text:p>0.0341402336775183</text:p>
          </table:table-cell>
          <table:table-cell office:value-type="float" office:value="0.76" calcext:value-type="float">
            <text:p>0.76</text:p>
          </table:table-cell>
          <table:table-cell office:value-type="float" office:value="0.034960294939005" calcext:value-type="float">
            <text:p>0.034960294939005</text:p>
          </table:table-cell>
          <table:table-cell office:value-type="float" office:value="0.757" calcext:value-type="float">
            <text:p>0.757</text:p>
          </table:table-cell>
          <table:table-cell office:value-type="float" office:value="0.0405654478042034" calcext:value-type="float">
            <text:p>0.0405654478042034</text:p>
          </table:table-cell>
          <table:table-cell office:value-type="float" office:value="0.76" calcext:value-type="float">
            <text:p>0.76</text:p>
          </table:table-cell>
          <table:table-cell office:value-type="float" office:value="0.0309120616516523" calcext:value-type="float">
            <text:p>0.0309120616516523</text:p>
          </table:table-cell>
          <table:table-cell office:value-type="float" office:value="0.762" calcext:value-type="float">
            <text:p>0.762</text:p>
          </table:table-cell>
          <table:table-cell office:value-type="float" office:value="0.0285968141193696" calcext:value-type="float">
            <text:p>0.0285968141193696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73571352696584" calcext:value-type="float">
            <text:p>0.0373571352696584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89301368550838" calcext:value-type="float">
            <text:p>0.0389301368550838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63470921960906" calcext:value-type="float">
            <text:p>0.0363470921960906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33999334663342" calcext:value-type="float">
            <text:p>0.033399933466334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0284302600618075" calcext:value-type="float">
            <text:p>0.0284302600618075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0379976478062041" calcext:value-type="float">
            <text:p>0.0379976478062041</text:p>
          </table:table-cell>
          <table:table-cell office:value-type="float" office:value="0.747" calcext:value-type="float">
            <text:p>0.747</text:p>
          </table:table-cell>
          <table:table-cell office:value-type="float" office:value="0.0392220397721276" calcext:value-type="float">
            <text:p>0.0392220397721276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0364798349837307" calcext:value-type="float">
            <text:p>0.0364798349837307</text:p>
          </table:table-cell>
          <table:table-cell office:value-type="float" office:value="0.7586" calcext:value-type="float">
            <text:p>0.7586</text:p>
          </table:table-cell>
          <table:table-cell office:value-type="float" office:value="0.0329324565429527" calcext:value-type="float">
            <text:p>0.0329324565429527</text:p>
          </table:table-cell>
          <table:table-cell office:value-type="float" office:value="0.7606" calcext:value-type="float">
            <text:p>0.7606</text:p>
          </table:table-cell>
          <table:table-cell office:value-type="float" office:value="0.0349520589717741" calcext:value-type="float">
            <text:p>0.0349520589717741</text:p>
          </table:table-cell>
          <table:table-cell office:value-type="float" office:value="0.7504" calcext:value-type="float">
            <text:p>0.7504</text:p>
          </table:table-cell>
          <table:table-cell office:value-type="float" office:value="0.0366694039808659" calcext:value-type="float">
            <text:p>0.0366694039808659</text:p>
          </table:table-cell>
          <table:table-cell office:value-type="float" office:value="0.7548" calcext:value-type="float">
            <text:p>0.7548</text:p>
          </table:table-cell>
          <table:table-cell office:value-type="float" office:value="0.0320548630095424" calcext:value-type="float">
            <text:p>0.0320548630095424</text:p>
          </table:table-cell>
          <table:table-cell office:value-type="float" office:value="0.7542" calcext:value-type="float">
            <text:p>0.7542</text:p>
          </table:table-cell>
          <table:table-cell office:value-type="float" office:value="0.039730603525409" calcext:value-type="float">
            <text:p>0.039730603525409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0365417789049833" calcext:value-type="float">
            <text:p>0.0365417789049833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0350695956621513" calcext:value-type="float">
            <text:p>0.0350695956621513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0336548654197801" calcext:value-type="float">
            <text:p>0.0336548654197801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0396657283172542" calcext:value-type="float">
            <text:p>0.0396657283172542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0393074256021479" calcext:value-type="float">
            <text:p>0.0393074256021479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0317161298354774" calcext:value-type="float">
            <text:p>0.0317161298354774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0361386873379433" calcext:value-type="float">
            <text:p>0.03613868733794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office:value-type="float" office:value="0.751247436773753" calcext:value-type="float">
            <text:p>0.751247436773753</text:p>
          </table:table-cell>
          <table:table-cell office:value-type="float" office:value="0.0489004567192844" calcext:value-type="float">
            <text:p>0.0489004567192844</text:p>
          </table:table-cell>
          <table:table-cell office:value-type="float" office:value="0.730485304169515" calcext:value-type="float">
            <text:p>0.730485304169515</text:p>
          </table:table-cell>
          <table:table-cell office:value-type="float" office:value="0.0553336109543233" calcext:value-type="float">
            <text:p>0.0553336109543233</text:p>
          </table:table-cell>
          <table:table-cell office:value-type="float" office:value="0.746018455228982" calcext:value-type="float">
            <text:p>0.746018455228982</text:p>
          </table:table-cell>
          <table:table-cell office:value-type="float" office:value="0.0636041395056953" calcext:value-type="float">
            <text:p>0.0636041395056953</text:p>
          </table:table-cell>
          <table:table-cell office:value-type="float" office:value="0.749965823650034" calcext:value-type="float">
            <text:p>0.749965823650034</text:p>
          </table:table-cell>
          <table:table-cell office:value-type="float" office:value="0.0542679712220925" calcext:value-type="float">
            <text:p>0.0542679712220925</text:p>
          </table:table-cell>
          <table:table-cell office:value-type="float" office:value="0.760355434039645" calcext:value-type="float">
            <text:p>0.760355434039645</text:p>
          </table:table-cell>
          <table:table-cell office:value-type="float" office:value="0.0503951626331082" calcext:value-type="float">
            <text:p>0.0503951626331082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613761557872829" calcext:value-type="float">
            <text:p>0.0613761557872829</text:p>
          </table:table-cell>
          <table:table-cell office:value-type="float" office:value="0.746120984278879" calcext:value-type="float">
            <text:p>0.746120984278879</text:p>
          </table:table-cell>
          <table:table-cell office:value-type="float" office:value="0.0482582250874517" calcext:value-type="float">
            <text:p>0.0482582250874517</text:p>
          </table:table-cell>
          <table:table-cell office:value-type="float" office:value="0.748564593301435" calcext:value-type="float">
            <text:p>0.748564593301435</text:p>
          </table:table-cell>
          <table:table-cell office:value-type="float" office:value="0.0754849678691355" calcext:value-type="float">
            <text:p>0.0754849678691355</text:p>
          </table:table-cell>
          <table:table-cell office:value-type="float" office:value="0.735645933014354" calcext:value-type="float">
            <text:p>0.735645933014354</text:p>
          </table:table-cell>
          <table:table-cell office:value-type="float" office:value="0.0613594251120539" calcext:value-type="float">
            <text:p>0.0613594251120539</text:p>
          </table:table-cell>
          <table:table-cell office:value-type="float" office:value="0.760355434039645" calcext:value-type="float">
            <text:p>0.760355434039645</text:p>
          </table:table-cell>
          <table:table-cell office:value-type="float" office:value="0.0505034001915144" calcext:value-type="float">
            <text:p>0.0505034001915144</text:p>
          </table:table-cell>
          <table:table-cell office:value-type="float" office:value="0.743438140806562" calcext:value-type="float">
            <text:p>0.743438140806562</text:p>
          </table:table-cell>
          <table:table-cell office:value-type="float" office:value="0.0538098282319518" calcext:value-type="float">
            <text:p>0.0538098282319518</text:p>
          </table:table-cell>
          <table:table-cell office:value-type="float" office:value="0.760338345864662" calcext:value-type="float">
            <text:p>0.760338345864662</text:p>
          </table:table-cell>
          <table:table-cell office:value-type="float" office:value="0.0571665931707366" calcext:value-type="float">
            <text:p>0.0571665931707366</text:p>
          </table:table-cell>
          <table:table-cell office:value-type="float" office:value="0.756425153793575" calcext:value-type="float">
            <text:p>0.756425153793575</text:p>
          </table:table-cell>
          <table:table-cell office:value-type="float" office:value="0.046642628460088" calcext:value-type="float">
            <text:p>0.046642628460088</text:p>
          </table:table-cell>
          <table:table-cell office:value-type="float" office:value="0.74865003417635" calcext:value-type="float">
            <text:p>0.74865003417635</text:p>
          </table:table-cell>
          <table:table-cell office:value-type="float" office:value="0.0595318733970124" calcext:value-type="float">
            <text:p>0.0595318733970124</text:p>
          </table:table-cell>
          <table:table-cell office:value-type="float" office:value="0.729186602870813" calcext:value-type="float">
            <text:p>0.729186602870813</text:p>
          </table:table-cell>
          <table:table-cell office:value-type="float" office:value="0.0516211111602013" calcext:value-type="float">
            <text:p>0.0516211111602013</text:p>
          </table:table-cell>
          <table:table-cell office:value-type="float" office:value="0.755126452494874" calcext:value-type="float">
            <text:p>0.755126452494874</text:p>
          </table:table-cell>
          <table:table-cell office:value-type="float" office:value="0.0603055228984628" calcext:value-type="float">
            <text:p>0.06030552289846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office:value-type="float" office:value="0.752529049897471" calcext:value-type="float">
            <text:p>0.752529049897471</text:p>
          </table:table-cell>
          <table:table-cell office:value-type="float" office:value="0.0609513800458754" calcext:value-type="float">
            <text:p>0.0609513800458754</text:p>
          </table:table-cell>
          <table:table-cell office:value-type="float" office:value="0.743403964456596" calcext:value-type="float">
            <text:p>0.743403964456596</text:p>
          </table:table-cell>
          <table:table-cell office:value-type="float" office:value="0.0578864824611605" calcext:value-type="float">
            <text:p>0.0578864824611605</text:p>
          </table:table-cell>
          <table:table-cell office:value-type="float" office:value="0.757740943267259" calcext:value-type="float">
            <text:p>0.757740943267259</text:p>
          </table:table-cell>
          <table:table-cell office:value-type="float" office:value="0.0585304320957232" calcext:value-type="float">
            <text:p>0.0585304320957232</text:p>
          </table:table-cell>
          <table:table-cell office:value-type="float" office:value="0.749931647300068" calcext:value-type="float">
            <text:p>0.749931647300068</text:p>
          </table:table-cell>
          <table:table-cell office:value-type="float" office:value="0.052848629585612" calcext:value-type="float">
            <text:p>0.052848629585612</text:p>
          </table:table-cell>
          <table:table-cell office:value-type="float" office:value="0.773342447026658" calcext:value-type="float">
            <text:p>0.773342447026658</text:p>
          </table:table-cell>
          <table:table-cell office:value-type="float" office:value="0.0663019329796429" calcext:value-type="float">
            <text:p>0.0663019329796429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543262320730406" calcext:value-type="float">
            <text:p>0.0543262320730406</text:p>
          </table:table-cell>
          <table:table-cell office:value-type="float" office:value="0.757775119617225" calcext:value-type="float">
            <text:p>0.757775119617225</text:p>
          </table:table-cell>
          <table:table-cell office:value-type="float" office:value="0.0510440087719746" calcext:value-type="float">
            <text:p>0.0510440087719746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555104074012198" calcext:value-type="float">
            <text:p>0.0555104074012198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571652991348909" calcext:value-type="float">
            <text:p>0.0571652991348909</text:p>
          </table:table-cell>
          <table:table-cell office:value-type="float" office:value="0.765533151059467" calcext:value-type="float">
            <text:p>0.765533151059467</text:p>
          </table:table-cell>
          <table:table-cell office:value-type="float" office:value="0.0463054474569032" calcext:value-type="float">
            <text:p>0.0463054474569032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520603808113676" calcext:value-type="float">
            <text:p>0.0520603808113676</text:p>
          </table:table-cell>
          <table:table-cell office:value-type="float" office:value="0.757758031442242" calcext:value-type="float">
            <text:p>0.757758031442242</text:p>
          </table:table-cell>
          <table:table-cell office:value-type="float" office:value="0.0610037050343989" calcext:value-type="float">
            <text:p>0.0610037050343989</text:p>
          </table:table-cell>
          <table:table-cell office:value-type="float" office:value="0.765498974709501" calcext:value-type="float">
            <text:p>0.765498974709501</text:p>
          </table:table-cell>
          <table:table-cell office:value-type="float" office:value="0.0632821595469829" calcext:value-type="float">
            <text:p>0.0632821595469829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517499234631271" calcext:value-type="float">
            <text:p>0.0517499234631271</text:p>
          </table:table-cell>
          <table:table-cell office:value-type="float" office:value="0.747351332877649" calcext:value-type="float">
            <text:p>0.747351332877649</text:p>
          </table:table-cell>
          <table:table-cell office:value-type="float" office:value="0.0510943258323286" calcext:value-type="float">
            <text:p>0.0510943258323286</text:p>
          </table:table-cell>
          <table:table-cell office:value-type="float" office:value="0.759022556390977" calcext:value-type="float">
            <text:p>0.759022556390977</text:p>
          </table:table-cell>
          <table:table-cell office:value-type="float" office:value="0.0589273573113209" calcext:value-type="float">
            <text:p>0.05892735731132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office:value-type="float" office:value="0.759022556390977" calcext:value-type="float">
            <text:p>0.759022556390977</text:p>
          </table:table-cell>
          <table:table-cell office:value-type="float" office:value="0.0639142316239898" calcext:value-type="float">
            <text:p>0.0639142316239898</text:p>
          </table:table-cell>
          <table:table-cell office:value-type="float" office:value="0.752597402597403" calcext:value-type="float">
            <text:p>0.752597402597403</text:p>
          </table:table-cell>
          <table:table-cell office:value-type="float" office:value="0.0623473486316771" calcext:value-type="float">
            <text:p>0.0623473486316771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626454659765588" calcext:value-type="float">
            <text:p>0.0626454659765588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549550352609987" calcext:value-type="float">
            <text:p>0.0549550352609987</text:p>
          </table:table-cell>
          <table:table-cell office:value-type="float" office:value="0.773376623376623" calcext:value-type="float">
            <text:p>0.773376623376623</text:p>
          </table:table-cell>
          <table:table-cell office:value-type="float" office:value="0.0535376640159886" calcext:value-type="float">
            <text:p>0.0535376640159886</text:p>
          </table:table-cell>
          <table:table-cell office:value-type="float" office:value="0.749897470950102" calcext:value-type="float">
            <text:p>0.749897470950102</text:p>
          </table:table-cell>
          <table:table-cell office:value-type="float" office:value="0.058332765727064" calcext:value-type="float">
            <text:p>0.058332765727064</text:p>
          </table:table-cell>
          <table:table-cell office:value-type="float" office:value="0.757758031442242" calcext:value-type="float">
            <text:p>0.757758031442242</text:p>
          </table:table-cell>
          <table:table-cell office:value-type="float" office:value="0.0518232507941789" calcext:value-type="float">
            <text:p>0.0518232507941789</text:p>
          </table:table-cell>
          <table:table-cell office:value-type="float" office:value="0.760338345864662" calcext:value-type="float">
            <text:p>0.760338345864662</text:p>
          </table:table-cell>
          <table:table-cell office:value-type="float" office:value="0.0515596961661617" calcext:value-type="float">
            <text:p>0.0515596961661617</text:p>
          </table:table-cell>
          <table:table-cell office:value-type="float" office:value="0.760321257689679" calcext:value-type="float">
            <text:p>0.760321257689679</text:p>
          </table:table-cell>
          <table:table-cell office:value-type="float" office:value="0.055559914705548" calcext:value-type="float">
            <text:p>0.055559914705548</text:p>
          </table:table-cell>
          <table:table-cell office:value-type="float" office:value="0.752546138072454" calcext:value-type="float">
            <text:p>0.752546138072454</text:p>
          </table:table-cell>
          <table:table-cell office:value-type="float" office:value="0.0512165575188066" calcext:value-type="float">
            <text:p>0.0512165575188066</text:p>
          </table:table-cell>
          <table:table-cell office:value-type="float" office:value="0.759005468215995" calcext:value-type="float">
            <text:p>0.759005468215995</text:p>
          </table:table-cell>
          <table:table-cell office:value-type="float" office:value="0.0604660697961907" calcext:value-type="float">
            <text:p>0.0604660697961907</text:p>
          </table:table-cell>
          <table:table-cell office:value-type="float" office:value="0.752563226247437" calcext:value-type="float">
            <text:p>0.752563226247437</text:p>
          </table:table-cell>
          <table:table-cell office:value-type="float" office:value="0.0531054121136226" calcext:value-type="float">
            <text:p>0.0531054121136226</text:p>
          </table:table-cell>
          <table:table-cell office:value-type="float" office:value="0.76555023923445" calcext:value-type="float">
            <text:p>0.76555023923445</text:p>
          </table:table-cell>
          <table:table-cell office:value-type="float" office:value="0.0525827946267829" calcext:value-type="float">
            <text:p>0.0525827946267829</text:p>
          </table:table-cell>
          <table:table-cell office:value-type="float" office:value="0.760338345864662" calcext:value-type="float">
            <text:p>0.760338345864662</text:p>
          </table:table-cell>
          <table:table-cell office:value-type="float" office:value="0.0561745289598879" calcext:value-type="float">
            <text:p>0.0561745289598879</text:p>
          </table:table-cell>
          <table:table-cell office:value-type="float" office:value="0.762935748462064" calcext:value-type="float">
            <text:p>0.762935748462064</text:p>
          </table:table-cell>
          <table:table-cell office:value-type="float" office:value="0.0504474035460066" calcext:value-type="float">
            <text:p>0.0504474035460066</text:p>
          </table:table-cell>
          <table:table-cell office:value-type="float" office:value="0.756408065618592" calcext:value-type="float">
            <text:p>0.756408065618592</text:p>
          </table:table-cell>
          <table:table-cell office:value-type="float" office:value="0.0586631651949798" calcext:value-type="float">
            <text:p>0.05866316519497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office:value-type="float" office:value="0.756442241968558" calcext:value-type="float">
            <text:p>0.756442241968558</text:p>
          </table:table-cell>
          <table:table-cell office:value-type="float" office:value="0.0571685682216075" calcext:value-type="float">
            <text:p>0.0571685682216075</text:p>
          </table:table-cell>
          <table:table-cell office:value-type="float" office:value="0.747368421052632" calcext:value-type="float">
            <text:p>0.747368421052632</text:p>
          </table:table-cell>
          <table:table-cell office:value-type="float" office:value="0.0575068474537872" calcext:value-type="float">
            <text:p>0.0575068474537872</text:p>
          </table:table-cell>
          <table:table-cell office:value-type="float" office:value="0.769446343130554" calcext:value-type="float">
            <text:p>0.769446343130554</text:p>
          </table:table-cell>
          <table:table-cell office:value-type="float" office:value="0.0558658064295599" calcext:value-type="float">
            <text:p>0.0558658064295599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585342235791415" calcext:value-type="float">
            <text:p>0.0585342235791415</text:p>
          </table:table-cell>
          <table:table-cell office:value-type="float" office:value="0.773376623376623" calcext:value-type="float">
            <text:p>0.773376623376623</text:p>
          </table:table-cell>
          <table:table-cell office:value-type="float" office:value="0.0513945340140604" calcext:value-type="float">
            <text:p>0.0513945340140604</text:p>
          </table:table-cell>
          <table:table-cell office:value-type="float" office:value="0.745984278879016" calcext:value-type="float">
            <text:p>0.745984278879016</text:p>
          </table:table-cell>
          <table:table-cell office:value-type="float" office:value="0.0571741978772344" calcext:value-type="float">
            <text:p>0.0571741978772344</text:p>
          </table:table-cell>
          <table:table-cell office:value-type="float" office:value="0.764251537935748" calcext:value-type="float">
            <text:p>0.764251537935748</text:p>
          </table:table-cell>
          <table:table-cell office:value-type="float" office:value="0.0520084874475318" calcext:value-type="float">
            <text:p>0.0520084874475318</text:p>
          </table:table-cell>
          <table:table-cell office:value-type="float" office:value="0.766866028708134" calcext:value-type="float">
            <text:p>0.766866028708134</text:p>
          </table:table-cell>
          <table:table-cell office:value-type="float" office:value="0.0541125571104794" calcext:value-type="float">
            <text:p>0.0541125571104794</text:p>
          </table:table-cell>
          <table:table-cell office:value-type="float" office:value="0.76161995898838" calcext:value-type="float">
            <text:p>0.76161995898838</text:p>
          </table:table-cell>
          <table:table-cell office:value-type="float" office:value="0.0600673049997751" calcext:value-type="float">
            <text:p>0.0600673049997751</text:p>
          </table:table-cell>
          <table:table-cell office:value-type="float" office:value="0.753844839371155" calcext:value-type="float">
            <text:p>0.753844839371155</text:p>
          </table:table-cell>
          <table:table-cell office:value-type="float" office:value="0.0490431118181646" calcext:value-type="float">
            <text:p>0.0490431118181646</text:p>
          </table:table-cell>
          <table:table-cell office:value-type="float" office:value="0.760304169514696" calcext:value-type="float">
            <text:p>0.760304169514696</text:p>
          </table:table-cell>
          <table:table-cell office:value-type="float" office:value="0.0566270738752804" calcext:value-type="float">
            <text:p>0.0566270738752804</text:p>
          </table:table-cell>
          <table:table-cell office:value-type="float" office:value="0.749931647300068" calcext:value-type="float">
            <text:p>0.749931647300068</text:p>
          </table:table-cell>
          <table:table-cell office:value-type="float" office:value="0.0524928289589744" calcext:value-type="float">
            <text:p>0.0524928289589744</text:p>
          </table:table-cell>
          <table:table-cell office:value-type="float" office:value="0.769429254955571" calcext:value-type="float">
            <text:p>0.769429254955571</text:p>
          </table:table-cell>
          <table:table-cell office:value-type="float" office:value="0.0587709598636128" calcext:value-type="float">
            <text:p>0.0587709598636128</text:p>
          </table:table-cell>
          <table:table-cell office:value-type="float" office:value="0.756390977443609" calcext:value-type="float">
            <text:p>0.756390977443609</text:p>
          </table:table-cell>
          <table:table-cell office:value-type="float" office:value="0.0606002357853039" calcext:value-type="float">
            <text:p>0.0606002357853039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597848036022433" calcext:value-type="float">
            <text:p>0.0597848036022433</text:p>
          </table:table-cell>
          <table:table-cell office:value-type="float" office:value="0.765516062884484" calcext:value-type="float">
            <text:p>0.765516062884484</text:p>
          </table:table-cell>
          <table:table-cell office:value-type="float" office:value="0.0560008460426514" calcext:value-type="float">
            <text:p>0.056000846042651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566111662555071" calcext:value-type="float">
            <text:p>0.0566111662555071</text:p>
          </table:table-cell>
          <table:table-cell office:value-type="float" office:value="0.740840738209159" calcext:value-type="float">
            <text:p>0.740840738209159</text:p>
          </table:table-cell>
          <table:table-cell office:value-type="float" office:value="0.0584247454338032" calcext:value-type="float">
            <text:p>0.0584247454338032</text:p>
          </table:table-cell>
          <table:table-cell office:value-type="float" office:value="0.770779220779221" calcext:value-type="float">
            <text:p>0.770779220779221</text:p>
          </table:table-cell>
          <table:table-cell office:value-type="float" office:value="0.0532352160772701" calcext:value-type="float">
            <text:p>0.0532352160772701</text:p>
          </table:table-cell>
          <table:table-cell office:value-type="float" office:value="0.760321257689679" calcext:value-type="float">
            <text:p>0.760321257689679</text:p>
          </table:table-cell>
          <table:table-cell office:value-type="float" office:value="0.061420478355952" calcext:value-type="float">
            <text:p>0.061420478355952</text:p>
          </table:table-cell>
          <table:table-cell office:value-type="float" office:value="0.769429254955571" calcext:value-type="float">
            <text:p>0.769429254955571</text:p>
          </table:table-cell>
          <table:table-cell office:value-type="float" office:value="0.0578064360811766" calcext:value-type="float">
            <text:p>0.0578064360811766</text:p>
          </table:table-cell>
          <table:table-cell office:value-type="float" office:value="0.747282980177717" calcext:value-type="float">
            <text:p>0.747282980177717</text:p>
          </table:table-cell>
          <table:table-cell office:value-type="float" office:value="0.0597417657443265" calcext:value-type="float">
            <text:p>0.0597417657443265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539520950823665" calcext:value-type="float">
            <text:p>0.0539520950823665</text:p>
          </table:table-cell>
          <table:table-cell office:value-type="float" office:value="0.76038961038961" calcext:value-type="float">
            <text:p>0.76038961038961</text:p>
          </table:table-cell>
          <table:table-cell office:value-type="float" office:value="0.0534460154265057" calcext:value-type="float">
            <text:p>0.0534460154265057</text:p>
          </table:table-cell>
          <table:table-cell office:value-type="float" office:value="0.769412166780588" calcext:value-type="float">
            <text:p>0.769412166780588</text:p>
          </table:table-cell>
          <table:table-cell office:value-type="float" office:value="0.059321060651033" calcext:value-type="float">
            <text:p>0.059321060651033</text:p>
          </table:table-cell>
          <table:table-cell office:value-type="float" office:value="0.749948735475051" calcext:value-type="float">
            <text:p>0.749948735475051</text:p>
          </table:table-cell>
          <table:table-cell office:value-type="float" office:value="0.0506181914665535" calcext:value-type="float">
            <text:p>0.0506181914665535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580252767755416" calcext:value-type="float">
            <text:p>0.0580252767755416</text:p>
          </table:table-cell>
          <table:table-cell office:value-type="float" office:value="0.756425153793575" calcext:value-type="float">
            <text:p>0.756425153793575</text:p>
          </table:table-cell>
          <table:table-cell office:value-type="float" office:value="0.0581879164991072" calcext:value-type="float">
            <text:p>0.0581879164991072</text:p>
          </table:table-cell>
          <table:table-cell office:value-type="float" office:value="0.764234449760766" calcext:value-type="float">
            <text:p>0.764234449760766</text:p>
          </table:table-cell>
          <table:table-cell office:value-type="float" office:value="0.0545314844463343" calcext:value-type="float">
            <text:p>0.0545314844463343</text:p>
          </table:table-cell>
          <table:table-cell office:value-type="float" office:value="0.75768967874231" calcext:value-type="float">
            <text:p>0.75768967874231</text:p>
          </table:table-cell>
          <table:table-cell office:value-type="float" office:value="0.0594159773117992" calcext:value-type="float">
            <text:p>0.0594159773117992</text:p>
          </table:table-cell>
          <table:table-cell office:value-type="float" office:value="0.757706766917293" calcext:value-type="float">
            <text:p>0.757706766917293</text:p>
          </table:table-cell>
          <table:table-cell office:value-type="float" office:value="0.0639240104580086" calcext:value-type="float">
            <text:p>0.0639240104580086</text:p>
          </table:table-cell>
          <table:table-cell office:value-type="float" office:value="0.764217361585783" calcext:value-type="float">
            <text:p>0.764217361585783</text:p>
          </table:table-cell>
          <table:table-cell office:value-type="float" office:value="0.0571255755775917" calcext:value-type="float">
            <text:p>0.057125575577591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office:value-type="float" office:value="0.755656185919344" calcext:value-type="float">
            <text:p>0.755656185919344</text:p>
          </table:table-cell>
          <table:table-cell office:value-type="float" office:value="0.0575091605732528" calcext:value-type="float">
            <text:p>0.0575091605732528</text:p>
          </table:table-cell>
          <table:table-cell office:value-type="float" office:value="0.742939166097061" calcext:value-type="float">
            <text:p>0.742939166097061</text:p>
          </table:table-cell>
          <table:table-cell office:value-type="float" office:value="0.0582998069869503" calcext:value-type="float">
            <text:p>0.0582998069869503</text:p>
          </table:table-cell>
          <table:table-cell office:value-type="float" office:value="0.761380724538619" calcext:value-type="float">
            <text:p>0.761380724538619</text:p>
          </table:table-cell>
          <table:table-cell office:value-type="float" office:value="0.0587762120169615" calcext:value-type="float">
            <text:p>0.0587762120169615</text:p>
          </table:table-cell>
          <table:table-cell office:value-type="float" office:value="0.7553998632946" calcext:value-type="float">
            <text:p>0.7553998632946</text:p>
          </table:table-cell>
          <table:table-cell office:value-type="float" office:value="0.0564052676007594" calcext:value-type="float">
            <text:p>0.0564052676007594</text:p>
          </table:table-cell>
          <table:table-cell office:value-type="float" office:value="0.769976076555024" calcext:value-type="float">
            <text:p>0.769976076555024</text:p>
          </table:table-cell>
          <table:table-cell office:value-type="float" office:value="0.0558871459447953" calcext:value-type="float">
            <text:p>0.0558871459447953</text:p>
          </table:table-cell>
          <table:table-cell office:value-type="float" office:value="0.751732740943267" calcext:value-type="float">
            <text:p>0.751732740943267</text:p>
          </table:table-cell>
          <table:table-cell office:value-type="float" office:value="0.0581902234417897" calcext:value-type="float">
            <text:p>0.0581902234417897</text:p>
          </table:table-cell>
          <table:table-cell office:value-type="float" office:value="0.757511961722488" calcext:value-type="float">
            <text:p>0.757511961722488</text:p>
          </table:table-cell>
          <table:table-cell office:value-type="float" office:value="0.0514172134367007" calcext:value-type="float">
            <text:p>0.0514172134367007</text:p>
          </table:table-cell>
          <table:table-cell office:value-type="float" office:value="0.758523581681476" calcext:value-type="float">
            <text:p>0.758523581681476</text:p>
          </table:table-cell>
          <table:table-cell office:value-type="float" office:value="0.0580227287947004" calcext:value-type="float">
            <text:p>0.0580227287947004</text:p>
          </table:table-cell>
          <table:table-cell office:value-type="float" office:value="0.757207792207792" calcext:value-type="float">
            <text:p>0.757207792207792</text:p>
          </table:table-cell>
          <table:table-cell office:value-type="float" office:value="0.0586946009206602" calcext:value-type="float">
            <text:p>0.0586946009206602</text:p>
          </table:table-cell>
          <table:table-cell office:value-type="float" office:value="0.756445659603554" calcext:value-type="float">
            <text:p>0.756445659603554</text:p>
          </table:table-cell>
          <table:table-cell office:value-type="float" office:value="0.0495373416903885" calcext:value-type="float">
            <text:p>0.0495373416903885</text:p>
          </table:table-cell>
          <table:table-cell office:value-type="float" office:value="0.755905673274094" calcext:value-type="float">
            <text:p>0.755905673274094</text:p>
          </table:table-cell>
          <table:table-cell office:value-type="float" office:value="0.0561977258980664" calcext:value-type="float">
            <text:p>0.0561977258980664</text:p>
          </table:table-cell>
          <table:table-cell office:value-type="float" office:value="0.755403280929597" calcext:value-type="float">
            <text:p>0.755403280929597</text:p>
          </table:table-cell>
          <table:table-cell office:value-type="float" office:value="0.0563912911553679" calcext:value-type="float">
            <text:p>0.0563912911553679</text:p>
          </table:table-cell>
          <table:table-cell office:value-type="float" office:value="0.764227614490772" calcext:value-type="float">
            <text:p>0.764227614490772</text:p>
          </table:table-cell>
          <table:table-cell office:value-type="float" office:value="0.0551620053887602" calcext:value-type="float">
            <text:p>0.0551620053887602</text:p>
          </table:table-cell>
          <table:table-cell office:value-type="float" office:value="0.755905673274094" calcext:value-type="float">
            <text:p>0.755905673274094</text:p>
          </table:table-cell>
          <table:table-cell office:value-type="float" office:value="0.0574945077834261" calcext:value-type="float">
            <text:p>0.0574945077834261</text:p>
          </table:table-cell>
          <table:table-cell office:value-type="float" office:value="0.75201982228298" calcext:value-type="float">
            <text:p>0.75201982228298</text:p>
          </table:table-cell>
          <table:table-cell office:value-type="float" office:value="0.0553743309197577" calcext:value-type="float">
            <text:p>0.0553743309197577</text:p>
          </table:table-cell>
          <table:table-cell office:value-type="float" office:value="0.760058099794942" calcext:value-type="float">
            <text:p>0.760058099794942</text:p>
          </table:table-cell>
          <table:table-cell office:value-type="float" office:value="0.0582044934050013" calcext:value-type="float">
            <text:p>0.05820449340500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3961038961039" calcext:value-type="float">
            <text:p>0.73961038961039</text:p>
          </table:table-cell>
          <table:table-cell office:value-type="float" office:value="0.040450581374124" calcext:value-type="float">
            <text:p>0.040450581374124</text:p>
          </table:table-cell>
          <table:table-cell office:value-type="float" office:value="0.755177717019822" calcext:value-type="float">
            <text:p>0.755177717019822</text:p>
          </table:table-cell>
          <table:table-cell office:value-type="float" office:value="0.0390802780242634" calcext:value-type="float">
            <text:p>0.0390802780242634</text:p>
          </table:table-cell>
          <table:table-cell office:value-type="float" office:value="0.740772385509228" calcext:value-type="float">
            <text:p>0.740772385509228</text:p>
          </table:table-cell>
          <table:table-cell office:value-type="float" office:value="0.0486167838024432" calcext:value-type="float">
            <text:p>0.0486167838024432</text:p>
          </table:table-cell>
          <table:table-cell office:value-type="float" office:value="0.74741968557758" calcext:value-type="float">
            <text:p>0.74741968557758</text:p>
          </table:table-cell>
          <table:table-cell office:value-type="float" office:value="0.0547335456943937" calcext:value-type="float">
            <text:p>0.0547335456943937</text:p>
          </table:table-cell>
          <table:table-cell office:value-type="float" office:value="0.727836637047163" calcext:value-type="float">
            <text:p>0.727836637047163</text:p>
          </table:table-cell>
          <table:table-cell office:value-type="float" office:value="0.0510950116316062" calcext:value-type="float">
            <text:p>0.0510950116316062</text:p>
          </table:table-cell>
          <table:table-cell office:value-type="float" office:value="0.738277511961723" calcext:value-type="float">
            <text:p>0.738277511961723</text:p>
          </table:table-cell>
          <table:table-cell office:value-type="float" office:value="0.0429052129185094" calcext:value-type="float">
            <text:p>0.0429052129185094</text:p>
          </table:table-cell>
          <table:table-cell office:value-type="float" office:value="0.742241968557758" calcext:value-type="float">
            <text:p>0.742241968557758</text:p>
          </table:table-cell>
          <table:table-cell office:value-type="float" office:value="0.0487531485344875" calcext:value-type="float">
            <text:p>0.0487531485344875</text:p>
          </table:table-cell>
          <table:table-cell office:value-type="float" office:value="0.744856459330144" calcext:value-type="float">
            <text:p>0.744856459330144</text:p>
          </table:table-cell>
          <table:table-cell office:value-type="float" office:value="0.0523349952071225" calcext:value-type="float">
            <text:p>0.0523349952071225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544491009407193" calcext:value-type="float">
            <text:p>0.0544491009407193</text:p>
          </table:table-cell>
          <table:table-cell office:value-type="float" office:value="0.742173615857826" calcext:value-type="float">
            <text:p>0.742173615857826</text:p>
          </table:table-cell>
          <table:table-cell office:value-type="float" office:value="0.0444109799945948" calcext:value-type="float">
            <text:p>0.0444109799945948</text:p>
          </table:table-cell>
          <table:table-cell office:value-type="float" office:value="0.755177717019822" calcext:value-type="float">
            <text:p>0.755177717019822</text:p>
          </table:table-cell>
          <table:table-cell office:value-type="float" office:value="0.06470431684499" calcext:value-type="float">
            <text:p>0.06470431684499</text:p>
          </table:table-cell>
          <table:table-cell office:value-type="float" office:value="0.744805194805195" calcext:value-type="float">
            <text:p>0.744805194805195</text:p>
          </table:table-cell>
          <table:table-cell office:value-type="float" office:value="0.0623172835231429" calcext:value-type="float">
            <text:p>0.0623172835231429</text:p>
          </table:table-cell>
          <table:table-cell office:value-type="float" office:value="0.755263157894737" calcext:value-type="float">
            <text:p>0.755263157894737</text:p>
          </table:table-cell>
          <table:table-cell office:value-type="float" office:value="0.0597569350025246" calcext:value-type="float">
            <text:p>0.0597569350025246</text:p>
          </table:table-cell>
          <table:table-cell office:value-type="float" office:value="0.743489405331511" calcext:value-type="float">
            <text:p>0.743489405331511</text:p>
          </table:table-cell>
          <table:table-cell office:value-type="float" office:value="0.0588249485901783" calcext:value-type="float">
            <text:p>0.0588249485901783</text:p>
          </table:table-cell>
          <table:table-cell office:value-type="float" office:value="0.744702665755297" calcext:value-type="float">
            <text:p>0.744702665755297</text:p>
          </table:table-cell>
          <table:table-cell office:value-type="float" office:value="0.0741284601825352" calcext:value-type="float">
            <text:p>0.0741284601825352</text:p>
          </table:table-cell>
          <table:table-cell office:value-type="float" office:value="0.747317156527683" calcext:value-type="float">
            <text:p>0.747317156527683</text:p>
          </table:table-cell>
          <table:table-cell office:value-type="float" office:value="0.0628089064140268" calcext:value-type="float">
            <text:p>0.06280890641402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467105123369844" calcext:value-type="float">
            <text:p>0.0467105123369844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429910506980214" calcext:value-type="float">
            <text:p>0.0429910506980214</text:p>
          </table:table-cell>
          <table:table-cell office:value-type="float" office:value="0.753827751196172" calcext:value-type="float">
            <text:p>0.753827751196172</text:p>
          </table:table-cell>
          <table:table-cell office:value-type="float" office:value="0.0568844444420944" calcext:value-type="float">
            <text:p>0.0568844444420944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66755006543388" calcext:value-type="float">
            <text:p>0.066755006543388</text:p>
          </table:table-cell>
          <table:table-cell office:value-type="float" office:value="0.751161995898838" calcext:value-type="float">
            <text:p>0.751161995898838</text:p>
          </table:table-cell>
          <table:table-cell office:value-type="float" office:value="0.0704921128914046" calcext:value-type="float">
            <text:p>0.0704921128914046</text:p>
          </table:table-cell>
          <table:table-cell office:value-type="float" office:value="0.753844839371155" calcext:value-type="float">
            <text:p>0.753844839371155</text:p>
          </table:table-cell>
          <table:table-cell office:value-type="float" office:value="0.0517639309663186" calcext:value-type="float">
            <text:p>0.0517639309663186</text:p>
          </table:table-cell>
          <table:table-cell office:value-type="float" office:value="0.76038961038961" calcext:value-type="float">
            <text:p>0.76038961038961</text:p>
          </table:table-cell>
          <table:table-cell office:value-type="float" office:value="0.0497266087743531" calcext:value-type="float">
            <text:p>0.0497266087743531</text:p>
          </table:table-cell>
          <table:table-cell office:value-type="float" office:value="0.76431989063568" calcext:value-type="float">
            <text:p>0.76431989063568</text:p>
          </table:table-cell>
          <table:table-cell office:value-type="float" office:value="0.0414642374034321" calcext:value-type="float">
            <text:p>0.0414642374034321</text:p>
          </table:table-cell>
          <table:table-cell office:value-type="float" office:value="0.766848940533151" calcext:value-type="float">
            <text:p>0.766848940533151</text:p>
          </table:table-cell>
          <table:table-cell office:value-type="float" office:value="0.0623028600326312" calcext:value-type="float">
            <text:p>0.0623028600326312</text:p>
          </table:table-cell>
          <table:table-cell office:value-type="float" office:value="0.76296992481203" calcext:value-type="float">
            <text:p>0.76296992481203</text:p>
          </table:table-cell>
          <table:table-cell office:value-type="float" office:value="0.0533912697949171" calcext:value-type="float">
            <text:p>0.0533912697949171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544796014072511" calcext:value-type="float">
            <text:p>0.0544796014072511</text:p>
          </table:table-cell>
          <table:table-cell office:value-type="float" office:value="0.756510594668489" calcext:value-type="float">
            <text:p>0.756510594668489</text:p>
          </table:table-cell>
          <table:table-cell office:value-type="float" office:value="0.0487993952879071" calcext:value-type="float">
            <text:p>0.0487993952879071</text:p>
          </table:table-cell>
          <table:table-cell office:value-type="float" office:value="0.75258031442242" calcext:value-type="float">
            <text:p>0.75258031442242</text:p>
          </table:table-cell>
          <table:table-cell office:value-type="float" office:value="0.0473608291245587" calcext:value-type="float">
            <text:p>0.0473608291245587</text:p>
          </table:table-cell>
          <table:table-cell office:value-type="float" office:value="0.764234449760766" calcext:value-type="float">
            <text:p>0.764234449760766</text:p>
          </table:table-cell>
          <table:table-cell office:value-type="float" office:value="0.0672332791551128" calcext:value-type="float">
            <text:p>0.0672332791551128</text:p>
          </table:table-cell>
          <table:table-cell office:value-type="float" office:value="0.747334244702666" calcext:value-type="float">
            <text:p>0.747334244702666</text:p>
          </table:table-cell>
          <table:table-cell office:value-type="float" office:value="0.0578997646674026" calcext:value-type="float">
            <text:p>0.0578997646674026</text:p>
          </table:table-cell>
          <table:table-cell office:value-type="float" office:value="0.749931647300068" calcext:value-type="float">
            <text:p>0.749931647300068</text:p>
          </table:table-cell>
          <table:table-cell office:value-type="float" office:value="0.0563799985169813" calcext:value-type="float">
            <text:p>0.05637999851698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7758031442242" calcext:value-type="float">
            <text:p>0.757758031442242</text:p>
          </table:table-cell>
          <table:table-cell office:value-type="float" office:value="0.054213262643397" calcext:value-type="float">
            <text:p>0.054213262643397</text:p>
          </table:table-cell>
          <table:table-cell office:value-type="float" office:value="0.753844839371155" calcext:value-type="float">
            <text:p>0.753844839371155</text:p>
          </table:table-cell>
          <table:table-cell office:value-type="float" office:value="0.0557443199298822" calcext:value-type="float">
            <text:p>0.0557443199298822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483702887545508" calcext:value-type="float">
            <text:p>0.0483702887545508</text:p>
          </table:table-cell>
          <table:table-cell office:value-type="float" office:value="0.760355434039645" calcext:value-type="float">
            <text:p>0.760355434039645</text:p>
          </table:table-cell>
          <table:table-cell office:value-type="float" office:value="0.0596872554977469" calcext:value-type="float">
            <text:p>0.0596872554977469</text:p>
          </table:table-cell>
          <table:table-cell office:value-type="float" office:value="0.751213260423787" calcext:value-type="float">
            <text:p>0.751213260423787</text:p>
          </table:table-cell>
          <table:table-cell office:value-type="float" office:value="0.0529036239756011" calcext:value-type="float">
            <text:p>0.0529036239756011</text:p>
          </table:table-cell>
          <table:table-cell office:value-type="float" office:value="0.749948735475051" calcext:value-type="float">
            <text:p>0.749948735475051</text:p>
          </table:table-cell>
          <table:table-cell office:value-type="float" office:value="0.0471685943684458" calcext:value-type="float">
            <text:p>0.0471685943684458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464888957123655" calcext:value-type="float">
            <text:p>0.0464888957123655</text:p>
          </table:table-cell>
          <table:table-cell office:value-type="float" office:value="0.756476418318524" calcext:value-type="float">
            <text:p>0.756476418318524</text:p>
          </table:table-cell>
          <table:table-cell office:value-type="float" office:value="0.0471501838171191" calcext:value-type="float">
            <text:p>0.0471501838171191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526045989767148" calcext:value-type="float">
            <text:p>0.0526045989767148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559451787993078" calcext:value-type="float">
            <text:p>0.0559451787993078</text:p>
          </table:table-cell>
          <table:table-cell office:value-type="float" office:value="0.76161995898838" calcext:value-type="float">
            <text:p>0.76161995898838</text:p>
          </table:table-cell>
          <table:table-cell office:value-type="float" office:value="0.0627036940915218" calcext:value-type="float">
            <text:p>0.0627036940915218</text:p>
          </table:table-cell>
          <table:table-cell office:value-type="float" office:value="0.764234449760766" calcext:value-type="float">
            <text:p>0.764234449760766</text:p>
          </table:table-cell>
          <table:table-cell office:value-type="float" office:value="0.052165573818541" calcext:value-type="float">
            <text:p>0.052165573818541</text:p>
          </table:table-cell>
          <table:table-cell office:value-type="float" office:value="0.756442241968558" calcext:value-type="float">
            <text:p>0.756442241968558</text:p>
          </table:table-cell>
          <table:table-cell office:value-type="float" office:value="0.0484445022398736" calcext:value-type="float">
            <text:p>0.0484445022398736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488477304111629" calcext:value-type="float">
            <text:p>0.0488477304111629</text:p>
          </table:table-cell>
          <table:table-cell office:value-type="float" office:value="0.752494873547505" calcext:value-type="float">
            <text:p>0.752494873547505</text:p>
          </table:table-cell>
          <table:table-cell office:value-type="float" office:value="0.0529334672804997" calcext:value-type="float">
            <text:p>0.0529334672804997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490139414709182" calcext:value-type="float">
            <text:p>0.04901394147091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60321257689679" calcext:value-type="float">
            <text:p>0.760321257689679</text:p>
          </table:table-cell>
          <table:table-cell office:value-type="float" office:value="0.051716709055352" calcext:value-type="float">
            <text:p>0.051716709055352</text:p>
          </table:table-cell>
          <table:table-cell office:value-type="float" office:value="0.760321257689679" calcext:value-type="float">
            <text:p>0.760321257689679</text:p>
          </table:table-cell>
          <table:table-cell office:value-type="float" office:value="0.0594699151304312" calcext:value-type="float">
            <text:p>0.0594699151304312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543566612137497" calcext:value-type="float">
            <text:p>0.0543566612137497</text:p>
          </table:table-cell>
          <table:table-cell office:value-type="float" office:value="0.766848940533151" calcext:value-type="float">
            <text:p>0.766848940533151</text:p>
          </table:table-cell>
          <table:table-cell office:value-type="float" office:value="0.0601604726503882" calcext:value-type="float">
            <text:p>0.0601604726503882</text:p>
          </table:table-cell>
          <table:table-cell office:value-type="float" office:value="0.756408065618592" calcext:value-type="float">
            <text:p>0.756408065618592</text:p>
          </table:table-cell>
          <table:table-cell office:value-type="float" office:value="0.0556069069855045" calcext:value-type="float">
            <text:p>0.0556069069855045</text:p>
          </table:table-cell>
          <table:table-cell office:value-type="float" office:value="0.759022556390977" calcext:value-type="float">
            <text:p>0.759022556390977</text:p>
          </table:table-cell>
          <table:table-cell office:value-type="float" office:value="0.0528940773092481" calcext:value-type="float">
            <text:p>0.0528940773092481</text:p>
          </table:table-cell>
          <table:table-cell office:value-type="float" office:value="0.759022556390977" calcext:value-type="float">
            <text:p>0.759022556390977</text:p>
          </table:table-cell>
          <table:table-cell office:value-type="float" office:value="0.0563257399774515" calcext:value-type="float">
            <text:p>0.0563257399774515</text:p>
          </table:table-cell>
          <table:table-cell office:value-type="float" office:value="0.759022556390977" calcext:value-type="float">
            <text:p>0.759022556390977</text:p>
          </table:table-cell>
          <table:table-cell office:value-type="float" office:value="0.0527907416154565" calcext:value-type="float">
            <text:p>0.0527907416154565</text:p>
          </table:table-cell>
          <table:table-cell office:value-type="float" office:value="0.762935748462064" calcext:value-type="float">
            <text:p>0.762935748462064</text:p>
          </table:table-cell>
          <table:table-cell office:value-type="float" office:value="0.0499753116343278" calcext:value-type="float">
            <text:p>0.0499753116343278</text:p>
          </table:table-cell>
          <table:table-cell office:value-type="float" office:value="0.760304169514696" calcext:value-type="float">
            <text:p>0.760304169514696</text:p>
          </table:table-cell>
          <table:table-cell office:value-type="float" office:value="0.0605501475954747" calcext:value-type="float">
            <text:p>0.0605501475954747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626454659765589" calcext:value-type="float">
            <text:p>0.0626454659765589</text:p>
          </table:table-cell>
          <table:table-cell office:value-type="float" office:value="0.757723855092276" calcext:value-type="float">
            <text:p>0.757723855092276</text:p>
          </table:table-cell>
          <table:table-cell office:value-type="float" office:value="0.0555226218240198" calcext:value-type="float">
            <text:p>0.0555226218240198</text:p>
          </table:table-cell>
          <table:table-cell office:value-type="float" office:value="0.766831852358168" calcext:value-type="float">
            <text:p>0.766831852358168</text:p>
          </table:table-cell>
          <table:table-cell office:value-type="float" office:value="0.0510188316324478" calcext:value-type="float">
            <text:p>0.0510188316324478</text:p>
          </table:table-cell>
          <table:table-cell office:value-type="float" office:value="0.757723855092276" calcext:value-type="float">
            <text:p>0.757723855092276</text:p>
          </table:table-cell>
          <table:table-cell office:value-type="float" office:value="0.0516766427667402" calcext:value-type="float">
            <text:p>0.0516766427667402</text:p>
          </table:table-cell>
          <table:table-cell office:value-type="float" office:value="0.755109364319891" calcext:value-type="float">
            <text:p>0.755109364319891</text:p>
          </table:table-cell>
          <table:table-cell office:value-type="float" office:value="0.0509253386272555" calcext:value-type="float">
            <text:p>0.0509253386272555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487668957670149" calcext:value-type="float">
            <text:p>0.048766895767014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547822359278611" calcext:value-type="float">
            <text:p>0.0547822359278611</text:p>
          </table:table-cell>
          <table:table-cell office:value-type="float" office:value="0.762935748462064" calcext:value-type="float">
            <text:p>0.762935748462064</text:p>
          </table:table-cell>
          <table:table-cell office:value-type="float" office:value="0.0514534158321145" calcext:value-type="float">
            <text:p>0.0514534158321145</text:p>
          </table:table-cell>
          <table:table-cell office:value-type="float" office:value="0.755126452494874" calcext:value-type="float">
            <text:p>0.755126452494874</text:p>
          </table:table-cell>
          <table:table-cell office:value-type="float" office:value="0.0576714021182213" calcext:value-type="float">
            <text:p>0.0576714021182213</text:p>
          </table:table-cell>
          <table:table-cell office:value-type="float" office:value="0.76555023923445" calcext:value-type="float">
            <text:p>0.76555023923445</text:p>
          </table:table-cell>
          <table:table-cell office:value-type="float" office:value="0.0606251158507353" calcext:value-type="float">
            <text:p>0.0606251158507353</text:p>
          </table:table-cell>
          <table:table-cell office:value-type="float" office:value="0.756390977443609" calcext:value-type="float">
            <text:p>0.756390977443609</text:p>
          </table:table-cell>
          <table:table-cell office:value-type="float" office:value="0.0599785583630706" calcext:value-type="float">
            <text:p>0.0599785583630706</text:p>
          </table:table-cell>
          <table:table-cell office:value-type="float" office:value="0.753810663021189" calcext:value-type="float">
            <text:p>0.753810663021189</text:p>
          </table:table-cell>
          <table:table-cell office:value-type="float" office:value="0.0574647346179754" calcext:value-type="float">
            <text:p>0.0574647346179754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547822359278611" calcext:value-type="float">
            <text:p>0.0547822359278611</text:p>
          </table:table-cell>
          <table:table-cell office:value-type="float" office:value="0.768147641831852" calcext:value-type="float">
            <text:p>0.768147641831852</text:p>
          </table:table-cell>
          <table:table-cell office:value-type="float" office:value="0.0495239302792602" calcext:value-type="float">
            <text:p>0.0495239302792602</text:p>
          </table:table-cell>
          <table:table-cell office:value-type="float" office:value="0.759005468215995" calcext:value-type="float">
            <text:p>0.759005468215995</text:p>
          </table:table-cell>
          <table:table-cell office:value-type="float" office:value="0.058661660813991" calcext:value-type="float">
            <text:p>0.058661660813991</text:p>
          </table:table-cell>
          <table:table-cell office:value-type="float" office:value="0.7642002734108" calcext:value-type="float">
            <text:p>0.7642002734108</text:p>
          </table:table-cell>
          <table:table-cell office:value-type="float" office:value="0.051672790775261" calcext:value-type="float">
            <text:p>0.051672790775261</text:p>
          </table:table-cell>
          <table:table-cell office:value-type="float" office:value="0.752511961722488" calcext:value-type="float">
            <text:p>0.752511961722488</text:p>
          </table:table-cell>
          <table:table-cell office:value-type="float" office:value="0.0582722106540111" calcext:value-type="float">
            <text:p>0.0582722106540111</text:p>
          </table:table-cell>
          <table:table-cell office:value-type="float" office:value="0.752511961722488" calcext:value-type="float">
            <text:p>0.752511961722488</text:p>
          </table:table-cell>
          <table:table-cell office:value-type="float" office:value="0.0578468334828719" calcext:value-type="float">
            <text:p>0.0578468334828719</text:p>
          </table:table-cell>
          <table:table-cell office:value-type="float" office:value="0.757740943267259" calcext:value-type="float">
            <text:p>0.757740943267259</text:p>
          </table:table-cell>
          <table:table-cell office:value-type="float" office:value="0.0526003800822782" calcext:value-type="float">
            <text:p>0.0526003800822782</text:p>
          </table:table-cell>
          <table:table-cell office:value-type="float" office:value="0.756425153793575" calcext:value-type="float">
            <text:p>0.756425153793575</text:p>
          </table:table-cell>
          <table:table-cell office:value-type="float" office:value="0.0508706292101607" calcext:value-type="float">
            <text:p>0.0508706292101607</text:p>
          </table:table-cell>
          <table:table-cell office:value-type="float" office:value="0.760355434039645" calcext:value-type="float">
            <text:p>0.760355434039645</text:p>
          </table:table-cell>
          <table:table-cell office:value-type="float" office:value="0.0500219137964188" calcext:value-type="float">
            <text:p>0.0500219137964188</text:p>
          </table:table-cell>
          <table:table-cell office:value-type="float" office:value="0.760372522214628" calcext:value-type="float">
            <text:p>0.760372522214628</text:p>
          </table:table-cell>
          <table:table-cell office:value-type="float" office:value="0.0518102174689155" calcext:value-type="float">
            <text:p>0.051810217468915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5413533834586" calcext:value-type="float">
            <text:p>0.755413533834586</text:p>
          </table:table-cell>
          <table:table-cell office:value-type="float" office:value="0.0495746602675437" calcext:value-type="float">
            <text:p>0.0495746602675437</text:p>
          </table:table-cell>
          <table:table-cell office:value-type="float" office:value="0.757484620642515" calcext:value-type="float">
            <text:p>0.757484620642515</text:p>
          </table:table-cell>
          <table:table-cell office:value-type="float" office:value="0.0497477959229425" calcext:value-type="float">
            <text:p>0.0497477959229425</text:p>
          </table:table-cell>
          <table:table-cell office:value-type="float" office:value="0.754603554340396" calcext:value-type="float">
            <text:p>0.754603554340396</text:p>
          </table:table-cell>
          <table:table-cell office:value-type="float" office:value="0.0531799160662119" calcext:value-type="float">
            <text:p>0.0531799160662119</text:p>
          </table:table-cell>
          <table:table-cell office:value-type="float" office:value="0.759063568010937" calcext:value-type="float">
            <text:p>0.759063568010937</text:p>
          </table:table-cell>
          <table:table-cell office:value-type="float" office:value="0.0603922792473304" calcext:value-type="float">
            <text:p>0.0603922792473304</text:p>
          </table:table-cell>
          <table:table-cell office:value-type="float" office:value="0.748602187286398" calcext:value-type="float">
            <text:p>0.748602187286398</text:p>
          </table:table-cell>
          <table:table-cell office:value-type="float" office:value="0.0580152427694374" calcext:value-type="float">
            <text:p>0.0580152427694374</text:p>
          </table:table-cell>
          <table:table-cell office:value-type="float" office:value="0.750980861244019" calcext:value-type="float">
            <text:p>0.750980861244019</text:p>
          </table:table-cell>
          <table:table-cell office:value-type="float" office:value="0.0504393100360995" calcext:value-type="float">
            <text:p>0.0504393100360995</text:p>
          </table:table-cell>
          <table:table-cell office:value-type="float" office:value="0.757245386192755" calcext:value-type="float">
            <text:p>0.757245386192755</text:p>
          </table:table-cell>
          <table:table-cell office:value-type="float" office:value="0.0512153257853037" calcext:value-type="float">
            <text:p>0.0512153257853037</text:p>
          </table:table-cell>
          <table:table-cell office:value-type="float" office:value="0.758564593301435" calcext:value-type="float">
            <text:p>0.758564593301435</text:p>
          </table:table-cell>
          <table:table-cell office:value-type="float" office:value="0.0486528176644781" calcext:value-type="float">
            <text:p>0.0486528176644781</text:p>
          </table:table-cell>
          <table:table-cell office:value-type="float" office:value="0.761114149008886" calcext:value-type="float">
            <text:p>0.761114149008886</text:p>
          </table:table-cell>
          <table:table-cell office:value-type="float" office:value="0.0555987064796768" calcext:value-type="float">
            <text:p>0.0555987064796768</text:p>
          </table:table-cell>
          <table:table-cell office:value-type="float" office:value="0.757737525632262" calcext:value-type="float">
            <text:p>0.757737525632262</text:p>
          </table:table-cell>
          <table:table-cell office:value-type="float" office:value="0.0531940733919111" calcext:value-type="float">
            <text:p>0.0531940733919111</text:p>
          </table:table-cell>
          <table:table-cell office:value-type="float" office:value="0.758253588516747" calcext:value-type="float">
            <text:p>0.758253588516747</text:p>
          </table:table-cell>
          <table:table-cell office:value-type="float" office:value="0.0605610577948666" calcext:value-type="float">
            <text:p>0.0605610577948666</text:p>
          </table:table-cell>
          <table:table-cell office:value-type="float" office:value="0.755157211209843" calcext:value-type="float">
            <text:p>0.755157211209843</text:p>
          </table:table-cell>
          <table:table-cell office:value-type="float" office:value="0.0553303415872965" calcext:value-type="float">
            <text:p>0.0553303415872965</text:p>
          </table:table-cell>
          <table:table-cell office:value-type="float" office:value="0.757771701982228" calcext:value-type="float">
            <text:p>0.757771701982228</text:p>
          </table:table-cell>
          <table:table-cell office:value-type="float" office:value="0.0518362956163366" calcext:value-type="float">
            <text:p>0.0518362956163366</text:p>
          </table:table-cell>
          <table:table-cell office:value-type="float" office:value="0.756705399863295" calcext:value-type="float">
            <text:p>0.756705399863295</text:p>
          </table:table-cell>
          <table:table-cell office:value-type="float" office:value="0.055490646026671" calcext:value-type="float">
            <text:p>0.055490646026671</text:p>
          </table:table-cell>
          <table:table-cell office:value-type="float" office:value="0.751999316473001" calcext:value-type="float">
            <text:p>0.751999316473001</text:p>
          </table:table-cell>
          <table:table-cell office:value-type="float" office:value="0.0571817889108224" calcext:value-type="float">
            <text:p>0.0571817889108224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537559919275713" calcext:value-type="float">
            <text:p>0.05375599192757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0.677653673163418" calcext:value-type="float">
            <text:p>0.677653673163418</text:p>
          </table:table-cell>
          <table:table-cell office:value-type="float" office:value="0.0636526738377704" calcext:value-type="float">
            <text:p>0.0636526738377704</text:p>
          </table:table-cell>
          <table:table-cell office:value-type="float" office:value="0.642023988005997" calcext:value-type="float">
            <text:p>0.642023988005997</text:p>
          </table:table-cell>
          <table:table-cell office:value-type="float" office:value="0.0364103584762232" calcext:value-type="float">
            <text:p>0.0364103584762232</text:p>
          </table:table-cell>
          <table:table-cell office:value-type="float" office:value="0.669827586206897" calcext:value-type="float">
            <text:p>0.669827586206897</text:p>
          </table:table-cell>
          <table:table-cell office:value-type="float" office:value="0.042589197800273" calcext:value-type="float">
            <text:p>0.042589197800273</text:p>
          </table:table-cell>
          <table:table-cell office:value-type="float" office:value="0.676769115442279" calcext:value-type="float">
            <text:p>0.676769115442279</text:p>
          </table:table-cell>
          <table:table-cell office:value-type="float" office:value="0.0371266323691257" calcext:value-type="float">
            <text:p>0.0371266323691257</text:p>
          </table:table-cell>
          <table:table-cell office:value-type="float" office:value="0.675074962518741" calcext:value-type="float">
            <text:p>0.675074962518741</text:p>
          </table:table-cell>
          <table:table-cell office:value-type="float" office:value="0.0455935551425461" calcext:value-type="float">
            <text:p>0.0455935551425461</text:p>
          </table:table-cell>
          <table:table-cell office:value-type="float" office:value="0.663740629685157" calcext:value-type="float">
            <text:p>0.663740629685157</text:p>
          </table:table-cell>
          <table:table-cell office:value-type="float" office:value="0.0456845702701606" calcext:value-type="float">
            <text:p>0.0456845702701606</text:p>
          </table:table-cell>
          <table:table-cell office:value-type="float" office:value="0.677646176911544" calcext:value-type="float">
            <text:p>0.677646176911544</text:p>
          </table:table-cell>
          <table:table-cell office:value-type="float" office:value="0.0402465161596813" calcext:value-type="float">
            <text:p>0.0402465161596813</text:p>
          </table:table-cell>
          <table:table-cell office:value-type="float" office:value="0.661964017991004" calcext:value-type="float">
            <text:p>0.661964017991004</text:p>
          </table:table-cell>
          <table:table-cell office:value-type="float" office:value="0.0656867902769993" calcext:value-type="float">
            <text:p>0.0656867902769993</text:p>
          </table:table-cell>
          <table:table-cell office:value-type="float" office:value="0.669820089955022" calcext:value-type="float">
            <text:p>0.669820089955022</text:p>
          </table:table-cell>
          <table:table-cell office:value-type="float" office:value="0.0641897880587461" calcext:value-type="float">
            <text:p>0.0641897880587461</text:p>
          </table:table-cell>
          <table:table-cell office:value-type="float" office:value="0.684595202398801" calcext:value-type="float">
            <text:p>0.684595202398801</text:p>
          </table:table-cell>
          <table:table-cell office:value-type="float" office:value="0.0449088716351988" calcext:value-type="float">
            <text:p>0.0449088716351988</text:p>
          </table:table-cell>
          <table:table-cell office:value-type="float" office:value="0.667248875562219" calcext:value-type="float">
            <text:p>0.667248875562219</text:p>
          </table:table-cell>
          <table:table-cell office:value-type="float" office:value="0.0397144863716268" calcext:value-type="float">
            <text:p>0.0397144863716268</text:p>
          </table:table-cell>
          <table:table-cell office:value-type="float" office:value="0.668073463268366" calcext:value-type="float">
            <text:p>0.668073463268366</text:p>
          </table:table-cell>
          <table:table-cell office:value-type="float" office:value="0.0362760841220796" calcext:value-type="float">
            <text:p>0.0362760841220796</text:p>
          </table:table-cell>
          <table:table-cell office:value-type="float" office:value="0.655937031484258" calcext:value-type="float">
            <text:p>0.655937031484258</text:p>
          </table:table-cell>
          <table:table-cell office:value-type="float" office:value="0.0707356167121379" calcext:value-type="float">
            <text:p>0.0707356167121379</text:p>
          </table:table-cell>
          <table:table-cell office:value-type="float" office:value="0.666349325337331" calcext:value-type="float">
            <text:p>0.666349325337331</text:p>
          </table:table-cell>
          <table:table-cell office:value-type="float" office:value="0.0554929529292524" calcext:value-type="float">
            <text:p>0.0554929529292524</text:p>
          </table:table-cell>
          <table:table-cell office:value-type="float" office:value="0.670697151424288" calcext:value-type="float">
            <text:p>0.670697151424288</text:p>
          </table:table-cell>
          <table:table-cell office:value-type="float" office:value="0.0428683730233604" calcext:value-type="float">
            <text:p>0.0428683730233604</text:p>
          </table:table-cell>
          <table:table-cell office:value-type="float" office:value="0.661169415292354" calcext:value-type="float">
            <text:p>0.661169415292354</text:p>
          </table:table-cell>
          <table:table-cell office:value-type="float" office:value="0.047399712083632" calcext:value-type="float">
            <text:p>0.0473997120836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0.687226386806597" calcext:value-type="float">
            <text:p>0.687226386806597</text:p>
          </table:table-cell>
          <table:table-cell office:value-type="float" office:value="0.0625769298454556" calcext:value-type="float">
            <text:p>0.0625769298454556</text:p>
          </table:table-cell>
          <table:table-cell office:value-type="float" office:value="0.655067466266867" calcext:value-type="float">
            <text:p>0.655067466266867</text:p>
          </table:table-cell>
          <table:table-cell office:value-type="float" office:value="0.0377157449477493" calcext:value-type="float">
            <text:p>0.0377157449477493</text:p>
          </table:table-cell>
          <table:table-cell office:value-type="float" office:value="0.691544227886057" calcext:value-type="float">
            <text:p>0.691544227886057</text:p>
          </table:table-cell>
          <table:table-cell office:value-type="float" office:value="0.0467826019050461" calcext:value-type="float">
            <text:p>0.0467826019050461</text:p>
          </table:table-cell>
          <table:table-cell office:value-type="float" office:value="0.6697976011994" calcext:value-type="float">
            <text:p>0.6697976011994</text:p>
          </table:table-cell>
          <table:table-cell office:value-type="float" office:value="0.040559586673915" calcext:value-type="float">
            <text:p>0.040559586673915</text:p>
          </table:table-cell>
          <table:table-cell office:value-type="float" office:value="0.689820089955022" calcext:value-type="float">
            <text:p>0.689820089955022</text:p>
          </table:table-cell>
          <table:table-cell office:value-type="float" office:value="0.0396555077834418" calcext:value-type="float">
            <text:p>0.0396555077834418</text:p>
          </table:table-cell>
          <table:table-cell office:value-type="float" office:value="0.68376311844078" calcext:value-type="float">
            <text:p>0.68376311844078</text:p>
          </table:table-cell>
          <table:table-cell office:value-type="float" office:value="0.0431337369770412" calcext:value-type="float">
            <text:p>0.0431337369770412</text:p>
          </table:table-cell>
          <table:table-cell office:value-type="float" office:value="0.685472263868066" calcext:value-type="float">
            <text:p>0.685472263868066</text:p>
          </table:table-cell>
          <table:table-cell office:value-type="float" office:value="0.0464643172497919" calcext:value-type="float">
            <text:p>0.0464643172497919</text:p>
          </table:table-cell>
          <table:table-cell office:value-type="float" office:value="0.675044977511244" calcext:value-type="float">
            <text:p>0.675044977511244</text:p>
          </table:table-cell>
          <table:table-cell office:value-type="float" office:value="0.05168289149657" calcext:value-type="float">
            <text:p>0.05168289149657</text:p>
          </table:table-cell>
          <table:table-cell office:value-type="float" office:value="0.677653673163418" calcext:value-type="float">
            <text:p>0.677653673163418</text:p>
          </table:table-cell>
          <table:table-cell office:value-type="float" office:value="0.0545550965527097" calcext:value-type="float">
            <text:p>0.0545550965527097</text:p>
          </table:table-cell>
          <table:table-cell office:value-type="float" office:value="0.677631184407796" calcext:value-type="float">
            <text:p>0.677631184407796</text:p>
          </table:table-cell>
          <table:table-cell office:value-type="float" office:value="0.046357086656431" calcext:value-type="float">
            <text:p>0.046357086656431</text:p>
          </table:table-cell>
          <table:table-cell office:value-type="float" office:value="0.677661169415292" calcext:value-type="float">
            <text:p>0.677661169415292</text:p>
          </table:table-cell>
          <table:table-cell office:value-type="float" office:value="0.0486464072203315" calcext:value-type="float">
            <text:p>0.0486464072203315</text:p>
          </table:table-cell>
          <table:table-cell office:value-type="float" office:value="0.68804347826087" calcext:value-type="float">
            <text:p>0.68804347826087</text:p>
          </table:table-cell>
          <table:table-cell office:value-type="float" office:value="0.0500708382881783" calcext:value-type="float">
            <text:p>0.0500708382881783</text:p>
          </table:table-cell>
          <table:table-cell office:value-type="float" office:value="0.684595202398801" calcext:value-type="float">
            <text:p>0.684595202398801</text:p>
          </table:table-cell>
          <table:table-cell office:value-type="float" office:value="0.0652045348746844" calcext:value-type="float">
            <text:p>0.0652045348746844</text:p>
          </table:table-cell>
          <table:table-cell office:value-type="float" office:value="0.676761619190405" calcext:value-type="float">
            <text:p>0.676761619190405</text:p>
          </table:table-cell>
          <table:table-cell office:value-type="float" office:value="0.0689914414333705" calcext:value-type="float">
            <text:p>0.0689914414333705</text:p>
          </table:table-cell>
          <table:table-cell office:value-type="float" office:value="0.682008995502249" calcext:value-type="float">
            <text:p>0.682008995502249</text:p>
          </table:table-cell>
          <table:table-cell office:value-type="float" office:value="0.0502762038284955" calcext:value-type="float">
            <text:p>0.0502762038284955</text:p>
          </table:table-cell>
          <table:table-cell office:value-type="float" office:value="0.691559220389805" calcext:value-type="float">
            <text:p>0.691559220389805</text:p>
          </table:table-cell>
          <table:table-cell office:value-type="float" office:value="0.0529298401813795" calcext:value-type="float">
            <text:p>0.05292984018137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0.692421289355322" calcext:value-type="float">
            <text:p>0.692421289355322</text:p>
          </table:table-cell>
          <table:table-cell office:value-type="float" office:value="0.0575227856107288" calcext:value-type="float">
            <text:p>0.0575227856107288</text:p>
          </table:table-cell>
          <table:table-cell office:value-type="float" office:value="0.648110944527736" calcext:value-type="float">
            <text:p>0.648110944527736</text:p>
          </table:table-cell>
          <table:table-cell office:value-type="float" office:value="0.0290194746602684" calcext:value-type="float">
            <text:p>0.0290194746602684</text:p>
          </table:table-cell>
          <table:table-cell office:value-type="float" office:value="0.695884557721139" calcext:value-type="float">
            <text:p>0.695884557721139</text:p>
          </table:table-cell>
          <table:table-cell office:value-type="float" office:value="0.0529889802554595" calcext:value-type="float">
            <text:p>0.0529889802554595</text:p>
          </table:table-cell>
          <table:table-cell office:value-type="float" office:value="0.679362818590705" calcext:value-type="float">
            <text:p>0.679362818590705</text:p>
          </table:table-cell>
          <table:table-cell office:value-type="float" office:value="0.0497097413627254" calcext:value-type="float">
            <text:p>0.0497097413627254</text:p>
          </table:table-cell>
          <table:table-cell office:value-type="float" office:value="0.694167916041979" calcext:value-type="float">
            <text:p>0.694167916041979</text:p>
          </table:table-cell>
          <table:table-cell office:value-type="float" office:value="0.0422414188498585" calcext:value-type="float">
            <text:p>0.0422414188498585</text:p>
          </table:table-cell>
          <table:table-cell office:value-type="float" office:value="0.686349325337331" calcext:value-type="float">
            <text:p>0.686349325337331</text:p>
          </table:table-cell>
          <table:table-cell office:value-type="float" office:value="0.0444949465364624" calcext:value-type="float">
            <text:p>0.0444949465364624</text:p>
          </table:table-cell>
          <table:table-cell office:value-type="float" office:value="0.682886056971514" calcext:value-type="float">
            <text:p>0.682886056971514</text:p>
          </table:table-cell>
          <table:table-cell office:value-type="float" office:value="0.058279800773407" calcext:value-type="float">
            <text:p>0.058279800773407</text:p>
          </table:table-cell>
          <table:table-cell office:value-type="float" office:value="0.683733133433283" calcext:value-type="float">
            <text:p>0.683733133433283</text:p>
          </table:table-cell>
          <table:table-cell office:value-type="float" office:value="0.0560466255938168" calcext:value-type="float">
            <text:p>0.0560466255938168</text:p>
          </table:table-cell>
          <table:table-cell office:value-type="float" office:value="0.683725637181409" calcext:value-type="float">
            <text:p>0.683725637181409</text:p>
          </table:table-cell>
          <table:table-cell office:value-type="float" office:value="0.0612416042472411" calcext:value-type="float">
            <text:p>0.0612416042472411</text:p>
          </table:table-cell>
          <table:table-cell office:value-type="float" office:value="0.671551724137931" calcext:value-type="float">
            <text:p>0.671551724137931</text:p>
          </table:table-cell>
          <table:table-cell office:value-type="float" office:value="0.0541031300576112" calcext:value-type="float">
            <text:p>0.0541031300576112</text:p>
          </table:table-cell>
          <table:table-cell office:value-type="float" office:value="0.682848575712144" calcext:value-type="float">
            <text:p>0.682848575712144</text:p>
          </table:table-cell>
          <table:table-cell office:value-type="float" office:value="0.0517739296371733" calcext:value-type="float">
            <text:p>0.0517739296371733</text:p>
          </table:table-cell>
          <table:table-cell office:value-type="float" office:value="0.682848575712144" calcext:value-type="float">
            <text:p>0.682848575712144</text:p>
          </table:table-cell>
          <table:table-cell office:value-type="float" office:value="0.0475442948723618" calcext:value-type="float">
            <text:p>0.0475442948723618</text:p>
          </table:table-cell>
          <table:table-cell office:value-type="float" office:value="0.680262368815592" calcext:value-type="float">
            <text:p>0.680262368815592</text:p>
          </table:table-cell>
          <table:table-cell office:value-type="float" office:value="0.0580266501583399" calcext:value-type="float">
            <text:p>0.0580266501583399</text:p>
          </table:table-cell>
          <table:table-cell office:value-type="float" office:value="0.690652173913043" calcext:value-type="float">
            <text:p>0.690652173913043</text:p>
          </table:table-cell>
          <table:table-cell office:value-type="float" office:value="0.0617436379928992" calcext:value-type="float">
            <text:p>0.0617436379928992</text:p>
          </table:table-cell>
          <table:table-cell office:value-type="float" office:value="0.689827586206897" calcext:value-type="float">
            <text:p>0.689827586206897</text:p>
          </table:table-cell>
          <table:table-cell office:value-type="float" office:value="0.0558002519346194" calcext:value-type="float">
            <text:p>0.0558002519346194</text:p>
          </table:table-cell>
          <table:table-cell office:value-type="float" office:value="0.674167916041979" calcext:value-type="float">
            <text:p>0.674167916041979</text:p>
          </table:table-cell>
          <table:table-cell office:value-type="float" office:value="0.049243727509854" calcext:value-type="float">
            <text:p>0.0492437275098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0.68808095952024" calcext:value-type="float">
            <text:p>0.68808095952024</text:p>
          </table:table-cell>
          <table:table-cell office:value-type="float" office:value="0.0592674677972891" calcext:value-type="float">
            <text:p>0.0592674677972891</text:p>
          </table:table-cell>
          <table:table-cell office:value-type="float" office:value="0.644617691154423" calcext:value-type="float">
            <text:p>0.644617691154423</text:p>
          </table:table-cell>
          <table:table-cell office:value-type="float" office:value="0.0382375930329129" calcext:value-type="float">
            <text:p>0.0382375930329129</text:p>
          </table:table-cell>
          <table:table-cell office:value-type="float" office:value="0.691544227886057" calcext:value-type="float">
            <text:p>0.691544227886057</text:p>
          </table:table-cell>
          <table:table-cell office:value-type="float" office:value="0.0544202048958786" calcext:value-type="float">
            <text:p>0.0544202048958786</text:p>
          </table:table-cell>
          <table:table-cell office:value-type="float" office:value="0.681971514242879" calcext:value-type="float">
            <text:p>0.681971514242879</text:p>
          </table:table-cell>
          <table:table-cell office:value-type="float" office:value="0.0587953977746202" calcext:value-type="float">
            <text:p>0.0587953977746202</text:p>
          </table:table-cell>
          <table:table-cell office:value-type="float" office:value="0.693305847076462" calcext:value-type="float">
            <text:p>0.693305847076462</text:p>
          </table:table-cell>
          <table:table-cell office:value-type="float" office:value="0.0559324891011665" calcext:value-type="float">
            <text:p>0.0559324891011665</text:p>
          </table:table-cell>
          <table:table-cell office:value-type="float" office:value="0.686334332833583" calcext:value-type="float">
            <text:p>0.686334332833583</text:p>
          </table:table-cell>
          <table:table-cell office:value-type="float" office:value="0.0447858101664526" calcext:value-type="float">
            <text:p>0.0447858101664526</text:p>
          </table:table-cell>
          <table:table-cell office:value-type="float" office:value="0.687233883058471" calcext:value-type="float">
            <text:p>0.687233883058471</text:p>
          </table:table-cell>
          <table:table-cell office:value-type="float" office:value="0.0516441407948881" calcext:value-type="float">
            <text:p>0.0516441407948881</text:p>
          </table:table-cell>
          <table:table-cell office:value-type="float" office:value="0.684610194902549" calcext:value-type="float">
            <text:p>0.684610194902549</text:p>
          </table:table-cell>
          <table:table-cell office:value-type="float" office:value="0.054917127725416" calcext:value-type="float">
            <text:p>0.054917127725416</text:p>
          </table:table-cell>
          <table:table-cell office:value-type="float" office:value="0.681994002998501" calcext:value-type="float">
            <text:p>0.681994002998501</text:p>
          </table:table-cell>
          <table:table-cell office:value-type="float" office:value="0.0437672959515554" calcext:value-type="float">
            <text:p>0.0437672959515554</text:p>
          </table:table-cell>
          <table:table-cell office:value-type="float" office:value="0.67332083958021" calcext:value-type="float">
            <text:p>0.67332083958021</text:p>
          </table:table-cell>
          <table:table-cell office:value-type="float" office:value="0.0468162445504336" calcext:value-type="float">
            <text:p>0.0468162445504336</text:p>
          </table:table-cell>
          <table:table-cell office:value-type="float" office:value="0.685457271364318" calcext:value-type="float">
            <text:p>0.685457271364318</text:p>
          </table:table-cell>
          <table:table-cell office:value-type="float" office:value="0.0557536613338547" calcext:value-type="float">
            <text:p>0.0557536613338547</text:p>
          </table:table-cell>
          <table:table-cell office:value-type="float" office:value="0.683718140929535" calcext:value-type="float">
            <text:p>0.683718140929535</text:p>
          </table:table-cell>
          <table:table-cell office:value-type="float" office:value="0.0514356851697699" calcext:value-type="float">
            <text:p>0.0514356851697699</text:p>
          </table:table-cell>
          <table:table-cell office:value-type="float" office:value="0.693313343328336" calcext:value-type="float">
            <text:p>0.693313343328336</text:p>
          </table:table-cell>
          <table:table-cell office:value-type="float" office:value="0.0595263951741547" calcext:value-type="float">
            <text:p>0.0595263951741547</text:p>
          </table:table-cell>
          <table:table-cell office:value-type="float" office:value="0.689805097451274" calcext:value-type="float">
            <text:p>0.689805097451274</text:p>
          </table:table-cell>
          <table:table-cell office:value-type="float" office:value="0.0498862279802648" calcext:value-type="float">
            <text:p>0.0498862279802648</text:p>
          </table:table-cell>
          <table:table-cell office:value-type="float" office:value="0.686334332833583" calcext:value-type="float">
            <text:p>0.686334332833583</text:p>
          </table:table-cell>
          <table:table-cell office:value-type="float" office:value="0.0494231909131433" calcext:value-type="float">
            <text:p>0.0494231909131433</text:p>
          </table:table-cell>
          <table:table-cell office:value-type="float" office:value="0.681994002998501" calcext:value-type="float">
            <text:p>0.681994002998501</text:p>
          </table:table-cell>
          <table:table-cell office:value-type="float" office:value="0.0488473703273339" calcext:value-type="float">
            <text:p>0.048847370327333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0.688935532233883" calcext:value-type="float">
            <text:p>0.688935532233883</text:p>
          </table:table-cell>
          <table:table-cell office:value-type="float" office:value="0.0637526359087609" calcext:value-type="float">
            <text:p>0.0637526359087609</text:p>
          </table:table-cell>
          <table:table-cell office:value-type="float" office:value="0.646379310344828" calcext:value-type="float">
            <text:p>0.646379310344828</text:p>
          </table:table-cell>
          <table:table-cell office:value-type="float" office:value="0.0386002553138548" calcext:value-type="float">
            <text:p>0.0386002553138548</text:p>
          </table:table-cell>
          <table:table-cell office:value-type="float" office:value="0.685464767616192" calcext:value-type="float">
            <text:p>0.685464767616192</text:p>
          </table:table-cell>
          <table:table-cell office:value-type="float" office:value="0.0484581446577186" calcext:value-type="float">
            <text:p>0.0484581446577186</text:p>
          </table:table-cell>
          <table:table-cell office:value-type="float" office:value="0.682833583208396" calcext:value-type="float">
            <text:p>0.682833583208396</text:p>
          </table:table-cell>
          <table:table-cell office:value-type="float" office:value="0.0599602378336794" calcext:value-type="float">
            <text:p>0.0599602378336794</text:p>
          </table:table-cell>
          <table:table-cell office:value-type="float" office:value="0.685487256371814" calcext:value-type="float">
            <text:p>0.685487256371814</text:p>
          </table:table-cell>
          <table:table-cell office:value-type="float" office:value="0.0596714958954921" calcext:value-type="float">
            <text:p>0.0596714958954921</text:p>
          </table:table-cell>
          <table:table-cell office:value-type="float" office:value="0.686341829085457" calcext:value-type="float">
            <text:p>0.686341829085457</text:p>
          </table:table-cell>
          <table:table-cell office:value-type="float" office:value="0.0467564491585994" calcext:value-type="float">
            <text:p>0.0467564491585994</text:p>
          </table:table-cell>
          <table:table-cell office:value-type="float" office:value="0.682871064467766" calcext:value-type="float">
            <text:p>0.682871064467766</text:p>
          </table:table-cell>
          <table:table-cell office:value-type="float" office:value="0.044668454113495" calcext:value-type="float">
            <text:p>0.044668454113495</text:p>
          </table:table-cell>
          <table:table-cell office:value-type="float" office:value="0.69068215892054" calcext:value-type="float">
            <text:p>0.69068215892054</text:p>
          </table:table-cell>
          <table:table-cell office:value-type="float" office:value="0.059115666509037" calcext:value-type="float">
            <text:p>0.059115666509037</text:p>
          </table:table-cell>
          <table:table-cell office:value-type="float" office:value="0.683725637181409" calcext:value-type="float">
            <text:p>0.683725637181409</text:p>
          </table:table-cell>
          <table:table-cell office:value-type="float" office:value="0.0426399688205473" calcext:value-type="float">
            <text:p>0.0426399688205473</text:p>
          </table:table-cell>
          <table:table-cell office:value-type="float" office:value="0.681116941529235" calcext:value-type="float">
            <text:p>0.681116941529235</text:p>
          </table:table-cell>
          <table:table-cell office:value-type="float" office:value="0.0406084794302398" calcext:value-type="float">
            <text:p>0.0406084794302398</text:p>
          </table:table-cell>
          <table:table-cell office:value-type="float" office:value="0.691544227886057" calcext:value-type="float">
            <text:p>0.691544227886057</text:p>
          </table:table-cell>
          <table:table-cell office:value-type="float" office:value="0.0536427323863768" calcext:value-type="float">
            <text:p>0.0536427323863768</text:p>
          </table:table-cell>
          <table:table-cell office:value-type="float" office:value="0.678508245877061" calcext:value-type="float">
            <text:p>0.678508245877061</text:p>
          </table:table-cell>
          <table:table-cell office:value-type="float" office:value="0.0502335398227592" calcext:value-type="float">
            <text:p>0.0502335398227592</text:p>
          </table:table-cell>
          <table:table-cell office:value-type="float" office:value="0.687241379310345" calcext:value-type="float">
            <text:p>0.687241379310345</text:p>
          </table:table-cell>
          <table:table-cell office:value-type="float" office:value="0.0510989285281809" calcext:value-type="float">
            <text:p>0.0510989285281809</text:p>
          </table:table-cell>
          <table:table-cell office:value-type="float" office:value="0.688935532233883" calcext:value-type="float">
            <text:p>0.688935532233883</text:p>
          </table:table-cell>
          <table:table-cell office:value-type="float" office:value="0.0564856846446255" calcext:value-type="float">
            <text:p>0.0564856846446255</text:p>
          </table:table-cell>
          <table:table-cell office:value-type="float" office:value="0.688935532233883" calcext:value-type="float">
            <text:p>0.688935532233883</text:p>
          </table:table-cell>
          <table:table-cell office:value-type="float" office:value="0.0583872766419005" calcext:value-type="float">
            <text:p>0.0583872766419005</text:p>
          </table:table-cell>
          <table:table-cell office:value-type="float" office:value="0.681994002998501" calcext:value-type="float">
            <text:p>0.681994002998501</text:p>
          </table:table-cell>
          <table:table-cell office:value-type="float" office:value="0.0554526508362414" calcext:value-type="float">
            <text:p>0.055452650836241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0.686863568215892" calcext:value-type="float">
            <text:p>0.686863568215892</text:p>
          </table:table-cell>
          <table:table-cell office:value-type="float" office:value="0.061354498600001" calcext:value-type="float">
            <text:p>0.061354498600001</text:p>
          </table:table-cell>
          <table:table-cell office:value-type="float" office:value="0.64723988005997" calcext:value-type="float">
            <text:p>0.64723988005997</text:p>
          </table:table-cell>
          <table:table-cell office:value-type="float" office:value="0.0359966852862017" calcext:value-type="float">
            <text:p>0.0359966852862017</text:p>
          </table:table-cell>
          <table:table-cell office:value-type="float" office:value="0.686853073463268" calcext:value-type="float">
            <text:p>0.686853073463268</text:p>
          </table:table-cell>
          <table:table-cell office:value-type="float" office:value="0.0490478259028752" calcext:value-type="float">
            <text:p>0.0490478259028752</text:p>
          </table:table-cell>
          <table:table-cell office:value-type="float" office:value="0.678146926536732" calcext:value-type="float">
            <text:p>0.678146926536732</text:p>
          </table:table-cell>
          <table:table-cell office:value-type="float" office:value="0.0492303192028131" calcext:value-type="float">
            <text:p>0.0492303192028131</text:p>
          </table:table-cell>
          <table:table-cell office:value-type="float" office:value="0.687571214392804" calcext:value-type="float">
            <text:p>0.687571214392804</text:p>
          </table:table-cell>
          <table:table-cell office:value-type="float" office:value="0.048618893354501" calcext:value-type="float">
            <text:p>0.048618893354501</text:p>
          </table:table-cell>
          <table:table-cell office:value-type="float" office:value="0.681305847076462" calcext:value-type="float">
            <text:p>0.681305847076462</text:p>
          </table:table-cell>
          <table:table-cell office:value-type="float" office:value="0.0449711026217432" calcext:value-type="float">
            <text:p>0.0449711026217432</text:p>
          </table:table-cell>
          <table:table-cell office:value-type="float" office:value="0.683221889055472" calcext:value-type="float">
            <text:p>0.683221889055472</text:p>
          </table:table-cell>
          <table:table-cell office:value-type="float" office:value="0.0482606458182527" calcext:value-type="float">
            <text:p>0.0482606458182527</text:p>
          </table:table-cell>
          <table:table-cell office:value-type="float" office:value="0.679206896551724" calcext:value-type="float">
            <text:p>0.679206896551724</text:p>
          </table:table-cell>
          <table:table-cell office:value-type="float" office:value="0.0574898203203678" calcext:value-type="float">
            <text:p>0.0574898203203678</text:p>
          </table:table-cell>
          <table:table-cell office:value-type="float" office:value="0.679383808095952" calcext:value-type="float">
            <text:p>0.679383808095952</text:p>
          </table:table-cell>
          <table:table-cell office:value-type="float" office:value="0.0532787507261599" calcext:value-type="float">
            <text:p>0.0532787507261599</text:p>
          </table:table-cell>
          <table:table-cell office:value-type="float" office:value="0.677643178410795" calcext:value-type="float">
            <text:p>0.677643178410795</text:p>
          </table:table-cell>
          <table:table-cell office:value-type="float" office:value="0.0465587624659829" calcext:value-type="float">
            <text:p>0.0465587624659829</text:p>
          </table:table-cell>
          <table:table-cell office:value-type="float" office:value="0.680952023988006" calcext:value-type="float">
            <text:p>0.680952023988006</text:p>
          </table:table-cell>
          <table:table-cell office:value-type="float" office:value="0.0499062433898726" calcext:value-type="float">
            <text:p>0.0499062433898726</text:p>
          </table:table-cell>
          <table:table-cell office:value-type="float" office:value="0.680238380809595" calcext:value-type="float">
            <text:p>0.680238380809595</text:p>
          </table:table-cell>
          <table:table-cell office:value-type="float" office:value="0.0471120884550298" calcext:value-type="float">
            <text:p>0.0471120884550298</text:p>
          </table:table-cell>
          <table:table-cell office:value-type="float" office:value="0.680269865067466" calcext:value-type="float">
            <text:p>0.680269865067466</text:p>
          </table:table-cell>
          <table:table-cell office:value-type="float" office:value="0.0609184250894996" calcext:value-type="float">
            <text:p>0.0609184250894996</text:p>
          </table:table-cell>
          <table:table-cell office:value-type="float" office:value="0.682500749625187" calcext:value-type="float">
            <text:p>0.682500749625187</text:p>
          </table:table-cell>
          <table:table-cell office:value-type="float" office:value="0.0585199889960825" calcext:value-type="float">
            <text:p>0.0585199889960825</text:p>
          </table:table-cell>
          <table:table-cell office:value-type="float" office:value="0.68356071964018" calcext:value-type="float">
            <text:p>0.68356071964018</text:p>
          </table:table-cell>
          <table:table-cell office:value-type="float" office:value="0.0513510592683038" calcext:value-type="float">
            <text:p>0.0513510592683038</text:p>
          </table:table-cell>
          <table:table-cell office:value-type="float" office:value="0.678176911544228" calcext:value-type="float">
            <text:p>0.678176911544228</text:p>
          </table:table-cell>
          <table:table-cell office:value-type="float" office:value="0.0507746601876882" calcext:value-type="float">
            <text:p>0.05077466018768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60292353823088" calcext:value-type="float">
            <text:p>0.660292353823088</text:p>
          </table:table-cell>
          <table:table-cell office:value-type="float" office:value="0.0404832158062485" calcext:value-type="float">
            <text:p>0.0404832158062485</text:p>
          </table:table-cell>
          <table:table-cell office:value-type="float" office:value="0.672428785607196" calcext:value-type="float">
            <text:p>0.672428785607196</text:p>
          </table:table-cell>
          <table:table-cell office:value-type="float" office:value="0.0362430457225542" calcext:value-type="float">
            <text:p>0.0362430457225542</text:p>
          </table:table-cell>
          <table:table-cell office:value-type="float" office:value="0.660284857571214" calcext:value-type="float">
            <text:p>0.660284857571214</text:p>
          </table:table-cell>
          <table:table-cell office:value-type="float" office:value="0.0397130297382084" calcext:value-type="float">
            <text:p>0.0397130297382084</text:p>
          </table:table-cell>
          <table:table-cell office:value-type="float" office:value="0.668088455772114" calcext:value-type="float">
            <text:p>0.668088455772114</text:p>
          </table:table-cell>
          <table:table-cell office:value-type="float" office:value="0.0403318484307087" calcext:value-type="float">
            <text:p>0.0403318484307087</text:p>
          </table:table-cell>
          <table:table-cell office:value-type="float" office:value="0.670727136431784" calcext:value-type="float">
            <text:p>0.670727136431784</text:p>
          </table:table-cell>
          <table:table-cell office:value-type="float" office:value="0.0380430864186469" calcext:value-type="float">
            <text:p>0.0380430864186469</text:p>
          </table:table-cell>
          <table:table-cell office:value-type="float" office:value="0.674160419790105" calcext:value-type="float">
            <text:p>0.674160419790105</text:p>
          </table:table-cell>
          <table:table-cell office:value-type="float" office:value="0.0374724635689687" calcext:value-type="float">
            <text:p>0.0374724635689687</text:p>
          </table:table-cell>
          <table:table-cell office:value-type="float" office:value="0.66547976011994" calcext:value-type="float">
            <text:p>0.66547976011994</text:p>
          </table:table-cell>
          <table:table-cell office:value-type="float" office:value="0.0552015270812841" calcext:value-type="float">
            <text:p>0.0552015270812841</text:p>
          </table:table-cell>
          <table:table-cell office:value-type="float" office:value="0.643740629685157" calcext:value-type="float">
            <text:p>0.643740629685157</text:p>
          </table:table-cell>
          <table:table-cell office:value-type="float" office:value="0.0317126649457083" calcext:value-type="float">
            <text:p>0.0317126649457083</text:p>
          </table:table-cell>
          <table:table-cell office:value-type="float" office:value="0.679377811094453" calcext:value-type="float">
            <text:p>0.679377811094453</text:p>
          </table:table-cell>
          <table:table-cell office:value-type="float" office:value="0.05747554956538" calcext:value-type="float">
            <text:p>0.05747554956538</text:p>
          </table:table-cell>
          <table:table-cell office:value-type="float" office:value="0.664617691154423" calcext:value-type="float">
            <text:p>0.664617691154423</text:p>
          </table:table-cell>
          <table:table-cell office:value-type="float" office:value="0.0500451781295263" calcext:value-type="float">
            <text:p>0.0500451781295263</text:p>
          </table:table-cell>
          <table:table-cell office:value-type="float" office:value="0.681994002998501" calcext:value-type="float">
            <text:p>0.681994002998501</text:p>
          </table:table-cell>
          <table:table-cell office:value-type="float" office:value="0.0386716482677705" calcext:value-type="float">
            <text:p>0.0386716482677705</text:p>
          </table:table-cell>
          <table:table-cell office:value-type="float" office:value="0.646416791604198" calcext:value-type="float">
            <text:p>0.646416791604198</text:p>
          </table:table-cell>
          <table:table-cell office:value-type="float" office:value="0.0658249344456546" calcext:value-type="float">
            <text:p>0.0658249344456546</text:p>
          </table:table-cell>
          <table:table-cell office:value-type="float" office:value="0.662863568215892" calcext:value-type="float">
            <text:p>0.662863568215892</text:p>
          </table:table-cell>
          <table:table-cell office:value-type="float" office:value="0.0514026007326582" calcext:value-type="float">
            <text:p>0.0514026007326582</text:p>
          </table:table-cell>
          <table:table-cell office:value-type="float" office:value="0.659392803598201" calcext:value-type="float">
            <text:p>0.659392803598201</text:p>
          </table:table-cell>
          <table:table-cell office:value-type="float" office:value="0.0594179155742327" calcext:value-type="float">
            <text:p>0.0594179155742327</text:p>
          </table:table-cell>
          <table:table-cell office:value-type="float" office:value="0.671559220389805" calcext:value-type="float">
            <text:p>0.671559220389805</text:p>
          </table:table-cell>
          <table:table-cell office:value-type="float" office:value="0.0477957659594188" calcext:value-type="float">
            <text:p>0.0477957659594188</text:p>
          </table:table-cell>
          <table:table-cell office:value-type="float" office:value="0.667271364317841" calcext:value-type="float">
            <text:p>0.667271364317841</text:p>
          </table:table-cell>
          <table:table-cell office:value-type="float" office:value="0.0352073909815847" calcext:value-type="float">
            <text:p>0.03520739098158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81994002998501" calcext:value-type="float">
            <text:p>0.681994002998501</text:p>
          </table:table-cell>
          <table:table-cell office:value-type="float" office:value="0.0350234963708741" calcext:value-type="float">
            <text:p>0.0350234963708741</text:p>
          </table:table-cell>
          <table:table-cell office:value-type="float" office:value="0.671551724137931" calcext:value-type="float">
            <text:p>0.671551724137931</text:p>
          </table:table-cell>
          <table:table-cell office:value-type="float" office:value="0.0422437165124273" calcext:value-type="float">
            <text:p>0.0422437165124273</text:p>
          </table:table-cell>
          <table:table-cell office:value-type="float" office:value="0.683718140929535" calcext:value-type="float">
            <text:p>0.683718140929535</text:p>
          </table:table-cell>
          <table:table-cell office:value-type="float" office:value="0.0434682187533248" calcext:value-type="float">
            <text:p>0.0434682187533248</text:p>
          </table:table-cell>
          <table:table-cell office:value-type="float" office:value="0.686319340329835" calcext:value-type="float">
            <text:p>0.686319340329835</text:p>
          </table:table-cell>
          <table:table-cell office:value-type="float" office:value="0.051825741514614" calcext:value-type="float">
            <text:p>0.051825741514614</text:p>
          </table:table-cell>
          <table:table-cell office:value-type="float" office:value="0.66811844077961" calcext:value-type="float">
            <text:p>0.66811844077961</text:p>
          </table:table-cell>
          <table:table-cell office:value-type="float" office:value="0.0491185741346021" calcext:value-type="float">
            <text:p>0.0491185741346021</text:p>
          </table:table-cell>
          <table:table-cell office:value-type="float" office:value="0.679392803598201" calcext:value-type="float">
            <text:p>0.679392803598201</text:p>
          </table:table-cell>
          <table:table-cell office:value-type="float" office:value="0.0431999289591945" calcext:value-type="float">
            <text:p>0.0431999289591945</text:p>
          </table:table-cell>
          <table:table-cell office:value-type="float" office:value="0.6671964017991" calcext:value-type="float">
            <text:p>0.6671964017991</text:p>
          </table:table-cell>
          <table:table-cell office:value-type="float" office:value="0.0459805856551354" calcext:value-type="float">
            <text:p>0.0459805856551354</text:p>
          </table:table-cell>
          <table:table-cell office:value-type="float" office:value="0.667218890554723" calcext:value-type="float">
            <text:p>0.667218890554723</text:p>
          </table:table-cell>
          <table:table-cell office:value-type="float" office:value="0.0386903120692624" calcext:value-type="float">
            <text:p>0.0386903120692624</text:p>
          </table:table-cell>
          <table:table-cell office:value-type="float" office:value="0.682001499250375" calcext:value-type="float">
            <text:p>0.682001499250375</text:p>
          </table:table-cell>
          <table:table-cell office:value-type="float" office:value="0.045962593207799" calcext:value-type="float">
            <text:p>0.045962593207799</text:p>
          </table:table-cell>
          <table:table-cell office:value-type="float" office:value="0.671551724137931" calcext:value-type="float">
            <text:p>0.671551724137931</text:p>
          </table:table-cell>
          <table:table-cell office:value-type="float" office:value="0.0436136897433419" calcext:value-type="float">
            <text:p>0.0436136897433419</text:p>
          </table:table-cell>
          <table:table-cell office:value-type="float" office:value="0.675929535232384" calcext:value-type="float">
            <text:p>0.675929535232384</text:p>
          </table:table-cell>
          <table:table-cell office:value-type="float" office:value="0.0397833815728535" calcext:value-type="float">
            <text:p>0.0397833815728535</text:p>
          </table:table-cell>
          <table:table-cell office:value-type="float" office:value="0.665472263868066" calcext:value-type="float">
            <text:p>0.665472263868066</text:p>
          </table:table-cell>
          <table:table-cell office:value-type="float" office:value="0.0434990529707113" calcext:value-type="float">
            <text:p>0.0434990529707113</text:p>
          </table:table-cell>
          <table:table-cell office:value-type="float" office:value="0.676784107946027" calcext:value-type="float">
            <text:p>0.676784107946027</text:p>
          </table:table-cell>
          <table:table-cell office:value-type="float" office:value="0.0459225506110582" calcext:value-type="float">
            <text:p>0.0459225506110582</text:p>
          </table:table-cell>
          <table:table-cell office:value-type="float" office:value="0.667263868065967" calcext:value-type="float">
            <text:p>0.667263868065967</text:p>
          </table:table-cell>
          <table:table-cell office:value-type="float" office:value="0.0572640818283031" calcext:value-type="float">
            <text:p>0.0572640818283031</text:p>
          </table:table-cell>
          <table:table-cell office:value-type="float" office:value="0.681994002998501" calcext:value-type="float">
            <text:p>0.681994002998501</text:p>
          </table:table-cell>
          <table:table-cell office:value-type="float" office:value="0.0470960047332016" calcext:value-type="float">
            <text:p>0.0470960047332016</text:p>
          </table:table-cell>
          <table:table-cell office:value-type="float" office:value="0.667256371814093" calcext:value-type="float">
            <text:p>0.667256371814093</text:p>
          </table:table-cell>
          <table:table-cell office:value-type="float" office:value="0.0485915555466661" calcext:value-type="float">
            <text:p>0.04859155554666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69835082458771" calcext:value-type="float">
            <text:p>0.669835082458771</text:p>
          </table:table-cell>
          <table:table-cell office:value-type="float" office:value="0.0421366000415751" calcext:value-type="float">
            <text:p>0.0421366000415751</text:p>
          </table:table-cell>
          <table:table-cell office:value-type="float" office:value="0.674175412293853" calcext:value-type="float">
            <text:p>0.674175412293853</text:p>
          </table:table-cell>
          <table:table-cell office:value-type="float" office:value="0.043390302758185" calcext:value-type="float">
            <text:p>0.043390302758185</text:p>
          </table:table-cell>
          <table:table-cell office:value-type="float" office:value="0.688928035982009" calcext:value-type="float">
            <text:p>0.688928035982009</text:p>
          </table:table-cell>
          <table:table-cell office:value-type="float" office:value="0.0479996668581096" calcext:value-type="float">
            <text:p>0.0479996668581096</text:p>
          </table:table-cell>
          <table:table-cell office:value-type="float" office:value="0.673313343328336" calcext:value-type="float">
            <text:p>0.673313343328336</text:p>
          </table:table-cell>
          <table:table-cell office:value-type="float" office:value="0.0419519319628242" calcext:value-type="float">
            <text:p>0.0419519319628242</text:p>
          </table:table-cell>
          <table:table-cell office:value-type="float" office:value="0.674175412293853" calcext:value-type="float">
            <text:p>0.674175412293853</text:p>
          </table:table-cell>
          <table:table-cell office:value-type="float" office:value="0.0536106961084826" calcext:value-type="float">
            <text:p>0.0536106961084826</text:p>
          </table:table-cell>
          <table:table-cell office:value-type="float" office:value="0.677676161919041" calcext:value-type="float">
            <text:p>0.677676161919041</text:p>
          </table:table-cell>
          <table:table-cell office:value-type="float" office:value="0.0509029516995885" calcext:value-type="float">
            <text:p>0.0509029516995885</text:p>
          </table:table-cell>
          <table:table-cell office:value-type="float" office:value="0.676776611694153" calcext:value-type="float">
            <text:p>0.676776611694153</text:p>
          </table:table-cell>
          <table:table-cell office:value-type="float" office:value="0.0394834511833366" calcext:value-type="float">
            <text:p>0.0394834511833366</text:p>
          </table:table-cell>
          <table:table-cell office:value-type="float" office:value="0.675892053973014" calcext:value-type="float">
            <text:p>0.675892053973014</text:p>
          </table:table-cell>
          <table:table-cell office:value-type="float" office:value="0.0453780708700995" calcext:value-type="float">
            <text:p>0.0453780708700995</text:p>
          </table:table-cell>
          <table:table-cell office:value-type="float" office:value="0.686349325337331" calcext:value-type="float">
            <text:p>0.686349325337331</text:p>
          </table:table-cell>
          <table:table-cell office:value-type="float" office:value="0.0475967912951573" calcext:value-type="float">
            <text:p>0.0475967912951573</text:p>
          </table:table-cell>
          <table:table-cell office:value-type="float" office:value="0.675929535232384" calcext:value-type="float">
            <text:p>0.675929535232384</text:p>
          </table:table-cell>
          <table:table-cell office:value-type="float" office:value="0.045126529334188" calcext:value-type="float">
            <text:p>0.045126529334188</text:p>
          </table:table-cell>
          <table:table-cell office:value-type="float" office:value="0.684610194902549" calcext:value-type="float">
            <text:p>0.684610194902549</text:p>
          </table:table-cell>
          <table:table-cell office:value-type="float" office:value="0.0360827558778004" calcext:value-type="float">
            <text:p>0.0360827558778004</text:p>
          </table:table-cell>
          <table:table-cell office:value-type="float" office:value="0.682856071964018" calcext:value-type="float">
            <text:p>0.682856071964018</text:p>
          </table:table-cell>
          <table:table-cell office:value-type="float" office:value="0.0466084988735393" calcext:value-type="float">
            <text:p>0.0466084988735393</text:p>
          </table:table-cell>
          <table:table-cell office:value-type="float" office:value="0.673305847076462" calcext:value-type="float">
            <text:p>0.673305847076462</text:p>
          </table:table-cell>
          <table:table-cell office:value-type="float" office:value="0.0443441221553654" calcext:value-type="float">
            <text:p>0.0443441221553654</text:p>
          </table:table-cell>
          <table:table-cell office:value-type="float" office:value="0.673335832083958" calcext:value-type="float">
            <text:p>0.673335832083958</text:p>
          </table:table-cell>
          <table:table-cell office:value-type="float" office:value="0.0590878187051957" calcext:value-type="float">
            <text:p>0.0590878187051957</text:p>
          </table:table-cell>
          <table:table-cell office:value-type="float" office:value="0.678530734632684" calcext:value-type="float">
            <text:p>0.678530734632684</text:p>
          </table:table-cell>
          <table:table-cell office:value-type="float" office:value="0.0369729854974276" calcext:value-type="float">
            <text:p>0.0369729854974276</text:p>
          </table:table-cell>
          <table:table-cell office:value-type="float" office:value="0.682023988005997" calcext:value-type="float">
            <text:p>0.682023988005997</text:p>
          </table:table-cell>
          <table:table-cell office:value-type="float" office:value="0.0523009194945316" calcext:value-type="float">
            <text:p>0.05230091949453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7676161919041" calcext:value-type="float">
            <text:p>0.677676161919041</text:p>
          </table:table-cell>
          <table:table-cell office:value-type="float" office:value="0.036938833650363" calcext:value-type="float">
            <text:p>0.036938833650363</text:p>
          </table:table-cell>
          <table:table-cell office:value-type="float" office:value="0.678508245877061" calcext:value-type="float">
            <text:p>0.678508245877061</text:p>
          </table:table-cell>
          <table:table-cell office:value-type="float" office:value="0.0353039075036107" calcext:value-type="float">
            <text:p>0.0353039075036107</text:p>
          </table:table-cell>
          <table:table-cell office:value-type="float" office:value="0.676776611694153" calcext:value-type="float">
            <text:p>0.676776611694153</text:p>
          </table:table-cell>
          <table:table-cell office:value-type="float" office:value="0.0546554140859578" calcext:value-type="float">
            <text:p>0.0546554140859578</text:p>
          </table:table-cell>
          <table:table-cell office:value-type="float" office:value="0.676761619190405" calcext:value-type="float">
            <text:p>0.676761619190405</text:p>
          </table:table-cell>
          <table:table-cell office:value-type="float" office:value="0.0422569982332729" calcext:value-type="float">
            <text:p>0.0422569982332729</text:p>
          </table:table-cell>
          <table:table-cell office:value-type="float" office:value="0.682863568215892" calcext:value-type="float">
            <text:p>0.682863568215892</text:p>
          </table:table-cell>
          <table:table-cell office:value-type="float" office:value="0.046380691496184" calcext:value-type="float">
            <text:p>0.046380691496184</text:p>
          </table:table-cell>
          <table:table-cell office:value-type="float" office:value="0.680269865067466" calcext:value-type="float">
            <text:p>0.680269865067466</text:p>
          </table:table-cell>
          <table:table-cell office:value-type="float" office:value="0.0502197008269092" calcext:value-type="float">
            <text:p>0.0502197008269092</text:p>
          </table:table-cell>
          <table:table-cell office:value-type="float" office:value="0.675884557721139" calcext:value-type="float">
            <text:p>0.675884557721139</text:p>
          </table:table-cell>
          <table:table-cell office:value-type="float" office:value="0.0463343571567439" calcext:value-type="float">
            <text:p>0.0463343571567439</text:p>
          </table:table-cell>
          <table:table-cell office:value-type="float" office:value="0.677653673163418" calcext:value-type="float">
            <text:p>0.677653673163418</text:p>
          </table:table-cell>
          <table:table-cell office:value-type="float" office:value="0.0469394471630429" calcext:value-type="float">
            <text:p>0.0469394471630429</text:p>
          </table:table-cell>
          <table:table-cell office:value-type="float" office:value="0.68287856071964" calcext:value-type="float">
            <text:p>0.68287856071964</text:p>
          </table:table-cell>
          <table:table-cell office:value-type="float" office:value="0.0430800144890842" calcext:value-type="float">
            <text:p>0.0430800144890842</text:p>
          </table:table-cell>
          <table:table-cell office:value-type="float" office:value="0.674182908545727" calcext:value-type="float">
            <text:p>0.674182908545727</text:p>
          </table:table-cell>
          <table:table-cell office:value-type="float" office:value="0.0508295161729451" calcext:value-type="float">
            <text:p>0.0508295161729451</text:p>
          </table:table-cell>
          <table:table-cell office:value-type="float" office:value="0.684595202398801" calcext:value-type="float">
            <text:p>0.684595202398801</text:p>
          </table:table-cell>
          <table:table-cell office:value-type="float" office:value="0.0335594627995922" calcext:value-type="float">
            <text:p>0.0335594627995922</text:p>
          </table:table-cell>
          <table:table-cell office:value-type="float" office:value="0.6871964017991" calcext:value-type="float">
            <text:p>0.6871964017991</text:p>
          </table:table-cell>
          <table:table-cell office:value-type="float" office:value="0.0528360072150673" calcext:value-type="float">
            <text:p>0.0528360072150673</text:p>
          </table:table-cell>
          <table:table-cell office:value-type="float" office:value="0.67503748125937" calcext:value-type="float">
            <text:p>0.67503748125937</text:p>
          </table:table-cell>
          <table:table-cell office:value-type="float" office:value="0.0397926174275475" calcext:value-type="float">
            <text:p>0.0397926174275475</text:p>
          </table:table-cell>
          <table:table-cell office:value-type="float" office:value="0.671566716641679" calcext:value-type="float">
            <text:p>0.671566716641679</text:p>
          </table:table-cell>
          <table:table-cell office:value-type="float" office:value="0.0522842303027544" calcext:value-type="float">
            <text:p>0.0522842303027544</text:p>
          </table:table-cell>
          <table:table-cell office:value-type="float" office:value="0.683748125937032" calcext:value-type="float">
            <text:p>0.683748125937032</text:p>
          </table:table-cell>
          <table:table-cell office:value-type="float" office:value="0.0430642079964108" calcext:value-type="float">
            <text:p>0.0430642079964108</text:p>
          </table:table-cell>
          <table:table-cell office:value-type="float" office:value="0.681131934032983" calcext:value-type="float">
            <text:p>0.681131934032983</text:p>
          </table:table-cell>
          <table:table-cell office:value-type="float" office:value="0.0489510036943791" calcext:value-type="float">
            <text:p>0.048951003694379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5929535232384" calcext:value-type="float">
            <text:p>0.675929535232384</text:p>
          </table:table-cell>
          <table:table-cell office:value-type="float" office:value="0.0438038959626101" calcext:value-type="float">
            <text:p>0.0438038959626101</text:p>
          </table:table-cell>
          <table:table-cell office:value-type="float" office:value="0.681124437781109" calcext:value-type="float">
            <text:p>0.681124437781109</text:p>
          </table:table-cell>
          <table:table-cell office:value-type="float" office:value="0.0439357646570097" calcext:value-type="float">
            <text:p>0.0439357646570097</text:p>
          </table:table-cell>
          <table:table-cell office:value-type="float" office:value="0.673305847076462" calcext:value-type="float">
            <text:p>0.673305847076462</text:p>
          </table:table-cell>
          <table:table-cell office:value-type="float" office:value="0.0486793363994237" calcext:value-type="float">
            <text:p>0.0486793363994237</text:p>
          </table:table-cell>
          <table:table-cell office:value-type="float" office:value="0.678493253373313" calcext:value-type="float">
            <text:p>0.678493253373313</text:p>
          </table:table-cell>
          <table:table-cell office:value-type="float" office:value="0.0440800071427913" calcext:value-type="float">
            <text:p>0.0440800071427913</text:p>
          </table:table-cell>
          <table:table-cell office:value-type="float" office:value="0.674182908545727" calcext:value-type="float">
            <text:p>0.674182908545727</text:p>
          </table:table-cell>
          <table:table-cell office:value-type="float" office:value="0.0491488330310063" calcext:value-type="float">
            <text:p>0.0491488330310063</text:p>
          </table:table-cell>
          <table:table-cell office:value-type="float" office:value="0.67332083958021" calcext:value-type="float">
            <text:p>0.67332083958021</text:p>
          </table:table-cell>
          <table:table-cell office:value-type="float" office:value="0.054139645625883" calcext:value-type="float">
            <text:p>0.054139645625883</text:p>
          </table:table-cell>
          <table:table-cell office:value-type="float" office:value="0.679385307346327" calcext:value-type="float">
            <text:p>0.679385307346327</text:p>
          </table:table-cell>
          <table:table-cell office:value-type="float" office:value="0.0420716743392967" calcext:value-type="float">
            <text:p>0.0420716743392967</text:p>
          </table:table-cell>
          <table:table-cell office:value-type="float" office:value="0.682848575712144" calcext:value-type="float">
            <text:p>0.682848575712144</text:p>
          </table:table-cell>
          <table:table-cell office:value-type="float" office:value="0.0417080448367655" calcext:value-type="float">
            <text:p>0.0417080448367655</text:p>
          </table:table-cell>
          <table:table-cell office:value-type="float" office:value="0.682886056971514" calcext:value-type="float">
            <text:p>0.682886056971514</text:p>
          </table:table-cell>
          <table:table-cell office:value-type="float" office:value="0.0458550907477041" calcext:value-type="float">
            <text:p>0.0458550907477041</text:p>
          </table:table-cell>
          <table:table-cell office:value-type="float" office:value="0.677661169415292" calcext:value-type="float">
            <text:p>0.677661169415292</text:p>
          </table:table-cell>
          <table:table-cell office:value-type="float" office:value="0.0474220474800503" calcext:value-type="float">
            <text:p>0.0474220474800503</text:p>
          </table:table-cell>
          <table:table-cell office:value-type="float" office:value="0.683703148425787" calcext:value-type="float">
            <text:p>0.683703148425787</text:p>
          </table:table-cell>
          <table:table-cell office:value-type="float" office:value="0.0377669637363694" calcext:value-type="float">
            <text:p>0.0377669637363694</text:p>
          </table:table-cell>
          <table:table-cell office:value-type="float" office:value="0.684580209895053" calcext:value-type="float">
            <text:p>0.684580209895053</text:p>
          </table:table-cell>
          <table:table-cell office:value-type="float" office:value="0.0528933517222809" calcext:value-type="float">
            <text:p>0.0528933517222809</text:p>
          </table:table-cell>
          <table:table-cell office:value-type="float" office:value="0.681124437781109" calcext:value-type="float">
            <text:p>0.681124437781109</text:p>
          </table:table-cell>
          <table:table-cell office:value-type="float" office:value="0.0472526071546836" calcext:value-type="float">
            <text:p>0.0472526071546836</text:p>
          </table:table-cell>
          <table:table-cell office:value-type="float" office:value="0.672451274362819" calcext:value-type="float">
            <text:p>0.672451274362819</text:p>
          </table:table-cell>
          <table:table-cell office:value-type="float" office:value="0.0533394858474876" calcext:value-type="float">
            <text:p>0.0533394858474876</text:p>
          </table:table-cell>
          <table:table-cell office:value-type="float" office:value="0.683740629685157" calcext:value-type="float">
            <text:p>0.683740629685157</text:p>
          </table:table-cell>
          <table:table-cell office:value-type="float" office:value="0.0438943147793917" calcext:value-type="float">
            <text:p>0.0438943147793917</text:p>
          </table:table-cell>
          <table:table-cell office:value-type="float" office:value="0.677668665667166" calcext:value-type="float">
            <text:p>0.677668665667166</text:p>
          </table:table-cell>
          <table:table-cell office:value-type="float" office:value="0.0516117343772885" calcext:value-type="float">
            <text:p>0.051611734377288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3145427286357" calcext:value-type="float">
            <text:p>0.673145427286357</text:p>
          </table:table-cell>
          <table:table-cell office:value-type="float" office:value="0.0396772083663342" calcext:value-type="float">
            <text:p>0.0396772083663342</text:p>
          </table:table-cell>
          <table:table-cell office:value-type="float" office:value="0.67555772113943" calcext:value-type="float">
            <text:p>0.67555772113943</text:p>
          </table:table-cell>
          <table:table-cell office:value-type="float" office:value="0.0402233474307574" calcext:value-type="float">
            <text:p>0.0402233474307574</text:p>
          </table:table-cell>
          <table:table-cell office:value-type="float" office:value="0.676602698650675" calcext:value-type="float">
            <text:p>0.676602698650675</text:p>
          </table:table-cell>
          <table:table-cell office:value-type="float" office:value="0.0469031331670049" calcext:value-type="float">
            <text:p>0.0469031331670049</text:p>
          </table:table-cell>
          <table:table-cell office:value-type="float" office:value="0.676595202398801" calcext:value-type="float">
            <text:p>0.676595202398801</text:p>
          </table:table-cell>
          <table:table-cell office:value-type="float" office:value="0.0440893054568422" calcext:value-type="float">
            <text:p>0.0440893054568422</text:p>
          </table:table-cell>
          <table:table-cell office:value-type="float" office:value="0.674013493253373" calcext:value-type="float">
            <text:p>0.674013493253373</text:p>
          </table:table-cell>
          <table:table-cell office:value-type="float" office:value="0.0472603762377844" calcext:value-type="float">
            <text:p>0.0472603762377844</text:p>
          </table:table-cell>
          <table:table-cell office:value-type="float" office:value="0.676964017991004" calcext:value-type="float">
            <text:p>0.676964017991004</text:p>
          </table:table-cell>
          <table:table-cell office:value-type="float" office:value="0.0471869381361088" calcext:value-type="float">
            <text:p>0.0471869381361088</text:p>
          </table:table-cell>
          <table:table-cell office:value-type="float" office:value="0.672944527736132" calcext:value-type="float">
            <text:p>0.672944527736132</text:p>
          </table:table-cell>
          <table:table-cell office:value-type="float" office:value="0.0458143190831593" calcext:value-type="float">
            <text:p>0.0458143190831593</text:p>
          </table:table-cell>
          <table:table-cell office:value-type="float" office:value="0.669470764617691" calcext:value-type="float">
            <text:p>0.669470764617691</text:p>
          </table:table-cell>
          <table:table-cell office:value-type="float" office:value="0.0408857079769757" calcext:value-type="float">
            <text:p>0.0408857079769757</text:p>
          </table:table-cell>
          <table:table-cell office:value-type="float" office:value="0.682698650674663" calcext:value-type="float">
            <text:p>0.682698650674663</text:p>
          </table:table-cell>
          <table:table-cell office:value-type="float" office:value="0.0479940078610249" calcext:value-type="float">
            <text:p>0.0479940078610249</text:p>
          </table:table-cell>
          <table:table-cell office:value-type="float" office:value="0.672788605697151" calcext:value-type="float">
            <text:p>0.672788605697151</text:p>
          </table:table-cell>
          <table:table-cell office:value-type="float" office:value="0.0474073921720103" calcext:value-type="float">
            <text:p>0.0474073921720103</text:p>
          </table:table-cell>
          <table:table-cell office:value-type="float" office:value="0.682166416791604" calcext:value-type="float">
            <text:p>0.682166416791604</text:p>
          </table:table-cell>
          <table:table-cell office:value-type="float" office:value="0.0371728424508772" calcext:value-type="float">
            <text:p>0.0371728424508772</text:p>
          </table:table-cell>
          <table:table-cell office:value-type="float" office:value="0.673304347826087" calcext:value-type="float">
            <text:p>0.673304347826087</text:p>
          </table:table-cell>
          <table:table-cell office:value-type="float" office:value="0.0523323690454507" calcext:value-type="float">
            <text:p>0.0523323690454507</text:p>
          </table:table-cell>
          <table:table-cell office:value-type="float" office:value="0.673823088455772" calcext:value-type="float">
            <text:p>0.673823088455772</text:p>
          </table:table-cell>
          <table:table-cell office:value-type="float" office:value="0.0457428996162626" calcext:value-type="float">
            <text:p>0.0457428996162626</text:p>
          </table:table-cell>
          <table:table-cell office:value-type="float" office:value="0.668802098950525" calcext:value-type="float">
            <text:p>0.668802098950525</text:p>
          </table:table-cell>
          <table:table-cell office:value-type="float" office:value="0.0562787064515947" calcext:value-type="float">
            <text:p>0.0562787064515947</text:p>
          </table:table-cell>
          <table:table-cell office:value-type="float" office:value="0.679914542728636" calcext:value-type="float">
            <text:p>0.679914542728636</text:p>
          </table:table-cell>
          <table:table-cell office:value-type="float" office:value="0.0437646557931701" calcext:value-type="float">
            <text:p>0.0437646557931701</text:p>
          </table:table-cell>
          <table:table-cell office:value-type="float" office:value="0.675070464767616" calcext:value-type="float">
            <text:p>0.675070464767616</text:p>
          </table:table-cell>
          <table:table-cell office:value-type="float" office:value="0.04733252081889" calcext:value-type="float">
            <text:p>0.047332520818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77523370816962" calcext:value-type="float">
            <text:p>0.577523370816962</text:p>
          </table:table-cell>
          <table:table-cell office:value-type="float" office:value="0.0575947782700586" calcext:value-type="float">
            <text:p>0.0575947782700586</text:p>
          </table:table-cell>
          <table:table-cell office:value-type="float" office:value="0.622849207424468" calcext:value-type="float">
            <text:p>0.622849207424468</text:p>
          </table:table-cell>
          <table:table-cell office:value-type="float" office:value="0.0542838894210277" calcext:value-type="float">
            <text:p>0.0542838894210277</text:p>
          </table:table-cell>
          <table:table-cell office:value-type="float" office:value="0.616271507925755" calcext:value-type="float">
            <text:p>0.616271507925755</text:p>
          </table:table-cell>
          <table:table-cell office:value-type="float" office:value="0.0460052084050099" calcext:value-type="float">
            <text:p>0.0460052084050099</text:p>
          </table:table-cell>
          <table:table-cell office:value-type="float" office:value="0.603089012328953" calcext:value-type="float">
            <text:p>0.603089012328953</text:p>
          </table:table-cell>
          <table:table-cell office:value-type="float" office:value="0.0501323683818008" calcext:value-type="float">
            <text:p>0.0501323683818008</text:p>
          </table:table-cell>
          <table:table-cell office:value-type="float" office:value="0.61539086844601" calcext:value-type="float">
            <text:p>0.61539086844601</text:p>
          </table:table-cell>
          <table:table-cell office:value-type="float" office:value="0.0665297713772868" calcext:value-type="float">
            <text:p>0.0665297713772868</text:p>
          </table:table-cell>
          <table:table-cell office:value-type="float" office:value="0.615465384094296" calcext:value-type="float">
            <text:p>0.615465384094296</text:p>
          </table:table-cell>
          <table:table-cell office:value-type="float" office:value="0.0630629590668644" calcext:value-type="float">
            <text:p>0.0630629590668644</text:p>
          </table:table-cell>
          <table:table-cell office:value-type="float" office:value="0.608000270965994" calcext:value-type="float">
            <text:p>0.608000270965994</text:p>
          </table:table-cell>
          <table:table-cell office:value-type="float" office:value="0.0541688444463235" calcext:value-type="float">
            <text:p>0.0541688444463235</text:p>
          </table:table-cell>
          <table:table-cell office:value-type="float" office:value="0.601415797317437" calcext:value-type="float">
            <text:p>0.601415797317437</text:p>
          </table:table-cell>
          <table:table-cell office:value-type="float" office:value="0.0476309445334956" calcext:value-type="float">
            <text:p>0.0476309445334956</text:p>
          </table:table-cell>
          <table:table-cell office:value-type="float" office:value="0.615417965045387" calcext:value-type="float">
            <text:p>0.615417965045387</text:p>
          </table:table-cell>
          <table:table-cell office:value-type="float" office:value="0.0654775134467474" calcext:value-type="float">
            <text:p>0.0654775134467474</text:p>
          </table:table-cell>
          <table:table-cell office:value-type="float" office:value="0.610459287359436" calcext:value-type="float">
            <text:p>0.610459287359436</text:p>
          </table:table-cell>
          <table:table-cell office:value-type="float" office:value="0.058594096289803" calcext:value-type="float">
            <text:p>0.058594096289803</text:p>
          </table:table-cell>
          <table:table-cell office:value-type="float" office:value="0.616271507925755" calcext:value-type="float">
            <text:p>0.616271507925755</text:p>
          </table:table-cell>
          <table:table-cell office:value-type="float" office:value="0.0416776592521838" calcext:value-type="float">
            <text:p>0.0416776592521838</text:p>
          </table:table-cell>
          <table:table-cell office:value-type="float" office:value="0.60306868987942" calcext:value-type="float">
            <text:p>0.60306868987942</text:p>
          </table:table-cell>
          <table:table-cell office:value-type="float" office:value="0.0533795867690277" calcext:value-type="float">
            <text:p>0.0533795867690277</text:p>
          </table:table-cell>
          <table:table-cell office:value-type="float" office:value="0.626154992548435" calcext:value-type="float">
            <text:p>0.626154992548435</text:p>
          </table:table-cell>
          <table:table-cell office:value-type="float" office:value="0.0535297308885297" calcext:value-type="float">
            <text:p>0.0535297308885297</text:p>
          </table:table-cell>
          <table:table-cell office:value-type="float" office:value="0.619577293049722" calcext:value-type="float">
            <text:p>0.619577293049722</text:p>
          </table:table-cell>
          <table:table-cell office:value-type="float" office:value="0.055421597429317" calcext:value-type="float">
            <text:p>0.055421597429317</text:p>
          </table:table-cell>
          <table:table-cell office:value-type="float" office:value="0.613019916000542" calcext:value-type="float">
            <text:p>0.613019916000542</text:p>
          </table:table-cell>
          <table:table-cell office:value-type="float" office:value="0.0570048920017164" calcext:value-type="float">
            <text:p>0.0570048920017164</text:p>
          </table:table-cell>
          <table:table-cell office:value-type="float" office:value="0.626182089147812" calcext:value-type="float">
            <text:p>0.626182089147812</text:p>
          </table:table-cell>
          <table:table-cell office:value-type="float" office:value="0.0511968601386868" calcext:value-type="float">
            <text:p>0.05119686013868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816217314727" calcext:value-type="float">
            <text:p>0.5816217314727</text:p>
          </table:table-cell>
          <table:table-cell office:value-type="float" office:value="0.0575703236707886" calcext:value-type="float">
            <text:p>0.0575703236707886</text:p>
          </table:table-cell>
          <table:table-cell office:value-type="float" office:value="0.637691369733098" calcext:value-type="float">
            <text:p>0.637691369733098</text:p>
          </table:table-cell>
          <table:table-cell office:value-type="float" office:value="0.0529459816923891" calcext:value-type="float">
            <text:p>0.0529459816923891</text:p>
          </table:table-cell>
          <table:table-cell office:value-type="float" office:value="0.632766562796369" calcext:value-type="float">
            <text:p>0.632766562796369</text:p>
          </table:table-cell>
          <table:table-cell office:value-type="float" office:value="0.0566673410003693" calcext:value-type="float">
            <text:p>0.0566673410003693</text:p>
          </table:table-cell>
          <table:table-cell office:value-type="float" office:value="0.616271507925755" calcext:value-type="float">
            <text:p>0.616271507925755</text:p>
          </table:table-cell>
          <table:table-cell office:value-type="float" office:value="0.0585918685654659" calcext:value-type="float">
            <text:p>0.0585918685654659</text:p>
          </table:table-cell>
          <table:table-cell office:value-type="float" office:value="0.636052025470803" calcext:value-type="float">
            <text:p>0.636052025470803</text:p>
          </table:table-cell>
          <table:table-cell office:value-type="float" office:value="0.0509943494313391" calcext:value-type="float">
            <text:p>0.0509943494313391</text:p>
          </table:table-cell>
          <table:table-cell office:value-type="float" office:value="0.629460777672402" calcext:value-type="float">
            <text:p>0.629460777672402</text:p>
          </table:table-cell>
          <table:table-cell office:value-type="float" office:value="0.0478468204178965" calcext:value-type="float">
            <text:p>0.0478468204178965</text:p>
          </table:table-cell>
          <table:table-cell office:value-type="float" office:value="0.625301449668067" calcext:value-type="float">
            <text:p>0.625301449668067</text:p>
          </table:table-cell>
          <table:table-cell office:value-type="float" office:value="0.0617384886665498" calcext:value-type="float">
            <text:p>0.0617384886665498</text:p>
          </table:table-cell>
          <table:table-cell office:value-type="float" office:value="0.618730524319198" calcext:value-type="float">
            <text:p>0.618730524319198</text:p>
          </table:table-cell>
          <table:table-cell office:value-type="float" office:value="0.0598079817993583" calcext:value-type="float">
            <text:p>0.0598079817993583</text:p>
          </table:table-cell>
          <table:table-cell office:value-type="float" office:value="0.622828884974936" calcext:value-type="float">
            <text:p>0.622828884974936</text:p>
          </table:table-cell>
          <table:table-cell office:value-type="float" office:value="0.067581098393099" calcext:value-type="float">
            <text:p>0.067581098393099</text:p>
          </table:table-cell>
          <table:table-cell office:value-type="float" office:value="0.628620783091722" calcext:value-type="float">
            <text:p>0.628620783091722</text:p>
          </table:table-cell>
          <table:table-cell office:value-type="float" office:value="0.0452906963206364" calcext:value-type="float">
            <text:p>0.0452906963206364</text:p>
          </table:table-cell>
          <table:table-cell office:value-type="float" office:value="0.619590841349411" calcext:value-type="float">
            <text:p>0.619590841349411</text:p>
          </table:table-cell>
          <table:table-cell office:value-type="float" office:value="0.0532006362780218" calcext:value-type="float">
            <text:p>0.0532006362780218</text:p>
          </table:table-cell>
          <table:table-cell office:value-type="float" office:value="0.637664273133722" calcext:value-type="float">
            <text:p>0.637664273133722</text:p>
          </table:table-cell>
          <table:table-cell office:value-type="float" office:value="0.0672092838646298" calcext:value-type="float">
            <text:p>0.0672092838646298</text:p>
          </table:table-cell>
          <table:table-cell office:value-type="float" office:value="0.626967890529739" calcext:value-type="float">
            <text:p>0.626967890529739</text:p>
          </table:table-cell>
          <table:table-cell office:value-type="float" office:value="0.0705690576743225" calcext:value-type="float">
            <text:p>0.0705690576743225</text:p>
          </table:table-cell>
          <table:table-cell office:value-type="float" office:value="0.631100121934697" calcext:value-type="float">
            <text:p>0.631100121934697</text:p>
          </table:table-cell>
          <table:table-cell office:value-type="float" office:value="0.056730412568171" calcext:value-type="float">
            <text:p>0.056730412568171</text:p>
          </table:table-cell>
          <table:table-cell office:value-type="float" office:value="0.621175992412952" calcext:value-type="float">
            <text:p>0.621175992412952</text:p>
          </table:table-cell>
          <table:table-cell office:value-type="float" office:value="0.058626437483769" calcext:value-type="float">
            <text:p>0.058626437483769</text:p>
          </table:table-cell>
          <table:table-cell office:value-type="float" office:value="0.632753014496681" calcext:value-type="float">
            <text:p>0.632753014496681</text:p>
          </table:table-cell>
          <table:table-cell office:value-type="float" office:value="0.0594577615015204" calcext:value-type="float">
            <text:p>0.05945776150152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77509822517274" calcext:value-type="float">
            <text:p>0.577509822517274</text:p>
          </table:table-cell>
          <table:table-cell office:value-type="float" office:value="0.0593950566714073" calcext:value-type="float">
            <text:p>0.0593950566714073</text:p>
          </table:table-cell>
          <table:table-cell office:value-type="float" office:value="0.650067741498442" calcext:value-type="float">
            <text:p>0.650067741498442</text:p>
          </table:table-cell>
          <table:table-cell office:value-type="float" office:value="0.0559546421914233" calcext:value-type="float">
            <text:p>0.0559546421914233</text:p>
          </table:table-cell>
          <table:table-cell office:value-type="float" office:value="0.624502099986452" calcext:value-type="float">
            <text:p>0.624502099986452</text:p>
          </table:table-cell>
          <table:table-cell office:value-type="float" office:value="0.0608787222075646" calcext:value-type="float">
            <text:p>0.0608787222075646</text:p>
          </table:table-cell>
          <table:table-cell office:value-type="float" office:value="0.611326378539493" calcext:value-type="float">
            <text:p>0.611326378539493</text:p>
          </table:table-cell>
          <table:table-cell office:value-type="float" office:value="0.0507028128642363" calcext:value-type="float">
            <text:p>0.0507028128642363</text:p>
          </table:table-cell>
          <table:table-cell office:value-type="float" office:value="0.632759788646525" calcext:value-type="float">
            <text:p>0.632759788646525</text:p>
          </table:table-cell>
          <table:table-cell office:value-type="float" office:value="0.0547969574483566" calcext:value-type="float">
            <text:p>0.0547969574483566</text:p>
          </table:table-cell>
          <table:table-cell office:value-type="float" office:value="0.634412681208508" calcext:value-type="float">
            <text:p>0.634412681208508</text:p>
          </table:table-cell>
          <table:table-cell office:value-type="float" office:value="0.0502713610977072" calcext:value-type="float">
            <text:p>0.0502713610977072</text:p>
          </table:table-cell>
          <table:table-cell office:value-type="float" office:value="0.627760466061509" calcext:value-type="float">
            <text:p>0.627760466061509</text:p>
          </table:table-cell>
          <table:table-cell office:value-type="float" office:value="0.0664466179764283" calcext:value-type="float">
            <text:p>0.0664466179764283</text:p>
          </table:table-cell>
          <table:table-cell office:value-type="float" office:value="0.61955697060019" calcext:value-type="float">
            <text:p>0.61955697060019</text:p>
          </table:table-cell>
          <table:table-cell office:value-type="float" office:value="0.0688324032759474" calcext:value-type="float">
            <text:p>0.0688324032759474</text:p>
          </table:table-cell>
          <table:table-cell office:value-type="float" office:value="0.635218805039967" calcext:value-type="float">
            <text:p>0.635218805039967</text:p>
          </table:table-cell>
          <table:table-cell office:value-type="float" office:value="0.0589502976699389" calcext:value-type="float">
            <text:p>0.0589502976699389</text:p>
          </table:table-cell>
          <table:table-cell office:value-type="float" office:value="0.63355913832814" calcext:value-type="float">
            <text:p>0.63355913832814</text:p>
          </table:table-cell>
          <table:table-cell office:value-type="float" office:value="0.0554554651784501" calcext:value-type="float">
            <text:p>0.0554554651784501</text:p>
          </table:table-cell>
          <table:table-cell office:value-type="float" office:value="0.637691369733098" calcext:value-type="float">
            <text:p>0.637691369733098</text:p>
          </table:table-cell>
          <table:table-cell office:value-type="float" office:value="0.0594312414834702" calcext:value-type="float">
            <text:p>0.0594312414834702</text:p>
          </table:table-cell>
          <table:table-cell office:value-type="float" office:value="0.636885245901639" calcext:value-type="float">
            <text:p>0.636885245901639</text:p>
          </table:table-cell>
          <table:table-cell office:value-type="float" office:value="0.0599193374619135" calcext:value-type="float">
            <text:p>0.0599193374619135</text:p>
          </table:table-cell>
          <table:table-cell office:value-type="float" office:value="0.629433681073025" calcext:value-type="float">
            <text:p>0.629433681073025</text:p>
          </table:table-cell>
          <table:table-cell office:value-type="float" office:value="0.0634252913452351" calcext:value-type="float">
            <text:p>0.0634252913452351</text:p>
          </table:table-cell>
          <table:table-cell office:value-type="float" office:value="0.64100392900691" calcext:value-type="float">
            <text:p>0.64100392900691</text:p>
          </table:table-cell>
          <table:table-cell office:value-type="float" office:value="0.0599779659302034" calcext:value-type="float">
            <text:p>0.0599779659302034</text:p>
          </table:table-cell>
          <table:table-cell office:value-type="float" office:value="0.622815336675247" calcext:value-type="float">
            <text:p>0.622815336675247</text:p>
          </table:table-cell>
          <table:table-cell office:value-type="float" office:value="0.0676345631154572" calcext:value-type="float">
            <text:p>0.0676345631154572</text:p>
          </table:table-cell>
          <table:table-cell office:value-type="float" office:value="0.633565912477984" calcext:value-type="float">
            <text:p>0.633565912477984</text:p>
          </table:table-cell>
          <table:table-cell office:value-type="float" office:value="0.0601266767169915" calcext:value-type="float">
            <text:p>0.06012667671699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79155940929413" calcext:value-type="float">
            <text:p>0.579155940929413</text:p>
          </table:table-cell>
          <table:table-cell office:value-type="float" office:value="0.0588065682499069" calcext:value-type="float">
            <text:p>0.0588065682499069</text:p>
          </table:table-cell>
          <table:table-cell office:value-type="float" office:value="0.643456171250508" calcext:value-type="float">
            <text:p>0.643456171250508</text:p>
          </table:table-cell>
          <table:table-cell office:value-type="float" office:value="0.0569048662593553" calcext:value-type="float">
            <text:p>0.0569048662593553</text:p>
          </table:table-cell>
          <table:table-cell office:value-type="float" office:value="0.622029535293321" calcext:value-type="float">
            <text:p>0.622029535293321</text:p>
          </table:table-cell>
          <table:table-cell office:value-type="float" office:value="0.0586554298665124" calcext:value-type="float">
            <text:p>0.0586554298665124</text:p>
          </table:table-cell>
          <table:table-cell office:value-type="float" office:value="0.608027367565371" calcext:value-type="float">
            <text:p>0.608027367565371</text:p>
          </table:table-cell>
          <table:table-cell office:value-type="float" office:value="0.055530990223877" calcext:value-type="float">
            <text:p>0.055530990223877</text:p>
          </table:table-cell>
          <table:table-cell office:value-type="float" office:value="0.635225579189812" calcext:value-type="float">
            <text:p>0.635225579189812</text:p>
          </table:table-cell>
          <table:table-cell office:value-type="float" office:value="0.0598087554622485" calcext:value-type="float">
            <text:p>0.0598087554622485</text:p>
          </table:table-cell>
          <table:table-cell office:value-type="float" office:value="0.635232353339656" calcext:value-type="float">
            <text:p>0.635232353339656</text:p>
          </table:table-cell>
          <table:table-cell office:value-type="float" office:value="0.0544647643630084" calcext:value-type="float">
            <text:p>0.0544647643630084</text:p>
          </table:table-cell>
          <table:table-cell office:value-type="float" office:value="0.627774014361198" calcext:value-type="float">
            <text:p>0.627774014361198</text:p>
          </table:table-cell>
          <table:table-cell office:value-type="float" office:value="0.062387626014096" calcext:value-type="float">
            <text:p>0.062387626014096</text:p>
          </table:table-cell>
          <table:table-cell office:value-type="float" office:value="0.626967890529739" calcext:value-type="float">
            <text:p>0.626967890529739</text:p>
          </table:table-cell>
          <table:table-cell office:value-type="float" office:value="0.0695837797401867" calcext:value-type="float">
            <text:p>0.0695837797401867</text:p>
          </table:table-cell>
          <table:table-cell office:value-type="float" office:value="0.633545590028451" calcext:value-type="float">
            <text:p>0.633545590028451</text:p>
          </table:table-cell>
          <table:table-cell office:value-type="float" office:value="0.064850158250202" calcext:value-type="float">
            <text:p>0.064850158250202</text:p>
          </table:table-cell>
          <table:table-cell office:value-type="float" office:value="0.635198482590435" calcext:value-type="float">
            <text:p>0.635198482590435</text:p>
          </table:table-cell>
          <table:table-cell office:value-type="float" office:value="0.0549160514216367" calcext:value-type="float">
            <text:p>0.0549160514216367</text:p>
          </table:table-cell>
          <table:table-cell office:value-type="float" office:value="0.633579460777672" calcext:value-type="float">
            <text:p>0.633579460777672</text:p>
          </table:table-cell>
          <table:table-cell office:value-type="float" office:value="0.0625734645814474" calcext:value-type="float">
            <text:p>0.0625734645814474</text:p>
          </table:table-cell>
          <table:table-cell office:value-type="float" office:value="0.640170708576074" calcext:value-type="float">
            <text:p>0.640170708576074</text:p>
          </table:table-cell>
          <table:table-cell office:value-type="float" office:value="0.0610129759131652" calcext:value-type="float">
            <text:p>0.0610129759131652</text:p>
          </table:table-cell>
          <table:table-cell office:value-type="float" office:value="0.63028044980355" calcext:value-type="float">
            <text:p>0.63028044980355</text:p>
          </table:table-cell>
          <table:table-cell office:value-type="float" office:value="0.0586425770471071" calcext:value-type="float">
            <text:p>0.0586425770471071</text:p>
          </table:table-cell>
          <table:table-cell office:value-type="float" office:value="0.644289391681344" calcext:value-type="float">
            <text:p>0.644289391681344</text:p>
          </table:table-cell>
          <table:table-cell office:value-type="float" office:value="0.0523696454317228" calcext:value-type="float">
            <text:p>0.0523696454317228</text:p>
          </table:table-cell>
          <table:table-cell office:value-type="float" office:value="0.628614008941878" calcext:value-type="float">
            <text:p>0.628614008941878</text:p>
          </table:table-cell>
          <table:table-cell office:value-type="float" office:value="0.0633456640316052" calcext:value-type="float">
            <text:p>0.0633456640316052</text:p>
          </table:table-cell>
          <table:table-cell office:value-type="float" office:value="0.631926568215689" calcext:value-type="float">
            <text:p>0.631926568215689</text:p>
          </table:table-cell>
          <table:table-cell office:value-type="float" office:value="0.053691406740028" calcext:value-type="float">
            <text:p>0.05369140674002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77523370816962" calcext:value-type="float">
            <text:p>0.577523370816962</text:p>
          </table:table-cell>
          <table:table-cell office:value-type="float" office:value="0.0565505444734807" calcext:value-type="float">
            <text:p>0.0565505444734807</text:p>
          </table:table-cell>
          <table:table-cell office:value-type="float" office:value="0.640143611976697" calcext:value-type="float">
            <text:p>0.640143611976697</text:p>
          </table:table-cell>
          <table:table-cell office:value-type="float" office:value="0.0594939625970679" calcext:value-type="float">
            <text:p>0.0594939625970679</text:p>
          </table:table-cell>
          <table:table-cell office:value-type="float" office:value="0.626961116379894" calcext:value-type="float">
            <text:p>0.626961116379894</text:p>
          </table:table-cell>
          <table:table-cell office:value-type="float" office:value="0.059000332976481" calcext:value-type="float">
            <text:p>0.059000332976481</text:p>
          </table:table-cell>
          <table:table-cell office:value-type="float" office:value="0.607200921284379" calcext:value-type="float">
            <text:p>0.607200921284379</text:p>
          </table:table-cell>
          <table:table-cell office:value-type="float" office:value="0.0646322788812574" calcext:value-type="float">
            <text:p>0.0646322788812574</text:p>
          </table:table-cell>
          <table:table-cell office:value-type="float" office:value="0.63355913832814" calcext:value-type="float">
            <text:p>0.63355913832814</text:p>
          </table:table-cell>
          <table:table-cell office:value-type="float" office:value="0.0618083601669866" calcext:value-type="float">
            <text:p>0.0618083601669866</text:p>
          </table:table-cell>
          <table:table-cell office:value-type="float" office:value="0.632759788646525" calcext:value-type="float">
            <text:p>0.632759788646525</text:p>
          </table:table-cell>
          <table:table-cell office:value-type="float" office:value="0.0515132097575129" calcext:value-type="float">
            <text:p>0.0515132097575129</text:p>
          </table:table-cell>
          <table:table-cell office:value-type="float" office:value="0.63107302533532" calcext:value-type="float">
            <text:p>0.63107302533532</text:p>
          </table:table-cell>
          <table:table-cell office:value-type="float" office:value="0.0594714841191692" calcext:value-type="float">
            <text:p>0.0594714841191692</text:p>
          </table:table-cell>
          <table:table-cell office:value-type="float" office:value="0.628647879691099" calcext:value-type="float">
            <text:p>0.628647879691099</text:p>
          </table:table-cell>
          <table:table-cell office:value-type="float" office:value="0.0670321168293255" calcext:value-type="float">
            <text:p>0.0670321168293255</text:p>
          </table:table-cell>
          <table:table-cell office:value-type="float" office:value="0.638511041864246" calcext:value-type="float">
            <text:p>0.638511041864246</text:p>
          </table:table-cell>
          <table:table-cell office:value-type="float" office:value="0.0622174516398652" calcext:value-type="float">
            <text:p>0.0622174516398652</text:p>
          </table:table-cell>
          <table:table-cell office:value-type="float" office:value="0.640150386126541" calcext:value-type="float">
            <text:p>0.640150386126541</text:p>
          </table:table-cell>
          <table:table-cell office:value-type="float" office:value="0.0590688641626425" calcext:value-type="float">
            <text:p>0.0590688641626425</text:p>
          </table:table-cell>
          <table:table-cell office:value-type="float" office:value="0.633565912477984" calcext:value-type="float">
            <text:p>0.633565912477984</text:p>
          </table:table-cell>
          <table:table-cell office:value-type="float" office:value="0.0659410749068166" calcext:value-type="float">
            <text:p>0.0659410749068166</text:p>
          </table:table-cell>
          <table:table-cell office:value-type="float" office:value="0.63851781601409" calcext:value-type="float">
            <text:p>0.63851781601409</text:p>
          </table:table-cell>
          <table:table-cell office:value-type="float" office:value="0.0604784338984678" calcext:value-type="float">
            <text:p>0.0604784338984678</text:p>
          </table:table-cell>
          <table:table-cell office:value-type="float" office:value="0.629447229372714" calcext:value-type="float">
            <text:p>0.629447229372714</text:p>
          </table:table-cell>
          <table:table-cell office:value-type="float" office:value="0.0555808291465528" calcext:value-type="float">
            <text:p>0.0555808291465528</text:p>
          </table:table-cell>
          <table:table-cell office:value-type="float" office:value="0.641830375287901" calcext:value-type="float">
            <text:p>0.641830375287901</text:p>
          </table:table-cell>
          <table:table-cell office:value-type="float" office:value="0.0575089641348416" calcext:value-type="float">
            <text:p>0.0575089641348416</text:p>
          </table:table-cell>
          <table:table-cell office:value-type="float" office:value="0.626940793930362" calcext:value-type="float">
            <text:p>0.626940793930362</text:p>
          </table:table-cell>
          <table:table-cell office:value-type="float" office:value="0.0686025932355542" calcext:value-type="float">
            <text:p>0.0686025932355542</text:p>
          </table:table-cell>
          <table:table-cell office:value-type="float" office:value="0.636864923452107" calcext:value-type="float">
            <text:p>0.636864923452107</text:p>
          </table:table-cell>
          <table:table-cell office:value-type="float" office:value="0.0567483146964072" calcext:value-type="float">
            <text:p>0.056748314696407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78666847310662" calcext:value-type="float">
            <text:p>0.578666847310662</text:p>
          </table:table-cell>
          <table:table-cell office:value-type="float" office:value="0.0579834542671284" calcext:value-type="float">
            <text:p>0.0579834542671284</text:p>
          </table:table-cell>
          <table:table-cell office:value-type="float" office:value="0.638841620376643" calcext:value-type="float">
            <text:p>0.638841620376643</text:p>
          </table:table-cell>
          <table:table-cell office:value-type="float" office:value="0.0559166684322527" calcext:value-type="float">
            <text:p>0.0559166684322527</text:p>
          </table:table-cell>
          <table:table-cell office:value-type="float" office:value="0.624506164476358" calcext:value-type="float">
            <text:p>0.624506164476358</text:p>
          </table:table-cell>
          <table:table-cell office:value-type="float" office:value="0.0562414068911874" calcext:value-type="float">
            <text:p>0.0562414068911874</text:p>
          </table:table-cell>
          <table:table-cell office:value-type="float" office:value="0.60918303752879" calcext:value-type="float">
            <text:p>0.60918303752879</text:p>
          </table:table-cell>
          <table:table-cell office:value-type="float" office:value="0.0559180637833275" calcext:value-type="float">
            <text:p>0.0559180637833275</text:p>
          </table:table-cell>
          <table:table-cell office:value-type="float" office:value="0.630597480016258" calcext:value-type="float">
            <text:p>0.630597480016258</text:p>
          </table:table-cell>
          <table:table-cell office:value-type="float" office:value="0.0587876387772435" calcext:value-type="float">
            <text:p>0.0587876387772435</text:p>
          </table:table-cell>
          <table:table-cell office:value-type="float" office:value="0.629466196992277" calcext:value-type="float">
            <text:p>0.629466196992277</text:p>
          </table:table-cell>
          <table:table-cell office:value-type="float" office:value="0.0534318229405979" calcext:value-type="float">
            <text:p>0.0534318229405979</text:p>
          </table:table-cell>
          <table:table-cell office:value-type="float" office:value="0.623981845278418" calcext:value-type="float">
            <text:p>0.623981845278418</text:p>
          </table:table-cell>
          <table:table-cell office:value-type="float" office:value="0.0608426122445134" calcext:value-type="float">
            <text:p>0.0608426122445134</text:p>
          </table:table-cell>
          <table:table-cell office:value-type="float" office:value="0.619063812491532" calcext:value-type="float">
            <text:p>0.619063812491532</text:p>
          </table:table-cell>
          <table:table-cell office:value-type="float" office:value="0.0625774452356627" calcext:value-type="float">
            <text:p>0.0625774452356627</text:p>
          </table:table-cell>
          <table:table-cell office:value-type="float" office:value="0.629104457390597" calcext:value-type="float">
            <text:p>0.629104457390597</text:p>
          </table:table-cell>
          <table:table-cell office:value-type="float" office:value="0.0638153038799705" calcext:value-type="float">
            <text:p>0.0638153038799705</text:p>
          </table:table-cell>
          <table:table-cell office:value-type="float" office:value="0.629597615499255" calcext:value-type="float">
            <text:p>0.629597615499255</text:p>
          </table:table-cell>
          <table:table-cell office:value-type="float" office:value="0.0546650346746337" calcext:value-type="float">
            <text:p>0.0546650346746337</text:p>
          </table:table-cell>
          <table:table-cell office:value-type="float" office:value="0.628139818452784" calcext:value-type="float">
            <text:p>0.628139818452784</text:p>
          </table:table-cell>
          <table:table-cell office:value-type="float" office:value="0.056564815300388" calcext:value-type="float">
            <text:p>0.056564815300388</text:p>
          </table:table-cell>
          <table:table-cell office:value-type="float" office:value="0.631261346700989" calcext:value-type="float">
            <text:p>0.631261346700989</text:p>
          </table:table-cell>
          <table:table-cell office:value-type="float" office:value="0.0603999235814408" calcext:value-type="float">
            <text:p>0.0603999235814408</text:p>
          </table:table-cell>
          <table:table-cell office:value-type="float" office:value="0.628456848665493" calcext:value-type="float">
            <text:p>0.628456848665493</text:p>
          </table:table-cell>
          <table:table-cell office:value-type="float" office:value="0.0603494972203494" calcext:value-type="float">
            <text:p>0.0603494972203494</text:p>
          </table:table-cell>
          <table:table-cell office:value-type="float" office:value="0.635560222192115" calcext:value-type="float">
            <text:p>0.635560222192115</text:p>
          </table:table-cell>
          <table:table-cell office:value-type="float" office:value="0.0564017170988512" calcext:value-type="float">
            <text:p>0.0564017170988512</text:p>
          </table:table-cell>
          <table:table-cell office:value-type="float" office:value="0.622513209592196" calcext:value-type="float">
            <text:p>0.622513209592196</text:p>
          </table:table-cell>
          <table:table-cell office:value-type="float" office:value="0.0630428299736204" calcext:value-type="float">
            <text:p>0.0630428299736204</text:p>
          </table:table-cell>
          <table:table-cell office:value-type="float" office:value="0.632258501558055" calcext:value-type="float">
            <text:p>0.632258501558055</text:p>
          </table:table-cell>
          <table:table-cell office:value-type="float" office:value="0.0562442039587268" calcext:value-type="float">
            <text:p>0.05624420395872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09659937677821" calcext:value-type="float">
            <text:p>0.609659937677821</text:p>
          </table:table-cell>
          <table:table-cell office:value-type="float" office:value="0.0649818112960903" calcext:value-type="float">
            <text:p>0.0649818112960903</text:p>
          </table:table-cell>
          <table:table-cell office:value-type="float" office:value="0.61875084676873" calcext:value-type="float">
            <text:p>0.61875084676873</text:p>
          </table:table-cell>
          <table:table-cell office:value-type="float" office:value="0.0516512822881499" calcext:value-type="float">
            <text:p>0.0516512822881499</text:p>
          </table:table-cell>
          <table:table-cell office:value-type="float" office:value="0.615465384094296" calcext:value-type="float">
            <text:p>0.615465384094296</text:p>
          </table:table-cell>
          <table:table-cell office:value-type="float" office:value="0.0530627828986148" calcext:value-type="float">
            <text:p>0.0530627828986148</text:p>
          </table:table-cell>
          <table:table-cell office:value-type="float" office:value="0.605527706272863" calcext:value-type="float">
            <text:p>0.605527706272863</text:p>
          </table:table-cell>
          <table:table-cell office:value-type="float" office:value="0.0564420061981775" calcext:value-type="float">
            <text:p>0.0564420061981775</text:p>
          </table:table-cell>
          <table:table-cell office:value-type="float" office:value="0.615411190895543" calcext:value-type="float">
            <text:p>0.615411190895543</text:p>
          </table:table-cell>
          <table:table-cell office:value-type="float" office:value="0.0552126417105326" calcext:value-type="float">
            <text:p>0.0552126417105326</text:p>
          </table:table-cell>
          <table:table-cell office:value-type="float" office:value="0.617944722937271" calcext:value-type="float">
            <text:p>0.617944722937271</text:p>
          </table:table-cell>
          <table:table-cell office:value-type="float" office:value="0.0532823089853748" calcext:value-type="float">
            <text:p>0.0532823089853748</text:p>
          </table:table-cell>
          <table:table-cell office:value-type="float" office:value="0.613798943232624" calcext:value-type="float">
            <text:p>0.613798943232624</text:p>
          </table:table-cell>
          <table:table-cell office:value-type="float" office:value="0.0447417021920212" calcext:value-type="float">
            <text:p>0.0447417021920212</text:p>
          </table:table-cell>
          <table:table-cell office:value-type="float" office:value="0.617924400487739" calcext:value-type="float">
            <text:p>0.617924400487739</text:p>
          </table:table-cell>
          <table:table-cell office:value-type="float" office:value="0.052573860339572" calcext:value-type="float">
            <text:p>0.052573860339572</text:p>
          </table:table-cell>
          <table:table-cell office:value-type="float" office:value="0.628627557241566" calcext:value-type="float">
            <text:p>0.628627557241566</text:p>
          </table:table-cell>
          <table:table-cell office:value-type="float" office:value="0.0518100474669797" calcext:value-type="float">
            <text:p>0.0518100474669797</text:p>
          </table:table-cell>
          <table:table-cell office:value-type="float" office:value="0.619523099850969" calcext:value-type="float">
            <text:p>0.619523099850969</text:p>
          </table:table-cell>
          <table:table-cell office:value-type="float" office:value="0.0574638992661237" calcext:value-type="float">
            <text:p>0.0574638992661237</text:p>
          </table:table-cell>
          <table:table-cell office:value-type="float" office:value="0.62207695434223" calcext:value-type="float">
            <text:p>0.62207695434223</text:p>
          </table:table-cell>
          <table:table-cell office:value-type="float" office:value="0.0562601330668232" calcext:value-type="float">
            <text:p>0.0562601330668232</text:p>
          </table:table-cell>
          <table:table-cell office:value-type="float" office:value="0.622022761143476" calcext:value-type="float">
            <text:p>0.622022761143476</text:p>
          </table:table-cell>
          <table:table-cell office:value-type="float" office:value="0.0577802645423865" calcext:value-type="float">
            <text:p>0.0577802645423865</text:p>
          </table:table-cell>
          <table:table-cell office:value-type="float" office:value="0.621216637312017" calcext:value-type="float">
            <text:p>0.621216637312017</text:p>
          </table:table-cell>
          <table:table-cell office:value-type="float" office:value="0.0498641566116022" calcext:value-type="float">
            <text:p>0.0498641566116022</text:p>
          </table:table-cell>
          <table:table-cell office:value-type="float" office:value="0.61051348055819" calcext:value-type="float">
            <text:p>0.61051348055819</text:p>
          </table:table-cell>
          <table:table-cell office:value-type="float" office:value="0.0548405836777374" calcext:value-type="float">
            <text:p>0.0548405836777374</text:p>
          </table:table-cell>
          <table:table-cell office:value-type="float" office:value="0.61211217992142" calcext:value-type="float">
            <text:p>0.61211217992142</text:p>
          </table:table-cell>
          <table:table-cell office:value-type="float" office:value="0.0526538224396048" calcext:value-type="float">
            <text:p>0.0526538224396048</text:p>
          </table:table-cell>
          <table:table-cell office:value-type="float" office:value="0.626927245630673" calcext:value-type="float">
            <text:p>0.626927245630673</text:p>
          </table:table-cell>
          <table:table-cell office:value-type="float" office:value="0.0670741796781382" calcext:value-type="float">
            <text:p>0.06707417967813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15424739195231" calcext:value-type="float">
            <text:p>0.615424739195231</text:p>
          </table:table-cell>
          <table:table-cell office:value-type="float" office:value="0.0600148255945767" calcext:value-type="float">
            <text:p>0.0600148255945767</text:p>
          </table:table-cell>
          <table:table-cell office:value-type="float" office:value="0.638531364313779" calcext:value-type="float">
            <text:p>0.638531364313779</text:p>
          </table:table-cell>
          <table:table-cell office:value-type="float" office:value="0.0497521838573539" calcext:value-type="float">
            <text:p>0.0497521838573539</text:p>
          </table:table-cell>
          <table:table-cell office:value-type="float" office:value="0.626154992548435" calcext:value-type="float">
            <text:p>0.626154992548435</text:p>
          </table:table-cell>
          <table:table-cell office:value-type="float" office:value="0.0573319197531472" calcext:value-type="float">
            <text:p>0.0573319197531472</text:p>
          </table:table-cell>
          <table:table-cell office:value-type="float" office:value="0.630287223953394" calcext:value-type="float">
            <text:p>0.630287223953394</text:p>
          </table:table-cell>
          <table:table-cell office:value-type="float" office:value="0.0474456224747736" calcext:value-type="float">
            <text:p>0.0474456224747736</text:p>
          </table:table-cell>
          <table:table-cell office:value-type="float" office:value="0.629454003522558" calcext:value-type="float">
            <text:p>0.629454003522558</text:p>
          </table:table-cell>
          <table:table-cell office:value-type="float" office:value="0.0463004318247866" calcext:value-type="float">
            <text:p>0.0463004318247866</text:p>
          </table:table-cell>
          <table:table-cell office:value-type="float" office:value="0.630266901503861" calcext:value-type="float">
            <text:p>0.630266901503861</text:p>
          </table:table-cell>
          <table:table-cell office:value-type="float" office:value="0.0535759455625665" calcext:value-type="float">
            <text:p>0.0535759455625665</text:p>
          </table:table-cell>
          <table:table-cell office:value-type="float" office:value="0.637650724834033" calcext:value-type="float">
            <text:p>0.637650724834033</text:p>
          </table:table-cell>
          <table:table-cell office:value-type="float" office:value="0.0605914370429656" calcext:value-type="float">
            <text:p>0.0605914370429656</text:p>
          </table:table-cell>
          <table:table-cell office:value-type="float" office:value="0.631906245766156" calcext:value-type="float">
            <text:p>0.631906245766156</text:p>
          </table:table-cell>
          <table:table-cell office:value-type="float" office:value="0.0665432094731786" calcext:value-type="float">
            <text:p>0.0665432094731786</text:p>
          </table:table-cell>
          <table:table-cell office:value-type="float" office:value="0.634385584609132" calcext:value-type="float">
            <text:p>0.634385584609132</text:p>
          </table:table-cell>
          <table:table-cell office:value-type="float" office:value="0.060924713415497" calcext:value-type="float">
            <text:p>0.060924713415497</text:p>
          </table:table-cell>
          <table:table-cell office:value-type="float" office:value="0.634344939710066" calcext:value-type="float">
            <text:p>0.634344939710066</text:p>
          </table:table-cell>
          <table:table-cell office:value-type="float" office:value="0.0614561951617819" calcext:value-type="float">
            <text:p>0.0614561951617819</text:p>
          </table:table-cell>
          <table:table-cell office:value-type="float" office:value="0.633579460777672" calcext:value-type="float">
            <text:p>0.633579460777672</text:p>
          </table:table-cell>
          <table:table-cell office:value-type="float" office:value="0.0610926373927576" calcext:value-type="float">
            <text:p>0.0610926373927576</text:p>
          </table:table-cell>
          <table:table-cell office:value-type="float" office:value="0.626148218398591" calcext:value-type="float">
            <text:p>0.626148218398591</text:p>
          </table:table-cell>
          <table:table-cell office:value-type="float" office:value="0.0585699401050174" calcext:value-type="float">
            <text:p>0.0585699401050174</text:p>
          </table:table-cell>
          <table:table-cell office:value-type="float" office:value="0.641823601138057" calcext:value-type="float">
            <text:p>0.641823601138057</text:p>
          </table:table-cell>
          <table:table-cell office:value-type="float" office:value="0.0619872113451785" calcext:value-type="float">
            <text:p>0.0619872113451785</text:p>
          </table:table-cell>
          <table:table-cell office:value-type="float" office:value="0.616224088876846" calcext:value-type="float">
            <text:p>0.616224088876846</text:p>
          </table:table-cell>
          <table:table-cell office:value-type="float" office:value="0.0598727046994206" calcext:value-type="float">
            <text:p>0.0598727046994206</text:p>
          </table:table-cell>
          <table:table-cell office:value-type="float" office:value="0.628620783091722" calcext:value-type="float">
            <text:p>0.628620783091722</text:p>
          </table:table-cell>
          <table:table-cell office:value-type="float" office:value="0.0503681013177647" calcext:value-type="float">
            <text:p>0.0503681013177647</text:p>
          </table:table-cell>
          <table:table-cell office:value-type="float" office:value="0.626940793930362" calcext:value-type="float">
            <text:p>0.626940793930362</text:p>
          </table:table-cell>
          <table:table-cell office:value-type="float" office:value="0.0602384623545844" calcext:value-type="float">
            <text:p>0.06023846235458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30253353204173" calcext:value-type="float">
            <text:p>0.630253353204173</text:p>
          </table:table-cell>
          <table:table-cell office:value-type="float" office:value="0.0594096056767188" calcext:value-type="float">
            <text:p>0.0594096056767188</text:p>
          </table:table-cell>
          <table:table-cell office:value-type="float" office:value="0.633552364178296" calcext:value-type="float">
            <text:p>0.633552364178296</text:p>
          </table:table-cell>
          <table:table-cell office:value-type="float" office:value="0.0569479592546474" calcext:value-type="float">
            <text:p>0.0569479592546474</text:p>
          </table:table-cell>
          <table:table-cell office:value-type="float" office:value="0.632759788646525" calcext:value-type="float">
            <text:p>0.632759788646525</text:p>
          </table:table-cell>
          <table:table-cell office:value-type="float" office:value="0.0610535602051568" calcext:value-type="float">
            <text:p>0.0610535602051568</text:p>
          </table:table-cell>
          <table:table-cell office:value-type="float" office:value="0.62695434223005" calcext:value-type="float">
            <text:p>0.62695434223005</text:p>
          </table:table-cell>
          <table:table-cell office:value-type="float" office:value="0.0526318113563927" calcext:value-type="float">
            <text:p>0.0526318113563927</text:p>
          </table:table-cell>
          <table:table-cell office:value-type="float" office:value="0.636851375152418" calcext:value-type="float">
            <text:p>0.636851375152418</text:p>
          </table:table-cell>
          <table:table-cell office:value-type="float" office:value="0.0532435901021685" calcext:value-type="float">
            <text:p>0.0532435901021685</text:p>
          </table:table-cell>
          <table:table-cell office:value-type="float" office:value="0.633545590028451" calcext:value-type="float">
            <text:p>0.633545590028451</text:p>
          </table:table-cell>
          <table:table-cell office:value-type="float" office:value="0.0562093829597409" calcext:value-type="float">
            <text:p>0.0562093829597409</text:p>
          </table:table-cell>
          <table:table-cell office:value-type="float" office:value="0.629426906923181" calcext:value-type="float">
            <text:p>0.629426906923181</text:p>
          </table:table-cell>
          <table:table-cell office:value-type="float" office:value="0.0547163309234673" calcext:value-type="float">
            <text:p>0.0547163309234673</text:p>
          </table:table-cell>
          <table:table-cell office:value-type="float" office:value="0.631079799485165" calcext:value-type="float">
            <text:p>0.631079799485165</text:p>
          </table:table-cell>
          <table:table-cell office:value-type="float" office:value="0.0608221503488663" calcext:value-type="float">
            <text:p>0.0608221503488663</text:p>
          </table:table-cell>
          <table:table-cell office:value-type="float" office:value="0.631926568215689" calcext:value-type="float">
            <text:p>0.631926568215689</text:p>
          </table:table-cell>
          <table:table-cell office:value-type="float" office:value="0.0596077222181181" calcext:value-type="float">
            <text:p>0.0596077222181181</text:p>
          </table:table-cell>
          <table:table-cell office:value-type="float" office:value="0.638511041864246" calcext:value-type="float">
            <text:p>0.638511041864246</text:p>
          </table:table-cell>
          <table:table-cell office:value-type="float" office:value="0.0548257322045334" calcext:value-type="float">
            <text:p>0.0548257322045334</text:p>
          </table:table-cell>
          <table:table-cell office:value-type="float" office:value="0.636038477171115" calcext:value-type="float">
            <text:p>0.636038477171115</text:p>
          </table:table-cell>
          <table:table-cell office:value-type="float" office:value="0.065633435488802" calcext:value-type="float">
            <text:p>0.065633435488802</text:p>
          </table:table-cell>
          <table:table-cell office:value-type="float" office:value="0.630266901503861" calcext:value-type="float">
            <text:p>0.630266901503861</text:p>
          </table:table-cell>
          <table:table-cell office:value-type="float" office:value="0.0670239207183252" calcext:value-type="float">
            <text:p>0.0670239207183252</text:p>
          </table:table-cell>
          <table:table-cell office:value-type="float" office:value="0.643449397100664" calcext:value-type="float">
            <text:p>0.643449397100664</text:p>
          </table:table-cell>
          <table:table-cell office:value-type="float" office:value="0.0668582561677114" calcext:value-type="float">
            <text:p>0.0668582561677114</text:p>
          </table:table-cell>
          <table:table-cell office:value-type="float" office:value="0.634385584609132" calcext:value-type="float">
            <text:p>0.634385584609132</text:p>
          </table:table-cell>
          <table:table-cell office:value-type="float" office:value="0.0553007431982169" calcext:value-type="float">
            <text:p>0.0553007431982169</text:p>
          </table:table-cell>
          <table:table-cell office:value-type="float" office:value="0.631093347784853" calcext:value-type="float">
            <text:p>0.631093347784853</text:p>
          </table:table-cell>
          <table:table-cell office:value-type="float" office:value="0.05581964143546" calcext:value-type="float">
            <text:p>0.05581964143546</text:p>
          </table:table-cell>
          <table:table-cell office:value-type="float" office:value="0.627787562660886" calcext:value-type="float">
            <text:p>0.627787562660886</text:p>
          </table:table-cell>
          <table:table-cell office:value-type="float" office:value="0.0607229324055216" calcext:value-type="float">
            <text:p>0.06072293240552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30253353204173" calcext:value-type="float">
            <text:p>0.630253353204173</text:p>
          </table:table-cell>
          <table:table-cell office:value-type="float" office:value="0.0647868553430586" calcext:value-type="float">
            <text:p>0.0647868553430586</text:p>
          </table:table-cell>
          <table:table-cell office:value-type="float" office:value="0.636858149302262" calcext:value-type="float">
            <text:p>0.636858149302262</text:p>
          </table:table-cell>
          <table:table-cell office:value-type="float" office:value="0.0563532550539617" calcext:value-type="float">
            <text:p>0.0563532550539617</text:p>
          </table:table-cell>
          <table:table-cell office:value-type="float" office:value="0.638524590163934" calcext:value-type="float">
            <text:p>0.638524590163934</text:p>
          </table:table-cell>
          <table:table-cell office:value-type="float" office:value="0.0549186942473504" calcext:value-type="float">
            <text:p>0.0549186942473504</text:p>
          </table:table-cell>
          <table:table-cell office:value-type="float" office:value="0.63851781601409" calcext:value-type="float">
            <text:p>0.63851781601409</text:p>
          </table:table-cell>
          <table:table-cell office:value-type="float" office:value="0.0469020489088361" calcext:value-type="float">
            <text:p>0.0469020489088361</text:p>
          </table:table-cell>
          <table:table-cell office:value-type="float" office:value="0.642629724969516" calcext:value-type="float">
            <text:p>0.642629724969516</text:p>
          </table:table-cell>
          <table:table-cell office:value-type="float" office:value="0.0564059724497927" calcext:value-type="float">
            <text:p>0.0564059724497927</text:p>
          </table:table-cell>
          <table:table-cell office:value-type="float" office:value="0.635212030890123" calcext:value-type="float">
            <text:p>0.635212030890123</text:p>
          </table:table-cell>
          <table:table-cell office:value-type="float" office:value="0.0531581215793591" calcext:value-type="float">
            <text:p>0.0531581215793591</text:p>
          </table:table-cell>
          <table:table-cell office:value-type="float" office:value="0.636844601002574" calcext:value-type="float">
            <text:p>0.636844601002574</text:p>
          </table:table-cell>
          <table:table-cell office:value-type="float" office:value="0.0596995136681864" calcext:value-type="float">
            <text:p>0.0596995136681864</text:p>
          </table:table-cell>
          <table:table-cell office:value-type="float" office:value="0.630260127354017" calcext:value-type="float">
            <text:p>0.630260127354017</text:p>
          </table:table-cell>
          <table:table-cell office:value-type="float" office:value="0.0565052936434641" calcext:value-type="float">
            <text:p>0.0565052936434641</text:p>
          </table:table-cell>
          <table:table-cell office:value-type="float" office:value="0.631913019916001" calcext:value-type="float">
            <text:p>0.631913019916001</text:p>
          </table:table-cell>
          <table:table-cell office:value-type="float" office:value="0.0592815830501538" calcext:value-type="float">
            <text:p>0.0592815830501538</text:p>
          </table:table-cell>
          <table:table-cell office:value-type="float" office:value="0.645095515512803" calcext:value-type="float">
            <text:p>0.645095515512803</text:p>
          </table:table-cell>
          <table:table-cell office:value-type="float" office:value="0.0575005265561274" calcext:value-type="float">
            <text:p>0.0575005265561274</text:p>
          </table:table-cell>
          <table:table-cell office:value-type="float" office:value="0.643469719550197" calcext:value-type="float">
            <text:p>0.643469719550197</text:p>
          </table:table-cell>
          <table:table-cell office:value-type="float" office:value="0.0651651811695263" calcext:value-type="float">
            <text:p>0.0651651811695263</text:p>
          </table:table-cell>
          <table:table-cell office:value-type="float" office:value="0.631086573635009" calcext:value-type="float">
            <text:p>0.631086573635009</text:p>
          </table:table-cell>
          <table:table-cell office:value-type="float" office:value="0.0602735453010227" calcext:value-type="float">
            <text:p>0.0602735453010227</text:p>
          </table:table-cell>
          <table:table-cell office:value-type="float" office:value="0.632725917897304" calcext:value-type="float">
            <text:p>0.632725917897304</text:p>
          </table:table-cell>
          <table:table-cell office:value-type="float" office:value="0.0618463685093312" calcext:value-type="float">
            <text:p>0.0618463685093312</text:p>
          </table:table-cell>
          <table:table-cell office:value-type="float" office:value="0.636858149302263" calcext:value-type="float">
            <text:p>0.636858149302263</text:p>
          </table:table-cell>
          <table:table-cell office:value-type="float" office:value="0.0546062594707083" calcext:value-type="float">
            <text:p>0.0546062594707083</text:p>
          </table:table-cell>
          <table:table-cell office:value-type="float" office:value="0.631926568215689" calcext:value-type="float">
            <text:p>0.631926568215689</text:p>
          </table:table-cell>
          <table:table-cell office:value-type="float" office:value="0.0588178040697454" calcext:value-type="float">
            <text:p>0.0588178040697454</text:p>
          </table:table-cell>
          <table:table-cell office:value-type="float" office:value="0.633518493429075" calcext:value-type="float">
            <text:p>0.633518493429075</text:p>
          </table:table-cell>
          <table:table-cell office:value-type="float" office:value="0.0685720955840661" calcext:value-type="float">
            <text:p>0.06857209558406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31059477035632" calcext:value-type="float">
            <text:p>0.631059477035632</text:p>
          </table:table-cell>
          <table:table-cell office:value-type="float" office:value="0.063117000273188" calcext:value-type="float">
            <text:p>0.063117000273188</text:p>
          </table:table-cell>
          <table:table-cell office:value-type="float" office:value="0.638504267714402" calcext:value-type="float">
            <text:p>0.638504267714402</text:p>
          </table:table-cell>
          <table:table-cell office:value-type="float" office:value="0.0556735226607672" calcext:value-type="float">
            <text:p>0.0556735226607672</text:p>
          </table:table-cell>
          <table:table-cell office:value-type="float" office:value="0.641816826988213" calcext:value-type="float">
            <text:p>0.641816826988213</text:p>
          </table:table-cell>
          <table:table-cell office:value-type="float" office:value="0.0560926809396487" calcext:value-type="float">
            <text:p>0.0560926809396487</text:p>
          </table:table-cell>
          <table:table-cell office:value-type="float" office:value="0.644289391681344" calcext:value-type="float">
            <text:p>0.644289391681344</text:p>
          </table:table-cell>
          <table:table-cell office:value-type="float" office:value="0.0493864174336078" calcext:value-type="float">
            <text:p>0.0493864174336078</text:p>
          </table:table-cell>
          <table:table-cell office:value-type="float" office:value="0.640970058257689" calcext:value-type="float">
            <text:p>0.640970058257689</text:p>
          </table:table-cell>
          <table:table-cell office:value-type="float" office:value="0.0628349941084538" calcext:value-type="float">
            <text:p>0.0628349941084538</text:p>
          </table:table-cell>
          <table:table-cell office:value-type="float" office:value="0.631913019916001" calcext:value-type="float">
            <text:p>0.631913019916001</text:p>
          </table:table-cell>
          <table:table-cell office:value-type="float" office:value="0.0526457171203476" calcext:value-type="float">
            <text:p>0.0526457171203476</text:p>
          </table:table-cell>
          <table:table-cell office:value-type="float" office:value="0.639337488145238" calcext:value-type="float">
            <text:p>0.639337488145238</text:p>
          </table:table-cell>
          <table:table-cell office:value-type="float" office:value="0.0556893392160044" calcext:value-type="float">
            <text:p>0.0556893392160044</text:p>
          </table:table-cell>
          <table:table-cell office:value-type="float" office:value="0.638511041864246" calcext:value-type="float">
            <text:p>0.638511041864246</text:p>
          </table:table-cell>
          <table:table-cell office:value-type="float" office:value="0.0555358380455602" calcext:value-type="float">
            <text:p>0.0555358380455602</text:p>
          </table:table-cell>
          <table:table-cell office:value-type="float" office:value="0.630260127354017" calcext:value-type="float">
            <text:p>0.630260127354017</text:p>
          </table:table-cell>
          <table:table-cell office:value-type="float" office:value="0.0587399345654066" calcext:value-type="float">
            <text:p>0.0587399345654066</text:p>
          </table:table-cell>
          <table:table-cell office:value-type="float" office:value="0.636858149302263" calcext:value-type="float">
            <text:p>0.636858149302263</text:p>
          </table:table-cell>
          <table:table-cell office:value-type="float" office:value="0.0595267369713833" calcext:value-type="float">
            <text:p>0.0595267369713833</text:p>
          </table:table-cell>
          <table:table-cell office:value-type="float" office:value="0.644275843381656" calcext:value-type="float">
            <text:p>0.644275843381656</text:p>
          </table:table-cell>
          <table:table-cell office:value-type="float" office:value="0.0593532008987623" calcext:value-type="float">
            <text:p>0.0593532008987623</text:p>
          </table:table-cell>
          <table:table-cell office:value-type="float" office:value="0.631906245766156" calcext:value-type="float">
            <text:p>0.631906245766156</text:p>
          </table:table-cell>
          <table:table-cell office:value-type="float" office:value="0.0605587341304769" calcext:value-type="float">
            <text:p>0.0605587341304769</text:p>
          </table:table-cell>
          <table:table-cell office:value-type="float" office:value="0.630253353204173" calcext:value-type="float">
            <text:p>0.630253353204173</text:p>
          </table:table-cell>
          <table:table-cell office:value-type="float" office:value="0.0634911110638065" calcext:value-type="float">
            <text:p>0.0634911110638065</text:p>
          </table:table-cell>
          <table:table-cell office:value-type="float" office:value="0.636024928871427" calcext:value-type="float">
            <text:p>0.636024928871427</text:p>
          </table:table-cell>
          <table:table-cell office:value-type="float" office:value="0.0566293176696846" calcext:value-type="float">
            <text:p>0.0566293176696846</text:p>
          </table:table-cell>
          <table:table-cell office:value-type="float" office:value="0.62695434223005" calcext:value-type="float">
            <text:p>0.62695434223005</text:p>
          </table:table-cell>
          <table:table-cell office:value-type="float" office:value="0.0590209892800159" calcext:value-type="float">
            <text:p>0.0590209892800159</text:p>
          </table:table-cell>
          <table:table-cell office:value-type="float" office:value="0.636011380571738" calcext:value-type="float">
            <text:p>0.636011380571738</text:p>
          </table:table-cell>
          <table:table-cell office:value-type="float" office:value="0.0608048602357632" calcext:value-type="float">
            <text:p>0.060804860235763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23330172063406" calcext:value-type="float">
            <text:p>0.623330172063406</text:p>
          </table:table-cell>
          <table:table-cell office:value-type="float" office:value="0.0624620196367265" calcext:value-type="float">
            <text:p>0.0624620196367265</text:p>
          </table:table-cell>
          <table:table-cell office:value-type="float" office:value="0.633239398455494" calcext:value-type="float">
            <text:p>0.633239398455494</text:p>
          </table:table-cell>
          <table:table-cell office:value-type="float" office:value="0.054075640622976" calcext:value-type="float">
            <text:p>0.054075640622976</text:p>
          </table:table-cell>
          <table:table-cell office:value-type="float" office:value="0.630944316488281" calcext:value-type="float">
            <text:p>0.630944316488281</text:p>
          </table:table-cell>
          <table:table-cell office:value-type="float" office:value="0.0564919276087836" calcext:value-type="float">
            <text:p>0.0564919276087836</text:p>
          </table:table-cell>
          <table:table-cell office:value-type="float" office:value="0.629115296030348" calcext:value-type="float">
            <text:p>0.629115296030348</text:p>
          </table:table-cell>
          <table:table-cell office:value-type="float" office:value="0.0505615812743575" calcext:value-type="float">
            <text:p>0.0505615812743575</text:p>
          </table:table-cell>
          <table:table-cell office:value-type="float" office:value="0.633063270559545" calcext:value-type="float">
            <text:p>0.633063270559545</text:p>
          </table:table-cell>
          <table:table-cell office:value-type="float" office:value="0.0547995260391468" calcext:value-type="float">
            <text:p>0.0547995260391468</text:p>
          </table:table-cell>
          <table:table-cell office:value-type="float" office:value="0.629776453055142" calcext:value-type="float">
            <text:p>0.629776453055142</text:p>
          </table:table-cell>
          <table:table-cell office:value-type="float" office:value="0.0537742952414778" calcext:value-type="float">
            <text:p>0.0537742952414778</text:p>
          </table:table-cell>
          <table:table-cell office:value-type="float" office:value="0.63141173282753" calcext:value-type="float">
            <text:p>0.63141173282753</text:p>
          </table:table-cell>
          <table:table-cell office:value-type="float" office:value="0.055087664608529" calcext:value-type="float">
            <text:p>0.055087664608529</text:p>
          </table:table-cell>
          <table:table-cell office:value-type="float" office:value="0.629936322991465" calcext:value-type="float">
            <text:p>0.629936322991465</text:p>
          </table:table-cell>
          <table:table-cell office:value-type="float" office:value="0.0583960703701282" calcext:value-type="float">
            <text:p>0.0583960703701282</text:p>
          </table:table-cell>
          <table:table-cell office:value-type="float" office:value="0.631422571467281" calcext:value-type="float">
            <text:p>0.631422571467281</text:p>
          </table:table-cell>
          <table:table-cell office:value-type="float" office:value="0.058072800143231" calcext:value-type="float">
            <text:p>0.058072800143231</text:p>
          </table:table-cell>
          <table:table-cell office:value-type="float" office:value="0.634866549248069" calcext:value-type="float">
            <text:p>0.634866549248069</text:p>
          </table:table-cell>
          <table:table-cell office:value-type="float" office:value="0.0581546180319899" calcext:value-type="float">
            <text:p>0.0581546180319899</text:p>
          </table:table-cell>
          <table:table-cell office:value-type="float" office:value="0.635888091044574" calcext:value-type="float">
            <text:p>0.635888091044574</text:p>
          </table:table-cell>
          <table:table-cell office:value-type="float" office:value="0.0615009176033343" calcext:value-type="float">
            <text:p>0.0615009176033343</text:p>
          </table:table-cell>
          <table:table-cell office:value-type="float" office:value="0.628286140089419" calcext:value-type="float">
            <text:p>0.628286140089419</text:p>
          </table:table-cell>
          <table:table-cell office:value-type="float" office:value="0.0608412809594457" calcext:value-type="float">
            <text:p>0.0608412809594457</text:p>
          </table:table-cell>
          <table:table-cell office:value-type="float" office:value="0.633893781330443" calcext:value-type="float">
            <text:p>0.633893781330443</text:p>
          </table:table-cell>
          <table:table-cell office:value-type="float" office:value="0.060809420739526" calcext:value-type="float">
            <text:p>0.060809420739526</text:p>
          </table:table-cell>
          <table:table-cell office:value-type="float" office:value="0.626801246443571" calcext:value-type="float">
            <text:p>0.626801246443571</text:p>
          </table:table-cell>
          <table:table-cell office:value-type="float" office:value="0.0562499217431536" calcext:value-type="float">
            <text:p>0.0562499217431536</text:p>
          </table:table-cell>
          <table:table-cell office:value-type="float" office:value="0.626141444248747" calcext:value-type="float">
            <text:p>0.626141444248747</text:p>
          </table:table-cell>
          <table:table-cell office:value-type="float" office:value="0.0553360717085182" calcext:value-type="float">
            <text:p>0.0553360717085182</text:p>
          </table:table-cell>
          <table:table-cell office:value-type="float" office:value="0.630237095244547" calcext:value-type="float">
            <text:p>0.630237095244547</text:p>
          </table:table-cell>
          <table:table-cell office:value-type="float" office:value="0.0634825060516147" calcext:value-type="float">
            <text:p>0.06348250605161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office:value-type="float" office:value="0.702934059286146" calcext:value-type="float">
            <text:p>0.702934059286146</text:p>
          </table:table-cell>
          <table:table-cell office:value-type="float" office:value="0.0479328113579681" calcext:value-type="float">
            <text:p>0.0479328113579681</text:p>
          </table:table-cell>
          <table:table-cell office:value-type="float" office:value="0.70632183908046" calcext:value-type="float">
            <text:p>0.70632183908046</text:p>
          </table:table-cell>
          <table:table-cell office:value-type="float" office:value="0.0643661056149306" calcext:value-type="float">
            <text:p>0.0643661056149306</text:p>
          </table:table-cell>
          <table:table-cell office:value-type="float" office:value="0.708076225045372" calcext:value-type="float">
            <text:p>0.708076225045372</text:p>
          </table:table-cell>
          <table:table-cell office:value-type="float" office:value="0.0352802828727237" calcext:value-type="float">
            <text:p>0.0352802828727237</text:p>
          </table:table-cell>
          <table:table-cell office:value-type="float" office:value="0.689110707803993" calcext:value-type="float">
            <text:p>0.689110707803993</text:p>
          </table:table-cell>
          <table:table-cell office:value-type="float" office:value="0.0460092382359881" calcext:value-type="float">
            <text:p>0.0460092382359881</text:p>
          </table:table-cell>
          <table:table-cell office:value-type="float" office:value="0.702934059286146" calcext:value-type="float">
            <text:p>0.702934059286146</text:p>
          </table:table-cell>
          <table:table-cell office:value-type="float" office:value="0.0450923353402296" calcext:value-type="float">
            <text:p>0.0450923353402296</text:p>
          </table:table-cell>
          <table:table-cell office:value-type="float" office:value="0.697791893526921" calcext:value-type="float">
            <text:p>0.697791893526921</text:p>
          </table:table-cell>
          <table:table-cell office:value-type="float" office:value="0.0568148748664133" calcext:value-type="float">
            <text:p>0.0568148748664133</text:p>
          </table:table-cell>
          <table:table-cell office:value-type="float" office:value="0.699485783424077" calcext:value-type="float">
            <text:p>0.699485783424077</text:p>
          </table:table-cell>
          <table:table-cell office:value-type="float" office:value="0.0481667688100335" calcext:value-type="float">
            <text:p>0.0481667688100335</text:p>
          </table:table-cell>
          <table:table-cell office:value-type="float" office:value="0.709770114942529" calcext:value-type="float">
            <text:p>0.709770114942529</text:p>
          </table:table-cell>
          <table:table-cell office:value-type="float" office:value="0.0594950197443277" calcext:value-type="float">
            <text:p>0.0594950197443277</text:p>
          </table:table-cell>
          <table:table-cell office:value-type="float" office:value="0.708045977011494" calcext:value-type="float">
            <text:p>0.708045977011494</text:p>
          </table:table-cell>
          <table:table-cell office:value-type="float" office:value="0.0690612362565508" calcext:value-type="float">
            <text:p>0.0690612362565508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608747975603705" calcext:value-type="float">
            <text:p>0.0608747975603705</text:p>
          </table:table-cell>
          <table:table-cell office:value-type="float" office:value="0.694313369630974" calcext:value-type="float">
            <text:p>0.694313369630974</text:p>
          </table:table-cell>
          <table:table-cell office:value-type="float" office:value="0.0486854923783295" calcext:value-type="float">
            <text:p>0.0486854923783295</text:p>
          </table:table-cell>
          <table:table-cell office:value-type="float" office:value="0.716696914700545" calcext:value-type="float">
            <text:p>0.716696914700545</text:p>
          </table:table-cell>
          <table:table-cell office:value-type="float" office:value="0.0479119690465768" calcext:value-type="float">
            <text:p>0.0479119690465768</text:p>
          </table:table-cell>
          <table:table-cell office:value-type="float" office:value="0.721960072595281" calcext:value-type="float">
            <text:p>0.721960072595281</text:p>
          </table:table-cell>
          <table:table-cell office:value-type="float" office:value="0.0468252851489815" calcext:value-type="float">
            <text:p>0.0468252851489815</text:p>
          </table:table-cell>
          <table:table-cell office:value-type="float" office:value="0.709800362976406" calcext:value-type="float">
            <text:p>0.709800362976406</text:p>
          </table:table-cell>
          <table:table-cell office:value-type="float" office:value="0.0365508410168394" calcext:value-type="float">
            <text:p>0.0365508410168394</text:p>
          </table:table-cell>
          <table:table-cell office:value-type="float" office:value="0.699485783424077" calcext:value-type="float">
            <text:p>0.699485783424077</text:p>
          </table:table-cell>
          <table:table-cell office:value-type="float" office:value="0.0569636951175846" calcext:value-type="float">
            <text:p>0.0569636951175846</text:p>
          </table:table-cell>
          <table:table-cell office:value-type="float" office:value="0.702873563218391" calcext:value-type="float">
            <text:p>0.702873563218391</text:p>
          </table:table-cell>
          <table:table-cell office:value-type="float" office:value="0.0535748100525122" calcext:value-type="float">
            <text:p>0.05357481005251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office:value-type="float" office:value="0.699485783424077" calcext:value-type="float">
            <text:p>0.699485783424077</text:p>
          </table:table-cell>
          <table:table-cell office:value-type="float" office:value="0.0399172825657187" calcext:value-type="float">
            <text:p>0.0399172825657187</text:p>
          </table:table-cell>
          <table:table-cell office:value-type="float" office:value="0.713278886872353" calcext:value-type="float">
            <text:p>0.713278886872353</text:p>
          </table:table-cell>
          <table:table-cell office:value-type="float" office:value="0.0565204835834134" calcext:value-type="float">
            <text:p>0.0565204835834134</text:p>
          </table:table-cell>
          <table:table-cell office:value-type="float" office:value="0.704627949183303" calcext:value-type="float">
            <text:p>0.704627949183303</text:p>
          </table:table-cell>
          <table:table-cell office:value-type="float" office:value="0.0450913884428508" calcext:value-type="float">
            <text:p>0.0450913884428508</text:p>
          </table:table-cell>
          <table:table-cell office:value-type="float" office:value="0.704658197217181" calcext:value-type="float">
            <text:p>0.704658197217181</text:p>
          </table:table-cell>
          <table:table-cell office:value-type="float" office:value="0.0559925886062014" calcext:value-type="float">
            <text:p>0.0559925886062014</text:p>
          </table:table-cell>
          <table:table-cell office:value-type="float" office:value="0.720114942528736" calcext:value-type="float">
            <text:p>0.720114942528736</text:p>
          </table:table-cell>
          <table:table-cell office:value-type="float" office:value="0.0617827229695561" calcext:value-type="float">
            <text:p>0.0617827229695561</text:p>
          </table:table-cell>
          <table:table-cell office:value-type="float" office:value="0.690834845735027" calcext:value-type="float">
            <text:p>0.690834845735027</text:p>
          </table:table-cell>
          <table:table-cell office:value-type="float" office:value="0.034983391010024" calcext:value-type="float">
            <text:p>0.034983391010024</text:p>
          </table:table-cell>
          <table:table-cell office:value-type="float" office:value="0.720175438596491" calcext:value-type="float">
            <text:p>0.720175438596491</text:p>
          </table:table-cell>
          <table:table-cell office:value-type="float" office:value="0.0488192084507457" calcext:value-type="float">
            <text:p>0.0488192084507457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48163982748075" calcext:value-type="float">
            <text:p>0.048163982748075</text:p>
          </table:table-cell>
          <table:table-cell office:value-type="float" office:value="0.695916515426497" calcext:value-type="float">
            <text:p>0.695916515426497</text:p>
          </table:table-cell>
          <table:table-cell office:value-type="float" office:value="0.0594563559101617" calcext:value-type="float">
            <text:p>0.0594563559101617</text:p>
          </table:table-cell>
          <table:table-cell office:value-type="float" office:value="0.720175438596491" calcext:value-type="float">
            <text:p>0.720175438596491</text:p>
          </table:table-cell>
          <table:table-cell office:value-type="float" office:value="0.0398824274465443" calcext:value-type="float">
            <text:p>0.0398824274465443</text:p>
          </table:table-cell>
          <table:table-cell office:value-type="float" office:value="0.706261343012704" calcext:value-type="float">
            <text:p>0.706261343012704</text:p>
          </table:table-cell>
          <table:table-cell office:value-type="float" office:value="0.036830754293304" calcext:value-type="float">
            <text:p>0.036830754293304</text:p>
          </table:table-cell>
          <table:table-cell office:value-type="float" office:value="0.725378100423472" calcext:value-type="float">
            <text:p>0.725378100423472</text:p>
          </table:table-cell>
          <table:table-cell office:value-type="float" office:value="0.0536139609920901" calcext:value-type="float">
            <text:p>0.0536139609920901</text:p>
          </table:table-cell>
          <table:table-cell office:value-type="float" office:value="0.71497277676951" calcext:value-type="float">
            <text:p>0.71497277676951</text:p>
          </table:table-cell>
          <table:table-cell office:value-type="float" office:value="0.0716750124447614" calcext:value-type="float">
            <text:p>0.0716750124447614</text:p>
          </table:table-cell>
          <table:table-cell office:value-type="float" office:value="0.707985480943739" calcext:value-type="float">
            <text:p>0.707985480943739</text:p>
          </table:table-cell>
          <table:table-cell office:value-type="float" office:value="0.0514177429918092" calcext:value-type="float">
            <text:p>0.0514177429918092</text:p>
          </table:table-cell>
          <table:table-cell office:value-type="float" office:value="0.704658197217181" calcext:value-type="float">
            <text:p>0.704658197217181</text:p>
          </table:table-cell>
          <table:table-cell office:value-type="float" office:value="0.0559925886062015" calcext:value-type="float">
            <text:p>0.0559925886062015</text:p>
          </table:table-cell>
          <table:table-cell office:value-type="float" office:value="0.706352087114338" calcext:value-type="float">
            <text:p>0.706352087114338</text:p>
          </table:table-cell>
          <table:table-cell office:value-type="float" office:value="0.0541333336383745" calcext:value-type="float">
            <text:p>0.05413333363837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office:value-type="float" office:value="0.708166969147005" calcext:value-type="float">
            <text:p>0.708166969147005</text:p>
          </table:table-cell>
          <table:table-cell office:value-type="float" office:value="0.0459634774871303" calcext:value-type="float">
            <text:p>0.0459634774871303</text:p>
          </table:table-cell>
          <table:table-cell office:value-type="float" office:value="0.702843315184513" calcext:value-type="float">
            <text:p>0.702843315184513</text:p>
          </table:table-cell>
          <table:table-cell office:value-type="float" office:value="0.0573780035277987" calcext:value-type="float">
            <text:p>0.0573780035277987</text:p>
          </table:table-cell>
          <table:table-cell office:value-type="float" office:value="0.718511796733212" calcext:value-type="float">
            <text:p>0.718511796733212</text:p>
          </table:table-cell>
          <table:table-cell office:value-type="float" office:value="0.0505871576718854" calcext:value-type="float">
            <text:p>0.0505871576718854</text:p>
          </table:table-cell>
          <table:table-cell office:value-type="float" office:value="0.706382335148215" calcext:value-type="float">
            <text:p>0.706382335148215</text:p>
          </table:table-cell>
          <table:table-cell office:value-type="float" office:value="0.0487930883533213" calcext:value-type="float">
            <text:p>0.0487930883533213</text:p>
          </table:table-cell>
          <table:table-cell office:value-type="float" office:value="0.704597701149425" calcext:value-type="float">
            <text:p>0.704597701149425</text:p>
          </table:table-cell>
          <table:table-cell office:value-type="float" office:value="0.0508439368506778" calcext:value-type="float">
            <text:p>0.0508439368506778</text:p>
          </table:table-cell>
          <table:table-cell office:value-type="float" office:value="0.706382335148215" calcext:value-type="float">
            <text:p>0.706382335148215</text:p>
          </table:table-cell>
          <table:table-cell office:value-type="float" office:value="0.0422638752365262" calcext:value-type="float">
            <text:p>0.0422638752365262</text:p>
          </table:table-cell>
          <table:table-cell office:value-type="float" office:value="0.695977011494253" calcext:value-type="float">
            <text:p>0.695977011494253</text:p>
          </table:table-cell>
          <table:table-cell office:value-type="float" office:value="0.049915152388976" calcext:value-type="float">
            <text:p>0.049915152388976</text:p>
          </table:table-cell>
          <table:table-cell office:value-type="float" office:value="0.716696914700544" calcext:value-type="float">
            <text:p>0.716696914700544</text:p>
          </table:table-cell>
          <table:table-cell office:value-type="float" office:value="0.0472175587399373" calcext:value-type="float">
            <text:p>0.0472175587399373</text:p>
          </table:table-cell>
          <table:table-cell office:value-type="float" office:value="0.704597701149425" calcext:value-type="float">
            <text:p>0.704597701149425</text:p>
          </table:table-cell>
          <table:table-cell office:value-type="float" office:value="0.0521269964950709" calcext:value-type="float">
            <text:p>0.0521269964950709</text:p>
          </table:table-cell>
          <table:table-cell office:value-type="float" office:value="0.713278886872353" calcext:value-type="float">
            <text:p>0.713278886872353</text:p>
          </table:table-cell>
          <table:table-cell office:value-type="float" office:value="0.0348252398079563" calcext:value-type="float">
            <text:p>0.0348252398079563</text:p>
          </table:table-cell>
          <table:table-cell office:value-type="float" office:value="0.713248638838476" calcext:value-type="float">
            <text:p>0.713248638838476</text:p>
          </table:table-cell>
          <table:table-cell office:value-type="float" office:value="0.0419870603737704" calcext:value-type="float">
            <text:p>0.0419870603737704</text:p>
          </table:table-cell>
          <table:table-cell office:value-type="float" office:value="0.704567453115547" calcext:value-type="float">
            <text:p>0.704567453115547</text:p>
          </table:table-cell>
          <table:table-cell office:value-type="float" office:value="0.0677688056074189" calcext:value-type="float">
            <text:p>0.0677688056074189</text:p>
          </table:table-cell>
          <table:table-cell office:value-type="float" office:value="0.709800362976406" calcext:value-type="float">
            <text:p>0.709800362976406</text:p>
          </table:table-cell>
          <table:table-cell office:value-type="float" office:value="0.0431791080908805" calcext:value-type="float">
            <text:p>0.0431791080908805</text:p>
          </table:table-cell>
          <table:table-cell office:value-type="float" office:value="0.704567453115547" calcext:value-type="float">
            <text:p>0.704567453115547</text:p>
          </table:table-cell>
          <table:table-cell office:value-type="float" office:value="0.0470583651359738" calcext:value-type="float">
            <text:p>0.0470583651359738</text:p>
          </table:table-cell>
          <table:table-cell office:value-type="float" office:value="0.706382335148215" calcext:value-type="float">
            <text:p>0.706382335148215</text:p>
          </table:table-cell>
          <table:table-cell office:value-type="float" office:value="0.0345210780388197" calcext:value-type="float">
            <text:p>0.0345210780388197</text:p>
          </table:table-cell>
          <table:table-cell office:value-type="float" office:value="0.711584996975197" calcext:value-type="float">
            <text:p>0.711584996975197</text:p>
          </table:table-cell>
          <table:table-cell office:value-type="float" office:value="0.0371470405051043" calcext:value-type="float">
            <text:p>0.03714704050510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office:value-type="float" office:value="0.70810647307925" calcext:value-type="float">
            <text:p>0.70810647307925</text:p>
          </table:table-cell>
          <table:table-cell office:value-type="float" office:value="0.0394169525238817" calcext:value-type="float">
            <text:p>0.0394169525238817</text:p>
          </table:table-cell>
          <table:table-cell office:value-type="float" office:value="0.711494252873563" calcext:value-type="float">
            <text:p>0.711494252873563</text:p>
          </table:table-cell>
          <table:table-cell office:value-type="float" office:value="0.0612907076427762" calcext:value-type="float">
            <text:p>0.0612907076427762</text:p>
          </table:table-cell>
          <table:table-cell office:value-type="float" office:value="0.713309134906231" calcext:value-type="float">
            <text:p>0.713309134906231</text:p>
          </table:table-cell>
          <table:table-cell office:value-type="float" office:value="0.0467372746028496" calcext:value-type="float">
            <text:p>0.0467372746028496</text:p>
          </table:table-cell>
          <table:table-cell office:value-type="float" office:value="0.71497277676951" calcext:value-type="float">
            <text:p>0.71497277676951</text:p>
          </table:table-cell>
          <table:table-cell office:value-type="float" office:value="0.0479246664343765" calcext:value-type="float">
            <text:p>0.0479246664343765</text:p>
          </table:table-cell>
          <table:table-cell office:value-type="float" office:value="0.71497277676951" calcext:value-type="float">
            <text:p>0.71497277676951</text:p>
          </table:table-cell>
          <table:table-cell office:value-type="float" office:value="0.037039825984963" calcext:value-type="float">
            <text:p>0.037039825984963</text:p>
          </table:table-cell>
          <table:table-cell office:value-type="float" office:value="0.702934059286146" calcext:value-type="float">
            <text:p>0.702934059286146</text:p>
          </table:table-cell>
          <table:table-cell office:value-type="float" office:value="0.0531603781134429" calcext:value-type="float">
            <text:p>0.0531603781134429</text:p>
          </table:table-cell>
          <table:table-cell office:value-type="float" office:value="0.702873563218391" calcext:value-type="float">
            <text:p>0.702873563218391</text:p>
          </table:table-cell>
          <table:table-cell office:value-type="float" office:value="0.0410024344407746" calcext:value-type="float">
            <text:p>0.0410024344407746</text:p>
          </table:table-cell>
          <table:table-cell office:value-type="float" office:value="0.7167574107683" calcext:value-type="float">
            <text:p>0.7167574107683</text:p>
          </table:table-cell>
          <table:table-cell office:value-type="float" office:value="0.046776932440099" calcext:value-type="float">
            <text:p>0.046776932440099</text:p>
          </table:table-cell>
          <table:table-cell office:value-type="float" office:value="0.704688445251059" calcext:value-type="float">
            <text:p>0.704688445251059</text:p>
          </table:table-cell>
          <table:table-cell office:value-type="float" office:value="0.0546289596749043" calcext:value-type="float">
            <text:p>0.0546289596749043</text:p>
          </table:table-cell>
          <table:table-cell office:value-type="float" office:value="0.7167574107683" calcext:value-type="float">
            <text:p>0.7167574107683</text:p>
          </table:table-cell>
          <table:table-cell office:value-type="float" office:value="0.0481684467014144" calcext:value-type="float">
            <text:p>0.0481684467014144</text:p>
          </table:table-cell>
          <table:table-cell office:value-type="float" office:value="0.720266182698125" calcext:value-type="float">
            <text:p>0.720266182698125</text:p>
          </table:table-cell>
          <table:table-cell office:value-type="float" office:value="0.037499104615383" calcext:value-type="float">
            <text:p>0.037499104615383</text:p>
          </table:table-cell>
          <table:table-cell office:value-type="float" office:value="0.721929824561404" calcext:value-type="float">
            <text:p>0.721929824561404</text:p>
          </table:table-cell>
          <table:table-cell office:value-type="float" office:value="0.0565777594542368" calcext:value-type="float">
            <text:p>0.0565777594542368</text:p>
          </table:table-cell>
          <table:table-cell office:value-type="float" office:value="0.71497277676951" calcext:value-type="float">
            <text:p>0.71497277676951</text:p>
          </table:table-cell>
          <table:table-cell office:value-type="float" office:value="0.0531530342438879" calcext:value-type="float">
            <text:p>0.0531530342438879</text:p>
          </table:table-cell>
          <table:table-cell office:value-type="float" office:value="0.69767090139141" calcext:value-type="float">
            <text:p>0.69767090139141</text:p>
          </table:table-cell>
          <table:table-cell office:value-type="float" office:value="0.0475191060617799" calcext:value-type="float">
            <text:p>0.0475191060617799</text:p>
          </table:table-cell>
          <table:table-cell office:value-type="float" office:value="0.709739866908651" calcext:value-type="float">
            <text:p>0.709739866908651</text:p>
          </table:table-cell>
          <table:table-cell office:value-type="float" office:value="0.0406206056432804" calcext:value-type="float">
            <text:p>0.0406206056432804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501665260499803" calcext:value-type="float">
            <text:p>0.050166526049980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office:value-type="float" office:value="0.709830611010284" calcext:value-type="float">
            <text:p>0.709830611010284</text:p>
          </table:table-cell>
          <table:table-cell office:value-type="float" office:value="0.032408572196756" calcext:value-type="float">
            <text:p>0.032408572196756</text:p>
          </table:table-cell>
          <table:table-cell office:value-type="float" office:value="0.704597701149425" calcext:value-type="float">
            <text:p>0.704597701149425</text:p>
          </table:table-cell>
          <table:table-cell office:value-type="float" office:value="0.0625002752449129" calcext:value-type="float">
            <text:p>0.0625002752449129</text:p>
          </table:table-cell>
          <table:table-cell office:value-type="float" office:value="0.70810647307925" calcext:value-type="float">
            <text:p>0.70810647307925</text:p>
          </table:table-cell>
          <table:table-cell office:value-type="float" office:value="0.0456307740757881" calcext:value-type="float">
            <text:p>0.0456307740757881</text:p>
          </table:table-cell>
          <table:table-cell office:value-type="float" office:value="0.708076225045372" calcext:value-type="float">
            <text:p>0.708076225045372</text:p>
          </table:table-cell>
          <table:table-cell office:value-type="float" office:value="0.0590821613910957" calcext:value-type="float">
            <text:p>0.0590821613910957</text:p>
          </table:table-cell>
          <table:table-cell office:value-type="float" office:value="0.709739866908651" calcext:value-type="float">
            <text:p>0.709739866908651</text:p>
          </table:table-cell>
          <table:table-cell office:value-type="float" office:value="0.0513898576689751" calcext:value-type="float">
            <text:p>0.0513898576689751</text:p>
          </table:table-cell>
          <table:table-cell office:value-type="float" office:value="0.702964307320024" calcext:value-type="float">
            <text:p>0.702964307320024</text:p>
          </table:table-cell>
          <table:table-cell office:value-type="float" office:value="0.0536047733325629" calcext:value-type="float">
            <text:p>0.0536047733325629</text:p>
          </table:table-cell>
          <table:table-cell office:value-type="float" office:value="0.70632183908046" calcext:value-type="float">
            <text:p>0.70632183908046</text:p>
          </table:table-cell>
          <table:table-cell office:value-type="float" office:value="0.0457730148739457" calcext:value-type="float">
            <text:p>0.0457730148739457</text:p>
          </table:table-cell>
          <table:table-cell office:value-type="float" office:value="0.716696914700544" calcext:value-type="float">
            <text:p>0.716696914700544</text:p>
          </table:table-cell>
          <table:table-cell office:value-type="float" office:value="0.0472175587399373" calcext:value-type="float">
            <text:p>0.0472175587399373</text:p>
          </table:table-cell>
          <table:table-cell office:value-type="float" office:value="0.713248638838475" calcext:value-type="float">
            <text:p>0.713248638838475</text:p>
          </table:table-cell>
          <table:table-cell office:value-type="float" office:value="0.0537207125451876" calcext:value-type="float">
            <text:p>0.0537207125451876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575272755364953" calcext:value-type="float">
            <text:p>0.0575272755364953</text:p>
          </table:table-cell>
          <table:table-cell office:value-type="float" office:value="0.720175438596491" calcext:value-type="float">
            <text:p>0.720175438596491</text:p>
          </table:table-cell>
          <table:table-cell office:value-type="float" office:value="0.0494911511112651" calcext:value-type="float">
            <text:p>0.0494911511112651</text:p>
          </table:table-cell>
          <table:table-cell office:value-type="float" office:value="0.721869328493648" calcext:value-type="float">
            <text:p>0.721869328493648</text:p>
          </table:table-cell>
          <table:table-cell office:value-type="float" office:value="0.0608733697008876" calcext:value-type="float">
            <text:p>0.0608733697008876</text:p>
          </table:table-cell>
          <table:table-cell office:value-type="float" office:value="0.718451300665457" calcext:value-type="float">
            <text:p>0.718451300665457</text:p>
          </table:table-cell>
          <table:table-cell office:value-type="float" office:value="0.0522317364180943" calcext:value-type="float">
            <text:p>0.0522317364180943</text:p>
          </table:table-cell>
          <table:table-cell office:value-type="float" office:value="0.695916515426497" calcext:value-type="float">
            <text:p>0.695916515426497</text:p>
          </table:table-cell>
          <table:table-cell office:value-type="float" office:value="0.0566106318222318" calcext:value-type="float">
            <text:p>0.0566106318222318</text:p>
          </table:table-cell>
          <table:table-cell office:value-type="float" office:value="0.71318814277072" calcext:value-type="float">
            <text:p>0.71318814277072</text:p>
          </table:table-cell>
          <table:table-cell office:value-type="float" office:value="0.0441058792554721" calcext:value-type="float">
            <text:p>0.0441058792554721</text:p>
          </table:table-cell>
          <table:table-cell office:value-type="float" office:value="0.701179673321234" calcext:value-type="float">
            <text:p>0.701179673321234</text:p>
          </table:table-cell>
          <table:table-cell office:value-type="float" office:value="0.0462034138175672" calcext:value-type="float">
            <text:p>0.046203413817567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office:value-type="float" office:value="0.705704779189353" calcext:value-type="float">
            <text:p>0.705704779189353</text:p>
          </table:table-cell>
          <table:table-cell office:value-type="float" office:value="0.041127819226291" calcext:value-type="float">
            <text:p>0.041127819226291</text:p>
          </table:table-cell>
          <table:table-cell office:value-type="float" office:value="0.707707199032063" calcext:value-type="float">
            <text:p>0.707707199032063</text:p>
          </table:table-cell>
          <table:table-cell office:value-type="float" office:value="0.0604111151227664" calcext:value-type="float">
            <text:p>0.0604111151227664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0446653755332195" calcext:value-type="float">
            <text:p>0.0446653755332195</text:p>
          </table:table-cell>
          <table:table-cell office:value-type="float" office:value="0.704640048396854" calcext:value-type="float">
            <text:p>0.704640048396854</text:p>
          </table:table-cell>
          <table:table-cell office:value-type="float" office:value="0.0515603486041966" calcext:value-type="float">
            <text:p>0.0515603486041966</text:p>
          </table:table-cell>
          <table:table-cell office:value-type="float" office:value="0.710471869328494" calcext:value-type="float">
            <text:p>0.710471869328494</text:p>
          </table:table-cell>
          <table:table-cell office:value-type="float" office:value="0.0492297357628803" calcext:value-type="float">
            <text:p>0.0492297357628803</text:p>
          </table:table-cell>
          <table:table-cell office:value-type="float" office:value="0.700181488203267" calcext:value-type="float">
            <text:p>0.700181488203267</text:p>
          </table:table-cell>
          <table:table-cell office:value-type="float" office:value="0.0481654585117939" calcext:value-type="float">
            <text:p>0.0481654585117939</text:p>
          </table:table-cell>
          <table:table-cell office:value-type="float" office:value="0.704966727162734" calcext:value-type="float">
            <text:p>0.704966727162734</text:p>
          </table:table-cell>
          <table:table-cell office:value-type="float" office:value="0.0467353157928951" calcext:value-type="float">
            <text:p>0.0467353157928951</text:p>
          </table:table-cell>
          <table:table-cell office:value-type="float" office:value="0.715317604355717" calcext:value-type="float">
            <text:p>0.715317604355717</text:p>
          </table:table-cell>
          <table:table-cell office:value-type="float" office:value="0.0497742104824753" calcext:value-type="float">
            <text:p>0.0497742104824753</text:p>
          </table:table-cell>
          <table:table-cell office:value-type="float" office:value="0.70529945553539" calcext:value-type="float">
            <text:p>0.70529945553539</text:p>
          </table:table-cell>
          <table:table-cell office:value-type="float" office:value="0.0577988521763751" calcext:value-type="float">
            <text:p>0.0577988521763751</text:p>
          </table:table-cell>
          <table:table-cell office:value-type="float" office:value="0.711203871748336" calcext:value-type="float">
            <text:p>0.711203871748336</text:p>
          </table:table-cell>
          <table:table-cell office:value-type="float" office:value="0.0482556374105562" calcext:value-type="float">
            <text:p>0.0482556374105562</text:p>
          </table:table-cell>
          <table:table-cell office:value-type="float" office:value="0.710852994555354" calcext:value-type="float">
            <text:p>0.710852994555354</text:p>
          </table:table-cell>
          <table:table-cell office:value-type="float" office:value="0.0428987125544104" calcext:value-type="float">
            <text:p>0.0428987125544104</text:p>
          </table:table-cell>
          <table:table-cell office:value-type="float" office:value="0.718088324258923" calcext:value-type="float">
            <text:p>0.718088324258923</text:p>
          </table:table-cell>
          <table:table-cell office:value-type="float" office:value="0.057349172960242" calcext:value-type="float">
            <text:p>0.057349172960242</text:p>
          </table:table-cell>
          <table:table-cell office:value-type="float" office:value="0.716031457955233" calcext:value-type="float">
            <text:p>0.716031457955233</text:p>
          </table:table-cell>
          <table:table-cell office:value-type="float" office:value="0.0534128352693211" calcext:value-type="float">
            <text:p>0.0534128352693211</text:p>
          </table:table-cell>
          <table:table-cell office:value-type="float" office:value="0.70318814277072" calcext:value-type="float">
            <text:p>0.70318814277072</text:p>
          </table:table-cell>
          <table:table-cell office:value-type="float" office:value="0.0478313374057268" calcext:value-type="float">
            <text:p>0.0478313374057268</text:p>
          </table:table-cell>
          <table:table-cell office:value-type="float" office:value="0.706690865093769" calcext:value-type="float">
            <text:p>0.706690865093769</text:p>
          </table:table-cell>
          <table:table-cell office:value-type="float" office:value="0.0464407693322717" calcext:value-type="float">
            <text:p>0.0464407693322717</text:p>
          </table:table-cell>
          <table:table-cell office:value-type="float" office:value="0.704978826376285" calcext:value-type="float">
            <text:p>0.704978826376285</text:p>
          </table:table-cell>
          <table:table-cell office:value-type="float" office:value="0.0482450248127077" calcext:value-type="float">
            <text:p>0.04824502481270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124016938899" calcext:value-type="float">
            <text:p>0.70124016938899</text:p>
          </table:table-cell>
          <table:table-cell office:value-type="float" office:value="0.0351661635035189" calcext:value-type="float">
            <text:p>0.0351661635035189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2308771735369" calcext:value-type="float">
            <text:p>0.042308771735369</text:p>
          </table:table-cell>
          <table:table-cell office:value-type="float" office:value="0.701179673321234" calcext:value-type="float">
            <text:p>0.701179673321234</text:p>
          </table:table-cell>
          <table:table-cell office:value-type="float" office:value="0.0522425666429564" calcext:value-type="float">
            <text:p>0.0522425666429564</text:p>
          </table:table-cell>
          <table:table-cell office:value-type="float" office:value="0.713248638838475" calcext:value-type="float">
            <text:p>0.713248638838475</text:p>
          </table:table-cell>
          <table:table-cell office:value-type="float" office:value="0.0549366253558052" calcext:value-type="float">
            <text:p>0.0549366253558052</text:p>
          </table:table-cell>
          <table:table-cell office:value-type="float" office:value="0.718360556563823" calcext:value-type="float">
            <text:p>0.718360556563823</text:p>
          </table:table-cell>
          <table:table-cell office:value-type="float" office:value="0.0529257908444434" calcext:value-type="float">
            <text:p>0.0529257908444434</text:p>
          </table:table-cell>
          <table:table-cell office:value-type="float" office:value="0.713309134906231" calcext:value-type="float">
            <text:p>0.713309134906231</text:p>
          </table:table-cell>
          <table:table-cell office:value-type="float" office:value="0.0563494161967344" calcext:value-type="float">
            <text:p>0.0563494161967344</text:p>
          </table:table-cell>
          <table:table-cell office:value-type="float" office:value="0.725347852389595" calcext:value-type="float">
            <text:p>0.725347852389595</text:p>
          </table:table-cell>
          <table:table-cell office:value-type="float" office:value="0.0618013055351756" calcext:value-type="float">
            <text:p>0.0618013055351756</text:p>
          </table:table-cell>
          <table:table-cell office:value-type="float" office:value="0.702843315184513" calcext:value-type="float">
            <text:p>0.702843315184513</text:p>
          </table:table-cell>
          <table:table-cell office:value-type="float" office:value="0.0628714922237668" calcext:value-type="float">
            <text:p>0.0628714922237668</text:p>
          </table:table-cell>
          <table:table-cell office:value-type="float" office:value="0.713399879007864" calcext:value-type="float">
            <text:p>0.713399879007864</text:p>
          </table:table-cell>
          <table:table-cell office:value-type="float" office:value="0.0553650579338714" calcext:value-type="float">
            <text:p>0.0553650579338714</text:p>
          </table:table-cell>
          <table:table-cell office:value-type="float" office:value="0.716636418632789" calcext:value-type="float">
            <text:p>0.716636418632789</text:p>
          </table:table-cell>
          <table:table-cell office:value-type="float" office:value="0.0621745374825022" calcext:value-type="float">
            <text:p>0.0621745374825022</text:p>
          </table:table-cell>
          <table:table-cell office:value-type="float" office:value="0.699395039322444" calcext:value-type="float">
            <text:p>0.699395039322444</text:p>
          </table:table-cell>
          <table:table-cell office:value-type="float" office:value="0.0283510848354909" calcext:value-type="float">
            <text:p>0.0283510848354909</text:p>
          </table:table-cell>
          <table:table-cell office:value-type="float" office:value="0.68914095583787" calcext:value-type="float">
            <text:p>0.68914095583787</text:p>
          </table:table-cell>
          <table:table-cell office:value-type="float" office:value="0.0601347092217994" calcext:value-type="float">
            <text:p>0.0601347092217994</text:p>
          </table:table-cell>
          <table:table-cell office:value-type="float" office:value="0.695946763460375" calcext:value-type="float">
            <text:p>0.695946763460375</text:p>
          </table:table-cell>
          <table:table-cell office:value-type="float" office:value="0.0557782274455698" calcext:value-type="float">
            <text:p>0.0557782274455698</text:p>
          </table:table-cell>
          <table:table-cell office:value-type="float" office:value="0.709709618874773" calcext:value-type="float">
            <text:p>0.709709618874773</text:p>
          </table:table-cell>
          <table:table-cell office:value-type="float" office:value="0.0615819810119182" calcext:value-type="float">
            <text:p>0.0615819810119182</text:p>
          </table:table-cell>
          <table:table-cell office:value-type="float" office:value="0.711584996975197" calcext:value-type="float">
            <text:p>0.711584996975197</text:p>
          </table:table-cell>
          <table:table-cell office:value-type="float" office:value="0.0280244945938636" calcext:value-type="float">
            <text:p>0.0280244945938636</text:p>
          </table:table-cell>
          <table:table-cell office:value-type="float" office:value="0.701300665456745" calcext:value-type="float">
            <text:p>0.701300665456745</text:p>
          </table:table-cell>
          <table:table-cell office:value-type="float" office:value="0.0686133828579718" calcext:value-type="float">
            <text:p>0.06861338285797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810647307925" calcext:value-type="float">
            <text:p>0.70810647307925</text:p>
          </table:table-cell>
          <table:table-cell office:value-type="float" office:value="0.030970402406549" calcext:value-type="float">
            <text:p>0.030970402406549</text:p>
          </table:table-cell>
          <table:table-cell office:value-type="float" office:value="0.709800362976406" calcext:value-type="float">
            <text:p>0.709800362976406</text:p>
          </table:table-cell>
          <table:table-cell office:value-type="float" office:value="0.0365508410168394" calcext:value-type="float">
            <text:p>0.0365508410168394</text:p>
          </table:table-cell>
          <table:table-cell office:value-type="float" office:value="0.718451300665457" calcext:value-type="float">
            <text:p>0.718451300665457</text:p>
          </table:table-cell>
          <table:table-cell office:value-type="float" office:value="0.05286031795033" calcext:value-type="float">
            <text:p>0.05286031795033</text:p>
          </table:table-cell>
          <table:table-cell office:value-type="float" office:value="0.708045977011494" calcext:value-type="float">
            <text:p>0.708045977011494</text:p>
          </table:table-cell>
          <table:table-cell office:value-type="float" office:value="0.0502339618009475" calcext:value-type="float">
            <text:p>0.0502339618009475</text:p>
          </table:table-cell>
          <table:table-cell office:value-type="float" office:value="0.718451300665457" calcext:value-type="float">
            <text:p>0.718451300665457</text:p>
          </table:table-cell>
          <table:table-cell office:value-type="float" office:value="0.0366185318312245" calcext:value-type="float">
            <text:p>0.0366185318312245</text:p>
          </table:table-cell>
          <table:table-cell office:value-type="float" office:value="0.725317604355717" calcext:value-type="float">
            <text:p>0.725317604355717</text:p>
          </table:table-cell>
          <table:table-cell office:value-type="float" office:value="0.0690411621738517" calcext:value-type="float">
            <text:p>0.0690411621738517</text:p>
          </table:table-cell>
          <table:table-cell office:value-type="float" office:value="0.702843315184513" calcext:value-type="float">
            <text:p>0.702843315184513</text:p>
          </table:table-cell>
          <table:table-cell office:value-type="float" office:value="0.0618118652470685" calcext:value-type="float">
            <text:p>0.0618118652470685</text:p>
          </table:table-cell>
          <table:table-cell office:value-type="float" office:value="0.711524500907441" calcext:value-type="float">
            <text:p>0.711524500907441</text:p>
          </table:table-cell>
          <table:table-cell office:value-type="float" office:value="0.0448904669956489" calcext:value-type="float">
            <text:p>0.0448904669956489</text:p>
          </table:table-cell>
          <table:table-cell office:value-type="float" office:value="0.711494252873563" calcext:value-type="float">
            <text:p>0.711494252873563</text:p>
          </table:table-cell>
          <table:table-cell office:value-type="float" office:value="0.0451554958424094" calcext:value-type="float">
            <text:p>0.0451554958424094</text:p>
          </table:table-cell>
          <table:table-cell office:value-type="float" office:value="0.720114942528736" calcext:value-type="float">
            <text:p>0.720114942528736</text:p>
          </table:table-cell>
          <table:table-cell office:value-type="float" office:value="0.0458210957851785" calcext:value-type="float">
            <text:p>0.0458210957851785</text:p>
          </table:table-cell>
          <table:table-cell office:value-type="float" office:value="0.694252873563218" calcext:value-type="float">
            <text:p>0.694252873563218</text:p>
          </table:table-cell>
          <table:table-cell office:value-type="float" office:value="0.0394282473783538" calcext:value-type="float">
            <text:p>0.0394282473783538</text:p>
          </table:table-cell>
          <table:table-cell office:value-type="float" office:value="0.71497277676951" calcext:value-type="float">
            <text:p>0.71497277676951</text:p>
          </table:table-cell>
          <table:table-cell office:value-type="float" office:value="0.0573380983400817" calcext:value-type="float">
            <text:p>0.0573380983400817</text:p>
          </table:table-cell>
          <table:table-cell office:value-type="float" office:value="0.723532970356927" calcext:value-type="float">
            <text:p>0.723532970356927</text:p>
          </table:table-cell>
          <table:table-cell office:value-type="float" office:value="0.0553987875276251" calcext:value-type="float">
            <text:p>0.0553987875276251</text:p>
          </table:table-cell>
          <table:table-cell office:value-type="float" office:value="0.697580157289776" calcext:value-type="float">
            <text:p>0.697580157289776</text:p>
          </table:table-cell>
          <table:table-cell office:value-type="float" office:value="0.0627161696684606" calcext:value-type="float">
            <text:p>0.0627161696684606</text:p>
          </table:table-cell>
          <table:table-cell office:value-type="float" office:value="0.692528735632184" calcext:value-type="float">
            <text:p>0.692528735632184</text:p>
          </table:table-cell>
          <table:table-cell office:value-type="float" office:value="0.042427652471935" calcext:value-type="float">
            <text:p>0.042427652471935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508439368506777" calcext:value-type="float">
            <text:p>0.05084393685067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1179673321234" calcext:value-type="float">
            <text:p>0.701179673321234</text:p>
          </table:table-cell>
          <table:table-cell office:value-type="float" office:value="0.0432495057793096" calcext:value-type="float">
            <text:p>0.0432495057793096</text:p>
          </table:table-cell>
          <table:table-cell office:value-type="float" office:value="0.713218390804598" calcext:value-type="float">
            <text:p>0.713218390804598</text:p>
          </table:table-cell>
          <table:table-cell office:value-type="float" office:value="0.0445541320535961" calcext:value-type="float">
            <text:p>0.0445541320535961</text:p>
          </table:table-cell>
          <table:table-cell office:value-type="float" office:value="0.704658197217181" calcext:value-type="float">
            <text:p>0.704658197217181</text:p>
          </table:table-cell>
          <table:table-cell office:value-type="float" office:value="0.0490766931308083" calcext:value-type="float">
            <text:p>0.0490766931308083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390917270212558" calcext:value-type="float">
            <text:p>0.0390917270212558</text:p>
          </table:table-cell>
          <table:table-cell office:value-type="float" office:value="0.711524500907441" calcext:value-type="float">
            <text:p>0.711524500907441</text:p>
          </table:table-cell>
          <table:table-cell office:value-type="float" office:value="0.0517275871532254" calcext:value-type="float">
            <text:p>0.0517275871532254</text:p>
          </table:table-cell>
          <table:table-cell office:value-type="float" office:value="0.721899576527526" calcext:value-type="float">
            <text:p>0.721899576527526</text:p>
          </table:table-cell>
          <table:table-cell office:value-type="float" office:value="0.0543754999026152" calcext:value-type="float">
            <text:p>0.0543754999026152</text:p>
          </table:table-cell>
          <table:table-cell office:value-type="float" office:value="0.706291591046582" calcext:value-type="float">
            <text:p>0.706291591046582</text:p>
          </table:table-cell>
          <table:table-cell office:value-type="float" office:value="0.0545874359623984" calcext:value-type="float">
            <text:p>0.0545874359623984</text:p>
          </table:table-cell>
          <table:table-cell office:value-type="float" office:value="0.706291591046582" calcext:value-type="float">
            <text:p>0.706291591046582</text:p>
          </table:table-cell>
          <table:table-cell office:value-type="float" office:value="0.057533318935661" calcext:value-type="float">
            <text:p>0.057533318935661</text:p>
          </table:table-cell>
          <table:table-cell office:value-type="float" office:value="0.720114942528736" calcext:value-type="float">
            <text:p>0.720114942528736</text:p>
          </table:table-cell>
          <table:table-cell office:value-type="float" office:value="0.0352250876459563" calcext:value-type="float">
            <text:p>0.0352250876459563</text:p>
          </table:table-cell>
          <table:table-cell office:value-type="float" office:value="0.726981246218996" calcext:value-type="float">
            <text:p>0.726981246218996</text:p>
          </table:table-cell>
          <table:table-cell office:value-type="float" office:value="0.0565028091137467" calcext:value-type="float">
            <text:p>0.0565028091137467</text:p>
          </table:table-cell>
          <table:table-cell office:value-type="float" office:value="0.702934059286146" calcext:value-type="float">
            <text:p>0.702934059286146</text:p>
          </table:table-cell>
          <table:table-cell office:value-type="float" office:value="0.044353802338413" calcext:value-type="float">
            <text:p>0.044353802338413</text:p>
          </table:table-cell>
          <table:table-cell office:value-type="float" office:value="0.711464004839685" calcext:value-type="float">
            <text:p>0.711464004839685</text:p>
          </table:table-cell>
          <table:table-cell office:value-type="float" office:value="0.0489439920841874" calcext:value-type="float">
            <text:p>0.0489439920841874</text:p>
          </table:table-cell>
          <table:table-cell office:value-type="float" office:value="0.720114942528736" calcext:value-type="float">
            <text:p>0.720114942528736</text:p>
          </table:table-cell>
          <table:table-cell office:value-type="float" office:value="0.0531622139223179" calcext:value-type="float">
            <text:p>0.0531622139223179</text:p>
          </table:table-cell>
          <table:table-cell office:value-type="float" office:value="0.716636418632789" calcext:value-type="float">
            <text:p>0.716636418632789</text:p>
          </table:table-cell>
          <table:table-cell office:value-type="float" office:value="0.0491159523050047" calcext:value-type="float">
            <text:p>0.0491159523050047</text:p>
          </table:table-cell>
          <table:table-cell office:value-type="float" office:value="0.697731397459165" calcext:value-type="float">
            <text:p>0.697731397459165</text:p>
          </table:table-cell>
          <table:table-cell office:value-type="float" office:value="0.0367571489097995" calcext:value-type="float">
            <text:p>0.0367571489097995</text:p>
          </table:table-cell>
          <table:table-cell office:value-type="float" office:value="0.706382335148215" calcext:value-type="float">
            <text:p>0.706382335148215</text:p>
          </table:table-cell>
          <table:table-cell office:value-type="float" office:value="0.0414750072386726" calcext:value-type="float">
            <text:p>0.04147500723867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4627949183303" calcext:value-type="float">
            <text:p>0.704627949183303</text:p>
          </table:table-cell>
          <table:table-cell office:value-type="float" office:value="0.0436017827913337" calcext:value-type="float">
            <text:p>0.0436017827913337</text:p>
          </table:table-cell>
          <table:table-cell office:value-type="float" office:value="0.708045977011494" calcext:value-type="float">
            <text:p>0.708045977011494</text:p>
          </table:table-cell>
          <table:table-cell office:value-type="float" office:value="0.0453986612830609" calcext:value-type="float">
            <text:p>0.0453986612830609</text:p>
          </table:table-cell>
          <table:table-cell office:value-type="float" office:value="0.6994555353902" calcext:value-type="float">
            <text:p>0.6994555353902</text:p>
          </table:table-cell>
          <table:table-cell office:value-type="float" office:value="0.0523173827405951" calcext:value-type="float">
            <text:p>0.0523173827405951</text:p>
          </table:table-cell>
          <table:table-cell office:value-type="float" office:value="0.713218390804598" calcext:value-type="float">
            <text:p>0.713218390804598</text:p>
          </table:table-cell>
          <table:table-cell office:value-type="float" office:value="0.0460129170143634" calcext:value-type="float">
            <text:p>0.0460129170143634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07174939876479" calcext:value-type="float">
            <text:p>0.0407174939876479</text:p>
          </table:table-cell>
          <table:table-cell office:value-type="float" office:value="0.725347852389595" calcext:value-type="float">
            <text:p>0.725347852389595</text:p>
          </table:table-cell>
          <table:table-cell office:value-type="float" office:value="0.0519268682699052" calcext:value-type="float">
            <text:p>0.0519268682699052</text:p>
          </table:table-cell>
          <table:table-cell office:value-type="float" office:value="0.69767090139141" calcext:value-type="float">
            <text:p>0.69767090139141</text:p>
          </table:table-cell>
          <table:table-cell office:value-type="float" office:value="0.0475191060617799" calcext:value-type="float">
            <text:p>0.0475191060617799</text:p>
          </table:table-cell>
          <table:table-cell office:value-type="float" office:value="0.707985480943739" calcext:value-type="float">
            <text:p>0.707985480943739</text:p>
          </table:table-cell>
          <table:table-cell office:value-type="float" office:value="0.0557332644503863" calcext:value-type="float">
            <text:p>0.0557332644503863</text:p>
          </table:table-cell>
          <table:table-cell office:value-type="float" office:value="0.709830611010284" calcext:value-type="float">
            <text:p>0.709830611010284</text:p>
          </table:table-cell>
          <table:table-cell office:value-type="float" office:value="0.0343865293531313" calcext:value-type="float">
            <text:p>0.0343865293531313</text:p>
          </table:table-cell>
          <table:table-cell office:value-type="float" office:value="0.725287356321839" calcext:value-type="float">
            <text:p>0.725287356321839</text:p>
          </table:table-cell>
          <table:table-cell office:value-type="float" office:value="0.0491258863596156" calcext:value-type="float">
            <text:p>0.0491258863596156</text:p>
          </table:table-cell>
          <table:table-cell office:value-type="float" office:value="0.702843315184513" calcext:value-type="float">
            <text:p>0.702843315184513</text:p>
          </table:table-cell>
          <table:table-cell office:value-type="float" office:value="0.0499952817184541" calcext:value-type="float">
            <text:p>0.0499952817184541</text:p>
          </table:table-cell>
          <table:table-cell office:value-type="float" office:value="0.70632183908046" calcext:value-type="float">
            <text:p>0.70632183908046</text:p>
          </table:table-cell>
          <table:table-cell office:value-type="float" office:value="0.0584495284999342" calcext:value-type="float">
            <text:p>0.0584495284999342</text:p>
          </table:table-cell>
          <table:table-cell office:value-type="float" office:value="0.713248638838476" calcext:value-type="float">
            <text:p>0.713248638838476</text:p>
          </table:table-cell>
          <table:table-cell office:value-type="float" office:value="0.0531023166330996" calcext:value-type="float">
            <text:p>0.0531023166330996</text:p>
          </table:table-cell>
          <table:table-cell office:value-type="float" office:value="0.718421052631579" calcext:value-type="float">
            <text:p>0.718421052631579</text:p>
          </table:table-cell>
          <table:table-cell office:value-type="float" office:value="0.0498589087748626" calcext:value-type="float">
            <text:p>0.0498589087748626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38423313120662" calcext:value-type="float">
            <text:p>0.0438423313120662</text:p>
          </table:table-cell>
          <table:table-cell office:value-type="float" office:value="0.721899576527526" calcext:value-type="float">
            <text:p>0.721899576527526</text:p>
          </table:table-cell>
          <table:table-cell office:value-type="float" office:value="0.0387736850108901" calcext:value-type="float">
            <text:p>0.03877368501089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07174939876479" calcext:value-type="float">
            <text:p>0.0407174939876479</text:p>
          </table:table-cell>
          <table:table-cell office:value-type="float" office:value="0.70632183908046" calcext:value-type="float">
            <text:p>0.70632183908046</text:p>
          </table:table-cell>
          <table:table-cell office:value-type="float" office:value="0.0499151523889761" calcext:value-type="float">
            <text:p>0.0499151523889761</text:p>
          </table:table-cell>
          <table:table-cell office:value-type="float" office:value="0.706412583182093" calcext:value-type="float">
            <text:p>0.706412583182093</text:p>
          </table:table-cell>
          <table:table-cell office:value-type="float" office:value="0.0458004911045996" calcext:value-type="float">
            <text:p>0.0458004911045996</text:p>
          </table:table-cell>
          <table:table-cell office:value-type="float" office:value="0.711464004839685" calcext:value-type="float">
            <text:p>0.711464004839685</text:p>
          </table:table-cell>
          <table:table-cell office:value-type="float" office:value="0.0408517587255336" calcext:value-type="float">
            <text:p>0.0408517587255336</text:p>
          </table:table-cell>
          <table:table-cell office:value-type="float" office:value="0.702873563218391" calcext:value-type="float">
            <text:p>0.702873563218391</text:p>
          </table:table-cell>
          <table:table-cell office:value-type="float" office:value="0.0523272627130576" calcext:value-type="float">
            <text:p>0.0523272627130576</text:p>
          </table:table-cell>
          <table:table-cell office:value-type="float" office:value="0.716727162734422" calcext:value-type="float">
            <text:p>0.716727162734422</text:p>
          </table:table-cell>
          <table:table-cell office:value-type="float" office:value="0.049717776008574" calcext:value-type="float">
            <text:p>0.049717776008574</text:p>
          </table:table-cell>
          <table:table-cell office:value-type="float" office:value="0.708015728977616" calcext:value-type="float">
            <text:p>0.708015728977616</text:p>
          </table:table-cell>
          <table:table-cell office:value-type="float" office:value="0.0456837782385989" calcext:value-type="float">
            <text:p>0.0456837782385989</text:p>
          </table:table-cell>
          <table:table-cell office:value-type="float" office:value="0.709709618874773" calcext:value-type="float">
            <text:p>0.709709618874773</text:p>
          </table:table-cell>
          <table:table-cell office:value-type="float" office:value="0.0535491871227038" calcext:value-type="float">
            <text:p>0.0535491871227038</text:p>
          </table:table-cell>
          <table:table-cell office:value-type="float" office:value="0.702934059286146" calcext:value-type="float">
            <text:p>0.702934059286146</text:p>
          </table:table-cell>
          <table:table-cell office:value-type="float" office:value="0.0436027620376772" calcext:value-type="float">
            <text:p>0.0436027620376772</text:p>
          </table:table-cell>
          <table:table-cell office:value-type="float" office:value="0.721808832425892" calcext:value-type="float">
            <text:p>0.721808832425892</text:p>
          </table:table-cell>
          <table:table-cell office:value-type="float" office:value="0.0562360493201812" calcext:value-type="float">
            <text:p>0.0562360493201812</text:p>
          </table:table-cell>
          <table:table-cell office:value-type="float" office:value="0.702873563218391" calcext:value-type="float">
            <text:p>0.702873563218391</text:p>
          </table:table-cell>
          <table:table-cell office:value-type="float" office:value="0.0455801840434445" calcext:value-type="float">
            <text:p>0.0455801840434445</text:p>
          </table:table-cell>
          <table:table-cell office:value-type="float" office:value="0.699425287356322" calcext:value-type="float">
            <text:p>0.699425287356322</text:p>
          </table:table-cell>
          <table:table-cell office:value-type="float" office:value="0.0479348473726226" calcext:value-type="float">
            <text:p>0.0479348473726226</text:p>
          </table:table-cell>
          <table:table-cell office:value-type="float" office:value="0.718421052631579" calcext:value-type="float">
            <text:p>0.718421052631579</text:p>
          </table:table-cell>
          <table:table-cell office:value-type="float" office:value="0.0491919897916253" calcext:value-type="float">
            <text:p>0.0491919897916253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345943278099868" calcext:value-type="float">
            <text:p>0.0345943278099868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446158670590333" calcext:value-type="float">
            <text:p>0.0446158670590333</text:p>
          </table:table-cell>
          <table:table-cell office:value-type="float" office:value="0.721899576527526" calcext:value-type="float">
            <text:p>0.721899576527526</text:p>
          </table:table-cell>
          <table:table-cell office:value-type="float" office:value="0.03961638012091" calcext:value-type="float">
            <text:p>0.0396163801209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3611615245009" calcext:value-type="float">
            <text:p>0.703611615245009</text:p>
          </table:table-cell>
          <table:table-cell office:value-type="float" office:value="0.0387410696936718" calcext:value-type="float">
            <text:p>0.0387410696936718</text:p>
          </table:table-cell>
          <table:table-cell office:value-type="float" office:value="0.708058076225045" calcext:value-type="float">
            <text:p>0.708058076225045</text:p>
          </table:table-cell>
          <table:table-cell office:value-type="float" office:value="0.0437455116955683" calcext:value-type="float">
            <text:p>0.0437455116955683</text:p>
          </table:table-cell>
          <table:table-cell office:value-type="float" office:value="0.706031457955233" calcext:value-type="float">
            <text:p>0.706031457955233</text:p>
          </table:table-cell>
          <table:table-cell office:value-type="float" office:value="0.0504594903138579" calcext:value-type="float">
            <text:p>0.0504594903138579</text:p>
          </table:table-cell>
          <table:table-cell office:value-type="float" office:value="0.712183908045977" calcext:value-type="float">
            <text:p>0.712183908045977</text:p>
          </table:table-cell>
          <table:table-cell office:value-type="float" office:value="0.0462253979835811" calcext:value-type="float">
            <text:p>0.0462253979835811</text:p>
          </table:table-cell>
          <table:table-cell office:value-type="float" office:value="0.710822746521476" calcext:value-type="float">
            <text:p>0.710822746521476</text:p>
          </table:table-cell>
          <table:table-cell office:value-type="float" office:value="0.0468633333059198" calcext:value-type="float">
            <text:p>0.0468633333059198</text:p>
          </table:table-cell>
          <table:table-cell office:value-type="float" office:value="0.720520266182698" calcext:value-type="float">
            <text:p>0.720520266182698</text:p>
          </table:table-cell>
          <table:table-cell office:value-type="float" office:value="0.0562821445103361" calcext:value-type="float">
            <text:p>0.0562821445103361</text:p>
          </table:table-cell>
          <table:table-cell office:value-type="float" office:value="0.708033877797943" calcext:value-type="float">
            <text:p>0.708033877797943</text:p>
          </table:table-cell>
          <table:table-cell office:value-type="float" office:value="0.0542806982090043" calcext:value-type="float">
            <text:p>0.0542806982090043</text:p>
          </table:table-cell>
          <table:table-cell office:value-type="float" office:value="0.70767090139141" calcext:value-type="float">
            <text:p>0.70767090139141</text:p>
          </table:table-cell>
          <table:table-cell office:value-type="float" office:value="0.0549155459456334" calcext:value-type="float">
            <text:p>0.0549155459456334</text:p>
          </table:table-cell>
          <table:table-cell office:value-type="float" office:value="0.711554748941319" calcext:value-type="float">
            <text:p>0.711554748941319</text:p>
          </table:table-cell>
          <table:table-cell office:value-type="float" office:value="0.0427469865626091" calcext:value-type="float">
            <text:p>0.0427469865626091</text:p>
          </table:table-cell>
          <table:table-cell office:value-type="float" office:value="0.72216575922565" calcext:value-type="float">
            <text:p>0.72216575922565</text:p>
          </table:table-cell>
          <table:table-cell office:value-type="float" office:value="0.0539720756122448" calcext:value-type="float">
            <text:p>0.0539720756122448</text:p>
          </table:table-cell>
          <table:table-cell office:value-type="float" office:value="0.700459770114943" calcext:value-type="float">
            <text:p>0.700459770114943</text:p>
          </table:table-cell>
          <table:table-cell office:value-type="float" office:value="0.0415417200628313" calcext:value-type="float">
            <text:p>0.0415417200628313</text:p>
          </table:table-cell>
          <table:table-cell office:value-type="float" office:value="0.704264972776769" calcext:value-type="float">
            <text:p>0.704264972776769</text:p>
          </table:table-cell>
          <table:table-cell office:value-type="float" office:value="0.0545602351037251" calcext:value-type="float">
            <text:p>0.0545602351037251</text:p>
          </table:table-cell>
          <table:table-cell office:value-type="float" office:value="0.714252873563218" calcext:value-type="float">
            <text:p>0.714252873563218</text:p>
          </table:table-cell>
          <table:table-cell office:value-type="float" office:value="0.0533267070640475" calcext:value-type="float">
            <text:p>0.0533267070640475</text:p>
          </table:table-cell>
          <table:table-cell office:value-type="float" office:value="0.711802782819117" calcext:value-type="float">
            <text:p>0.711802782819117</text:p>
          </table:table-cell>
          <table:table-cell office:value-type="float" office:value="0.0515734679140466" calcext:value-type="float">
            <text:p>0.0515734679140466</text:p>
          </table:table-cell>
          <table:table-cell office:value-type="float" office:value="0.703938294010889" calcext:value-type="float">
            <text:p>0.703938294010889</text:p>
          </table:table-cell>
          <table:table-cell office:value-type="float" office:value="0.0391334988693395" calcext:value-type="float">
            <text:p>0.0391334988693395</text:p>
          </table:table-cell>
          <table:table-cell office:value-type="float" office:value="0.713284936479129" calcext:value-type="float">
            <text:p>0.713284936479129</text:p>
          </table:table-cell>
          <table:table-cell office:value-type="float" office:value="0.0478644784158244" calcext:value-type="float">
            <text:p>0.04786447841582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office:value-type="float" office:value="0.928650793650794" calcext:value-type="float">
            <text:p>0.928650793650794</text:p>
          </table:table-cell>
          <table:table-cell office:value-type="float" office:value="0.0452596718246607" calcext:value-type="float">
            <text:p>0.0452596718246607</text:p>
          </table:table-cell>
          <table:table-cell office:value-type="float" office:value="0.911825396825397" calcext:value-type="float">
            <text:p>0.911825396825397</text:p>
          </table:table-cell>
          <table:table-cell office:value-type="float" office:value="0.0450644117832757" calcext:value-type="float">
            <text:p>0.0450644117832757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336305719414732" calcext:value-type="float">
            <text:p>0.0336305719414732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41924436804024" calcext:value-type="float">
            <text:p>0.0341924436804024</text:p>
          </table:table-cell>
          <table:table-cell office:value-type="float" office:value="0.920079365079365" calcext:value-type="float">
            <text:p>0.920079365079365</text:p>
          </table:table-cell>
          <table:table-cell office:value-type="float" office:value="0.0325774074774857" calcext:value-type="float">
            <text:p>0.0325774074774857</text:p>
          </table:table-cell>
          <table:table-cell office:value-type="float" office:value="0.931507936507936" calcext:value-type="float">
            <text:p>0.931507936507936</text:p>
          </table:table-cell>
          <table:table-cell office:value-type="float" office:value="0.0308290174912523" calcext:value-type="float">
            <text:p>0.0308290174912523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30686772485079" calcext:value-type="float">
            <text:p>0.0330686772485079</text:p>
          </table:table-cell>
          <table:table-cell office:value-type="float" office:value="0.92031746031746" calcext:value-type="float">
            <text:p>0.92031746031746</text:p>
          </table:table-cell>
          <table:table-cell office:value-type="float" office:value="0.0479459677410451" calcext:value-type="float">
            <text:p>0.0479459677410451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28395623139038" calcext:value-type="float">
            <text:p>0.028395623139038</text:p>
          </table:table-cell>
          <table:table-cell office:value-type="float" office:value="0.917301587301587" calcext:value-type="float">
            <text:p>0.917301587301587</text:p>
          </table:table-cell>
          <table:table-cell office:value-type="float" office:value="0.0456773439802099" calcext:value-type="float">
            <text:p>0.0456773439802099</text:p>
          </table:table-cell>
          <table:table-cell office:value-type="float" office:value="0.914444444444444" calcext:value-type="float">
            <text:p>0.914444444444444</text:p>
          </table:table-cell>
          <table:table-cell office:value-type="float" office:value="0.0447861017566478" calcext:value-type="float">
            <text:p>0.0447861017566478</text:p>
          </table:table-cell>
          <table:table-cell office:value-type="float" office:value="0.928809523809524" calcext:value-type="float">
            <text:p>0.928809523809524</text:p>
          </table:table-cell>
          <table:table-cell office:value-type="float" office:value="0.033567769698171" calcext:value-type="float">
            <text:p>0.033567769698171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06082501760826" calcext:value-type="float">
            <text:p>0.0406082501760826</text:p>
          </table:table-cell>
          <table:table-cell office:value-type="float" office:value="0.911746031746032" calcext:value-type="float">
            <text:p>0.911746031746032</text:p>
          </table:table-cell>
          <table:table-cell office:value-type="float" office:value="0.0527786728650677" calcext:value-type="float">
            <text:p>0.0527786728650677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30686772485079" calcext:value-type="float">
            <text:p>0.0330686772485079</text:p>
          </table:table-cell>
          <table:table-cell office:value-type="float" office:value="0.911587301587302" calcext:value-type="float">
            <text:p>0.911587301587302</text:p>
          </table:table-cell>
          <table:table-cell office:value-type="float" office:value="0.0436695486404204" calcext:value-type="float">
            <text:p>0.04366954864042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office:value-type="float" office:value="0.922936507936508" calcext:value-type="float">
            <text:p>0.922936507936508</text:p>
          </table:table-cell>
          <table:table-cell office:value-type="float" office:value="0.0468462423334134" calcext:value-type="float">
            <text:p>0.0468462423334134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09296109947973" calcext:value-type="float">
            <text:p>0.0409296109947973</text:p>
          </table:table-cell>
          <table:table-cell office:value-type="float" office:value="0.925793650793651" calcext:value-type="float">
            <text:p>0.925793650793651</text:p>
          </table:table-cell>
          <table:table-cell office:value-type="float" office:value="0.0409519195249013" calcext:value-type="float">
            <text:p>0.0409519195249013</text:p>
          </table:table-cell>
          <table:table-cell office:value-type="float" office:value="0.920079365079365" calcext:value-type="float">
            <text:p>0.920079365079365</text:p>
          </table:table-cell>
          <table:table-cell office:value-type="float" office:value="0.0463651038185379" calcext:value-type="float">
            <text:p>0.0463651038185379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91399411882633" calcext:value-type="float">
            <text:p>0.0391399411882633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8309582178245" calcext:value-type="float">
            <text:p>0.038309582178245</text:p>
          </table:table-cell>
          <table:table-cell office:value-type="float" office:value="0.923174603174603" calcext:value-type="float">
            <text:p>0.923174603174603</text:p>
          </table:table-cell>
          <table:table-cell office:value-type="float" office:value="0.0402060703466351" calcext:value-type="float">
            <text:p>0.0402060703466351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13925221738458" calcext:value-type="float">
            <text:p>0.0413925221738458</text:p>
          </table:table-cell>
          <table:table-cell office:value-type="float" office:value="0.914444444444444" calcext:value-type="float">
            <text:p>0.914444444444444</text:p>
          </table:table-cell>
          <table:table-cell office:value-type="float" office:value="0.0447861017566478" calcext:value-type="float">
            <text:p>0.0447861017566478</text:p>
          </table:table-cell>
          <table:table-cell office:value-type="float" office:value="0.922936507936508" calcext:value-type="float">
            <text:p>0.922936507936508</text:p>
          </table:table-cell>
          <table:table-cell office:value-type="float" office:value="0.0505705666583252" calcext:value-type="float">
            <text:p>0.0505705666583252</text:p>
          </table:table-cell>
          <table:table-cell office:value-type="float" office:value="0.925793650793651" calcext:value-type="float">
            <text:p>0.925793650793651</text:p>
          </table:table-cell>
          <table:table-cell office:value-type="float" office:value="0.0409519195249014" calcext:value-type="float">
            <text:p>0.0409519195249014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06082501760826" calcext:value-type="float">
            <text:p>0.0406082501760826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82732835193388" calcext:value-type="float">
            <text:p>0.048273283519338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99238693504943" calcext:value-type="float">
            <text:p>0.0399238693504943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0387602728693" calcext:value-type="float">
            <text:p>0.030387602728693</text:p>
          </table:table-cell>
          <table:table-cell office:value-type="float" office:value="0.914603174603174" calcext:value-type="float">
            <text:p>0.914603174603174</text:p>
          </table:table-cell>
          <table:table-cell office:value-type="float" office:value="0.0353651363597044" calcext:value-type="float">
            <text:p>0.03536513635970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51447100729272" calcext:value-type="float">
            <text:p>0.0451447100729272</text:p>
          </table:table-cell>
          <table:table-cell office:value-type="float" office:value="0.91452380952381" calcext:value-type="float">
            <text:p>0.91452380952381</text:p>
          </table:table-cell>
          <table:table-cell office:value-type="float" office:value="0.0404131161214837" calcext:value-type="float">
            <text:p>0.0404131161214837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91399411882633" calcext:value-type="float">
            <text:p>0.0391399411882633</text:p>
          </table:table-cell>
          <table:table-cell office:value-type="float" office:value="0.922936507936508" calcext:value-type="float">
            <text:p>0.922936507936508</text:p>
          </table:table-cell>
          <table:table-cell office:value-type="float" office:value="0.0448683020078684" calcext:value-type="float">
            <text:p>0.0448683020078684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8309582178245" calcext:value-type="float">
            <text:p>0.038309582178245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87304172476468" calcext:value-type="float">
            <text:p>0.0487304172476468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01587301587" calcext:value-type="float">
            <text:p>0.917301587301587</text:p>
          </table:table-cell>
          <table:table-cell office:value-type="float" office:value="0.0436464644317819" calcext:value-type="float">
            <text:p>0.0436464644317819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00585361561307" calcext:value-type="float">
            <text:p>0.0400585361561307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1452380952381" calcext:value-type="float">
            <text:p>0.91452380952381</text:p>
          </table:table-cell>
          <table:table-cell office:value-type="float" office:value="0.0330000343571593" calcext:value-type="float">
            <text:p>0.0330000343571593</text:p>
          </table:table-cell>
          <table:table-cell office:value-type="float" office:value="0.917460317460317" calcext:value-type="float">
            <text:p>0.917460317460317</text:p>
          </table:table-cell>
          <table:table-cell office:value-type="float" office:value="0.0453424027209069" calcext:value-type="float">
            <text:p>0.0453424027209069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75833666430208" calcext:value-type="float">
            <text:p>0.0375833666430208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06082501760826" calcext:value-type="float">
            <text:p>0.0406082501760826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06082501760826" calcext:value-type="float">
            <text:p>0.04060825017608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office:value-type="float" office:value="0.928650793650794" calcext:value-type="float">
            <text:p>0.928650793650794</text:p>
          </table:table-cell>
          <table:table-cell office:value-type="float" office:value="0.0472212218114652" calcext:value-type="float">
            <text:p>0.0472212218114652</text:p>
          </table:table-cell>
          <table:table-cell office:value-type="float" office:value="0.917460317460317" calcext:value-type="float">
            <text:p>0.917460317460317</text:p>
          </table:table-cell>
          <table:table-cell office:value-type="float" office:value="0.0364734136288129" calcext:value-type="float">
            <text:p>0.0364734136288129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8309582178245" calcext:value-type="float">
            <text:p>0.038309582178245</text:p>
          </table:table-cell>
          <table:table-cell office:value-type="float" office:value="0.920079365079365" calcext:value-type="float">
            <text:p>0.920079365079365</text:p>
          </table:table-cell>
          <table:table-cell office:value-type="float" office:value="0.0422718707975006" calcext:value-type="float">
            <text:p>0.0422718707975006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8309582178245" calcext:value-type="float">
            <text:p>0.038309582178245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518952954815915" calcext:value-type="float">
            <text:p>0.0518952954815915</text:p>
          </table:table-cell>
          <table:table-cell office:value-type="float" office:value="0.917460317460317" calcext:value-type="float">
            <text:p>0.917460317460317</text:p>
          </table:table-cell>
          <table:table-cell office:value-type="float" office:value="0.0453424027209069" calcext:value-type="float">
            <text:p>0.0453424027209069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68321221966093" calcext:value-type="float">
            <text:p>0.0468321221966093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41924436804024" calcext:value-type="float">
            <text:p>0.0341924436804024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09296109947973" calcext:value-type="float">
            <text:p>0.0409296109947973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352402401749592" calcext:value-type="float">
            <text:p>0.0352402401749592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75137725189986" calcext:value-type="float">
            <text:p>0.0475137725189986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51447100729272" calcext:value-type="float">
            <text:p>0.0451447100729272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91399411882633" calcext:value-type="float">
            <text:p>0.0391399411882633</text:p>
          </table:table-cell>
          <table:table-cell office:value-type="float" office:value="0.925793650793651" calcext:value-type="float">
            <text:p>0.925793650793651</text:p>
          </table:table-cell>
          <table:table-cell office:value-type="float" office:value="0.0409519195249014" calcext:value-type="float">
            <text:p>0.040951919524901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99238693504943" calcext:value-type="float">
            <text:p>0.0399238693504943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00585361561307" calcext:value-type="float">
            <text:p>0.0400585361561307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68321221966093" calcext:value-type="float">
            <text:p>0.0468321221966093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68321221966093" calcext:value-type="float">
            <text:p>0.0468321221966093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41924436804024" calcext:value-type="float">
            <text:p>0.0341924436804024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8309582178245" calcext:value-type="float">
            <text:p>0.038309582178245</text:p>
          </table:table-cell>
          <table:table-cell office:value-type="float" office:value="0.91452380952381" calcext:value-type="float">
            <text:p>0.91452380952381</text:p>
          </table:table-cell>
          <table:table-cell office:value-type="float" office:value="0.0425984254443768" calcext:value-type="float">
            <text:p>0.0425984254443768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office:value-type="float" office:value="0.926396825396825" calcext:value-type="float">
            <text:p>0.926396825396825</text:p>
          </table:table-cell>
          <table:table-cell office:value-type="float" office:value="0.0459233112230787" calcext:value-type="float">
            <text:p>0.0459233112230787</text:p>
          </table:table-cell>
          <table:table-cell office:value-type="float" office:value="0.917412698412698" calcext:value-type="float">
            <text:p>0.917412698412698</text:p>
          </table:table-cell>
          <table:table-cell office:value-type="float" office:value="0.0404040987433266" calcext:value-type="float">
            <text:p>0.0404040987433266</text:p>
          </table:table-cell>
          <table:table-cell office:value-type="float" office:value="0.923571428571429" calcext:value-type="float">
            <text:p>0.923571428571429</text:p>
          </table:table-cell>
          <table:table-cell office:value-type="float" office:value="0.0385967868715568" calcext:value-type="float">
            <text:p>0.0385967868715568</text:p>
          </table:table-cell>
          <table:table-cell office:value-type="float" office:value="0.920142857142857" calcext:value-type="float">
            <text:p>0.920142857142857</text:p>
          </table:table-cell>
          <table:table-cell office:value-type="float" office:value="0.0415243179309607" calcext:value-type="float">
            <text:p>0.0415243179309607</text:p>
          </table:table-cell>
          <table:table-cell office:value-type="float" office:value="0.920730158730159" calcext:value-type="float">
            <text:p>0.920730158730159</text:p>
          </table:table-cell>
          <table:table-cell office:value-type="float" office:value="0.0376790098356739" calcext:value-type="float">
            <text:p>0.0376790098356739</text:p>
          </table:table-cell>
          <table:table-cell office:value-type="float" office:value="0.924142857142857" calcext:value-type="float">
            <text:p>0.924142857142857</text:p>
          </table:table-cell>
          <table:table-cell office:value-type="float" office:value="0.043319286919069" calcext:value-type="float">
            <text:p>0.043319286919069</text:p>
          </table:table-cell>
          <table:table-cell office:value-type="float" office:value="0.921984126984127" calcext:value-type="float">
            <text:p>0.921984126984127</text:p>
          </table:table-cell>
          <table:table-cell office:value-type="float" office:value="0.040269888055826" calcext:value-type="float">
            <text:p>0.040269888055826</text:p>
          </table:table-cell>
          <table:table-cell office:value-type="float" office:value="0.920206349206349" calcext:value-type="float">
            <text:p>0.920206349206349</text:p>
          </table:table-cell>
          <table:table-cell office:value-type="float" office:value="0.0453298397479783" calcext:value-type="float">
            <text:p>0.0453298397479783</text:p>
          </table:table-cell>
          <table:table-cell office:value-type="float" office:value="0.917349206349206" calcext:value-type="float">
            <text:p>0.917349206349206</text:p>
          </table:table-cell>
          <table:table-cell office:value-type="float" office:value="0.0363250296825243" calcext:value-type="float">
            <text:p>0.0363250296825243</text:p>
          </table:table-cell>
          <table:table-cell office:value-type="float" office:value="0.922428571428571" calcext:value-type="float">
            <text:p>0.922428571428571</text:p>
          </table:table-cell>
          <table:table-cell office:value-type="float" office:value="0.0453769280104059" calcext:value-type="float">
            <text:p>0.0453769280104059</text:p>
          </table:table-cell>
          <table:table-cell office:value-type="float" office:value="0.919587301587301" calcext:value-type="float">
            <text:p>0.919587301587301</text:p>
          </table:table-cell>
          <table:table-cell office:value-type="float" office:value="0.0384575755983825" calcext:value-type="float">
            <text:p>0.0384575755983825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19261241117072" calcext:value-type="float">
            <text:p>0.0419261241117072</text:p>
          </table:table-cell>
          <table:table-cell office:value-type="float" office:value="0.923587301587302" calcext:value-type="float">
            <text:p>0.923587301587302</text:p>
          </table:table-cell>
          <table:table-cell office:value-type="float" office:value="0.0439825119681572" calcext:value-type="float">
            <text:p>0.0439825119681572</text:p>
          </table:table-cell>
          <table:table-cell office:value-type="float" office:value="0.91968253968254" calcext:value-type="float">
            <text:p>0.91968253968254</text:p>
          </table:table-cell>
          <table:table-cell office:value-type="float" office:value="0.0431178312211715" calcext:value-type="float">
            <text:p>0.0431178312211715</text:p>
          </table:table-cell>
          <table:table-cell office:value-type="float" office:value="0.924174603174603" calcext:value-type="float">
            <text:p>0.924174603174603</text:p>
          </table:table-cell>
          <table:table-cell office:value-type="float" office:value="0.0380483994178599" calcext:value-type="float">
            <text:p>0.0380483994178599</text:p>
          </table:table-cell>
          <table:table-cell office:value-type="float" office:value="0.919634920634921" calcext:value-type="float">
            <text:p>0.919634920634921</text:p>
          </table:table-cell>
          <table:table-cell office:value-type="float" office:value="0.0410766584535706" calcext:value-type="float">
            <text:p>0.04107665845357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0414290275472063" calcext:value-type="float">
            <text:p>0.0414290275472063</text:p>
          </table:table-cell>
          <table:table-cell office:value-type="float" office:value="0.92031746031746" calcext:value-type="float">
            <text:p>0.92031746031746</text:p>
          </table:table-cell>
          <table:table-cell office:value-type="float" office:value="0.0396634874898679" calcext:value-type="float">
            <text:p>0.0396634874898679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41924436804024" calcext:value-type="float">
            <text:p>0.0341924436804024</text:p>
          </table:table-cell>
          <table:table-cell office:value-type="float" office:value="0.897460317460318" calcext:value-type="float">
            <text:p>0.897460317460318</text:p>
          </table:table-cell>
          <table:table-cell office:value-type="float" office:value="0.0469691095691231" calcext:value-type="float">
            <text:p>0.04696910956912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34549934019168" calcext:value-type="float">
            <text:p>0.0334549934019168</text:p>
          </table:table-cell>
          <table:table-cell office:value-type="float" office:value="0.920396825396825" calcext:value-type="float">
            <text:p>0.920396825396825</text:p>
          </table:table-cell>
          <table:table-cell office:value-type="float" office:value="0.0476249996280226" calcext:value-type="float">
            <text:p>0.0476249996280226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9" calcext:value-type="float">
            <text:p>0.0429518354239809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41924436804024" calcext:value-type="float">
            <text:p>0.0341924436804024</text:p>
          </table:table-cell>
          <table:table-cell office:value-type="float" office:value="0.908809523809524" calcext:value-type="float">
            <text:p>0.908809523809524</text:p>
          </table:table-cell>
          <table:table-cell office:value-type="float" office:value="0.0443032052845872" calcext:value-type="float">
            <text:p>0.0443032052845872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09296109947973" calcext:value-type="float">
            <text:p>0.0409296109947973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55648184819773" calcext:value-type="float">
            <text:p>0.0455648184819773</text:p>
          </table:table-cell>
          <table:table-cell office:value-type="float" office:value="0.903174603174603" calcext:value-type="float">
            <text:p>0.903174603174603</text:p>
          </table:table-cell>
          <table:table-cell office:value-type="float" office:value="0.0469261761876015" calcext:value-type="float">
            <text:p>0.0469261761876015</text:p>
          </table:table-cell>
          <table:table-cell office:value-type="float" office:value="0.917301587301587" calcext:value-type="float">
            <text:p>0.917301587301587</text:p>
          </table:table-cell>
          <table:table-cell office:value-type="float" office:value="0.0368889708492928" calcext:value-type="float">
            <text:p>0.0368889708492928</text:p>
          </table:table-cell>
          <table:table-cell office:value-type="float" office:value="0.914603174603174" calcext:value-type="float">
            <text:p>0.914603174603174</text:p>
          </table:table-cell>
          <table:table-cell office:value-type="float" office:value="0.0353651363597044" calcext:value-type="float">
            <text:p>0.0353651363597044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504458579122098" calcext:value-type="float">
            <text:p>0.05044585791220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75137725189986" calcext:value-type="float">
            <text:p>0.0475137725189986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897539682539682" calcext:value-type="float">
            <text:p>0.897539682539682</text:p>
          </table:table-cell>
          <table:table-cell office:value-type="float" office:value="0.0485886731500069" calcext:value-type="float">
            <text:p>0.0485886731500069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04691870691865" calcext:value-type="float">
            <text:p>0.0404691870691865</text:p>
          </table:table-cell>
          <table:table-cell office:value-type="float" office:value="0.923174603174603" calcext:value-type="float">
            <text:p>0.923174603174603</text:p>
          </table:table-cell>
          <table:table-cell office:value-type="float" office:value="0.040206070346635" calcext:value-type="float">
            <text:p>0.040206070346635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14603174603174" calcext:value-type="float">
            <text:p>0.914603174603174</text:p>
          </table:table-cell>
          <table:table-cell office:value-type="float" office:value="0.0353651363597044" calcext:value-type="float">
            <text:p>0.0353651363597044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13925221738458" calcext:value-type="float">
            <text:p>0.0413925221738458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1452380952381" calcext:value-type="float">
            <text:p>0.91452380952381</text:p>
          </table:table-cell>
          <table:table-cell office:value-type="float" office:value="0.0521694865682822" calcext:value-type="float">
            <text:p>0.0521694865682822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57063483243189" calcext:value-type="float">
            <text:p>0.0357063483243189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294667908186301" calcext:value-type="float">
            <text:p>0.0294667908186301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58638842149047" calcext:value-type="float">
            <text:p>0.03586388421490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0494164740372441" calcext:value-type="float">
            <text:p>0.049416474037244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09296109947973" calcext:value-type="float">
            <text:p>0.0409296109947973</text:p>
          </table:table-cell>
          <table:table-cell office:value-type="float" office:value="0.911746031746032" calcext:value-type="float">
            <text:p>0.911746031746032</text:p>
          </table:table-cell>
          <table:table-cell office:value-type="float" office:value="0.0453868342873943" calcext:value-type="float">
            <text:p>0.0453868342873943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50870852669771" calcext:value-type="float">
            <text:p>0.035087085266977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11746031746032" calcext:value-type="float">
            <text:p>0.911746031746032</text:p>
          </table:table-cell>
          <table:table-cell office:value-type="float" office:value="0.0527786728650677" calcext:value-type="float">
            <text:p>0.0527786728650677</text:p>
          </table:table-cell>
          <table:table-cell office:value-type="float" office:value="0.917460317460317" calcext:value-type="float">
            <text:p>0.917460317460317</text:p>
          </table:table-cell>
          <table:table-cell office:value-type="float" office:value="0.0388807895679869" calcext:value-type="float">
            <text:p>0.0388807895679869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09296109947973" calcext:value-type="float">
            <text:p>0.04092961099479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13925221738458" calcext:value-type="float">
            <text:p>0.041392522173845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0494164740372441" calcext:value-type="float">
            <text:p>0.049416474037244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08888888888889" calcext:value-type="float">
            <text:p>0.908888888888889</text:p>
          </table:table-cell>
          <table:table-cell office:value-type="float" office:value="0.0397649937018964" calcext:value-type="float">
            <text:p>0.0397649937018964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91399411882633" calcext:value-type="float">
            <text:p>0.0391399411882633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04691870691865" calcext:value-type="float">
            <text:p>0.040469187069186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91399411882633" calcext:value-type="float">
            <text:p>0.0391399411882633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75137725189986" calcext:value-type="float">
            <text:p>0.0475137725189986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75137725189986" calcext:value-type="float">
            <text:p>0.0475137725189986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00585361561307" calcext:value-type="float">
            <text:p>0.0400585361561307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50870852669771" calcext:value-type="float">
            <text:p>0.035087085266977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90837106320227" calcext:value-type="float">
            <text:p>0.0390837106320227</text:p>
          </table:table-cell>
          <table:table-cell office:value-type="float" office:value="0.918539682539683" calcext:value-type="float">
            <text:p>0.918539682539683</text:p>
          </table:table-cell>
          <table:table-cell office:value-type="float" office:value="0.0423889263861657" calcext:value-type="float">
            <text:p>0.0423889263861657</text:p>
          </table:table-cell>
          <table:table-cell office:value-type="float" office:value="0.920793650793651" calcext:value-type="float">
            <text:p>0.920793650793651</text:p>
          </table:table-cell>
          <table:table-cell office:value-type="float" office:value="0.0446977544943381" calcext:value-type="float">
            <text:p>0.044697754494338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19097585967198" calcext:value-type="float">
            <text:p>0.0419097585967198</text:p>
          </table:table-cell>
          <table:table-cell office:value-type="float" office:value="0.907142857142857" calcext:value-type="float">
            <text:p>0.907142857142857</text:p>
          </table:table-cell>
          <table:table-cell office:value-type="float" office:value="0.0483809006625234" calcext:value-type="float">
            <text:p>0.0483809006625234</text:p>
          </table:table-cell>
          <table:table-cell office:value-type="float" office:value="0.921952380952381" calcext:value-type="float">
            <text:p>0.921952380952381</text:p>
          </table:table-cell>
          <table:table-cell office:value-type="float" office:value="0.0413257812301325" calcext:value-type="float">
            <text:p>0.0413257812301325</text:p>
          </table:table-cell>
          <table:table-cell office:value-type="float" office:value="0.924285714285714" calcext:value-type="float">
            <text:p>0.924285714285714</text:p>
          </table:table-cell>
          <table:table-cell office:value-type="float" office:value="0.04333731524932" calcext:value-type="float">
            <text:p>0.04333731524932</text:p>
          </table:table-cell>
          <table:table-cell office:value-type="float" office:value="0.923603174603175" calcext:value-type="float">
            <text:p>0.923603174603175</text:p>
          </table:table-cell>
          <table:table-cell office:value-type="float" office:value="0.0427294201987212" calcext:value-type="float">
            <text:p>0.0427294201987212</text:p>
          </table:table-cell>
          <table:table-cell office:value-type="float" office:value="0.914571428571428" calcext:value-type="float">
            <text:p>0.914571428571428</text:p>
          </table:table-cell>
          <table:table-cell office:value-type="float" office:value="0.0397888633178501" calcext:value-type="float">
            <text:p>0.0397888633178501</text:p>
          </table:table-cell>
          <table:table-cell office:value-type="float" office:value="0.921952380952381" calcext:value-type="float">
            <text:p>0.921952380952381</text:p>
          </table:table-cell>
          <table:table-cell office:value-type="float" office:value="0.0413802854277318" calcext:value-type="float">
            <text:p>0.0413802854277318</text:p>
          </table:table-cell>
          <table:table-cell office:value-type="float" office:value="0.920222222222222" calcext:value-type="float">
            <text:p>0.920222222222222</text:p>
          </table:table-cell>
          <table:table-cell office:value-type="float" office:value="0.0383272489781721" calcext:value-type="float">
            <text:p>0.0383272489781721</text:p>
          </table:table-cell>
          <table:table-cell office:value-type="float" office:value="0.920809523809524" calcext:value-type="float">
            <text:p>0.920809523809524</text:p>
          </table:table-cell>
          <table:table-cell office:value-type="float" office:value="0.0438675765697917" calcext:value-type="float">
            <text:p>0.0438675765697917</text:p>
          </table:table-cell>
          <table:table-cell office:value-type="float" office:value="0.913984126984127" calcext:value-type="float">
            <text:p>0.913984126984127</text:p>
          </table:table-cell>
          <table:table-cell office:value-type="float" office:value="0.0480688305481315" calcext:value-type="float">
            <text:p>0.0480688305481315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96725281850178" calcext:value-type="float">
            <text:p>0.0396725281850178</text:p>
          </table:table-cell>
          <table:table-cell office:value-type="float" office:value="0.91968253968254" calcext:value-type="float">
            <text:p>0.91968253968254</text:p>
          </table:table-cell>
          <table:table-cell office:value-type="float" office:value="0.0391906735843356" calcext:value-type="float">
            <text:p>0.0391906735843356</text:p>
          </table:table-cell>
          <table:table-cell office:value-type="float" office:value="0.923063492063492" calcext:value-type="float">
            <text:p>0.923063492063492</text:p>
          </table:table-cell>
          <table:table-cell office:value-type="float" office:value="0.0423886897501903" calcext:value-type="float">
            <text:p>0.04238868975019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mammographic</text:p>
          </table:table-cell>
          <table:table-cell office:value-type="float" office:value="0.801204819277108" calcext:value-type="float">
            <text:p>0.801204819277108</text:p>
          </table:table-cell>
          <table:table-cell office:value-type="float" office:value="0.0675009490520948" calcext:value-type="float">
            <text:p>0.0675009490520948</text:p>
          </table:table-cell>
          <table:table-cell office:value-type="float" office:value="0.745783132530121" calcext:value-type="float">
            <text:p>0.745783132530121</text:p>
          </table:table-cell>
          <table:table-cell office:value-type="float" office:value="0.0352179297484236" calcext:value-type="float">
            <text:p>0.0352179297484236</text:p>
          </table:table-cell>
          <table:table-cell office:value-type="float" office:value="0.812048192771084" calcext:value-type="float">
            <text:p>0.812048192771084</text:p>
          </table:table-cell>
          <table:table-cell office:value-type="float" office:value="0.0542391743490253" calcext:value-type="float">
            <text:p>0.0542391743490253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765795112388949" calcext:value-type="float">
            <text:p>0.0765795112388949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546096142117431" calcext:value-type="float">
            <text:p>0.0546096142117431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587636801958447" calcext:value-type="float">
            <text:p>0.0587636801958447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541945514090576" calcext:value-type="float">
            <text:p>0.0541945514090576</text:p>
          </table:table-cell>
          <table:table-cell office:value-type="float" office:value="0.802409638554217" calcext:value-type="float">
            <text:p>0.802409638554217</text:p>
          </table:table-cell>
          <table:table-cell office:value-type="float" office:value="0.0596219873410301" calcext:value-type="float">
            <text:p>0.0596219873410301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53294247060349" calcext:value-type="float">
            <text:p>0.053294247060349</text:p>
          </table:table-cell>
          <table:table-cell office:value-type="float" office:value="0.787951807228916" calcext:value-type="float">
            <text:p>0.787951807228916</text:p>
          </table:table-cell>
          <table:table-cell office:value-type="float" office:value="0.0527313977901039" calcext:value-type="float">
            <text:p>0.0527313977901039</text:p>
          </table:table-cell>
          <table:table-cell office:value-type="float" office:value="0.781927710843373" calcext:value-type="float">
            <text:p>0.781927710843373</text:p>
          </table:table-cell>
          <table:table-cell office:value-type="float" office:value="0.0506247161900624" calcext:value-type="float">
            <text:p>0.0506247161900624</text:p>
          </table:table-cell>
          <table:table-cell office:value-type="float" office:value="0.8" calcext:value-type="float">
            <text:p>0.8</text:p>
          </table:table-cell>
          <table:table-cell office:value-type="float" office:value="0.0559949399451674" calcext:value-type="float">
            <text:p>0.0559949399451674</text:p>
          </table:table-cell>
          <table:table-cell office:value-type="float" office:value="0.789156626506024" calcext:value-type="float">
            <text:p>0.789156626506024</text:p>
          </table:table-cell>
          <table:table-cell office:value-type="float" office:value="0.0530515855968791" calcext:value-type="float">
            <text:p>0.0530515855968791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505450047310916" calcext:value-type="float">
            <text:p>0.0505450047310916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616959497820771" calcext:value-type="float">
            <text:p>0.0616959497820771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554158660583464" calcext:value-type="float">
            <text:p>0.05541586605834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mammographic</text:p>
          </table:table-cell>
          <table:table-cell office:value-type="float" office:value="0.804819277108434" calcext:value-type="float">
            <text:p>0.804819277108434</text:p>
          </table:table-cell>
          <table:table-cell office:value-type="float" office:value="0.0782462899788437" calcext:value-type="float">
            <text:p>0.0782462899788437</text:p>
          </table:table-cell>
          <table:table-cell office:value-type="float" office:value="0.745783132530121" calcext:value-type="float">
            <text:p>0.745783132530121</text:p>
          </table:table-cell>
          <table:table-cell office:value-type="float" office:value="0.0370044963848656" calcext:value-type="float">
            <text:p>0.0370044963848656</text:p>
          </table:table-cell>
          <table:table-cell office:value-type="float" office:value="0.806024096385542" calcext:value-type="float">
            <text:p>0.806024096385542</text:p>
          </table:table-cell>
          <table:table-cell office:value-type="float" office:value="0.0599591803211602" calcext:value-type="float">
            <text:p>0.0599591803211602</text:p>
          </table:table-cell>
          <table:table-cell office:value-type="float" office:value="0.808433734939759" calcext:value-type="float">
            <text:p>0.808433734939759</text:p>
          </table:table-cell>
          <table:table-cell office:value-type="float" office:value="0.0636137479170156" calcext:value-type="float">
            <text:p>0.0636137479170156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547865356715982" calcext:value-type="float">
            <text:p>0.0547865356715982</text:p>
          </table:table-cell>
          <table:table-cell office:value-type="float" office:value="0.8" calcext:value-type="float">
            <text:p>0.8</text:p>
          </table:table-cell>
          <table:table-cell office:value-type="float" office:value="0.0598918935977742" calcext:value-type="float">
            <text:p>0.0598918935977742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501767010413991" calcext:value-type="float">
            <text:p>0.0501767010413991</text:p>
          </table:table-cell>
          <table:table-cell office:value-type="float" office:value="0.803614457831325" calcext:value-type="float">
            <text:p>0.803614457831325</text:p>
          </table:table-cell>
          <table:table-cell office:value-type="float" office:value="0.0475356810567881" calcext:value-type="float">
            <text:p>0.0475356810567881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573749282264799" calcext:value-type="float">
            <text:p>0.0573749282264799</text:p>
          </table:table-cell>
          <table:table-cell office:value-type="float" office:value="0.781927710843374" calcext:value-type="float">
            <text:p>0.781927710843374</text:p>
          </table:table-cell>
          <table:table-cell office:value-type="float" office:value="0.0490058585085352" calcext:value-type="float">
            <text:p>0.0490058585085352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52424638946444" calcext:value-type="float">
            <text:p>0.052424638946444</text:p>
          </table:table-cell>
          <table:table-cell office:value-type="float" office:value="0.803614457831325" calcext:value-type="float">
            <text:p>0.803614457831325</text:p>
          </table:table-cell>
          <table:table-cell office:value-type="float" office:value="0.0492029338017406" calcext:value-type="float">
            <text:p>0.0492029338017406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475356810567881" calcext:value-type="float">
            <text:p>0.0475356810567881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465066483508886" calcext:value-type="float">
            <text:p>0.0465066483508886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553576255104025" calcext:value-type="float">
            <text:p>0.0553576255104025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476712071509202" calcext:value-type="float">
            <text:p>0.04767120715092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mammographic</text:p>
          </table:table-cell>
          <table:table-cell office:value-type="float" office:value="0.803614457831325" calcext:value-type="float">
            <text:p>0.803614457831325</text:p>
          </table:table-cell>
          <table:table-cell office:value-type="float" office:value="0.078503527473259" calcext:value-type="float">
            <text:p>0.078503527473259</text:p>
          </table:table-cell>
          <table:table-cell office:value-type="float" office:value="0.746987951807229" calcext:value-type="float">
            <text:p>0.746987951807229</text:p>
          </table:table-cell>
          <table:table-cell office:value-type="float" office:value="0.0385207351270098" calcext:value-type="float">
            <text:p>0.0385207351270098</text:p>
          </table:table-cell>
          <table:table-cell office:value-type="float" office:value="0.8" calcext:value-type="float">
            <text:p>0.8</text:p>
          </table:table-cell>
          <table:table-cell office:value-type="float" office:value="0.0557061554518866" calcext:value-type="float">
            <text:p>0.0557061554518866</text:p>
          </table:table-cell>
          <table:table-cell office:value-type="float" office:value="0.812048192771084" calcext:value-type="float">
            <text:p>0.812048192771084</text:p>
          </table:table-cell>
          <table:table-cell office:value-type="float" office:value="0.066768200612435" calcext:value-type="float">
            <text:p>0.066768200612435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514463944735739" calcext:value-type="float">
            <text:p>0.0514463944735739</text:p>
          </table:table-cell>
          <table:table-cell office:value-type="float" office:value="0.801204819277108" calcext:value-type="float">
            <text:p>0.801204819277108</text:p>
          </table:table-cell>
          <table:table-cell office:value-type="float" office:value="0.0533547399822748" calcext:value-type="float">
            <text:p>0.0533547399822748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526089088957841" calcext:value-type="float">
            <text:p>0.0526089088957841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549041665867771" calcext:value-type="float">
            <text:p>0.0549041665867771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612894038635651" calcext:value-type="float">
            <text:p>0.0612894038635651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465586401483998" calcext:value-type="float">
            <text:p>0.0465586401483998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448829994247341" calcext:value-type="float">
            <text:p>0.0448829994247341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480083486016662" calcext:value-type="float">
            <text:p>0.0480083486016662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52409237482375" calcext:value-type="float">
            <text:p>0.0452409237482375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62980973074846" calcext:value-type="float">
            <text:p>0.0462980973074846</text:p>
          </table:table-cell>
          <table:table-cell office:value-type="float" office:value="0.8" calcext:value-type="float">
            <text:p>0.8</text:p>
          </table:table-cell>
          <table:table-cell office:value-type="float" office:value="0.0593508536607587" calcext:value-type="float">
            <text:p>0.0593508536607587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498380467710476" calcext:value-type="float">
            <text:p>0.04983804677104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mammographic</text:p>
          </table:table-cell>
          <table:table-cell office:value-type="float" office:value="0.801204819277108" calcext:value-type="float">
            <text:p>0.801204819277108</text:p>
          </table:table-cell>
          <table:table-cell office:value-type="float" office:value="0.0754015395803959" calcext:value-type="float">
            <text:p>0.0754015395803959</text:p>
          </table:table-cell>
          <table:table-cell office:value-type="float" office:value="0.739759036144578" calcext:value-type="float">
            <text:p>0.739759036144578</text:p>
          </table:table-cell>
          <table:table-cell office:value-type="float" office:value="0.0386043850303547" calcext:value-type="float">
            <text:p>0.0386043850303547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511319270133389" calcext:value-type="float">
            <text:p>0.0511319270133389</text:p>
          </table:table-cell>
          <table:table-cell office:value-type="float" office:value="0.814457831325301" calcext:value-type="float">
            <text:p>0.814457831325301</text:p>
          </table:table-cell>
          <table:table-cell office:value-type="float" office:value="0.0657948511366181" calcext:value-type="float">
            <text:p>0.0657948511366181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520541421558864" calcext:value-type="float">
            <text:p>0.0520541421558864</text:p>
          </table:table-cell>
          <table:table-cell office:value-type="float" office:value="0.806024096385542" calcext:value-type="float">
            <text:p>0.806024096385542</text:p>
          </table:table-cell>
          <table:table-cell office:value-type="float" office:value="0.0560669036555542" calcext:value-type="float">
            <text:p>0.0560669036555542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537162669184665" calcext:value-type="float">
            <text:p>0.0537162669184665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481927710843373" calcext:value-type="float">
            <text:p>0.0481927710843373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543134644459572" calcext:value-type="float">
            <text:p>0.0543134644459572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520541421558864" calcext:value-type="float">
            <text:p>0.0520541421558864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530363823910656" calcext:value-type="float">
            <text:p>0.0530363823910656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453655301090536" calcext:value-type="float">
            <text:p>0.0453655301090536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496597347619265" calcext:value-type="float">
            <text:p>0.0496597347619265</text:p>
          </table:table-cell>
          <table:table-cell office:value-type="float" office:value="0.787951807228916" calcext:value-type="float">
            <text:p>0.787951807228916</text:p>
          </table:table-cell>
          <table:table-cell office:value-type="float" office:value="0.0440670416846432" calcext:value-type="float">
            <text:p>0.0440670416846432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531123549015634" calcext:value-type="float">
            <text:p>0.0531123549015634</text:p>
          </table:table-cell>
          <table:table-cell office:value-type="float" office:value="0.8" calcext:value-type="float">
            <text:p>0.8</text:p>
          </table:table-cell>
          <table:table-cell office:value-type="float" office:value="0.0465586401483998" calcext:value-type="float">
            <text:p>0.04655864014839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mammographic</text:p>
          </table:table-cell>
          <table:table-cell office:value-type="float" office:value="0.803614457831325" calcext:value-type="float">
            <text:p>0.803614457831325</text:p>
          </table:table-cell>
          <table:table-cell office:value-type="float" office:value="0.076210044214526" calcext:value-type="float">
            <text:p>0.076210044214526</text:p>
          </table:table-cell>
          <table:table-cell office:value-type="float" office:value="0.743373493975904" calcext:value-type="float">
            <text:p>0.743373493975904</text:p>
          </table:table-cell>
          <table:table-cell office:value-type="float" office:value="0.036829739817222" calcext:value-type="float">
            <text:p>0.036829739817222</text:p>
          </table:table-cell>
          <table:table-cell office:value-type="float" office:value="0.801204819277108" calcext:value-type="float">
            <text:p>0.801204819277108</text:p>
          </table:table-cell>
          <table:table-cell office:value-type="float" office:value="0.0617612710812437" calcext:value-type="float">
            <text:p>0.0617612710812437</text:p>
          </table:table-cell>
          <table:table-cell office:value-type="float" office:value="0.812048192771084" calcext:value-type="float">
            <text:p>0.812048192771084</text:p>
          </table:table-cell>
          <table:table-cell office:value-type="float" office:value="0.062784328500764" calcext:value-type="float">
            <text:p>0.062784328500764</text:p>
          </table:table-cell>
          <table:table-cell office:value-type="float" office:value="0.8" calcext:value-type="float">
            <text:p>0.8</text:p>
          </table:table-cell>
          <table:table-cell office:value-type="float" office:value="0.0514933989552598" calcext:value-type="float">
            <text:p>0.0514933989552598</text:p>
          </table:table-cell>
          <table:table-cell office:value-type="float" office:value="0.801204819277108" calcext:value-type="float">
            <text:p>0.801204819277108</text:p>
          </table:table-cell>
          <table:table-cell office:value-type="float" office:value="0.0536561815899091" calcext:value-type="float">
            <text:p>0.0536561815899091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487914620031725" calcext:value-type="float">
            <text:p>0.0487914620031725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515716445541912" calcext:value-type="float">
            <text:p>0.0515716445541912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565253019124555" calcext:value-type="float">
            <text:p>0.0565253019124555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48675626589962" calcext:value-type="float">
            <text:p>0.048675626589962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52424638946444" calcext:value-type="float">
            <text:p>0.052424638946444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421399787616857" calcext:value-type="float">
            <text:p>0.0421399787616857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480083486016662" calcext:value-type="float">
            <text:p>0.0480083486016662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455075195958724" calcext:value-type="float">
            <text:p>0.0455075195958724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450085967104318" calcext:value-type="float">
            <text:p>0.0450085967104318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495296500990228" calcext:value-type="float">
            <text:p>0.049529650099022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mammographic</text:p>
          </table:table-cell>
          <table:table-cell office:value-type="float" office:value="0.80289156626506" calcext:value-type="float">
            <text:p>0.80289156626506</text:p>
          </table:table-cell>
          <table:table-cell office:value-type="float" office:value="0.0751724700598239" calcext:value-type="float">
            <text:p>0.0751724700598239</text:p>
          </table:table-cell>
          <table:table-cell office:value-type="float" office:value="0.74433734939759" calcext:value-type="float">
            <text:p>0.74433734939759</text:p>
          </table:table-cell>
          <table:table-cell office:value-type="float" office:value="0.0372354572215751" calcext:value-type="float">
            <text:p>0.0372354572215751</text:p>
          </table:table-cell>
          <table:table-cell office:value-type="float" office:value="0.803614457831325" calcext:value-type="float">
            <text:p>0.803614457831325</text:p>
          </table:table-cell>
          <table:table-cell office:value-type="float" office:value="0.056559541643331" calcext:value-type="float">
            <text:p>0.056559541643331</text:p>
          </table:table-cell>
          <table:table-cell office:value-type="float" office:value="0.808915662650602" calcext:value-type="float">
            <text:p>0.808915662650602</text:p>
          </table:table-cell>
          <table:table-cell office:value-type="float" office:value="0.0671081278811455" calcext:value-type="float">
            <text:p>0.0671081278811455</text:p>
          </table:table-cell>
          <table:table-cell office:value-type="float" office:value="0.795421686746988" calcext:value-type="float">
            <text:p>0.795421686746988</text:p>
          </table:table-cell>
          <table:table-cell office:value-type="float" office:value="0.0528780170936123" calcext:value-type="float">
            <text:p>0.0528780170936123</text:p>
          </table:table-cell>
          <table:table-cell office:value-type="float" office:value="0.799036144578313" calcext:value-type="float">
            <text:p>0.799036144578313</text:p>
          </table:table-cell>
          <table:table-cell office:value-type="float" office:value="0.0563466798042714" calcext:value-type="float">
            <text:p>0.0563466798042714</text:p>
          </table:table-cell>
          <table:table-cell office:value-type="float" office:value="0.794457831325301" calcext:value-type="float">
            <text:p>0.794457831325301</text:p>
          </table:table-cell>
          <table:table-cell office:value-type="float" office:value="0.051897578053576" calcext:value-type="float">
            <text:p>0.051897578053576</text:p>
          </table:table-cell>
          <table:table-cell office:value-type="float" office:value="0.798313253012048" calcext:value-type="float">
            <text:p>0.798313253012048</text:p>
          </table:table-cell>
          <table:table-cell office:value-type="float" office:value="0.0523652501246248" calcext:value-type="float">
            <text:p>0.0523652501246248</text:p>
          </table:table-cell>
          <table:table-cell office:value-type="float" office:value="0.792530120481928" calcext:value-type="float">
            <text:p>0.792530120481928</text:p>
          </table:table-cell>
          <table:table-cell office:value-type="float" office:value="0.0565594691017613" calcext:value-type="float">
            <text:p>0.0565594691017613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498051330385775" calcext:value-type="float">
            <text:p>0.0498051330385775</text:p>
          </table:table-cell>
          <table:table-cell office:value-type="float" office:value="0.789397590361446" calcext:value-type="float">
            <text:p>0.789397590361446</text:p>
          </table:table-cell>
          <table:table-cell office:value-type="float" office:value="0.05067867517975" calcext:value-type="float">
            <text:p>0.05067867517975</text:p>
          </table:table-cell>
          <table:table-cell office:value-type="float" office:value="0.799277108433735" calcext:value-type="float">
            <text:p>0.799277108433735</text:p>
          </table:table-cell>
          <table:table-cell office:value-type="float" office:value="0.0481423462438627" calcext:value-type="float">
            <text:p>0.0481423462438627</text:p>
          </table:table-cell>
          <table:table-cell office:value-type="float" office:value="0.790602409638554" calcext:value-type="float">
            <text:p>0.790602409638554</text:p>
          </table:table-cell>
          <table:table-cell office:value-type="float" office:value="0.0486992547530995" calcext:value-type="float">
            <text:p>0.0486992547530995</text:p>
          </table:table-cell>
          <table:table-cell office:value-type="float" office:value="0.788915662650602" calcext:value-type="float">
            <text:p>0.788915662650602</text:p>
          </table:table-cell>
          <table:table-cell office:value-type="float" office:value="0.0465848623339961" calcext:value-type="float">
            <text:p>0.0465848623339961</text:p>
          </table:table-cell>
          <table:table-cell office:value-type="float" office:value="0.795421686746988" calcext:value-type="float">
            <text:p>0.795421686746988</text:p>
          </table:table-cell>
          <table:table-cell office:value-type="float" office:value="0.0549050761130467" calcext:value-type="float">
            <text:p>0.0549050761130467</text:p>
          </table:table-cell>
          <table:table-cell office:value-type="float" office:value="0.796144578313253" calcext:value-type="float">
            <text:p>0.796144578313253</text:p>
          </table:table-cell>
          <table:table-cell office:value-type="float" office:value="0.0498026820455474" calcext:value-type="float">
            <text:p>0.04980268204554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43770557319237" calcext:value-type="float">
            <text:p>0.0443770557319237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375883018692292" calcext:value-type="float">
            <text:p>0.0375883018692292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550801419309034" calcext:value-type="float">
            <text:p>0.0550801419309034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08771426506006" calcext:value-type="float">
            <text:p>0.0408771426506006</text:p>
          </table:table-cell>
          <table:table-cell office:value-type="float" office:value="0.781927710843373" calcext:value-type="float">
            <text:p>0.781927710843373</text:p>
          </table:table-cell>
          <table:table-cell office:value-type="float" office:value="0.0275034436437974" calcext:value-type="float">
            <text:p>0.0275034436437974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573749282264799" calcext:value-type="float">
            <text:p>0.0573749282264799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2729758941397" calcext:value-type="float">
            <text:p>0.0432729758941397</text:p>
          </table:table-cell>
          <table:table-cell office:value-type="float" office:value="0.773493975903614" calcext:value-type="float">
            <text:p>0.773493975903614</text:p>
          </table:table-cell>
          <table:table-cell office:value-type="float" office:value="0.0453655301090536" calcext:value-type="float">
            <text:p>0.0453655301090536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394311251683006" calcext:value-type="float">
            <text:p>0.039431125168300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529907466025566" calcext:value-type="float">
            <text:p>0.0529907466025566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447930714653773" calcext:value-type="float">
            <text:p>0.0447930714653773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09559800288577" calcext:value-type="float">
            <text:p>0.0409559800288577</text:p>
          </table:table-cell>
          <table:table-cell office:value-type="float" office:value="0.76144578313253" calcext:value-type="float">
            <text:p>0.76144578313253</text:p>
          </table:table-cell>
          <table:table-cell office:value-type="float" office:value="0.0408771426506007" calcext:value-type="float">
            <text:p>0.0408771426506007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02408836943786" calcext:value-type="float">
            <text:p>0.0402408836943786</text:p>
          </table:table-cell>
          <table:table-cell office:value-type="float" office:value="0.771084337349398" calcext:value-type="float">
            <text:p>0.771084337349398</text:p>
          </table:table-cell>
          <table:table-cell office:value-type="float" office:value="0.0481927710843373" calcext:value-type="float">
            <text:p>0.0481927710843373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504811449396648" calcext:value-type="float">
            <text:p>0.05048114493966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58077859360927" calcext:value-type="float">
            <text:p>0.0458077859360927</text:p>
          </table:table-cell>
          <table:table-cell office:value-type="float" office:value="0.781927710843373" calcext:value-type="float">
            <text:p>0.781927710843373</text:p>
          </table:table-cell>
          <table:table-cell office:value-type="float" office:value="0.0419097039299423" calcext:value-type="float">
            <text:p>0.0419097039299423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557784917444712" calcext:value-type="float">
            <text:p>0.0557784917444712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39937797192904" calcext:value-type="float">
            <text:p>0.0439937797192904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21208372759097" calcext:value-type="float">
            <text:p>0.0421208372759097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4012106643526" calcext:value-type="float">
            <text:p>0.04401210664352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68521705480799" calcext:value-type="float">
            <text:p>0.0468521705480799</text:p>
          </table:table-cell>
          <table:table-cell office:value-type="float" office:value="0.781927710843374" calcext:value-type="float">
            <text:p>0.781927710843374</text:p>
          </table:table-cell>
          <table:table-cell office:value-type="float" office:value="0.0503051125144473" calcext:value-type="float">
            <text:p>0.0503051125144473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44496859863025" calcext:value-type="float">
            <text:p>0.0444496859863025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397772867932992" calcext:value-type="float">
            <text:p>0.0397772867932992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90058585085352" calcext:value-type="float">
            <text:p>0.0490058585085352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13674113472067" calcext:value-type="float">
            <text:p>0.0413674113472067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46488099909632" calcext:value-type="float">
            <text:p>0.0446488099909632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64893048304828" calcext:value-type="float">
            <text:p>0.0464893048304828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02408836943786" calcext:value-type="float">
            <text:p>0.040240883694378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92029338017406" calcext:value-type="float">
            <text:p>0.04920293380174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6441059819988" calcext:value-type="float">
            <text:p>0.0436441059819988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518056722782236" calcext:value-type="float">
            <text:p>0.0518056722782236</text:p>
          </table:table-cell>
          <table:table-cell office:value-type="float" office:value="0.787951807228916" calcext:value-type="float">
            <text:p>0.787951807228916</text:p>
          </table:table-cell>
          <table:table-cell office:value-type="float" office:value="0.0469037793434745" calcext:value-type="float">
            <text:p>0.0469037793434745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25209989801331" calcext:value-type="float">
            <text:p>0.0425209989801331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31796949581224" calcext:value-type="float">
            <text:p>0.0431796949581224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2729758941396" calcext:value-type="float">
            <text:p>0.043272975894139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32729758941397" calcext:value-type="float">
            <text:p>0.0432729758941397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69896680426626" calcext:value-type="float">
            <text:p>0.0469896680426626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35516199573524" calcext:value-type="float">
            <text:p>0.0435516199573524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75356810567881" calcext:value-type="float">
            <text:p>0.0475356810567881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21399787616857" calcext:value-type="float">
            <text:p>0.0421399787616857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389578933743864" calcext:value-type="float">
            <text:p>0.0389578933743864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53655301090536" calcext:value-type="float">
            <text:p>0.0453655301090536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37780899040616" calcext:value-type="float">
            <text:p>0.037780899040616</text:p>
          </table:table-cell>
          <table:table-cell office:value-type="float" office:value="0.773493975903614" calcext:value-type="float">
            <text:p>0.773493975903614</text:p>
          </table:table-cell>
          <table:table-cell office:value-type="float" office:value="0.0388542542086677" calcext:value-type="float">
            <text:p>0.0388542542086677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05801384066478" calcext:value-type="float">
            <text:p>0.04058013840664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462109232566828" calcext:value-type="float">
            <text:p>0.0462109232566828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538811560843323" calcext:value-type="float">
            <text:p>0.0538811560843323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24260647268891" calcext:value-type="float">
            <text:p>0.0424260647268891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31796949581224" calcext:value-type="float">
            <text:p>0.0431796949581224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28798323374751" calcext:value-type="float">
            <text:p>0.0428798323374751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78569288667188" calcext:value-type="float">
            <text:p>0.0478569288667188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68349549786771" calcext:value-type="float">
            <text:p>0.0468349549786771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15230747809247" calcext:value-type="float">
            <text:p>0.0415230747809247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29737641747644" calcext:value-type="float">
            <text:p>0.0429737641747644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455075195958724" calcext:value-type="float">
            <text:p>0.0455075195958724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13674113472067" calcext:value-type="float">
            <text:p>0.0413674113472067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390199447437465" calcext:value-type="float">
            <text:p>0.0390199447437465</text:p>
          </table:table-cell>
          <table:table-cell office:value-type="float" office:value="0.781927710843374" calcext:value-type="float">
            <text:p>0.781927710843374</text:p>
          </table:table-cell>
          <table:table-cell office:value-type="float" office:value="0.0437916773446875" calcext:value-type="float">
            <text:p>0.0437916773446875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14258536810526" calcext:value-type="float">
            <text:p>0.0414258536810526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22164579149169" calcext:value-type="float">
            <text:p>0.0422164579149169</text:p>
          </table:table-cell>
          <table:table-cell office:value-type="float" office:value="0.773493975903614" calcext:value-type="float">
            <text:p>0.773493975903614</text:p>
          </table:table-cell>
          <table:table-cell office:value-type="float" office:value="0.0420441841873169" calcext:value-type="float">
            <text:p>0.04204418418731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69037793434744" calcext:value-type="float">
            <text:p>0.0469037793434744</text:p>
          </table:table-cell>
          <table:table-cell office:value-type="float" office:value="0.781927710843373" calcext:value-type="float">
            <text:p>0.781927710843373</text:p>
          </table:table-cell>
          <table:table-cell office:value-type="float" office:value="0.0503051125144473" calcext:value-type="float">
            <text:p>0.0503051125144473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81257901331574" calcext:value-type="float">
            <text:p>0.0481257901331574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58077859360927" calcext:value-type="float">
            <text:p>0.0458077859360927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37916773446874" calcext:value-type="float">
            <text:p>0.0437916773446874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2729758941396" calcext:value-type="float">
            <text:p>0.0432729758941396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425209989801331" calcext:value-type="float">
            <text:p>0.0425209989801331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88575303638411" calcext:value-type="float">
            <text:p>0.0488575303638411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40853381528115" calcext:value-type="float">
            <text:p>0.0440853381528115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45221977571585" calcext:value-type="float">
            <text:p>0.0445221977571585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39675788064991" calcext:value-type="float">
            <text:p>0.039675788064991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390199447437465" calcext:value-type="float">
            <text:p>0.0390199447437465</text:p>
          </table:table-cell>
          <table:table-cell office:value-type="float" office:value="0.781927710843374" calcext:value-type="float">
            <text:p>0.781927710843374</text:p>
          </table:table-cell>
          <table:table-cell office:value-type="float" office:value="0.0415230747809248" calcext:value-type="float">
            <text:p>0.0415230747809248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04806527497322" calcext:value-type="float">
            <text:p>0.0404806527497322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29549942397459" calcext:value-type="float">
            <text:p>0.0429549942397459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433288480618833" calcext:value-type="float">
            <text:p>0.043328848061883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6626506024096" calcext:value-type="float">
            <text:p>0.776626506024096</text:p>
          </table:table-cell>
          <table:table-cell office:value-type="float" office:value="0.0453887300500345" calcext:value-type="float">
            <text:p>0.0453887300500345</text:p>
          </table:table-cell>
          <table:table-cell office:value-type="float" office:value="0.783614457831325" calcext:value-type="float">
            <text:p>0.783614457831325</text:p>
          </table:table-cell>
          <table:table-cell office:value-type="float" office:value="0.0470979893352349" calcext:value-type="float">
            <text:p>0.0470979893352349</text:p>
          </table:table-cell>
          <table:table-cell office:value-type="float" office:value="0.788915662650602" calcext:value-type="float">
            <text:p>0.788915662650602</text:p>
          </table:table-cell>
          <table:table-cell office:value-type="float" office:value="0.0496628535757791" calcext:value-type="float">
            <text:p>0.0496628535757791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32758804488478" calcext:value-type="float">
            <text:p>0.0432758804488478</text:p>
          </table:table-cell>
          <table:table-cell office:value-type="float" office:value="0.783614457831325" calcext:value-type="float">
            <text:p>0.783614457831325</text:p>
          </table:table-cell>
          <table:table-cell office:value-type="float" office:value="0.0398950971119984" calcext:value-type="float">
            <text:p>0.0398950971119984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71579831050008" calcext:value-type="float">
            <text:p>0.0471579831050008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45508152590339" calcext:value-type="float">
            <text:p>0.0445508152590339</text:p>
          </table:table-cell>
          <table:table-cell office:value-type="float" office:value="0.78144578313253" calcext:value-type="float">
            <text:p>0.78144578313253</text:p>
          </table:table-cell>
          <table:table-cell office:value-type="float" office:value="0.0466081831621859" calcext:value-type="float">
            <text:p>0.0466081831621859</text:p>
          </table:table-cell>
          <table:table-cell office:value-type="float" office:value="0.778072289156627" calcext:value-type="float">
            <text:p>0.778072289156627</text:p>
          </table:table-cell>
          <table:table-cell office:value-type="float" office:value="0.0428983066879063" calcext:value-type="float">
            <text:p>0.0428983066879063</text:p>
          </table:table-cell>
          <table:table-cell office:value-type="float" office:value="0.778795180722892" calcext:value-type="float">
            <text:p>0.778795180722892</text:p>
          </table:table-cell>
          <table:table-cell office:value-type="float" office:value="0.046066686361135" calcext:value-type="float">
            <text:p>0.046066686361135</text:p>
          </table:table-cell>
          <table:table-cell office:value-type="float" office:value="0.78289156626506" calcext:value-type="float">
            <text:p>0.78289156626506</text:p>
          </table:table-cell>
          <table:table-cell office:value-type="float" office:value="0.0433964216295592" calcext:value-type="float">
            <text:p>0.0433964216295592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398642348475888" calcext:value-type="float">
            <text:p>0.0398642348475888</text:p>
          </table:table-cell>
          <table:table-cell office:value-type="float" office:value="0.777349397590361" calcext:value-type="float">
            <text:p>0.777349397590361</text:p>
          </table:table-cell>
          <table:table-cell office:value-type="float" office:value="0.043241246975246" calcext:value-type="float">
            <text:p>0.04324124697524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12835187992524" calcext:value-type="float">
            <text:p>0.0412835187992524</text:p>
          </table:table-cell>
          <table:table-cell office:value-type="float" office:value="0.77566265060241" calcext:value-type="float">
            <text:p>0.77566265060241</text:p>
          </table:table-cell>
          <table:table-cell office:value-type="float" office:value="0.0424918722284093" calcext:value-type="float">
            <text:p>0.0424918722284093</text:p>
          </table:table-cell>
          <table:table-cell office:value-type="float" office:value="0.777349397590361" calcext:value-type="float">
            <text:p>0.777349397590361</text:p>
          </table:table-cell>
          <table:table-cell office:value-type="float" office:value="0.0451274498794507" calcext:value-type="float">
            <text:p>0.04512744987945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honeme</text:p>
          </table:table-cell>
          <table:table-cell office:value-type="float" office:value="0.891382214006983" calcext:value-type="float">
            <text:p>0.891382214006983</text:p>
          </table:table-cell>
          <table:table-cell office:value-type="float" office:value="0.0161090350566707" calcext:value-type="float">
            <text:p>0.0161090350566707</text:p>
          </table:table-cell>
          <table:table-cell office:value-type="float" office:value="0.902667898952557" calcext:value-type="float">
            <text:p>0.902667898952557</text:p>
          </table:table-cell>
          <table:table-cell office:value-type="float" office:value="0.0110042989835272" calcext:value-type="float">
            <text:p>0.0110042989835272</text:p>
          </table:table-cell>
          <table:table-cell office:value-type="float" office:value="0.90044704593688" calcext:value-type="float">
            <text:p>0.90044704593688</text:p>
          </table:table-cell>
          <table:table-cell office:value-type="float" office:value="0.0130488887904767" calcext:value-type="float">
            <text:p>0.0130488887904767</text:p>
          </table:table-cell>
          <table:table-cell office:value-type="float" office:value="0.896562264667625" calcext:value-type="float">
            <text:p>0.896562264667625</text:p>
          </table:table-cell>
          <table:table-cell office:value-type="float" office:value="0.0142291603945914" calcext:value-type="float">
            <text:p>0.0142291603945914</text:p>
          </table:table-cell>
          <table:table-cell office:value-type="float" office:value="0.902297528582186" calcext:value-type="float">
            <text:p>0.902297528582186</text:p>
          </table:table-cell>
          <table:table-cell office:value-type="float" office:value="0.0211433331361165" calcext:value-type="float">
            <text:p>0.0211433331361165</text:p>
          </table:table-cell>
          <table:table-cell office:value-type="float" office:value="0.902482029164099" calcext:value-type="float">
            <text:p>0.902482029164099</text:p>
          </table:table-cell>
          <table:table-cell office:value-type="float" office:value="0.0118735401910156" calcext:value-type="float">
            <text:p>0.0118735401910156</text:p>
          </table:table-cell>
          <table:table-cell office:value-type="float" office:value="0.901739234613541" calcext:value-type="float">
            <text:p>0.901739234613541</text:p>
          </table:table-cell>
          <table:table-cell office:value-type="float" office:value="0.0151625110836756" calcext:value-type="float">
            <text:p>0.0151625110836756</text:p>
          </table:table-cell>
          <table:table-cell office:value-type="float" office:value="0.90044430752379" calcext:value-type="float">
            <text:p>0.90044430752379</text:p>
          </table:table-cell>
          <table:table-cell office:value-type="float" office:value="0.0118222267946301" calcext:value-type="float">
            <text:p>0.0118222267946301</text:p>
          </table:table-cell>
          <table:table-cell office:value-type="float" office:value="0.904889094269871" calcext:value-type="float">
            <text:p>0.904889094269871</text:p>
          </table:table-cell>
          <table:table-cell office:value-type="float" office:value="0.0131205567175276" calcext:value-type="float">
            <text:p>0.0131205567175276</text:p>
          </table:table-cell>
          <table:table-cell office:value-type="float" office:value="0.904333196412679" calcext:value-type="float">
            <text:p>0.904333196412679</text:p>
          </table:table-cell>
          <table:table-cell office:value-type="float" office:value="0.0141248857037977" calcext:value-type="float">
            <text:p>0.0141248857037977</text:p>
          </table:table-cell>
          <table:table-cell office:value-type="float" office:value="0.901372971862805" calcext:value-type="float">
            <text:p>0.901372971862805</text:p>
          </table:table-cell>
          <table:table-cell office:value-type="float" office:value="0.0156007757167982" calcext:value-type="float">
            <text:p>0.0156007757167982</text:p>
          </table:table-cell>
          <table:table-cell office:value-type="float" office:value="0.901373656466078" calcext:value-type="float">
            <text:p>0.901373656466078</text:p>
          </table:table-cell>
          <table:table-cell office:value-type="float" office:value="0.0115255622829113" calcext:value-type="float">
            <text:p>0.0115255622829113</text:p>
          </table:table-cell>
          <table:table-cell office:value-type="float" office:value="0.906185732867803" calcext:value-type="float">
            <text:p>0.906185732867803</text:p>
          </table:table-cell>
          <table:table-cell office:value-type="float" office:value="0.0143707507054532" calcext:value-type="float">
            <text:p>0.0143707507054532</text:p>
          </table:table-cell>
          <table:table-cell office:value-type="float" office:value="0.899519750804409" calcext:value-type="float">
            <text:p>0.899519750804409</text:p>
          </table:table-cell>
          <table:table-cell office:value-type="float" office:value="0.0107501300192985" calcext:value-type="float">
            <text:p>0.0107501300192985</text:p>
          </table:table-cell>
          <table:table-cell office:value-type="float" office:value="0.902296843978914" calcext:value-type="float">
            <text:p>0.902296843978914</text:p>
          </table:table-cell>
          <table:table-cell office:value-type="float" office:value="0.0145973812911236" calcext:value-type="float">
            <text:p>0.0145973812911236</text:p>
          </table:table-cell>
          <table:table-cell office:value-type="float" office:value="0.89970527829123" calcext:value-type="float">
            <text:p>0.89970527829123</text:p>
          </table:table-cell>
          <table:table-cell office:value-type="float" office:value="0.0144503910851043" calcext:value-type="float">
            <text:p>0.01445039108510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honeme</text:p>
          </table:table-cell>
          <table:table-cell office:value-type="float" office:value="0.893602040117752" calcext:value-type="float">
            <text:p>0.893602040117752</text:p>
          </table:table-cell>
          <table:table-cell office:value-type="float" office:value="0.0150009935378909" calcext:value-type="float">
            <text:p>0.0150009935378909</text:p>
          </table:table-cell>
          <table:table-cell office:value-type="float" office:value="0.907845553501746" calcext:value-type="float">
            <text:p>0.907845553501746</text:p>
          </table:table-cell>
          <table:table-cell office:value-type="float" office:value="0.0116267899255791" calcext:value-type="float">
            <text:p>0.0116267899255791</text:p>
          </table:table-cell>
          <table:table-cell office:value-type="float" office:value="0.903594509481755" calcext:value-type="float">
            <text:p>0.903594509481755</text:p>
          </table:table-cell>
          <table:table-cell office:value-type="float" office:value="0.01498079376787" calcext:value-type="float">
            <text:p>0.01498079376787</text:p>
          </table:table-cell>
          <table:table-cell office:value-type="float" office:value="0.899709385910865" calcext:value-type="float">
            <text:p>0.899709385910865</text:p>
          </table:table-cell>
          <table:table-cell office:value-type="float" office:value="0.0163216681644827" calcext:value-type="float">
            <text:p>0.0163216681644827</text:p>
          </table:table-cell>
          <table:table-cell office:value-type="float" office:value="0.908401109057301" calcext:value-type="float">
            <text:p>0.908401109057301</text:p>
          </table:table-cell>
          <table:table-cell office:value-type="float" office:value="0.0171449204800729" calcext:value-type="float">
            <text:p>0.0171449204800729</text:p>
          </table:table-cell>
          <table:table-cell office:value-type="float" office:value="0.907847949613199" calcext:value-type="float">
            <text:p>0.907847949613199</text:p>
          </table:table-cell>
          <table:table-cell office:value-type="float" office:value="0.012880789198514" calcext:value-type="float">
            <text:p>0.012880789198514</text:p>
          </table:table-cell>
          <table:table-cell office:value-type="float" office:value="0.904149722735675" calcext:value-type="float">
            <text:p>0.904149722735675</text:p>
          </table:table-cell>
          <table:table-cell office:value-type="float" office:value="0.0129730732587841" calcext:value-type="float">
            <text:p>0.0129730732587841</text:p>
          </table:table-cell>
          <table:table-cell office:value-type="float" office:value="0.90692407749709" calcext:value-type="float">
            <text:p>0.90692407749709</text:p>
          </table:table-cell>
          <table:table-cell office:value-type="float" office:value="0.0151374269701395" calcext:value-type="float">
            <text:p>0.0151374269701395</text:p>
          </table:table-cell>
          <table:table-cell office:value-type="float" office:value="0.907663791332922" calcext:value-type="float">
            <text:p>0.907663791332922</text:p>
          </table:table-cell>
          <table:table-cell office:value-type="float" office:value="0.015227522404286" calcext:value-type="float">
            <text:p>0.015227522404286</text:p>
          </table:table-cell>
          <table:table-cell office:value-type="float" office:value="0.906738892311905" calcext:value-type="float">
            <text:p>0.906738892311905</text:p>
          </table:table-cell>
          <table:table-cell office:value-type="float" office:value="0.0147084612218345" calcext:value-type="float">
            <text:p>0.0147084612218345</text:p>
          </table:table-cell>
          <table:table-cell office:value-type="float" office:value="0.907848976518108" calcext:value-type="float">
            <text:p>0.907848976518108</text:p>
          </table:table-cell>
          <table:table-cell office:value-type="float" office:value="0.01173354954428" calcext:value-type="float">
            <text:p>0.01173354954428</text:p>
          </table:table-cell>
          <table:table-cell office:value-type="float" office:value="0.908404532073663" calcext:value-type="float">
            <text:p>0.908404532073663</text:p>
          </table:table-cell>
          <table:table-cell office:value-type="float" office:value="0.0111110096469311" calcext:value-type="float">
            <text:p>0.0111110096469311</text:p>
          </table:table-cell>
          <table:table-cell office:value-type="float" office:value="0.910812281782707" calcext:value-type="float">
            <text:p>0.910812281782707</text:p>
          </table:table-cell>
          <table:table-cell office:value-type="float" office:value="0.014313703822318" calcext:value-type="float">
            <text:p>0.014313703822318</text:p>
          </table:table-cell>
          <table:table-cell office:value-type="float" office:value="0.905811939481071" calcext:value-type="float">
            <text:p>0.905811939481071</text:p>
          </table:table-cell>
          <table:table-cell office:value-type="float" office:value="0.0153319788203459" calcext:value-type="float">
            <text:p>0.0153319788203459</text:p>
          </table:table-cell>
          <table:table-cell office:value-type="float" office:value="0.910438488395975" calcext:value-type="float">
            <text:p>0.910438488395975</text:p>
          </table:table-cell>
          <table:table-cell office:value-type="float" office:value="0.0129841377534403" calcext:value-type="float">
            <text:p>0.0129841377534403</text:p>
          </table:table-cell>
          <table:table-cell office:value-type="float" office:value="0.905809201067981" calcext:value-type="float">
            <text:p>0.905809201067981</text:p>
          </table:table-cell>
          <table:table-cell office:value-type="float" office:value="0.0137002095624692" calcext:value-type="float">
            <text:p>0.01370020956246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honeme</text:p>
          </table:table-cell>
          <table:table-cell office:value-type="float" office:value="0.895637365646608" calcext:value-type="float">
            <text:p>0.895637365646608</text:p>
          </table:table-cell>
          <table:table-cell office:value-type="float" office:value="0.0149745015231012" calcext:value-type="float">
            <text:p>0.0149745015231012</text:p>
          </table:table-cell>
          <table:table-cell office:value-type="float" office:value="0.910622988977887" calcext:value-type="float">
            <text:p>0.910622988977887</text:p>
          </table:table-cell>
          <table:table-cell office:value-type="float" office:value="0.0095782067211374" calcext:value-type="float">
            <text:p>0.0095782067211374</text:p>
          </table:table-cell>
          <table:table-cell office:value-type="float" office:value="0.90526049154515" calcext:value-type="float">
            <text:p>0.90526049154515</text:p>
          </table:table-cell>
          <table:table-cell office:value-type="float" office:value="0.0138292785809577" calcext:value-type="float">
            <text:p>0.0138292785809577</text:p>
          </table:table-cell>
          <table:table-cell office:value-type="float" office:value="0.901372629561169" calcext:value-type="float">
            <text:p>0.901372629561169</text:p>
          </table:table-cell>
          <table:table-cell office:value-type="float" office:value="0.0141447780203115" calcext:value-type="float">
            <text:p>0.0141447780203115</text:p>
          </table:table-cell>
          <table:table-cell office:value-type="float" office:value="0.908956664612857" calcext:value-type="float">
            <text:p>0.908956664612857</text:p>
          </table:table-cell>
          <table:table-cell office:value-type="float" office:value="0.0154507341748437" calcext:value-type="float">
            <text:p>0.0154507341748437</text:p>
          </table:table-cell>
          <table:table-cell office:value-type="float" office:value="0.90562812350243" calcext:value-type="float">
            <text:p>0.90562812350243</text:p>
          </table:table-cell>
          <table:table-cell office:value-type="float" office:value="0.0139603526475529" calcext:value-type="float">
            <text:p>0.0139603526475529</text:p>
          </table:table-cell>
          <table:table-cell office:value-type="float" office:value="0.90877524474567" calcext:value-type="float">
            <text:p>0.90877524474567</text:p>
          </table:table-cell>
          <table:table-cell office:value-type="float" office:value="0.0122674451159357" calcext:value-type="float">
            <text:p>0.0122674451159357</text:p>
          </table:table-cell>
          <table:table-cell office:value-type="float" office:value="0.906370575751352" calcext:value-type="float">
            <text:p>0.906370575751352</text:p>
          </table:table-cell>
          <table:table-cell office:value-type="float" office:value="0.0151030222475496" calcext:value-type="float">
            <text:p>0.0151030222475496</text:p>
          </table:table-cell>
          <table:table-cell office:value-type="float" office:value="0.909883275142055" calcext:value-type="float">
            <text:p>0.909883275142055</text:p>
          </table:table-cell>
          <table:table-cell office:value-type="float" office:value="0.0145574623626074" calcext:value-type="float">
            <text:p>0.0145574623626074</text:p>
          </table:table-cell>
          <table:table-cell office:value-type="float" office:value="0.908220031491751" calcext:value-type="float">
            <text:p>0.908220031491751</text:p>
          </table:table-cell>
          <table:table-cell office:value-type="float" office:value="0.0114112260871356" calcext:value-type="float">
            <text:p>0.0114112260871356</text:p>
          </table:table-cell>
          <table:table-cell office:value-type="float" office:value="0.908032792496748" calcext:value-type="float">
            <text:p>0.908032792496748</text:p>
          </table:table-cell>
          <table:table-cell office:value-type="float" office:value="0.0123823540566558" calcext:value-type="float">
            <text:p>0.0123823540566558</text:p>
          </table:table-cell>
          <table:table-cell office:value-type="float" office:value="0.907110974190457" calcext:value-type="float">
            <text:p>0.907110974190457</text:p>
          </table:table-cell>
          <table:table-cell office:value-type="float" office:value="0.0128280102878692" calcext:value-type="float">
            <text:p>0.0128280102878692</text:p>
          </table:table-cell>
          <table:table-cell office:value-type="float" office:value="0.910069487232149" calcext:value-type="float">
            <text:p>0.910069487232149</text:p>
          </table:table-cell>
          <table:table-cell office:value-type="float" office:value="0.0116811216785929" calcext:value-type="float">
            <text:p>0.0116811216785929</text:p>
          </table:table-cell>
          <table:table-cell office:value-type="float" office:value="0.904887040460053" calcext:value-type="float">
            <text:p>0.904887040460053</text:p>
          </table:table-cell>
          <table:table-cell office:value-type="float" office:value="0.0143232052151638" calcext:value-type="float">
            <text:p>0.0143232052151638</text:p>
          </table:table-cell>
          <table:table-cell office:value-type="float" office:value="0.910622988977887" calcext:value-type="float">
            <text:p>0.910622988977887</text:p>
          </table:table-cell>
          <table:table-cell office:value-type="float" office:value="0.0132426610129227" calcext:value-type="float">
            <text:p>0.0132426610129227</text:p>
          </table:table-cell>
          <table:table-cell office:value-type="float" office:value="0.909141849798042" calcext:value-type="float">
            <text:p>0.909141849798042</text:p>
          </table:table-cell>
          <table:table-cell office:value-type="float" office:value="0.0150092703665665" calcext:value-type="float">
            <text:p>0.01500927036656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honeme</text:p>
          </table:table-cell>
          <table:table-cell office:value-type="float" office:value="0.89360306702266" calcext:value-type="float">
            <text:p>0.89360306702266</text:p>
          </table:table-cell>
          <table:table-cell office:value-type="float" office:value="0.0161394218236289" calcext:value-type="float">
            <text:p>0.0161394218236289</text:p>
          </table:table-cell>
          <table:table-cell office:value-type="float" office:value="0.911917916067639" calcext:value-type="float">
            <text:p>0.911917916067639</text:p>
          </table:table-cell>
          <table:table-cell office:value-type="float" office:value="0.0119196024840714" calcext:value-type="float">
            <text:p>0.0119196024840714</text:p>
          </table:table-cell>
          <table:table-cell office:value-type="float" office:value="0.906369206544807" calcext:value-type="float">
            <text:p>0.906369206544807</text:p>
          </table:table-cell>
          <table:table-cell office:value-type="float" office:value="0.012822455526637" calcext:value-type="float">
            <text:p>0.012822455526637</text:p>
          </table:table-cell>
          <table:table-cell office:value-type="float" office:value="0.900631204217156" calcext:value-type="float">
            <text:p>0.900631204217156</text:p>
          </table:table-cell>
          <table:table-cell office:value-type="float" office:value="0.0132399958403278" calcext:value-type="float">
            <text:p>0.0132399958403278</text:p>
          </table:table-cell>
          <table:table-cell office:value-type="float" office:value="0.910807147258164" calcext:value-type="float">
            <text:p>0.910807147258164</text:p>
          </table:table-cell>
          <table:table-cell office:value-type="float" office:value="0.0141906110975773" calcext:value-type="float">
            <text:p>0.0141906110975773</text:p>
          </table:table-cell>
          <table:table-cell office:value-type="float" office:value="0.906554734031629" calcext:value-type="float">
            <text:p>0.906554734031629</text:p>
          </table:table-cell>
          <table:table-cell office:value-type="float" office:value="0.0152556231466428" calcext:value-type="float">
            <text:p>0.0152556231466428</text:p>
          </table:table-cell>
          <table:table-cell office:value-type="float" office:value="0.90877524474567" calcext:value-type="float">
            <text:p>0.90877524474567</text:p>
          </table:table-cell>
          <table:table-cell office:value-type="float" office:value="0.0122692805319049" calcext:value-type="float">
            <text:p>0.0122692805319049</text:p>
          </table:table-cell>
          <table:table-cell office:value-type="float" office:value="0.907850345724653" calcext:value-type="float">
            <text:p>0.907850345724653</text:p>
          </table:table-cell>
          <table:table-cell office:value-type="float" office:value="0.0158819629475467" calcext:value-type="float">
            <text:p>0.0158819629475467</text:p>
          </table:table-cell>
          <table:table-cell office:value-type="float" office:value="0.910255357020607" calcext:value-type="float">
            <text:p>0.910255357020607</text:p>
          </table:table-cell>
          <table:table-cell office:value-type="float" office:value="0.0136297283829897" calcext:value-type="float">
            <text:p>0.0136297283829897</text:p>
          </table:table-cell>
          <table:table-cell office:value-type="float" office:value="0.909515643184774" calcext:value-type="float">
            <text:p>0.909515643184774</text:p>
          </table:table-cell>
          <table:table-cell office:value-type="float" office:value="0.0149881320705395" calcext:value-type="float">
            <text:p>0.0149881320705395</text:p>
          </table:table-cell>
          <table:table-cell office:value-type="float" office:value="0.910069487232149" calcext:value-type="float">
            <text:p>0.910069487232149</text:p>
          </table:table-cell>
          <table:table-cell office:value-type="float" office:value="0.0116488183434889" calcext:value-type="float">
            <text:p>0.0116488183434889</text:p>
          </table:table-cell>
          <table:table-cell office:value-type="float" office:value="0.909146299719313" calcext:value-type="float">
            <text:p>0.909146299719313</text:p>
          </table:table-cell>
          <table:table-cell office:value-type="float" office:value="0.0122786239713406" calcext:value-type="float">
            <text:p>0.0122786239713406</text:p>
          </table:table-cell>
          <table:table-cell office:value-type="float" office:value="0.909514616279866" calcext:value-type="float">
            <text:p>0.909514616279866</text:p>
          </table:table-cell>
          <table:table-cell office:value-type="float" office:value="0.0130981195366313" calcext:value-type="float">
            <text:p>0.0130981195366313</text:p>
          </table:table-cell>
          <table:table-cell office:value-type="float" office:value="0.907664818237831" calcext:value-type="float">
            <text:p>0.907664818237831</text:p>
          </table:table-cell>
          <table:table-cell office:value-type="float" office:value="0.0146002176724726" calcext:value-type="float">
            <text:p>0.0146002176724726</text:p>
          </table:table-cell>
          <table:table-cell office:value-type="float" office:value="0.910810912576162" calcext:value-type="float">
            <text:p>0.910810912576162</text:p>
          </table:table-cell>
          <table:table-cell office:value-type="float" office:value="0.0147889749268758" calcext:value-type="float">
            <text:p>0.0147889749268758</text:p>
          </table:table-cell>
          <table:table-cell office:value-type="float" office:value="0.907107208872458" calcext:value-type="float">
            <text:p>0.907107208872458</text:p>
          </table:table-cell>
          <table:table-cell office:value-type="float" office:value="0.0155858457436451" calcext:value-type="float">
            <text:p>0.015585845743645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honeme</text:p>
          </table:table-cell>
          <table:table-cell office:value-type="float" office:value="0.893417881837475" calcext:value-type="float">
            <text:p>0.893417881837475</text:p>
          </table:table-cell>
          <table:table-cell office:value-type="float" office:value="0.0168760845476915" calcext:value-type="float">
            <text:p>0.0168760845476915</text:p>
          </table:table-cell>
          <table:table-cell office:value-type="float" office:value="0.911733757787362" calcext:value-type="float">
            <text:p>0.911733757787362</text:p>
          </table:table-cell>
          <table:table-cell office:value-type="float" office:value="0.0096928248043135" calcext:value-type="float">
            <text:p>0.0096928248043135</text:p>
          </table:table-cell>
          <table:table-cell office:value-type="float" office:value="0.904148011227493" calcext:value-type="float">
            <text:p>0.904148011227493</text:p>
          </table:table-cell>
          <table:table-cell office:value-type="float" office:value="0.0120185701189077" calcext:value-type="float">
            <text:p>0.0120185701189077</text:p>
          </table:table-cell>
          <table:table-cell office:value-type="float" office:value="0.901371260354624" calcext:value-type="float">
            <text:p>0.901371260354624</text:p>
          </table:table-cell>
          <table:table-cell office:value-type="float" office:value="0.0128926864200868" calcext:value-type="float">
            <text:p>0.0128926864200868</text:p>
          </table:table-cell>
          <table:table-cell office:value-type="float" office:value="0.910810912576162" calcext:value-type="float">
            <text:p>0.910810912576162</text:p>
          </table:table-cell>
          <table:table-cell office:value-type="float" office:value="0.0139458843563453" calcext:value-type="float">
            <text:p>0.0139458843563453</text:p>
          </table:table-cell>
          <table:table-cell office:value-type="float" office:value="0.907848976518108" calcext:value-type="float">
            <text:p>0.907848976518108</text:p>
          </table:table-cell>
          <table:table-cell office:value-type="float" office:value="0.0168851578673588" calcext:value-type="float">
            <text:p>0.0168851578673588</text:p>
          </table:table-cell>
          <table:table-cell office:value-type="float" office:value="0.908960087629219" calcext:value-type="float">
            <text:p>0.908960087629219</text:p>
          </table:table-cell>
          <table:table-cell office:value-type="float" office:value="0.0139714585653941" calcext:value-type="float">
            <text:p>0.0139714585653941</text:p>
          </table:table-cell>
          <table:table-cell office:value-type="float" office:value="0.907850003423016" calcext:value-type="float">
            <text:p>0.907850003423016</text:p>
          </table:table-cell>
          <table:table-cell office:value-type="float" office:value="0.0166094591238398" calcext:value-type="float">
            <text:p>0.0166094591238398</text:p>
          </table:table-cell>
          <table:table-cell office:value-type="float" office:value="0.909515300883138" calcext:value-type="float">
            <text:p>0.909515300883138</text:p>
          </table:table-cell>
          <table:table-cell office:value-type="float" office:value="0.013856460600336" calcext:value-type="float">
            <text:p>0.013856460600336</text:p>
          </table:table-cell>
          <table:table-cell office:value-type="float" office:value="0.908589032655576" calcext:value-type="float">
            <text:p>0.908589032655576</text:p>
          </table:table-cell>
          <table:table-cell office:value-type="float" office:value="0.0138861528004496" calcext:value-type="float">
            <text:p>0.0138861528004496</text:p>
          </table:table-cell>
          <table:table-cell office:value-type="float" office:value="0.910994386253166" calcext:value-type="float">
            <text:p>0.910994386253166</text:p>
          </table:table-cell>
          <table:table-cell office:value-type="float" office:value="0.0150239623974535" calcext:value-type="float">
            <text:p>0.0150239623974535</text:p>
          </table:table-cell>
          <table:table-cell office:value-type="float" office:value="0.909886355856781" calcext:value-type="float">
            <text:p>0.909886355856781</text:p>
          </table:table-cell>
          <table:table-cell office:value-type="float" office:value="0.0136489753487148" calcext:value-type="float">
            <text:p>0.0136489753487148</text:p>
          </table:table-cell>
          <table:table-cell office:value-type="float" office:value="0.908775587047306" calcext:value-type="float">
            <text:p>0.908775587047306</text:p>
          </table:table-cell>
          <table:table-cell office:value-type="float" office:value="0.0138386343108985" calcext:value-type="float">
            <text:p>0.0138386343108985</text:p>
          </table:table-cell>
          <table:table-cell office:value-type="float" office:value="0.909701170671596" calcext:value-type="float">
            <text:p>0.909701170671596</text:p>
          </table:table-cell>
          <table:table-cell office:value-type="float" office:value="0.0145798694375822" calcext:value-type="float">
            <text:p>0.0145798694375822</text:p>
          </table:table-cell>
          <table:table-cell office:value-type="float" office:value="0.911735126993907" calcext:value-type="float">
            <text:p>0.911735126993907</text:p>
          </table:table-cell>
          <table:table-cell office:value-type="float" office:value="0.0164333039511827" calcext:value-type="float">
            <text:p>0.0164333039511827</text:p>
          </table:table-cell>
          <table:table-cell office:value-type="float" office:value="0.90895906072431" calcext:value-type="float">
            <text:p>0.90895906072431</text:p>
          </table:table-cell>
          <table:table-cell office:value-type="float" office:value="0.0149285229316785" calcext:value-type="float">
            <text:p>0.014928522931678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honeme</text:p>
          </table:table-cell>
          <table:table-cell office:value-type="float" office:value="0.893528513726296" calcext:value-type="float">
            <text:p>0.893528513726296</text:p>
          </table:table-cell>
          <table:table-cell office:value-type="float" office:value="0.0158200072977966" calcext:value-type="float">
            <text:p>0.0158200072977966</text:p>
          </table:table-cell>
          <table:table-cell office:value-type="float" office:value="0.908957623057438" calcext:value-type="float">
            <text:p>0.908957623057438</text:p>
          </table:table-cell>
          <table:table-cell office:value-type="float" office:value="0.0107643445837257" calcext:value-type="float">
            <text:p>0.0107643445837257</text:p>
          </table:table-cell>
          <table:table-cell office:value-type="float" office:value="0.903963852947217" calcext:value-type="float">
            <text:p>0.903963852947217</text:p>
          </table:table-cell>
          <table:table-cell office:value-type="float" office:value="0.0133399973569698" calcext:value-type="float">
            <text:p>0.0133399973569698</text:p>
          </table:table-cell>
          <table:table-cell office:value-type="float" office:value="0.899929348942288" calcext:value-type="float">
            <text:p>0.899929348942288</text:p>
          </table:table-cell>
          <table:table-cell office:value-type="float" office:value="0.01416565776796" calcext:value-type="float">
            <text:p>0.01416565776796</text:p>
          </table:table-cell>
          <table:table-cell office:value-type="float" office:value="0.908254672417334" calcext:value-type="float">
            <text:p>0.908254672417334</text:p>
          </table:table-cell>
          <table:table-cell office:value-type="float" office:value="0.0163750966489911" calcext:value-type="float">
            <text:p>0.0163750966489911</text:p>
          </table:table-cell>
          <table:table-cell office:value-type="float" office:value="0.906072362565893" calcext:value-type="float">
            <text:p>0.906072362565893</text:p>
          </table:table-cell>
          <table:table-cell office:value-type="float" office:value="0.0141710926102168" calcext:value-type="float">
            <text:p>0.0141710926102168</text:p>
          </table:table-cell>
          <table:table-cell office:value-type="float" office:value="0.906479906893955" calcext:value-type="float">
            <text:p>0.906479906893955</text:p>
          </table:table-cell>
          <table:table-cell office:value-type="float" office:value="0.0133287537111389" calcext:value-type="float">
            <text:p>0.0133287537111389</text:p>
          </table:table-cell>
          <table:table-cell office:value-type="float" office:value="0.90588786198398" calcext:value-type="float">
            <text:p>0.90588786198398</text:p>
          </table:table-cell>
          <table:table-cell office:value-type="float" office:value="0.0149108196167411" calcext:value-type="float">
            <text:p>0.0149108196167411</text:p>
          </table:table-cell>
          <table:table-cell office:value-type="float" office:value="0.908441363729719" calcext:value-type="float">
            <text:p>0.908441363729719</text:p>
          </table:table-cell>
          <table:table-cell office:value-type="float" office:value="0.0140783460935493" calcext:value-type="float">
            <text:p>0.0140783460935493</text:p>
          </table:table-cell>
          <table:table-cell office:value-type="float" office:value="0.907479359211337" calcext:value-type="float">
            <text:p>0.907479359211337</text:p>
          </table:table-cell>
          <table:table-cell office:value-type="float" office:value="0.0138237715767514" calcext:value-type="float">
            <text:p>0.0138237715767514</text:p>
          </table:table-cell>
          <table:table-cell office:value-type="float" office:value="0.907663722872595" calcext:value-type="float">
            <text:p>0.907663722872595</text:p>
          </table:table-cell>
          <table:table-cell office:value-type="float" office:value="0.0132778920117353" calcext:value-type="float">
            <text:p>0.0132778920117353</text:p>
          </table:table-cell>
          <table:table-cell office:value-type="float" office:value="0.907184363661258" calcext:value-type="float">
            <text:p>0.907184363661258</text:p>
          </table:table-cell>
          <table:table-cell office:value-type="float" office:value="0.0122784363075534" calcext:value-type="float">
            <text:p>0.0122784363075534</text:p>
          </table:table-cell>
          <table:table-cell office:value-type="float" office:value="0.909071541041966" calcext:value-type="float">
            <text:p>0.909071541041966</text:p>
          </table:table-cell>
          <table:table-cell office:value-type="float" office:value="0.0134604660107788" calcext:value-type="float">
            <text:p>0.0134604660107788</text:p>
          </table:table-cell>
          <table:table-cell office:value-type="float" office:value="0.905516943930992" calcext:value-type="float">
            <text:p>0.905516943930992</text:p>
          </table:table-cell>
          <table:table-cell office:value-type="float" office:value="0.0139170802329726" calcext:value-type="float">
            <text:p>0.0139170802329726</text:p>
          </table:table-cell>
          <table:table-cell office:value-type="float" office:value="0.909180872184569" calcext:value-type="float">
            <text:p>0.909180872184569</text:p>
          </table:table-cell>
          <table:table-cell office:value-type="float" office:value="0.014409291787109" calcext:value-type="float">
            <text:p>0.014409291787109</text:p>
          </table:table-cell>
          <table:table-cell office:value-type="float" office:value="0.906144519750804" calcext:value-type="float">
            <text:p>0.906144519750804</text:p>
          </table:table-cell>
          <table:table-cell office:value-type="float" office:value="0.0147348479378927" calcext:value-type="float">
            <text:p>0.01473484793789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0599678236462" calcext:value-type="float">
            <text:p>0.90599678236462</text:p>
          </table:table-cell>
          <table:table-cell office:value-type="float" office:value="0.0121294206250204" calcext:value-type="float">
            <text:p>0.0121294206250204</text:p>
          </table:table-cell>
          <table:table-cell office:value-type="float" office:value="0.903220373793387" calcext:value-type="float">
            <text:p>0.903220373793387</text:p>
          </table:table-cell>
          <table:table-cell office:value-type="float" office:value="0.0132198763822265" calcext:value-type="float">
            <text:p>0.0132198763822265</text:p>
          </table:table-cell>
          <table:table-cell office:value-type="float" office:value="0.907107551174095" calcext:value-type="float">
            <text:p>0.907107551174095</text:p>
          </table:table-cell>
          <table:table-cell office:value-type="float" office:value="0.0111760909580346" calcext:value-type="float">
            <text:p>0.0111760909580346</text:p>
          </table:table-cell>
          <table:table-cell office:value-type="float" office:value="0.903780036968577" calcext:value-type="float">
            <text:p>0.903780036968577</text:p>
          </table:table-cell>
          <table:table-cell office:value-type="float" office:value="0.0152408092470888" calcext:value-type="float">
            <text:p>0.0152408092470888</text:p>
          </table:table-cell>
          <table:table-cell office:value-type="float" office:value="0.899338330937222" calcext:value-type="float">
            <text:p>0.899338330937222</text:p>
          </table:table-cell>
          <table:table-cell office:value-type="float" office:value="0.0126999037914958" calcext:value-type="float">
            <text:p>0.0126999037914958</text:p>
          </table:table-cell>
          <table:table-cell office:value-type="float" office:value="0.905625385089341" calcext:value-type="float">
            <text:p>0.905625385089341</text:p>
          </table:table-cell>
          <table:table-cell office:value-type="float" office:value="0.0130303989025782" calcext:value-type="float">
            <text:p>0.0130303989025782</text:p>
          </table:table-cell>
          <table:table-cell office:value-type="float" office:value="0.903219346888478" calcext:value-type="float">
            <text:p>0.903219346888478</text:p>
          </table:table-cell>
          <table:table-cell office:value-type="float" office:value="0.0166059183745109" calcext:value-type="float">
            <text:p>0.0166059183745109</text:p>
          </table:table-cell>
          <table:table-cell office:value-type="float" office:value="0.902298213185459" calcext:value-type="float">
            <text:p>0.902298213185459</text:p>
          </table:table-cell>
          <table:table-cell office:value-type="float" office:value="0.0115291205752069" calcext:value-type="float">
            <text:p>0.0115291205752069</text:p>
          </table:table-cell>
          <table:table-cell office:value-type="float" office:value="0.901372629561169" calcext:value-type="float">
            <text:p>0.901372629561169</text:p>
          </table:table-cell>
          <table:table-cell office:value-type="float" office:value="0.0147218722931657" calcext:value-type="float">
            <text:p>0.0147218722931657</text:p>
          </table:table-cell>
          <table:table-cell office:value-type="float" office:value="0.899519750804409" calcext:value-type="float">
            <text:p>0.899519750804409</text:p>
          </table:table-cell>
          <table:table-cell office:value-type="float" office:value="0.0132486780072042" calcext:value-type="float">
            <text:p>0.0132486780072042</text:p>
          </table:table-cell>
          <table:table-cell office:value-type="float" office:value="0.901558157047991" calcext:value-type="float">
            <text:p>0.901558157047991</text:p>
          </table:table-cell>
          <table:table-cell office:value-type="float" office:value="0.0149188446047784" calcext:value-type="float">
            <text:p>0.0149188446047784</text:p>
          </table:table-cell>
          <table:table-cell office:value-type="float" office:value="0.900260491545149" calcext:value-type="float">
            <text:p>0.900260491545149</text:p>
          </table:table-cell>
          <table:table-cell office:value-type="float" office:value="0.017260409554644" calcext:value-type="float">
            <text:p>0.017260409554644</text:p>
          </table:table-cell>
          <table:table-cell office:value-type="float" office:value="0.903407270486753" calcext:value-type="float">
            <text:p>0.903407270486753</text:p>
          </table:table-cell>
          <table:table-cell office:value-type="float" office:value="0.0118622217605533" calcext:value-type="float">
            <text:p>0.0118622217605533</text:p>
          </table:table-cell>
          <table:table-cell office:value-type="float" office:value="0.90526049154515" calcext:value-type="float">
            <text:p>0.90526049154515</text:p>
          </table:table-cell>
          <table:table-cell office:value-type="float" office:value="0.01488509446395" calcext:value-type="float">
            <text:p>0.01488509446395</text:p>
          </table:table-cell>
          <table:table-cell office:value-type="float" office:value="0.903034504004929" calcext:value-type="float">
            <text:p>0.903034504004929</text:p>
          </table:table-cell>
          <table:table-cell office:value-type="float" office:value="0.0109015361159635" calcext:value-type="float">
            <text:p>0.0109015361159635</text:p>
          </table:table-cell>
          <table:table-cell office:value-type="float" office:value="0.904700143766687" calcext:value-type="float">
            <text:p>0.904700143766687</text:p>
          </table:table-cell>
          <table:table-cell office:value-type="float" office:value="0.0137614696222023" calcext:value-type="float">
            <text:p>0.01376146962220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0438830697611" calcext:value-type="float">
            <text:p>0.910438830697611</text:p>
          </table:table-cell>
          <table:table-cell office:value-type="float" office:value="0.0115229220783784" calcext:value-type="float">
            <text:p>0.0115229220783784</text:p>
          </table:table-cell>
          <table:table-cell office:value-type="float" office:value="0.908585609639214" calcext:value-type="float">
            <text:p>0.908585609639214</text:p>
          </table:table-cell>
          <table:table-cell office:value-type="float" office:value="0.0129459803038831" calcext:value-type="float">
            <text:p>0.0129459803038831</text:p>
          </table:table-cell>
          <table:table-cell office:value-type="float" office:value="0.911920312179092" calcext:value-type="float">
            <text:p>0.911920312179092</text:p>
          </table:table-cell>
          <table:table-cell office:value-type="float" office:value="0.0130885987635571" calcext:value-type="float">
            <text:p>0.0130885987635571</text:p>
          </table:table-cell>
          <table:table-cell office:value-type="float" office:value="0.910440542205792" calcext:value-type="float">
            <text:p>0.910440542205792</text:p>
          </table:table-cell>
          <table:table-cell office:value-type="float" office:value="0.0121843818147436" calcext:value-type="float">
            <text:p>0.0121843818147436</text:p>
          </table:table-cell>
          <table:table-cell office:value-type="float" office:value="0.908774560142398" calcext:value-type="float">
            <text:p>0.908774560142398</text:p>
          </table:table-cell>
          <table:table-cell office:value-type="float" office:value="0.0119313446217591" calcext:value-type="float">
            <text:p>0.0119313446217591</text:p>
          </table:table-cell>
          <table:table-cell office:value-type="float" office:value="0.908034161703293" calcext:value-type="float">
            <text:p>0.908034161703293</text:p>
          </table:table-cell>
          <table:table-cell office:value-type="float" office:value="0.0111075473229684" calcext:value-type="float">
            <text:p>0.0111075473229684</text:p>
          </table:table-cell>
          <table:table-cell office:value-type="float" office:value="0.910440884507428" calcext:value-type="float">
            <text:p>0.910440884507428</text:p>
          </table:table-cell>
          <table:table-cell office:value-type="float" office:value="0.0136804777038564" calcext:value-type="float">
            <text:p>0.0136804777038564</text:p>
          </table:table-cell>
          <table:table-cell office:value-type="float" office:value="0.911363387416992" calcext:value-type="float">
            <text:p>0.911363387416992</text:p>
          </table:table-cell>
          <table:table-cell office:value-type="float" office:value="0.0127050732432567" calcext:value-type="float">
            <text:p>0.0127050732432567</text:p>
          </table:table-cell>
          <table:table-cell office:value-type="float" office:value="0.911734100088998" calcext:value-type="float">
            <text:p>0.911734100088998</text:p>
          </table:table-cell>
          <table:table-cell office:value-type="float" office:value="0.0124400527589547" calcext:value-type="float">
            <text:p>0.0124400527589547</text:p>
          </table:table-cell>
          <table:table-cell office:value-type="float" office:value="0.910438146094338" calcext:value-type="float">
            <text:p>0.910438146094338</text:p>
          </table:table-cell>
          <table:table-cell office:value-type="float" office:value="0.0124251763038397" calcext:value-type="float">
            <text:p>0.0124251763038397</text:p>
          </table:table-cell>
          <table:table-cell office:value-type="float" office:value="0.908773533237489" calcext:value-type="float">
            <text:p>0.908773533237489</text:p>
          </table:table-cell>
          <table:table-cell office:value-type="float" office:value="0.0123747551173898" calcext:value-type="float">
            <text:p>0.0123747551173898</text:p>
          </table:table-cell>
          <table:table-cell office:value-type="float" office:value="0.910439515300883" calcext:value-type="float">
            <text:p>0.910439515300883</text:p>
          </table:table-cell>
          <table:table-cell office:value-type="float" office:value="0.0151146222684032" calcext:value-type="float">
            <text:p>0.0151146222684032</text:p>
          </table:table-cell>
          <table:table-cell office:value-type="float" office:value="0.909328061888136" calcext:value-type="float">
            <text:p>0.909328061888136</text:p>
          </table:table-cell>
          <table:table-cell office:value-type="float" office:value="0.0114525296730307" calcext:value-type="float">
            <text:p>0.0114525296730307</text:p>
          </table:table-cell>
          <table:table-cell office:value-type="float" office:value="0.908958376121038" calcext:value-type="float">
            <text:p>0.908958376121038</text:p>
          </table:table-cell>
          <table:table-cell office:value-type="float" office:value="0.0141726520519427" calcext:value-type="float">
            <text:p>0.0141726520519427</text:p>
          </table:table-cell>
          <table:table-cell office:value-type="float" office:value="0.908220373793387" calcext:value-type="float">
            <text:p>0.908220373793387</text:p>
          </table:table-cell>
          <table:table-cell office:value-type="float" office:value="0.010244241458925" calcext:value-type="float">
            <text:p>0.010244241458925</text:p>
          </table:table-cell>
          <table:table-cell office:value-type="float" office:value="0.907476210036284" calcext:value-type="float">
            <text:p>0.907476210036284</text:p>
          </table:table-cell>
          <table:table-cell office:value-type="float" office:value="0.0116324149524173" calcext:value-type="float">
            <text:p>0.01163241495241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0992674744985" calcext:value-type="float">
            <text:p>0.910992674744985</text:p>
          </table:table-cell>
          <table:table-cell office:value-type="float" office:value="0.0111723940290516" calcext:value-type="float">
            <text:p>0.0111723940290516</text:p>
          </table:table-cell>
          <table:table-cell office:value-type="float" office:value="0.912289655644554" calcext:value-type="float">
            <text:p>0.912289655644554</text:p>
          </table:table-cell>
          <table:table-cell office:value-type="float" office:value="0.0133855332278449" calcext:value-type="float">
            <text:p>0.0133855332278449</text:p>
          </table:table-cell>
          <table:table-cell office:value-type="float" office:value="0.911549941808722" calcext:value-type="float">
            <text:p>0.911549941808722</text:p>
          </table:table-cell>
          <table:table-cell office:value-type="float" office:value="0.013953949680883" calcext:value-type="float">
            <text:p>0.013953949680883</text:p>
          </table:table-cell>
          <table:table-cell office:value-type="float" office:value="0.911364756623537" calcext:value-type="float">
            <text:p>0.911364756623537</text:p>
          </table:table-cell>
          <table:table-cell office:value-type="float" office:value="0.0117578221435743" calcext:value-type="float">
            <text:p>0.0117578221435743</text:p>
          </table:table-cell>
          <table:table-cell office:value-type="float" office:value="0.909329431094681" calcext:value-type="float">
            <text:p>0.909329431094681</text:p>
          </table:table-cell>
          <table:table-cell office:value-type="float" office:value="0.0111044533977941" calcext:value-type="float">
            <text:p>0.0111044533977941</text:p>
          </table:table-cell>
          <table:table-cell office:value-type="float" office:value="0.913398712945848" calcext:value-type="float">
            <text:p>0.913398712945848</text:p>
          </table:table-cell>
          <table:table-cell office:value-type="float" office:value="0.0116169085415175" calcext:value-type="float">
            <text:p>0.0116169085415175</text:p>
          </table:table-cell>
          <table:table-cell office:value-type="float" office:value="0.912106524269186" calcext:value-type="float">
            <text:p>0.912106524269186</text:p>
          </table:table-cell>
          <table:table-cell office:value-type="float" office:value="0.0143571797975176" calcext:value-type="float">
            <text:p>0.0143571797975176</text:p>
          </table:table-cell>
          <table:table-cell office:value-type="float" office:value="0.912657972205107" calcext:value-type="float">
            <text:p>0.912657972205107</text:p>
          </table:table-cell>
          <table:table-cell office:value-type="float" office:value="0.0139153196303645" calcext:value-type="float">
            <text:p>0.0139153196303645</text:p>
          </table:table-cell>
          <table:table-cell office:value-type="float" office:value="0.913770110221127" calcext:value-type="float">
            <text:p>0.913770110221127</text:p>
          </table:table-cell>
          <table:table-cell office:value-type="float" office:value="0.012409356766511" calcext:value-type="float">
            <text:p>0.012409356766511</text:p>
          </table:table-cell>
          <table:table-cell office:value-type="float" office:value="0.911734100088998" calcext:value-type="float">
            <text:p>0.911734100088998</text:p>
          </table:table-cell>
          <table:table-cell office:value-type="float" office:value="0.0113524448742217" calcext:value-type="float">
            <text:p>0.0113524448742217</text:p>
          </table:table-cell>
          <table:table-cell office:value-type="float" office:value="0.910069829533785" calcext:value-type="float">
            <text:p>0.910069829533785</text:p>
          </table:table-cell>
          <table:table-cell office:value-type="float" office:value="0.0121225706349232" calcext:value-type="float">
            <text:p>0.0121225706349232</text:p>
          </table:table-cell>
          <table:table-cell office:value-type="float" office:value="0.911735469295543" calcext:value-type="float">
            <text:p>0.911735469295543</text:p>
          </table:table-cell>
          <table:table-cell office:value-type="float" office:value="0.014572054104104" calcext:value-type="float">
            <text:p>0.014572054104104</text:p>
          </table:table-cell>
          <table:table-cell office:value-type="float" office:value="0.908220031491751" calcext:value-type="float">
            <text:p>0.908220031491751</text:p>
          </table:table-cell>
          <table:table-cell office:value-type="float" office:value="0.0144649872965801" calcext:value-type="float">
            <text:p>0.0144649872965801</text:p>
          </table:table-cell>
          <table:table-cell office:value-type="float" office:value="0.907665502841104" calcext:value-type="float">
            <text:p>0.907665502841104</text:p>
          </table:table-cell>
          <table:table-cell office:value-type="float" office:value="0.0133990033700732" calcext:value-type="float">
            <text:p>0.0133990033700732</text:p>
          </table:table-cell>
          <table:table-cell office:value-type="float" office:value="0.909884302046964" calcext:value-type="float">
            <text:p>0.909884302046964</text:p>
          </table:table-cell>
          <table:table-cell office:value-type="float" office:value="0.0117431307055266" calcext:value-type="float">
            <text:p>0.0117431307055266</text:p>
          </table:table-cell>
          <table:table-cell office:value-type="float" office:value="0.908586978845759" calcext:value-type="float">
            <text:p>0.908586978845759</text:p>
          </table:table-cell>
          <table:table-cell office:value-type="float" office:value="0.0140069196755789" calcext:value-type="float">
            <text:p>0.01400691967557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1549599507086" calcext:value-type="float">
            <text:p>0.911549599507086</text:p>
          </table:table-cell>
          <table:table-cell office:value-type="float" office:value="0.0109612440044521" calcext:value-type="float">
            <text:p>0.0109612440044521</text:p>
          </table:table-cell>
          <table:table-cell office:value-type="float" office:value="0.913030054083658" calcext:value-type="float">
            <text:p>0.913030054083658</text:p>
          </table:table-cell>
          <table:table-cell office:value-type="float" office:value="0.0133200720819638" calcext:value-type="float">
            <text:p>0.0133200720819638</text:p>
          </table:table-cell>
          <table:table-cell office:value-type="float" office:value="0.911364756623537" calcext:value-type="float">
            <text:p>0.911364756623537</text:p>
          </table:table-cell>
          <table:table-cell office:value-type="float" office:value="0.013999839293611" calcext:value-type="float">
            <text:p>0.013999839293611</text:p>
          </table:table-cell>
          <table:table-cell office:value-type="float" office:value="0.910993701649894" calcext:value-type="float">
            <text:p>0.910993701649894</text:p>
          </table:table-cell>
          <table:table-cell office:value-type="float" office:value="0.0137343879201835" calcext:value-type="float">
            <text:p>0.0137343879201835</text:p>
          </table:table-cell>
          <table:table-cell office:value-type="float" office:value="0.909700486068323" calcext:value-type="float">
            <text:p>0.909700486068323</text:p>
          </table:table-cell>
          <table:table-cell office:value-type="float" office:value="0.0135588394429631" calcext:value-type="float">
            <text:p>0.0135588394429631</text:p>
          </table:table-cell>
          <table:table-cell office:value-type="float" office:value="0.91210344355446" calcext:value-type="float">
            <text:p>0.91210344355446</text:p>
          </table:table-cell>
          <table:table-cell office:value-type="float" office:value="0.0137544704392906" calcext:value-type="float">
            <text:p>0.0137544704392906</text:p>
          </table:table-cell>
          <table:table-cell office:value-type="float" office:value="0.91099678236462" calcext:value-type="float">
            <text:p>0.91099678236462</text:p>
          </table:table-cell>
          <table:table-cell office:value-type="float" office:value="0.0137645300839861" calcext:value-type="float">
            <text:p>0.0137645300839861</text:p>
          </table:table-cell>
          <table:table-cell office:value-type="float" office:value="0.913584582734305" calcext:value-type="float">
            <text:p>0.913584582734305</text:p>
          </table:table-cell>
          <table:table-cell office:value-type="float" office:value="0.014938979936727" calcext:value-type="float">
            <text:p>0.014938979936727</text:p>
          </table:table-cell>
          <table:table-cell office:value-type="float" office:value="0.911735469295543" calcext:value-type="float">
            <text:p>0.911735469295543</text:p>
          </table:table-cell>
          <table:table-cell office:value-type="float" office:value="0.0128797867377037" calcext:value-type="float">
            <text:p>0.0128797867377037</text:p>
          </table:table-cell>
          <table:table-cell office:value-type="float" office:value="0.910439857602519" calcext:value-type="float">
            <text:p>0.910439857602519</text:p>
          </table:table-cell>
          <table:table-cell office:value-type="float" office:value="0.0129738165960832" calcext:value-type="float">
            <text:p>0.0129738165960832</text:p>
          </table:table-cell>
          <table:table-cell office:value-type="float" office:value="0.912474498528103" calcext:value-type="float">
            <text:p>0.912474498528103</text:p>
          </table:table-cell>
          <table:table-cell office:value-type="float" office:value="0.0119055287792551" calcext:value-type="float">
            <text:p>0.0119055287792551</text:p>
          </table:table-cell>
          <table:table-cell office:value-type="float" office:value="0.913030054083658" calcext:value-type="float">
            <text:p>0.913030054083658</text:p>
          </table:table-cell>
          <table:table-cell office:value-type="float" office:value="0.014016498156995" calcext:value-type="float">
            <text:p>0.014016498156995</text:p>
          </table:table-cell>
          <table:table-cell office:value-type="float" office:value="0.911365098925173" calcext:value-type="float">
            <text:p>0.911365098925173</text:p>
          </table:table-cell>
          <table:table-cell office:value-type="float" office:value="0.0136952703284632" calcext:value-type="float">
            <text:p>0.0136952703284632</text:p>
          </table:table-cell>
          <table:table-cell office:value-type="float" office:value="0.908589032655576" calcext:value-type="float">
            <text:p>0.908589032655576</text:p>
          </table:table-cell>
          <table:table-cell office:value-type="float" office:value="0.014232278628536" calcext:value-type="float">
            <text:p>0.014232278628536</text:p>
          </table:table-cell>
          <table:table-cell office:value-type="float" office:value="0.911919969877456" calcext:value-type="float">
            <text:p>0.911919969877456</text:p>
          </table:table-cell>
          <table:table-cell office:value-type="float" office:value="0.0135544595054897" calcext:value-type="float">
            <text:p>0.0135544595054897</text:p>
          </table:table-cell>
          <table:table-cell office:value-type="float" office:value="0.910623331279523" calcext:value-type="float">
            <text:p>0.910623331279523</text:p>
          </table:table-cell>
          <table:table-cell office:value-type="float" office:value="0.0124751369134463" calcext:value-type="float">
            <text:p>0.012475136913446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2103785856096" calcext:value-type="float">
            <text:p>0.912103785856096</text:p>
          </table:table-cell>
          <table:table-cell office:value-type="float" office:value="0.012385224804696" calcext:value-type="float">
            <text:p>0.012385224804696</text:p>
          </table:table-cell>
          <table:table-cell office:value-type="float" office:value="0.913584925035942" calcext:value-type="float">
            <text:p>0.913584925035942</text:p>
          </table:table-cell>
          <table:table-cell office:value-type="float" office:value="0.0138852196510334" calcext:value-type="float">
            <text:p>0.0138852196510334</text:p>
          </table:table-cell>
          <table:table-cell office:value-type="float" office:value="0.913584925035942" calcext:value-type="float">
            <text:p>0.913584925035942</text:p>
          </table:table-cell>
          <table:table-cell office:value-type="float" office:value="0.0127707603188612" calcext:value-type="float">
            <text:p>0.0127707603188612</text:p>
          </table:table-cell>
          <table:table-cell office:value-type="float" office:value="0.912105155062641" calcext:value-type="float">
            <text:p>0.912105155062641</text:p>
          </table:table-cell>
          <table:table-cell office:value-type="float" office:value="0.0142881752917638" calcext:value-type="float">
            <text:p>0.0142881752917638</text:p>
          </table:table-cell>
          <table:table-cell office:value-type="float" office:value="0.910255357020607" calcext:value-type="float">
            <text:p>0.910255357020607</text:p>
          </table:table-cell>
          <table:table-cell office:value-type="float" office:value="0.0119660335703455" calcext:value-type="float">
            <text:p>0.0119660335703455</text:p>
          </table:table-cell>
          <table:table-cell office:value-type="float" office:value="0.912844526596837" calcext:value-type="float">
            <text:p>0.912844526596837</text:p>
          </table:table-cell>
          <table:table-cell office:value-type="float" office:value="0.0122020159477135" calcext:value-type="float">
            <text:p>0.0122020159477135</text:p>
          </table:table-cell>
          <table:table-cell office:value-type="float" office:value="0.910995755459711" calcext:value-type="float">
            <text:p>0.910995755459711</text:p>
          </table:table-cell>
          <table:table-cell office:value-type="float" office:value="0.014099830573686" calcext:value-type="float">
            <text:p>0.014099830573686</text:p>
          </table:table-cell>
          <table:table-cell office:value-type="float" office:value="0.912843499691929" calcext:value-type="float">
            <text:p>0.912843499691929</text:p>
          </table:table-cell>
          <table:table-cell office:value-type="float" office:value="0.0133458727526591" calcext:value-type="float">
            <text:p>0.0133458727526591</text:p>
          </table:table-cell>
          <table:table-cell office:value-type="float" office:value="0.912845895803382" calcext:value-type="float">
            <text:p>0.912845895803382</text:p>
          </table:table-cell>
          <table:table-cell office:value-type="float" office:value="0.0142353631871277" calcext:value-type="float">
            <text:p>0.0142353631871277</text:p>
          </table:table-cell>
          <table:table-cell office:value-type="float" office:value="0.911180256041624" calcext:value-type="float">
            <text:p>0.911180256041624</text:p>
          </table:table-cell>
          <table:table-cell office:value-type="float" office:value="0.0126070502539552" calcext:value-type="float">
            <text:p>0.0126070502539552</text:p>
          </table:table-cell>
          <table:table-cell office:value-type="float" office:value="0.913771821729308" calcext:value-type="float">
            <text:p>0.913771821729308</text:p>
          </table:table-cell>
          <table:table-cell office:value-type="float" office:value="0.0142225563265368" calcext:value-type="float">
            <text:p>0.0142225563265368</text:p>
          </table:table-cell>
          <table:table-cell office:value-type="float" office:value="0.912844526596837" calcext:value-type="float">
            <text:p>0.912844526596837</text:p>
          </table:table-cell>
          <table:table-cell office:value-type="float" office:value="0.0144594793193061" calcext:value-type="float">
            <text:p>0.0144594793193061</text:p>
          </table:table-cell>
          <table:table-cell office:value-type="float" office:value="0.912290682549462" calcext:value-type="float">
            <text:p>0.912290682549462</text:p>
          </table:table-cell>
          <table:table-cell office:value-type="float" office:value="0.0132360163045875" calcext:value-type="float">
            <text:p>0.0132360163045875</text:p>
          </table:table-cell>
          <table:table-cell office:value-type="float" office:value="0.910808858766345" calcext:value-type="float">
            <text:p>0.910808858766345</text:p>
          </table:table-cell>
          <table:table-cell office:value-type="float" office:value="0.0133171525700893" calcext:value-type="float">
            <text:p>0.0133171525700893</text:p>
          </table:table-cell>
          <table:table-cell office:value-type="float" office:value="0.911735469295543" calcext:value-type="float">
            <text:p>0.911735469295543</text:p>
          </table:table-cell>
          <table:table-cell office:value-type="float" office:value="0.0135998144715788" calcext:value-type="float">
            <text:p>0.0135998144715788</text:p>
          </table:table-cell>
          <table:table-cell office:value-type="float" office:value="0.909512904771685" calcext:value-type="float">
            <text:p>0.909512904771685</text:p>
          </table:table-cell>
          <table:table-cell office:value-type="float" office:value="0.0129665328161762" calcext:value-type="float">
            <text:p>0.012966532816176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0216334634079" calcext:value-type="float">
            <text:p>0.910216334634079</text:p>
          </table:table-cell>
          <table:table-cell office:value-type="float" office:value="0.0116342411083197" calcext:value-type="float">
            <text:p>0.0116342411083197</text:p>
          </table:table-cell>
          <table:table-cell office:value-type="float" office:value="0.910142123639351" calcext:value-type="float">
            <text:p>0.910142123639351</text:p>
          </table:table-cell>
          <table:table-cell office:value-type="float" office:value="0.0133513363293903" calcext:value-type="float">
            <text:p>0.0133513363293903</text:p>
          </table:table-cell>
          <table:table-cell office:value-type="float" office:value="0.911105497364277" calcext:value-type="float">
            <text:p>0.911105497364277</text:p>
          </table:table-cell>
          <table:table-cell office:value-type="float" office:value="0.0129978478029894" calcext:value-type="float">
            <text:p>0.0129978478029894</text:p>
          </table:table-cell>
          <table:table-cell office:value-type="float" office:value="0.909736838502088" calcext:value-type="float">
            <text:p>0.909736838502088</text:p>
          </table:table-cell>
          <table:table-cell office:value-type="float" office:value="0.0134411152834708" calcext:value-type="float">
            <text:p>0.0134411152834708</text:p>
          </table:table-cell>
          <table:table-cell office:value-type="float" office:value="0.907479633052646" calcext:value-type="float">
            <text:p>0.907479633052646</text:p>
          </table:table-cell>
          <table:table-cell office:value-type="float" office:value="0.0122521149648715" calcext:value-type="float">
            <text:p>0.0122521149648715</text:p>
          </table:table-cell>
          <table:table-cell office:value-type="float" office:value="0.910401245977956" calcext:value-type="float">
            <text:p>0.910401245977956</text:p>
          </table:table-cell>
          <table:table-cell office:value-type="float" office:value="0.0123422682308136" calcext:value-type="float">
            <text:p>0.0123422682308136</text:p>
          </table:table-cell>
          <table:table-cell office:value-type="float" office:value="0.909551858697884" calcext:value-type="float">
            <text:p>0.909551858697884</text:p>
          </table:table-cell>
          <table:table-cell office:value-type="float" office:value="0.0145015873067114" calcext:value-type="float">
            <text:p>0.0145015873067114</text:p>
          </table:table-cell>
          <table:table-cell office:value-type="float" office:value="0.910549531046759" calcext:value-type="float">
            <text:p>0.910549531046759</text:p>
          </table:table-cell>
          <table:table-cell office:value-type="float" office:value="0.0132868732276428" calcext:value-type="float">
            <text:p>0.0132868732276428</text:p>
          </table:table-cell>
          <table:table-cell office:value-type="float" office:value="0.910291640994044" calcext:value-type="float">
            <text:p>0.910291640994044</text:p>
          </table:table-cell>
          <table:table-cell office:value-type="float" office:value="0.0133372863486926" calcext:value-type="float">
            <text:p>0.0133372863486926</text:p>
          </table:table-cell>
          <table:table-cell office:value-type="float" office:value="0.908662422126378" calcext:value-type="float">
            <text:p>0.908662422126378</text:p>
          </table:table-cell>
          <table:table-cell office:value-type="float" office:value="0.0125214332070608" calcext:value-type="float">
            <text:p>0.0125214332070608</text:p>
          </table:table-cell>
          <table:table-cell office:value-type="float" office:value="0.909329568015335" calcext:value-type="float">
            <text:p>0.909329568015335</text:p>
          </table:table-cell>
          <table:table-cell office:value-type="float" office:value="0.0131088510925767" calcext:value-type="float">
            <text:p>0.0131088510925767</text:p>
          </table:table-cell>
          <table:table-cell office:value-type="float" office:value="0.909662011364414" calcext:value-type="float">
            <text:p>0.909662011364414</text:p>
          </table:table-cell>
          <table:table-cell office:value-type="float" office:value="0.0150846126806905" calcext:value-type="float">
            <text:p>0.0150846126806905</text:p>
          </table:table-cell>
          <table:table-cell office:value-type="float" office:value="0.908922229068255" calcext:value-type="float">
            <text:p>0.908922229068255</text:p>
          </table:table-cell>
          <table:table-cell office:value-type="float" office:value="0.012942205072643" calcext:value-type="float">
            <text:p>0.012942205072643</text:p>
          </table:table-cell>
          <table:table-cell office:value-type="float" office:value="0.908256452385843" calcext:value-type="float">
            <text:p>0.908256452385843</text:p>
          </table:table-cell>
          <table:table-cell office:value-type="float" office:value="0.0140012362169182" calcext:value-type="float">
            <text:p>0.0140012362169182</text:p>
          </table:table-cell>
          <table:table-cell office:value-type="float" office:value="0.908958923803656" calcext:value-type="float">
            <text:p>0.908958923803656</text:p>
          </table:table-cell>
          <table:table-cell office:value-type="float" office:value="0.0120086364514967" calcext:value-type="float">
            <text:p>0.0120086364514967</text:p>
          </table:table-cell>
          <table:table-cell office:value-type="float" office:value="0.908179913739988" calcext:value-type="float">
            <text:p>0.908179913739988</text:p>
          </table:table-cell>
          <table:table-cell office:value-type="float" office:value="0.0129684947959642" calcext:value-type="float">
            <text:p>0.01296849479596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0597153848148345" calcext:value-type="float">
            <text:p>0.0597153848148345</text:p>
          </table:table-cell>
          <table:table-cell office:value-type="float" office:value="0.739559125085441" calcext:value-type="float">
            <text:p>0.739559125085441</text:p>
          </table:table-cell>
          <table:table-cell office:value-type="float" office:value="0.0383963724931606" calcext:value-type="float">
            <text:p>0.0383963724931606</text:p>
          </table:table-cell>
          <table:table-cell office:value-type="float" office:value="0.747368421052632" calcext:value-type="float">
            <text:p>0.747368421052632</text:p>
          </table:table-cell>
          <table:table-cell office:value-type="float" office:value="0.0435366099960983" calcext:value-type="float">
            <text:p>0.0435366099960983</text:p>
          </table:table-cell>
          <table:table-cell office:value-type="float" office:value="0.769548872180451" calcext:value-type="float">
            <text:p>0.769548872180451</text:p>
          </table:table-cell>
          <table:table-cell office:value-type="float" office:value="0.0316955014705412" calcext:value-type="float">
            <text:p>0.0316955014705412</text:p>
          </table:table-cell>
          <table:table-cell office:value-type="float" office:value="0.75134996582365" calcext:value-type="float">
            <text:p>0.75134996582365</text:p>
          </table:table-cell>
          <table:table-cell office:value-type="float" office:value="0.0481132158926247" calcext:value-type="float">
            <text:p>0.0481132158926247</text:p>
          </table:table-cell>
          <table:table-cell office:value-type="float" office:value="0.756578947368421" calcext:value-type="float">
            <text:p>0.756578947368421</text:p>
          </table:table-cell>
          <table:table-cell office:value-type="float" office:value="0.0520554446734435" calcext:value-type="float">
            <text:p>0.0520554446734435</text:p>
          </table:table-cell>
          <table:table-cell office:value-type="float" office:value="0.749982911825017" calcext:value-type="float">
            <text:p>0.749982911825017</text:p>
          </table:table-cell>
          <table:table-cell office:value-type="float" office:value="0.0590607612682515" calcext:value-type="float">
            <text:p>0.0590607612682515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493170276033828" calcext:value-type="float">
            <text:p>0.0493170276033828</text:p>
          </table:table-cell>
          <table:table-cell office:value-type="float" office:value="0.748701298701299" calcext:value-type="float">
            <text:p>0.748701298701299</text:p>
          </table:table-cell>
          <table:table-cell office:value-type="float" office:value="0.0458367586094608" calcext:value-type="float">
            <text:p>0.0458367586094608</text:p>
          </table:table-cell>
          <table:table-cell office:value-type="float" office:value="0.755160628844839" calcext:value-type="float">
            <text:p>0.755160628844839</text:p>
          </table:table-cell>
          <table:table-cell office:value-type="float" office:value="0.041482074190157" calcext:value-type="float">
            <text:p>0.041482074190157</text:p>
          </table:table-cell>
          <table:table-cell office:value-type="float" office:value="0.746120984278879" calcext:value-type="float">
            <text:p>0.746120984278879</text:p>
          </table:table-cell>
          <table:table-cell office:value-type="float" office:value="0.0502414333901416" calcext:value-type="float">
            <text:p>0.0502414333901416</text:p>
          </table:table-cell>
          <table:table-cell office:value-type="float" office:value="0.740926179084074" calcext:value-type="float">
            <text:p>0.740926179084074</text:p>
          </table:table-cell>
          <table:table-cell office:value-type="float" office:value="0.0449143102523299" calcext:value-type="float">
            <text:p>0.0449143102523299</text:p>
          </table:table-cell>
          <table:table-cell office:value-type="float" office:value="0.750051264524949" calcext:value-type="float">
            <text:p>0.750051264524949</text:p>
          </table:table-cell>
          <table:table-cell office:value-type="float" office:value="0.0450158772489993" calcext:value-type="float">
            <text:p>0.0450158772489993</text:p>
          </table:table-cell>
          <table:table-cell office:value-type="float" office:value="0.744753930280246" calcext:value-type="float">
            <text:p>0.744753930280246</text:p>
          </table:table-cell>
          <table:table-cell office:value-type="float" office:value="0.044598503514457" calcext:value-type="float">
            <text:p>0.044598503514457</text:p>
          </table:table-cell>
          <table:table-cell office:value-type="float" office:value="0.769548872180451" calcext:value-type="float">
            <text:p>0.769548872180451</text:p>
          </table:table-cell>
          <table:table-cell office:value-type="float" office:value="0.0372471869914944" calcext:value-type="float">
            <text:p>0.0372471869914944</text:p>
          </table:table-cell>
          <table:table-cell office:value-type="float" office:value="0.753913192071087" calcext:value-type="float">
            <text:p>0.753913192071087</text:p>
          </table:table-cell>
          <table:table-cell office:value-type="float" office:value="0.0369709246594559" calcext:value-type="float">
            <text:p>0.03697092465945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0.760492139439508" calcext:value-type="float">
            <text:p>0.760492139439508</text:p>
          </table:table-cell>
          <table:table-cell office:value-type="float" office:value="0.0459166041753146" calcext:value-type="float">
            <text:p>0.0459166041753146</text:p>
          </table:table-cell>
          <table:table-cell office:value-type="float" office:value="0.752682843472317" calcext:value-type="float">
            <text:p>0.752682843472317</text:p>
          </table:table-cell>
          <table:table-cell office:value-type="float" office:value="0.0423972012372516" calcext:value-type="float">
            <text:p>0.0423972012372516</text:p>
          </table:table-cell>
          <table:table-cell office:value-type="float" office:value="0.766968557758031" calcext:value-type="float">
            <text:p>0.766968557758031</text:p>
          </table:table-cell>
          <table:table-cell office:value-type="float" office:value="0.0449630875798793" calcext:value-type="float">
            <text:p>0.0449630875798793</text:p>
          </table:table-cell>
          <table:table-cell office:value-type="float" office:value="0.772163362952837" calcext:value-type="float">
            <text:p>0.772163362952837</text:p>
          </table:table-cell>
          <table:table-cell office:value-type="float" office:value="0.0428169374134135" calcext:value-type="float">
            <text:p>0.0428169374134135</text:p>
          </table:table-cell>
          <table:table-cell office:value-type="float" office:value="0.752614490772386" calcext:value-type="float">
            <text:p>0.752614490772386</text:p>
          </table:table-cell>
          <table:table-cell office:value-type="float" office:value="0.0440894084984638" calcext:value-type="float">
            <text:p>0.0440894084984638</text:p>
          </table:table-cell>
          <table:table-cell office:value-type="float" office:value="0.763004101161996" calcext:value-type="float">
            <text:p>0.763004101161996</text:p>
          </table:table-cell>
          <table:table-cell office:value-type="float" office:value="0.046646123769554" calcext:value-type="float">
            <text:p>0.046646123769554</text:p>
          </table:table-cell>
          <table:table-cell office:value-type="float" office:value="0.760406698564593" calcext:value-type="float">
            <text:p>0.760406698564593</text:p>
          </table:table-cell>
          <table:table-cell office:value-type="float" office:value="0.0398187030496399" calcext:value-type="float">
            <text:p>0.0398187030496399</text:p>
          </table:table-cell>
          <table:table-cell office:value-type="float" office:value="0.761756664388243" calcext:value-type="float">
            <text:p>0.761756664388243</text:p>
          </table:table-cell>
          <table:table-cell office:value-type="float" office:value="0.0480556156441821" calcext:value-type="float">
            <text:p>0.0480556156441821</text:p>
          </table:table-cell>
          <table:table-cell office:value-type="float" office:value="0.769548872180451" calcext:value-type="float">
            <text:p>0.769548872180451</text:p>
          </table:table-cell>
          <table:table-cell office:value-type="float" office:value="0.0350640578831877" calcext:value-type="float">
            <text:p>0.0350640578831877</text:p>
          </table:table-cell>
          <table:table-cell office:value-type="float" office:value="0.768215994531784" calcext:value-type="float">
            <text:p>0.768215994531784</text:p>
          </table:table-cell>
          <table:table-cell office:value-type="float" office:value="0.048579877924883" calcext:value-type="float">
            <text:p>0.048579877924883</text:p>
          </table:table-cell>
          <table:table-cell office:value-type="float" office:value="0.763072453861928" calcext:value-type="float">
            <text:p>0.763072453861928</text:p>
          </table:table-cell>
          <table:table-cell office:value-type="float" office:value="0.0294621424568803" calcext:value-type="float">
            <text:p>0.0294621424568803</text:p>
          </table:table-cell>
          <table:table-cell office:value-type="float" office:value="0.760423786739576" calcext:value-type="float">
            <text:p>0.760423786739576</text:p>
          </table:table-cell>
          <table:table-cell office:value-type="float" office:value="0.041559294084743" calcext:value-type="float">
            <text:p>0.041559294084743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396228274099806" calcext:value-type="float">
            <text:p>0.0396228274099806</text:p>
          </table:table-cell>
          <table:table-cell office:value-type="float" office:value="0.759073820915926" calcext:value-type="float">
            <text:p>0.759073820915926</text:p>
          </table:table-cell>
          <table:table-cell office:value-type="float" office:value="0.0442068771241495" calcext:value-type="float">
            <text:p>0.0442068771241495</text:p>
          </table:table-cell>
          <table:table-cell office:value-type="float" office:value="0.751298701298701" calcext:value-type="float">
            <text:p>0.751298701298701</text:p>
          </table:table-cell>
          <table:table-cell office:value-type="float" office:value="0.0472460621553347" calcext:value-type="float">
            <text:p>0.0472460621553347</text:p>
          </table:table-cell>
          <table:table-cell office:value-type="float" office:value="0.761722488038278" calcext:value-type="float">
            <text:p>0.761722488038278</text:p>
          </table:table-cell>
          <table:table-cell office:value-type="float" office:value="0.0382095736418432" calcext:value-type="float">
            <text:p>0.03820957364184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436725710785477" calcext:value-type="float">
            <text:p>0.0436725710785477</text:p>
          </table:table-cell>
          <table:table-cell office:value-type="float" office:value="0.747453861927546" calcext:value-type="float">
            <text:p>0.747453861927546</text:p>
          </table:table-cell>
          <table:table-cell office:value-type="float" office:value="0.0447268232021695" calcext:value-type="float">
            <text:p>0.0447268232021695</text:p>
          </table:table-cell>
          <table:table-cell office:value-type="float" office:value="0.77083048530417" calcext:value-type="float">
            <text:p>0.77083048530417</text:p>
          </table:table-cell>
          <table:table-cell office:value-type="float" office:value="0.0467275720489215" calcext:value-type="float">
            <text:p>0.0467275720489215</text:p>
          </table:table-cell>
          <table:table-cell office:value-type="float" office:value="0.772163362952837" calcext:value-type="float">
            <text:p>0.772163362952837</text:p>
          </table:table-cell>
          <table:table-cell office:value-type="float" office:value="0.0465898609368376" calcext:value-type="float">
            <text:p>0.0465898609368376</text:p>
          </table:table-cell>
          <table:table-cell office:value-type="float" office:value="0.759125085440875" calcext:value-type="float">
            <text:p>0.759125085440875</text:p>
          </table:table-cell>
          <table:table-cell office:value-type="float" office:value="0.0530397670646804" calcext:value-type="float">
            <text:p>0.0530397670646804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493680533150949" calcext:value-type="float">
            <text:p>0.0493680533150949</text:p>
          </table:table-cell>
          <table:table-cell office:value-type="float" office:value="0.753896103896104" calcext:value-type="float">
            <text:p>0.753896103896104</text:p>
          </table:table-cell>
          <table:table-cell office:value-type="float" office:value="0.0443913965512125" calcext:value-type="float">
            <text:p>0.0443913965512125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582252965703049" calcext:value-type="float">
            <text:p>0.0582252965703049</text:p>
          </table:table-cell>
          <table:table-cell office:value-type="float" office:value="0.765652768284347" calcext:value-type="float">
            <text:p>0.765652768284347</text:p>
          </table:table-cell>
          <table:table-cell office:value-type="float" office:value="0.0426880867864601" calcext:value-type="float">
            <text:p>0.0426880867864601</text:p>
          </table:table-cell>
          <table:table-cell office:value-type="float" office:value="0.757860560492139" calcext:value-type="float">
            <text:p>0.757860560492139</text:p>
          </table:table-cell>
          <table:table-cell office:value-type="float" office:value="0.0394506219993789" calcext:value-type="float">
            <text:p>0.0394506219993789</text:p>
          </table:table-cell>
          <table:table-cell office:value-type="float" office:value="0.752682843472317" calcext:value-type="float">
            <text:p>0.752682843472317</text:p>
          </table:table-cell>
          <table:table-cell office:value-type="float" office:value="0.0386998477653776" calcext:value-type="float">
            <text:p>0.0386998477653776</text:p>
          </table:table-cell>
          <table:table-cell office:value-type="float" office:value="0.759159261790841" calcext:value-type="float">
            <text:p>0.759159261790841</text:p>
          </table:table-cell>
          <table:table-cell office:value-type="float" office:value="0.0344828663829402" calcext:value-type="float">
            <text:p>0.0344828663829402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40608481790138" calcext:value-type="float">
            <text:p>0.040608481790138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371724652994294" calcext:value-type="float">
            <text:p>0.0371724652994294</text:p>
          </table:table-cell>
          <table:table-cell office:value-type="float" office:value="0.756544771018455" calcext:value-type="float">
            <text:p>0.756544771018455</text:p>
          </table:table-cell>
          <table:table-cell office:value-type="float" office:value="0.0426794099338449" calcext:value-type="float">
            <text:p>0.0426794099338449</text:p>
          </table:table-cell>
          <table:table-cell office:value-type="float" office:value="0.761756664388243" calcext:value-type="float">
            <text:p>0.761756664388243</text:p>
          </table:table-cell>
          <table:table-cell office:value-type="float" office:value="0.0375077374615986" calcext:value-type="float">
            <text:p>0.03750773746159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0.763055365686945" calcext:value-type="float">
            <text:p>0.763055365686945</text:p>
          </table:table-cell>
          <table:table-cell office:value-type="float" office:value="0.0479755022637583" calcext:value-type="float">
            <text:p>0.0479755022637583</text:p>
          </table:table-cell>
          <table:table-cell office:value-type="float" office:value="0.751367053998633" calcext:value-type="float">
            <text:p>0.751367053998633</text:p>
          </table:table-cell>
          <table:table-cell office:value-type="float" office:value="0.046486536715604" calcext:value-type="float">
            <text:p>0.046486536715604</text:p>
          </table:table-cell>
          <table:table-cell office:value-type="float" office:value="0.769497607655502" calcext:value-type="float">
            <text:p>0.769497607655502</text:p>
          </table:table-cell>
          <table:table-cell office:value-type="float" office:value="0.0499816995722621" calcext:value-type="float">
            <text:p>0.0499816995722621</text:p>
          </table:table-cell>
          <table:table-cell office:value-type="float" office:value="0.76173957621326" calcext:value-type="float">
            <text:p>0.76173957621326</text:p>
          </table:table-cell>
          <table:table-cell office:value-type="float" office:value="0.0461332938463557" calcext:value-type="float">
            <text:p>0.0461332938463557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481429320027843" calcext:value-type="float">
            <text:p>0.0481429320027843</text:p>
          </table:table-cell>
          <table:table-cell office:value-type="float" office:value="0.763021189336979" calcext:value-type="float">
            <text:p>0.763021189336979</text:p>
          </table:table-cell>
          <table:table-cell office:value-type="float" office:value="0.0530152072448584" calcext:value-type="float">
            <text:p>0.0530152072448584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433981334540333" calcext:value-type="float">
            <text:p>0.0433981334540333</text:p>
          </table:table-cell>
          <table:table-cell office:value-type="float" office:value="0.760406698564593" calcext:value-type="float">
            <text:p>0.760406698564593</text:p>
          </table:table-cell>
          <table:table-cell office:value-type="float" office:value="0.0542290151111819" calcext:value-type="float">
            <text:p>0.0542290151111819</text:p>
          </table:table-cell>
          <table:table-cell office:value-type="float" office:value="0.76173957621326" calcext:value-type="float">
            <text:p>0.76173957621326</text:p>
          </table:table-cell>
          <table:table-cell office:value-type="float" office:value="0.0431732702428457" calcext:value-type="float">
            <text:p>0.0431732702428457</text:p>
          </table:table-cell>
          <table:table-cell office:value-type="float" office:value="0.759125085440875" calcext:value-type="float">
            <text:p>0.759125085440875</text:p>
          </table:table-cell>
          <table:table-cell office:value-type="float" office:value="0.0392411872024969" calcext:value-type="float">
            <text:p>0.0392411872024969</text:p>
          </table:table-cell>
          <table:table-cell office:value-type="float" office:value="0.765686944634313" calcext:value-type="float">
            <text:p>0.765686944634313</text:p>
          </table:table-cell>
          <table:table-cell office:value-type="float" office:value="0.045068803057906" calcext:value-type="float">
            <text:p>0.045068803057906</text:p>
          </table:table-cell>
          <table:table-cell office:value-type="float" office:value="0.759125085440875" calcext:value-type="float">
            <text:p>0.759125085440875</text:p>
          </table:table-cell>
          <table:table-cell office:value-type="float" office:value="0.0383777567718432" calcext:value-type="float">
            <text:p>0.0383777567718432</text:p>
          </table:table-cell>
          <table:table-cell office:value-type="float" office:value="0.76173957621326" calcext:value-type="float">
            <text:p>0.76173957621326</text:p>
          </table:table-cell>
          <table:table-cell office:value-type="float" office:value="0.0418745176868156" calcext:value-type="float">
            <text:p>0.0418745176868156</text:p>
          </table:table-cell>
          <table:table-cell office:value-type="float" office:value="0.748718386876282" calcext:value-type="float">
            <text:p>0.748718386876282</text:p>
          </table:table-cell>
          <table:table-cell office:value-type="float" office:value="0.0478281197925377" calcext:value-type="float">
            <text:p>0.0478281197925377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457159871472549" calcext:value-type="float">
            <text:p>0.0457159871472549</text:p>
          </table:table-cell>
          <table:table-cell office:value-type="float" office:value="0.76173957621326" calcext:value-type="float">
            <text:p>0.76173957621326</text:p>
          </table:table-cell>
          <table:table-cell office:value-type="float" office:value="0.0457252692080989" calcext:value-type="float">
            <text:p>0.045725269208098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0.769565960355434" calcext:value-type="float">
            <text:p>0.769565960355434</text:p>
          </table:table-cell>
          <table:table-cell office:value-type="float" office:value="0.0460693345218665" calcext:value-type="float">
            <text:p>0.0460693345218665</text:p>
          </table:table-cell>
          <table:table-cell office:value-type="float" office:value="0.753913192071087" calcext:value-type="float">
            <text:p>0.753913192071087</text:p>
          </table:table-cell>
          <table:table-cell office:value-type="float" office:value="0.0517174775676762" calcext:value-type="float">
            <text:p>0.0517174775676762</text:p>
          </table:table-cell>
          <table:table-cell office:value-type="float" office:value="0.769497607655502" calcext:value-type="float">
            <text:p>0.769497607655502</text:p>
          </table:table-cell>
          <table:table-cell office:value-type="float" office:value="0.0480704431779704" calcext:value-type="float">
            <text:p>0.0480704431779704</text:p>
          </table:table-cell>
          <table:table-cell office:value-type="float" office:value="0.761722488038277" calcext:value-type="float">
            <text:p>0.761722488038277</text:p>
          </table:table-cell>
          <table:table-cell office:value-type="float" office:value="0.0445945130391202" calcext:value-type="float">
            <text:p>0.0445945130391202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465582616128808" calcext:value-type="float">
            <text:p>0.0465582616128808</text:p>
          </table:table-cell>
          <table:table-cell office:value-type="float" office:value="0.757809295967191" calcext:value-type="float">
            <text:p>0.757809295967191</text:p>
          </table:table-cell>
          <table:table-cell office:value-type="float" office:value="0.0443017175320475" calcext:value-type="float">
            <text:p>0.0443017175320475</text:p>
          </table:table-cell>
          <table:table-cell office:value-type="float" office:value="0.759107997265892" calcext:value-type="float">
            <text:p>0.759107997265892</text:p>
          </table:table-cell>
          <table:table-cell office:value-type="float" office:value="0.0475418600222698" calcext:value-type="float">
            <text:p>0.0475418600222698</text:p>
          </table:table-cell>
          <table:table-cell office:value-type="float" office:value="0.763004101161996" calcext:value-type="float">
            <text:p>0.763004101161996</text:p>
          </table:table-cell>
          <table:table-cell office:value-type="float" office:value="0.047836205259278" calcext:value-type="float">
            <text:p>0.047836205259278</text:p>
          </table:table-cell>
          <table:table-cell office:value-type="float" office:value="0.755246069719754" calcext:value-type="float">
            <text:p>0.755246069719754</text:p>
          </table:table-cell>
          <table:table-cell office:value-type="float" office:value="0.0363483553322696" calcext:value-type="float">
            <text:p>0.0363483553322696</text:p>
          </table:table-cell>
          <table:table-cell office:value-type="float" office:value="0.761722488038277" calcext:value-type="float">
            <text:p>0.761722488038277</text:p>
          </table:table-cell>
          <table:table-cell office:value-type="float" office:value="0.0401729389463292" calcext:value-type="float">
            <text:p>0.0401729389463292</text:p>
          </table:table-cell>
          <table:table-cell office:value-type="float" office:value="0.761773752563226" calcext:value-type="float">
            <text:p>0.761773752563226</text:p>
          </table:table-cell>
          <table:table-cell office:value-type="float" office:value="0.0402912649646292" calcext:value-type="float">
            <text:p>0.0402912649646292</text:p>
          </table:table-cell>
          <table:table-cell office:value-type="float" office:value="0.753947368421053" calcext:value-type="float">
            <text:p>0.753947368421053</text:p>
          </table:table-cell>
          <table:table-cell office:value-type="float" office:value="0.0340938902308578" calcext:value-type="float">
            <text:p>0.0340938902308578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440995920794272" calcext:value-type="float">
            <text:p>0.0440995920794272</text:p>
          </table:table-cell>
          <table:table-cell office:value-type="float" office:value="0.750034176349966" calcext:value-type="float">
            <text:p>0.750034176349966</text:p>
          </table:table-cell>
          <table:table-cell office:value-type="float" office:value="0.0416945866865083" calcext:value-type="float">
            <text:p>0.0416945866865083</text:p>
          </table:table-cell>
          <table:table-cell office:value-type="float" office:value="0.760423786739576" calcext:value-type="float">
            <text:p>0.760423786739576</text:p>
          </table:table-cell>
          <table:table-cell office:value-type="float" office:value="0.0424515728653757" calcext:value-type="float">
            <text:p>0.0424515728653757</text:p>
          </table:table-cell>
          <table:table-cell office:value-type="float" office:value="0.759125085440875" calcext:value-type="float">
            <text:p>0.759125085440875</text:p>
          </table:table-cell>
          <table:table-cell office:value-type="float" office:value="0.0442169125790184" calcext:value-type="float">
            <text:p>0.044216912579018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0.76228981544771" calcext:value-type="float">
            <text:p>0.76228981544771</text:p>
          </table:table-cell>
          <table:table-cell office:value-type="float" office:value="0.0486698793708643" calcext:value-type="float">
            <text:p>0.0486698793708643</text:p>
          </table:table-cell>
          <table:table-cell office:value-type="float" office:value="0.748995215311005" calcext:value-type="float">
            <text:p>0.748995215311005</text:p>
          </table:table-cell>
          <table:table-cell office:value-type="float" office:value="0.0447448822431724" calcext:value-type="float">
            <text:p>0.0447448822431724</text:p>
          </table:table-cell>
          <table:table-cell office:value-type="float" office:value="0.764832535885168" calcext:value-type="float">
            <text:p>0.764832535885168</text:p>
          </table:table-cell>
          <table:table-cell office:value-type="float" office:value="0.0466558824750263" calcext:value-type="float">
            <text:p>0.0466558824750263</text:p>
          </table:table-cell>
          <table:table-cell office:value-type="float" office:value="0.767467532467532" calcext:value-type="float">
            <text:p>0.767467532467532</text:p>
          </table:table-cell>
          <table:table-cell office:value-type="float" office:value="0.0423660213412536" calcext:value-type="float">
            <text:p>0.0423660213412536</text:p>
          </table:table-cell>
          <table:table-cell office:value-type="float" office:value="0.756534518113465" calcext:value-type="float">
            <text:p>0.756534518113465</text:p>
          </table:table-cell>
          <table:table-cell office:value-type="float" office:value="0.0479887170142868" calcext:value-type="float">
            <text:p>0.0479887170142868</text:p>
          </table:table-cell>
          <table:table-cell office:value-type="float" office:value="0.759125085440875" calcext:value-type="float">
            <text:p>0.759125085440875</text:p>
          </table:table-cell>
          <table:table-cell office:value-type="float" office:value="0.0490773093069997" calcext:value-type="float">
            <text:p>0.0490773093069997</text:p>
          </table:table-cell>
          <table:table-cell office:value-type="float" office:value="0.755977443609023" calcext:value-type="float">
            <text:p>0.755977443609023</text:p>
          </table:table-cell>
          <table:table-cell office:value-type="float" office:value="0.0468421708690814" calcext:value-type="float">
            <text:p>0.0468421708690814</text:p>
          </table:table-cell>
          <table:table-cell office:value-type="float" office:value="0.760153793574846" calcext:value-type="float">
            <text:p>0.760153793574846</text:p>
          </table:table-cell>
          <table:table-cell office:value-type="float" office:value="0.0515326320376659" calcext:value-type="float">
            <text:p>0.0515326320376659</text:p>
          </table:table-cell>
          <table:table-cell office:value-type="float" office:value="0.760177717019822" calcext:value-type="float">
            <text:p>0.760177717019822</text:p>
          </table:table-cell>
          <table:table-cell office:value-type="float" office:value="0.0406221057708448" calcext:value-type="float">
            <text:p>0.0406221057708448</text:p>
          </table:table-cell>
          <table:table-cell office:value-type="float" office:value="0.760416951469583" calcext:value-type="float">
            <text:p>0.760416951469583</text:p>
          </table:table-cell>
          <table:table-cell office:value-type="float" office:value="0.041785340052649" calcext:value-type="float">
            <text:p>0.041785340052649</text:p>
          </table:table-cell>
          <table:table-cell office:value-type="float" office:value="0.757867395762133" calcext:value-type="float">
            <text:p>0.757867395762133</text:p>
          </table:table-cell>
          <table:table-cell office:value-type="float" office:value="0.0407526983269869" calcext:value-type="float">
            <text:p>0.0407526983269869</text:p>
          </table:table-cell>
          <table:table-cell office:value-type="float" office:value="0.754716336295284" calcext:value-type="float">
            <text:p>0.754716336295284</text:p>
          </table:table-cell>
          <table:table-cell office:value-type="float" office:value="0.0386856235445428" calcext:value-type="float">
            <text:p>0.0386856235445428</text:p>
          </table:table-cell>
          <table:table-cell office:value-type="float" office:value="0.758362952836637" calcext:value-type="float">
            <text:p>0.758362952836637</text:p>
          </table:table-cell>
          <table:table-cell office:value-type="float" office:value="0.0422442592430721" calcext:value-type="float">
            <text:p>0.0422442592430721</text:p>
          </table:table-cell>
          <table:table-cell office:value-type="float" office:value="0.751558441558442" calcext:value-type="float">
            <text:p>0.751558441558442</text:p>
          </table:table-cell>
          <table:table-cell office:value-type="float" office:value="0.0431001104834164" calcext:value-type="float">
            <text:p>0.0431001104834164</text:p>
          </table:table-cell>
          <table:table-cell office:value-type="float" office:value="0.758605604921394" calcext:value-type="float">
            <text:p>0.758605604921394</text:p>
          </table:table-cell>
          <table:table-cell office:value-type="float" office:value="0.0430680438186609" calcext:value-type="float">
            <text:p>0.0430680438186609</text:p>
          </table:table-cell>
          <table:table-cell office:value-type="float" office:value="0.759651401230349" calcext:value-type="float">
            <text:p>0.759651401230349</text:p>
          </table:table-cell>
          <table:table-cell office:value-type="float" office:value="0.040526083510003" calcext:value-type="float">
            <text:p>0.0405260835100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4753930280246" calcext:value-type="float">
            <text:p>0.744753930280246</text:p>
          </table:table-cell>
          <table:table-cell office:value-type="float" office:value="0.0345254489459883" calcext:value-type="float">
            <text:p>0.0345254489459883</text:p>
          </table:table-cell>
          <table:table-cell office:value-type="float" office:value="0.736978810663021" calcext:value-type="float">
            <text:p>0.736978810663021</text:p>
          </table:table-cell>
          <table:table-cell office:value-type="float" office:value="0.0436590739118142" calcext:value-type="float">
            <text:p>0.0436590739118142</text:p>
          </table:table-cell>
          <table:table-cell office:value-type="float" office:value="0.74606971975393" calcext:value-type="float">
            <text:p>0.74606971975393</text:p>
          </table:table-cell>
          <table:table-cell office:value-type="float" office:value="0.0426658723453016" calcext:value-type="float">
            <text:p>0.0426658723453016</text:p>
          </table:table-cell>
          <table:table-cell office:value-type="float" office:value="0.735748462064252" calcext:value-type="float">
            <text:p>0.735748462064252</text:p>
          </table:table-cell>
          <table:table-cell office:value-type="float" office:value="0.0466695408044083" calcext:value-type="float">
            <text:p>0.0466695408044083</text:p>
          </table:table-cell>
          <table:table-cell office:value-type="float" office:value="0.742276144907724" calcext:value-type="float">
            <text:p>0.742276144907724</text:p>
          </table:table-cell>
          <table:table-cell office:value-type="float" office:value="0.0408919706000429" calcext:value-type="float">
            <text:p>0.0408919706000429</text:p>
          </table:table-cell>
          <table:table-cell office:value-type="float" office:value="0.740874914559125" calcext:value-type="float">
            <text:p>0.740874914559125</text:p>
          </table:table-cell>
          <table:table-cell office:value-type="float" office:value="0.0456762225603686" calcext:value-type="float">
            <text:p>0.0456762225603686</text:p>
          </table:table-cell>
          <table:table-cell office:value-type="float" office:value="0.738311688311688" calcext:value-type="float">
            <text:p>0.738311688311688</text:p>
          </table:table-cell>
          <table:table-cell office:value-type="float" office:value="0.0410457188437526" calcext:value-type="float">
            <text:p>0.0410457188437526</text:p>
          </table:table-cell>
          <table:table-cell office:value-type="float" office:value="0.740943267259057" calcext:value-type="float">
            <text:p>0.740943267259057</text:p>
          </table:table-cell>
          <table:table-cell office:value-type="float" office:value="0.056054597155198" calcext:value-type="float">
            <text:p>0.056054597155198</text:p>
          </table:table-cell>
          <table:table-cell office:value-type="float" office:value="0.747436773752563" calcext:value-type="float">
            <text:p>0.747436773752563</text:p>
          </table:table-cell>
          <table:table-cell office:value-type="float" office:value="0.0448248305348338" calcext:value-type="float">
            <text:p>0.0448248305348338</text:p>
          </table:table-cell>
          <table:table-cell office:value-type="float" office:value="0.729203691045796" calcext:value-type="float">
            <text:p>0.729203691045796</text:p>
          </table:table-cell>
          <table:table-cell office:value-type="float" office:value="0.0458924211840673" calcext:value-type="float">
            <text:p>0.0458924211840673</text:p>
          </table:table-cell>
          <table:table-cell office:value-type="float" office:value="0.736961722488038" calcext:value-type="float">
            <text:p>0.736961722488038</text:p>
          </table:table-cell>
          <table:table-cell office:value-type="float" office:value="0.0335472255449185" calcext:value-type="float">
            <text:p>0.0335472255449185</text:p>
          </table:table-cell>
          <table:table-cell office:value-type="float" office:value="0.746120984278879" calcext:value-type="float">
            <text:p>0.746120984278879</text:p>
          </table:table-cell>
          <table:table-cell office:value-type="float" office:value="0.0311069510631167" calcext:value-type="float">
            <text:p>0.0311069510631167</text:p>
          </table:table-cell>
          <table:table-cell office:value-type="float" office:value="0.75134996582365" calcext:value-type="float">
            <text:p>0.75134996582365</text:p>
          </table:table-cell>
          <table:table-cell office:value-type="float" office:value="0.0465504560086246" calcext:value-type="float">
            <text:p>0.0465504560086246</text:p>
          </table:table-cell>
          <table:table-cell office:value-type="float" office:value="0.743557758031442" calcext:value-type="float">
            <text:p>0.743557758031442</text:p>
          </table:table-cell>
          <table:table-cell office:value-type="float" office:value="0.0370455843020613" calcext:value-type="float">
            <text:p>0.0370455843020613</text:p>
          </table:table-cell>
          <table:table-cell office:value-type="float" office:value="0.746120984278879" calcext:value-type="float">
            <text:p>0.746120984278879</text:p>
          </table:table-cell>
          <table:table-cell office:value-type="float" office:value="0.0340151558599015" calcext:value-type="float">
            <text:p>0.0340151558599015</text:p>
          </table:table-cell>
          <table:table-cell office:value-type="float" office:value="0.74876965140123" calcext:value-type="float">
            <text:p>0.74876965140123</text:p>
          </table:table-cell>
          <table:table-cell office:value-type="float" office:value="0.0357854654769844" calcext:value-type="float">
            <text:p>0.03578546547698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606971975393" calcext:value-type="float">
            <text:p>0.74606971975393</text:p>
          </table:table-cell>
          <table:table-cell office:value-type="float" office:value="0.0375774109574288" calcext:value-type="float">
            <text:p>0.0375774109574288</text:p>
          </table:table-cell>
          <table:table-cell office:value-type="float" office:value="0.748667122351333" calcext:value-type="float">
            <text:p>0.748667122351333</text:p>
          </table:table-cell>
          <table:table-cell office:value-type="float" office:value="0.0559697833198072" calcext:value-type="float">
            <text:p>0.0559697833198072</text:p>
          </table:table-cell>
          <table:table-cell office:value-type="float" office:value="0.749982911825017" calcext:value-type="float">
            <text:p>0.749982911825017</text:p>
          </table:table-cell>
          <table:table-cell office:value-type="float" office:value="0.0458409523682217" calcext:value-type="float">
            <text:p>0.0458409523682217</text:p>
          </table:table-cell>
          <table:table-cell office:value-type="float" office:value="0.759193438140807" calcext:value-type="float">
            <text:p>0.759193438140807</text:p>
          </table:table-cell>
          <table:table-cell office:value-type="float" office:value="0.04550988772965" calcext:value-type="float">
            <text:p>0.04550988772965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395629079238737" calcext:value-type="float">
            <text:p>0.0395629079238737</text:p>
          </table:table-cell>
          <table:table-cell office:value-type="float" office:value="0.748752563226248" calcext:value-type="float">
            <text:p>0.748752563226248</text:p>
          </table:table-cell>
          <table:table-cell office:value-type="float" office:value="0.0584880660734818" calcext:value-type="float">
            <text:p>0.0584880660734818</text:p>
          </table:table-cell>
          <table:table-cell office:value-type="float" office:value="0.752597402597403" calcext:value-type="float">
            <text:p>0.752597402597403</text:p>
          </table:table-cell>
          <table:table-cell office:value-type="float" office:value="0.0466874459511359" calcext:value-type="float">
            <text:p>0.0466874459511359</text:p>
          </table:table-cell>
          <table:table-cell office:value-type="float" office:value="0.746086807928913" calcext:value-type="float">
            <text:p>0.746086807928913</text:p>
          </table:table-cell>
          <table:table-cell office:value-type="float" office:value="0.0487324638231485" calcext:value-type="float">
            <text:p>0.0487324638231485</text:p>
          </table:table-cell>
          <table:table-cell office:value-type="float" office:value="0.75393028024607" calcext:value-type="float">
            <text:p>0.75393028024607</text:p>
          </table:table-cell>
          <table:table-cell office:value-type="float" office:value="0.0392335632561905" calcext:value-type="float">
            <text:p>0.0392335632561905</text:p>
          </table:table-cell>
          <table:table-cell office:value-type="float" office:value="0.751298701298701" calcext:value-type="float">
            <text:p>0.751298701298701</text:p>
          </table:table-cell>
          <table:table-cell office:value-type="float" office:value="0.0403550517278663" calcext:value-type="float">
            <text:p>0.0403550517278663</text:p>
          </table:table-cell>
          <table:table-cell office:value-type="float" office:value="0.763055365686945" calcext:value-type="float">
            <text:p>0.763055365686945</text:p>
          </table:table-cell>
          <table:table-cell office:value-type="float" office:value="0.0337160658036964" calcext:value-type="float">
            <text:p>0.0337160658036964</text:p>
          </table:table-cell>
          <table:table-cell office:value-type="float" office:value="0.763038277511962" calcext:value-type="float">
            <text:p>0.763038277511962</text:p>
          </table:table-cell>
          <table:table-cell office:value-type="float" office:value="0.0476295426082852" calcext:value-type="float">
            <text:p>0.0476295426082852</text:p>
          </table:table-cell>
          <table:table-cell office:value-type="float" office:value="0.761705399863295" calcext:value-type="float">
            <text:p>0.761705399863295</text:p>
          </table:table-cell>
          <table:table-cell office:value-type="float" office:value="0.0402394370897265" calcext:value-type="float">
            <text:p>0.0402394370897265</text:p>
          </table:table-cell>
          <table:table-cell office:value-type="float" office:value="0.755246069719754" calcext:value-type="float">
            <text:p>0.755246069719754</text:p>
          </table:table-cell>
          <table:table-cell office:value-type="float" office:value="0.0459809911628509" calcext:value-type="float">
            <text:p>0.0459809911628509</text:p>
          </table:table-cell>
          <table:table-cell office:value-type="float" office:value="0.759056732740943" calcext:value-type="float">
            <text:p>0.759056732740943</text:p>
          </table:table-cell>
          <table:table-cell office:value-type="float" office:value="0.0392461312261966" calcext:value-type="float">
            <text:p>0.0392461312261966</text:p>
          </table:table-cell>
          <table:table-cell office:value-type="float" office:value="0.747436773752563" calcext:value-type="float">
            <text:p>0.747436773752563</text:p>
          </table:table-cell>
          <table:table-cell office:value-type="float" office:value="0.0380402034439936" calcext:value-type="float">
            <text:p>0.03804020344399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3913192071087" calcext:value-type="float">
            <text:p>0.753913192071087</text:p>
          </table:table-cell>
          <table:table-cell office:value-type="float" office:value="0.0348275144746378" calcext:value-type="float">
            <text:p>0.0348275144746378</text:p>
          </table:table-cell>
          <table:table-cell office:value-type="float" office:value="0.761722488038277" calcext:value-type="float">
            <text:p>0.761722488038277</text:p>
          </table:table-cell>
          <table:table-cell office:value-type="float" office:value="0.0470167574017542" calcext:value-type="float">
            <text:p>0.0470167574017542</text:p>
          </table:table-cell>
          <table:table-cell office:value-type="float" office:value="0.757826384142174" calcext:value-type="float">
            <text:p>0.757826384142174</text:p>
          </table:table-cell>
          <table:table-cell office:value-type="float" office:value="0.047799996549885" calcext:value-type="float">
            <text:p>0.047799996549885</text:p>
          </table:table-cell>
          <table:table-cell office:value-type="float" office:value="0.755263157894737" calcext:value-type="float">
            <text:p>0.755263157894737</text:p>
          </table:table-cell>
          <table:table-cell office:value-type="float" office:value="0.0547790139631985" calcext:value-type="float">
            <text:p>0.0547790139631985</text:p>
          </table:table-cell>
          <table:table-cell office:value-type="float" office:value="0.763038277511962" calcext:value-type="float">
            <text:p>0.763038277511962</text:p>
          </table:table-cell>
          <table:table-cell office:value-type="float" office:value="0.0408519818086863" calcext:value-type="float">
            <text:p>0.0408519818086863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502956596136061" calcext:value-type="float">
            <text:p>0.0502956596136061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517933785555581" calcext:value-type="float">
            <text:p>0.0517933785555581</text:p>
          </table:table-cell>
          <table:table-cell office:value-type="float" office:value="0.750034176349966" calcext:value-type="float">
            <text:p>0.750034176349966</text:p>
          </table:table-cell>
          <table:table-cell office:value-type="float" office:value="0.0490928724548769" calcext:value-type="float">
            <text:p>0.0490928724548769</text:p>
          </table:table-cell>
          <table:table-cell office:value-type="float" office:value="0.760475051264525" calcext:value-type="float">
            <text:p>0.760475051264525</text:p>
          </table:table-cell>
          <table:table-cell office:value-type="float" office:value="0.0434711924092862" calcext:value-type="float">
            <text:p>0.0434711924092862</text:p>
          </table:table-cell>
          <table:table-cell office:value-type="float" office:value="0.751315789473684" calcext:value-type="float">
            <text:p>0.751315789473684</text:p>
          </table:table-cell>
          <table:table-cell office:value-type="float" office:value="0.0538507444974331" calcext:value-type="float">
            <text:p>0.0538507444974331</text:p>
          </table:table-cell>
          <table:table-cell office:value-type="float" office:value="0.757843472317157" calcext:value-type="float">
            <text:p>0.757843472317157</text:p>
          </table:table-cell>
          <table:table-cell office:value-type="float" office:value="0.03810628538169" calcext:value-type="float">
            <text:p>0.03810628538169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494631090932694" calcext:value-type="float">
            <text:p>0.0494631090932694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445018751197635" calcext:value-type="float">
            <text:p>0.0445018751197635</text:p>
          </table:table-cell>
          <table:table-cell office:value-type="float" office:value="0.753947368421053" calcext:value-type="float">
            <text:p>0.753947368421053</text:p>
          </table:table-cell>
          <table:table-cell office:value-type="float" office:value="0.043681039507383" calcext:value-type="float">
            <text:p>0.043681039507383</text:p>
          </table:table-cell>
          <table:table-cell office:value-type="float" office:value="0.759090909090909" calcext:value-type="float">
            <text:p>0.759090909090909</text:p>
          </table:table-cell>
          <table:table-cell office:value-type="float" office:value="0.0408626823962397" calcext:value-type="float">
            <text:p>0.0408626823962397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36873608574446" calcext:value-type="float">
            <text:p>0.0368736085744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61773752563226" calcext:value-type="float">
            <text:p>0.761773752563226</text:p>
          </table:table-cell>
          <table:table-cell office:value-type="float" office:value="0.0402912649646292" calcext:value-type="float">
            <text:p>0.0402912649646292</text:p>
          </table:table-cell>
          <table:table-cell office:value-type="float" office:value="0.763055365686945" calcext:value-type="float">
            <text:p>0.763055365686945</text:p>
          </table:table-cell>
          <table:table-cell office:value-type="float" office:value="0.0490929649796521" calcext:value-type="float">
            <text:p>0.0490929649796521</text:p>
          </table:table-cell>
          <table:table-cell office:value-type="float" office:value="0.763055365686945" calcext:value-type="float">
            <text:p>0.763055365686945</text:p>
          </table:table-cell>
          <table:table-cell office:value-type="float" office:value="0.048709738795566" calcext:value-type="float">
            <text:p>0.048709738795566</text:p>
          </table:table-cell>
          <table:table-cell office:value-type="float" office:value="0.759159261790841" calcext:value-type="float">
            <text:p>0.759159261790841</text:p>
          </table:table-cell>
          <table:table-cell office:value-type="float" office:value="0.0456686214228351" calcext:value-type="float">
            <text:p>0.0456686214228351</text:p>
          </table:table-cell>
          <table:table-cell office:value-type="float" office:value="0.765652768284347" calcext:value-type="float">
            <text:p>0.765652768284347</text:p>
          </table:table-cell>
          <table:table-cell office:value-type="float" office:value="0.0484458517413351" calcext:value-type="float">
            <text:p>0.0484458517413351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482032246746252" calcext:value-type="float">
            <text:p>0.0482032246746252</text:p>
          </table:table-cell>
          <table:table-cell office:value-type="float" office:value="0.751332877648667" calcext:value-type="float">
            <text:p>0.751332877648667</text:p>
          </table:table-cell>
          <table:table-cell office:value-type="float" office:value="0.0551263571484954" calcext:value-type="float">
            <text:p>0.0551263571484954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47913297881339" calcext:value-type="float">
            <text:p>0.047913297881339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443446975645244" calcext:value-type="float">
            <text:p>0.0443446975645244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0460577091395269" calcext:value-type="float">
            <text:p>0.0460577091395269</text:p>
          </table:table-cell>
          <table:table-cell office:value-type="float" office:value="0.763038277511962" calcext:value-type="float">
            <text:p>0.763038277511962</text:p>
          </table:table-cell>
          <table:table-cell office:value-type="float" office:value="0.0403906407566921" calcext:value-type="float">
            <text:p>0.0403906407566921</text:p>
          </table:table-cell>
          <table:table-cell office:value-type="float" office:value="0.761756664388243" calcext:value-type="float">
            <text:p>0.761756664388243</text:p>
          </table:table-cell>
          <table:table-cell office:value-type="float" office:value="0.0495509146730502" calcext:value-type="float">
            <text:p>0.0495509146730502</text:p>
          </table:table-cell>
          <table:table-cell office:value-type="float" office:value="0.765652768284347" calcext:value-type="float">
            <text:p>0.765652768284347</text:p>
          </table:table-cell>
          <table:table-cell office:value-type="float" office:value="0.0408822419417234" calcext:value-type="float">
            <text:p>0.0408822419417234</text:p>
          </table:table-cell>
          <table:table-cell office:value-type="float" office:value="0.753947368421053" calcext:value-type="float">
            <text:p>0.753947368421053</text:p>
          </table:table-cell>
          <table:table-cell office:value-type="float" office:value="0.0432498861904223" calcext:value-type="float">
            <text:p>0.0432498861904223</text:p>
          </table:table-cell>
          <table:table-cell office:value-type="float" office:value="0.763004101161996" calcext:value-type="float">
            <text:p>0.763004101161996</text:p>
          </table:table-cell>
          <table:table-cell office:value-type="float" office:value="0.0458139073849581" calcext:value-type="float">
            <text:p>0.0458139073849581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395378052560841" calcext:value-type="float">
            <text:p>0.039537805256084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376571452076751" calcext:value-type="float">
            <text:p>0.0376571452076751</text:p>
          </table:table-cell>
          <table:table-cell office:value-type="float" office:value="0.765635680109364" calcext:value-type="float">
            <text:p>0.765635680109364</text:p>
          </table:table-cell>
          <table:table-cell office:value-type="float" office:value="0.0469527473435445" calcext:value-type="float">
            <text:p>0.0469527473435445</text:p>
          </table:table-cell>
          <table:table-cell office:value-type="float" office:value="0.764371155160629" calcext:value-type="float">
            <text:p>0.764371155160629</text:p>
          </table:table-cell>
          <table:table-cell office:value-type="float" office:value="0.0489003505603881" calcext:value-type="float">
            <text:p>0.0489003505603881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510645958397518" calcext:value-type="float">
            <text:p>0.0510645958397518</text:p>
          </table:table-cell>
          <table:table-cell office:value-type="float" office:value="0.764354066985646" calcext:value-type="float">
            <text:p>0.764354066985646</text:p>
          </table:table-cell>
          <table:table-cell office:value-type="float" office:value="0.0441577163499798" calcext:value-type="float">
            <text:p>0.0441577163499798</text:p>
          </table:table-cell>
          <table:table-cell office:value-type="float" office:value="0.763021189336979" calcext:value-type="float">
            <text:p>0.763021189336979</text:p>
          </table:table-cell>
          <table:table-cell office:value-type="float" office:value="0.0522559756198364" calcext:value-type="float">
            <text:p>0.0522559756198364</text:p>
          </table:table-cell>
          <table:table-cell office:value-type="float" office:value="0.756527682843472" calcext:value-type="float">
            <text:p>0.756527682843472</text:p>
          </table:table-cell>
          <table:table-cell office:value-type="float" office:value="0.0496871840063066" calcext:value-type="float">
            <text:p>0.0496871840063066</text:p>
          </table:table-cell>
          <table:table-cell office:value-type="float" office:value="0.751298701298701" calcext:value-type="float">
            <text:p>0.751298701298701</text:p>
          </table:table-cell>
          <table:table-cell office:value-type="float" office:value="0.0468053261325558" calcext:value-type="float">
            <text:p>0.0468053261325558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445018751197635" calcext:value-type="float">
            <text:p>0.0445018751197635</text:p>
          </table:table-cell>
          <table:table-cell office:value-type="float" office:value="0.756544771018455" calcext:value-type="float">
            <text:p>0.756544771018455</text:p>
          </table:table-cell>
          <table:table-cell office:value-type="float" office:value="0.0539118033945027" calcext:value-type="float">
            <text:p>0.0539118033945027</text:p>
          </table:table-cell>
          <table:table-cell office:value-type="float" office:value="0.76566985645933" calcext:value-type="float">
            <text:p>0.76566985645933</text:p>
          </table:table-cell>
          <table:table-cell office:value-type="float" office:value="0.0348440556442482" calcext:value-type="float">
            <text:p>0.0348440556442482</text:p>
          </table:table-cell>
          <table:table-cell office:value-type="float" office:value="0.759125085440875" calcext:value-type="float">
            <text:p>0.759125085440875</text:p>
          </table:table-cell>
          <table:table-cell office:value-type="float" office:value="0.0446053523312429" calcext:value-type="float">
            <text:p>0.0446053523312429</text:p>
          </table:table-cell>
          <table:table-cell office:value-type="float" office:value="0.764354066985646" calcext:value-type="float">
            <text:p>0.764354066985646</text:p>
          </table:table-cell>
          <table:table-cell office:value-type="float" office:value="0.0458130256764072" calcext:value-type="float">
            <text:p>0.0458130256764072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483968035221578" calcext:value-type="float">
            <text:p>0.0483968035221578</text:p>
          </table:table-cell>
          <table:table-cell office:value-type="float" office:value="0.772146274777854" calcext:value-type="float">
            <text:p>0.772146274777854</text:p>
          </table:table-cell>
          <table:table-cell office:value-type="float" office:value="0.0441755085193519" calcext:value-type="float">
            <text:p>0.0441755085193519</text:p>
          </table:table-cell>
          <table:table-cell office:value-type="float" office:value="0.760406698564593" calcext:value-type="float">
            <text:p>0.760406698564593</text:p>
          </table:table-cell>
          <table:table-cell office:value-type="float" office:value="0.0421061978497322" calcext:value-type="float">
            <text:p>0.042106197849732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339029391661" calcext:value-type="float">
            <text:p>0.75339029391661</text:p>
          </table:table-cell>
          <table:table-cell office:value-type="float" office:value="0.0369757569100718" calcext:value-type="float">
            <text:p>0.0369757569100718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485382653913144" calcext:value-type="float">
            <text:p>0.0485382653913144</text:p>
          </table:table-cell>
          <table:table-cell office:value-type="float" office:value="0.756261107313739" calcext:value-type="float">
            <text:p>0.756261107313739</text:p>
          </table:table-cell>
          <table:table-cell office:value-type="float" office:value="0.0467833821238725" calcext:value-type="float">
            <text:p>0.0467833821238725</text:p>
          </table:table-cell>
          <table:table-cell office:value-type="float" office:value="0.752918660287081" calcext:value-type="float">
            <text:p>0.752918660287081</text:p>
          </table:table-cell>
          <table:table-cell office:value-type="float" office:value="0.0487383319519687" calcext:value-type="float">
            <text:p>0.0487383319519687</text:p>
          </table:table-cell>
          <table:table-cell office:value-type="float" office:value="0.758106630211893" calcext:value-type="float">
            <text:p>0.758106630211893</text:p>
          </table:table-cell>
          <table:table-cell office:value-type="float" office:value="0.0427820856847836" calcext:value-type="float">
            <text:p>0.0427820856847836</text:p>
          </table:table-cell>
          <table:table-cell office:value-type="float" office:value="0.753663704716336" calcext:value-type="float">
            <text:p>0.753663704716336</text:p>
          </table:table-cell>
          <table:table-cell office:value-type="float" office:value="0.0509838297083836" calcext:value-type="float">
            <text:p>0.0509838297083836</text:p>
          </table:table-cell>
          <table:table-cell office:value-type="float" office:value="0.7507997265892" calcext:value-type="float">
            <text:p>0.7507997265892</text:p>
          </table:table-cell>
          <table:table-cell office:value-type="float" office:value="0.0488680169010497" calcext:value-type="float">
            <text:p>0.0488680169010497</text:p>
          </table:table-cell>
          <table:table-cell office:value-type="float" office:value="0.748971291866029" calcext:value-type="float">
            <text:p>0.748971291866029</text:p>
          </table:table-cell>
          <table:table-cell office:value-type="float" office:value="0.0497197114894236" calcext:value-type="float">
            <text:p>0.0497197114894236</text:p>
          </table:table-cell>
          <table:table-cell office:value-type="float" office:value="0.755242652084757" calcext:value-type="float">
            <text:p>0.755242652084757</text:p>
          </table:table-cell>
          <table:table-cell office:value-type="float" office:value="0.0432752317769197" calcext:value-type="float">
            <text:p>0.0432752317769197</text:p>
          </table:table-cell>
          <table:table-cell office:value-type="float" office:value="0.748198906356801" calcext:value-type="float">
            <text:p>0.748198906356801</text:p>
          </table:table-cell>
          <table:table-cell office:value-type="float" office:value="0.0480135459886793" calcext:value-type="float">
            <text:p>0.0480135459886793</text:p>
          </table:table-cell>
          <table:table-cell office:value-type="float" office:value="0.757313738892686" calcext:value-type="float">
            <text:p>0.757313738892686</text:p>
          </table:table-cell>
          <table:table-cell office:value-type="float" office:value="0.036120854626249" calcext:value-type="float">
            <text:p>0.036120854626249</text:p>
          </table:table-cell>
          <table:table-cell office:value-type="float" office:value="0.757306903622693" calcext:value-type="float">
            <text:p>0.757306903622693</text:p>
          </table:table-cell>
          <table:table-cell office:value-type="float" office:value="0.0444711739537929" calcext:value-type="float">
            <text:p>0.0444711739537929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43597407167249" calcext:value-type="float">
            <text:p>0.043597407167249</text:p>
          </table:table-cell>
          <table:table-cell office:value-type="float" office:value="0.752385509227614" calcext:value-type="float">
            <text:p>0.752385509227614</text:p>
          </table:table-cell>
          <table:table-cell office:value-type="float" office:value="0.0436708609369751" calcext:value-type="float">
            <text:p>0.0436708609369751</text:p>
          </table:table-cell>
          <table:table-cell office:value-type="float" office:value="0.759883800410116" calcext:value-type="float">
            <text:p>0.759883800410116</text:p>
          </table:table-cell>
          <table:table-cell office:value-type="float" office:value="0.0408226770773296" calcext:value-type="float">
            <text:p>0.0408226770773296</text:p>
          </table:table-cell>
          <table:table-cell office:value-type="float" office:value="0.753663704716336" calcext:value-type="float">
            <text:p>0.753663704716336</text:p>
          </table:table-cell>
          <table:table-cell office:value-type="float" office:value="0.0384686561202481" calcext:value-type="float">
            <text:p>0.03846865612024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office:value-type="float" office:value="0.961471861471862" calcext:value-type="float">
            <text:p>0.961471861471862</text:p>
          </table:table-cell>
          <table:table-cell office:value-type="float" office:value="0.0144948040448457" calcext:value-type="float">
            <text:p>0.0144948040448457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13987980710715" calcext:value-type="float">
            <text:p>0.0113987980710715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13987980710715" calcext:value-type="float">
            <text:p>0.0113987980710715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0135365534194038" calcext:value-type="float">
            <text:p>0.0135365534194038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12239171616912" calcext:value-type="float">
            <text:p>0.0112239171616912</text:p>
          </table:table-cell>
          <table:table-cell office:value-type="float" office:value="0.968831168831169" calcext:value-type="float">
            <text:p>0.968831168831169</text:p>
          </table:table-cell>
          <table:table-cell office:value-type="float" office:value="0.01381066218067" calcext:value-type="float">
            <text:p>0.01381066218067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27850253583472" calcext:value-type="float">
            <text:p>0.0127850253583472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15890176076544" calcext:value-type="float">
            <text:p>0.0115890176076544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111867517710328" calcext:value-type="float">
            <text:p>0.0111867517710328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154677370226396" calcext:value-type="float">
            <text:p>0.0154677370226396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32646293729078" calcext:value-type="float">
            <text:p>0.013264629372907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8026580356008" calcext:value-type="float">
            <text:p>0.0118026580356008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0133818448708451" calcext:value-type="float">
            <text:p>0.013381844870845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35365534194038" calcext:value-type="float">
            <text:p>0.0135365534194038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12239171616912" calcext:value-type="float">
            <text:p>0.0112239171616912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129789938365188" calcext:value-type="float">
            <text:p>0.01297899383651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office:value-type="float" office:value="0.961038961038961" calcext:value-type="float">
            <text:p>0.961038961038961</text:p>
          </table:table-cell>
          <table:table-cell office:value-type="float" office:value="0.0148566091500533" calcext:value-type="float">
            <text:p>0.014856609150053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97975441251185" calcext:value-type="float">
            <text:p>0.0097975441251185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151618188012279" calcext:value-type="float">
            <text:p>0.0151618188012279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127768794350237" calcext:value-type="float">
            <text:p>0.0127768794350237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2455033550961" calcext:value-type="float">
            <text:p>0.012455033550961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5880683910905" calcext:value-type="float">
            <text:p>0.0125880683910905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2527732844754" calcext:value-type="float">
            <text:p>0.0122527732844754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9789938365188" calcext:value-type="float">
            <text:p>0.0129789938365188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47511170997553" calcext:value-type="float">
            <text:p>0.0147511170997553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57809213442912" calcext:value-type="float">
            <text:p>0.0157809213442912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29388235333101" calcext:value-type="float">
            <text:p>0.0129388235333101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29468675648819" calcext:value-type="float">
            <text:p>0.0129468675648819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38483037391169" calcext:value-type="float">
            <text:p>0.0138483037391169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12239171616912" calcext:value-type="float">
            <text:p>0.011223917161691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624897004977" calcext:value-type="float">
            <text:p>0.011624897004977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132331965577031" calcext:value-type="float">
            <text:p>0.01323319655770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office:value-type="float" office:value="0.963636363636364" calcext:value-type="float">
            <text:p>0.963636363636364</text:p>
          </table:table-cell>
          <table:table-cell office:value-type="float" office:value="0.0122782380295426" calcext:value-type="float">
            <text:p>0.012278238029542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074507275238" calcext:value-type="float">
            <text:p>0.011074507275238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43213804049633" calcext:value-type="float">
            <text:p>0.0143213804049633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40201533061946" calcext:value-type="float">
            <text:p>0.0140201533061946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2527732844754" calcext:value-type="float">
            <text:p>0.0122527732844754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3622047244037" calcext:value-type="float">
            <text:p>0.0113622047244037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33506880302688" calcext:value-type="float">
            <text:p>0.013350688030268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04056313866204" calcext:value-type="float">
            <text:p>0.0104056313866204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147440574596765" calcext:value-type="float">
            <text:p>0.0147440574596765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31938002316449" calcext:value-type="float">
            <text:p>0.013193800231644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13254931430583" calcext:value-type="float">
            <text:p>0.0113254931430583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9789938365188" calcext:value-type="float">
            <text:p>0.0129789938365188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54340455493459" calcext:value-type="float">
            <text:p>0.0154340455493459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14079280669854" calcext:value-type="float">
            <text:p>0.0114079280669854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32646293729078" calcext:value-type="float">
            <text:p>0.0132646293729078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381066218067" calcext:value-type="float">
            <text:p>0.013810662180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office:value-type="float" office:value="0.964502164502164" calcext:value-type="float">
            <text:p>0.964502164502164</text:p>
          </table:table-cell>
          <table:table-cell office:value-type="float" office:value="0.0115078799638538" calcext:value-type="float">
            <text:p>0.0115078799638538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074507275238" calcext:value-type="float">
            <text:p>0.011074507275238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27115241244128" calcext:value-type="float">
            <text:p>0.0127115241244128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139978577925284" calcext:value-type="float">
            <text:p>0.0139978577925284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2527732844754" calcext:value-type="float">
            <text:p>0.0122527732844754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5078799638539" calcext:value-type="float">
            <text:p>0.0115078799638539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30669338212661" calcext:value-type="float">
            <text:p>0.0130669338212661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074507275238" calcext:value-type="float">
            <text:p>0.011074507275238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44011254832607" calcext:value-type="float">
            <text:p>0.014401125483260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6248970049771" calcext:value-type="float">
            <text:p>0.0116248970049771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1934241343801" calcext:value-type="float">
            <text:p>0.01193424134380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7229991408888" calcext:value-type="float">
            <text:p>0.011722999140888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4145830803062" calcext:value-type="float">
            <text:p>0.014145830803062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5078799638539" calcext:value-type="float">
            <text:p>0.011507879963853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15078799638538" calcext:value-type="float">
            <text:p>0.011507879963853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38483037391169" calcext:value-type="float">
            <text:p>0.01384830373911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office:value-type="float" office:value="0.963636363636364" calcext:value-type="float">
            <text:p>0.963636363636364</text:p>
          </table:table-cell>
          <table:table-cell office:value-type="float" office:value="0.0130987656195211" calcext:value-type="float">
            <text:p>0.013098765619521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04056313866204" calcext:value-type="float">
            <text:p>0.0104056313866204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41089830436713" calcext:value-type="float">
            <text:p>0.0141089830436713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139978577925284" calcext:value-type="float">
            <text:p>0.0139978577925284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32646293729078" calcext:value-type="float">
            <text:p>0.0132646293729078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38708396429413" calcext:value-type="float">
            <text:p>0.0138708396429413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39606194775732" calcext:value-type="float">
            <text:p>0.013960619477573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6248970049771" calcext:value-type="float">
            <text:p>0.0116248970049771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44372276343789" calcext:value-type="float">
            <text:p>0.0144372276343789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6248970049771" calcext:value-type="float">
            <text:p>0.0116248970049771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16874209127368" calcext:value-type="float">
            <text:p>0.011687420912736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23205623123443" calcext:value-type="float">
            <text:p>0.0123205623123443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28742903452787" calcext:value-type="float">
            <text:p>0.012874290345278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4443752143713" calcext:value-type="float">
            <text:p>0.0114443752143713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15078799638538" calcext:value-type="float">
            <text:p>0.0115078799638538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30350242893347" calcext:value-type="float">
            <text:p>0.013035024289334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office:value-type="float" office:value="0.962857142857143" calcext:value-type="float">
            <text:p>0.962857142857143</text:p>
          </table:table-cell>
          <table:table-cell office:value-type="float" office:value="0.0132472593615633" calcext:value-type="float">
            <text:p>0.0132472593615633</text:p>
          </table:table-cell>
          <table:table-cell office:value-type="float" office:value="0.973939393939394" calcext:value-type="float">
            <text:p>0.973939393939394</text:p>
          </table:table-cell>
          <table:table-cell office:value-type="float" office:value="0.0107501976266573" calcext:value-type="float">
            <text:p>0.0107501976266573</text:p>
          </table:table-cell>
          <table:table-cell office:value-type="float" office:value="0.972380952380953" calcext:value-type="float">
            <text:p>0.972380952380953</text:p>
          </table:table-cell>
          <table:table-cell office:value-type="float" office:value="0.0135405008890694" calcext:value-type="float">
            <text:p>0.0135405008890694</text:p>
          </table:table-cell>
          <table:table-cell office:value-type="float" office:value="0.971082251082251" calcext:value-type="float">
            <text:p>0.971082251082251</text:p>
          </table:table-cell>
          <table:table-cell office:value-type="float" office:value="0.0136658603491358" calcext:value-type="float">
            <text:p>0.0136658603491358</text:p>
          </table:table-cell>
          <table:table-cell office:value-type="float" office:value="0.972207792207792" calcext:value-type="float">
            <text:p>0.972207792207792</text:p>
          </table:table-cell>
          <table:table-cell office:value-type="float" office:value="0.0122898253309022" calcext:value-type="float">
            <text:p>0.0122898253309022</text:p>
          </table:table-cell>
          <table:table-cell office:value-type="float" office:value="0.972554112554113" calcext:value-type="float">
            <text:p>0.972554112554113</text:p>
          </table:table-cell>
          <table:table-cell office:value-type="float" office:value="0.0126279309805919" calcext:value-type="float">
            <text:p>0.0126279309805919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130832079943861" calcext:value-type="float">
            <text:p>0.0130832079943861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115346094222017" calcext:value-type="float">
            <text:p>0.0115346094222017</text:p>
          </table:table-cell>
          <table:table-cell office:value-type="float" office:value="0.972034632034632" calcext:value-type="float">
            <text:p>0.972034632034632</text:p>
          </table:table-cell>
          <table:table-cell office:value-type="float" office:value="0.0139040558896208" calcext:value-type="float">
            <text:p>0.013904055889620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3538450521706" calcext:value-type="float">
            <text:p>0.013538450521706</text:p>
          </table:table-cell>
          <table:table-cell office:value-type="float" office:value="0.972554112554113" calcext:value-type="float">
            <text:p>0.972554112554113</text:p>
          </table:table-cell>
          <table:table-cell office:value-type="float" office:value="0.0122301216611628" calcext:value-type="float">
            <text:p>0.0122301216611628</text:p>
          </table:table-cell>
          <table:table-cell office:value-type="float" office:value="0.973679653679654" calcext:value-type="float">
            <text:p>0.973679653679654</text:p>
          </table:table-cell>
          <table:table-cell office:value-type="float" office:value="0.0123544161780469" calcext:value-type="float">
            <text:p>0.0123544161780469</text:p>
          </table:table-cell>
          <table:table-cell office:value-type="float" office:value="0.972121212121212" calcext:value-type="float">
            <text:p>0.972121212121212</text:p>
          </table:table-cell>
          <table:table-cell office:value-type="float" office:value="0.0139368630615297" calcext:value-type="float">
            <text:p>0.0139368630615297</text:p>
          </table:table-cell>
          <table:table-cell office:value-type="float" office:value="0.975151515151515" calcext:value-type="float">
            <text:p>0.975151515151515</text:p>
          </table:table-cell>
          <table:table-cell office:value-type="float" office:value="0.0118241307652611" calcext:value-type="float">
            <text:p>0.0118241307652611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8258406934567" calcext:value-type="float">
            <text:p>0.0118258406934567</text:p>
          </table:table-cell>
          <table:table-cell office:value-type="float" office:value="0.972034632034632" calcext:value-type="float">
            <text:p>0.972034632034632</text:p>
          </table:table-cell>
          <table:table-cell office:value-type="float" office:value="0.0133812361206687" calcext:value-type="float">
            <text:p>0.01338123612066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94513840656928" calcext:value-type="float">
            <text:p>0.009451384065692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3622047244037" calcext:value-type="float">
            <text:p>0.0113622047244037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0389766989472" calcext:value-type="float">
            <text:p>0.010038976698947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58138738156392" calcext:value-type="float">
            <text:p>0.015813873815639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32959878785448" calcext:value-type="float">
            <text:p>0.013295987878544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51610944306" calcext:value-type="float">
            <text:p>0.01095161094430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00906976837212" calcext:value-type="float">
            <text:p>0.0100906976837212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94072184779259" calcext:value-type="float">
            <text:p>0.009407218477925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6874209127368" calcext:value-type="float">
            <text:p>0.0116874209127368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112146373608804" calcext:value-type="float">
            <text:p>0.0112146373608804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76899928395233" calcext:value-type="float">
            <text:p>0.0076899928395233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4609276140921" calcext:value-type="float">
            <text:p>0.014609276140921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119777812233461" calcext:value-type="float">
            <text:p>0.0119777812233461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35442424591715" calcext:value-type="float">
            <text:p>0.0135442424591715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7524104446093" calcext:value-type="float">
            <text:p>0.0127524104446093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9228442687053" calcext:value-type="float">
            <text:p>0.0092284426870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51610944306" calcext:value-type="float">
            <text:p>0.01095161094430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8992947348273" calcext:value-type="float">
            <text:p>0.0118992947348273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26211079975006" calcext:value-type="float">
            <text:p>0.012621107997500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41089830436713" calcext:value-type="float">
            <text:p>0.0141089830436713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37199010955321" calcext:value-type="float">
            <text:p>0.013719901095532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906597272726" calcext:value-type="float">
            <text:p>0.012906597272726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2442939967093" calcext:value-type="float">
            <text:p>0.0102442939967093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074507275238" calcext:value-type="float">
            <text:p>0.01107450727523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5078799638538" calcext:value-type="float">
            <text:p>0.011507879963853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5880683910905" calcext:value-type="float">
            <text:p>0.0125880683910905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906597272726" calcext:value-type="float">
            <text:p>0.01290659727272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260959893291" calcext:value-type="float">
            <text:p>0.01126095989329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08848612788722" calcext:value-type="float">
            <text:p>0.0108848612788722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22782380295426" calcext:value-type="float">
            <text:p>0.0122782380295426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29388235333101" calcext:value-type="float">
            <text:p>0.012938823533310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07984340166636" calcext:value-type="float">
            <text:p>0.01079843401666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21503806262746" calcext:value-type="float">
            <text:p>0.012150380626274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1503806262746" calcext:value-type="float">
            <text:p>0.0121503806262746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9080410018919" calcext:value-type="float">
            <text:p>0.0119080410018919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32567781562549" calcext:value-type="float">
            <text:p>0.0132567781562549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34516839092888" calcext:value-type="float">
            <text:p>0.0134516839092888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33506880302688" calcext:value-type="float">
            <text:p>0.0133506880302688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02544519506146" calcext:value-type="float">
            <text:p>0.010254451950614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23795732118483" calcext:value-type="float">
            <text:p>0.0123795732118483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5440115440115" calcext:value-type="float">
            <text:p>0.0115440115440115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7318768393522" calcext:value-type="float">
            <text:p>0.0117318768393522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7442436743547" calcext:value-type="float">
            <text:p>0.012744243674354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4884251217424" calcext:value-type="float">
            <text:p>0.0124884251217424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9080410018919" calcext:value-type="float">
            <text:p>0.011908041001891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51610944306" calcext:value-type="float">
            <text:p>0.01095161094430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6874209127368" calcext:value-type="float">
            <text:p>0.011687420912736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4443752143713" calcext:value-type="float">
            <text:p>0.01144437521437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13713641009209" calcext:value-type="float">
            <text:p>0.011371364100920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25466465334973" calcext:value-type="float">
            <text:p>0.0125466465334973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30987656195211" calcext:value-type="float">
            <text:p>0.0130987656195211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381066218067" calcext:value-type="float">
            <text:p>0.0138106621806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34516839092887" calcext:value-type="float">
            <text:p>0.013451683909288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8175572820793" calcext:value-type="float">
            <text:p>0.0128175572820793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6430527645516" calcext:value-type="float">
            <text:p>0.010643052764551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977781223346" calcext:value-type="float">
            <text:p>0.01197778122334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5440115440115" calcext:value-type="float">
            <text:p>0.0115440115440115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32567781562549" calcext:value-type="float">
            <text:p>0.013256778156254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28742903452787" calcext:value-type="float">
            <text:p>0.012874290345278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9789938365188" calcext:value-type="float">
            <text:p>0.012978993836518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5880683910905" calcext:value-type="float">
            <text:p>0.0125880683910905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0816367612897" calcext:value-type="float">
            <text:p>0.012081636761289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4131677735102" calcext:value-type="float">
            <text:p>0.012413167773510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1503806262746" calcext:value-type="float">
            <text:p>0.012150380626274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06528304907888" calcext:value-type="float">
            <text:p>0.010652830490788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7442436743547" calcext:value-type="float">
            <text:p>0.0127442436743547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30987656195211" calcext:value-type="float">
            <text:p>0.013098765619521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4204588400952" calcext:value-type="float">
            <text:p>0.01420458840095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4145830803062" calcext:value-type="float">
            <text:p>0.01414583080306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36055983449618" calcext:value-type="float">
            <text:p>0.013605598344961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08848612788722" calcext:value-type="float">
            <text:p>0.010884861278872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0816367612897" calcext:value-type="float">
            <text:p>0.0120816367612897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3254931430583" calcext:value-type="float">
            <text:p>0.011325493143058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38483037391169" calcext:value-type="float">
            <text:p>0.013848303739116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30350242893347" calcext:value-type="float">
            <text:p>0.013035024289334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8992947348272" calcext:value-type="float">
            <text:p>0.011899294734827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4443752143713" calcext:value-type="float">
            <text:p>0.011444375214371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06136655402212" calcext:value-type="float">
            <text:p>0.0106136655402212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2442732672995" calcext:value-type="float">
            <text:p>0.0122442732672995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18642451896649" calcext:value-type="float">
            <text:p>0.011864245189664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155140455966" calcext:value-type="float">
            <text:p>0.0109155140455966</text:p>
          </table:table-cell>
          <table:table-cell office:value-type="float" office:value="0.974112554112554" calcext:value-type="float">
            <text:p>0.974112554112554</text:p>
          </table:table-cell>
          <table:table-cell office:value-type="float" office:value="0.0121405540586715" calcext:value-type="float">
            <text:p>0.0121405540586715</text:p>
          </table:table-cell>
          <table:table-cell office:value-type="float" office:value="0.972987012987013" calcext:value-type="float">
            <text:p>0.972987012987013</text:p>
          </table:table-cell>
          <table:table-cell office:value-type="float" office:value="0.0121531313874764" calcext:value-type="float">
            <text:p>0.0121531313874764</text:p>
          </table:table-cell>
          <table:table-cell office:value-type="float" office:value="0.974545454545455" calcext:value-type="float">
            <text:p>0.974545454545455</text:p>
          </table:table-cell>
          <table:table-cell office:value-type="float" office:value="0.0142389771194375" calcext:value-type="float">
            <text:p>0.0142389771194375</text:p>
          </table:table-cell>
          <table:table-cell office:value-type="float" office:value="0.974545454545454" calcext:value-type="float">
            <text:p>0.974545454545454</text:p>
          </table:table-cell>
          <table:table-cell office:value-type="float" office:value="0.0136130175191433" calcext:value-type="float">
            <text:p>0.0136130175191433</text:p>
          </table:table-cell>
          <table:table-cell office:value-type="float" office:value="0.973852813852814" calcext:value-type="float">
            <text:p>0.973852813852814</text:p>
          </table:table-cell>
          <table:table-cell office:value-type="float" office:value="0.0127264103748684" calcext:value-type="float">
            <text:p>0.0127264103748684</text:p>
          </table:table-cell>
          <table:table-cell office:value-type="float" office:value="0.975151515151515" calcext:value-type="float">
            <text:p>0.975151515151515</text:p>
          </table:table-cell>
          <table:table-cell office:value-type="float" office:value="0.0104234715348938" calcext:value-type="float">
            <text:p>0.0104234715348938</text:p>
          </table:table-cell>
          <table:table-cell office:value-type="float" office:value="0.974199134199134" calcext:value-type="float">
            <text:p>0.974199134199134</text:p>
          </table:table-cell>
          <table:table-cell office:value-type="float" office:value="0.0113841433899296" calcext:value-type="float">
            <text:p>0.0113841433899296</text:p>
          </table:table-cell>
          <table:table-cell office:value-type="float" office:value="0.974545454545454" calcext:value-type="float">
            <text:p>0.974545454545454</text:p>
          </table:table-cell>
          <table:table-cell office:value-type="float" office:value="0.0115217634215344" calcext:value-type="float">
            <text:p>0.0115217634215344</text:p>
          </table:table-cell>
          <table:table-cell office:value-type="float" office:value="0.973419913419913" calcext:value-type="float">
            <text:p>0.973419913419913</text:p>
          </table:table-cell>
          <table:table-cell office:value-type="float" office:value="0.012527932897339" calcext:value-type="float">
            <text:p>0.012527932897339</text:p>
          </table:table-cell>
          <table:table-cell office:value-type="float" office:value="0.974199134199134" calcext:value-type="float">
            <text:p>0.974199134199134</text:p>
          </table:table-cell>
          <table:table-cell office:value-type="float" office:value="0.0118500296842435" calcext:value-type="float">
            <text:p>0.011850029684243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126473899454601" calcext:value-type="float">
            <text:p>0.0126473899454601</text:p>
          </table:table-cell>
          <table:table-cell office:value-type="float" office:value="0.972554112554113" calcext:value-type="float">
            <text:p>0.972554112554113</text:p>
          </table:table-cell>
          <table:table-cell office:value-type="float" office:value="0.0117606254219144" calcext:value-type="float">
            <text:p>0.0117606254219144</text:p>
          </table:table-cell>
          <table:table-cell office:value-type="float" office:value="0.974805194805195" calcext:value-type="float">
            <text:p>0.974805194805195</text:p>
          </table:table-cell>
          <table:table-cell office:value-type="float" office:value="0.0118938787469062" calcext:value-type="float">
            <text:p>0.0118938787469062</text:p>
          </table:table-cell>
          <table:table-cell office:value-type="float" office:value="0.974285714285714" calcext:value-type="float">
            <text:p>0.974285714285714</text:p>
          </table:table-cell>
          <table:table-cell office:value-type="float" office:value="0.0124072191862932" calcext:value-type="float">
            <text:p>0.0124072191862932</text:p>
          </table:table-cell>
          <table:table-cell office:value-type="float" office:value="0.973939393939394" calcext:value-type="float">
            <text:p>0.973939393939394</text:p>
          </table:table-cell>
          <table:table-cell office:value-type="float" office:value="0.0110971755468055" calcext:value-type="float">
            <text:p>0.01109717554680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office:value-type="float" office:value="0.769047619047619" calcext:value-type="float">
            <text:p>0.769047619047619</text:p>
          </table:table-cell>
          <table:table-cell office:value-type="float" office:value="0.0547561533671756" calcext:value-type="float">
            <text:p>0.0547561533671756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592299625237886" calcext:value-type="float">
            <text:p>0.0592299625237886</text:p>
          </table:table-cell>
          <table:table-cell office:value-type="float" office:value="0.788333333333333" calcext:value-type="float">
            <text:p>0.788333333333333</text:p>
          </table:table-cell>
          <table:table-cell office:value-type="float" office:value="0.069247566726972" calcext:value-type="float">
            <text:p>0.069247566726972</text:p>
          </table:table-cell>
          <table:table-cell office:value-type="float" office:value="0.788571428571428" calcext:value-type="float">
            <text:p>0.788571428571428</text:p>
          </table:table-cell>
          <table:table-cell office:value-type="float" office:value="0.0902796528673227" calcext:value-type="float">
            <text:p>0.0902796528673227</text:p>
          </table:table-cell>
          <table:table-cell office:value-type="float" office:value="0.774523809523809" calcext:value-type="float">
            <text:p>0.774523809523809</text:p>
          </table:table-cell>
          <table:table-cell office:value-type="float" office:value="0.0698417207777649" calcext:value-type="float">
            <text:p>0.0698417207777649</text:p>
          </table:table-cell>
          <table:table-cell office:value-type="float" office:value="0.803095238095238" calcext:value-type="float">
            <text:p>0.803095238095238</text:p>
          </table:table-cell>
          <table:table-cell office:value-type="float" office:value="0.0877768449102242" calcext:value-type="float">
            <text:p>0.0877768449102242</text:p>
          </table:table-cell>
          <table:table-cell office:value-type="float" office:value="0.754761904761905" calcext:value-type="float">
            <text:p>0.754761904761905</text:p>
          </table:table-cell>
          <table:table-cell office:value-type="float" office:value="0.0574616328885649" calcext:value-type="float">
            <text:p>0.0574616328885649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908291638838637" calcext:value-type="float">
            <text:p>0.0908291638838637</text:p>
          </table:table-cell>
          <table:table-cell office:value-type="float" office:value="0.773571428571429" calcext:value-type="float">
            <text:p>0.773571428571429</text:p>
          </table:table-cell>
          <table:table-cell office:value-type="float" office:value="0.057565128473104" calcext:value-type="float">
            <text:p>0.057565128473104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81575951900333" calcext:value-type="float">
            <text:p>0.081575951900333</text:p>
          </table:table-cell>
          <table:table-cell office:value-type="float" office:value="0.778571428571429" calcext:value-type="float">
            <text:p>0.778571428571429</text:p>
          </table:table-cell>
          <table:table-cell office:value-type="float" office:value="0.075958641993685" calcext:value-type="float">
            <text:p>0.075958641993685</text:p>
          </table:table-cell>
          <table:table-cell office:value-type="float" office:value="0.769047619047619" calcext:value-type="float">
            <text:p>0.769047619047619</text:p>
          </table:table-cell>
          <table:table-cell office:value-type="float" office:value="0.0499432784842929" calcext:value-type="float">
            <text:p>0.0499432784842929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874731359257936" calcext:value-type="float">
            <text:p>0.0874731359257936</text:p>
          </table:table-cell>
          <table:table-cell office:value-type="float" office:value="0.789047619047619" calcext:value-type="float">
            <text:p>0.789047619047619</text:p>
          </table:table-cell>
          <table:table-cell office:value-type="float" office:value="0.0702656658290993" calcext:value-type="float">
            <text:p>0.0702656658290993</text:p>
          </table:table-cell>
          <table:table-cell office:value-type="float" office:value="0.754523809523809" calcext:value-type="float">
            <text:p>0.754523809523809</text:p>
          </table:table-cell>
          <table:table-cell office:value-type="float" office:value="0.0838754100087267" calcext:value-type="float">
            <text:p>0.0838754100087267</text:p>
          </table:table-cell>
          <table:table-cell office:value-type="float" office:value="0.769523809523809" calcext:value-type="float">
            <text:p>0.769523809523809</text:p>
          </table:table-cell>
          <table:table-cell office:value-type="float" office:value="0.0797277428224366" calcext:value-type="float">
            <text:p>0.07972774282243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office:value-type="float" office:value="0.76452380952381" calcext:value-type="float">
            <text:p>0.76452380952381</text:p>
          </table:table-cell>
          <table:table-cell office:value-type="float" office:value="0.060800592251561" calcext:value-type="float">
            <text:p>0.060800592251561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732656184307572" calcext:value-type="float">
            <text:p>0.0732656184307572</text:p>
          </table:table-cell>
          <table:table-cell office:value-type="float" office:value="0.778809523809524" calcext:value-type="float">
            <text:p>0.778809523809524</text:p>
          </table:table-cell>
          <table:table-cell office:value-type="float" office:value="0.0791302080188952" calcext:value-type="float">
            <text:p>0.0791302080188952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747280279126026" calcext:value-type="float">
            <text:p>0.0747280279126026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0984894733808798" calcext:value-type="float">
            <text:p>0.0984894733808798</text:p>
          </table:table-cell>
          <table:table-cell office:value-type="float" office:value="0.774523809523809" calcext:value-type="float">
            <text:p>0.774523809523809</text:p>
          </table:table-cell>
          <table:table-cell office:value-type="float" office:value="0.0733605563433738" calcext:value-type="float">
            <text:p>0.0733605563433738</text:p>
          </table:table-cell>
          <table:table-cell office:value-type="float" office:value="0.778809523809524" calcext:value-type="float">
            <text:p>0.778809523809524</text:p>
          </table:table-cell>
          <table:table-cell office:value-type="float" office:value="0.0717668357251629" calcext:value-type="float">
            <text:p>0.0717668357251629</text:p>
          </table:table-cell>
          <table:table-cell office:value-type="float" office:value="0.76452380952381" calcext:value-type="float">
            <text:p>0.76452380952381</text:p>
          </table:table-cell>
          <table:table-cell office:value-type="float" office:value="0.0819764820726088" calcext:value-type="float">
            <text:p>0.0819764820726088</text:p>
          </table:table-cell>
          <table:table-cell office:value-type="float" office:value="0.803333333333333" calcext:value-type="float">
            <text:p>0.803333333333333</text:p>
          </table:table-cell>
          <table:table-cell office:value-type="float" office:value="0.0644393617512428" calcext:value-type="float">
            <text:p>0.0644393617512428</text:p>
          </table:table-cell>
          <table:table-cell office:value-type="float" office:value="0.774523809523809" calcext:value-type="float">
            <text:p>0.774523809523809</text:p>
          </table:table-cell>
          <table:table-cell office:value-type="float" office:value="0.0580185329336171" calcext:value-type="float">
            <text:p>0.0580185329336171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769538477517495" calcext:value-type="float">
            <text:p>0.0769538477517495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0574506700662027" calcext:value-type="float">
            <text:p>0.0574506700662027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674374377634094" calcext:value-type="float">
            <text:p>0.0674374377634094</text:p>
          </table:table-cell>
          <table:table-cell office:value-type="float" office:value="0.813095238095238" calcext:value-type="float">
            <text:p>0.813095238095238</text:p>
          </table:table-cell>
          <table:table-cell office:value-type="float" office:value="0.0714748527311549" calcext:value-type="float">
            <text:p>0.0714748527311549</text:p>
          </table:table-cell>
          <table:table-cell office:value-type="float" office:value="0.773571428571429" calcext:value-type="float">
            <text:p>0.773571428571429</text:p>
          </table:table-cell>
          <table:table-cell office:value-type="float" office:value="0.0702051308170998" calcext:value-type="float">
            <text:p>0.0702051308170998</text:p>
          </table:table-cell>
          <table:table-cell office:value-type="float" office:value="0.788333333333333" calcext:value-type="float">
            <text:p>0.788333333333333</text:p>
          </table:table-cell>
          <table:table-cell office:value-type="float" office:value="0.0754965923054507" calcext:value-type="float">
            <text:p>0.07549659230545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807346121648635" calcext:value-type="float">
            <text:p>0.0807346121648635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0422949606173784" calcext:value-type="float">
            <text:p>0.0422949606173784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716381405373019" calcext:value-type="float">
            <text:p>0.0716381405373019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779702833095088" calcext:value-type="float">
            <text:p>0.0779702833095088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924512905192225" calcext:value-type="float">
            <text:p>0.0924512905192225</text:p>
          </table:table-cell>
          <table:table-cell office:value-type="float" office:value="0.774523809523809" calcext:value-type="float">
            <text:p>0.774523809523809</text:p>
          </table:table-cell>
          <table:table-cell office:value-type="float" office:value="0.0767181627309945" calcext:value-type="float">
            <text:p>0.0767181627309945</text:p>
          </table:table-cell>
          <table:table-cell office:value-type="float" office:value="0.778571428571429" calcext:value-type="float">
            <text:p>0.778571428571429</text:p>
          </table:table-cell>
          <table:table-cell office:value-type="float" office:value="0.0574616328885649" calcext:value-type="float">
            <text:p>0.0574616328885649</text:p>
          </table:table-cell>
          <table:table-cell office:value-type="float" office:value="0.769047619047619" calcext:value-type="float">
            <text:p>0.769047619047619</text:p>
          </table:table-cell>
          <table:table-cell office:value-type="float" office:value="0.0632933398011964" calcext:value-type="float">
            <text:p>0.0632933398011964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664091777269479" calcext:value-type="float">
            <text:p>0.0664091777269479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60717657339726" calcext:value-type="float">
            <text:p>0.060717657339726</text:p>
          </table:table-cell>
          <table:table-cell office:value-type="float" office:value="0.788333333333333" calcext:value-type="float">
            <text:p>0.788333333333333</text:p>
          </table:table-cell>
          <table:table-cell office:value-type="float" office:value="0.0563933428756028" calcext:value-type="float">
            <text:p>0.0563933428756028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0795236511103196" calcext:value-type="float">
            <text:p>0.0795236511103196</text:p>
          </table:table-cell>
          <table:table-cell office:value-type="float" office:value="0.802857142857143" calcext:value-type="float">
            <text:p>0.802857142857143</text:p>
          </table:table-cell>
          <table:table-cell office:value-type="float" office:value="0.0693507304180987" calcext:value-type="float">
            <text:p>0.0693507304180987</text:p>
          </table:table-cell>
          <table:table-cell office:value-type="float" office:value="0.822380952380952" calcext:value-type="float">
            <text:p>0.822380952380952</text:p>
          </table:table-cell>
          <table:table-cell office:value-type="float" office:value="0.0543311793274832" calcext:value-type="float">
            <text:p>0.0543311793274832</text:p>
          </table:table-cell>
          <table:table-cell office:value-type="float" office:value="0.783095238095238" calcext:value-type="float">
            <text:p>0.783095238095238</text:p>
          </table:table-cell>
          <table:table-cell office:value-type="float" office:value="0.0597767114185544" calcext:value-type="float">
            <text:p>0.0597767114185544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0627014264897525" calcext:value-type="float">
            <text:p>0.06270142648975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office:value-type="float" office:value="0.774523809523809" calcext:value-type="float">
            <text:p>0.774523809523809</text:p>
          </table:table-cell>
          <table:table-cell office:value-type="float" office:value="0.0995837266791094" calcext:value-type="float">
            <text:p>0.0995837266791094</text:p>
          </table:table-cell>
          <table:table-cell office:value-type="float" office:value="0.782857142857143" calcext:value-type="float">
            <text:p>0.782857142857143</text:p>
          </table:table-cell>
          <table:table-cell office:value-type="float" office:value="0.0647669621430214" calcext:value-type="float">
            <text:p>0.0647669621430214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642200330739729" calcext:value-type="float">
            <text:p>0.0642200330739729</text:p>
          </table:table-cell>
          <table:table-cell office:value-type="float" office:value="0.808095238095238" calcext:value-type="float">
            <text:p>0.808095238095238</text:p>
          </table:table-cell>
          <table:table-cell office:value-type="float" office:value="0.0699782207057442" calcext:value-type="float">
            <text:p>0.0699782207057442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811373548076045" calcext:value-type="float">
            <text:p>0.0811373548076045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658495846642445" calcext:value-type="float">
            <text:p>0.0658495846642445</text:p>
          </table:table-cell>
          <table:table-cell office:value-type="float" office:value="0.778809523809524" calcext:value-type="float">
            <text:p>0.778809523809524</text:p>
          </table:table-cell>
          <table:table-cell office:value-type="float" office:value="0.0603221593825389" calcext:value-type="float">
            <text:p>0.0603221593825389</text:p>
          </table:table-cell>
          <table:table-cell office:value-type="float" office:value="0.774523809523809" calcext:value-type="float">
            <text:p>0.774523809523809</text:p>
          </table:table-cell>
          <table:table-cell office:value-type="float" office:value="0.0733605563433737" calcext:value-type="float">
            <text:p>0.0733605563433737</text:p>
          </table:table-cell>
          <table:table-cell office:value-type="float" office:value="0.803333333333333" calcext:value-type="float">
            <text:p>0.803333333333333</text:p>
          </table:table-cell>
          <table:table-cell office:value-type="float" office:value="0.0640373410844173" calcext:value-type="float">
            <text:p>0.0640373410844173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642200330739729" calcext:value-type="float">
            <text:p>0.0642200330739729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549908945943253" calcext:value-type="float">
            <text:p>0.0549908945943253</text:p>
          </table:table-cell>
          <table:table-cell office:value-type="float" office:value="0.778571428571429" calcext:value-type="float">
            <text:p>0.778571428571429</text:p>
          </table:table-cell>
          <table:table-cell office:value-type="float" office:value="0.065253348543157" calcext:value-type="float">
            <text:p>0.065253348543157</text:p>
          </table:table-cell>
          <table:table-cell office:value-type="float" office:value="0.822142857142857" calcext:value-type="float">
            <text:p>0.822142857142857</text:p>
          </table:table-cell>
          <table:table-cell office:value-type="float" office:value="0.0846944770747418" calcext:value-type="float">
            <text:p>0.0846944770747418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658495846642445" calcext:value-type="float">
            <text:p>0.0658495846642445</text:p>
          </table:table-cell>
          <table:table-cell office:value-type="float" office:value="0.797619047619048" calcext:value-type="float">
            <text:p>0.797619047619048</text:p>
          </table:table-cell>
          <table:table-cell office:value-type="float" office:value="0.0468321221966092" calcext:value-type="float">
            <text:p>0.0468321221966092</text:p>
          </table:table-cell>
          <table:table-cell office:value-type="float" office:value="0.76" calcext:value-type="float">
            <text:p>0.76</text:p>
          </table:table-cell>
          <table:table-cell office:value-type="float" office:value="0.0659523331996083" calcext:value-type="float">
            <text:p>0.065952333199608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office:value-type="float" office:value="0.764761904761905" calcext:value-type="float">
            <text:p>0.764761904761905</text:p>
          </table:table-cell>
          <table:table-cell office:value-type="float" office:value="0.0781558675477993" calcext:value-type="float">
            <text:p>0.0781558675477993</text:p>
          </table:table-cell>
          <table:table-cell office:value-type="float" office:value="0.778333333333333" calcext:value-type="float">
            <text:p>0.778333333333333</text:p>
          </table:table-cell>
          <table:table-cell office:value-type="float" office:value="0.0584554924332694" calcext:value-type="float">
            <text:p>0.0584554924332694</text:p>
          </table:table-cell>
          <table:table-cell office:value-type="float" office:value="0.779047619047619" calcext:value-type="float">
            <text:p>0.779047619047619</text:p>
          </table:table-cell>
          <table:table-cell office:value-type="float" office:value="0.0638659625630058" calcext:value-type="float">
            <text:p>0.0638659625630058</text:p>
          </table:table-cell>
          <table:table-cell office:value-type="float" office:value="0.793571428571429" calcext:value-type="float">
            <text:p>0.793571428571429</text:p>
          </table:table-cell>
          <table:table-cell office:value-type="float" office:value="0.0666671390761795" calcext:value-type="float">
            <text:p>0.0666671390761795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637475020383149" calcext:value-type="float">
            <text:p>0.0637475020383149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676495944118415" calcext:value-type="float">
            <text:p>0.0676495944118415</text:p>
          </table:table-cell>
          <table:table-cell office:value-type="float" office:value="0.774047619047619" calcext:value-type="float">
            <text:p>0.774047619047619</text:p>
          </table:table-cell>
          <table:table-cell office:value-type="float" office:value="0.0710789503521933" calcext:value-type="float">
            <text:p>0.0710789503521933</text:p>
          </table:table-cell>
          <table:table-cell office:value-type="float" office:value="0.784047619047619" calcext:value-type="float">
            <text:p>0.784047619047619</text:p>
          </table:table-cell>
          <table:table-cell office:value-type="float" office:value="0.0775998125937689" calcext:value-type="float">
            <text:p>0.0775998125937689</text:p>
          </table:table-cell>
          <table:table-cell office:value-type="float" office:value="0.798571428571429" calcext:value-type="float">
            <text:p>0.798571428571429</text:p>
          </table:table-cell>
          <table:table-cell office:value-type="float" office:value="0.0652842303946459" calcext:value-type="float">
            <text:p>0.0652842303946459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546876653436654" calcext:value-type="float">
            <text:p>0.0546876653436654</text:p>
          </table:table-cell>
          <table:table-cell office:value-type="float" office:value="0.817380952380952" calcext:value-type="float">
            <text:p>0.817380952380952</text:p>
          </table:table-cell>
          <table:table-cell office:value-type="float" office:value="0.0663830892446782" calcext:value-type="float">
            <text:p>0.0663830892446782</text:p>
          </table:table-cell>
          <table:table-cell office:value-type="float" office:value="0.769047619047619" calcext:value-type="float">
            <text:p>0.769047619047619</text:p>
          </table:table-cell>
          <table:table-cell office:value-type="float" office:value="0.0632933398011964" calcext:value-type="float">
            <text:p>0.0632933398011964</text:p>
          </table:table-cell>
          <table:table-cell office:value-type="float" office:value="0.807619047619048" calcext:value-type="float">
            <text:p>0.807619047619048</text:p>
          </table:table-cell>
          <table:table-cell office:value-type="float" office:value="0.0843946027870967" calcext:value-type="float">
            <text:p>0.0843946027870967</text:p>
          </table:table-cell>
          <table:table-cell office:value-type="float" office:value="0.807619047619048" calcext:value-type="float">
            <text:p>0.807619047619048</text:p>
          </table:table-cell>
          <table:table-cell office:value-type="float" office:value="0.0595269840423325" calcext:value-type="float">
            <text:p>0.0595269840423325</text:p>
          </table:table-cell>
          <table:table-cell office:value-type="float" office:value="0.792857142857143" calcext:value-type="float">
            <text:p>0.792857142857143</text:p>
          </table:table-cell>
          <table:table-cell office:value-type="float" office:value="0.0478960199035384" calcext:value-type="float">
            <text:p>0.0478960199035384</text:p>
          </table:table-cell>
          <table:table-cell office:value-type="float" office:value="0.793571428571429" calcext:value-type="float">
            <text:p>0.793571428571429</text:p>
          </table:table-cell>
          <table:table-cell office:value-type="float" office:value="0.054155254917437" calcext:value-type="float">
            <text:p>0.05415525491743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office:value-type="float" office:value="0.772333333333333" calcext:value-type="float">
            <text:p>0.772333333333333</text:p>
          </table:table-cell>
          <table:table-cell office:value-type="float" office:value="0.0748061904021018" calcext:value-type="float">
            <text:p>0.0748061904021018</text:p>
          </table:table-cell>
          <table:table-cell office:value-type="float" office:value="0.785190476190476" calcext:value-type="float">
            <text:p>0.785190476190476</text:p>
          </table:table-cell>
          <table:table-cell office:value-type="float" office:value="0.059602599229643" calcext:value-type="float">
            <text:p>0.059602599229643</text:p>
          </table:table-cell>
          <table:table-cell office:value-type="float" office:value="0.782761904761905" calcext:value-type="float">
            <text:p>0.782761904761905</text:p>
          </table:table-cell>
          <table:table-cell office:value-type="float" office:value="0.0696203821840296" calcext:value-type="float">
            <text:p>0.0696203821840296</text:p>
          </table:table-cell>
          <table:table-cell office:value-type="float" office:value="0.79347619047619" calcext:value-type="float">
            <text:p>0.79347619047619</text:p>
          </table:table-cell>
          <table:table-cell office:value-type="float" office:value="0.0759246647742716" calcext:value-type="float">
            <text:p>0.0759246647742716</text:p>
          </table:table-cell>
          <table:table-cell office:value-type="float" office:value="0.785666666666667" calcext:value-type="float">
            <text:p>0.785666666666667</text:p>
          </table:table-cell>
          <table:table-cell office:value-type="float" office:value="0.0811334683047573" calcext:value-type="float">
            <text:p>0.0811334683047573</text:p>
          </table:table-cell>
          <table:table-cell office:value-type="float" office:value="0.786857142857143" calcext:value-type="float">
            <text:p>0.786857142857143</text:p>
          </table:table-cell>
          <table:table-cell office:value-type="float" office:value="0.0742709486121357" calcext:value-type="float">
            <text:p>0.0742709486121357</text:p>
          </table:table-cell>
          <table:table-cell office:value-type="float" office:value="0.773" calcext:value-type="float">
            <text:p>0.773</text:p>
          </table:table-cell>
          <table:table-cell office:value-type="float" office:value="0.063618242247405" calcext:value-type="float">
            <text:p>0.063618242247405</text:p>
          </table:table-cell>
          <table:table-cell office:value-type="float" office:value="0.777095238095238" calcext:value-type="float">
            <text:p>0.777095238095238</text:p>
          </table:table-cell>
          <table:table-cell office:value-type="float" office:value="0.0774118709389623" calcext:value-type="float">
            <text:p>0.0774118709389623</text:p>
          </table:table-cell>
          <table:table-cell office:value-type="float" office:value="0.795380952380952" calcext:value-type="float">
            <text:p>0.795380952380952</text:p>
          </table:table-cell>
          <table:table-cell office:value-type="float" office:value="0.0635470478860716" calcext:value-type="float">
            <text:p>0.0635470478860716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0638439681182629" calcext:value-type="float">
            <text:p>0.0638439681182629</text:p>
          </table:table-cell>
          <table:table-cell office:value-type="float" office:value="0.796047619047619" calcext:value-type="float">
            <text:p>0.796047619047619</text:p>
          </table:table-cell>
          <table:table-cell office:value-type="float" office:value="0.0661359632920082" calcext:value-type="float">
            <text:p>0.0661359632920082</text:p>
          </table:table-cell>
          <table:table-cell office:value-type="float" office:value="0.776666666666667" calcext:value-type="float">
            <text:p>0.776666666666667</text:p>
          </table:table-cell>
          <table:table-cell office:value-type="float" office:value="0.0630928576010337" calcext:value-type="float">
            <text:p>0.0630928576010337</text:p>
          </table:table-cell>
          <table:table-cell office:value-type="float" office:value="0.802" calcext:value-type="float">
            <text:p>0.802</text:p>
          </table:table-cell>
          <table:table-cell office:value-type="float" office:value="0.078670076793828" calcext:value-type="float">
            <text:p>0.078670076793828</text:p>
          </table:table-cell>
          <table:table-cell office:value-type="float" office:value="0.806095238095238" calcext:value-type="float">
            <text:p>0.806095238095238</text:p>
          </table:table-cell>
          <table:table-cell office:value-type="float" office:value="0.0642896533188629" calcext:value-type="float">
            <text:p>0.0642896533188629</text:p>
          </table:table-cell>
          <table:table-cell office:value-type="float" office:value="0.780333333333333" calcext:value-type="float">
            <text:p>0.780333333333333</text:p>
          </table:table-cell>
          <table:table-cell office:value-type="float" office:value="0.0617170788689057" calcext:value-type="float">
            <text:p>0.0617170788689057</text:p>
          </table:table-cell>
          <table:table-cell office:value-type="float" office:value="0.777142857142857" calcext:value-type="float">
            <text:p>0.777142857142857</text:p>
          </table:table-cell>
          <table:table-cell office:value-type="float" office:value="0.067606669946937" calcext:value-type="float">
            <text:p>0.0676066699469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738398128669265" calcext:value-type="float">
            <text:p>0.0738398128669265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58770899639999" calcext:value-type="float">
            <text:p>0.058770899639999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886764041959511" calcext:value-type="float">
            <text:p>0.0886764041959511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0462773959908357" calcext:value-type="float">
            <text:p>0.0462773959908357</text:p>
          </table:table-cell>
          <table:table-cell office:value-type="float" office:value="0.797619047619048" calcext:value-type="float">
            <text:p>0.797619047619048</text:p>
          </table:table-cell>
          <table:table-cell office:value-type="float" office:value="0.0766520410644421" calcext:value-type="float">
            <text:p>0.0766520410644421</text:p>
          </table:table-cell>
          <table:table-cell office:value-type="float" office:value="0.802142857142857" calcext:value-type="float">
            <text:p>0.802142857142857</text:p>
          </table:table-cell>
          <table:table-cell office:value-type="float" office:value="0.0684792332885404" calcext:value-type="float">
            <text:p>0.0684792332885404</text:p>
          </table:table-cell>
          <table:table-cell office:value-type="float" office:value="0.789047619047619" calcext:value-type="float">
            <text:p>0.789047619047619</text:p>
          </table:table-cell>
          <table:table-cell office:value-type="float" office:value="0.0585281812204733" calcext:value-type="float">
            <text:p>0.0585281812204733</text:p>
          </table:table-cell>
          <table:table-cell office:value-type="float" office:value="0.798809523809524" calcext:value-type="float">
            <text:p>0.798809523809524</text:p>
          </table:table-cell>
          <table:table-cell office:value-type="float" office:value="0.088129194085094" calcext:value-type="float">
            <text:p>0.088129194085094</text:p>
          </table:table-cell>
          <table:table-cell office:value-type="float" office:value="0.783095238095238" calcext:value-type="float">
            <text:p>0.783095238095238</text:p>
          </table:table-cell>
          <table:table-cell office:value-type="float" office:value="0.100103561894952" calcext:value-type="float">
            <text:p>0.100103561894952</text:p>
          </table:table-cell>
          <table:table-cell office:value-type="float" office:value="0.806904761904762" calcext:value-type="float">
            <text:p>0.806904761904762</text:p>
          </table:table-cell>
          <table:table-cell office:value-type="float" office:value="0.0837250807156465" calcext:value-type="float">
            <text:p>0.0837250807156465</text:p>
          </table:table-cell>
          <table:table-cell office:value-type="float" office:value="0.812380952380952" calcext:value-type="float">
            <text:p>0.812380952380952</text:p>
          </table:table-cell>
          <table:table-cell office:value-type="float" office:value="0.0976725882339331" calcext:value-type="float">
            <text:p>0.0976725882339331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620977861651382" calcext:value-type="float">
            <text:p>0.0620977861651382</text:p>
          </table:table-cell>
          <table:table-cell office:value-type="float" office:value="0.754047619047619" calcext:value-type="float">
            <text:p>0.754047619047619</text:p>
          </table:table-cell>
          <table:table-cell office:value-type="float" office:value="0.0613533644045632" calcext:value-type="float">
            <text:p>0.0613533644045632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804826083036267" calcext:value-type="float">
            <text:p>0.0804826083036267</text:p>
          </table:table-cell>
          <table:table-cell office:value-type="float" office:value="0.808095238095238" calcext:value-type="float">
            <text:p>0.808095238095238</text:p>
          </table:table-cell>
          <table:table-cell office:value-type="float" office:value="0.0803761000566552" calcext:value-type="float">
            <text:p>0.0803761000566552</text:p>
          </table:table-cell>
          <table:table-cell office:value-type="float" office:value="0.763809523809524" calcext:value-type="float">
            <text:p>0.763809523809524</text:p>
          </table:table-cell>
          <table:table-cell office:value-type="float" office:value="0.0764282005628147" calcext:value-type="float">
            <text:p>0.07642820056281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807619047619048" calcext:value-type="float">
            <text:p>0.807619047619048</text:p>
          </table:table-cell>
          <table:table-cell office:value-type="float" office:value="0.0745592575902967" calcext:value-type="float">
            <text:p>0.0745592575902967</text:p>
          </table:table-cell>
          <table:table-cell office:value-type="float" office:value="0.802380952380952" calcext:value-type="float">
            <text:p>0.802380952380952</text:p>
          </table:table-cell>
          <table:table-cell office:value-type="float" office:value="0.0711723800680805" calcext:value-type="float">
            <text:p>0.0711723800680805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775510949993674" calcext:value-type="float">
            <text:p>0.0775510949993674</text:p>
          </table:table-cell>
          <table:table-cell office:value-type="float" office:value="0.768809523809524" calcext:value-type="float">
            <text:p>0.768809523809524</text:p>
          </table:table-cell>
          <table:table-cell office:value-type="float" office:value="0.0645589919505638" calcext:value-type="float">
            <text:p>0.0645589919505638</text:p>
          </table:table-cell>
          <table:table-cell office:value-type="float" office:value="0.812380952380952" calcext:value-type="float">
            <text:p>0.812380952380952</text:p>
          </table:table-cell>
          <table:table-cell office:value-type="float" office:value="0.0696407655815802" calcext:value-type="float">
            <text:p>0.0696407655815802</text:p>
          </table:table-cell>
          <table:table-cell office:value-type="float" office:value="0.807142857142857" calcext:value-type="float">
            <text:p>0.807142857142857</text:p>
          </table:table-cell>
          <table:table-cell office:value-type="float" office:value="0.0574506700662027" calcext:value-type="float">
            <text:p>0.0574506700662027</text:p>
          </table:table-cell>
          <table:table-cell office:value-type="float" office:value="0.822142857142857" calcext:value-type="float">
            <text:p>0.822142857142857</text:p>
          </table:table-cell>
          <table:table-cell office:value-type="float" office:value="0.0718159688629476" calcext:value-type="float">
            <text:p>0.0718159688629476</text:p>
          </table:table-cell>
          <table:table-cell office:value-type="float" office:value="0.784047619047619" calcext:value-type="float">
            <text:p>0.784047619047619</text:p>
          </table:table-cell>
          <table:table-cell office:value-type="float" office:value="0.0924189225409937" calcext:value-type="float">
            <text:p>0.0924189225409937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783570910081677" calcext:value-type="float">
            <text:p>0.0783570910081677</text:p>
          </table:table-cell>
          <table:table-cell office:value-type="float" office:value="0.822619047619047" calcext:value-type="float">
            <text:p>0.822619047619047</text:p>
          </table:table-cell>
          <table:table-cell office:value-type="float" office:value="0.0702302479698511" calcext:value-type="float">
            <text:p>0.0702302479698511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803749245464204" calcext:value-type="float">
            <text:p>0.0803749245464204</text:p>
          </table:table-cell>
          <table:table-cell office:value-type="float" office:value="0.76452380952381" calcext:value-type="float">
            <text:p>0.76452380952381</text:p>
          </table:table-cell>
          <table:table-cell office:value-type="float" office:value="0.0648121692581772" calcext:value-type="float">
            <text:p>0.0648121692581772</text:p>
          </table:table-cell>
          <table:table-cell office:value-type="float" office:value="0.802142857142857" calcext:value-type="float">
            <text:p>0.802142857142857</text:p>
          </table:table-cell>
          <table:table-cell office:value-type="float" office:value="0.0906462478675015" calcext:value-type="float">
            <text:p>0.0906462478675015</text:p>
          </table:table-cell>
          <table:table-cell office:value-type="float" office:value="0.816904761904762" calcext:value-type="float">
            <text:p>0.816904761904762</text:p>
          </table:table-cell>
          <table:table-cell office:value-type="float" office:value="0.0821300120314812" calcext:value-type="float">
            <text:p>0.0821300120314812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0706465123358217" calcext:value-type="float">
            <text:p>0.0706465123358217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797328779213288" calcext:value-type="float">
            <text:p>0.07973287792132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666671390761795" calcext:value-type="float">
            <text:p>0.0666671390761795</text:p>
          </table:table-cell>
          <table:table-cell office:value-type="float" office:value="0.797619047619048" calcext:value-type="float">
            <text:p>0.797619047619048</text:p>
          </table:table-cell>
          <table:table-cell office:value-type="float" office:value="0.0722265828092282" calcext:value-type="float">
            <text:p>0.0722265828092282</text:p>
          </table:table-cell>
          <table:table-cell office:value-type="float" office:value="0.802619047619048" calcext:value-type="float">
            <text:p>0.802619047619048</text:p>
          </table:table-cell>
          <table:table-cell office:value-type="float" office:value="0.0706344747622809" calcext:value-type="float">
            <text:p>0.0706344747622809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672011829671879" calcext:value-type="float">
            <text:p>0.0672011829671879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559222591440587" calcext:value-type="float">
            <text:p>0.0559222591440587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724307994606329" calcext:value-type="float">
            <text:p>0.0724307994606329</text:p>
          </table:table-cell>
          <table:table-cell office:value-type="float" office:value="0.802619047619048" calcext:value-type="float">
            <text:p>0.802619047619048</text:p>
          </table:table-cell>
          <table:table-cell office:value-type="float" office:value="0.0818996091648519" calcext:value-type="float">
            <text:p>0.0818996091648519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914735476896667" calcext:value-type="float">
            <text:p>0.0914735476896667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798477387009887" calcext:value-type="float">
            <text:p>0.0798477387009887</text:p>
          </table:table-cell>
          <table:table-cell office:value-type="float" office:value="0.826904761904762" calcext:value-type="float">
            <text:p>0.826904761904762</text:p>
          </table:table-cell>
          <table:table-cell office:value-type="float" office:value="0.0717457683658601" calcext:value-type="float">
            <text:p>0.0717457683658601</text:p>
          </table:table-cell>
          <table:table-cell office:value-type="float" office:value="0.803095238095238" calcext:value-type="float">
            <text:p>0.803095238095238</text:p>
          </table:table-cell>
          <table:table-cell office:value-type="float" office:value="0.0754264770432335" calcext:value-type="float">
            <text:p>0.0754264770432335</text:p>
          </table:table-cell>
          <table:table-cell office:value-type="float" office:value="0.778571428571429" calcext:value-type="float">
            <text:p>0.778571428571429</text:p>
          </table:table-cell>
          <table:table-cell office:value-type="float" office:value="0.0856334127586914" calcext:value-type="float">
            <text:p>0.0856334127586914</text:p>
          </table:table-cell>
          <table:table-cell office:value-type="float" office:value="0.807619047619048" calcext:value-type="float">
            <text:p>0.807619047619048</text:p>
          </table:table-cell>
          <table:table-cell office:value-type="float" office:value="0.0710997723386382" calcext:value-type="float">
            <text:p>0.0710997723386382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784265941032467" calcext:value-type="float">
            <text:p>0.0784265941032467</text:p>
          </table:table-cell>
          <table:table-cell office:value-type="float" office:value="0.76452380952381" calcext:value-type="float">
            <text:p>0.76452380952381</text:p>
          </table:table-cell>
          <table:table-cell office:value-type="float" office:value="0.0648121692581772" calcext:value-type="float">
            <text:p>0.0648121692581772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951322162779155" calcext:value-type="float">
            <text:p>0.09513221627791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586233477462914" calcext:value-type="float">
            <text:p>0.0586233477462914</text:p>
          </table:table-cell>
          <table:table-cell office:value-type="float" office:value="0.802857142857143" calcext:value-type="float">
            <text:p>0.802857142857143</text:p>
          </table:table-cell>
          <table:table-cell office:value-type="float" office:value="0.0762714516784875" calcext:value-type="float">
            <text:p>0.0762714516784875</text:p>
          </table:table-cell>
          <table:table-cell office:value-type="float" office:value="0.807380952380952" calcext:value-type="float">
            <text:p>0.807380952380952</text:p>
          </table:table-cell>
          <table:table-cell office:value-type="float" office:value="0.082466771826781" calcext:value-type="float">
            <text:p>0.082466771826781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505176030576955" calcext:value-type="float">
            <text:p>0.0505176030576955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724307994606329" calcext:value-type="float">
            <text:p>0.0724307994606329</text:p>
          </table:table-cell>
          <table:table-cell office:value-type="float" office:value="0.793809523809524" calcext:value-type="float">
            <text:p>0.793809523809524</text:p>
          </table:table-cell>
          <table:table-cell office:value-type="float" office:value="0.0534899439078911" calcext:value-type="float">
            <text:p>0.0534899439078911</text:p>
          </table:table-cell>
          <table:table-cell office:value-type="float" office:value="0.802619047619048" calcext:value-type="float">
            <text:p>0.802619047619048</text:p>
          </table:table-cell>
          <table:table-cell office:value-type="float" office:value="0.0669725597475061" calcext:value-type="float">
            <text:p>0.0669725597475061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849350974185264" calcext:value-type="float">
            <text:p>0.0849350974185264</text:p>
          </table:table-cell>
          <table:table-cell office:value-type="float" office:value="0.812142857142857" calcext:value-type="float">
            <text:p>0.812142857142857</text:p>
          </table:table-cell>
          <table:table-cell office:value-type="float" office:value="0.0802682734136298" calcext:value-type="float">
            <text:p>0.0802682734136298</text:p>
          </table:table-cell>
          <table:table-cell office:value-type="float" office:value="0.822380952380952" calcext:value-type="float">
            <text:p>0.822380952380952</text:p>
          </table:table-cell>
          <table:table-cell office:value-type="float" office:value="0.0835650595260684" calcext:value-type="float">
            <text:p>0.0835650595260684</text:p>
          </table:table-cell>
          <table:table-cell office:value-type="float" office:value="0.802857142857143" calcext:value-type="float">
            <text:p>0.802857142857143</text:p>
          </table:table-cell>
          <table:table-cell office:value-type="float" office:value="0.0795062236994934" calcext:value-type="float">
            <text:p>0.0795062236994934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829431530716755" calcext:value-type="float">
            <text:p>0.0829431530716755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849350974185264" calcext:value-type="float">
            <text:p>0.0849350974185264</text:p>
          </table:table-cell>
          <table:table-cell office:value-type="float" office:value="0.822142857142857" calcext:value-type="float">
            <text:p>0.822142857142857</text:p>
          </table:table-cell>
          <table:table-cell office:value-type="float" office:value="0.0674561156487888" calcext:value-type="float">
            <text:p>0.0674561156487888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063111957453365" calcext:value-type="float">
            <text:p>0.063111957453365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814395549385652" calcext:value-type="float">
            <text:p>0.08143955493856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803095238095238" calcext:value-type="float">
            <text:p>0.803095238095238</text:p>
          </table:table-cell>
          <table:table-cell office:value-type="float" office:value="0.0606096722966997" calcext:value-type="float">
            <text:p>0.0606096722966997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766273848558813" calcext:value-type="float">
            <text:p>0.0766273848558813</text:p>
          </table:table-cell>
          <table:table-cell office:value-type="float" office:value="0.812142857142857" calcext:value-type="float">
            <text:p>0.812142857142857</text:p>
          </table:table-cell>
          <table:table-cell office:value-type="float" office:value="0.0673102906921088" calcext:value-type="float">
            <text:p>0.0673102906921088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546876653436653" calcext:value-type="float">
            <text:p>0.0546876653436653</text:p>
          </table:table-cell>
          <table:table-cell office:value-type="float" office:value="0.788571428571428" calcext:value-type="float">
            <text:p>0.788571428571428</text:p>
          </table:table-cell>
          <table:table-cell office:value-type="float" office:value="0.0902796528673227" calcext:value-type="float">
            <text:p>0.0902796528673227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633410903472575" calcext:value-type="float">
            <text:p>0.0633410903472575</text:p>
          </table:table-cell>
          <table:table-cell office:value-type="float" office:value="0.812619047619048" calcext:value-type="float">
            <text:p>0.812619047619048</text:p>
          </table:table-cell>
          <table:table-cell office:value-type="float" office:value="0.0656963590301708" calcext:value-type="float">
            <text:p>0.0656963590301708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842377228629597" calcext:value-type="float">
            <text:p>0.0842377228629597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846081626928246" calcext:value-type="float">
            <text:p>0.0846081626928246</text:p>
          </table:table-cell>
          <table:table-cell office:value-type="float" office:value="0.817619047619048" calcext:value-type="float">
            <text:p>0.817619047619048</text:p>
          </table:table-cell>
          <table:table-cell office:value-type="float" office:value="0.0763820343244961" calcext:value-type="float">
            <text:p>0.0763820343244961</text:p>
          </table:table-cell>
          <table:table-cell office:value-type="float" office:value="0.817142857142857" calcext:value-type="float">
            <text:p>0.817142857142857</text:p>
          </table:table-cell>
          <table:table-cell office:value-type="float" office:value="0.059452867777967" calcext:value-type="float">
            <text:p>0.059452867777967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7171415572267" calcext:value-type="float">
            <text:p>0.07171415572267</text:p>
          </table:table-cell>
          <table:table-cell office:value-type="float" office:value="0.807142857142857" calcext:value-type="float">
            <text:p>0.807142857142857</text:p>
          </table:table-cell>
          <table:table-cell office:value-type="float" office:value="0.088519641229198" calcext:value-type="float">
            <text:p>0.088519641229198</text:p>
          </table:table-cell>
          <table:table-cell office:value-type="float" office:value="0.812380952380952" calcext:value-type="float">
            <text:p>0.812380952380952</text:p>
          </table:table-cell>
          <table:table-cell office:value-type="float" office:value="0.0659236752993838" calcext:value-type="float">
            <text:p>0.0659236752993838</text:p>
          </table:table-cell>
          <table:table-cell office:value-type="float" office:value="0.779047619047619" calcext:value-type="float">
            <text:p>0.779047619047619</text:p>
          </table:table-cell>
          <table:table-cell office:value-type="float" office:value="0.0747701609703319" calcext:value-type="float">
            <text:p>0.0747701609703319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688644715705885" calcext:value-type="float">
            <text:p>0.068864471570588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8285714285714" calcext:value-type="float">
            <text:p>0.798285714285714</text:p>
          </table:table-cell>
          <table:table-cell office:value-type="float" office:value="0.0668598459152788" calcext:value-type="float">
            <text:p>0.0668598459152788</text:p>
          </table:table-cell>
          <table:table-cell office:value-type="float" office:value="0.797809523809524" calcext:value-type="float">
            <text:p>0.797809523809524</text:p>
          </table:table-cell>
          <table:table-cell office:value-type="float" office:value="0.0710137398103353" calcext:value-type="float">
            <text:p>0.0710137398103353</text:p>
          </table:table-cell>
          <table:table-cell office:value-type="float" office:value="0.801857142857143" calcext:value-type="float">
            <text:p>0.801857142857143</text:p>
          </table:table-cell>
          <table:table-cell office:value-type="float" office:value="0.0773278072952978" calcext:value-type="float">
            <text:p>0.0773278072952978</text:p>
          </table:table-cell>
          <table:table-cell office:value-type="float" office:value="0.783619047619048" calcext:value-type="float">
            <text:p>0.783619047619048</text:p>
          </table:table-cell>
          <table:table-cell office:value-type="float" office:value="0.0566485678619896" calcext:value-type="float">
            <text:p>0.0566485678619896</text:p>
          </table:table-cell>
          <table:table-cell office:value-type="float" office:value="0.797904761904762" calcext:value-type="float">
            <text:p>0.797904761904762</text:p>
          </table:table-cell>
          <table:table-cell office:value-type="float" office:value="0.0729851036236073" calcext:value-type="float">
            <text:p>0.0729851036236073</text:p>
          </table:table-cell>
          <table:table-cell office:value-type="float" office:value="0.797904761904762" calcext:value-type="float">
            <text:p>0.797904761904762</text:p>
          </table:table-cell>
          <table:table-cell office:value-type="float" office:value="0.0630383474141049" calcext:value-type="float">
            <text:p>0.0630383474141049</text:p>
          </table:table-cell>
          <table:table-cell office:value-type="float" office:value="0.805809523809524" calcext:value-type="float">
            <text:p>0.805809523809524</text:p>
          </table:table-cell>
          <table:table-cell office:value-type="float" office:value="0.0689825356051899" calcext:value-type="float">
            <text:p>0.0689825356051899</text:p>
          </table:table-cell>
          <table:table-cell office:value-type="float" office:value="0.789714285714286" calcext:value-type="float">
            <text:p>0.789714285714286</text:p>
          </table:table-cell>
          <table:table-cell office:value-type="float" office:value="0.0882388969194481" calcext:value-type="float">
            <text:p>0.08823889691944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0846369655421125" calcext:value-type="float">
            <text:p>0.0846369655421125</text:p>
          </table:table-cell>
          <table:table-cell office:value-type="float" office:value="0.819285714285714" calcext:value-type="float">
            <text:p>0.819285714285714</text:p>
          </table:table-cell>
          <table:table-cell office:value-type="float" office:value="0.0771296381803844" calcext:value-type="float">
            <text:p>0.0771296381803844</text:p>
          </table:table-cell>
          <table:table-cell office:value-type="float" office:value="0.805809523809524" calcext:value-type="float">
            <text:p>0.805809523809524</text:p>
          </table:table-cell>
          <table:table-cell office:value-type="float" office:value="0.0784866162602095" calcext:value-type="float">
            <text:p>0.0784866162602095</text:p>
          </table:table-cell>
          <table:table-cell office:value-type="float" office:value="0.782476190476191" calcext:value-type="float">
            <text:p>0.782476190476191</text:p>
          </table:table-cell>
          <table:table-cell office:value-type="float" office:value="0.0734401353952705" calcext:value-type="float">
            <text:p>0.0734401353952705</text:p>
          </table:table-cell>
          <table:table-cell office:value-type="float" office:value="0.790904761904762" calcext:value-type="float">
            <text:p>0.790904761904762</text:p>
          </table:table-cell>
          <table:table-cell office:value-type="float" office:value="0.0793108246516855" calcext:value-type="float">
            <text:p>0.0793108246516855</text:p>
          </table:table-cell>
          <table:table-cell office:value-type="float" office:value="0.80947619047619" calcext:value-type="float">
            <text:p>0.80947619047619</text:p>
          </table:table-cell>
          <table:table-cell office:value-type="float" office:value="0.0748838010773054" calcext:value-type="float">
            <text:p>0.0748838010773054</text:p>
          </table:table-cell>
          <table:table-cell office:value-type="float" office:value="0.780047619047619" calcext:value-type="float">
            <text:p>0.780047619047619</text:p>
          </table:table-cell>
          <table:table-cell office:value-type="float" office:value="0.0707433800148702" calcext:value-type="float">
            <text:p>0.0707433800148702</text:p>
          </table:table-cell>
          <table:table-cell office:value-type="float" office:value="0.788190476190476" calcext:value-type="float">
            <text:p>0.788190476190476</text:p>
          </table:table-cell>
          <table:table-cell office:value-type="float" office:value="0.0803194642542426" calcext:value-type="float">
            <text:p>0.08031946425424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pambase</text:p>
          </table:table-cell>
          <table:table-cell office:value-type="float" office:value="0.932776356919579" calcext:value-type="float">
            <text:p>0.932776356919579</text:p>
          </table:table-cell>
          <table:table-cell office:value-type="float" office:value="0.0136128051813639" calcext:value-type="float">
            <text:p>0.0136128051813639</text:p>
          </table:table-cell>
          <table:table-cell office:value-type="float" office:value="0.941918158567775" calcext:value-type="float">
            <text:p>0.941918158567775</text:p>
          </table:table-cell>
          <table:table-cell office:value-type="float" office:value="0.0118268974062141" calcext:value-type="float">
            <text:p>0.0118268974062141</text:p>
          </table:table-cell>
          <table:table-cell office:value-type="float" office:value="0.944960215970446" calcext:value-type="float">
            <text:p>0.944960215970446</text:p>
          </table:table-cell>
          <table:table-cell office:value-type="float" office:value="0.0127827107106348" calcext:value-type="float">
            <text:p>0.0127827107106348</text:p>
          </table:table-cell>
          <table:table-cell office:value-type="float" office:value="0.94365492090556" calcext:value-type="float">
            <text:p>0.94365492090556</text:p>
          </table:table-cell>
          <table:table-cell office:value-type="float" office:value="0.0140517385445833" calcext:value-type="float">
            <text:p>0.0140517385445833</text:p>
          </table:table-cell>
          <table:table-cell office:value-type="float" office:value="0.943004167850715" calcext:value-type="float">
            <text:p>0.943004167850715</text:p>
          </table:table-cell>
          <table:table-cell office:value-type="float" office:value="0.0126790824446129" calcext:value-type="float">
            <text:p>0.0126790824446129</text:p>
          </table:table-cell>
          <table:table-cell office:value-type="float" office:value="0.940178554513593" calcext:value-type="float">
            <text:p>0.940178554513593</text:p>
          </table:table-cell>
          <table:table-cell office:value-type="float" office:value="0.0123528752939314" calcext:value-type="float">
            <text:p>0.0123528752939314</text:p>
          </table:table-cell>
          <table:table-cell office:value-type="float" office:value="0.944092545230653" calcext:value-type="float">
            <text:p>0.944092545230653</text:p>
          </table:table-cell>
          <table:table-cell office:value-type="float" office:value="0.0092368385031798" calcext:value-type="float">
            <text:p>0.0092368385031798</text:p>
          </table:table-cell>
          <table:table-cell office:value-type="float" office:value="0.941481481481481" calcext:value-type="float">
            <text:p>0.941481481481481</text:p>
          </table:table-cell>
          <table:table-cell office:value-type="float" office:value="0.0106372614365125" calcext:value-type="float">
            <text:p>0.0106372614365125</text:p>
          </table:table-cell>
          <table:table-cell office:value-type="float" office:value="0.942348204982476" calcext:value-type="float">
            <text:p>0.942348204982476</text:p>
          </table:table-cell>
          <table:table-cell office:value-type="float" office:value="0.0153415223661834" calcext:value-type="float">
            <text:p>0.0153415223661834</text:p>
          </table:table-cell>
          <table:table-cell office:value-type="float" office:value="0.944093966088851" calcext:value-type="float">
            <text:p>0.944093966088851</text:p>
          </table:table-cell>
          <table:table-cell office:value-type="float" office:value="0.015482205007234" calcext:value-type="float">
            <text:p>0.015482205007234</text:p>
          </table:table-cell>
          <table:table-cell office:value-type="float" office:value="0.941915316851378" calcext:value-type="float">
            <text:p>0.941915316851378</text:p>
          </table:table-cell>
          <table:table-cell office:value-type="float" office:value="0.0147274260428025" calcext:value-type="float">
            <text:p>0.0147274260428025</text:p>
          </table:table-cell>
          <table:table-cell office:value-type="float" office:value="0.944957374254049" calcext:value-type="float">
            <text:p>0.944957374254049</text:p>
          </table:table-cell>
          <table:table-cell office:value-type="float" office:value="0.0156460733998956" calcext:value-type="float">
            <text:p>0.0156460733998956</text:p>
          </table:table-cell>
          <table:table-cell office:value-type="float" office:value="0.94169792554703" calcext:value-type="float">
            <text:p>0.94169792554703</text:p>
          </table:table-cell>
          <table:table-cell office:value-type="float" office:value="0.0139099722248696" calcext:value-type="float">
            <text:p>0.0139099722248696</text:p>
          </table:table-cell>
          <table:table-cell office:value-type="float" office:value="0.940610969025291" calcext:value-type="float">
            <text:p>0.940610969025291</text:p>
          </table:table-cell>
          <table:table-cell office:value-type="float" office:value="0.0155252380061888" calcext:value-type="float">
            <text:p>0.0155252380061888</text:p>
          </table:table-cell>
          <table:table-cell office:value-type="float" office:value="0.941917684948375" calcext:value-type="float">
            <text:p>0.941917684948375</text:p>
          </table:table-cell>
          <table:table-cell office:value-type="float" office:value="0.0150680907216204" calcext:value-type="float">
            <text:p>0.0150680907216204</text:p>
          </table:table-cell>
          <table:table-cell office:value-type="float" office:value="0.941044804395188" calcext:value-type="float">
            <text:p>0.941044804395188</text:p>
          </table:table-cell>
          <table:table-cell office:value-type="float" office:value="0.0130016333835549" calcext:value-type="float">
            <text:p>0.01300163338355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pambase</text:p>
          </table:table-cell>
          <table:table-cell office:value-type="float" office:value="0.93538789428815" calcext:value-type="float">
            <text:p>0.93538789428815</text:p>
          </table:table-cell>
          <table:table-cell office:value-type="float" office:value="0.0139755890456333" calcext:value-type="float">
            <text:p>0.0139755890456333</text:p>
          </table:table-cell>
          <table:table-cell office:value-type="float" office:value="0.943658236241357" calcext:value-type="float">
            <text:p>0.943658236241357</text:p>
          </table:table-cell>
          <table:table-cell office:value-type="float" office:value="0.013461548883433" calcext:value-type="float">
            <text:p>0.013461548883433</text:p>
          </table:table-cell>
          <table:table-cell office:value-type="float" office:value="0.941264090177134" calcext:value-type="float">
            <text:p>0.941264090177134</text:p>
          </table:table-cell>
          <table:table-cell office:value-type="float" office:value="0.0124385556093739" calcext:value-type="float">
            <text:p>0.0124385556093739</text:p>
          </table:table-cell>
          <table:table-cell office:value-type="float" office:value="0.941916737709577" calcext:value-type="float">
            <text:p>0.941916737709577</text:p>
          </table:table-cell>
          <table:table-cell office:value-type="float" office:value="0.0133763756535722" calcext:value-type="float">
            <text:p>0.0133763756535722</text:p>
          </table:table-cell>
          <table:table-cell office:value-type="float" office:value="0.944744719143696" calcext:value-type="float">
            <text:p>0.944744719143696</text:p>
          </table:table-cell>
          <table:table-cell office:value-type="float" office:value="0.0137277522768314" calcext:value-type="float">
            <text:p>0.0137277522768314</text:p>
          </table:table-cell>
          <table:table-cell office:value-type="float" office:value="0.942133181775126" calcext:value-type="float">
            <text:p>0.942133181775126</text:p>
          </table:table-cell>
          <table:table-cell office:value-type="float" office:value="0.0127443080623965" calcext:value-type="float">
            <text:p>0.0127443080623965</text:p>
          </table:table-cell>
          <table:table-cell office:value-type="float" office:value="0.943873733068106" calcext:value-type="float">
            <text:p>0.943873733068106</text:p>
          </table:table-cell>
          <table:table-cell office:value-type="float" office:value="0.0118275380470098" calcext:value-type="float">
            <text:p>0.0118275380470098</text:p>
          </table:table-cell>
          <table:table-cell office:value-type="float" office:value="0.94452590698115" calcext:value-type="float">
            <text:p>0.94452590698115</text:p>
          </table:table-cell>
          <table:table-cell office:value-type="float" office:value="0.0133491540898104" calcext:value-type="float">
            <text:p>0.0133491540898104</text:p>
          </table:table-cell>
          <table:table-cell office:value-type="float" office:value="0.945177133655394" calcext:value-type="float">
            <text:p>0.945177133655394</text:p>
          </table:table-cell>
          <table:table-cell office:value-type="float" office:value="0.0147241685985607" calcext:value-type="float">
            <text:p>0.0147241685985607</text:p>
          </table:table-cell>
          <table:table-cell office:value-type="float" office:value="0.944308989296201" calcext:value-type="float">
            <text:p>0.944308989296201</text:p>
          </table:table-cell>
          <table:table-cell office:value-type="float" office:value="0.0160312224977925" calcext:value-type="float">
            <text:p>0.0160312224977925</text:p>
          </table:table-cell>
          <table:table-cell office:value-type="float" office:value="0.944524959742351" calcext:value-type="float">
            <text:p>0.944524959742351</text:p>
          </table:table-cell>
          <table:table-cell office:value-type="float" office:value="0.0148074580248059" calcext:value-type="float">
            <text:p>0.0148074580248059</text:p>
          </table:table-cell>
          <table:table-cell office:value-type="float" office:value="0.944524012503552" calcext:value-type="float">
            <text:p>0.944524012503552</text:p>
          </table:table-cell>
          <table:table-cell office:value-type="float" office:value="0.0156776405599474" calcext:value-type="float">
            <text:p>0.0156776405599474</text:p>
          </table:table-cell>
          <table:table-cell office:value-type="float" office:value="0.944960215970446" calcext:value-type="float">
            <text:p>0.944960215970446</text:p>
          </table:table-cell>
          <table:table-cell office:value-type="float" office:value="0.0136949728909465" calcext:value-type="float">
            <text:p>0.0136949728909465</text:p>
          </table:table-cell>
          <table:table-cell office:value-type="float" office:value="0.945179501752392" calcext:value-type="float">
            <text:p>0.945179501752392</text:p>
          </table:table-cell>
          <table:table-cell office:value-type="float" office:value="0.0149239504077421" calcext:value-type="float">
            <text:p>0.0149239504077421</text:p>
          </table:table-cell>
          <table:table-cell office:value-type="float" office:value="0.944963057686843" calcext:value-type="float">
            <text:p>0.944963057686843</text:p>
          </table:table-cell>
          <table:table-cell office:value-type="float" office:value="0.0118284607886236" calcext:value-type="float">
            <text:p>0.0118284607886236</text:p>
          </table:table-cell>
          <table:table-cell office:value-type="float" office:value="0.943003694231316" calcext:value-type="float">
            <text:p>0.943003694231316</text:p>
          </table:table-cell>
          <table:table-cell office:value-type="float" office:value="0.013640285810223" calcext:value-type="float">
            <text:p>0.0136402858102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pambase</text:p>
          </table:table-cell>
          <table:table-cell office:value-type="float" office:value="0.938868049635313" calcext:value-type="float">
            <text:p>0.938868049635313</text:p>
          </table:table-cell>
          <table:table-cell office:value-type="float" office:value="0.0140299362292291" calcext:value-type="float">
            <text:p>0.0140299362292291</text:p>
          </table:table-cell>
          <table:table-cell office:value-type="float" office:value="0.944308989296201" calcext:value-type="float">
            <text:p>0.944308989296201</text:p>
          </table:table-cell>
          <table:table-cell office:value-type="float" office:value="0.0133847853720913" calcext:value-type="float">
            <text:p>0.0133847853720913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28270076615934" calcext:value-type="float">
            <text:p>0.0128270076615934</text:p>
          </table:table-cell>
          <table:table-cell office:value-type="float" office:value="0.941917211328976" calcext:value-type="float">
            <text:p>0.941917211328976</text:p>
          </table:table-cell>
          <table:table-cell office:value-type="float" office:value="0.0146132354445882" calcext:value-type="float">
            <text:p>0.0146132354445882</text:p>
          </table:table-cell>
          <table:table-cell office:value-type="float" office:value="0.946047646111585" calcext:value-type="float">
            <text:p>0.946047646111585</text:p>
          </table:table-cell>
          <table:table-cell office:value-type="float" office:value="0.014468385462433" calcext:value-type="float">
            <text:p>0.014468385462433</text:p>
          </table:table-cell>
          <table:table-cell office:value-type="float" office:value="0.944524959742351" calcext:value-type="float">
            <text:p>0.944524959742351</text:p>
          </table:table-cell>
          <table:table-cell office:value-type="float" office:value="0.0131566653702431" calcext:value-type="float">
            <text:p>0.0131566653702431</text:p>
          </table:table-cell>
          <table:table-cell office:value-type="float" office:value="0.946701240882827" calcext:value-type="float">
            <text:p>0.946701240882827</text:p>
          </table:table-cell>
          <table:table-cell office:value-type="float" office:value="0.012327094389301" calcext:value-type="float">
            <text:p>0.012327094389301</text:p>
          </table:table-cell>
          <table:table-cell office:value-type="float" office:value="0.94365539452496" calcext:value-type="float">
            <text:p>0.94365539452496</text:p>
          </table:table-cell>
          <table:table-cell office:value-type="float" office:value="0.0139361313750085" calcext:value-type="float">
            <text:p>0.0139361313750085</text:p>
          </table:table-cell>
          <table:table-cell office:value-type="float" office:value="0.945831675665435" calcext:value-type="float">
            <text:p>0.945831675665435</text:p>
          </table:table-cell>
          <table:table-cell office:value-type="float" office:value="0.01452257737414" calcext:value-type="float">
            <text:p>0.01452257737414</text:p>
          </table:table-cell>
          <table:table-cell office:value-type="float" office:value="0.944308989296201" calcext:value-type="float">
            <text:p>0.944308989296201</text:p>
          </table:table-cell>
          <table:table-cell office:value-type="float" office:value="0.0143320433959974" calcext:value-type="float">
            <text:p>0.0143320433959974</text:p>
          </table:table-cell>
          <table:table-cell office:value-type="float" office:value="0.945831675665435" calcext:value-type="float">
            <text:p>0.945831675665435</text:p>
          </table:table-cell>
          <table:table-cell office:value-type="float" office:value="0.0133525096773383" calcext:value-type="float">
            <text:p>0.0133525096773383</text:p>
          </table:table-cell>
          <table:table-cell office:value-type="float" office:value="0.9447414038079" calcext:value-type="float">
            <text:p>0.9447414038079</text:p>
          </table:table-cell>
          <table:table-cell office:value-type="float" office:value="0.0160070527439813" calcext:value-type="float">
            <text:p>0.0160070527439813</text:p>
          </table:table-cell>
          <table:table-cell office:value-type="float" office:value="0.946265984654731" calcext:value-type="float">
            <text:p>0.946265984654731</text:p>
          </table:table-cell>
          <table:table-cell office:value-type="float" office:value="0.0139194599442476" calcext:value-type="float">
            <text:p>0.0139194599442476</text:p>
          </table:table-cell>
          <table:table-cell office:value-type="float" office:value="0.944092545230653" calcext:value-type="float">
            <text:p>0.944092545230653</text:p>
          </table:table-cell>
          <table:table-cell office:value-type="float" office:value="0.0123513100944134" calcext:value-type="float">
            <text:p>0.0123513100944134</text:p>
          </table:table-cell>
          <table:table-cell office:value-type="float" office:value="0.945395945817941" calcext:value-type="float">
            <text:p>0.945395945817941</text:p>
          </table:table-cell>
          <table:table-cell office:value-type="float" office:value="0.0129578644808387" calcext:value-type="float">
            <text:p>0.0129578644808387</text:p>
          </table:table-cell>
          <table:table-cell office:value-type="float" office:value="0.946050014208582" calcext:value-type="float">
            <text:p>0.946050014208582</text:p>
          </table:table-cell>
          <table:table-cell office:value-type="float" office:value="0.0141638304297203" calcext:value-type="float">
            <text:p>0.01416383042972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pambase</text:p>
          </table:table-cell>
          <table:table-cell office:value-type="float" office:value="0.937127024722933" calcext:value-type="float">
            <text:p>0.937127024722933</text:p>
          </table:table-cell>
          <table:table-cell office:value-type="float" office:value="0.0148348565635206" calcext:value-type="float">
            <text:p>0.0148348565635206</text:p>
          </table:table-cell>
          <table:table-cell office:value-type="float" office:value="0.944962110448044" calcext:value-type="float">
            <text:p>0.944962110448044</text:p>
          </table:table-cell>
          <table:table-cell office:value-type="float" office:value="0.0120080978571616" calcext:value-type="float">
            <text:p>0.0120080978571616</text:p>
          </table:table-cell>
          <table:table-cell office:value-type="float" office:value="0.945179028132992" calcext:value-type="float">
            <text:p>0.945179028132992</text:p>
          </table:table-cell>
          <table:table-cell office:value-type="float" office:value="0.0146438168011909" calcext:value-type="float">
            <text:p>0.0146438168011909</text:p>
          </table:table-cell>
          <table:table-cell office:value-type="float" office:value="0.942135549872123" calcext:value-type="float">
            <text:p>0.942135549872123</text:p>
          </table:table-cell>
          <table:table-cell office:value-type="float" office:value="0.0145408956943192" calcext:value-type="float">
            <text:p>0.0145408956943192</text:p>
          </table:table-cell>
          <table:table-cell office:value-type="float" office:value="0.944308989296201" calcext:value-type="float">
            <text:p>0.944308989296201</text:p>
          </table:table-cell>
          <table:table-cell office:value-type="float" office:value="0.0132644980542669" calcext:value-type="float">
            <text:p>0.0132644980542669</text:p>
          </table:table-cell>
          <table:table-cell office:value-type="float" office:value="0.944742824666098" calcext:value-type="float">
            <text:p>0.944742824666098</text:p>
          </table:table-cell>
          <table:table-cell office:value-type="float" office:value="0.0141900292502251" calcext:value-type="float">
            <text:p>0.0141900292502251</text:p>
          </table:table-cell>
          <table:table-cell office:value-type="float" office:value="0.945612863502889" calcext:value-type="float">
            <text:p>0.945612863502889</text:p>
          </table:table-cell>
          <table:table-cell office:value-type="float" office:value="0.0139593336668673" calcext:value-type="float">
            <text:p>0.0139593336668673</text:p>
          </table:table-cell>
          <table:table-cell office:value-type="float" office:value="0.945177607274794" calcext:value-type="float">
            <text:p>0.945177607274794</text:p>
          </table:table-cell>
          <table:table-cell office:value-type="float" office:value="0.0145056313813394" calcext:value-type="float">
            <text:p>0.0145056313813394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46177812127916" calcext:value-type="float">
            <text:p>0.0146177812127916</text:p>
          </table:table-cell>
          <table:table-cell office:value-type="float" office:value="0.945394524959742" calcext:value-type="float">
            <text:p>0.945394524959742</text:p>
          </table:table-cell>
          <table:table-cell office:value-type="float" office:value="0.0150656343600196" calcext:value-type="float">
            <text:p>0.0150656343600196</text:p>
          </table:table-cell>
          <table:table-cell office:value-type="float" office:value="0.94539641943734" calcext:value-type="float">
            <text:p>0.94539641943734</text:p>
          </table:table-cell>
          <table:table-cell office:value-type="float" office:value="0.0139695208493528" calcext:value-type="float">
            <text:p>0.0139695208493528</text:p>
          </table:table-cell>
          <table:table-cell office:value-type="float" office:value="0.946047172492185" calcext:value-type="float">
            <text:p>0.946047172492185</text:p>
          </table:table-cell>
          <table:table-cell office:value-type="float" office:value="0.0149029321360492" calcext:value-type="float">
            <text:p>0.0149029321360492</text:p>
          </table:table-cell>
          <table:table-cell office:value-type="float" office:value="0.945830254807237" calcext:value-type="float">
            <text:p>0.945830254807237</text:p>
          </table:table-cell>
          <table:table-cell office:value-type="float" office:value="0.0141247854754204" calcext:value-type="float">
            <text:p>0.0141247854754204</text:p>
          </table:table-cell>
          <table:table-cell office:value-type="float" office:value="0.944743771904897" calcext:value-type="float">
            <text:p>0.944743771904897</text:p>
          </table:table-cell>
          <table:table-cell office:value-type="float" office:value="0.0135008105784639" calcext:value-type="float">
            <text:p>0.0135008105784639</text:p>
          </table:table-cell>
          <table:table-cell office:value-type="float" office:value="0.945830254807237" calcext:value-type="float">
            <text:p>0.945830254807237</text:p>
          </table:table-cell>
          <table:table-cell office:value-type="float" office:value="0.0132425125029176" calcext:value-type="float">
            <text:p>0.0132425125029176</text:p>
          </table:table-cell>
          <table:table-cell office:value-type="float" office:value="0.945614757980487" calcext:value-type="float">
            <text:p>0.945614757980487</text:p>
          </table:table-cell>
          <table:table-cell office:value-type="float" office:value="0.0138730012056259" calcext:value-type="float">
            <text:p>0.01387300120562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pambase</text:p>
          </table:table-cell>
          <table:table-cell office:value-type="float" office:value="0.937346310504878" calcext:value-type="float">
            <text:p>0.937346310504878</text:p>
          </table:table-cell>
          <table:table-cell office:value-type="float" office:value="0.0149783361323234" calcext:value-type="float">
            <text:p>0.0149783361323234</text:p>
          </table:table-cell>
          <table:table-cell office:value-type="float" office:value="0.94518139622999" calcext:value-type="float">
            <text:p>0.94518139622999</text:p>
          </table:table-cell>
          <table:table-cell office:value-type="float" office:value="0.010789277278426" calcext:value-type="float">
            <text:p>0.010789277278426</text:p>
          </table:table-cell>
          <table:table-cell office:value-type="float" office:value="0.945179501752392" calcext:value-type="float">
            <text:p>0.945179501752392</text:p>
          </table:table-cell>
          <table:table-cell office:value-type="float" office:value="0.0136011179205971" calcext:value-type="float">
            <text:p>0.0136011179205971</text:p>
          </table:table-cell>
          <table:table-cell office:value-type="float" office:value="0.943222032774462" calcext:value-type="float">
            <text:p>0.943222032774462</text:p>
          </table:table-cell>
          <table:table-cell office:value-type="float" office:value="0.0140784199135547" calcext:value-type="float">
            <text:p>0.0140784199135547</text:p>
          </table:table-cell>
          <table:table-cell office:value-type="float" office:value="0.944961636828644" calcext:value-type="float">
            <text:p>0.944961636828644</text:p>
          </table:table-cell>
          <table:table-cell office:value-type="float" office:value="0.0132980064270847" calcext:value-type="float">
            <text:p>0.0132980064270847</text:p>
          </table:table-cell>
          <table:table-cell office:value-type="float" office:value="0.944959742351047" calcext:value-type="float">
            <text:p>0.944959742351047</text:p>
          </table:table-cell>
          <table:table-cell office:value-type="float" office:value="0.0141514647703085" calcext:value-type="float">
            <text:p>0.0141514647703085</text:p>
          </table:table-cell>
          <table:table-cell office:value-type="float" office:value="0.945177607274794" calcext:value-type="float">
            <text:p>0.945177607274794</text:p>
          </table:table-cell>
          <table:table-cell office:value-type="float" office:value="0.0138023679391352" calcext:value-type="float">
            <text:p>0.0138023679391352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51892402874392" calcext:value-type="float">
            <text:p>0.0151892402874392</text:p>
          </table:table-cell>
          <table:table-cell office:value-type="float" office:value="0.944960689589846" calcext:value-type="float">
            <text:p>0.944960689589846</text:p>
          </table:table-cell>
          <table:table-cell office:value-type="float" office:value="0.0158270719089826" calcext:value-type="float">
            <text:p>0.0158270719089826</text:p>
          </table:table-cell>
          <table:table-cell office:value-type="float" office:value="0.944960215970446" calcext:value-type="float">
            <text:p>0.944960215970446</text:p>
          </table:table-cell>
          <table:table-cell office:value-type="float" office:value="0.0153583783420724" calcext:value-type="float">
            <text:p>0.0153583783420724</text:p>
          </table:table-cell>
          <table:table-cell office:value-type="float" office:value="0.945395945817941" calcext:value-type="float">
            <text:p>0.945395945817941</text:p>
          </table:table-cell>
          <table:table-cell office:value-type="float" office:value="0.0143420748568016" calcext:value-type="float">
            <text:p>0.0143420748568016</text:p>
          </table:table-cell>
          <table:table-cell office:value-type="float" office:value="0.946265037415933" calcext:value-type="float">
            <text:p>0.946265037415933</text:p>
          </table:table-cell>
          <table:table-cell office:value-type="float" office:value="0.0142243817724847" calcext:value-type="float">
            <text:p>0.0142243817724847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45805582851305" calcext:value-type="float">
            <text:p>0.0145805582851305</text:p>
          </table:table-cell>
          <table:table-cell office:value-type="float" office:value="0.945397366676139" calcext:value-type="float">
            <text:p>0.945397366676139</text:p>
          </table:table-cell>
          <table:table-cell office:value-type="float" office:value="0.013466408501381" calcext:value-type="float">
            <text:p>0.013466408501381</text:p>
          </table:table-cell>
          <table:table-cell office:value-type="float" office:value="0.946265511035332" calcext:value-type="float">
            <text:p>0.946265511035332</text:p>
          </table:table-cell>
          <table:table-cell office:value-type="float" office:value="0.0134608873760095" calcext:value-type="float">
            <text:p>0.0134608873760095</text:p>
          </table:table-cell>
          <table:table-cell office:value-type="float" office:value="0.945832149284835" calcext:value-type="float">
            <text:p>0.945832149284835</text:p>
          </table:table-cell>
          <table:table-cell office:value-type="float" office:value="0.0149824943778058" calcext:value-type="float">
            <text:p>0.014982494377805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pambase</text:p>
          </table:table-cell>
          <table:table-cell office:value-type="float" office:value="0.936301127214171" calcext:value-type="float">
            <text:p>0.936301127214171</text:p>
          </table:table-cell>
          <table:table-cell office:value-type="float" office:value="0.0142863046304141" calcext:value-type="float">
            <text:p>0.0142863046304141</text:p>
          </table:table-cell>
          <table:table-cell office:value-type="float" office:value="0.944005778156673" calcext:value-type="float">
            <text:p>0.944005778156673</text:p>
          </table:table-cell>
          <table:table-cell office:value-type="float" office:value="0.0122941213594652" calcext:value-type="float">
            <text:p>0.0122941213594652</text:p>
          </table:table-cell>
          <table:table-cell office:value-type="float" office:value="0.944265226863692" calcext:value-type="float">
            <text:p>0.944265226863692</text:p>
          </table:table-cell>
          <table:table-cell office:value-type="float" office:value="0.013258641740678" calcext:value-type="float">
            <text:p>0.013258641740678</text:p>
          </table:table-cell>
          <table:table-cell office:value-type="float" office:value="0.94256929051814" calcext:value-type="float">
            <text:p>0.94256929051814</text:p>
          </table:table-cell>
          <table:table-cell office:value-type="float" office:value="0.0141321330501235" calcext:value-type="float">
            <text:p>0.0141321330501235</text:p>
          </table:table-cell>
          <table:table-cell office:value-type="float" office:value="0.944613431846168" calcext:value-type="float">
            <text:p>0.944613431846168</text:p>
          </table:table-cell>
          <table:table-cell office:value-type="float" office:value="0.0134875449330458" calcext:value-type="float">
            <text:p>0.0134875449330458</text:p>
          </table:table-cell>
          <table:table-cell office:value-type="float" office:value="0.943307852609643" calcext:value-type="float">
            <text:p>0.943307852609643</text:p>
          </table:table-cell>
          <table:table-cell office:value-type="float" office:value="0.0133190685494209" calcext:value-type="float">
            <text:p>0.0133190685494209</text:p>
          </table:table-cell>
          <table:table-cell office:value-type="float" office:value="0.945091597991854" calcext:value-type="float">
            <text:p>0.945091597991854</text:p>
          </table:table-cell>
          <table:table-cell office:value-type="float" office:value="0.0122306345090986" calcext:value-type="float">
            <text:p>0.0122306345090986</text:p>
          </table:table-cell>
          <table:table-cell office:value-type="float" office:value="0.943916737709576" calcext:value-type="float">
            <text:p>0.943916737709576</text:p>
          </table:table-cell>
          <table:table-cell office:value-type="float" office:value="0.013523483714022" calcext:value-type="float">
            <text:p>0.013523483714022</text:p>
          </table:table-cell>
          <table:table-cell office:value-type="float" office:value="0.944786208203088" calcext:value-type="float">
            <text:p>0.944786208203088</text:p>
          </table:table-cell>
          <table:table-cell office:value-type="float" office:value="0.0150066242921317" calcext:value-type="float">
            <text:p>0.0150066242921317</text:p>
          </table:table-cell>
          <table:table-cell office:value-type="float" office:value="0.944613337122288" calcext:value-type="float">
            <text:p>0.944613337122288</text:p>
          </table:table-cell>
          <table:table-cell office:value-type="float" office:value="0.0152538967206232" calcext:value-type="float">
            <text:p>0.0152538967206232</text:p>
          </table:table-cell>
          <table:table-cell office:value-type="float" office:value="0.944612863502889" calcext:value-type="float">
            <text:p>0.944612863502889</text:p>
          </table:table-cell>
          <table:table-cell office:value-type="float" office:value="0.0142397978902202" calcext:value-type="float">
            <text:p>0.0142397978902202</text:p>
          </table:table-cell>
          <table:table-cell office:value-type="float" office:value="0.945307000094724" calcext:value-type="float">
            <text:p>0.945307000094724</text:p>
          </table:table-cell>
          <table:table-cell office:value-type="float" office:value="0.0152916161224716" calcext:value-type="float">
            <text:p>0.0152916161224716</text:p>
          </table:table-cell>
          <table:table-cell office:value-type="float" office:value="0.944873543620347" calcext:value-type="float">
            <text:p>0.944873543620347</text:p>
          </table:table-cell>
          <table:table-cell office:value-type="float" office:value="0.0140459497641229" calcext:value-type="float">
            <text:p>0.0140459497641229</text:p>
          </table:table-cell>
          <table:table-cell office:value-type="float" office:value="0.944004830917874" calcext:value-type="float">
            <text:p>0.944004830917874</text:p>
          </table:table-cell>
          <table:table-cell office:value-type="float" office:value="0.0139535435176378" calcext:value-type="float">
            <text:p>0.0139535435176378</text:p>
          </table:table-cell>
          <table:table-cell office:value-type="float" office:value="0.944874490859145" calcext:value-type="float">
            <text:p>0.944874490859145</text:p>
          </table:table-cell>
          <table:table-cell office:value-type="float" office:value="0.013311563174002" calcext:value-type="float">
            <text:p>0.013311563174002</text:p>
          </table:table-cell>
          <table:table-cell office:value-type="float" office:value="0.944309084020081" calcext:value-type="float">
            <text:p>0.944309084020081</text:p>
          </table:table-cell>
          <table:table-cell office:value-type="float" office:value="0.013932249041386" calcext:value-type="float">
            <text:p>0.0139322490413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3872785829308" calcext:value-type="float">
            <text:p>0.943872785829308</text:p>
          </table:table-cell>
          <table:table-cell office:value-type="float" office:value="0.0143257969598376" calcext:value-type="float">
            <text:p>0.0143257969598376</text:p>
          </table:table-cell>
          <table:table-cell office:value-type="float" office:value="0.943872785829308" calcext:value-type="float">
            <text:p>0.943872785829308</text:p>
          </table:table-cell>
          <table:table-cell office:value-type="float" office:value="0.011563283554033" calcext:value-type="float">
            <text:p>0.011563283554033</text:p>
          </table:table-cell>
          <table:table-cell office:value-type="float" office:value="0.942568438003221" calcext:value-type="float">
            <text:p>0.942568438003221</text:p>
          </table:table-cell>
          <table:table-cell office:value-type="float" office:value="0.0130670194102314" calcext:value-type="float">
            <text:p>0.0130670194102314</text:p>
          </table:table-cell>
          <table:table-cell office:value-type="float" office:value="0.941916737709577" calcext:value-type="float">
            <text:p>0.941916737709577</text:p>
          </table:table-cell>
          <table:table-cell office:value-type="float" office:value="0.0133736356067973" calcext:value-type="float">
            <text:p>0.0133736356067973</text:p>
          </table:table-cell>
          <table:table-cell office:value-type="float" office:value="0.942566069906224" calcext:value-type="float">
            <text:p>0.942566069906224</text:p>
          </table:table-cell>
          <table:table-cell office:value-type="float" office:value="0.01554107648506" calcext:value-type="float">
            <text:p>0.01554107648506</text:p>
          </table:table-cell>
          <table:table-cell office:value-type="float" office:value="0.941047172492185" calcext:value-type="float">
            <text:p>0.941047172492185</text:p>
          </table:table-cell>
          <table:table-cell office:value-type="float" office:value="0.0150187171913693" calcext:value-type="float">
            <text:p>0.0150187171913693</text:p>
          </table:table-cell>
          <table:table-cell office:value-type="float" office:value="0.943656341763759" calcext:value-type="float">
            <text:p>0.943656341763759</text:p>
          </table:table-cell>
          <table:table-cell office:value-type="float" office:value="0.0120734686385198" calcext:value-type="float">
            <text:p>0.0120734686385198</text:p>
          </table:table-cell>
          <table:table-cell office:value-type="float" office:value="0.942787250165767" calcext:value-type="float">
            <text:p>0.942787250165767</text:p>
          </table:table-cell>
          <table:table-cell office:value-type="float" office:value="0.0123103487499341" calcext:value-type="float">
            <text:p>0.0123103487499341</text:p>
          </table:table-cell>
          <table:table-cell office:value-type="float" office:value="0.940611442644691" calcext:value-type="float">
            <text:p>0.940611442644691</text:p>
          </table:table-cell>
          <table:table-cell office:value-type="float" office:value="0.0152126962415244" calcext:value-type="float">
            <text:p>0.0152126962415244</text:p>
          </table:table-cell>
          <table:table-cell office:value-type="float" office:value="0.940613337122289" calcext:value-type="float">
            <text:p>0.940613337122289</text:p>
          </table:table-cell>
          <table:table-cell office:value-type="float" office:value="0.0123866856732705" calcext:value-type="float">
            <text:p>0.0123866856732705</text:p>
          </table:table-cell>
          <table:table-cell office:value-type="float" office:value="0.94169792554703" calcext:value-type="float">
            <text:p>0.94169792554703</text:p>
          </table:table-cell>
          <table:table-cell office:value-type="float" office:value="0.0147905656237681" calcext:value-type="float">
            <text:p>0.0147905656237681</text:p>
          </table:table-cell>
          <table:table-cell office:value-type="float" office:value="0.942786776546367" calcext:value-type="float">
            <text:p>0.942786776546367</text:p>
          </table:table-cell>
          <table:table-cell office:value-type="float" office:value="0.0141755748231656" calcext:value-type="float">
            <text:p>0.0141755748231656</text:p>
          </table:table-cell>
          <table:table-cell office:value-type="float" office:value="0.942133181775126" calcext:value-type="float">
            <text:p>0.942133181775126</text:p>
          </table:table-cell>
          <table:table-cell office:value-type="float" office:value="0.0129882901156614" calcext:value-type="float">
            <text:p>0.0129882901156614</text:p>
          </table:table-cell>
          <table:table-cell office:value-type="float" office:value="0.943005115089514" calcext:value-type="float">
            <text:p>0.943005115089514</text:p>
          </table:table-cell>
          <table:table-cell office:value-type="float" office:value="0.0104483191050498" calcext:value-type="float">
            <text:p>0.0104483191050498</text:p>
          </table:table-cell>
          <table:table-cell office:value-type="float" office:value="0.940393577720943" calcext:value-type="float">
            <text:p>0.940393577720943</text:p>
          </table:table-cell>
          <table:table-cell office:value-type="float" office:value="0.0127849862546315" calcext:value-type="float">
            <text:p>0.0127849862546315</text:p>
          </table:table-cell>
          <table:table-cell office:value-type="float" office:value="0.944312304631998" calcext:value-type="float">
            <text:p>0.944312304631998</text:p>
          </table:table-cell>
          <table:table-cell office:value-type="float" office:value="0.0109482950672368" calcext:value-type="float">
            <text:p>0.01094829506723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5395945817941" calcext:value-type="float">
            <text:p>0.945395945817941</text:p>
          </table:table-cell>
          <table:table-cell office:value-type="float" office:value="0.0136671694039285" calcext:value-type="float">
            <text:p>0.0136671694039285</text:p>
          </table:table-cell>
          <table:table-cell office:value-type="float" office:value="0.944308989296201" calcext:value-type="float">
            <text:p>0.944308989296201</text:p>
          </table:table-cell>
          <table:table-cell office:value-type="float" office:value="0.0150795538042893" calcext:value-type="float">
            <text:p>0.0150795538042893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34253234018014" calcext:value-type="float">
            <text:p>0.0134253234018014</text:p>
          </table:table-cell>
          <table:table-cell office:value-type="float" office:value="0.94605143506678" calcext:value-type="float">
            <text:p>0.94605143506678</text:p>
          </table:table-cell>
          <table:table-cell office:value-type="float" office:value="0.0115869613563891" calcext:value-type="float">
            <text:p>0.0115869613563891</text:p>
          </table:table-cell>
          <table:table-cell office:value-type="float" office:value="0.943875627545704" calcext:value-type="float">
            <text:p>0.943875627545704</text:p>
          </table:table-cell>
          <table:table-cell office:value-type="float" office:value="0.0138977177050215" calcext:value-type="float">
            <text:p>0.0138977177050215</text:p>
          </table:table-cell>
          <table:table-cell office:value-type="float" office:value="0.945397366676139" calcext:value-type="float">
            <text:p>0.945397366676139</text:p>
          </table:table-cell>
          <table:table-cell office:value-type="float" office:value="0.0134297465588512" calcext:value-type="float">
            <text:p>0.0134297465588512</text:p>
          </table:table-cell>
          <table:table-cell office:value-type="float" office:value="0.946049066969783" calcext:value-type="float">
            <text:p>0.946049066969783</text:p>
          </table:table-cell>
          <table:table-cell office:value-type="float" office:value="0.012431929311434" calcext:value-type="float">
            <text:p>0.012431929311434</text:p>
          </table:table-cell>
          <table:table-cell office:value-type="float" office:value="0.944744245524297" calcext:value-type="float">
            <text:p>0.944744245524297</text:p>
          </table:table-cell>
          <table:table-cell office:value-type="float" office:value="0.0130239999680232" calcext:value-type="float">
            <text:p>0.0130239999680232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28187421107989" calcext:value-type="float">
            <text:p>0.0128187421107989</text:p>
          </table:table-cell>
          <table:table-cell office:value-type="float" office:value="0.945180448991191" calcext:value-type="float">
            <text:p>0.945180448991191</text:p>
          </table:table-cell>
          <table:table-cell office:value-type="float" office:value="0.0153023800304256" calcext:value-type="float">
            <text:p>0.0153023800304256</text:p>
          </table:table-cell>
          <table:table-cell office:value-type="float" office:value="0.945829781187837" calcext:value-type="float">
            <text:p>0.945829781187837</text:p>
          </table:table-cell>
          <table:table-cell office:value-type="float" office:value="0.0115959543862955" calcext:value-type="float">
            <text:p>0.0115959543862955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27452300297018" calcext:value-type="float">
            <text:p>0.0127452300297018</text:p>
          </table:table-cell>
          <table:table-cell office:value-type="float" office:value="0.943437055981813" calcext:value-type="float">
            <text:p>0.943437055981813</text:p>
          </table:table-cell>
          <table:table-cell office:value-type="float" office:value="0.0135033724073372" calcext:value-type="float">
            <text:p>0.0135033724073372</text:p>
          </table:table-cell>
          <table:table-cell office:value-type="float" office:value="0.944089703514256" calcext:value-type="float">
            <text:p>0.944089703514256</text:p>
          </table:table-cell>
          <table:table-cell office:value-type="float" office:value="0.0130285278185512" calcext:value-type="float">
            <text:p>0.0130285278185512</text:p>
          </table:table-cell>
          <table:table-cell office:value-type="float" office:value="0.945180448991191" calcext:value-type="float">
            <text:p>0.945180448991191</text:p>
          </table:table-cell>
          <table:table-cell office:value-type="float" office:value="0.0131612763162715" calcext:value-type="float">
            <text:p>0.0131612763162715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40319157298271" calcext:value-type="float">
            <text:p>0.01403191572982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4743771904897" calcext:value-type="float">
            <text:p>0.944743771904897</text:p>
          </table:table-cell>
          <table:table-cell office:value-type="float" office:value="0.0134623708829663" calcext:value-type="float">
            <text:p>0.0134623708829663</text:p>
          </table:table-cell>
          <table:table-cell office:value-type="float" office:value="0.946700767263427" calcext:value-type="float">
            <text:p>0.946700767263427</text:p>
          </table:table-cell>
          <table:table-cell office:value-type="float" office:value="0.0142257717228506" calcext:value-type="float">
            <text:p>0.0142257717228506</text:p>
          </table:table-cell>
          <table:table-cell office:value-type="float" office:value="0.94539641943734" calcext:value-type="float">
            <text:p>0.94539641943734</text:p>
          </table:table-cell>
          <table:table-cell office:value-type="float" office:value="0.0142664215903386" calcext:value-type="float">
            <text:p>0.0142664215903386</text:p>
          </table:table-cell>
          <table:table-cell office:value-type="float" office:value="0.944744245524297" calcext:value-type="float">
            <text:p>0.944744245524297</text:p>
          </table:table-cell>
          <table:table-cell office:value-type="float" office:value="0.013460192052274" calcext:value-type="float">
            <text:p>0.013460192052274</text:p>
          </table:table-cell>
          <table:table-cell office:value-type="float" office:value="0.944962584067443" calcext:value-type="float">
            <text:p>0.944962584067443</text:p>
          </table:table-cell>
          <table:table-cell office:value-type="float" office:value="0.0116952788277627" calcext:value-type="float">
            <text:p>0.0116952788277627</text:p>
          </table:table-cell>
          <table:table-cell office:value-type="float" office:value="0.945179028132992" calcext:value-type="float">
            <text:p>0.945179028132992</text:p>
          </table:table-cell>
          <table:table-cell office:value-type="float" office:value="0.0129293715333693" calcext:value-type="float">
            <text:p>0.0129293715333693</text:p>
          </table:table-cell>
          <table:table-cell office:value-type="float" office:value="0.946919105806574" calcext:value-type="float">
            <text:p>0.946919105806574</text:p>
          </table:table-cell>
          <table:table-cell office:value-type="float" office:value="0.0139966548811811" calcext:value-type="float">
            <text:p>0.0139966548811811</text:p>
          </table:table-cell>
          <table:table-cell office:value-type="float" office:value="0.946048593350384" calcext:value-type="float">
            <text:p>0.946048593350384</text:p>
          </table:table-cell>
          <table:table-cell office:value-type="float" office:value="0.0142076787538437" calcext:value-type="float">
            <text:p>0.0142076787538437</text:p>
          </table:table-cell>
          <table:table-cell office:value-type="float" office:value="0.944090650753055" calcext:value-type="float">
            <text:p>0.944090650753055</text:p>
          </table:table-cell>
          <table:table-cell office:value-type="float" office:value="0.0127802409528488" calcext:value-type="float">
            <text:p>0.0127802409528488</text:p>
          </table:table-cell>
          <table:table-cell office:value-type="float" office:value="0.947789144643364" calcext:value-type="float">
            <text:p>0.947789144643364</text:p>
          </table:table-cell>
          <table:table-cell office:value-type="float" office:value="0.0151441472914785" calcext:value-type="float">
            <text:p>0.0151441472914785</text:p>
          </table:table-cell>
          <table:table-cell office:value-type="float" office:value="0.945614284361088" calcext:value-type="float">
            <text:p>0.945614284361088</text:p>
          </table:table-cell>
          <table:table-cell office:value-type="float" office:value="0.0128128424580678" calcext:value-type="float">
            <text:p>0.0128128424580678</text:p>
          </table:table-cell>
          <table:table-cell office:value-type="float" office:value="0.945179028132992" calcext:value-type="float">
            <text:p>0.945179028132992</text:p>
          </table:table-cell>
          <table:table-cell office:value-type="float" office:value="0.0132501193780875" calcext:value-type="float">
            <text:p>0.0132501193780875</text:p>
          </table:table-cell>
          <table:table-cell office:value-type="float" office:value="0.944090177133655" calcext:value-type="float">
            <text:p>0.944090177133655</text:p>
          </table:table-cell>
          <table:table-cell office:value-type="float" office:value="0.0122355167239753" calcext:value-type="float">
            <text:p>0.0122355167239753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40304465321064" calcext:value-type="float">
            <text:p>0.0140304465321064</text:p>
          </table:table-cell>
          <table:table-cell office:value-type="float" office:value="0.946919579425973" calcext:value-type="float">
            <text:p>0.946919579425973</text:p>
          </table:table-cell>
          <table:table-cell office:value-type="float" office:value="0.0150792391023344" calcext:value-type="float">
            <text:p>0.0150792391023344</text:p>
          </table:table-cell>
          <table:table-cell office:value-type="float" office:value="0.94452590698115" calcext:value-type="float">
            <text:p>0.94452590698115</text:p>
          </table:table-cell>
          <table:table-cell office:value-type="float" office:value="0.0129892506699391" calcext:value-type="float">
            <text:p>0.01298925066993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5178554513593" calcext:value-type="float">
            <text:p>0.945178554513593</text:p>
          </table:table-cell>
          <table:table-cell office:value-type="float" office:value="0.0132509672364795" calcext:value-type="float">
            <text:p>0.0132509672364795</text:p>
          </table:table-cell>
          <table:table-cell office:value-type="float" office:value="0.94539641943734" calcext:value-type="float">
            <text:p>0.94539641943734</text:p>
          </table:table-cell>
          <table:table-cell office:value-type="float" office:value="0.0151235521902191" calcext:value-type="float">
            <text:p>0.0151235521902191</text:p>
          </table:table-cell>
          <table:table-cell office:value-type="float" office:value="0.944960215970446" calcext:value-type="float">
            <text:p>0.944960215970446</text:p>
          </table:table-cell>
          <table:table-cell office:value-type="float" office:value="0.0131857134941519" calcext:value-type="float">
            <text:p>0.0131857134941519</text:p>
          </table:table-cell>
          <table:table-cell office:value-type="float" office:value="0.945179975371791" calcext:value-type="float">
            <text:p>0.945179975371791</text:p>
          </table:table-cell>
          <table:table-cell office:value-type="float" office:value="0.0133231601857757" calcext:value-type="float">
            <text:p>0.0133231601857757</text:p>
          </table:table-cell>
          <table:table-cell office:value-type="float" office:value="0.944961636828644" calcext:value-type="float">
            <text:p>0.944961636828644</text:p>
          </table:table-cell>
          <table:table-cell office:value-type="float" office:value="0.0128965590954632" calcext:value-type="float">
            <text:p>0.0128965590954632</text:p>
          </table:table-cell>
          <table:table-cell office:value-type="float" office:value="0.94648242872028" calcext:value-type="float">
            <text:p>0.94648242872028</text:p>
          </table:table-cell>
          <table:table-cell office:value-type="float" office:value="0.0143756726532745" calcext:value-type="float">
            <text:p>0.0143756726532745</text:p>
          </table:table-cell>
          <table:table-cell office:value-type="float" office:value="0.946919105806574" calcext:value-type="float">
            <text:p>0.946919105806574</text:p>
          </table:table-cell>
          <table:table-cell office:value-type="float" office:value="0.0132648836278419" calcext:value-type="float">
            <text:p>0.0132648836278419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43699094252804" calcext:value-type="float">
            <text:p>0.0143699094252804</text:p>
          </table:table-cell>
          <table:table-cell office:value-type="float" office:value="0.943438003220612" calcext:value-type="float">
            <text:p>0.943438003220612</text:p>
          </table:table-cell>
          <table:table-cell office:value-type="float" office:value="0.0126949971672677" calcext:value-type="float">
            <text:p>0.0126949971672677</text:p>
          </table:table-cell>
          <table:table-cell office:value-type="float" office:value="0.946919105806574" calcext:value-type="float">
            <text:p>0.946919105806574</text:p>
          </table:table-cell>
          <table:table-cell office:value-type="float" office:value="0.0127405991906916" calcext:value-type="float">
            <text:p>0.0127405991906916</text:p>
          </table:table-cell>
          <table:table-cell office:value-type="float" office:value="0.945614757980487" calcext:value-type="float">
            <text:p>0.945614757980487</text:p>
          </table:table-cell>
          <table:table-cell office:value-type="float" office:value="0.0137964284981641" calcext:value-type="float">
            <text:p>0.0137964284981641</text:p>
          </table:table-cell>
          <table:table-cell office:value-type="float" office:value="0.944961163209245" calcext:value-type="float">
            <text:p>0.944961163209245</text:p>
          </table:table-cell>
          <table:table-cell office:value-type="float" office:value="0.0143273918092111" calcext:value-type="float">
            <text:p>0.0143273918092111</text:p>
          </table:table-cell>
          <table:table-cell office:value-type="float" office:value="0.946266458274131" calcext:value-type="float">
            <text:p>0.946266458274131</text:p>
          </table:table-cell>
          <table:table-cell office:value-type="float" office:value="0.0138029772382208" calcext:value-type="float">
            <text:p>0.0138029772382208</text:p>
          </table:table-cell>
          <table:table-cell office:value-type="float" office:value="0.945830728426636" calcext:value-type="float">
            <text:p>0.945830728426636</text:p>
          </table:table-cell>
          <table:table-cell office:value-type="float" office:value="0.0125891778331339" calcext:value-type="float">
            <text:p>0.0125891778331339</text:p>
          </table:table-cell>
          <table:table-cell office:value-type="float" office:value="0.947789618262764" calcext:value-type="float">
            <text:p>0.947789618262764</text:p>
          </table:table-cell>
          <table:table-cell office:value-type="float" office:value="0.0119642828897389" calcext:value-type="float">
            <text:p>0.0119642828897389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23162603391794" calcext:value-type="float">
            <text:p>0.012316260339179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4742351046699" calcext:value-type="float">
            <text:p>0.944742351046699</text:p>
          </table:table-cell>
          <table:table-cell office:value-type="float" office:value="0.0127485739715109" calcext:value-type="float">
            <text:p>0.0127485739715109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37651417732169" calcext:value-type="float">
            <text:p>0.0137651417732169</text:p>
          </table:table-cell>
          <table:table-cell office:value-type="float" office:value="0.945395472198541" calcext:value-type="float">
            <text:p>0.945395472198541</text:p>
          </table:table-cell>
          <table:table-cell office:value-type="float" office:value="0.0129190423378" calcext:value-type="float">
            <text:p>0.0129190423378</text:p>
          </table:table-cell>
          <table:table-cell office:value-type="float" office:value="0.945179028132992" calcext:value-type="float">
            <text:p>0.945179028132992</text:p>
          </table:table-cell>
          <table:table-cell office:value-type="float" office:value="0.0124727961241482" calcext:value-type="float">
            <text:p>0.0124727961241482</text:p>
          </table:table-cell>
          <table:table-cell office:value-type="float" office:value="0.944961163209245" calcext:value-type="float">
            <text:p>0.944961163209245</text:p>
          </table:table-cell>
          <table:table-cell office:value-type="float" office:value="0.0133003926430951" calcext:value-type="float">
            <text:p>0.0133003926430951</text:p>
          </table:table-cell>
          <table:table-cell office:value-type="float" office:value="0.94561191626409" calcext:value-type="float">
            <text:p>0.94561191626409</text:p>
          </table:table-cell>
          <table:table-cell office:value-type="float" office:value="0.0136586105576339" calcext:value-type="float">
            <text:p>0.0136586105576339</text:p>
          </table:table-cell>
          <table:table-cell office:value-type="float" office:value="0.946701240882827" calcext:value-type="float">
            <text:p>0.946701240882827</text:p>
          </table:table-cell>
          <table:table-cell office:value-type="float" office:value="0.0133079860145491" calcext:value-type="float">
            <text:p>0.0133079860145491</text:p>
          </table:table-cell>
          <table:table-cell office:value-type="float" office:value="0.94539689305674" calcext:value-type="float">
            <text:p>0.94539689305674</text:p>
          </table:table-cell>
          <table:table-cell office:value-type="float" office:value="0.0133513103266414" calcext:value-type="float">
            <text:p>0.0133513103266414</text:p>
          </table:table-cell>
          <table:table-cell office:value-type="float" office:value="0.945395472198541" calcext:value-type="float">
            <text:p>0.945395472198541</text:p>
          </table:table-cell>
          <table:table-cell office:value-type="float" office:value="0.0129601542242625" calcext:value-type="float">
            <text:p>0.0129601542242625</text:p>
          </table:table-cell>
          <table:table-cell office:value-type="float" office:value="0.946918632187174" calcext:value-type="float">
            <text:p>0.946918632187174</text:p>
          </table:table-cell>
          <table:table-cell office:value-type="float" office:value="0.0133075614222167" calcext:value-type="float">
            <text:p>0.0133075614222167</text:p>
          </table:table-cell>
          <table:table-cell office:value-type="float" office:value="0.947136023491522" calcext:value-type="float">
            <text:p>0.947136023491522</text:p>
          </table:table-cell>
          <table:table-cell office:value-type="float" office:value="0.0135371031773506" calcext:value-type="float">
            <text:p>0.0135371031773506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38498732653325" calcext:value-type="float">
            <text:p>0.0138498732653325</text:p>
          </table:table-cell>
          <table:table-cell office:value-type="float" office:value="0.945831202046036" calcext:value-type="float">
            <text:p>0.945831202046036</text:p>
          </table:table-cell>
          <table:table-cell office:value-type="float" office:value="0.0140078918867746" calcext:value-type="float">
            <text:p>0.0140078918867746</text:p>
          </table:table-cell>
          <table:table-cell office:value-type="float" office:value="0.945395472198541" calcext:value-type="float">
            <text:p>0.945395472198541</text:p>
          </table:table-cell>
          <table:table-cell office:value-type="float" office:value="0.0127970621380464" calcext:value-type="float">
            <text:p>0.0127970621380464</text:p>
          </table:table-cell>
          <table:table-cell office:value-type="float" office:value="0.946484796817277" calcext:value-type="float">
            <text:p>0.946484796817277</text:p>
          </table:table-cell>
          <table:table-cell office:value-type="float" office:value="0.0126119738263579" calcext:value-type="float">
            <text:p>0.0126119738263579</text:p>
          </table:table-cell>
          <table:table-cell office:value-type="float" office:value="0.945614284361087" calcext:value-type="float">
            <text:p>0.945614284361087</text:p>
          </table:table-cell>
          <table:table-cell office:value-type="float" office:value="0.0130557192453046" calcext:value-type="float">
            <text:p>0.013055719245304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4786681822487" calcext:value-type="float">
            <text:p>0.944786681822487</text:p>
          </table:table-cell>
          <table:table-cell office:value-type="float" office:value="0.0134909756909446" calcext:value-type="float">
            <text:p>0.0134909756909446</text:p>
          </table:table-cell>
          <table:table-cell office:value-type="float" office:value="0.945178459789713" calcext:value-type="float">
            <text:p>0.945178459789713</text:p>
          </table:table-cell>
          <table:table-cell office:value-type="float" office:value="0.0139514606089218" calcext:value-type="float">
            <text:p>0.0139514606089218</text:p>
          </table:table-cell>
          <table:table-cell office:value-type="float" office:value="0.944612768779009" calcext:value-type="float">
            <text:p>0.944612768779009</text:p>
          </table:table-cell>
          <table:table-cell office:value-type="float" office:value="0.0133727040468647" calcext:value-type="float">
            <text:p>0.0133727040468647</text:p>
          </table:table-cell>
          <table:table-cell office:value-type="float" office:value="0.944614284361088" calcext:value-type="float">
            <text:p>0.944614284361088</text:p>
          </table:table-cell>
          <table:table-cell office:value-type="float" office:value="0.0128433490650769" calcext:value-type="float">
            <text:p>0.0128433490650769</text:p>
          </table:table-cell>
          <table:table-cell office:value-type="float" office:value="0.944265416311452" calcext:value-type="float">
            <text:p>0.944265416311452</text:p>
          </table:table-cell>
          <table:table-cell office:value-type="float" office:value="0.0134662049512805" calcext:value-type="float">
            <text:p>0.0134662049512805</text:p>
          </table:table-cell>
          <table:table-cell office:value-type="float" office:value="0.944743582457138" calcext:value-type="float">
            <text:p>0.944743582457138</text:p>
          </table:table-cell>
          <table:table-cell office:value-type="float" office:value="0.0138824236988996" calcext:value-type="float">
            <text:p>0.0138824236988996</text:p>
          </table:table-cell>
          <table:table-cell office:value-type="float" office:value="0.946048972245903" calcext:value-type="float">
            <text:p>0.946048972245903</text:p>
          </table:table-cell>
          <table:table-cell office:value-type="float" office:value="0.0130149844947052" calcext:value-type="float">
            <text:p>0.0130149844947052</text:p>
          </table:table-cell>
          <table:table-cell office:value-type="float" office:value="0.944744056076537" calcext:value-type="float">
            <text:p>0.944744056076537</text:p>
          </table:table-cell>
          <table:table-cell office:value-type="float" office:value="0.0134526494447446" calcext:value-type="float">
            <text:p>0.0134526494447446</text:p>
          </table:table-cell>
          <table:table-cell office:value-type="float" office:value="0.943829781187838" calcext:value-type="float">
            <text:p>0.943829781187838</text:p>
          </table:table-cell>
          <table:table-cell office:value-type="float" office:value="0.0132933661393405" calcext:value-type="float">
            <text:p>0.0132933661393405</text:p>
          </table:table-cell>
          <table:table-cell office:value-type="float" office:value="0.945484133750118" calcext:value-type="float">
            <text:p>0.945484133750118</text:p>
          </table:table-cell>
          <table:table-cell office:value-type="float" office:value="0.0137762747216166" calcext:value-type="float">
            <text:p>0.0137762747216166</text:p>
          </table:table-cell>
          <table:table-cell office:value-type="float" office:value="0.945178554513593" calcext:value-type="float">
            <text:p>0.945178554513593</text:p>
          </table:table-cell>
          <table:table-cell office:value-type="float" office:value="0.0133065788287292" calcext:value-type="float">
            <text:p>0.0133065788287292</text:p>
          </table:table-cell>
          <table:table-cell office:value-type="float" office:value="0.94448271289192" calcext:value-type="float">
            <text:p>0.94448271289192</text:p>
          </table:table-cell>
          <table:table-cell office:value-type="float" office:value="0.0136696378610997" calcext:value-type="float">
            <text:p>0.0136696378610997</text:p>
          </table:table-cell>
          <table:table-cell office:value-type="float" office:value="0.944351615042152" calcext:value-type="float">
            <text:p>0.944351615042152</text:p>
          </table:table-cell>
          <table:table-cell office:value-type="float" office:value="0.0133076096743939" calcext:value-type="float">
            <text:p>0.0133076096743939</text:p>
          </table:table-cell>
          <table:table-cell office:value-type="float" office:value="0.944786871270247" calcext:value-type="float">
            <text:p>0.944786871270247</text:p>
          </table:table-cell>
          <table:table-cell office:value-type="float" office:value="0.0125787066853775" calcext:value-type="float">
            <text:p>0.0125787066853775</text:p>
          </table:table-cell>
          <table:table-cell office:value-type="float" office:value="0.94535360424363" calcext:value-type="float">
            <text:p>0.94535360424363</text:p>
          </table:table-cell>
          <table:table-cell office:value-type="float" office:value="0.0131203516778668" calcext:value-type="float">
            <text:p>0.0131203516778668</text:p>
          </table:table-cell>
          <table:table-cell office:value-type="float" office:value="0.945135834043762" calcext:value-type="float">
            <text:p>0.945135834043762</text:p>
          </table:table-cell>
          <table:table-cell office:value-type="float" office:value="0.0126682882102974" calcext:value-type="float">
            <text:p>0.01266828821029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H</text:p>
          </table:table-cell>
          <table:table-cell office:value-type="float" office:value="0.592727272727273" calcext:value-type="float">
            <text:p>0.592727272727273</text:p>
          </table:table-cell>
          <table:table-cell office:value-type="float" office:value="0.103101579623422" calcext:value-type="float">
            <text:p>0.103101579623422</text:p>
          </table:table-cell>
          <table:table-cell office:value-type="float" office:value="0.613636363636364" calcext:value-type="float">
            <text:p>0.613636363636364</text:p>
          </table:table-cell>
          <table:table-cell office:value-type="float" office:value="0.0741341201377276" calcext:value-type="float">
            <text:p>0.0741341201377276</text:p>
          </table:table-cell>
          <table:table-cell office:value-type="float" office:value="0.652727272727273" calcext:value-type="float">
            <text:p>0.652727272727273</text:p>
          </table:table-cell>
          <table:table-cell office:value-type="float" office:value="0.0871758721811361" calcext:value-type="float">
            <text:p>0.0871758721811361</text:p>
          </table:table-cell>
          <table:table-cell office:value-type="float" office:value="0.651818181818182" calcext:value-type="float">
            <text:p>0.651818181818182</text:p>
          </table:table-cell>
          <table:table-cell office:value-type="float" office:value="0.160122198515073" calcext:value-type="float">
            <text:p>0.160122198515073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497560624285425" calcext:value-type="float">
            <text:p>0.0497560624285425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103869134306224" calcext:value-type="float">
            <text:p>0.103869134306224</text:p>
          </table:table-cell>
          <table:table-cell office:value-type="float" office:value="0.652727272727273" calcext:value-type="float">
            <text:p>0.652727272727273</text:p>
          </table:table-cell>
          <table:table-cell office:value-type="float" office:value="0.0561710623550715" calcext:value-type="float">
            <text:p>0.0561710623550715</text:p>
          </table:table-cell>
          <table:table-cell office:value-type="float" office:value="0.633636363636364" calcext:value-type="float">
            <text:p>0.633636363636364</text:p>
          </table:table-cell>
          <table:table-cell office:value-type="float" office:value="0.124725594122462" calcext:value-type="float">
            <text:p>0.124725594122462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125733842229236" calcext:value-type="float">
            <text:p>0.125733842229236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107137391088871" calcext:value-type="float">
            <text:p>0.107137391088871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647733918094566" calcext:value-type="float">
            <text:p>0.0647733918094566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14242101866113" calcext:value-type="float">
            <text:p>0.14242101866113</text:p>
          </table:table-cell>
          <table:table-cell office:value-type="float" office:value="0.642727272727273" calcext:value-type="float">
            <text:p>0.642727272727273</text:p>
          </table:table-cell>
          <table:table-cell office:value-type="float" office:value="0.119230005899117" calcext:value-type="float">
            <text:p>0.119230005899117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822100604015184" calcext:value-type="float">
            <text:p>0.0822100604015184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0853018192497056" calcext:value-type="float">
            <text:p>0.0853018192497056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831871996934472" calcext:value-type="float">
            <text:p>0.08318719969344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H</text:p>
          </table:table-cell>
          <table:table-cell office:value-type="float" office:value="0.602727272727273" calcext:value-type="float">
            <text:p>0.602727272727273</text:p>
          </table:table-cell>
          <table:table-cell office:value-type="float" office:value="0.097822950580315" calcext:value-type="float">
            <text:p>0.097822950580315</text:p>
          </table:table-cell>
          <table:table-cell office:value-type="float" office:value="0.642727272727273" calcext:value-type="float">
            <text:p>0.642727272727273</text:p>
          </table:table-cell>
          <table:table-cell office:value-type="float" office:value="0.0729856521366665" calcext:value-type="float">
            <text:p>0.0729856521366665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42727272727273" calcext:value-type="float">
            <text:p>0.642727272727273</text:p>
          </table:table-cell>
          <table:table-cell office:value-type="float" office:value="0.144507650224374" calcext:value-type="float">
            <text:p>0.144507650224374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801112633075" calcext:value-type="float">
            <text:p>0.0801112633075</text:p>
          </table:table-cell>
          <table:table-cell office:value-type="float" office:value="0.652727272727273" calcext:value-type="float">
            <text:p>0.652727272727273</text:p>
          </table:table-cell>
          <table:table-cell office:value-type="float" office:value="0.073330828907899" calcext:value-type="float">
            <text:p>0.073330828907899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929517978897978" calcext:value-type="float">
            <text:p>0.0929517978897978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929517978897978" calcext:value-type="float">
            <text:p>0.0929517978897978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0982351146029098" calcext:value-type="float">
            <text:p>0.0982351146029098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801112633075" calcext:value-type="float">
            <text:p>0.0801112633075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801112633075" calcext:value-type="float">
            <text:p>0.0801112633075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962091385841669" calcext:value-type="float">
            <text:p>0.0962091385841669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822100604015184" calcext:value-type="float">
            <text:p>0.0822100604015184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500596522031071" calcext:value-type="float">
            <text:p>0.0500596522031071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929517978897978" calcext:value-type="float">
            <text:p>0.09295179788979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H</text:p>
          </table:table-cell>
          <table:table-cell office:value-type="float" office:value="0.622727272727273" calcext:value-type="float">
            <text:p>0.622727272727273</text:p>
          </table:table-cell>
          <table:table-cell office:value-type="float" office:value="0.105952325679073" calcext:value-type="float">
            <text:p>0.105952325679073</text:p>
          </table:table-cell>
          <table:table-cell office:value-type="float" office:value="0.642727272727273" calcext:value-type="float">
            <text:p>0.642727272727273</text:p>
          </table:table-cell>
          <table:table-cell office:value-type="float" office:value="0.0729856521366665" calcext:value-type="float">
            <text:p>0.0729856521366665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42727272727273" calcext:value-type="float">
            <text:p>0.642727272727273</text:p>
          </table:table-cell>
          <table:table-cell office:value-type="float" office:value="0.13660248442524" calcext:value-type="float">
            <text:p>0.13660248442524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693668069227854" calcext:value-type="float">
            <text:p>0.0693668069227854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801112633075" calcext:value-type="float">
            <text:p>0.0801112633075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962091385841669" calcext:value-type="float">
            <text:p>0.0962091385841669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95773876633259" calcext:value-type="float">
            <text:p>0.095773876633259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H</text:p>
          </table:table-cell>
          <table:table-cell office:value-type="float" office:value="0.612727272727273" calcext:value-type="float">
            <text:p>0.612727272727273</text:p>
          </table:table-cell>
          <table:table-cell office:value-type="float" office:value="0.102512065629528" calcext:value-type="float">
            <text:p>0.102512065629528</text:p>
          </table:table-cell>
          <table:table-cell office:value-type="float" office:value="0.652727272727273" calcext:value-type="float">
            <text:p>0.652727272727273</text:p>
          </table:table-cell>
          <table:table-cell office:value-type="float" office:value="0.073330828907899" calcext:value-type="float">
            <text:p>0.073330828907899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801112633075" calcext:value-type="float">
            <text:p>0.0801112633075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118720605564035" calcext:value-type="float">
            <text:p>0.118720605564035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647733918094566" calcext:value-type="float">
            <text:p>0.0647733918094566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962091385841669" calcext:value-type="float">
            <text:p>0.0962091385841669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801112633075" calcext:value-type="float">
            <text:p>0.0801112633075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0982351146029098" calcext:value-type="float">
            <text:p>0.0982351146029098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H</text:p>
          </table:table-cell>
          <table:table-cell office:value-type="float" office:value="0.622727272727273" calcext:value-type="float">
            <text:p>0.622727272727273</text:p>
          </table:table-cell>
          <table:table-cell office:value-type="float" office:value="0.0948876867384919" calcext:value-type="float">
            <text:p>0.0948876867384919</text:p>
          </table:table-cell>
          <table:table-cell office:value-type="float" office:value="0.652727272727273" calcext:value-type="float">
            <text:p>0.652727272727273</text:p>
          </table:table-cell>
          <table:table-cell office:value-type="float" office:value="0.073330828907899" calcext:value-type="float">
            <text:p>0.073330828907899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117049744944412" calcext:value-type="float">
            <text:p>0.117049744944412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962091385841669" calcext:value-type="float">
            <text:p>0.0962091385841669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95773876633259" calcext:value-type="float">
            <text:p>0.09577387663325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H</text:p>
          </table:table-cell>
          <table:table-cell office:value-type="float" office:value="0.610727272727273" calcext:value-type="float">
            <text:p>0.610727272727273</text:p>
          </table:table-cell>
          <table:table-cell office:value-type="float" office:value="0.100855321650166" calcext:value-type="float">
            <text:p>0.100855321650166</text:p>
          </table:table-cell>
          <table:table-cell office:value-type="float" office:value="0.640909090909091" calcext:value-type="float">
            <text:p>0.640909090909091</text:p>
          </table:table-cell>
          <table:table-cell office:value-type="float" office:value="0.0733534164453717" calcext:value-type="float">
            <text:p>0.0733534164453717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782747791092229" calcext:value-type="float">
            <text:p>0.0782747791092229</text:p>
          </table:table-cell>
          <table:table-cell office:value-type="float" office:value="0.654545454545455" calcext:value-type="float">
            <text:p>0.654545454545455</text:p>
          </table:table-cell>
          <table:table-cell office:value-type="float" office:value="0.135400536734627" calcext:value-type="float">
            <text:p>0.135400536734627</text:p>
          </table:table-cell>
          <table:table-cell office:value-type="float" office:value="0.671090909090909" calcext:value-type="float">
            <text:p>0.671090909090909</text:p>
          </table:table-cell>
          <table:table-cell office:value-type="float" office:value="0.0651887397334996" calcext:value-type="float">
            <text:p>0.0651887397334996</text:p>
          </table:table-cell>
          <table:table-cell office:value-type="float" office:value="0.686909090909091" calcext:value-type="float">
            <text:p>0.686909090909091</text:p>
          </table:table-cell>
          <table:table-cell office:value-type="float" office:value="0.0816134315342404" calcext:value-type="float">
            <text:p>0.0816134315342404</text:p>
          </table:table-cell>
          <table:table-cell office:value-type="float" office:value="0.676727272727273" calcext:value-type="float">
            <text:p>0.676727272727273</text:p>
          </table:table-cell>
          <table:table-cell office:value-type="float" office:value="0.0707177302640898" calcext:value-type="float">
            <text:p>0.0707177302640898</text:p>
          </table:table-cell>
          <table:table-cell office:value-type="float" office:value="0.676909090909091" calcext:value-type="float">
            <text:p>0.676909090909091</text:p>
          </table:table-cell>
          <table:table-cell office:value-type="float" office:value="0.0894359657382824" calcext:value-type="float">
            <text:p>0.0894359657382824</text:p>
          </table:table-cell>
          <table:table-cell office:value-type="float" office:value="0.679090909090909" calcext:value-type="float">
            <text:p>0.679090909090909</text:p>
          </table:table-cell>
          <table:table-cell office:value-type="float" office:value="0.0887256095269831" calcext:value-type="float">
            <text:p>0.0887256095269831</text:p>
          </table:table-cell>
          <table:table-cell office:value-type="float" office:value="0.670727272727273" calcext:value-type="float">
            <text:p>0.670727272727273</text:p>
          </table:table-cell>
          <table:table-cell office:value-type="float" office:value="0.0987999842888562" calcext:value-type="float">
            <text:p>0.0987999842888562</text:p>
          </table:table-cell>
          <table:table-cell office:value-type="float" office:value="0.688727272727273" calcext:value-type="float">
            <text:p>0.688727272727273</text:p>
          </table:table-cell>
          <table:table-cell office:value-type="float" office:value="0.073794283034887" calcext:value-type="float">
            <text:p>0.073794283034887</text:p>
          </table:table-cell>
          <table:table-cell office:value-type="float" office:value="0.682909090909091" calcext:value-type="float">
            <text:p>0.682909090909091</text:p>
          </table:table-cell>
          <table:table-cell office:value-type="float" office:value="0.0893238084052216" calcext:value-type="float">
            <text:p>0.0893238084052216</text:p>
          </table:table-cell>
          <table:table-cell office:value-type="float" office:value="0.674909090909091" calcext:value-type="float">
            <text:p>0.674909090909091</text:p>
          </table:table-cell>
          <table:table-cell office:value-type="float" office:value="0.0891594457241679" calcext:value-type="float">
            <text:p>0.0891594457241679</text:p>
          </table:table-cell>
          <table:table-cell office:value-type="float" office:value="0.659454545454545" calcext:value-type="float">
            <text:p>0.659454545454545</text:p>
          </table:table-cell>
          <table:table-cell office:value-type="float" office:value="0.0908405977344929" calcext:value-type="float">
            <text:p>0.0908405977344929</text:p>
          </table:table-cell>
          <table:table-cell office:value-type="float" office:value="0.671090909090909" calcext:value-type="float">
            <text:p>0.671090909090909</text:p>
          </table:table-cell>
          <table:table-cell office:value-type="float" office:value="0.072060775793739" calcext:value-type="float">
            <text:p>0.072060775793739</text:p>
          </table:table-cell>
          <table:table-cell office:value-type="float" office:value="0.680909090909091" calcext:value-type="float">
            <text:p>0.680909090909091</text:p>
          </table:table-cell>
          <table:table-cell office:value-type="float" office:value="0.0800451515281447" calcext:value-type="float">
            <text:p>0.08004515152814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962091385841669" calcext:value-type="float">
            <text:p>0.0962091385841669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0974608772253342" calcext:value-type="float">
            <text:p>0.0974608772253342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822100604015184" calcext:value-type="float">
            <text:p>0.0822100604015184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108960359595906" calcext:value-type="float">
            <text:p>0.108960359595906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0710927432660129" calcext:value-type="float">
            <text:p>0.0710927432660129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831871996934472" calcext:value-type="float">
            <text:p>0.0831871996934472</text:p>
          </table:table-cell>
          <table:table-cell office:value-type="float" office:value="0.633636363636364" calcext:value-type="float">
            <text:p>0.633636363636364</text:p>
          </table:table-cell>
          <table:table-cell office:value-type="float" office:value="0.0942857739138542" calcext:value-type="float">
            <text:p>0.0942857739138542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956155448400504" calcext:value-type="float">
            <text:p>0.0956155448400504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925557931158396" calcext:value-type="float">
            <text:p>0.0925557931158396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95773876633259" calcext:value-type="float">
            <text:p>0.095773876633259</text:p>
          </table:table-cell>
          <table:table-cell office:value-type="float" office:value="0.693636363636364" calcext:value-type="float">
            <text:p>0.693636363636364</text:p>
          </table:table-cell>
          <table:table-cell office:value-type="float" office:value="0.0696376559207042" calcext:value-type="float">
            <text:p>0.0696376559207042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93636363636364" calcext:value-type="float">
            <text:p>0.693636363636364</text:p>
          </table:table-cell>
          <table:table-cell office:value-type="float" office:value="0.0696376559207042" calcext:value-type="float">
            <text:p>0.0696376559207042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8336913831353" calcext:value-type="float">
            <text:p>0.08336913831353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8336913831353" calcext:value-type="float">
            <text:p>0.08336913831353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106746698626163" calcext:value-type="float">
            <text:p>0.106746698626163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497560624285425" calcext:value-type="float">
            <text:p>0.049756062428542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106746698626163" calcext:value-type="float">
            <text:p>0.106746698626163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497560624285425" calcext:value-type="float">
            <text:p>0.049756062428542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65454545454545" calcext:value-type="float">
            <text:p>0.665454545454545</text:p>
          </table:table-cell>
          <table:table-cell office:value-type="float" office:value="0.0786071425814823" calcext:value-type="float">
            <text:p>0.0786071425814823</text:p>
          </table:table-cell>
          <table:table-cell office:value-type="float" office:value="0.659454545454545" calcext:value-type="float">
            <text:p>0.659454545454545</text:p>
          </table:table-cell>
          <table:table-cell office:value-type="float" office:value="0.0814969510873758" calcext:value-type="float">
            <text:p>0.0814969510873758</text:p>
          </table:table-cell>
          <table:table-cell office:value-type="float" office:value="0.675636363636364" calcext:value-type="float">
            <text:p>0.675636363636364</text:p>
          </table:table-cell>
          <table:table-cell office:value-type="float" office:value="0.0785230835534211" calcext:value-type="float">
            <text:p>0.0785230835534211</text:p>
          </table:table-cell>
          <table:table-cell office:value-type="float" office:value="0.679454545454545" calcext:value-type="float">
            <text:p>0.679454545454545</text:p>
          </table:table-cell>
          <table:table-cell office:value-type="float" office:value="0.082233059234565" calcext:value-type="float">
            <text:p>0.082233059234565</text:p>
          </table:table-cell>
          <table:table-cell office:value-type="float" office:value="0.661454545454545" calcext:value-type="float">
            <text:p>0.661454545454545</text:p>
          </table:table-cell>
          <table:table-cell office:value-type="float" office:value="0.0833587551015735" calcext:value-type="float">
            <text:p>0.0833587551015735</text:p>
          </table:table-cell>
          <table:table-cell office:value-type="float" office:value="0.661636363636364" calcext:value-type="float">
            <text:p>0.661636363636364</text:p>
          </table:table-cell>
          <table:table-cell office:value-type="float" office:value="0.0743795191475362" calcext:value-type="float">
            <text:p>0.0743795191475362</text:p>
          </table:table-cell>
          <table:table-cell office:value-type="float" office:value="0.667636363636364" calcext:value-type="float">
            <text:p>0.667636363636364</text:p>
          </table:table-cell>
          <table:table-cell office:value-type="float" office:value="0.081758268334755" calcext:value-type="float">
            <text:p>0.081758268334755</text:p>
          </table:table-cell>
          <table:table-cell office:value-type="float" office:value="0.667636363636364" calcext:value-type="float">
            <text:p>0.667636363636364</text:p>
          </table:table-cell>
          <table:table-cell office:value-type="float" office:value="0.082844264598861" calcext:value-type="float">
            <text:p>0.082844264598861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822323142540189" calcext:value-type="float">
            <text:p>0.082232314254018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812358467997692" calcext:value-type="float">
            <text:p>0.0812358467997692</text:p>
          </table:table-cell>
          <table:table-cell office:value-type="float" office:value="0.679636363636364" calcext:value-type="float">
            <text:p>0.679636363636364</text:p>
          </table:table-cell>
          <table:table-cell office:value-type="float" office:value="0.0806076113959114" calcext:value-type="float">
            <text:p>0.0806076113959114</text:p>
          </table:table-cell>
          <table:table-cell office:value-type="float" office:value="0.669636363636364" calcext:value-type="float">
            <text:p>0.669636363636364</text:p>
          </table:table-cell>
          <table:table-cell office:value-type="float" office:value="0.0774735241554627" calcext:value-type="float">
            <text:p>0.0774735241554627</text:p>
          </table:table-cell>
          <table:table-cell office:value-type="float" office:value="0.679636363636364" calcext:value-type="float">
            <text:p>0.679636363636364</text:p>
          </table:table-cell>
          <table:table-cell office:value-type="float" office:value="0.076828644736125" calcext:value-type="float">
            <text:p>0.076828644736125</text:p>
          </table:table-cell>
          <table:table-cell office:value-type="float" office:value="0.661636363636364" calcext:value-type="float">
            <text:p>0.661636363636364</text:p>
          </table:table-cell>
          <table:table-cell office:value-type="float" office:value="0.0662926118859537" calcext:value-type="float">
            <text:p>0.0662926118859537</text:p>
          </table:table-cell>
          <table:table-cell office:value-type="float" office:value="0.677636363636364" calcext:value-type="float">
            <text:p>0.677636363636364</text:p>
          </table:table-cell>
          <table:table-cell office:value-type="float" office:value="0.0771148149780899" calcext:value-type="float">
            <text:p>0.0771148149780899</text:p>
          </table:table-cell>
          <table:table-cell office:value-type="float" office:value="0.675636363636364" calcext:value-type="float">
            <text:p>0.675636363636364</text:p>
          </table:table-cell>
          <table:table-cell office:value-type="float" office:value="0.0788314024596969" calcext:value-type="float">
            <text:p>0.07883140245969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M</text:p>
          </table:table-cell>
          <table:table-cell office:value-type="float" office:value="0.665555555555555" calcext:value-type="float">
            <text:p>0.665555555555555</text:p>
          </table:table-cell>
          <table:table-cell office:value-type="float" office:value="0.0994428926011753" calcext:value-type="float">
            <text:p>0.0994428926011753</text:p>
          </table:table-cell>
          <table:table-cell office:value-type="float" office:value="0.595555555555556" calcext:value-type="float">
            <text:p>0.595555555555556</text:p>
          </table:table-cell>
          <table:table-cell office:value-type="float" office:value="0.116322242918244" calcext:value-type="float">
            <text:p>0.116322242918244</text:p>
          </table:table-cell>
          <table:table-cell office:value-type="float" office:value="0.665555555555555" calcext:value-type="float">
            <text:p>0.665555555555555</text:p>
          </table:table-cell>
          <table:table-cell office:value-type="float" office:value="0.0994428926011753" calcext:value-type="float">
            <text:p>0.0994428926011753</text:p>
          </table:table-cell>
          <table:table-cell office:value-type="float" office:value="0.605555555555555" calcext:value-type="float">
            <text:p>0.605555555555555</text:p>
          </table:table-cell>
          <table:table-cell office:value-type="float" office:value="0.111388542532019" calcext:value-type="float">
            <text:p>0.111388542532019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03994301838201" calcext:value-type="float">
            <text:p>0.103994301838201</text:p>
          </table:table-cell>
          <table:table-cell office:value-type="float" office:value="0.676666666666667" calcext:value-type="float">
            <text:p>0.676666666666667</text:p>
          </table:table-cell>
          <table:table-cell office:value-type="float" office:value="0.103100095196996" calcext:value-type="float">
            <text:p>0.103100095196996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0.12957670877434" calcext:value-type="float">
            <text:p>0.12957670877434</text:p>
          </table:table-cell>
          <table:table-cell office:value-type="float" office:value="0.665555555555555" calcext:value-type="float">
            <text:p>0.665555555555555</text:p>
          </table:table-cell>
          <table:table-cell office:value-type="float" office:value="0.0994428926011753" calcext:value-type="float">
            <text:p>0.0994428926011753</text:p>
          </table:table-cell>
          <table:table-cell office:value-type="float" office:value="0.665555555555556" calcext:value-type="float">
            <text:p>0.665555555555556</text:p>
          </table:table-cell>
          <table:table-cell office:value-type="float" office:value="0.128668393770792" calcext:value-type="float">
            <text:p>0.128668393770792</text:p>
          </table:table-cell>
          <table:table-cell office:value-type="float" office:value="0.606666666666667" calcext:value-type="float">
            <text:p>0.606666666666667</text:p>
          </table:table-cell>
          <table:table-cell office:value-type="float" office:value="0.0843274042711567" calcext:value-type="float">
            <text:p>0.0843274042711567</text:p>
          </table:table-cell>
          <table:table-cell office:value-type="float" office:value="0.665555555555555" calcext:value-type="float">
            <text:p>0.665555555555555</text:p>
          </table:table-cell>
          <table:table-cell office:value-type="float" office:value="0.152388392675499" calcext:value-type="float">
            <text:p>0.152388392675499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0.137885262733232" calcext:value-type="float">
            <text:p>0.137885262733232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37167105440097" calcext:value-type="float">
            <text:p>0.137167105440097</text:p>
          </table:table-cell>
          <table:table-cell office:value-type="float" office:value="0.665555555555555" calcext:value-type="float">
            <text:p>0.665555555555555</text:p>
          </table:table-cell>
          <table:table-cell office:value-type="float" office:value="0.119721899973786" calcext:value-type="float">
            <text:p>0.119721899973786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16587274573997" calcext:value-type="float">
            <text:p>0.116587274573997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0974362723039722" calcext:value-type="float">
            <text:p>0.09743627230397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M</text:p>
          </table:table-cell>
          <table:table-cell office:value-type="float" office:value="0.675555555555556" calcext:value-type="float">
            <text:p>0.675555555555556</text:p>
          </table:table-cell>
          <table:table-cell office:value-type="float" office:value="0.0849109918868569" calcext:value-type="float">
            <text:p>0.0849109918868569</text:p>
          </table:table-cell>
          <table:table-cell office:value-type="float" office:value="0.595555555555556" calcext:value-type="float">
            <text:p>0.595555555555556</text:p>
          </table:table-cell>
          <table:table-cell office:value-type="float" office:value="0.116322242918244" calcext:value-type="float">
            <text:p>0.116322242918244</text:p>
          </table:table-cell>
          <table:table-cell office:value-type="float" office:value="0.605555555555555" calcext:value-type="float">
            <text:p>0.605555555555555</text:p>
          </table:table-cell>
          <table:table-cell office:value-type="float" office:value="0.111388542532019" calcext:value-type="float">
            <text:p>0.111388542532019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45041501085162" calcext:value-type="float">
            <text:p>0.145041501085162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0948683298050513" calcext:value-type="float">
            <text:p>0.0948683298050513</text:p>
          </table:table-cell>
          <table:table-cell office:value-type="float" office:value="0.675555555555556" calcext:value-type="float">
            <text:p>0.675555555555556</text:p>
          </table:table-cell>
          <table:table-cell office:value-type="float" office:value="0.143329026636419" calcext:value-type="float">
            <text:p>0.143329026636419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37167105440097" calcext:value-type="float">
            <text:p>0.137167105440097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082407011374" calcext:value-type="float">
            <text:p>0.1082407011374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64091212214201" calcext:value-type="float">
            <text:p>0.164091212214201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5006171569897" calcext:value-type="float">
            <text:p>0.15006171569897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85555555555556" calcext:value-type="float">
            <text:p>0.685555555555556</text:p>
          </table:table-cell>
          <table:table-cell office:value-type="float" office:value="0.132823097797943" calcext:value-type="float">
            <text:p>0.132823097797943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0748693216864" calcext:value-type="float">
            <text:p>0.12074869321686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M</text:p>
          </table:table-cell>
          <table:table-cell office:value-type="float" office:value="0.675555555555556" calcext:value-type="float">
            <text:p>0.675555555555556</text:p>
          </table:table-cell>
          <table:table-cell office:value-type="float" office:value="0.0971189928151651" calcext:value-type="float">
            <text:p>0.0971189928151651</text:p>
          </table:table-cell>
          <table:table-cell office:value-type="float" office:value="0.585555555555555" calcext:value-type="float">
            <text:p>0.585555555555555</text:p>
          </table:table-cell>
          <table:table-cell office:value-type="float" office:value="0.120133670406893" calcext:value-type="float">
            <text:p>0.120133670406893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15256022043466" calcext:value-type="float">
            <text:p>0.115256022043466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37930023410513" calcext:value-type="float">
            <text:p>0.13793002341051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0926962382871742" calcext:value-type="float">
            <text:p>0.0926962382871742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27123930977454" calcext:value-type="float">
            <text:p>0.12712393097745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42335024710221" calcext:value-type="float">
            <text:p>0.142335024710221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16587274573997" calcext:value-type="float">
            <text:p>0.116587274573997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86666666666667" calcext:value-type="float">
            <text:p>0.686666666666667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M</text:p>
          </table:table-cell>
          <table:table-cell office:value-type="float" office:value="0.685555555555555" calcext:value-type="float">
            <text:p>0.685555555555555</text:p>
          </table:table-cell>
          <table:table-cell office:value-type="float" office:value="0.0808137624265252" calcext:value-type="float">
            <text:p>0.0808137624265252</text:p>
          </table:table-cell>
          <table:table-cell office:value-type="float" office:value="0.585555555555555" calcext:value-type="float">
            <text:p>0.585555555555555</text:p>
          </table:table-cell>
          <table:table-cell office:value-type="float" office:value="0.120133670406893" calcext:value-type="float">
            <text:p>0.12013367040689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9624338516354" calcext:value-type="float">
            <text:p>0.12962433851635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25166555703457" calcext:value-type="float">
            <text:p>0.125166555703457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33749350984926" calcext:value-type="float">
            <text:p>0.13374935098492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15470053837925" calcext:value-type="float">
            <text:p>0.115470053837925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0748693216864" calcext:value-type="float">
            <text:p>0.12074869321686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M</text:p>
          </table:table-cell>
          <table:table-cell office:value-type="float" office:value="0.685555555555555" calcext:value-type="float">
            <text:p>0.685555555555555</text:p>
          </table:table-cell>
          <table:table-cell office:value-type="float" office:value="0.0808137624265252" calcext:value-type="float">
            <text:p>0.0808137624265252</text:p>
          </table:table-cell>
          <table:table-cell office:value-type="float" office:value="0.585555555555555" calcext:value-type="float">
            <text:p>0.585555555555555</text:p>
          </table:table-cell>
          <table:table-cell office:value-type="float" office:value="0.120133670406893" calcext:value-type="float">
            <text:p>0.120133670406893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25166555703457" calcext:value-type="float">
            <text:p>0.125166555703457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27123930977454" calcext:value-type="float">
            <text:p>0.127123930977454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0748693216864" calcext:value-type="float">
            <text:p>0.12074869321686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33749350984926" calcext:value-type="float">
            <text:p>0.13374935098492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06631938791201" calcext:value-type="float">
            <text:p>0.106631938791201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M</text:p>
          </table:table-cell>
          <table:table-cell office:value-type="float" office:value="0.677555555555555" calcext:value-type="float">
            <text:p>0.677555555555555</text:p>
          </table:table-cell>
          <table:table-cell office:value-type="float" office:value="0.0886200804312495" calcext:value-type="float">
            <text:p>0.0886200804312495</text:p>
          </table:table-cell>
          <table:table-cell office:value-type="float" office:value="0.589555555555555" calcext:value-type="float">
            <text:p>0.589555555555555</text:p>
          </table:table-cell>
          <table:table-cell office:value-type="float" office:value="0.118609099411433" calcext:value-type="float">
            <text:p>0.118609099411433</text:p>
          </table:table-cell>
          <table:table-cell office:value-type="float" office:value="0.629555555555556" calcext:value-type="float">
            <text:p>0.629555555555556</text:p>
          </table:table-cell>
          <table:table-cell office:value-type="float" office:value="0.114592030467028" calcext:value-type="float">
            <text:p>0.114592030467028</text:p>
          </table:table-cell>
          <table:table-cell office:value-type="float" office:value="0.631555555555556" calcext:value-type="float">
            <text:p>0.631555555555556</text:p>
          </table:table-cell>
          <table:table-cell office:value-type="float" office:value="0.128408972591724" calcext:value-type="float">
            <text:p>0.128408972591724</text:p>
          </table:table-cell>
          <table:table-cell office:value-type="float" office:value="0.634666666666667" calcext:value-type="float">
            <text:p>0.634666666666667</text:p>
          </table:table-cell>
          <table:table-cell office:value-type="float" office:value="0.11519572925523" calcext:value-type="float">
            <text:p>0.11519572925523</text:p>
          </table:table-cell>
          <table:table-cell office:value-type="float" office:value="0.642666666666667" calcext:value-type="float">
            <text:p>0.642666666666667</text:p>
          </table:table-cell>
          <table:table-cell office:value-type="float" office:value="0.108199554939227" calcext:value-type="float">
            <text:p>0.108199554939227</text:p>
          </table:table-cell>
          <table:table-cell office:value-type="float" office:value="0.643555555555556" calcext:value-type="float">
            <text:p>0.643555555555556</text:p>
          </table:table-cell>
          <table:table-cell office:value-type="float" office:value="0.131193167021915" calcext:value-type="float">
            <text:p>0.131193167021915</text:p>
          </table:table-cell>
          <table:table-cell office:value-type="float" office:value="0.641555555555556" calcext:value-type="float">
            <text:p>0.641555555555556</text:p>
          </table:table-cell>
          <table:table-cell office:value-type="float" office:value="0.120846277283323" calcext:value-type="float">
            <text:p>0.120846277283323</text:p>
          </table:table-cell>
          <table:table-cell office:value-type="float" office:value="0.637777777777778" calcext:value-type="float">
            <text:p>0.637777777777778</text:p>
          </table:table-cell>
          <table:table-cell office:value-type="float" office:value="0.116227674226032" calcext:value-type="float">
            <text:p>0.116227674226032</text:p>
          </table:table-cell>
          <table:table-cell office:value-type="float" office:value="0.638666666666667" calcext:value-type="float">
            <text:p>0.638666666666667</text:p>
          </table:table-cell>
          <table:table-cell office:value-type="float" office:value="0.131650468633086" calcext:value-type="float">
            <text:p>0.131650468633086</text:p>
          </table:table-cell>
          <table:table-cell office:value-type="float" office:value="0.644" calcext:value-type="float">
            <text:p>0.644</text:p>
          </table:table-cell>
          <table:table-cell office:value-type="float" office:value="0.130373437316947" calcext:value-type="float">
            <text:p>0.130373437316947</text:p>
          </table:table-cell>
          <table:table-cell office:value-type="float" office:value="0.648444444444445" calcext:value-type="float">
            <text:p>0.648444444444445</text:p>
          </table:table-cell>
          <table:table-cell office:value-type="float" office:value="0.129277714285524" calcext:value-type="float">
            <text:p>0.129277714285524</text:p>
          </table:table-cell>
          <table:table-cell office:value-type="float" office:value="0.632" calcext:value-type="float">
            <text:p>0.632</text:p>
          </table:table-cell>
          <table:table-cell office:value-type="float" office:value="0.121037676402985" calcext:value-type="float">
            <text:p>0.121037676402985</text:p>
          </table:table-cell>
          <table:table-cell office:value-type="float" office:value="0.672222222222222" calcext:value-type="float">
            <text:p>0.672222222222222</text:p>
          </table:table-cell>
          <table:table-cell office:value-type="float" office:value="0.116973125667082" calcext:value-type="float">
            <text:p>0.116973125667082</text:p>
          </table:table-cell>
          <table:table-cell office:value-type="float" office:value="0.641777777777778" calcext:value-type="float">
            <text:p>0.641777777777778</text:p>
          </table:table-cell>
          <table:table-cell office:value-type="float" office:value="0.11727275127137" calcext:value-type="float">
            <text:p>0.11727275127137</text:p>
          </table:table-cell>
          <table:table-cell office:value-type="float" office:value="0.633555555555556" calcext:value-type="float">
            <text:p>0.633555555555556</text:p>
          </table:table-cell>
          <table:table-cell office:value-type="float" office:value="0.122537044655919" calcext:value-type="float">
            <text:p>0.1225370446559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54444444444444" calcext:value-type="float">
            <text:p>0.654444444444444</text:p>
          </table:table-cell>
          <table:table-cell office:value-type="float" office:value="0.135218159347345" calcext:value-type="float">
            <text:p>0.135218159347345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0.153156097245447" calcext:value-type="float">
            <text:p>0.153156097245447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04444444444444" calcext:value-type="float">
            <text:p>0.604444444444444</text:p>
          </table:table-cell>
          <table:table-cell office:value-type="float" office:value="0.126491106406735" calcext:value-type="float">
            <text:p>0.126491106406735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5729189661499" calcext:value-type="float">
            <text:p>0.15729189661499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34302036607927" calcext:value-type="float">
            <text:p>0.134302036607927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45041501085162" calcext:value-type="float">
            <text:p>0.145041501085162</text:p>
          </table:table-cell>
          <table:table-cell office:value-type="float" office:value="0.665555555555555" calcext:value-type="float">
            <text:p>0.665555555555555</text:p>
          </table:table-cell>
          <table:table-cell office:value-type="float" office:value="0.159513148186739" calcext:value-type="float">
            <text:p>0.159513148186739</text:p>
          </table:table-cell>
          <table:table-cell office:value-type="float" office:value="0.665555555555555" calcext:value-type="float">
            <text:p>0.665555555555555</text:p>
          </table:table-cell>
          <table:table-cell office:value-type="float" office:value="0.119721899973786" calcext:value-type="float">
            <text:p>0.11972189997378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9876479637877" calcext:value-type="float">
            <text:p>0.119876479637877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05555555555555" calcext:value-type="float">
            <text:p>0.605555555555555</text:p>
          </table:table-cell>
          <table:table-cell office:value-type="float" office:value="0.15335748602047" calcext:value-type="float">
            <text:p>0.15335748602047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9624338516354" calcext:value-type="float">
            <text:p>0.129624338516354</text:p>
          </table:table-cell>
          <table:table-cell office:value-type="float" office:value="0.634444444444444" calcext:value-type="float">
            <text:p>0.634444444444444</text:p>
          </table:table-cell>
          <table:table-cell office:value-type="float" office:value="0.116587274573997" calcext:value-type="float">
            <text:p>0.116587274573997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0748693216864" calcext:value-type="float">
            <text:p>0.1207486932168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27123930977454" calcext:value-type="float">
            <text:p>0.12712393097745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34302036607927" calcext:value-type="float">
            <text:p>0.134302036607927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16746004769455" calcext:value-type="float">
            <text:p>0.116746004769455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15256022043466" calcext:value-type="float">
            <text:p>0.11525602204346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31555555555556" calcext:value-type="float">
            <text:p>0.631555555555556</text:p>
          </table:table-cell>
          <table:table-cell office:value-type="float" office:value="0.120715875346951" calcext:value-type="float">
            <text:p>0.120715875346951</text:p>
          </table:table-cell>
          <table:table-cell office:value-type="float" office:value="0.638" calcext:value-type="float">
            <text:p>0.638</text:p>
          </table:table-cell>
          <table:table-cell office:value-type="float" office:value="0.124192449412217" calcext:value-type="float">
            <text:p>0.124192449412217</text:p>
          </table:table-cell>
          <table:table-cell office:value-type="float" office:value="0.644666666666667" calcext:value-type="float">
            <text:p>0.644666666666667</text:p>
          </table:table-cell>
          <table:table-cell office:value-type="float" office:value="0.106631370309946" calcext:value-type="float">
            <text:p>0.106631370309946</text:p>
          </table:table-cell>
          <table:table-cell office:value-type="float" office:value="0.632" calcext:value-type="float">
            <text:p>0.632</text:p>
          </table:table-cell>
          <table:table-cell office:value-type="float" office:value="0.114822535039089" calcext:value-type="float">
            <text:p>0.114822535039089</text:p>
          </table:table-cell>
          <table:table-cell office:value-type="float" office:value="0.642666666666667" calcext:value-type="float">
            <text:p>0.642666666666667</text:p>
          </table:table-cell>
          <table:table-cell office:value-type="float" office:value="0.127888895168288" calcext:value-type="float">
            <text:p>0.127888895168288</text:p>
          </table:table-cell>
          <table:table-cell office:value-type="float" office:value="0.631777777777778" calcext:value-type="float">
            <text:p>0.631777777777778</text:p>
          </table:table-cell>
          <table:table-cell office:value-type="float" office:value="0.122898242244889" calcext:value-type="float">
            <text:p>0.122898242244889</text:p>
          </table:table-cell>
          <table:table-cell office:value-type="float" office:value="0.64" calcext:value-type="float">
            <text:p>0.64</text:p>
          </table:table-cell>
          <table:table-cell office:value-type="float" office:value="0.130894850334027" calcext:value-type="float">
            <text:p>0.130894850334027</text:p>
          </table:table-cell>
          <table:table-cell office:value-type="float" office:value="0.644444444444444" calcext:value-type="float">
            <text:p>0.644444444444444</text:p>
          </table:table-cell>
          <table:table-cell office:value-type="float" office:value="0.122833831211182" calcext:value-type="float">
            <text:p>0.122833831211182</text:p>
          </table:table-cell>
          <table:table-cell office:value-type="float" office:value="0.644222222222222" calcext:value-type="float">
            <text:p>0.644222222222222</text:p>
          </table:table-cell>
          <table:table-cell office:value-type="float" office:value="0.121267727402391" calcext:value-type="float">
            <text:p>0.121267727402391</text:p>
          </table:table-cell>
          <table:table-cell office:value-type="float" office:value="0.640222222222222" calcext:value-type="float">
            <text:p>0.640222222222222</text:p>
          </table:table-cell>
          <table:table-cell office:value-type="float" office:value="0.117567676643346" calcext:value-type="float">
            <text:p>0.117567676643346</text:p>
          </table:table-cell>
          <table:table-cell office:value-type="float" office:value="0.642666666666667" calcext:value-type="float">
            <text:p>0.642666666666667</text:p>
          </table:table-cell>
          <table:table-cell office:value-type="float" office:value="0.121922554878284" calcext:value-type="float">
            <text:p>0.121922554878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3767170602572" calcext:value-type="float">
            <text:p>0.113767170602572</text:p>
          </table:table-cell>
          <table:table-cell office:value-type="float" office:value="0.621555555555555" calcext:value-type="float">
            <text:p>0.621555555555555</text:p>
          </table:table-cell>
          <table:table-cell office:value-type="float" office:value="0.125119863135752" calcext:value-type="float">
            <text:p>0.125119863135752</text:p>
          </table:table-cell>
          <table:table-cell office:value-type="float" office:value="0.642444444444444" calcext:value-type="float">
            <text:p>0.642444444444444</text:p>
          </table:table-cell>
          <table:table-cell office:value-type="float" office:value="0.120834968516014" calcext:value-type="float">
            <text:p>0.120834968516014</text:p>
          </table:table-cell>
          <table:table-cell office:value-type="float" office:value="0.636222222222222" calcext:value-type="float">
            <text:p>0.636222222222222</text:p>
          </table:table-cell>
          <table:table-cell office:value-type="float" office:value="0.116077599613072" calcext:value-type="float">
            <text:p>0.116077599613072</text:p>
          </table:table-cell>
          <table:table-cell office:value-type="float" office:value="0.639777777777778" calcext:value-type="float">
            <text:p>0.639777777777778</text:p>
          </table:table-cell>
          <table:table-cell office:value-type="float" office:value="0.111642014454234" calcext:value-type="float">
            <text:p>0.1116420144542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MH</text:p>
          </table:table-cell>
          <table:table-cell office:value-type="float" office:value="0.612727272727273" calcext:value-type="float">
            <text:p>0.612727272727273</text:p>
          </table:table-cell>
          <table:table-cell office:value-type="float" office:value="0.2325330629058" calcext:value-type="float">
            <text:p>0.2325330629058</text:p>
          </table:table-cell>
          <table:table-cell office:value-type="float" office:value="0.736363636363636" calcext:value-type="float">
            <text:p>0.736363636363636</text:p>
          </table:table-cell>
          <table:table-cell office:value-type="float" office:value="0.179990817029303" calcext:value-type="float">
            <text:p>0.179990817029303</text:p>
          </table:table-cell>
          <table:table-cell office:value-type="float" office:value="0.748181818181818" calcext:value-type="float">
            <text:p>0.748181818181818</text:p>
          </table:table-cell>
          <table:table-cell office:value-type="float" office:value="0.184925468321139" calcext:value-type="float">
            <text:p>0.184925468321139</text:p>
          </table:table-cell>
          <table:table-cell office:value-type="float" office:value="0.68" calcext:value-type="float">
            <text:p>0.68</text:p>
          </table:table-cell>
          <table:table-cell office:value-type="float" office:value="0.205516214933399" calcext:value-type="float">
            <text:p>0.205516214933399</text:p>
          </table:table-cell>
          <table:table-cell office:value-type="float" office:value="0.71" calcext:value-type="float">
            <text:p>0.71</text:p>
          </table:table-cell>
          <table:table-cell office:value-type="float" office:value="0.219375940999554" calcext:value-type="float">
            <text:p>0.219375940999554</text:p>
          </table:table-cell>
          <table:table-cell office:value-type="float" office:value="0.700909090909091" calcext:value-type="float">
            <text:p>0.700909090909091</text:p>
          </table:table-cell>
          <table:table-cell office:value-type="float" office:value="0.190617863487724" calcext:value-type="float">
            <text:p>0.190617863487724</text:p>
          </table:table-cell>
          <table:table-cell office:value-type="float" office:value="0.690909090909091" calcext:value-type="float">
            <text:p>0.690909090909091</text:p>
          </table:table-cell>
          <table:table-cell office:value-type="float" office:value="0.220151045902438" calcext:value-type="float">
            <text:p>0.220151045902438</text:p>
          </table:table-cell>
          <table:table-cell office:value-type="float" office:value="0.699090909090909" calcext:value-type="float">
            <text:p>0.699090909090909</text:p>
          </table:table-cell>
          <table:table-cell office:value-type="float" office:value="0.15430462519112" calcext:value-type="float">
            <text:p>0.1543046251911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690909090909091" calcext:value-type="float">
            <text:p>0.690909090909091</text:p>
          </table:table-cell>
          <table:table-cell office:value-type="float" office:value="0.194270550603935" calcext:value-type="float">
            <text:p>0.194270550603935</text:p>
          </table:table-cell>
          <table:table-cell office:value-type="float" office:value="0.728181818181818" calcext:value-type="float">
            <text:p>0.728181818181818</text:p>
          </table:table-cell>
          <table:table-cell office:value-type="float" office:value="0.1795029357659" calcext:value-type="float">
            <text:p>0.1795029357659</text:p>
          </table:table-cell>
          <table:table-cell office:value-type="float" office:value="0.759090909090909" calcext:value-type="float">
            <text:p>0.759090909090909</text:p>
          </table:table-cell>
          <table:table-cell office:value-type="float" office:value="0.199827749515887" calcext:value-type="float">
            <text:p>0.199827749515887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238483115776694" calcext:value-type="float">
            <text:p>0.238483115776694</text:p>
          </table:table-cell>
          <table:table-cell office:value-type="float" office:value="0.700909090909091" calcext:value-type="float">
            <text:p>0.700909090909091</text:p>
          </table:table-cell>
          <table:table-cell office:value-type="float" office:value="0.185738048308718" calcext:value-type="float">
            <text:p>0.185738048308718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95074801409837" calcext:value-type="float">
            <text:p>0.1950748014098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MH</text:p>
          </table:table-cell>
          <table:table-cell office:value-type="float" office:value="0.630909090909091" calcext:value-type="float">
            <text:p>0.630909090909091</text:p>
          </table:table-cell>
          <table:table-cell office:value-type="float" office:value="0.207976829959052" calcext:value-type="float">
            <text:p>0.207976829959052</text:p>
          </table:table-cell>
          <table:table-cell office:value-type="float" office:value="0.736363636363636" calcext:value-type="float">
            <text:p>0.736363636363636</text:p>
          </table:table-cell>
          <table:table-cell office:value-type="float" office:value="0.153322553220285" calcext:value-type="float">
            <text:p>0.153322553220285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883960893807" calcext:value-type="float">
            <text:p>0.19883960893807</text:p>
          </table:table-cell>
          <table:table-cell office:value-type="float" office:value="0.691818181818182" calcext:value-type="float">
            <text:p>0.691818181818182</text:p>
          </table:table-cell>
          <table:table-cell office:value-type="float" office:value="0.236342267876358" calcext:value-type="float">
            <text:p>0.236342267876358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76164627904938" calcext:value-type="float">
            <text:p>0.176164627904938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9090909090909" calcext:value-type="float">
            <text:p>0.719090909090909</text:p>
          </table:table-cell>
          <table:table-cell office:value-type="float" office:value="0.186822544125628" calcext:value-type="float">
            <text:p>0.186822544125628</text:p>
          </table:table-cell>
          <table:table-cell office:value-type="float" office:value="0.738181818181818" calcext:value-type="float">
            <text:p>0.738181818181818</text:p>
          </table:table-cell>
          <table:table-cell office:value-type="float" office:value="0.161022901028541" calcext:value-type="float">
            <text:p>0.161022901028541</text:p>
          </table:table-cell>
          <table:table-cell office:value-type="float" office:value="0.74" calcext:value-type="float">
            <text:p>0.74</text:p>
          </table:table-cell>
          <table:table-cell office:value-type="float" office:value="0.207667531139174" calcext:value-type="float">
            <text:p>0.207667531139174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" calcext:value-type="float">
            <text:p>0.7</text:p>
          </table:table-cell>
          <table:table-cell office:value-type="float" office:value="0.183827283492159" calcext:value-type="float">
            <text:p>0.18382728349215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MH</text:p>
          </table:table-cell>
          <table:table-cell office:value-type="float" office:value="0.640909090909091" calcext:value-type="float">
            <text:p>0.640909090909091</text:p>
          </table:table-cell>
          <table:table-cell office:value-type="float" office:value="0.219116264931182" calcext:value-type="float">
            <text:p>0.219116264931182</text:p>
          </table:table-cell>
          <table:table-cell office:value-type="float" office:value="0.756363636363636" calcext:value-type="float">
            <text:p>0.756363636363636</text:p>
          </table:table-cell>
          <table:table-cell office:value-type="float" office:value="0.167671899649428" calcext:value-type="float">
            <text:p>0.167671899649428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75066562180662" calcext:value-type="float">
            <text:p>0.175066562180662</text:p>
          </table:table-cell>
          <table:table-cell office:value-type="float" office:value="0.711818181818182" calcext:value-type="float">
            <text:p>0.711818181818182</text:p>
          </table:table-cell>
          <table:table-cell office:value-type="float" office:value="0.216536303227065" calcext:value-type="float">
            <text:p>0.216536303227065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8600763343854" calcext:value-type="float">
            <text:p>0.188600763343854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" calcext:value-type="float">
            <text:p>0.71</text:p>
          </table:table-cell>
          <table:table-cell office:value-type="float" office:value="0.17420684748787" calcext:value-type="float">
            <text:p>0.17420684748787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" calcext:value-type="float">
            <text:p>0.7</text:p>
          </table:table-cell>
          <table:table-cell office:value-type="float" office:value="0.183827283492159" calcext:value-type="float">
            <text:p>0.18382728349215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3" calcext:value-type="float">
            <text:p>0.73</text:p>
          </table:table-cell>
          <table:table-cell office:value-type="float" office:value="0.195826519428963" calcext:value-type="float">
            <text:p>0.195826519428963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" calcext:value-type="float">
            <text:p>0.7</text:p>
          </table:table-cell>
          <table:table-cell office:value-type="float" office:value="0.183827283492159" calcext:value-type="float">
            <text:p>0.183827283492159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" calcext:value-type="float">
            <text:p>0.71</text:p>
          </table:table-cell>
          <table:table-cell office:value-type="float" office:value="0.17420684748787" calcext:value-type="float">
            <text:p>0.174206847487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MH</text:p>
          </table:table-cell>
          <table:table-cell office:value-type="float" office:value="0.650909090909091" calcext:value-type="float">
            <text:p>0.650909090909091</text:p>
          </table:table-cell>
          <table:table-cell office:value-type="float" office:value="0.219323611698105" calcext:value-type="float">
            <text:p>0.219323611698105</text:p>
          </table:table-cell>
          <table:table-cell office:value-type="float" office:value="0.746363636363636" calcext:value-type="float">
            <text:p>0.746363636363636</text:p>
          </table:table-cell>
          <table:table-cell office:value-type="float" office:value="0.167762239381664" calcext:value-type="float">
            <text:p>0.167762239381664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01818181818182" calcext:value-type="float">
            <text:p>0.701818181818182</text:p>
          </table:table-cell>
          <table:table-cell office:value-type="float" office:value="0.214309063400612" calcext:value-type="float">
            <text:p>0.21430906340061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8600763343854" calcext:value-type="float">
            <text:p>0.188600763343854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" calcext:value-type="float">
            <text:p>0.71</text:p>
          </table:table-cell>
          <table:table-cell office:value-type="float" office:value="0.17420684748787" calcext:value-type="float">
            <text:p>0.17420684748787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" calcext:value-type="float">
            <text:p>0.71</text:p>
          </table:table-cell>
          <table:table-cell office:value-type="float" office:value="0.198083100239649" calcext:value-type="float">
            <text:p>0.19808310023964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207129580199382" calcext:value-type="float">
            <text:p>0.20712958019938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" calcext:value-type="float">
            <text:p>0.7</text:p>
          </table:table-cell>
          <table:table-cell office:value-type="float" office:value="0.183827283492159" calcext:value-type="float">
            <text:p>0.183827283492159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9090909090909" calcext:value-type="float">
            <text:p>0.719090909090909</text:p>
          </table:table-cell>
          <table:table-cell office:value-type="float" office:value="0.161287860996056" calcext:value-type="float">
            <text:p>0.16128786099605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MH</text:p>
          </table:table-cell>
          <table:table-cell office:value-type="float" office:value="0.650909090909091" calcext:value-type="float">
            <text:p>0.650909090909091</text:p>
          </table:table-cell>
          <table:table-cell office:value-type="float" office:value="0.214197629366151" calcext:value-type="float">
            <text:p>0.214197629366151</text:p>
          </table:table-cell>
          <table:table-cell office:value-type="float" office:value="0.746363636363636" calcext:value-type="float">
            <text:p>0.746363636363636</text:p>
          </table:table-cell>
          <table:table-cell office:value-type="float" office:value="0.167762239381664" calcext:value-type="float">
            <text:p>0.167762239381664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980706947897" calcext:value-type="float">
            <text:p>0.19980706947897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76164627904938" calcext:value-type="float">
            <text:p>0.176164627904938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" calcext:value-type="float">
            <text:p>0.71</text:p>
          </table:table-cell>
          <table:table-cell office:value-type="float" office:value="0.17420684748787" calcext:value-type="float">
            <text:p>0.17420684748787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" calcext:value-type="float">
            <text:p>0.71</text:p>
          </table:table-cell>
          <table:table-cell office:value-type="float" office:value="0.198083100239649" calcext:value-type="float">
            <text:p>0.19808310023964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8600763343854" calcext:value-type="float">
            <text:p>0.188600763343854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" calcext:value-type="float">
            <text:p>0.7</text:p>
          </table:table-cell>
          <table:table-cell office:value-type="float" office:value="0.183827283492159" calcext:value-type="float">
            <text:p>0.18382728349215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" calcext:value-type="float">
            <text:p>0.71</text:p>
          </table:table-cell>
          <table:table-cell office:value-type="float" office:value="0.17420684748787" calcext:value-type="float">
            <text:p>0.1742068474878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MH</text:p>
          </table:table-cell>
          <table:table-cell office:value-type="float" office:value="0.637272727272727" calcext:value-type="float">
            <text:p>0.637272727272727</text:p>
          </table:table-cell>
          <table:table-cell office:value-type="float" office:value="0.218629479772058" calcext:value-type="float">
            <text:p>0.218629479772058</text:p>
          </table:table-cell>
          <table:table-cell office:value-type="float" office:value="0.744363636363636" calcext:value-type="float">
            <text:p>0.744363636363636</text:p>
          </table:table-cell>
          <table:table-cell office:value-type="float" office:value="0.167301949732469" calcext:value-type="float">
            <text:p>0.167301949732469</text:p>
          </table:table-cell>
          <table:table-cell office:value-type="float" office:value="0.723818181818182" calcext:value-type="float">
            <text:p>0.723818181818182</text:p>
          </table:table-cell>
          <table:table-cell office:value-type="float" office:value="0.187122518246431" calcext:value-type="float">
            <text:p>0.187122518246431</text:p>
          </table:table-cell>
          <table:table-cell office:value-type="float" office:value="0.699272727272727" calcext:value-type="float">
            <text:p>0.699272727272727</text:p>
          </table:table-cell>
          <table:table-cell office:value-type="float" office:value="0.214502183783281" calcext:value-type="float">
            <text:p>0.214502183783281</text:p>
          </table:table-cell>
          <table:table-cell office:value-type="float" office:value="0.714363636363636" calcext:value-type="float">
            <text:p>0.714363636363636</text:p>
          </table:table-cell>
          <table:table-cell office:value-type="float" office:value="0.194587568916824" calcext:value-type="float">
            <text:p>0.194587568916824</text:p>
          </table:table-cell>
          <table:table-cell office:value-type="float" office:value="0.719818181818182" calcext:value-type="float">
            <text:p>0.719818181818182</text:p>
          </table:table-cell>
          <table:table-cell office:value-type="float" office:value="0.184029729197061" calcext:value-type="float">
            <text:p>0.184029729197061</text:p>
          </table:table-cell>
          <table:table-cell office:value-type="float" office:value="0.706909090909091" calcext:value-type="float">
            <text:p>0.706909090909091</text:p>
          </table:table-cell>
          <table:table-cell office:value-type="float" office:value="0.199363436104392" calcext:value-type="float">
            <text:p>0.199363436104392</text:p>
          </table:table-cell>
          <table:table-cell office:value-type="float" office:value="0.708" calcext:value-type="float">
            <text:p>0.708</text:p>
          </table:table-cell>
          <table:table-cell office:value-type="float" office:value="0.174218340261922" calcext:value-type="float">
            <text:p>0.17421834026192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350008457413" calcext:value-type="float">
            <text:p>0.182350008457413</text:p>
          </table:table-cell>
          <table:table-cell office:value-type="float" office:value="0.706" calcext:value-type="float">
            <text:p>0.706</text:p>
          </table:table-cell>
          <table:table-cell office:value-type="float" office:value="0.192217315740204" calcext:value-type="float">
            <text:p>0.192217315740204</text:p>
          </table:table-cell>
          <table:table-cell office:value-type="float" office:value="0.728909090909091" calcext:value-type="float">
            <text:p>0.728909090909091</text:p>
          </table:table-cell>
          <table:table-cell office:value-type="float" office:value="0.17252415267436" calcext:value-type="float">
            <text:p>0.17252415267436</text:p>
          </table:table-cell>
          <table:table-cell office:value-type="float" office:value="0.734" calcext:value-type="float">
            <text:p>0.734</text:p>
          </table:table-cell>
          <table:table-cell office:value-type="float" office:value="0.199810428725452" calcext:value-type="float">
            <text:p>0.199810428725452</text:p>
          </table:table-cell>
          <table:table-cell office:value-type="float" office:value="0.716363636363636" calcext:value-type="float">
            <text:p>0.716363636363636</text:p>
          </table:table-cell>
          <table:table-cell office:value-type="float" office:value="0.191213324881776" calcext:value-type="float">
            <text:p>0.191213324881776</text:p>
          </table:table-cell>
          <table:table-cell office:value-type="float" office:value="0.700181818181818" calcext:value-type="float">
            <text:p>0.700181818181818</text:p>
          </table:table-cell>
          <table:table-cell office:value-type="float" office:value="0.184209436455471" calcext:value-type="float">
            <text:p>0.184209436455471</text:p>
          </table:table-cell>
          <table:table-cell office:value-type="float" office:value="0.716363636363636" calcext:value-type="float">
            <text:p>0.716363636363636</text:p>
          </table:table-cell>
          <table:table-cell office:value-type="float" office:value="0.187235264344394" calcext:value-type="float">
            <text:p>0.187235264344394</text:p>
          </table:table-cell>
          <table:table-cell office:value-type="float" office:value="0.721454545454545" calcext:value-type="float">
            <text:p>0.721454545454545</text:p>
          </table:table-cell>
          <table:table-cell office:value-type="float" office:value="0.174903322320322" calcext:value-type="float">
            <text:p>0.1749033223203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980706947897" calcext:value-type="float">
            <text:p>0.19980706947897</text:p>
          </table:table-cell>
          <table:table-cell office:value-type="float" office:value="0.7" calcext:value-type="float">
            <text:p>0.7</text:p>
          </table:table-cell>
          <table:table-cell office:value-type="float" office:value="0.201144566973043" calcext:value-type="float">
            <text:p>0.201144566973043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1" calcext:value-type="float">
            <text:p>0.71</text:p>
          </table:table-cell>
          <table:table-cell office:value-type="float" office:value="0.192392027845045" calcext:value-type="float">
            <text:p>0.192392027845045</text:p>
          </table:table-cell>
          <table:table-cell office:value-type="float" office:value="0.711818181818182" calcext:value-type="float">
            <text:p>0.711818181818182</text:p>
          </table:table-cell>
          <table:table-cell office:value-type="float" office:value="0.221608196683845" calcext:value-type="float">
            <text:p>0.221608196683845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30909090909091" calcext:value-type="float">
            <text:p>0.730909090909091</text:p>
          </table:table-cell>
          <table:table-cell office:value-type="float" office:value="0.20841788917683" calcext:value-type="float">
            <text:p>0.20841788917683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88357162245904" calcext:value-type="float">
            <text:p>0.188357162245904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90152420618392" calcext:value-type="float">
            <text:p>0.190152420618392</text:p>
          </table:table-cell>
          <table:table-cell office:value-type="float" office:value="0.71" calcext:value-type="float">
            <text:p>0.71</text:p>
          </table:table-cell>
          <table:table-cell office:value-type="float" office:value="0.167707493838051" calcext:value-type="float">
            <text:p>0.167707493838051</text:p>
          </table:table-cell>
          <table:table-cell office:value-type="float" office:value="0.74" calcext:value-type="float">
            <text:p>0.74</text:p>
          </table:table-cell>
          <table:table-cell office:value-type="float" office:value="0.178926499933153" calcext:value-type="float">
            <text:p>0.178926499933153</text:p>
          </table:table-cell>
          <table:table-cell office:value-type="float" office:value="0.737272727272727" calcext:value-type="float">
            <text:p>0.737272727272727</text:p>
          </table:table-cell>
          <table:table-cell office:value-type="float" office:value="0.163549359586396" calcext:value-type="float">
            <text:p>0.163549359586396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8181818181818" calcext:value-type="float">
            <text:p>0.728181818181818</text:p>
          </table:table-cell>
          <table:table-cell office:value-type="float" office:value="0.142614315463794" calcext:value-type="float">
            <text:p>0.1426143154637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00909090909091" calcext:value-type="float">
            <text:p>0.700909090909091</text:p>
          </table:table-cell>
          <table:table-cell office:value-type="float" office:value="0.185738048308718" calcext:value-type="float">
            <text:p>0.185738048308718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01818181818182" calcext:value-type="float">
            <text:p>0.701818181818182</text:p>
          </table:table-cell>
          <table:table-cell office:value-type="float" office:value="0.20906016462594" calcext:value-type="float">
            <text:p>0.20906016462594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9090909090909" calcext:value-type="float">
            <text:p>0.719090909090909</text:p>
          </table:table-cell>
          <table:table-cell office:value-type="float" office:value="0.161287860996056" calcext:value-type="float">
            <text:p>0.161287860996056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" calcext:value-type="float">
            <text:p>0.71</text:p>
          </table:table-cell>
          <table:table-cell office:value-type="float" office:value="0.17420684748787" calcext:value-type="float">
            <text:p>0.17420684748787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38181818181818" calcext:value-type="float">
            <text:p>0.738181818181818</text:p>
          </table:table-cell>
          <table:table-cell office:value-type="float" office:value="0.161022901028541" calcext:value-type="float">
            <text:p>0.161022901028541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0778480073452" calcext:value-type="float">
            <text:p>0.170778480073452</text:p>
          </table:table-cell>
          <table:table-cell office:value-type="float" office:value="0.709090909090909" calcext:value-type="float">
            <text:p>0.709090909090909</text:p>
          </table:table-cell>
          <table:table-cell office:value-type="float" office:value="0.151636315190264" calcext:value-type="float">
            <text:p>0.1516363151902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0778480073452" calcext:value-type="float">
            <text:p>0.1707784800734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18181818181818" calcext:value-type="float">
            <text:p>0.718181818181818</text:p>
          </table:table-cell>
          <table:table-cell office:value-type="float" office:value="0.184924841240898" calcext:value-type="float">
            <text:p>0.184924841240898</text:p>
          </table:table-cell>
          <table:table-cell office:value-type="float" office:value="0.716363636363636" calcext:value-type="float">
            <text:p>0.716363636363636</text:p>
          </table:table-cell>
          <table:table-cell office:value-type="float" office:value="0.188363371509212" calcext:value-type="float">
            <text:p>0.188363371509212</text:p>
          </table:table-cell>
          <table:table-cell office:value-type="float" office:value="0.706727272727273" calcext:value-type="float">
            <text:p>0.706727272727273</text:p>
          </table:table-cell>
          <table:table-cell office:value-type="float" office:value="0.193876443249281" calcext:value-type="float">
            <text:p>0.193876443249281</text:p>
          </table:table-cell>
          <table:table-cell office:value-type="float" office:value="0.723636363636364" calcext:value-type="float">
            <text:p>0.723636363636364</text:p>
          </table:table-cell>
          <table:table-cell office:value-type="float" office:value="0.177464752570433" calcext:value-type="float">
            <text:p>0.177464752570433</text:p>
          </table:table-cell>
          <table:table-cell office:value-type="float" office:value="0.725636363636364" calcext:value-type="float">
            <text:p>0.725636363636364</text:p>
          </table:table-cell>
          <table:table-cell office:value-type="float" office:value="0.177767719247986" calcext:value-type="float">
            <text:p>0.177767719247986</text:p>
          </table:table-cell>
          <table:table-cell office:value-type="float" office:value="0.716181818181818" calcext:value-type="float">
            <text:p>0.716181818181818</text:p>
          </table:table-cell>
          <table:table-cell office:value-type="float" office:value="0.186880363182427" calcext:value-type="float">
            <text:p>0.186880363182427</text:p>
          </table:table-cell>
          <table:table-cell office:value-type="float" office:value="0.716545454545455" calcext:value-type="float">
            <text:p>0.716545454545455</text:p>
          </table:table-cell>
          <table:table-cell office:value-type="float" office:value="0.193127490360914" calcext:value-type="float">
            <text:p>0.193127490360914</text:p>
          </table:table-cell>
          <table:table-cell office:value-type="float" office:value="0.729272727272727" calcext:value-type="float">
            <text:p>0.729272727272727</text:p>
          </table:table-cell>
          <table:table-cell office:value-type="float" office:value="0.172618053681016" calcext:value-type="float">
            <text:p>0.172618053681016</text:p>
          </table:table-cell>
          <table:table-cell office:value-type="float" office:value="0.720363636363636" calcext:value-type="float">
            <text:p>0.720363636363636</text:p>
          </table:table-cell>
          <table:table-cell office:value-type="float" office:value="0.190085535448784" calcext:value-type="float">
            <text:p>0.190085535448784</text:p>
          </table:table-cell>
          <table:table-cell office:value-type="float" office:value="0.719818181818182" calcext:value-type="float">
            <text:p>0.719818181818182</text:p>
          </table:table-cell>
          <table:table-cell office:value-type="float" office:value="0.176922822747349" calcext:value-type="float">
            <text:p>0.176922822747349</text:p>
          </table:table-cell>
          <table:table-cell office:value-type="float" office:value="0.723636363636364" calcext:value-type="float">
            <text:p>0.723636363636364</text:p>
          </table:table-cell>
          <table:table-cell office:value-type="float" office:value="0.181547185850116" calcext:value-type="float">
            <text:p>0.181547185850116</text:p>
          </table:table-cell>
          <table:table-cell office:value-type="float" office:value="0.721454545454545" calcext:value-type="float">
            <text:p>0.721454545454545</text:p>
          </table:table-cell>
          <table:table-cell office:value-type="float" office:value="0.170227020797171" calcext:value-type="float">
            <text:p>0.170227020797171</text:p>
          </table:table-cell>
          <table:table-cell office:value-type="float" office:value="0.724" calcext:value-type="float">
            <text:p>0.724</text:p>
          </table:table-cell>
          <table:table-cell office:value-type="float" office:value="0.181876834496553" calcext:value-type="float">
            <text:p>0.181876834496553</text:p>
          </table:table-cell>
          <table:table-cell office:value-type="float" office:value="0.732545454545455" calcext:value-type="float">
            <text:p>0.732545454545455</text:p>
          </table:table-cell>
          <table:table-cell office:value-type="float" office:value="0.166758604654975" calcext:value-type="float">
            <text:p>0.166758604654975</text:p>
          </table:table-cell>
          <table:table-cell office:value-type="float" office:value="0.729272727272727" calcext:value-type="float">
            <text:p>0.729272727272727</text:p>
          </table:table-cell>
          <table:table-cell office:value-type="float" office:value="0.172522732174158" calcext:value-type="float">
            <text:p>0.172522732174158</text:p>
          </table:table-cell>
          <table:table-cell office:value-type="float" office:value="0.726909090909091" calcext:value-type="float">
            <text:p>0.726909090909091</text:p>
          </table:table-cell>
          <table:table-cell office:value-type="float" office:value="0.160901923833494" calcext:value-type="float">
            <text:p>0.1609019238334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itanic</text:p>
          </table:table-cell>
          <table:table-cell office:value-type="float" office:value="0.798332354668233" calcext:value-type="float">
            <text:p>0.798332354668233</text:p>
          </table:table-cell>
          <table:table-cell office:value-type="float" office:value="0.0428467691143631" calcext:value-type="float">
            <text:p>0.0428467691143631</text:p>
          </table:table-cell>
          <table:table-cell office:value-type="float" office:value="0.757040516735173" calcext:value-type="float">
            <text:p>0.757040516735173</text:p>
          </table:table-cell>
          <table:table-cell office:value-type="float" office:value="0.034515221343029" calcext:value-type="float">
            <text:p>0.034515221343029</text:p>
          </table:table-cell>
          <table:table-cell office:value-type="float" office:value="0.782295948326483" calcext:value-type="float">
            <text:p>0.782295948326483</text:p>
          </table:table-cell>
          <table:table-cell office:value-type="float" office:value="0.0360917173433687" calcext:value-type="float">
            <text:p>0.0360917173433687</text:p>
          </table:table-cell>
          <table:table-cell office:value-type="float" office:value="0.78762184380505" calcext:value-type="float">
            <text:p>0.78762184380505</text:p>
          </table:table-cell>
          <table:table-cell office:value-type="float" office:value="0.0246343952524123" calcext:value-type="float">
            <text:p>0.0246343952524123</text:p>
          </table:table-cell>
          <table:table-cell office:value-type="float" office:value="0.783047563123899" calcext:value-type="float">
            <text:p>0.783047563123899</text:p>
          </table:table-cell>
          <table:table-cell office:value-type="float" office:value="0.0313563326961342" calcext:value-type="float">
            <text:p>0.0313563326961342</text:p>
          </table:table-cell>
          <table:table-cell office:value-type="float" office:value="0.795214327657076" calcext:value-type="float">
            <text:p>0.795214327657076</text:p>
          </table:table-cell>
          <table:table-cell office:value-type="float" office:value="0.0385964596967544" calcext:value-type="float">
            <text:p>0.0385964596967544</text:p>
          </table:table-cell>
          <table:table-cell office:value-type="float" office:value="0.788396946564885" calcext:value-type="float">
            <text:p>0.788396946564885</text:p>
          </table:table-cell>
          <table:table-cell office:value-type="float" office:value="0.0317256985986089" calcext:value-type="float">
            <text:p>0.0317256985986089</text:p>
          </table:table-cell>
          <table:table-cell office:value-type="float" office:value="0.788355842630652" calcext:value-type="float">
            <text:p>0.788355842630652</text:p>
          </table:table-cell>
          <table:table-cell office:value-type="float" office:value="0.0295481934455788" calcext:value-type="float">
            <text:p>0.0295481934455788</text:p>
          </table:table-cell>
          <table:table-cell office:value-type="float" office:value="0.797539635936583" calcext:value-type="float">
            <text:p>0.797539635936583</text:p>
          </table:table-cell>
          <table:table-cell office:value-type="float" office:value="0.023273774662189" calcext:value-type="float">
            <text:p>0.023273774662189</text:p>
          </table:table-cell>
          <table:table-cell office:value-type="float" office:value="0.799072225484439" calcext:value-type="float">
            <text:p>0.799072225484439</text:p>
          </table:table-cell>
          <table:table-cell office:value-type="float" office:value="0.0322738264775534" calcext:value-type="float">
            <text:p>0.0322738264775534</text:p>
          </table:table-cell>
          <table:table-cell office:value-type="float" office:value="0.778449794480329" calcext:value-type="float">
            <text:p>0.778449794480329</text:p>
          </table:table-cell>
          <table:table-cell office:value-type="float" office:value="0.0312168702417343" calcext:value-type="float">
            <text:p>0.0312168702417343</text:p>
          </table:table-cell>
          <table:table-cell office:value-type="float" office:value="0.793734586024662" calcext:value-type="float">
            <text:p>0.793734586024662</text:p>
          </table:table-cell>
          <table:table-cell office:value-type="float" office:value="0.0294593222832323" calcext:value-type="float">
            <text:p>0.0294593222832323</text:p>
          </table:table-cell>
          <table:table-cell office:value-type="float" office:value="0.796012918379331" calcext:value-type="float">
            <text:p>0.796012918379331</text:p>
          </table:table-cell>
          <table:table-cell office:value-type="float" office:value="0.0232056243014312" calcext:value-type="float">
            <text:p>0.0232056243014312</text:p>
          </table:table-cell>
          <table:table-cell office:value-type="float" office:value="0.794492072812684" calcext:value-type="float">
            <text:p>0.794492072812684</text:p>
          </table:table-cell>
          <table:table-cell office:value-type="float" office:value="0.0284959556123054" calcext:value-type="float">
            <text:p>0.0284959556123054</text:p>
          </table:table-cell>
          <table:table-cell office:value-type="float" office:value="0.789136817381092" calcext:value-type="float">
            <text:p>0.789136817381092</text:p>
          </table:table-cell>
          <table:table-cell office:value-type="float" office:value="0.0370100553340598" calcext:value-type="float">
            <text:p>0.0370100553340598</text:p>
          </table:table-cell>
          <table:table-cell office:value-type="float" office:value="0.792178508514386" calcext:value-type="float">
            <text:p>0.792178508514386</text:p>
          </table:table-cell>
          <table:table-cell office:value-type="float" office:value="0.0359866620832564" calcext:value-type="float">
            <text:p>0.03598666208325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itanic</text:p>
          </table:table-cell>
          <table:table-cell office:value-type="float" office:value="0.805196711685261" calcext:value-type="float">
            <text:p>0.805196711685261</text:p>
          </table:table-cell>
          <table:table-cell office:value-type="float" office:value="0.0408981909138823" calcext:value-type="float">
            <text:p>0.0408981909138823</text:p>
          </table:table-cell>
          <table:table-cell office:value-type="float" office:value="0.766200822078685" calcext:value-type="float">
            <text:p>0.766200822078685</text:p>
          </table:table-cell>
          <table:table-cell office:value-type="float" office:value="0.0304770228350492" calcext:value-type="float">
            <text:p>0.0304770228350492</text:p>
          </table:table-cell>
          <table:table-cell office:value-type="float" office:value="0.796793893129771" calcext:value-type="float">
            <text:p>0.796793893129771</text:p>
          </table:table-cell>
          <table:table-cell office:value-type="float" office:value="0.0294765896180139" calcext:value-type="float">
            <text:p>0.0294765896180139</text:p>
          </table:table-cell>
          <table:table-cell office:value-type="float" office:value="0.797557251908397" calcext:value-type="float">
            <text:p>0.797557251908397</text:p>
          </table:table-cell>
          <table:table-cell office:value-type="float" office:value="0.0292715992945511" calcext:value-type="float">
            <text:p>0.0292715992945511</text:p>
          </table:table-cell>
          <table:table-cell office:value-type="float" office:value="0.788373458602466" calcext:value-type="float">
            <text:p>0.788373458602466</text:p>
          </table:table-cell>
          <table:table-cell office:value-type="float" office:value="0.0291467432965145" calcext:value-type="float">
            <text:p>0.0291467432965145</text:p>
          </table:table-cell>
          <table:table-cell office:value-type="float" office:value="0.79904873752202" calcext:value-type="float">
            <text:p>0.79904873752202</text:p>
          </table:table-cell>
          <table:table-cell office:value-type="float" office:value="0.0293406056172034" calcext:value-type="float">
            <text:p>0.0293406056172034</text:p>
          </table:table-cell>
          <table:table-cell office:value-type="float" office:value="0.789911920140928" calcext:value-type="float">
            <text:p>0.789911920140928</text:p>
          </table:table-cell>
          <table:table-cell office:value-type="float" office:value="0.0237006388876707" calcext:value-type="float">
            <text:p>0.0237006388876707</text:p>
          </table:table-cell>
          <table:table-cell office:value-type="float" office:value="0.792947739283617" calcext:value-type="float">
            <text:p>0.792947739283617</text:p>
          </table:table-cell>
          <table:table-cell office:value-type="float" office:value="0.0288791379163996" calcext:value-type="float">
            <text:p>0.0288791379163996</text:p>
          </table:table-cell>
          <table:table-cell office:value-type="float" office:value="0.796007046388726" calcext:value-type="float">
            <text:p>0.796007046388726</text:p>
          </table:table-cell>
          <table:table-cell office:value-type="float" office:value="0.0359554685470629" calcext:value-type="float">
            <text:p>0.0359554685470629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315792138937625" calcext:value-type="float">
            <text:p>0.0315792138937625</text:p>
          </table:table-cell>
          <table:table-cell office:value-type="float" office:value="0.781503229594833" calcext:value-type="float">
            <text:p>0.781503229594833</text:p>
          </table:table-cell>
          <table:table-cell office:value-type="float" office:value="0.026819638119941" calcext:value-type="float">
            <text:p>0.026819638119941</text:p>
          </table:table-cell>
          <table:table-cell office:value-type="float" office:value="0.792178508514386" calcext:value-type="float">
            <text:p>0.792178508514386</text:p>
          </table:table-cell>
          <table:table-cell office:value-type="float" office:value="0.0339499338180645" calcext:value-type="float">
            <text:p>0.0339499338180645</text:p>
          </table:table-cell>
          <table:table-cell office:value-type="float" office:value="0.796001174398121" calcext:value-type="float">
            <text:p>0.796001174398121</text:p>
          </table:table-cell>
          <table:table-cell office:value-type="float" office:value="0.0301289829478984" calcext:value-type="float">
            <text:p>0.0301289829478984</text:p>
          </table:table-cell>
          <table:table-cell office:value-type="float" office:value="0.789119201409278" calcext:value-type="float">
            <text:p>0.789119201409278</text:p>
          </table:table-cell>
          <table:table-cell office:value-type="float" office:value="0.0289226392570871" calcext:value-type="float">
            <text:p>0.0289226392570871</text:p>
          </table:table-cell>
          <table:table-cell office:value-type="float" office:value="0.796007046388726" calcext:value-type="float">
            <text:p>0.796007046388726</text:p>
          </table:table-cell>
          <table:table-cell office:value-type="float" office:value="0.0271289072798" calcext:value-type="float">
            <text:p>0.0271289072798</text:p>
          </table:table-cell>
          <table:table-cell office:value-type="float" office:value="0.794474456840869" calcext:value-type="float">
            <text:p>0.794474456840869</text:p>
          </table:table-cell>
          <table:table-cell office:value-type="float" office:value="0.0347872200443322" calcext:value-type="float">
            <text:p>0.03478722004433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itanic</text:p>
          </table:table-cell>
          <table:table-cell office:value-type="float" office:value="0.80443922489724" calcext:value-type="float">
            <text:p>0.80443922489724</text:p>
          </table:table-cell>
          <table:table-cell office:value-type="float" office:value="0.0402196561118378" calcext:value-type="float">
            <text:p>0.0402196561118378</text:p>
          </table:table-cell>
          <table:table-cell office:value-type="float" office:value="0.768496770405167" calcext:value-type="float">
            <text:p>0.768496770405167</text:p>
          </table:table-cell>
          <table:table-cell office:value-type="float" office:value="0.032255961413497" calcext:value-type="float">
            <text:p>0.032255961413497</text:p>
          </table:table-cell>
          <table:table-cell office:value-type="float" office:value="0.789148561362302" calcext:value-type="float">
            <text:p>0.789148561362302</text:p>
          </table:table-cell>
          <table:table-cell office:value-type="float" office:value="0.0277124890070227" calcext:value-type="float">
            <text:p>0.0277124890070227</text:p>
          </table:table-cell>
          <table:table-cell office:value-type="float" office:value="0.79525543159131" calcext:value-type="float">
            <text:p>0.79525543159131</text:p>
          </table:table-cell>
          <table:table-cell office:value-type="float" office:value="0.0350885579694614" calcext:value-type="float">
            <text:p>0.0350885579694614</text:p>
          </table:table-cell>
          <table:table-cell office:value-type="float" office:value="0.796776277157957" calcext:value-type="float">
            <text:p>0.796776277157957</text:p>
          </table:table-cell>
          <table:table-cell office:value-type="float" office:value="0.029838938167812" calcext:value-type="float">
            <text:p>0.029838938167812</text:p>
          </table:table-cell>
          <table:table-cell office:value-type="float" office:value="0.794468584850264" calcext:value-type="float">
            <text:p>0.794468584850264</text:p>
          </table:table-cell>
          <table:table-cell office:value-type="float" office:value="0.031726647744671" calcext:value-type="float">
            <text:p>0.031726647744671</text:p>
          </table:table-cell>
          <table:table-cell office:value-type="float" office:value="0.789130945390487" calcext:value-type="float">
            <text:p>0.789130945390487</text:p>
          </table:table-cell>
          <table:table-cell office:value-type="float" office:value="0.0296819873914254" calcext:value-type="float">
            <text:p>0.0296819873914254</text:p>
          </table:table-cell>
          <table:table-cell office:value-type="float" office:value="0.793711098062243" calcext:value-type="float">
            <text:p>0.793711098062243</text:p>
          </table:table-cell>
          <table:table-cell office:value-type="float" office:value="0.0325817875586018" calcext:value-type="float">
            <text:p>0.0325817875586018</text:p>
          </table:table-cell>
          <table:table-cell office:value-type="float" office:value="0.785314151497358" calcext:value-type="float">
            <text:p>0.785314151497358</text:p>
          </table:table-cell>
          <table:table-cell office:value-type="float" office:value="0.0272079381506983" calcext:value-type="float">
            <text:p>0.0272079381506983</text:p>
          </table:table-cell>
          <table:table-cell office:value-type="float" office:value="0.789130945390487" calcext:value-type="float">
            <text:p>0.789130945390487</text:p>
          </table:table-cell>
          <table:table-cell office:value-type="float" office:value="0.0285705107383223" calcext:value-type="float">
            <text:p>0.0285705107383223</text:p>
          </table:table-cell>
          <table:table-cell office:value-type="float" office:value="0.789900176159718" calcext:value-type="float">
            <text:p>0.789900176159718</text:p>
          </table:table-cell>
          <table:table-cell office:value-type="float" office:value="0.0271325787487096" calcext:value-type="float">
            <text:p>0.0271325787487096</text:p>
          </table:table-cell>
          <table:table-cell office:value-type="float" office:value="0.792941867293012" calcext:value-type="float">
            <text:p>0.792941867293012</text:p>
          </table:table-cell>
          <table:table-cell office:value-type="float" office:value="0.0300391179716713" calcext:value-type="float">
            <text:p>0.0300391179716713</text:p>
          </table:table-cell>
          <table:table-cell office:value-type="float" office:value="0.797522019964768" calcext:value-type="float">
            <text:p>0.797522019964768</text:p>
          </table:table-cell>
          <table:table-cell office:value-type="float" office:value="0.0342579288289791" calcext:value-type="float">
            <text:p>0.0342579288289791</text:p>
          </table:table-cell>
          <table:table-cell office:value-type="float" office:value="0.789882560187904" calcext:value-type="float">
            <text:p>0.789882560187904</text:p>
          </table:table-cell>
          <table:table-cell office:value-type="float" office:value="0.0306771788648214" calcext:value-type="float">
            <text:p>0.0306771788648214</text:p>
          </table:table-cell>
          <table:table-cell office:value-type="float" office:value="0.792959483264827" calcext:value-type="float">
            <text:p>0.792959483264827</text:p>
          </table:table-cell>
          <table:table-cell office:value-type="float" office:value="0.029651407165289" calcext:value-type="float">
            <text:p>0.029651407165289</text:p>
          </table:table-cell>
          <table:table-cell office:value-type="float" office:value="0.789876688197299" calcext:value-type="float">
            <text:p>0.789876688197299</text:p>
          </table:table-cell>
          <table:table-cell office:value-type="float" office:value="0.035801224892993" calcext:value-type="float">
            <text:p>0.0358012248929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itanic</text:p>
          </table:table-cell>
          <table:table-cell office:value-type="float" office:value="0.803675866118614" calcext:value-type="float">
            <text:p>0.803675866118614</text:p>
          </table:table-cell>
          <table:table-cell office:value-type="float" office:value="0.0364767816903717" calcext:value-type="float">
            <text:p>0.0364767816903717</text:p>
          </table:table-cell>
          <table:table-cell office:value-type="float" office:value="0.767733411626541" calcext:value-type="float">
            <text:p>0.767733411626541</text:p>
          </table:table-cell>
          <table:table-cell office:value-type="float" office:value="0.0291170384244708" calcext:value-type="float">
            <text:p>0.0291170384244708</text:p>
          </table:table-cell>
          <table:table-cell office:value-type="float" office:value="0.792201996476806" calcext:value-type="float">
            <text:p>0.792201996476806</text:p>
          </table:table-cell>
          <table:table-cell office:value-type="float" office:value="0.0329795304745635" calcext:value-type="float">
            <text:p>0.0329795304745635</text:p>
          </table:table-cell>
          <table:table-cell office:value-type="float" office:value="0.796776277157957" calcext:value-type="float">
            <text:p>0.796776277157957</text:p>
          </table:table-cell>
          <table:table-cell office:value-type="float" office:value="0.0350291728077393" calcext:value-type="float">
            <text:p>0.0350291728077393</text:p>
          </table:table-cell>
          <table:table-cell office:value-type="float" office:value="0.796007046388726" calcext:value-type="float">
            <text:p>0.796007046388726</text:p>
          </table:table-cell>
          <table:table-cell office:value-type="float" office:value="0.0289753632737506" calcext:value-type="float">
            <text:p>0.0289753632737506</text:p>
          </table:table-cell>
          <table:table-cell office:value-type="float" office:value="0.794480328831474" calcext:value-type="float">
            <text:p>0.794480328831474</text:p>
          </table:table-cell>
          <table:table-cell office:value-type="float" office:value="0.0276849809845357" calcext:value-type="float">
            <text:p>0.0276849809845357</text:p>
          </table:table-cell>
          <table:table-cell office:value-type="float" office:value="0.794474456840869" calcext:value-type="float">
            <text:p>0.794474456840869</text:p>
          </table:table-cell>
          <table:table-cell office:value-type="float" office:value="0.0304182017076248" calcext:value-type="float">
            <text:p>0.0304182017076248</text:p>
          </table:table-cell>
          <table:table-cell office:value-type="float" office:value="0.796001174398121" calcext:value-type="float">
            <text:p>0.796001174398121</text:p>
          </table:table-cell>
          <table:table-cell office:value-type="float" office:value="0.0337763565743387" calcext:value-type="float">
            <text:p>0.0337763565743387</text:p>
          </table:table-cell>
          <table:table-cell office:value-type="float" office:value="0.792953611274222" calcext:value-type="float">
            <text:p>0.792953611274222</text:p>
          </table:table-cell>
          <table:table-cell office:value-type="float" office:value="0.0279071634597375" calcext:value-type="float">
            <text:p>0.0279071634597375</text:p>
          </table:table-cell>
          <table:table-cell office:value-type="float" office:value="0.790657662947739" calcext:value-type="float">
            <text:p>0.790657662947739</text:p>
          </table:table-cell>
          <table:table-cell office:value-type="float" office:value="0.0303395077499807" calcext:value-type="float">
            <text:p>0.0303395077499807</text:p>
          </table:table-cell>
          <table:table-cell office:value-type="float" office:value="0.788367586611861" calcext:value-type="float">
            <text:p>0.788367586611861</text:p>
          </table:table-cell>
          <table:table-cell office:value-type="float" office:value="0.0292039497343465" calcext:value-type="float">
            <text:p>0.0292039497343465</text:p>
          </table:table-cell>
          <table:table-cell office:value-type="float" office:value="0.791403405754551" calcext:value-type="float">
            <text:p>0.791403405754551</text:p>
          </table:table-cell>
          <table:table-cell office:value-type="float" office:value="0.0350430901130008" calcext:value-type="float">
            <text:p>0.0350430901130008</text:p>
          </table:table-cell>
          <table:table-cell office:value-type="float" office:value="0.792953611274222" calcext:value-type="float">
            <text:p>0.792953611274222</text:p>
          </table:table-cell>
          <table:table-cell office:value-type="float" office:value="0.0281382129976255" calcext:value-type="float">
            <text:p>0.0281382129976255</text:p>
          </table:table-cell>
          <table:table-cell office:value-type="float" office:value="0.791421021726365" calcext:value-type="float">
            <text:p>0.791421021726365</text:p>
          </table:table-cell>
          <table:table-cell office:value-type="float" office:value="0.0273954699441685" calcext:value-type="float">
            <text:p>0.0273954699441685</text:p>
          </table:table-cell>
          <table:table-cell office:value-type="float" office:value="0.794486200822079" calcext:value-type="float">
            <text:p>0.794486200822079</text:p>
          </table:table-cell>
          <table:table-cell office:value-type="float" office:value="0.028774757161404" calcext:value-type="float">
            <text:p>0.028774757161404</text:p>
          </table:table-cell>
          <table:table-cell office:value-type="float" office:value="0.795226071638285" calcext:value-type="float">
            <text:p>0.795226071638285</text:p>
          </table:table-cell>
          <table:table-cell office:value-type="float" office:value="0.0353319306067539" calcext:value-type="float">
            <text:p>0.035331930606753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itanic</text:p>
          </table:table-cell>
          <table:table-cell office:value-type="float" office:value="0.80443922489724" calcext:value-type="float">
            <text:p>0.80443922489724</text:p>
          </table:table-cell>
          <table:table-cell office:value-type="float" office:value="0.0363288837722304" calcext:value-type="float">
            <text:p>0.0363288837722304</text:p>
          </table:table-cell>
          <table:table-cell office:value-type="float" office:value="0.770029359953024" calcext:value-type="float">
            <text:p>0.770029359953024</text:p>
          </table:table-cell>
          <table:table-cell office:value-type="float" office:value="0.0291236421985491" calcext:value-type="float">
            <text:p>0.0291236421985491</text:p>
          </table:table-cell>
          <table:table-cell office:value-type="float" office:value="0.789911920140928" calcext:value-type="float">
            <text:p>0.789911920140928</text:p>
          </table:table-cell>
          <table:table-cell office:value-type="float" office:value="0.0320607795227754" calcext:value-type="float">
            <text:p>0.0320607795227754</text:p>
          </table:table-cell>
          <table:table-cell office:value-type="float" office:value="0.797545507927187" calcext:value-type="float">
            <text:p>0.797545507927187</text:p>
          </table:table-cell>
          <table:table-cell office:value-type="float" office:value="0.0360917868716556" calcext:value-type="float">
            <text:p>0.0360917868716556</text:p>
          </table:table-cell>
          <table:table-cell office:value-type="float" office:value="0.798302994715209" calcext:value-type="float">
            <text:p>0.798302994715209</text:p>
          </table:table-cell>
          <table:table-cell office:value-type="float" office:value="0.0285174405782858" calcext:value-type="float">
            <text:p>0.0285174405782858</text:p>
          </table:table-cell>
          <table:table-cell office:value-type="float" office:value="0.795249559600705" calcext:value-type="float">
            <text:p>0.795249559600705</text:p>
          </table:table-cell>
          <table:table-cell office:value-type="float" office:value="0.0267631170307777" calcext:value-type="float">
            <text:p>0.0267631170307777</text:p>
          </table:table-cell>
          <table:table-cell office:value-type="float" office:value="0.793716970052848" calcext:value-type="float">
            <text:p>0.793716970052848</text:p>
          </table:table-cell>
          <table:table-cell office:value-type="float" office:value="0.0284978808010623" calcext:value-type="float">
            <text:p>0.0284978808010623</text:p>
          </table:table-cell>
          <table:table-cell office:value-type="float" office:value="0.796007046388726" calcext:value-type="float">
            <text:p>0.796007046388726</text:p>
          </table:table-cell>
          <table:table-cell office:value-type="float" office:value="0.0294188747831775" calcext:value-type="float">
            <text:p>0.0294188747831775</text:p>
          </table:table-cell>
          <table:table-cell office:value-type="float" office:value="0.791432765707575" calcext:value-type="float">
            <text:p>0.791432765707575</text:p>
          </table:table-cell>
          <table:table-cell office:value-type="float" office:value="0.0272755554314856" calcext:value-type="float">
            <text:p>0.0272755554314856</text:p>
          </table:table-cell>
          <table:table-cell office:value-type="float" office:value="0.79064591896653" calcext:value-type="float">
            <text:p>0.79064591896653</text:p>
          </table:table-cell>
          <table:table-cell office:value-type="float" office:value="0.0319134157074625" calcext:value-type="float">
            <text:p>0.0319134157074625</text:p>
          </table:table-cell>
          <table:table-cell office:value-type="float" office:value="0.788367586611861" calcext:value-type="float">
            <text:p>0.788367586611861</text:p>
          </table:table-cell>
          <table:table-cell office:value-type="float" office:value="0.0283032444564456" calcext:value-type="float">
            <text:p>0.0283032444564456</text:p>
          </table:table-cell>
          <table:table-cell office:value-type="float" office:value="0.792166764533177" calcext:value-type="float">
            <text:p>0.792166764533177</text:p>
          </table:table-cell>
          <table:table-cell office:value-type="float" office:value="0.0364515238315921" calcext:value-type="float">
            <text:p>0.0364515238315921</text:p>
          </table:table-cell>
          <table:table-cell office:value-type="float" office:value="0.794474456840869" calcext:value-type="float">
            <text:p>0.794474456840869</text:p>
          </table:table-cell>
          <table:table-cell office:value-type="float" office:value="0.0275122997370226" calcext:value-type="float">
            <text:p>0.0275122997370226</text:p>
          </table:table-cell>
          <table:table-cell office:value-type="float" office:value="0.791421021726365" calcext:value-type="float">
            <text:p>0.791421021726365</text:p>
          </table:table-cell>
          <table:table-cell office:value-type="float" office:value="0.0283250561656417" calcext:value-type="float">
            <text:p>0.0283250561656417</text:p>
          </table:table-cell>
          <table:table-cell office:value-type="float" office:value="0.792201996476806" calcext:value-type="float">
            <text:p>0.792201996476806</text:p>
          </table:table-cell>
          <table:table-cell office:value-type="float" office:value="0.0298899741611502" calcext:value-type="float">
            <text:p>0.0298899741611502</text:p>
          </table:table-cell>
          <table:table-cell office:value-type="float" office:value="0.792941867293012" calcext:value-type="float">
            <text:p>0.792941867293012</text:p>
          </table:table-cell>
          <table:table-cell office:value-type="float" office:value="0.0348300273968523" calcext:value-type="float">
            <text:p>0.034830027396852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itanic</text:p>
          </table:table-cell>
          <table:table-cell office:value-type="float" office:value="0.803216676453318" calcext:value-type="float">
            <text:p>0.803216676453318</text:p>
          </table:table-cell>
          <table:table-cell office:value-type="float" office:value="0.0393540563205371" calcext:value-type="float">
            <text:p>0.0393540563205371</text:p>
          </table:table-cell>
          <table:table-cell office:value-type="float" office:value="0.765900176159718" calcext:value-type="float">
            <text:p>0.765900176159718</text:p>
          </table:table-cell>
          <table:table-cell office:value-type="float" office:value="0.031097777242919" calcext:value-type="float">
            <text:p>0.031097777242919</text:p>
          </table:table-cell>
          <table:table-cell office:value-type="float" office:value="0.790070463887258" calcext:value-type="float">
            <text:p>0.790070463887258</text:p>
          </table:table-cell>
          <table:table-cell office:value-type="float" office:value="0.0316642211931488" calcext:value-type="float">
            <text:p>0.0316642211931488</text:p>
          </table:table-cell>
          <table:table-cell office:value-type="float" office:value="0.79495126247798" calcext:value-type="float">
            <text:p>0.79495126247798</text:p>
          </table:table-cell>
          <table:table-cell office:value-type="float" office:value="0.0320231024391639" calcext:value-type="float">
            <text:p>0.0320231024391639</text:p>
          </table:table-cell>
          <table:table-cell office:value-type="float" office:value="0.792501467997651" calcext:value-type="float">
            <text:p>0.792501467997651</text:p>
          </table:table-cell>
          <table:table-cell office:value-type="float" office:value="0.0295669636024994" calcext:value-type="float">
            <text:p>0.0295669636024994</text:p>
          </table:table-cell>
          <table:table-cell office:value-type="float" office:value="0.795692307692308" calcext:value-type="float">
            <text:p>0.795692307692308</text:p>
          </table:table-cell>
          <table:table-cell office:value-type="float" office:value="0.0308223622147884" calcext:value-type="float">
            <text:p>0.0308223622147884</text:p>
          </table:table-cell>
          <table:table-cell office:value-type="float" office:value="0.791126247798003" calcext:value-type="float">
            <text:p>0.791126247798003</text:p>
          </table:table-cell>
          <table:table-cell office:value-type="float" office:value="0.0288048814772784" calcext:value-type="float">
            <text:p>0.0288048814772784</text:p>
          </table:table-cell>
          <table:table-cell office:value-type="float" office:value="0.793404580152672" calcext:value-type="float">
            <text:p>0.793404580152672</text:p>
          </table:table-cell>
          <table:table-cell office:value-type="float" office:value="0.0308408700556193" calcext:value-type="float">
            <text:p>0.0308408700556193</text:p>
          </table:table-cell>
          <table:table-cell office:value-type="float" office:value="0.792649442160892" calcext:value-type="float">
            <text:p>0.792649442160892</text:p>
          </table:table-cell>
          <table:table-cell office:value-type="float" office:value="0.0283239800502347" calcext:value-type="float">
            <text:p>0.0283239800502347</text:p>
          </table:table-cell>
          <table:table-cell office:value-type="float" office:value="0.791115678214915" calcext:value-type="float">
            <text:p>0.791115678214915</text:p>
          </table:table-cell>
          <table:table-cell office:value-type="float" office:value="0.0309352949134163" calcext:value-type="float">
            <text:p>0.0309352949134163</text:p>
          </table:table-cell>
          <table:table-cell office:value-type="float" office:value="0.785317674691721" calcext:value-type="float">
            <text:p>0.785317674691721</text:p>
          </table:table-cell>
          <table:table-cell office:value-type="float" office:value="0.0285352562602354" calcext:value-type="float">
            <text:p>0.0285352562602354</text:p>
          </table:table-cell>
          <table:table-cell office:value-type="float" office:value="0.792485026423958" calcext:value-type="float">
            <text:p>0.792485026423958</text:p>
          </table:table-cell>
          <table:table-cell office:value-type="float" office:value="0.0329885976035122" calcext:value-type="float">
            <text:p>0.0329885976035122</text:p>
          </table:table-cell>
          <table:table-cell office:value-type="float" office:value="0.795392836171462" calcext:value-type="float">
            <text:p>0.795392836171462</text:p>
          </table:table-cell>
          <table:table-cell office:value-type="float" office:value="0.0286486097625914" calcext:value-type="float">
            <text:p>0.0286486097625914</text:p>
          </table:table-cell>
          <table:table-cell office:value-type="float" office:value="0.791267175572519" calcext:value-type="float">
            <text:p>0.791267175572519</text:p>
          </table:table-cell>
          <table:table-cell office:value-type="float" office:value="0.0287632599688048" calcext:value-type="float">
            <text:p>0.0287632599688048</text:p>
          </table:table-cell>
          <table:table-cell office:value-type="float" office:value="0.792958308866706" calcext:value-type="float">
            <text:p>0.792958308866706</text:p>
          </table:table-cell>
          <table:table-cell office:value-type="float" office:value="0.0304910202203406" calcext:value-type="float">
            <text:p>0.0304910202203406</text:p>
          </table:table-cell>
          <table:table-cell office:value-type="float" office:value="0.79293951849677" calcext:value-type="float">
            <text:p>0.79293951849677</text:p>
          </table:table-cell>
          <table:table-cell office:value-type="float" office:value="0.0353474130048376" calcext:value-type="float">
            <text:p>0.03534741300483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94492072812684" calcext:value-type="float">
            <text:p>0.794492072812684</text:p>
          </table:table-cell>
          <table:table-cell office:value-type="float" office:value="0.0220972402796763" calcext:value-type="float">
            <text:p>0.0220972402796763</text:p>
          </table:table-cell>
          <table:table-cell office:value-type="float" office:value="0.789906048150323" calcext:value-type="float">
            <text:p>0.789906048150323</text:p>
          </table:table-cell>
          <table:table-cell office:value-type="float" office:value="0.0240338861051511" calcext:value-type="float">
            <text:p>0.0240338861051511</text:p>
          </table:table-cell>
          <table:table-cell office:value-type="float" office:value="0.779976512037581" calcext:value-type="float">
            <text:p>0.779976512037581</text:p>
          </table:table-cell>
          <table:table-cell office:value-type="float" office:value="0.0264682143172532" calcext:value-type="float">
            <text:p>0.0264682143172532</text:p>
          </table:table-cell>
          <table:table-cell office:value-type="float" office:value="0.784562536699941" calcext:value-type="float">
            <text:p>0.784562536699941</text:p>
          </table:table-cell>
          <table:table-cell office:value-type="float" office:value="0.0356235650722865" calcext:value-type="float">
            <text:p>0.0356235650722865</text:p>
          </table:table-cell>
          <table:table-cell office:value-type="float" office:value="0.78302407516148" calcext:value-type="float">
            <text:p>0.78302407516148</text:p>
          </table:table-cell>
          <table:table-cell office:value-type="float" office:value="0.0240980728240992" calcext:value-type="float">
            <text:p>0.0240980728240992</text:p>
          </table:table-cell>
          <table:table-cell office:value-type="float" office:value="0.790692894891368" calcext:value-type="float">
            <text:p>0.790692894891368</text:p>
          </table:table-cell>
          <table:table-cell office:value-type="float" office:value="0.0296205729035067" calcext:value-type="float">
            <text:p>0.0296205729035067</text:p>
          </table:table-cell>
          <table:table-cell office:value-type="float" office:value="0.785320023487962" calcext:value-type="float">
            <text:p>0.785320023487962</text:p>
          </table:table-cell>
          <table:table-cell office:value-type="float" office:value="0.0230170713534765" calcext:value-type="float">
            <text:p>0.0230170713534765</text:p>
          </table:table-cell>
          <table:table-cell office:value-type="float" office:value="0.785337639459777" calcext:value-type="float">
            <text:p>0.785337639459777</text:p>
          </table:table-cell>
          <table:table-cell office:value-type="float" office:value="0.0303729725493082" calcext:value-type="float">
            <text:p>0.0303729725493082</text:p>
          </table:table-cell>
          <table:table-cell office:value-type="float" office:value="0.779970640046976" calcext:value-type="float">
            <text:p>0.779970640046976</text:p>
          </table:table-cell>
          <table:table-cell office:value-type="float" office:value="0.0295319351227772" calcext:value-type="float">
            <text:p>0.0295319351227772</text:p>
          </table:table-cell>
          <table:table-cell office:value-type="float" office:value="0.78761009982384" calcext:value-type="float">
            <text:p>0.78761009982384</text:p>
          </table:table-cell>
          <table:table-cell office:value-type="float" office:value="0.0234128930197322" calcext:value-type="float">
            <text:p>0.0234128930197322</text:p>
          </table:table-cell>
          <table:table-cell office:value-type="float" office:value="0.783018203170875" calcext:value-type="float">
            <text:p>0.783018203170875</text:p>
          </table:table-cell>
          <table:table-cell office:value-type="float" office:value="0.0303457747953425" calcext:value-type="float">
            <text:p>0.0303457747953425</text:p>
          </table:table-cell>
          <table:table-cell office:value-type="float" office:value="0.791432765707575" calcext:value-type="float">
            <text:p>0.791432765707575</text:p>
          </table:table-cell>
          <table:table-cell office:value-type="float" office:value="0.0204993772055474" calcext:value-type="float">
            <text:p>0.0204993772055474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281079813727051" calcext:value-type="float">
            <text:p>0.0281079813727051</text:p>
          </table:table-cell>
          <table:table-cell office:value-type="float" office:value="0.788391074574281" calcext:value-type="float">
            <text:p>0.788391074574281</text:p>
          </table:table-cell>
          <table:table-cell office:value-type="float" office:value="0.0317656788217319" calcext:value-type="float">
            <text:p>0.0317656788217319</text:p>
          </table:table-cell>
          <table:table-cell office:value-type="float" office:value="0.783775689958896" calcext:value-type="float">
            <text:p>0.783775689958896</text:p>
          </table:table-cell>
          <table:table-cell office:value-type="float" office:value="0.0367456939313887" calcext:value-type="float">
            <text:p>0.0367456939313887</text:p>
          </table:table-cell>
          <table:table-cell office:value-type="float" office:value="0.786077510275984" calcext:value-type="float">
            <text:p>0.786077510275984</text:p>
          </table:table-cell>
          <table:table-cell office:value-type="float" office:value="0.0232489708847745" calcext:value-type="float">
            <text:p>0.02324897088477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6089254257193" calcext:value-type="float">
            <text:p>0.786089254257193</text:p>
          </table:table-cell>
          <table:table-cell office:value-type="float" office:value="0.021961357382039" calcext:value-type="float">
            <text:p>0.021961357382039</text:p>
          </table:table-cell>
          <table:table-cell office:value-type="float" office:value="0.787604227833235" calcext:value-type="float">
            <text:p>0.787604227833235</text:p>
          </table:table-cell>
          <table:table-cell office:value-type="float" office:value="0.0289201541691229" calcext:value-type="float">
            <text:p>0.0289201541691229</text:p>
          </table:table-cell>
          <table:table-cell office:value-type="float" office:value="0.79142689371697" calcext:value-type="float">
            <text:p>0.79142689371697</text:p>
          </table:table-cell>
          <table:table-cell office:value-type="float" office:value="0.0256220429704216" calcext:value-type="float">
            <text:p>0.0256220429704216</text:p>
          </table:table-cell>
          <table:table-cell office:value-type="float" office:value="0.789125073399883" calcext:value-type="float">
            <text:p>0.789125073399883</text:p>
          </table:table-cell>
          <table:table-cell office:value-type="float" office:value="0.0334313465282591" calcext:value-type="float">
            <text:p>0.0334313465282591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292370468499211" calcext:value-type="float">
            <text:p>0.0292370468499211</text:p>
          </table:table-cell>
          <table:table-cell office:value-type="float" office:value="0.789148561362302" calcext:value-type="float">
            <text:p>0.789148561362302</text:p>
          </table:table-cell>
          <table:table-cell office:value-type="float" office:value="0.0244875823359182" calcext:value-type="float">
            <text:p>0.0244875823359182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257865428958509" calcext:value-type="float">
            <text:p>0.0257865428958509</text:p>
          </table:table-cell>
          <table:table-cell office:value-type="float" office:value="0.788391074574281" calcext:value-type="float">
            <text:p>0.788391074574281</text:p>
          </table:table-cell>
          <table:table-cell office:value-type="float" office:value="0.0305182371872632" calcext:value-type="float">
            <text:p>0.0305182371872632</text:p>
          </table:table-cell>
          <table:table-cell office:value-type="float" office:value="0.792201996476806" calcext:value-type="float">
            <text:p>0.792201996476806</text:p>
          </table:table-cell>
          <table:table-cell office:value-type="float" office:value="0.029232905780311" calcext:value-type="float">
            <text:p>0.029232905780311</text:p>
          </table:table-cell>
          <table:table-cell office:value-type="float" office:value="0.786089254257193" calcext:value-type="float">
            <text:p>0.786089254257193</text:p>
          </table:table-cell>
          <table:table-cell office:value-type="float" office:value="0.0244713003954163" calcext:value-type="float">
            <text:p>0.0244713003954163</text:p>
          </table:table-cell>
          <table:table-cell office:value-type="float" office:value="0.785314151497358" calcext:value-type="float">
            <text:p>0.785314151497358</text:p>
          </table:table-cell>
          <table:table-cell office:value-type="float" office:value="0.0294917697285957" calcext:value-type="float">
            <text:p>0.0294917697285957</text:p>
          </table:table-cell>
          <table:table-cell office:value-type="float" office:value="0.793722842043453" calcext:value-type="float">
            <text:p>0.793722842043453</text:p>
          </table:table-cell>
          <table:table-cell office:value-type="float" office:value="0.0260658545560036" calcext:value-type="float">
            <text:p>0.0260658545560036</text:p>
          </table:table-cell>
          <table:table-cell office:value-type="float" office:value="0.785325895478567" calcext:value-type="float">
            <text:p>0.785325895478567</text:p>
          </table:table-cell>
          <table:table-cell office:value-type="float" office:value="0.0313035354684887" calcext:value-type="float">
            <text:p>0.0313035354684887</text:p>
          </table:table-cell>
          <table:table-cell office:value-type="float" office:value="0.795249559600705" calcext:value-type="float">
            <text:p>0.795249559600705</text:p>
          </table:table-cell>
          <table:table-cell office:value-type="float" office:value="0.0242233740401872" calcext:value-type="float">
            <text:p>0.0242233740401872</text:p>
          </table:table-cell>
          <table:table-cell office:value-type="float" office:value="0.789894304169113" calcext:value-type="float">
            <text:p>0.789894304169113</text:p>
          </table:table-cell>
          <table:table-cell office:value-type="float" office:value="0.0254733189526912" calcext:value-type="float">
            <text:p>0.0254733189526912</text:p>
          </table:table-cell>
          <table:table-cell office:value-type="float" office:value="0.791421021726365" calcext:value-type="float">
            <text:p>0.791421021726365</text:p>
          </table:table-cell>
          <table:table-cell office:value-type="float" office:value="0.0233093037253835" calcext:value-type="float">
            <text:p>0.02330930372538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4556664709336" calcext:value-type="float">
            <text:p>0.784556664709336</text:p>
          </table:table-cell>
          <table:table-cell office:value-type="float" office:value="0.0225415276413576" calcext:value-type="float">
            <text:p>0.0225415276413576</text:p>
          </table:table-cell>
          <table:table-cell office:value-type="float" office:value="0.78302407516148" calcext:value-type="float">
            <text:p>0.78302407516148</text:p>
          </table:table-cell>
          <table:table-cell office:value-type="float" office:value="0.0266497597953129" calcext:value-type="float">
            <text:p>0.0266497597953129</text:p>
          </table:table-cell>
          <table:table-cell office:value-type="float" office:value="0.788379330593071" calcext:value-type="float">
            <text:p>0.788379330593071</text:p>
          </table:table-cell>
          <table:table-cell office:value-type="float" office:value="0.0316509971160272" calcext:value-type="float">
            <text:p>0.0316509971160272</text:p>
          </table:table-cell>
          <table:table-cell office:value-type="float" office:value="0.797539635936583" calcext:value-type="float">
            <text:p>0.797539635936583</text:p>
          </table:table-cell>
          <table:table-cell office:value-type="float" office:value="0.0276008329341208" calcext:value-type="float">
            <text:p>0.0276008329341208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32655364073727" calcext:value-type="float">
            <text:p>0.032655364073727</text:p>
          </table:table-cell>
          <table:table-cell office:value-type="float" office:value="0.787604227833235" calcext:value-type="float">
            <text:p>0.787604227833235</text:p>
          </table:table-cell>
          <table:table-cell office:value-type="float" office:value="0.0275441421572439" calcext:value-type="float">
            <text:p>0.0275441421572439</text:p>
          </table:table-cell>
          <table:table-cell office:value-type="float" office:value="0.780733998825602" calcext:value-type="float">
            <text:p>0.780733998825602</text:p>
          </table:table-cell>
          <table:table-cell office:value-type="float" office:value="0.0312933757101231" calcext:value-type="float">
            <text:p>0.0312933757101231</text:p>
          </table:table-cell>
          <table:table-cell office:value-type="float" office:value="0.788379330593071" calcext:value-type="float">
            <text:p>0.788379330593071</text:p>
          </table:table-cell>
          <table:table-cell office:value-type="float" office:value="0.031854903496479" calcext:value-type="float">
            <text:p>0.031854903496479</text:p>
          </table:table-cell>
          <table:table-cell office:value-type="float" office:value="0.790663534938344" calcext:value-type="float">
            <text:p>0.790663534938344</text:p>
          </table:table-cell>
          <table:table-cell office:value-type="float" office:value="0.0307085709367342" calcext:value-type="float">
            <text:p>0.0307085709367342</text:p>
          </table:table-cell>
          <table:table-cell office:value-type="float" office:value="0.787615971814445" calcext:value-type="float">
            <text:p>0.787615971814445</text:p>
          </table:table-cell>
          <table:table-cell office:value-type="float" office:value="0.0241636745795451" calcext:value-type="float">
            <text:p>0.0241636745795451</text:p>
          </table:table-cell>
          <table:table-cell office:value-type="float" office:value="0.784550792718732" calcext:value-type="float">
            <text:p>0.784550792718732</text:p>
          </table:table-cell>
          <table:table-cell office:value-type="float" office:value="0.0328812418474994" calcext:value-type="float">
            <text:p>0.0328812418474994</text:p>
          </table:table-cell>
          <table:table-cell office:value-type="float" office:value="0.789136817381092" calcext:value-type="float">
            <text:p>0.789136817381092</text:p>
          </table:table-cell>
          <table:table-cell office:value-type="float" office:value="0.0313251727192892" calcext:value-type="float">
            <text:p>0.0313251727192892</text:p>
          </table:table-cell>
          <table:table-cell office:value-type="float" office:value="0.786089254257193" calcext:value-type="float">
            <text:p>0.786089254257193</text:p>
          </table:table-cell>
          <table:table-cell office:value-type="float" office:value="0.0307973134865021" calcext:value-type="float">
            <text:p>0.0307973134865021</text:p>
          </table:table-cell>
          <table:table-cell office:value-type="float" office:value="0.792959483264827" calcext:value-type="float">
            <text:p>0.792959483264827</text:p>
          </table:table-cell>
          <table:table-cell office:value-type="float" office:value="0.0261718755902844" calcext:value-type="float">
            <text:p>0.0261718755902844</text:p>
          </table:table-cell>
          <table:table-cell office:value-type="float" office:value="0.786834997064005" calcext:value-type="float">
            <text:p>0.786834997064005</text:p>
          </table:table-cell>
          <table:table-cell office:value-type="float" office:value="0.0260703127923437" calcext:value-type="float">
            <text:p>0.0260703127923437</text:p>
          </table:table-cell>
          <table:table-cell office:value-type="float" office:value="0.793716970052848" calcext:value-type="float">
            <text:p>0.793716970052848</text:p>
          </table:table-cell>
          <table:table-cell office:value-type="float" office:value="0.0251165203305384" calcext:value-type="float">
            <text:p>0.02511652033053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91444509688785" calcext:value-type="float">
            <text:p>0.791444509688785</text:p>
          </table:table-cell>
          <table:table-cell office:value-type="float" office:value="0.0292359887051724" calcext:value-type="float">
            <text:p>0.0292359887051724</text:p>
          </table:table-cell>
          <table:table-cell office:value-type="float" office:value="0.788379330593071" calcext:value-type="float">
            <text:p>0.788379330593071</text:p>
          </table:table-cell>
          <table:table-cell office:value-type="float" office:value="0.0284173669341535" calcext:value-type="float">
            <text:p>0.0284173669341535</text:p>
          </table:table-cell>
          <table:table-cell office:value-type="float" office:value="0.786852613035819" calcext:value-type="float">
            <text:p>0.786852613035819</text:p>
          </table:table-cell>
          <table:table-cell office:value-type="float" office:value="0.0311053019698674" calcext:value-type="float">
            <text:p>0.0311053019698674</text:p>
          </table:table-cell>
          <table:table-cell office:value-type="float" office:value="0.794486200822079" calcext:value-type="float">
            <text:p>0.794486200822079</text:p>
          </table:table-cell>
          <table:table-cell office:value-type="float" office:value="0.0300945543194304" calcext:value-type="float">
            <text:p>0.0300945543194304</text:p>
          </table:table-cell>
          <table:table-cell office:value-type="float" office:value="0.789148561362302" calcext:value-type="float">
            <text:p>0.789148561362302</text:p>
          </table:table-cell>
          <table:table-cell office:value-type="float" office:value="0.0334307047773082" calcext:value-type="float">
            <text:p>0.0334307047773082</text:p>
          </table:table-cell>
          <table:table-cell office:value-type="float" office:value="0.793722842043453" calcext:value-type="float">
            <text:p>0.793722842043453</text:p>
          </table:table-cell>
          <table:table-cell office:value-type="float" office:value="0.0284415428035651" calcext:value-type="float">
            <text:p>0.0284415428035651</text:p>
          </table:table-cell>
          <table:table-cell office:value-type="float" office:value="0.786858485026424" calcext:value-type="float">
            <text:p>0.786858485026424</text:p>
          </table:table-cell>
          <table:table-cell office:value-type="float" office:value="0.0308491856760727" calcext:value-type="float">
            <text:p>0.0308491856760727</text:p>
          </table:table-cell>
          <table:table-cell office:value-type="float" office:value="0.788385202583676" calcext:value-type="float">
            <text:p>0.788385202583676</text:p>
          </table:table-cell>
          <table:table-cell office:value-type="float" office:value="0.0313990149963823" calcext:value-type="float">
            <text:p>0.0313990149963823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279551268911557" calcext:value-type="float">
            <text:p>0.0279551268911557</text:p>
          </table:table-cell>
          <table:table-cell office:value-type="float" office:value="0.789911920140928" calcext:value-type="float">
            <text:p>0.789911920140928</text:p>
          </table:table-cell>
          <table:table-cell office:value-type="float" office:value="0.0242408498272281" calcext:value-type="float">
            <text:p>0.0242408498272281</text:p>
          </table:table-cell>
          <table:table-cell office:value-type="float" office:value="0.784556664709336" calcext:value-type="float">
            <text:p>0.784556664709336</text:p>
          </table:table-cell>
          <table:table-cell office:value-type="float" office:value="0.0336107849998342" calcext:value-type="float">
            <text:p>0.0336107849998342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333734936008963" calcext:value-type="float">
            <text:p>0.0333734936008963</text:p>
          </table:table-cell>
          <table:table-cell office:value-type="float" office:value="0.785325895478567" calcext:value-type="float">
            <text:p>0.785325895478567</text:p>
          </table:table-cell>
          <table:table-cell office:value-type="float" office:value="0.0273280932899609" calcext:value-type="float">
            <text:p>0.0273280932899609</text:p>
          </table:table-cell>
          <table:table-cell office:value-type="float" office:value="0.796018790369935" calcext:value-type="float">
            <text:p>0.796018790369935</text:p>
          </table:table-cell>
          <table:table-cell office:value-type="float" office:value="0.02628410683569" calcext:value-type="float">
            <text:p>0.02628410683569</text:p>
          </table:table-cell>
          <table:table-cell office:value-type="float" office:value="0.783787433940106" calcext:value-type="float">
            <text:p>0.783787433940106</text:p>
          </table:table-cell>
          <table:table-cell office:value-type="float" office:value="0.0268612240364393" calcext:value-type="float">
            <text:p>0.0268612240364393</text:p>
          </table:table-cell>
          <table:table-cell office:value-type="float" office:value="0.794492072812684" calcext:value-type="float">
            <text:p>0.794492072812684</text:p>
          </table:table-cell>
          <table:table-cell office:value-type="float" office:value="0.0245933192749335" calcext:value-type="float">
            <text:p>0.024593319274933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9917792131533" calcext:value-type="float">
            <text:p>0.789917792131533</text:p>
          </table:table-cell>
          <table:table-cell office:value-type="float" office:value="0.0247135405531606" calcext:value-type="float">
            <text:p>0.0247135405531606</text:p>
          </table:table-cell>
          <table:table-cell office:value-type="float" office:value="0.790663534938344" calcext:value-type="float">
            <text:p>0.790663534938344</text:p>
          </table:table-cell>
          <table:table-cell office:value-type="float" office:value="0.0302839530496595" calcext:value-type="float">
            <text:p>0.0302839530496595</text:p>
          </table:table-cell>
          <table:table-cell office:value-type="float" office:value="0.785320023487962" calcext:value-type="float">
            <text:p>0.785320023487962</text:p>
          </table:table-cell>
          <table:table-cell office:value-type="float" office:value="0.0280850625834377" calcext:value-type="float">
            <text:p>0.0280850625834377</text:p>
          </table:table-cell>
          <table:table-cell office:value-type="float" office:value="0.792959483264827" calcext:value-type="float">
            <text:p>0.792959483264827</text:p>
          </table:table-cell>
          <table:table-cell office:value-type="float" office:value="0.0302994013451659" calcext:value-type="float">
            <text:p>0.0302994013451659</text:p>
          </table:table-cell>
          <table:table-cell office:value-type="float" office:value="0.789906048150323" calcext:value-type="float">
            <text:p>0.789906048150323</text:p>
          </table:table-cell>
          <table:table-cell office:value-type="float" office:value="0.0291472486912777" calcext:value-type="float">
            <text:p>0.0291472486912777</text:p>
          </table:table-cell>
          <table:table-cell office:value-type="float" office:value="0.792959483264827" calcext:value-type="float">
            <text:p>0.792959483264827</text:p>
          </table:table-cell>
          <table:table-cell office:value-type="float" office:value="0.0256723305379715" calcext:value-type="float">
            <text:p>0.0256723305379715</text:p>
          </table:table-cell>
          <table:table-cell office:value-type="float" office:value="0.789148561362302" calcext:value-type="float">
            <text:p>0.789148561362302</text:p>
          </table:table-cell>
          <table:table-cell office:value-type="float" office:value="0.0332364673751033" calcext:value-type="float">
            <text:p>0.0332364673751033</text:p>
          </table:table-cell>
          <table:table-cell office:value-type="float" office:value="0.786852613035819" calcext:value-type="float">
            <text:p>0.786852613035819</text:p>
          </table:table-cell>
          <table:table-cell office:value-type="float" office:value="0.0323300999167032" calcext:value-type="float">
            <text:p>0.0323300999167032</text:p>
          </table:table-cell>
          <table:table-cell office:value-type="float" office:value="0.792201996476806" calcext:value-type="float">
            <text:p>0.792201996476806</text:p>
          </table:table-cell>
          <table:table-cell office:value-type="float" office:value="0.0311625753964848" calcext:value-type="float">
            <text:p>0.0311625753964848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255342228428501" calcext:value-type="float">
            <text:p>0.0255342228428501</text:p>
          </table:table-cell>
          <table:table-cell office:value-type="float" office:value="0.785320023487962" calcext:value-type="float">
            <text:p>0.785320023487962</text:p>
          </table:table-cell>
          <table:table-cell office:value-type="float" office:value="0.0329636721548719" calcext:value-type="float">
            <text:p>0.0329636721548719</text:p>
          </table:table-cell>
          <table:table-cell office:value-type="float" office:value="0.78761009982384" calcext:value-type="float">
            <text:p>0.78761009982384</text:p>
          </table:table-cell>
          <table:table-cell office:value-type="float" office:value="0.0301785154178902" calcext:value-type="float">
            <text:p>0.0301785154178902</text:p>
          </table:table-cell>
          <table:table-cell office:value-type="float" office:value="0.788385202583676" calcext:value-type="float">
            <text:p>0.788385202583676</text:p>
          </table:table-cell>
          <table:table-cell office:value-type="float" office:value="0.0292644077239016" calcext:value-type="float">
            <text:p>0.0292644077239016</text:p>
          </table:table-cell>
          <table:table-cell office:value-type="float" office:value="0.79143863769818" calcext:value-type="float">
            <text:p>0.79143863769818</text:p>
          </table:table-cell>
          <table:table-cell office:value-type="float" office:value="0.0279253583299025" calcext:value-type="float">
            <text:p>0.0279253583299025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271709694991442" calcext:value-type="float">
            <text:p>0.0271709694991442</text:p>
          </table:table-cell>
          <table:table-cell office:value-type="float" office:value="0.789142689371697" calcext:value-type="float">
            <text:p>0.789142689371697</text:p>
          </table:table-cell>
          <table:table-cell office:value-type="float" office:value="0.027057022199479" calcext:value-type="float">
            <text:p>0.0270570221994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9300058719906" calcext:value-type="float">
            <text:p>0.789300058719906</text:p>
          </table:table-cell>
          <table:table-cell office:value-type="float" office:value="0.0241099309122812" calcext:value-type="float">
            <text:p>0.0241099309122812</text:p>
          </table:table-cell>
          <table:table-cell office:value-type="float" office:value="0.787915443335291" calcext:value-type="float">
            <text:p>0.787915443335291</text:p>
          </table:table-cell>
          <table:table-cell office:value-type="float" office:value="0.02766102401068" calcext:value-type="float">
            <text:p>0.02766102401068</text:p>
          </table:table-cell>
          <table:table-cell office:value-type="float" office:value="0.786391074574281" calcext:value-type="float">
            <text:p>0.786391074574281</text:p>
          </table:table-cell>
          <table:table-cell office:value-type="float" office:value="0.0285863237914014" calcext:value-type="float">
            <text:p>0.0285863237914014</text:p>
          </table:table-cell>
          <table:table-cell office:value-type="float" office:value="0.791734586024662" calcext:value-type="float">
            <text:p>0.791734586024662</text:p>
          </table:table-cell>
          <table:table-cell office:value-type="float" office:value="0.0314099400398525" calcext:value-type="float">
            <text:p>0.0314099400398525</text:p>
          </table:table-cell>
          <table:table-cell office:value-type="float" office:value="0.787765120375807" calcext:value-type="float">
            <text:p>0.787765120375807</text:p>
          </table:table-cell>
          <table:table-cell office:value-type="float" office:value="0.0297136874432666" calcext:value-type="float">
            <text:p>0.0297136874432666</text:p>
          </table:table-cell>
          <table:table-cell office:value-type="float" office:value="0.790825601879037" calcext:value-type="float">
            <text:p>0.790825601879037</text:p>
          </table:table-cell>
          <table:table-cell office:value-type="float" office:value="0.0271532341476411" calcext:value-type="float">
            <text:p>0.0271532341476411</text:p>
          </table:table-cell>
          <table:table-cell office:value-type="float" office:value="0.786547269524369" calcext:value-type="float">
            <text:p>0.786547269524369</text:p>
          </table:table-cell>
          <table:table-cell office:value-type="float" office:value="0.0288365286021253" calcext:value-type="float">
            <text:p>0.0288365286021253</text:p>
          </table:table-cell>
          <table:table-cell office:value-type="float" office:value="0.787469172049325" calcext:value-type="float">
            <text:p>0.787469172049325</text:p>
          </table:table-cell>
          <table:table-cell office:value-type="float" office:value="0.0312950456292272" calcext:value-type="float">
            <text:p>0.0312950456292272</text:p>
          </table:table-cell>
          <table:table-cell office:value-type="float" office:value="0.789142689371697" calcext:value-type="float">
            <text:p>0.789142689371697</text:p>
          </table:table-cell>
          <table:table-cell office:value-type="float" office:value="0.0297182228254926" calcext:value-type="float">
            <text:p>0.0297182228254926</text:p>
          </table:table-cell>
          <table:table-cell office:value-type="float" office:value="0.788380504991192" calcext:value-type="float">
            <text:p>0.788380504991192</text:p>
          </table:table-cell>
          <table:table-cell office:value-type="float" office:value="0.0243645881329544" calcext:value-type="float">
            <text:p>0.0243645881329544</text:p>
          </table:table-cell>
          <table:table-cell office:value-type="float" office:value="0.784551967116853" calcext:value-type="float">
            <text:p>0.784551967116853</text:p>
          </table:table-cell>
          <table:table-cell office:value-type="float" office:value="0.0318586487052287" calcext:value-type="float">
            <text:p>0.0318586487052287</text:p>
          </table:table-cell>
          <table:table-cell office:value-type="float" office:value="0.789594832648268" calcext:value-type="float">
            <text:p>0.789594832648268</text:p>
          </table:table-cell>
          <table:table-cell office:value-type="float" office:value="0.0282884826999253" calcext:value-type="float">
            <text:p>0.0282884826999253</text:p>
          </table:table-cell>
          <table:table-cell office:value-type="float" office:value="0.786239577216676" calcext:value-type="float">
            <text:p>0.786239577216676</text:p>
          </table:table-cell>
          <table:table-cell office:value-type="float" office:value="0.0293602662683117" calcext:value-type="float">
            <text:p>0.0293602662683117</text:p>
          </table:table-cell>
          <table:table-cell office:value-type="float" office:value="0.792811509101585" calcext:value-type="float">
            <text:p>0.792811509101585</text:p>
          </table:table-cell>
          <table:table-cell office:value-type="float" office:value="0.0272740787235592" calcext:value-type="float">
            <text:p>0.0272740787235592</text:p>
          </table:table-cell>
          <table:table-cell office:value-type="float" office:value="0.7860728126835" calcext:value-type="float">
            <text:p>0.7860728126835</text:p>
          </table:table-cell>
          <table:table-cell office:value-type="float" office:value="0.0284643038424014" calcext:value-type="float">
            <text:p>0.0284643038424014</text:p>
          </table:table-cell>
          <table:table-cell office:value-type="float" office:value="0.790970052847915" calcext:value-type="float">
            <text:p>0.790970052847915</text:p>
          </table:table-cell>
          <table:table-cell office:value-type="float" office:value="0.0246650272830218" calcext:value-type="float">
            <text:p>0.02466502728302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0.803225806451613" calcext:value-type="float">
            <text:p>0.803225806451613</text:p>
          </table:table-cell>
          <table:table-cell office:value-type="float" office:value="0.05365580623602" calcext:value-type="float">
            <text:p>0.05365580623602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892537891159016" calcext:value-type="float">
            <text:p>0.0892537891159016</text:p>
          </table:table-cell>
          <table:table-cell office:value-type="float" office:value="0.803225806451613" calcext:value-type="float">
            <text:p>0.803225806451613</text:p>
          </table:table-cell>
          <table:table-cell office:value-type="float" office:value="0.0687667826035246" calcext:value-type="float">
            <text:p>0.0687667826035246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6637118005166" calcext:value-type="float">
            <text:p>0.0663711800516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10044783898125" calcext:value-type="float">
            <text:p>0.0510044783898125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16758296761289" calcext:value-type="float">
            <text:p>0.0616758296761289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59342353408855" calcext:value-type="float">
            <text:p>0.0659342353408855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16758296761289" calcext:value-type="float">
            <text:p>0.0616758296761289</text:p>
          </table:table-cell>
          <table:table-cell office:value-type="float" office:value="0.803225806451613" calcext:value-type="float">
            <text:p>0.803225806451613</text:p>
          </table:table-cell>
          <table:table-cell office:value-type="float" office:value="0.0687667826035246" calcext:value-type="float">
            <text:p>0.068766782603524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717293766888512" calcext:value-type="float">
            <text:p>0.0717293766888512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505490721442716" calcext:value-type="float">
            <text:p>0.050549072144271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44047769491334" calcext:value-type="float">
            <text:p>0.0544047769491334</text:p>
          </table:table-cell>
          <table:table-cell office:value-type="float" office:value="0.809677419354839" calcext:value-type="float">
            <text:p>0.809677419354839</text:p>
          </table:table-cell>
          <table:table-cell office:value-type="float" office:value="0.0536558062360199" calcext:value-type="float">
            <text:p>0.0536558062360199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403763082914378" calcext:value-type="float">
            <text:p>0.04037630829143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86848663340721" calcext:value-type="float">
            <text:p>0.048684866334072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3638252336619" calcext:value-type="float">
            <text:p>0.073638252336619</text:p>
          </table:table-cell>
          <table:table-cell office:value-type="float" office:value="0.806451612903226" calcext:value-type="float">
            <text:p>0.806451612903226</text:p>
          </table:table-cell>
          <table:table-cell office:value-type="float" office:value="0.0588948986564694" calcext:value-type="float">
            <text:p>0.058894898656469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89929751584739" calcext:value-type="float">
            <text:p>0.058992975158473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73028498687063" calcext:value-type="float">
            <text:p>0.057302849868706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92862311917858" calcext:value-type="float">
            <text:p>0.0592862311917858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70643704495168" calcext:value-type="float">
            <text:p>0.067064370449516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5659775941342" calcext:value-type="float">
            <text:p>0.048565977594134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64900023078008" calcext:value-type="float">
            <text:p>0.056490002307800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680909255870432" calcext:value-type="float">
            <text:p>0.068090925587043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787226030869812" calcext:value-type="float">
            <text:p>0.078722603086981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16758296761289" calcext:value-type="float">
            <text:p>0.0616758296761289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06451612903226" calcext:value-type="float">
            <text:p>0.806451612903226</text:p>
          </table:table-cell>
          <table:table-cell office:value-type="float" office:value="0.0608263897794879" calcext:value-type="float">
            <text:p>0.060826389779487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89929751584739" calcext:value-type="float">
            <text:p>0.05899297515847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05490721442716" calcext:value-type="float">
            <text:p>0.0505490721442716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53176023590857" calcext:value-type="float">
            <text:p>0.0653176023590857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700164326713965" calcext:value-type="float">
            <text:p>0.0700164326713965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73028498687063" calcext:value-type="float">
            <text:p>0.0573028498687063</text:p>
          </table:table-cell>
          <table:table-cell office:value-type="float" office:value="0.806451612903226" calcext:value-type="float">
            <text:p>0.806451612903226</text:p>
          </table:table-cell>
          <table:table-cell office:value-type="float" office:value="0.0526771987695307" calcext:value-type="float">
            <text:p>0.0526771987695307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82075521966879" calcext:value-type="float">
            <text:p>0.0482075521966879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53176023590857" calcext:value-type="float">
            <text:p>0.0653176023590857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53528502203602" calcext:value-type="float">
            <text:p>0.0553528502203602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82075521966879" calcext:value-type="float">
            <text:p>0.048207552196687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08910088868784" calcext:value-type="float">
            <text:p>0.050891008886878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73028498687063" calcext:value-type="float">
            <text:p>0.057302849868706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93836613827272" calcext:value-type="float">
            <text:p>0.059383661382727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64900023078008" calcext:value-type="float">
            <text:p>0.056490002307800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35228193021158" calcext:value-type="float">
            <text:p>0.0635228193021158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86848663340721" calcext:value-type="float">
            <text:p>0.04868486633407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05490721442716" calcext:value-type="float">
            <text:p>0.050549072144271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93527548240735" calcext:value-type="float">
            <text:p>0.0693527548240735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61205374067775" calcext:value-type="float">
            <text:p>0.061205374067775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527868288543379" calcext:value-type="float">
            <text:p>0.0527868288543379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73028498687063" calcext:value-type="float">
            <text:p>0.0573028498687063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76650869787194" calcext:value-type="float">
            <text:p>0.0676650869787194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08263897794879" calcext:value-type="float">
            <text:p>0.060826389779487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93836613827272" calcext:value-type="float">
            <text:p>0.0593836613827272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49335044062142" calcext:value-type="float">
            <text:p>0.0549335044062142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46056726270959" calcext:value-type="float">
            <text:p>0.0646056726270959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88948986564694" calcext:value-type="float">
            <text:p>0.0588948986564694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74036465162973" calcext:value-type="float">
            <text:p>0.057403646516297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1299754037588" calcext:value-type="float">
            <text:p>0.06129975403758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70643704495168" calcext:value-type="float">
            <text:p>0.067064370449516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85009484246685" calcext:value-type="float">
            <text:p>0.058500948424668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82075521966879" calcext:value-type="float">
            <text:p>0.048207552196687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31143614418428" calcext:value-type="float">
            <text:p>0.053114361441842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637118005166" calcext:value-type="float">
            <text:p>0.06637118005166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92862311917859" calcext:value-type="float">
            <text:p>0.0592862311917859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52483121663016" calcext:value-type="float">
            <text:p>0.055248312166301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73028498687063" calcext:value-type="float">
            <text:p>0.0573028498687063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04450293443234" calcext:value-type="float">
            <text:p>0.060445029344323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2236377640822" calcext:value-type="float">
            <text:p>0.052236377640822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27868288543379" calcext:value-type="float">
            <text:p>0.052786828854337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31143614418428" calcext:value-type="float">
            <text:p>0.053114361441842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30661432198502" calcext:value-type="float">
            <text:p>0.063066143219850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99739786607408" calcext:value-type="float">
            <text:p>0.049973978660740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69993904546175" calcext:value-type="float">
            <text:p>0.0569993904546175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85009484246685" calcext:value-type="float">
            <text:p>0.0585009484246685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70643704495168" calcext:value-type="float">
            <text:p>0.067064370449516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1205374067775" calcext:value-type="float">
            <text:p>0.061205374067775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91575460243546" calcext:value-type="float">
            <text:p>0.049157546024354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0.820645161290323" calcext:value-type="float">
            <text:p>0.820645161290323</text:p>
          </table:table-cell>
          <table:table-cell office:value-type="float" office:value="0.0513106356600956" calcext:value-type="float">
            <text:p>0.0513106356600956</text:p>
          </table:table-cell>
          <table:table-cell office:value-type="float" office:value="0.834838709677419" calcext:value-type="float">
            <text:p>0.834838709677419</text:p>
          </table:table-cell>
          <table:table-cell office:value-type="float" office:value="0.072786715737468" calcext:value-type="float">
            <text:p>0.072786715737468</text:p>
          </table:table-cell>
          <table:table-cell office:value-type="float" office:value="0.813548387096774" calcext:value-type="float">
            <text:p>0.813548387096774</text:p>
          </table:table-cell>
          <table:table-cell office:value-type="float" office:value="0.0636339438381903" calcext:value-type="float">
            <text:p>0.0636339438381903</text:p>
          </table:table-cell>
          <table:table-cell office:value-type="float" office:value="0.820645161290323" calcext:value-type="float">
            <text:p>0.820645161290323</text:p>
          </table:table-cell>
          <table:table-cell office:value-type="float" office:value="0.0578409055785948" calcext:value-type="float">
            <text:p>0.0578409055785948</text:p>
          </table:table-cell>
          <table:table-cell office:value-type="float" office:value="0.818709677419355" calcext:value-type="float">
            <text:p>0.818709677419355</text:p>
          </table:table-cell>
          <table:table-cell office:value-type="float" office:value="0.0581913856854619" calcext:value-type="float">
            <text:p>0.0581913856854619</text:p>
          </table:table-cell>
          <table:table-cell office:value-type="float" office:value="0.828387096774194" calcext:value-type="float">
            <text:p>0.828387096774194</text:p>
          </table:table-cell>
          <table:table-cell office:value-type="float" office:value="0.0573216756202658" calcext:value-type="float">
            <text:p>0.0573216756202658</text:p>
          </table:table-cell>
          <table:table-cell office:value-type="float" office:value="0.839354838709678" calcext:value-type="float">
            <text:p>0.839354838709678</text:p>
          </table:table-cell>
          <table:table-cell office:value-type="float" office:value="0.0614241139810083" calcext:value-type="float">
            <text:p>0.0614241139810083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56404710678489" calcext:value-type="float">
            <text:p>0.056404710678489</text:p>
          </table:table-cell>
          <table:table-cell office:value-type="float" office:value="0.827096774193548" calcext:value-type="float">
            <text:p>0.827096774193548</text:p>
          </table:table-cell>
          <table:table-cell office:value-type="float" office:value="0.05552379643954" calcext:value-type="float">
            <text:p>0.0555237964395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16148155819749" calcext:value-type="float">
            <text:p>0.0616148155819749</text:p>
          </table:table-cell>
          <table:table-cell office:value-type="float" office:value="0.823225806451613" calcext:value-type="float">
            <text:p>0.823225806451613</text:p>
          </table:table-cell>
          <table:table-cell office:value-type="float" office:value="0.0593235188789313" calcext:value-type="float">
            <text:p>0.0593235188789313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644315733230907" calcext:value-type="float">
            <text:p>0.0644315733230907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82818531330768" calcext:value-type="float">
            <text:p>0.0582818531330768</text:p>
          </table:table-cell>
          <table:table-cell office:value-type="float" office:value="0.836774193548387" calcext:value-type="float">
            <text:p>0.836774193548387</text:p>
          </table:table-cell>
          <table:table-cell office:value-type="float" office:value="0.0605657191328844" calcext:value-type="float">
            <text:p>0.0605657191328844</text:p>
          </table:table-cell>
          <table:table-cell office:value-type="float" office:value="0.821935483870968" calcext:value-type="float">
            <text:p>0.821935483870968</text:p>
          </table:table-cell>
          <table:table-cell office:value-type="float" office:value="0.0595422675620134" calcext:value-type="float">
            <text:p>0.0595422675620134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490838496010053" calcext:value-type="float">
            <text:p>0.04908384960100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80059711864167" calcext:value-type="float">
            <text:p>0.0680059711864167</text:p>
          </table:table-cell>
          <table:table-cell office:value-type="float" office:value="0.796774193548387" calcext:value-type="float">
            <text:p>0.796774193548387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805375626282752" calcext:value-type="float">
            <text:p>0.080537562628275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23285021341481" calcext:value-type="float">
            <text:p>0.0623285021341481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676650869787194" calcext:value-type="float">
            <text:p>0.0676650869787194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46763774120368" calcext:value-type="float">
            <text:p>0.034676377412036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67142321795138" calcext:value-type="float">
            <text:p>0.076714232179513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76650869787194" calcext:value-type="float">
            <text:p>0.067665086978719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45743693952675" calcext:value-type="float">
            <text:p>0.0745743693952675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726105075962758" calcext:value-type="float">
            <text:p>0.072610507596275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82068668643792" calcext:value-type="float">
            <text:p>0.078206866864379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849394307876623" calcext:value-type="float">
            <text:p>0.084939430787662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5659775941342" calcext:value-type="float">
            <text:p>0.0485659775941342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73028498687063" calcext:value-type="float">
            <text:p>0.057302849868706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62490605754979" calcext:value-type="float">
            <text:p>0.046249060575497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57690429242577" calcext:value-type="float">
            <text:p>0.05576904292425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61205374067775" calcext:value-type="float">
            <text:p>0.061205374067775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71000318362233" calcext:value-type="float">
            <text:p>0.07100031836223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61238937409187" calcext:value-type="float">
            <text:p>0.0461238937409187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64156704903984" calcext:value-type="float">
            <text:p>0.06415670490398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04450293443234" calcext:value-type="float">
            <text:p>0.060445029344323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30075062226578" calcext:value-type="float">
            <text:p>0.073007506222657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04280554572594" calcext:value-type="float">
            <text:p>0.070428055457259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889293467876788" calcext:value-type="float">
            <text:p>0.088929346787678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83451551917019" calcext:value-type="float">
            <text:p>0.068345155191701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30661432198502" calcext:value-type="float">
            <text:p>0.063066143219850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59342353408855" calcext:value-type="float">
            <text:p>0.0659342353408855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53528502203602" calcext:value-type="float">
            <text:p>0.055352850220360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04345780626175" calcext:value-type="float">
            <text:p>0.050434578062617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97682933226164" calcext:value-type="float">
            <text:p>0.069768293322616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85009484246685" calcext:value-type="float">
            <text:p>0.0585009484246685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93836613827272" calcext:value-type="float">
            <text:p>0.059383661382727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764122064707091" calcext:value-type="float">
            <text:p>0.0764122064707091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564900023078008" calcext:value-type="float">
            <text:p>0.0564900023078008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4516129032258" calcext:value-type="float">
            <text:p>0.06451612903225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30661432198502" calcext:value-type="float">
            <text:p>0.0630661432198502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49335044062142" calcext:value-type="float">
            <text:p>0.05493350440621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70643704495168" calcext:value-type="float">
            <text:p>0.067064370449516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16758296761289" calcext:value-type="float">
            <text:p>0.061675829676128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35228193021158" calcext:value-type="float">
            <text:p>0.0635228193021158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4516129032258" calcext:value-type="float">
            <text:p>0.06451612903225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08910088868784" calcext:value-type="float">
            <text:p>0.050891008886878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2328502134148" calcext:value-type="float">
            <text:p>0.06232850213414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80909255870432" calcext:value-type="float">
            <text:p>0.068090925587043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92862311917859" calcext:value-type="float">
            <text:p>0.059286231191785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27868288543379" calcext:value-type="float">
            <text:p>0.052786828854337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14062697457375" calcext:value-type="float">
            <text:p>0.0714062697457375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08910088868784" calcext:value-type="float">
            <text:p>0.050891008886878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26771987695307" calcext:value-type="float">
            <text:p>0.05267719876953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04450293443234" calcext:value-type="float">
            <text:p>0.060445029344323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87667826035246" calcext:value-type="float">
            <text:p>0.068766782603524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49626127612611" calcext:value-type="float">
            <text:p>0.0649626127612611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70643704495168" calcext:value-type="float">
            <text:p>0.0670643704495168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6249060575498" calcext:value-type="float">
            <text:p>0.04624906057549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46056726270959" calcext:value-type="float">
            <text:p>0.064605672627095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69993904546175" calcext:value-type="float">
            <text:p>0.0569993904546175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49626127612611" calcext:value-type="float">
            <text:p>0.064962612761261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27868288543379" calcext:value-type="float">
            <text:p>0.0527868288543379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64156704903984" calcext:value-type="float">
            <text:p>0.06415670490398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5659775941342" calcext:value-type="float">
            <text:p>0.048565977594134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73028498687063" calcext:value-type="float">
            <text:p>0.057302849868706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82075521966879" calcext:value-type="float">
            <text:p>0.04820755219668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0645161290322" calcext:value-type="float">
            <text:p>0.840645161290322</text:p>
          </table:table-cell>
          <table:table-cell office:value-type="float" office:value="0.0626184481017743" calcext:value-type="float">
            <text:p>0.0626184481017743</text:p>
          </table:table-cell>
          <table:table-cell office:value-type="float" office:value="0.823225806451613" calcext:value-type="float">
            <text:p>0.823225806451613</text:p>
          </table:table-cell>
          <table:table-cell office:value-type="float" office:value="0.0626981400208238" calcext:value-type="float">
            <text:p>0.0626981400208238</text:p>
          </table:table-cell>
          <table:table-cell office:value-type="float" office:value="0.832903225806452" calcext:value-type="float">
            <text:p>0.832903225806452</text:p>
          </table:table-cell>
          <table:table-cell office:value-type="float" office:value="0.0691915096789541" calcext:value-type="float">
            <text:p>0.0691915096789541</text:p>
          </table:table-cell>
          <table:table-cell office:value-type="float" office:value="0.834838709677419" calcext:value-type="float">
            <text:p>0.834838709677419</text:p>
          </table:table-cell>
          <table:table-cell office:value-type="float" office:value="0.0595675941730592" calcext:value-type="float">
            <text:p>0.0595675941730592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6862942313088" calcext:value-type="float">
            <text:p>0.056862942313088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569507977978118" calcext:value-type="float">
            <text:p>0.0569507977978118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684916039709059" calcext:value-type="float">
            <text:p>0.0684916039709059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594351660004783" calcext:value-type="float">
            <text:p>0.0594351660004783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678104798338907" calcext:value-type="float">
            <text:p>0.0678104798338907</text:p>
          </table:table-cell>
          <table:table-cell office:value-type="float" office:value="0.833548387096774" calcext:value-type="float">
            <text:p>0.833548387096774</text:p>
          </table:table-cell>
          <table:table-cell office:value-type="float" office:value="0.0650318551656008" calcext:value-type="float">
            <text:p>0.0650318551656008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601938522928473" calcext:value-type="float">
            <text:p>0.0601938522928473</text:p>
          </table:table-cell>
          <table:table-cell office:value-type="float" office:value="0.823225806451613" calcext:value-type="float">
            <text:p>0.823225806451613</text:p>
          </table:table-cell>
          <table:table-cell office:value-type="float" office:value="0.0771687917391543" calcext:value-type="float">
            <text:p>0.0771687917391543</text:p>
          </table:table-cell>
          <table:table-cell office:value-type="float" office:value="0.833548387096774" calcext:value-type="float">
            <text:p>0.833548387096774</text:p>
          </table:table-cell>
          <table:table-cell office:value-type="float" office:value="0.0587993507833485" calcext:value-type="float">
            <text:p>0.058799350783348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62095518804275" calcext:value-type="float">
            <text:p>0.0562095518804275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84949480397112" calcext:value-type="float">
            <text:p>0.0584949480397112</text:p>
          </table:table-cell>
          <table:table-cell office:value-type="float" office:value="0.834193548387097" calcext:value-type="float">
            <text:p>0.834193548387097</text:p>
          </table:table-cell>
          <table:table-cell office:value-type="float" office:value="0.0548571411536291" calcext:value-type="float">
            <text:p>0.05485714115362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office:value-type="float" office:value="0.943765664160401" calcext:value-type="float">
            <text:p>0.943765664160401</text:p>
          </table:table-cell>
          <table:table-cell office:value-type="float" office:value="0.0338884495764604" calcext:value-type="float">
            <text:p>0.0338884495764604</text:p>
          </table:table-cell>
          <table:table-cell office:value-type="float" office:value="0.950814536340852" calcext:value-type="float">
            <text:p>0.950814536340852</text:p>
          </table:table-cell>
          <table:table-cell office:value-type="float" office:value="0.0348647913822036" calcext:value-type="float">
            <text:p>0.0348647913822036</text:p>
          </table:table-cell>
          <table:table-cell office:value-type="float" office:value="0.957769423558897" calcext:value-type="float">
            <text:p>0.957769423558897</text:p>
          </table:table-cell>
          <table:table-cell office:value-type="float" office:value="0.0312923770412338" calcext:value-type="float">
            <text:p>0.0312923770412338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64563294795547" calcext:value-type="float">
            <text:p>0.0264563294795547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343217764517776" calcext:value-type="float">
            <text:p>0.0343217764517776</text:p>
          </table:table-cell>
          <table:table-cell office:value-type="float" office:value="0.947274436090225" calcext:value-type="float">
            <text:p>0.947274436090225</text:p>
          </table:table-cell>
          <table:table-cell office:value-type="float" office:value="0.0274309420507468" calcext:value-type="float">
            <text:p>0.0274309420507468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76450810042362" calcext:value-type="float">
            <text:p>0.0276450810042362</text:p>
          </table:table-cell>
          <table:table-cell office:value-type="float" office:value="0.956015037593985" calcext:value-type="float">
            <text:p>0.956015037593985</text:p>
          </table:table-cell>
          <table:table-cell office:value-type="float" office:value="0.0191460215967929" calcext:value-type="float">
            <text:p>0.0191460215967929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07220259032952" calcext:value-type="float">
            <text:p>0.020722025903295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64563294795548" calcext:value-type="float">
            <text:p>0.0264563294795548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64563294795548" calcext:value-type="float">
            <text:p>0.0264563294795548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67980575278806" calcext:value-type="float">
            <text:p>0.0267980575278806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182023564980638" calcext:value-type="float">
            <text:p>0.0182023564980638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23114201963622" calcext:value-type="float">
            <text:p>0.0223114201963622</text:p>
          </table:table-cell>
          <table:table-cell office:value-type="float" office:value="0.954260651629073" calcext:value-type="float">
            <text:p>0.954260651629073</text:p>
          </table:table-cell>
          <table:table-cell office:value-type="float" office:value="0.0207619567992241" calcext:value-type="float">
            <text:p>0.0207619567992241</text:p>
          </table:table-cell>
          <table:table-cell office:value-type="float" office:value="0.948997493734336" calcext:value-type="float">
            <text:p>0.948997493734336</text:p>
          </table:table-cell>
          <table:table-cell office:value-type="float" office:value="0.0268380500535217" calcext:value-type="float">
            <text:p>0.02683805005352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office:value-type="float" office:value="0.95078320802005" calcext:value-type="float">
            <text:p>0.95078320802005</text:p>
          </table:table-cell>
          <table:table-cell office:value-type="float" office:value="0.0307359939843512" calcext:value-type="float">
            <text:p>0.0307359939843512</text:p>
          </table:table-cell>
          <table:table-cell office:value-type="float" office:value="0.96484962406015" calcext:value-type="float">
            <text:p>0.96484962406015</text:p>
          </table:table-cell>
          <table:table-cell office:value-type="float" office:value="0.0248115553991201" calcext:value-type="float">
            <text:p>0.0248115553991201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77188470750961" calcext:value-type="float">
            <text:p>0.0277188470750961</text:p>
          </table:table-cell>
          <table:table-cell office:value-type="float" office:value="0.95250626566416" calcext:value-type="float">
            <text:p>0.95250626566416</text:p>
          </table:table-cell>
          <table:table-cell office:value-type="float" office:value="0.0263419662675752" calcext:value-type="float">
            <text:p>0.026341966267575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49328518615797" calcext:value-type="float">
            <text:p>0.0249328518615797</text:p>
          </table:table-cell>
          <table:table-cell office:value-type="float" office:value="0.954260651629073" calcext:value-type="float">
            <text:p>0.954260651629073</text:p>
          </table:table-cell>
          <table:table-cell office:value-type="float" office:value="0.0301635317167184" calcext:value-type="float">
            <text:p>0.0301635317167184</text:p>
          </table:table-cell>
          <table:table-cell office:value-type="float" office:value="0.956015037593985" calcext:value-type="float">
            <text:p>0.956015037593985</text:p>
          </table:table-cell>
          <table:table-cell office:value-type="float" office:value="0.0253013556465277" calcext:value-type="float">
            <text:p>0.0253013556465277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22428871463519" calcext:value-type="float">
            <text:p>0.0222428871463519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04072477572569" calcext:value-type="float">
            <text:p>0.0204072477572569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34718847124378" calcext:value-type="float">
            <text:p>0.0234718847124378</text:p>
          </table:table-cell>
          <table:table-cell office:value-type="float" office:value="0.957769423558897" calcext:value-type="float">
            <text:p>0.957769423558897</text:p>
          </table:table-cell>
          <table:table-cell office:value-type="float" office:value="0.0265635917436539" calcext:value-type="float">
            <text:p>0.0265635917436539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67980575278805" calcext:value-type="float">
            <text:p>0.0267980575278805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63790331530361" calcext:value-type="float">
            <text:p>0.0263790331530361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  <table:table-cell office:value-type="float" office:value="0.959555137844611" calcext:value-type="float">
            <text:p>0.959555137844611</text:p>
          </table:table-cell>
          <table:table-cell office:value-type="float" office:value="0.0204072477572569" calcext:value-type="float">
            <text:p>0.0204072477572569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67309711888356" calcext:value-type="float">
            <text:p>0.02673097118883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264424761191755" calcext:value-type="float">
            <text:p>0.0264424761191755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67309711888356" calcext:value-type="float">
            <text:p>0.0267309711888356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77738712776209" calcext:value-type="float">
            <text:p>0.0277738712776209</text:p>
          </table:table-cell>
          <table:table-cell office:value-type="float" office:value="0.956015037593985" calcext:value-type="float">
            <text:p>0.956015037593985</text:p>
          </table:table-cell>
          <table:table-cell office:value-type="float" office:value="0.0266187097958162" calcext:value-type="float">
            <text:p>0.026618709795816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04072477572569" calcext:value-type="float">
            <text:p>0.0204072477572569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59482436841422" calcext:value-type="float">
            <text:p>0.025948243684142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72343251051579" calcext:value-type="float">
            <text:p>0.0272343251051579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59482436841422" calcext:value-type="float">
            <text:p>0.025948243684142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51304646970356" calcext:value-type="float">
            <text:p>0.0251304646970356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06482182031172" calcext:value-type="float">
            <text:p>0.0206482182031172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185940321347619" calcext:value-type="float">
            <text:p>0.0185940321347619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77188470750961" calcext:value-type="float">
            <text:p>0.0277188470750961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67309711888356" calcext:value-type="float">
            <text:p>0.0267309711888356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64563294795548" calcext:value-type="float">
            <text:p>0.0264563294795548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9555137844611" calcext:value-type="float">
            <text:p>0.959555137844611</text:p>
          </table:table-cell>
          <table:table-cell office:value-type="float" office:value="0.0275398135294175" calcext:value-type="float">
            <text:p>0.0275398135294175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10842935072622" calcext:value-type="float">
            <text:p>0.021084293507262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49328518615797" calcext:value-type="float">
            <text:p>0.0249328518615797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72343251051579" calcext:value-type="float">
            <text:p>0.0272343251051579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37306372069346" calcext:value-type="float">
            <text:p>0.0237306372069346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10842935072622" calcext:value-type="float">
            <text:p>0.021084293507262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10842935072622" calcext:value-type="float">
            <text:p>0.021084293507262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office:value-type="float" office:value="0.95250626566416" calcext:value-type="float">
            <text:p>0.95250626566416</text:p>
          </table:table-cell>
          <table:table-cell office:value-type="float" office:value="0.0299848382981713" calcext:value-type="float">
            <text:p>0.0299848382981713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245243819042095" calcext:value-type="float">
            <text:p>0.0245243819042095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64563294795548" calcext:value-type="float">
            <text:p>0.0264563294795548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51304646970356" calcext:value-type="float">
            <text:p>0.0251304646970356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35212667241727" calcext:value-type="float">
            <text:p>0.0235212667241727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35212667241727" calcext:value-type="float">
            <text:p>0.0235212667241727</text:p>
          </table:table-cell>
          <table:table-cell office:value-type="float" office:value="0.959555137844611" calcext:value-type="float">
            <text:p>0.959555137844611</text:p>
          </table:table-cell>
          <table:table-cell office:value-type="float" office:value="0.0275398135294175" calcext:value-type="float">
            <text:p>0.0275398135294175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51304646970356" calcext:value-type="float">
            <text:p>0.0251304646970356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10842935072622" calcext:value-type="float">
            <text:p>0.021084293507262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16360811924483" calcext:value-type="float">
            <text:p>0.0216360811924483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75398135294175" calcext:value-type="float">
            <text:p>0.027539813529417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office:value-type="float" office:value="0.951829573934837" calcext:value-type="float">
            <text:p>0.951829573934837</text:p>
          </table:table-cell>
          <table:table-cell office:value-type="float" office:value="0.0297541210106509" calcext:value-type="float">
            <text:p>0.0297541210106509</text:p>
          </table:table-cell>
          <table:table-cell office:value-type="float" office:value="0.960639097744361" calcext:value-type="float">
            <text:p>0.960639097744361</text:p>
          </table:table-cell>
          <table:table-cell office:value-type="float" office:value="0.0275325342126409" calcext:value-type="float">
            <text:p>0.0275325342126409</text:p>
          </table:table-cell>
          <table:table-cell office:value-type="float" office:value="0.958847117794486" calcext:value-type="float">
            <text:p>0.958847117794486</text:p>
          </table:table-cell>
          <table:table-cell office:value-type="float" office:value="0.0264163865764345" calcext:value-type="float">
            <text:p>0.0264163865764345</text:p>
          </table:table-cell>
          <table:table-cell office:value-type="float" office:value="0.957443609022556" calcext:value-type="float">
            <text:p>0.957443609022556</text:p>
          </table:table-cell>
          <table:table-cell office:value-type="float" office:value="0.0263584021209686" calcext:value-type="float">
            <text:p>0.0263584021209686</text:p>
          </table:table-cell>
          <table:table-cell office:value-type="float" office:value="0.958502506265664" calcext:value-type="float">
            <text:p>0.958502506265664</text:p>
          </table:table-cell>
          <table:table-cell office:value-type="float" office:value="0.0266317804683255" calcext:value-type="float">
            <text:p>0.0266317804683255</text:p>
          </table:table-cell>
          <table:table-cell office:value-type="float" office:value="0.954981203007519" calcext:value-type="float">
            <text:p>0.954981203007519</text:p>
          </table:table-cell>
          <table:table-cell office:value-type="float" office:value="0.0273766923579469" calcext:value-type="float">
            <text:p>0.0273766923579469</text:p>
          </table:table-cell>
          <table:table-cell office:value-type="float" office:value="0.959542606516291" calcext:value-type="float">
            <text:p>0.959542606516291</text:p>
          </table:table-cell>
          <table:table-cell office:value-type="float" office:value="0.0235918489278911" calcext:value-type="float">
            <text:p>0.0235918489278911</text:p>
          </table:table-cell>
          <table:table-cell office:value-type="float" office:value="0.958847117794486" calcext:value-type="float">
            <text:p>0.958847117794486</text:p>
          </table:table-cell>
          <table:table-cell office:value-type="float" office:value="0.0231582542026079" calcext:value-type="float">
            <text:p>0.0231582542026079</text:p>
          </table:table-cell>
          <table:table-cell office:value-type="float" office:value="0.959555137844611" calcext:value-type="float">
            <text:p>0.959555137844611</text:p>
          </table:table-cell>
          <table:table-cell office:value-type="float" office:value="0.0246275474800571" calcext:value-type="float">
            <text:p>0.0246275474800571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50132932963069" calcext:value-type="float">
            <text:p>0.0250132932963069</text:p>
          </table:table-cell>
          <table:table-cell office:value-type="float" office:value="0.958145363408521" calcext:value-type="float">
            <text:p>0.958145363408521</text:p>
          </table:table-cell>
          <table:table-cell office:value-type="float" office:value="0.0259099086612718" calcext:value-type="float">
            <text:p>0.0259099086612718</text:p>
          </table:table-cell>
          <table:table-cell office:value-type="float" office:value="0.960958646616541" calcext:value-type="float">
            <text:p>0.960958646616541</text:p>
          </table:table-cell>
          <table:table-cell office:value-type="float" office:value="0.0247882263097967" calcext:value-type="float">
            <text:p>0.0247882263097967</text:p>
          </table:table-cell>
          <table:table-cell office:value-type="float" office:value="0.960952380952381" calcext:value-type="float">
            <text:p>0.960952380952381</text:p>
          </table:table-cell>
          <table:table-cell office:value-type="float" office:value="0.0214796389737483" calcext:value-type="float">
            <text:p>0.0214796389737483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16441662667069" calcext:value-type="float">
            <text:p>0.0216441662667069</text:p>
          </table:table-cell>
          <table:table-cell office:value-type="float" office:value="0.959197994987469" calcext:value-type="float">
            <text:p>0.959197994987469</text:p>
          </table:table-cell>
          <table:table-cell office:value-type="float" office:value="0.0224757176290938" calcext:value-type="float">
            <text:p>0.0224757176290938</text:p>
          </table:table-cell>
          <table:table-cell office:value-type="float" office:value="0.958502506265664" calcext:value-type="float">
            <text:p>0.958502506265664</text:p>
          </table:table-cell>
          <table:table-cell office:value-type="float" office:value="0.0255446428116126" calcext:value-type="float">
            <text:p>0.02554464281161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35212667241727" calcext:value-type="float">
            <text:p>0.0235212667241727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300731754930965" calcext:value-type="float">
            <text:p>0.0300731754930965</text:p>
          </table:table-cell>
          <table:table-cell office:value-type="float" office:value="0.95250626566416" calcext:value-type="float">
            <text:p>0.95250626566416</text:p>
          </table:table-cell>
          <table:table-cell office:value-type="float" office:value="0.0332307368063498" calcext:value-type="float">
            <text:p>0.0332307368063498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300853570770927" calcext:value-type="float">
            <text:p>0.0300853570770927</text:p>
          </table:table-cell>
          <table:table-cell office:value-type="float" office:value="0.954260651629073" calcext:value-type="float">
            <text:p>0.954260651629073</text:p>
          </table:table-cell>
          <table:table-cell office:value-type="float" office:value="0.032351705873247" calcext:value-type="float">
            <text:p>0.032351705873247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23114201963623" calcext:value-type="float">
            <text:p>0.0223114201963623</text:p>
          </table:table-cell>
          <table:table-cell office:value-type="float" office:value="0.954323308270677" calcext:value-type="float">
            <text:p>0.954323308270677</text:p>
          </table:table-cell>
          <table:table-cell office:value-type="float" office:value="0.0221592604644916" calcext:value-type="float">
            <text:p>0.0221592604644916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05490860021014" calcext:value-type="float">
            <text:p>0.0205490860021014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215557667574112" calcext:value-type="float">
            <text:p>0.0215557667574112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37948856862235" calcext:value-type="float">
            <text:p>0.0237948856862235</text:p>
          </table:table-cell>
          <table:table-cell office:value-type="float" office:value="0.957769423558897" calcext:value-type="float">
            <text:p>0.957769423558897</text:p>
          </table:table-cell>
          <table:table-cell office:value-type="float" office:value="0.0207854745376742" calcext:value-type="float">
            <text:p>0.0207854745376742</text:p>
          </table:table-cell>
          <table:table-cell office:value-type="float" office:value="0.957832080200501" calcext:value-type="float">
            <text:p>0.957832080200501</text:p>
          </table:table-cell>
          <table:table-cell office:value-type="float" office:value="0.0205699844798945" calcext:value-type="float">
            <text:p>0.0205699844798945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51911432543711" calcext:value-type="float">
            <text:p>0.0251911432543711</text:p>
          </table:table-cell>
          <table:table-cell office:value-type="float" office:value="0.949028822055138" calcext:value-type="float">
            <text:p>0.949028822055138</text:p>
          </table:table-cell>
          <table:table-cell office:value-type="float" office:value="0.0210146645899956" calcext:value-type="float">
            <text:p>0.0210146645899956</text:p>
          </table:table-cell>
          <table:table-cell office:value-type="float" office:value="0.954229323308271" calcext:value-type="float">
            <text:p>0.954229323308271</text:p>
          </table:table-cell>
          <table:table-cell office:value-type="float" office:value="0.0253802154399343" calcext:value-type="float">
            <text:p>0.02538021543993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6541353383458" calcext:value-type="float">
            <text:p>0.966541353383458</text:p>
          </table:table-cell>
          <table:table-cell office:value-type="float" office:value="0.0269289145490977" calcext:value-type="float">
            <text:p>0.0269289145490977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49328518615797" calcext:value-type="float">
            <text:p>0.0249328518615797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54899739824464" calcext:value-type="float">
            <text:p>0.0254899739824464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19394595099114" calcext:value-type="float">
            <text:p>0.019394595099114</text:p>
          </table:table-cell>
          <table:table-cell office:value-type="float" office:value="0.966572681704261" calcext:value-type="float">
            <text:p>0.966572681704261</text:p>
          </table:table-cell>
          <table:table-cell office:value-type="float" office:value="0.0211016648375897" calcext:value-type="float">
            <text:p>0.0211016648375897</text:p>
          </table:table-cell>
          <table:table-cell office:value-type="float" office:value="0.963032581453634" calcext:value-type="float">
            <text:p>0.963032581453634</text:p>
          </table:table-cell>
          <table:table-cell office:value-type="float" office:value="0.0256084404743309" calcext:value-type="float">
            <text:p>0.0256084404743309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21508927396519" calcext:value-type="float">
            <text:p>0.0221508927396519</text:p>
          </table:table-cell>
          <table:table-cell office:value-type="float" office:value="0.959586466165413" calcext:value-type="float">
            <text:p>0.959586466165413</text:p>
          </table:table-cell>
          <table:table-cell office:value-type="float" office:value="0.0248656451914706" calcext:value-type="float">
            <text:p>0.0248656451914706</text:p>
          </table:table-cell>
          <table:table-cell office:value-type="float" office:value="0.956015037593985" calcext:value-type="float">
            <text:p>0.956015037593985</text:p>
          </table:table-cell>
          <table:table-cell office:value-type="float" office:value="0.0290749022092507" calcext:value-type="float">
            <text:p>0.0290749022092507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40364430275104" calcext:value-type="float">
            <text:p>0.0240364430275104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245243819042095" calcext:value-type="float">
            <text:p>0.0245243819042095</text:p>
          </table:table-cell>
          <table:table-cell office:value-type="float" office:value="0.963032581453634" calcext:value-type="float">
            <text:p>0.963032581453634</text:p>
          </table:table-cell>
          <table:table-cell office:value-type="float" office:value="0.0256084404743309" calcext:value-type="float">
            <text:p>0.0256084404743309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199061288767582" calcext:value-type="float">
            <text:p>0.019906128876758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186563299548508" calcext:value-type="float">
            <text:p>0.0186563299548508</text:p>
          </table:table-cell>
          <table:table-cell office:value-type="float" office:value="0.952537593984962" calcext:value-type="float">
            <text:p>0.952537593984962</text:p>
          </table:table-cell>
          <table:table-cell office:value-type="float" office:value="0.028729301948389" calcext:value-type="float">
            <text:p>0.028729301948389</text:p>
          </table:table-cell>
          <table:table-cell office:value-type="float" office:value="0.959555137844611" calcext:value-type="float">
            <text:p>0.959555137844611</text:p>
          </table:table-cell>
          <table:table-cell office:value-type="float" office:value="0.0220193749835882" calcext:value-type="float">
            <text:p>0.02201937498358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99204872373211" calcext:value-type="float">
            <text:p>0.0299204872373211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72343251051579" calcext:value-type="float">
            <text:p>0.0272343251051579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10842935072622" calcext:value-type="float">
            <text:p>0.021084293507262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64786967418546" calcext:value-type="float">
            <text:p>0.964786967418546</text:p>
          </table:table-cell>
          <table:table-cell office:value-type="float" office:value="0.0276097138790657" calcext:value-type="float">
            <text:p>0.0276097138790657</text:p>
          </table:table-cell>
          <table:table-cell office:value-type="float" office:value="0.954260651629073" calcext:value-type="float">
            <text:p>0.954260651629073</text:p>
          </table:table-cell>
          <table:table-cell office:value-type="float" office:value="0.0252240002984907" calcext:value-type="float">
            <text:p>0.0252240002984907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54194356164049" calcext:value-type="float">
            <text:p>0.0254194356164049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50490773572036" calcext:value-type="float">
            <text:p>0.0250490773572036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54194356164049" calcext:value-type="float">
            <text:p>0.0254194356164049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09989610726613" calcext:value-type="float">
            <text:p>0.0209989610726613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03503106774899" calcext:value-type="float">
            <text:p>0.0203503106774899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22428871463519" calcext:value-type="float">
            <text:p>0.0222428871463519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67980575278806" calcext:value-type="float">
            <text:p>0.0267980575278806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89263132254072" calcext:value-type="float">
            <text:p>0.028926313225407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10842935072622" calcext:value-type="float">
            <text:p>0.0210842935072622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34718847124378" calcext:value-type="float">
            <text:p>0.0234718847124378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77188470750961" calcext:value-type="float">
            <text:p>0.0277188470750961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37306372069346" calcext:value-type="float">
            <text:p>0.0237306372069346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59482436841422" calcext:value-type="float">
            <text:p>0.025948243684142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23114201963622" calcext:value-type="float">
            <text:p>0.0223114201963622</text:p>
          </table:table-cell>
          <table:table-cell office:value-type="float" office:value="0.968327067669173" calcext:value-type="float">
            <text:p>0.968327067669173</text:p>
          </table:table-cell>
          <table:table-cell office:value-type="float" office:value="0.0231944557048274" calcext:value-type="float">
            <text:p>0.0231944557048274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35212667241727" calcext:value-type="float">
            <text:p>0.0235212667241727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59482436841422" calcext:value-type="float">
            <text:p>0.025948243684142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67980575278806" calcext:value-type="float">
            <text:p>0.0267980575278806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84623536900102" calcext:value-type="float">
            <text:p>0.028462353690010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10842935072622" calcext:value-type="float">
            <text:p>0.021084293507262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51911432543712" calcext:value-type="float">
            <text:p>0.025191143254371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34718847124378" calcext:value-type="float">
            <text:p>0.0234718847124378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06482182031172" calcext:value-type="float">
            <text:p>0.020648218203117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199930711929011" calcext:value-type="float">
            <text:p>0.0199930711929011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16360811924483" calcext:value-type="float">
            <text:p>0.0216360811924483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3408521303258" calcext:value-type="float">
            <text:p>0.963408521303258</text:p>
          </table:table-cell>
          <table:table-cell office:value-type="float" office:value="0.0260541562113624" calcext:value-type="float">
            <text:p>0.0260541562113624</text:p>
          </table:table-cell>
          <table:table-cell office:value-type="float" office:value="0.958853383458647" calcext:value-type="float">
            <text:p>0.958853383458647</text:p>
          </table:table-cell>
          <table:table-cell office:value-type="float" office:value="0.0279315121942173" calcext:value-type="float">
            <text:p>0.0279315121942173</text:p>
          </table:table-cell>
          <table:table-cell office:value-type="float" office:value="0.959197994987469" calcext:value-type="float">
            <text:p>0.959197994987469</text:p>
          </table:table-cell>
          <table:table-cell office:value-type="float" office:value="0.0278952706844122" calcext:value-type="float">
            <text:p>0.0278952706844122</text:p>
          </table:table-cell>
          <table:table-cell office:value-type="float" office:value="0.962362155388471" calcext:value-type="float">
            <text:p>0.962362155388471</text:p>
          </table:table-cell>
          <table:table-cell office:value-type="float" office:value="0.0209333701208978" calcext:value-type="float">
            <text:p>0.0209333701208978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5761924322484" calcext:value-type="float">
            <text:p>0.0245761924322484</text:p>
          </table:table-cell>
          <table:table-cell office:value-type="float" office:value="0.961992481203007" calcext:value-type="float">
            <text:p>0.961992481203007</text:p>
          </table:table-cell>
          <table:table-cell office:value-type="float" office:value="0.027181074544297" calcext:value-type="float">
            <text:p>0.027181074544297</text:p>
          </table:table-cell>
          <table:table-cell office:value-type="float" office:value="0.956735588972431" calcext:value-type="float">
            <text:p>0.956735588972431</text:p>
          </table:table-cell>
          <table:table-cell office:value-type="float" office:value="0.0245192607127944" calcext:value-type="float">
            <text:p>0.0245192607127944</text:p>
          </table:table-cell>
          <table:table-cell office:value-type="float" office:value="0.95922305764411" calcext:value-type="float">
            <text:p>0.95922305764411</text:p>
          </table:table-cell>
          <table:table-cell office:value-type="float" office:value="0.0232966182479087" calcext:value-type="float">
            <text:p>0.0232966182479087</text:p>
          </table:table-cell>
          <table:table-cell office:value-type="float" office:value="0.95953634085213" calcext:value-type="float">
            <text:p>0.95953634085213</text:p>
          </table:table-cell>
          <table:table-cell office:value-type="float" office:value="0.0250105572049392" calcext:value-type="float">
            <text:p>0.0250105572049392</text:p>
          </table:table-cell>
          <table:table-cell office:value-type="float" office:value="0.960977443609023" calcext:value-type="float">
            <text:p>0.960977443609023</text:p>
          </table:table-cell>
          <table:table-cell office:value-type="float" office:value="0.0233523315183699" calcext:value-type="float">
            <text:p>0.0233523315183699</text:p>
          </table:table-cell>
          <table:table-cell office:value-type="float" office:value="0.961322055137845" calcext:value-type="float">
            <text:p>0.961322055137845</text:p>
          </table:table-cell>
          <table:table-cell office:value-type="float" office:value="0.0237476714119349" calcext:value-type="float">
            <text:p>0.0237476714119349</text:p>
          </table:table-cell>
          <table:table-cell office:value-type="float" office:value="0.961296992481203" calcext:value-type="float">
            <text:p>0.961296992481203</text:p>
          </table:table-cell>
          <table:table-cell office:value-type="float" office:value="0.0241769326470413" calcext:value-type="float">
            <text:p>0.0241769326470413</text:p>
          </table:table-cell>
          <table:table-cell office:value-type="float" office:value="0.958515037593985" calcext:value-type="float">
            <text:p>0.958515037593985</text:p>
          </table:table-cell>
          <table:table-cell office:value-type="float" office:value="0.0219408888890423" calcext:value-type="float">
            <text:p>0.0219408888890423</text:p>
          </table:table-cell>
          <table:table-cell office:value-type="float" office:value="0.962011278195489" calcext:value-type="float">
            <text:p>0.962011278195489</text:p>
          </table:table-cell>
          <table:table-cell office:value-type="float" office:value="0.0214770621568881" calcext:value-type="float">
            <text:p>0.0214770621568881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34288403202715" calcext:value-type="float">
            <text:p>0.0234288403202715</text:p>
          </table:table-cell>
          <table:table-cell office:value-type="float" office:value="0.960244360902256" calcext:value-type="float">
            <text:p>0.960244360902256</text:p>
          </table:table-cell>
          <table:table-cell office:value-type="float" office:value="0.0248334646276289" calcext:value-type="float">
            <text:p>0.0248334646276289</text:p>
          </table:table-cell>
        </table:table-row>
      </table:table>
      <table:table table:name="DifAccurac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ineQualityRed_5vs6</text:p>
          </table:table-cell>
          <table:table-cell office:value-type="float" office:value="-0.0174300254452926" calcext:value-type="float">
            <text:p>-0.0174300254452926</text:p>
          </table:table-cell>
          <table:table-cell office:value-type="float" office:value="-0.00381679389312972" calcext:value-type="float">
            <text:p>-0.00381679389312972</text:p>
          </table:table-cell>
          <table:table-cell office:value-type="float" office:value="0.000722877631274543" calcext:value-type="float">
            <text:p>0.000722877631274543</text:p>
          </table:table-cell>
          <table:table-cell office:value-type="float" office:value="-0.0121559102475133" calcext:value-type="float">
            <text:p>-0.0121559102475133</text:p>
          </table:table-cell>
          <table:table-cell office:value-type="float" office:value="0.00304186907240345" calcext:value-type="float">
            <text:p>0.00304186907240345</text:p>
          </table:table-cell>
          <table:table-cell office:value-type="float" office:value="0.000757575757575735" calcext:value-type="float">
            <text:p>0.000757575757575735</text:p>
          </table:table-cell>
          <table:table-cell office:value-type="float" office:value="0.0113636363636364" calcext:value-type="float">
            <text:p>0.0113636363636364</text:p>
          </table:table-cell>
          <table:table-cell office:value-type="float" office:value="0.00454545454545452" calcext:value-type="float">
            <text:p>0.00454545454545452</text:p>
          </table:table-cell>
          <table:table-cell office:value-type="float" office:value="0.010617626648161" calcext:value-type="float">
            <text:p>0.010617626648161</text:p>
          </table:table-cell>
          <table:table-cell office:value-type="float" office:value="0.0136479296784641" calcext:value-type="float">
            <text:p>0.0136479296784641</text:p>
          </table:table-cell>
          <table:table-cell office:value-type="float" office:value="0.00305921813555399" calcext:value-type="float">
            <text:p>0.00305921813555399</text:p>
          </table:table-cell>
          <table:table-cell office:value-type="float" office:value="0.0113636363636364" calcext:value-type="float">
            <text:p>0.0113636363636364</text:p>
          </table:table-cell>
          <table:table-cell office:value-type="float" office:value="0.0136710617626649" calcext:value-type="float">
            <text:p>0.0136710617626649</text:p>
          </table:table-cell>
          <table:table-cell office:value-type="float" office:value="0.00379944482997918" calcext:value-type="float">
            <text:p>0.00379944482997918</text:p>
          </table:table-cell>
          <table:table-cell office:value-type="float" office:value="0.0136421466574138" calcext:value-type="float">
            <text:p>0.0136421466574138</text:p>
          </table:table-cell>
          <table:table-cell office:value-type="float" office:value="-0.00683553088133237" calcext:value-type="float">
            <text:p>-0.006835530881332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ineQualityRed_5vs6</text:p>
          </table:table-cell>
          <table:table-cell office:value-type="float" office:value="-0.0280650011566042" calcext:value-type="float">
            <text:p>-0.0280650011566042</text:p>
          </table:table-cell>
          <table:table-cell office:value-type="float" office:value="-0.0113983344899375" calcext:value-type="float">
            <text:p>-0.0113983344899375</text:p>
          </table:table-cell>
          <table:table-cell office:value-type="float" office:value="-0.00079805690492718" calcext:value-type="float">
            <text:p>-0.00079805690492718</text:p>
          </table:table-cell>
          <table:table-cell office:value-type="float" office:value="-0.00531459634513065" calcext:value-type="float">
            <text:p>-0.00531459634513065</text:p>
          </table:table-cell>
          <table:table-cell office:value-type="float" office:value="-0.0000173490631506512" calcext:value-type="float">
            <text:p>-1.73490631506512E-05</text:p>
          </table:table-cell>
          <table:table-cell office:value-type="float" office:value="-0.00305921813555399" calcext:value-type="float">
            <text:p>-0.00305921813555399</text:p>
          </table:table-cell>
          <table:table-cell office:value-type="float" office:value="-0.00227851029377746" calcext:value-type="float">
            <text:p>-0.00227851029377746</text:p>
          </table:table-cell>
          <table:table-cell office:value-type="float" office:value="-0.000774924820726386" calcext:value-type="float">
            <text:p>-0.000774924820726386</text:p>
          </table:table-cell>
          <table:table-cell office:value-type="float" office:value="-0.00304186907240345" calcext:value-type="float">
            <text:p>-0.00304186907240345</text:p>
          </table:table-cell>
          <table:table-cell office:value-type="float" office:value="0.00378787878787878" calcext:value-type="float">
            <text:p>0.00378787878787878</text:p>
          </table:table-cell>
          <table:table-cell office:value-type="float" office:value="-0.0083564654175341" calcext:value-type="float">
            <text:p>-0.0083564654175341</text:p>
          </table:table-cell>
          <table:table-cell office:value-type="float" office:value="-0.00836803145963449" calcext:value-type="float">
            <text:p>-0.00836803145963449</text:p>
          </table:table-cell>
          <table:table-cell office:value-type="float" office:value="0.00224959518852641" calcext:value-type="float">
            <text:p>0.00224959518852641</text:p>
          </table:table-cell>
          <table:table-cell office:value-type="float" office:value="-0.00756997455470743" calcext:value-type="float">
            <text:p>-0.00756997455470743</text:p>
          </table:table-cell>
          <table:table-cell office:value-type="float" office:value="-0.00456280360860506" calcext:value-type="float">
            <text:p>-0.00456280360860506</text:p>
          </table:table-cell>
          <table:table-cell office:value-type="float" office:value="-0.0113983344899375" calcext:value-type="float">
            <text:p>-0.01139833448993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ineQualityRed_5vs6</text:p>
          </table:table-cell>
          <table:table-cell office:value-type="float" office:value="-0.0197258848022207" calcext:value-type="float">
            <text:p>-0.0197258848022207</text:p>
          </table:table-cell>
          <table:table-cell office:value-type="float" office:value="0.00148623640990053" calcext:value-type="float">
            <text:p>0.00148623640990053</text:p>
          </table:table-cell>
          <table:table-cell office:value-type="float" office:value="-0.000780707841776529" calcext:value-type="float">
            <text:p>-0.000780707841776529</text:p>
          </table:table-cell>
          <table:table-cell office:value-type="float" office:value="-0.00379366180892904" calcext:value-type="float">
            <text:p>-0.00379366180892904</text:p>
          </table:table-cell>
          <table:table-cell office:value-type="float" office:value="0.0030245200092528" calcext:value-type="float">
            <text:p>0.0030245200092528</text:p>
          </table:table-cell>
          <table:table-cell office:value-type="float" office:value="0.000746009715475338" calcext:value-type="float">
            <text:p>0.000746009715475338</text:p>
          </table:table-cell>
          <table:table-cell office:value-type="float" office:value="0.00758732361785797" calcext:value-type="float">
            <text:p>0.00758732361785797</text:p>
          </table:table-cell>
          <table:table-cell office:value-type="float" office:value="0.00605482303955585" calcext:value-type="float">
            <text:p>0.00605482303955585</text:p>
          </table:table-cell>
          <table:table-cell office:value-type="float" office:value="0.00606638908165624" calcext:value-type="float">
            <text:p>0.00606638908165624</text:p>
          </table:table-cell>
          <table:table-cell office:value-type="float" office:value="0.00909090909090904" calcext:value-type="float">
            <text:p>0.00909090909090904</text:p>
          </table:table-cell>
          <table:table-cell office:value-type="float" office:value="0.00300717094610214" calcext:value-type="float">
            <text:p>0.00300717094610214</text:p>
          </table:table-cell>
          <table:table-cell office:value-type="float" office:value="0.000740226694425084" calcext:value-type="float">
            <text:p>0.000740226694425084</text:p>
          </table:table-cell>
          <table:table-cell office:value-type="float" office:value="0.00831598427018276" calcext:value-type="float">
            <text:p>0.00831598427018276</text:p>
          </table:table-cell>
          <table:table-cell office:value-type="float" office:value="-0.0060606060606061" calcext:value-type="float">
            <text:p>-0.0060606060606061</text:p>
          </table:table-cell>
          <table:table-cell office:value-type="float" office:value="0.00301873698820254" calcext:value-type="float">
            <text:p>0.00301873698820254</text:p>
          </table:table-cell>
          <table:table-cell office:value-type="float" office:value="-0.00910825815405969" calcext:value-type="float">
            <text:p>-0.009108258154059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ineQualityRed_5vs6</text:p>
          </table:table-cell>
          <table:table-cell office:value-type="float" office:value="-0.0265440666204024" calcext:value-type="float">
            <text:p>-0.0265440666204024</text:p>
          </table:table-cell>
          <table:table-cell office:value-type="float" office:value="-0.00227851029377746" calcext:value-type="float">
            <text:p>-0.00227851029377746</text:p>
          </table:table-cell>
          <table:table-cell office:value-type="float" office:value="-0.00455702058755492" calcext:value-type="float">
            <text:p>-0.00455702058755492</text:p>
          </table:table-cell>
          <table:table-cell office:value-type="float" office:value="-0.00909669211195929" calcext:value-type="float">
            <text:p>-0.00909669211195929</text:p>
          </table:table-cell>
          <table:table-cell office:value-type="float" office:value="-0.0022727272727272" calcext:value-type="float">
            <text:p>-0.0022727272727272</text:p>
          </table:table-cell>
          <table:table-cell office:value-type="float" office:value="-0.00152671755725187" calcext:value-type="float">
            <text:p>-0.00152671755725187</text:p>
          </table:table-cell>
          <table:table-cell office:value-type="float" office:value="0.00151515151515158" calcext:value-type="float">
            <text:p>0.00151515151515158</text:p>
          </table:table-cell>
          <table:table-cell office:value-type="float" office:value="-0.00455123756650466" calcext:value-type="float">
            <text:p>-0.00455123756650466</text:p>
          </table:table-cell>
          <table:table-cell office:value-type="float" office:value="-0.000751792736525481" calcext:value-type="float">
            <text:p>-0.000751792736525481</text:p>
          </table:table-cell>
          <table:table-cell office:value-type="float" office:value="0.0060721721027065" calcext:value-type="float">
            <text:p>0.0060721721027065</text:p>
          </table:table-cell>
          <table:table-cell office:value-type="float" office:value="0.00378209576682864" calcext:value-type="float">
            <text:p>0.00378209576682864</text:p>
          </table:table-cell>
          <table:table-cell office:value-type="float" office:value="-0.00607217210270639" calcext:value-type="float">
            <text:p>-0.00607217210270639</text:p>
          </table:table-cell>
          <table:table-cell office:value-type="float" office:value="0.00453967152440438" calcext:value-type="float">
            <text:p>0.00453967152440438</text:p>
          </table:table-cell>
          <table:table-cell office:value-type="float" office:value="-0.00527989821882946" calcext:value-type="float">
            <text:p>-0.00527989821882946</text:p>
          </table:table-cell>
          <table:table-cell office:value-type="float" office:value="0.00151515151515158" calcext:value-type="float">
            <text:p>0.00151515151515158</text:p>
          </table:table-cell>
          <table:table-cell office:value-type="float" office:value="-0.00303030303030294" calcext:value-type="float">
            <text:p>-0.0030303030303029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ineQualityRed_5vs6</text:p>
          </table:table-cell>
          <table:table-cell office:value-type="float" office:value="-0.025028915105251" calcext:value-type="float">
            <text:p>-0.025028915105251</text:p>
          </table:table-cell>
          <table:table-cell office:value-type="float" office:value="-0.0000173490631506512" calcext:value-type="float">
            <text:p>-1.73490631506512E-05</text:p>
          </table:table-cell>
          <table:table-cell office:value-type="float" office:value="-0.00227851029377746" calcext:value-type="float">
            <text:p>-0.00227851029377746</text:p>
          </table:table-cell>
          <table:table-cell office:value-type="float" office:value="-0.00228429331482771" calcext:value-type="float">
            <text:p>-0.00228429331482771</text:p>
          </table:table-cell>
          <table:table-cell office:value-type="float" office:value="0.00454545454545441" calcext:value-type="float">
            <text:p>0.00454545454545441</text:p>
          </table:table-cell>
          <table:table-cell office:value-type="float" office:value="-0.00532037936618091" calcext:value-type="float">
            <text:p>-0.00532037936618091</text:p>
          </table:table-cell>
          <table:table-cell office:value-type="float" office:value="0.00531459634513065" calcext:value-type="float">
            <text:p>0.00531459634513065</text:p>
          </table:table-cell>
          <table:table-cell office:value-type="float" office:value="0.00150358547305107" calcext:value-type="float">
            <text:p>0.00150358547305107</text:p>
          </table:table-cell>
          <table:table-cell office:value-type="float" office:value="-0.00152093453620172" calcext:value-type="float">
            <text:p>-0.00152093453620172</text:p>
          </table:table-cell>
          <table:table-cell office:value-type="float" office:value="0.00530303030303025" calcext:value-type="float">
            <text:p>0.00530303030303025</text:p>
          </table:table-cell>
          <table:table-cell office:value-type="float" office:value="-0.00153250057830212" calcext:value-type="float">
            <text:p>-0.00153250057830212</text:p>
          </table:table-cell>
          <table:table-cell office:value-type="float" office:value="-0.00381101087207958" calcext:value-type="float">
            <text:p>-0.00381101087207958</text:p>
          </table:table-cell>
          <table:table-cell office:value-type="float" office:value="0.00452810548230387" calcext:value-type="float">
            <text:p>0.00452810548230387</text:p>
          </table:table-cell>
          <table:table-cell office:value-type="float" office:value="-0.00302452000925291" calcext:value-type="float">
            <text:p>-0.00302452000925291</text:p>
          </table:table-cell>
          <table:table-cell office:value-type="float" office:value="0.00226116123062692" calcext:value-type="float">
            <text:p>0.00226116123062692</text:p>
          </table:table-cell>
          <table:table-cell office:value-type="float" office:value="-0.00379944482997929" calcext:value-type="float">
            <text:p>-0.0037994448299792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ineQualityRed_5vs6</text:p>
          </table:table-cell>
          <table:table-cell office:value-type="float" office:value="-0.023358778625954" calcext:value-type="float">
            <text:p>-0.023358778625954</text:p>
          </table:table-cell>
          <table:table-cell office:value-type="float" office:value="-0.00320495026601897" calcext:value-type="float">
            <text:p>-0.00320495026601897</text:p>
          </table:table-cell>
          <table:table-cell office:value-type="float" office:value="-0.00153828359935215" calcext:value-type="float">
            <text:p>-0.00153828359935215</text:p>
          </table:table-cell>
          <table:table-cell office:value-type="float" office:value="-0.00652903076567191" calcext:value-type="float">
            <text:p>-0.00652903076567191</text:p>
          </table:table-cell>
          <table:table-cell office:value-type="float" office:value="0.00166435345824656" calcext:value-type="float">
            <text:p>0.00166435345824656</text:p>
          </table:table-cell>
          <table:table-cell office:value-type="float" office:value="-0.00168054591718703" calcext:value-type="float">
            <text:p>-0.00168054591718703</text:p>
          </table:table-cell>
          <table:table-cell office:value-type="float" office:value="0.00470043950959997" calcext:value-type="float">
            <text:p>0.00470043950959997</text:p>
          </table:table-cell>
          <table:table-cell office:value-type="float" office:value="0.00135554013416617" calcext:value-type="float">
            <text:p>0.00135554013416617</text:p>
          </table:table-cell>
          <table:table-cell office:value-type="float" office:value="0.00227388387693739" calcext:value-type="float">
            <text:p>0.00227388387693739</text:p>
          </table:table-cell>
          <table:table-cell office:value-type="float" office:value="0.00758038399259786" calcext:value-type="float">
            <text:p>0.00758038399259786</text:p>
          </table:table-cell>
          <table:table-cell office:value-type="float" office:value="-0.00000809622947017807" calcext:value-type="float">
            <text:p>-8.09622947017807E-06</text:p>
          </table:table-cell>
          <table:table-cell office:value-type="float" office:value="-0.00122947027527165" calcext:value-type="float">
            <text:p>-0.00122947027527165</text:p>
          </table:table-cell>
          <table:table-cell office:value-type="float" office:value="0.00666088364561657" calcext:value-type="float">
            <text:p>0.00666088364561657</text:p>
          </table:table-cell>
          <table:table-cell office:value-type="float" office:value="-0.0036271108026833" calcext:value-type="float">
            <text:p>-0.0036271108026833</text:p>
          </table:table-cell>
          <table:table-cell office:value-type="float" office:value="0.00317487855655807" calcext:value-type="float">
            <text:p>0.00317487855655807</text:p>
          </table:table-cell>
          <table:table-cell office:value-type="float" office:value="-0.00683437427712219" calcext:value-type="float">
            <text:p>-0.006834374277122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Yeast_CYTvsNUC</text:p>
          </table:table-cell>
          <table:table-cell office:value-type="float" office:value="0.00337078651685396" calcext:value-type="float">
            <text:p>0.00337078651685396</text:p>
          </table:table-cell>
          <table:table-cell office:value-type="float" office:value="0.00334581772784026" calcext:value-type="float">
            <text:p>0.00334581772784026</text:p>
          </table:table-cell>
          <table:table-cell office:value-type="float" office:value="0.0213233458177279" calcext:value-type="float">
            <text:p>0.0213233458177279</text:p>
          </table:table-cell>
          <table:table-cell office:value-type="float" office:value="0.0056179775280899" calcext:value-type="float">
            <text:p>0.0056179775280899</text:p>
          </table:table-cell>
          <table:table-cell office:value-type="float" office:value="0.00448189762796503" calcext:value-type="float">
            <text:p>0.00448189762796503</text:p>
          </table:table-cell>
          <table:table-cell office:value-type="float" office:value="-0.00774032459425722" calcext:value-type="float">
            <text:p>-0.00774032459425722</text:p>
          </table:table-cell>
          <table:table-cell office:value-type="float" office:value="0.00786516853932584" calcext:value-type="float">
            <text:p>0.00786516853932584</text:p>
          </table:table-cell>
          <table:table-cell office:value-type="float" office:value="-0.00882646691635458" calcext:value-type="float">
            <text:p>-0.00882646691635458</text:p>
          </table:table-cell>
          <table:table-cell office:value-type="float" office:value="0.0179525593008739" calcext:value-type="float">
            <text:p>0.0179525593008739</text:p>
          </table:table-cell>
          <table:table-cell office:value-type="float" office:value="-0.00329588014981275" calcext:value-type="float">
            <text:p>-0.00329588014981275</text:p>
          </table:table-cell>
          <table:table-cell office:value-type="float" office:value="0.00897627965043701" calcext:value-type="float">
            <text:p>0.00897627965043701</text:p>
          </table:table-cell>
          <table:table-cell office:value-type="float" office:value="0.0145942571785268" calcext:value-type="float">
            <text:p>0.0145942571785268</text:p>
          </table:table-cell>
          <table:table-cell office:value-type="float" office:value="-0.00106117353308366" calcext:value-type="float">
            <text:p>-0.00106117353308366</text:p>
          </table:table-cell>
          <table:table-cell office:value-type="float" office:value="0.0157303370786517" calcext:value-type="float">
            <text:p>0.0157303370786517</text:p>
          </table:table-cell>
          <table:table-cell office:value-type="float" office:value="0.00563046192259675" calcext:value-type="float">
            <text:p>0.00563046192259675</text:p>
          </table:table-cell>
          <table:table-cell office:value-type="float" office:value="0.0111985018726591" calcext:value-type="float">
            <text:p>0.01119850187265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Yeast_CYTvsNUC</text:p>
          </table:table-cell>
          <table:table-cell office:value-type="float" office:value="-0.0157303370786517" calcext:value-type="float">
            <text:p>-0.0157303370786517</text:p>
          </table:table-cell>
          <table:table-cell office:value-type="float" office:value="-0.0168289637952559" calcext:value-type="float">
            <text:p>-0.0168289637952559</text:p>
          </table:table-cell>
          <table:table-cell office:value-type="float" office:value="-0.00901373283395757" calcext:value-type="float">
            <text:p>-0.00901373283395757</text:p>
          </table:table-cell>
          <table:table-cell office:value-type="float" office:value="-0.00107365792759051" calcext:value-type="float">
            <text:p>-0.00107365792759051</text:p>
          </table:table-cell>
          <table:table-cell office:value-type="float" office:value="0.00674157303370793" calcext:value-type="float">
            <text:p>0.00674157303370793</text:p>
          </table:table-cell>
          <table:table-cell office:value-type="float" office:value="-0.0100624219725343" calcext:value-type="float">
            <text:p>-0.0100624219725343</text:p>
          </table:table-cell>
          <table:table-cell office:value-type="float" office:value="0.0066416978776529" calcext:value-type="float">
            <text:p>0.0066416978776529</text:p>
          </table:table-cell>
          <table:table-cell office:value-type="float" office:value="-0.00445692883895132" calcext:value-type="float">
            <text:p>-0.00445692883895132</text:p>
          </table:table-cell>
          <table:table-cell office:value-type="float" office:value="-0.00444444444444447" calcext:value-type="float">
            <text:p>-0.00444444444444447</text:p>
          </table:table-cell>
          <table:table-cell office:value-type="float" office:value="-0.00343320848938822" calcext:value-type="float">
            <text:p>-0.00343320848938822</text:p>
          </table:table-cell>
          <table:table-cell office:value-type="float" office:value="0.00451935081148569" calcext:value-type="float">
            <text:p>0.00451935081148569</text:p>
          </table:table-cell>
          <table:table-cell office:value-type="float" office:value="-0.0100374531835206" calcext:value-type="float">
            <text:p>-0.0100374531835206</text:p>
          </table:table-cell>
          <table:table-cell office:value-type="float" office:value="-0.0055930087390762" calcext:value-type="float">
            <text:p>-0.0055930087390762</text:p>
          </table:table-cell>
          <table:table-cell office:value-type="float" office:value="-0.00220973782771539" calcext:value-type="float">
            <text:p>-0.00220973782771539</text:p>
          </table:table-cell>
          <table:table-cell office:value-type="float" office:value="0.0100499375780274" calcext:value-type="float">
            <text:p>0.0100499375780274</text:p>
          </table:table-cell>
          <table:table-cell office:value-type="float" office:value="0.00898876404494375" calcext:value-type="float">
            <text:p>0.008988764044943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Yeast_CYTvsNUC</text:p>
          </table:table-cell>
          <table:table-cell office:value-type="float" office:value="-0.00898876404494375" calcext:value-type="float">
            <text:p>-0.00898876404494375</text:p>
          </table:table-cell>
          <table:table-cell office:value-type="float" office:value="-0.0111985018726591" calcext:value-type="float">
            <text:p>-0.0111985018726591</text:p>
          </table:table-cell>
          <table:table-cell office:value-type="float" office:value="-0.00454431960049939" calcext:value-type="float">
            <text:p>-0.00454431960049939</text:p>
          </table:table-cell>
          <table:table-cell office:value-type="float" office:value="-0.00667915106117345" calcext:value-type="float">
            <text:p>-0.00667915106117345</text:p>
          </table:table-cell>
          <table:table-cell office:value-type="float" office:value="0.00109862671660432" calcext:value-type="float">
            <text:p>0.00109862671660432</text:p>
          </table:table-cell>
          <table:table-cell office:value-type="float" office:value="-0.0134456928838951" calcext:value-type="float">
            <text:p>-0.0134456928838951</text:p>
          </table:table-cell>
          <table:table-cell office:value-type="float" office:value="0.0156554307116106" calcext:value-type="float">
            <text:p>0.0156554307116106</text:p>
          </table:table-cell>
          <table:table-cell office:value-type="float" office:value="-0.00672908863920085" calcext:value-type="float">
            <text:p>-0.00672908863920085</text:p>
          </table:table-cell>
          <table:table-cell office:value-type="float" office:value="-0.00441947565543066" calcext:value-type="float">
            <text:p>-0.00441947565543066</text:p>
          </table:table-cell>
          <table:table-cell office:value-type="float" office:value="-0.00561797752808979" calcext:value-type="float">
            <text:p>-0.00561797752808979</text:p>
          </table:table-cell>
          <table:table-cell office:value-type="float" office:value="0.0022097378277155" calcext:value-type="float">
            <text:p>0.0022097378277155</text:p>
          </table:table-cell>
          <table:table-cell office:value-type="float" office:value="0.0000873907615481784" calcext:value-type="float">
            <text:p>8.73907615481784E-05</text:p>
          </table:table-cell>
          <table:table-cell office:value-type="float" office:value="-0.00114856429463162" calcext:value-type="float">
            <text:p>-0.00114856429463162</text:p>
          </table:table-cell>
          <table:table-cell office:value-type="float" office:value="-0.00786516853932584" calcext:value-type="float">
            <text:p>-0.00786516853932584</text:p>
          </table:table-cell>
          <table:table-cell office:value-type="float" office:value="0.0022097378277155" calcext:value-type="float">
            <text:p>0.0022097378277155</text:p>
          </table:table-cell>
          <table:table-cell office:value-type="float" office:value="0.0022596754057429" calcext:value-type="float">
            <text:p>0.00225967540574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Yeast_CYTvsNUC</text:p>
          </table:table-cell>
          <table:table-cell office:value-type="float" office:value="-0.015705368289638" calcext:value-type="float">
            <text:p>-0.015705368289638</text:p>
          </table:table-cell>
          <table:table-cell office:value-type="float" office:value="-0.0167540574282147" calcext:value-type="float">
            <text:p>-0.0167540574282147</text:p>
          </table:table-cell>
          <table:table-cell office:value-type="float" office:value="0.00224719101123594" calcext:value-type="float">
            <text:p>0.00224719101123594</text:p>
          </table:table-cell>
          <table:table-cell office:value-type="float" office:value="-0.0156304619225968" calcext:value-type="float">
            <text:p>-0.0156304619225968</text:p>
          </table:table-cell>
          <table:table-cell office:value-type="float" office:value="-0.00781523096129833" calcext:value-type="float">
            <text:p>-0.00781523096129833</text:p>
          </table:table-cell>
          <table:table-cell office:value-type="float" office:value="-0.0145193508114857" calcext:value-type="float">
            <text:p>-0.0145193508114857</text:p>
          </table:table-cell>
          <table:table-cell office:value-type="float" office:value="0.00337078651685385" calcext:value-type="float">
            <text:p>0.00337078651685385</text:p>
          </table:table-cell>
          <table:table-cell office:value-type="float" office:value="-0.0111985018726591" calcext:value-type="float">
            <text:p>-0.0111985018726591</text:p>
          </table:table-cell>
          <table:table-cell office:value-type="float" office:value="-0.00111111111111117" calcext:value-type="float">
            <text:p>-0.00111111111111117</text:p>
          </table:table-cell>
          <table:table-cell office:value-type="float" office:value="-0.0145443196004994" calcext:value-type="float">
            <text:p>-0.0145443196004994</text:p>
          </table:table-cell>
          <table:table-cell office:value-type="float" office:value="0.0000749063670412164" calcext:value-type="float">
            <text:p>7.49063670412164E-05</text:p>
          </table:table-cell>
          <table:table-cell office:value-type="float" office:value="-0.00664169787765301" calcext:value-type="float">
            <text:p>-0.00664169787765301</text:p>
          </table:table-cell>
          <table:table-cell office:value-type="float" office:value="-0.00670411985018726" calcext:value-type="float">
            <text:p>-0.00670411985018726</text:p>
          </table:table-cell>
          <table:table-cell office:value-type="float" office:value="-0.0144943820224719" calcext:value-type="float">
            <text:p>-0.0144943820224719</text:p>
          </table:table-cell>
          <table:table-cell office:value-type="float" office:value="-0.00334581772784026" calcext:value-type="float">
            <text:p>-0.00334581772784026</text:p>
          </table:table-cell>
          <table:table-cell office:value-type="float" office:value="0.0000374531835205527" calcext:value-type="float">
            <text:p>3.74531835205527E-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Yeast_CYTvsNUC</text:p>
          </table:table-cell>
          <table:table-cell office:value-type="float" office:value="-0.0179151061173533" calcext:value-type="float">
            <text:p>-0.0179151061173533</text:p>
          </table:table-cell>
          <table:table-cell office:value-type="float" office:value="-0.0268789013732833" calcext:value-type="float">
            <text:p>-0.0268789013732833</text:p>
          </table:table-cell>
          <table:table-cell office:value-type="float" office:value="-0.0100749063670411" calcext:value-type="float">
            <text:p>-0.0100749063670411</text:p>
          </table:table-cell>
          <table:table-cell office:value-type="float" office:value="-0.0111735330836454" calcext:value-type="float">
            <text:p>-0.0111735330836454</text:p>
          </table:table-cell>
          <table:table-cell office:value-type="float" office:value="-0.00446941323345806" calcext:value-type="float">
            <text:p>-0.00446941323345806</text:p>
          </table:table-cell>
          <table:table-cell office:value-type="float" office:value="-0.0179151061173533" calcext:value-type="float">
            <text:p>-0.0179151061173533</text:p>
          </table:table-cell>
          <table:table-cell office:value-type="float" office:value="0.00224719101123605" calcext:value-type="float">
            <text:p>0.00224719101123605</text:p>
          </table:table-cell>
          <table:table-cell office:value-type="float" office:value="-0.0066916354556803" calcext:value-type="float">
            <text:p>-0.0066916354556803</text:p>
          </table:table-cell>
          <table:table-cell office:value-type="float" office:value="-0.0111735330836453" calcext:value-type="float">
            <text:p>-0.0111735330836453</text:p>
          </table:table-cell>
          <table:table-cell office:value-type="float" office:value="-0.0100749063670411" calcext:value-type="float">
            <text:p>-0.0100749063670411</text:p>
          </table:table-cell>
          <table:table-cell office:value-type="float" office:value="-0.00108614232209725" calcext:value-type="float">
            <text:p>-0.00108614232209725</text:p>
          </table:table-cell>
          <table:table-cell office:value-type="float" office:value="-0.00777777777777766" calcext:value-type="float">
            <text:p>-0.00777777777777766</text:p>
          </table:table-cell>
          <table:table-cell office:value-type="float" office:value="-0.0066916354556803" calcext:value-type="float">
            <text:p>-0.0066916354556803</text:p>
          </table:table-cell>
          <table:table-cell office:value-type="float" office:value="-0.0167415730337078" calcext:value-type="float">
            <text:p>-0.0167415730337078</text:p>
          </table:table-cell>
          <table:table-cell office:value-type="float" office:value="-0.00559300873907609" calcext:value-type="float">
            <text:p>-0.00559300873907609</text:p>
          </table:table-cell>
          <table:table-cell office:value-type="float" office:value="-0.0033333333333333" calcext:value-type="float">
            <text:p>-0.003333333333333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Yeast_CYTvsNUC</text:p>
          </table:table-cell>
          <table:table-cell office:value-type="float" office:value="-0.0109937578027467" calcext:value-type="float">
            <text:p>-0.0109937578027467</text:p>
          </table:table-cell>
          <table:table-cell office:value-type="float" office:value="-0.0136629213483146" calcext:value-type="float">
            <text:p>-0.0136629213483146</text:p>
          </table:table-cell>
          <table:table-cell office:value-type="float" office:value="-0.0000124843945069619" calcext:value-type="float">
            <text:p>-1.24843945069619E-05</text:p>
          </table:table-cell>
          <table:table-cell office:value-type="float" office:value="-0.00578776529338332" calcext:value-type="float">
            <text:p>-0.00578776529338332</text:p>
          </table:table-cell>
          <table:table-cell office:value-type="float" office:value="0.00000749063670413275" calcext:value-type="float">
            <text:p>7.49063670413275E-06</text:p>
          </table:table-cell>
          <table:table-cell office:value-type="float" office:value="-0.0127365792759052" calcext:value-type="float">
            <text:p>-0.0127365792759052</text:p>
          </table:table-cell>
          <table:table-cell office:value-type="float" office:value="0.00715605493133575" calcext:value-type="float">
            <text:p>0.00715605493133575</text:p>
          </table:table-cell>
          <table:table-cell office:value-type="float" office:value="-0.00758052434456935" calcext:value-type="float">
            <text:p>-0.00758052434456935</text:p>
          </table:table-cell>
          <table:table-cell office:value-type="float" office:value="-0.000639200998751588" calcext:value-type="float">
            <text:p>-0.000639200998751588</text:p>
          </table:table-cell>
          <table:table-cell office:value-type="float" office:value="-0.00739325842696637" calcext:value-type="float">
            <text:p>-0.00739325842696637</text:p>
          </table:table-cell>
          <table:table-cell office:value-type="float" office:value="0.00293882646691634" calcext:value-type="float">
            <text:p>0.00293882646691634</text:p>
          </table:table-cell>
          <table:table-cell office:value-type="float" office:value="-0.00195505617977532" calcext:value-type="float">
            <text:p>-0.00195505617977532</text:p>
          </table:table-cell>
          <table:table-cell office:value-type="float" office:value="-0.00423970037453181" calcext:value-type="float">
            <text:p>-0.00423970037453181</text:p>
          </table:table-cell>
          <table:table-cell office:value-type="float" office:value="-0.0051161048689139" calcext:value-type="float">
            <text:p>-0.0051161048689139</text:p>
          </table:table-cell>
          <table:table-cell office:value-type="float" office:value="0.00179026217228462" calcext:value-type="float">
            <text:p>0.00179026217228462</text:p>
          </table:table-cell>
          <table:table-cell office:value-type="float" office:value="0.00383021223470659" calcext:value-type="float">
            <text:p>0.003830212234706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office:value-type="float" office:value="-0.0419806763285023" calcext:value-type="float">
            <text:p>-0.0419806763285023</text:p>
          </table:table-cell>
          <table:table-cell office:value-type="float" office:value="-0.0242995169082124" calcext:value-type="float">
            <text:p>-0.0242995169082124</text:p>
          </table:table-cell>
          <table:table-cell office:value-type="float" office:value="0.000144927536231965" calcext:value-type="float">
            <text:p>0.000144927536231965</text:p>
          </table:table-cell>
          <table:table-cell office:value-type="float" office:value="-0.0285990338164251" calcext:value-type="float">
            <text:p>-0.0285990338164251</text:p>
          </table:table-cell>
          <table:table-cell office:value-type="float" office:value="-0.00661835748792272" calcext:value-type="float">
            <text:p>-0.00661835748792272</text:p>
          </table:table-cell>
          <table:table-cell office:value-type="float" office:value="-0.00869565217391299" calcext:value-type="float">
            <text:p>-0.00869565217391299</text:p>
          </table:table-cell>
          <table:table-cell office:value-type="float" office:value="-0.0023188405797101" calcext:value-type="float">
            <text:p>-0.0023188405797101</text:p>
          </table:table-cell>
          <table:table-cell office:value-type="float" office:value="-0.0175845410628019" calcext:value-type="float">
            <text:p>-0.0175845410628019</text:p>
          </table:table-cell>
          <table:table-cell office:value-type="float" office:value="-0.0198550724637681" calcext:value-type="float">
            <text:p>-0.0198550724637681</text:p>
          </table:table-cell>
          <table:table-cell office:value-type="float" office:value="-0.0133816425120772" calcext:value-type="float">
            <text:p>-0.0133816425120772</text:p>
          </table:table-cell>
          <table:table-cell office:value-type="float" office:value="-0.00888888888888883" calcext:value-type="float">
            <text:p>-0.00888888888888883</text:p>
          </table:table-cell>
          <table:table-cell office:value-type="float" office:value="0.00231884057971021" calcext:value-type="float">
            <text:p>0.00231884057971021</text:p>
          </table:table-cell>
          <table:table-cell office:value-type="float" office:value="-0.0131884057971013" calcext:value-type="float">
            <text:p>-0.0131884057971013</text:p>
          </table:table-cell>
          <table:table-cell office:value-type="float" office:value="0.0000483091787439882" calcext:value-type="float">
            <text:p>4.83091787439882E-05</text:p>
          </table:table-cell>
          <table:table-cell office:value-type="float" office:value="-0.00429951690821251" calcext:value-type="float">
            <text:p>-0.00429951690821251</text:p>
          </table:table-cell>
          <table:table-cell office:value-type="float" office:value="-0.0175845410628019" calcext:value-type="float">
            <text:p>-0.01758454106280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office:value-type="float" office:value="-0.00864734299516901" calcext:value-type="float">
            <text:p>-0.00864734299516901</text:p>
          </table:table-cell>
          <table:table-cell office:value-type="float" office:value="-0.00657004830917862" calcext:value-type="float">
            <text:p>-0.00657004830917862</text:p>
          </table:table-cell>
          <table:table-cell office:value-type="float" office:value="0.00893719806763293" calcext:value-type="float">
            <text:p>0.00893719806763293</text:p>
          </table:table-cell>
          <table:table-cell office:value-type="float" office:value="0.000144927536231965" calcext:value-type="float">
            <text:p>0.000144927536231965</text:p>
          </table:table-cell>
          <table:table-cell office:value-type="float" office:value="0.0222222222222224" calcext:value-type="float">
            <text:p>0.0222222222222224</text:p>
          </table:table-cell>
          <table:table-cell office:value-type="float" office:value="0.0110628019323672" calcext:value-type="float">
            <text:p>0.0110628019323672</text:p>
          </table:table-cell>
          <table:table-cell office:value-type="float" office:value="0.00661835748792283" calcext:value-type="float">
            <text:p>0.00661835748792283</text:p>
          </table:table-cell>
          <table:table-cell office:value-type="float" office:value="0.0110628019323672" calcext:value-type="float">
            <text:p>0.0110628019323672</text:p>
          </table:table-cell>
          <table:table-cell office:value-type="float" office:value="0.00661835748792283" calcext:value-type="float">
            <text:p>0.00661835748792283</text:p>
          </table:table-cell>
          <table:table-cell office:value-type="float" office:value="0.0243478260869566" calcext:value-type="float">
            <text:p>0.0243478260869566</text:p>
          </table:table-cell>
          <table:table-cell office:value-type="float" office:value="0.0177777777777779" calcext:value-type="float">
            <text:p>0.0177777777777779</text:p>
          </table:table-cell>
          <table:table-cell office:value-type="float" office:value="0.028937198067633" calcext:value-type="float">
            <text:p>0.028937198067633</text:p>
          </table:table-cell>
          <table:table-cell office:value-type="float" office:value="0.0133333333333335" calcext:value-type="float">
            <text:p>0.0133333333333335</text:p>
          </table:table-cell>
          <table:table-cell office:value-type="float" office:value="0.0243961352657005" calcext:value-type="float">
            <text:p>0.0243961352657005</text:p>
          </table:table-cell>
          <table:table-cell office:value-type="float" office:value="0.0110628019323672" calcext:value-type="float">
            <text:p>0.0110628019323672</text:p>
          </table:table-cell>
          <table:table-cell office:value-type="float" office:value="0.00884057971014496" calcext:value-type="float">
            <text:p>0.008840579710144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table:number-columns-repeated="2" office:value-type="float" office:value="-0.0131400966183576" calcext:value-type="float">
            <text:p>-0.0131400966183576</text:p>
          </table:table-cell>
          <table:table-cell office:value-type="float" office:value="0.0023188405797101" calcext:value-type="float">
            <text:p>0.0023188405797101</text:p>
          </table:table-cell>
          <table:table-cell office:value-type="float" office:value="-0.0153623188405798" calcext:value-type="float">
            <text:p>-0.0153623188405798</text:p>
          </table:table-cell>
          <table:table-cell office:value-type="float" office:value="0.0066666666666666" calcext:value-type="float">
            <text:p>0.0066666666666666</text:p>
          </table:table-cell>
          <table:table-cell office:value-type="float" office:value="-0.00217391304347836" calcext:value-type="float">
            <text:p>-0.00217391304347836</text:p>
          </table:table-cell>
          <table:table-cell office:value-type="float" office:value="-0.0132850241545894" calcext:value-type="float">
            <text:p>-0.0132850241545894</text:p>
          </table:table-cell>
          <table:table-cell office:value-type="float" office:value="0" calcext:value-type="float">
            <text:p>0</text:p>
          </table:table-cell>
          <table:table-cell office:value-type="float" office:value="-0.0110628019323672" calcext:value-type="float">
            <text:p>-0.0110628019323672</text:p>
          </table:table-cell>
          <table:table-cell office:value-type="float" office:value="-0.00661835748792283" calcext:value-type="float">
            <text:p>-0.00661835748792283</text:p>
          </table:table-cell>
          <table:table-cell office:value-type="float" office:value="-0.00884057971014496" calcext:value-type="float">
            <text:p>-0.00884057971014496</text:p>
          </table:table-cell>
          <table:table-cell office:value-type="float" office:value="0.0023188405797101" calcext:value-type="float">
            <text:p>0.0023188405797101</text:p>
          </table:table-cell>
          <table:table-cell office:value-type="float" office:value="-0.00217391304347836" calcext:value-type="float">
            <text:p>-0.00217391304347836</text:p>
          </table:table-cell>
          <table:table-cell office:value-type="float" office:value="0.00888888888888883" calcext:value-type="float">
            <text:p>0.00888888888888883</text:p>
          </table:table-cell>
          <table:table-cell office:value-type="float" office:value="-0.00893719806763293" calcext:value-type="float">
            <text:p>-0.00893719806763293</text:p>
          </table:table-cell>
          <table:table-cell office:value-type="float" office:value="-0.00207729468599038" calcext:value-type="float">
            <text:p>-0.002077294685990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office:value-type="float" office:value="-0.0176328502415458" calcext:value-type="float">
            <text:p>-0.0176328502415458</text:p>
          </table:table-cell>
          <table:table-cell office:value-type="float" office:value="-0.0220289855072463" calcext:value-type="float">
            <text:p>-0.0220289855072463</text:p>
          </table:table-cell>
          <table:table-cell office:value-type="float" office:value="0.00893719806763282" calcext:value-type="float">
            <text:p>0.00893719806763282</text:p>
          </table:table-cell>
          <table:table-cell office:value-type="float" office:value="-0.0131884057971013" calcext:value-type="float">
            <text:p>-0.0131884057971013</text:p>
          </table:table-cell>
          <table:table-cell office:value-type="float" office:value="0.00227053140096611" calcext:value-type="float">
            <text:p>0.00227053140096611</text:p>
          </table:table-cell>
          <table:table-cell office:value-type="float" office:value="-0.00439613526570049" calcext:value-type="float">
            <text:p>-0.00439613526570049</text:p>
          </table:table-cell>
          <table:table-cell office:value-type="float" office:value="-0.0066666666666666" calcext:value-type="float">
            <text:p>-0.0066666666666666</text:p>
          </table:table-cell>
          <table:table-cell office:value-type="float" office:value="0.0000483091787439882" calcext:value-type="float">
            <text:p>4.83091787439882E-05</text:p>
          </table:table-cell>
          <table:table-cell office:value-type="float" office:value="-0.0154106280193236" calcext:value-type="float">
            <text:p>-0.0154106280193236</text:p>
          </table:table-cell>
          <table:table-cell office:value-type="float" office:value="0.0000966183574879764" calcext:value-type="float">
            <text:p>9.66183574879764E-05</text:p>
          </table:table-cell>
          <table:table-cell office:value-type="float" office:value="-0.00222222222222213" calcext:value-type="float">
            <text:p>-0.00222222222222213</text:p>
          </table:table-cell>
          <table:table-cell office:value-type="float" office:value="0.00671497584541059" calcext:value-type="float">
            <text:p>0.00671497584541059</text:p>
          </table:table-cell>
          <table:table-cell office:value-type="float" office:value="0.00231884057971021" calcext:value-type="float">
            <text:p>0.00231884057971021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-0.00676328502415458" calcext:value-type="float">
            <text:p>-0.00676328502415458</text:p>
          </table:table-cell>
          <table:table-cell office:value-type="float" office:value="-0.00207729468599027" calcext:value-type="float">
            <text:p>-0.0020772946859902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office:value-type="float" office:value="-0.0198550724637683" calcext:value-type="float">
            <text:p>-0.0198550724637683</text:p>
          </table:table-cell>
          <table:table-cell office:value-type="float" office:value="-0.0153140096618358" calcext:value-type="float">
            <text:p>-0.0153140096618358</text:p>
          </table:table-cell>
          <table:table-cell office:value-type="float" office:value="0.00454106280193223" calcext:value-type="float">
            <text:p>0.00454106280193223</text:p>
          </table:table-cell>
          <table:table-cell office:value-type="float" office:value="-0.0175845410628019" calcext:value-type="float">
            <text:p>-0.0175845410628019</text:p>
          </table:table-cell>
          <table:table-cell office:value-type="float" office:value="-0.00212560386473437" calcext:value-type="float">
            <text:p>-0.00212560386473437</text:p>
          </table:table-cell>
          <table:table-cell office:value-type="float" office:value="0" calcext:value-type="float">
            <text:p>0</text:p>
          </table:table-cell>
          <table:table-cell office:value-type="float" office:value="-0.00444444444444458" calcext:value-type="float">
            <text:p>-0.00444444444444458</text:p>
          </table:table-cell>
          <table:table-cell office:value-type="float" office:value="-0.00434782608695661" calcext:value-type="float">
            <text:p>-0.00434782608695661</text:p>
          </table:table-cell>
          <table:table-cell office:value-type="float" office:value="-0.0110144927536233" calcext:value-type="float">
            <text:p>-0.0110144927536233</text:p>
          </table:table-cell>
          <table:table-cell office:value-type="float" office:value="0.00449275362318835" calcext:value-type="float">
            <text:p>0.00449275362318835</text:p>
          </table:table-cell>
          <table:table-cell office:value-type="float" office:value="0.00222222222222224" calcext:value-type="float">
            <text:p>0.00222222222222224</text:p>
          </table:table-cell>
          <table:table-cell office:value-type="float" office:value="0.0000966183574877544" calcext:value-type="float">
            <text:p>9.66183574877544E-05</text:p>
          </table:table-cell>
          <table:table-cell office:value-type="float" office:value="-0.00207729468599038" calcext:value-type="float">
            <text:p>-0.00207729468599038</text:p>
          </table:table-cell>
          <table:table-cell office:value-type="float" office:value="0.00903381642512069" calcext:value-type="float">
            <text:p>0.00903381642512069</text:p>
          </table:table-cell>
          <table:table-cell office:value-type="float" office:value="-0.00666666666666682" calcext:value-type="float">
            <text:p>-0.00666666666666682</text:p>
          </table:table-cell>
          <table:table-cell office:value-type="float" office:value="-0.00652173913043497" calcext:value-type="float">
            <text:p>-0.0065217391304349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office:value-type="float" office:value="-0.0202512077294688" calcext:value-type="float">
            <text:p>-0.0202512077294688</text:p>
          </table:table-cell>
          <table:table-cell office:value-type="float" office:value="-0.0162705314009662" calcext:value-type="float">
            <text:p>-0.0162705314009662</text:p>
          </table:table-cell>
          <table:table-cell office:value-type="float" office:value="0.00497584541062779" calcext:value-type="float">
            <text:p>0.00497584541062779</text:p>
          </table:table-cell>
          <table:table-cell office:value-type="float" office:value="-0.0149178743961355" calcext:value-type="float">
            <text:p>-0.0149178743961355</text:p>
          </table:table-cell>
          <table:table-cell office:value-type="float" office:value="0.00448309178743944" calcext:value-type="float">
            <text:p>0.00448309178743944</text:p>
          </table:table-cell>
          <table:table-cell office:value-type="float" office:value="-0.000840579710144951" calcext:value-type="float">
            <text:p>-0.000840579710144951</text:p>
          </table:table-cell>
          <table:table-cell office:value-type="float" office:value="-0.00401932367149771" calcext:value-type="float">
            <text:p>-0.00401932367149771</text:p>
          </table:table-cell>
          <table:table-cell office:value-type="float" office:value="-0.00216425120772967" calcext:value-type="float">
            <text:p>-0.00216425120772967</text:p>
          </table:table-cell>
          <table:table-cell office:value-type="float" office:value="-0.0101449275362321" calcext:value-type="float">
            <text:p>-0.0101449275362321</text:p>
          </table:table-cell>
          <table:table-cell office:value-type="float" office:value="0.00178743961352656" calcext:value-type="float">
            <text:p>0.00178743961352656</text:p>
          </table:table-cell>
          <table:table-cell office:value-type="float" office:value="0.00000966183574868662" calcext:value-type="float">
            <text:p>9.66183574868662E-06</text:p>
          </table:table-cell>
          <table:table-cell office:value-type="float" office:value="0.00807729468599017" calcext:value-type="float">
            <text:p>0.00807729468599017</text:p>
          </table:table-cell>
          <table:table-cell office:value-type="float" office:value="-0.000357487922705513" calcext:value-type="float">
            <text:p>-0.000357487922705513</text:p>
          </table:table-cell>
          <table:table-cell office:value-type="float" office:value="0.0106956521739128" calcext:value-type="float">
            <text:p>0.0106956521739128</text:p>
          </table:table-cell>
          <table:table-cell office:value-type="float" office:value="-0.00312077294685997" calcext:value-type="float">
            <text:p>-0.00312077294685997</text:p>
          </table:table-cell>
          <table:table-cell office:value-type="float" office:value="-0.00388405797101476" calcext:value-type="float">
            <text:p>-0.003884057971014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ds</text:p>
          </table:table-cell>
          <table:table-cell office:value-type="float" office:value="-0.0135135135135135" calcext:value-type="float">
            <text:p>-0.0135135135135135</text:p>
          </table:table-cell>
          <table:table-cell office:value-type="float" office:value="0.0135135135135135" calcext:value-type="float">
            <text:p>0.0135135135135135</text:p>
          </table:table-cell>
          <table:table-cell office:value-type="float" office:value="-0.0107357357357357" calcext:value-type="float">
            <text:p>-0.0107357357357357</text:p>
          </table:table-cell>
          <table:table-cell office:value-type="float" office:value="0.000375375375375464" calcext:value-type="float">
            <text:p>0.000375375375375464</text:p>
          </table:table-cell>
          <table:table-cell office:value-type="float" office:value="-0.0084084084084084" calcext:value-type="float">
            <text:p>-0.0084084084084084</text:p>
          </table:table-cell>
          <table:table-cell office:value-type="float" office:value="0.0165165165165165" calcext:value-type="float">
            <text:p>0.0165165165165165</text:p>
          </table:table-cell>
          <table:table-cell office:value-type="float" office:value="0.00555555555555554" calcext:value-type="float">
            <text:p>0.00555555555555554</text:p>
          </table:table-cell>
          <table:table-cell office:value-type="float" office:value="0.00608108108108107" calcext:value-type="float">
            <text:p>0.00608108108108107</text:p>
          </table:table-cell>
          <table:table-cell office:value-type="float" office:value="0.00247747747747751" calcext:value-type="float">
            <text:p>0.00247747747747751</text:p>
          </table:table-cell>
          <table:table-cell office:value-type="float" office:value="0.0220720720720721" calcext:value-type="float">
            <text:p>0.0220720720720721</text:p>
          </table:table-cell>
          <table:table-cell office:value-type="float" office:value="0.0277027027027027" calcext:value-type="float">
            <text:p>0.0277027027027027</text:p>
          </table:table-cell>
          <table:table-cell office:value-type="float" office:value="-0.0000750750750750928" calcext:value-type="float">
            <text:p>-7.50750750750928E-05</text:p>
          </table:table-cell>
          <table:table-cell office:value-type="float" office:value="0.0222222222222223" calcext:value-type="float">
            <text:p>0.0222222222222223</text:p>
          </table:table-cell>
          <table:table-cell office:value-type="float" office:value="0.0111861861861862" calcext:value-type="float">
            <text:p>0.0111861861861862</text:p>
          </table:table-cell>
          <table:table-cell office:value-type="float" office:value="0.013888888888889" calcext:value-type="float">
            <text:p>0.013888888888889</text:p>
          </table:table-cell>
          <table:table-cell office:value-type="float" office:value="0.00525525525525528" calcext:value-type="float">
            <text:p>0.005255255255255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ds</text:p>
          </table:table-cell>
          <table:table-cell office:value-type="float" office:value="0.00255255255255249" calcext:value-type="float">
            <text:p>0.00255255255255249</text:p>
          </table:table-cell>
          <table:table-cell office:value-type="float" office:value="0.00810810810810803" calcext:value-type="float">
            <text:p>0.00810810810810803</text:p>
          </table:table-cell>
          <table:table-cell office:value-type="float" office:value="-0.0108858858858859" calcext:value-type="float">
            <text:p>-0.0108858858858859</text:p>
          </table:table-cell>
          <table:table-cell office:value-type="float" office:value="-0.00262762762762758" calcext:value-type="float">
            <text:p>-0.00262762762762758</text:p>
          </table:table-cell>
          <table:table-cell office:value-type="float" office:value="-0.00803303303303304" calcext:value-type="float">
            <text:p>-0.00803303303303304</text:p>
          </table:table-cell>
          <table:table-cell office:value-type="float" office:value="0.03003003003003" calcext:value-type="float">
            <text:p>0.03003003003003</text:p>
          </table:table-cell>
          <table:table-cell office:value-type="float" office:value="0.00270270270270267" calcext:value-type="float">
            <text:p>0.00270270270270267</text:p>
          </table:table-cell>
          <table:table-cell office:value-type="float" office:value="0.0057807807807807" calcext:value-type="float">
            <text:p>0.0057807807807807</text:p>
          </table:table-cell>
          <table:table-cell office:value-type="float" office:value="-0.000225225225225278" calcext:value-type="float">
            <text:p>-0.000225225225225278</text:p>
          </table:table-cell>
          <table:table-cell office:value-type="float" office:value="0.0108108108108108" calcext:value-type="float">
            <text:p>0.0108108108108108</text:p>
          </table:table-cell>
          <table:table-cell office:value-type="float" office:value="0.0084084084084084" calcext:value-type="float">
            <text:p>0.0084084084084084</text:p>
          </table:table-cell>
          <table:table-cell office:value-type="float" office:value="0.011036036036036" calcext:value-type="float">
            <text:p>0.011036036036036</text:p>
          </table:table-cell>
          <table:table-cell office:value-type="float" office:value="-0.00030030030030026" calcext:value-type="float">
            <text:p>-0.00030030030030026</text:p>
          </table:table-cell>
          <table:table-cell office:value-type="float" office:value="-0.0025525525525526" calcext:value-type="float">
            <text:p>-0.0025525525525526</text:p>
          </table:table-cell>
          <table:table-cell office:value-type="float" office:value="-0.00030030030030026" calcext:value-type="float">
            <text:p>-0.00030030030030026</text:p>
          </table:table-cell>
          <table:table-cell office:value-type="float" office:value="0.0272522522522523" calcext:value-type="float">
            <text:p>0.02725225225225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ds</text:p>
          </table:table-cell>
          <table:table-cell office:value-type="float" office:value="-0.0249249249249249" calcext:value-type="float">
            <text:p>-0.0249249249249249</text:p>
          </table:table-cell>
          <table:table-cell office:value-type="float" office:value="-0.021921921921922" calcext:value-type="float">
            <text:p>-0.021921921921922</text:p>
          </table:table-cell>
          <table:table-cell office:value-type="float" office:value="-0.00818318318318323" calcext:value-type="float">
            <text:p>-0.00818318318318323</text:p>
          </table:table-cell>
          <table:table-cell office:value-type="float" office:value="-0.0136636636636637" calcext:value-type="float">
            <text:p>-0.0136636636636637</text:p>
          </table:table-cell>
          <table:table-cell office:value-type="float" office:value="-0.00240240240240241" calcext:value-type="float">
            <text:p>-0.00240240240240241</text:p>
          </table:table-cell>
          <table:table-cell office:value-type="float" office:value="-0.0191441441441442" calcext:value-type="float">
            <text:p>-0.0191441441441442</text:p>
          </table:table-cell>
          <table:table-cell office:value-type="float" office:value="-0.010960960960961" calcext:value-type="float">
            <text:p>-0.010960960960961</text:p>
          </table:table-cell>
          <table:table-cell office:value-type="float" office:value="-0.0133633633633634" calcext:value-type="float">
            <text:p>-0.0133633633633634</text:p>
          </table:table-cell>
          <table:table-cell office:value-type="float" office:value="-0.00855855855855858" calcext:value-type="float">
            <text:p>-0.00855855855855858</text:p>
          </table:table-cell>
          <table:table-cell office:value-type="float" office:value="0.00548048048048044" calcext:value-type="float">
            <text:p>0.00548048048048044</text:p>
          </table:table-cell>
          <table:table-cell office:value-type="float" office:value="-0.00247747747747751" calcext:value-type="float">
            <text:p>-0.00247747747747751</text:p>
          </table:table-cell>
          <table:table-cell office:value-type="float" office:value="0.0111861861861862" calcext:value-type="float">
            <text:p>0.0111861861861862</text:p>
          </table:table-cell>
          <table:table-cell office:value-type="float" office:value="0.013888888888889" calcext:value-type="float">
            <text:p>0.013888888888889</text:p>
          </table:table-cell>
          <table:table-cell office:value-type="float" office:value="0.000150150150150075" calcext:value-type="float">
            <text:p>0.000150150150150075</text:p>
          </table:table-cell>
          <table:table-cell office:value-type="float" office:value="-0.0084084084084084" calcext:value-type="float">
            <text:p>-0.0084084084084084</text:p>
          </table:table-cell>
          <table:table-cell office:value-type="float" office:value="0.00810810810810803" calcext:value-type="float">
            <text:p>0.008108108108108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ds</text:p>
          </table:table-cell>
          <table:table-cell office:value-type="float" office:value="-0.014039039039039" calcext:value-type="float">
            <text:p>-0.014039039039039</text:p>
          </table:table-cell>
          <table:table-cell office:value-type="float" office:value="-0.0165915915915915" calcext:value-type="float">
            <text:p>-0.0165915915915915</text:p>
          </table:table-cell>
          <table:table-cell office:value-type="float" office:value="-0.00548048048048044" calcext:value-type="float">
            <text:p>-0.00548048048048044</text:p>
          </table:table-cell>
          <table:table-cell office:value-type="float" office:value="-0.000225225225225167" calcext:value-type="float">
            <text:p>-0.000225225225225167</text:p>
          </table:table-cell>
          <table:table-cell office:value-type="float" office:value="0.000150150150150186" calcext:value-type="float">
            <text:p>0.000150150150150186</text:p>
          </table:table-cell>
          <table:table-cell office:value-type="float" office:value="0.00262762762762769" calcext:value-type="float">
            <text:p>0.00262762762762769</text:p>
          </table:table-cell>
          <table:table-cell office:value-type="float" office:value="-0.00840840840840828" calcext:value-type="float">
            <text:p>-0.00840840840840828</text:p>
          </table:table-cell>
          <table:table-cell office:value-type="float" office:value="-0.00555555555555554" calcext:value-type="float">
            <text:p>-0.00555555555555554</text:p>
          </table:table-cell>
          <table:table-cell office:value-type="float" office:value="-0.0113363363363362" calcext:value-type="float">
            <text:p>-0.0113363363363362</text:p>
          </table:table-cell>
          <table:table-cell office:value-type="float" office:value="-0.00300300300300294" calcext:value-type="float">
            <text:p>-0.00300300300300294</text:p>
          </table:table-cell>
          <table:table-cell office:value-type="float" office:value="-0.00555555555555554" calcext:value-type="float">
            <text:p>-0.00555555555555554</text:p>
          </table:table-cell>
          <table:table-cell office:value-type="float" office:value="0.00803303303303304" calcext:value-type="float">
            <text:p>0.00803303303303304</text:p>
          </table:table-cell>
          <table:table-cell office:value-type="float" office:value="0.00555555555555565" calcext:value-type="float">
            <text:p>0.00555555555555565</text:p>
          </table:table-cell>
          <table:table-cell office:value-type="float" office:value="0.0025525525525526" calcext:value-type="float">
            <text:p>0.0025525525525526</text:p>
          </table:table-cell>
          <table:table-cell office:value-type="float" office:value="-0.014039039039039" calcext:value-type="float">
            <text:p>-0.014039039039039</text:p>
          </table:table-cell>
          <table:table-cell office:value-type="float" office:value="0.0189189189189189" calcext:value-type="float">
            <text:p>0.018918918918918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ds</text:p>
          </table:table-cell>
          <table:table-cell office:value-type="float" office:value="-0.0193693693693693" calcext:value-type="float">
            <text:p>-0.0193693693693693</text:p>
          </table:table-cell>
          <table:table-cell office:value-type="float" office:value="-0.0247747747747747" calcext:value-type="float">
            <text:p>-0.0247747747747747</text:p>
          </table:table-cell>
          <table:table-cell office:value-type="float" office:value="-0.021996996996997" calcext:value-type="float">
            <text:p>-0.021996996996997</text:p>
          </table:table-cell>
          <table:table-cell office:value-type="float" office:value="-0.0084084084084084" calcext:value-type="float">
            <text:p>-0.0084084084084084</text:p>
          </table:table-cell>
          <table:table-cell office:value-type="float" office:value="-0.0134384384384384" calcext:value-type="float">
            <text:p>-0.0134384384384384</text:p>
          </table:table-cell>
          <table:table-cell office:value-type="float" office:value="-0.00277777777777777" calcext:value-type="float">
            <text:p>-0.00277777777777777</text:p>
          </table:table-cell>
          <table:table-cell office:value-type="float" office:value="-0.0248498498498497" calcext:value-type="float">
            <text:p>-0.0248498498498497</text:p>
          </table:table-cell>
          <table:table-cell office:value-type="float" office:value="-0.0383633633633633" calcext:value-type="float">
            <text:p>-0.0383633633633633</text:p>
          </table:table-cell>
          <table:table-cell office:value-type="float" office:value="-0.0168168168168168" calcext:value-type="float">
            <text:p>-0.0168168168168168</text:p>
          </table:table-cell>
          <table:table-cell office:value-type="float" office:value="-0.0000750750750749818" calcext:value-type="float">
            <text:p>-7.50750750749818E-05</text:p>
          </table:table-cell>
          <table:table-cell office:value-type="float" office:value="-0.0216216216216215" calcext:value-type="float">
            <text:p>-0.0216216216216215</text:p>
          </table:table-cell>
          <table:table-cell office:value-type="float" office:value="-0.00292792792792795" calcext:value-type="float">
            <text:p>-0.00292792792792795</text:p>
          </table:table-cell>
          <table:table-cell office:value-type="float" office:value="-0.00525525525525516" calcext:value-type="float">
            <text:p>-0.00525525525525516</text:p>
          </table:table-cell>
          <table:table-cell office:value-type="float" office:value="-0.0192942942942942" calcext:value-type="float">
            <text:p>-0.0192942942942942</text:p>
          </table:table-cell>
          <table:table-cell office:value-type="float" office:value="-0.0165915915915916" calcext:value-type="float">
            <text:p>-0.0165915915915916</text:p>
          </table:table-cell>
          <table:table-cell office:value-type="float" office:value="-0.00292792792792795" calcext:value-type="float">
            <text:p>-0.0029279279279279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ds</text:p>
          </table:table-cell>
          <table:table-cell office:value-type="float" office:value="-0.0138588588588588" calcext:value-type="float">
            <text:p>-0.0138588588588588</text:p>
          </table:table-cell>
          <table:table-cell office:value-type="float" office:value="-0.0083333333333333" calcext:value-type="float">
            <text:p>-0.0083333333333333</text:p>
          </table:table-cell>
          <table:table-cell office:value-type="float" office:value="-0.0114564564564563" calcext:value-type="float">
            <text:p>-0.0114564564564563</text:p>
          </table:table-cell>
          <table:table-cell office:value-type="float" office:value="-0.00490990990990992" calcext:value-type="float">
            <text:p>-0.00490990990990992</text:p>
          </table:table-cell>
          <table:table-cell office:value-type="float" office:value="-0.00642642642642632" calcext:value-type="float">
            <text:p>-0.00642642642642632</text:p>
          </table:table-cell>
          <table:table-cell office:value-type="float" office:value="0.00545045045045056" calcext:value-type="float">
            <text:p>0.00545045045045056</text:p>
          </table:table-cell>
          <table:table-cell office:value-type="float" office:value="-0.00719219219219214" calcext:value-type="float">
            <text:p>-0.00719219219219214</text:p>
          </table:table-cell>
          <table:table-cell office:value-type="float" office:value="-0.00908408408408401" calcext:value-type="float">
            <text:p>-0.00908408408408401</text:p>
          </table:table-cell>
          <table:table-cell office:value-type="float" office:value="-0.00689189189189177" calcext:value-type="float">
            <text:p>-0.00689189189189177</text:p>
          </table:table-cell>
          <table:table-cell office:value-type="float" office:value="0.00705705705705717" calcext:value-type="float">
            <text:p>0.00705705705705717</text:p>
          </table:table-cell>
          <table:table-cell office:value-type="float" office:value="0.00129129129129135" calcext:value-type="float">
            <text:p>0.00129129129129135</text:p>
          </table:table-cell>
          <table:table-cell office:value-type="float" office:value="0.00545045045045045" calcext:value-type="float">
            <text:p>0.00545045045045045</text:p>
          </table:table-cell>
          <table:table-cell office:value-type="float" office:value="0.00722222222222224" calcext:value-type="float">
            <text:p>0.00722222222222224</text:p>
          </table:table-cell>
          <table:table-cell office:value-type="float" office:value="-0.0015915915915915" calcext:value-type="float">
            <text:p>-0.0015915915915915</text:p>
          </table:table-cell>
          <table:table-cell office:value-type="float" office:value="-0.00509009009008998" calcext:value-type="float">
            <text:p>-0.00509009009008998</text:p>
          </table:table-cell>
          <table:table-cell office:value-type="float" office:value="0.0113213213213214" calcext:value-type="float">
            <text:p>0.01132132132132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528932613974575" calcext:value-type="float">
            <text:p>5.28932613974575E-06</text:p>
          </table:table-cell>
          <table:table-cell office:value-type="float" office:value="-0.00000528932613985678" calcext:value-type="float">
            <text:p>-5.28932613985678E-06</text:p>
          </table:table-cell>
          <table:table-cell table:number-columns-repeated="2" office:value-type="float" office:value="-0.000729927007299236" calcext:value-type="float">
            <text:p>-0.000729927007299236</text:p>
          </table:table-cell>
          <table:table-cell office:value-type="float" office:value="-0.000735216333439204" calcext:value-type="float">
            <text:p>-0.000735216333439204</text:p>
          </table:table-cell>
          <table:table-cell office:value-type="float" office:value="-0.000729927007299236" calcext:value-type="float">
            <text:p>-0.000729927007299236</text:p>
          </table:table-cell>
          <table:table-cell office:value-type="float" office:value="0.000724637681159379" calcext:value-type="float">
            <text:p>0.000724637681159379</text:p>
          </table:table-cell>
          <table:table-cell office:value-type="float" office:value="0.00218978102189793" calcext:value-type="float">
            <text:p>0.00218978102189793</text:p>
          </table:table-cell>
          <table:table-cell table:number-columns-repeated="2" office:value-type="float" office:value="0.00144927536231876" calcext:value-type="float">
            <text:p>0.00144927536231876</text:p>
          </table:table-cell>
          <table:table-cell office:value-type="float" office:value="0.000724637681159379" calcext:value-type="float">
            <text:p>0.000724637681159379</text:p>
          </table:table-cell>
          <table:table-cell office:value-type="float" office:value="-0.000729927007299236" calcext:value-type="float">
            <text:p>-0.000729927007299236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0.000724637681159379" calcext:value-type="float">
            <text:p>0.0007246376811593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office:value-type="float" office:value="0.000724637681159379" calcext:value-type="float">
            <text:p>0.000724637681159379</text:p>
          </table:table-cell>
          <table:table-cell office:value-type="float" office:value="-0.000729927007299236" calcext:value-type="float">
            <text:p>-0.000729927007299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00528932613985678" calcext:value-type="float">
            <text:p>-5.28932613985678E-06</text:p>
          </table:table-cell>
          <table:table-cell table:number-columns-repeated="2" office:value-type="float" office:value="-0.00145985401459858" calcext:value-type="float">
            <text:p>-0.00145985401459858</text:p>
          </table:table-cell>
          <table:table-cell table:number-columns-repeated="2" office:value-type="float" office:value="-0.000724637681159379" calcext:value-type="float">
            <text:p>-0.0007246376811593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724637681159379" calcext:value-type="float">
            <text:p>-0.000724637681159379</text:p>
          </table:table-cell>
          <table:table-cell office:value-type="float" office:value="-0.00145456468845862" calcext:value-type="float">
            <text:p>-0.00145456468845862</text:p>
          </table:table-cell>
          <table:table-cell office:value-type="float" office:value="0.0000052893261399678" calcext:value-type="float">
            <text:p>5.2893261399678E-06</text:p>
          </table:table-cell>
          <table:table-cell office:value-type="float" office:value="-0.000735216333438982" calcext:value-type="float">
            <text:p>-0.0007352163334389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office:value-type="float" office:value="0.00145985401459858" calcext:value-type="float">
            <text:p>0.00145985401459858</text:p>
          </table:table-cell>
          <table:table-cell office:value-type="float" office:value="0" calcext:value-type="float">
            <text:p>0</text:p>
          </table:table-cell>
          <table:table-cell office:value-type="float" office:value="-0.000729927007299236" calcext:value-type="float">
            <text:p>-0.000729927007299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0729927007299236" calcext:value-type="float">
            <text:p>-0.000729927007299236</text:p>
          </table:table-cell>
          <table:table-cell office:value-type="float" office:value="-0.000724637681159379" calcext:value-type="float">
            <text:p>-0.000724637681159379</text:p>
          </table:table-cell>
          <table:table-cell office:value-type="float" office:value="0" calcext:value-type="float">
            <text:p>0</text:p>
          </table:table-cell>
          <table:table-cell office:value-type="float" office:value="-0.000724637681159379" calcext:value-type="float">
            <text:p>-0.000724637681159379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0" calcext:value-type="float">
            <text:p>0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-0.00145456468845862" calcext:value-type="float">
            <text:p>-0.00145456468845862</text:p>
          </table:table-cell>
          <table:table-cell office:value-type="float" office:value="-0.000729927007299236" calcext:value-type="float">
            <text:p>-0.000729927007299236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-0.000724637681159379" calcext:value-type="float">
            <text:p>-0.0007246376811593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-0.00145985401459858" calcext:value-type="float">
            <text:p>-0.00145985401459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29927007299236" calcext:value-type="float">
            <text:p>-0.000729927007299236</text:p>
          </table:table-cell>
          <table:table-cell office:value-type="float" office:value="0" calcext:value-type="float">
            <text:p>0</text:p>
          </table:table-cell>
          <table:table-cell office:value-type="float" office:value="-0.000724637681159379" calcext:value-type="float">
            <text:p>-0.000724637681159379</text:p>
          </table:table-cell>
          <table:table-cell office:value-type="float" office:value="-0.000729927007299236" calcext:value-type="float">
            <text:p>-0.000729927007299236</text:p>
          </table:table-cell>
          <table:table-cell office:value-type="float" office:value="-0.000724637681159379" calcext:value-type="float">
            <text:p>-0.000724637681159379</text:p>
          </table:table-cell>
          <table:table-cell office:value-type="float" office:value="0.00145985401459858" calcext:value-type="float">
            <text:p>0.00145985401459858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0" calcext:value-type="float">
            <text:p>0</text:p>
          </table:table-cell>
          <table:table-cell office:value-type="float" office:value="-0.000724637681159379" calcext:value-type="float">
            <text:p>-0.000724637681159379</text:p>
          </table:table-cell>
          <table:table-cell office:value-type="float" office:value="-0.000729927007299236" calcext:value-type="float">
            <text:p>-0.000729927007299236</text:p>
          </table:table-cell>
          <table:table-cell office:value-type="float" office:value="0.0000052893261399678" calcext:value-type="float">
            <text:p>5.2893261399678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-0.00145985401459858" calcext:value-type="float">
            <text:p>-0.00145985401459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29927007299236" calcext:value-type="float">
            <text:p>-0.000729927007299236</text:p>
          </table:table-cell>
          <table:table-cell office:value-type="float" office:value="0" calcext:value-type="float">
            <text:p>0</text:p>
          </table:table-cell>
          <table:table-cell office:value-type="float" office:value="-0.000724637681159379" calcext:value-type="float">
            <text:p>-0.000724637681159379</text:p>
          </table:table-cell>
          <table:table-cell office:value-type="float" office:value="0" calcext:value-type="float">
            <text:p>0</text:p>
          </table:table-cell>
          <table:table-cell office:value-type="float" office:value="-0.000724637681159379" calcext:value-type="float">
            <text:p>-0.000724637681159379</text:p>
          </table:table-cell>
          <table:table-cell office:value-type="float" office:value="0.00145985401459858" calcext:value-type="float">
            <text:p>0.00145985401459858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-0.000724637681159379" calcext:value-type="float">
            <text:p>-0.000724637681159379</text:p>
          </table:table-cell>
          <table:table-cell office:value-type="float" office:value="0" calcext:value-type="float">
            <text:p>0</text:p>
          </table:table-cell>
          <table:table-cell office:value-type="float" office:value="-0.000729927007299236" calcext:value-type="float">
            <text:p>-0.0007299270072992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office:value-type="float" office:value="0.000728869142071376" calcext:value-type="float">
            <text:p>0.000728869142071376</text:p>
          </table:table-cell>
          <table:table-cell office:value-type="float" office:value="-0.000729927007299236" calcext:value-type="float">
            <text:p>-0.000729927007299236</text:p>
          </table:table-cell>
          <table:table-cell office:value-type="float" office:value="-0.000144927536231854" calcext:value-type="float">
            <text:p>-0.000144927536231854</text:p>
          </table:table-cell>
          <table:table-cell office:value-type="float" office:value="-0.00000105786522797136" calcext:value-type="float">
            <text:p>-1.05786522797136E-06</text:p>
          </table:table-cell>
          <table:table-cell office:value-type="float" office:value="-0.000584999471067382" calcext:value-type="float">
            <text:p>-0.000584999471067382</text:p>
          </table:table-cell>
          <table:table-cell office:value-type="float" office:value="-0.000583941605839411" calcext:value-type="float">
            <text:p>-0.000583941605839411</text:p>
          </table:table-cell>
          <table:table-cell office:value-type="float" office:value="-0.000873796678303229" calcext:value-type="float">
            <text:p>-0.000873796678303229</text:p>
          </table:table-cell>
          <table:table-cell office:value-type="float" office:value="-0.000436898339151726" calcext:value-type="float">
            <text:p>-0.000436898339151726</text:p>
          </table:table-cell>
          <table:table-cell office:value-type="float" office:value="-0.000434782608695561" calcext:value-type="float">
            <text:p>-0.000434782608695561</text:p>
          </table:table-cell>
          <table:table-cell office:value-type="float" office:value="0.00116788321167882" calcext:value-type="float">
            <text:p>0.00116788321167882</text:p>
          </table:table-cell>
          <table:table-cell office:value-type="float" office:value="0.000581825875383468" calcext:value-type="float">
            <text:p>0.000581825875383468</text:p>
          </table:table-cell>
          <table:table-cell office:value-type="float" office:value="0.000290912937691679" calcext:value-type="float">
            <text:p>0.000290912937691679</text:p>
          </table:table-cell>
          <table:table-cell office:value-type="float" office:value="-0.000435840473923532" calcext:value-type="float">
            <text:p>-0.000435840473923532</text:p>
          </table:table-cell>
          <table:table-cell office:value-type="float" office:value="-0.000874854543531201" calcext:value-type="float">
            <text:p>-0.000874854543531201</text:p>
          </table:table-cell>
          <table:table-cell office:value-type="float" office:value="0.000294086533375704" calcext:value-type="float">
            <text:p>0.000294086533375704</text:p>
          </table:table-cell>
          <table:table-cell office:value-type="float" office:value="-0.000147043266687796" calcext:value-type="float">
            <text:p>-0.0001470432666877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-0.00140786749482402" calcext:value-type="float">
            <text:p>-0.00140786749482402</text:p>
          </table:table-cell>
          <table:table-cell office:value-type="float" office:value="0.00861283643892352" calcext:value-type="float">
            <text:p>0.00861283643892352</text:p>
          </table:table-cell>
          <table:table-cell office:value-type="float" office:value="0.00430641821946154" calcext:value-type="float">
            <text:p>0.00430641821946154</text:p>
          </table:table-cell>
          <table:table-cell office:value-type="float" office:value="0" calcext:value-type="float">
            <text:p>0</text:p>
          </table:table-cell>
          <table:table-cell office:value-type="float" office:value="0.00863354037267072" calcext:value-type="float">
            <text:p>0.00863354037267072</text:p>
          </table:table-cell>
          <table:table-cell office:value-type="float" office:value="0.00571428571428556" calcext:value-type="float">
            <text:p>0.00571428571428556</text:p>
          </table:table-cell>
          <table:table-cell office:value-type="float" office:value="0.00997929606625259" calcext:value-type="float">
            <text:p>0.00997929606625259</text:p>
          </table:table-cell>
          <table:table-cell office:value-type="float" office:value="-0.0000207039337476456" calcext:value-type="float">
            <text:p>-2.07039337476456E-05</text:p>
          </table:table-cell>
          <table:table-cell office:value-type="float" office:value="0.00714285714285712" calcext:value-type="float">
            <text:p>0.00714285714285712</text:p>
          </table:table-cell>
          <table:table-cell office:value-type="float" office:value="0.00859213250517599" calcext:value-type="float">
            <text:p>0.00859213250517599</text:p>
          </table:table-cell>
          <table:table-cell office:value-type="float" office:value="-0.00287784679089043" calcext:value-type="float">
            <text:p>-0.00287784679089043</text:p>
          </table:table-cell>
          <table:table-cell office:value-type="float" office:value="0" calcext:value-type="float">
            <text:p>0</text:p>
          </table:table-cell>
          <table:table-cell office:value-type="float" office:value="0.0128985507246375" calcext:value-type="float">
            <text:p>0.0128985507246375</text:p>
          </table:table-cell>
          <table:table-cell office:value-type="float" office:value="0.00571428571428556" calcext:value-type="float">
            <text:p>0.00571428571428556</text:p>
          </table:table-cell>
          <table:table-cell office:value-type="float" office:value="0.00716356107660432" calcext:value-type="float">
            <text:p>0.00716356107660432</text:p>
          </table:table-cell>
          <table:table-cell office:value-type="float" office:value="0.00289855072463774" calcext:value-type="float">
            <text:p>0.002898550724637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-0.00144927536231876" calcext:value-type="float">
            <text:p>-0.00144927536231876</text:p>
          </table:table-cell>
          <table:table-cell office:value-type="float" office:value="0.00430641821946198" calcext:value-type="float">
            <text:p>0.00430641821946198</text:p>
          </table:table-cell>
          <table:table-cell office:value-type="float" office:value="-0.00430641821946154" calcext:value-type="float">
            <text:p>-0.00430641821946154</text:p>
          </table:table-cell>
          <table:table-cell office:value-type="float" office:value="-0.00142857142857133" calcext:value-type="float">
            <text:p>-0.00142857142857133</text:p>
          </table:table-cell>
          <table:table-cell office:value-type="float" office:value="0.00287784679089043" calcext:value-type="float">
            <text:p>0.00287784679089043</text:p>
          </table:table-cell>
          <table:table-cell office:value-type="float" office:value="-0.00285714285714278" calcext:value-type="float">
            <text:p>-0.00285714285714278</text:p>
          </table:table-cell>
          <table:table-cell office:value-type="float" office:value="0.00428571428571445" calcext:value-type="float">
            <text:p>0.00428571428571445</text:p>
          </table:table-cell>
          <table:table-cell office:value-type="float" office:value="-0.00430641821946154" calcext:value-type="float">
            <text:p>-0.00430641821946154</text:p>
          </table:table-cell>
          <table:table-cell office:value-type="float" office:value="-0.00287784679088998" calcext:value-type="float">
            <text:p>-0.00287784679088998</text:p>
          </table:table-cell>
          <table:table-cell office:value-type="float" office:value="-0.00144927536231876" calcext:value-type="float">
            <text:p>-0.00144927536231876</text:p>
          </table:table-cell>
          <table:table-cell office:value-type="float" office:value="0.00140786749482402" calcext:value-type="float">
            <text:p>0.00140786749482402</text:p>
          </table:table-cell>
          <table:table-cell office:value-type="float" office:value="-0.00428571428571423" calcext:value-type="float">
            <text:p>-0.00428571428571423</text:p>
          </table:table-cell>
          <table:table-cell office:value-type="float" office:value="0.00716356107660465" calcext:value-type="float">
            <text:p>0.00716356107660465</text:p>
          </table:table-cell>
          <table:table-cell office:value-type="float" office:value="0.00142857142857145" calcext:value-type="float">
            <text:p>0.00142857142857145</text:p>
          </table:table-cell>
          <table:table-cell office:value-type="float" office:value="-0.00146997929606618" calcext:value-type="float">
            <text:p>-0.00146997929606618</text:p>
          </table:table-cell>
          <table:table-cell office:value-type="float" office:value="0.00142857142857145" calcext:value-type="float">
            <text:p>0.001428571428571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-0.00144927536231865" calcext:value-type="float">
            <text:p>-0.00144927536231865</text:p>
          </table:table-cell>
          <table:table-cell office:value-type="float" office:value="-0.0014078674948238" calcext:value-type="float">
            <text:p>-0.0014078674948238</text:p>
          </table:table-cell>
          <table:table-cell office:value-type="float" office:value="-0.00718426501035185" calcext:value-type="float">
            <text:p>-0.00718426501035185</text:p>
          </table:table-cell>
          <table:table-cell office:value-type="float" office:value="-0.00285714285714278" calcext:value-type="float">
            <text:p>-0.00285714285714278</text:p>
          </table:table-cell>
          <table:table-cell office:value-type="float" office:value="0.00142857142857133" calcext:value-type="float">
            <text:p>0.00142857142857133</text:p>
          </table:table-cell>
          <table:table-cell office:value-type="float" office:value="-0.00716356107660443" calcext:value-type="float">
            <text:p>-0.00716356107660443</text:p>
          </table:table-cell>
          <table:table-cell office:value-type="float" office:value="0.00142857142857133" calcext:value-type="float">
            <text:p>0.00142857142857133</text:p>
          </table:table-cell>
          <table:table-cell office:value-type="float" office:value="0" calcext:value-type="float">
            <text:p>0</text:p>
          </table:table-cell>
          <table:table-cell office:value-type="float" office:value="-0.00716356107660443" calcext:value-type="float">
            <text:p>-0.00716356107660443</text:p>
          </table:table-cell>
          <table:table-cell office:value-type="float" office:value="0.00142857142857133" calcext:value-type="float">
            <text:p>0.00142857142857133</text:p>
          </table:table-cell>
          <table:table-cell table:number-columns-repeated="2" office:value-type="float" office:value="-0.00285714285714278" calcext:value-type="float">
            <text:p>-0.00285714285714278</text:p>
          </table:table-cell>
          <table:table-cell office:value-type="float" office:value="0.00144927536231898" calcext:value-type="float">
            <text:p>0.00144927536231898</text:p>
          </table:table-cell>
          <table:table-cell office:value-type="float" office:value="0" calcext:value-type="float">
            <text:p>0</text:p>
          </table:table-cell>
          <table:table-cell office:value-type="float" office:value="0.002857142857143" calcext:value-type="float">
            <text:p>0.002857142857143</text:p>
          </table:table-cell>
          <table:table-cell office:value-type="float" office:value="0.00716356107660454" calcext:value-type="float">
            <text:p>0.007163561076604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-0.00287784679088998" calcext:value-type="float">
            <text:p>-0.00287784679088998</text:p>
          </table:table-cell>
          <table:table-cell office:value-type="float" office:value="0.0000207039337476456" calcext:value-type="float">
            <text:p>2.07039337476456E-05</text:p>
          </table:table-cell>
          <table:table-cell office:value-type="float" office:value="-0.00714285714285701" calcext:value-type="float">
            <text:p>-0.00714285714285701</text:p>
          </table:table-cell>
          <table:table-cell office:value-type="float" office:value="-0.0014078674948238" calcext:value-type="float">
            <text:p>-0.0014078674948238</text:p>
          </table:table-cell>
          <table:table-cell office:value-type="float" office:value="0" calcext:value-type="float">
            <text:p>0</text:p>
          </table:table-cell>
          <table:table-cell office:value-type="float" office:value="-0.00571428571428556" calcext:value-type="float">
            <text:p>-0.00571428571428556</text:p>
          </table:table-cell>
          <table:table-cell office:value-type="float" office:value="0" calcext:value-type="float">
            <text:p>0</text:p>
          </table:table-cell>
          <table:table-cell office:value-type="float" office:value="-0.00142857142857133" calcext:value-type="float">
            <text:p>-0.00142857142857133</text:p>
          </table:table-cell>
          <table:table-cell office:value-type="float" office:value="-0.00428571428571412" calcext:value-type="float">
            <text:p>-0.00428571428571412</text:p>
          </table:table-cell>
          <table:table-cell office:value-type="float" office:value="-0.00142857142857133" calcext:value-type="float">
            <text:p>-0.00142857142857133</text:p>
          </table:table-cell>
          <table:table-cell office:value-type="float" office:value="-0.00285714285714278" calcext:value-type="float">
            <text:p>-0.00285714285714278</text:p>
          </table:table-cell>
          <table:table-cell office:value-type="float" office:value="-0.00142857142857133" calcext:value-type="float">
            <text:p>-0.00142857142857133</text:p>
          </table:table-cell>
          <table:table-cell office:value-type="float" office:value="0.00142857142857167" calcext:value-type="float">
            <text:p>0.00142857142857167</text:p>
          </table:table-cell>
          <table:table-cell office:value-type="float" office:value="-0.00285714285714278" calcext:value-type="float">
            <text:p>-0.00285714285714278</text:p>
          </table:table-cell>
          <table:table-cell office:value-type="float" office:value="0" calcext:value-type="float">
            <text:p>0</text:p>
          </table:table-cell>
          <table:table-cell office:value-type="float" office:value="0.0014492753623192" calcext:value-type="float">
            <text:p>0.00144927536231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-0.00285714285714278" calcext:value-type="float">
            <text:p>-0.00285714285714278</text:p>
          </table:table-cell>
          <table:table-cell office:value-type="float" office:value="0.0000414078674949581" calcext:value-type="float">
            <text:p>4.14078674949581E-05</text:p>
          </table:table-cell>
          <table:table-cell office:value-type="float" office:value="-0.00283643892339536" calcext:value-type="float">
            <text:p>-0.00283643892339536</text:p>
          </table:table-cell>
          <table:table-cell office:value-type="float" office:value="0.0014699792960664" calcext:value-type="float">
            <text:p>0.0014699792960664</text:p>
          </table:table-cell>
          <table:table-cell office:value-type="float" office:value="0.00144927536231876" calcext:value-type="float">
            <text:p>0.00144927536231876</text:p>
          </table:table-cell>
          <table:table-cell office:value-type="float" office:value="-0.0042650103519668" calcext:value-type="float">
            <text:p>-0.0042650103519668</text:p>
          </table:table-cell>
          <table:table-cell office:value-type="float" office:value="0.0000207039337474235" calcext:value-type="float">
            <text:p>2.07039337474235E-05</text:p>
          </table:table-cell>
          <table:table-cell office:value-type="float" office:value="0.00144927536231876" calcext:value-type="float">
            <text:p>0.00144927536231876</text:p>
          </table:table-cell>
          <table:table-cell office:value-type="float" office:value="-0.00283643892339536" calcext:value-type="float">
            <text:p>-0.00283643892339536</text:p>
          </table:table-cell>
          <table:table-cell office:value-type="float" office:value="0.00144927536231876" calcext:value-type="float">
            <text:p>0.00144927536231876</text:p>
          </table:table-cell>
          <table:table-cell office:value-type="float" office:value="-0.0042650103519668" calcext:value-type="float">
            <text:p>-0.0042650103519668</text:p>
          </table:table-cell>
          <table:table-cell office:value-type="float" office:value="-0.00283643892339536" calcext:value-type="float">
            <text:p>-0.00283643892339536</text:p>
          </table:table-cell>
          <table:table-cell office:value-type="float" office:value="0.00287784679089043" calcext:value-type="float">
            <text:p>0.00287784679089043</text:p>
          </table:table-cell>
          <table:table-cell office:value-type="float" office:value="-0.00140786749482402" calcext:value-type="float">
            <text:p>-0.00140786749482402</text:p>
          </table:table-cell>
          <table:table-cell office:value-type="float" office:value="0.00287784679089043" calcext:value-type="float">
            <text:p>0.00287784679089043</text:p>
          </table:table-cell>
          <table:table-cell office:value-type="float" office:value="0.00289855072463796" calcext:value-type="float">
            <text:p>0.0028985507246379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-0.00200828157349875" calcext:value-type="float">
            <text:p>-0.00200828157349875</text:p>
          </table:table-cell>
          <table:table-cell office:value-type="float" office:value="0.00231469979296095" calcext:value-type="float">
            <text:p>0.00231469979296095</text:p>
          </table:table-cell>
          <table:table-cell office:value-type="float" office:value="-0.00343271221532071" calcext:value-type="float">
            <text:p>-0.00343271221532071</text:p>
          </table:table-cell>
          <table:table-cell office:value-type="float" office:value="-0.000844720496894102" calcext:value-type="float">
            <text:p>-0.000844720496894102</text:p>
          </table:table-cell>
          <table:table-cell office:value-type="float" office:value="0.00287784679089043" calcext:value-type="float">
            <text:p>0.00287784679089043</text:p>
          </table:table-cell>
          <table:table-cell office:value-type="float" office:value="-0.00285714285714267" calcext:value-type="float">
            <text:p>-0.00285714285714267</text:p>
          </table:table-cell>
          <table:table-cell office:value-type="float" office:value="0.00314285714285722" calcext:value-type="float">
            <text:p>0.00314285714285722</text:p>
          </table:table-cell>
          <table:table-cell office:value-type="float" office:value="-0.000861283643892263" calcext:value-type="float">
            <text:p>-0.000861283643892263</text:p>
          </table:table-cell>
          <table:table-cell office:value-type="float" office:value="-0.00200414078674938" calcext:value-type="float">
            <text:p>-0.00200414078674938</text:p>
          </table:table-cell>
          <table:table-cell office:value-type="float" office:value="0.00171842650103538" calcext:value-type="float">
            <text:p>0.00171842650103538</text:p>
          </table:table-cell>
          <table:table-cell office:value-type="float" office:value="-0.00228985507246371" calcext:value-type="float">
            <text:p>-0.00228985507246371</text:p>
          </table:table-cell>
          <table:table-cell office:value-type="float" office:value="-0.00228157349896474" calcext:value-type="float">
            <text:p>-0.00228157349896474</text:p>
          </table:table-cell>
          <table:table-cell office:value-type="float" office:value="0.00516356107660465" calcext:value-type="float">
            <text:p>0.00516356107660465</text:p>
          </table:table-cell>
          <table:table-cell office:value-type="float" office:value="0.000575569358178152" calcext:value-type="float">
            <text:p>0.000575569358178152</text:p>
          </table:table-cell>
          <table:table-cell office:value-type="float" office:value="0.00228571428571434" calcext:value-type="float">
            <text:p>0.00228571428571434</text:p>
          </table:table-cell>
          <table:table-cell office:value-type="float" office:value="0.00316770186335436" calcext:value-type="float">
            <text:p>0.003167701863354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upa</text:p>
          </table:table-cell>
          <table:table-cell office:value-type="float" office:value="0.0323529411764705" calcext:value-type="float">
            <text:p>0.0323529411764705</text:p>
          </table:table-cell>
          <table:table-cell office:value-type="float" office:value="0.00294117647058822" calcext:value-type="float">
            <text:p>0.00294117647058822</text:p>
          </table:table-cell>
          <table:table-cell office:value-type="float" office:value="0.0147058823529411" calcext:value-type="float">
            <text:p>0.0147058823529411</text:p>
          </table:table-cell>
          <table:table-cell office:value-type="float" office:value="0.0199999999999999" calcext:value-type="float">
            <text:p>0.0199999999999999</text:p>
          </table:table-cell>
          <table:table-cell office:value-type="float" office:value="-0.00268907563025211" calcext:value-type="float">
            <text:p>-0.00268907563025211</text:p>
          </table:table-cell>
          <table:table-cell office:value-type="float" office:value="0.000168067226890667" calcext:value-type="float">
            <text:p>0.000168067226890667</text:p>
          </table:table-cell>
          <table:table-cell office:value-type="float" office:value="0.0204201680672268" calcext:value-type="float">
            <text:p>0.0204201680672268</text:p>
          </table:table-cell>
          <table:table-cell office:value-type="float" office:value="0.0203361344537814" calcext:value-type="float">
            <text:p>0.0203361344537814</text:p>
          </table:table-cell>
          <table:table-cell office:value-type="float" office:value="0.0292436974789916" calcext:value-type="float">
            <text:p>0.0292436974789916</text:p>
          </table:table-cell>
          <table:table-cell office:value-type="float" office:value="0.0145378151260503" calcext:value-type="float">
            <text:p>0.0145378151260503</text:p>
          </table:table-cell>
          <table:table-cell office:value-type="float" office:value="-0.00285714285714289" calcext:value-type="float">
            <text:p>-0.00285714285714289</text:p>
          </table:table-cell>
          <table:table-cell office:value-type="float" office:value="0.0141176470588235" calcext:value-type="float">
            <text:p>0.0141176470588235</text:p>
          </table:table-cell>
          <table:table-cell office:value-type="float" office:value="0.0315966386554621" calcext:value-type="float">
            <text:p>0.0315966386554621</text:p>
          </table:table-cell>
          <table:table-cell office:value-type="float" office:value="-0.00285714285714289" calcext:value-type="float">
            <text:p>-0.00285714285714289</text:p>
          </table:table-cell>
          <table:table-cell office:value-type="float" office:value="0.0321008403361344" calcext:value-type="float">
            <text:p>0.0321008403361344</text:p>
          </table:table-cell>
          <table:table-cell office:value-type="float" office:value="0.0291596638655461" calcext:value-type="float">
            <text:p>0.02915966386554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upa</text:p>
          </table:table-cell>
          <table:table-cell office:value-type="float" office:value="0.0295798319327731" calcext:value-type="float">
            <text:p>0.0295798319327731</text:p>
          </table:table-cell>
          <table:table-cell office:value-type="float" office:value="-0.00815126050420167" calcext:value-type="float">
            <text:p>-0.00815126050420167</text:p>
          </table:table-cell>
          <table:table-cell office:value-type="float" office:value="0.0268067226890757" calcext:value-type="float">
            <text:p>0.0268067226890757</text:p>
          </table:table-cell>
          <table:table-cell office:value-type="float" office:value="0.0090756302521009" calcext:value-type="float">
            <text:p>0.0090756302521009</text:p>
          </table:table-cell>
          <table:table-cell office:value-type="float" office:value="0.0149579831932773" calcext:value-type="float">
            <text:p>0.0149579831932773</text:p>
          </table:table-cell>
          <table:table-cell office:value-type="float" office:value="0.00890756302521012" calcext:value-type="float">
            <text:p>0.00890756302521012</text:p>
          </table:table-cell>
          <table:table-cell office:value-type="float" office:value="0.00344537815126056" calcext:value-type="float">
            <text:p>0.00344537815126056</text:p>
          </table:table-cell>
          <table:table-cell office:value-type="float" office:value="0.026218487394958" calcext:value-type="float">
            <text:p>0.026218487394958</text:p>
          </table:table-cell>
          <table:table-cell office:value-type="float" office:value="0.0209243697478992" calcext:value-type="float">
            <text:p>0.0209243697478992</text:p>
          </table:table-cell>
          <table:table-cell office:value-type="float" office:value="0.00361344537815123" calcext:value-type="float">
            <text:p>0.00361344537815123</text:p>
          </table:table-cell>
          <table:table-cell office:value-type="float" office:value="0.0210084033613446" calcext:value-type="float">
            <text:p>0.0210084033613446</text:p>
          </table:table-cell>
          <table:table-cell office:value-type="float" office:value="0.0115126050420169" calcext:value-type="float">
            <text:p>0.0115126050420169</text:p>
          </table:table-cell>
          <table:table-cell office:value-type="float" office:value="0.0294117647058824" calcext:value-type="float">
            <text:p>0.0294117647058824</text:p>
          </table:table-cell>
          <table:table-cell office:value-type="float" office:value="0.0177310924369748" calcext:value-type="float">
            <text:p>0.0177310924369748</text:p>
          </table:table-cell>
          <table:table-cell office:value-type="float" office:value="0.0265546218487395" calcext:value-type="float">
            <text:p>0.0265546218487395</text:p>
          </table:table-cell>
          <table:table-cell office:value-type="float" office:value="0.0266386554621849" calcext:value-type="float">
            <text:p>0.02663865546218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upa</text:p>
          </table:table-cell>
          <table:table-cell office:value-type="float" office:value="0.00890756302521012" calcext:value-type="float">
            <text:p>0.00890756302521012</text:p>
          </table:table-cell>
          <table:table-cell office:value-type="float" office:value="-0.0114285714285713" calcext:value-type="float">
            <text:p>-0.0114285714285713</text:p>
          </table:table-cell>
          <table:table-cell office:value-type="float" office:value="0.026218487394958" calcext:value-type="float">
            <text:p>0.026218487394958</text:p>
          </table:table-cell>
          <table:table-cell office:value-type="float" office:value="0.0115966386554622" calcext:value-type="float">
            <text:p>0.0115966386554622</text:p>
          </table:table-cell>
          <table:table-cell office:value-type="float" office:value="0.00621848739495801" calcext:value-type="float">
            <text:p>0.00621848739495801</text:p>
          </table:table-cell>
          <table:table-cell office:value-type="float" office:value="0.0144537815126051" calcext:value-type="float">
            <text:p>0.0144537815126051</text:p>
          </table:table-cell>
          <table:table-cell office:value-type="float" office:value="0.0119327731092438" calcext:value-type="float">
            <text:p>0.0119327731092438</text:p>
          </table:table-cell>
          <table:table-cell office:value-type="float" office:value="0.0172268907563026" calcext:value-type="float">
            <text:p>0.0172268907563026</text:p>
          </table:table-cell>
          <table:table-cell office:value-type="float" office:value="0.0294117647058824" calcext:value-type="float">
            <text:p>0.0294117647058824</text:p>
          </table:table-cell>
          <table:table-cell office:value-type="float" office:value="0.00294117647058822" calcext:value-type="float">
            <text:p>0.00294117647058822</text:p>
          </table:table-cell>
          <table:table-cell office:value-type="float" office:value="0.020672268907563" calcext:value-type="float">
            <text:p>0.020672268907563</text:p>
          </table:table-cell>
          <table:table-cell office:value-type="float" office:value="0.00890756302521012" calcext:value-type="float">
            <text:p>0.00890756302521012</text:p>
          </table:table-cell>
          <table:table-cell office:value-type="float" office:value="0.0231932773109244" calcext:value-type="float">
            <text:p>0.0231932773109244</text:p>
          </table:table-cell>
          <table:table-cell office:value-type="float" office:value="0.00588235294117645" calcext:value-type="float">
            <text:p>0.00588235294117645</text:p>
          </table:table-cell>
          <table:table-cell office:value-type="float" office:value="0.00605042016806723" calcext:value-type="float">
            <text:p>0.00605042016806723</text:p>
          </table:table-cell>
          <table:table-cell office:value-type="float" office:value="0.0146218487394958" calcext:value-type="float">
            <text:p>0.01462184873949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upa</text:p>
          </table:table-cell>
          <table:table-cell office:value-type="float" office:value="0.0115966386554622" calcext:value-type="float">
            <text:p>0.0115966386554622</text:p>
          </table:table-cell>
          <table:table-cell office:value-type="float" office:value="-0.0317647058823529" calcext:value-type="float">
            <text:p>-0.0317647058823529</text:p>
          </table:table-cell>
          <table:table-cell office:value-type="float" office:value="0.0147899159663866" calcext:value-type="float">
            <text:p>0.0147899159663866</text:p>
          </table:table-cell>
          <table:table-cell office:value-type="float" office:value="-0.00277310924369745" calcext:value-type="float">
            <text:p>-0.00277310924369745</text:p>
          </table:table-cell>
          <table:table-cell office:value-type="float" office:value="0.0116806722689076" calcext:value-type="float">
            <text:p>0.0116806722689076</text:p>
          </table:table-cell>
          <table:table-cell office:value-type="float" office:value="-0.00319327731092434" calcext:value-type="float">
            <text:p>-0.00319327731092434</text:p>
          </table:table-cell>
          <table:table-cell office:value-type="float" office:value="0.00596638655462189" calcext:value-type="float">
            <text:p>0.00596638655462189</text:p>
          </table:table-cell>
          <table:table-cell office:value-type="float" office:value="0.0118487394957983" calcext:value-type="float">
            <text:p>0.0118487394957983</text:p>
          </table:table-cell>
          <table:table-cell office:value-type="float" office:value="-0.002689075630252" calcext:value-type="float">
            <text:p>-0.002689075630252</text:p>
          </table:table-cell>
          <table:table-cell office:value-type="float" office:value="0.00865546218487401" calcext:value-type="float">
            <text:p>0.00865546218487401</text:p>
          </table:table-cell>
          <table:table-cell office:value-type="float" office:value="0.00890756302521012" calcext:value-type="float">
            <text:p>0.00890756302521012</text:p>
          </table:table-cell>
          <table:table-cell office:value-type="float" office:value="0.0000840336134454445" calcext:value-type="float">
            <text:p>8.40336134454445E-05</text:p>
          </table:table-cell>
          <table:table-cell office:value-type="float" office:value="0.0116806722689076" calcext:value-type="float">
            <text:p>0.0116806722689076</text:p>
          </table:table-cell>
          <table:table-cell office:value-type="float" office:value="-0.00588235294117645" calcext:value-type="float">
            <text:p>-0.00588235294117645</text:p>
          </table:table-cell>
          <table:table-cell office:value-type="float" office:value="0.00294117647058822" calcext:value-type="float">
            <text:p>0.00294117647058822</text:p>
          </table:table-cell>
          <table:table-cell office:value-type="float" office:value="0.00596638655462189" calcext:value-type="float">
            <text:p>0.0059663865546218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upa</text:p>
          </table:table-cell>
          <table:table-cell office:value-type="float" office:value="0.00285714285714289" calcext:value-type="float">
            <text:p>0.00285714285714289</text:p>
          </table:table-cell>
          <table:table-cell office:value-type="float" office:value="-0.0405042016806723" calcext:value-type="float">
            <text:p>-0.0405042016806723</text:p>
          </table:table-cell>
          <table:table-cell office:value-type="float" office:value="0.0176470588235294" calcext:value-type="float">
            <text:p>0.0176470588235294</text:p>
          </table:table-cell>
          <table:table-cell office:value-type="float" office:value="0.0175630252100841" calcext:value-type="float">
            <text:p>0.0175630252100841</text:p>
          </table:table-cell>
          <table:table-cell office:value-type="float" office:value="0.0145378151260505" calcext:value-type="float">
            <text:p>0.0145378151260505</text:p>
          </table:table-cell>
          <table:table-cell office:value-type="float" office:value="-0.00605042016806723" calcext:value-type="float">
            <text:p>-0.00605042016806723</text:p>
          </table:table-cell>
          <table:table-cell office:value-type="float" office:value="0.00588235294117645" calcext:value-type="float">
            <text:p>0.00588235294117645</text:p>
          </table:table-cell>
          <table:table-cell office:value-type="float" office:value="-0.00285714285714278" calcext:value-type="float">
            <text:p>-0.00285714285714278</text:p>
          </table:table-cell>
          <table:table-cell office:value-type="float" office:value="0.00588235294117645" calcext:value-type="float">
            <text:p>0.00588235294117645</text:p>
          </table:table-cell>
          <table:table-cell office:value-type="float" office:value="0.00277310924369756" calcext:value-type="float">
            <text:p>0.00277310924369756</text:p>
          </table:table-cell>
          <table:table-cell office:value-type="float" office:value="0.0147899159663866" calcext:value-type="float">
            <text:p>0.0147899159663866</text:p>
          </table:table-cell>
          <table:table-cell office:value-type="float" office:value="0.00588235294117645" calcext:value-type="float">
            <text:p>0.00588235294117645</text:p>
          </table:table-cell>
          <table:table-cell office:value-type="float" office:value="0.00302521008403367" calcext:value-type="float">
            <text:p>0.00302521008403367</text:p>
          </table:table-cell>
          <table:table-cell office:value-type="float" office:value="-0.0146218487394958" calcext:value-type="float">
            <text:p>-0.0146218487394958</text:p>
          </table:table-cell>
          <table:table-cell office:value-type="float" office:value="0.0146218487394958" calcext:value-type="float">
            <text:p>0.0146218487394958</text:p>
          </table:table-cell>
          <table:table-cell office:value-type="float" office:value="-0.00277310924369745" calcext:value-type="float">
            <text:p>-0.0027731092436974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upa</text:p>
          </table:table-cell>
          <table:table-cell office:value-type="float" office:value="0.0170588235294118" calcext:value-type="float">
            <text:p>0.0170588235294118</text:p>
          </table:table-cell>
          <table:table-cell office:value-type="float" office:value="-0.017781512605042" calcext:value-type="float">
            <text:p>-0.017781512605042</text:p>
          </table:table-cell>
          <table:table-cell office:value-type="float" office:value="0.0200336134453781" calcext:value-type="float">
            <text:p>0.0200336134453781</text:p>
          </table:table-cell>
          <table:table-cell office:value-type="float" office:value="0.0110924369747899" calcext:value-type="float">
            <text:p>0.0110924369747899</text:p>
          </table:table-cell>
          <table:table-cell office:value-type="float" office:value="0.00894117647058823" calcext:value-type="float">
            <text:p>0.00894117647058823</text:p>
          </table:table-cell>
          <table:table-cell office:value-type="float" office:value="0.00285714285714278" calcext:value-type="float">
            <text:p>0.00285714285714278</text:p>
          </table:table-cell>
          <table:table-cell office:value-type="float" office:value="0.0095294117647059" calcext:value-type="float">
            <text:p>0.0095294117647059</text:p>
          </table:table-cell>
          <table:table-cell office:value-type="float" office:value="0.0145546218487395" calcext:value-type="float">
            <text:p>0.0145546218487395</text:p>
          </table:table-cell>
          <table:table-cell office:value-type="float" office:value="0.0165546218487395" calcext:value-type="float">
            <text:p>0.0165546218487395</text:p>
          </table:table-cell>
          <table:table-cell office:value-type="float" office:value="0.00650420168067223" calcext:value-type="float">
            <text:p>0.00650420168067223</text:p>
          </table:table-cell>
          <table:table-cell office:value-type="float" office:value="0.0125042016806722" calcext:value-type="float">
            <text:p>0.0125042016806722</text:p>
          </table:table-cell>
          <table:table-cell office:value-type="float" office:value="0.00810084033613445" calcext:value-type="float">
            <text:p>0.00810084033613445</text:p>
          </table:table-cell>
          <table:table-cell office:value-type="float" office:value="0.019781512605042" calcext:value-type="float">
            <text:p>0.019781512605042</text:p>
          </table:table-cell>
          <table:table-cell office:value-type="float" office:value="0.0000504201680672223" calcext:value-type="float">
            <text:p>5.04201680672223E-05</text:p>
          </table:table-cell>
          <table:table-cell office:value-type="float" office:value="0.016453781512605" calcext:value-type="float">
            <text:p>0.016453781512605</text:p>
          </table:table-cell>
          <table:table-cell office:value-type="float" office:value="0.0147226890756302" calcext:value-type="float">
            <text:p>0.01472268907563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LS</text:p>
          </table:table-cell>
          <table:table-cell office:value-type="float" office:value="-0.0000560224089635186" calcext:value-type="float">
            <text:p>-5.60224089635186E-05</text:p>
          </table:table-cell>
          <table:table-cell office:value-type="float" office:value="-0.0237394957983194" calcext:value-type="float">
            <text:p>-0.0237394957983194</text:p>
          </table:table-cell>
          <table:table-cell office:value-type="float" office:value="-0.00598039215686275" calcext:value-type="float">
            <text:p>-0.00598039215686275</text:p>
          </table:table-cell>
          <table:table-cell office:value-type="float" office:value="-0.00130252100840333" calcext:value-type="float">
            <text:p>-0.00130252100840333</text:p>
          </table:table-cell>
          <table:table-cell office:value-type="float" office:value="-0.0083333333333333" calcext:value-type="float">
            <text:p>-0.0083333333333333</text:p>
          </table:table-cell>
          <table:table-cell office:value-type="float" office:value="-0.0106862745098039" calcext:value-type="float">
            <text:p>-0.0106862745098039</text:p>
          </table:table-cell>
          <table:table-cell office:value-type="float" office:value="-0.00137254901960782" calcext:value-type="float">
            <text:p>-0.00137254901960782</text:p>
          </table:table-cell>
          <table:table-cell office:value-type="float" office:value="-0.0000280112044818148" calcext:value-type="float">
            <text:p>-2.80112044818148E-05</text:p>
          </table:table-cell>
          <table:table-cell office:value-type="float" office:value="-0.0344677871148459" calcext:value-type="float">
            <text:p>-0.0344677871148459</text:p>
          </table:table-cell>
          <table:table-cell office:value-type="float" office:value="-0.0189495798319328" calcext:value-type="float">
            <text:p>-0.0189495798319328</text:p>
          </table:table-cell>
          <table:table-cell office:value-type="float" office:value="-0.00243697478991589" calcext:value-type="float">
            <text:p>-0.00243697478991589</text:p>
          </table:table-cell>
          <table:table-cell office:value-type="float" office:value="-0.0178431372549018" calcext:value-type="float">
            <text:p>-0.0178431372549018</text:p>
          </table:table-cell>
          <table:table-cell office:value-type="float" office:value="-0.0261344537815126" calcext:value-type="float">
            <text:p>-0.0261344537815126</text:p>
          </table:table-cell>
          <table:table-cell office:value-type="float" office:value="-0.00470588235294112" calcext:value-type="float">
            <text:p>-0.00470588235294112</text:p>
          </table:table-cell>
          <table:table-cell office:value-type="float" office:value="-0.0272549019607843" calcext:value-type="float">
            <text:p>-0.0272549019607843</text:p>
          </table:table-cell>
          <table:table-cell office:value-type="float" office:value="-0.00598039215686275" calcext:value-type="float">
            <text:p>-0.005980392156862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LS</text:p>
          </table:table-cell>
          <table:table-cell office:value-type="float" office:value="0.0142016806722688" calcext:value-type="float">
            <text:p>0.0142016806722688</text:p>
          </table:table-cell>
          <table:table-cell office:value-type="float" office:value="-0.0165686274509804" calcext:value-type="float">
            <text:p>-0.0165686274509804</text:p>
          </table:table-cell>
          <table:table-cell office:value-type="float" office:value="-0.00705882352941178" calcext:value-type="float">
            <text:p>-0.00705882352941178</text:p>
          </table:table-cell>
          <table:table-cell office:value-type="float" office:value="0.0153641456582633" calcext:value-type="float">
            <text:p>0.0153641456582633</text:p>
          </table:table-cell>
          <table:table-cell office:value-type="float" office:value="-0.00116246498599437" calcext:value-type="float">
            <text:p>-0.00116246498599437</text:p>
          </table:table-cell>
          <table:table-cell office:value-type="float" office:value="0.00480392156862741" calcext:value-type="float">
            <text:p>0.00480392156862741</text:p>
          </table:table-cell>
          <table:table-cell office:value-type="float" office:value="-0.00359943977591037" calcext:value-type="float">
            <text:p>-0.00359943977591037</text:p>
          </table:table-cell>
          <table:table-cell office:value-type="float" office:value="0.0201820728291316" calcext:value-type="float">
            <text:p>0.0201820728291316</text:p>
          </table:table-cell>
          <table:table-cell office:value-type="float" office:value="-0.0106862745098039" calcext:value-type="float">
            <text:p>-0.0106862745098039</text:p>
          </table:table-cell>
          <table:table-cell office:value-type="float" office:value="-0.00107843137254904" calcext:value-type="float">
            <text:p>-0.00107843137254904</text:p>
          </table:table-cell>
          <table:table-cell office:value-type="float" office:value="-0.00359943977591037" calcext:value-type="float">
            <text:p>-0.00359943977591037</text:p>
          </table:table-cell>
          <table:table-cell office:value-type="float" office:value="-0.013109243697479" calcext:value-type="float">
            <text:p>-0.013109243697479</text:p>
          </table:table-cell>
          <table:table-cell office:value-type="float" office:value="-0.00352941176470589" calcext:value-type="float">
            <text:p>-0.00352941176470589</text:p>
          </table:table-cell>
          <table:table-cell office:value-type="float" office:value="0.00119047619047619" calcext:value-type="float">
            <text:p>0.00119047619047619</text:p>
          </table:table-cell>
          <table:table-cell office:value-type="float" office:value="-0.00354341736694674" calcext:value-type="float">
            <text:p>-0.00354341736694674</text:p>
          </table:table-cell>
          <table:table-cell office:value-type="float" office:value="-0.0000560224089636296" calcext:value-type="float">
            <text:p>-5.60224089636296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LS</text:p>
          </table:table-cell>
          <table:table-cell office:value-type="float" office:value="0.00114845938375352" calcext:value-type="float">
            <text:p>0.00114845938375352</text:p>
          </table:table-cell>
          <table:table-cell office:value-type="float" office:value="-0.0164565826330533" calcext:value-type="float">
            <text:p>-0.0164565826330533</text:p>
          </table:table-cell>
          <table:table-cell office:value-type="float" office:value="0.00358543417366941" calcext:value-type="float">
            <text:p>0.00358543417366941</text:p>
          </table:table-cell>
          <table:table-cell office:value-type="float" office:value="0.00476190476190475" calcext:value-type="float">
            <text:p>0.00476190476190475</text:p>
          </table:table-cell>
          <table:table-cell office:value-type="float" office:value="0.00124649859943982" calcext:value-type="float">
            <text:p>0.00124649859943982</text:p>
          </table:table-cell>
          <table:table-cell office:value-type="float" office:value="0.0107703081232493" calcext:value-type="float">
            <text:p>0.0107703081232493</text:p>
          </table:table-cell>
          <table:table-cell office:value-type="float" office:value="0.0000140056022408519" calcext:value-type="float">
            <text:p>1.40056022408519E-05</text:p>
          </table:table-cell>
          <table:table-cell office:value-type="float" office:value="0.00717086834733893" calcext:value-type="float">
            <text:p>0.00717086834733893</text:p>
          </table:table-cell>
          <table:table-cell office:value-type="float" office:value="-0.0000280112044818148" calcext:value-type="float">
            <text:p>-2.80112044818148E-05</text:p>
          </table:table-cell>
          <table:table-cell office:value-type="float" office:value="-0.00351540616246493" calcext:value-type="float">
            <text:p>-0.00351540616246493</text:p>
          </table:table-cell>
          <table:table-cell office:value-type="float" office:value="-0.00116246498599437" calcext:value-type="float">
            <text:p>-0.00116246498599437</text:p>
          </table:table-cell>
          <table:table-cell office:value-type="float" office:value="-0.00354341736694674" calcext:value-type="float">
            <text:p>-0.00354341736694674</text:p>
          </table:table-cell>
          <table:table-cell office:value-type="float" office:value="-0.00232492997198874" calcext:value-type="float">
            <text:p>-0.00232492997198874</text:p>
          </table:table-cell>
          <table:table-cell office:value-type="float" office:value="0.00478991596638656" calcext:value-type="float">
            <text:p>0.00478991596638656</text:p>
          </table:table-cell>
          <table:table-cell office:value-type="float" office:value="-0.00357142857142856" calcext:value-type="float">
            <text:p>-0.00357142857142856</text:p>
          </table:table-cell>
          <table:table-cell office:value-type="float" office:value="0.00596638655462178" calcext:value-type="float">
            <text:p>0.005966386554621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LS</text:p>
          </table:table-cell>
          <table:table-cell office:value-type="float" office:value="0.00351540616246504" calcext:value-type="float">
            <text:p>0.00351540616246504</text:p>
          </table:table-cell>
          <table:table-cell office:value-type="float" office:value="-0.0118067226890756" calcext:value-type="float">
            <text:p>-0.0118067226890756</text:p>
          </table:table-cell>
          <table:table-cell office:value-type="float" office:value="0.0107002801120449" calcext:value-type="float">
            <text:p>0.0107002801120449</text:p>
          </table:table-cell>
          <table:table-cell office:value-type="float" office:value="0.0189355742296919" calcext:value-type="float">
            <text:p>0.0189355742296919</text:p>
          </table:table-cell>
          <table:table-cell office:value-type="float" office:value="0.00711484593837541" calcext:value-type="float">
            <text:p>0.00711484593837541</text:p>
          </table:table-cell>
          <table:table-cell office:value-type="float" office:value="0.0214005602240896" calcext:value-type="float">
            <text:p>0.0214005602240896</text:p>
          </table:table-cell>
          <table:table-cell office:value-type="float" office:value="0.00707282913165275" calcext:value-type="float">
            <text:p>0.00707282913165275</text:p>
          </table:table-cell>
          <table:table-cell office:value-type="float" office:value="0.0118767507002802" calcext:value-type="float">
            <text:p>0.0118767507002802</text:p>
          </table:table-cell>
          <table:table-cell office:value-type="float" office:value="0.00473389355742304" calcext:value-type="float">
            <text:p>0.00473389355742304</text:p>
          </table:table-cell>
          <table:table-cell office:value-type="float" office:value="0.0106582633053222" calcext:value-type="float">
            <text:p>0.0106582633053222</text:p>
          </table:table-cell>
          <table:table-cell table:number-columns-repeated="2" office:value-type="float" office:value="0.0106302521008405" calcext:value-type="float">
            <text:p>0.0106302521008405</text:p>
          </table:table-cell>
          <table:table-cell office:value-type="float" office:value="-0.0035574229691876" calcext:value-type="float">
            <text:p>-0.0035574229691876</text:p>
          </table:table-cell>
          <table:table-cell office:value-type="float" office:value="0.0154201680672269" calcext:value-type="float">
            <text:p>0.0154201680672269</text:p>
          </table:table-cell>
          <table:table-cell office:value-type="float" office:value="0.0129551820728292" calcext:value-type="float">
            <text:p>0.0129551820728292</text:p>
          </table:table-cell>
          <table:table-cell office:value-type="float" office:value="0.00711484593837541" calcext:value-type="float">
            <text:p>0.0071148459383754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LS</text:p>
          </table:table-cell>
          <table:table-cell office:value-type="float" office:value="0.00588235294117645" calcext:value-type="float">
            <text:p>0.00588235294117645</text:p>
          </table:table-cell>
          <table:table-cell office:value-type="float" office:value="-0.0118067226890757" calcext:value-type="float">
            <text:p>-0.0118067226890757</text:p>
          </table:table-cell>
          <table:table-cell office:value-type="float" office:value="0.00952380952380949" calcext:value-type="float">
            <text:p>0.00952380952380949</text:p>
          </table:table-cell>
          <table:table-cell office:value-type="float" office:value="0.016610644257703" calcext:value-type="float">
            <text:p>0.016610644257703</text:p>
          </table:table-cell>
          <table:table-cell office:value-type="float" office:value="0.00950980392156864" calcext:value-type="float">
            <text:p>0.00950980392156864</text:p>
          </table:table-cell>
          <table:table-cell office:value-type="float" office:value="0.0261064425770308" calcext:value-type="float">
            <text:p>0.0261064425770308</text:p>
          </table:table-cell>
          <table:table-cell office:value-type="float" office:value="0.00238095238095237" calcext:value-type="float">
            <text:p>0.00238095238095237</text:p>
          </table:table-cell>
          <table:table-cell office:value-type="float" office:value="0.0107282913165265" calcext:value-type="float">
            <text:p>0.0107282913165265</text:p>
          </table:table-cell>
          <table:table-cell office:value-type="float" office:value="0.00946778711484586" calcext:value-type="float">
            <text:p>0.00946778711484586</text:p>
          </table:table-cell>
          <table:table-cell office:value-type="float" office:value="0.0201540616246498" calcext:value-type="float">
            <text:p>0.0201540616246498</text:p>
          </table:table-cell>
          <table:table-cell office:value-type="float" office:value="-0.001218487394958" calcext:value-type="float">
            <text:p>-0.001218487394958</text:p>
          </table:table-cell>
          <table:table-cell office:value-type="float" office:value="0.0130392156862744" calcext:value-type="float">
            <text:p>0.0130392156862744</text:p>
          </table:table-cell>
          <table:table-cell office:value-type="float" office:value="0.00593837535014008" calcext:value-type="float">
            <text:p>0.00593837535014008</text:p>
          </table:table-cell>
          <table:table-cell office:value-type="float" office:value="0.0119327731092437" calcext:value-type="float">
            <text:p>0.0119327731092437</text:p>
          </table:table-cell>
          <table:table-cell office:value-type="float" office:value="0.0129831932773109" calcext:value-type="float">
            <text:p>0.0129831932773109</text:p>
          </table:table-cell>
          <table:table-cell office:value-type="float" office:value="0.0130532212885154" calcext:value-type="float">
            <text:p>0.013053221288515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LS</text:p>
          </table:table-cell>
          <table:table-cell office:value-type="float" office:value="0.00493837535014008" calcext:value-type="float">
            <text:p>0.00493837535014008</text:p>
          </table:table-cell>
          <table:table-cell office:value-type="float" office:value="-0.0160756302521008" calcext:value-type="float">
            <text:p>-0.0160756302521008</text:p>
          </table:table-cell>
          <table:table-cell office:value-type="float" office:value="0.00215406162464982" calcext:value-type="float">
            <text:p>0.00215406162464982</text:p>
          </table:table-cell>
          <table:table-cell office:value-type="float" office:value="0.0108739495798319" calcext:value-type="float">
            <text:p>0.0108739495798319</text:p>
          </table:table-cell>
          <table:table-cell office:value-type="float" office:value="0.00167507002801126" calcext:value-type="float">
            <text:p>0.00167507002801126</text:p>
          </table:table-cell>
          <table:table-cell office:value-type="float" office:value="0.0104789915966387" calcext:value-type="float">
            <text:p>0.0104789915966387</text:p>
          </table:table-cell>
          <table:table-cell office:value-type="float" office:value="0.000899159663865556" calcext:value-type="float">
            <text:p>0.000899159663865556</text:p>
          </table:table-cell>
          <table:table-cell office:value-type="float" office:value="0.00998599439775916" calcext:value-type="float">
            <text:p>0.00998599439775916</text:p>
          </table:table-cell>
          <table:table-cell office:value-type="float" office:value="-0.0061960784313726" calcext:value-type="float">
            <text:p>-0.0061960784313726</text:p>
          </table:table-cell>
          <table:table-cell office:value-type="float" office:value="0.001453781512605" calcext:value-type="float">
            <text:p>0.001453781512605</text:p>
          </table:table-cell>
          <table:table-cell office:value-type="float" office:value="0.000442577030812408" calcext:value-type="float">
            <text:p>0.000442577030812408</text:p>
          </table:table-cell>
          <table:table-cell office:value-type="float" office:value="-0.00216526610644252" calcext:value-type="float">
            <text:p>-0.00216526610644252</text:p>
          </table:table-cell>
          <table:table-cell office:value-type="float" office:value="-0.00592156862745086" calcext:value-type="float">
            <text:p>-0.00592156862745086</text:p>
          </table:table-cell>
          <table:table-cell office:value-type="float" office:value="0.00572549019607838" calcext:value-type="float">
            <text:p>0.00572549019607838</text:p>
          </table:table-cell>
          <table:table-cell office:value-type="float" office:value="-0.00168627450980385" calcext:value-type="float">
            <text:p>-0.00168627450980385</text:p>
          </table:table-cell>
          <table:table-cell office:value-type="float" office:value="0.00401960784313726" calcext:value-type="float">
            <text:p>0.004019607843137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L</text:p>
          </table:table-cell>
          <table:table-cell office:value-type="float" office:value="0.0145725945017182" calcext:value-type="float">
            <text:p>0.0145725945017182</text:p>
          </table:table-cell>
          <table:table-cell office:value-type="float" office:value="-0.000987972508591062" calcext:value-type="float">
            <text:p>-0.000987972508591062</text:p>
          </table:table-cell>
          <table:table-cell office:value-type="float" office:value="0.0177298109965636" calcext:value-type="float">
            <text:p>0.0177298109965636</text:p>
          </table:table-cell>
          <table:table-cell office:value-type="float" office:value="0.0072916666666667" calcext:value-type="float">
            <text:p>0.0072916666666667</text:p>
          </table:table-cell>
          <table:table-cell office:value-type="float" office:value="0.00834407216494848" calcext:value-type="float">
            <text:p>0.00834407216494848</text:p>
          </table:table-cell>
          <table:table-cell office:value-type="float" office:value="-0.00720575601374573" calcext:value-type="float">
            <text:p>-0.00720575601374573</text:p>
          </table:table-cell>
          <table:table-cell office:value-type="float" office:value="0.00734536082474224" calcext:value-type="float">
            <text:p>0.00734536082474224</text:p>
          </table:table-cell>
          <table:table-cell office:value-type="float" office:value="-0.0000107388316151757" calcext:value-type="float">
            <text:p>-1.07388316151757E-05</text:p>
          </table:table-cell>
          <table:table-cell office:value-type="float" office:value="0.000998711340206127" calcext:value-type="float">
            <text:p>0.000998711340206127</text:p>
          </table:table-cell>
          <table:table-cell office:value-type="float" office:value="0.0114583333333333" calcext:value-type="float">
            <text:p>0.0114583333333333</text:p>
          </table:table-cell>
          <table:table-cell office:value-type="float" office:value="0.00105240549828178" calcext:value-type="float">
            <text:p>0.00105240549828178</text:p>
          </table:table-cell>
          <table:table-cell office:value-type="float" office:value="-0.00414518900343641" calcext:value-type="float">
            <text:p>-0.00414518900343641</text:p>
          </table:table-cell>
          <table:table-cell office:value-type="float" office:value="0" calcext:value-type="float">
            <text:p>0</text:p>
          </table:table-cell>
          <table:table-cell office:value-type="float" office:value="-0.0093105670103093" calcext:value-type="float">
            <text:p>-0.0093105670103093</text:p>
          </table:table-cell>
          <table:table-cell office:value-type="float" office:value="-0.0000214776632302405" calcext:value-type="float">
            <text:p>-2.14776632302405E-05</text:p>
          </table:table-cell>
          <table:table-cell office:value-type="float" office:value="0.00105240549828189" calcext:value-type="float">
            <text:p>0.001052405498281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L</text:p>
          </table:table-cell>
          <table:table-cell office:value-type="float" office:value="0.0124355670103093" calcext:value-type="float">
            <text:p>0.0124355670103093</text:p>
          </table:table-cell>
          <table:table-cell office:value-type="float" office:value="-0.0062392611683848" calcext:value-type="float">
            <text:p>-0.0062392611683848</text:p>
          </table:table-cell>
          <table:table-cell office:value-type="float" office:value="0.028114261168385" calcext:value-type="float">
            <text:p>0.028114261168385</text:p>
          </table:table-cell>
          <table:table-cell office:value-type="float" office:value="0.0145189003436427" calcext:value-type="float">
            <text:p>0.0145189003436427</text:p>
          </table:table-cell>
          <table:table-cell office:value-type="float" office:value="0.0260094501718213" calcext:value-type="float">
            <text:p>0.0260094501718213</text:p>
          </table:table-cell>
          <table:table-cell office:value-type="float" office:value="0.00936426116838496" calcext:value-type="float">
            <text:p>0.00936426116838496</text:p>
          </table:table-cell>
          <table:table-cell office:value-type="float" office:value="0.0176868556701031" calcext:value-type="float">
            <text:p>0.0176868556701031</text:p>
          </table:table-cell>
          <table:table-cell office:value-type="float" office:value="0.00207259450171826" calcext:value-type="float">
            <text:p>0.00207259450171826</text:p>
          </table:table-cell>
          <table:table-cell office:value-type="float" office:value="0.0134879725085911" calcext:value-type="float">
            <text:p>0.0134879725085911</text:p>
          </table:table-cell>
          <table:table-cell office:value-type="float" office:value="0.0145725945017182" calcext:value-type="float">
            <text:p>0.0145725945017182</text:p>
          </table:table-cell>
          <table:table-cell office:value-type="float" office:value="0.0020940721649485" calcext:value-type="float">
            <text:p>0.0020940721649485</text:p>
          </table:table-cell>
          <table:table-cell office:value-type="float" office:value="0.0135201890034365" calcext:value-type="float">
            <text:p>0.0135201890034365</text:p>
          </table:table-cell>
          <table:table-cell office:value-type="float" office:value="0.00727018900343646" calcext:value-type="float">
            <text:p>0.00727018900343646</text:p>
          </table:table-cell>
          <table:table-cell office:value-type="float" office:value="0.00422036082474231" calcext:value-type="float">
            <text:p>0.00422036082474231</text:p>
          </table:table-cell>
          <table:table-cell office:value-type="float" office:value="0.0104166666666667" calcext:value-type="float">
            <text:p>0.0104166666666667</text:p>
          </table:table-cell>
          <table:table-cell office:value-type="float" office:value="0.012489261168385" calcext:value-type="float">
            <text:p>0.0124892611683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L</text:p>
          </table:table-cell>
          <table:table-cell office:value-type="float" office:value="0.00412371134020617" calcext:value-type="float">
            <text:p>0.00412371134020617</text:p>
          </table:table-cell>
          <table:table-cell office:value-type="float" office:value="-0.0145725945017182" calcext:value-type="float">
            <text:p>-0.0145725945017182</text:p>
          </table:table-cell>
          <table:table-cell office:value-type="float" office:value="0.0166666666666667" calcext:value-type="float">
            <text:p>0.0166666666666667</text:p>
          </table:table-cell>
          <table:table-cell office:value-type="float" office:value="0.0155820446735396" calcext:value-type="float">
            <text:p>0.0155820446735396</text:p>
          </table:table-cell>
          <table:table-cell office:value-type="float" office:value="0.0072916666666667" calcext:value-type="float">
            <text:p>0.0072916666666667</text:p>
          </table:table-cell>
          <table:table-cell office:value-type="float" office:value="-0.00412371134020617" calcext:value-type="float">
            <text:p>-0.00412371134020617</text:p>
          </table:table-cell>
          <table:table-cell office:value-type="float" office:value="0.00518685567010313" calcext:value-type="float">
            <text:p>0.00518685567010313</text:p>
          </table:table-cell>
          <table:table-cell office:value-type="float" office:value="0.00311426116838487" calcext:value-type="float">
            <text:p>0.00311426116838487</text:p>
          </table:table-cell>
          <table:table-cell office:value-type="float" office:value="-0.00103092783505154" calcext:value-type="float">
            <text:p>-0.00103092783505154</text:p>
          </table:table-cell>
          <table:table-cell office:value-type="float" office:value="0.00314647766323028" calcext:value-type="float">
            <text:p>0.00314647766323028</text:p>
          </table:table-cell>
          <table:table-cell office:value-type="float" office:value="-0.00415592783505148" calcext:value-type="float">
            <text:p>-0.00415592783505148</text:p>
          </table:table-cell>
          <table:table-cell office:value-type="float" office:value="0" calcext:value-type="float">
            <text:p>0</text:p>
          </table:table-cell>
          <table:table-cell office:value-type="float" office:value="0.00208333333333333" calcext:value-type="float">
            <text:p>0.00208333333333333</text:p>
          </table:table-cell>
          <table:table-cell office:value-type="float" office:value="-0.00205111683848791" calcext:value-type="float">
            <text:p>-0.00205111683848791</text:p>
          </table:table-cell>
          <table:table-cell office:value-type="float" office:value="0.0104059278350516" calcext:value-type="float">
            <text:p>0.0104059278350516</text:p>
          </table:table-cell>
          <table:table-cell office:value-type="float" office:value="0.00937500000000002" calcext:value-type="float">
            <text:p>0.009375000000000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L</text:p>
          </table:table-cell>
          <table:table-cell office:value-type="float" office:value="0.00516537800687289" calcext:value-type="float">
            <text:p>0.00516537800687289</text:p>
          </table:table-cell>
          <table:table-cell office:value-type="float" office:value="-0.0145833333333333" calcext:value-type="float">
            <text:p>-0.0145833333333333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35094501718213" calcext:value-type="float">
            <text:p>0.0135094501718213</text:p>
          </table:table-cell>
          <table:table-cell office:value-type="float" office:value="-0.00103092783505154" calcext:value-type="float">
            <text:p>-0.00103092783505154</text:p>
          </table:table-cell>
          <table:table-cell office:value-type="float" office:value="0.00211554982817863" calcext:value-type="float">
            <text:p>0.00211554982817863</text:p>
          </table:table-cell>
          <table:table-cell office:value-type="float" office:value="-0.0020940721649485" calcext:value-type="float">
            <text:p>-0.0020940721649485</text:p>
          </table:table-cell>
          <table:table-cell office:value-type="float" office:value="0" calcext:value-type="float">
            <text:p>0</text:p>
          </table:table-cell>
          <table:table-cell office:value-type="float" office:value="-0.00626073883161515" calcext:value-type="float">
            <text:p>-0.00626073883161515</text:p>
          </table:table-cell>
          <table:table-cell office:value-type="float" office:value="0.0000214776632302405" calcext:value-type="float">
            <text:p>2.14776632302405E-05</text:p>
          </table:table-cell>
          <table:table-cell office:value-type="float" office:value="-0.00518685567010313" calcext:value-type="float">
            <text:p>-0.00518685567010313</text:p>
          </table:table-cell>
          <table:table-cell office:value-type="float" office:value="0.00106314432989685" calcext:value-type="float">
            <text:p>0.00106314432989685</text:p>
          </table:table-cell>
          <table:table-cell office:value-type="float" office:value="-0.00624999999999998" calcext:value-type="float">
            <text:p>-0.00624999999999998</text:p>
          </table:table-cell>
          <table:table-cell office:value-type="float" office:value="-0.00104166666666672" calcext:value-type="float">
            <text:p>-0.00104166666666672</text:p>
          </table:table-cell>
          <table:table-cell office:value-type="float" office:value="0.00312499999999993" calcext:value-type="float">
            <text:p>0.00312499999999993</text:p>
          </table:table-cell>
          <table:table-cell office:value-type="float" office:value="0.0104274054982817" calcext:value-type="float">
            <text:p>0.010427405498281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L</text:p>
          </table:table-cell>
          <table:table-cell office:value-type="float" office:value="0.00205111683848791" calcext:value-type="float">
            <text:p>0.00205111683848791</text:p>
          </table:table-cell>
          <table:table-cell office:value-type="float" office:value="-0.0197487113402062" calcext:value-type="float">
            <text:p>-0.0197487113402062</text:p>
          </table:table-cell>
          <table:table-cell office:value-type="float" office:value="0.00417740549828172" calcext:value-type="float">
            <text:p>0.00417740549828172</text:p>
          </table:table-cell>
          <table:table-cell office:value-type="float" office:value="0.011436855670103" calcext:value-type="float">
            <text:p>0.011436855670103</text:p>
          </table:table-cell>
          <table:table-cell office:value-type="float" office:value="-0.00103092783505154" calcext:value-type="float">
            <text:p>-0.00103092783505154</text:p>
          </table:table-cell>
          <table:table-cell office:value-type="float" office:value="-0.00205111683848802" calcext:value-type="float">
            <text:p>-0.00205111683848802</text:p>
          </table:table-cell>
          <table:table-cell office:value-type="float" office:value="-0.0031035223367698" calcext:value-type="float">
            <text:p>-0.0031035223367698</text:p>
          </table:table-cell>
          <table:table-cell office:value-type="float" office:value="0.00312499999999993" calcext:value-type="float">
            <text:p>0.00312499999999993</text:p>
          </table:table-cell>
          <table:table-cell office:value-type="float" office:value="-0.00831185567010317" calcext:value-type="float">
            <text:p>-0.00831185567010317</text:p>
          </table:table-cell>
          <table:table-cell office:value-type="float" office:value="0.00212628865979381" calcext:value-type="float">
            <text:p>0.00212628865979381</text:p>
          </table:table-cell>
          <table:table-cell office:value-type="float" office:value="-0.00518685567010313" calcext:value-type="float">
            <text:p>-0.00518685567010313</text:p>
          </table:table-cell>
          <table:table-cell office:value-type="float" office:value="-0.00204037800687296" calcext:value-type="float">
            <text:p>-0.00204037800687296</text:p>
          </table:table-cell>
          <table:table-cell office:value-type="float" office:value="-0.0103951890034365" calcext:value-type="float">
            <text:p>-0.0103951890034365</text:p>
          </table:table-cell>
          <table:table-cell office:value-type="float" office:value="-0.0031035223367698" calcext:value-type="float">
            <text:p>-0.0031035223367698</text:p>
          </table:table-cell>
          <table:table-cell office:value-type="float" office:value="-0.00309278350515463" calcext:value-type="float">
            <text:p>-0.00309278350515463</text:p>
          </table:table-cell>
          <table:table-cell office:value-type="float" office:value="0.00107388316151191" calcext:value-type="float">
            <text:p>0.0010738831615119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L</text:p>
          </table:table-cell>
          <table:table-cell office:value-type="float" office:value="0.00766967353951897" calcext:value-type="float">
            <text:p>0.00766967353951897</text:p>
          </table:table-cell>
          <table:table-cell office:value-type="float" office:value="-0.0112263745704466" calcext:value-type="float">
            <text:p>-0.0112263745704466</text:p>
          </table:table-cell>
          <table:table-cell office:value-type="float" office:value="0.0158376288659795" calcext:value-type="float">
            <text:p>0.0158376288659795</text:p>
          </table:table-cell>
          <table:table-cell office:value-type="float" office:value="0.0124677835051547" calcext:value-type="float">
            <text:p>0.0124677835051547</text:p>
          </table:table-cell>
          <table:table-cell office:value-type="float" office:value="0.00791666666666679" calcext:value-type="float">
            <text:p>0.00791666666666679</text:p>
          </table:table-cell>
          <table:table-cell office:value-type="float" office:value="-0.000380154639175179" calcext:value-type="float">
            <text:p>-0.000380154639175179</text:p>
          </table:table-cell>
          <table:table-cell office:value-type="float" office:value="0.00500429553264614" calcext:value-type="float">
            <text:p>0.00500429553264614</text:p>
          </table:table-cell>
          <table:table-cell office:value-type="float" office:value="0.00166022336769767" calcext:value-type="float">
            <text:p>0.00166022336769767</text:p>
          </table:table-cell>
          <table:table-cell office:value-type="float" office:value="-0.000223367697594457" calcext:value-type="float">
            <text:p>-0.000223367697594457</text:p>
          </table:table-cell>
          <table:table-cell office:value-type="float" office:value="0.00626503436426118" calcext:value-type="float">
            <text:p>0.00626503436426118</text:p>
          </table:table-cell>
          <table:table-cell office:value-type="float" office:value="-0.00227663230240538" calcext:value-type="float">
            <text:p>-0.00227663230240538</text:p>
          </table:table-cell>
          <table:table-cell office:value-type="float" office:value="0.00167955326460489" calcext:value-type="float">
            <text:p>0.00167955326460489</text:p>
          </table:table-cell>
          <table:table-cell office:value-type="float" office:value="-0.00145833333333334" calcext:value-type="float">
            <text:p>-0.00145833333333334</text:p>
          </table:table-cell>
          <table:table-cell office:value-type="float" office:value="-0.00225730240549826" calcext:value-type="float">
            <text:p>-0.00225730240549826</text:p>
          </table:table-cell>
          <table:table-cell office:value-type="float" office:value="0.00416666666666676" calcext:value-type="float">
            <text:p>0.00416666666666676</text:p>
          </table:table-cell>
          <table:table-cell office:value-type="float" office:value="0.00688359106529213" calcext:value-type="float">
            <text:p>0.006883591065292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S</text:p>
          </table:table-cell>
          <table:table-cell office:value-type="float" office:value="-0.012280701754386" calcext:value-type="float">
            <text:p>-0.012280701754386</text:p>
          </table:table-cell>
          <table:table-cell office:value-type="float" office:value="-0.0192982456140351" calcext:value-type="float">
            <text:p>-0.0192982456140351</text:p>
          </table:table-cell>
          <table:table-cell office:value-type="float" office:value="-0.0219298245614036" calcext:value-type="float">
            <text:p>-0.0219298245614036</text:p>
          </table:table-cell>
          <table:table-cell office:value-type="float" office:value="-0.018421052631579" calcext:value-type="float">
            <text:p>-0.018421052631579</text:p>
          </table:table-cell>
          <table:table-cell office:value-type="float" office:value="-0.0157894736842106" calcext:value-type="float">
            <text:p>-0.0157894736842106</text:p>
          </table:table-cell>
          <table:table-cell office:value-type="float" office:value="-0.0105263157894737" calcext:value-type="float">
            <text:p>-0.0105263157894737</text:p>
          </table:table-cell>
          <table:table-cell office:value-type="float" office:value="0.00526315789473675" calcext:value-type="float">
            <text:p>0.00526315789473675</text:p>
          </table:table-cell>
          <table:table-cell office:value-type="float" office:value="-0.0114035087719299" calcext:value-type="float">
            <text:p>-0.0114035087719299</text:p>
          </table:table-cell>
          <table:table-cell office:value-type="float" office:value="-0.00263157894736843" calcext:value-type="float">
            <text:p>-0.00263157894736843</text:p>
          </table:table-cell>
          <table:table-cell office:value-type="float" office:value="-0.0105263157894737" calcext:value-type="float">
            <text:p>-0.0105263157894737</text:p>
          </table:table-cell>
          <table:table-cell office:value-type="float" office:value="-0.0298245614035088" calcext:value-type="float">
            <text:p>-0.0298245614035088</text:p>
          </table:table-cell>
          <table:table-cell office:value-type="float" office:value="-0.00350877192982457" calcext:value-type="float">
            <text:p>-0.00350877192982457</text:p>
          </table:table-cell>
          <table:table-cell office:value-type="float" office:value="-0.00877192982456143" calcext:value-type="float">
            <text:p>-0.00877192982456143</text:p>
          </table:table-cell>
          <table:table-cell table:number-columns-repeated="2" office:value-type="float" office:value="-0.0140350877192983" calcext:value-type="float">
            <text:p>-0.0140350877192983</text:p>
          </table:table-cell>
          <table:table-cell office:value-type="float" office:value="-0.0105263157894737" calcext:value-type="float">
            <text:p>-0.01052631578947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S</text:p>
          </table:table-cell>
          <table:table-cell office:value-type="float" office:value="0.006140350877193" calcext:value-type="float">
            <text:p>0.006140350877193</text:p>
          </table:table-cell>
          <table:table-cell office:value-type="float" office:value="-0.00789473684210529" calcext:value-type="float">
            <text:p>-0.00789473684210529</text:p>
          </table:table-cell>
          <table:table-cell office:value-type="float" office:value="-0.00350877192982457" calcext:value-type="float">
            <text:p>-0.00350877192982457</text:p>
          </table:table-cell>
          <table:table-cell office:value-type="float" office:value="-0.00789473684210529" calcext:value-type="float">
            <text:p>-0.00789473684210529</text:p>
          </table:table-cell>
          <table:table-cell office:value-type="float" office:value="0.00350877192982446" calcext:value-type="float">
            <text:p>0.00350877192982446</text:p>
          </table:table-cell>
          <table:table-cell office:value-type="float" office:value="0.00789473684210529" calcext:value-type="float">
            <text:p>0.00789473684210529</text:p>
          </table:table-cell>
          <table:table-cell office:value-type="float" office:value="0.00701754385964903" calcext:value-type="float">
            <text:p>0.00701754385964903</text:p>
          </table:table-cell>
          <table:table-cell office:value-type="float" office:value="-0.0114035087719299" calcext:value-type="float">
            <text:p>-0.0114035087719299</text:p>
          </table:table-cell>
          <table:table-cell office:value-type="float" office:value="0.00263157894736843" calcext:value-type="float">
            <text:p>0.00263157894736843</text:p>
          </table:table-cell>
          <table:table-cell office:value-type="float" office:value="0.00175438596491229" calcext:value-type="float">
            <text:p>0.00175438596491229</text:p>
          </table:table-cell>
          <table:table-cell office:value-type="float" office:value="-0.006140350877193" calcext:value-type="float">
            <text:p>-0.006140350877193</text:p>
          </table:table-cell>
          <table:table-cell office:value-type="float" office:value="0.0114035087719299" calcext:value-type="float">
            <text:p>0.0114035087719299</text:p>
          </table:table-cell>
          <table:table-cell table:number-columns-repeated="3" office:value-type="float" office:value="-0.00350877192982457" calcext:value-type="float">
            <text:p>-0.00350877192982457</text:p>
          </table:table-cell>
          <table:table-cell office:value-type="float" office:value="-0.00175438596491229" calcext:value-type="float">
            <text:p>-0.001754385964912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S</text:p>
          </table:table-cell>
          <table:table-cell office:value-type="float" office:value="-0.00438596491228072" calcext:value-type="float">
            <text:p>-0.00438596491228072</text:p>
          </table:table-cell>
          <table:table-cell office:value-type="float" office:value="-0.0166666666666666" calcext:value-type="float">
            <text:p>-0.0166666666666666</text:p>
          </table:table-cell>
          <table:table-cell office:value-type="float" office:value="-0.0122807017543859" calcext:value-type="float">
            <text:p>-0.0122807017543859</text:p>
          </table:table-cell>
          <table:table-cell office:value-type="float" office:value="-0.0166666666666666" calcext:value-type="float">
            <text:p>-0.0166666666666666</text:p>
          </table:table-cell>
          <table:table-cell table:number-columns-repeated="2" office:value-type="float" office:value="-0.0105263157894737" calcext:value-type="float">
            <text:p>-0.0105263157894737</text:p>
          </table:table-cell>
          <table:table-cell office:value-type="float" office:value="-0.00701754385964903" calcext:value-type="float">
            <text:p>-0.00701754385964903</text:p>
          </table:table-cell>
          <table:table-cell office:value-type="float" office:value="-0.00701754385964914" calcext:value-type="float">
            <text:p>-0.00701754385964914</text:p>
          </table:table-cell>
          <table:table-cell office:value-type="float" office:value="-0.00789473684210518" calcext:value-type="float">
            <text:p>-0.00789473684210518</text:p>
          </table:table-cell>
          <table:table-cell office:value-type="float" office:value="-0.0157894736842105" calcext:value-type="float">
            <text:p>-0.0157894736842105</text:p>
          </table:table-cell>
          <table:table-cell office:value-type="float" office:value="-0.0105263157894736" calcext:value-type="float">
            <text:p>-0.0105263157894736</text:p>
          </table:table-cell>
          <table:table-cell table:number-columns-repeated="2" office:value-type="float" office:value="-0.00526315789473675" calcext:value-type="float">
            <text:p>-0.00526315789473675</text:p>
          </table:table-cell>
          <table:table-cell table:number-columns-repeated="2" office:value-type="float" office:value="-0.00789473684210518" calcext:value-type="float">
            <text:p>-0.00789473684210518</text:p>
          </table:table-cell>
          <table:table-cell office:value-type="float" office:value="-0.00701754385964903" calcext:value-type="float">
            <text:p>-0.007017543859649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S</text:p>
          </table:table-cell>
          <table:table-cell office:value-type="float" office:value="-0.00614035087719289" calcext:value-type="float">
            <text:p>-0.00614035087719289</text:p>
          </table:table-cell>
          <table:table-cell office:value-type="float" office:value="-0.0105263157894736" calcext:value-type="float">
            <text:p>-0.0105263157894736</text:p>
          </table:table-cell>
          <table:table-cell office:value-type="float" office:value="-0.00877192982456132" calcext:value-type="float">
            <text:p>-0.00877192982456132</text:p>
          </table:table-cell>
          <table:table-cell office:value-type="float" office:value="-0.00701754385964903" calcext:value-type="float">
            <text:p>-0.00701754385964903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-0.00964912280701746" calcext:value-type="float">
            <text:p>-0.00964912280701746</text:p>
          </table:table-cell>
          <table:table-cell office:value-type="float" office:value="-0.000877192982456032" calcext:value-type="float">
            <text:p>-0.000877192982456032</text:p>
          </table:table-cell>
          <table:table-cell office:value-type="float" office:value="-0.0043859649122806" calcext:value-type="float">
            <text:p>-0.0043859649122806</text:p>
          </table:table-cell>
          <table:table-cell office:value-type="float" office:value="0.000877192982456254" calcext:value-type="float">
            <text:p>0.000877192982456254</text:p>
          </table:table-cell>
          <table:table-cell table:number-columns-repeated="2" office:value-type="float" office:value="-0.00263157894736832" calcext:value-type="float">
            <text:p>-0.00263157894736832</text:p>
          </table:table-cell>
          <table:table-cell office:value-type="float" office:value="0.000877192982456254" calcext:value-type="float">
            <text:p>0.000877192982456254</text:p>
          </table:table-cell>
          <table:table-cell office:value-type="float" office:value="0.0017543859649124" calcext:value-type="float">
            <text:p>0.0017543859649124</text:p>
          </table:table-cell>
          <table:table-cell office:value-type="float" office:value="0.000877192982456254" calcext:value-type="float">
            <text:p>0.000877192982456254</text:p>
          </table:table-cell>
          <table:table-cell office:value-type="float" office:value="0.00438596491228083" calcext:value-type="float">
            <text:p>0.00438596491228083</text:p>
          </table:table-cell>
          <table:table-cell office:value-type="float" office:value="-0.00701754385964903" calcext:value-type="float">
            <text:p>-0.0070175438596490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S</text:p>
          </table:table-cell>
          <table:table-cell office:value-type="float" office:value="0.00789473684210529" calcext:value-type="float">
            <text:p>0.00789473684210529</text:p>
          </table:table-cell>
          <table:table-cell office:value-type="float" office:value="-0.00350877192982457" calcext:value-type="float">
            <text:p>-0.00350877192982457</text:p>
          </table:table-cell>
          <table:table-cell office:value-type="float" office:value="0.00175438596491229" calcext:value-type="float">
            <text:p>0.00175438596491229</text:p>
          </table:table-cell>
          <table:table-cell office:value-type="float" office:value="0.000877192982456143" calcext:value-type="float">
            <text:p>0.000877192982456143</text:p>
          </table:table-cell>
          <table:table-cell office:value-type="float" office:value="0.00701754385964914" calcext:value-type="float">
            <text:p>0.00701754385964914</text:p>
          </table:table-cell>
          <table:table-cell office:value-type="float" office:value="0.000877192982456143" calcext:value-type="float">
            <text:p>0.000877192982456143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" calcext:value-type="float">
            <text:p>0</text:p>
          </table:table-cell>
          <table:table-cell office:value-type="float" office:value="-0.00350877192982457" calcext:value-type="float">
            <text:p>-0.00350877192982457</text:p>
          </table:table-cell>
          <table:table-cell office:value-type="float" office:value="0.00175438596491229" calcext:value-type="float">
            <text:p>0.00175438596491229</text:p>
          </table:table-cell>
          <table:table-cell office:value-type="float" office:value="-0.00175438596491229" calcext:value-type="float">
            <text:p>-0.00175438596491229</text:p>
          </table:table-cell>
          <table:table-cell office:value-type="float" office:value="0.013157894736842" calcext:value-type="float">
            <text:p>0.013157894736842</text:p>
          </table:table-cell>
          <table:table-cell office:value-type="float" office:value="0.00789473684210529" calcext:value-type="float">
            <text:p>0.00789473684210529</text:p>
          </table:table-cell>
          <table:table-cell table:number-columns-repeated="2" office:value-type="float" office:value="0.00701754385964914" calcext:value-type="float">
            <text:p>0.00701754385964914</text:p>
          </table:table-cell>
          <table:table-cell office:value-type="float" office:value="0.00263157894736832" calcext:value-type="float">
            <text:p>0.0026315789473683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S</text:p>
          </table:table-cell>
          <table:table-cell office:value-type="float" office:value="-0.00175438596491229" calcext:value-type="float">
            <text:p>-0.00175438596491229</text:p>
          </table:table-cell>
          <table:table-cell office:value-type="float" office:value="-0.011578947368421" calcext:value-type="float">
            <text:p>-0.011578947368421</text:p>
          </table:table-cell>
          <table:table-cell office:value-type="float" office:value="-0.00894736842105259" calcext:value-type="float">
            <text:p>-0.00894736842105259</text:p>
          </table:table-cell>
          <table:table-cell office:value-type="float" office:value="-0.00982456140350885" calcext:value-type="float">
            <text:p>-0.00982456140350885</text:p>
          </table:table-cell>
          <table:table-cell office:value-type="float" office:value="-0.00315789473684214" calcext:value-type="float">
            <text:p>-0.00315789473684214</text:p>
          </table:table-cell>
          <table:table-cell office:value-type="float" office:value="-0.00438596491228072" calcext:value-type="float">
            <text:p>-0.00438596491228072</text:p>
          </table:table-cell>
          <table:table-cell office:value-type="float" office:value="0.00298245614035086" calcext:value-type="float">
            <text:p>0.00298245614035086</text:p>
          </table:table-cell>
          <table:table-cell office:value-type="float" office:value="-0.00684210526315787" calcext:value-type="float">
            <text:p>-0.00684210526315787</text:p>
          </table:table-cell>
          <table:table-cell office:value-type="float" office:value="-0.00210526315789472" calcext:value-type="float">
            <text:p>-0.00210526315789472</text:p>
          </table:table-cell>
          <table:table-cell office:value-type="float" office:value="-0.00508771929824559" calcext:value-type="float">
            <text:p>-0.00508771929824559</text:p>
          </table:table-cell>
          <table:table-cell office:value-type="float" office:value="-0.0101754385964912" calcext:value-type="float">
            <text:p>-0.0101754385964912</text:p>
          </table:table-cell>
          <table:table-cell office:value-type="float" office:value="0.0033333333333333" calcext:value-type="float">
            <text:p>0.0033333333333333</text:p>
          </table:table-cell>
          <table:table-cell office:value-type="float" office:value="-0.00157894736842112" calcext:value-type="float">
            <text:p>-0.00157894736842112</text:p>
          </table:table-cell>
          <table:table-cell office:value-type="float" office:value="-0.00350877192982457" calcext:value-type="float">
            <text:p>-0.00350877192982457</text:p>
          </table:table-cell>
          <table:table-cell office:value-type="float" office:value="-0.0028070175438597" calcext:value-type="float">
            <text:p>-0.0028070175438597</text:p>
          </table:table-cell>
          <table:table-cell office:value-type="float" office:value="-0.00473684210526315" calcext:value-type="float">
            <text:p>-0.004736842105263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redit-g</text:p>
          </table:table-cell>
          <table:table-cell office:value-type="float" office:value="0.01" calcext:value-type="float">
            <text:p>0.01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0800000000000001" calcext:value-type="float">
            <text:p>-0.008000000000000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600000000000001" calcext:value-type="float">
            <text:p>-0.00600000000000001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redit-g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800000000000001" calcext:value-type="float">
            <text:p>-0.0080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0.00900000000000001" calcext:value-type="float">
            <text:p>0.00900000000000001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900000000000001" calcext:value-type="float">
            <text:p>0.0090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" calcext:value-type="float">
            <text:p>-0.001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700000000000001" calcext:value-type="float">
            <text:p>0.00700000000000001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redit-g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49999999999999" calcext:value-type="float">
            <text:p>0.014999999999999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900000000000001" calcext:value-type="float">
            <text:p>0.00900000000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13" calcext:value-type="float">
            <text:p>-0.0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redit-g</text:p>
          </table:table-cell>
          <table:table-cell office:value-type="float" office:value="0" calcext:value-type="float">
            <text:p>0</text:p>
          </table:table-cell>
          <table:table-cell office:value-type="float" office:value="-0.00800000000000001" calcext:value-type="float">
            <text:p>-0.00800000000000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179999999999999" calcext:value-type="float">
            <text:p>0.0179999999999999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redit-g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900000000000001" calcext:value-type="float">
            <text:p>-0.00900000000000001</text:p>
          </table:table-cell>
          <table:table-cell office:value-type="float" office:value="0.00700000000000001" calcext:value-type="float">
            <text:p>0.00700000000000001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00000000000001" calcext:value-type="float">
            <text:p>0.0090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redit-g</text:p>
          </table:table-cell>
          <table:table-cell office:value-type="float" office:value="0.000400000000000067" calcext:value-type="float">
            <text:p>0.000400000000000067</text:p>
          </table:table-cell>
          <table:table-cell office:value-type="float" office:value="-0.0122" calcext:value-type="float">
            <text:p>-0.0122</text:p>
          </table:table-cell>
          <table:table-cell office:value-type="float" office:value="0.00380000000000003" calcext:value-type="float">
            <text:p>0.00380000000000003</text:p>
          </table:table-cell>
          <table:table-cell office:value-type="float" office:value="0.00840000000000007" calcext:value-type="float">
            <text:p>0.00840000000000007</text:p>
          </table:table-cell>
          <table:table-cell office:value-type="float" office:value="-0.000199999999999978" calcext:value-type="float">
            <text:p>-0.000199999999999978</text:p>
          </table:table-cell>
          <table:table-cell office:value-type="float" office:value="0.0072000000000001" calcext:value-type="float">
            <text:p>0.0072000000000001</text:p>
          </table:table-cell>
          <table:table-cell office:value-type="float" office:value="0.00460000000000005" calcext:value-type="float">
            <text:p>0.00460000000000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0560000000000016" calcext:value-type="float">
            <text:p>0.00560000000000016</text:p>
          </table:table-cell>
          <table:table-cell table:number-columns-repeated="2" office:value-type="float" office:value="0.00140000000000007" calcext:value-type="float">
            <text:p>0.00140000000000007</text:p>
          </table:table-cell>
          <table:table-cell office:value-type="float" office:value="0.00160000000000005" calcext:value-type="float">
            <text:p>0.00160000000000005</text:p>
          </table:table-cell>
          <table:table-cell office:value-type="float" office:value="0.00660000000000016" calcext:value-type="float">
            <text:p>0.00660000000000016</text:p>
          </table:table-cell>
          <table:table-cell office:value-type="float" office:value="0.000600000000000045" calcext:value-type="float">
            <text:p>0.000600000000000045</text:p>
          </table:table-cell>
          <table:table-cell office:value-type="float" office:value="0.00560000000000016" calcext:value-type="float">
            <text:p>0.00560000000000016</text:p>
          </table:table-cell>
          <table:table-cell office:value-type="float" office:value="-0.00499999999999989" calcext:value-type="float">
            <text:p>-0.004999999999999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office:value-type="float" office:value="0.011637047163363" calcext:value-type="float">
            <text:p>0.011637047163363</text:p>
          </table:table-cell>
          <table:table-cell office:value-type="float" office:value="-0.00912508544087487" calcext:value-type="float">
            <text:p>-0.00912508544087487</text:p>
          </table:table-cell>
          <table:table-cell office:value-type="float" office:value="0.00640806561859197" calcext:value-type="float">
            <text:p>0.00640806561859197</text:p>
          </table:table-cell>
          <table:table-cell office:value-type="float" office:value="0.0103554340396446" calcext:value-type="float">
            <text:p>0.0103554340396446</text:p>
          </table:table-cell>
          <table:table-cell office:value-type="float" office:value="0.020745044429255" calcext:value-type="float">
            <text:p>0.020745044429255</text:p>
          </table:table-cell>
          <table:table-cell office:value-type="float" office:value="0.0194292549555708" calcext:value-type="float">
            <text:p>0.0194292549555708</text:p>
          </table:table-cell>
          <table:table-cell office:value-type="float" office:value="0.00651059466848936" calcext:value-type="float">
            <text:p>0.00651059466848936</text:p>
          </table:table-cell>
          <table:table-cell office:value-type="float" office:value="0.00895420369104583" calcext:value-type="float">
            <text:p>0.00895420369104583</text:p>
          </table:table-cell>
          <table:table-cell office:value-type="float" office:value="-0.0039644565960355" calcext:value-type="float">
            <text:p>-0.0039644565960355</text:p>
          </table:table-cell>
          <table:table-cell office:value-type="float" office:value="0.020745044429255" calcext:value-type="float">
            <text:p>0.020745044429255</text:p>
          </table:table-cell>
          <table:table-cell office:value-type="float" office:value="0.00382775119617229" calcext:value-type="float">
            <text:p>0.00382775119617229</text:p>
          </table:table-cell>
          <table:table-cell office:value-type="float" office:value="0.020727956254272" calcext:value-type="float">
            <text:p>0.020727956254272</text:p>
          </table:table-cell>
          <table:table-cell office:value-type="float" office:value="0.0168147641831853" calcext:value-type="float">
            <text:p>0.0168147641831853</text:p>
          </table:table-cell>
          <table:table-cell office:value-type="float" office:value="0.0090396445659604" calcext:value-type="float">
            <text:p>0.0090396445659604</text:p>
          </table:table-cell>
          <table:table-cell office:value-type="float" office:value="-0.0104237867395762" calcext:value-type="float">
            <text:p>-0.0104237867395762</text:p>
          </table:table-cell>
          <table:table-cell office:value-type="float" office:value="0.0155160628844839" calcext:value-type="float">
            <text:p>0.01551606288448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office:value-type="float" office:value="-0.00393028024606978" calcext:value-type="float">
            <text:p>-0.00393028024606978</text:p>
          </table:table-cell>
          <table:table-cell office:value-type="float" office:value="-0.0130553656869447" calcext:value-type="float">
            <text:p>-0.0130553656869447</text:p>
          </table:table-cell>
          <table:table-cell office:value-type="float" office:value="0.00128161312371833" calcext:value-type="float">
            <text:p>0.00128161312371833</text:p>
          </table:table-cell>
          <table:table-cell office:value-type="float" office:value="-0.00652768284347238" calcext:value-type="float">
            <text:p>-0.00652768284347238</text:p>
          </table:table-cell>
          <table:table-cell office:value-type="float" office:value="0.0168831168831168" calcext:value-type="float">
            <text:p>0.0168831168831168</text:p>
          </table:table-cell>
          <table:table-cell office:value-type="float" office:value="0" calcext:value-type="float">
            <text:p>0</text:p>
          </table:table-cell>
          <table:table-cell office:value-type="float" office:value="0.00131578947368416" calcext:value-type="float">
            <text:p>0.00131578947368416</text:p>
          </table:table-cell>
          <table:table-cell office:value-type="float" office:value="0" calcext:value-type="float">
            <text:p>0</text:p>
          </table:table-cell>
          <table:table-cell office:value-type="float" office:value="0.00258031442241968" calcext:value-type="float">
            <text:p>0.00258031442241968</text:p>
          </table:table-cell>
          <table:table-cell office:value-type="float" office:value="0.00907382091592623" calcext:value-type="float">
            <text:p>0.00907382091592623</text:p>
          </table:table-cell>
          <table:table-cell office:value-type="float" office:value="-0.00131578947368416" calcext:value-type="float">
            <text:p>-0.00131578947368416</text:p>
          </table:table-cell>
          <table:table-cell office:value-type="float" office:value="0.00129870129870124" calcext:value-type="float">
            <text:p>0.00129870129870124</text:p>
          </table:table-cell>
          <table:table-cell office:value-type="float" office:value="0.00903964456596029" calcext:value-type="float">
            <text:p>0.00903964456596029</text:p>
          </table:table-cell>
          <table:table-cell office:value-type="float" office:value="0" calcext:value-type="float">
            <text:p>0</text:p>
          </table:table-cell>
          <table:table-cell office:value-type="float" office:value="-0.00910799726589195" calcext:value-type="float">
            <text:p>-0.00910799726589195</text:p>
          </table:table-cell>
          <table:table-cell office:value-type="float" office:value="0.00256322624743677" calcext:value-type="float">
            <text:p>0.002563226247436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office:value-type="float" office:value="0.00126452494873541" calcext:value-type="float">
            <text:p>0.00126452494873541</text:p>
          </table:table-cell>
          <table:table-cell office:value-type="float" office:value="-0.00516062884483937" calcext:value-type="float">
            <text:p>-0.00516062884483937</text:p>
          </table:table-cell>
          <table:table-cell office:value-type="float" office:value="0.00516062884483937" calcext:value-type="float">
            <text:p>0.00516062884483937</text:p>
          </table:table-cell>
          <table:table-cell office:value-type="float" office:value="-0.0026144907723854" calcext:value-type="float">
            <text:p>-0.0026144907723854</text:p>
          </table:table-cell>
          <table:table-cell office:value-type="float" office:value="0.0156185919343814" calcext:value-type="float">
            <text:p>0.0156185919343814</text:p>
          </table:table-cell>
          <table:table-cell office:value-type="float" office:value="-0.00786056049213946" calcext:value-type="float">
            <text:p>-0.00786056049213946</text:p>
          </table:table-cell>
          <table:table-cell office:value-type="float" office:value="0" calcext:value-type="float">
            <text:p>0</text:p>
          </table:table-cell>
          <table:table-cell office:value-type="float" office:value="0.00258031442241968" calcext:value-type="float">
            <text:p>0.00258031442241968</text:p>
          </table:table-cell>
          <table:table-cell office:value-type="float" office:value="0.00256322624743677" calcext:value-type="float">
            <text:p>0.00256322624743677</text:p>
          </table:table-cell>
          <table:table-cell office:value-type="float" office:value="-0.00521189336978811" calcext:value-type="float">
            <text:p>-0.00521189336978811</text:p>
          </table:table-cell>
          <table:table-cell office:value-type="float" office:value="0.00124743677375261" calcext:value-type="float">
            <text:p>0.00124743677375261</text:p>
          </table:table-cell>
          <table:table-cell office:value-type="float" office:value="-0.00519480519480509" calcext:value-type="float">
            <text:p>-0.00519480519480509</text:p>
          </table:table-cell>
          <table:table-cell office:value-type="float" office:value="0.0077922077922078" calcext:value-type="float">
            <text:p>0.0077922077922078</text:p>
          </table:table-cell>
          <table:table-cell office:value-type="float" office:value="0.00258031442241968" calcext:value-type="float">
            <text:p>0.00258031442241968</text:p>
          </table:table-cell>
          <table:table-cell office:value-type="float" office:value="0.00517771701982228" calcext:value-type="float">
            <text:p>0.00517771701982228</text:p>
          </table:table-cell>
          <table:table-cell office:value-type="float" office:value="-0.00134996582364999" calcext:value-type="float">
            <text:p>-0.001349965823649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office:value-type="float" office:value="-0.00387901572112104" calcext:value-type="float">
            <text:p>-0.00387901572112104</text:p>
          </table:table-cell>
          <table:table-cell office:value-type="float" office:value="-0.0129528366370472" calcext:value-type="float">
            <text:p>-0.0129528366370472</text:p>
          </table:table-cell>
          <table:table-cell office:value-type="float" office:value="0.00912508544087498" calcext:value-type="float">
            <text:p>0.00912508544087498</text:p>
          </table:table-cell>
          <table:table-cell office:value-type="float" office:value="0.00131578947368427" calcext:value-type="float">
            <text:p>0.00131578947368427</text:p>
          </table:table-cell>
          <table:table-cell office:value-type="float" office:value="0.0130553656869447" calcext:value-type="float">
            <text:p>0.0130553656869447</text:p>
          </table:table-cell>
          <table:table-cell office:value-type="float" office:value="-0.014336978810663" calcext:value-type="float">
            <text:p>-0.014336978810663</text:p>
          </table:table-cell>
          <table:table-cell office:value-type="float" office:value="0.00393028024606978" calcext:value-type="float">
            <text:p>0.00393028024606978</text:p>
          </table:table-cell>
          <table:table-cell office:value-type="float" office:value="0.0065447710184553" calcext:value-type="float">
            <text:p>0.0065447710184553</text:p>
          </table:table-cell>
          <table:table-cell office:value-type="float" office:value="0.00129870129870135" calcext:value-type="float">
            <text:p>0.00129870129870135</text:p>
          </table:table-cell>
          <table:table-cell office:value-type="float" office:value="-0.00647641831852353" calcext:value-type="float">
            <text:p>-0.00647641831852353</text:p>
          </table:table-cell>
          <table:table-cell office:value-type="float" office:value="-0.0000170881749828045" calcext:value-type="float">
            <text:p>-1.70881749828045E-05</text:p>
          </table:table-cell>
          <table:table-cell office:value-type="float" office:value="-0.0103896103896103" calcext:value-type="float">
            <text:p>-0.0103896103896103</text:p>
          </table:table-cell>
          <table:table-cell office:value-type="float" office:value="0.00910799726589207" calcext:value-type="float">
            <text:p>0.00910799726589207</text:p>
          </table:table-cell>
          <table:table-cell office:value-type="float" office:value="-0.00393028024606967" calcext:value-type="float">
            <text:p>-0.00393028024606967</text:p>
          </table:table-cell>
          <table:table-cell office:value-type="float" office:value="0.0025974025974026" calcext:value-type="float">
            <text:p>0.0025974025974026</text:p>
          </table:table-cell>
          <table:table-cell office:value-type="float" office:value="0.0051948051948052" calcext:value-type="float">
            <text:p>0.00519480519480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office:value-type="float" office:value="-0.00387901572112093" calcext:value-type="float">
            <text:p>-0.00387901572112093</text:p>
          </table:table-cell>
          <table:table-cell office:value-type="float" office:value="-0.022077922077922" calcext:value-type="float">
            <text:p>-0.022077922077922</text:p>
          </table:table-cell>
          <table:table-cell office:value-type="float" office:value="0.00786056049213946" calcext:value-type="float">
            <text:p>0.00786056049213946</text:p>
          </table:table-cell>
          <table:table-cell office:value-type="float" office:value="-0.0025974025974026" calcext:value-type="float">
            <text:p>-0.0025974025974026</text:p>
          </table:table-cell>
          <table:table-cell office:value-type="float" office:value="0.00651059466848947" calcext:value-type="float">
            <text:p>0.00651059466848947</text:p>
          </table:table-cell>
          <table:table-cell office:value-type="float" office:value="-0.0156356801093642" calcext:value-type="float">
            <text:p>-0.0156356801093642</text:p>
          </table:table-cell>
          <table:table-cell office:value-type="float" office:value="-0.00126452494873541" calcext:value-type="float">
            <text:p>-0.00126452494873541</text:p>
          </table:table-cell>
          <table:table-cell office:value-type="float" office:value="-0.00252904989747094" calcext:value-type="float">
            <text:p>-0.00252904989747094</text:p>
          </table:table-cell>
          <table:table-cell office:value-type="float" office:value="0.00649350649350655" calcext:value-type="float">
            <text:p>0.00649350649350655</text:p>
          </table:table-cell>
          <table:table-cell office:value-type="float" office:value="-0.0129699248120301" calcext:value-type="float">
            <text:p>-0.0129699248120301</text:p>
          </table:table-cell>
          <table:table-cell office:value-type="float" office:value="-0.00128161312371833" calcext:value-type="float">
            <text:p>-0.00128161312371833</text:p>
          </table:table-cell>
          <table:table-cell office:value-type="float" office:value="-0.00649350649350644" calcext:value-type="float">
            <text:p>-0.00649350649350644</text:p>
          </table:table-cell>
          <table:table-cell office:value-type="float" office:value="0.00131578947368427" calcext:value-type="float">
            <text:p>0.00131578947368427</text:p>
          </table:table-cell>
          <table:table-cell office:value-type="float" office:value="-0.00522898154477103" calcext:value-type="float">
            <text:p>-0.00522898154477103</text:p>
          </table:table-cell>
          <table:table-cell office:value-type="float" office:value="-0.00521189336978811" calcext:value-type="float">
            <text:p>-0.00521189336978811</text:p>
          </table:table-cell>
          <table:table-cell office:value-type="float" office:value="0.00129870129870135" calcext:value-type="float">
            <text:p>0.0012987012987013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office:value-type="float" office:value="0.000242652084757378" calcext:value-type="float">
            <text:p>0.000242652084757378</text:p>
          </table:table-cell>
          <table:table-cell office:value-type="float" office:value="-0.0124743677375255" calcext:value-type="float">
            <text:p>-0.0124743677375255</text:p>
          </table:table-cell>
          <table:table-cell office:value-type="float" office:value="0.00596719070403284" calcext:value-type="float">
            <text:p>0.00596719070403284</text:p>
          </table:table-cell>
          <table:table-cell office:value-type="float" office:value="-0.0000136705399862436" calcext:value-type="float">
            <text:p>-1.36705399862436E-05</text:p>
          </table:table-cell>
          <table:table-cell office:value-type="float" office:value="0.0145625427204376" calcext:value-type="float">
            <text:p>0.0145625427204376</text:p>
          </table:table-cell>
          <table:table-cell office:value-type="float" office:value="-0.00368079289131917" calcext:value-type="float">
            <text:p>-0.00368079289131917</text:p>
          </table:table-cell>
          <table:table-cell office:value-type="float" office:value="0.0020984278879016" calcext:value-type="float">
            <text:p>0.0020984278879016</text:p>
          </table:table-cell>
          <table:table-cell office:value-type="float" office:value="0.00311004784688995" calcext:value-type="float">
            <text:p>0.00311004784688995</text:p>
          </table:table-cell>
          <table:table-cell office:value-type="float" office:value="0.00179425837320579" calcext:value-type="float">
            <text:p>0.00179425837320579</text:p>
          </table:table-cell>
          <table:table-cell office:value-type="float" office:value="0.00103212576896794" calcext:value-type="float">
            <text:p>0.00103212576896794</text:p>
          </table:table-cell>
          <table:table-cell office:value-type="float" office:value="0.000492139439507877" calcext:value-type="float">
            <text:p>0.000492139439507877</text:p>
          </table:table-cell>
          <table:table-cell office:value-type="float" office:value="-0.0000102529049896827" calcext:value-type="float">
            <text:p>-1.02529049896827E-05</text:p>
          </table:table-cell>
          <table:table-cell office:value-type="float" office:value="0.00881408065618594" calcext:value-type="float">
            <text:p>0.00881408065618594</text:p>
          </table:table-cell>
          <table:table-cell office:value-type="float" office:value="0.000492139439507877" calcext:value-type="float">
            <text:p>0.000492139439507877</text:p>
          </table:table-cell>
          <table:table-cell office:value-type="float" office:value="-0.00339371155160628" calcext:value-type="float">
            <text:p>-0.00339371155160628</text:p>
          </table:table-cell>
          <table:table-cell office:value-type="float" office:value="0.00464456596035545" calcext:value-type="float">
            <text:p>0.004644565960355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0.0173613193403298" calcext:value-type="float">
            <text:p>0.0173613193403298</text:p>
          </table:table-cell>
          <table:table-cell office:value-type="float" office:value="-0.0182683658170915" calcext:value-type="float">
            <text:p>-0.0182683658170915</text:p>
          </table:table-cell>
          <table:table-cell office:value-type="float" office:value="0.00953523238380805" calcext:value-type="float">
            <text:p>0.00953523238380805</text:p>
          </table:table-cell>
          <table:table-cell office:value-type="float" office:value="0.0164767616191903" calcext:value-type="float">
            <text:p>0.0164767616191903</text:p>
          </table:table-cell>
          <table:table-cell office:value-type="float" office:value="0.0147826086956522" calcext:value-type="float">
            <text:p>0.0147826086956522</text:p>
          </table:table-cell>
          <table:table-cell office:value-type="float" office:value="0.00344827586206886" calcext:value-type="float">
            <text:p>0.00344827586206886</text:p>
          </table:table-cell>
          <table:table-cell office:value-type="float" office:value="0.0173538230884558" calcext:value-type="float">
            <text:p>0.0173538230884558</text:p>
          </table:table-cell>
          <table:table-cell office:value-type="float" office:value="0.00167166416791598" calcext:value-type="float">
            <text:p>0.00167166416791598</text:p>
          </table:table-cell>
          <table:table-cell office:value-type="float" office:value="0.00952773613193392" calcext:value-type="float">
            <text:p>0.00952773613193392</text:p>
          </table:table-cell>
          <table:table-cell office:value-type="float" office:value="0.0243028485757121" calcext:value-type="float">
            <text:p>0.0243028485757121</text:p>
          </table:table-cell>
          <table:table-cell office:value-type="float" office:value="0.00695652173913042" calcext:value-type="float">
            <text:p>0.00695652173913042</text:p>
          </table:table-cell>
          <table:table-cell office:value-type="float" office:value="0.00778110944527732" calcext:value-type="float">
            <text:p>0.00778110944527732</text:p>
          </table:table-cell>
          <table:table-cell office:value-type="float" office:value="-0.00435532233883063" calcext:value-type="float">
            <text:p>-0.00435532233883063</text:p>
          </table:table-cell>
          <table:table-cell office:value-type="float" office:value="0.00605697151424289" calcext:value-type="float">
            <text:p>0.00605697151424289</text:p>
          </table:table-cell>
          <table:table-cell office:value-type="float" office:value="0.0104047976011994" calcext:value-type="float">
            <text:p>0.0104047976011994</text:p>
          </table:table-cell>
          <table:table-cell office:value-type="float" office:value="0.000877061469265361" calcext:value-type="float">
            <text:p>0.0008770614692653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0.00523238380809588" calcext:value-type="float">
            <text:p>0.00523238380809588</text:p>
          </table:table-cell>
          <table:table-cell office:value-type="float" office:value="-0.0269265367316343" calcext:value-type="float">
            <text:p>-0.0269265367316343</text:p>
          </table:table-cell>
          <table:table-cell office:value-type="float" office:value="0.00955022488755619" calcext:value-type="float">
            <text:p>0.00955022488755619</text:p>
          </table:table-cell>
          <table:table-cell office:value-type="float" office:value="-0.0121964017991005" calcext:value-type="float">
            <text:p>-0.0121964017991005</text:p>
          </table:table-cell>
          <table:table-cell office:value-type="float" office:value="0.00782608695652165" calcext:value-type="float">
            <text:p>0.00782608695652165</text:p>
          </table:table-cell>
          <table:table-cell office:value-type="float" office:value="0.00176911544227876" calcext:value-type="float">
            <text:p>0.00176911544227876</text:p>
          </table:table-cell>
          <table:table-cell office:value-type="float" office:value="0.00347826086956526" calcext:value-type="float">
            <text:p>0.00347826086956526</text:p>
          </table:table-cell>
          <table:table-cell office:value-type="float" office:value="-0.0069490254872564" calcext:value-type="float">
            <text:p>-0.0069490254872564</text:p>
          </table:table-cell>
          <table:table-cell office:value-type="float" office:value="-0.00434032983508248" calcext:value-type="float">
            <text:p>-0.00434032983508248</text:p>
          </table:table-cell>
          <table:table-cell office:value-type="float" office:value="-0.00436281859070464" calcext:value-type="float">
            <text:p>-0.00436281859070464</text:p>
          </table:table-cell>
          <table:table-cell office:value-type="float" office:value="-0.00433283358320846" calcext:value-type="float">
            <text:p>-0.00433283358320846</text:p>
          </table:table-cell>
          <table:table-cell office:value-type="float" office:value="0.00604947526236876" calcext:value-type="float">
            <text:p>0.00604947526236876</text:p>
          </table:table-cell>
          <table:table-cell office:value-type="float" office:value="0.00260119940029979" calcext:value-type="float">
            <text:p>0.00260119940029979</text:p>
          </table:table-cell>
          <table:table-cell office:value-type="float" office:value="-0.00523238380809599" calcext:value-type="float">
            <text:p>-0.00523238380809599</text:p>
          </table:table-cell>
          <table:table-cell office:value-type="float" office:value="0.0000149925037481458" calcext:value-type="float">
            <text:p>1.49925037481458E-05</text:p>
          </table:table-cell>
          <table:table-cell office:value-type="float" office:value="0.00956521739130434" calcext:value-type="float">
            <text:p>0.009565217391304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0.0225862068965517" calcext:value-type="float">
            <text:p>0.0225862068965517</text:p>
          </table:table-cell>
          <table:table-cell office:value-type="float" office:value="-0.0217241379310344" calcext:value-type="float">
            <text:p>-0.0217241379310344</text:p>
          </table:table-cell>
          <table:table-cell office:value-type="float" office:value="0.0260494752623688" calcext:value-type="float">
            <text:p>0.0260494752623688</text:p>
          </table:table-cell>
          <table:table-cell office:value-type="float" office:value="0.00952773613193392" calcext:value-type="float">
            <text:p>0.00952773613193392</text:p>
          </table:table-cell>
          <table:table-cell office:value-type="float" office:value="0.0243328335832084" calcext:value-type="float">
            <text:p>0.0243328335832084</text:p>
          </table:table-cell>
          <table:table-cell office:value-type="float" office:value="0.0165142428785607" calcext:value-type="float">
            <text:p>0.0165142428785607</text:p>
          </table:table-cell>
          <table:table-cell office:value-type="float" office:value="0.0130509745127436" calcext:value-type="float">
            <text:p>0.0130509745127436</text:p>
          </table:table-cell>
          <table:table-cell office:value-type="float" office:value="0.0138980509745128" calcext:value-type="float">
            <text:p>0.0138980509745128</text:p>
          </table:table-cell>
          <table:table-cell office:value-type="float" office:value="0.0138905547226387" calcext:value-type="float">
            <text:p>0.0138905547226387</text:p>
          </table:table-cell>
          <table:table-cell office:value-type="float" office:value="0.00171664167916041" calcext:value-type="float">
            <text:p>0.00171664167916041</text:p>
          </table:table-cell>
          <table:table-cell table:number-columns-repeated="2" office:value-type="float" office:value="0.0130134932533732" calcext:value-type="float">
            <text:p>0.0130134932533732</text:p>
          </table:table-cell>
          <table:table-cell office:value-type="float" office:value="0.0104272863568216" calcext:value-type="float">
            <text:p>0.0104272863568216</text:p>
          </table:table-cell>
          <table:table-cell office:value-type="float" office:value="0.0208170914542728" calcext:value-type="float">
            <text:p>0.0208170914542728</text:p>
          </table:table-cell>
          <table:table-cell office:value-type="float" office:value="0.0199925037481259" calcext:value-type="float">
            <text:p>0.0199925037481259</text:p>
          </table:table-cell>
          <table:table-cell office:value-type="float" office:value="0.00433283358320835" calcext:value-type="float">
            <text:p>0.004332833583208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0.0104047976011993" calcext:value-type="float">
            <text:p>0.0104047976011993</text:p>
          </table:table-cell>
          <table:table-cell office:value-type="float" office:value="-0.0330584707646178" calcext:value-type="float">
            <text:p>-0.0330584707646178</text:p>
          </table:table-cell>
          <table:table-cell office:value-type="float" office:value="0.0138680659670164" calcext:value-type="float">
            <text:p>0.0138680659670164</text:p>
          </table:table-cell>
          <table:table-cell office:value-type="float" office:value="0.00429535232383804" calcext:value-type="float">
            <text:p>0.00429535232383804</text:p>
          </table:table-cell>
          <table:table-cell office:value-type="float" office:value="0.0156296851574211" calcext:value-type="float">
            <text:p>0.0156296851574211</text:p>
          </table:table-cell>
          <table:table-cell office:value-type="float" office:value="0.00865817091454257" calcext:value-type="float">
            <text:p>0.00865817091454257</text:p>
          </table:table-cell>
          <table:table-cell office:value-type="float" office:value="0.00955772113943021" calcext:value-type="float">
            <text:p>0.00955772113943021</text:p>
          </table:table-cell>
          <table:table-cell office:value-type="float" office:value="0.00693403298350814" calcext:value-type="float">
            <text:p>0.00693403298350814</text:p>
          </table:table-cell>
          <table:table-cell office:value-type="float" office:value="0.00431784107946021" calcext:value-type="float">
            <text:p>0.00431784107946021</text:p>
          </table:table-cell>
          <table:table-cell office:value-type="float" office:value="-0.00435532233883063" calcext:value-type="float">
            <text:p>-0.00435532233883063</text:p>
          </table:table-cell>
          <table:table-cell office:value-type="float" office:value="0.00778110944527732" calcext:value-type="float">
            <text:p>0.00778110944527732</text:p>
          </table:table-cell>
          <table:table-cell office:value-type="float" office:value="0.00604197901049464" calcext:value-type="float">
            <text:p>0.00604197901049464</text:p>
          </table:table-cell>
          <table:table-cell office:value-type="float" office:value="0.0156371814092953" calcext:value-type="float">
            <text:p>0.0156371814092953</text:p>
          </table:table-cell>
          <table:table-cell office:value-type="float" office:value="0.0121289355322338" calcext:value-type="float">
            <text:p>0.0121289355322338</text:p>
          </table:table-cell>
          <table:table-cell office:value-type="float" office:value="0.00865817091454257" calcext:value-type="float">
            <text:p>0.00865817091454257</text:p>
          </table:table-cell>
          <table:table-cell office:value-type="float" office:value="0.00431784107946021" calcext:value-type="float">
            <text:p>0.0043178410794602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0.0130059970014992" calcext:value-type="float">
            <text:p>0.0130059970014992</text:p>
          </table:table-cell>
          <table:table-cell office:value-type="float" office:value="-0.0295502248875563" calcext:value-type="float">
            <text:p>-0.0295502248875563</text:p>
          </table:table-cell>
          <table:table-cell office:value-type="float" office:value="0.00953523238380805" calcext:value-type="float">
            <text:p>0.00953523238380805</text:p>
          </table:table-cell>
          <table:table-cell office:value-type="float" office:value="0.00690404797601196" calcext:value-type="float">
            <text:p>0.00690404797601196</text:p>
          </table:table-cell>
          <table:table-cell office:value-type="float" office:value="0.00955772113943021" calcext:value-type="float">
            <text:p>0.00955772113943021</text:p>
          </table:table-cell>
          <table:table-cell office:value-type="float" office:value="0.0104122938530734" calcext:value-type="float">
            <text:p>0.0104122938530734</text:p>
          </table:table-cell>
          <table:table-cell office:value-type="float" office:value="0.00694152923538227" calcext:value-type="float">
            <text:p>0.00694152923538227</text:p>
          </table:table-cell>
          <table:table-cell office:value-type="float" office:value="0.0147526236881559" calcext:value-type="float">
            <text:p>0.0147526236881559</text:p>
          </table:table-cell>
          <table:table-cell office:value-type="float" office:value="0.00779610194902547" calcext:value-type="float">
            <text:p>0.00779610194902547</text:p>
          </table:table-cell>
          <table:table-cell office:value-type="float" office:value="0.00518740629685155" calcext:value-type="float">
            <text:p>0.00518740629685155</text:p>
          </table:table-cell>
          <table:table-cell office:value-type="float" office:value="0.0156146926536731" calcext:value-type="float">
            <text:p>0.0156146926536731</text:p>
          </table:table-cell>
          <table:table-cell office:value-type="float" office:value="0.00257871064467763" calcext:value-type="float">
            <text:p>0.00257871064467763</text:p>
          </table:table-cell>
          <table:table-cell office:value-type="float" office:value="0.011311844077961" calcext:value-type="float">
            <text:p>0.011311844077961</text:p>
          </table:table-cell>
          <table:table-cell table:number-columns-repeated="2" office:value-type="float" office:value="0.0130059970014992" calcext:value-type="float">
            <text:p>0.0130059970014992</text:p>
          </table:table-cell>
          <table:table-cell office:value-type="float" office:value="0.00606446776611691" calcext:value-type="float">
            <text:p>0.0060644677661169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0.0137181409295353" calcext:value-type="float">
            <text:p>0.0137181409295353</text:p>
          </table:table-cell>
          <table:table-cell office:value-type="float" office:value="-0.0259055472263868" calcext:value-type="float">
            <text:p>-0.0259055472263868</text:p>
          </table:table-cell>
          <table:table-cell office:value-type="float" office:value="0.0137076461769114" calcext:value-type="float">
            <text:p>0.0137076461769114</text:p>
          </table:table-cell>
          <table:table-cell office:value-type="float" office:value="0.00500149925037474" calcext:value-type="float">
            <text:p>0.00500149925037474</text:p>
          </table:table-cell>
          <table:table-cell office:value-type="float" office:value="0.0144257871064467" calcext:value-type="float">
            <text:p>0.0144257871064467</text:p>
          </table:table-cell>
          <table:table-cell office:value-type="float" office:value="0.00816041979010485" calcext:value-type="float">
            <text:p>0.00816041979010485</text:p>
          </table:table-cell>
          <table:table-cell office:value-type="float" office:value="0.0100764617691154" calcext:value-type="float">
            <text:p>0.0100764617691154</text:p>
          </table:table-cell>
          <table:table-cell office:value-type="float" office:value="0.00606146926536733" calcext:value-type="float">
            <text:p>0.00606146926536733</text:p>
          </table:table-cell>
          <table:table-cell office:value-type="float" office:value="0.00623838080959516" calcext:value-type="float">
            <text:p>0.00623838080959516</text:p>
          </table:table-cell>
          <table:table-cell office:value-type="float" office:value="0.00449775112443773" calcext:value-type="float">
            <text:p>0.00449775112443773</text:p>
          </table:table-cell>
          <table:table-cell office:value-type="float" office:value="0.00780659670164918" calcext:value-type="float">
            <text:p>0.00780659670164918</text:p>
          </table:table-cell>
          <table:table-cell office:value-type="float" office:value="0.00709295352323835" calcext:value-type="float">
            <text:p>0.00709295352323835</text:p>
          </table:table-cell>
          <table:table-cell office:value-type="float" office:value="0.00712443778110949" calcext:value-type="float">
            <text:p>0.00712443778110949</text:p>
          </table:table-cell>
          <table:table-cell office:value-type="float" office:value="0.00935532233883063" calcext:value-type="float">
            <text:p>0.00935532233883063</text:p>
          </table:table-cell>
          <table:table-cell office:value-type="float" office:value="0.0104152923538231" calcext:value-type="float">
            <text:p>0.0104152923538231</text:p>
          </table:table-cell>
          <table:table-cell office:value-type="float" office:value="0.00503148425787103" calcext:value-type="float">
            <text:p>0.005031484257871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32136566860859" calcext:value-type="float">
            <text:p>-0.032136566860859</text:p>
          </table:table-cell>
          <table:table-cell office:value-type="float" office:value="0.0131892697466468" calcext:value-type="float">
            <text:p>0.0131892697466468</text:p>
          </table:table-cell>
          <table:table-cell office:value-type="float" office:value="0.0066115702479338" calcext:value-type="float">
            <text:p>0.0066115702479338</text:p>
          </table:table-cell>
          <table:table-cell office:value-type="float" office:value="-0.00657092534886872" calcext:value-type="float">
            <text:p>-0.00657092534886872</text:p>
          </table:table-cell>
          <table:table-cell office:value-type="float" office:value="0.00573093076818865" calcext:value-type="float">
            <text:p>0.00573093076818865</text:p>
          </table:table-cell>
          <table:table-cell office:value-type="float" office:value="0.00580544641647462" calcext:value-type="float">
            <text:p>0.00580544641647462</text:p>
          </table:table-cell>
          <table:table-cell office:value-type="float" office:value="-0.00165966671182771" calcext:value-type="float">
            <text:p>-0.00165966671182771</text:p>
          </table:table-cell>
          <table:table-cell office:value-type="float" office:value="-0.00824414036038479" calcext:value-type="float">
            <text:p>-0.00824414036038479</text:p>
          </table:table-cell>
          <table:table-cell office:value-type="float" office:value="0.00575802736756537" calcext:value-type="float">
            <text:p>0.00575802736756537</text:p>
          </table:table-cell>
          <table:table-cell office:value-type="float" office:value="0.000799349681614991" calcext:value-type="float">
            <text:p>0.000799349681614991</text:p>
          </table:table-cell>
          <table:table-cell office:value-type="float" office:value="0.0066115702479338" calcext:value-type="float">
            <text:p>0.0066115702479338</text:p>
          </table:table-cell>
          <table:table-cell office:value-type="float" office:value="-0.00659124779840137" calcext:value-type="float">
            <text:p>-0.00659124779840137</text:p>
          </table:table-cell>
          <table:table-cell office:value-type="float" office:value="0.0164950548706138" calcext:value-type="float">
            <text:p>0.0164950548706138</text:p>
          </table:table-cell>
          <table:table-cell office:value-type="float" office:value="0.00991735537190075" calcext:value-type="float">
            <text:p>0.00991735537190075</text:p>
          </table:table-cell>
          <table:table-cell office:value-type="float" office:value="0.00335997832272039" calcext:value-type="float">
            <text:p>0.00335997832272039</text:p>
          </table:table-cell>
          <table:table-cell office:value-type="float" office:value="0.0165221514699906" calcext:value-type="float">
            <text:p>0.01652215146999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338030077225309" calcext:value-type="float">
            <text:p>-0.0338030077225309</text:p>
          </table:table-cell>
          <table:table-cell office:value-type="float" office:value="0.0222666305378675" calcext:value-type="float">
            <text:p>0.0222666305378675</text:p>
          </table:table-cell>
          <table:table-cell office:value-type="float" office:value="0.017341823601138" calcext:value-type="float">
            <text:p>0.017341823601138</text:p>
          </table:table-cell>
          <table:table-cell office:value-type="float" office:value="0.000846768730524361" calcext:value-type="float">
            <text:p>0.000846768730524361</text:p>
          </table:table-cell>
          <table:table-cell office:value-type="float" office:value="0.0206272862755724" calcext:value-type="float">
            <text:p>0.0206272862755724</text:p>
          </table:table-cell>
          <table:table-cell office:value-type="float" office:value="0.0140360384771712" calcext:value-type="float">
            <text:p>0.0140360384771712</text:p>
          </table:table-cell>
          <table:table-cell office:value-type="float" office:value="0.00987671047283567" calcext:value-type="float">
            <text:p>0.00987671047283567</text:p>
          </table:table-cell>
          <table:table-cell office:value-type="float" office:value="0.00330578512396695" calcext:value-type="float">
            <text:p>0.00330578512396695</text:p>
          </table:table-cell>
          <table:table-cell office:value-type="float" office:value="0.00740414577970461" calcext:value-type="float">
            <text:p>0.00740414577970461</text:p>
          </table:table-cell>
          <table:table-cell office:value-type="float" office:value="0.013196043896491" calcext:value-type="float">
            <text:p>0.013196043896491</text:p>
          </table:table-cell>
          <table:table-cell office:value-type="float" office:value="0.00416610215417967" calcext:value-type="float">
            <text:p>0.00416610215417967</text:p>
          </table:table-cell>
          <table:table-cell office:value-type="float" office:value="0.0222395339384907" calcext:value-type="float">
            <text:p>0.0222395339384907</text:p>
          </table:table-cell>
          <table:table-cell office:value-type="float" office:value="0.0115431513345076" calcext:value-type="float">
            <text:p>0.0115431513345076</text:p>
          </table:table-cell>
          <table:table-cell office:value-type="float" office:value="0.0156753827394662" calcext:value-type="float">
            <text:p>0.0156753827394662</text:p>
          </table:table-cell>
          <table:table-cell office:value-type="float" office:value="0.00575125321772119" calcext:value-type="float">
            <text:p>0.00575125321772119</text:p>
          </table:table-cell>
          <table:table-cell office:value-type="float" office:value="0.0173282753014496" calcext:value-type="float">
            <text:p>0.01732827530144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527435306868987" calcext:value-type="float">
            <text:p>-0.0527435306868987</text:p>
          </table:table-cell>
          <table:table-cell office:value-type="float" office:value="0.0198143882942691" calcext:value-type="float">
            <text:p>0.0198143882942691</text:p>
          </table:table-cell>
          <table:table-cell office:value-type="float" office:value="-0.00575125321772119" calcext:value-type="float">
            <text:p>-0.00575125321772119</text:p>
          </table:table-cell>
          <table:table-cell office:value-type="float" office:value="-0.0189269746646795" calcext:value-type="float">
            <text:p>-0.0189269746646795</text:p>
          </table:table-cell>
          <table:table-cell office:value-type="float" office:value="0.00250643544235196" calcext:value-type="float">
            <text:p>0.00250643544235196</text:p>
          </table:table-cell>
          <table:table-cell office:value-type="float" office:value="0.00415932800433538" calcext:value-type="float">
            <text:p>0.00415932800433538</text:p>
          </table:table-cell>
          <table:table-cell office:value-type="float" office:value="-0.0024928871426636" calcext:value-type="float">
            <text:p>-0.0024928871426636</text:p>
          </table:table-cell>
          <table:table-cell office:value-type="float" office:value="-0.0106963826039832" calcext:value-type="float">
            <text:p>-0.0106963826039832</text:p>
          </table:table-cell>
          <table:table-cell office:value-type="float" office:value="0.00496545183579455" calcext:value-type="float">
            <text:p>0.00496545183579455</text:p>
          </table:table-cell>
          <table:table-cell office:value-type="float" office:value="0.00330578512396695" calcext:value-type="float">
            <text:p>0.00330578512396695</text:p>
          </table:table-cell>
          <table:table-cell office:value-type="float" office:value="0.00743801652892562" calcext:value-type="float">
            <text:p>0.00743801652892562</text:p>
          </table:table-cell>
          <table:table-cell office:value-type="float" office:value="0.00663189269746645" calcext:value-type="float">
            <text:p>0.00663189269746645</text:p>
          </table:table-cell>
          <table:table-cell office:value-type="float" office:value="-0.000819672131147531" calcext:value-type="float">
            <text:p>-0.000819672131147531</text:p>
          </table:table-cell>
          <table:table-cell office:value-type="float" office:value="0.0107505758027368" calcext:value-type="float">
            <text:p>0.0107505758027368</text:p>
          </table:table-cell>
          <table:table-cell office:value-type="float" office:value="-0.00743801652892562" calcext:value-type="float">
            <text:p>-0.00743801652892562</text:p>
          </table:table-cell>
          <table:table-cell office:value-type="float" office:value="0.00331255927381113" calcext:value-type="float">
            <text:p>0.003312559273811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510974122747595" calcext:value-type="float">
            <text:p>-0.0510974122747595</text:p>
          </table:table-cell>
          <table:table-cell office:value-type="float" office:value="0.0132028180463353" calcext:value-type="float">
            <text:p>0.0132028180463353</text:p>
          </table:table-cell>
          <table:table-cell office:value-type="float" office:value="-0.00822381791085225" calcext:value-type="float">
            <text:p>-0.00822381791085225</text:p>
          </table:table-cell>
          <table:table-cell office:value-type="float" office:value="-0.0222259856388023" calcext:value-type="float">
            <text:p>-0.0222259856388023</text:p>
          </table:table-cell>
          <table:table-cell office:value-type="float" office:value="0.00497222598563873" calcext:value-type="float">
            <text:p>0.00497222598563873</text:p>
          </table:table-cell>
          <table:table-cell office:value-type="float" office:value="0.00497900013548303" calcext:value-type="float">
            <text:p>0.00497900013548303</text:p>
          </table:table-cell>
          <table:table-cell office:value-type="float" office:value="-0.00247933884297513" calcext:value-type="float">
            <text:p>-0.00247933884297513</text:p>
          </table:table-cell>
          <table:table-cell office:value-type="float" office:value="-0.0032854626744343" calcext:value-type="float">
            <text:p>-0.0032854626744343</text:p>
          </table:table-cell>
          <table:table-cell office:value-type="float" office:value="0.00329223682427859" calcext:value-type="float">
            <text:p>0.00329223682427859</text:p>
          </table:table-cell>
          <table:table-cell office:value-type="float" office:value="0.00494512938626202" calcext:value-type="float">
            <text:p>0.00494512938626202</text:p>
          </table:table-cell>
          <table:table-cell office:value-type="float" office:value="0.00332610757349949" calcext:value-type="float">
            <text:p>0.00332610757349949</text:p>
          </table:table-cell>
          <table:table-cell office:value-type="float" office:value="0.00991735537190086" calcext:value-type="float">
            <text:p>0.00991735537190086</text:p>
          </table:table-cell>
          <table:table-cell office:value-type="float" office:value="0.0000270965993768302" calcext:value-type="float">
            <text:p>2.70965993768302E-05</text:p>
          </table:table-cell>
          <table:table-cell office:value-type="float" office:value="0.0140360384771712" calcext:value-type="float">
            <text:p>0.0140360384771712</text:p>
          </table:table-cell>
          <table:table-cell office:value-type="float" office:value="-0.00163934426229506" calcext:value-type="float">
            <text:p>-0.00163934426229506</text:p>
          </table:table-cell>
          <table:table-cell office:value-type="float" office:value="0.00167321501151607" calcext:value-type="float">
            <text:p>0.001673215011516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535361062186696" calcext:value-type="float">
            <text:p>-0.0535361062186696</text:p>
          </table:table-cell>
          <table:table-cell office:value-type="float" office:value="0.00908413494106486" calcext:value-type="float">
            <text:p>0.00908413494106486</text:p>
          </table:table-cell>
          <table:table-cell office:value-type="float" office:value="-0.00409836065573765" calcext:value-type="float">
            <text:p>-0.00409836065573765</text:p>
          </table:table-cell>
          <table:table-cell office:value-type="float" office:value="-0.0238585557512532" calcext:value-type="float">
            <text:p>-0.0238585557512532</text:p>
          </table:table-cell>
          <table:table-cell office:value-type="float" office:value="0.00249966129250778" calcext:value-type="float">
            <text:p>0.00249966129250778</text:p>
          </table:table-cell>
          <table:table-cell office:value-type="float" office:value="0.00170031161089279" calcext:value-type="float">
            <text:p>0.00170031161089279</text:p>
          </table:table-cell>
          <table:table-cell office:value-type="float" office:value="0.0000135482996884706" calcext:value-type="float">
            <text:p>1.35482996884706E-05</text:p>
          </table:table-cell>
          <table:table-cell office:value-type="float" office:value="-0.00241159734453322" calcext:value-type="float">
            <text:p>-0.00241159734453322</text:p>
          </table:table-cell>
          <table:table-cell office:value-type="float" office:value="0.00745156482861398" calcext:value-type="float">
            <text:p>0.00745156482861398</text:p>
          </table:table-cell>
          <table:table-cell office:value-type="float" office:value="0.00909090909090904" calcext:value-type="float">
            <text:p>0.00909090909090904</text:p>
          </table:table-cell>
          <table:table-cell office:value-type="float" office:value="0.00250643544235196" calcext:value-type="float">
            <text:p>0.00250643544235196</text:p>
          </table:table-cell>
          <table:table-cell office:value-type="float" office:value="0.00745833897845827" calcext:value-type="float">
            <text:p>0.00745833897845827</text:p>
          </table:table-cell>
          <table:table-cell office:value-type="float" office:value="-0.00161224766291823" calcext:value-type="float">
            <text:p>-0.00161224766291823</text:p>
          </table:table-cell>
          <table:table-cell office:value-type="float" office:value="0.0107708982522694" calcext:value-type="float">
            <text:p>0.0107708982522694</text:p>
          </table:table-cell>
          <table:table-cell office:value-type="float" office:value="-0.0041186831052703" calcext:value-type="float">
            <text:p>-0.0041186831052703</text:p>
          </table:table-cell>
          <table:table-cell office:value-type="float" office:value="0.00580544641647474" calcext:value-type="float">
            <text:p>0.0058054464164747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446633247527436" calcext:value-type="float">
            <text:p>-0.0446633247527436</text:p>
          </table:table-cell>
          <table:table-cell office:value-type="float" office:value="0.0155114483132367" calcext:value-type="float">
            <text:p>0.0155114483132367</text:p>
          </table:table-cell>
          <table:table-cell office:value-type="float" office:value="0.00117599241295219" calcext:value-type="float">
            <text:p>0.00117599241295219</text:p>
          </table:table-cell>
          <table:table-cell office:value-type="float" office:value="-0.0141471345346158" calcext:value-type="float">
            <text:p>-0.0141471345346158</text:p>
          </table:table-cell>
          <table:table-cell office:value-type="float" office:value="0.00726730795285191" calcext:value-type="float">
            <text:p>0.00726730795285191</text:p>
          </table:table-cell>
          <table:table-cell office:value-type="float" office:value="0.00613602492887144" calcext:value-type="float">
            <text:p>0.00613602492887144</text:p>
          </table:table-cell>
          <table:table-cell office:value-type="float" office:value="0.000651673215011583" calcext:value-type="float">
            <text:p>0.000651673215011583</text:p>
          </table:table-cell>
          <table:table-cell office:value-type="float" office:value="-0.00426635957187371" calcext:value-type="float">
            <text:p>-0.00426635957187371</text:p>
          </table:table-cell>
          <table:table-cell office:value-type="float" office:value="0.00577428532719149" calcext:value-type="float">
            <text:p>0.00577428532719149</text:p>
          </table:table-cell>
          <table:table-cell office:value-type="float" office:value="0.00626744343584884" calcext:value-type="float">
            <text:p>0.00626744343584884</text:p>
          </table:table-cell>
          <table:table-cell office:value-type="float" office:value="0.00480964638937809" calcext:value-type="float">
            <text:p>0.00480964638937809</text:p>
          </table:table-cell>
          <table:table-cell office:value-type="float" office:value="0.00793117463758297" calcext:value-type="float">
            <text:p>0.00793117463758297</text:p>
          </table:table-cell>
          <table:table-cell office:value-type="float" office:value="0.00512667660208654" calcext:value-type="float">
            <text:p>0.00512667660208654</text:p>
          </table:table-cell>
          <table:table-cell office:value-type="float" office:value="0.0122300501287089" calcext:value-type="float">
            <text:p>0.0122300501287089</text:p>
          </table:table-cell>
          <table:table-cell office:value-type="float" office:value="-0.000816962471209881" calcext:value-type="float">
            <text:p>-0.000816962471209881</text:p>
          </table:table-cell>
          <table:table-cell office:value-type="float" office:value="0.0089283294946485" calcext:value-type="float">
            <text:p>0.00892832949464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office:value-type="float" office:value="0.00169388989715669" calcext:value-type="float">
            <text:p>0.00169388989715669</text:p>
          </table:table-cell>
          <table:table-cell office:value-type="float" office:value="0.00508166969147006" calcext:value-type="float">
            <text:p>0.00508166969147006</text:p>
          </table:table-cell>
          <table:table-cell office:value-type="float" office:value="0.00683605565638235" calcext:value-type="float">
            <text:p>0.00683605565638235</text:p>
          </table:table-cell>
          <table:table-cell office:value-type="float" office:value="-0.0121294615849969" calcext:value-type="float">
            <text:p>-0.0121294615849969</text:p>
          </table:table-cell>
          <table:table-cell office:value-type="float" office:value="0.00169388989715669" calcext:value-type="float">
            <text:p>0.00169388989715669</text:p>
          </table:table-cell>
          <table:table-cell office:value-type="float" office:value="-0.00344827586206897" calcext:value-type="float">
            <text:p>-0.00344827586206897</text:p>
          </table:table-cell>
          <table:table-cell office:value-type="float" office:value="-0.00175438596491229" calcext:value-type="float">
            <text:p>-0.00175438596491229</text:p>
          </table:table-cell>
          <table:table-cell office:value-type="float" office:value="0.00852994555353903" calcext:value-type="float">
            <text:p>0.00852994555353903</text:p>
          </table:table-cell>
          <table:table-cell office:value-type="float" office:value="0.0068058076225046" calcext:value-type="float">
            <text:p>0.0068058076225046</text:p>
          </table:table-cell>
          <table:table-cell office:value-type="float" office:value="0.00166364186327894" calcext:value-type="float">
            <text:p>0.00166364186327894</text:p>
          </table:table-cell>
          <table:table-cell office:value-type="float" office:value="-0.00692679975801569" calcext:value-type="float">
            <text:p>-0.00692679975801569</text:p>
          </table:table-cell>
          <table:table-cell office:value-type="float" office:value="0.0154567453115548" calcext:value-type="float">
            <text:p>0.0154567453115548</text:p>
          </table:table-cell>
          <table:table-cell office:value-type="float" office:value="0.0207199032062916" calcext:value-type="float">
            <text:p>0.0207199032062916</text:p>
          </table:table-cell>
          <table:table-cell office:value-type="float" office:value="0.00856019358741678" calcext:value-type="float">
            <text:p>0.00856019358741678</text:p>
          </table:table-cell>
          <table:table-cell office:value-type="float" office:value="-0.00175438596491229" calcext:value-type="float">
            <text:p>-0.00175438596491229</text:p>
          </table:table-cell>
          <table:table-cell office:value-type="float" office:value="0.00163339382940109" calcext:value-type="float">
            <text:p>0.001633393829401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office:value-type="float" office:value="-0.00862068965517238" calcext:value-type="float">
            <text:p>-0.00862068965517238</text:p>
          </table:table-cell>
          <table:table-cell office:value-type="float" office:value="0.00517241379310351" calcext:value-type="float">
            <text:p>0.00517241379310351</text:p>
          </table:table-cell>
          <table:table-cell office:value-type="float" office:value="-0.00347852389594661" calcext:value-type="float">
            <text:p>-0.00347852389594661</text:p>
          </table:table-cell>
          <table:table-cell office:value-type="float" office:value="-0.00344827586206897" calcext:value-type="float">
            <text:p>-0.00344827586206897</text:p>
          </table:table-cell>
          <table:table-cell office:value-type="float" office:value="0.0120084694494859" calcext:value-type="float">
            <text:p>0.0120084694494859</text:p>
          </table:table-cell>
          <table:table-cell office:value-type="float" office:value="-0.0172716273442225" calcext:value-type="float">
            <text:p>-0.0172716273442225</text:p>
          </table:table-cell>
          <table:table-cell office:value-type="float" office:value="0.0120689655172415" calcext:value-type="float">
            <text:p>0.0120689655172415</text:p>
          </table:table-cell>
          <table:table-cell office:value-type="float" office:value="0.00856019358741689" calcext:value-type="float">
            <text:p>0.00856019358741689</text:p>
          </table:table-cell>
          <table:table-cell office:value-type="float" office:value="-0.0121899576527525" calcext:value-type="float">
            <text:p>-0.0121899576527525</text:p>
          </table:table-cell>
          <table:table-cell office:value-type="float" office:value="0.0120689655172415" calcext:value-type="float">
            <text:p>0.0120689655172415</text:p>
          </table:table-cell>
          <table:table-cell office:value-type="float" office:value="-0.00184513006654552" calcext:value-type="float">
            <text:p>-0.00184513006654552</text:p>
          </table:table-cell>
          <table:table-cell office:value-type="float" office:value="0.0172716273442227" calcext:value-type="float">
            <text:p>0.0172716273442227</text:p>
          </table:table-cell>
          <table:table-cell office:value-type="float" office:value="0.0068663036902602" calcext:value-type="float">
            <text:p>0.0068663036902602</text:p>
          </table:table-cell>
          <table:table-cell office:value-type="float" office:value="-0.000120992135511089" calcext:value-type="float">
            <text:p>-0.000120992135511089</text:p>
          </table:table-cell>
          <table:table-cell office:value-type="float" office:value="-0.00344827586206897" calcext:value-type="float">
            <text:p>-0.00344827586206897</text:p>
          </table:table-cell>
          <table:table-cell office:value-type="float" office:value="-0.00175438596491218" calcext:value-type="float">
            <text:p>-0.001754385964912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office:value-type="float" office:value="0.00698729582577129" calcext:value-type="float">
            <text:p>0.00698729582577129</text:p>
          </table:table-cell>
          <table:table-cell office:value-type="float" office:value="0.00166364186327894" calcext:value-type="float">
            <text:p>0.00166364186327894</text:p>
          </table:table-cell>
          <table:table-cell office:value-type="float" office:value="0.0173321234119783" calcext:value-type="float">
            <text:p>0.0173321234119783</text:p>
          </table:table-cell>
          <table:table-cell office:value-type="float" office:value="0.00520266182698126" calcext:value-type="float">
            <text:p>0.00520266182698126</text:p>
          </table:table-cell>
          <table:table-cell office:value-type="float" office:value="0.00341802782819123" calcext:value-type="float">
            <text:p>0.00341802782819123</text:p>
          </table:table-cell>
          <table:table-cell office:value-type="float" office:value="0.00520266182698126" calcext:value-type="float">
            <text:p>0.00520266182698126</text:p>
          </table:table-cell>
          <table:table-cell office:value-type="float" office:value="-0.00520266182698115" calcext:value-type="float">
            <text:p>-0.00520266182698115</text:p>
          </table:table-cell>
          <table:table-cell office:value-type="float" office:value="0.0155172413793103" calcext:value-type="float">
            <text:p>0.0155172413793103</text:p>
          </table:table-cell>
          <table:table-cell office:value-type="float" office:value="0.00341802782819123" calcext:value-type="float">
            <text:p>0.00341802782819123</text:p>
          </table:table-cell>
          <table:table-cell office:value-type="float" office:value="0.0120992135511192" calcext:value-type="float">
            <text:p>0.0120992135511192</text:p>
          </table:table-cell>
          <table:table-cell office:value-type="float" office:value="0.0120689655172415" calcext:value-type="float">
            <text:p>0.0120689655172415</text:p>
          </table:table-cell>
          <table:table-cell office:value-type="float" office:value="0.00338777979431337" calcext:value-type="float">
            <text:p>0.00338777979431337</text:p>
          </table:table-cell>
          <table:table-cell office:value-type="float" office:value="0.00862068965517238" calcext:value-type="float">
            <text:p>0.00862068965517238</text:p>
          </table:table-cell>
          <table:table-cell office:value-type="float" office:value="0.00338777979431337" calcext:value-type="float">
            <text:p>0.00338777979431337</text:p>
          </table:table-cell>
          <table:table-cell office:value-type="float" office:value="0.00520266182698126" calcext:value-type="float">
            <text:p>0.00520266182698126</text:p>
          </table:table-cell>
          <table:table-cell office:value-type="float" office:value="0.0104053236539625" calcext:value-type="float">
            <text:p>0.01040532365396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office:value-type="float" office:value="0.00347852389594661" calcext:value-type="float">
            <text:p>0.00347852389594661</text:p>
          </table:table-cell>
          <table:table-cell office:value-type="float" office:value="0.00686630369026009" calcext:value-type="float">
            <text:p>0.00686630369026009</text:p>
          </table:table-cell>
          <table:table-cell office:value-type="float" office:value="0.00868118572292786" calcext:value-type="float">
            <text:p>0.00868118572292786</text:p>
          </table:table-cell>
          <table:table-cell table:number-columns-repeated="2" office:value-type="float" office:value="0.0103448275862068" calcext:value-type="float">
            <text:p>0.0103448275862068</text:p>
          </table:table-cell>
          <table:table-cell office:value-type="float" office:value="-0.0016938898971568" calcext:value-type="float">
            <text:p>-0.0016938898971568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0.0121294615849968" calcext:value-type="float">
            <text:p>0.0121294615849968</text:p>
          </table:table-cell>
          <table:table-cell office:value-type="float" office:value="0.0000604960677554889" calcext:value-type="float">
            <text:p>6.04960677554889E-05</text:p>
          </table:table-cell>
          <table:table-cell office:value-type="float" office:value="0.0121294615849968" calcext:value-type="float">
            <text:p>0.0121294615849968</text:p>
          </table:table-cell>
          <table:table-cell office:value-type="float" office:value="0.0156382335148214" calcext:value-type="float">
            <text:p>0.0156382335148214</text:p>
          </table:table-cell>
          <table:table-cell office:value-type="float" office:value="0.0173018753781004" calcext:value-type="float">
            <text:p>0.0173018753781004</text:p>
          </table:table-cell>
          <table:table-cell office:value-type="float" office:value="0.0103448275862068" calcext:value-type="float">
            <text:p>0.0103448275862068</text:p>
          </table:table-cell>
          <table:table-cell office:value-type="float" office:value="-0.00695704779189366" calcext:value-type="float">
            <text:p>-0.00695704779189366</text:p>
          </table:table-cell>
          <table:table-cell office:value-type="float" office:value="0.00511191772534769" calcext:value-type="float">
            <text:p>0.00511191772534769</text:p>
          </table:table-cell>
          <table:table-cell office:value-type="float" office:value="-0.00172413793103454" calcext:value-type="float">
            <text:p>-0.0017241379310345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office:value-type="float" office:value="0.00692679975801569" calcext:value-type="float">
            <text:p>0.00692679975801569</text:p>
          </table:table-cell>
          <table:table-cell office:value-type="float" office:value="0.00169388989715669" calcext:value-type="float">
            <text:p>0.00169388989715669</text:p>
          </table:table-cell>
          <table:table-cell office:value-type="float" office:value="0.00520266182698126" calcext:value-type="float">
            <text:p>0.00520266182698126</text:p>
          </table:table-cell>
          <table:table-cell office:value-type="float" office:value="0.0051724137931034" calcext:value-type="float">
            <text:p>0.0051724137931034</text:p>
          </table:table-cell>
          <table:table-cell office:value-type="float" office:value="0.00683605565638223" calcext:value-type="float">
            <text:p>0.00683605565638223</text:p>
          </table:table-cell>
          <table:table-cell office:value-type="float" office:value="0.0000604960677555999" calcext:value-type="float">
            <text:p>0.0000604960677555999</text:p>
          </table:table-cell>
          <table:table-cell office:value-type="float" office:value="0.00341802782819112" calcext:value-type="float">
            <text:p>0.00341802782819112</text:p>
          </table:table-cell>
          <table:table-cell office:value-type="float" office:value="0.0137931034482758" calcext:value-type="float">
            <text:p>0.0137931034482758</text:p>
          </table:table-cell>
          <table:table-cell office:value-type="float" office:value="0.0103448275862068" calcext:value-type="float">
            <text:p>0.0103448275862068</text:p>
          </table:table-cell>
          <table:table-cell office:value-type="float" office:value="0" calcext:value-type="float">
            <text:p>0</text:p>
          </table:table-cell>
          <table:table-cell office:value-type="float" office:value="0.0172716273442226" calcext:value-type="float">
            <text:p>0.0172716273442226</text:p>
          </table:table-cell>
          <table:table-cell office:value-type="float" office:value="0.0189655172413793" calcext:value-type="float">
            <text:p>0.0189655172413793</text:p>
          </table:table-cell>
          <table:table-cell office:value-type="float" office:value="0.0155474894131881" calcext:value-type="float">
            <text:p>0.0155474894131881</text:p>
          </table:table-cell>
          <table:table-cell office:value-type="float" office:value="-0.0069872958257714" calcext:value-type="float">
            <text:p>-0.0069872958257714</text:p>
          </table:table-cell>
          <table:table-cell office:value-type="float" office:value="0.0102843315184513" calcext:value-type="float">
            <text:p>0.0102843315184513</text:p>
          </table:table-cell>
          <table:table-cell office:value-type="float" office:value="-0.00172413793103454" calcext:value-type="float">
            <text:p>-0.0017241379310345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office:value-type="float" office:value="0.00209316394434367" calcext:value-type="float">
            <text:p>0.00209316394434367</text:p>
          </table:table-cell>
          <table:table-cell office:value-type="float" office:value="0.00409558378705388" calcext:value-type="float">
            <text:p>0.00409558378705388</text:p>
          </table:table-cell>
          <table:table-cell office:value-type="float" office:value="0.00691470054446464" calcext:value-type="float">
            <text:p>0.00691470054446464</text:p>
          </table:table-cell>
          <table:table-cell office:value-type="float" office:value="0.0010284331518452" calcext:value-type="float">
            <text:p>0.0010284331518452</text:p>
          </table:table-cell>
          <table:table-cell office:value-type="float" office:value="0.00686025408348456" calcext:value-type="float">
            <text:p>0.00686025408348456</text:p>
          </table:table-cell>
          <table:table-cell office:value-type="float" office:value="-0.00343012704174228" calcext:value-type="float">
            <text:p>-0.00343012704174228</text:p>
          </table:table-cell>
          <table:table-cell office:value-type="float" office:value="0.00135511191772542" calcext:value-type="float">
            <text:p>0.00135511191772542</text:p>
          </table:table-cell>
          <table:table-cell office:value-type="float" office:value="0.0117059891107079" calcext:value-type="float">
            <text:p>0.0117059891107079</text:p>
          </table:table-cell>
          <table:table-cell office:value-type="float" office:value="0.00168784029038116" calcext:value-type="float">
            <text:p>0.00168784029038116</text:p>
          </table:table-cell>
          <table:table-cell office:value-type="float" office:value="0.00759225650332729" calcext:value-type="float">
            <text:p>0.00759225650332729</text:p>
          </table:table-cell>
          <table:table-cell office:value-type="float" office:value="0.00724137931034485" calcext:value-type="float">
            <text:p>0.00724137931034485</text:p>
          </table:table-cell>
          <table:table-cell office:value-type="float" office:value="0.0144767090139142" calcext:value-type="float">
            <text:p>0.0144767090139142</text:p>
          </table:table-cell>
          <table:table-cell office:value-type="float" office:value="0.0124198427102239" calcext:value-type="float">
            <text:p>0.0124198427102239</text:p>
          </table:table-cell>
          <table:table-cell office:value-type="float" office:value="-0.000423472474289199" calcext:value-type="float">
            <text:p>-0.000423472474289199</text:p>
          </table:table-cell>
          <table:table-cell office:value-type="float" office:value="0.00307924984875985" calcext:value-type="float">
            <text:p>0.00307924984875985</text:p>
          </table:table-cell>
          <table:table-cell office:value-type="float" office:value="0.00136721113127647" calcext:value-type="float">
            <text:p>0.001367211131276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office:value-type="float" office:value="0.0169841269841268" calcext:value-type="float">
            <text:p>0.0169841269841268</text:p>
          </table:table-cell>
          <table:table-cell office:value-type="float" office:value="0.000158730158729914" calcext:value-type="float">
            <text:p>0.000158730158729914</text:p>
          </table:table-cell>
          <table:table-cell office:value-type="float" office:value="0.0142063492063488" calcext:value-type="float">
            <text:p>0.0142063492063488</text:p>
          </table:table-cell>
          <table:table-cell office:value-type="float" office:value="0.00571428571428556" calcext:value-type="float">
            <text:p>0.00571428571428556</text:p>
          </table:table-cell>
          <table:table-cell office:value-type="float" office:value="0.00841269841269821" calcext:value-type="float">
            <text:p>0.00841269841269821</text:p>
          </table:table-cell>
          <table:table-cell office:value-type="float" office:value="0.0198412698412696" calcext:value-type="float">
            <text:p>0.0198412698412696</text:p>
          </table:table-cell>
          <table:table-cell office:value-type="float" office:value="0.0114285714285711" calcext:value-type="float">
            <text:p>0.0114285714285711</text:p>
          </table:table-cell>
          <table:table-cell office:value-type="float" office:value="0.00865079365079335" calcext:value-type="float">
            <text:p>0.00865079365079335</text:p>
          </table:table-cell>
          <table:table-cell office:value-type="float" office:value="0.00571428571428556" calcext:value-type="float">
            <text:p>0.00571428571428556</text:p>
          </table:table-cell>
          <table:table-cell office:value-type="float" office:value="0.00563492063492033" calcext:value-type="float">
            <text:p>0.00563492063492033</text:p>
          </table:table-cell>
          <table:table-cell office:value-type="float" office:value="0.00277777777777755" calcext:value-type="float">
            <text:p>0.00277777777777755</text:p>
          </table:table-cell>
          <table:table-cell office:value-type="float" office:value="0.0171428571428569" calcext:value-type="float">
            <text:p>0.0171428571428569</text:p>
          </table:table-cell>
          <table:table-cell office:value-type="float" office:value="0.0113492063492061" calcext:value-type="float">
            <text:p>0.0113492063492061</text:p>
          </table:table-cell>
          <table:table-cell office:value-type="float" office:value="0.0000793650793647904" calcext:value-type="float">
            <text:p>7.93650793647904E-05</text:p>
          </table:table-cell>
          <table:table-cell office:value-type="float" office:value="0.0114285714285711" calcext:value-type="float">
            <text:p>0.0114285714285711</text:p>
          </table:table-cell>
          <table:table-cell office:value-type="float" office:value="-0.0000793650793652345" calcext:value-type="float">
            <text:p>-7.93650793652345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office:value-type="float" office:value="-0.00301587301587292" calcext:value-type="float">
            <text:p>-0.00301587301587292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00158730158730136" calcext:value-type="float">
            <text:p>-0.000158730158730136</text:p>
          </table:table-cell>
          <table:table-cell office:value-type="float" office:value="-0.00587301587301592" calcext:value-type="float">
            <text:p>-0.00587301587301592</text:p>
          </table:table-cell>
          <table:table-cell office:value-type="float" office:value="-0.00857142857142856" calcext:value-type="float">
            <text:p>-0.00857142857142856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0277777777777777" calcext:value-type="float">
            <text:p>-0.00277777777777777</text:p>
          </table:table-cell>
          <table:table-cell office:value-type="float" office:value="-0.00857142857142856" calcext:value-type="float">
            <text:p>-0.00857142857142856</text:p>
          </table:table-cell>
          <table:table-cell office:value-type="float" office:value="-0.0115079365079366" calcext:value-type="float">
            <text:p>-0.0115079365079366</text:p>
          </table:table-cell>
          <table:table-cell office:value-type="float" office:value="-0.00301587301587292" calcext:value-type="float">
            <text:p>-0.00301587301587292</text:p>
          </table:table-cell>
          <table:table-cell office:value-type="float" office:value="-0.000158730158730136" calcext:value-type="float">
            <text:p>-0.000158730158730136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-0.00571428571428578" calcext:value-type="float">
            <text:p>-0.00571428571428578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113492063492066" calcext:value-type="float">
            <text:p>-0.01134920634920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114285714285713" calcext:value-type="float">
            <text:p>-0.0114285714285713</text:p>
          </table:table-cell>
          <table:table-cell office:value-type="float" office:value="-0.00857142857142856" calcext:value-type="float">
            <text:p>-0.00857142857142856</text:p>
          </table:table-cell>
          <table:table-cell office:value-type="float" office:value="-0.00301587301587292" calcext:value-type="float">
            <text:p>-0.00301587301587292</text:p>
          </table:table-cell>
          <table:table-cell table:number-columns-repeated="2" office:value-type="float" office:value="-0.00293650793650801" calcext:value-type="float">
            <text:p>-0.00293650793650801</text:p>
          </table:table-cell>
          <table:table-cell office:value-type="float" office:value="0" calcext:value-type="float">
            <text:p>0</text:p>
          </table:table-cell>
          <table:table-cell office:value-type="float" office:value="-0.0086507936507938" calcext:value-type="float">
            <text:p>-0.0086507936507938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114285714285713" calcext:value-type="float">
            <text:p>-0.0114285714285713</text:p>
          </table:table-cell>
          <table:table-cell office:value-type="float" office:value="-0.00849206349206355" calcext:value-type="float">
            <text:p>-0.00849206349206355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0571428571428578" calcext:value-type="float">
            <text:p>-0.00571428571428578</text:p>
          </table:table-cell>
          <table:table-cell table:number-columns-repeated="2" office:value-type="float" office:value="-0.00293650793650801" calcext:value-type="float">
            <text:p>-0.002936507936508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office:value-type="float" office:value="0.00269841269841264" calcext:value-type="float">
            <text:p>0.00269841269841264</text:p>
          </table:table-cell>
          <table:table-cell office:value-type="float" office:value="-0.00849206349206355" calcext:value-type="float">
            <text:p>-0.00849206349206355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0587301587301592" calcext:value-type="float">
            <text:p>-0.00587301587301592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-0.00849206349206355" calcext:value-type="float">
            <text:p>-0.00849206349206355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0857142857142856" calcext:value-type="float">
            <text:p>-0.00857142857142856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-0.00857142857142856" calcext:value-type="float">
            <text:p>-0.00857142857142856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02857142857143" calcext:value-type="float">
            <text:p>-0.0028571428571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0857142857142856" calcext:value-type="float">
            <text:p>-0.00857142857142856</text:p>
          </table:table-cell>
          <table:table-cell office:value-type="float" office:value="-0.000158730158730136" calcext:value-type="float">
            <text:p>-0.000158730158730136</text:p>
          </table:table-cell>
          <table:table-cell office:value-type="float" office:value="-0.00571428571428578" calcext:value-type="float">
            <text:p>-0.00571428571428578</text:p>
          </table:table-cell>
          <table:table-cell office:value-type="float" office:value="-0.00579365079365102" calcext:value-type="float">
            <text:p>-0.00579365079365102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0571428571428578" calcext:value-type="float">
            <text:p>-0.00571428571428578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0857142857142856" calcext:value-type="float">
            <text:p>-0.00857142857142856</text:p>
          </table:table-cell>
          <table:table-cell table:number-columns-repeated="2" office:value-type="float" office:value="-0.00293650793650801" calcext:value-type="float">
            <text:p>-0.00293650793650801</text:p>
          </table:table-cell>
          <table:table-cell office:value-type="float" office:value="-0.0114285714285713" calcext:value-type="float">
            <text:p>-0.0114285714285713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02857142857143" calcext:value-type="float">
            <text:p>-0.002857142857143</text:p>
          </table:table-cell>
          <table:table-cell table:number-columns-repeated="2" office:value-type="float" office:value="-0.0000793650793653455" calcext:value-type="float">
            <text:p>-7.93650793653455E-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office:value-type="float" office:value="0.00330158730158725" calcext:value-type="float">
            <text:p>0.00330158730158725</text:p>
          </table:table-cell>
          <table:table-cell office:value-type="float" office:value="-0.00568253968253973" calcext:value-type="float">
            <text:p>-0.00568253968253973</text:p>
          </table:table-cell>
          <table:table-cell office:value-type="float" office:value="0.000476190476190519" calcext:value-type="float">
            <text:p>0.000476190476190519</text:p>
          </table:table-cell>
          <table:table-cell office:value-type="float" office:value="-0.00295238095238093" calcext:value-type="float">
            <text:p>-0.00295238095238093</text:p>
          </table:table-cell>
          <table:table-cell office:value-type="float" office:value="-0.00236507936507946" calcext:value-type="float">
            <text:p>-0.00236507936507946</text:p>
          </table:table-cell>
          <table:table-cell office:value-type="float" office:value="0.00104761904761908" calcext:value-type="float">
            <text:p>0.00104761904761908</text:p>
          </table:table-cell>
          <table:table-cell office:value-type="float" office:value="-0.00111111111111106" calcext:value-type="float">
            <text:p>-0.00111111111111106</text:p>
          </table:table-cell>
          <table:table-cell office:value-type="float" office:value="-0.00288888888888894" calcext:value-type="float">
            <text:p>-0.00288888888888894</text:p>
          </table:table-cell>
          <table:table-cell office:value-type="float" office:value="-0.00574603174603183" calcext:value-type="float">
            <text:p>-0.00574603174603183</text:p>
          </table:table-cell>
          <table:table-cell office:value-type="float" office:value="-0.000666666666666704" calcext:value-type="float">
            <text:p>-0.000666666666666704</text:p>
          </table:table-cell>
          <table:table-cell office:value-type="float" office:value="-0.00350793650793657" calcext:value-type="float">
            <text:p>-0.00350793650793657</text:p>
          </table:table-cell>
          <table:table-cell office:value-type="float" office:value="-0.00285714285714278" calcext:value-type="float">
            <text:p>-0.00285714285714278</text:p>
          </table:table-cell>
          <table:table-cell office:value-type="float" office:value="0.000492063492063433" calcext:value-type="float">
            <text:p>0.000492063492063433</text:p>
          </table:table-cell>
          <table:table-cell office:value-type="float" office:value="-0.00341269841269842" calcext:value-type="float">
            <text:p>-0.00341269841269842</text:p>
          </table:table-cell>
          <table:table-cell office:value-type="float" office:value="0.00107936507936501" calcext:value-type="float">
            <text:p>0.00107936507936501</text:p>
          </table:table-cell>
          <table:table-cell office:value-type="float" office:value="-0.0034603174603175" calcext:value-type="float">
            <text:p>-0.00346031746031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mammographic</text:p>
          </table:table-cell>
          <table:table-cell office:value-type="float" office:value="0.0265060240963855" calcext:value-type="float">
            <text:p>0.0265060240963855</text:p>
          </table:table-cell>
          <table:table-cell office:value-type="float" office:value="-0.0289156626506024" calcext:value-type="float">
            <text:p>-0.0289156626506024</text:p>
          </table:table-cell>
          <table:table-cell office:value-type="float" office:value="0.0373493975903614" calcext:value-type="float">
            <text:p>0.0373493975903614</text:p>
          </table:table-cell>
          <table:table-cell office:value-type="float" office:value="0.0228915662650602" calcext:value-type="float">
            <text:p>0.0228915662650602</text:p>
          </table:table-cell>
          <table:table-cell office:value-type="float" office:value="0.0216867469879518" calcext:value-type="float">
            <text:p>0.0216867469879518</text:p>
          </table:table-cell>
          <table:table-cell office:value-type="float" office:value="0.0120481927710843" calcext:value-type="float">
            <text:p>0.0120481927710843</text:p>
          </table:table-cell>
          <table:table-cell office:value-type="float" office:value="0.0240963855421686" calcext:value-type="float">
            <text:p>0.0240963855421686</text:p>
          </table:table-cell>
          <table:table-cell office:value-type="float" office:value="0.0277108433734939" calcext:value-type="float">
            <text:p>0.0277108433734939</text:p>
          </table:table-cell>
          <table:table-cell office:value-type="float" office:value="0.016867469879518" calcext:value-type="float">
            <text:p>0.016867469879518</text:p>
          </table:table-cell>
          <table:table-cell office:value-type="float" office:value="0.0132530120481927" calcext:value-type="float">
            <text:p>0.0132530120481927</text:p>
          </table:table-cell>
          <table:table-cell office:value-type="float" office:value="0.00722891566265049" calcext:value-type="float">
            <text:p>0.00722891566265049</text:p>
          </table:table-cell>
          <table:table-cell office:value-type="float" office:value="0.0253012048192771" calcext:value-type="float">
            <text:p>0.0253012048192771</text:p>
          </table:table-cell>
          <table:table-cell office:value-type="float" office:value="0.0144578313253012" calcext:value-type="float">
            <text:p>0.0144578313253012</text:p>
          </table:table-cell>
          <table:table-cell office:value-type="float" office:value="0.0156626506024097" calcext:value-type="float">
            <text:p>0.0156626506024097</text:p>
          </table:table-cell>
          <table:table-cell office:value-type="float" office:value="0.0204819277108433" calcext:value-type="float">
            <text:p>0.0204819277108433</text:p>
          </table:table-cell>
          <table:table-cell office:value-type="float" office:value="0.0156626506024097" calcext:value-type="float">
            <text:p>0.01566265060240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mammographic</text:p>
          </table:table-cell>
          <table:table-cell office:value-type="float" office:value="0.0253012048192772" calcext:value-type="float">
            <text:p>0.0253012048192772</text:p>
          </table:table-cell>
          <table:table-cell office:value-type="float" office:value="-0.0337349397590361" calcext:value-type="float">
            <text:p>-0.0337349397590361</text:p>
          </table:table-cell>
          <table:table-cell office:value-type="float" office:value="0.0265060240963857" calcext:value-type="float">
            <text:p>0.0265060240963857</text:p>
          </table:table-cell>
          <table:table-cell office:value-type="float" office:value="0.0289156626506024" calcext:value-type="float">
            <text:p>0.0289156626506024</text:p>
          </table:table-cell>
          <table:table-cell office:value-type="float" office:value="0.0072289156626506" calcext:value-type="float">
            <text:p>0.0072289156626506</text:p>
          </table:table-cell>
          <table:table-cell office:value-type="float" office:value="0.0204819277108434" calcext:value-type="float">
            <text:p>0.0204819277108434</text:p>
          </table:table-cell>
          <table:table-cell office:value-type="float" office:value="0.0072289156626506" calcext:value-type="float">
            <text:p>0.0072289156626506</text:p>
          </table:table-cell>
          <table:table-cell office:value-type="float" office:value="0.0240963855421688" calcext:value-type="float">
            <text:p>0.0240963855421688</text:p>
          </table:table-cell>
          <table:table-cell office:value-type="float" office:value="0.0120481927710844" calcext:value-type="float">
            <text:p>0.0120481927710844</text:p>
          </table:table-cell>
          <table:table-cell office:value-type="float" office:value="0.00240963855421694" calcext:value-type="float">
            <text:p>0.00240963855421694</text:p>
          </table:table-cell>
          <table:table-cell office:value-type="float" office:value="0.0108433734939759" calcext:value-type="float">
            <text:p>0.0108433734939759</text:p>
          </table:table-cell>
          <table:table-cell office:value-type="float" office:value="0.0240963855421688" calcext:value-type="float">
            <text:p>0.0240963855421688</text:p>
          </table:table-cell>
          <table:table-cell table:number-columns-repeated="2" office:value-type="float" office:value="0.0120481927710844" calcext:value-type="float">
            <text:p>0.0120481927710844</text:p>
          </table:table-cell>
          <table:table-cell office:value-type="float" office:value="0.0156626506024097" calcext:value-type="float">
            <text:p>0.0156626506024097</text:p>
          </table:table-cell>
          <table:table-cell office:value-type="float" office:value="0.016867469879518" calcext:value-type="float">
            <text:p>0.0168674698795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mammographic</text:p>
          </table:table-cell>
          <table:table-cell office:value-type="float" office:value="0.0289156626506024" calcext:value-type="float">
            <text:p>0.0289156626506024</text:p>
          </table:table-cell>
          <table:table-cell office:value-type="float" office:value="-0.0277108433734939" calcext:value-type="float">
            <text:p>-0.0277108433734939</text:p>
          </table:table-cell>
          <table:table-cell office:value-type="float" office:value="0.0253012048192771" calcext:value-type="float">
            <text:p>0.0253012048192771</text:p>
          </table:table-cell>
          <table:table-cell office:value-type="float" office:value="0.0373493975903614" calcext:value-type="float">
            <text:p>0.0373493975903614</text:p>
          </table:table-cell>
          <table:table-cell office:value-type="float" office:value="0.0240963855421686" calcext:value-type="float">
            <text:p>0.0240963855421686</text:p>
          </table:table-cell>
          <table:table-cell office:value-type="float" office:value="0.0265060240963855" calcext:value-type="float">
            <text:p>0.0265060240963855</text:p>
          </table:table-cell>
          <table:table-cell office:value-type="float" office:value="0.0180722891566265" calcext:value-type="float">
            <text:p>0.0180722891566265</text:p>
          </table:table-cell>
          <table:table-cell table:number-columns-repeated="2" office:value-type="float" office:value="0.0192771084337349" calcext:value-type="float">
            <text:p>0.0192771084337349</text:p>
          </table:table-cell>
          <table:table-cell office:value-type="float" office:value="0.0156626506024096" calcext:value-type="float">
            <text:p>0.0156626506024096</text:p>
          </table:table-cell>
          <table:table-cell office:value-type="float" office:value="0.0192771084337349" calcext:value-type="float">
            <text:p>0.0192771084337349</text:p>
          </table:table-cell>
          <table:table-cell office:value-type="float" office:value="0.0216867469879518" calcext:value-type="float">
            <text:p>0.0216867469879518</text:p>
          </table:table-cell>
          <table:table-cell table:number-columns-repeated="2" office:value-type="float" office:value="0.00963855421686743" calcext:value-type="float">
            <text:p>0.00963855421686743</text:p>
          </table:table-cell>
          <table:table-cell office:value-type="float" office:value="0.0253012048192771" calcext:value-type="float">
            <text:p>0.0253012048192771</text:p>
          </table:table-cell>
          <table:table-cell office:value-type="float" office:value="0.0204819277108433" calcext:value-type="float">
            <text:p>0.02048192771084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mammographic</text:p>
          </table:table-cell>
          <table:table-cell office:value-type="float" office:value="0.0253012048192771" calcext:value-type="float">
            <text:p>0.0253012048192771</text:p>
          </table:table-cell>
          <table:table-cell office:value-type="float" office:value="-0.0361445783132529" calcext:value-type="float">
            <text:p>-0.0361445783132529</text:p>
          </table:table-cell>
          <table:table-cell office:value-type="float" office:value="0.0228915662650603" calcext:value-type="float">
            <text:p>0.0228915662650603</text:p>
          </table:table-cell>
          <table:table-cell office:value-type="float" office:value="0.03855421686747" calcext:value-type="float">
            <text:p>0.03855421686747</text:p>
          </table:table-cell>
          <table:table-cell office:value-type="float" office:value="0.019277108433735" calcext:value-type="float">
            <text:p>0.019277108433735</text:p>
          </table:table-cell>
          <table:table-cell office:value-type="float" office:value="0.030120481927711" calcext:value-type="float">
            <text:p>0.030120481927711</text:p>
          </table:table-cell>
          <table:table-cell office:value-type="float" office:value="0.0204819277108434" calcext:value-type="float">
            <text:p>0.0204819277108434</text:p>
          </table:table-cell>
          <table:table-cell office:value-type="float" office:value="0.019277108433735" calcext:value-type="float">
            <text:p>0.019277108433735</text:p>
          </table:table-cell>
          <table:table-cell office:value-type="float" office:value="0.0180722891566265" calcext:value-type="float">
            <text:p>0.0180722891566265</text:p>
          </table:table-cell>
          <table:table-cell office:value-type="float" office:value="0.019277108433735" calcext:value-type="float">
            <text:p>0.019277108433735</text:p>
          </table:table-cell>
          <table:table-cell office:value-type="float" office:value="0.0144578313253012" calcext:value-type="float">
            <text:p>0.0144578313253012</text:p>
          </table:table-cell>
          <table:table-cell office:value-type="float" office:value="0.0216867469879518" calcext:value-type="float">
            <text:p>0.0216867469879518</text:p>
          </table:table-cell>
          <table:table-cell office:value-type="float" office:value="0.0180722891566265" calcext:value-type="float">
            <text:p>0.0180722891566265</text:p>
          </table:table-cell>
          <table:table-cell office:value-type="float" office:value="0.0120481927710844" calcext:value-type="float">
            <text:p>0.0120481927710844</text:p>
          </table:table-cell>
          <table:table-cell office:value-type="float" office:value="0.0180722891566265" calcext:value-type="float">
            <text:p>0.0180722891566265</text:p>
          </table:table-cell>
          <table:table-cell office:value-type="float" office:value="0.0240963855421688" calcext:value-type="float">
            <text:p>0.024096385542168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mammographic</text:p>
          </table:table-cell>
          <table:table-cell office:value-type="float" office:value="0.0253012048192771" calcext:value-type="float">
            <text:p>0.0253012048192771</text:p>
          </table:table-cell>
          <table:table-cell office:value-type="float" office:value="-0.0349397590361447" calcext:value-type="float">
            <text:p>-0.0349397590361447</text:p>
          </table:table-cell>
          <table:table-cell office:value-type="float" office:value="0.0228915662650602" calcext:value-type="float">
            <text:p>0.0228915662650602</text:p>
          </table:table-cell>
          <table:table-cell office:value-type="float" office:value="0.0337349397590361" calcext:value-type="float">
            <text:p>0.0337349397590361</text:p>
          </table:table-cell>
          <table:table-cell office:value-type="float" office:value="0.0216867469879518" calcext:value-type="float">
            <text:p>0.0216867469879518</text:p>
          </table:table-cell>
          <table:table-cell office:value-type="float" office:value="0.0228915662650602" calcext:value-type="float">
            <text:p>0.0228915662650602</text:p>
          </table:table-cell>
          <table:table-cell office:value-type="float" office:value="0.0192771084337349" calcext:value-type="float">
            <text:p>0.0192771084337349</text:p>
          </table:table-cell>
          <table:table-cell office:value-type="float" office:value="0.0180722891566264" calcext:value-type="float">
            <text:p>0.0180722891566264</text:p>
          </table:table-cell>
          <table:table-cell office:value-type="float" office:value="0.0132530120481927" calcext:value-type="float">
            <text:p>0.0132530120481927</text:p>
          </table:table-cell>
          <table:table-cell office:value-type="float" office:value="0.0180722891566264" calcext:value-type="float">
            <text:p>0.0180722891566264</text:p>
          </table:table-cell>
          <table:table-cell office:value-type="float" office:value="0.0120481927710843" calcext:value-type="float">
            <text:p>0.0120481927710843</text:p>
          </table:table-cell>
          <table:table-cell office:value-type="float" office:value="0.0204819277108433" calcext:value-type="float">
            <text:p>0.0204819277108433</text:p>
          </table:table-cell>
          <table:table-cell office:value-type="float" office:value="0.0156626506024096" calcext:value-type="float">
            <text:p>0.0156626506024096</text:p>
          </table:table-cell>
          <table:table-cell office:value-type="float" office:value="0.0120481927710844" calcext:value-type="float">
            <text:p>0.0120481927710844</text:p>
          </table:table-cell>
          <table:table-cell office:value-type="float" office:value="0.0144578313253012" calcext:value-type="float">
            <text:p>0.0144578313253012</text:p>
          </table:table-cell>
          <table:table-cell office:value-type="float" office:value="0.0204819277108433" calcext:value-type="float">
            <text:p>0.020481927710843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mammographic</text:p>
          </table:table-cell>
          <table:table-cell office:value-type="float" office:value="0.0262650602409638" calcext:value-type="float">
            <text:p>0.0262650602409638</text:p>
          </table:table-cell>
          <table:table-cell office:value-type="float" office:value="-0.032289156626506" calcext:value-type="float">
            <text:p>-0.032289156626506</text:p>
          </table:table-cell>
          <table:table-cell office:value-type="float" office:value="0.0269879518072289" calcext:value-type="float">
            <text:p>0.0269879518072289</text:p>
          </table:table-cell>
          <table:table-cell office:value-type="float" office:value="0.032289156626506" calcext:value-type="float">
            <text:p>0.032289156626506</text:p>
          </table:table-cell>
          <table:table-cell office:value-type="float" office:value="0.0187951807228915" calcext:value-type="float">
            <text:p>0.0187951807228915</text:p>
          </table:table-cell>
          <table:table-cell office:value-type="float" office:value="0.0224096385542168" calcext:value-type="float">
            <text:p>0.0224096385542168</text:p>
          </table:table-cell>
          <table:table-cell office:value-type="float" office:value="0.0178313253012048" calcext:value-type="float">
            <text:p>0.0178313253012048</text:p>
          </table:table-cell>
          <table:table-cell office:value-type="float" office:value="0.0216867469879518" calcext:value-type="float">
            <text:p>0.0216867469879518</text:p>
          </table:table-cell>
          <table:table-cell office:value-type="float" office:value="0.0159036144578313" calcext:value-type="float">
            <text:p>0.0159036144578313</text:p>
          </table:table-cell>
          <table:table-cell office:value-type="float" office:value="0.0137349397590361" calcext:value-type="float">
            <text:p>0.0137349397590361</text:p>
          </table:table-cell>
          <table:table-cell office:value-type="float" office:value="0.0127710843373493" calcext:value-type="float">
            <text:p>0.0127710843373493</text:p>
          </table:table-cell>
          <table:table-cell office:value-type="float" office:value="0.0226506024096386" calcext:value-type="float">
            <text:p>0.0226506024096386</text:p>
          </table:table-cell>
          <table:table-cell office:value-type="float" office:value="0.0139759036144578" calcext:value-type="float">
            <text:p>0.0139759036144578</text:p>
          </table:table-cell>
          <table:table-cell office:value-type="float" office:value="0.012289156626506" calcext:value-type="float">
            <text:p>0.012289156626506</text:p>
          </table:table-cell>
          <table:table-cell office:value-type="float" office:value="0.0187951807228915" calcext:value-type="float">
            <text:p>0.0187951807228915</text:p>
          </table:table-cell>
          <table:table-cell office:value-type="float" office:value="0.0195180722891566" calcext:value-type="float">
            <text:p>0.01951807228915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honeme</text:p>
          </table:table-cell>
          <table:table-cell office:value-type="float" office:value="-0.0146145683576366" calcext:value-type="float">
            <text:p>-0.0146145683576366</text:p>
          </table:table-cell>
          <table:table-cell office:value-type="float" office:value="-0.00332888341206261" calcext:value-type="float">
            <text:p>-0.00332888341206261</text:p>
          </table:table-cell>
          <table:table-cell office:value-type="float" office:value="-0.00554973642773993" calcext:value-type="float">
            <text:p>-0.00554973642773993</text:p>
          </table:table-cell>
          <table:table-cell office:value-type="float" office:value="-0.00943451769699433" calcext:value-type="float">
            <text:p>-0.00943451769699433</text:p>
          </table:table-cell>
          <table:table-cell office:value-type="float" office:value="-0.00369925378243297" calcext:value-type="float">
            <text:p>-0.00369925378243297</text:p>
          </table:table-cell>
          <table:table-cell office:value-type="float" office:value="-0.00351475320052019" calcext:value-type="float">
            <text:p>-0.00351475320052019</text:p>
          </table:table-cell>
          <table:table-cell office:value-type="float" office:value="-0.00425754775107812" calcext:value-type="float">
            <text:p>-0.00425754775107812</text:p>
          </table:table-cell>
          <table:table-cell office:value-type="float" office:value="-0.00555247484082955" calcext:value-type="float">
            <text:p>-0.00555247484082955</text:p>
          </table:table-cell>
          <table:table-cell office:value-type="float" office:value="-0.00110768809474893" calcext:value-type="float">
            <text:p>-0.00110768809474893</text:p>
          </table:table-cell>
          <table:table-cell office:value-type="float" office:value="-0.00166358595194061" calcext:value-type="float">
            <text:p>-0.00166358595194061</text:p>
          </table:table-cell>
          <table:table-cell office:value-type="float" office:value="-0.00462381050181415" calcext:value-type="float">
            <text:p>-0.00462381050181415</text:p>
          </table:table-cell>
          <table:table-cell office:value-type="float" office:value="-0.00462312589854175" calcext:value-type="float">
            <text:p>-0.00462312589854175</text:p>
          </table:table-cell>
          <table:table-cell office:value-type="float" office:value="0.00018895050318346" calcext:value-type="float">
            <text:p>0.00018895050318346</text:p>
          </table:table-cell>
          <table:table-cell office:value-type="float" office:value="-0.00647703156021073" calcext:value-type="float">
            <text:p>-0.00647703156021073</text:p>
          </table:table-cell>
          <table:table-cell office:value-type="float" office:value="-0.00369993838570515" calcext:value-type="float">
            <text:p>-0.00369993838570515</text:p>
          </table:table-cell>
          <table:table-cell office:value-type="float" office:value="-0.0062915040733893" calcext:value-type="float">
            <text:p>-0.00629150407338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honeme</text:p>
          </table:table-cell>
          <table:table-cell office:value-type="float" office:value="-0.0168367905798591" calcext:value-type="float">
            <text:p>-0.0168367905798591</text:p>
          </table:table-cell>
          <table:table-cell office:value-type="float" office:value="-0.002593277195865" calcext:value-type="float">
            <text:p>-0.002593277195865</text:p>
          </table:table-cell>
          <table:table-cell office:value-type="float" office:value="-0.00684432121585554" calcext:value-type="float">
            <text:p>-0.00684432121585554</text:p>
          </table:table-cell>
          <table:table-cell office:value-type="float" office:value="-0.0107294447867461" calcext:value-type="float">
            <text:p>-0.0107294447867461</text:p>
          </table:table-cell>
          <table:table-cell office:value-type="float" office:value="-0.00203772164030958" calcext:value-type="float">
            <text:p>-0.00203772164030958</text:p>
          </table:table-cell>
          <table:table-cell office:value-type="float" office:value="-0.00259088108441163" calcext:value-type="float">
            <text:p>-0.00259088108441163</text:p>
          </table:table-cell>
          <table:table-cell office:value-type="float" office:value="-0.00628910796193616" calcext:value-type="float">
            <text:p>-0.00628910796193616</text:p>
          </table:table-cell>
          <table:table-cell office:value-type="float" office:value="-0.00351475320052042" calcext:value-type="float">
            <text:p>-0.00351475320052042</text:p>
          </table:table-cell>
          <table:table-cell office:value-type="float" office:value="-0.00277503936468837" calcext:value-type="float">
            <text:p>-0.00277503936468837</text:p>
          </table:table-cell>
          <table:table-cell office:value-type="float" office:value="-0.00369993838570559" calcext:value-type="float">
            <text:p>-0.00369993838570559</text:p>
          </table:table-cell>
          <table:table-cell office:value-type="float" office:value="-0.00258985417950319" calcext:value-type="float">
            <text:p>-0.00258985417950319</text:p>
          </table:table-cell>
          <table:table-cell office:value-type="float" office:value="-0.00203429862394755" calcext:value-type="float">
            <text:p>-0.00203429862394755</text:p>
          </table:table-cell>
          <table:table-cell office:value-type="float" office:value="0.000373451085096232" calcext:value-type="float">
            <text:p>0.000373451085096232</text:p>
          </table:table-cell>
          <table:table-cell office:value-type="float" office:value="-0.00462689121654014" calcext:value-type="float">
            <text:p>-0.00462689121654014</text:p>
          </table:table-cell>
          <table:table-cell office:value-type="float" office:value="-0.00000034230163614701" calcext:value-type="float">
            <text:p>-3.42301636147013E-07</text:p>
          </table:table-cell>
          <table:table-cell office:value-type="float" office:value="-0.00462962962962954" calcext:value-type="float">
            <text:p>-0.004629629629629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honeme</text:p>
          </table:table-cell>
          <table:table-cell office:value-type="float" office:value="-0.0153553090983776" calcext:value-type="float">
            <text:p>-0.0153553090983776</text:p>
          </table:table-cell>
          <table:table-cell office:value-type="float" office:value="-0.000369685767097838" calcext:value-type="float">
            <text:p>-0.000369685767097838</text:p>
          </table:table-cell>
          <table:table-cell office:value-type="float" office:value="-0.00573218319983559" calcext:value-type="float">
            <text:p>-0.00573218319983559</text:p>
          </table:table-cell>
          <table:table-cell office:value-type="float" office:value="-0.00962004518381587" calcext:value-type="float">
            <text:p>-0.00962004518381587</text:p>
          </table:table-cell>
          <table:table-cell office:value-type="float" office:value="-0.0020360101321284" calcext:value-type="float">
            <text:p>-0.0020360101321284</text:p>
          </table:table-cell>
          <table:table-cell office:value-type="float" office:value="-0.00536455124255486" calcext:value-type="float">
            <text:p>-0.00536455124255486</text:p>
          </table:table-cell>
          <table:table-cell office:value-type="float" office:value="-0.00221742999931529" calcext:value-type="float">
            <text:p>-0.00221742999931529</text:p>
          </table:table-cell>
          <table:table-cell office:value-type="float" office:value="-0.00462209899363319" calcext:value-type="float">
            <text:p>-0.00462209899363319</text:p>
          </table:table-cell>
          <table:table-cell office:value-type="float" office:value="-0.00110939960292999" calcext:value-type="float">
            <text:p>-0.00110939960292999</text:p>
          </table:table-cell>
          <table:table-cell office:value-type="float" office:value="-0.00277264325323467" calcext:value-type="float">
            <text:p>-0.00277264325323467</text:p>
          </table:table-cell>
          <table:table-cell office:value-type="float" office:value="-0.00295988224823729" calcext:value-type="float">
            <text:p>-0.00295988224823729</text:p>
          </table:table-cell>
          <table:table-cell office:value-type="float" office:value="-0.00388170055452863" calcext:value-type="float">
            <text:p>-0.00388170055452863</text:p>
          </table:table-cell>
          <table:table-cell office:value-type="float" office:value="-0.000923187512836043" calcext:value-type="float">
            <text:p>-0.000923187512836043</text:p>
          </table:table-cell>
          <table:table-cell office:value-type="float" office:value="-0.00610563428493205" calcext:value-type="float">
            <text:p>-0.00610563428493205</text:p>
          </table:table-cell>
          <table:table-cell office:value-type="float" office:value="-0.000369685767097838" calcext:value-type="float">
            <text:p>-0.000369685767097838</text:p>
          </table:table-cell>
          <table:table-cell office:value-type="float" office:value="-0.00185082494694322" calcext:value-type="float">
            <text:p>-0.001850824946943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honeme</text:p>
          </table:table-cell>
          <table:table-cell office:value-type="float" office:value="-0.0179465324844252" calcext:value-type="float">
            <text:p>-0.0179465324844252</text:p>
          </table:table-cell>
          <table:table-cell office:value-type="float" office:value="0.00036831656055325" calcext:value-type="float">
            <text:p>0.00036831656055325</text:p>
          </table:table-cell>
          <table:table-cell office:value-type="float" office:value="-0.00518039296227835" calcext:value-type="float">
            <text:p>-0.00518039296227835</text:p>
          </table:table-cell>
          <table:table-cell office:value-type="float" office:value="-0.0109183952899294" calcext:value-type="float">
            <text:p>-0.0109183952899294</text:p>
          </table:table-cell>
          <table:table-cell office:value-type="float" office:value="-0.000742452248921777" calcext:value-type="float">
            <text:p>-0.000742452248921777</text:p>
          </table:table-cell>
          <table:table-cell office:value-type="float" office:value="-0.00499486547545702" calcext:value-type="float">
            <text:p>-0.00499486547545702</text:p>
          </table:table-cell>
          <table:table-cell office:value-type="float" office:value="-0.00277435476141563" calcext:value-type="float">
            <text:p>-0.00277435476141563</text:p>
          </table:table-cell>
          <table:table-cell office:value-type="float" office:value="-0.00369925378243297" calcext:value-type="float">
            <text:p>-0.00369925378243297</text:p>
          </table:table-cell>
          <table:table-cell office:value-type="float" office:value="-0.00129424248647902" calcext:value-type="float">
            <text:p>-0.00129424248647902</text:p>
          </table:table-cell>
          <table:table-cell office:value-type="float" office:value="-0.00203395632231118" calcext:value-type="float">
            <text:p>-0.00203395632231118</text:p>
          </table:table-cell>
          <table:table-cell office:value-type="float" office:value="-0.00148011227493639" calcext:value-type="float">
            <text:p>-0.00148011227493639</text:p>
          </table:table-cell>
          <table:table-cell office:value-type="float" office:value="-0.00240329978777298" calcext:value-type="float">
            <text:p>-0.00240329978777298</text:p>
          </table:table-cell>
          <table:table-cell office:value-type="float" office:value="-0.00203498322721996" calcext:value-type="float">
            <text:p>-0.00203498322721996</text:p>
          </table:table-cell>
          <table:table-cell office:value-type="float" office:value="-0.0038847812692544" calcext:value-type="float">
            <text:p>-0.0038847812692544</text:p>
          </table:table-cell>
          <table:table-cell office:value-type="float" office:value="-0.000738686930923604" calcext:value-type="float">
            <text:p>-0.000738686930923604</text:p>
          </table:table-cell>
          <table:table-cell office:value-type="float" office:value="-0.00444239063462715" calcext:value-type="float">
            <text:p>-0.004442390634627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honeme</text:p>
          </table:table-cell>
          <table:table-cell office:value-type="float" office:value="-0.0186859040186212" calcext:value-type="float">
            <text:p>-0.0186859040186212</text:p>
          </table:table-cell>
          <table:table-cell office:value-type="float" office:value="-0.000370028068734207" calcext:value-type="float">
            <text:p>-0.000370028068734207</text:p>
          </table:table-cell>
          <table:table-cell office:value-type="float" office:value="-0.00795577462860286" calcext:value-type="float">
            <text:p>-0.00795577462860286</text:p>
          </table:table-cell>
          <table:table-cell office:value-type="float" office:value="-0.010732525501472" calcext:value-type="float">
            <text:p>-0.010732525501472</text:p>
          </table:table-cell>
          <table:table-cell office:value-type="float" office:value="-0.00129287327993444" calcext:value-type="float">
            <text:p>-0.00129287327993444</text:p>
          </table:table-cell>
          <table:table-cell office:value-type="float" office:value="-0.00425480933798883" calcext:value-type="float">
            <text:p>-0.00425480933798883</text:p>
          </table:table-cell>
          <table:table-cell office:value-type="float" office:value="-0.00314369822687766" calcext:value-type="float">
            <text:p>-0.00314369822687766</text:p>
          </table:table-cell>
          <table:table-cell office:value-type="float" office:value="-0.00425378243308006" calcext:value-type="float">
            <text:p>-0.00425378243308006</text:p>
          </table:table-cell>
          <table:table-cell office:value-type="float" office:value="-0.00258848497295838" calcext:value-type="float">
            <text:p>-0.00258848497295838</text:p>
          </table:table-cell>
          <table:table-cell office:value-type="float" office:value="-0.00351475320052042" calcext:value-type="float">
            <text:p>-0.00351475320052042</text:p>
          </table:table-cell>
          <table:table-cell office:value-type="float" office:value="-0.00110939960292999" calcext:value-type="float">
            <text:p>-0.00110939960292999</text:p>
          </table:table-cell>
          <table:table-cell office:value-type="float" office:value="-0.0022174299993154" calcext:value-type="float">
            <text:p>-0.0022174299993154</text:p>
          </table:table-cell>
          <table:table-cell office:value-type="float" office:value="-0.00332819880879043" calcext:value-type="float">
            <text:p>-0.00332819880879043</text:p>
          </table:table-cell>
          <table:table-cell office:value-type="float" office:value="-0.00240261518450058" calcext:value-type="float">
            <text:p>-0.00240261518450058</text:p>
          </table:table-cell>
          <table:table-cell office:value-type="float" office:value="-0.000368658862189619" calcext:value-type="float">
            <text:p>-0.000368658862189619</text:p>
          </table:table-cell>
          <table:table-cell office:value-type="float" office:value="-0.00314472513178599" calcext:value-type="float">
            <text:p>-0.0031447251317859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honeme</text:p>
          </table:table-cell>
          <table:table-cell office:value-type="float" office:value="-0.016687820907784" calcext:value-type="float">
            <text:p>-0.016687820907784</text:p>
          </table:table-cell>
          <table:table-cell office:value-type="float" office:value="-0.00125871157664126" calcext:value-type="float">
            <text:p>-0.00125871157664126</text:p>
          </table:table-cell>
          <table:table-cell office:value-type="float" office:value="-0.00625248168686232" calcext:value-type="float">
            <text:p>-0.00625248168686232</text:p>
          </table:table-cell>
          <table:table-cell office:value-type="float" office:value="-0.0102869856917915" calcext:value-type="float">
            <text:p>-0.0102869856917915</text:p>
          </table:table-cell>
          <table:table-cell office:value-type="float" office:value="-0.00196166221674543" calcext:value-type="float">
            <text:p>-0.00196166221674543</text:p>
          </table:table-cell>
          <table:table-cell office:value-type="float" office:value="-0.0041439720681864" calcext:value-type="float">
            <text:p>-0.0041439720681864</text:p>
          </table:table-cell>
          <table:table-cell office:value-type="float" office:value="-0.0037364277401245" calcext:value-type="float">
            <text:p>-0.0037364277401245</text:p>
          </table:table-cell>
          <table:table-cell office:value-type="float" office:value="-0.00432847265009917" calcext:value-type="float">
            <text:p>-0.00432847265009917</text:p>
          </table:table-cell>
          <table:table-cell office:value-type="float" office:value="-0.00177497090436096" calcext:value-type="float">
            <text:p>-0.00177497090436096</text:p>
          </table:table-cell>
          <table:table-cell office:value-type="float" office:value="-0.00273697542274254" calcext:value-type="float">
            <text:p>-0.00273697542274254</text:p>
          </table:table-cell>
          <table:table-cell office:value-type="float" office:value="-0.00255261176148414" calcext:value-type="float">
            <text:p>-0.00255261176148414</text:p>
          </table:table-cell>
          <table:table-cell office:value-type="float" office:value="-0.00303197097282126" calcext:value-type="float">
            <text:p>-0.00303197097282126</text:p>
          </table:table-cell>
          <table:table-cell office:value-type="float" office:value="-0.00114479359211328" calcext:value-type="float">
            <text:p>-0.00114479359211328</text:p>
          </table:table-cell>
          <table:table-cell office:value-type="float" office:value="-0.00469939070308756" calcext:value-type="float">
            <text:p>-0.00469939070308756</text:p>
          </table:table-cell>
          <table:table-cell office:value-type="float" office:value="-0.00103546244951036" calcext:value-type="float">
            <text:p>-0.00103546244951036</text:p>
          </table:table-cell>
          <table:table-cell office:value-type="float" office:value="-0.00407181488327502" calcext:value-type="float">
            <text:p>-0.004071814883275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0.0131408065618591" calcext:value-type="float">
            <text:p>0.0131408065618591</text:p>
          </table:table-cell>
          <table:table-cell office:value-type="float" office:value="-0.00519480519480531" calcext:value-type="float">
            <text:p>-0.00519480519480531</text:p>
          </table:table-cell>
          <table:table-cell office:value-type="float" office:value="0.0026144907723854" calcext:value-type="float">
            <text:p>0.0026144907723854</text:p>
          </table:table-cell>
          <table:table-cell office:value-type="float" office:value="0.0247949419002049" calcext:value-type="float">
            <text:p>0.0247949419002049</text:p>
          </table:table-cell>
          <table:table-cell office:value-type="float" office:value="0.00659603554340382" calcext:value-type="float">
            <text:p>0.00659603554340382</text:p>
          </table:table-cell>
          <table:table-cell office:value-type="float" office:value="0.0118250170881749" calcext:value-type="float">
            <text:p>0.0118250170881749</text:p>
          </table:table-cell>
          <table:table-cell office:value-type="float" office:value="0.00522898154477092" calcext:value-type="float">
            <text:p>0.00522898154477092</text:p>
          </table:table-cell>
          <table:table-cell office:value-type="float" office:value="0.0143882433356116" calcext:value-type="float">
            <text:p>0.0143882433356116</text:p>
          </table:table-cell>
          <table:table-cell office:value-type="float" office:value="0.00394736842105248" calcext:value-type="float">
            <text:p>0.00394736842105248</text:p>
          </table:table-cell>
          <table:table-cell office:value-type="float" office:value="0.0104066985645932" calcext:value-type="float">
            <text:p>0.0104066985645932</text:p>
          </table:table-cell>
          <table:table-cell office:value-type="float" office:value="0.00136705399863279" calcext:value-type="float">
            <text:p>0.00136705399863279</text:p>
          </table:table-cell>
          <table:table-cell office:value-type="float" office:value="-0.00382775119617229" calcext:value-type="float">
            <text:p>-0.00382775119617229</text:p>
          </table:table-cell>
          <table:table-cell office:value-type="float" office:value="0.00529733424470258" calcext:value-type="float">
            <text:p>0.00529733424470258</text:p>
          </table:table-cell>
          <table:table-cell office:value-type="float" office:value="0" calcext:value-type="float">
            <text:p>0</text:p>
          </table:table-cell>
          <table:table-cell office:value-type="float" office:value="0.0247949419002049" calcext:value-type="float">
            <text:p>0.0247949419002049</text:p>
          </table:table-cell>
          <table:table-cell office:value-type="float" office:value="0.0091592617908407" calcext:value-type="float">
            <text:p>0.00915926179084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0.0144224196855776" calcext:value-type="float">
            <text:p>0.0144224196855776</text:p>
          </table:table-cell>
          <table:table-cell office:value-type="float" office:value="0.00661312371838685" calcext:value-type="float">
            <text:p>0.00661312371838685</text:p>
          </table:table-cell>
          <table:table-cell office:value-type="float" office:value="0.0208988380041011" calcext:value-type="float">
            <text:p>0.0208988380041011</text:p>
          </table:table-cell>
          <table:table-cell office:value-type="float" office:value="0.0260936431989064" calcext:value-type="float">
            <text:p>0.0260936431989064</text:p>
          </table:table-cell>
          <table:table-cell office:value-type="float" office:value="0.00654477101845519" calcext:value-type="float">
            <text:p>0.00654477101845519</text:p>
          </table:table-cell>
          <table:table-cell office:value-type="float" office:value="0.0169343814080656" calcext:value-type="float">
            <text:p>0.0169343814080656</text:p>
          </table:table-cell>
          <table:table-cell office:value-type="float" office:value="0.014336978810663" calcext:value-type="float">
            <text:p>0.014336978810663</text:p>
          </table:table-cell>
          <table:table-cell office:value-type="float" office:value="0.0156869446343131" calcext:value-type="float">
            <text:p>0.0156869446343131</text:p>
          </table:table-cell>
          <table:table-cell office:value-type="float" office:value="0.0234791524265208" calcext:value-type="float">
            <text:p>0.0234791524265208</text:p>
          </table:table-cell>
          <table:table-cell office:value-type="float" office:value="0.0221462747778537" calcext:value-type="float">
            <text:p>0.0221462747778537</text:p>
          </table:table-cell>
          <table:table-cell office:value-type="float" office:value="0.0170027341079972" calcext:value-type="float">
            <text:p>0.0170027341079972</text:p>
          </table:table-cell>
          <table:table-cell office:value-type="float" office:value="0.0143540669856459" calcext:value-type="float">
            <text:p>0.0143540669856459</text:p>
          </table:table-cell>
          <table:table-cell office:value-type="float" office:value="0.0143711551606288" calcext:value-type="float">
            <text:p>0.0143711551606288</text:p>
          </table:table-cell>
          <table:table-cell office:value-type="float" office:value="0.0130041011619959" calcext:value-type="float">
            <text:p>0.0130041011619959</text:p>
          </table:table-cell>
          <table:table-cell office:value-type="float" office:value="0.00522898154477103" calcext:value-type="float">
            <text:p>0.00522898154477103</text:p>
          </table:table-cell>
          <table:table-cell office:value-type="float" office:value="0.0156527682843473" calcext:value-type="float">
            <text:p>0.01565276828434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0.00652768284347227" calcext:value-type="float">
            <text:p>0.00652768284347227</text:p>
          </table:table-cell>
          <table:table-cell office:value-type="float" office:value="-0.00645933014354072" calcext:value-type="float">
            <text:p>-0.00645933014354072</text:p>
          </table:table-cell>
          <table:table-cell office:value-type="float" office:value="0.0169172932330827" calcext:value-type="float">
            <text:p>0.0169172932330827</text:p>
          </table:table-cell>
          <table:table-cell office:value-type="float" office:value="0.0182501708817499" calcext:value-type="float">
            <text:p>0.0182501708817499</text:p>
          </table:table-cell>
          <table:table-cell office:value-type="float" office:value="0.00521189336978811" calcext:value-type="float">
            <text:p>0.00521189336978811</text:p>
          </table:table-cell>
          <table:table-cell office:value-type="float" office:value="0.00129870129870124" calcext:value-type="float">
            <text:p>0.00129870129870124</text:p>
          </table:table-cell>
          <table:table-cell office:value-type="float" office:value="-0.0000170881749829155" calcext:value-type="float">
            <text:p>-1.70881749829155E-05</text:p>
          </table:table-cell>
          <table:table-cell office:value-type="float" office:value="0.00254613807245385" calcext:value-type="float">
            <text:p>0.00254613807245385</text:p>
          </table:table-cell>
          <table:table-cell office:value-type="float" office:value="0.0117395762132604" calcext:value-type="float">
            <text:p>0.0117395762132604</text:p>
          </table:table-cell>
          <table:table-cell office:value-type="float" office:value="0.00394736842105259" calcext:value-type="float">
            <text:p>0.00394736842105259</text:p>
          </table:table-cell>
          <table:table-cell office:value-type="float" office:value="-0.00123034859876969" calcext:value-type="float">
            <text:p>-0.00123034859876969</text:p>
          </table:table-cell>
          <table:table-cell office:value-type="float" office:value="0.00524606971975383" calcext:value-type="float">
            <text:p>0.00524606971975383</text:p>
          </table:table-cell>
          <table:table-cell office:value-type="float" office:value="0.00522898154477092" calcext:value-type="float">
            <text:p>0.00522898154477092</text:p>
          </table:table-cell>
          <table:table-cell office:value-type="float" office:value="0.00129870129870135" calcext:value-type="float">
            <text:p>0.00129870129870135</text:p>
          </table:table-cell>
          <table:table-cell office:value-type="float" office:value="0.00263157894736843" calcext:value-type="float">
            <text:p>0.00263157894736843</text:p>
          </table:table-cell>
          <table:table-cell office:value-type="float" office:value="0.00784347231715654" calcext:value-type="float">
            <text:p>0.007843472317156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0.00128161312371833" calcext:value-type="float">
            <text:p>0.00128161312371833</text:p>
          </table:table-cell>
          <table:table-cell office:value-type="float" office:value="-0.0104066985645933" calcext:value-type="float">
            <text:p>-0.0104066985645933</text:p>
          </table:table-cell>
          <table:table-cell office:value-type="float" office:value="0.00772385509227613" calcext:value-type="float">
            <text:p>0.00772385509227613</text:p>
          </table:table-cell>
          <table:table-cell office:value-type="float" office:value="-0.000034176349965942" calcext:value-type="float">
            <text:p>-3.4176349965942E-05</text:p>
          </table:table-cell>
          <table:table-cell office:value-type="float" office:value="-0.00263157894736854" calcext:value-type="float">
            <text:p>-0.00263157894736854</text:p>
          </table:table-cell>
          <table:table-cell office:value-type="float" office:value="0.0012474367737525" calcext:value-type="float">
            <text:p>0.0012474367737525</text:p>
          </table:table-cell>
          <table:table-cell office:value-type="float" office:value="-0.00528024606971977" calcext:value-type="float">
            <text:p>-0.00528024606971977</text:p>
          </table:table-cell>
          <table:table-cell office:value-type="float" office:value="-0.00136705399863302" calcext:value-type="float">
            <text:p>-0.00136705399863302</text:p>
          </table:table-cell>
          <table:table-cell office:value-type="float" office:value="-0.000034176349965942" calcext:value-type="float">
            <text:p>-3.4176349965942E-05</text:p>
          </table:table-cell>
          <table:table-cell office:value-type="float" office:value="-0.00264866712235134" calcext:value-type="float">
            <text:p>-0.00264866712235134</text:p>
          </table:table-cell>
          <table:table-cell office:value-type="float" office:value="0.00391319207108676" calcext:value-type="float">
            <text:p>0.00391319207108676</text:p>
          </table:table-cell>
          <table:table-cell office:value-type="float" office:value="-0.00264866712235134" calcext:value-type="float">
            <text:p>-0.00264866712235134</text:p>
          </table:table-cell>
          <table:table-cell office:value-type="float" office:value="-0.000034176349965942" calcext:value-type="float">
            <text:p>-3.4176349965942E-05</text:p>
          </table:table-cell>
          <table:table-cell office:value-type="float" office:value="-0.0130553656869447" calcext:value-type="float">
            <text:p>-0.0130553656869447</text:p>
          </table:table-cell>
          <table:table-cell office:value-type="float" office:value="-0.00656185919343821" calcext:value-type="float">
            <text:p>-0.00656185919343821</text:p>
          </table:table-cell>
          <table:table-cell office:value-type="float" office:value="-0.000034176349965942" calcext:value-type="float">
            <text:p>-3.4176349965942E-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0.00912508544087498" calcext:value-type="float">
            <text:p>0.00912508544087498</text:p>
          </table:table-cell>
          <table:table-cell office:value-type="float" office:value="-0.00652768284347227" calcext:value-type="float">
            <text:p>-0.00652768284347227</text:p>
          </table:table-cell>
          <table:table-cell office:value-type="float" office:value="0.00905673274094332" calcext:value-type="float">
            <text:p>0.00905673274094332</text:p>
          </table:table-cell>
          <table:table-cell office:value-type="float" office:value="0.00128161312371833" calcext:value-type="float">
            <text:p>0.00128161312371833</text:p>
          </table:table-cell>
          <table:table-cell office:value-type="float" office:value="0" calcext:value-type="float">
            <text:p>0</text:p>
          </table:table-cell>
          <table:table-cell office:value-type="float" office:value="-0.00263157894736843" calcext:value-type="float">
            <text:p>-0.00263157894736843</text:p>
          </table:table-cell>
          <table:table-cell office:value-type="float" office:value="-0.00133287764866707" calcext:value-type="float">
            <text:p>-0.00133287764866707</text:p>
          </table:table-cell>
          <table:table-cell office:value-type="float" office:value="0.00256322624743677" calcext:value-type="float">
            <text:p>0.00256322624743677</text:p>
          </table:table-cell>
          <table:table-cell office:value-type="float" office:value="-0.0051948051948052" calcext:value-type="float">
            <text:p>-0.0051948051948052</text:p>
          </table:table-cell>
          <table:table-cell office:value-type="float" office:value="0.00128161312371833" calcext:value-type="float">
            <text:p>0.00128161312371833</text:p>
          </table:table-cell>
          <table:table-cell office:value-type="float" office:value="0.00133287764866719" calcext:value-type="float">
            <text:p>0.00133287764866719</text:p>
          </table:table-cell>
          <table:table-cell office:value-type="float" office:value="-0.00649350649350644" calcext:value-type="float">
            <text:p>-0.00649350649350644</text:p>
          </table:table-cell>
          <table:table-cell office:value-type="float" office:value="0" calcext:value-type="float">
            <text:p>0</text:p>
          </table:table-cell>
          <table:table-cell office:value-type="float" office:value="-0.0104066985645933" calcext:value-type="float">
            <text:p>-0.0104066985645933</text:p>
          </table:table-cell>
          <table:table-cell office:value-type="float" office:value="-0.0000170881749829155" calcext:value-type="float">
            <text:p>-1.70881749829155E-05</text:p>
          </table:table-cell>
          <table:table-cell office:value-type="float" office:value="-0.00131578947368416" calcext:value-type="float">
            <text:p>-0.0013157894736841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0.00889952153110052" calcext:value-type="float">
            <text:p>0.00889952153110052</text:p>
          </table:table-cell>
          <table:table-cell office:value-type="float" office:value="-0.00439507860560495" calcext:value-type="float">
            <text:p>-0.00439507860560495</text:p>
          </table:table-cell>
          <table:table-cell office:value-type="float" office:value="0.0114422419685578" calcext:value-type="float">
            <text:p>0.0114422419685578</text:p>
          </table:table-cell>
          <table:table-cell office:value-type="float" office:value="0.0140772385509227" calcext:value-type="float">
            <text:p>0.0140772385509227</text:p>
          </table:table-cell>
          <table:table-cell office:value-type="float" office:value="0.00314422419685578" calcext:value-type="float">
            <text:p>0.00314422419685578</text:p>
          </table:table-cell>
          <table:table-cell office:value-type="float" office:value="0.00573479152426515" calcext:value-type="float">
            <text:p>0.00573479152426515</text:p>
          </table:table-cell>
          <table:table-cell office:value-type="float" office:value="0.00258714969241292" calcext:value-type="float">
            <text:p>0.00258714969241292</text:p>
          </table:table-cell>
          <table:table-cell office:value-type="float" office:value="0.00676349965823653" calcext:value-type="float">
            <text:p>0.00676349965823653</text:p>
          </table:table-cell>
          <table:table-cell office:value-type="float" office:value="0.00678742310321256" calcext:value-type="float">
            <text:p>0.00678742310321256</text:p>
          </table:table-cell>
          <table:table-cell office:value-type="float" office:value="0.00702665755297338" calcext:value-type="float">
            <text:p>0.00702665755297338</text:p>
          </table:table-cell>
          <table:table-cell office:value-type="float" office:value="0.00447710184552297" calcext:value-type="float">
            <text:p>0.00447710184552297</text:p>
          </table:table-cell>
          <table:table-cell office:value-type="float" office:value="0.00132604237867395" calcext:value-type="float">
            <text:p>0.00132604237867395</text:p>
          </table:table-cell>
          <table:table-cell office:value-type="float" office:value="0.0049726589200273" calcext:value-type="float">
            <text:p>0.0049726589200273</text:p>
          </table:table-cell>
          <table:table-cell office:value-type="float" office:value="-0.00183185235816807" calcext:value-type="float">
            <text:p>-0.00183185235816807</text:p>
          </table:table-cell>
          <table:table-cell office:value-type="float" office:value="0.00521531100478467" calcext:value-type="float">
            <text:p>0.00521531100478467</text:p>
          </table:table-cell>
          <table:table-cell office:value-type="float" office:value="0.00626110731373886" calcext:value-type="float">
            <text:p>0.006261107313738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office:value-type="float" office:value="-0.012121212121212" calcext:value-type="float">
            <text:p>-0.012121212121212</text:p>
          </table:table-cell>
          <table:table-cell table:number-columns-repeated="2" office:value-type="float" office:value="-0.00129870129870113" calcext:value-type="float">
            <text:p>-0.00129870129870113</text:p>
          </table:table-cell>
          <table:table-cell office:value-type="float" office:value="-0.00389610389610395" calcext:value-type="float">
            <text:p>-0.00389610389610395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-0.00476190476190475" calcext:value-type="float">
            <text:p>-0.00476190476190475</text:p>
          </table:table-cell>
          <table:table-cell table:number-columns-repeated="2" office:value-type="float" office:value="-0.00173160173160158" calcext:value-type="float">
            <text:p>-0.00173160173160158</text:p>
          </table:table-cell>
          <table:table-cell office:value-type="float" office:value="-0.00259740259740238" calcext:value-type="float">
            <text:p>-0.00259740259740238</text:p>
          </table:table-cell>
          <table:table-cell office:value-type="float" office:value="-0.00346320346320339" calcext:value-type="float">
            <text:p>-0.00346320346320339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0.000865800865800792" calcext:value-type="float">
            <text:p>0.000865800865800792</text:p>
          </table:table-cell>
          <table:table-cell office:value-type="float" office:value="-0.00389610389610395" calcext:value-type="float">
            <text:p>-0.00389610389610395</text:p>
          </table:table-cell>
          <table:table-cell office:value-type="float" office:value="0.000432900432900452" calcext:value-type="float">
            <text:p>0.000432900432900452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-0.00346320346320361" calcext:value-type="float">
            <text:p>-0.003463203463203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office:value-type="float" office:value="-0.0138528138528138" calcext:value-type="float">
            <text:p>-0.0138528138528138</text:p>
          </table:table-cell>
          <table:table-cell office:value-type="float" office:value="0.000432900432900341" calcext:value-type="float">
            <text:p>0.000432900432900341</text:p>
          </table:table-cell>
          <table:table-cell table:number-columns-repeated="2" office:value-type="float" office:value="-0.00346320346320361" calcext:value-type="float">
            <text:p>-0.00346320346320361</text:p>
          </table:table-cell>
          <table:table-cell office:value-type="float" office:value="-0.00303030303030283" calcext:value-type="float">
            <text:p>-0.00303030303030283</text:p>
          </table:table-cell>
          <table:table-cell table:number-columns-repeated="2" office:value-type="float" office:value="-0.00216450216450204" calcext:value-type="float">
            <text:p>-0.00216450216450204</text:p>
          </table:table-cell>
          <table:table-cell office:value-type="float" office:value="-0.00129870129870124" calcext:value-type="float">
            <text:p>-0.00129870129870124</text:p>
          </table:table-cell>
          <table:table-cell office:value-type="float" office:value="-0.00303030303030283" calcext:value-type="float">
            <text:p>-0.00303030303030283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-0.00259740259740238" calcext:value-type="float">
            <text:p>-0.00259740259740238</text:p>
          </table:table-cell>
          <table:table-cell office:value-type="float" office:value="-0.00303030303030283" calcext:value-type="float">
            <text:p>-0.00303030303030283</text:p>
          </table:table-cell>
          <table:table-cell office:value-type="float" office:value="-0.00216450216450204" calcext:value-type="float">
            <text:p>-0.00216450216450204</text:p>
          </table:table-cell>
          <table:table-cell office:value-type="float" office:value="0.00129870129870124" calcext:value-type="float">
            <text:p>0.00129870129870124</text:p>
          </table:table-cell>
          <table:table-cell office:value-type="float" office:value="-0.00129870129870124" calcext:value-type="float">
            <text:p>-0.00129870129870124</text:p>
          </table:table-cell>
          <table:table-cell office:value-type="float" office:value="-0.00389610389610362" calcext:value-type="float">
            <text:p>-0.003896103896103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office:value-type="float" office:value="-0.0108225108225107" calcext:value-type="float">
            <text:p>-0.0108225108225107</text:p>
          </table:table-cell>
          <table:table-cell office:value-type="float" office:value="0" calcext:value-type="float">
            <text:p>0</text:p>
          </table:table-cell>
          <table:table-cell office:value-type="float" office:value="-0.00259740259740238" calcext:value-type="float">
            <text:p>-0.00259740259740238</text:p>
          </table:table-cell>
          <table:table-cell office:value-type="float" office:value="-0.00216450216450192" calcext:value-type="float">
            <text:p>-0.00216450216450192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-0.000432900432900341" calcext:value-type="float">
            <text:p>-0.000432900432900341</text:p>
          </table:table-cell>
          <table:table-cell office:value-type="float" office:value="0.000432900432900452" calcext:value-type="float">
            <text:p>0.000432900432900452</text:p>
          </table:table-cell>
          <table:table-cell office:value-type="float" office:value="-0.000432900432900341" calcext:value-type="float">
            <text:p>-0.000432900432900341</text:p>
          </table:table-cell>
          <table:table-cell office:value-type="float" office:value="-0.00303030303030316" calcext:value-type="float">
            <text:p>-0.00303030303030316</text:p>
          </table:table-cell>
          <table:table-cell table:number-columns-repeated="2" office:value-type="float" office:value="-0.00129870129870113" calcext:value-type="float">
            <text:p>-0.00129870129870113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-0.00216450216450192" calcext:value-type="float">
            <text:p>-0.00216450216450192</text:p>
          </table:table-cell>
          <table:table-cell office:value-type="float" office:value="0.00173160173160203" calcext:value-type="float">
            <text:p>0.00173160173160203</text:p>
          </table:table-cell>
          <table:table-cell office:value-type="float" office:value="-0.00259740259740238" calcext:value-type="float">
            <text:p>-0.00259740259740238</text:p>
          </table:table-cell>
          <table:table-cell office:value-type="float" office:value="-0.00129870129870113" calcext:value-type="float">
            <text:p>-0.001298701298701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office:value-type="float" office:value="-0.0108225108225107" calcext:value-type="float">
            <text:p>-0.0108225108225107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-0.00216450216450192" calcext:value-type="float">
            <text:p>-0.00216450216450192</text:p>
          </table:table-cell>
          <table:table-cell office:value-type="float" office:value="-0.00432900432900396" calcext:value-type="float">
            <text:p>-0.00432900432900396</text:p>
          </table:table-cell>
          <table:table-cell office:value-type="float" office:value="-0.00259740259740238" calcext:value-type="float">
            <text:p>-0.00259740259740238</text:p>
          </table:table-cell>
          <table:table-cell office:value-type="float" office:value="-0.000432900432900341" calcext:value-type="float">
            <text:p>-0.000432900432900341</text:p>
          </table:table-cell>
          <table:table-cell office:value-type="float" office:value="-0.00129870129870113" calcext:value-type="float">
            <text:p>-0.00129870129870113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-0.00216450216450192" calcext:value-type="float">
            <text:p>-0.00216450216450192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-0.00303030303030272" calcext:value-type="float">
            <text:p>-0.00303030303030272</text:p>
          </table:table-cell>
          <table:table-cell office:value-type="float" office:value="-0.00129870129870113" calcext:value-type="float">
            <text:p>-0.00129870129870113</text:p>
          </table:table-cell>
          <table:table-cell office:value-type="float" office:value="-0.00259740259740238" calcext:value-type="float">
            <text:p>-0.00259740259740238</text:p>
          </table:table-cell>
          <table:table-cell office:value-type="float" office:value="-0.000432900432900341" calcext:value-type="float">
            <text:p>-0.000432900432900341</text:p>
          </table:table-cell>
          <table:table-cell office:value-type="float" office:value="-0.00216450216450192" calcext:value-type="float">
            <text:p>-0.00216450216450192</text:p>
          </table:table-cell>
          <table:table-cell office:value-type="float" office:value="-0.00259740259740238" calcext:value-type="float">
            <text:p>-0.0025974025974023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office:value-type="float" office:value="-0.0125541125541124" calcext:value-type="float">
            <text:p>-0.0125541125541124</text:p>
          </table:table-cell>
          <table:table-cell office:value-type="float" office:value="-0.00216450216450204" calcext:value-type="float">
            <text:p>-0.00216450216450204</text:p>
          </table:table-cell>
          <table:table-cell office:value-type="float" office:value="-0.00303030303030283" calcext:value-type="float">
            <text:p>-0.00303030303030283</text:p>
          </table:table-cell>
          <table:table-cell office:value-type="float" office:value="-0.00519480519480486" calcext:value-type="float">
            <text:p>-0.00519480519480486</text:p>
          </table:table-cell>
          <table:table-cell office:value-type="float" office:value="-0.00432900432900407" calcext:value-type="float">
            <text:p>-0.00432900432900407</text:p>
          </table:table-cell>
          <table:table-cell office:value-type="float" office:value="-0.00389610389610362" calcext:value-type="float">
            <text:p>-0.00389610389610362</text:p>
          </table:table-cell>
          <table:table-cell office:value-type="float" office:value="-0.00303030303030283" calcext:value-type="float">
            <text:p>-0.00303030303030283</text:p>
          </table:table-cell>
          <table:table-cell office:value-type="float" office:value="-0.00259740259740249" calcext:value-type="float">
            <text:p>-0.00259740259740249</text:p>
          </table:table-cell>
          <table:table-cell office:value-type="float" office:value="-0.00346320346320328" calcext:value-type="float">
            <text:p>-0.00346320346320328</text:p>
          </table:table-cell>
          <table:table-cell office:value-type="float" office:value="-0.00259740259740249" calcext:value-type="float">
            <text:p>-0.00259740259740249</text:p>
          </table:table-cell>
          <table:table-cell office:value-type="float" office:value="-0.00303030303030283" calcext:value-type="float">
            <text:p>-0.00303030303030283</text:p>
          </table:table-cell>
          <table:table-cell office:value-type="float" office:value="-0.0017316017316017" calcext:value-type="float">
            <text:p>-0.0017316017316017</text:p>
          </table:table-cell>
          <table:table-cell office:value-type="float" office:value="-0.00303030303030283" calcext:value-type="float">
            <text:p>-0.00303030303030283</text:p>
          </table:table-cell>
          <table:table-cell office:value-type="float" office:value="-0.0017316017316017" calcext:value-type="float">
            <text:p>-0.0017316017316017</text:p>
          </table:table-cell>
          <table:table-cell table:number-columns-repeated="2" office:value-type="float" office:value="-0.00303030303030283" calcext:value-type="float">
            <text:p>-0.0030303030303028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office:value-type="float" office:value="-0.012034632034632" calcext:value-type="float">
            <text:p>-0.012034632034632</text:p>
          </table:table-cell>
          <table:table-cell office:value-type="float" office:value="-0.000952380952380927" calcext:value-type="float">
            <text:p>-0.000952380952380927</text:p>
          </table:table-cell>
          <table:table-cell office:value-type="float" office:value="-0.00251082251082235" calcext:value-type="float">
            <text:p>-0.00251082251082235</text:p>
          </table:table-cell>
          <table:table-cell office:value-type="float" office:value="-0.0038095238095236" calcext:value-type="float">
            <text:p>-0.0038095238095236</text:p>
          </table:table-cell>
          <table:table-cell office:value-type="float" office:value="-0.00268398268398262" calcext:value-type="float">
            <text:p>-0.00268398268398262</text:p>
          </table:table-cell>
          <table:table-cell office:value-type="float" office:value="-0.00233766233766219" calcext:value-type="float">
            <text:p>-0.00233766233766219</text:p>
          </table:table-cell>
          <table:table-cell table:number-columns-repeated="2" office:value-type="float" office:value="-0.00155844155844143" calcext:value-type="float">
            <text:p>-0.00155844155844143</text:p>
          </table:table-cell>
          <table:table-cell office:value-type="float" office:value="-0.00285714285714267" calcext:value-type="float">
            <text:p>-0.00285714285714267</text:p>
          </table:table-cell>
          <table:table-cell office:value-type="float" office:value="-0.00216450216450215" calcext:value-type="float">
            <text:p>-0.00216450216450215</text:p>
          </table:table-cell>
          <table:table-cell office:value-type="float" office:value="-0.00233766233766208" calcext:value-type="float">
            <text:p>-0.00233766233766208</text:p>
          </table:table-cell>
          <table:table-cell office:value-type="float" office:value="-0.00121212121212122" calcext:value-type="float">
            <text:p>-0.00121212121212122</text:p>
          </table:table-cell>
          <table:table-cell office:value-type="float" office:value="-0.00277056277056253" calcext:value-type="float">
            <text:p>-0.00277056277056253</text:p>
          </table:table-cell>
          <table:table-cell office:value-type="float" office:value="0.000259740259740404" calcext:value-type="float">
            <text:p>0.000259740259740404</text:p>
          </table:table-cell>
          <table:table-cell office:value-type="float" office:value="-0.00216450216450192" calcext:value-type="float">
            <text:p>-0.00216450216450192</text:p>
          </table:table-cell>
          <table:table-cell office:value-type="float" office:value="-0.00285714285714267" calcext:value-type="float">
            <text:p>-0.002857142857142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office:value-type="float" office:value="-0.0245238095238094" calcext:value-type="float">
            <text:p>-0.0245238095238094</text:p>
          </table:table-cell>
          <table:table-cell office:value-type="float" office:value="-0.000238095238095148" calcext:value-type="float">
            <text:p>-0.000238095238095148</text:p>
          </table:table-cell>
          <table:table-cell office:value-type="float" office:value="-0.00523809523809515" calcext:value-type="float">
            <text:p>-0.00523809523809515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19047619047619" calcext:value-type="float">
            <text:p>-0.019047619047619</text:p>
          </table:table-cell>
          <table:table-cell office:value-type="float" office:value="0.00952380952380971" calcext:value-type="float">
            <text:p>0.00952380952380971</text:p>
          </table:table-cell>
          <table:table-cell office:value-type="float" office:value="-0.0388095238095237" calcext:value-type="float">
            <text:p>-0.0388095238095237</text:p>
          </table:table-cell>
          <table:table-cell office:value-type="float" office:value="-0.000238095238095148" calcext:value-type="float">
            <text:p>-0.000238095238095148</text:p>
          </table:table-cell>
          <table:table-cell office:value-type="float" office:value="-0.0199999999999999" calcext:value-type="float">
            <text:p>-0.0199999999999999</text:p>
          </table:table-cell>
          <table:table-cell office:value-type="float" office:value="0.00428571428571434" calcext:value-type="float">
            <text:p>0.00428571428571434</text:p>
          </table:table-cell>
          <table:table-cell office:value-type="float" office:value="-0.0149999999999999" calcext:value-type="float">
            <text:p>-0.0149999999999999</text:p>
          </table:table-cell>
          <table:table-cell office:value-type="float" office:value="-0.0245238095238095" calcext:value-type="float">
            <text:p>-0.0245238095238095</text:p>
          </table:table-cell>
          <table:table-cell office:value-type="float" office:value="-0.00976190476190475" calcext:value-type="float">
            <text:p>-0.00976190476190475</text:p>
          </table:table-cell>
          <table:table-cell office:value-type="float" office:value="-0.00452380952380949" calcext:value-type="float">
            <text:p>-0.00452380952380949</text:p>
          </table:table-cell>
          <table:table-cell office:value-type="float" office:value="-0.039047619047619" calcext:value-type="float">
            <text:p>-0.039047619047619</text:p>
          </table:table-cell>
          <table:table-cell office:value-type="float" office:value="-0.024047619047619" calcext:value-type="float">
            <text:p>-0.0240476190476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office:value-type="float" office:value="-0.0430952380952381" calcext:value-type="float">
            <text:p>-0.0430952380952381</text:p>
          </table:table-cell>
          <table:table-cell office:value-type="float" office:value="-0.0195238095238094" calcext:value-type="float">
            <text:p>-0.0195238095238094</text:p>
          </table:table-cell>
          <table:table-cell office:value-type="float" office:value="-0.0288095238095237" calcext:value-type="float">
            <text:p>-0.0288095238095237</text:p>
          </table:table-cell>
          <table:table-cell office:value-type="float" office:value="-0.0238095238095238" calcext:value-type="float">
            <text:p>-0.0238095238095238</text:p>
          </table:table-cell>
          <table:table-cell office:value-type="float" office:value="-0.0338095238095237" calcext:value-type="float">
            <text:p>-0.0338095238095237</text:p>
          </table:table-cell>
          <table:table-cell office:value-type="float" office:value="-0.0330952380952381" calcext:value-type="float">
            <text:p>-0.0330952380952381</text:p>
          </table:table-cell>
          <table:table-cell office:value-type="float" office:value="-0.0288095238095237" calcext:value-type="float">
            <text:p>-0.0288095238095237</text:p>
          </table:table-cell>
          <table:table-cell office:value-type="float" office:value="-0.043095238095238" calcext:value-type="float">
            <text:p>-0.043095238095238</text:p>
          </table:table-cell>
          <table:table-cell office:value-type="float" office:value="-0.00428571428571423" calcext:value-type="float">
            <text:p>-0.00428571428571423</text:p>
          </table:table-cell>
          <table:table-cell office:value-type="float" office:value="-0.0330952380952381" calcext:value-type="float">
            <text:p>-0.0330952380952381</text:p>
          </table:table-cell>
          <table:table-cell office:value-type="float" office:value="-0.00952380952380949" calcext:value-type="float">
            <text:p>-0.00952380952380949</text:p>
          </table:table-cell>
          <table:table-cell office:value-type="float" office:value="-0.0242857142857142" calcext:value-type="float">
            <text:p>-0.0242857142857142</text:p>
          </table:table-cell>
          <table:table-cell office:value-type="float" office:value="-0.0140476190476191" calcext:value-type="float">
            <text:p>-0.0140476190476191</text:p>
          </table:table-cell>
          <table:table-cell office:value-type="float" office:value="0.00547619047619052" calcext:value-type="float">
            <text:p>0.00547619047619052</text:p>
          </table:table-cell>
          <table:table-cell office:value-type="float" office:value="-0.034047619047619" calcext:value-type="float">
            <text:p>-0.034047619047619</text:p>
          </table:table-cell>
          <table:table-cell office:value-type="float" office:value="-0.0192857142857142" calcext:value-type="float">
            <text:p>-0.01928571428571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office:value-type="float" office:value="-0.00476190476190475" calcext:value-type="float">
            <text:p>-0.00476190476190475</text:p>
          </table:table-cell>
          <table:table-cell office:value-type="float" office:value="-0.0102380952380952" calcext:value-type="float">
            <text:p>-0.0102380952380952</text:p>
          </table:table-cell>
          <table:table-cell office:value-type="float" office:value="-0.00976190476190475" calcext:value-type="float">
            <text:p>-0.00976190476190475</text:p>
          </table:table-cell>
          <table:table-cell table:number-columns-repeated="2" office:value-type="float" office:value="-0.000238095238095148" calcext:value-type="float">
            <text:p>-0.000238095238095148</text:p>
          </table:table-cell>
          <table:table-cell office:value-type="float" office:value="-0.019047619047619" calcext:value-type="float">
            <text:p>-0.019047619047619</text:p>
          </table:table-cell>
          <table:table-cell office:value-type="float" office:value="-0.0149999999999999" calcext:value-type="float">
            <text:p>-0.0149999999999999</text:p>
          </table:table-cell>
          <table:table-cell office:value-type="float" office:value="-0.0245238095238094" calcext:value-type="float">
            <text:p>-0.0245238095238094</text:p>
          </table:table-cell>
          <table:table-cell office:value-type="float" office:value="0.0045238095238096" calcext:value-type="float">
            <text:p>0.0045238095238096</text:p>
          </table:table-cell>
          <table:table-cell office:value-type="float" office:value="-0.0099999999999999" calcext:value-type="float">
            <text:p>-0.0099999999999999</text:p>
          </table:table-cell>
          <table:table-cell office:value-type="float" office:value="-0.00523809523809515" calcext:value-type="float">
            <text:p>-0.00523809523809515</text:p>
          </table:table-cell>
          <table:table-cell office:value-type="float" office:value="-0.0102380952380952" calcext:value-type="float">
            <text:p>-0.0102380952380952</text:p>
          </table:table-cell>
          <table:table-cell office:value-type="float" office:value="0.00928571428571434" calcext:value-type="float">
            <text:p>0.00928571428571434</text:p>
          </table:table-cell>
          <table:table-cell office:value-type="float" office:value="0.0288095238095238" calcext:value-type="float">
            <text:p>0.0288095238095238</text:p>
          </table:table-cell>
          <table:table-cell office:value-type="float" office:value="-0.0104761904761904" calcext:value-type="float">
            <text:p>-0.0104761904761904</text:p>
          </table:table-cell>
          <table:table-cell office:value-type="float" office:value="-0.0192857142857142" calcext:value-type="float">
            <text:p>-0.01928571428571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office:value-type="float" office:value="-0.019047619047619" calcext:value-type="float">
            <text:p>-0.019047619047619</text:p>
          </table:table-cell>
          <table:table-cell office:value-type="float" office:value="-0.0107142857142857" calcext:value-type="float">
            <text:p>-0.0107142857142857</text:p>
          </table:table-cell>
          <table:table-cell office:value-type="float" office:value="-0.00976190476190475" calcext:value-type="float">
            <text:p>-0.00976190476190475</text:p>
          </table:table-cell>
          <table:table-cell office:value-type="float" office:value="0.0145238095238096" calcext:value-type="float">
            <text:p>0.0145238095238096</text:p>
          </table:table-cell>
          <table:table-cell office:value-type="float" office:value="-0.000238095238095148" calcext:value-type="float">
            <text:p>-0.000238095238095148</text:p>
          </table:table-cell>
          <table:table-cell office:value-type="float" office:value="0.00476190476190486" calcext:value-type="float">
            <text:p>0.00476190476190486</text:p>
          </table:table-cell>
          <table:table-cell office:value-type="float" office:value="-0.0147619047619046" calcext:value-type="float">
            <text:p>-0.0147619047619046</text:p>
          </table:table-cell>
          <table:table-cell office:value-type="float" office:value="-0.019047619047619" calcext:value-type="float">
            <text:p>-0.019047619047619</text:p>
          </table:table-cell>
          <table:table-cell office:value-type="float" office:value="0.00976190476190486" calcext:value-type="float">
            <text:p>0.00976190476190486</text:p>
          </table:table-cell>
          <table:table-cell office:value-type="float" office:value="-0.00976190476190475" calcext:value-type="float">
            <text:p>-0.00976190476190475</text:p>
          </table:table-cell>
          <table:table-cell office:value-type="float" office:value="0.00428571428571434" calcext:value-type="float">
            <text:p>0.00428571428571434</text:p>
          </table:table-cell>
          <table:table-cell office:value-type="float" office:value="-0.0149999999999999" calcext:value-type="float">
            <text:p>-0.0149999999999999</text:p>
          </table:table-cell>
          <table:table-cell office:value-type="float" office:value="0.0285714285714287" calcext:value-type="float">
            <text:p>0.0285714285714287</text:p>
          </table:table-cell>
          <table:table-cell office:value-type="float" office:value="0.00476190476190486" calcext:value-type="float">
            <text:p>0.00476190476190486</text:p>
          </table:table-cell>
          <table:table-cell office:value-type="float" office:value="0.00404761904761919" calcext:value-type="float">
            <text:p>0.00404761904761919</text:p>
          </table:table-cell>
          <table:table-cell office:value-type="float" office:value="-0.0335714285714285" calcext:value-type="float">
            <text:p>-0.033571428571428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office:value-type="float" office:value="-0.0383333333333332" calcext:value-type="float">
            <text:p>-0.0383333333333332</text:p>
          </table:table-cell>
          <table:table-cell office:value-type="float" office:value="-0.0247619047619047" calcext:value-type="float">
            <text:p>-0.0247619047619047</text:p>
          </table:table-cell>
          <table:table-cell office:value-type="float" office:value="-0.024047619047619" calcext:value-type="float">
            <text:p>-0.024047619047619</text:p>
          </table:table-cell>
          <table:table-cell office:value-type="float" office:value="-0.00952380952380938" calcext:value-type="float">
            <text:p>-0.00952380952380938</text:p>
          </table:table-cell>
          <table:table-cell office:value-type="float" office:value="-0.00976190476190475" calcext:value-type="float">
            <text:p>-0.00976190476190475</text:p>
          </table:table-cell>
          <table:table-cell office:value-type="float" office:value="-0.0192857142857142" calcext:value-type="float">
            <text:p>-0.0192857142857142</text:p>
          </table:table-cell>
          <table:table-cell office:value-type="float" office:value="-0.0290476190476189" calcext:value-type="float">
            <text:p>-0.0290476190476189</text:p>
          </table:table-cell>
          <table:table-cell office:value-type="float" office:value="-0.019047619047619" calcext:value-type="float">
            <text:p>-0.019047619047619</text:p>
          </table:table-cell>
          <table:table-cell office:value-type="float" office:value="-0.00452380952380937" calcext:value-type="float">
            <text:p>-0.00452380952380937</text:p>
          </table:table-cell>
          <table:table-cell office:value-type="float" office:value="-0.0142857142857142" calcext:value-type="float">
            <text:p>-0.0142857142857142</text:p>
          </table:table-cell>
          <table:table-cell office:value-type="float" office:value="0.0142857142857145" calcext:value-type="float">
            <text:p>0.0142857142857145</text:p>
          </table:table-cell>
          <table:table-cell office:value-type="float" office:value="-0.0340476190476189" calcext:value-type="float">
            <text:p>-0.0340476190476189</text:p>
          </table:table-cell>
          <table:table-cell table:number-columns-repeated="2" office:value-type="float" office:value="0.0045238095238096" calcext:value-type="float">
            <text:p>0.0045238095238096</text:p>
          </table:table-cell>
          <table:table-cell office:value-type="float" office:value="-0.010238095238095" calcext:value-type="float">
            <text:p>-0.010238095238095</text:p>
          </table:table-cell>
          <table:table-cell office:value-type="float" office:value="-0.00952380952380938" calcext:value-type="float">
            <text:p>-0.0095238095238093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office:value-type="float" office:value="-0.0259523809523809" calcext:value-type="float">
            <text:p>-0.0259523809523809</text:p>
          </table:table-cell>
          <table:table-cell office:value-type="float" office:value="-0.013095238095238" calcext:value-type="float">
            <text:p>-0.013095238095238</text:p>
          </table:table-cell>
          <table:table-cell office:value-type="float" office:value="-0.0155238095238096" calcext:value-type="float">
            <text:p>-0.0155238095238096</text:p>
          </table:table-cell>
          <table:table-cell office:value-type="float" office:value="-0.00480952380952382" calcext:value-type="float">
            <text:p>-0.00480952380952382</text:p>
          </table:table-cell>
          <table:table-cell office:value-type="float" office:value="-0.0126190476190476" calcext:value-type="float">
            <text:p>-0.0126190476190476</text:p>
          </table:table-cell>
          <table:table-cell office:value-type="float" office:value="-0.0114285714285715" calcext:value-type="float">
            <text:p>-0.0114285714285715</text:p>
          </table:table-cell>
          <table:table-cell office:value-type="float" office:value="-0.0252857142857142" calcext:value-type="float">
            <text:p>-0.0252857142857142</text:p>
          </table:table-cell>
          <table:table-cell office:value-type="float" office:value="-0.0211904761904762" calcext:value-type="float">
            <text:p>-0.0211904761904762</text:p>
          </table:table-cell>
          <table:table-cell office:value-type="float" office:value="-0.00290476190476197" calcext:value-type="float">
            <text:p>-0.00290476190476197</text:p>
          </table:table-cell>
          <table:table-cell office:value-type="float" office:value="-0.0125714285714286" calcext:value-type="float">
            <text:p>-0.0125714285714286</text:p>
          </table:table-cell>
          <table:table-cell office:value-type="float" office:value="-0.00223809523809526" calcext:value-type="float">
            <text:p>-0.00223809523809526</text:p>
          </table:table-cell>
          <table:table-cell office:value-type="float" office:value="-0.0216190476190476" calcext:value-type="float">
            <text:p>-0.0216190476190476</text:p>
          </table:table-cell>
          <table:table-cell office:value-type="float" office:value="0.00371428571428567" calcext:value-type="float">
            <text:p>0.00371428571428567</text:p>
          </table:table-cell>
          <table:table-cell office:value-type="float" office:value="0.00780952380952382" calcext:value-type="float">
            <text:p>0.00780952380952382</text:p>
          </table:table-cell>
          <table:table-cell office:value-type="float" office:value="-0.0179523809523809" calcext:value-type="float">
            <text:p>-0.0179523809523809</text:p>
          </table:table-cell>
          <table:table-cell office:value-type="float" office:value="-0.0211428571428571" calcext:value-type="float">
            <text:p>-0.02114285714285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pambase</text:p>
          </table:table-cell>
          <table:table-cell office:value-type="float" office:value="-0.0110964289097282" calcext:value-type="float">
            <text:p>-0.0110964289097282</text:p>
          </table:table-cell>
          <table:table-cell office:value-type="float" office:value="-0.00195462726153273" calcext:value-type="float">
            <text:p>-0.00195462726153273</text:p>
          </table:table-cell>
          <table:table-cell office:value-type="float" office:value="0.00108743014113866" calcext:value-type="float">
            <text:p>0.00108743014113866</text:p>
          </table:table-cell>
          <table:table-cell office:value-type="float" office:value="-0.000217864923747313" calcext:value-type="float">
            <text:p>-0.000217864923747313</text:p>
          </table:table-cell>
          <table:table-cell office:value-type="float" office:value="-0.00086861797859239" calcext:value-type="float">
            <text:p>-0.00086861797859239</text:p>
          </table:table-cell>
          <table:table-cell office:value-type="float" office:value="-0.00369423131571478" calcext:value-type="float">
            <text:p>-0.00369423131571478</text:p>
          </table:table-cell>
          <table:table-cell office:value-type="float" office:value="0.000219759401345221" calcext:value-type="float">
            <text:p>0.000219759401345221</text:p>
          </table:table-cell>
          <table:table-cell office:value-type="float" office:value="-0.00239130434782597" calcext:value-type="float">
            <text:p>-0.00239130434782597</text:p>
          </table:table-cell>
          <table:table-cell office:value-type="float" office:value="-0.0015245808468316" calcext:value-type="float">
            <text:p>-0.0015245808468316</text:p>
          </table:table-cell>
          <table:table-cell office:value-type="float" office:value="0.00022118025954343" calcext:value-type="float">
            <text:p>0.00022118025954343</text:p>
          </table:table-cell>
          <table:table-cell office:value-type="float" office:value="-0.00195746897792937" calcext:value-type="float">
            <text:p>-0.00195746897792937</text:p>
          </table:table-cell>
          <table:table-cell office:value-type="float" office:value="0.00108458842474179" calcext:value-type="float">
            <text:p>0.00108458842474179</text:p>
          </table:table-cell>
          <table:table-cell office:value-type="float" office:value="-0.0021748602822772" calcext:value-type="float">
            <text:p>-0.0021748602822772</text:p>
          </table:table-cell>
          <table:table-cell office:value-type="float" office:value="-0.00326181680401638" calcext:value-type="float">
            <text:p>-0.00326181680401638</text:p>
          </table:table-cell>
          <table:table-cell office:value-type="float" office:value="-0.00195510088093198" calcext:value-type="float">
            <text:p>-0.00195510088093198</text:p>
          </table:table-cell>
          <table:table-cell office:value-type="float" office:value="-0.00282798143411955" calcext:value-type="float">
            <text:p>-0.002827981434119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pambase</text:p>
          </table:table-cell>
          <table:table-cell office:value-type="float" office:value="-0.0100080515297907" calcext:value-type="float">
            <text:p>-0.0100080515297907</text:p>
          </table:table-cell>
          <table:table-cell office:value-type="float" office:value="-0.00173770957658403" calcext:value-type="float">
            <text:p>-0.00173770957658403</text:p>
          </table:table-cell>
          <table:table-cell office:value-type="float" office:value="-0.00413185564080698" calcext:value-type="float">
            <text:p>-0.00413185564080698</text:p>
          </table:table-cell>
          <table:table-cell office:value-type="float" office:value="-0.003479208108364" calcext:value-type="float">
            <text:p>-0.003479208108364</text:p>
          </table:table-cell>
          <table:table-cell office:value-type="float" office:value="-0.000651226674244665" calcext:value-type="float">
            <text:p>-0.000651226674244665</text:p>
          </table:table-cell>
          <table:table-cell office:value-type="float" office:value="-0.003262764042815" calcext:value-type="float">
            <text:p>-0.003262764042815</text:p>
          </table:table-cell>
          <table:table-cell office:value-type="float" office:value="-0.00152221274983422" calcext:value-type="float">
            <text:p>-0.00152221274983422</text:p>
          </table:table-cell>
          <table:table-cell office:value-type="float" office:value="-0.000870038836790599" calcext:value-type="float">
            <text:p>-0.000870038836790599</text:p>
          </table:table-cell>
          <table:table-cell office:value-type="float" office:value="-0.000218812162546267" calcext:value-type="float">
            <text:p>-0.000218812162546267</text:p>
          </table:table-cell>
          <table:table-cell office:value-type="float" office:value="-0.00108695652173907" calcext:value-type="float">
            <text:p>-0.00108695652173907</text:p>
          </table:table-cell>
          <table:table-cell office:value-type="float" office:value="-0.000870986075589442" calcext:value-type="float">
            <text:p>-0.000870986075589442</text:p>
          </table:table-cell>
          <table:table-cell office:value-type="float" office:value="-0.000871933314388618" calcext:value-type="float">
            <text:p>-0.000871933314388618</text:p>
          </table:table-cell>
          <table:table-cell office:value-type="float" office:value="-0.000435729847494404" calcext:value-type="float">
            <text:p>-0.000435729847494404</text:p>
          </table:table-cell>
          <table:table-cell office:value-type="float" office:value="-0.000216444065548993" calcext:value-type="float">
            <text:p>-0.000216444065548993</text:p>
          </table:table-cell>
          <table:table-cell office:value-type="float" office:value="-0.000432888131097875" calcext:value-type="float">
            <text:p>-0.000432888131097875</text:p>
          </table:table-cell>
          <table:table-cell office:value-type="float" office:value="-0.00239225158662504" calcext:value-type="float">
            <text:p>-0.002392251586625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pambase</text:p>
          </table:table-cell>
          <table:table-cell office:value-type="float" office:value="-0.00587572226958422" calcext:value-type="float">
            <text:p>-0.00587572226958422</text:p>
          </table:table-cell>
          <table:table-cell office:value-type="float" office:value="-0.000434782608695672" calcext:value-type="float">
            <text:p>-0.000434782608695672</text:p>
          </table:table-cell>
          <table:table-cell office:value-type="float" office:value="-0.00000047361939958801" calcext:value-type="float">
            <text:p>-4.7361939958801E-07</text:p>
          </table:table-cell>
          <table:table-cell office:value-type="float" office:value="-0.00282656057592123" calcext:value-type="float">
            <text:p>-0.00282656057592123</text:p>
          </table:table-cell>
          <table:table-cell office:value-type="float" office:value="0.00130387420668754" calcext:value-type="float">
            <text:p>0.00130387420668754</text:p>
          </table:table-cell>
          <table:table-cell office:value-type="float" office:value="-0.000218812162546045" calcext:value-type="float">
            <text:p>-0.000218812162546045</text:p>
          </table:table-cell>
          <table:table-cell office:value-type="float" office:value="0.00195746897792937" calcext:value-type="float">
            <text:p>0.00195746897792937</text:p>
          </table:table-cell>
          <table:table-cell office:value-type="float" office:value="-0.00108837737993761" calcext:value-type="float">
            <text:p>-0.00108837737993761</text:p>
          </table:table-cell>
          <table:table-cell office:value-type="float" office:value="0.00108790376053813" calcext:value-type="float">
            <text:p>0.00108790376053813</text:p>
          </table:table-cell>
          <table:table-cell office:value-type="float" office:value="-0.000434782608695672" calcext:value-type="float">
            <text:p>-0.000434782608695672</text:p>
          </table:table-cell>
          <table:table-cell office:value-type="float" office:value="0.00108790376053813" calcext:value-type="float">
            <text:p>0.00108790376053813</text:p>
          </table:table-cell>
          <table:table-cell office:value-type="float" office:value="-0.00000236809699727392" calcext:value-type="float">
            <text:p>-2.36809699727392E-06</text:p>
          </table:table-cell>
          <table:table-cell office:value-type="float" office:value="0.00152221274983422" calcext:value-type="float">
            <text:p>0.00152221274983422</text:p>
          </table:table-cell>
          <table:table-cell office:value-type="float" office:value="-0.000651226674244443" calcext:value-type="float">
            <text:p>-0.000651226674244443</text:p>
          </table:table-cell>
          <table:table-cell office:value-type="float" office:value="0.000652173913043397" calcext:value-type="float">
            <text:p>0.000652173913043397</text:p>
          </table:table-cell>
          <table:table-cell office:value-type="float" office:value="0.00130624230368481" calcext:value-type="float">
            <text:p>0.001306242303684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pambase</text:p>
          </table:table-cell>
          <table:table-cell office:value-type="float" office:value="-0.00805152979066015" calcext:value-type="float">
            <text:p>-0.00805152979066015</text:p>
          </table:table-cell>
          <table:table-cell office:value-type="float" office:value="-0.000216444065548771" calcext:value-type="float">
            <text:p>-0.000216444065548771</text:p>
          </table:table-cell>
          <table:table-cell office:value-type="float" office:value="0.00000047361939958801" calcext:value-type="float">
            <text:p>4.7361939958801E-07</text:p>
          </table:table-cell>
          <table:table-cell office:value-type="float" office:value="-0.00304300464147" calcext:value-type="float">
            <text:p>-0.00304300464147</text:p>
          </table:table-cell>
          <table:table-cell office:value-type="float" office:value="-0.000869565217391233" calcext:value-type="float">
            <text:p>-0.000869565217391233</text:p>
          </table:table-cell>
          <table:table-cell office:value-type="float" office:value="-0.000435729847494404" calcext:value-type="float">
            <text:p>-0.000435729847494404</text:p>
          </table:table-cell>
          <table:table-cell office:value-type="float" office:value="0.000434308989296417" calcext:value-type="float">
            <text:p>0.000434308989296417</text:p>
          </table:table-cell>
          <table:table-cell office:value-type="float" office:value="-0.00000094723879873193" calcext:value-type="float">
            <text:p>-9.47238798731931E-07</text:p>
          </table:table-cell>
          <table:table-cell office:value-type="float" office:value="0.000434782608695672" calcext:value-type="float">
            <text:p>0.000434782608695672</text:p>
          </table:table-cell>
          <table:table-cell office:value-type="float" office:value="0.000215970446149627" calcext:value-type="float">
            <text:p>0.000215970446149627</text:p>
          </table:table-cell>
          <table:table-cell office:value-type="float" office:value="0.000217864923747424" calcext:value-type="float">
            <text:p>0.000217864923747424</text:p>
          </table:table-cell>
          <table:table-cell office:value-type="float" office:value="0.00086861797859239" calcext:value-type="float">
            <text:p>0.00086861797859239</text:p>
          </table:table-cell>
          <table:table-cell office:value-type="float" office:value="0.000651700293644031" calcext:value-type="float">
            <text:p>0.000651700293644031</text:p>
          </table:table-cell>
          <table:table-cell office:value-type="float" office:value="-0.000434782608695561" calcext:value-type="float">
            <text:p>-0.000434782608695561</text:p>
          </table:table-cell>
          <table:table-cell office:value-type="float" office:value="0.000651700293644031" calcext:value-type="float">
            <text:p>0.000651700293644031</text:p>
          </table:table-cell>
          <table:table-cell office:value-type="float" office:value="0.000436203466893992" calcext:value-type="float">
            <text:p>0.0004362034668939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pambase</text:p>
          </table:table-cell>
          <table:table-cell office:value-type="float" office:value="-0.00739604054182041" calcext:value-type="float">
            <text:p>-0.00739604054182041</text:p>
          </table:table-cell>
          <table:table-cell office:value-type="float" office:value="0.000439045183290854" calcext:value-type="float">
            <text:p>0.000439045183290854</text:p>
          </table:table-cell>
          <table:table-cell office:value-type="float" office:value="0.000437150705692835" calcext:value-type="float">
            <text:p>0.000437150705692835</text:p>
          </table:table-cell>
          <table:table-cell office:value-type="float" office:value="-0.00152031827223642" calcext:value-type="float">
            <text:p>-0.00152031827223642</text:p>
          </table:table-cell>
          <table:table-cell office:value-type="float" office:value="0.000219285781945633" calcext:value-type="float">
            <text:p>0.000219285781945633</text:p>
          </table:table-cell>
          <table:table-cell office:value-type="float" office:value="0.000217391304347836" calcext:value-type="float">
            <text:p>0.000217391304347836</text:p>
          </table:table-cell>
          <table:table-cell office:value-type="float" office:value="0.00043525622809526" calcext:value-type="float">
            <text:p>0.00043525622809526</text:p>
          </table:table-cell>
          <table:table-cell office:value-type="float" office:value="0.00000094723879884295" calcext:value-type="float">
            <text:p>9.47238798842953E-07</text:p>
          </table:table-cell>
          <table:table-cell office:value-type="float" office:value="0.00021833854314679" calcext:value-type="float">
            <text:p>0.00021833854314679</text:p>
          </table:table-cell>
          <table:table-cell office:value-type="float" office:value="0.000217864923747424" calcext:value-type="float">
            <text:p>0.000217864923747424</text:p>
          </table:table-cell>
          <table:table-cell office:value-type="float" office:value="0.000653594771241828" calcext:value-type="float">
            <text:p>0.000653594771241828</text:p>
          </table:table-cell>
          <table:table-cell office:value-type="float" office:value="0.00152268636923381" calcext:value-type="float">
            <text:p>0.00152268636923381</text:p>
          </table:table-cell>
          <table:table-cell office:value-type="float" office:value="0.000870986075589664" calcext:value-type="float">
            <text:p>0.000870986075589664</text:p>
          </table:table-cell>
          <table:table-cell office:value-type="float" office:value="0.000655015629440259" calcext:value-type="float">
            <text:p>0.000655015629440259</text:p>
          </table:table-cell>
          <table:table-cell office:value-type="float" office:value="0.00152315998863317" calcext:value-type="float">
            <text:p>0.00152315998863317</text:p>
          </table:table-cell>
          <table:table-cell office:value-type="float" office:value="0.00108979823813604" calcext:value-type="float">
            <text:p>0.0010897982381360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pambase</text:p>
          </table:table-cell>
          <table:table-cell office:value-type="float" office:value="-0.00848555460831668" calcext:value-type="float">
            <text:p>-0.00848555460831668</text:p>
          </table:table-cell>
          <table:table-cell office:value-type="float" office:value="-0.00078090366581407" calcext:value-type="float">
            <text:p>-0.00078090366581407</text:p>
          </table:table-cell>
          <table:table-cell office:value-type="float" office:value="-0.000521454958795076" calcext:value-type="float">
            <text:p>-0.000521454958795076</text:p>
          </table:table-cell>
          <table:table-cell office:value-type="float" office:value="-0.00221739130434773" calcext:value-type="float">
            <text:p>-0.00221739130434773</text:p>
          </table:table-cell>
          <table:table-cell office:value-type="float" office:value="-0.000173249976318957" calcext:value-type="float">
            <text:p>-0.000173249976318957</text:p>
          </table:table-cell>
          <table:table-cell office:value-type="float" office:value="-0.00147882921284448" calcext:value-type="float">
            <text:p>-0.00147882921284448</text:p>
          </table:table-cell>
          <table:table-cell office:value-type="float" office:value="0.000304916169366343" calcext:value-type="float">
            <text:p>0.000304916169366343</text:p>
          </table:table-cell>
          <table:table-cell office:value-type="float" office:value="-0.000869944112910859" calcext:value-type="float">
            <text:p>-0.000869944112910859</text:p>
          </table:table-cell>
          <table:table-cell office:value-type="float" office:value="-0.00000047361939947699" calcext:value-type="float">
            <text:p>-4.73619399476988E-07</text:p>
          </table:table-cell>
          <table:table-cell office:value-type="float" office:value="-0.000173344700198919" calcext:value-type="float">
            <text:p>-0.000173344700198919</text:p>
          </table:table-cell>
          <table:table-cell office:value-type="float" office:value="-0.000173818319598174" calcext:value-type="float">
            <text:p>-0.000173818319598174</text:p>
          </table:table-cell>
          <table:table-cell office:value-type="float" office:value="0.000520318272236531" calcext:value-type="float">
            <text:p>0.000520318272236531</text:p>
          </table:table-cell>
          <table:table-cell office:value-type="float" office:value="0.0000868617978593278" calcext:value-type="float">
            <text:p>8.68617978593278E-05</text:p>
          </table:table-cell>
          <table:table-cell office:value-type="float" office:value="-0.000781850904613024" calcext:value-type="float">
            <text:p>-0.000781850904613024</text:p>
          </table:table-cell>
          <table:table-cell office:value-type="float" office:value="0.0000878090366581708" calcext:value-type="float">
            <text:p>8.78090366581708E-05</text:p>
          </table:table-cell>
          <table:table-cell office:value-type="float" office:value="-0.000477597802405971" calcext:value-type="float">
            <text:p>-0.0004775978024059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H</text:p>
          </table:table-cell>
          <table:table-cell office:value-type="float" office:value="-0.0800000000000001" calcext:value-type="float">
            <text:p>-0.0800000000000001</text:p>
          </table:table-cell>
          <table:table-cell office:value-type="float" office:value="-0.0590909090909092" calcext:value-type="float">
            <text:p>-0.059090909090909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20909090909091" calcext:value-type="float">
            <text:p>-0.020909090909091</text:p>
          </table:table-cell>
          <table:table-cell office:value-type="float" office:value="-0.0290909090909092" calcext:value-type="float">
            <text:p>-0.0290909090909092</text:p>
          </table:table-cell>
          <table:table-cell office:value-type="float" office:value="0.000909090909090859" calcext:value-type="float">
            <text:p>0.000909090909090859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90909090909092" calcext:value-type="float">
            <text:p>-0.0390909090909092</text:p>
          </table:table-cell>
          <table:table-cell office:value-type="float" office:value="-0.0290909090909091" calcext:value-type="float">
            <text:p>-0.0290909090909091</text:p>
          </table:table-cell>
          <table:table-cell office:value-type="float" office:value="-1.11022302462516E-016" calcext:value-type="float">
            <text:p>-1.11022302462516E-16</text:p>
          </table:table-cell>
          <table:table-cell office:value-type="float" office:value="0.01" calcext:value-type="float">
            <text:p>0.01</text:p>
          </table:table-cell>
          <table:table-cell office:value-type="float" office:value="-0.0190909090909092" calcext:value-type="float">
            <text:p>-0.0190909090909092</text:p>
          </table:table-cell>
          <table:table-cell office:value-type="float" office:value="-0.0299999999999999" calcext:value-type="float">
            <text:p>-0.0299999999999999</text:p>
          </table:table-cell>
          <table:table-cell office:value-type="float" office:value="-0.00909090909090915" calcext:value-type="float">
            <text:p>-0.0090909090909091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90909090909091" calcext:value-type="float">
            <text:p>-0.02909090909090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H</text:p>
          </table:table-cell>
          <table:table-cell office:value-type="float" office:value="-0.0509090909090908" calcext:value-type="float">
            <text:p>-0.0509090909090908</text:p>
          </table:table-cell>
          <table:table-cell office:value-type="float" office:value="-0.0109090909090909" calcext:value-type="float">
            <text:p>-0.0109090909090909</text:p>
          </table:table-cell>
          <table:table-cell office:value-type="float" office:value="0.0390909090909091" calcext:value-type="float">
            <text:p>0.0390909090909091</text:p>
          </table:table-cell>
          <table:table-cell office:value-type="float" office:value="-0.0109090909090909" calcext:value-type="float">
            <text:p>-0.0109090909090909</text:p>
          </table:table-cell>
          <table:table-cell office:value-type="float" office:value="0.01" calcext:value-type="float">
            <text:p>0.01</text:p>
          </table:table-cell>
          <table:table-cell office:value-type="float" office:value="0.0290909090909092" calcext:value-type="float">
            <text:p>0.0290909090909092</text:p>
          </table:table-cell>
          <table:table-cell office:value-type="float" office:value="-0.000909090909090859" calcext:value-type="float">
            <text:p>-0.000909090909090859</text:p>
          </table:table-cell>
          <table:table-cell table:number-columns-repeated="2" office:value-type="float" office:value="0.0290909090909092" calcext:value-type="float">
            <text:p>0.0290909090909092</text:p>
          </table:table-cell>
          <table:table-cell office:value-type="float" office:value="0.00909090909090915" calcext:value-type="float">
            <text:p>0.00909090909090915</text:p>
          </table:table-cell>
          <table:table-cell table:number-columns-repeated="2" office:value-type="float" office:value="0.0290909090909092" calcext:value-type="float">
            <text:p>0.0290909090909092</text:p>
          </table:table-cell>
          <table:table-cell office:value-type="float" office:value="0.0190909090909092" calcext:value-type="float">
            <text:p>0.0190909090909092</text:p>
          </table:table-cell>
          <table:table-cell office:value-type="float" office:value="0.0100000000000001" calcext:value-type="float">
            <text:p>0.010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0.0290909090909092" calcext:value-type="float">
            <text:p>0.02909090909090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H</text:p>
          </table:table-cell>
          <table:table-cell office:value-type="float" office:value="-0.0309090909090909" calcext:value-type="float">
            <text:p>-0.0309090909090909</text:p>
          </table:table-cell>
          <table:table-cell office:value-type="float" office:value="-0.0109090909090909" calcext:value-type="float">
            <text:p>-0.0109090909090909</text:p>
          </table:table-cell>
          <table:table-cell office:value-type="float" office:value="0.0390909090909091" calcext:value-type="float">
            <text:p>0.0390909090909091</text:p>
          </table:table-cell>
          <table:table-cell office:value-type="float" office:value="-0.0109090909090909" calcext:value-type="float">
            <text:p>-0.0109090909090909</text:p>
          </table:table-cell>
          <table:table-cell office:value-type="float" office:value="0.019090909090909" calcext:value-type="float">
            <text:p>0.019090909090909</text:p>
          </table:table-cell>
          <table:table-cell table:number-columns-repeated="2" office:value-type="float" office:value="0.0390909090909091" calcext:value-type="float">
            <text:p>0.0390909090909091</text:p>
          </table:table-cell>
          <table:table-cell office:value-type="float" office:value="0.0290909090909092" calcext:value-type="float">
            <text:p>0.0290909090909092</text:p>
          </table:table-cell>
          <table:table-cell office:value-type="float" office:value="0.0390909090909091" calcext:value-type="float">
            <text:p>0.0390909090909091</text:p>
          </table:table-cell>
          <table:table-cell office:value-type="float" office:value="0.0190909090909092" calcext:value-type="float">
            <text:p>0.0190909090909092</text:p>
          </table:table-cell>
          <table:table-cell table:number-columns-repeated="2" office:value-type="float" office:value="0.0390909090909091" calcext:value-type="float">
            <text:p>0.039090909090909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90909090909091" calcext:value-type="float">
            <text:p>0.03909090909090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H</text:p>
          </table:table-cell>
          <table:table-cell office:value-type="float" office:value="-0.0609090909090909" calcext:value-type="float">
            <text:p>-0.0609090909090909</text:p>
          </table:table-cell>
          <table:table-cell office:value-type="float" office:value="-0.0209090909090909" calcext:value-type="float">
            <text:p>-0.0209090909090909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-0.0109090909090909" calcext:value-type="float">
            <text:p>-0.0109090909090909</text:p>
          </table:table-cell>
          <table:table-cell office:value-type="float" office:value="0.00909090909090915" calcext:value-type="float">
            <text:p>0.00909090909090915</text:p>
          </table:table-cell>
          <table:table-cell table:number-columns-repeated="4" office:value-type="float" office:value="0.019090909090909" calcext:value-type="float">
            <text:p>0.019090909090909</text:p>
          </table:table-cell>
          <table:table-cell office:value-type="float" office:value="-0.000909090909090859" calcext:value-type="float">
            <text:p>-0.000909090909090859</text:p>
          </table:table-cell>
          <table:table-cell table:number-columns-repeated="2" office:value-type="float" office:value="0.019090909090909" calcext:value-type="float">
            <text:p>0.019090909090909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-0.0109090909090909" calcext:value-type="float">
            <text:p>-0.0109090909090909</text:p>
          </table:table-cell>
          <table:table-cell table:number-columns-repeated="2" office:value-type="float" office:value="0.019090909090909" calcext:value-type="float">
            <text:p>0.01909090909090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H</text:p>
          </table:table-cell>
          <table:table-cell office:value-type="float" office:value="-0.0509090909090909" calcext:value-type="float">
            <text:p>-0.0509090909090909</text:p>
          </table:table-cell>
          <table:table-cell office:value-type="float" office:value="-0.0209090909090909" calcext:value-type="float">
            <text:p>-0.0209090909090909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-0.000909090909090859" calcext:value-type="float">
            <text:p>-0.000909090909090859</text:p>
          </table:table-cell>
          <table:table-cell table:number-columns-repeated="4" office:value-type="float" office:value="0.019090909090909" calcext:value-type="float">
            <text:p>0.019090909090909</text:p>
          </table:table-cell>
          <table:table-cell office:value-type="float" office:value="0.01" calcext:value-type="float">
            <text:p>0.01</text:p>
          </table:table-cell>
          <table:table-cell office:value-type="float" office:value="-0.000909090909090859" calcext:value-type="float">
            <text:p>-0.000909090909090859</text:p>
          </table:table-cell>
          <table:table-cell table:number-columns-repeated="3" office:value-type="float" office:value="0.019090909090909" calcext:value-type="float">
            <text:p>0.019090909090909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19090909090909" calcext:value-type="float">
            <text:p>0.01909090909090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H</text:p>
          </table:table-cell>
          <table:table-cell office:value-type="float" office:value="-0.0547272727272726" calcext:value-type="float">
            <text:p>-0.0547272727272726</text:p>
          </table:table-cell>
          <table:table-cell office:value-type="float" office:value="-0.0245454545454545" calcext:value-type="float">
            <text:p>-0.0245454545454545</text:p>
          </table:table-cell>
          <table:table-cell office:value-type="float" office:value="0.0172727272727272" calcext:value-type="float">
            <text:p>0.0172727272727272</text:p>
          </table:table-cell>
          <table:table-cell office:value-type="float" office:value="-0.0109090909090909" calcext:value-type="float">
            <text:p>-0.0109090909090909</text:p>
          </table:table-cell>
          <table:table-cell office:value-type="float" office:value="0.00563636363636355" calcext:value-type="float">
            <text:p>0.00563636363636355</text:p>
          </table:table-cell>
          <table:table-cell office:value-type="float" office:value="0.0214545454545454" calcext:value-type="float">
            <text:p>0.0214545454545454</text:p>
          </table:table-cell>
          <table:table-cell office:value-type="float" office:value="0.0112727272727272" calcext:value-type="float">
            <text:p>0.0112727272727272</text:p>
          </table:table-cell>
          <table:table-cell office:value-type="float" office:value="0.0114545454545455" calcext:value-type="float">
            <text:p>0.0114545454545455</text:p>
          </table:table-cell>
          <table:table-cell office:value-type="float" office:value="0.0136363636363637" calcext:value-type="float">
            <text:p>0.0136363636363637</text:p>
          </table:table-cell>
          <table:table-cell office:value-type="float" office:value="0.00527272727272732" calcext:value-type="float">
            <text:p>0.00527272727272732</text:p>
          </table:table-cell>
          <table:table-cell office:value-type="float" office:value="0.0232727272727272" calcext:value-type="float">
            <text:p>0.0232727272727272</text:p>
          </table:table-cell>
          <table:table-cell office:value-type="float" office:value="0.0174545454545454" calcext:value-type="float">
            <text:p>0.0174545454545454</text:p>
          </table:table-cell>
          <table:table-cell office:value-type="float" office:value="0.00945454545454549" calcext:value-type="float">
            <text:p>0.00945454545454549</text:p>
          </table:table-cell>
          <table:table-cell office:value-type="float" office:value="-0.00600000000000001" calcext:value-type="float">
            <text:p>-0.00600000000000001</text:p>
          </table:table-cell>
          <table:table-cell office:value-type="float" office:value="0.00563636363636355" calcext:value-type="float">
            <text:p>0.00563636363636355</text:p>
          </table:table-cell>
          <table:table-cell office:value-type="float" office:value="0.0154545454545455" calcext:value-type="float">
            <text:p>0.01545454545454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M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-0.0588888888888888" calcext:value-type="float">
            <text:p>-0.0588888888888888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-0.0488888888888889" calcext:value-type="float">
            <text:p>-0.0488888888888889</text:p>
          </table:table-cell>
          <table:table-cell office:value-type="float" office:value="-0.0277777777777777" calcext:value-type="float">
            <text:p>-0.0277777777777777</text:p>
          </table:table-cell>
          <table:table-cell office:value-type="float" office:value="0.0222222222222223" calcext:value-type="float">
            <text:p>0.0222222222222223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.0111111111111112" calcext:value-type="float">
            <text:p>0.0111111111111112</text:p>
          </table:table-cell>
          <table:table-cell office:value-type="float" office:value="-0.0477777777777777" calcext:value-type="float">
            <text:p>-0.0477777777777777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-0.0188888888888887" calcext:value-type="float">
            <text:p>-0.0188888888888887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.00222222222222224" calcext:value-type="float">
            <text:p>0.00222222222222224</text:p>
          </table:table-cell>
          <table:table-cell office:value-type="float" office:value="-0.0288888888888889" calcext:value-type="float">
            <text:p>-0.02888888888888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M</text:p>
          </table:table-cell>
          <table:table-cell office:value-type="float" office:value="0.0488888888888889" calcext:value-type="float">
            <text:p>0.0488888888888889</text:p>
          </table:table-cell>
          <table:table-cell office:value-type="float" office:value="-0.0311111111111111" calcext:value-type="float">
            <text:p>-0.0311111111111111</text:p>
          </table:table-cell>
          <table:table-cell office:value-type="float" office:value="-0.0211111111111112" calcext:value-type="float">
            <text:p>-0.0211111111111112</text:p>
          </table:table-cell>
          <table:table-cell office:value-type="float" office:value="0.00888888888888883" calcext:value-type="float">
            <text:p>0.00888888888888883</text:p>
          </table:table-cell>
          <table:table-cell office:value-type="float" office:value="0.02" calcext:value-type="float">
            <text:p>0.02</text:p>
          </table:table-cell>
          <table:table-cell office:value-type="float" office:value="0.0099999999999999" calcext:value-type="float">
            <text:p>0.0099999999999999</text:p>
          </table:table-cell>
          <table:table-cell office:value-type="float" office:value="0.0488888888888889" calcext:value-type="float">
            <text:p>0.0488888888888889</text:p>
          </table:table-cell>
          <table:table-cell office:value-type="float" office:value="0.00888888888888895" calcext:value-type="float">
            <text:p>0.00888888888888895</text:p>
          </table:table-cell>
          <table:table-cell office:value-type="float" office:value="-0.00111111111111117" calcext:value-type="float">
            <text:p>-0.00111111111111117</text:p>
          </table:table-cell>
          <table:table-cell office:value-type="float" office:value="0.0299999999999999" calcext:value-type="float">
            <text:p>0.0299999999999999</text:p>
          </table:table-cell>
          <table:table-cell office:value-type="float" office:value="0.00888888888888883" calcext:value-type="float">
            <text:p>0.00888888888888883</text:p>
          </table:table-cell>
          <table:table-cell office:value-type="float" office:value="0.02" calcext:value-type="float">
            <text:p>0.02</text:p>
          </table:table-cell>
          <table:table-cell office:value-type="float" office:value="0.0099999999999999" calcext:value-type="float">
            <text:p>0.0099999999999999</text:p>
          </table:table-cell>
          <table:table-cell office:value-type="float" office:value="0.0588888888888889" calcext:value-type="float">
            <text:p>0.0588888888888889</text:p>
          </table:table-cell>
          <table:table-cell office:value-type="float" office:value="0.0188888888888888" calcext:value-type="float">
            <text:p>0.0188888888888888</text:p>
          </table:table-cell>
          <table:table-cell office:value-type="float" office:value="0.00888888888888883" calcext:value-type="float">
            <text:p>0.008888888888888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M</text:p>
          </table:table-cell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11111111111111" calcext:value-type="float">
            <text:p>0.0311111111111111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.0311111111111111" calcext:value-type="float">
            <text:p>0.03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0.0611111111111111" calcext:value-type="float">
            <text:p>0.0611111111111111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M</text:p>
          </table:table-cell>
          <table:table-cell office:value-type="float" office:value="0.06" calcext:value-type="float">
            <text:p>0.0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11111111111111" calcext:value-type="float">
            <text:p>0.011111111111111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11111111111111" calcext:value-type="float">
            <text:p>0.01111111111111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0.0411111111111111" calcext:value-type="float">
            <text:p>0.041111111111111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M</text:p>
          </table:table-cell>
          <table:table-cell office:value-type="float" office:value="0.06" calcext:value-type="float">
            <text:p>0.06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111111111111111" calcext:value-type="float">
            <text:p>0.0111111111111111</text:p>
          </table:table-cell>
          <table:table-cell table:number-columns-repeated="2" office:value-type="float" office:value="0.0211111111111112" calcext:value-type="float">
            <text:p>0.0211111111111112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.0311111111111111" calcext:value-type="float">
            <text:p>0.03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M</text:p>
          </table:table-cell>
          <table:table-cell office:value-type="float" office:value="0.0459999999999999" calcext:value-type="float">
            <text:p>0.0459999999999999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</text:p>
          </table:table-cell>
          <table:table-cell office:value-type="float" office:value="0.00311111111111118" calcext:value-type="float">
            <text:p>0.00311111111111118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0622222222222224" calcext:value-type="float">
            <text:p>0.00622222222222224</text:p>
          </table:table-cell>
          <table:table-cell office:value-type="float" office:value="0.00711111111111118" calcext:value-type="float">
            <text:p>0.00711111111111118</text:p>
          </table:table-cell>
          <table:table-cell office:value-type="float" office:value="0.0124444444444444" calcext:value-type="float">
            <text:p>0.0124444444444444</text:p>
          </table:table-cell>
          <table:table-cell office:value-type="float" office:value="0.016888888888889" calcext:value-type="float">
            <text:p>0.016888888888889</text:p>
          </table:table-cell>
          <table:table-cell office:value-type="float" office:value="0.00044444444444447" calcext:value-type="float">
            <text:p>0.00044444444444447</text:p>
          </table:table-cell>
          <table:table-cell office:value-type="float" office:value="0.0406666666666666" calcext:value-type="float">
            <text:p>0.0406666666666666</text:p>
          </table:table-cell>
          <table:table-cell office:value-type="float" office:value="0.0102222222222222" calcext:value-type="float">
            <text:p>0.010222222222222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MH</text:p>
          </table:table-cell>
          <table:table-cell office:value-type="float" office:value="-0.107272727272727" calcext:value-type="float">
            <text:p>-0.107272727272727</text:p>
          </table:table-cell>
          <table:table-cell office:value-type="float" office:value="0.0163636363636364" calcext:value-type="float">
            <text:p>0.0163636363636364</text:p>
          </table:table-cell>
          <table:table-cell office:value-type="float" office:value="0.0281818181818182" calcext:value-type="float">
            <text:p>0.028181818181818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19090909090909" calcext:value-type="float">
            <text:p>-0.019090909090909</text:p>
          </table:table-cell>
          <table:table-cell office:value-type="float" office:value="-0.0290909090909091" calcext:value-type="float">
            <text:p>-0.0290909090909091</text:p>
          </table:table-cell>
          <table:table-cell office:value-type="float" office:value="-0.0209090909090909" calcext:value-type="float">
            <text:p>-0.0209090909090909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-0.0290909090909091" calcext:value-type="float">
            <text:p>-0.0290909090909091</text:p>
          </table:table-cell>
          <table:table-cell office:value-type="float" office:value="0.00818181818181829" calcext:value-type="float">
            <text:p>0.00818181818181829</text:p>
          </table:table-cell>
          <table:table-cell office:value-type="float" office:value="0.0390909090909091" calcext:value-type="float">
            <text:p>0.0390909090909091</text:p>
          </table:table-cell>
          <table:table-cell office:value-type="float" office:value="-0.0272727272727272" calcext:value-type="float">
            <text:p>-0.0272727272727272</text:p>
          </table:table-cell>
          <table:table-cell office:value-type="float" office:value="-0.019090909090909" calcext:value-type="float">
            <text:p>-0.01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0.019090909090909" calcext:value-type="float">
            <text:p>0.0190909090909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MH</text:p>
          </table:table-cell>
          <table:table-cell office:value-type="float" office:value="-0.0890909090909091" calcext:value-type="float">
            <text:p>-0.0890909090909091</text:p>
          </table:table-cell>
          <table:table-cell office:value-type="float" office:value="0.0163636363636364" calcext:value-type="float">
            <text:p>0.0163636363636364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281818181818182" calcext:value-type="float">
            <text:p>-0.0281818181818182</text:p>
          </table:table-cell>
          <table:table-cell office:value-type="float" office:value="0" calcext:value-type="float">
            <text:p>0</text:p>
          </table:table-cell>
          <table:table-cell office:value-type="float" office:value="0.00909090909090915" calcext:value-type="float">
            <text:p>0.00909090909090915</text:p>
          </table:table-cell>
          <table:table-cell table:number-columns-repeated="2" office:value-type="float" office:value="-0.00909090909090904" calcext:value-type="float">
            <text:p>-0.00909090909090904</text:p>
          </table:table-cell>
          <table:table-cell office:value-type="float" office:value="0" calcext:value-type="float">
            <text:p>0</text:p>
          </table:table-cell>
          <table:table-cell office:value-type="float" office:value="-0.000909090909090859" calcext:value-type="float">
            <text:p>-0.000909090909090859</text:p>
          </table:table-cell>
          <table:table-cell office:value-type="float" office:value="0.0181818181818182" calcext:value-type="float">
            <text:p>0.0181818181818182</text:p>
          </table:table-cell>
          <table:table-cell office:value-type="float" office:value="0.02" calcext:value-type="float">
            <text:p>0.02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0.00909090909090915" calcext:value-type="float">
            <text:p>0.009090909090909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MH</text:p>
          </table:table-cell>
          <table:table-cell office:value-type="float" office:value="-0.0700000000000001" calcext:value-type="float">
            <text:p>-0.0700000000000001</text:p>
          </table:table-cell>
          <table:table-cell office:value-type="float" office:value="0.0454545454545454" calcext:value-type="float">
            <text:p>0.0454545454545454</text:p>
          </table:table-cell>
          <table:table-cell office:value-type="float" office:value="0.0181818181818182" calcext:value-type="float">
            <text:p>0.0181818181818182</text:p>
          </table:table-cell>
          <table:table-cell office:value-type="float" office:value="0.000909090909090859" calcext:value-type="float">
            <text:p>0.000909090909090859</text:p>
          </table:table-cell>
          <table:table-cell table:number-columns-repeated="2" office:value-type="float" office:value="0.00909090909090904" calcext:value-type="float">
            <text:p>0.00909090909090904</text:p>
          </table:table-cell>
          <table:table-cell office:value-type="float" office:value="0" calcext:value-type="float">
            <text:p>0</text:p>
          </table:table-cell>
          <table:table-cell office:value-type="float" office:value="-0.00090909090909097" calcext:value-type="float">
            <text:p>-0.00090909090909097</text:p>
          </table:table-cell>
          <table:table-cell office:value-type="float" office:value="0.00909090909090904" calcext:value-type="float">
            <text:p>0.00909090909090904</text:p>
          </table:table-cell>
          <table:table-cell office:value-type="float" office:value="-0.010909090909091" calcext:value-type="float">
            <text:p>-0.010909090909091</text:p>
          </table:table-cell>
          <table:table-cell office:value-type="float" office:value="0.00909090909090904" calcext:value-type="float">
            <text:p>0.00909090909090904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0.00909090909090904" calcext:value-type="float">
            <text:p>0.00909090909090904</text:p>
          </table:table-cell>
          <table:table-cell office:value-type="float" office:value="-0.010909090909091" calcext:value-type="float">
            <text:p>-0.010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-0.00090909090909097" calcext:value-type="float">
            <text:p>-0.000909090909090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MH</text:p>
          </table:table-cell>
          <table:table-cell office:value-type="float" office:value="-0.0690909090909091" calcext:value-type="float">
            <text:p>-0.0690909090909091</text:p>
          </table:table-cell>
          <table:table-cell office:value-type="float" office:value="0.0263636363636364" calcext:value-type="float">
            <text:p>0.0263636363636364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181818181818181" calcext:value-type="float">
            <text:p>-0.0181818181818181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0" calcext:value-type="float">
            <text:p>0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0.00090909090909097" calcext:value-type="float">
            <text:p>0.00090909090909097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00909090909090859" calcext:value-type="float">
            <text:p>-0.0009090909090908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MH</text:p>
          </table:table-cell>
          <table:table-cell office:value-type="float" office:value="-0.0690909090909091" calcext:value-type="float">
            <text:p>-0.0690909090909091</text:p>
          </table:table-cell>
          <table:table-cell office:value-type="float" office:value="0.0263636363636364" calcext:value-type="float">
            <text:p>0.0263636363636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909090909090904" calcext:value-type="float">
            <text:p>-0.00909090909090904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909090909090915" calcext:value-type="float">
            <text:p>0.00909090909090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MH</text:p>
          </table:table-cell>
          <table:table-cell office:value-type="float" office:value="-0.0809090909090909" calcext:value-type="float">
            <text:p>-0.0809090909090909</text:p>
          </table:table-cell>
          <table:table-cell office:value-type="float" office:value="0.0261818181818182" calcext:value-type="float">
            <text:p>0.0261818181818182</text:p>
          </table:table-cell>
          <table:table-cell office:value-type="float" office:value="0.00563636363636366" calcext:value-type="float">
            <text:p>0.00563636363636366</text:p>
          </table:table-cell>
          <table:table-cell office:value-type="float" office:value="-0.0189090909090909" calcext:value-type="float">
            <text:p>-0.0189090909090909</text:p>
          </table:table-cell>
          <table:table-cell office:value-type="float" office:value="-0.00381818181818183" calcext:value-type="float">
            <text:p>-0.00381818181818183</text:p>
          </table:table-cell>
          <table:table-cell office:value-type="float" office:value="0.00163636363636366" calcext:value-type="float">
            <text:p>0.00163636363636366</text:p>
          </table:table-cell>
          <table:table-cell office:value-type="float" office:value="-0.0112727272727272" calcext:value-type="float">
            <text:p>-0.0112727272727272</text:p>
          </table:table-cell>
          <table:table-cell office:value-type="float" office:value="-0.0101818181818182" calcext:value-type="float">
            <text:p>-0.0101818181818182</text:p>
          </table:table-cell>
          <table:table-cell office:value-type="float" office:value="0.00181818181818183" calcext:value-type="float">
            <text:p>0.00181818181818183</text:p>
          </table:table-cell>
          <table:table-cell office:value-type="float" office:value="-0.0121818181818182" calcext:value-type="float">
            <text:p>-0.0121818181818182</text:p>
          </table:table-cell>
          <table:table-cell office:value-type="float" office:value="0.0107272727272728" calcext:value-type="float">
            <text:p>0.0107272727272728</text:p>
          </table:table-cell>
          <table:table-cell office:value-type="float" office:value="0.0158181818181818" calcext:value-type="float">
            <text:p>0.0158181818181818</text:p>
          </table:table-cell>
          <table:table-cell office:value-type="float" office:value="-0.00181818181818172" calcext:value-type="float">
            <text:p>-0.00181818181818172</text:p>
          </table:table-cell>
          <table:table-cell office:value-type="float" office:value="-0.0179999999999999" calcext:value-type="float">
            <text:p>-0.0179999999999999</text:p>
          </table:table-cell>
          <table:table-cell office:value-type="float" office:value="-0.00181818181818172" calcext:value-type="float">
            <text:p>-0.00181818181818172</text:p>
          </table:table-cell>
          <table:table-cell office:value-type="float" office:value="0.00327272727272732" calcext:value-type="float">
            <text:p>0.003272727272727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itanic</text:p>
          </table:table-cell>
          <table:table-cell office:value-type="float" office:value="0.00384028185554908" calcext:value-type="float">
            <text:p>0.00384028185554908</text:p>
          </table:table-cell>
          <table:table-cell office:value-type="float" office:value="-0.0374515560775103" calcext:value-type="float">
            <text:p>-0.0374515560775103</text:p>
          </table:table-cell>
          <table:table-cell office:value-type="float" office:value="-0.0121961244862009" calcext:value-type="float">
            <text:p>-0.0121961244862009</text:p>
          </table:table-cell>
          <table:table-cell office:value-type="float" office:value="-0.00687022900763357" calcext:value-type="float">
            <text:p>-0.00687022900763357</text:p>
          </table:table-cell>
          <table:table-cell office:value-type="float" office:value="-0.0114445096887845" calcext:value-type="float">
            <text:p>-0.0114445096887845</text:p>
          </table:table-cell>
          <table:table-cell office:value-type="float" office:value="0.000722254844392256" calcext:value-type="float">
            <text:p>0.000722254844392256</text:p>
          </table:table-cell>
          <table:table-cell office:value-type="float" office:value="-0.00609512624779807" calcext:value-type="float">
            <text:p>-0.00609512624779807</text:p>
          </table:table-cell>
          <table:table-cell office:value-type="float" office:value="-0.00613623018203169" calcext:value-type="float">
            <text:p>-0.00613623018203169</text:p>
          </table:table-cell>
          <table:table-cell office:value-type="float" office:value="0.00304756312389898" calcext:value-type="float">
            <text:p>0.00304756312389898</text:p>
          </table:table-cell>
          <table:table-cell office:value-type="float" office:value="0.00458015267175571" calcext:value-type="float">
            <text:p>0.00458015267175571</text:p>
          </table:table-cell>
          <table:table-cell office:value-type="float" office:value="-0.0160422783323547" calcext:value-type="float">
            <text:p>-0.0160422783323547</text:p>
          </table:table-cell>
          <table:table-cell office:value-type="float" office:value="-0.000757486788021122" calcext:value-type="float">
            <text:p>-0.000757486788021122</text:p>
          </table:table-cell>
          <table:table-cell office:value-type="float" office:value="0.00152084556664711" calcext:value-type="float">
            <text:p>0.00152084556664711</text:p>
          </table:table-cell>
          <table:table-cell office:value-type="float" office:value="0" calcext:value-type="float">
            <text:p>0</text:p>
          </table:table-cell>
          <table:table-cell office:value-type="float" office:value="-0.00535525543159132" calcext:value-type="float">
            <text:p>-0.00535525543159132</text:p>
          </table:table-cell>
          <table:table-cell office:value-type="float" office:value="-0.00231356429829721" calcext:value-type="float">
            <text:p>-0.002313564298297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itanic</text:p>
          </table:table-cell>
          <table:table-cell office:value-type="float" office:value="0.019107457428068" calcext:value-type="float">
            <text:p>0.019107457428068</text:p>
          </table:table-cell>
          <table:table-cell office:value-type="float" office:value="-0.0198884321785086" calcext:value-type="float">
            <text:p>-0.0198884321785086</text:p>
          </table:table-cell>
          <table:table-cell office:value-type="float" office:value="0.0107046388725778" calcext:value-type="float">
            <text:p>0.0107046388725778</text:p>
          </table:table-cell>
          <table:table-cell office:value-type="float" office:value="0.0114679976512037" calcext:value-type="float">
            <text:p>0.0114679976512037</text:p>
          </table:table-cell>
          <table:table-cell office:value-type="float" office:value="0.00228420434527299" calcext:value-type="float">
            <text:p>0.00228420434527299</text:p>
          </table:table-cell>
          <table:table-cell office:value-type="float" office:value="0.0129594832648268" calcext:value-type="float">
            <text:p>0.0129594832648268</text:p>
          </table:table-cell>
          <table:table-cell office:value-type="float" office:value="0.00382266588373448" calcext:value-type="float">
            <text:p>0.00382266588373448</text:p>
          </table:table-cell>
          <table:table-cell office:value-type="float" office:value="0.00685848502642383" calcext:value-type="float">
            <text:p>0.00685848502642383</text:p>
          </table:table-cell>
          <table:table-cell office:value-type="float" office:value="0.00991779213153254" calcext:value-type="float">
            <text:p>0.00991779213153254</text:p>
          </table:table-cell>
          <table:table-cell office:value-type="float" office:value="-0.0000176159718144886" calcext:value-type="float">
            <text:p>-1.76159718144886E-05</text:p>
          </table:table-cell>
          <table:table-cell office:value-type="float" office:value="-0.00458602466236058" calcext:value-type="float">
            <text:p>-0.00458602466236058</text:p>
          </table:table-cell>
          <table:table-cell office:value-type="float" office:value="0.00608925425719309" calcext:value-type="float">
            <text:p>0.00608925425719309</text:p>
          </table:table-cell>
          <table:table-cell office:value-type="float" office:value="0.00991192014092779" calcext:value-type="float">
            <text:p>0.00991192014092779</text:p>
          </table:table-cell>
          <table:table-cell office:value-type="float" office:value="0.0030299471520846" calcext:value-type="float">
            <text:p>0.0030299471520846</text:p>
          </table:table-cell>
          <table:table-cell office:value-type="float" office:value="0.00991779213153254" calcext:value-type="float">
            <text:p>0.00991779213153254</text:p>
          </table:table-cell>
          <table:table-cell office:value-type="float" office:value="0.00838520258367581" calcext:value-type="float">
            <text:p>0.008385202583675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itanic</text:p>
          </table:table-cell>
          <table:table-cell office:value-type="float" office:value="0.0198825601879037" calcext:value-type="float">
            <text:p>0.0198825601879037</text:p>
          </table:table-cell>
          <table:table-cell office:value-type="float" office:value="-0.0160598943041692" calcext:value-type="float">
            <text:p>-0.0160598943041692</text:p>
          </table:table-cell>
          <table:table-cell office:value-type="float" office:value="0.00459189665296533" calcext:value-type="float">
            <text:p>0.00459189665296533</text:p>
          </table:table-cell>
          <table:table-cell office:value-type="float" office:value="0.010698766881973" calcext:value-type="float">
            <text:p>0.010698766881973</text:p>
          </table:table-cell>
          <table:table-cell office:value-type="float" office:value="0.01221961244862" calcext:value-type="float">
            <text:p>0.01221961244862</text:p>
          </table:table-cell>
          <table:table-cell office:value-type="float" office:value="0.00991192014092768" calcext:value-type="float">
            <text:p>0.00991192014092768</text:p>
          </table:table-cell>
          <table:table-cell office:value-type="float" office:value="0.00457428068115084" calcext:value-type="float">
            <text:p>0.00457428068115084</text:p>
          </table:table-cell>
          <table:table-cell office:value-type="float" office:value="0.00915443335290656" calcext:value-type="float">
            <text:p>0.00915443335290656</text:p>
          </table:table-cell>
          <table:table-cell office:value-type="float" office:value="0.000757486788021122" calcext:value-type="float">
            <text:p>0.000757486788021122</text:p>
          </table:table-cell>
          <table:table-cell office:value-type="float" office:value="0.00457428068115084" calcext:value-type="float">
            <text:p>0.00457428068115084</text:p>
          </table:table-cell>
          <table:table-cell office:value-type="float" office:value="0.00534351145038159" calcext:value-type="float">
            <text:p>0.00534351145038159</text:p>
          </table:table-cell>
          <table:table-cell office:value-type="float" office:value="0.00838520258367581" calcext:value-type="float">
            <text:p>0.00838520258367581</text:p>
          </table:table-cell>
          <table:table-cell office:value-type="float" office:value="0.0129653552554316" calcext:value-type="float">
            <text:p>0.0129653552554316</text:p>
          </table:table-cell>
          <table:table-cell office:value-type="float" office:value="0.00532589547856721" calcext:value-type="float">
            <text:p>0.00532589547856721</text:p>
          </table:table-cell>
          <table:table-cell office:value-type="float" office:value="0.0084028185554903" calcext:value-type="float">
            <text:p>0.0084028185554903</text:p>
          </table:table-cell>
          <table:table-cell office:value-type="float" office:value="0.00532002348796246" calcext:value-type="float">
            <text:p>0.005320023487962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itanic</text:p>
          </table:table-cell>
          <table:table-cell office:value-type="float" office:value="0.0122313564298298" calcext:value-type="float">
            <text:p>0.0122313564298298</text:p>
          </table:table-cell>
          <table:table-cell office:value-type="float" office:value="-0.0237110980622431" calcext:value-type="float">
            <text:p>-0.0237110980622431</text:p>
          </table:table-cell>
          <table:table-cell office:value-type="float" office:value="0.000757486788021122" calcext:value-type="float">
            <text:p>0.000757486788021122</text:p>
          </table:table-cell>
          <table:table-cell office:value-type="float" office:value="0.00533176746917197" calcext:value-type="float">
            <text:p>0.00533176746917197</text:p>
          </table:table-cell>
          <table:table-cell office:value-type="float" office:value="0.00456253669994122" calcext:value-type="float">
            <text:p>0.00456253669994122</text:p>
          </table:table-cell>
          <table:table-cell office:value-type="float" office:value="0.00303581914268936" calcext:value-type="float">
            <text:p>0.00303581914268936</text:p>
          </table:table-cell>
          <table:table-cell office:value-type="float" office:value="0.00302994715208449" calcext:value-type="float">
            <text:p>0.00302994715208449</text:p>
          </table:table-cell>
          <table:table-cell office:value-type="float" office:value="0.00455666470933647" calcext:value-type="float">
            <text:p>0.00455666470933647</text:p>
          </table:table-cell>
          <table:table-cell office:value-type="float" office:value="0.00150910158543738" calcext:value-type="float">
            <text:p>0.00150910158543738</text:p>
          </table:table-cell>
          <table:table-cell office:value-type="float" office:value="-0.000786846741045233" calcext:value-type="float">
            <text:p>-0.000786846741045233</text:p>
          </table:table-cell>
          <table:table-cell office:value-type="float" office:value="-0.00307692307692309" calcext:value-type="float">
            <text:p>-0.00307692307692309</text:p>
          </table:table-cell>
          <table:table-cell office:value-type="float" office:value="-0.0000411039342337327" calcext:value-type="float">
            <text:p>-4.11039342337327E-05</text:p>
          </table:table-cell>
          <table:table-cell office:value-type="float" office:value="0.00150910158543738" calcext:value-type="float">
            <text:p>0.00150910158543738</text:p>
          </table:table-cell>
          <table:table-cell office:value-type="float" office:value="-0.0000234879624193551" calcext:value-type="float">
            <text:p>-2.34879624193551E-05</text:p>
          </table:table-cell>
          <table:table-cell office:value-type="float" office:value="0.00304169113329411" calcext:value-type="float">
            <text:p>0.00304169113329411</text:p>
          </table:table-cell>
          <table:table-cell office:value-type="float" office:value="0.00378156194950074" calcext:value-type="float">
            <text:p>0.0037815619495007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itanic</text:p>
          </table:table-cell>
          <table:table-cell office:value-type="float" office:value="0.0145214327657076" calcext:value-type="float">
            <text:p>0.0145214327657076</text:p>
          </table:table-cell>
          <table:table-cell office:value-type="float" office:value="-0.0198884321785084" calcext:value-type="float">
            <text:p>-0.0198884321785084</text:p>
          </table:table-cell>
          <table:table-cell office:value-type="float" office:value="-0.00000587199060486654" calcext:value-type="float">
            <text:p>-5.87199060486654E-06</text:p>
          </table:table-cell>
          <table:table-cell office:value-type="float" office:value="0.00762771579565469" calcext:value-type="float">
            <text:p>0.00762771579565469</text:p>
          </table:table-cell>
          <table:table-cell office:value-type="float" office:value="0.00838520258367592" calcext:value-type="float">
            <text:p>0.00838520258367592</text:p>
          </table:table-cell>
          <table:table-cell office:value-type="float" office:value="0.00533176746917208" calcext:value-type="float">
            <text:p>0.00533176746917208</text:p>
          </table:table-cell>
          <table:table-cell office:value-type="float" office:value="0.00379917792131534" calcext:value-type="float">
            <text:p>0.00379917792131534</text:p>
          </table:table-cell>
          <table:table-cell office:value-type="float" office:value="0.0060892542571932" calcext:value-type="float">
            <text:p>0.0060892542571932</text:p>
          </table:table-cell>
          <table:table-cell office:value-type="float" office:value="0.00151497357604224" calcext:value-type="float">
            <text:p>0.00151497357604224</text:p>
          </table:table-cell>
          <table:table-cell office:value-type="float" office:value="0.000728126834997123" calcext:value-type="float">
            <text:p>0.000728126834997123</text:p>
          </table:table-cell>
          <table:table-cell office:value-type="float" office:value="-0.00155020551967111" calcext:value-type="float">
            <text:p>-0.00155020551967111</text:p>
          </table:table-cell>
          <table:table-cell office:value-type="float" office:value="0.00224897240164423" calcext:value-type="float">
            <text:p>0.00224897240164423</text:p>
          </table:table-cell>
          <table:table-cell office:value-type="float" office:value="0.00455666470933647" calcext:value-type="float">
            <text:p>0.00455666470933647</text:p>
          </table:table-cell>
          <table:table-cell office:value-type="float" office:value="0.00150322959483262" calcext:value-type="float">
            <text:p>0.00150322959483262</text:p>
          </table:table-cell>
          <table:table-cell office:value-type="float" office:value="0.0022842043452731" calcext:value-type="float">
            <text:p>0.0022842043452731</text:p>
          </table:table-cell>
          <table:table-cell office:value-type="float" office:value="0.00302407516147973" calcext:value-type="float">
            <text:p>0.0030240751614797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itanic</text:p>
          </table:table-cell>
          <table:table-cell office:value-type="float" office:value="0.0139166177334116" calcext:value-type="float">
            <text:p>0.0139166177334116</text:p>
          </table:table-cell>
          <table:table-cell office:value-type="float" office:value="-0.0233998825601879" calcext:value-type="float">
            <text:p>-0.0233998825601879</text:p>
          </table:table-cell>
          <table:table-cell office:value-type="float" office:value="0.000770405167351718" calcext:value-type="float">
            <text:p>0.000770405167351718</text:p>
          </table:table-cell>
          <table:table-cell office:value-type="float" office:value="0.00565120375807393" calcext:value-type="float">
            <text:p>0.00565120375807393</text:p>
          </table:table-cell>
          <table:table-cell office:value-type="float" office:value="0.00320140927774515" calcext:value-type="float">
            <text:p>0.00320140927774515</text:p>
          </table:table-cell>
          <table:table-cell office:value-type="float" office:value="0.00639224897240165" calcext:value-type="float">
            <text:p>0.00639224897240165</text:p>
          </table:table-cell>
          <table:table-cell office:value-type="float" office:value="0.0018261890780974" calcext:value-type="float">
            <text:p>0.0018261890780974</text:p>
          </table:table-cell>
          <table:table-cell office:value-type="float" office:value="0.00410452143276563" calcext:value-type="float">
            <text:p>0.00410452143276563</text:p>
          </table:table-cell>
          <table:table-cell office:value-type="float" office:value="0.00334938344098645" calcext:value-type="float">
            <text:p>0.00334938344098645</text:p>
          </table:table-cell>
          <table:table-cell office:value-type="float" office:value="0.00181561949500886" calcext:value-type="float">
            <text:p>0.00181561949500886</text:p>
          </table:table-cell>
          <table:table-cell office:value-type="float" office:value="-0.00398238402818551" calcext:value-type="float">
            <text:p>-0.00398238402818551</text:p>
          </table:table-cell>
          <table:table-cell office:value-type="float" office:value="0.00318496770405163" calcext:value-type="float">
            <text:p>0.00318496770405163</text:p>
          </table:table-cell>
          <table:table-cell office:value-type="float" office:value="0.00609277745155612" calcext:value-type="float">
            <text:p>0.00609277745155612</text:p>
          </table:table-cell>
          <table:table-cell office:value-type="float" office:value="0.00196711685261297" calcext:value-type="float">
            <text:p>0.00196711685261297</text:p>
          </table:table-cell>
          <table:table-cell office:value-type="float" office:value="0.00365825014679977" calcext:value-type="float">
            <text:p>0.00365825014679977</text:p>
          </table:table-cell>
          <table:table-cell office:value-type="float" office:value="0.00363945977686431" calcext:value-type="float">
            <text:p>0.003639459776864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-0.035483870967742" calcext:value-type="float">
            <text:p>-0.035483870967742</text:p>
          </table:table-cell>
          <table:table-cell office:value-type="float" office:value="0.00322580645161308" calcext:value-type="float">
            <text:p>0.00322580645161308</text:p>
          </table:table-cell>
          <table:table-cell office:value-type="float" office:value="-0.035483870967742" calcext:value-type="float">
            <text:p>-0.035483870967742</text:p>
          </table:table-cell>
          <table:table-cell office:value-type="float" office:value="-0.0193548387096774" calcext:value-type="float">
            <text:p>-0.0193548387096774</text:p>
          </table:table-cell>
          <table:table-cell office:value-type="float" office:value="-0.0225806451612903" calcext:value-type="float">
            <text:p>-0.0225806451612903</text:p>
          </table:table-cell>
          <table:table-cell office:value-type="float" office:value="-0.0161290322580644" calcext:value-type="float">
            <text:p>-0.0161290322580644</text:p>
          </table:table-cell>
          <table:table-cell office:value-type="float" office:value="0.00322580645161308" calcext:value-type="float">
            <text:p>0.00322580645161308</text:p>
          </table:table-cell>
          <table:table-cell office:value-type="float" office:value="-0.00645161290322571" calcext:value-type="float">
            <text:p>-0.00645161290322571</text:p>
          </table:table-cell>
          <table:table-cell office:value-type="float" office:value="-0.0193548387096774" calcext:value-type="float">
            <text:p>-0.0193548387096774</text:p>
          </table:table-cell>
          <table:table-cell office:value-type="float" office:value="0.00322580645161308" calcext:value-type="float">
            <text:p>0.00322580645161308</text:p>
          </table:table-cell>
          <table:table-cell office:value-type="float" office:value="-0.035483870967742" calcext:value-type="float">
            <text:p>-0.035483870967742</text:p>
          </table:table-cell>
          <table:table-cell office:value-type="float" office:value="-0.0161290322580644" calcext:value-type="float">
            <text:p>-0.0161290322580644</text:p>
          </table:table-cell>
          <table:table-cell office:value-type="float" office:value="0.00967741935483879" calcext:value-type="float">
            <text:p>0.00967741935483879</text:p>
          </table:table-cell>
          <table:table-cell office:value-type="float" office:value="-0.00645161290322571" calcext:value-type="float">
            <text:p>-0.00645161290322571</text:p>
          </table:table-cell>
          <table:table-cell office:value-type="float" office:value="-0.0290322580645159" calcext:value-type="float">
            <text:p>-0.0290322580645159</text:p>
          </table:table-cell>
          <table:table-cell office:value-type="float" office:value="-0.0225806451612902" calcext:value-type="float">
            <text:p>-0.02258064516129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-0.0193548387096775" calcext:value-type="float">
            <text:p>-0.0193548387096775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-0.0354838709677421" calcext:value-type="float">
            <text:p>-0.0354838709677421</text:p>
          </table:table-cell>
          <table:table-cell office:value-type="float" office:value="-0.0129032258064516" calcext:value-type="float">
            <text:p>-0.0129032258064516</text:p>
          </table:table-cell>
          <table:table-cell table:number-columns-repeated="2" office:value-type="float" office:value="-0.0161290322580646" calcext:value-type="float">
            <text:p>-0.0161290322580646</text:p>
          </table:table-cell>
          <table:table-cell office:value-type="float" office:value="0" calcext:value-type="float">
            <text:p>0</text:p>
          </table:table-cell>
          <table:table-cell office:value-type="float" office:value="-0.0161290322580646" calcext:value-type="float">
            <text:p>-0.0161290322580646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-0.0258064516129033" calcext:value-type="float">
            <text:p>-0.0258064516129033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0" calcext:value-type="float">
            <text:p>0</text:p>
          </table:table-cell>
          <table:table-cell office:value-type="float" office:value="-0.0354838709677421" calcext:value-type="float">
            <text:p>-0.0354838709677421</text:p>
          </table:table-cell>
          <table:table-cell office:value-type="float" office:value="-0.0129032258064516" calcext:value-type="float">
            <text:p>-0.01290322580645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161290322580646" calcext:value-type="float">
            <text:p>-0.0161290322580646</text:p>
          </table:table-cell>
          <table:table-cell office:value-type="float" office:value="-0.0290322580645163" calcext:value-type="float">
            <text:p>-0.0290322580645163</text:p>
          </table:table-cell>
          <table:table-cell office:value-type="float" office:value="-0.00645161290322605" calcext:value-type="float">
            <text:p>-0.00645161290322605</text:p>
          </table:table-cell>
          <table:table-cell office:value-type="float" office:value="0.00645161290322582" calcext:value-type="float">
            <text:p>0.00645161290322582</text:p>
          </table:table-cell>
          <table:table-cell office:value-type="float" office:value="-0.0129032258064516" calcext:value-type="float">
            <text:p>-0.0129032258064516</text:p>
          </table:table-cell>
          <table:table-cell table:number-columns-repeated="2" office:value-type="float" office:value="-0.00645161290322582" calcext:value-type="float">
            <text:p>-0.00645161290322582</text:p>
          </table:table-cell>
          <table:table-cell table:number-columns-repeated="2" office:value-type="float" office:value="-0.00967741935483879" calcext:value-type="float">
            <text:p>-0.00967741935483879</text:p>
          </table:table-cell>
          <table:table-cell office:value-type="float" office:value="-0.0129032258064516" calcext:value-type="float">
            <text:p>-0.0129032258064516</text:p>
          </table:table-cell>
          <table:table-cell office:value-type="float" office:value="-0.00322580645161297" calcext:value-type="float">
            <text:p>-0.00322580645161297</text:p>
          </table:table-cell>
          <table:table-cell office:value-type="float" office:value="0" calcext:value-type="float">
            <text:p>0</text:p>
          </table:table-cell>
          <table:table-cell office:value-type="float" office:value="-0.0129032258064516" calcext:value-type="float">
            <text:p>-0.01290322580645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-0.0129032258064516" calcext:value-type="float">
            <text:p>-0.0129032258064516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-0.0225806451612904" calcext:value-type="float">
            <text:p>-0.0225806451612904</text:p>
          </table:table-cell>
          <table:table-cell office:value-type="float" office:value="-0.0258064516129033" calcext:value-type="float">
            <text:p>-0.0258064516129033</text:p>
          </table:table-cell>
          <table:table-cell office:value-type="float" office:value="-0.0225806451612904" calcext:value-type="float">
            <text:p>-0.0225806451612904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-0.00322580645161308" calcext:value-type="float">
            <text:p>-0.00322580645161308</text:p>
          </table:table-cell>
          <table:table-cell office:value-type="float" office:value="-0.0193548387096775" calcext:value-type="float">
            <text:p>-0.0193548387096775</text:p>
          </table:table-cell>
          <table:table-cell table:number-columns-repeated="2" office:value-type="float" office:value="-0.0129032258064516" calcext:value-type="float">
            <text:p>-0.0129032258064516</text:p>
          </table:table-cell>
          <table:table-cell office:value-type="float" office:value="-0.00322580645161308" calcext:value-type="float">
            <text:p>-0.00322580645161308</text:p>
          </table:table-cell>
          <table:table-cell table:number-columns-repeated="2" office:value-type="float" office:value="-0.0193548387096775" calcext:value-type="float">
            <text:p>-0.0193548387096775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-0.0129032258064516" calcext:value-type="float">
            <text:p>-0.01290322580645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-0.0258064516129032" calcext:value-type="float">
            <text:p>-0.0258064516129032</text:p>
          </table:table-cell>
          <table:table-cell office:value-type="float" office:value="-0.0161290322580644" calcext:value-type="float">
            <text:p>-0.0161290322580644</text:p>
          </table:table-cell>
          <table:table-cell table:number-columns-repeated="2" office:value-type="float" office:value="-0.0258064516129032" calcext:value-type="float">
            <text:p>-0.0258064516129032</text:p>
          </table:table-cell>
          <table:table-cell office:value-type="float" office:value="-0.0193548387096774" calcext:value-type="float">
            <text:p>-0.0193548387096774</text:p>
          </table:table-cell>
          <table:table-cell table:number-columns-repeated="2" office:value-type="float" office:value="-0.0129032258064515" calcext:value-type="float">
            <text:p>-0.0129032258064515</text:p>
          </table:table-cell>
          <table:table-cell office:value-type="float" office:value="-0.0161290322580644" calcext:value-type="float">
            <text:p>-0.0161290322580644</text:p>
          </table:table-cell>
          <table:table-cell table:number-columns-repeated="2" office:value-type="float" office:value="-0.0193548387096774" calcext:value-type="float">
            <text:p>-0.0193548387096774</text:p>
          </table:table-cell>
          <table:table-cell office:value-type="float" office:value="-0.0129032258064515" calcext:value-type="float">
            <text:p>-0.0129032258064515</text:p>
          </table:table-cell>
          <table:table-cell office:value-type="float" office:value="-0.0161290322580644" calcext:value-type="float">
            <text:p>-0.0161290322580644</text:p>
          </table:table-cell>
          <table:table-cell office:value-type="float" office:value="-0.0129032258064515" calcext:value-type="float">
            <text:p>-0.0129032258064515</text:p>
          </table:table-cell>
          <table:table-cell office:value-type="float" office:value="-0.00322580645161274" calcext:value-type="float">
            <text:p>-0.00322580645161274</text:p>
          </table:table-cell>
          <table:table-cell office:value-type="float" office:value="-0.0193548387096774" calcext:value-type="float">
            <text:p>-0.0193548387096774</text:p>
          </table:table-cell>
          <table:table-cell office:value-type="float" office:value="-0.00967741935483857" calcext:value-type="float">
            <text:p>-0.0096774193548385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-0.0199999999999999" calcext:value-type="float">
            <text:p>-0.0199999999999999</text:p>
          </table:table-cell>
          <table:table-cell office:value-type="float" office:value="-0.00580645161290305" calcext:value-type="float">
            <text:p>-0.00580645161290305</text:p>
          </table:table-cell>
          <table:table-cell office:value-type="float" office:value="-0.0270967741935484" calcext:value-type="float">
            <text:p>-0.0270967741935484</text:p>
          </table:table-cell>
          <table:table-cell office:value-type="float" office:value="-0.0199999999999999" calcext:value-type="float">
            <text:p>-0.0199999999999999</text:p>
          </table:table-cell>
          <table:table-cell office:value-type="float" office:value="-0.0219354838709677" calcext:value-type="float">
            <text:p>-0.0219354838709677</text:p>
          </table:table-cell>
          <table:table-cell office:value-type="float" office:value="-0.012258064516129" calcext:value-type="float">
            <text:p>-0.012258064516129</text:p>
          </table:table-cell>
          <table:table-cell office:value-type="float" office:value="-0.00129032258064499" calcext:value-type="float">
            <text:p>-0.00129032258064499</text:p>
          </table:table-cell>
          <table:table-cell office:value-type="float" office:value="-0.0141935483870966" calcext:value-type="float">
            <text:p>-0.0141935483870966</text:p>
          </table:table-cell>
          <table:table-cell office:value-type="float" office:value="-0.0135483870967741" calcext:value-type="float">
            <text:p>-0.0135483870967741</text:p>
          </table:table-cell>
          <table:table-cell office:value-type="float" office:value="-0.00838709677419336" calcext:value-type="float">
            <text:p>-0.00838709677419336</text:p>
          </table:table-cell>
          <table:table-cell office:value-type="float" office:value="-0.0174193548387096" calcext:value-type="float">
            <text:p>-0.0174193548387096</text:p>
          </table:table-cell>
          <table:table-cell office:value-type="float" office:value="-0.0141935483870966" calcext:value-type="float">
            <text:p>-0.0141935483870966</text:p>
          </table:table-cell>
          <table:table-cell office:value-type="float" office:value="-0.00838709677419347" calcext:value-type="float">
            <text:p>-0.00838709677419347</text:p>
          </table:table-cell>
          <table:table-cell office:value-type="float" office:value="-0.00387096774193529" calcext:value-type="float">
            <text:p>-0.00387096774193529</text:p>
          </table:table-cell>
          <table:table-cell office:value-type="float" office:value="-0.0187096774193548" calcext:value-type="float">
            <text:p>-0.0187096774193548</text:p>
          </table:table-cell>
          <table:table-cell office:value-type="float" office:value="-0.0141935483870966" calcext:value-type="float">
            <text:p>-0.01419354838709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office:value-type="float" office:value="-0.0157894736842106" calcext:value-type="float">
            <text:p>-0.0157894736842106</text:p>
          </table:table-cell>
          <table:table-cell office:value-type="float" office:value="-0.00874060150375933" calcext:value-type="float">
            <text:p>-0.00874060150375933</text:p>
          </table:table-cell>
          <table:table-cell office:value-type="float" office:value="-0.00178571428571439" calcext:value-type="float">
            <text:p>-0.00178571428571439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526315789473697" calcext:value-type="float">
            <text:p>-0.00526315789473697</text:p>
          </table:table-cell>
          <table:table-cell office:value-type="float" office:value="-0.012280701754386" calcext:value-type="float">
            <text:p>-0.012280701754386</text:p>
          </table:table-cell>
          <table:table-cell office:value-type="float" office:value="-0.0000313283208021042" calcext:value-type="float">
            <text:p>-3.13283208021042E-05</text:p>
          </table:table-cell>
          <table:table-cell office:value-type="float" office:value="-0.00354010025062657" calcext:value-type="float">
            <text:p>-0.00354010025062657</text:p>
          </table:table-cell>
          <table:table-cell office:value-type="float" office:value="-0.00350877192982479" calcext:value-type="float">
            <text:p>-0.00350877192982479</text:p>
          </table:table-cell>
          <table:table-cell table:number-columns-repeated="2" office:value-type="float" office:value="-0.0017543859649124" calcext:value-type="float">
            <text:p>-0.0017543859649124</text:p>
          </table:table-cell>
          <table:table-cell office:value-type="float" office:value="0.00350877192982446" calcext:value-type="float">
            <text:p>0.00350877192982446</text:p>
          </table:table-cell>
          <table:table-cell office:value-type="float" office:value="0.00175438596491206" calcext:value-type="float">
            <text:p>0.00175438596491206</text:p>
          </table:table-cell>
          <table:table-cell office:value-type="float" office:value="-0.00350877192982479" calcext:value-type="float">
            <text:p>-0.00350877192982479</text:p>
          </table:table-cell>
          <table:table-cell office:value-type="float" office:value="-0.00529448621553874" calcext:value-type="float">
            <text:p>-0.00529448621553874</text:p>
          </table:table-cell>
          <table:table-cell office:value-type="float" office:value="-0.0105576441102757" calcext:value-type="float">
            <text:p>-0.01055764411027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office:value-type="float" office:value="-0.0157581453634086" calcext:value-type="float">
            <text:p>-0.0157581453634086</text:p>
          </table:table-cell>
          <table:table-cell office:value-type="float" office:value="-0.00169172932330819" calcext:value-type="float">
            <text:p>-0.00169172932330819</text:p>
          </table:table-cell>
          <table:table-cell office:value-type="float" office:value="-0.00874060150375944" calcext:value-type="float">
            <text:p>-0.00874060150375944</text:p>
          </table:table-cell>
          <table:table-cell office:value-type="float" office:value="-0.0140350877192982" calcext:value-type="float">
            <text:p>-0.0140350877192982</text:p>
          </table:table-cell>
          <table:table-cell office:value-type="float" office:value="-0.00698621553884704" calcext:value-type="float">
            <text:p>-0.00698621553884704</text:p>
          </table:table-cell>
          <table:table-cell office:value-type="float" office:value="-0.0122807017543858" calcext:value-type="float">
            <text:p>-0.0122807017543858</text:p>
          </table:table-cell>
          <table:table-cell office:value-type="float" office:value="-0.0105263157894736" calcext:value-type="float">
            <text:p>-0.0105263157894736</text:p>
          </table:table-cell>
          <table:table-cell office:value-type="float" office:value="-0.00874060150375944" calcext:value-type="float">
            <text:p>-0.00874060150375944</text:p>
          </table:table-cell>
          <table:table-cell office:value-type="float" office:value="-0.00698621553884704" calcext:value-type="float">
            <text:p>-0.00698621553884704</text:p>
          </table:table-cell>
          <table:table-cell office:value-type="float" office:value="-0.00172305764411018" calcext:value-type="float">
            <text:p>-0.00172305764411018</text:p>
          </table:table-cell>
          <table:table-cell office:value-type="float" office:value="-0.00877192982456143" calcext:value-type="float">
            <text:p>-0.00877192982456143</text:p>
          </table:table-cell>
          <table:table-cell office:value-type="float" office:value="-0.00347744360902258" calcext:value-type="float">
            <text:p>-0.00347744360902258</text:p>
          </table:table-cell>
          <table:table-cell office:value-type="float" office:value="-0.00701754385964914" calcext:value-type="float">
            <text:p>-0.00701754385964914</text:p>
          </table:table-cell>
          <table:table-cell office:value-type="float" office:value="-0.00523182957393498" calcext:value-type="float">
            <text:p>-0.00523182957393498</text:p>
          </table:table-cell>
          <table:table-cell office:value-type="float" office:value="-0.00698621553884715" calcext:value-type="float">
            <text:p>-0.00698621553884715</text:p>
          </table:table-cell>
          <table:table-cell office:value-type="float" office:value="-0.00344611528822059" calcext:value-type="float">
            <text:p>-0.003446115288220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office:value-type="float" office:value="-0.0105263157894736" calcext:value-type="float">
            <text:p>-0.0105263157894736</text:p>
          </table:table-cell>
          <table:table-cell office:value-type="float" office:value="-0.0017230576441104" calcext:value-type="float">
            <text:p>-0.0017230576441104</text:p>
          </table:table-cell>
          <table:table-cell table:number-columns-repeated="2" office:value-type="float" office:value="-0.00526315789473686" calcext:value-type="float">
            <text:p>-0.00526315789473686</text:p>
          </table:table-cell>
          <table:table-cell office:value-type="float" office:value="-0.00877192982456165" calcext:value-type="float">
            <text:p>-0.00877192982456165</text:p>
          </table:table-cell>
          <table:table-cell office:value-type="float" office:value="-0.00880325814536342" calcext:value-type="float">
            <text:p>-0.00880325814536342</text:p>
          </table:table-cell>
          <table:table-cell office:value-type="float" office:value="-0.00526315789473686" calcext:value-type="float">
            <text:p>-0.00526315789473686</text:p>
          </table:table-cell>
          <table:table-cell table:number-columns-repeated="3" office:value-type="float" office:value="-0.00350877192982479" calcext:value-type="float">
            <text:p>-0.00350877192982479</text:p>
          </table:table-cell>
          <table:table-cell office:value-type="float" office:value="-0.00701754385964926" calcext:value-type="float">
            <text:p>-0.00701754385964926</text:p>
          </table:table-cell>
          <table:table-cell office:value-type="float" office:value="-0.00350877192982479" calcext:value-type="float">
            <text:p>-0.00350877192982479</text:p>
          </table:table-cell>
          <table:table-cell office:value-type="float" office:value="-0.00701754385964926" calcext:value-type="float">
            <text:p>-0.007017543859649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526315789473686" calcext:value-type="float">
            <text:p>-0.005263157894736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0.0000313283208019932" calcext:value-type="float">
            <text:p>3.13283208019932E-05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0350877192982446" calcext:value-type="float">
            <text:p>-0.00350877192982446</text:p>
          </table:table-cell>
          <table:table-cell office:value-type="float" office:value="0" calcext:value-type="float">
            <text:p>0</text:p>
          </table:table-cell>
          <table:table-cell office:value-type="float" office:value="-0.00350877192982457" calcext:value-type="float">
            <text:p>-0.00350877192982457</text:p>
          </table:table-cell>
          <table:table-cell office:value-type="float" office:value="0" calcext:value-type="float">
            <text:p>0</text:p>
          </table:table-cell>
          <table:table-cell office:value-type="float" office:value="-0.00350877192982446" calcext:value-type="float">
            <text:p>-0.00350877192982446</text:p>
          </table:table-cell>
          <table:table-cell table:number-columns-repeated="2" office:value-type="float" office:value="-0.0017543859649124" calcext:value-type="float">
            <text:p>-0.0017543859649124</text:p>
          </table:table-cell>
          <table:table-cell office:value-type="float" office:value="-0.00350877192982446" calcext:value-type="float">
            <text:p>-0.00350877192982446</text:p>
          </table:table-cell>
          <table:table-cell office:value-type="float" office:value="-0.00526315789473686" calcext:value-type="float">
            <text:p>-0.005263157894736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0.0017543859649124" calcext:value-type="float">
            <text:p>-0.00175438596491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office:value-type="float" office:value="-0.0105576441102756" calcext:value-type="float">
            <text:p>-0.0105576441102756</text:p>
          </table:table-cell>
          <table:table-cell office:value-type="float" office:value="-0.00172305764411018" calcext:value-type="float">
            <text:p>-0.00172305764411018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0350877192982446" calcext:value-type="float">
            <text:p>-0.00350877192982446</text:p>
          </table:table-cell>
          <table:table-cell office:value-type="float" office:value="-0.00526315789473686" calcext:value-type="float">
            <text:p>-0.00526315789473686</text:p>
          </table:table-cell>
          <table:table-cell table:number-columns-repeated="2" office:value-type="float" office:value="-0.00350877192982446" calcext:value-type="float">
            <text:p>-0.00350877192982446</text:p>
          </table:table-cell>
          <table:table-cell office:value-type="float" office:value="-0.00350877192982457" calcext:value-type="float">
            <text:p>-0.00350877192982457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0350877192982446" calcext:value-type="float">
            <text:p>-0.003508771929824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7543859649124" calcext:value-type="float">
            <text:p>-0.0017543859649124</text:p>
          </table:table-cell>
          <table:table-cell office:value-type="float" office:value="-0.00350877192982446" calcext:value-type="float">
            <text:p>-0.0035087719298244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office:value-type="float" office:value="-0.0115789473684209" calcext:value-type="float">
            <text:p>-0.0115789473684209</text:p>
          </table:table-cell>
          <table:table-cell office:value-type="float" office:value="-0.00276942355889709" calcext:value-type="float">
            <text:p>-0.00276942355889709</text:p>
          </table:table-cell>
          <table:table-cell office:value-type="float" office:value="-0.00456140350877199" calcext:value-type="float">
            <text:p>-0.00456140350877199</text:p>
          </table:table-cell>
          <table:table-cell office:value-type="float" office:value="-0.00596491228070162" calcext:value-type="float">
            <text:p>-0.00596491228070162</text:p>
          </table:table-cell>
          <table:table-cell office:value-type="float" office:value="-0.00490601503759403" calcext:value-type="float">
            <text:p>-0.00490601503759403</text:p>
          </table:table-cell>
          <table:table-cell office:value-type="float" office:value="-0.00842731829573928" calcext:value-type="float">
            <text:p>-0.00842731829573928</text:p>
          </table:table-cell>
          <table:table-cell office:value-type="float" office:value="-0.00386591478696729" calcext:value-type="float">
            <text:p>-0.00386591478696729</text:p>
          </table:table-cell>
          <table:table-cell office:value-type="float" office:value="-0.00456140350877199" calcext:value-type="float">
            <text:p>-0.00456140350877199</text:p>
          </table:table-cell>
          <table:table-cell office:value-type="float" office:value="-0.00385338345864661" calcext:value-type="float">
            <text:p>-0.00385338345864661</text:p>
          </table:table-cell>
          <table:table-cell office:value-type="float" office:value="-0.00209899749373432" calcext:value-type="float">
            <text:p>-0.00209899749373432</text:p>
          </table:table-cell>
          <table:table-cell office:value-type="float" office:value="-0.00526315789473675" calcext:value-type="float">
            <text:p>-0.00526315789473675</text:p>
          </table:table-cell>
          <table:table-cell office:value-type="float" office:value="-0.00244987468671687" calcext:value-type="float">
            <text:p>-0.00244987468671687</text:p>
          </table:table-cell>
          <table:table-cell office:value-type="float" office:value="-0.00245614035087716" calcext:value-type="float">
            <text:p>-0.00245614035087716</text:p>
          </table:table-cell>
          <table:table-cell office:value-type="float" office:value="-0.00209899749373432" calcext:value-type="float">
            <text:p>-0.00209899749373432</text:p>
          </table:table-cell>
          <table:table-cell office:value-type="float" office:value="-0.00421052631578944" calcext:value-type="float">
            <text:p>-0.00421052631578944</text:p>
          </table:table-cell>
          <table:table-cell office:value-type="float" office:value="-0.00490601503759403" calcext:value-type="float">
            <text:p>-0.00490601503759403</text:p>
          </table:table-cell>
        </table:table-row>
      </table:table>
      <table:table table:name="WT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ineQualityRed_5vs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ineQualityRed_5vs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ineQualityRed_5vs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ineQualityRed_5vs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ineQualityRed_5vs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ineQualityRed_5vs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Yeast_CYTvsNUC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Yeast_CYTvsNU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Yeast_CYTvsNU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Yeast_CYTvsNU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Yeast_CYTvsNU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d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d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d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ds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d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nknote_authentication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up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LS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S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ontraceptive_N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redit-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redit-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redit-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credit-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lpd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nosphe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honeme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honeme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honeme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honeme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honeme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egmen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ona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pamba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pambase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pamba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pamba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pamba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spamba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H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ertebral_column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wdbc</text:p>
          </table:table-cell>
          <table:table-cell table:number-columns-repeated="1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9T17:51:39.527066204</dc:date>
    <meta:editing-duration>PT59S</meta:editing-duration>
    <meta:editing-cycles>2</meta:editing-cycles>
    <meta:generator>LibreOffice/7.3.7.2$Linux_X86_64 LibreOffice_project/30$Build-2</meta:generator>
    <meta:document-statistic meta:table-count="3" meta:cell-count="18217" meta:object-count="0"/>
  </office:meta>
</office:document-meta>
</file>